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7" style:family="table-cell" style:parent-style-name="Default" style:data-style-name="N61">
      <style:table-cell-properties fo:background-color="#ffff00"/>
    </style:style>
    <style:style style:name="ce8" style:family="table-cell" style:parent-style-name="Default">
      <style:table-cell-properties fo:background-color="#ffff00"/>
    </style:style>
    <style:style style:name="ce3" style:family="table-cell" style:parent-style-name="Default" style:data-style-name="N115"/>
    <style:style style:name="ce4" style:family="table-cell" style:parent-style-name="Default" style:data-style-name="N114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64"/>
    <style:style style:name="ce15" style:family="table-cell" style:parent-style-name="Default" style:data-style-name="N5"/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élémetrie" table:style-name="ta1">
        <table:table-column table:style-name="co1" table:default-cell-style-name="ce1"/>
        <table:table-column table:style-name="co1" table:number-columns-repeated="1638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b_Sa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Temp_Int</text:p>
          </table:table-cell>
          <table:table-cell office:value-type="string" calcext:value-type="string">
            <text:p>Temp_BME</text:p>
          </table:table-cell>
          <table:table-cell office:value-type="string" calcext:value-type="string">
            <text:p>Temp_Ext</text:p>
          </table:table-cell>
          <table:table-cell office:value-type="string" calcext:value-type="string">
            <text:p>Pression</text:p>
          </table:table-cell>
          <table:table-cell office:value-type="string" calcext:value-type="string">
            <text:p>Humidité</text:p>
          </table:table-cell>
          <table:table-cell office:value-type="string" calcext:value-type="string">
            <text:p>Dose_uSvh</text:p>
          </table:table-cell>
          <table:table-cell office:value-type="string" calcext:value-type="string">
            <text:p>Cpm</text:p>
          </table:table-cell>
          <table:table-cell office:value-type="string" calcext:value-type="string">
            <text:p>U_batt</text:p>
          </table:table-cell>
          <table:table-cell office:value-type="string" calcext:value-type="string">
            <text:p>I_batt</text:p>
          </table:table-cell>
          <table:table-cell office:value-type="string" calcext:value-type="string">
            <text:p>Charge_batt</text:p>
          </table:table-cell>
          <table:table-cell table:number-columns-repeated="16369"/>
        </table:table-row>
        <table:table-row table:style-name="ro1">
          <table:table-cell office:value-type="time" office:time-value="PT11H10M00S" calcext:value-type="time">
            <text:p>11:10:00</text:p>
          </table:table-cell>
          <table:table-cell/>
          <table:table-cell table:style-name="ce3" office:value-type="float" office:value="47.9953333333333" calcext:value-type="float">
            <text:p>47,99533</text:p>
          </table:table-cell>
          <table:table-cell table:style-name="ce3" office:value-type="float" office:value="0.205333333333333" calcext:value-type="float">
            <text:p>0,20533</text:p>
          </table:table-cell>
          <table:table-cell table:style-name="ce4" office:value-type="float" office:value="52.1212121212121" calcext:value-type="float">
            <text:p>52,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2.1</text:p>
          </table:table-cell>
          <table:table-cell table:style-name="ce5" office:value-type="string" calcext:value-type="string">
            <text:p>-244.4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1H11M59S" calcext:value-type="time">
            <text:p>11:11:59</text:p>
          </table:table-cell>
          <table:table-cell/>
          <table:table-cell table:style-name="ce3" office:value-type="float" office:value="47.9953333333333" calcext:value-type="float">
            <text:p>47,99533</text:p>
          </table:table-cell>
          <table:table-cell table:style-name="ce3" office:value-type="float" office:value="0.205333333333333" calcext:value-type="float">
            <text:p>0,20533</text:p>
          </table:table-cell>
          <table:table-cell table:style-name="ce4" office:value-type="float" office:value="51.2121212121212" calcext:value-type="float">
            <text:p>51,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006" calcext:value-type="float">
            <text:p>1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353.3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1H14M00S" calcext:value-type="time">
            <text:p>11:14:00</text:p>
          </table:table-cell>
          <table:table-cell/>
          <table:table-cell table:style-name="ce3" office:value-type="float" office:value="47.9898333333333" calcext:value-type="float">
            <text:p>47,98983</text:p>
          </table:table-cell>
          <table:table-cell table:style-name="ce3" office:value-type="float" office:value="0.209166666666667" calcext:value-type="float">
            <text:p>0,20917</text:p>
          </table:table-cell>
          <table:table-cell table:style-name="ce4" office:value-type="float" office:value="483.939393939394" calcext:value-type="float">
            <text:p>483,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.1</text:p>
          </table:table-cell>
          <table:table-cell table:style-name="ce5" office:value-type="string" calcext:value-type="string">
            <text:p>-229.8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1H15M59S" calcext:value-type="time">
            <text:p>11:15:59</text:p>
          </table:table-cell>
          <table:table-cell/>
          <table:table-cell table:style-name="ce3" office:value-type="float" office:value="47.9823333333333" calcext:value-type="float">
            <text:p>47,98233</text:p>
          </table:table-cell>
          <table:table-cell table:style-name="ce3" office:value-type="float" office:value="0.212333333333333" calcext:value-type="float">
            <text:p>0,21233</text:p>
          </table:table-cell>
          <table:table-cell table:style-name="ce4" office:value-type="float" office:value="991.515151515152" calcext:value-type="float">
            <text:p>991,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13.8" calcext:value-type="float">
            <text:p>913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323.6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1H17M59S" calcext:value-type="time">
            <text:p>11:17:59</text:p>
          </table:table-cell>
          <table:table-cell/>
          <table:table-cell table:style-name="ce3" office:value-type="float" office:value="47.973" calcext:value-type="float">
            <text:p>47,97300</text:p>
          </table:table-cell>
          <table:table-cell table:style-name="ce3" office:value-type="float" office:value="0.216" calcext:value-type="float">
            <text:p>0,21600</text:p>
          </table:table-cell>
          <table:table-cell table:style-name="ce4" office:value-type="float" office:value="1542.42424242424" calcext:value-type="float">
            <text:p>1542,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33" calcext:value-type="float">
            <text:p>-33</text:p>
          </table:table-cell>
          <table:table-cell office:value-type="float" office:value="858.3" calcext:value-type="float">
            <text:p>858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.1</text:p>
          </table:table-cell>
          <table:table-cell table:style-name="ce5" office:value-type="string" calcext:value-type="string">
            <text:p>-227.6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1H19M59S" calcext:value-type="time">
            <text:p>11:19:59</text:p>
          </table:table-cell>
          <table:table-cell/>
          <table:table-cell table:style-name="ce3" office:value-type="float" office:value="47.9621666666667" calcext:value-type="float">
            <text:p>47,96217</text:p>
          </table:table-cell>
          <table:table-cell table:style-name="ce3" office:value-type="float" office:value="0.221" calcext:value-type="float">
            <text:p>0,22100</text:p>
          </table:table-cell>
          <table:table-cell table:style-name="ce4" office:value-type="float" office:value="2150.90909090909" calcext:value-type="float">
            <text:p>2150,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4" calcext:value-type="float">
            <text:p>-14</text:p>
          </table:table-cell>
          <table:table-cell office:value-type="float" office:value="797.8" calcext:value-type="float">
            <text:p>797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287.0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1H21M59S" calcext:value-type="time">
            <text:p>11:21:59</text:p>
          </table:table-cell>
          <table:table-cell/>
          <table:table-cell table:style-name="ce3" office:value-type="float" office:value="47.9518333333333" calcext:value-type="float">
            <text:p>47,95183</text:p>
          </table:table-cell>
          <table:table-cell table:style-name="ce3" office:value-type="float" office:value="0.227" calcext:value-type="float">
            <text:p>0,22700</text:p>
          </table:table-cell>
          <table:table-cell table:style-name="ce4" office:value-type="float" office:value="2749.69696969697" calcext:value-type="float">
            <text:p>2749,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2" calcext:value-type="float">
            <text:p>-12</text:p>
          </table:table-cell>
          <table:table-cell office:value-type="float" office:value="738.1" calcext:value-type="float">
            <text:p>738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325.6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1H24M00S" calcext:value-type="time">
            <text:p>11:24:00</text:p>
          </table:table-cell>
          <table:table-cell/>
          <table:table-cell table:style-name="ce3" office:value-type="float" office:value="47.9423333333333" calcext:value-type="float">
            <text:p>47,94233</text:p>
          </table:table-cell>
          <table:table-cell table:style-name="ce3" office:value-type="float" office:value="0.232" calcext:value-type="float">
            <text:p>0,23200</text:p>
          </table:table-cell>
          <table:table-cell table:style-name="ce4" office:value-type="float" office:value="3215.45454545455" calcext:value-type="float">
            <text:p>3215,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10" calcext:value-type="float">
            <text:p>-10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225.2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1H25M59S" calcext:value-type="time">
            <text:p>11:25:59</text:p>
          </table:table-cell>
          <table:table-cell/>
          <table:table-cell table:style-name="ce3" office:value-type="float" office:value="47.932" calcext:value-type="float">
            <text:p>47,93200</text:p>
          </table:table-cell>
          <table:table-cell table:style-name="ce3" office:value-type="float" office:value="0.2375" calcext:value-type="float">
            <text:p>0,23750</text:p>
          </table:table-cell>
          <table:table-cell table:style-name="ce4" office:value-type="float" office:value="3710.60606060606" calcext:value-type="float">
            <text:p>3710,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654.9" calcext:value-type="float">
            <text:p>654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329.3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1H28M00S" calcext:value-type="time">
            <text:p>11:28:00</text:p>
          </table:table-cell>
          <table:table-cell/>
          <table:table-cell table:style-name="ce3" office:value-type="float" office:value="47.9195" calcext:value-type="float">
            <text:p>47,91950</text:p>
          </table:table-cell>
          <table:table-cell table:style-name="ce3" office:value-type="float" office:value="0.2445" calcext:value-type="float">
            <text:p>0,24450</text:p>
          </table:table-cell>
          <table:table-cell table:style-name="ce4" office:value-type="float" office:value="4263.0303030303" calcext:value-type="float">
            <text:p>4263,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14" calcext:value-type="float">
            <text:p>-14</text:p>
          </table:table-cell>
          <table:table-cell office:value-type="float" office:value="584.4" calcext:value-type="float">
            <text:p>584,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245.1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1H30M00S" calcext:value-type="time">
            <text:p>11:30:00</text:p>
          </table:table-cell>
          <table:table-cell/>
          <table:table-cell table:style-name="ce3" office:value-type="float" office:value="47.9076666666667" calcext:value-type="float">
            <text:p>47,90767</text:p>
          </table:table-cell>
          <table:table-cell table:style-name="ce3" office:value-type="float" office:value="0.249333333333333" calcext:value-type="float">
            <text:p>0,24933</text:p>
          </table:table-cell>
          <table:table-cell table:style-name="ce4" office:value-type="float" office:value="4957.27272727273" calcext:value-type="float">
            <text:p>4957,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21" calcext:value-type="float">
            <text:p>-21</text:p>
          </table:table-cell>
          <table:table-cell office:value-type="float" office:value="536.6" calcext:value-type="float">
            <text:p>536,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311.5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1H31M59S" calcext:value-type="time">
            <text:p>11:31:59</text:p>
          </table:table-cell>
          <table:table-cell/>
          <table:table-cell table:style-name="ce3" office:value-type="float" office:value="47.8921666666667" calcext:value-type="float">
            <text:p>47,89217</text:p>
          </table:table-cell>
          <table:table-cell table:style-name="ce3" office:value-type="float" office:value="0.252333333333333" calcext:value-type="float">
            <text:p>0,25233</text:p>
          </table:table-cell>
          <table:table-cell table:style-name="ce4" office:value-type="float" office:value="5543.33333333333" calcext:value-type="float">
            <text:p>5543,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23" calcext:value-type="float">
            <text:p>-23</text:p>
          </table:table-cell>
          <table:table-cell office:value-type="float" office:value="516.7" calcext:value-type="float">
            <text:p>516,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327.9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1H32M02S" calcext:value-type="time">
            <text:p>11:32:02</text:p>
          </table:table-cell>
          <table:table-cell/>
          <table:table-cell table:style-name="ce3" office:value-type="float" office:value="47.8921666666667" calcext:value-type="float">
            <text:p>47,89217</text:p>
          </table:table-cell>
          <table:table-cell table:style-name="ce3" office:value-type="float" office:value="0.252333333333333" calcext:value-type="float">
            <text:p>0,25233</text:p>
          </table:table-cell>
          <table:table-cell table:style-name="ce4" office:value-type="float" office:value="5543.33333333333" calcext:value-type="float">
            <text:p>5543,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24" calcext:value-type="float">
            <text:p>-24</text:p>
          </table:table-cell>
          <table:table-cell office:value-type="float" office:value="496.1" calcext:value-type="float">
            <text:p>496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327.3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1H34M00S" calcext:value-type="time">
            <text:p>11:34:00</text:p>
          </table:table-cell>
          <table:table-cell/>
          <table:table-cell table:style-name="ce3" office:value-type="float" office:value="47.8746666666667" calcext:value-type="float">
            <text:p>47,87467</text:p>
          </table:table-cell>
          <table:table-cell table:style-name="ce3" office:value-type="float" office:value="0.254" calcext:value-type="float">
            <text:p>0,25400</text:p>
          </table:table-cell>
          <table:table-cell table:style-name="ce4" office:value-type="float" office:value="6124.24242424243" calcext:value-type="float">
            <text:p>6124,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25" calcext:value-type="float">
            <text:p>-25</text:p>
          </table:table-cell>
          <table:table-cell office:value-type="float" office:value="458.5" calcext:value-type="float">
            <text:p>458,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227.6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1H36M00S" calcext:value-type="time">
            <text:p>11:36:00</text:p>
          </table:table-cell>
          <table:table-cell/>
          <table:table-cell table:style-name="ce3" office:value-type="float" office:value="47.8568333333333" calcext:value-type="float">
            <text:p>47,85683</text:p>
          </table:table-cell>
          <table:table-cell table:style-name="ce3" office:value-type="float" office:value="0.262" calcext:value-type="float">
            <text:p>0,26200</text:p>
          </table:table-cell>
          <table:table-cell table:style-name="ce4" office:value-type="float" office:value="6715.45454545455" calcext:value-type="float">
            <text:p>6715,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30" calcext:value-type="float">
            <text:p>-30</text:p>
          </table:table-cell>
          <table:table-cell office:value-type="float" office:value="422.8" calcext:value-type="float">
            <text:p>422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.9</text:p>
          </table:table-cell>
          <table:table-cell table:style-name="ce5" office:value-type="string" calcext:value-type="string">
            <text:p>-325.1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1H40M00S" calcext:value-type="time">
            <text:p>11:40:00</text:p>
          </table:table-cell>
          <table:table-cell/>
          <table:table-cell table:style-name="ce3" office:value-type="float" office:value="47.816" calcext:value-type="float">
            <text:p>47,81600</text:p>
          </table:table-cell>
          <table:table-cell table:style-name="ce3" office:value-type="float" office:value="0.279333333333333" calcext:value-type="float">
            <text:p>0,27933</text:p>
          </table:table-cell>
          <table:table-cell table:style-name="ce4" office:value-type="float" office:value="7948.18181818182" calcext:value-type="float">
            <text:p>7948,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40" calcext:value-type="float">
            <text:p>-40</text:p>
          </table:table-cell>
          <table:table-cell office:value-type="float" office:value="353.6" calcext:value-type="float">
            <text:p>353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247.3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1H40M02S" calcext:value-type="time">
            <text:p>11:40:02</text:p>
          </table:table-cell>
          <table:table-cell/>
          <table:table-cell table:style-name="ce3" office:value-type="float" office:value="47.816" calcext:value-type="float">
            <text:p>47,81600</text:p>
          </table:table-cell>
          <table:table-cell table:style-name="ce3" office:value-type="float" office:value="0.279333333333333" calcext:value-type="float">
            <text:p>0,27933</text:p>
          </table:table-cell>
          <table:table-cell table:style-name="ce4" office:value-type="float" office:value="7948.18181818182" calcext:value-type="float">
            <text:p>7948,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38" calcext:value-type="float">
            <text:p>-38</text:p>
          </table:table-cell>
          <table:table-cell office:value-type="float" office:value="353.6" calcext:value-type="float">
            <text:p>353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11.9</text:p>
          </table:table-cell>
          <table:table-cell table:style-name="ce5" office:value-type="string" calcext:value-type="string">
            <text:p>-251.3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1H57M59S" calcext:value-type="time">
            <text:p>11:57:59</text:p>
          </table:table-cell>
          <table:table-cell/>
          <table:table-cell table:style-name="ce3" office:value-type="float" office:value="47.6185" calcext:value-type="float">
            <text:p>47,61850</text:p>
          </table:table-cell>
          <table:table-cell table:style-name="ce3" office:value-type="float" office:value="0.4015" calcext:value-type="float">
            <text:p>0,40150</text:p>
          </table:table-cell>
          <table:table-cell table:style-name="ce4" office:value-type="float" office:value="13239.0909090909" calcext:value-type="float">
            <text:p>13239,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11.8</text:p>
          </table:table-cell>
          <table:table-cell table:style-name="ce5" office:value-type="string" calcext:value-type="string">
            <text:p>-233.6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2H08M00S" calcext:value-type="time">
            <text:p>12:08:00</text:p>
          </table:table-cell>
          <table:table-cell/>
          <table:table-cell table:style-name="ce3" office:value-type="float" office:value="47.5856666666667" calcext:value-type="float">
            <text:p>47,58567</text:p>
          </table:table-cell>
          <table:table-cell table:style-name="ce3" office:value-type="float" office:value="0.418" calcext:value-type="float">
            <text:p>0,41800</text:p>
          </table:table-cell>
          <table:table-cell table:style-name="ce4" office:value-type="float" office:value="16129.0909090909" calcext:value-type="float">
            <text:p>16129,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40" calcext:value-type="float">
            <text:p>-4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11.8</text:p>
          </table:table-cell>
          <table:table-cell table:style-name="ce5" office:value-type="string" calcext:value-type="string">
            <text:p>-227.8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2H10M00S" calcext:value-type="time">
            <text:p>12:10:00</text:p>
          </table:table-cell>
          <table:table-cell/>
          <table:table-cell table:style-name="ce3" office:value-type="float" office:value="47.5818333333333" calcext:value-type="float">
            <text:p>47,58183</text:p>
          </table:table-cell>
          <table:table-cell table:style-name="ce3" office:value-type="float" office:value="0.418166666666667" calcext:value-type="float">
            <text:p>0,41817</text:p>
          </table:table-cell>
          <table:table-cell table:style-name="ce4" office:value-type="float" office:value="16703.9393939394" calcext:value-type="float">
            <text:p>16703,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7" calcext:value-type="float">
            <text:p>-4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11.8</text:p>
          </table:table-cell>
          <table:table-cell table:style-name="ce5" office:value-type="string" calcext:value-type="string">
            <text:p>-246.4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time" office:time-value="PT12H12M35S" calcext:value-type="time">
            <text:p>12:12:35</text:p>
          </table:table-cell>
          <table:table-cell office:value-type="float" office:value="9" calcext:value-type="float">
            <text:p>9</text:p>
          </table:table-cell>
          <table:table-cell office:value-type="float" office:value="47.575722" calcext:value-type="float">
            <text:p>47,575722</text:p>
          </table:table-cell>
          <table:table-cell office:value-type="float" office:value="0.421565" calcext:value-type="float">
            <text:p>0,421565</text:p>
          </table:table-cell>
          <table:table-cell office:value-type="float" office:value="17569.2" calcext:value-type="float">
            <text:p>17569,2</text:p>
          </table:table-cell>
          <table:table-cell office:value-type="float" office:value="7.9" calcext:value-type="float">
            <text:p>7,9</text:p>
          </table:table-cell>
          <table:table-cell office:value-type="float" office:value="4.4" calcext:value-type="float">
            <text:p>4,4</text:p>
          </table:table-cell>
          <table:table-cell office:value-type="float" office:value="-46" calcext:value-type="float">
            <text:p>-46</text:p>
          </table:table-cell>
          <table:table-cell office:value-type="float" office:value="86.4" calcext:value-type="float">
            <text:p>86,4</text:p>
          </table:table-cell>
          <table:table-cell office:value-type="float" office:value="10.2" calcext:value-type="float">
            <text:p>10,2</text:p>
          </table:table-cell>
          <table:table-cell office:value-type="float" office:value="2.8" calcext:value-type="float">
            <text:p>2,8</text:p>
          </table:table-cell>
          <table:table-cell office:value-type="float" office:value="148.2" calcext:value-type="float">
            <text:p>148,2</text:p>
          </table:table-cell>
          <table:table-cell office:value-type="float" office:value="11.8" calcext:value-type="float">
            <text:p>11,8</text:p>
          </table:table-cell>
          <table:table-cell office:value-type="float" office:value="-298.2" calcext:value-type="float">
            <text:p>-298,2</text:p>
          </table:table-cell>
          <table:table-cell office:value-type="float" office:value="2493.5" calcext:value-type="float">
            <text:p>2493,5</text:p>
          </table:table-cell>
          <table:table-cell table:number-columns-repeated="16369"/>
        </table:table-row>
        <table:table-row table:style-name="ro1">
          <table:table-cell office:value-type="time" office:time-value="PT12H12M45S" calcext:value-type="time">
            <text:p>12:12:45</text:p>
          </table:table-cell>
          <table:table-cell office:value-type="float" office:value="9" calcext:value-type="float">
            <text:p>9</text:p>
          </table:table-cell>
          <table:table-cell office:value-type="float" office:value="47.575169" calcext:value-type="float">
            <text:p>47,575169</text:p>
          </table:table-cell>
          <table:table-cell office:value-type="float" office:value="0.421618" calcext:value-type="float">
            <text:p>0,421618</text:p>
          </table:table-cell>
          <table:table-cell office:value-type="float" office:value="17623.1" calcext:value-type="float">
            <text:p>17623,1</text:p>
          </table:table-cell>
          <table:table-cell office:value-type="float" office:value="7.9" calcext:value-type="float">
            <text:p>7,9</text:p>
          </table:table-cell>
          <table:table-cell office:value-type="float" office:value="4.4" calcext:value-type="float">
            <text:p>4,4</text:p>
          </table:table-cell>
          <table:table-cell office:value-type="float" office:value="-40" calcext:value-type="float">
            <text:p>-40</text:p>
          </table:table-cell>
          <table:table-cell office:value-type="float" office:value="85.7" calcext:value-type="float">
            <text:p>85,7</text:p>
          </table:table-cell>
          <table:table-cell office:value-type="float" office:value="10.2" calcext:value-type="float">
            <text:p>10,2</text:p>
          </table:table-cell>
          <table:table-cell office:value-type="float" office:value="2" calcext:value-type="float">
            <text:p>2</text:p>
          </table:table-cell>
          <table:table-cell office:value-type="float" office:value="103.6" calcext:value-type="float">
            <text:p>103,6</text:p>
          </table:table-cell>
          <table:table-cell office:value-type="float" office:value="11.8" calcext:value-type="float">
            <text:p>11,8</text:p>
          </table:table-cell>
          <table:table-cell office:value-type="float" office:value="-233.9" calcext:value-type="float">
            <text:p>-233,9</text:p>
          </table:table-cell>
          <table:table-cell office:value-type="float" office:value="2492.8" calcext:value-type="float">
            <text:p>2492,8</text:p>
          </table:table-cell>
          <table:table-cell table:number-columns-repeated="16369"/>
        </table:table-row>
        <table:table-row table:style-name="ro1">
          <table:table-cell office:value-type="time" office:time-value="PT12H12M55S" calcext:value-type="time">
            <text:p>12:12:55</text:p>
          </table:table-cell>
          <table:table-cell office:value-type="float" office:value="9" calcext:value-type="float">
            <text:p>9</text:p>
          </table:table-cell>
          <table:table-cell office:value-type="float" office:value="47.574734" calcext:value-type="float">
            <text:p>47,574734</text:p>
          </table:table-cell>
          <table:table-cell office:value-type="float" office:value="0.42146" calcext:value-type="float">
            <text:p>0,42146</text:p>
          </table:table-cell>
          <table:table-cell office:value-type="float" office:value="17671.5" calcext:value-type="float">
            <text:p>17671,5</text:p>
          </table:table-cell>
          <table:table-cell office:value-type="float" office:value="7.8" calcext:value-type="float">
            <text:p>7,8</text:p>
          </table:table-cell>
          <table:table-cell office:value-type="float" office:value="4.4" calcext:value-type="float">
            <text:p>4,4</text:p>
          </table:table-cell>
          <table:table-cell office:value-type="float" office:value="-46.8" calcext:value-type="float">
            <text:p>-46,8</text:p>
          </table:table-cell>
          <table:table-cell office:value-type="float" office:value="85.1" calcext:value-type="float">
            <text:p>85,1</text:p>
          </table:table-cell>
          <table:table-cell office:value-type="float" office:value="10.2" calcext:value-type="float">
            <text:p>10,2</text:p>
          </table:table-cell>
          <table:table-cell office:value-type="float" office:value="1.9" calcext:value-type="float">
            <text:p>1,9</text:p>
          </table:table-cell>
          <table:table-cell office:value-type="float" office:value="100.4" calcext:value-type="float">
            <text:p>100,4</text:p>
          </table:table-cell>
          <table:table-cell office:value-type="float" office:value="11.8" calcext:value-type="float">
            <text:p>11,8</text:p>
          </table:table-cell>
          <table:table-cell office:value-type="float" office:value="-227.6" calcext:value-type="float">
            <text:p>-227,6</text:p>
          </table:table-cell>
          <table:table-cell office:value-type="float" office:value="2492.1" calcext:value-type="float">
            <text:p>2492,1</text:p>
          </table:table-cell>
          <table:table-cell table:number-columns-repeated="16369"/>
        </table:table-row>
        <table:table-row table:style-name="ro1">
          <table:table-cell office:value-type="time" office:time-value="PT12H13M05S" calcext:value-type="time">
            <text:p>12:13:05</text:p>
          </table:table-cell>
          <table:table-cell office:value-type="float" office:value="9" calcext:value-type="float">
            <text:p>9</text:p>
          </table:table-cell>
          <table:table-cell office:value-type="float" office:value="47.574436" calcext:value-type="float">
            <text:p>47,574436</text:p>
          </table:table-cell>
          <table:table-cell office:value-type="float" office:value="0.421315" calcext:value-type="float">
            <text:p>0,421315</text:p>
          </table:table-cell>
          <table:table-cell office:value-type="float" office:value="17722.9" calcext:value-type="float">
            <text:p>17722,9</text:p>
          </table:table-cell>
          <table:table-cell office:value-type="float" office:value="7.8" calcext:value-type="float">
            <text:p>7,8</text:p>
          </table:table-cell>
          <table:table-cell office:value-type="float" office:value="4.4" calcext:value-type="float">
            <text:p>4,4</text:p>
          </table:table-cell>
          <table:table-cell office:value-type="float" office:value="-42" calcext:value-type="float">
            <text:p>-42</text:p>
          </table:table-cell>
          <table:table-cell office:value-type="float" office:value="84.5" calcext:value-type="float">
            <text:p>84,5</text:p>
          </table:table-cell>
          <table:table-cell office:value-type="float" office:value="10.2" calcext:value-type="float">
            <text:p>10,2</text:p>
          </table:table-cell>
          <table:table-cell office:value-type="float" office:value="1.7" calcext:value-type="float">
            <text:p>1,7</text:p>
          </table:table-cell>
          <table:table-cell office:value-type="float" office:value="89.7" calcext:value-type="float">
            <text:p>89,7</text:p>
          </table:table-cell>
          <table:table-cell office:value-type="float" office:value="11.8" calcext:value-type="float">
            <text:p>11,8</text:p>
          </table:table-cell>
          <table:table-cell office:value-type="float" office:value="-231.5" calcext:value-type="float">
            <text:p>-231,5</text:p>
          </table:table-cell>
          <table:table-cell office:value-type="float" office:value="2491.5" calcext:value-type="float">
            <text:p>2491,5</text:p>
          </table:table-cell>
          <table:table-cell table:number-columns-repeated="16369"/>
        </table:table-row>
        <table:table-row table:style-name="ro1">
          <table:table-cell office:value-type="time" office:time-value="PT12H13M15S" calcext:value-type="time">
            <text:p>12:13:15</text:p>
          </table:table-cell>
          <table:table-cell office:value-type="float" office:value="9" calcext:value-type="float">
            <text:p>9</text:p>
          </table:table-cell>
          <table:table-cell office:value-type="float" office:value="47.574203" calcext:value-type="float">
            <text:p>47,574203</text:p>
          </table:table-cell>
          <table:table-cell office:value-type="float" office:value="0.421158" calcext:value-type="float">
            <text:p>0,421158</text:p>
          </table:table-cell>
          <table:table-cell office:value-type="float" office:value="17775.3" calcext:value-type="float">
            <text:p>17775,3</text:p>
          </table:table-cell>
          <table:table-cell office:value-type="float" office:value="7.8" calcext:value-type="float">
            <text:p>7,8</text:p>
          </table:table-cell>
          <table:table-cell office:value-type="float" office:value="4.3" calcext:value-type="float">
            <text:p>4,3</text:p>
          </table:table-cell>
          <table:table-cell office:value-type="float" office:value="-39.8" calcext:value-type="float">
            <text:p>-39,8</text:p>
          </table:table-cell>
          <table:table-cell office:value-type="float" office:value="83.9" calcext:value-type="float">
            <text:p>83,9</text:p>
          </table:table-cell>
          <table:table-cell office:value-type="float" office:value="10.3" calcext:value-type="float">
            <text:p>10,3</text:p>
          </table:table-cell>
          <table:table-cell office:value-type="float" office:value="1.6" calcext:value-type="float">
            <text:p>1,6</text:p>
          </table:table-cell>
          <table:table-cell office:value-type="float" office:value="83.5" calcext:value-type="float">
            <text:p>83,5</text:p>
          </table:table-cell>
          <table:table-cell office:value-type="float" office:value="11.8" calcext:value-type="float">
            <text:p>11,8</text:p>
          </table:table-cell>
          <table:table-cell office:value-type="float" office:value="-227.4" calcext:value-type="float">
            <text:p>-227,4</text:p>
          </table:table-cell>
          <table:table-cell office:value-type="float" office:value="2490.9" calcext:value-type="float">
            <text:p>2490,9</text:p>
          </table:table-cell>
          <table:table-cell table:number-columns-repeated="16369"/>
        </table:table-row>
        <table:table-row table:style-name="ro1">
          <table:table-cell office:value-type="time" office:time-value="PT12H13M25S" calcext:value-type="time">
            <text:p>12:13:25</text:p>
          </table:table-cell>
          <table:table-cell office:value-type="float" office:value="9" calcext:value-type="float">
            <text:p>9</text:p>
          </table:table-cell>
          <table:table-cell office:value-type="float" office:value="47.57399" calcext:value-type="float">
            <text:p>47,57399</text:p>
          </table:table-cell>
          <table:table-cell office:value-type="float" office:value="0.42123" calcext:value-type="float">
            <text:p>0,42123</text:p>
          </table:table-cell>
          <table:table-cell office:value-type="float" office:value="17824.5" calcext:value-type="float">
            <text:p>17824,5</text:p>
          </table:table-cell>
          <table:table-cell office:value-type="float" office:value="7.8" calcext:value-type="float">
            <text:p>7,8</text:p>
          </table:table-cell>
          <table:table-cell office:value-type="float" office:value="4.3" calcext:value-type="float">
            <text:p>4,3</text:p>
          </table:table-cell>
          <table:table-cell office:value-type="float" office:value="-45.5" calcext:value-type="float">
            <text:p>-45,5</text:p>
          </table:table-cell>
          <table:table-cell office:value-type="float" office:value="83.2" calcext:value-type="float">
            <text:p>83,2</text:p>
          </table:table-cell>
          <table:table-cell office:value-type="float" office:value="10.3" calcext:value-type="float">
            <text:p>10,3</text:p>
          </table:table-cell>
          <table:table-cell office:value-type="float" office:value="1.6" calcext:value-type="float">
            <text:p>1,6</text:p>
          </table:table-cell>
          <table:table-cell office:value-type="float" office:value="84.5" calcext:value-type="float">
            <text:p>84,5</text:p>
          </table:table-cell>
          <table:table-cell office:value-type="float" office:value="11.8" calcext:value-type="float">
            <text:p>11,8</text:p>
          </table:table-cell>
          <table:table-cell office:value-type="float" office:value="-231.1" calcext:value-type="float">
            <text:p>-231,1</text:p>
          </table:table-cell>
          <table:table-cell office:value-type="float" office:value="2490.2" calcext:value-type="float">
            <text:p>2490,2</text:p>
          </table:table-cell>
          <table:table-cell table:number-columns-repeated="16369"/>
        </table:table-row>
        <table:table-row table:style-name="ro1">
          <table:table-cell office:value-type="time" office:time-value="PT12H13M35S" calcext:value-type="time">
            <text:p>12:13:35</text:p>
          </table:table-cell>
          <table:table-cell office:value-type="float" office:value="9" calcext:value-type="float">
            <text:p>9</text:p>
          </table:table-cell>
          <table:table-cell office:value-type="float" office:value="47.573784" calcext:value-type="float">
            <text:p>47,573784</text:p>
          </table:table-cell>
          <table:table-cell office:value-type="float" office:value="0.421463" calcext:value-type="float">
            <text:p>0,421463</text:p>
          </table:table-cell>
          <table:table-cell office:value-type="float" office:value="17872.3" calcext:value-type="float">
            <text:p>17872,3</text:p>
          </table:table-cell>
          <table:table-cell office:value-type="float" office:value="7.6" calcext:value-type="float">
            <text:p>7,6</text:p>
          </table:table-cell>
          <table:table-cell office:value-type="float" office:value="4.3" calcext:value-type="float">
            <text:p>4,3</text:p>
          </table:table-cell>
          <table:table-cell office:value-type="float" office:value="-45.8" calcext:value-type="float">
            <text:p>-45,8</text:p>
          </table:table-cell>
          <table:table-cell office:value-type="float" office:value="82.7" calcext:value-type="float">
            <text:p>82,7</text:p>
          </table:table-cell>
          <table:table-cell office:value-type="float" office:value="10.3" calcext:value-type="float">
            <text:p>10,3</text:p>
          </table:table-cell>
          <table:table-cell office:value-type="float" office:value="1.6" calcext:value-type="float">
            <text:p>1,6</text:p>
          </table:table-cell>
          <table:table-cell office:value-type="float" office:value="85.4" calcext:value-type="float">
            <text:p>85,4</text:p>
          </table:table-cell>
          <table:table-cell office:value-type="float" office:value="11.7" calcext:value-type="float">
            <text:p>11,7</text:p>
          </table:table-cell>
          <table:table-cell office:value-type="float" office:value="-305.3" calcext:value-type="float">
            <text:p>-305,3</text:p>
          </table:table-cell>
          <table:table-cell office:value-type="float" office:value="2489.6" calcext:value-type="float">
            <text:p>2489,6</text:p>
          </table:table-cell>
          <table:table-cell table:number-columns-repeated="16369"/>
        </table:table-row>
        <table:table-row table:style-name="ro1">
          <table:table-cell office:value-type="time" office:time-value="PT12H13M45S" calcext:value-type="time">
            <text:p>12:13:45</text:p>
          </table:table-cell>
          <table:table-cell office:value-type="float" office:value="9" calcext:value-type="float">
            <text:p>9</text:p>
          </table:table-cell>
          <table:table-cell office:value-type="float" office:value="47.573589" calcext:value-type="float">
            <text:p>47,573589</text:p>
          </table:table-cell>
          <table:table-cell office:value-type="float" office:value="0.421628" calcext:value-type="float">
            <text:p>0,421628</text:p>
          </table:table-cell>
          <table:table-cell office:value-type="float" office:value="17925.8" calcext:value-type="float">
            <text:p>17925,8</text:p>
          </table:table-cell>
          <table:table-cell office:value-type="float" office:value="7.6" calcext:value-type="float">
            <text:p>7,6</text:p>
          </table:table-cell>
          <table:table-cell office:value-type="float" office:value="4.3" calcext:value-type="float">
            <text:p>4,3</text:p>
          </table:table-cell>
          <table:table-cell office:value-type="float" office:value="-47.2" calcext:value-type="float">
            <text:p>-47,2</text:p>
          </table:table-cell>
          <table:table-cell office:value-type="float" office:value="82" calcext:value-type="float">
            <text:p>82</text:p>
          </table:table-cell>
          <table:table-cell office:value-type="float" office:value="10.3" calcext:value-type="float">
            <text:p>10,3</text:p>
          </table:table-cell>
          <table:table-cell office:value-type="float" office:value="1.6" calcext:value-type="float">
            <text:p>1,6</text:p>
          </table:table-cell>
          <table:table-cell office:value-type="float" office:value="87.4" calcext:value-type="float">
            <text:p>87,4</text:p>
          </table:table-cell>
          <table:table-cell office:value-type="float" office:value="11.8" calcext:value-type="float">
            <text:p>11,8</text:p>
          </table:table-cell>
          <table:table-cell office:value-type="float" office:value="-232.3" calcext:value-type="float">
            <text:p>-232,3</text:p>
          </table:table-cell>
          <table:table-cell office:value-type="float" office:value="2488.8" calcext:value-type="float">
            <text:p>2488,8</text:p>
          </table:table-cell>
          <table:table-cell table:number-columns-repeated="16369"/>
        </table:table-row>
        <table:table-row table:style-name="ro1">
          <table:table-cell office:value-type="time" office:time-value="PT12H13M55S" calcext:value-type="time">
            <text:p>12:13:55</text:p>
          </table:table-cell>
          <table:table-cell office:value-type="float" office:value="9" calcext:value-type="float">
            <text:p>9</text:p>
          </table:table-cell>
          <table:table-cell office:value-type="float" office:value="47.573307" calcext:value-type="float">
            <text:p>47,573307</text:p>
          </table:table-cell>
          <table:table-cell office:value-type="float" office:value="0.421805" calcext:value-type="float">
            <text:p>0,421805</text:p>
          </table:table-cell>
          <table:table-cell office:value-type="float" office:value="17979.5" calcext:value-type="float">
            <text:p>17979,5</text:p>
          </table:table-cell>
          <table:table-cell office:value-type="float" office:value="7.6" calcext:value-type="float">
            <text:p>7,6</text:p>
          </table:table-cell>
          <table:table-cell office:value-type="float" office:value="4.2" calcext:value-type="float">
            <text:p>4,2</text:p>
          </table:table-cell>
          <table:table-cell office:value-type="float" office:value="-42.8" calcext:value-type="float">
            <text:p>-42,8</text:p>
          </table:table-cell>
          <table:table-cell office:value-type="float" office:value="81.3" calcext:value-type="float">
            <text:p>81,3</text:p>
          </table:table-cell>
          <table:table-cell office:value-type="float" office:value="10.3" calcext:value-type="float">
            <text:p>10,3</text:p>
          </table:table-cell>
          <table:table-cell office:value-type="float" office:value="1.7" calcext:value-type="float">
            <text:p>1,7</text:p>
          </table:table-cell>
          <table:table-cell office:value-type="float" office:value="88.3" calcext:value-type="float">
            <text:p>88,3</text:p>
          </table:table-cell>
          <table:table-cell office:value-type="float" office:value="11.8" calcext:value-type="float">
            <text:p>11,8</text:p>
          </table:table-cell>
          <table:table-cell office:value-type="float" office:value="-228.3" calcext:value-type="float">
            <text:p>-228,3</text:p>
          </table:table-cell>
          <table:table-cell office:value-type="float" office:value="2488.1" calcext:value-type="float">
            <text:p>2488,1</text:p>
          </table:table-cell>
          <table:table-cell table:number-columns-repeated="16369"/>
        </table:table-row>
        <table:table-row table:style-name="ro1">
          <table:table-cell office:value-type="time" office:time-value="PT12H14M05S" calcext:value-type="time">
            <text:p>12:14:05</text:p>
          </table:table-cell>
          <table:table-cell office:value-type="float" office:value="9" calcext:value-type="float">
            <text:p>9</text:p>
          </table:table-cell>
          <table:table-cell office:value-type="float" office:value="47.573032" calcext:value-type="float">
            <text:p>47,573032</text:p>
          </table:table-cell>
          <table:table-cell office:value-type="float" office:value="0.421872" calcext:value-type="float">
            <text:p>0,421872</text:p>
          </table:table-cell>
          <table:table-cell office:value-type="float" office:value="18028.7" calcext:value-type="float">
            <text:p>18028,7</text:p>
          </table:table-cell>
          <table:table-cell office:value-type="float" office:value="7.5" calcext:value-type="float">
            <text:p>7,5</text:p>
          </table:table-cell>
          <table:table-cell office:value-type="float" office:value="4.2" calcext:value-type="float">
            <text:p>4,2</text:p>
          </table:table-cell>
          <table:table-cell office:value-type="float" office:value="-43" calcext:value-type="float">
            <text:p>-43</text:p>
          </table:table-cell>
          <table:table-cell office:value-type="float" office:value="80.8" calcext:value-type="float">
            <text:p>80,8</text:p>
          </table:table-cell>
          <table:table-cell office:value-type="float" office:value="10.4" calcext:value-type="float">
            <text:p>10,4</text:p>
          </table:table-cell>
          <table:table-cell office:value-type="float" office:value="1.7" calcext:value-type="float">
            <text:p>1,7</text:p>
          </table:table-cell>
          <table:table-cell office:value-type="float" office:value="91.3" calcext:value-type="float">
            <text:p>91,3</text:p>
          </table:table-cell>
          <table:table-cell office:value-type="float" office:value="11.8" calcext:value-type="float">
            <text:p>11,8</text:p>
          </table:table-cell>
          <table:table-cell office:value-type="float" office:value="-230.7" calcext:value-type="float">
            <text:p>-230,7</text:p>
          </table:table-cell>
          <table:table-cell office:value-type="float" office:value="2487.4" calcext:value-type="float">
            <text:p>2487,4</text:p>
          </table:table-cell>
          <table:table-cell table:number-columns-repeated="16369"/>
        </table:table-row>
        <table:table-row table:style-name="ro1">
          <table:table-cell office:value-type="time" office:time-value="PT12H14M15S" calcext:value-type="time">
            <text:p>12:14:15</text:p>
          </table:table-cell>
          <table:table-cell office:value-type="float" office:value="9" calcext:value-type="float">
            <text:p>9</text:p>
          </table:table-cell>
          <table:table-cell office:value-type="float" office:value="47.5728" calcext:value-type="float">
            <text:p>47,5728</text:p>
          </table:table-cell>
          <table:table-cell office:value-type="float" office:value="0.421865" calcext:value-type="float">
            <text:p>0,421865</text:p>
          </table:table-cell>
          <table:table-cell office:value-type="float" office:value="18075" calcext:value-type="float">
            <text:p>18075</text:p>
          </table:table-cell>
          <table:table-cell office:value-type="float" office:value="7.5" calcext:value-type="float">
            <text:p>7,5</text:p>
          </table:table-cell>
          <table:table-cell office:value-type="float" office:value="4.2" calcext:value-type="float">
            <text:p>4,2</text:p>
          </table:table-cell>
          <table:table-cell office:value-type="float" office:value="-41.2" calcext:value-type="float">
            <text:p>-41,2</text:p>
          </table:table-cell>
          <table:table-cell office:value-type="float" office:value="80.1" calcext:value-type="float">
            <text:p>80,1</text:p>
          </table:table-cell>
          <table:table-cell office:value-type="float" office:value="10.4" calcext:value-type="float">
            <text:p>10,4</text:p>
          </table:table-cell>
          <table:table-cell office:value-type="float" office:value="1.7" calcext:value-type="float">
            <text:p>1,7</text:p>
          </table:table-cell>
          <table:table-cell office:value-type="float" office:value="92.5" calcext:value-type="float">
            <text:p>92,5</text:p>
          </table:table-cell>
          <table:table-cell office:value-type="float" office:value="11.8" calcext:value-type="float">
            <text:p>11,8</text:p>
          </table:table-cell>
          <table:table-cell office:value-type="float" office:value="-229.6" calcext:value-type="float">
            <text:p>-229,6</text:p>
          </table:table-cell>
          <table:table-cell office:value-type="float" office:value="2486.7" calcext:value-type="float">
            <text:p>2486,7</text:p>
          </table:table-cell>
          <table:table-cell table:number-columns-repeated="16369"/>
        </table:table-row>
        <table:table-row table:style-name="ro1">
          <table:table-cell office:value-type="time" office:time-value="PT12H14M25S" calcext:value-type="time">
            <text:p>12:14:25</text:p>
          </table:table-cell>
          <table:table-cell office:value-type="float" office:value="9" calcext:value-type="float">
            <text:p>9</text:p>
          </table:table-cell>
          <table:table-cell office:value-type="float" office:value="47.572639" calcext:value-type="float">
            <text:p>47,572639</text:p>
          </table:table-cell>
          <table:table-cell office:value-type="float" office:value="0.421927" calcext:value-type="float">
            <text:p>0,421927</text:p>
          </table:table-cell>
          <table:table-cell office:value-type="float" office:value="18123.9" calcext:value-type="float">
            <text:p>18123,9</text:p>
          </table:table-cell>
          <table:table-cell office:value-type="float" office:value="7.5" calcext:value-type="float">
            <text:p>7,5</text:p>
          </table:table-cell>
          <table:table-cell office:value-type="float" office:value="4.2" calcext:value-type="float">
            <text:p>4,2</text:p>
          </table:table-cell>
          <table:table-cell office:value-type="float" office:value="-47.2" calcext:value-type="float">
            <text:p>-47,2</text:p>
          </table:table-cell>
          <table:table-cell office:value-type="float" office:value="79.5" calcext:value-type="float">
            <text:p>79,5</text:p>
          </table:table-cell>
          <table:table-cell office:value-type="float" office:value="10.4" calcext:value-type="float">
            <text:p>10,4</text:p>
          </table:table-cell>
          <table:table-cell office:value-type="float" office:value="1.9" calcext:value-type="float">
            <text:p>1,9</text:p>
          </table:table-cell>
          <table:table-cell office:value-type="float" office:value="99.5" calcext:value-type="float">
            <text:p>99,5</text:p>
          </table:table-cell>
          <table:table-cell office:value-type="float" office:value="11.8" calcext:value-type="float">
            <text:p>11,8</text:p>
          </table:table-cell>
          <table:table-cell office:value-type="float" office:value="-249.4" calcext:value-type="float">
            <text:p>-249,4</text:p>
          </table:table-cell>
          <table:table-cell office:value-type="float" office:value="2486" calcext:value-type="float">
            <text:p>2486</text:p>
          </table:table-cell>
          <table:table-cell table:number-columns-repeated="16369"/>
        </table:table-row>
        <table:table-row table:style-name="ro1">
          <table:table-cell office:value-type="time" office:time-value="PT12H14M35S" calcext:value-type="time">
            <text:p>12:14:35</text:p>
          </table:table-cell>
          <table:table-cell office:value-type="float" office:value="9" calcext:value-type="float">
            <text:p>9</text:p>
          </table:table-cell>
          <table:table-cell office:value-type="float" office:value="47.572563" calcext:value-type="float">
            <text:p>47,572563</text:p>
          </table:table-cell>
          <table:table-cell office:value-type="float" office:value="0.421768" calcext:value-type="float">
            <text:p>0,421768</text:p>
          </table:table-cell>
          <table:table-cell office:value-type="float" office:value="18174.6" calcext:value-type="float">
            <text:p>18174,6</text:p>
          </table:table-cell>
          <table:table-cell office:value-type="float" office:value="7.5" calcext:value-type="float">
            <text:p>7,5</text:p>
          </table:table-cell>
          <table:table-cell office:value-type="float" office:value="4.1" calcext:value-type="float">
            <text:p>4,1</text:p>
          </table:table-cell>
          <table:table-cell office:value-type="float" office:value="-41.2" calcext:value-type="float">
            <text:p>-41,2</text:p>
          </table:table-cell>
          <table:table-cell office:value-type="float" office:value="79" calcext:value-type="float">
            <text:p>79</text:p>
          </table:table-cell>
          <table:table-cell office:value-type="float" office:value="10.5" calcext:value-type="float">
            <text:p>10,5</text:p>
          </table:table-cell>
          <table:table-cell office:value-type="float" office:value="1.9" calcext:value-type="float">
            <text:p>1,9</text:p>
          </table:table-cell>
          <table:table-cell office:value-type="float" office:value="101" calcext:value-type="float">
            <text:p>101</text:p>
          </table:table-cell>
          <table:table-cell office:value-type="float" office:value="11.7" calcext:value-type="float">
            <text:p>11,7</text:p>
          </table:table-cell>
          <table:table-cell office:value-type="float" office:value="-322.1" calcext:value-type="float">
            <text:p>-322,1</text:p>
          </table:table-cell>
          <table:table-cell office:value-type="float" office:value="2485.3" calcext:value-type="float">
            <text:p>2485,3</text:p>
          </table:table-cell>
          <table:table-cell table:number-columns-repeated="16369"/>
        </table:table-row>
        <table:table-row table:style-name="ro1">
          <table:table-cell office:value-type="time" office:time-value="PT12H14M45S" calcext:value-type="time">
            <text:p>12:14:45</text:p>
          </table:table-cell>
          <table:table-cell office:value-type="float" office:value="9" calcext:value-type="float">
            <text:p>9</text:p>
          </table:table-cell>
          <table:table-cell office:value-type="float" office:value="47.572533" calcext:value-type="float">
            <text:p>47,572533</text:p>
          </table:table-cell>
          <table:table-cell office:value-type="float" office:value="0.421422" calcext:value-type="float">
            <text:p>0,421422</text:p>
          </table:table-cell>
          <table:table-cell office:value-type="float" office:value="18225.5" calcext:value-type="float">
            <text:p>18225,5</text:p>
          </table:table-cell>
          <table:table-cell office:value-type="float" office:value="7.4" calcext:value-type="float">
            <text:p>7,4</text:p>
          </table:table-cell>
          <table:table-cell office:value-type="float" office:value="4.1" calcext:value-type="float">
            <text:p>4,1</text:p>
          </table:table-cell>
          <table:table-cell office:value-type="float" office:value="-42.5" calcext:value-type="float">
            <text:p>-42,5</text:p>
          </table:table-cell>
          <table:table-cell office:value-type="float" office:value="78.3" calcext:value-type="float">
            <text:p>78,3</text:p>
          </table:table-cell>
          <table:table-cell office:value-type="float" office:value="10.5" calcext:value-type="float">
            <text:p>10,5</text:p>
          </table:table-cell>
          <table:table-cell office:value-type="float" office:value="1.9" calcext:value-type="float">
            <text:p>1,9</text:p>
          </table:table-cell>
          <table:table-cell office:value-type="float" office:value="99.4" calcext:value-type="float">
            <text:p>99,4</text:p>
          </table:table-cell>
          <table:table-cell office:value-type="float" office:value="11.8" calcext:value-type="float">
            <text:p>11,8</text:p>
          </table:table-cell>
          <table:table-cell office:value-type="float" office:value="-232.5" calcext:value-type="float">
            <text:p>-232,5</text:p>
          </table:table-cell>
          <table:table-cell office:value-type="float" office:value="2484.7" calcext:value-type="float">
            <text:p>2484,7</text:p>
          </table:table-cell>
          <table:table-cell table:number-columns-repeated="16369"/>
        </table:table-row>
        <table:table-row table:style-name="ro1">
          <table:table-cell office:value-type="time" office:time-value="PT12H14M55S" calcext:value-type="time">
            <text:p>12:14:55</text:p>
          </table:table-cell>
          <table:table-cell office:value-type="float" office:value="9" calcext:value-type="float">
            <text:p>9</text:p>
          </table:table-cell>
          <table:table-cell office:value-type="float" office:value="47.572456" calcext:value-type="float">
            <text:p>47,572456</text:p>
          </table:table-cell>
          <table:table-cell office:value-type="float" office:value="0.420998" calcext:value-type="float">
            <text:p>0,420998</text:p>
          </table:table-cell>
          <table:table-cell office:value-type="float" office:value="18273.5" calcext:value-type="float">
            <text:p>18273,5</text:p>
          </table:table-cell>
          <table:table-cell office:value-type="float" office:value="7.4" calcext:value-type="float">
            <text:p>7,4</text:p>
          </table:table-cell>
          <table:table-cell office:value-type="float" office:value="4.1" calcext:value-type="float">
            <text:p>4,1</text:p>
          </table:table-cell>
          <table:table-cell office:value-type="float" office:value="-47.8" calcext:value-type="float">
            <text:p>-47,8</text:p>
          </table:table-cell>
          <table:table-cell office:value-type="float" office:value="77.8" calcext:value-type="float">
            <text:p>77,8</text:p>
          </table:table-cell>
          <table:table-cell office:value-type="float" office:value="10.5" calcext:value-type="float">
            <text:p>10,5</text:p>
          </table:table-cell>
          <table:table-cell office:value-type="float" office:value="1.9" calcext:value-type="float">
            <text:p>1,9</text:p>
          </table:table-cell>
          <table:table-cell office:value-type="float" office:value="100.9" calcext:value-type="float">
            <text:p>100,9</text:p>
          </table:table-cell>
          <table:table-cell office:value-type="float" office:value="11.8" calcext:value-type="float">
            <text:p>11,8</text:p>
          </table:table-cell>
          <table:table-cell office:value-type="float" office:value="-230.4" calcext:value-type="float">
            <text:p>-230,4</text:p>
          </table:table-cell>
          <table:table-cell office:value-type="float" office:value="2484" calcext:value-type="float">
            <text:p>2484</text:p>
          </table:table-cell>
          <table:table-cell table:number-columns-repeated="16369"/>
        </table:table-row>
        <table:table-row table:style-name="ro1">
          <table:table-cell office:value-type="time" office:time-value="PT12H15M05S" calcext:value-type="time">
            <text:p>12:15:05</text:p>
          </table:table-cell>
          <table:table-cell office:value-type="float" office:value="9" calcext:value-type="float">
            <text:p>9</text:p>
          </table:table-cell>
          <table:table-cell office:value-type="float" office:value="47.572643" calcext:value-type="float">
            <text:p>47,572643</text:p>
          </table:table-cell>
          <table:table-cell office:value-type="float" office:value="0.420518" calcext:value-type="float">
            <text:p>0,420518</text:p>
          </table:table-cell>
          <table:table-cell office:value-type="float" office:value="18325" calcext:value-type="float">
            <text:p>18325</text:p>
          </table:table-cell>
          <table:table-cell office:value-type="float" office:value="7.4" calcext:value-type="float">
            <text:p>7,4</text:p>
          </table:table-cell>
          <table:table-cell office:value-type="float" office:value="4" calcext:value-type="float">
            <text:p>4</text:p>
          </table:table-cell>
          <table:table-cell office:value-type="float" office:value="-50" calcext:value-type="float">
            <text:p>-50</text:p>
          </table:table-cell>
          <table:table-cell office:value-type="float" office:value="77.2" calcext:value-type="float">
            <text:p>77,2</text:p>
          </table:table-cell>
          <table:table-cell office:value-type="float" office:value="10.5" calcext:value-type="float">
            <text:p>10,5</text:p>
          </table:table-cell>
          <table:table-cell office:value-type="float" office:value="1.9" calcext:value-type="float">
            <text:p>1,9</text:p>
          </table:table-cell>
          <table:table-cell office:value-type="float" office:value="100.1" calcext:value-type="float">
            <text:p>100,1</text:p>
          </table:table-cell>
          <table:table-cell office:value-type="float" office:value="11.7" calcext:value-type="float">
            <text:p>11,7</text:p>
          </table:table-cell>
          <table:table-cell office:value-type="float" office:value="-332.6" calcext:value-type="float">
            <text:p>-332,6</text:p>
          </table:table-cell>
          <table:table-cell office:value-type="float" office:value="2483.2" calcext:value-type="float">
            <text:p>2483,2</text:p>
          </table:table-cell>
          <table:table-cell table:number-columns-repeated="16369"/>
        </table:table-row>
        <table:table-row table:style-name="ro1">
          <table:table-cell office:value-type="time" office:time-value="PT12H16M25S" calcext:value-type="time">
            <text:p>12:16:25</text:p>
          </table:table-cell>
          <table:table-cell office:value-type="float" office:value="9" calcext:value-type="float">
            <text:p>9</text:p>
          </table:table-cell>
          <table:table-cell office:value-type="float" office:value="47.571789" calcext:value-type="float">
            <text:p>47,571789</text:p>
          </table:table-cell>
          <table:table-cell office:value-type="float" office:value="0.419753" calcext:value-type="float">
            <text:p>0,419753</text:p>
          </table:table-cell>
          <table:table-cell office:value-type="float" office:value="18748.3" calcext:value-type="float">
            <text:p>18748,3</text:p>
          </table:table-cell>
          <table:table-cell office:value-type="float" office:value="7.1" calcext:value-type="float">
            <text:p>7,1</text:p>
          </table:table-cell>
          <table:table-cell office:value-type="float" office:value="3.8" calcext:value-type="float">
            <text:p>3,8</text:p>
          </table:table-cell>
          <table:table-cell office:value-type="float" office:value="-50" calcext:value-type="float">
            <text:p>-50</text:p>
          </table:table-cell>
          <table:table-cell office:value-type="float" office:value="72.5" calcext:value-type="float">
            <text:p>72,5</text:p>
          </table:table-cell>
          <table:table-cell office:value-type="float" office:value="10.6" calcext:value-type="float">
            <text:p>10,6</text:p>
          </table:table-cell>
          <table:table-cell office:value-type="float" office:value="2.1" calcext:value-type="float">
            <text:p>2,1</text:p>
          </table:table-cell>
          <table:table-cell office:value-type="float" office:value="113.4" calcext:value-type="float">
            <text:p>113,4</text:p>
          </table:table-cell>
          <table:table-cell office:value-type="float" office:value="11.7" calcext:value-type="float">
            <text:p>11,7</text:p>
          </table:table-cell>
          <table:table-cell office:value-type="float" office:value="-328.9" calcext:value-type="float">
            <text:p>-328,9</text:p>
          </table:table-cell>
          <table:table-cell office:value-type="float" office:value="2475.7" calcext:value-type="float">
            <text:p>2475,7</text:p>
          </table:table-cell>
          <table:table-cell table:number-columns-repeated="16369"/>
        </table:table-row>
        <table:table-row table:style-name="ro1">
          <table:table-cell office:value-type="time" office:time-value="PT12H17M05S" calcext:value-type="time">
            <text:p>12:17:05</text:p>
          </table:table-cell>
          <table:table-cell office:value-type="float" office:value="9" calcext:value-type="float">
            <text:p>9</text:p>
          </table:table-cell>
          <table:table-cell office:value-type="float" office:value="47.571018" calcext:value-type="float">
            <text:p>47,571018</text:p>
          </table:table-cell>
          <table:table-cell office:value-type="float" office:value="0.419118" calcext:value-type="float">
            <text:p>0,419118</text:p>
          </table:table-cell>
          <table:table-cell office:value-type="float" office:value="18969.1" calcext:value-type="float">
            <text:p>18969,1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float" office:value="-52.2" calcext:value-type="float">
            <text:p>-52,2</text:p>
          </table:table-cell>
          <table:table-cell office:value-type="float" office:value="70.1" calcext:value-type="float">
            <text:p>70,1</text:p>
          </table:table-cell>
          <table:table-cell office:value-type="float" office:value="10.7" calcext:value-type="float">
            <text:p>10,7</text:p>
          </table:table-cell>
          <table:table-cell office:value-type="float" office:value="2.1" calcext:value-type="float">
            <text:p>2,1</text:p>
          </table:table-cell>
          <table:table-cell office:value-type="float" office:value="113.3" calcext:value-type="float">
            <text:p>113,3</text:p>
          </table:table-cell>
          <table:table-cell office:value-type="float" office:value="11.7" calcext:value-type="float">
            <text:p>11,7</text:p>
          </table:table-cell>
          <table:table-cell office:value-type="float" office:value="-232.8" calcext:value-type="float">
            <text:p>-232,8</text:p>
          </table:table-cell>
          <table:table-cell office:value-type="float" office:value="2472.1" calcext:value-type="float">
            <text:p>2472,1</text:p>
          </table:table-cell>
          <table:table-cell table:number-columns-repeated="16369"/>
        </table:table-row>
        <table:table-row table:style-name="ro1">
          <table:table-cell office:value-type="time" office:time-value="PT12H17M15S" calcext:value-type="time">
            <text:p>12:17:15</text:p>
          </table:table-cell>
          <table:table-cell office:value-type="float" office:value="9" calcext:value-type="float">
            <text:p>9</text:p>
          </table:table-cell>
          <table:table-cell office:value-type="float" office:value="47.570599" calcext:value-type="float">
            <text:p>47,570599</text:p>
          </table:table-cell>
          <table:table-cell office:value-type="float" office:value="0.418763" calcext:value-type="float">
            <text:p>0,418763</text:p>
          </table:table-cell>
          <table:table-cell office:value-type="float" office:value="19020.9" calcext:value-type="float">
            <text:p>19020,9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,7</text:p>
          </table:table-cell>
          <table:table-cell office:value-type="float" office:value="-46.2" calcext:value-type="float">
            <text:p>-46,2</text:p>
          </table:table-cell>
          <table:table-cell office:value-type="float" office:value="69.6" calcext:value-type="float">
            <text:p>69,6</text:p>
          </table:table-cell>
          <table:table-cell office:value-type="float" office:value="10.7" calcext:value-type="float">
            <text:p>10,7</text:p>
          </table:table-cell>
          <table:table-cell office:value-type="float" office:value="2.1" calcext:value-type="float">
            <text:p>2,1</text:p>
          </table:table-cell>
          <table:table-cell office:value-type="float" office:value="112.3" calcext:value-type="float">
            <text:p>112,3</text:p>
          </table:table-cell>
          <table:table-cell office:value-type="float" office:value="11.7" calcext:value-type="float">
            <text:p>11,7</text:p>
          </table:table-cell>
          <table:table-cell office:value-type="float" office:value="-230.3" calcext:value-type="float">
            <text:p>-230,3</text:p>
          </table:table-cell>
          <table:table-cell office:value-type="float" office:value="2471.4" calcext:value-type="float">
            <text:p>2471,4</text:p>
          </table:table-cell>
          <table:table-cell table:number-columns-repeated="16369"/>
        </table:table-row>
        <table:table-row table:style-name="ro1">
          <table:table-cell office:value-type="time" office:time-value="PT12H17M25S" calcext:value-type="time">
            <text:p>12:17:25</text:p>
          </table:table-cell>
          <table:table-cell office:value-type="float" office:value="9" calcext:value-type="float">
            <text:p>9</text:p>
          </table:table-cell>
          <table:table-cell office:value-type="float" office:value="47.570019" calcext:value-type="float">
            <text:p>47,570019</text:p>
          </table:table-cell>
          <table:table-cell office:value-type="float" office:value="0.418325" calcext:value-type="float">
            <text:p>0,418325</text:p>
          </table:table-cell>
          <table:table-cell office:value-type="float" office:value="19074.7" calcext:value-type="float">
            <text:p>19074,7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,7</text:p>
          </table:table-cell>
          <table:table-cell office:value-type="float" office:value="-48.8" calcext:value-type="float">
            <text:p>-48,8</text:p>
          </table:table-cell>
          <table:table-cell office:value-type="float" office:value="69" calcext:value-type="float">
            <text:p>69</text:p>
          </table:table-cell>
          <table:table-cell office:value-type="float" office:value="10.7" calcext:value-type="float">
            <text:p>10,7</text:p>
          </table:table-cell>
          <table:table-cell office:value-type="float" office:value="2.1" calcext:value-type="float">
            <text:p>2,1</text:p>
          </table:table-cell>
          <table:table-cell office:value-type="float" office:value="111" calcext:value-type="float">
            <text:p>111</text:p>
          </table:table-cell>
          <table:table-cell office:value-type="float" office:value="11.7" calcext:value-type="float">
            <text:p>11,7</text:p>
          </table:table-cell>
          <table:table-cell office:value-type="float" office:value="-248" calcext:value-type="float">
            <text:p>-248</text:p>
          </table:table-cell>
          <table:table-cell office:value-type="float" office:value="2470.8" calcext:value-type="float">
            <text:p>2470,8</text:p>
          </table:table-cell>
          <table:table-cell table:number-columns-repeated="16369"/>
        </table:table-row>
        <table:table-row table:style-name="ro1">
          <table:table-cell office:value-type="time" office:time-value="PT12H17M35S" calcext:value-type="time">
            <text:p>12:17:35</text:p>
          </table:table-cell>
          <table:table-cell office:value-type="float" office:value="9" calcext:value-type="float">
            <text:p>9</text:p>
          </table:table-cell>
          <table:table-cell office:value-type="float" office:value="47.569527" calcext:value-type="float">
            <text:p>47,569527</text:p>
          </table:table-cell>
          <table:table-cell office:value-type="float" office:value="0.41785" calcext:value-type="float">
            <text:p>0,41785</text:p>
          </table:table-cell>
          <table:table-cell office:value-type="float" office:value="19125.1" calcext:value-type="float">
            <text:p>19125,1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,7</text:p>
          </table:table-cell>
          <table:table-cell office:value-type="float" office:value="-44.5" calcext:value-type="float">
            <text:p>-44,5</text:p>
          </table:table-cell>
          <table:table-cell office:value-type="float" office:value="68.5" calcext:value-type="float">
            <text:p>68,5</text:p>
          </table:table-cell>
          <table:table-cell office:value-type="float" office:value="10.7" calcext:value-type="float">
            <text:p>10,7</text:p>
          </table:table-cell>
          <table:table-cell office:value-type="float" office:value="2.1" calcext:value-type="float">
            <text:p>2,1</text:p>
          </table:table-cell>
          <table:table-cell office:value-type="float" office:value="110.3" calcext:value-type="float">
            <text:p>110,3</text:p>
          </table:table-cell>
          <table:table-cell office:value-type="float" office:value="11.7" calcext:value-type="float">
            <text:p>11,7</text:p>
          </table:table-cell>
          <table:table-cell office:value-type="float" office:value="-252.2" calcext:value-type="float">
            <text:p>-252,2</text:p>
          </table:table-cell>
          <table:table-cell office:value-type="float" office:value="2470" calcext:value-type="float">
            <text:p>2470</text:p>
          </table:table-cell>
          <table:table-cell table:number-columns-repeated="16369"/>
        </table:table-row>
        <table:table-row table:style-name="ro1">
          <table:table-cell office:value-type="time" office:time-value="PT12H17M35S" calcext:value-type="time">
            <text:p>12:17:35</text:p>
          </table:table-cell>
          <table:table-cell office:value-type="float" office:value="9" calcext:value-type="float">
            <text:p>9</text:p>
          </table:table-cell>
          <table:table-cell office:value-type="float" office:value="47.569527" calcext:value-type="float">
            <text:p>47,569527</text:p>
          </table:table-cell>
          <table:table-cell office:value-type="float" office:value="0.41785" calcext:value-type="float">
            <text:p>0,41785</text:p>
          </table:table-cell>
          <table:table-cell office:value-type="float" office:value="19125.1" calcext:value-type="float">
            <text:p>19125,1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,7</text:p>
          </table:table-cell>
          <table:table-cell office:value-type="float" office:value="-45.2" calcext:value-type="float">
            <text:p>-45,2</text:p>
          </table:table-cell>
          <table:table-cell office:value-type="float" office:value="68.4" calcext:value-type="float">
            <text:p>68,4</text:p>
          </table:table-cell>
          <table:table-cell office:value-type="float" office:value="10.7" calcext:value-type="float">
            <text:p>10,7</text:p>
          </table:table-cell>
          <table:table-cell office:value-type="float" office:value="2.1" calcext:value-type="float">
            <text:p>2,1</text:p>
          </table:table-cell>
          <table:table-cell office:value-type="float" office:value="110.1" calcext:value-type="float">
            <text:p>110,1</text:p>
          </table:table-cell>
          <table:table-cell office:value-type="float" office:value="11.7" calcext:value-type="float">
            <text:p>11,7</text:p>
          </table:table-cell>
          <table:table-cell office:value-type="float" office:value="-282.8" calcext:value-type="float">
            <text:p>-282,8</text:p>
          </table:table-cell>
          <table:table-cell office:value-type="float" office:value="2470" calcext:value-type="float">
            <text:p>2470</text:p>
          </table:table-cell>
          <table:table-cell table:number-columns-repeated="16369"/>
        </table:table-row>
        <table:table-row table:style-name="ro1">
          <table:table-cell office:value-type="time" office:time-value="PT12H17M45S" calcext:value-type="time">
            <text:p>12:17:45</text:p>
          </table:table-cell>
          <table:table-cell office:value-type="float" office:value="9" calcext:value-type="float">
            <text:p>9</text:p>
          </table:table-cell>
          <table:table-cell office:value-type="float" office:value="47.569172" calcext:value-type="float">
            <text:p>47,569172</text:p>
          </table:table-cell>
          <table:table-cell office:value-type="float" office:value="0.417398" calcext:value-type="float">
            <text:p>0,417398</text:p>
          </table:table-cell>
          <table:table-cell office:value-type="float" office:value="19177.8" calcext:value-type="float">
            <text:p>19177,8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,7</text:p>
          </table:table-cell>
          <table:table-cell office:value-type="float" office:value="-45.5" calcext:value-type="float">
            <text:p>-45,5</text:p>
          </table:table-cell>
          <table:table-cell office:value-type="float" office:value="68" calcext:value-type="float">
            <text:p>68</text:p>
          </table:table-cell>
          <table:table-cell office:value-type="float" office:value="10.7" calcext:value-type="float">
            <text:p>10,7</text:p>
          </table:table-cell>
          <table:table-cell office:value-type="float" office:value="2.1" calcext:value-type="float">
            <text:p>2,1</text:p>
          </table:table-cell>
          <table:table-cell office:value-type="float" office:value="109.3" calcext:value-type="float">
            <text:p>109,3</text:p>
          </table:table-cell>
          <table:table-cell office:value-type="float" office:value="11.7" calcext:value-type="float">
            <text:p>11,7</text:p>
          </table:table-cell>
          <table:table-cell office:value-type="float" office:value="-232" calcext:value-type="float">
            <text:p>-232</text:p>
          </table:table-cell>
          <table:table-cell office:value-type="float" office:value="2469.3" calcext:value-type="float">
            <text:p>2469,3</text:p>
          </table:table-cell>
          <table:table-cell table:number-columns-repeated="16369"/>
        </table:table-row>
        <table:table-row table:style-name="ro1">
          <table:table-cell office:value-type="time" office:time-value="PT12H17M55S" calcext:value-type="time">
            <text:p>12:17:55</text:p>
          </table:table-cell>
          <table:table-cell office:value-type="float" office:value="9" calcext:value-type="float">
            <text:p>9</text:p>
          </table:table-cell>
          <table:table-cell office:value-type="float" office:value="47.568905" calcext:value-type="float">
            <text:p>47,568905</text:p>
          </table:table-cell>
          <table:table-cell office:value-type="float" office:value="0.416983" calcext:value-type="float">
            <text:p>0,416983</text:p>
          </table:table-cell>
          <table:table-cell office:value-type="float" office:value="19226.5" calcext:value-type="float">
            <text:p>19226,5</text:p>
          </table:table-cell>
          <table:table-cell office:value-type="float" office:value="6.9" calcext:value-type="float">
            <text:p>6,9</text:p>
          </table:table-cell>
          <table:table-cell office:value-type="float" office:value="3.7" calcext:value-type="float">
            <text:p>3,7</text:p>
          </table:table-cell>
          <table:table-cell office:value-type="float" office:value="-40.5" calcext:value-type="float">
            <text:p>-40,5</text:p>
          </table:table-cell>
          <table:table-cell office:value-type="float" office:value="67.5" calcext:value-type="float">
            <text:p>67,5</text:p>
          </table:table-cell>
          <table:table-cell office:value-type="float" office:value="10.7" calcext:value-type="float">
            <text:p>10,7</text:p>
          </table:table-cell>
          <table:table-cell office:value-type="float" office:value="2.1" calcext:value-type="float">
            <text:p>2,1</text:p>
          </table:table-cell>
          <table:table-cell office:value-type="float" office:value="109.6" calcext:value-type="float">
            <text:p>109,6</text:p>
          </table:table-cell>
          <table:table-cell office:value-type="float" office:value="11.7" calcext:value-type="float">
            <text:p>11,7</text:p>
          </table:table-cell>
          <table:table-cell office:value-type="float" office:value="-228.5" calcext:value-type="float">
            <text:p>-228,5</text:p>
          </table:table-cell>
          <table:table-cell office:value-type="float" office:value="2468.7" calcext:value-type="float">
            <text:p>2468,7</text:p>
          </table:table-cell>
          <table:table-cell table:number-columns-repeated="16369"/>
        </table:table-row>
        <table:table-row table:style-name="ro1">
          <table:table-cell office:value-type="time" office:time-value="PT12H18M05S" calcext:value-type="time">
            <text:p>12:18:05</text:p>
          </table:table-cell>
          <table:table-cell office:value-type="float" office:value="9" calcext:value-type="float">
            <text:p>9</text:p>
          </table:table-cell>
          <table:table-cell office:value-type="float" office:value="47.568565" calcext:value-type="float">
            <text:p>47,568565</text:p>
          </table:table-cell>
          <table:table-cell office:value-type="float" office:value="0.416382" calcext:value-type="float">
            <text:p>0,416382</text:p>
          </table:table-cell>
          <table:table-cell office:value-type="float" office:value="19270.8" calcext:value-type="float">
            <text:p>19270,8</text:p>
          </table:table-cell>
          <table:table-cell office:value-type="float" office:value="6.9" calcext:value-type="float">
            <text:p>6,9</text:p>
          </table:table-cell>
          <table:table-cell office:value-type="float" office:value="3.7" calcext:value-type="float">
            <text:p>3,7</text:p>
          </table:table-cell>
          <table:table-cell office:value-type="float" office:value="-42.5" calcext:value-type="float">
            <text:p>-42,5</text:p>
          </table:table-cell>
          <table:table-cell office:value-type="float" office:value="67" calcext:value-type="float">
            <text:p>67</text:p>
          </table:table-cell>
          <table:table-cell office:value-type="float" office:value="10.8" calcext:value-type="float">
            <text:p>10,8</text:p>
          </table:table-cell>
          <table:table-cell office:value-type="float" office:value="2.1" calcext:value-type="float">
            <text:p>2,1</text:p>
          </table:table-cell>
          <table:table-cell office:value-type="float" office:value="110" calcext:value-type="float">
            <text:p>110</text:p>
          </table:table-cell>
          <table:table-cell office:value-type="float" office:value="11.7" calcext:value-type="float">
            <text:p>11,7</text:p>
          </table:table-cell>
          <table:table-cell office:value-type="float" office:value="-227.3" calcext:value-type="float">
            <text:p>-227,3</text:p>
          </table:table-cell>
          <table:table-cell office:value-type="float" office:value="2467.9" calcext:value-type="float">
            <text:p>2467,9</text:p>
          </table:table-cell>
          <table:table-cell table:number-columns-repeated="16369"/>
        </table:table-row>
        <table:table-row table:style-name="ro1">
          <table:table-cell office:value-type="time" office:time-value="PT12H18M15S" calcext:value-type="time">
            <text:p>12:18:15</text:p>
          </table:table-cell>
          <table:table-cell office:value-type="float" office:value="8" calcext:value-type="float">
            <text:p>8</text:p>
          </table:table-cell>
          <table:table-cell office:value-type="float" office:value="47.568111" calcext:value-type="float">
            <text:p>47,568111</text:p>
          </table:table-cell>
          <table:table-cell office:value-type="float" office:value="0.415798" calcext:value-type="float">
            <text:p>0,415798</text:p>
          </table:table-cell>
          <table:table-cell office:value-type="float" office:value="19322.7" calcext:value-type="float">
            <text:p>19322,7</text:p>
          </table:table-cell>
          <table:table-cell office:value-type="float" office:value="6.9" calcext:value-type="float">
            <text:p>6,9</text:p>
          </table:table-cell>
          <table:table-cell office:value-type="float" office:value="3.6" calcext:value-type="float">
            <text:p>3,6</text:p>
          </table:table-cell>
          <table:table-cell office:value-type="float" office:value="-44.2" calcext:value-type="float">
            <text:p>-44,2</text:p>
          </table:table-cell>
          <table:table-cell office:value-type="float" office:value="66.5" calcext:value-type="float">
            <text:p>66,5</text:p>
          </table:table-cell>
          <table:table-cell office:value-type="float" office:value="10.8" calcext:value-type="float">
            <text:p>10,8</text:p>
          </table:table-cell>
          <table:table-cell office:value-type="float" office:value="2.1" calcext:value-type="float">
            <text:p>2,1</text:p>
          </table:table-cell>
          <table:table-cell office:value-type="float" office:value="110" calcext:value-type="float">
            <text:p>110</text:p>
          </table:table-cell>
          <table:table-cell office:value-type="float" office:value="11.7" calcext:value-type="float">
            <text:p>11,7</text:p>
          </table:table-cell>
          <table:table-cell office:value-type="float" office:value="-231.1" calcext:value-type="float">
            <text:p>-231,1</text:p>
          </table:table-cell>
          <table:table-cell office:value-type="float" office:value="2467.2" calcext:value-type="float">
            <text:p>2467,2</text:p>
          </table:table-cell>
          <table:table-cell table:number-columns-repeated="16369"/>
        </table:table-row>
        <table:table-row table:style-name="ro1">
          <table:table-cell office:value-type="time" office:time-value="PT12H18M25S" calcext:value-type="time">
            <text:p>12:18:25</text:p>
          </table:table-cell>
          <table:table-cell office:value-type="float" office:value="9" calcext:value-type="float">
            <text:p>9</text:p>
          </table:table-cell>
          <table:table-cell office:value-type="float" office:value="47.567711" calcext:value-type="float">
            <text:p>47,567711</text:p>
          </table:table-cell>
          <table:table-cell office:value-type="float" office:value="0.415188" calcext:value-type="float">
            <text:p>0,415188</text:p>
          </table:table-cell>
          <table:table-cell office:value-type="float" office:value="19374.7" calcext:value-type="float">
            <text:p>19374,7</text:p>
          </table:table-cell>
          <table:table-cell office:value-type="float" office:value="6.9" calcext:value-type="float">
            <text:p>6,9</text:p>
          </table:table-cell>
          <table:table-cell office:value-type="float" office:value="3.6" calcext:value-type="float">
            <text:p>3,6</text:p>
          </table:table-cell>
          <table:table-cell office:value-type="float" office:value="-40" calcext:value-type="float">
            <text:p>-40</text:p>
          </table:table-cell>
          <table:table-cell office:value-type="float" office:value="66" calcext:value-type="float">
            <text:p>66</text:p>
          </table:table-cell>
          <table:table-cell office:value-type="float" office:value="10.8" calcext:value-type="float">
            <text:p>10,8</text:p>
          </table:table-cell>
          <table:table-cell office:value-type="float" office:value="2.1" calcext:value-type="float">
            <text:p>2,1</text:p>
          </table:table-cell>
          <table:table-cell office:value-type="float" office:value="109" calcext:value-type="float">
            <text:p>109</text:p>
          </table:table-cell>
          <table:table-cell office:value-type="float" office:value="11.7" calcext:value-type="float">
            <text:p>11,7</text:p>
          </table:table-cell>
          <table:table-cell office:value-type="float" office:value="-229.1" calcext:value-type="float">
            <text:p>-229,1</text:p>
          </table:table-cell>
          <table:table-cell office:value-type="float" office:value="2466.6" calcext:value-type="float">
            <text:p>2466,6</text:p>
          </table:table-cell>
          <table:table-cell table:number-columns-repeated="16369"/>
        </table:table-row>
        <table:table-row table:style-name="ro1">
          <table:table-cell office:value-type="time" office:time-value="PT12H18M35S" calcext:value-type="time">
            <text:p>12:18:35</text:p>
          </table:table-cell>
          <table:table-cell office:value-type="float" office:value="8" calcext:value-type="float">
            <text:p>8</text:p>
          </table:table-cell>
          <table:table-cell office:value-type="float" office:value="47.567368" calcext:value-type="float">
            <text:p>47,567368</text:p>
          </table:table-cell>
          <table:table-cell office:value-type="float" office:value="0.414732" calcext:value-type="float">
            <text:p>0,414732</text:p>
          </table:table-cell>
          <table:table-cell office:value-type="float" office:value="19425.6" calcext:value-type="float">
            <text:p>19425,6</text:p>
          </table:table-cell>
          <table:table-cell office:value-type="float" office:value="6.9" calcext:value-type="float">
            <text:p>6,9</text:p>
          </table:table-cell>
          <table:table-cell office:value-type="float" office:value="3.6" calcext:value-type="float">
            <text:p>3,6</text:p>
          </table:table-cell>
          <table:table-cell office:value-type="float" office:value="-45.8" calcext:value-type="float">
            <text:p>-45,8</text:p>
          </table:table-cell>
          <table:table-cell office:value-type="float" office:value="65.5" calcext:value-type="float">
            <text:p>65,5</text:p>
          </table:table-cell>
          <table:table-cell office:value-type="float" office:value="10.8" calcext:value-type="float">
            <text:p>10,8</text:p>
          </table:table-cell>
          <table:table-cell office:value-type="float" office:value="2" calcext:value-type="float">
            <text:p>2</text:p>
          </table:table-cell>
          <table:table-cell office:value-type="float" office:value="108.4" calcext:value-type="float">
            <text:p>108,4</text:p>
          </table:table-cell>
          <table:table-cell office:value-type="float" office:value="11.7" calcext:value-type="float">
            <text:p>11,7</text:p>
          </table:table-cell>
          <table:table-cell office:value-type="float" office:value="-322.2" calcext:value-type="float">
            <text:p>-322,2</text:p>
          </table:table-cell>
          <table:table-cell office:value-type="float" office:value="2465.8" calcext:value-type="float">
            <text:p>2465,8</text:p>
          </table:table-cell>
          <table:table-cell table:number-columns-repeated="16369"/>
        </table:table-row>
        <table:table-row table:style-name="ro1">
          <table:table-cell office:value-type="time" office:time-value="PT12H18M45S" calcext:value-type="time">
            <text:p>12:18:45</text:p>
          </table:table-cell>
          <table:table-cell office:value-type="float" office:value="9" calcext:value-type="float">
            <text:p>9</text:p>
          </table:table-cell>
          <table:table-cell office:value-type="float" office:value="47.567116" calcext:value-type="float">
            <text:p>47,567116</text:p>
          </table:table-cell>
          <table:table-cell office:value-type="float" office:value="0.414157" calcext:value-type="float">
            <text:p>0,414157</text:p>
          </table:table-cell>
          <table:table-cell office:value-type="float" office:value="19475.9" calcext:value-type="float">
            <text:p>19475,9</text:p>
          </table:table-cell>
          <table:table-cell office:value-type="float" office:value="6.9" calcext:value-type="float">
            <text:p>6,9</text:p>
          </table:table-cell>
          <table:table-cell office:value-type="float" office:value="3.6" calcext:value-type="float">
            <text:p>3,6</text:p>
          </table:table-cell>
          <table:table-cell office:value-type="float" office:value="-42.5" calcext:value-type="float">
            <text:p>-42,5</text:p>
          </table:table-cell>
          <table:table-cell office:value-type="float" office:value="65" calcext:value-type="float">
            <text:p>65</text:p>
          </table:table-cell>
          <table:table-cell office:value-type="float" office:value="10.8" calcext:value-type="float">
            <text:p>10,8</text:p>
          </table:table-cell>
          <table:table-cell office:value-type="float" office:value="2" calcext:value-type="float">
            <text:p>2</text:p>
          </table:table-cell>
          <table:table-cell office:value-type="float" office:value="107.2" calcext:value-type="float">
            <text:p>107,2</text:p>
          </table:table-cell>
          <table:table-cell office:value-type="float" office:value="11.7" calcext:value-type="float">
            <text:p>11,7</text:p>
          </table:table-cell>
          <table:table-cell office:value-type="float" office:value="-237.1" calcext:value-type="float">
            <text:p>-237,1</text:p>
          </table:table-cell>
          <table:table-cell office:value-type="float" office:value="2465.1" calcext:value-type="float">
            <text:p>2465,1</text:p>
          </table:table-cell>
          <table:table-cell table:number-columns-repeated="16369"/>
        </table:table-row>
        <table:table-row table:style-name="ro1">
          <table:table-cell office:value-type="time" office:time-value="PT12H18M55S" calcext:value-type="time">
            <text:p>12:18:55</text:p>
          </table:table-cell>
          <table:table-cell office:value-type="float" office:value="9" calcext:value-type="float">
            <text:p>9</text:p>
          </table:table-cell>
          <table:table-cell office:value-type="float" office:value="47.566963" calcext:value-type="float">
            <text:p>47,566963</text:p>
          </table:table-cell>
          <table:table-cell office:value-type="float" office:value="0.413835" calcext:value-type="float">
            <text:p>0,413835</text:p>
          </table:table-cell>
          <table:table-cell office:value-type="float" office:value="19527.2" calcext:value-type="float">
            <text:p>19527,2</text:p>
          </table:table-cell>
          <table:table-cell office:value-type="float" office:value="6.8" calcext:value-type="float">
            <text:p>6,8</text:p>
          </table:table-cell>
          <table:table-cell office:value-type="float" office:value="3.6" calcext:value-type="float">
            <text:p>3,6</text:p>
          </table:table-cell>
          <table:table-cell office:value-type="float" office:value="-46.2" calcext:value-type="float">
            <text:p>-46,2</text:p>
          </table:table-cell>
          <table:table-cell office:value-type="float" office:value="64.6" calcext:value-type="float">
            <text:p>64,6</text:p>
          </table:table-cell>
          <table:table-cell office:value-type="float" office:value="10.8" calcext:value-type="float">
            <text:p>10,8</text:p>
          </table:table-cell>
          <table:table-cell office:value-type="float" office:value="2" calcext:value-type="float">
            <text:p>2</text:p>
          </table:table-cell>
          <table:table-cell office:value-type="float" office:value="106.6" calcext:value-type="float">
            <text:p>106,6</text:p>
          </table:table-cell>
          <table:table-cell office:value-type="float" office:value="11.7" calcext:value-type="float">
            <text:p>11,7</text:p>
          </table:table-cell>
          <table:table-cell office:value-type="float" office:value="-253" calcext:value-type="float">
            <text:p>-253</text:p>
          </table:table-cell>
          <table:table-cell office:value-type="float" office:value="2464.4" calcext:value-type="float">
            <text:p>2464,4</text:p>
          </table:table-cell>
          <table:table-cell table:number-columns-repeated="16369"/>
        </table:table-row>
        <table:table-row table:style-name="ro1">
          <table:table-cell office:value-type="time" office:time-value="PT12H19M05S" calcext:value-type="time">
            <text:p>12:19:05</text:p>
          </table:table-cell>
          <table:table-cell office:value-type="float" office:value="9" calcext:value-type="float">
            <text:p>9</text:p>
          </table:table-cell>
          <table:table-cell office:value-type="float" office:value="47.566921" calcext:value-type="float">
            <text:p>47,566921</text:p>
          </table:table-cell>
          <table:table-cell office:value-type="float" office:value="0.413397" calcext:value-type="float">
            <text:p>0,413397</text:p>
          </table:table-cell>
          <table:table-cell office:value-type="float" office:value="19577.2" calcext:value-type="float">
            <text:p>19577,2</text:p>
          </table:table-cell>
          <table:table-cell office:value-type="float" office:value="6.8" calcext:value-type="float">
            <text:p>6,8</text:p>
          </table:table-cell>
          <table:table-cell office:value-type="float" office:value="3.6" calcext:value-type="float">
            <text:p>3,6</text:p>
          </table:table-cell>
          <table:table-cell office:value-type="float" office:value="-38.2" calcext:value-type="float">
            <text:p>-38,2</text:p>
          </table:table-cell>
          <table:table-cell office:value-type="float" office:value="64.1" calcext:value-type="float">
            <text:p>64,1</text:p>
          </table:table-cell>
          <table:table-cell office:value-type="float" office:value="10.9" calcext:value-type="float">
            <text:p>10,9</text:p>
          </table:table-cell>
          <table:table-cell office:value-type="float" office:value="2" calcext:value-type="float">
            <text:p>2</text:p>
          </table:table-cell>
          <table:table-cell office:value-type="float" office:value="105.5" calcext:value-type="float">
            <text:p>105,5</text:p>
          </table:table-cell>
          <table:table-cell office:value-type="float" office:value="11.7" calcext:value-type="float">
            <text:p>11,7</text:p>
          </table:table-cell>
          <table:table-cell office:value-type="float" office:value="-230.8" calcext:value-type="float">
            <text:p>-230,8</text:p>
          </table:table-cell>
          <table:table-cell office:value-type="float" office:value="2463.8" calcext:value-type="float">
            <text:p>2463,8</text:p>
          </table:table-cell>
          <table:table-cell table:number-columns-repeated="16369"/>
        </table:table-row>
        <table:table-row table:style-name="ro1">
          <table:table-cell office:value-type="time" office:time-value="PT12H19M15S" calcext:value-type="time">
            <text:p>12:19:15</text:p>
          </table:table-cell>
          <table:table-cell office:value-type="float" office:value="9" calcext:value-type="float">
            <text:p>9</text:p>
          </table:table-cell>
          <table:table-cell office:value-type="float" office:value="47.566902" calcext:value-type="float">
            <text:p>47,566902</text:p>
          </table:table-cell>
          <table:table-cell office:value-type="float" office:value="0.41292" calcext:value-type="float">
            <text:p>0,41292</text:p>
          </table:table-cell>
          <table:table-cell office:value-type="float" office:value="19626.1" calcext:value-type="float">
            <text:p>19626,1</text:p>
          </table:table-cell>
          <table:table-cell office:value-type="float" office:value="6.8" calcext:value-type="float">
            <text:p>6,8</text:p>
          </table:table-cell>
          <table:table-cell office:value-type="float" office:value="3.5" calcext:value-type="float">
            <text:p>3,5</text:p>
          </table:table-cell>
          <table:table-cell office:value-type="float" office:value="-46.2" calcext:value-type="float">
            <text:p>-46,2</text:p>
          </table:table-cell>
          <table:table-cell office:value-type="float" office:value="63.6" calcext:value-type="float">
            <text:p>63,6</text:p>
          </table:table-cell>
          <table:table-cell office:value-type="float" office:value="10.9" calcext:value-type="float">
            <text:p>10,9</text:p>
          </table:table-cell>
          <table:table-cell office:value-type="float" office:value="2" calcext:value-type="float">
            <text:p>2</text:p>
          </table:table-cell>
          <table:table-cell office:value-type="float" office:value="104.6" calcext:value-type="float">
            <text:p>104,6</text:p>
          </table:table-cell>
          <table:table-cell office:value-type="float" office:value="11.7" calcext:value-type="float">
            <text:p>11,7</text:p>
          </table:table-cell>
          <table:table-cell office:value-type="float" office:value="-230.7" calcext:value-type="float">
            <text:p>-230,7</text:p>
          </table:table-cell>
          <table:table-cell office:value-type="float" office:value="2463.2" calcext:value-type="float">
            <text:p>2463,2</text:p>
          </table:table-cell>
          <table:table-cell table:number-columns-repeated="16369"/>
        </table:table-row>
        <table:table-row table:style-name="ro1">
          <table:table-cell office:value-type="time" office:time-value="PT12H19M25S" calcext:value-type="time">
            <text:p>12:19:25</text:p>
          </table:table-cell>
          <table:table-cell office:value-type="float" office:value="9" calcext:value-type="float">
            <text:p>9</text:p>
          </table:table-cell>
          <table:table-cell office:value-type="float" office:value="47.566849" calcext:value-type="float">
            <text:p>47,566849</text:p>
          </table:table-cell>
          <table:table-cell office:value-type="float" office:value="0.412465" calcext:value-type="float">
            <text:p>0,412465</text:p>
          </table:table-cell>
          <table:table-cell office:value-type="float" office:value="19677" calcext:value-type="float">
            <text:p>19677</text:p>
          </table:table-cell>
          <table:table-cell office:value-type="float" office:value="6.8" calcext:value-type="float">
            <text:p>6,8</text:p>
          </table:table-cell>
          <table:table-cell office:value-type="float" office:value="3.5" calcext:value-type="float">
            <text:p>3,5</text:p>
          </table:table-cell>
          <table:table-cell office:value-type="float" office:value="-38.8" calcext:value-type="float">
            <text:p>-38,8</text:p>
          </table:table-cell>
          <table:table-cell office:value-type="float" office:value="63.1" calcext:value-type="float">
            <text:p>63,1</text:p>
          </table:table-cell>
          <table:table-cell office:value-type="float" office:value="10.9" calcext:value-type="float">
            <text:p>10,9</text:p>
          </table:table-cell>
          <table:table-cell office:value-type="float" office:value="1.9" calcext:value-type="float">
            <text:p>1,9</text:p>
          </table:table-cell>
          <table:table-cell office:value-type="float" office:value="103.1" calcext:value-type="float">
            <text:p>103,1</text:p>
          </table:table-cell>
          <table:table-cell office:value-type="float" office:value="11.7" calcext:value-type="float">
            <text:p>11,7</text:p>
          </table:table-cell>
          <table:table-cell office:value-type="float" office:value="-227.9" calcext:value-type="float">
            <text:p>-227,9</text:p>
          </table:table-cell>
          <table:table-cell office:value-type="float" office:value="2462.5" calcext:value-type="float">
            <text:p>2462,5</text:p>
          </table:table-cell>
          <table:table-cell table:number-columns-repeated="16369"/>
        </table:table-row>
        <table:table-row table:style-name="ro1">
          <table:table-cell office:value-type="time" office:time-value="PT12H19M35S" calcext:value-type="time">
            <text:p>12:19:35</text:p>
          </table:table-cell>
          <table:table-cell office:value-type="float" office:value="9" calcext:value-type="float">
            <text:p>9</text:p>
          </table:table-cell>
          <table:table-cell office:value-type="float" office:value="47.566757" calcext:value-type="float">
            <text:p>47,566757</text:p>
          </table:table-cell>
          <table:table-cell office:value-type="float" office:value="0.41201" calcext:value-type="float">
            <text:p>0,41201</text:p>
          </table:table-cell>
          <table:table-cell office:value-type="float" office:value="19728.6" calcext:value-type="float">
            <text:p>19728,6</text:p>
          </table:table-cell>
          <table:table-cell office:value-type="float" office:value="6.8" calcext:value-type="float">
            <text:p>6,8</text:p>
          </table:table-cell>
          <table:table-cell office:value-type="float" office:value="3.5" calcext:value-type="float">
            <text:p>3,5</text:p>
          </table:table-cell>
          <table:table-cell office:value-type="float" office:value="-41.8" calcext:value-type="float">
            <text:p>-41,8</text:p>
          </table:table-cell>
          <table:table-cell office:value-type="float" office:value="62.5" calcext:value-type="float">
            <text:p>62,5</text:p>
          </table:table-cell>
          <table:table-cell office:value-type="float" office:value="10.9" calcext:value-type="float">
            <text:p>10,9</text:p>
          </table:table-cell>
          <table:table-cell office:value-type="float" office:value="1.9" calcext:value-type="float">
            <text:p>1,9</text:p>
          </table:table-cell>
          <table:table-cell office:value-type="float" office:value="100.9" calcext:value-type="float">
            <text:p>100,9</text:p>
          </table:table-cell>
          <table:table-cell office:value-type="float" office:value="11.7" calcext:value-type="float">
            <text:p>11,7</text:p>
          </table:table-cell>
          <table:table-cell office:value-type="float" office:value="-364.3" calcext:value-type="float">
            <text:p>-364,3</text:p>
          </table:table-cell>
          <table:table-cell office:value-type="float" office:value="2461.7" calcext:value-type="float">
            <text:p>2461,7</text:p>
          </table:table-cell>
          <table:table-cell table:number-columns-repeated="16369"/>
        </table:table-row>
        <table:table-row table:style-name="ro1">
          <table:table-cell office:value-type="time" office:time-value="PT12H19M45S" calcext:value-type="time">
            <text:p>12:19:45</text:p>
          </table:table-cell>
          <table:table-cell office:value-type="float" office:value="9" calcext:value-type="float">
            <text:p>9</text:p>
          </table:table-cell>
          <table:table-cell office:value-type="float" office:value="47.566761" calcext:value-type="float">
            <text:p>47,566761</text:p>
          </table:table-cell>
          <table:table-cell office:value-type="float" office:value="0.411827" calcext:value-type="float">
            <text:p>0,411827</text:p>
          </table:table-cell>
          <table:table-cell office:value-type="float" office:value="19782.2" calcext:value-type="float">
            <text:p>19782,2</text:p>
          </table:table-cell>
          <table:table-cell office:value-type="float" office:value="6.8" calcext:value-type="float">
            <text:p>6,8</text:p>
          </table:table-cell>
          <table:table-cell office:value-type="float" office:value="3.5" calcext:value-type="float">
            <text:p>3,5</text:p>
          </table:table-cell>
          <table:table-cell office:value-type="float" office:value="-42.8" calcext:value-type="float">
            <text:p>-42,8</text:p>
          </table:table-cell>
          <table:table-cell office:value-type="float" office:value="62.1" calcext:value-type="float">
            <text:p>62,1</text:p>
          </table:table-cell>
          <table:table-cell office:value-type="float" office:value="10.9" calcext:value-type="float">
            <text:p>10,9</text:p>
          </table:table-cell>
          <table:table-cell office:value-type="float" office:value="1.9" calcext:value-type="float">
            <text:p>1,9</text:p>
          </table:table-cell>
          <table:table-cell office:value-type="float" office:value="100.2" calcext:value-type="float">
            <text:p>100,2</text:p>
          </table:table-cell>
          <table:table-cell office:value-type="float" office:value="11.7" calcext:value-type="float">
            <text:p>11,7</text:p>
          </table:table-cell>
          <table:table-cell office:value-type="float" office:value="-231.6" calcext:value-type="float">
            <text:p>-231,6</text:p>
          </table:table-cell>
          <table:table-cell office:value-type="float" office:value="2461" calcext:value-type="float">
            <text:p>2461</text:p>
          </table:table-cell>
          <table:table-cell table:number-columns-repeated="16369"/>
        </table:table-row>
        <table:table-row table:style-name="ro1">
          <table:table-cell office:value-type="time" office:time-value="PT12H19M55S" calcext:value-type="time">
            <text:p>12:19:55</text:p>
          </table:table-cell>
          <table:table-cell office:value-type="float" office:value="9" calcext:value-type="float">
            <text:p>9</text:p>
          </table:table-cell>
          <table:table-cell office:value-type="float" office:value="47.566692" calcext:value-type="float">
            <text:p>47,566692</text:p>
          </table:table-cell>
          <table:table-cell office:value-type="float" office:value="0.411643" calcext:value-type="float">
            <text:p>0,411643</text:p>
          </table:table-cell>
          <table:table-cell office:value-type="float" office:value="19837.3" calcext:value-type="float">
            <text:p>19837,3</text:p>
          </table:table-cell>
          <table:table-cell office:value-type="float" office:value="6.6" calcext:value-type="float">
            <text:p>6,6</text:p>
          </table:table-cell>
          <table:table-cell office:value-type="float" office:value="3.5" calcext:value-type="float">
            <text:p>3,5</text:p>
          </table:table-cell>
          <table:table-cell office:value-type="float" office:value="-42.8" calcext:value-type="float">
            <text:p>-42,8</text:p>
          </table:table-cell>
          <table:table-cell office:value-type="float" office:value="61.6" calcext:value-type="float">
            <text:p>61,6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,9</text:p>
          </table:table-cell>
          <table:table-cell office:value-type="float" office:value="98.9" calcext:value-type="float">
            <text:p>98,9</text:p>
          </table:table-cell>
          <table:table-cell office:value-type="float" office:value="11.7" calcext:value-type="float">
            <text:p>11,7</text:p>
          </table:table-cell>
          <table:table-cell office:value-type="float" office:value="-233.1" calcext:value-type="float">
            <text:p>-233,1</text:p>
          </table:table-cell>
          <table:table-cell office:value-type="float" office:value="2460.4" calcext:value-type="float">
            <text:p>2460,4</text:p>
          </table:table-cell>
          <table:table-cell table:number-columns-repeated="16369"/>
        </table:table-row>
        <table:table-row table:style-name="ro1">
          <table:table-cell office:value-type="time" office:time-value="PT12H20M05S" calcext:value-type="time">
            <text:p>12:20:05</text:p>
          </table:table-cell>
          <table:table-cell office:value-type="float" office:value="9" calcext:value-type="float">
            <text:p>9</text:p>
          </table:table-cell>
          <table:table-cell office:value-type="float" office:value="47.566597" calcext:value-type="float">
            <text:p>47,566597</text:p>
          </table:table-cell>
          <table:table-cell office:value-type="float" office:value="0.411822" calcext:value-type="float">
            <text:p>0,411822</text:p>
          </table:table-cell>
          <table:table-cell office:value-type="float" office:value="19886.2" calcext:value-type="float">
            <text:p>19886,2</text:p>
          </table:table-cell>
          <table:table-cell office:value-type="float" office:value="6.6" calcext:value-type="float">
            <text:p>6,6</text:p>
          </table:table-cell>
          <table:table-cell office:value-type="float" office:value="3.5" calcext:value-type="float">
            <text:p>3,5</text:p>
          </table:table-cell>
          <table:table-cell office:value-type="float" office:value="-45" calcext:value-type="float">
            <text:p>-45</text:p>
          </table:table-cell>
          <table:table-cell office:value-type="float" office:value="61.1" calcext:value-type="float">
            <text:p>61,1</text:p>
          </table:table-cell>
          <table:table-cell office:value-type="float" office:value="10.9" calcext:value-type="float">
            <text:p>10,9</text:p>
          </table:table-cell>
          <table:table-cell office:value-type="float" office:value="1.9" calcext:value-type="float">
            <text:p>1,9</text:p>
          </table:table-cell>
          <table:table-cell office:value-type="float" office:value="99.5" calcext:value-type="float">
            <text:p>99,5</text:p>
          </table:table-cell>
          <table:table-cell office:value-type="float" office:value="11.7" calcext:value-type="float">
            <text:p>11,7</text:p>
          </table:table-cell>
          <table:table-cell office:value-type="float" office:value="-328.6" calcext:value-type="float">
            <text:p>-328,6</text:p>
          </table:table-cell>
          <table:table-cell office:value-type="float" office:value="2459.5" calcext:value-type="float">
            <text:p>2459,5</text:p>
          </table:table-cell>
          <table:table-cell table:number-columns-repeated="16369"/>
        </table:table-row>
        <table:table-row table:style-name="ro1">
          <table:table-cell office:value-type="time" office:time-value="PT12H22M05S" calcext:value-type="time">
            <text:p>12:22:05</text:p>
          </table:table-cell>
          <table:table-cell office:value-type="float" office:value="9" calcext:value-type="float">
            <text:p>9</text:p>
          </table:table-cell>
          <table:table-cell office:value-type="float" office:value="47.565239" calcext:value-type="float">
            <text:p>47,565239</text:p>
          </table:table-cell>
          <table:table-cell office:value-type="float" office:value="0.411602" calcext:value-type="float">
            <text:p>0,411602</text:p>
          </table:table-cell>
          <table:table-cell office:value-type="float" office:value="20526.3" calcext:value-type="float">
            <text:p>20526,3</text:p>
          </table:table-cell>
          <table:table-cell office:value-type="float" office:value="6.5" calcext:value-type="float">
            <text:p>6,5</text:p>
          </table:table-cell>
          <table:table-cell office:value-type="float" office:value="3.3" calcext:value-type="float">
            <text:p>3,3</text:p>
          </table:table-cell>
          <table:table-cell office:value-type="float" office:value="-48.2" calcext:value-type="float">
            <text:p>-48,2</text:p>
          </table:table-cell>
          <table:table-cell office:value-type="float" office:value="55.6" calcext:value-type="float">
            <text:p>55,6</text:p>
          </table:table-cell>
          <table:table-cell office:value-type="float" office:value="11.1" calcext:value-type="float">
            <text:p>11,1</text:p>
          </table:table-cell>
          <table:table-cell office:value-type="float" office:value="1.9" calcext:value-type="float">
            <text:p>1,9</text:p>
          </table:table-cell>
          <table:table-cell office:value-type="float" office:value="102" calcext:value-type="float">
            <text:p>102</text:p>
          </table:table-cell>
          <table:table-cell office:value-type="float" office:value="11.7" calcext:value-type="float">
            <text:p>11,7</text:p>
          </table:table-cell>
          <table:table-cell office:value-type="float" office:value="-233.6" calcext:value-type="float">
            <text:p>-233,6</text:p>
          </table:table-cell>
          <table:table-cell office:value-type="float" office:value="2448.3" calcext:value-type="float">
            <text:p>2448,3</text:p>
          </table:table-cell>
          <table:table-cell table:number-columns-repeated="16369"/>
        </table:table-row>
        <table:table-row table:style-name="ro1">
          <table:table-cell office:value-type="time" office:time-value="PT12H22M15S" calcext:value-type="time">
            <text:p>12:22:15</text:p>
          </table:table-cell>
          <table:table-cell office:value-type="float" office:value="9" calcext:value-type="float">
            <text:p>9</text:p>
          </table:table-cell>
          <table:table-cell office:value-type="float" office:value="47.565304" calcext:value-type="float">
            <text:p>47,565304</text:p>
          </table:table-cell>
          <table:table-cell office:value-type="float" office:value="0.411345" calcext:value-type="float">
            <text:p>0,411345</text:p>
          </table:table-cell>
          <table:table-cell office:value-type="float" office:value="20584" calcext:value-type="float">
            <text:p>20584</text:p>
          </table:table-cell>
          <table:table-cell office:value-type="float" office:value="6.5" calcext:value-type="float">
            <text:p>6,5</text:p>
          </table:table-cell>
          <table:table-cell office:value-type="float" office:value="3.3" calcext:value-type="float">
            <text:p>3,3</text:p>
          </table:table-cell>
          <table:table-cell office:value-type="float" office:value="-47.2" calcext:value-type="float">
            <text:p>-47,2</text:p>
          </table:table-cell>
          <table:table-cell office:value-type="float" office:value="55.1" calcext:value-type="float">
            <text:p>55,1</text:p>
          </table:table-cell>
          <table:table-cell office:value-type="float" office:value="11.1" calcext:value-type="float">
            <text:p>11,1</text:p>
          </table:table-cell>
          <table:table-cell office:value-type="float" office:value="1.9" calcext:value-type="float">
            <text:p>1,9</text:p>
          </table:table-cell>
          <table:table-cell office:value-type="float" office:value="101.5" calcext:value-type="float">
            <text:p>101,5</text:p>
          </table:table-cell>
          <table:table-cell office:value-type="float" office:value="11.7" calcext:value-type="float">
            <text:p>11,7</text:p>
          </table:table-cell>
          <table:table-cell office:value-type="float" office:value="-232.6" calcext:value-type="float">
            <text:p>-232,6</text:p>
          </table:table-cell>
          <table:table-cell office:value-type="float" office:value="2447.6" calcext:value-type="float">
            <text:p>2447,6</text:p>
          </table:table-cell>
          <table:table-cell table:number-columns-repeated="16369"/>
        </table:table-row>
        <table:table-row table:style-name="ro1">
          <table:table-cell office:value-type="time" office:time-value="PT12H22M25S" calcext:value-type="time">
            <text:p>12:22:25</text:p>
          </table:table-cell>
          <table:table-cell office:value-type="float" office:value="9" calcext:value-type="float">
            <text:p>9</text:p>
          </table:table-cell>
          <table:table-cell office:value-type="float" office:value="47.565304" calcext:value-type="float">
            <text:p>47,565304</text:p>
          </table:table-cell>
          <table:table-cell office:value-type="float" office:value="0.411268" calcext:value-type="float">
            <text:p>0,411268</text:p>
          </table:table-cell>
          <table:table-cell office:value-type="float" office:value="20639.3" calcext:value-type="float">
            <text:p>20639,3</text:p>
          </table:table-cell>
          <table:table-cell office:value-type="float" office:value="6.5" calcext:value-type="float">
            <text:p>6,5</text:p>
          </table:table-cell>
          <table:table-cell office:value-type="float" office:value="3.4" calcext:value-type="float">
            <text:p>3,4</text:p>
          </table:table-cell>
          <table:table-cell office:value-type="float" office:value="-37.8" calcext:value-type="float">
            <text:p>-37,8</text:p>
          </table:table-cell>
          <table:table-cell office:value-type="float" office:value="54.7" calcext:value-type="float">
            <text:p>54,7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102.3" calcext:value-type="float">
            <text:p>102,3</text:p>
          </table:table-cell>
          <table:table-cell office:value-type="float" office:value="11.7" calcext:value-type="float">
            <text:p>11,7</text:p>
          </table:table-cell>
          <table:table-cell office:value-type="float" office:value="-227.7" calcext:value-type="float">
            <text:p>-227,7</text:p>
          </table:table-cell>
          <table:table-cell office:value-type="float" office:value="2447" calcext:value-type="float">
            <text:p>2447</text:p>
          </table:table-cell>
          <table:table-cell table:number-columns-repeated="16369"/>
        </table:table-row>
        <table:table-row table:style-name="ro1">
          <table:table-cell office:value-type="time" office:time-value="PT12H22M35S" calcext:value-type="time">
            <text:p>12:22:35</text:p>
          </table:table-cell>
          <table:table-cell office:value-type="float" office:value="9" calcext:value-type="float">
            <text:p>9</text:p>
          </table:table-cell>
          <table:table-cell office:value-type="float" office:value="47.565205" calcext:value-type="float">
            <text:p>47,565205</text:p>
          </table:table-cell>
          <table:table-cell office:value-type="float" office:value="0.411303" calcext:value-type="float">
            <text:p>0,411303</text:p>
          </table:table-cell>
          <table:table-cell office:value-type="float" office:value="20696.6" calcext:value-type="float">
            <text:p>20696,6</text:p>
          </table:table-cell>
          <table:table-cell office:value-type="float" office:value="6.5" calcext:value-type="float">
            <text:p>6,5</text:p>
          </table:table-cell>
          <table:table-cell office:value-type="float" office:value="3.3" calcext:value-type="float">
            <text:p>3,3</text:p>
          </table:table-cell>
          <table:table-cell office:value-type="float" office:value="-40" calcext:value-type="float">
            <text:p>-40</text:p>
          </table:table-cell>
          <table:table-cell office:value-type="float" office:value="54.2" calcext:value-type="float">
            <text:p>54,2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102" calcext:value-type="float">
            <text:p>102</text:p>
          </table:table-cell>
          <table:table-cell office:value-type="float" office:value="11.7" calcext:value-type="float">
            <text:p>11,7</text:p>
          </table:table-cell>
          <table:table-cell office:value-type="float" office:value="-297.7" calcext:value-type="float">
            <text:p>-297,7</text:p>
          </table:table-cell>
          <table:table-cell office:value-type="float" office:value="2446.3" calcext:value-type="float">
            <text:p>2446,3</text:p>
          </table:table-cell>
          <table:table-cell table:number-columns-repeated="16369"/>
        </table:table-row>
        <table:table-row table:style-name="ro1">
          <table:table-cell office:value-type="time" office:time-value="PT12H22M45S" calcext:value-type="time">
            <text:p>12:22:45</text:p>
          </table:table-cell>
          <table:table-cell office:value-type="float" office:value="9" calcext:value-type="float">
            <text:p>9</text:p>
          </table:table-cell>
          <table:table-cell office:value-type="float" office:value="47.565079" calcext:value-type="float">
            <text:p>47,565079</text:p>
          </table:table-cell>
          <table:table-cell office:value-type="float" office:value="0.411298" calcext:value-type="float">
            <text:p>0,411298</text:p>
          </table:table-cell>
          <table:table-cell office:value-type="float" office:value="20752.8" calcext:value-type="float">
            <text:p>20752,8</text:p>
          </table:table-cell>
          <table:table-cell office:value-type="float" office:value="6.5" calcext:value-type="float">
            <text:p>6,5</text:p>
          </table:table-cell>
          <table:table-cell office:value-type="float" office:value="3.3" calcext:value-type="float">
            <text:p>3,3</text:p>
          </table:table-cell>
          <table:table-cell office:value-type="float" office:value="-44.5" calcext:value-type="float">
            <text:p>-44,5</text:p>
          </table:table-cell>
          <table:table-cell office:value-type="float" office:value="53.8" calcext:value-type="float">
            <text:p>53,8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101.8" calcext:value-type="float">
            <text:p>101,8</text:p>
          </table:table-cell>
          <table:table-cell office:value-type="float" office:value="11.7" calcext:value-type="float">
            <text:p>11,7</text:p>
          </table:table-cell>
          <table:table-cell office:value-type="float" office:value="-252.5" calcext:value-type="float">
            <text:p>-252,5</text:p>
          </table:table-cell>
          <table:table-cell office:value-type="float" office:value="2445.6" calcext:value-type="float">
            <text:p>2445,6</text:p>
          </table:table-cell>
          <table:table-cell table:number-columns-repeated="16369"/>
        </table:table-row>
        <table:table-row table:style-name="ro1">
          <table:table-cell office:value-type="time" office:time-value="PT12H22M55S" calcext:value-type="time">
            <text:p>12:22:55</text:p>
          </table:table-cell>
          <table:table-cell office:value-type="float" office:value="9" calcext:value-type="float">
            <text:p>9</text:p>
          </table:table-cell>
          <table:table-cell office:value-type="float" office:value="47.564766" calcext:value-type="float">
            <text:p>47,564766</text:p>
          </table:table-cell>
          <table:table-cell office:value-type="float" office:value="0.411285" calcext:value-type="float">
            <text:p>0,411285</text:p>
          </table:table-cell>
          <table:table-cell office:value-type="float" office:value="20805.8" calcext:value-type="float">
            <text:p>20805,8</text:p>
          </table:table-cell>
          <table:table-cell office:value-type="float" office:value="6.5" calcext:value-type="float">
            <text:p>6,5</text:p>
          </table:table-cell>
          <table:table-cell office:value-type="float" office:value="3.3" calcext:value-type="float">
            <text:p>3,3</text:p>
          </table:table-cell>
          <table:table-cell office:value-type="float" office:value="-42.5" calcext:value-type="float">
            <text:p>-42,5</text:p>
          </table:table-cell>
          <table:table-cell office:value-type="float" office:value="53.3" calcext:value-type="float">
            <text:p>53,3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101.5" calcext:value-type="float">
            <text:p>101,5</text:p>
          </table:table-cell>
          <table:table-cell office:value-type="float" office:value="11.7" calcext:value-type="float">
            <text:p>11,7</text:p>
          </table:table-cell>
          <table:table-cell office:value-type="float" office:value="-228.3" calcext:value-type="float">
            <text:p>-228,3</text:p>
          </table:table-cell>
          <table:table-cell office:value-type="float" office:value="2444.9" calcext:value-type="float">
            <text:p>2444,9</text:p>
          </table:table-cell>
          <table:table-cell table:number-columns-repeated="16369"/>
        </table:table-row>
        <table:table-row table:style-name="ro1">
          <table:table-cell office:value-type="time" office:time-value="PT12H23M05S" calcext:value-type="time">
            <text:p>12:23:05</text:p>
          </table:table-cell>
          <table:table-cell office:value-type="float" office:value="9" calcext:value-type="float">
            <text:p>9</text:p>
          </table:table-cell>
          <table:table-cell office:value-type="float" office:value="47.564636" calcext:value-type="float">
            <text:p>47,564636</text:p>
          </table:table-cell>
          <table:table-cell office:value-type="float" office:value="0.411222" calcext:value-type="float">
            <text:p>0,411222</text:p>
          </table:table-cell>
          <table:table-cell office:value-type="float" office:value="20860.1" calcext:value-type="float">
            <text:p>20860,1</text:p>
          </table:table-cell>
          <table:table-cell office:value-type="float" office:value="6.5" calcext:value-type="float">
            <text:p>6,5</text:p>
          </table:table-cell>
          <table:table-cell office:value-type="float" office:value="3.3" calcext:value-type="float">
            <text:p>3,3</text:p>
          </table:table-cell>
          <table:table-cell office:value-type="float" office:value="-41" calcext:value-type="float">
            <text:p>-41</text:p>
          </table:table-cell>
          <table:table-cell office:value-type="float" office:value="53" calcext:value-type="float">
            <text:p>53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101.2" calcext:value-type="float">
            <text:p>101,2</text:p>
          </table:table-cell>
          <table:table-cell office:value-type="float" office:value="11.7" calcext:value-type="float">
            <text:p>11,7</text:p>
          </table:table-cell>
          <table:table-cell office:value-type="float" office:value="-231.4" calcext:value-type="float">
            <text:p>-231,4</text:p>
          </table:table-cell>
          <table:table-cell office:value-type="float" office:value="2444.3" calcext:value-type="float">
            <text:p>2444,3</text:p>
          </table:table-cell>
          <table:table-cell table:number-columns-repeated="16369"/>
        </table:table-row>
        <table:table-row table:style-name="ro1">
          <table:table-cell office:value-type="time" office:time-value="PT12H23M15S" calcext:value-type="time">
            <text:p>12:23:15</text:p>
          </table:table-cell>
          <table:table-cell office:value-type="float" office:value="9" calcext:value-type="float">
            <text:p>9</text:p>
          </table:table-cell>
          <table:table-cell office:value-type="float" office:value="47.564468" calcext:value-type="float">
            <text:p>47,564468</text:p>
          </table:table-cell>
          <table:table-cell office:value-type="float" office:value="0.411117" calcext:value-type="float">
            <text:p>0,411117</text:p>
          </table:table-cell>
          <table:table-cell office:value-type="float" office:value="20916.1" calcext:value-type="float">
            <text:p>20916,1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49" calcext:value-type="float">
            <text:p>-49</text:p>
          </table:table-cell>
          <table:table-cell office:value-type="float" office:value="52.5" calcext:value-type="float">
            <text:p>52,5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100.7" calcext:value-type="float">
            <text:p>100,7</text:p>
          </table:table-cell>
          <table:table-cell office:value-type="float" office:value="11.7" calcext:value-type="float">
            <text:p>11,7</text:p>
          </table:table-cell>
          <table:table-cell office:value-type="float" office:value="-230.6" calcext:value-type="float">
            <text:p>-230,6</text:p>
          </table:table-cell>
          <table:table-cell office:value-type="float" office:value="2443.6" calcext:value-type="float">
            <text:p>2443,6</text:p>
          </table:table-cell>
          <table:table-cell table:number-columns-repeated="16369"/>
        </table:table-row>
        <table:table-row table:style-name="ro1">
          <table:table-cell office:value-type="time" office:time-value="PT12H23M25S" calcext:value-type="time">
            <text:p>12:23:25</text:p>
          </table:table-cell>
          <table:table-cell office:value-type="float" office:value="9" calcext:value-type="float">
            <text:p>9</text:p>
          </table:table-cell>
          <table:table-cell office:value-type="float" office:value="47.564442" calcext:value-type="float">
            <text:p>47,564442</text:p>
          </table:table-cell>
          <table:table-cell office:value-type="float" office:value="0.410963" calcext:value-type="float">
            <text:p>0,410963</text:p>
          </table:table-cell>
          <table:table-cell office:value-type="float" office:value="20968" calcext:value-type="float">
            <text:p>20968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42.2" calcext:value-type="float">
            <text:p>-42,2</text:p>
          </table:table-cell>
          <table:table-cell office:value-type="float" office:value="52.1" calcext:value-type="float">
            <text:p>52,1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100.4" calcext:value-type="float">
            <text:p>100,4</text:p>
          </table:table-cell>
          <table:table-cell office:value-type="float" office:value="11.7" calcext:value-type="float">
            <text:p>11,7</text:p>
          </table:table-cell>
          <table:table-cell office:value-type="float" office:value="-225.7" calcext:value-type="float">
            <text:p>-225,7</text:p>
          </table:table-cell>
          <table:table-cell office:value-type="float" office:value="2443" calcext:value-type="float">
            <text:p>2443</text:p>
          </table:table-cell>
          <table:table-cell table:number-columns-repeated="16369"/>
        </table:table-row>
        <table:table-row table:style-name="ro1">
          <table:table-cell office:value-type="time" office:time-value="PT12H23M35S" calcext:value-type="time">
            <text:p>12:23:35</text:p>
          </table:table-cell>
          <table:table-cell office:value-type="float" office:value="9" calcext:value-type="float">
            <text:p>9</text:p>
          </table:table-cell>
          <table:table-cell office:value-type="float" office:value="47.564445" calcext:value-type="float">
            <text:p>47,564445</text:p>
          </table:table-cell>
          <table:table-cell office:value-type="float" office:value="0.410807" calcext:value-type="float">
            <text:p>0,410807</text:p>
          </table:table-cell>
          <table:table-cell office:value-type="float" office:value="21023.8" calcext:value-type="float">
            <text:p>21023,8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43" calcext:value-type="float">
            <text:p>-43</text:p>
          </table:table-cell>
          <table:table-cell office:value-type="float" office:value="51.6" calcext:value-type="float">
            <text:p>51,6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100.5" calcext:value-type="float">
            <text:p>100,5</text:p>
          </table:table-cell>
          <table:table-cell office:value-type="float" office:value="11.7" calcext:value-type="float">
            <text:p>11,7</text:p>
          </table:table-cell>
          <table:table-cell office:value-type="float" office:value="-293.8" calcext:value-type="float">
            <text:p>-293,8</text:p>
          </table:table-cell>
          <table:table-cell office:value-type="float" office:value="2442.3" calcext:value-type="float">
            <text:p>2442,3</text:p>
          </table:table-cell>
          <table:table-cell table:number-columns-repeated="16369"/>
        </table:table-row>
        <table:table-row table:style-name="ro1">
          <table:table-cell office:value-type="time" office:time-value="PT12H23M45S" calcext:value-type="time">
            <text:p>12:23:45</text:p>
          </table:table-cell>
          <table:table-cell office:value-type="float" office:value="9" calcext:value-type="float">
            <text:p>9</text:p>
          </table:table-cell>
          <table:table-cell office:value-type="float" office:value="47.564507" calcext:value-type="float">
            <text:p>47,564507</text:p>
          </table:table-cell>
          <table:table-cell office:value-type="float" office:value="0.410747" calcext:value-type="float">
            <text:p>0,410747</text:p>
          </table:table-cell>
          <table:table-cell office:value-type="float" office:value="21074" calcext:value-type="float">
            <text:p>21074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38.5" calcext:value-type="float">
            <text:p>-38,5</text:p>
          </table:table-cell>
          <table:table-cell office:value-type="float" office:value="51.3" calcext:value-type="float">
            <text:p>51,3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99.9" calcext:value-type="float">
            <text:p>99,9</text:p>
          </table:table-cell>
          <table:table-cell office:value-type="float" office:value="11.7" calcext:value-type="float">
            <text:p>11,7</text:p>
          </table:table-cell>
          <table:table-cell office:value-type="float" office:value="-234.2" calcext:value-type="float">
            <text:p>-234,2</text:p>
          </table:table-cell>
          <table:table-cell office:value-type="float" office:value="2441.6" calcext:value-type="float">
            <text:p>2441,6</text:p>
          </table:table-cell>
          <table:table-cell table:number-columns-repeated="16369"/>
        </table:table-row>
        <table:table-row table:style-name="ro1">
          <table:table-cell office:value-type="time" office:time-value="PT12H23M55S" calcext:value-type="time">
            <text:p>12:23:55</text:p>
          </table:table-cell>
          <table:table-cell office:value-type="float" office:value="9" calcext:value-type="float">
            <text:p>9</text:p>
          </table:table-cell>
          <table:table-cell office:value-type="float" office:value="47.5648" calcext:value-type="float">
            <text:p>47,5648</text:p>
          </table:table-cell>
          <table:table-cell office:value-type="float" office:value="0.410632" calcext:value-type="float">
            <text:p>0,410632</text:p>
          </table:table-cell>
          <table:table-cell office:value-type="float" office:value="21126.2" calcext:value-type="float">
            <text:p>21126,2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38.2" calcext:value-type="float">
            <text:p>-38,2</text:p>
          </table:table-cell>
          <table:table-cell office:value-type="float" office:value="50.9" calcext:value-type="float">
            <text:p>50,9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99.6" calcext:value-type="float">
            <text:p>99,6</text:p>
          </table:table-cell>
          <table:table-cell office:value-type="float" office:value="11.7" calcext:value-type="float">
            <text:p>11,7</text:p>
          </table:table-cell>
          <table:table-cell office:value-type="float" office:value="-227.2" calcext:value-type="float">
            <text:p>-227,2</text:p>
          </table:table-cell>
          <table:table-cell office:value-type="float" office:value="2441" calcext:value-type="float">
            <text:p>2441</text:p>
          </table:table-cell>
          <table:table-cell table:number-columns-repeated="16369"/>
        </table:table-row>
        <table:table-row table:style-name="ro1">
          <table:table-cell office:value-type="time" office:time-value="PT12H24M05S" calcext:value-type="time">
            <text:p>12:24:05</text:p>
          </table:table-cell>
          <table:table-cell office:value-type="float" office:value="9" calcext:value-type="float">
            <text:p>9</text:p>
          </table:table-cell>
          <table:table-cell office:value-type="float" office:value="47.565033" calcext:value-type="float">
            <text:p>47,565033</text:p>
          </table:table-cell>
          <table:table-cell office:value-type="float" office:value="0.410578" calcext:value-type="float">
            <text:p>0,410578</text:p>
          </table:table-cell>
          <table:table-cell office:value-type="float" office:value="21179.9" calcext:value-type="float">
            <text:p>21179,9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40" calcext:value-type="float">
            <text:p>-40</text:p>
          </table:table-cell>
          <table:table-cell office:value-type="float" office:value="50.5" calcext:value-type="float">
            <text:p>50,5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99.5" calcext:value-type="float">
            <text:p>99,5</text:p>
          </table:table-cell>
          <table:table-cell office:value-type="float" office:value="11.7" calcext:value-type="float">
            <text:p>11,7</text:p>
          </table:table-cell>
          <table:table-cell office:value-type="float" office:value="-228.9" calcext:value-type="float">
            <text:p>-228,9</text:p>
          </table:table-cell>
          <table:table-cell office:value-type="float" office:value="2440.1" calcext:value-type="float">
            <text:p>2440,1</text:p>
          </table:table-cell>
          <table:table-cell table:number-columns-repeated="16369"/>
        </table:table-row>
        <table:table-row table:style-name="ro1">
          <table:table-cell office:value-type="time" office:time-value="PT12H24M15S" calcext:value-type="time">
            <text:p>12:24:15</text:p>
          </table:table-cell>
          <table:table-cell office:value-type="float" office:value="9" calcext:value-type="float">
            <text:p>9</text:p>
          </table:table-cell>
          <table:table-cell office:value-type="float" office:value="47.565132" calcext:value-type="float">
            <text:p>47,565132</text:p>
          </table:table-cell>
          <table:table-cell office:value-type="float" office:value="0.41094" calcext:value-type="float">
            <text:p>0,41094</text:p>
          </table:table-cell>
          <table:table-cell office:value-type="float" office:value="21236.3" calcext:value-type="float">
            <text:p>21236,3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40.2" calcext:value-type="float">
            <text:p>-40,2</text:p>
          </table:table-cell>
          <table:table-cell office:value-type="float" office:value="50.1" calcext:value-type="float">
            <text:p>50,1</text:p>
          </table:table-cell>
          <table:table-cell office:value-type="float" office:value="11.3" calcext:value-type="float">
            <text:p>11,3</text:p>
          </table:table-cell>
          <table:table-cell office:value-type="float" office:value="1.9" calcext:value-type="float">
            <text:p>1,9</text:p>
          </table:table-cell>
          <table:table-cell office:value-type="float" office:value="98.6" calcext:value-type="float">
            <text:p>98,6</text:p>
          </table:table-cell>
          <table:table-cell office:value-type="float" office:value="11.7" calcext:value-type="float">
            <text:p>11,7</text:p>
          </table:table-cell>
          <table:table-cell office:value-type="float" office:value="-244.5" calcext:value-type="float">
            <text:p>-244,5</text:p>
          </table:table-cell>
          <table:table-cell office:value-type="float" office:value="2439.5" calcext:value-type="float">
            <text:p>2439,5</text:p>
          </table:table-cell>
          <table:table-cell table:number-columns-repeated="16369"/>
        </table:table-row>
        <table:table-row table:style-name="ro1">
          <table:table-cell office:value-type="time" office:time-value="PT12H24M25S" calcext:value-type="time">
            <text:p>12:24:25</text:p>
          </table:table-cell>
          <table:table-cell office:value-type="float" office:value="9" calcext:value-type="float">
            <text:p>9</text:p>
          </table:table-cell>
          <table:table-cell office:value-type="float" office:value="47.565151" calcext:value-type="float">
            <text:p>47,565151</text:p>
          </table:table-cell>
          <table:table-cell office:value-type="float" office:value="0.411333" calcext:value-type="float">
            <text:p>0,411333</text:p>
          </table:table-cell>
          <table:table-cell office:value-type="float" office:value="21289.1" calcext:value-type="float">
            <text:p>21289,1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40" calcext:value-type="float">
            <text:p>-40</text:p>
          </table:table-cell>
          <table:table-cell office:value-type="float" office:value="49.7" calcext:value-type="float">
            <text:p>49,7</text:p>
          </table:table-cell>
          <table:table-cell office:value-type="float" office:value="11.3" calcext:value-type="float">
            <text:p>11,3</text:p>
          </table:table-cell>
          <table:table-cell office:value-type="float" office:value="1.9" calcext:value-type="float">
            <text:p>1,9</text:p>
          </table:table-cell>
          <table:table-cell office:value-type="float" office:value="98.4" calcext:value-type="float">
            <text:p>98,4</text:p>
          </table:table-cell>
          <table:table-cell office:value-type="float" office:value="11.7" calcext:value-type="float">
            <text:p>11,7</text:p>
          </table:table-cell>
          <table:table-cell office:value-type="float" office:value="-228.5" calcext:value-type="float">
            <text:p>-228,5</text:p>
          </table:table-cell>
          <table:table-cell office:value-type="float" office:value="2438.8" calcext:value-type="float">
            <text:p>2438,8</text:p>
          </table:table-cell>
          <table:table-cell table:number-columns-repeated="16369"/>
        </table:table-row>
        <table:table-row table:style-name="ro1">
          <table:table-cell office:value-type="time" office:time-value="PT12H24M45S" calcext:value-type="time">
            <text:p>12:24:45</text:p>
          </table:table-cell>
          <table:table-cell office:value-type="float" office:value="9" calcext:value-type="float">
            <text:p>9</text:p>
          </table:table-cell>
          <table:table-cell office:value-type="float" office:value="47.564819" calcext:value-type="float">
            <text:p>47,564819</text:p>
          </table:table-cell>
          <table:table-cell office:value-type="float" office:value="0.411183" calcext:value-type="float">
            <text:p>0,411183</text:p>
          </table:table-cell>
          <table:table-cell office:value-type="float" office:value="21405.9" calcext:value-type="float">
            <text:p>21405,9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44.5" calcext:value-type="float">
            <text:p>-44,5</text:p>
          </table:table-cell>
          <table:table-cell office:value-type="float" office:value="49" calcext:value-type="float">
            <text:p>49</text:p>
          </table:table-cell>
          <table:table-cell office:value-type="float" office:value="11.3" calcext:value-type="float">
            <text:p>11,3</text:p>
          </table:table-cell>
          <table:table-cell office:value-type="float" office:value="1.9" calcext:value-type="float">
            <text:p>1,9</text:p>
          </table:table-cell>
          <table:table-cell office:value-type="float" office:value="98.3" calcext:value-type="float">
            <text:p>98,3</text:p>
          </table:table-cell>
          <table:table-cell office:value-type="float" office:value="11.7" calcext:value-type="float">
            <text:p>11,7</text:p>
          </table:table-cell>
          <table:table-cell office:value-type="float" office:value="-246" calcext:value-type="float">
            <text:p>-246</text:p>
          </table:table-cell>
          <table:table-cell office:value-type="float" office:value="2437.4" calcext:value-type="float">
            <text:p>2437,4</text:p>
          </table:table-cell>
          <table:table-cell table:number-columns-repeated="16369"/>
        </table:table-row>
        <table:table-row table:style-name="ro1">
          <table:table-cell office:value-type="time" office:time-value="PT12H24M55S" calcext:value-type="time">
            <text:p>12:24:55</text:p>
          </table:table-cell>
          <table:table-cell office:value-type="float" office:value="9" calcext:value-type="float">
            <text:p>9</text:p>
          </table:table-cell>
          <table:table-cell office:value-type="float" office:value="47.564785" calcext:value-type="float">
            <text:p>47,564785</text:p>
          </table:table-cell>
          <table:table-cell office:value-type="float" office:value="0.41086" calcext:value-type="float">
            <text:p>0,41086</text:p>
          </table:table-cell>
          <table:table-cell office:value-type="float" office:value="21460.8" calcext:value-type="float">
            <text:p>21460,8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39.5" calcext:value-type="float">
            <text:p>-39,5</text:p>
          </table:table-cell>
          <table:table-cell office:value-type="float" office:value="48.5" calcext:value-type="float">
            <text:p>48,5</text:p>
          </table:table-cell>
          <table:table-cell office:value-type="float" office:value="11.3" calcext:value-type="float">
            <text:p>11,3</text:p>
          </table:table-cell>
          <table:table-cell office:value-type="float" office:value="1.9" calcext:value-type="float">
            <text:p>1,9</text:p>
          </table:table-cell>
          <table:table-cell office:value-type="float" office:value="98.7" calcext:value-type="float">
            <text:p>98,7</text:p>
          </table:table-cell>
          <table:table-cell office:value-type="float" office:value="11.7" calcext:value-type="float">
            <text:p>11,7</text:p>
          </table:table-cell>
          <table:table-cell office:value-type="float" office:value="-235.8" calcext:value-type="float">
            <text:p>-235,8</text:p>
          </table:table-cell>
          <table:table-cell office:value-type="float" office:value="2436.7" calcext:value-type="float">
            <text:p>2436,7</text:p>
          </table:table-cell>
          <table:table-cell table:number-columns-repeated="16369"/>
        </table:table-row>
        <table:table-row table:style-name="ro1">
          <table:table-cell office:value-type="time" office:time-value="PT12H27M05S" calcext:value-type="time">
            <text:p>12:27:05</text:p>
          </table:table-cell>
          <table:table-cell office:value-type="float" office:value="9" calcext:value-type="float">
            <text:p>9</text:p>
          </table:table-cell>
          <table:table-cell office:value-type="float" office:value="47.566448" calcext:value-type="float">
            <text:p>47,566448</text:p>
          </table:table-cell>
          <table:table-cell office:value-type="float" office:value="0.400618" calcext:value-type="float">
            <text:p>0,400618</text:p>
          </table:table-cell>
          <table:table-cell office:value-type="float" office:value="22183" calcext:value-type="float">
            <text:p>22183</text:p>
          </table:table-cell>
          <table:table-cell office:value-type="float" office:value="6.2" calcext:value-type="float">
            <text:p>6,2</text:p>
          </table:table-cell>
          <table:table-cell office:value-type="float" office:value="3.3" calcext:value-type="float">
            <text:p>3,3</text:p>
          </table:table-cell>
          <table:table-cell office:value-type="float" office:value="-39.5" calcext:value-type="float">
            <text:p>-39,5</text:p>
          </table:table-cell>
          <table:table-cell office:value-type="float" office:value="43.7" calcext:value-type="float">
            <text:p>43,7</text:p>
          </table:table-cell>
          <table:table-cell office:value-type="float" office:value="11.5" calcext:value-type="float">
            <text:p>11,5</text:p>
          </table:table-cell>
          <table:table-cell office:value-type="float" office:value="1.9" calcext:value-type="float">
            <text:p>1,9</text:p>
          </table:table-cell>
          <table:table-cell office:value-type="float" office:value="100.4" calcext:value-type="float">
            <text:p>100,4</text:p>
          </table:table-cell>
          <table:table-cell office:value-type="float" office:value="11.7" calcext:value-type="float">
            <text:p>11,7</text:p>
          </table:table-cell>
          <table:table-cell office:value-type="float" office:value="-233.4" calcext:value-type="float">
            <text:p>-233,4</text:p>
          </table:table-cell>
          <table:table-cell office:value-type="float" office:value="2424.7" calcext:value-type="float">
            <text:p>2424,7</text:p>
          </table:table-cell>
          <table:table-cell table:number-columns-repeated="16369"/>
        </table:table-row>
        <table:table-row table:style-name="ro1">
          <table:table-cell office:value-type="time" office:time-value="PT12H27M15S" calcext:value-type="time">
            <text:p>12:27:15</text:p>
          </table:table-cell>
          <table:table-cell office:value-type="float" office:value="9" calcext:value-type="float">
            <text:p>9</text:p>
          </table:table-cell>
          <table:table-cell office:value-type="float" office:value="47.56665" calcext:value-type="float">
            <text:p>47,56665</text:p>
          </table:table-cell>
          <table:table-cell office:value-type="float" office:value="0.40035" calcext:value-type="float">
            <text:p>0,40035</text:p>
          </table:table-cell>
          <table:table-cell office:value-type="float" office:value="22238.8" calcext:value-type="float">
            <text:p>22238,8</text:p>
          </table:table-cell>
          <table:table-cell office:value-type="float" office:value="6.2" calcext:value-type="float">
            <text:p>6,2</text:p>
          </table:table-cell>
          <table:table-cell office:value-type="float" office:value="3.3" calcext:value-type="float">
            <text:p>3,3</text:p>
          </table:table-cell>
          <table:table-cell office:value-type="float" office:value="-36.8" calcext:value-type="float">
            <text:p>-36,8</text:p>
          </table:table-cell>
          <table:table-cell office:value-type="float" office:value="43.2" calcext:value-type="float">
            <text:p>43,2</text:p>
          </table:table-cell>
          <table:table-cell office:value-type="float" office:value="11.5" calcext:value-type="float">
            <text:p>11,5</text:p>
          </table:table-cell>
          <table:table-cell office:value-type="float" office:value="1.9" calcext:value-type="float">
            <text:p>1,9</text:p>
          </table:table-cell>
          <table:table-cell office:value-type="float" office:value="100.5" calcext:value-type="float">
            <text:p>100,5</text:p>
          </table:table-cell>
          <table:table-cell office:value-type="float" office:value="11.7" calcext:value-type="float">
            <text:p>11,7</text:p>
          </table:table-cell>
          <table:table-cell office:value-type="float" office:value="-234.7" calcext:value-type="float">
            <text:p>-234,7</text:p>
          </table:table-cell>
          <table:table-cell office:value-type="float" office:value="2424.1" calcext:value-type="float">
            <text:p>2424,1</text:p>
          </table:table-cell>
          <table:table-cell table:number-columns-repeated="16369"/>
        </table:table-row>
        <table:table-row table:style-name="ro1">
          <table:table-cell office:value-type="time" office:time-value="PT12H27M25S" calcext:value-type="time">
            <text:p>12:27:25</text:p>
          </table:table-cell>
          <table:table-cell office:value-type="float" office:value="9" calcext:value-type="float">
            <text:p>9</text:p>
          </table:table-cell>
          <table:table-cell office:value-type="float" office:value="47.56673" calcext:value-type="float">
            <text:p>47,56673</text:p>
          </table:table-cell>
          <table:table-cell office:value-type="float" office:value="0.400228" calcext:value-type="float">
            <text:p>0,400228</text:p>
          </table:table-cell>
          <table:table-cell office:value-type="float" office:value="22297.5" calcext:value-type="float">
            <text:p>22297,5</text:p>
          </table:table-cell>
          <table:table-cell office:value-type="float" office:value="6.2" calcext:value-type="float">
            <text:p>6,2</text:p>
          </table:table-cell>
          <table:table-cell office:value-type="float" office:value="3.4" calcext:value-type="float">
            <text:p>3,4</text:p>
          </table:table-cell>
          <table:table-cell office:value-type="float" office:value="-44.2" calcext:value-type="float">
            <text:p>-44,2</text:p>
          </table:table-cell>
          <table:table-cell office:value-type="float" office:value="42.8" calcext:value-type="float">
            <text:p>42,8</text:p>
          </table:table-cell>
          <table:table-cell office:value-type="float" office:value="11.5" calcext:value-type="float">
            <text:p>11,5</text:p>
          </table:table-cell>
          <table:table-cell office:value-type="float" office:value="1.9" calcext:value-type="float">
            <text:p>1,9</text:p>
          </table:table-cell>
          <table:table-cell office:value-type="float" office:value="100.6" calcext:value-type="float">
            <text:p>100,6</text:p>
          </table:table-cell>
          <table:table-cell office:value-type="float" office:value="11.7" calcext:value-type="float">
            <text:p>11,7</text:p>
          </table:table-cell>
          <table:table-cell office:value-type="float" office:value="-230.2" calcext:value-type="float">
            <text:p>-230,2</text:p>
          </table:table-cell>
          <table:table-cell office:value-type="float" office:value="2423.4" calcext:value-type="float">
            <text:p>2423,4</text:p>
          </table:table-cell>
          <table:table-cell table:number-columns-repeated="16369"/>
        </table:table-row>
        <table:table-row table:style-name="ro1">
          <table:table-cell office:value-type="time" office:time-value="PT12H27M35S" calcext:value-type="time">
            <text:p>12:27:35</text:p>
          </table:table-cell>
          <table:table-cell office:value-type="float" office:value="8" calcext:value-type="float">
            <text:p>8</text:p>
          </table:table-cell>
          <table:table-cell office:value-type="float" office:value="47.56665" calcext:value-type="float">
            <text:p>47,56665</text:p>
          </table:table-cell>
          <table:table-cell office:value-type="float" office:value="0.40012" calcext:value-type="float">
            <text:p>0,40012</text:p>
          </table:table-cell>
          <table:table-cell office:value-type="float" office:value="22351.6" calcext:value-type="float">
            <text:p>22351,6</text:p>
          </table:table-cell>
          <table:table-cell office:value-type="float" office:value="6.2" calcext:value-type="float">
            <text:p>6,2</text:p>
          </table:table-cell>
          <table:table-cell office:value-type="float" office:value="3.4" calcext:value-type="float">
            <text:p>3,4</text:p>
          </table:table-cell>
          <table:table-cell office:value-type="float" office:value="-41.5" calcext:value-type="float">
            <text:p>-41,5</text:p>
          </table:table-cell>
          <table:table-cell office:value-type="float" office:value="42.6" calcext:value-type="float">
            <text:p>42,6</text:p>
          </table:table-cell>
          <table:table-cell office:value-type="float" office:value="11.5" calcext:value-type="float">
            <text:p>11,5</text:p>
          </table:table-cell>
          <table:table-cell office:value-type="float" office:value="1.9" calcext:value-type="float">
            <text:p>1,9</text:p>
          </table:table-cell>
          <table:table-cell office:value-type="float" office:value="100.2" calcext:value-type="float">
            <text:p>100,2</text:p>
          </table:table-cell>
          <table:table-cell office:value-type="float" office:value="11.7" calcext:value-type="float">
            <text:p>11,7</text:p>
          </table:table-cell>
          <table:table-cell office:value-type="float" office:value="-297.4" calcext:value-type="float">
            <text:p>-297,4</text:p>
          </table:table-cell>
          <table:table-cell office:value-type="float" office:value="2422.7" calcext:value-type="float">
            <text:p>2422,7</text:p>
          </table:table-cell>
          <table:table-cell table:number-columns-repeated="16369"/>
        </table:table-row>
        <table:table-row table:style-name="ro1">
          <table:table-cell office:value-type="time" office:time-value="PT12H27M45S" calcext:value-type="time">
            <text:p>12:27:45</text:p>
          </table:table-cell>
          <table:table-cell office:value-type="float" office:value="9" calcext:value-type="float">
            <text:p>9</text:p>
          </table:table-cell>
          <table:table-cell office:value-type="float" office:value="47.566494" calcext:value-type="float">
            <text:p>47,566494</text:p>
          </table:table-cell>
          <table:table-cell office:value-type="float" office:value="0.399972" calcext:value-type="float">
            <text:p>0,399972</text:p>
          </table:table-cell>
          <table:table-cell office:value-type="float" office:value="22412.9" calcext:value-type="float">
            <text:p>22412,9</text:p>
          </table:table-cell>
          <table:table-cell office:value-type="float" office:value="6.2" calcext:value-type="float">
            <text:p>6,2</text:p>
          </table:table-cell>
          <table:table-cell office:value-type="float" office:value="3.4" calcext:value-type="float">
            <text:p>3,4</text:p>
          </table:table-cell>
          <table:table-cell office:value-type="float" office:value="-36.2" calcext:value-type="float">
            <text:p>-36,2</text:p>
          </table:table-cell>
          <table:table-cell office:value-type="float" office:value="42.3" calcext:value-type="float">
            <text:p>42,3</text:p>
          </table:table-cell>
          <table:table-cell office:value-type="float" office:value="11.5" calcext:value-type="float">
            <text:p>11,5</text:p>
          </table:table-cell>
          <table:table-cell office:value-type="float" office:value="1.9" calcext:value-type="float">
            <text:p>1,9</text:p>
          </table:table-cell>
          <table:table-cell office:value-type="float" office:value="99.5" calcext:value-type="float">
            <text:p>99,5</text:p>
          </table:table-cell>
          <table:table-cell office:value-type="float" office:value="11.7" calcext:value-type="float">
            <text:p>11,7</text:p>
          </table:table-cell>
          <table:table-cell office:value-type="float" office:value="-233.6" calcext:value-type="float">
            <text:p>-233,6</text:p>
          </table:table-cell>
          <table:table-cell office:value-type="float" office:value="2422" calcext:value-type="float">
            <text:p>2422</text:p>
          </table:table-cell>
          <table:table-cell table:number-columns-repeated="16369"/>
        </table:table-row>
        <table:table-row table:style-name="ro1">
          <table:table-cell office:value-type="time" office:time-value="PT12H27M55S" calcext:value-type="time">
            <text:p>12:27:55</text:p>
          </table:table-cell>
          <table:table-cell office:value-type="float" office:value="9" calcext:value-type="float">
            <text:p>9</text:p>
          </table:table-cell>
          <table:table-cell office:value-type="float" office:value="47.566242" calcext:value-type="float">
            <text:p>47,566242</text:p>
          </table:table-cell>
          <table:table-cell office:value-type="float" office:value="0.399672" calcext:value-type="float">
            <text:p>0,399672</text:p>
          </table:table-cell>
          <table:table-cell office:value-type="float" office:value="22468.2" calcext:value-type="float">
            <text:p>22468,2</text:p>
          </table:table-cell>
          <table:table-cell office:value-type="float" office:value="6.2" calcext:value-type="float">
            <text:p>6,2</text:p>
          </table:table-cell>
          <table:table-cell office:value-type="float" office:value="3.4" calcext:value-type="float">
            <text:p>3,4</text:p>
          </table:table-cell>
          <table:table-cell office:value-type="float" office:value="-36.5" calcext:value-type="float">
            <text:p>-36,5</text:p>
          </table:table-cell>
          <table:table-cell office:value-type="float" office:value="42" calcext:value-type="float">
            <text:p>42</text:p>
          </table:table-cell>
          <table:table-cell office:value-type="float" office:value="11.5" calcext:value-type="float">
            <text:p>11,5</text:p>
          </table:table-cell>
          <table:table-cell office:value-type="float" office:value="1.9" calcext:value-type="float">
            <text:p>1,9</text:p>
          </table:table-cell>
          <table:table-cell office:value-type="float" office:value="99.4" calcext:value-type="float">
            <text:p>99,4</text:p>
          </table:table-cell>
          <table:table-cell office:value-type="float" office:value="11.7" calcext:value-type="float">
            <text:p>11,7</text:p>
          </table:table-cell>
          <table:table-cell office:value-type="float" office:value="-232.6" calcext:value-type="float">
            <text:p>-232,6</text:p>
          </table:table-cell>
          <table:table-cell office:value-type="float" office:value="2421.4" calcext:value-type="float">
            <text:p>2421,4</text:p>
          </table:table-cell>
          <table:table-cell table:number-columns-repeated="16369"/>
        </table:table-row>
        <table:table-row table:style-name="ro1">
          <table:table-cell office:value-type="time" office:time-value="PT12H28M05S" calcext:value-type="time">
            <text:p>12:28:05</text:p>
          </table:table-cell>
          <table:table-cell office:value-type="float" office:value="8" calcext:value-type="float">
            <text:p>8</text:p>
          </table:table-cell>
          <table:table-cell office:value-type="float" office:value="47.565697" calcext:value-type="float">
            <text:p>47,565697</text:p>
          </table:table-cell>
          <table:table-cell office:value-type="float" office:value="0.399348" calcext:value-type="float">
            <text:p>0,399348</text:p>
          </table:table-cell>
          <table:table-cell office:value-type="float" office:value="22522.8" calcext:value-type="float">
            <text:p>22522,8</text:p>
          </table:table-cell>
          <table:table-cell office:value-type="float" office:value="6.4" calcext:value-type="float">
            <text:p>6,4</text:p>
          </table:table-cell>
          <table:table-cell office:value-type="float" office:value="3.4" calcext:value-type="float">
            <text:p>3,4</text:p>
          </table:table-cell>
          <table:table-cell office:value-type="float" office:value="-42.5" calcext:value-type="float">
            <text:p>-42,5</text:p>
          </table:table-cell>
          <table:table-cell office:value-type="float" office:value="41.6" calcext:value-type="float">
            <text:p>41,6</text:p>
          </table:table-cell>
          <table:table-cell office:value-type="float" office:value="11.5" calcext:value-type="float">
            <text:p>11,5</text:p>
          </table:table-cell>
          <table:table-cell office:value-type="float" office:value="1.9" calcext:value-type="float">
            <text:p>1,9</text:p>
          </table:table-cell>
          <table:table-cell office:value-type="float" office:value="99.5" calcext:value-type="float">
            <text:p>99,5</text:p>
          </table:table-cell>
          <table:table-cell office:value-type="float" office:value="11.7" calcext:value-type="float">
            <text:p>11,7</text:p>
          </table:table-cell>
          <table:table-cell office:value-type="float" office:value="-227.7" calcext:value-type="float">
            <text:p>-227,7</text:p>
          </table:table-cell>
          <table:table-cell office:value-type="float" office:value="2420.5" calcext:value-type="float">
            <text:p>2420,5</text:p>
          </table:table-cell>
          <table:table-cell table:number-columns-repeated="16369"/>
        </table:table-row>
        <table:table-row table:style-name="ro1">
          <table:table-cell office:value-type="time" office:time-value="PT12H28M15S" calcext:value-type="time">
            <text:p>12:28:15</text:p>
          </table:table-cell>
          <table:table-cell office:value-type="float" office:value="9" calcext:value-type="float">
            <text:p>9</text:p>
          </table:table-cell>
          <table:table-cell office:value-type="float" office:value="47.565323" calcext:value-type="float">
            <text:p>47,565323</text:p>
          </table:table-cell>
          <table:table-cell office:value-type="float" office:value="0.399218" calcext:value-type="float">
            <text:p>0,399218</text:p>
          </table:table-cell>
          <table:table-cell office:value-type="float" office:value="22573.7" calcext:value-type="float">
            <text:p>22573,7</text:p>
          </table:table-cell>
          <table:table-cell office:value-type="float" office:value="6.4" calcext:value-type="float">
            <text:p>6,4</text:p>
          </table:table-cell>
          <table:table-cell office:value-type="float" office:value="3.4" calcext:value-type="float">
            <text:p>3,4</text:p>
          </table:table-cell>
          <table:table-cell office:value-type="float" office:value="-34" calcext:value-type="float">
            <text:p>-34</text:p>
          </table:table-cell>
          <table:table-cell office:value-type="float" office:value="41.3" calcext:value-type="float">
            <text:p>41,3</text:p>
          </table:table-cell>
          <table:table-cell office:value-type="float" office:value="11.6" calcext:value-type="float">
            <text:p>11,6</text:p>
          </table:table-cell>
          <table:table-cell office:value-type="float" office:value="1.9" calcext:value-type="float">
            <text:p>1,9</text:p>
          </table:table-cell>
          <table:table-cell office:value-type="float" office:value="99" calcext:value-type="float">
            <text:p>99</text:p>
          </table:table-cell>
          <table:table-cell office:value-type="float" office:value="11.7" calcext:value-type="float">
            <text:p>11,7</text:p>
          </table:table-cell>
          <table:table-cell office:value-type="float" office:value="-229.8" calcext:value-type="float">
            <text:p>-229,8</text:p>
          </table:table-cell>
          <table:table-cell office:value-type="float" office:value="2419.9" calcext:value-type="float">
            <text:p>2419,9</text:p>
          </table:table-cell>
          <table:table-cell table:number-columns-repeated="16369"/>
        </table:table-row>
        <table:table-row table:style-name="ro1">
          <table:table-cell office:value-type="time" office:time-value="PT12H28M25S" calcext:value-type="time">
            <text:p>12:28:25</text:p>
          </table:table-cell>
          <table:table-cell office:value-type="float" office:value="9" calcext:value-type="float">
            <text:p>9</text:p>
          </table:table-cell>
          <table:table-cell office:value-type="float" office:value="47.564816" calcext:value-type="float">
            <text:p>47,564816</text:p>
          </table:table-cell>
          <table:table-cell office:value-type="float" office:value="0.398703" calcext:value-type="float">
            <text:p>0,398703</text:p>
          </table:table-cell>
          <table:table-cell office:value-type="float" office:value="22626.3" calcext:value-type="float">
            <text:p>22626,3</text:p>
          </table:table-cell>
          <table:table-cell office:value-type="float" office:value="6.4" calcext:value-type="float">
            <text:p>6,4</text:p>
          </table:table-cell>
          <table:table-cell office:value-type="float" office:value="3.4" calcext:value-type="float">
            <text:p>3,4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11.6" calcext:value-type="float">
            <text:p>11,6</text:p>
          </table:table-cell>
          <table:table-cell office:value-type="float" office:value="1.9" calcext:value-type="float">
            <text:p>1,9</text:p>
          </table:table-cell>
          <table:table-cell office:value-type="float" office:value="98.4" calcext:value-type="float">
            <text:p>98,4</text:p>
          </table:table-cell>
          <table:table-cell office:value-type="float" office:value="11.7" calcext:value-type="float">
            <text:p>11,7</text:p>
          </table:table-cell>
          <table:table-cell office:value-type="float" office:value="-229.3" calcext:value-type="float">
            <text:p>-229,3</text:p>
          </table:table-cell>
          <table:table-cell office:value-type="float" office:value="2419.2" calcext:value-type="float">
            <text:p>2419,2</text:p>
          </table:table-cell>
          <table:table-cell table:number-columns-repeated="16369"/>
        </table:table-row>
        <table:table-row table:style-name="ro1">
          <table:table-cell office:value-type="time" office:time-value="PT12H28M35S" calcext:value-type="time">
            <text:p>12:28:35</text:p>
          </table:table-cell>
          <table:table-cell office:value-type="float" office:value="9" calcext:value-type="float">
            <text:p>9</text:p>
          </table:table-cell>
          <table:table-cell office:value-type="float" office:value="47.564304" calcext:value-type="float">
            <text:p>47,564304</text:p>
          </table:table-cell>
          <table:table-cell office:value-type="float" office:value="0.39812" calcext:value-type="float">
            <text:p>0,39812</text:p>
          </table:table-cell>
          <table:table-cell office:value-type="float" office:value="22682.3" calcext:value-type="float">
            <text:p>22682,3</text:p>
          </table:table-cell>
          <table:table-cell office:value-type="float" office:value="6.4" calcext:value-type="float">
            <text:p>6,4</text:p>
          </table:table-cell>
          <table:table-cell office:value-type="float" office:value="3.4" calcext:value-type="float">
            <text:p>3,4</text:p>
          </table:table-cell>
          <table:table-cell office:value-type="float" office:value="-41" calcext:value-type="float">
            <text:p>-41</text:p>
          </table:table-cell>
          <table:table-cell office:value-type="float" office:value="40.6" calcext:value-type="float">
            <text:p>40,6</text:p>
          </table:table-cell>
          <table:table-cell office:value-type="float" office:value="11.6" calcext:value-type="float">
            <text:p>11,6</text:p>
          </table:table-cell>
          <table:table-cell office:value-type="float" office:value="1.8" calcext:value-type="float">
            <text:p>1,8</text:p>
          </table:table-cell>
          <table:table-cell office:value-type="float" office:value="97.8" calcext:value-type="float">
            <text:p>97,8</text:p>
          </table:table-cell>
          <table:table-cell office:value-type="float" office:value="11.7" calcext:value-type="float">
            <text:p>11,7</text:p>
          </table:table-cell>
          <table:table-cell office:value-type="float" office:value="-247.2" calcext:value-type="float">
            <text:p>-247,2</text:p>
          </table:table-cell>
          <table:table-cell office:value-type="float" office:value="2418.5" calcext:value-type="float">
            <text:p>2418,5</text:p>
          </table:table-cell>
          <table:table-cell table:number-columns-repeated="16369"/>
        </table:table-row>
        <table:table-row table:style-name="ro1">
          <table:table-cell office:value-type="time" office:time-value="PT12H28M45S" calcext:value-type="time">
            <text:p>12:28:45</text:p>
          </table:table-cell>
          <table:table-cell office:value-type="float" office:value="9" calcext:value-type="float">
            <text:p>9</text:p>
          </table:table-cell>
          <table:table-cell office:value-type="float" office:value="47.563751" calcext:value-type="float">
            <text:p>47,563751</text:p>
          </table:table-cell>
          <table:table-cell office:value-type="float" office:value="0.39737" calcext:value-type="float">
            <text:p>0,39737</text:p>
          </table:table-cell>
          <table:table-cell office:value-type="float" office:value="22740.9" calcext:value-type="float">
            <text:p>22740,9</text:p>
          </table:table-cell>
          <table:table-cell office:value-type="float" office:value="6.4" calcext:value-type="float">
            <text:p>6,4</text:p>
          </table:table-cell>
          <table:table-cell office:value-type="float" office:value="3.4" calcext:value-type="float">
            <text:p>3,4</text:p>
          </table:table-cell>
          <table:table-cell office:value-type="float" office:value="-42" calcext:value-type="float">
            <text:p>-42</text:p>
          </table:table-cell>
          <table:table-cell office:value-type="float" office:value="40.3" calcext:value-type="float">
            <text:p>40,3</text:p>
          </table:table-cell>
          <table:table-cell office:value-type="float" office:value="11.6" calcext:value-type="float">
            <text:p>11,6</text:p>
          </table:table-cell>
          <table:table-cell office:value-type="float" office:value="1.8" calcext:value-type="float">
            <text:p>1,8</text:p>
          </table:table-cell>
          <table:table-cell office:value-type="float" office:value="97.6" calcext:value-type="float">
            <text:p>97,6</text:p>
          </table:table-cell>
          <table:table-cell office:value-type="float" office:value="11.7" calcext:value-type="float">
            <text:p>11,7</text:p>
          </table:table-cell>
          <table:table-cell office:value-type="float" office:value="-243.7" calcext:value-type="float">
            <text:p>-243,7</text:p>
          </table:table-cell>
          <table:table-cell office:value-type="float" office:value="2417.8" calcext:value-type="float">
            <text:p>2417,8</text:p>
          </table:table-cell>
          <table:table-cell table:number-columns-repeated="16369"/>
        </table:table-row>
        <table:table-row table:style-name="ro1">
          <table:table-cell office:value-type="time" office:time-value="PT12H28M55S" calcext:value-type="time">
            <text:p>12:28:55</text:p>
          </table:table-cell>
          <table:table-cell office:value-type="float" office:value="9" calcext:value-type="float">
            <text:p>9</text:p>
          </table:table-cell>
          <table:table-cell office:value-type="float" office:value="47.563251" calcext:value-type="float">
            <text:p>47,563251</text:p>
          </table:table-cell>
          <table:table-cell office:value-type="float" office:value="0.39647" calcext:value-type="float">
            <text:p>0,39647</text:p>
          </table:table-cell>
          <table:table-cell office:value-type="float" office:value="22797" calcext:value-type="float">
            <text:p>22797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-41.8" calcext:value-type="float">
            <text:p>-41,8</text:p>
          </table:table-cell>
          <table:table-cell office:value-type="float" office:value="39.9" calcext:value-type="float">
            <text:p>39,9</text:p>
          </table:table-cell>
          <table:table-cell office:value-type="float" office:value="11.6" calcext:value-type="float">
            <text:p>11,6</text:p>
          </table:table-cell>
          <table:table-cell office:value-type="float" office:value="1.8" calcext:value-type="float">
            <text:p>1,8</text:p>
          </table:table-cell>
          <table:table-cell office:value-type="float" office:value="97.3" calcext:value-type="float">
            <text:p>97,3</text:p>
          </table:table-cell>
          <table:table-cell office:value-type="float" office:value="11.7" calcext:value-type="float">
            <text:p>11,7</text:p>
          </table:table-cell>
          <table:table-cell office:value-type="float" office:value="-325" calcext:value-type="float">
            <text:p>-325</text:p>
          </table:table-cell>
          <table:table-cell office:value-type="float" office:value="2417.1" calcext:value-type="float">
            <text:p>2417,1</text:p>
          </table:table-cell>
          <table:table-cell table:number-columns-repeated="16369"/>
        </table:table-row>
        <table:table-row table:style-name="ro1">
          <table:table-cell office:value-type="time" office:time-value="PT12H29M05S" calcext:value-type="time">
            <text:p>12:29:05</text:p>
          </table:table-cell>
          <table:table-cell office:value-type="float" office:value="9" calcext:value-type="float">
            <text:p>9</text:p>
          </table:table-cell>
          <table:table-cell office:value-type="float" office:value="47.562881" calcext:value-type="float">
            <text:p>47,562881</text:p>
          </table:table-cell>
          <table:table-cell office:value-type="float" office:value="0.395673" calcext:value-type="float">
            <text:p>0,395673</text:p>
          </table:table-cell>
          <table:table-cell office:value-type="float" office:value="22850" calcext:value-type="float">
            <text:p>22850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-39.8" calcext:value-type="float">
            <text:p>-39,8</text:p>
          </table:table-cell>
          <table:table-cell office:value-type="float" office:value="39.6" calcext:value-type="float">
            <text:p>39,6</text:p>
          </table:table-cell>
          <table:table-cell office:value-type="float" office:value="11.6" calcext:value-type="float">
            <text:p>11,6</text:p>
          </table:table-cell>
          <table:table-cell office:value-type="float" office:value="1.8" calcext:value-type="float">
            <text:p>1,8</text:p>
          </table:table-cell>
          <table:table-cell office:value-type="float" office:value="97.1" calcext:value-type="float">
            <text:p>97,1</text:p>
          </table:table-cell>
          <table:table-cell office:value-type="float" office:value="11.7" calcext:value-type="float">
            <text:p>11,7</text:p>
          </table:table-cell>
          <table:table-cell office:value-type="float" office:value="-233.5" calcext:value-type="float">
            <text:p>-233,5</text:p>
          </table:table-cell>
          <table:table-cell office:value-type="float" office:value="2416.5" calcext:value-type="float">
            <text:p>2416,5</text:p>
          </table:table-cell>
          <table:table-cell table:number-columns-repeated="16369"/>
        </table:table-row>
        <table:table-row table:style-name="ro1">
          <table:table-cell office:value-type="time" office:time-value="PT12H29M15S" calcext:value-type="time">
            <text:p>12:29:15</text:p>
          </table:table-cell>
          <table:table-cell office:value-type="float" office:value="9" calcext:value-type="float">
            <text:p>9</text:p>
          </table:table-cell>
          <table:table-cell office:value-type="float" office:value="47.56258" calcext:value-type="float">
            <text:p>47,56258</text:p>
          </table:table-cell>
          <table:table-cell office:value-type="float" office:value="0.394642" calcext:value-type="float">
            <text:p>0,394642</text:p>
          </table:table-cell>
          <table:table-cell office:value-type="float" office:value="22906.9" calcext:value-type="float">
            <text:p>22906,9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-37.8" calcext:value-type="float">
            <text:p>-37,8</text:p>
          </table:table-cell>
          <table:table-cell office:value-type="float" office:value="39.3" calcext:value-type="float">
            <text:p>39,3</text:p>
          </table:table-cell>
          <table:table-cell office:value-type="float" office:value="11.6" calcext:value-type="float">
            <text:p>11,6</text:p>
          </table:table-cell>
          <table:table-cell office:value-type="float" office:value="1.8" calcext:value-type="float">
            <text:p>1,8</text:p>
          </table:table-cell>
          <table:table-cell office:value-type="float" office:value="96.9" calcext:value-type="float">
            <text:p>96,9</text:p>
          </table:table-cell>
          <table:table-cell office:value-type="float" office:value="11.7" calcext:value-type="float">
            <text:p>11,7</text:p>
          </table:table-cell>
          <table:table-cell office:value-type="float" office:value="-228.9" calcext:value-type="float">
            <text:p>-228,9</text:p>
          </table:table-cell>
          <table:table-cell office:value-type="float" office:value="2415.8" calcext:value-type="float">
            <text:p>2415,8</text:p>
          </table:table-cell>
          <table:table-cell table:number-columns-repeated="16369"/>
        </table:table-row>
        <table:table-row table:style-name="ro1">
          <table:table-cell office:value-type="time" office:time-value="PT12H29M25S" calcext:value-type="time">
            <text:p>12:29:25</text:p>
          </table:table-cell>
          <table:table-cell office:value-type="float" office:value="9" calcext:value-type="float">
            <text:p>9</text:p>
          </table:table-cell>
          <table:table-cell office:value-type="float" office:value="47.56234" calcext:value-type="float">
            <text:p>47,56234</text:p>
          </table:table-cell>
          <table:table-cell office:value-type="float" office:value="0.393402" calcext:value-type="float">
            <text:p>0,393402</text:p>
          </table:table-cell>
          <table:table-cell office:value-type="float" office:value="22967.5" calcext:value-type="float">
            <text:p>22967,5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-38.2" calcext:value-type="float">
            <text:p>-38,2</text:p>
          </table:table-cell>
          <table:table-cell office:value-type="float" office:value="39" calcext:value-type="float">
            <text:p>39</text:p>
          </table:table-cell>
          <table:table-cell office:value-type="float" office:value="11.6" calcext:value-type="float">
            <text:p>11,6</text:p>
          </table:table-cell>
          <table:table-cell office:value-type="float" office:value="1.8" calcext:value-type="float">
            <text:p>1,8</text:p>
          </table:table-cell>
          <table:table-cell office:value-type="float" office:value="96.5" calcext:value-type="float">
            <text:p>96,5</text:p>
          </table:table-cell>
          <table:table-cell office:value-type="float" office:value="11.7" calcext:value-type="float">
            <text:p>11,7</text:p>
          </table:table-cell>
          <table:table-cell office:value-type="float" office:value="-237.2" calcext:value-type="float">
            <text:p>-237,2</text:p>
          </table:table-cell>
          <table:table-cell office:value-type="float" office:value="2415.2" calcext:value-type="float">
            <text:p>2415,2</text:p>
          </table:table-cell>
          <table:table-cell table:number-columns-repeated="16369"/>
        </table:table-row>
        <table:table-row table:style-name="ro1">
          <table:table-cell office:value-type="time" office:time-value="PT12H29M35S" calcext:value-type="time">
            <text:p>12:29:35</text:p>
          </table:table-cell>
          <table:table-cell office:value-type="float" office:value="9" calcext:value-type="float">
            <text:p>9</text:p>
          </table:table-cell>
          <table:table-cell office:value-type="float" office:value="47.56234" calcext:value-type="float">
            <text:p>47,56234</text:p>
          </table:table-cell>
          <table:table-cell office:value-type="float" office:value="0.39188" calcext:value-type="float">
            <text:p>0,39188</text:p>
          </table:table-cell>
          <table:table-cell office:value-type="float" office:value="23022.8" calcext:value-type="float">
            <text:p>23022,8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-33.5" calcext:value-type="float">
            <text:p>-33,5</text:p>
          </table:table-cell>
          <table:table-cell office:value-type="float" office:value="38.7" calcext:value-type="float">
            <text:p>38,7</text:p>
          </table:table-cell>
          <table:table-cell office:value-type="float" office:value="11.7" calcext:value-type="float">
            <text:p>11,7</text:p>
          </table:table-cell>
          <table:table-cell office:value-type="float" office:value="1.8" calcext:value-type="float">
            <text:p>1,8</text:p>
          </table:table-cell>
          <table:table-cell office:value-type="float" office:value="96.5" calcext:value-type="float">
            <text:p>96,5</text:p>
          </table:table-cell>
          <table:table-cell office:value-type="float" office:value="11.7" calcext:value-type="float">
            <text:p>11,7</text:p>
          </table:table-cell>
          <table:table-cell office:value-type="float" office:value="-256.6" calcext:value-type="float">
            <text:p>-256,6</text:p>
          </table:table-cell>
          <table:table-cell office:value-type="float" office:value="2414.5" calcext:value-type="float">
            <text:p>2414,5</text:p>
          </table:table-cell>
          <table:table-cell table:number-columns-repeated="16369"/>
        </table:table-row>
        <table:table-row table:style-name="ro1">
          <table:table-cell office:value-type="time" office:time-value="PT12H29M45S" calcext:value-type="time">
            <text:p>12:29:45</text:p>
          </table:table-cell>
          <table:table-cell office:value-type="float" office:value="9" calcext:value-type="float">
            <text:p>9</text:p>
          </table:table-cell>
          <table:table-cell office:value-type="float" office:value="47.562492" calcext:value-type="float">
            <text:p>47,562492</text:p>
          </table:table-cell>
          <table:table-cell office:value-type="float" office:value="0.39051" calcext:value-type="float">
            <text:p>0,39051</text:p>
          </table:table-cell>
          <table:table-cell office:value-type="float" office:value="23078.4" calcext:value-type="float">
            <text:p>23078,4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-40.5" calcext:value-type="float">
            <text:p>-40,5</text:p>
          </table:table-cell>
          <table:table-cell office:value-type="float" office:value="38.4" calcext:value-type="float">
            <text:p>38,4</text:p>
          </table:table-cell>
          <table:table-cell office:value-type="float" office:value="11.7" calcext:value-type="float">
            <text:p>11,7</text:p>
          </table:table-cell>
          <table:table-cell office:value-type="float" office:value="1.8" calcext:value-type="float">
            <text:p>1,8</text:p>
          </table:table-cell>
          <table:table-cell office:value-type="float" office:value="96.1" calcext:value-type="float">
            <text:p>96,1</text:p>
          </table:table-cell>
          <table:table-cell office:value-type="float" office:value="11.7" calcext:value-type="float">
            <text:p>11,7</text:p>
          </table:table-cell>
          <table:table-cell office:value-type="float" office:value="-230.7" calcext:value-type="float">
            <text:p>-230,7</text:p>
          </table:table-cell>
          <table:table-cell office:value-type="float" office:value="2413.8" calcext:value-type="float">
            <text:p>2413,8</text:p>
          </table:table-cell>
          <table:table-cell table:number-columns-repeated="16369"/>
        </table:table-row>
        <table:table-row table:style-name="ro1">
          <table:table-cell office:value-type="time" office:time-value="PT12H29M45S" calcext:value-type="time">
            <text:p>12:29:45</text:p>
          </table:table-cell>
          <table:table-cell office:value-type="float" office:value="9" calcext:value-type="float">
            <text:p>9</text:p>
          </table:table-cell>
          <table:table-cell office:value-type="float" office:value="47.562492" calcext:value-type="float">
            <text:p>47,562492</text:p>
          </table:table-cell>
          <table:table-cell office:value-type="float" office:value="0.39051" calcext:value-type="float">
            <text:p>0,39051</text:p>
          </table:table-cell>
          <table:table-cell office:value-type="float" office:value="23078.4" calcext:value-type="float">
            <text:p>23078,4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-37.8" calcext:value-type="float">
            <text:p>-37,8</text:p>
          </table:table-cell>
          <table:table-cell office:value-type="float" office:value="38.4" calcext:value-type="float">
            <text:p>38,4</text:p>
          </table:table-cell>
          <table:table-cell office:value-type="float" office:value="11.7" calcext:value-type="float">
            <text:p>11,7</text:p>
          </table:table-cell>
          <table:table-cell office:value-type="float" office:value="1.8" calcext:value-type="float">
            <text:p>1,8</text:p>
          </table:table-cell>
          <table:table-cell office:value-type="float" office:value="96" calcext:value-type="float">
            <text:p>96</text:p>
          </table:table-cell>
          <table:table-cell office:value-type="float" office:value="11.7" calcext:value-type="float">
            <text:p>11,7</text:p>
          </table:table-cell>
          <table:table-cell office:value-type="float" office:value="-255.7" calcext:value-type="float">
            <text:p>-255,7</text:p>
          </table:table-cell>
          <table:table-cell office:value-type="float" office:value="2413.7" calcext:value-type="float">
            <text:p>2413,7</text:p>
          </table:table-cell>
          <table:table-cell table:number-columns-repeated="16369"/>
        </table:table-row>
        <table:table-row table:style-name="ro1">
          <table:table-cell office:value-type="time" office:time-value="PT12H29M55S" calcext:value-type="time">
            <text:p>12:29:55</text:p>
          </table:table-cell>
          <table:table-cell office:value-type="float" office:value="9" calcext:value-type="float">
            <text:p>9</text:p>
          </table:table-cell>
          <table:table-cell office:value-type="float" office:value="47.562824" calcext:value-type="float">
            <text:p>47,562824</text:p>
          </table:table-cell>
          <table:table-cell office:value-type="float" office:value="0.389225" calcext:value-type="float">
            <text:p>0,389225</text:p>
          </table:table-cell>
          <table:table-cell office:value-type="float" office:value="23129" calcext:value-type="float">
            <text:p>23129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-34.8" calcext:value-type="float">
            <text:p>-34,8</text:p>
          </table:table-cell>
          <table:table-cell office:value-type="float" office:value="38.2" calcext:value-type="float">
            <text:p>38,2</text:p>
          </table:table-cell>
          <table:table-cell office:value-type="float" office:value="11.7" calcext:value-type="float">
            <text:p>11,7</text:p>
          </table:table-cell>
          <table:table-cell office:value-type="float" office:value="1.8" calcext:value-type="float">
            <text:p>1,8</text:p>
          </table:table-cell>
          <table:table-cell office:value-type="float" office:value="95.8" calcext:value-type="float">
            <text:p>95,8</text:p>
          </table:table-cell>
          <table:table-cell office:value-type="float" office:value="11.7" calcext:value-type="float">
            <text:p>11,7</text:p>
          </table:table-cell>
          <table:table-cell office:value-type="float" office:value="-236.5" calcext:value-type="float">
            <text:p>-236,5</text:p>
          </table:table-cell>
          <table:table-cell office:value-type="float" office:value="2413.1" calcext:value-type="float">
            <text:p>2413,1</text:p>
          </table:table-cell>
          <table:table-cell table:number-columns-repeated="16369"/>
        </table:table-row>
        <table:table-row table:style-name="ro1">
          <table:table-cell office:value-type="time" office:time-value="PT12H30M15S" calcext:value-type="time">
            <text:p>12:30:15</text:p>
          </table:table-cell>
          <table:table-cell office:value-type="float" office:value="9" calcext:value-type="float">
            <text:p>9</text:p>
          </table:table-cell>
          <table:table-cell office:value-type="float" office:value="47.563423" calcext:value-type="float">
            <text:p>47,563423</text:p>
          </table:table-cell>
          <table:table-cell office:value-type="float" office:value="0.387242" calcext:value-type="float">
            <text:p>0,387242</text:p>
          </table:table-cell>
          <table:table-cell office:value-type="float" office:value="23246.9" calcext:value-type="float">
            <text:p>23246,9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-32" calcext:value-type="float">
            <text:p>-32</text:p>
          </table:table-cell>
          <table:table-cell office:value-type="float" office:value="37.5" calcext:value-type="float">
            <text:p>37,5</text:p>
          </table:table-cell>
          <table:table-cell office:value-type="float" office:value="11.7" calcext:value-type="float">
            <text:p>11,7</text:p>
          </table:table-cell>
          <table:table-cell office:value-type="float" office:value="1.8" calcext:value-type="float">
            <text:p>1,8</text:p>
          </table:table-cell>
          <table:table-cell office:value-type="float" office:value="96.1" calcext:value-type="float">
            <text:p>96,1</text:p>
          </table:table-cell>
          <table:table-cell office:value-type="float" office:value="11.7" calcext:value-type="float">
            <text:p>11,7</text:p>
          </table:table-cell>
          <table:table-cell office:value-type="float" office:value="-332.6" calcext:value-type="float">
            <text:p>-332,6</text:p>
          </table:table-cell>
          <table:table-cell office:value-type="float" office:value="2411.3" calcext:value-type="float">
            <text:p>2411,3</text:p>
          </table:table-cell>
          <table:table-cell table:number-columns-repeated="16369"/>
        </table:table-row>
        <table:table-row table:style-name="ro1">
          <table:table-cell office:value-type="time" office:time-value="PT12H30M25S" calcext:value-type="time">
            <text:p>12:30:25</text:p>
          </table:table-cell>
          <table:table-cell office:value-type="float" office:value="8" calcext:value-type="float">
            <text:p>8</text:p>
          </table:table-cell>
          <table:table-cell office:value-type="float" office:value="47.563732" calcext:value-type="float">
            <text:p>47,563732</text:p>
          </table:table-cell>
          <table:table-cell office:value-type="float" office:value="0.38635" calcext:value-type="float">
            <text:p>0,38635</text:p>
          </table:table-cell>
          <table:table-cell office:value-type="float" office:value="23299.8" calcext:value-type="float">
            <text:p>23299,8</text:p>
          </table:table-cell>
          <table:table-cell office:value-type="float" office:value="6.4" calcext:value-type="float">
            <text:p>6,4</text:p>
          </table:table-cell>
          <table:table-cell office:value-type="float" office:value="3.6" calcext:value-type="float">
            <text:p>3,6</text:p>
          </table:table-cell>
          <table:table-cell office:value-type="float" office:value="-32" calcext:value-type="float">
            <text:p>-32</text:p>
          </table:table-cell>
          <table:table-cell office:value-type="float" office:value="37.2" calcext:value-type="float">
            <text:p>37,2</text:p>
          </table:table-cell>
          <table:table-cell office:value-type="float" office:value="11.7" calcext:value-type="float">
            <text:p>11,7</text:p>
          </table:table-cell>
          <table:table-cell office:value-type="float" office:value="1.8" calcext:value-type="float">
            <text:p>1,8</text:p>
          </table:table-cell>
          <table:table-cell office:value-type="float" office:value="95.6" calcext:value-type="float">
            <text:p>95,6</text:p>
          </table:table-cell>
          <table:table-cell office:value-type="float" office:value="11.6" calcext:value-type="float">
            <text:p>11,6</text:p>
          </table:table-cell>
          <table:table-cell office:value-type="float" office:value="-348.6" calcext:value-type="float">
            <text:p>-348,6</text:p>
          </table:table-cell>
          <table:table-cell office:value-type="float" office:value="2410.4" calcext:value-type="float">
            <text:p>2410,4</text:p>
          </table:table-cell>
          <table:table-cell table:number-columns-repeated="16369"/>
        </table:table-row>
        <table:table-row table:style-name="ro1">
          <table:table-cell office:value-type="time" office:time-value="PT12H30M25S" calcext:value-type="time">
            <text:p>12:30:25</text:p>
          </table:table-cell>
          <table:table-cell office:value-type="float" office:value="8" calcext:value-type="float">
            <text:p>8</text:p>
          </table:table-cell>
          <table:table-cell office:value-type="float" office:value="47.563732" calcext:value-type="float">
            <text:p>47,563732</text:p>
          </table:table-cell>
          <table:table-cell office:value-type="float" office:value="0.38635" calcext:value-type="float">
            <text:p>0,38635</text:p>
          </table:table-cell>
          <table:table-cell office:value-type="float" office:value="23299.8" calcext:value-type="float">
            <text:p>23299,8</text:p>
          </table:table-cell>
          <table:table-cell office:value-type="float" office:value="6.4" calcext:value-type="float">
            <text:p>6,4</text:p>
          </table:table-cell>
          <table:table-cell office:value-type="float" office:value="3.6" calcext:value-type="float">
            <text:p>3,6</text:p>
          </table:table-cell>
          <table:table-cell office:value-type="float" office:value="-31" calcext:value-type="float">
            <text:p>-31</text:p>
          </table:table-cell>
          <table:table-cell office:value-type="float" office:value="37.2" calcext:value-type="float">
            <text:p>37,2</text:p>
          </table:table-cell>
          <table:table-cell office:value-type="float" office:value="11.7" calcext:value-type="float">
            <text:p>11,7</text:p>
          </table:table-cell>
          <table:table-cell office:value-type="float" office:value="1.8" calcext:value-type="float">
            <text:p>1,8</text:p>
          </table:table-cell>
          <table:table-cell office:value-type="float" office:value="95.6" calcext:value-type="float">
            <text:p>95,6</text:p>
          </table:table-cell>
          <table:table-cell office:value-type="float" office:value="11.6" calcext:value-type="float">
            <text:p>11,6</text:p>
          </table:table-cell>
          <table:table-cell office:value-type="float" office:value="-328.5" calcext:value-type="float">
            <text:p>-328,5</text:p>
          </table:table-cell>
          <table:table-cell office:value-type="float" office:value="2410.3" calcext:value-type="float">
            <text:p>2410,3</text:p>
          </table:table-cell>
          <table:table-cell table:number-columns-repeated="16369"/>
        </table:table-row>
        <table:table-row table:style-name="ro1">
          <table:table-cell office:value-type="time" office:time-value="PT12H32M05S" calcext:value-type="time">
            <text:p>12:32:05</text:p>
          </table:table-cell>
          <table:table-cell office:value-type="float" office:value="9" calcext:value-type="float">
            <text:p>9</text:p>
          </table:table-cell>
          <table:table-cell office:value-type="float" office:value="47.565403" calcext:value-type="float">
            <text:p>47,565403</text:p>
          </table:table-cell>
          <table:table-cell office:value-type="float" office:value="0.380488" calcext:value-type="float">
            <text:p>0,380488</text:p>
          </table:table-cell>
          <table:table-cell office:value-type="float" office:value="23847.8" calcext:value-type="float">
            <text:p>23847,8</text:p>
          </table:table-cell>
          <table:table-cell office:value-type="float" office:value="6.5" calcext:value-type="float">
            <text:p>6,5</text:p>
          </table:table-cell>
          <table:table-cell office:value-type="float" office:value="3.8" calcext:value-type="float">
            <text:p>3,8</text:p>
          </table:table-cell>
          <table:table-cell office:value-type="float" office:value="-31.8" calcext:value-type="float">
            <text:p>-31,8</text:p>
          </table:table-cell>
          <table:table-cell office:value-type="float" office:value="34.4" calcext:value-type="float">
            <text:p>34,4</text:p>
          </table:table-cell>
          <table:table-cell office:value-type="float" office:value="11.8" calcext:value-type="float">
            <text:p>11,8</text:p>
          </table:table-cell>
          <table:table-cell office:value-type="float" office:value="1.8" calcext:value-type="float">
            <text:p>1,8</text:p>
          </table:table-cell>
          <table:table-cell office:value-type="float" office:value="94.7" calcext:value-type="float">
            <text:p>94,7</text:p>
          </table:table-cell>
          <table:table-cell office:value-type="float" office:value="11.7" calcext:value-type="float">
            <text:p>11,7</text:p>
          </table:table-cell>
          <table:table-cell office:value-type="float" office:value="-226.4" calcext:value-type="float">
            <text:p>-226,4</text:p>
          </table:table-cell>
          <table:table-cell office:value-type="float" office:value="2401" calcext:value-type="float">
            <text:p>2401</text:p>
          </table:table-cell>
          <table:table-cell table:number-columns-repeated="16369"/>
        </table:table-row>
        <table:table-row table:style-name="ro1">
          <table:table-cell office:value-type="time" office:time-value="PT12H32M15S" calcext:value-type="time">
            <text:p>12:32:15</text:p>
          </table:table-cell>
          <table:table-cell office:value-type="float" office:value="9" calcext:value-type="float">
            <text:p>9</text:p>
          </table:table-cell>
          <table:table-cell office:value-type="float" office:value="47.565277" calcext:value-type="float">
            <text:p>47,565277</text:p>
          </table:table-cell>
          <table:table-cell office:value-type="float" office:value="0.380143" calcext:value-type="float">
            <text:p>0,380143</text:p>
          </table:table-cell>
          <table:table-cell office:value-type="float" office:value="23905.6" calcext:value-type="float">
            <text:p>23905,6</text:p>
          </table:table-cell>
          <table:table-cell office:value-type="float" office:value="6.5" calcext:value-type="float">
            <text:p>6,5</text:p>
          </table:table-cell>
          <table:table-cell office:value-type="float" office:value="3.8" calcext:value-type="float">
            <text:p>3,8</text:p>
          </table:table-cell>
          <table:table-cell office:value-type="float" office:value="-31" calcext:value-type="float">
            <text:p>-31</text:p>
          </table:table-cell>
          <table:table-cell office:value-type="float" office:value="34.2" calcext:value-type="float">
            <text:p>34,2</text:p>
          </table:table-cell>
          <table:table-cell office:value-type="float" office:value="11.8" calcext:value-type="float">
            <text:p>11,8</text:p>
          </table:table-cell>
          <table:table-cell office:value-type="float" office:value="1.8" calcext:value-type="float">
            <text:p>1,8</text:p>
          </table:table-cell>
          <table:table-cell office:value-type="float" office:value="94.3" calcext:value-type="float">
            <text:p>94,3</text:p>
          </table:table-cell>
          <table:table-cell office:value-type="float" office:value="11.7" calcext:value-type="float">
            <text:p>11,7</text:p>
          </table:table-cell>
          <table:table-cell office:value-type="float" office:value="-226" calcext:value-type="float">
            <text:p>-226</text:p>
          </table:table-cell>
          <table:table-cell office:value-type="float" office:value="2400.3" calcext:value-type="float">
            <text:p>2400,3</text:p>
          </table:table-cell>
          <table:table-cell table:number-columns-repeated="16369"/>
        </table:table-row>
        <table:table-row table:style-name="ro1">
          <table:table-cell office:value-type="time" office:time-value="PT12H32M25S" calcext:value-type="time">
            <text:p>12:32:25</text:p>
          </table:table-cell>
          <table:table-cell office:value-type="float" office:value="9" calcext:value-type="float">
            <text:p>9</text:p>
          </table:table-cell>
          <table:table-cell office:value-type="float" office:value="47.565296" calcext:value-type="float">
            <text:p>47,565296</text:p>
          </table:table-cell>
          <table:table-cell office:value-type="float" office:value="0.379602" calcext:value-type="float">
            <text:p>0,379602</text:p>
          </table:table-cell>
          <table:table-cell office:value-type="float" office:value="23967.2" calcext:value-type="float">
            <text:p>23967,2</text:p>
          </table:table-cell>
          <table:table-cell office:value-type="float" office:value="6.5" calcext:value-type="float">
            <text:p>6,5</text:p>
          </table:table-cell>
          <table:table-cell office:value-type="float" office:value="3.8" calcext:value-type="float">
            <text:p>3,8</text:p>
          </table:table-cell>
          <table:table-cell office:value-type="float" office:value="-34.8" calcext:value-type="float">
            <text:p>-34,8</text:p>
          </table:table-cell>
          <table:table-cell office:value-type="float" office:value="33.8" calcext:value-type="float">
            <text:p>33,8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4.1" calcext:value-type="float">
            <text:p>94,1</text:p>
          </table:table-cell>
          <table:table-cell office:value-type="float" office:value="11.7" calcext:value-type="float">
            <text:p>11,7</text:p>
          </table:table-cell>
          <table:table-cell office:value-type="float" office:value="-230.3" calcext:value-type="float">
            <text:p>-230,3</text:p>
          </table:table-cell>
          <table:table-cell office:value-type="float" office:value="2399.7" calcext:value-type="float">
            <text:p>2399,7</text:p>
          </table:table-cell>
          <table:table-cell table:number-columns-repeated="16369"/>
        </table:table-row>
        <table:table-row table:style-name="ro1">
          <table:table-cell office:value-type="time" office:time-value="PT12H32M45S" calcext:value-type="time">
            <text:p>12:32:45</text:p>
          </table:table-cell>
          <table:table-cell office:value-type="float" office:value="9" calcext:value-type="float">
            <text:p>9</text:p>
          </table:table-cell>
          <table:table-cell office:value-type="float" office:value="47.565826" calcext:value-type="float">
            <text:p>47,565826</text:p>
          </table:table-cell>
          <table:table-cell office:value-type="float" office:value="0.378055" calcext:value-type="float">
            <text:p>0,378055</text:p>
          </table:table-cell>
          <table:table-cell office:value-type="float" office:value="24089.9" calcext:value-type="float">
            <text:p>24089,9</text:p>
          </table:table-cell>
          <table:table-cell office:value-type="float" office:value="6.6" calcext:value-type="float">
            <text:p>6,6</text:p>
          </table:table-cell>
          <table:table-cell office:value-type="float" office:value="3.9" calcext:value-type="float">
            <text:p>3,9</text:p>
          </table:table-cell>
          <table:table-cell office:value-type="float" office:value="-36.8" calcext:value-type="float">
            <text:p>-36,8</text:p>
          </table:table-cell>
          <table:table-cell office:value-type="float" office:value="33.3" calcext:value-type="float">
            <text:p>33,3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3.8" calcext:value-type="float">
            <text:p>93,8</text:p>
          </table:table-cell>
          <table:table-cell office:value-type="float" office:value="11.7" calcext:value-type="float">
            <text:p>11,7</text:p>
          </table:table-cell>
          <table:table-cell office:value-type="float" office:value="-254.3" calcext:value-type="float">
            <text:p>-254,3</text:p>
          </table:table-cell>
          <table:table-cell office:value-type="float" office:value="2398.3" calcext:value-type="float">
            <text:p>2398,3</text:p>
          </table:table-cell>
          <table:table-cell table:number-columns-repeated="16369"/>
        </table:table-row>
        <table:table-row table:style-name="ro1">
          <table:table-cell office:value-type="time" office:time-value="PT12H32M55S" calcext:value-type="time">
            <text:p>12:32:55</text:p>
          </table:table-cell>
          <table:table-cell office:value-type="float" office:value="9" calcext:value-type="float">
            <text:p>9</text:p>
          </table:table-cell>
          <table:table-cell office:value-type="float" office:value="47.566132" calcext:value-type="float">
            <text:p>47,566132</text:p>
          </table:table-cell>
          <table:table-cell office:value-type="float" office:value="0.377323" calcext:value-type="float">
            <text:p>0,377323</text:p>
          </table:table-cell>
          <table:table-cell office:value-type="float" office:value="24147.4" calcext:value-type="float">
            <text:p>24147,4</text:p>
          </table:table-cell>
          <table:table-cell office:value-type="float" office:value="6.6" calcext:value-type="float">
            <text:p>6,6</text:p>
          </table:table-cell>
          <table:table-cell office:value-type="float" office:value="3.9" calcext:value-type="float">
            <text:p>3,9</text:p>
          </table:table-cell>
          <table:table-cell office:value-type="float" office:value="-35.8" calcext:value-type="float">
            <text:p>-35,8</text:p>
          </table:table-cell>
          <table:table-cell office:value-type="float" office:value="33" calcext:value-type="float">
            <text:p>33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3.5" calcext:value-type="float">
            <text:p>93,5</text:p>
          </table:table-cell>
          <table:table-cell office:value-type="float" office:value="11.7" calcext:value-type="float">
            <text:p>11,7</text:p>
          </table:table-cell>
          <table:table-cell office:value-type="float" office:value="-228.8" calcext:value-type="float">
            <text:p>-228,8</text:p>
          </table:table-cell>
          <table:table-cell office:value-type="float" office:value="2397.6" calcext:value-type="float">
            <text:p>2397,6</text:p>
          </table:table-cell>
          <table:table-cell table:number-columns-repeated="16369"/>
        </table:table-row>
        <table:table-row table:style-name="ro1">
          <table:table-cell office:value-type="time" office:time-value="PT12H33M05S" calcext:value-type="time">
            <text:p>12:33:05</text:p>
          </table:table-cell>
          <table:table-cell office:value-type="float" office:value="9" calcext:value-type="float">
            <text:p>9</text:p>
          </table:table-cell>
          <table:table-cell office:value-type="float" office:value="47.566566" calcext:value-type="float">
            <text:p>47,566566</text:p>
          </table:table-cell>
          <table:table-cell office:value-type="float" office:value="0.376853" calcext:value-type="float">
            <text:p>0,376853</text:p>
          </table:table-cell>
          <table:table-cell office:value-type="float" office:value="24203.2" calcext:value-type="float">
            <text:p>24203,2</text:p>
          </table:table-cell>
          <table:table-cell office:value-type="float" office:value="6.6" calcext:value-type="float">
            <text:p>6,6</text:p>
          </table:table-cell>
          <table:table-cell office:value-type="float" office:value="3.9" calcext:value-type="float">
            <text:p>3,9</text:p>
          </table:table-cell>
          <table:table-cell office:value-type="float" office:value="-34.8" calcext:value-type="float">
            <text:p>-34,8</text:p>
          </table:table-cell>
          <table:table-cell office:value-type="float" office:value="32.8" calcext:value-type="float">
            <text:p>32,8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3.6" calcext:value-type="float">
            <text:p>93,6</text:p>
          </table:table-cell>
          <table:table-cell office:value-type="float" office:value="11.7" calcext:value-type="float">
            <text:p>11,7</text:p>
          </table:table-cell>
          <table:table-cell office:value-type="float" office:value="-228.5" calcext:value-type="float">
            <text:p>-228,5</text:p>
          </table:table-cell>
          <table:table-cell office:value-type="float" office:value="2397" calcext:value-type="float">
            <text:p>2397</text:p>
          </table:table-cell>
          <table:table-cell table:number-columns-repeated="16369"/>
        </table:table-row>
        <table:table-row table:style-name="ro1">
          <table:table-cell office:value-type="time" office:time-value="PT12H33M15S" calcext:value-type="time">
            <text:p>12:33:15</text:p>
          </table:table-cell>
          <table:table-cell office:value-type="float" office:value="9" calcext:value-type="float">
            <text:p>9</text:p>
          </table:table-cell>
          <table:table-cell office:value-type="float" office:value="47.567036" calcext:value-type="float">
            <text:p>47,567036</text:p>
          </table:table-cell>
          <table:table-cell office:value-type="float" office:value="0.376663" calcext:value-type="float">
            <text:p>0,376663</text:p>
          </table:table-cell>
          <table:table-cell office:value-type="float" office:value="24259" calcext:value-type="float">
            <text:p>24259</text:p>
          </table:table-cell>
          <table:table-cell office:value-type="float" office:value="6.6" calcext:value-type="float">
            <text:p>6,6</text:p>
          </table:table-cell>
          <table:table-cell office:value-type="float" office:value="3.9" calcext:value-type="float">
            <text:p>3,9</text:p>
          </table:table-cell>
          <table:table-cell office:value-type="float" office:value="-36.2" calcext:value-type="float">
            <text:p>-36,2</text:p>
          </table:table-cell>
          <table:table-cell office:value-type="float" office:value="32.5" calcext:value-type="float">
            <text:p>32,5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3.9" calcext:value-type="float">
            <text:p>93,9</text:p>
          </table:table-cell>
          <table:table-cell office:value-type="float" office:value="11.7" calcext:value-type="float">
            <text:p>11,7</text:p>
          </table:table-cell>
          <table:table-cell office:value-type="float" office:value="-228.8" calcext:value-type="float">
            <text:p>-228,8</text:p>
          </table:table-cell>
          <table:table-cell office:value-type="float" office:value="2396.3" calcext:value-type="float">
            <text:p>2396,3</text:p>
          </table:table-cell>
          <table:table-cell table:number-columns-repeated="16369"/>
        </table:table-row>
        <table:table-row table:style-name="ro1">
          <table:table-cell office:value-type="time" office:time-value="PT12H33M25S" calcext:value-type="time">
            <text:p>12:33:25</text:p>
          </table:table-cell>
          <table:table-cell office:value-type="float" office:value="9" calcext:value-type="float">
            <text:p>9</text:p>
          </table:table-cell>
          <table:table-cell office:value-type="float" office:value="47.567329" calcext:value-type="float">
            <text:p>47,567329</text:p>
          </table:table-cell>
          <table:table-cell office:value-type="float" office:value="0.37665" calcext:value-type="float">
            <text:p>0,37665</text:p>
          </table:table-cell>
          <table:table-cell office:value-type="float" office:value="24316.7" calcext:value-type="float">
            <text:p>24316,7</text:p>
          </table:table-cell>
          <table:table-cell office:value-type="float" office:value="6.6" calcext:value-type="float">
            <text:p>6,6</text:p>
          </table:table-cell>
          <table:table-cell office:value-type="float" office:value="4" calcext:value-type="float">
            <text:p>4</text:p>
          </table:table-cell>
          <table:table-cell office:value-type="float" office:value="-30.8" calcext:value-type="float">
            <text:p>-30,8</text:p>
          </table:table-cell>
          <table:table-cell office:value-type="float" office:value="32.2" calcext:value-type="float">
            <text:p>32,2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3.9" calcext:value-type="float">
            <text:p>93,9</text:p>
          </table:table-cell>
          <table:table-cell office:value-type="float" office:value="11.7" calcext:value-type="float">
            <text:p>11,7</text:p>
          </table:table-cell>
          <table:table-cell office:value-type="float" office:value="-226.9" calcext:value-type="float">
            <text:p>-226,9</text:p>
          </table:table-cell>
          <table:table-cell office:value-type="float" office:value="2395.7" calcext:value-type="float">
            <text:p>2395,7</text:p>
          </table:table-cell>
          <table:table-cell table:number-columns-repeated="16369"/>
        </table:table-row>
        <table:table-row table:style-name="ro1">
          <table:table-cell office:value-type="time" office:time-value="PT12H33M35S" calcext:value-type="time">
            <text:p>12:33:35</text:p>
          </table:table-cell>
          <table:table-cell office:value-type="float" office:value="9" calcext:value-type="float">
            <text:p>9</text:p>
          </table:table-cell>
          <table:table-cell office:value-type="float" office:value="47.567566" calcext:value-type="float">
            <text:p>47,567566</text:p>
          </table:table-cell>
          <table:table-cell office:value-type="float" office:value="0.376635" calcext:value-type="float">
            <text:p>0,376635</text:p>
          </table:table-cell>
          <table:table-cell office:value-type="float" office:value="24377.3" calcext:value-type="float">
            <text:p>24377,3</text:p>
          </table:table-cell>
          <table:table-cell office:value-type="float" office:value="6.6" calcext:value-type="float">
            <text:p>6,6</text:p>
          </table:table-cell>
          <table:table-cell office:value-type="float" office:value="4" calcext:value-type="float">
            <text:p>4</text:p>
          </table:table-cell>
          <table:table-cell office:value-type="float" office:value="-32.5" calcext:value-type="float">
            <text:p>-32,5</text:p>
          </table:table-cell>
          <table:table-cell office:value-type="float" office:value="32" calcext:value-type="float">
            <text:p>32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4" calcext:value-type="float">
            <text:p>94</text:p>
          </table:table-cell>
          <table:table-cell office:value-type="float" office:value="11.6" calcext:value-type="float">
            <text:p>11,6</text:p>
          </table:table-cell>
          <table:table-cell office:value-type="float" office:value="-294.7" calcext:value-type="float">
            <text:p>-294,7</text:p>
          </table:table-cell>
          <table:table-cell office:value-type="float" office:value="2395" calcext:value-type="float">
            <text:p>2395</text:p>
          </table:table-cell>
          <table:table-cell table:number-columns-repeated="16369"/>
        </table:table-row>
        <table:table-row table:style-name="ro1">
          <table:table-cell office:value-type="time" office:time-value="PT12H33M35S" calcext:value-type="time">
            <text:p>12:33:35</text:p>
          </table:table-cell>
          <table:table-cell office:value-type="float" office:value="9" calcext:value-type="float">
            <text:p>9</text:p>
          </table:table-cell>
          <table:table-cell office:value-type="float" office:value="47.567566" calcext:value-type="float">
            <text:p>47,567566</text:p>
          </table:table-cell>
          <table:table-cell office:value-type="float" office:value="0.376635" calcext:value-type="float">
            <text:p>0,376635</text:p>
          </table:table-cell>
          <table:table-cell office:value-type="float" office:value="24377.3" calcext:value-type="float">
            <text:p>24377,3</text:p>
          </table:table-cell>
          <table:table-cell office:value-type="float" office:value="6.6" calcext:value-type="float">
            <text:p>6,6</text:p>
          </table:table-cell>
          <table:table-cell office:value-type="float" office:value="4" calcext:value-type="float">
            <text:p>4</text:p>
          </table:table-cell>
          <table:table-cell office:value-type="float" office:value="-35.5" calcext:value-type="float">
            <text:p>-35,5</text:p>
          </table:table-cell>
          <table:table-cell office:value-type="float" office:value="31.9" calcext:value-type="float">
            <text:p>31,9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3.9" calcext:value-type="float">
            <text:p>93,9</text:p>
          </table:table-cell>
          <table:table-cell office:value-type="float" office:value="11.6" calcext:value-type="float">
            <text:p>11,6</text:p>
          </table:table-cell>
          <table:table-cell office:value-type="float" office:value="-317.6" calcext:value-type="float">
            <text:p>-317,6</text:p>
          </table:table-cell>
          <table:table-cell office:value-type="float" office:value="2394.9" calcext:value-type="float">
            <text:p>2394,9</text:p>
          </table:table-cell>
          <table:table-cell table:number-columns-repeated="16369"/>
        </table:table-row>
        <table:table-row table:style-name="ro1">
          <table:table-cell office:value-type="time" office:time-value="PT12H33M45S" calcext:value-type="time">
            <text:p>12:33:45</text:p>
          </table:table-cell>
          <table:table-cell office:value-type="float" office:value="10" calcext:value-type="float">
            <text:p>10</text:p>
          </table:table-cell>
          <table:table-cell office:value-type="float" office:value="47.56776" calcext:value-type="float">
            <text:p>47,56776</text:p>
          </table:table-cell>
          <table:table-cell office:value-type="float" office:value="0.37646" calcext:value-type="float">
            <text:p>0,37646</text:p>
          </table:table-cell>
          <table:table-cell office:value-type="float" office:value="24436.1" calcext:value-type="float">
            <text:p>24436,1</text:p>
          </table:table-cell>
          <table:table-cell office:value-type="float" office:value="6.6" calcext:value-type="float">
            <text:p>6,6</text:p>
          </table:table-cell>
          <table:table-cell office:value-type="float" office:value="4" calcext:value-type="float">
            <text:p>4</text:p>
          </table:table-cell>
          <table:table-cell office:value-type="float" office:value="-36.2" calcext:value-type="float">
            <text:p>-36,2</text:p>
          </table:table-cell>
          <table:table-cell office:value-type="float" office:value="31.8" calcext:value-type="float">
            <text:p>31,8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3.4" calcext:value-type="float">
            <text:p>93,4</text:p>
          </table:table-cell>
          <table:table-cell office:value-type="float" office:value="11.7" calcext:value-type="float">
            <text:p>11,7</text:p>
          </table:table-cell>
          <table:table-cell office:value-type="float" office:value="-231.7" calcext:value-type="float">
            <text:p>-231,7</text:p>
          </table:table-cell>
          <table:table-cell office:value-type="float" office:value="2394.3" calcext:value-type="float">
            <text:p>2394,3</text:p>
          </table:table-cell>
          <table:table-cell table:number-columns-repeated="16369"/>
        </table:table-row>
        <table:table-row table:style-name="ro1">
          <table:table-cell office:value-type="time" office:time-value="PT12H33M55S" calcext:value-type="time">
            <text:p>12:33:55</text:p>
          </table:table-cell>
          <table:table-cell office:value-type="float" office:value="10" calcext:value-type="float">
            <text:p>10</text:p>
          </table:table-cell>
          <table:table-cell office:value-type="float" office:value="47.567974" calcext:value-type="float">
            <text:p>47,567974</text:p>
          </table:table-cell>
          <table:table-cell office:value-type="float" office:value="0.376205" calcext:value-type="float">
            <text:p>0,376205</text:p>
          </table:table-cell>
          <table:table-cell office:value-type="float" office:value="24494.3" calcext:value-type="float">
            <text:p>24494,3</text:p>
          </table:table-cell>
          <table:table-cell office:value-type="float" office:value="6.8" calcext:value-type="float">
            <text:p>6,8</text:p>
          </table:table-cell>
          <table:table-cell office:value-type="float" office:value="4.1" calcext:value-type="float">
            <text:p>4,1</text:p>
          </table:table-cell>
          <table:table-cell office:value-type="float" office:value="-33.8" calcext:value-type="float">
            <text:p>-33,8</text:p>
          </table:table-cell>
          <table:table-cell office:value-type="float" office:value="31.5" calcext:value-type="float">
            <text:p>31,5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3.4" calcext:value-type="float">
            <text:p>93,4</text:p>
          </table:table-cell>
          <table:table-cell office:value-type="float" office:value="11.7" calcext:value-type="float">
            <text:p>11,7</text:p>
          </table:table-cell>
          <table:table-cell office:value-type="float" office:value="-230" calcext:value-type="float">
            <text:p>-230</text:p>
          </table:table-cell>
          <table:table-cell office:value-type="float" office:value="2393.7" calcext:value-type="float">
            <text:p>2393,7</text:p>
          </table:table-cell>
          <table:table-cell table:number-columns-repeated="16369"/>
        </table:table-row>
        <table:table-row table:style-name="ro1">
          <table:table-cell office:value-type="time" office:time-value="PT12H34M05S" calcext:value-type="time">
            <text:p>12:34:05</text:p>
          </table:table-cell>
          <table:table-cell office:value-type="float" office:value="9" calcext:value-type="float">
            <text:p>9</text:p>
          </table:table-cell>
          <table:table-cell office:value-type="float" office:value="47.567951" calcext:value-type="float">
            <text:p>47,567951</text:p>
          </table:table-cell>
          <table:table-cell office:value-type="float" office:value="0.375962" calcext:value-type="float">
            <text:p>0,375962</text:p>
          </table:table-cell>
          <table:table-cell office:value-type="float" office:value="24554.1" calcext:value-type="float">
            <text:p>24554,1</text:p>
          </table:table-cell>
          <table:table-cell office:value-type="float" office:value="6.8" calcext:value-type="float">
            <text:p>6,8</text:p>
          </table:table-cell>
          <table:table-cell office:value-type="float" office:value="4.1" calcext:value-type="float">
            <text:p>4,1</text:p>
          </table:table-cell>
          <table:table-cell office:value-type="float" office:value="-34.5" calcext:value-type="float">
            <text:p>-34,5</text:p>
          </table:table-cell>
          <table:table-cell office:value-type="float" office:value="31.2" calcext:value-type="float">
            <text:p>31,2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2.9" calcext:value-type="float">
            <text:p>92,9</text:p>
          </table:table-cell>
          <table:table-cell office:value-type="float" office:value="11.7" calcext:value-type="float">
            <text:p>11,7</text:p>
          </table:table-cell>
          <table:table-cell office:value-type="float" office:value="-233" calcext:value-type="float">
            <text:p>-233</text:p>
          </table:table-cell>
          <table:table-cell office:value-type="float" office:value="2392.8" calcext:value-type="float">
            <text:p>2392,8</text:p>
          </table:table-cell>
          <table:table-cell table:number-columns-repeated="16369"/>
        </table:table-row>
        <table:table-row table:style-name="ro1">
          <table:table-cell office:value-type="time" office:time-value="PT12H34M15S" calcext:value-type="time">
            <text:p>12:34:15</text:p>
          </table:table-cell>
          <table:table-cell office:value-type="float" office:value="9" calcext:value-type="float">
            <text:p>9</text:p>
          </table:table-cell>
          <table:table-cell office:value-type="float" office:value="47.567909" calcext:value-type="float">
            <text:p>47,567909</text:p>
          </table:table-cell>
          <table:table-cell office:value-type="float" office:value="0.375882" calcext:value-type="float">
            <text:p>0,375882</text:p>
          </table:table-cell>
          <table:table-cell office:value-type="float" office:value="24614.3" calcext:value-type="float">
            <text:p>24614,3</text:p>
          </table:table-cell>
          <table:table-cell office:value-type="float" office:value="6.8" calcext:value-type="float">
            <text:p>6,8</text:p>
          </table:table-cell>
          <table:table-cell office:value-type="float" office:value="4.1" calcext:value-type="float">
            <text:p>4,1</text:p>
          </table:table-cell>
          <table:table-cell office:value-type="float" office:value="-32" calcext:value-type="float">
            <text:p>-32</text:p>
          </table:table-cell>
          <table:table-cell office:value-type="float" office:value="30.9" calcext:value-type="float">
            <text:p>30,9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2.9" calcext:value-type="float">
            <text:p>92,9</text:p>
          </table:table-cell>
          <table:table-cell office:value-type="float" office:value="11.7" calcext:value-type="float">
            <text:p>11,7</text:p>
          </table:table-cell>
          <table:table-cell office:value-type="float" office:value="-245.7" calcext:value-type="float">
            <text:p>-245,7</text:p>
          </table:table-cell>
          <table:table-cell office:value-type="float" office:value="2392.2" calcext:value-type="float">
            <text:p>2392,2</text:p>
          </table:table-cell>
          <table:table-cell table:number-columns-repeated="16369"/>
        </table:table-row>
        <table:table-row table:style-name="ro1">
          <table:table-cell office:value-type="time" office:time-value="PT12H34M25S" calcext:value-type="time">
            <text:p>12:34:25</text:p>
          </table:table-cell>
          <table:table-cell office:value-type="float" office:value="10" calcext:value-type="float">
            <text:p>10</text:p>
          </table:table-cell>
          <table:table-cell office:value-type="float" office:value="47.567745" calcext:value-type="float">
            <text:p>47,567745</text:p>
          </table:table-cell>
          <table:table-cell office:value-type="float" office:value="0.375757" calcext:value-type="float">
            <text:p>0,375757</text:p>
          </table:table-cell>
          <table:table-cell office:value-type="float" office:value="24669.4" calcext:value-type="float">
            <text:p>24669,4</text:p>
          </table:table-cell>
          <table:table-cell office:value-type="float" office:value="6.8" calcext:value-type="float">
            <text:p>6,8</text:p>
          </table:table-cell>
          <table:table-cell office:value-type="float" office:value="4.1" calcext:value-type="float">
            <text:p>4,1</text:p>
          </table:table-cell>
          <table:table-cell office:value-type="float" office:value="-28.2" calcext:value-type="float">
            <text:p>-28,2</text:p>
          </table:table-cell>
          <table:table-cell office:value-type="float" office:value="30.7" calcext:value-type="float">
            <text:p>30,7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office:value-type="float" office:value="91.9" calcext:value-type="float">
            <text:p>91,9</text:p>
          </table:table-cell>
          <table:table-cell office:value-type="float" office:value="11.7" calcext:value-type="float">
            <text:p>11,7</text:p>
          </table:table-cell>
          <table:table-cell office:value-type="float" office:value="-232.8" calcext:value-type="float">
            <text:p>-232,8</text:p>
          </table:table-cell>
          <table:table-cell office:value-type="float" office:value="2391.5" calcext:value-type="float">
            <text:p>2391,5</text:p>
          </table:table-cell>
          <table:table-cell table:number-columns-repeated="16369"/>
        </table:table-row>
        <table:table-row table:style-name="ro1">
          <table:table-cell office:value-type="time" office:time-value="PT12H34M35S" calcext:value-type="time">
            <text:p>12:34:35</text:p>
          </table:table-cell>
          <table:table-cell office:value-type="float" office:value="10" calcext:value-type="float">
            <text:p>10</text:p>
          </table:table-cell>
          <table:table-cell office:value-type="float" office:value="47.567753" calcext:value-type="float">
            <text:p>47,567753</text:p>
          </table:table-cell>
          <table:table-cell office:value-type="float" office:value="0.375363" calcext:value-type="float">
            <text:p>0,375363</text:p>
          </table:table-cell>
          <table:table-cell office:value-type="float" office:value="24727.8" calcext:value-type="float">
            <text:p>24727,8</text:p>
          </table:table-cell>
          <table:table-cell office:value-type="float" office:value="6.8" calcext:value-type="float">
            <text:p>6,8</text:p>
          </table:table-cell>
          <table:table-cell office:value-type="float" office:value="4.1" calcext:value-type="float">
            <text:p>4,1</text:p>
          </table:table-cell>
          <table:table-cell office:value-type="float" office:value="-32" calcext:value-type="float">
            <text:p>-32</text:p>
          </table:table-cell>
          <table:table-cell office:value-type="float" office:value="30.4" calcext:value-type="float">
            <text:p>30,4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office:value-type="float" office:value="91.6" calcext:value-type="float">
            <text:p>91,6</text:p>
          </table:table-cell>
          <table:table-cell office:value-type="float" office:value="11.7" calcext:value-type="float">
            <text:p>11,7</text:p>
          </table:table-cell>
          <table:table-cell office:value-type="float" office:value="-261.2" calcext:value-type="float">
            <text:p>-261,2</text:p>
          </table:table-cell>
          <table:table-cell office:value-type="float" office:value="2390.9" calcext:value-type="float">
            <text:p>2390,9</text:p>
          </table:table-cell>
          <table:table-cell table:number-columns-repeated="16369"/>
        </table:table-row>
        <table:table-row table:style-name="ro1">
          <table:table-cell office:value-type="time" office:time-value="PT12H34M45S" calcext:value-type="time">
            <text:p>12:34:45</text:p>
          </table:table-cell>
          <table:table-cell office:value-type="float" office:value="10" calcext:value-type="float">
            <text:p>10</text:p>
          </table:table-cell>
          <table:table-cell office:value-type="float" office:value="47.567776" calcext:value-type="float">
            <text:p>47,567776</text:p>
          </table:table-cell>
          <table:table-cell office:value-type="float" office:value="0.375128" calcext:value-type="float">
            <text:p>0,375128</text:p>
          </table:table-cell>
          <table:table-cell office:value-type="float" office:value="24783.3" calcext:value-type="float">
            <text:p>24783,3</text:p>
          </table:table-cell>
          <table:table-cell office:value-type="float" office:value="6.8" calcext:value-type="float">
            <text:p>6,8</text:p>
          </table:table-cell>
          <table:table-cell office:value-type="float" office:value="4.2" calcext:value-type="float">
            <text:p>4,2</text:p>
          </table:table-cell>
          <table:table-cell office:value-type="float" office:value="-35.8" calcext:value-type="float">
            <text:p>-35,8</text:p>
          </table:table-cell>
          <table:table-cell office:value-type="float" office:value="30.2" calcext:value-type="float">
            <text:p>30,2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office:value-type="float" office:value="91.8" calcext:value-type="float">
            <text:p>91,8</text:p>
          </table:table-cell>
          <table:table-cell office:value-type="float" office:value="11.7" calcext:value-type="float">
            <text:p>11,7</text:p>
          </table:table-cell>
          <table:table-cell office:value-type="float" office:value="-233.7" calcext:value-type="float">
            <text:p>-233,7</text:p>
          </table:table-cell>
          <table:table-cell office:value-type="float" office:value="2390.1" calcext:value-type="float">
            <text:p>2390,1</text:p>
          </table:table-cell>
          <table:table-cell table:number-columns-repeated="16369"/>
        </table:table-row>
        <table:table-row table:style-name="ro1">
          <table:table-cell office:value-type="time" office:time-value="PT12H34M55S" calcext:value-type="time">
            <text:p>12:34:55</text:p>
          </table:table-cell>
          <table:table-cell office:value-type="float" office:value="10" calcext:value-type="float">
            <text:p>10</text:p>
          </table:table-cell>
          <table:table-cell office:value-type="float" office:value="47.567837" calcext:value-type="float">
            <text:p>47,567837</text:p>
          </table:table-cell>
          <table:table-cell office:value-type="float" office:value="0.374827" calcext:value-type="float">
            <text:p>0,374827</text:p>
          </table:table-cell>
          <table:table-cell office:value-type="float" office:value="24839.9" calcext:value-type="float">
            <text:p>24839,9</text:p>
          </table:table-cell>
          <table:table-cell office:value-type="float" office:value="6.8" calcext:value-type="float">
            <text:p>6,8</text:p>
          </table:table-cell>
          <table:table-cell office:value-type="float" office:value="4.2" calcext:value-type="float">
            <text:p>4,2</text:p>
          </table:table-cell>
          <table:table-cell office:value-type="float" office:value="-33.2" calcext:value-type="float">
            <text:p>-33,2</text:p>
          </table:table-cell>
          <table:table-cell office:value-type="float" office:value="29.9" calcext:value-type="float">
            <text:p>29,9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office:value-type="float" office:value="91.7" calcext:value-type="float">
            <text:p>91,7</text:p>
          </table:table-cell>
          <table:table-cell office:value-type="float" office:value="11.7" calcext:value-type="float">
            <text:p>11,7</text:p>
          </table:table-cell>
          <table:table-cell office:value-type="float" office:value="-225.6" calcext:value-type="float">
            <text:p>-225,6</text:p>
          </table:table-cell>
          <table:table-cell office:value-type="float" office:value="2389.4" calcext:value-type="float">
            <text:p>2389,4</text:p>
          </table:table-cell>
          <table:table-cell table:number-columns-repeated="16369"/>
        </table:table-row>
        <table:table-row table:style-name="ro1">
          <table:table-cell office:value-type="time" office:time-value="PT12H35M05S" calcext:value-type="time">
            <text:p>12:35:05</text:p>
          </table:table-cell>
          <table:table-cell office:value-type="float" office:value="10" calcext:value-type="float">
            <text:p>10</text:p>
          </table:table-cell>
          <table:table-cell office:value-type="float" office:value="47.56776" calcext:value-type="float">
            <text:p>47,56776</text:p>
          </table:table-cell>
          <table:table-cell office:value-type="float" office:value="0.37448" calcext:value-type="float">
            <text:p>0,37448</text:p>
          </table:table-cell>
          <table:table-cell office:value-type="float" office:value="24897.5" calcext:value-type="float">
            <text:p>24897,5</text:p>
          </table:table-cell>
          <table:table-cell office:value-type="float" office:value="6.8" calcext:value-type="float">
            <text:p>6,8</text:p>
          </table:table-cell>
          <table:table-cell office:value-type="float" office:value="4.2" calcext:value-type="float">
            <text:p>4,2</text:p>
          </table:table-cell>
          <table:table-cell office:value-type="float" office:value="-32" calcext:value-type="float">
            <text:p>-32</text:p>
          </table:table-cell>
          <table:table-cell office:value-type="float" office:value="29.7" calcext:value-type="float">
            <text:p>29,7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office:value-type="float" office:value="91.8" calcext:value-type="float">
            <text:p>91,8</text:p>
          </table:table-cell>
          <table:table-cell office:value-type="float" office:value="11.6" calcext:value-type="float">
            <text:p>11,6</text:p>
          </table:table-cell>
          <table:table-cell office:value-type="float" office:value="-338" calcext:value-type="float">
            <text:p>-338</text:p>
          </table:table-cell>
          <table:table-cell office:value-type="float" office:value="2388.7" calcext:value-type="float">
            <text:p>2388,7</text:p>
          </table:table-cell>
          <table:table-cell table:number-columns-repeated="16369"/>
        </table:table-row>
        <table:table-row table:style-name="ro1">
          <table:table-cell office:value-type="time" office:time-value="PT12H35M05S" calcext:value-type="time">
            <text:p>12:35:05</text:p>
          </table:table-cell>
          <table:table-cell office:value-type="float" office:value="10" calcext:value-type="float">
            <text:p>10</text:p>
          </table:table-cell>
          <table:table-cell office:value-type="float" office:value="47.56776" calcext:value-type="float">
            <text:p>47,56776</text:p>
          </table:table-cell>
          <table:table-cell office:value-type="float" office:value="0.37448" calcext:value-type="float">
            <text:p>0,37448</text:p>
          </table:table-cell>
          <table:table-cell office:value-type="float" office:value="24897.5" calcext:value-type="float">
            <text:p>24897,5</text:p>
          </table:table-cell>
          <table:table-cell office:value-type="float" office:value="6.8" calcext:value-type="float">
            <text:p>6,8</text:p>
          </table:table-cell>
          <table:table-cell office:value-type="float" office:value="4.2" calcext:value-type="float">
            <text:p>4,2</text:p>
          </table:table-cell>
          <table:table-cell office:value-type="float" office:value="-32" calcext:value-type="float">
            <text:p>-32</text:p>
          </table:table-cell>
          <table:table-cell office:value-type="float" office:value="29.7" calcext:value-type="float">
            <text:p>29,7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office:value-type="float" office:value="91.8" calcext:value-type="float">
            <text:p>91,8</text:p>
          </table:table-cell>
          <table:table-cell office:value-type="float" office:value="11.6" calcext:value-type="float">
            <text:p>11,6</text:p>
          </table:table-cell>
          <table:table-cell office:value-type="float" office:value="-344.7" calcext:value-type="float">
            <text:p>-344,7</text:p>
          </table:table-cell>
          <table:table-cell office:value-type="float" office:value="2388.6" calcext:value-type="float">
            <text:p>2388,6</text:p>
          </table:table-cell>
          <table:table-cell table:number-columns-repeated="16369"/>
        </table:table-row>
        <table:table-row table:style-name="ro1">
          <table:table-cell office:value-type="time" office:time-value="PT12H37M05S" calcext:value-type="time">
            <text:p>12:37:05</text:p>
          </table:table-cell>
          <table:table-cell office:value-type="float" office:value="9" calcext:value-type="float">
            <text:p>9</text:p>
          </table:table-cell>
          <table:table-cell office:value-type="float" office:value="47.565716" calcext:value-type="float">
            <text:p>47,565716</text:p>
          </table:table-cell>
          <table:table-cell office:value-type="float" office:value="0.362887" calcext:value-type="float">
            <text:p>0,362887</text:p>
          </table:table-cell>
          <table:table-cell office:value-type="float" office:value="25603.8" calcext:value-type="float">
            <text:p>25603,8</text:p>
          </table:table-cell>
          <table:table-cell office:value-type="float" office:value="7.1" calcext:value-type="float">
            <text:p>7,1</text:p>
          </table:table-cell>
          <table:table-cell office:value-type="float" office:value="4.6" calcext:value-type="float">
            <text:p>4,6</text:p>
          </table:table-cell>
          <table:table-cell office:value-type="float" office:value="-31.2" calcext:value-type="float">
            <text:p>-31,2</text:p>
          </table:table-cell>
          <table:table-cell office:value-type="float" office:value="26.9" calcext:value-type="float">
            <text:p>26,9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6.3" calcext:value-type="float">
            <text:p>86,3</text:p>
          </table:table-cell>
          <table:table-cell office:value-type="float" office:value="11.6" calcext:value-type="float">
            <text:p>11,6</text:p>
          </table:table-cell>
          <table:table-cell office:value-type="float" office:value="-231.4" calcext:value-type="float">
            <text:p>-231,4</text:p>
          </table:table-cell>
          <table:table-cell office:value-type="float" office:value="2377.4" calcext:value-type="float">
            <text:p>2377,4</text:p>
          </table:table-cell>
          <table:table-cell table:number-columns-repeated="16369"/>
        </table:table-row>
        <table:table-row table:style-name="ro1">
          <table:table-cell office:value-type="time" office:time-value="PT12H37M15S" calcext:value-type="time">
            <text:p>12:37:15</text:p>
          </table:table-cell>
          <table:table-cell office:value-type="float" office:value="10" calcext:value-type="float">
            <text:p>10</text:p>
          </table:table-cell>
          <table:table-cell office:value-type="float" office:value="47.565842" calcext:value-type="float">
            <text:p>47,565842</text:p>
          </table:table-cell>
          <table:table-cell office:value-type="float" office:value="0.361855" calcext:value-type="float">
            <text:p>0,361855</text:p>
          </table:table-cell>
          <table:table-cell office:value-type="float" office:value="25664.2" calcext:value-type="float">
            <text:p>25664,2</text:p>
          </table:table-cell>
          <table:table-cell office:value-type="float" office:value="7.1" calcext:value-type="float">
            <text:p>7,1</text:p>
          </table:table-cell>
          <table:table-cell office:value-type="float" office:value="4.6" calcext:value-type="float">
            <text:p>4,6</text:p>
          </table:table-cell>
          <table:table-cell office:value-type="float" office:value="-30.2" calcext:value-type="float">
            <text:p>-30,2</text:p>
          </table:table-cell>
          <table:table-cell office:value-type="float" office:value="26.8" calcext:value-type="float">
            <text:p>26,8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6.1" calcext:value-type="float">
            <text:p>86,1</text:p>
          </table:table-cell>
          <table:table-cell office:value-type="float" office:value="11.6" calcext:value-type="float">
            <text:p>11,6</text:p>
          </table:table-cell>
          <table:table-cell office:value-type="float" office:value="-232.8" calcext:value-type="float">
            <text:p>-232,8</text:p>
          </table:table-cell>
          <table:table-cell office:value-type="float" office:value="2376.7" calcext:value-type="float">
            <text:p>2376,7</text:p>
          </table:table-cell>
          <table:table-cell table:number-columns-repeated="16369"/>
        </table:table-row>
        <table:table-row table:style-name="ro1">
          <table:table-cell office:value-type="time" office:time-value="PT12H37M25S" calcext:value-type="time">
            <text:p>12:37:25</text:p>
          </table:table-cell>
          <table:table-cell office:value-type="float" office:value="10" calcext:value-type="float">
            <text:p>10</text:p>
          </table:table-cell>
          <table:table-cell office:value-type="float" office:value="47.566196" calcext:value-type="float">
            <text:p>47,566196</text:p>
          </table:table-cell>
          <table:table-cell office:value-type="float" office:value="0.360895" calcext:value-type="float">
            <text:p>0,360895</text:p>
          </table:table-cell>
          <table:table-cell office:value-type="float" office:value="25728" calcext:value-type="float">
            <text:p>25728</text:p>
          </table:table-cell>
          <table:table-cell office:value-type="float" office:value="7.1" calcext:value-type="float">
            <text:p>7,1</text:p>
          </table:table-cell>
          <table:table-cell office:value-type="float" office:value="4.7" calcext:value-type="float">
            <text:p>4,7</text:p>
          </table:table-cell>
          <table:table-cell office:value-type="float" office:value="-32.8" calcext:value-type="float">
            <text:p>-32,8</text:p>
          </table:table-cell>
          <table:table-cell office:value-type="float" office:value="26.4" calcext:value-type="float">
            <text:p>26,4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5.9" calcext:value-type="float">
            <text:p>85,9</text:p>
          </table:table-cell>
          <table:table-cell office:value-type="float" office:value="11.6" calcext:value-type="float">
            <text:p>11,6</text:p>
          </table:table-cell>
          <table:table-cell office:value-type="float" office:value="-235.7" calcext:value-type="float">
            <text:p>-235,7</text:p>
          </table:table-cell>
          <table:table-cell office:value-type="float" office:value="2376.1" calcext:value-type="float">
            <text:p>2376,1</text:p>
          </table:table-cell>
          <table:table-cell table:number-columns-repeated="16369"/>
        </table:table-row>
        <table:table-row table:style-name="ro1">
          <table:table-cell office:value-type="time" office:time-value="PT12H37M35S" calcext:value-type="time">
            <text:p>12:37:35</text:p>
          </table:table-cell>
          <table:table-cell office:value-type="float" office:value="10" calcext:value-type="float">
            <text:p>10</text:p>
          </table:table-cell>
          <table:table-cell office:value-type="float" office:value="47.566673" calcext:value-type="float">
            <text:p>47,566673</text:p>
          </table:table-cell>
          <table:table-cell office:value-type="float" office:value="0.360112" calcext:value-type="float">
            <text:p>0,360112</text:p>
          </table:table-cell>
          <table:table-cell office:value-type="float" office:value="25792.1" calcext:value-type="float">
            <text:p>25792,1</text:p>
          </table:table-cell>
          <table:table-cell office:value-type="float" office:value="7.2" calcext:value-type="float">
            <text:p>7,2</text:p>
          </table:table-cell>
          <table:table-cell office:value-type="float" office:value="4.7" calcext:value-type="float">
            <text:p>4,7</text:p>
          </table:table-cell>
          <table:table-cell office:value-type="float" office:value="-31.2" calcext:value-type="float">
            <text:p>-31,2</text:p>
          </table:table-cell>
          <table:table-cell office:value-type="float" office:value="26.3" calcext:value-type="float">
            <text:p>26,3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5.7" calcext:value-type="float">
            <text:p>85,7</text:p>
          </table:table-cell>
          <table:table-cell office:value-type="float" office:value="11.6" calcext:value-type="float">
            <text:p>11,6</text:p>
          </table:table-cell>
          <table:table-cell office:value-type="float" office:value="-340" calcext:value-type="float">
            <text:p>-340</text:p>
          </table:table-cell>
          <table:table-cell office:value-type="float" office:value="2375.4" calcext:value-type="float">
            <text:p>2375,4</text:p>
          </table:table-cell>
          <table:table-cell table:number-columns-repeated="16369"/>
        </table:table-row>
        <table:table-row table:style-name="ro1">
          <table:table-cell office:value-type="time" office:time-value="PT12H37M45S" calcext:value-type="time">
            <text:p>12:37:45</text:p>
          </table:table-cell>
          <table:table-cell office:value-type="float" office:value="10" calcext:value-type="float">
            <text:p>10</text:p>
          </table:table-cell>
          <table:table-cell office:value-type="float" office:value="47.566998" calcext:value-type="float">
            <text:p>47,566998</text:p>
          </table:table-cell>
          <table:table-cell office:value-type="float" office:value="0.359565" calcext:value-type="float">
            <text:p>0,359565</text:p>
          </table:table-cell>
          <table:table-cell office:value-type="float" office:value="25853.2" calcext:value-type="float">
            <text:p>25853,2</text:p>
          </table:table-cell>
          <table:table-cell office:value-type="float" office:value="7.2" calcext:value-type="float">
            <text:p>7,2</text:p>
          </table:table-cell>
          <table:table-cell office:value-type="float" office:value="4.8" calcext:value-type="float">
            <text:p>4,8</text:p>
          </table:table-cell>
          <table:table-cell office:value-type="float" office:value="-28.8" calcext:value-type="float">
            <text:p>-28,8</text:p>
          </table:table-cell>
          <table:table-cell office:value-type="float" office:value="26.1" calcext:value-type="float">
            <text:p>26,1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5.5" calcext:value-type="float">
            <text:p>85,5</text:p>
          </table:table-cell>
          <table:table-cell office:value-type="float" office:value="11.6" calcext:value-type="float">
            <text:p>11,6</text:p>
          </table:table-cell>
          <table:table-cell office:value-type="float" office:value="-245.2" calcext:value-type="float">
            <text:p>-245,2</text:p>
          </table:table-cell>
          <table:table-cell office:value-type="float" office:value="2374.7" calcext:value-type="float">
            <text:p>2374,7</text:p>
          </table:table-cell>
          <table:table-cell table:number-columns-repeated="16369"/>
        </table:table-row>
        <table:table-row table:style-name="ro1">
          <table:table-cell office:value-type="time" office:time-value="PT12H37M55S" calcext:value-type="time">
            <text:p>12:37:55</text:p>
          </table:table-cell>
          <table:table-cell office:value-type="float" office:value="10" calcext:value-type="float">
            <text:p>10</text:p>
          </table:table-cell>
          <table:table-cell office:value-type="float" office:value="47.567459" calcext:value-type="float">
            <text:p>47,567459</text:p>
          </table:table-cell>
          <table:table-cell office:value-type="float" office:value="0.35916" calcext:value-type="float">
            <text:p>0,35916</text:p>
          </table:table-cell>
          <table:table-cell office:value-type="float" office:value="25919.5" calcext:value-type="float">
            <text:p>25919,5</text:p>
          </table:table-cell>
          <table:table-cell office:value-type="float" office:value="7.2" calcext:value-type="float">
            <text:p>7,2</text:p>
          </table:table-cell>
          <table:table-cell office:value-type="float" office:value="4.8" calcext:value-type="float">
            <text:p>4,8</text:p>
          </table:table-cell>
          <table:table-cell office:value-type="float" office:value="-31.8" calcext:value-type="float">
            <text:p>-31,8</text:p>
          </table:table-cell>
          <table:table-cell office:value-type="float" office:value="25.8" calcext:value-type="float">
            <text:p>25,8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4.9" calcext:value-type="float">
            <text:p>84,9</text:p>
          </table:table-cell>
          <table:table-cell office:value-type="float" office:value="11.6" calcext:value-type="float">
            <text:p>11,6</text:p>
          </table:table-cell>
          <table:table-cell office:value-type="float" office:value="-228.9" calcext:value-type="float">
            <text:p>-228,9</text:p>
          </table:table-cell>
          <table:table-cell office:value-type="float" office:value="2374" calcext:value-type="float">
            <text:p>2374</text:p>
          </table:table-cell>
          <table:table-cell table:number-columns-repeated="16369"/>
        </table:table-row>
        <table:table-row table:style-name="ro1">
          <table:table-cell office:value-type="time" office:time-value="PT12H38M05S" calcext:value-type="time">
            <text:p>12:38:05</text:p>
          </table:table-cell>
          <table:table-cell office:value-type="float" office:value="10" calcext:value-type="float">
            <text:p>10</text:p>
          </table:table-cell>
          <table:table-cell office:value-type="float" office:value="47.568073" calcext:value-type="float">
            <text:p>47,568073</text:p>
          </table:table-cell>
          <table:table-cell office:value-type="float" office:value="0.359008" calcext:value-type="float">
            <text:p>0,359008</text:p>
          </table:table-cell>
          <table:table-cell office:value-type="float" office:value="25981.7" calcext:value-type="float">
            <text:p>25981,7</text:p>
          </table:table-cell>
          <table:table-cell office:value-type="float" office:value="7.2" calcext:value-type="float">
            <text:p>7,2</text:p>
          </table:table-cell>
          <table:table-cell office:value-type="float" office:value="4.8" calcext:value-type="float">
            <text:p>4,8</text:p>
          </table:table-cell>
          <table:table-cell office:value-type="float" office:value="-30" calcext:value-type="float">
            <text:p>-30</text:p>
          </table:table-cell>
          <table:table-cell office:value-type="float" office:value="25.6" calcext:value-type="float">
            <text:p>25,6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4.1" calcext:value-type="float">
            <text:p>84,1</text:p>
          </table:table-cell>
          <table:table-cell office:value-type="float" office:value="11.6" calcext:value-type="float">
            <text:p>11,6</text:p>
          </table:table-cell>
          <table:table-cell office:value-type="float" office:value="-239.9" calcext:value-type="float">
            <text:p>-239,9</text:p>
          </table:table-cell>
          <table:table-cell office:value-type="float" office:value="2373.3" calcext:value-type="float">
            <text:p>2373,3</text:p>
          </table:table-cell>
          <table:table-cell table:number-columns-repeated="16369"/>
        </table:table-row>
        <table:table-row table:style-name="ro1">
          <table:table-cell office:value-type="time" office:time-value="PT12H38M15S" calcext:value-type="time">
            <text:p>12:38:15</text:p>
          </table:table-cell>
          <table:table-cell office:value-type="float" office:value="10" calcext:value-type="float">
            <text:p>10</text:p>
          </table:table-cell>
          <table:table-cell office:value-type="float" office:value="47.568569" calcext:value-type="float">
            <text:p>47,568569</text:p>
          </table:table-cell>
          <table:table-cell office:value-type="float" office:value="0.358927" calcext:value-type="float">
            <text:p>0,358927</text:p>
          </table:table-cell>
          <table:table-cell office:value-type="float" office:value="26046.5" calcext:value-type="float">
            <text:p>26046,5</text:p>
          </table:table-cell>
          <table:table-cell office:value-type="float" office:value="7.2" calcext:value-type="float">
            <text:p>7,2</text:p>
          </table:table-cell>
          <table:table-cell office:value-type="float" office:value="4.8" calcext:value-type="float">
            <text:p>4,8</text:p>
          </table:table-cell>
          <table:table-cell office:value-type="float" office:value="-30.8" calcext:value-type="float">
            <text:p>-30,8</text:p>
          </table:table-cell>
          <table:table-cell office:value-type="float" office:value="25.4" calcext:value-type="float">
            <text:p>25,4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4" calcext:value-type="float">
            <text:p>84</text:p>
          </table:table-cell>
          <table:table-cell office:value-type="float" office:value="11.6" calcext:value-type="float">
            <text:p>11,6</text:p>
          </table:table-cell>
          <table:table-cell office:value-type="float" office:value="-228.5" calcext:value-type="float">
            <text:p>-228,5</text:p>
          </table:table-cell>
          <table:table-cell office:value-type="float" office:value="2372.6" calcext:value-type="float">
            <text:p>2372,6</text:p>
          </table:table-cell>
          <table:table-cell table:number-columns-repeated="16369"/>
        </table:table-row>
        <table:table-row table:style-name="ro1">
          <table:table-cell office:value-type="time" office:time-value="PT12H38M25S" calcext:value-type="time">
            <text:p>12:38:25</text:p>
          </table:table-cell>
          <table:table-cell office:value-type="float" office:value="10" calcext:value-type="float">
            <text:p>10</text:p>
          </table:table-cell>
          <table:table-cell office:value-type="float" office:value="47.568943" calcext:value-type="float">
            <text:p>47,568943</text:p>
          </table:table-cell>
          <table:table-cell office:value-type="float" office:value="0.358825" calcext:value-type="float">
            <text:p>0,358825</text:p>
          </table:table-cell>
          <table:table-cell office:value-type="float" office:value="26112.5" calcext:value-type="float">
            <text:p>26112,5</text:p>
          </table:table-cell>
          <table:table-cell office:value-type="float" office:value="7.4" calcext:value-type="float">
            <text:p>7,4</text:p>
          </table:table-cell>
          <table:table-cell office:value-type="float" office:value="4.9" calcext:value-type="float">
            <text:p>4,9</text:p>
          </table:table-cell>
          <table:table-cell office:value-type="float" office:value="-29" calcext:value-type="float">
            <text:p>-29</text:p>
          </table:table-cell>
          <table:table-cell office:value-type="float" office:value="25.2" calcext:value-type="float">
            <text:p>25,2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3.7" calcext:value-type="float">
            <text:p>83,7</text:p>
          </table:table-cell>
          <table:table-cell office:value-type="float" office:value="11.6" calcext:value-type="float">
            <text:p>11,6</text:p>
          </table:table-cell>
          <table:table-cell office:value-type="float" office:value="-232.4" calcext:value-type="float">
            <text:p>-232,4</text:p>
          </table:table-cell>
          <table:table-cell office:value-type="float" office:value="2372" calcext:value-type="float">
            <text:p>2372</text:p>
          </table:table-cell>
          <table:table-cell table:number-columns-repeated="16369"/>
        </table:table-row>
        <table:table-row table:style-name="ro1">
          <table:table-cell office:value-type="time" office:time-value="PT12H38M35S" calcext:value-type="time">
            <text:p>12:38:35</text:p>
          </table:table-cell>
          <table:table-cell office:value-type="float" office:value="10" calcext:value-type="float">
            <text:p>10</text:p>
          </table:table-cell>
          <table:table-cell office:value-type="float" office:value="47.569233" calcext:value-type="float">
            <text:p>47,569233</text:p>
          </table:table-cell>
          <table:table-cell office:value-type="float" office:value="0.358548" calcext:value-type="float">
            <text:p>0,358548</text:p>
          </table:table-cell>
          <table:table-cell office:value-type="float" office:value="26174.7" calcext:value-type="float">
            <text:p>26174,7</text:p>
          </table:table-cell>
          <table:table-cell office:value-type="float" office:value="7.4" calcext:value-type="float">
            <text:p>7,4</text:p>
          </table:table-cell>
          <table:table-cell office:value-type="float" office:value="4.9" calcext:value-type="float">
            <text:p>4,9</text:p>
          </table:table-cell>
          <table:table-cell office:value-type="float" office:value="-33.2" calcext:value-type="float">
            <text:p>-33,2</text:p>
          </table:table-cell>
          <table:table-cell office:value-type="float" office:value="25" calcext:value-type="float">
            <text:p>25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3.6" calcext:value-type="float">
            <text:p>83,6</text:p>
          </table:table-cell>
          <table:table-cell office:value-type="float" office:value="11.6" calcext:value-type="float">
            <text:p>11,6</text:p>
          </table:table-cell>
          <table:table-cell office:value-type="float" office:value="-292.9" calcext:value-type="float">
            <text:p>-292,9</text:p>
          </table:table-cell>
          <table:table-cell office:value-type="float" office:value="2371.3" calcext:value-type="float">
            <text:p>2371,3</text:p>
          </table:table-cell>
          <table:table-cell table:number-columns-repeated="16369"/>
        </table:table-row>
        <table:table-row table:style-name="ro1">
          <table:table-cell office:value-type="time" office:time-value="PT12H38M45S" calcext:value-type="time">
            <text:p>12:38:45</text:p>
          </table:table-cell>
          <table:table-cell office:value-type="float" office:value="10" calcext:value-type="float">
            <text:p>10</text:p>
          </table:table-cell>
          <table:table-cell office:value-type="float" office:value="47.569412" calcext:value-type="float">
            <text:p>47,569412</text:p>
          </table:table-cell>
          <table:table-cell office:value-type="float" office:value="0.358235" calcext:value-type="float">
            <text:p>0,358235</text:p>
          </table:table-cell>
          <table:table-cell office:value-type="float" office:value="26234.5" calcext:value-type="float">
            <text:p>26234,5</text:p>
          </table:table-cell>
          <table:table-cell office:value-type="float" office:value="7.4" calcext:value-type="float">
            <text:p>7,4</text:p>
          </table:table-cell>
          <table:table-cell office:value-type="float" office:value="5" calcext:value-type="float">
            <text:p>5</text:p>
          </table:table-cell>
          <table:table-cell office:value-type="float" office:value="-32.8" calcext:value-type="float">
            <text:p>-32,8</text:p>
          </table:table-cell>
          <table:table-cell office:value-type="float" office:value="24.8" calcext:value-type="float">
            <text:p>24,8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3.6" calcext:value-type="float">
            <text:p>83,6</text:p>
          </table:table-cell>
          <table:table-cell office:value-type="float" office:value="11.6" calcext:value-type="float">
            <text:p>11,6</text:p>
          </table:table-cell>
          <table:table-cell office:value-type="float" office:value="-247.1" calcext:value-type="float">
            <text:p>-247,1</text:p>
          </table:table-cell>
          <table:table-cell office:value-type="float" office:value="2370.6" calcext:value-type="float">
            <text:p>2370,6</text:p>
          </table:table-cell>
          <table:table-cell table:number-columns-repeated="16369"/>
        </table:table-row>
        <table:table-row table:style-name="ro1">
          <table:table-cell office:value-type="time" office:time-value="PT12H38M55S" calcext:value-type="time">
            <text:p>12:38:55</text:p>
          </table:table-cell>
          <table:table-cell office:value-type="float" office:value="10" calcext:value-type="float">
            <text:p>10</text:p>
          </table:table-cell>
          <table:table-cell office:value-type="float" office:value="47.569569" calcext:value-type="float">
            <text:p>47,569569</text:p>
          </table:table-cell>
          <table:table-cell office:value-type="float" office:value="0.357837" calcext:value-type="float">
            <text:p>0,357837</text:p>
          </table:table-cell>
          <table:table-cell office:value-type="float" office:value="26296.6" calcext:value-type="float">
            <text:p>26296,6</text:p>
          </table:table-cell>
          <table:table-cell office:value-type="float" office:value="7.4" calcext:value-type="float">
            <text:p>7,4</text:p>
          </table:table-cell>
          <table:table-cell office:value-type="float" office:value="5" calcext:value-type="float">
            <text:p>5</text:p>
          </table:table-cell>
          <table:table-cell office:value-type="float" office:value="-38.2" calcext:value-type="float">
            <text:p>-38,2</text:p>
          </table:table-cell>
          <table:table-cell office:value-type="float" office:value="24.6" calcext:value-type="float">
            <text:p>24,6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3.6" calcext:value-type="float">
            <text:p>83,6</text:p>
          </table:table-cell>
          <table:table-cell office:value-type="float" office:value="11.6" calcext:value-type="float">
            <text:p>11,6</text:p>
          </table:table-cell>
          <table:table-cell office:value-type="float" office:value="-233.4" calcext:value-type="float">
            <text:p>-233,4</text:p>
          </table:table-cell>
          <table:table-cell office:value-type="float" office:value="2369.9" calcext:value-type="float">
            <text:p>2369,9</text:p>
          </table:table-cell>
          <table:table-cell table:number-columns-repeated="16369"/>
        </table:table-row>
        <table:table-row table:style-name="ro1">
          <table:table-cell office:value-type="time" office:time-value="PT12H39M05S" calcext:value-type="time">
            <text:p>12:39:05</text:p>
          </table:table-cell>
          <table:table-cell office:value-type="float" office:value="10" calcext:value-type="float">
            <text:p>10</text:p>
          </table:table-cell>
          <table:table-cell office:value-type="float" office:value="47.569801" calcext:value-type="float">
            <text:p>47,569801</text:p>
          </table:table-cell>
          <table:table-cell office:value-type="float" office:value="0.357227" calcext:value-type="float">
            <text:p>0,357227</text:p>
          </table:table-cell>
          <table:table-cell office:value-type="float" office:value="26360.5" calcext:value-type="float">
            <text:p>26360,5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-35.2" calcext:value-type="float">
            <text:p>-35,2</text:p>
          </table:table-cell>
          <table:table-cell office:value-type="float" office:value="24.3" calcext:value-type="float">
            <text:p>24,3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3.4" calcext:value-type="float">
            <text:p>83,4</text:p>
          </table:table-cell>
          <table:table-cell office:value-type="float" office:value="11.6" calcext:value-type="float">
            <text:p>11,6</text:p>
          </table:table-cell>
          <table:table-cell office:value-type="float" office:value="-232.5" calcext:value-type="float">
            <text:p>-232,5</text:p>
          </table:table-cell>
          <table:table-cell office:value-type="float" office:value="2369.3" calcext:value-type="float">
            <text:p>2369,3</text:p>
          </table:table-cell>
          <table:table-cell table:number-columns-repeated="16369"/>
        </table:table-row>
        <table:table-row table:style-name="ro1">
          <table:table-cell office:value-type="time" office:time-value="PT12H39M15S" calcext:value-type="time">
            <text:p>12:39:15</text:p>
          </table:table-cell>
          <table:table-cell office:value-type="float" office:value="10" calcext:value-type="float">
            <text:p>10</text:p>
          </table:table-cell>
          <table:table-cell office:value-type="float" office:value="47.569977" calcext:value-type="float">
            <text:p>47,569977</text:p>
          </table:table-cell>
          <table:table-cell office:value-type="float" office:value="0.356672" calcext:value-type="float">
            <text:p>0,356672</text:p>
          </table:table-cell>
          <table:table-cell office:value-type="float" office:value="26422.7" calcext:value-type="float">
            <text:p>26422,7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-34" calcext:value-type="float">
            <text:p>-34</text:p>
          </table:table-cell>
          <table:table-cell office:value-type="float" office:value="24.1" calcext:value-type="float">
            <text:p>24,1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3.8" calcext:value-type="float">
            <text:p>83,8</text:p>
          </table:table-cell>
          <table:table-cell office:value-type="float" office:value="11.6" calcext:value-type="float">
            <text:p>11,6</text:p>
          </table:table-cell>
          <table:table-cell office:value-type="float" office:value="-228.3" calcext:value-type="float">
            <text:p>-228,3</text:p>
          </table:table-cell>
          <table:table-cell office:value-type="float" office:value="2368.6" calcext:value-type="float">
            <text:p>2368,6</text:p>
          </table:table-cell>
          <table:table-cell table:number-columns-repeated="16369"/>
        </table:table-row>
        <table:table-row table:style-name="ro1">
          <table:table-cell office:value-type="time" office:time-value="PT12H39M25S" calcext:value-type="time">
            <text:p>12:39:25</text:p>
          </table:table-cell>
          <table:table-cell office:value-type="float" office:value="10" calcext:value-type="float">
            <text:p>10</text:p>
          </table:table-cell>
          <table:table-cell office:value-type="float" office:value="47.570347" calcext:value-type="float">
            <text:p>47,570347</text:p>
          </table:table-cell>
          <table:table-cell office:value-type="float" office:value="0.356342" calcext:value-type="float">
            <text:p>0,356342</text:p>
          </table:table-cell>
          <table:table-cell office:value-type="float" office:value="26478.7" calcext:value-type="float">
            <text:p>26478,7</text:p>
          </table:table-cell>
          <table:table-cell office:value-type="float" office:value="7.5" calcext:value-type="float">
            <text:p>7,5</text:p>
          </table:table-cell>
          <table:table-cell office:value-type="float" office:value="5.1" calcext:value-type="float">
            <text:p>5,1</text:p>
          </table:table-cell>
          <table:table-cell office:value-type="float" office:value="-27.2" calcext:value-type="float">
            <text:p>-27,2</text:p>
          </table:table-cell>
          <table:table-cell office:value-type="float" office:value="24" calcext:value-type="float">
            <text:p>24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4.1" calcext:value-type="float">
            <text:p>84,1</text:p>
          </table:table-cell>
          <table:table-cell office:value-type="float" office:value="11.6" calcext:value-type="float">
            <text:p>11,6</text:p>
          </table:table-cell>
          <table:table-cell office:value-type="float" office:value="-231" calcext:value-type="float">
            <text:p>-231</text:p>
          </table:table-cell>
          <table:table-cell office:value-type="float" office:value="2368" calcext:value-type="float">
            <text:p>2368</text:p>
          </table:table-cell>
          <table:table-cell table:number-columns-repeated="16369"/>
        </table:table-row>
        <table:table-row table:style-name="ro1">
          <table:table-cell office:value-type="time" office:time-value="PT12H39M35S" calcext:value-type="time">
            <text:p>12:39:35</text:p>
          </table:table-cell>
          <table:table-cell office:value-type="float" office:value="9" calcext:value-type="float">
            <text:p>9</text:p>
          </table:table-cell>
          <table:table-cell office:value-type="float" office:value="47.570736" calcext:value-type="float">
            <text:p>47,570736</text:p>
          </table:table-cell>
          <table:table-cell office:value-type="float" office:value="0.35612" calcext:value-type="float">
            <text:p>0,35612</text:p>
          </table:table-cell>
          <table:table-cell office:value-type="float" office:value="26534.6" calcext:value-type="float">
            <text:p>26534,6</text:p>
          </table:table-cell>
          <table:table-cell office:value-type="float" office:value="7.5" calcext:value-type="float">
            <text:p>7,5</text:p>
          </table:table-cell>
          <table:table-cell office:value-type="float" office:value="5.1" calcext:value-type="float">
            <text:p>5,1</text:p>
          </table:table-cell>
          <table:table-cell office:value-type="float" office:value="-26" calcext:value-type="float">
            <text:p>-26</text:p>
          </table:table-cell>
          <table:table-cell office:value-type="float" office:value="23.8" calcext:value-type="float">
            <text:p>23,8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4" calcext:value-type="float">
            <text:p>84</text:p>
          </table:table-cell>
          <table:table-cell office:value-type="float" office:value="11.6" calcext:value-type="float">
            <text:p>11,6</text:p>
          </table:table-cell>
          <table:table-cell office:value-type="float" office:value="-294.2" calcext:value-type="float">
            <text:p>-294,2</text:p>
          </table:table-cell>
          <table:table-cell office:value-type="float" office:value="2367.3" calcext:value-type="float">
            <text:p>2367,3</text:p>
          </table:table-cell>
          <table:table-cell table:number-columns-repeated="16369"/>
        </table:table-row>
        <table:table-row table:style-name="ro1">
          <table:table-cell office:value-type="time" office:time-value="PT12H39M45S" calcext:value-type="time">
            <text:p>12:39:45</text:p>
          </table:table-cell>
          <table:table-cell office:value-type="float" office:value="10" calcext:value-type="float">
            <text:p>10</text:p>
          </table:table-cell>
          <table:table-cell office:value-type="float" office:value="47.571182" calcext:value-type="float">
            <text:p>47,571182</text:p>
          </table:table-cell>
          <table:table-cell office:value-type="float" office:value="0.355913" calcext:value-type="float">
            <text:p>0,355913</text:p>
          </table:table-cell>
          <table:table-cell office:value-type="float" office:value="26592.3" calcext:value-type="float">
            <text:p>26592,3</text:p>
          </table:table-cell>
          <table:table-cell office:value-type="float" office:value="7.5" calcext:value-type="float">
            <text:p>7,5</text:p>
          </table:table-cell>
          <table:table-cell office:value-type="float" office:value="5.2" calcext:value-type="float">
            <text:p>5,2</text:p>
          </table:table-cell>
          <table:table-cell office:value-type="float" office:value="-29.2" calcext:value-type="float">
            <text:p>-29,2</text:p>
          </table:table-cell>
          <table:table-cell office:value-type="float" office:value="23.6" calcext:value-type="float">
            <text:p>23,6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4" calcext:value-type="float">
            <text:p>84</text:p>
          </table:table-cell>
          <table:table-cell office:value-type="float" office:value="11.6" calcext:value-type="float">
            <text:p>11,6</text:p>
          </table:table-cell>
          <table:table-cell office:value-type="float" office:value="-238.7" calcext:value-type="float">
            <text:p>-238,7</text:p>
          </table:table-cell>
          <table:table-cell office:value-type="float" office:value="2366.6" calcext:value-type="float">
            <text:p>2366,6</text:p>
          </table:table-cell>
          <table:table-cell table:number-columns-repeated="16369"/>
        </table:table-row>
        <table:table-row table:style-name="ro1">
          <table:table-cell office:value-type="time" office:time-value="PT12H39M55S" calcext:value-type="time">
            <text:p>12:39:55</text:p>
          </table:table-cell>
          <table:table-cell office:value-type="float" office:value="10" calcext:value-type="float">
            <text:p>10</text:p>
          </table:table-cell>
          <table:table-cell office:value-type="float" office:value="47.571564" calcext:value-type="float">
            <text:p>47,571564</text:p>
          </table:table-cell>
          <table:table-cell office:value-type="float" office:value="0.35574" calcext:value-type="float">
            <text:p>0,35574</text:p>
          </table:table-cell>
          <table:table-cell office:value-type="float" office:value="26648.9" calcext:value-type="float">
            <text:p>26648,9</text:p>
          </table:table-cell>
          <table:table-cell office:value-type="float" office:value="7.6" calcext:value-type="float">
            <text:p>7,6</text:p>
          </table:table-cell>
          <table:table-cell office:value-type="float" office:value="5.2" calcext:value-type="float">
            <text:p>5,2</text:p>
          </table:table-cell>
          <table:table-cell office:value-type="float" office:value="-34" calcext:value-type="float">
            <text:p>-34</text:p>
          </table:table-cell>
          <table:table-cell office:value-type="float" office:value="23.4" calcext:value-type="float">
            <text:p>23,4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4.2" calcext:value-type="float">
            <text:p>84,2</text:p>
          </table:table-cell>
          <table:table-cell office:value-type="float" office:value="11.6" calcext:value-type="float">
            <text:p>11,6</text:p>
          </table:table-cell>
          <table:table-cell office:value-type="float" office:value="-228.3" calcext:value-type="float">
            <text:p>-228,3</text:p>
          </table:table-cell>
          <table:table-cell office:value-type="float" office:value="2366" calcext:value-type="float">
            <text:p>2366</text:p>
          </table:table-cell>
          <table:table-cell table:number-columns-repeated="16369"/>
        </table:table-row>
        <table:table-row table:style-name="ro1">
          <table:table-cell office:value-type="time" office:time-value="PT12H42M05S" calcext:value-type="time">
            <text:p>12:42:05</text:p>
          </table:table-cell>
          <table:table-cell office:value-type="float" office:value="10" calcext:value-type="float">
            <text:p>10</text:p>
          </table:table-cell>
          <table:table-cell office:value-type="float" office:value="47.5746" calcext:value-type="float">
            <text:p>47,5746</text:p>
          </table:table-cell>
          <table:table-cell office:value-type="float" office:value="0.350398" calcext:value-type="float">
            <text:p>0,350398</text:p>
          </table:table-cell>
          <table:table-cell office:value-type="float" office:value="27377.6" calcext:value-type="float">
            <text:p>27377,6</text:p>
          </table:table-cell>
          <table:table-cell office:value-type="float" office:value="8" calcext:value-type="float">
            <text:p>8</text:p>
          </table:table-cell>
          <table:table-cell office:value-type="float" office:value="5.8" calcext:value-type="float">
            <text:p>5,8</text:p>
          </table:table-cell>
          <table:table-cell office:value-type="float" office:value="-25.8" calcext:value-type="float">
            <text:p>-25,8</text:p>
          </table:table-cell>
          <table:table-cell office:value-type="float" office:value="21.3" calcext:value-type="float">
            <text:p>21,3</text:p>
          </table:table-cell>
          <table:table-cell office:value-type="float" office:value="11.9" calcext:value-type="float">
            <text:p>11,9</text:p>
          </table:table-cell>
          <table:table-cell office:value-type="float" office:value="1.5" calcext:value-type="float">
            <text:p>1,5</text:p>
          </table:table-cell>
          <table:table-cell office:value-type="float" office:value="79.8" calcext:value-type="float">
            <text:p>79,8</text:p>
          </table:table-cell>
          <table:table-cell office:value-type="float" office:value="11.6" calcext:value-type="float">
            <text:p>11,6</text:p>
          </table:table-cell>
          <table:table-cell office:value-type="float" office:value="-232.2" calcext:value-type="float">
            <text:p>-232,2</text:p>
          </table:table-cell>
          <table:table-cell office:value-type="float" office:value="2353.7" calcext:value-type="float">
            <text:p>2353,7</text:p>
          </table:table-cell>
          <table:table-cell table:number-columns-repeated="16369"/>
        </table:table-row>
        <table:table-row table:style-name="ro1">
          <table:table-cell office:value-type="time" office:time-value="PT12H42M15S" calcext:value-type="time">
            <text:p>12:42:15</text:p>
          </table:table-cell>
          <table:table-cell office:value-type="float" office:value="10" calcext:value-type="float">
            <text:p>10</text:p>
          </table:table-cell>
          <table:table-cell office:value-type="float" office:value="47.574486" calcext:value-type="float">
            <text:p>47,574486</text:p>
          </table:table-cell>
          <table:table-cell office:value-type="float" office:value="0.350227" calcext:value-type="float">
            <text:p>0,350227</text:p>
          </table:table-cell>
          <table:table-cell office:value-type="float" office:value="27435.6" calcext:value-type="float">
            <text:p>27435,6</text:p>
          </table:table-cell>
          <table:table-cell office:value-type="float" office:value="8.1" calcext:value-type="float">
            <text:p>8,1</text:p>
          </table:table-cell>
          <table:table-cell office:value-type="float" office:value="5.8" calcext:value-type="float">
            <text:p>5,8</text:p>
          </table:table-cell>
          <table:table-cell office:value-type="float" office:value="-23.5" calcext:value-type="float">
            <text:p>-23,5</text:p>
          </table:table-cell>
          <table:table-cell office:value-type="float" office:value="21.1" calcext:value-type="float">
            <text:p>21,1</text:p>
          </table:table-cell>
          <table:table-cell office:value-type="float" office:value="11.9" calcext:value-type="float">
            <text:p>11,9</text:p>
          </table:table-cell>
          <table:table-cell office:value-type="float" office:value="1.5" calcext:value-type="float">
            <text:p>1,5</text:p>
          </table:table-cell>
          <table:table-cell office:value-type="float" office:value="80.1" calcext:value-type="float">
            <text:p>80,1</text:p>
          </table:table-cell>
          <table:table-cell office:value-type="float" office:value="11.6" calcext:value-type="float">
            <text:p>11,6</text:p>
          </table:table-cell>
          <table:table-cell office:value-type="float" office:value="-232.5" calcext:value-type="float">
            <text:p>-232,5</text:p>
          </table:table-cell>
          <table:table-cell office:value-type="float" office:value="2353.1" calcext:value-type="float">
            <text:p>2353,1</text:p>
          </table:table-cell>
          <table:table-cell table:number-columns-repeated="16369"/>
        </table:table-row>
        <table:table-row table:style-name="ro1">
          <table:table-cell office:value-type="time" office:time-value="PT12H42M25S" calcext:value-type="time">
            <text:p>12:42:25</text:p>
          </table:table-cell>
          <table:table-cell office:value-type="float" office:value="10" calcext:value-type="float">
            <text:p>10</text:p>
          </table:table-cell>
          <table:table-cell office:value-type="float" office:value="47.574333" calcext:value-type="float">
            <text:p>47,574333</text:p>
          </table:table-cell>
          <table:table-cell office:value-type="float" office:value="0.349783" calcext:value-type="float">
            <text:p>0,349783</text:p>
          </table:table-cell>
          <table:table-cell office:value-type="float" office:value="27495.3" calcext:value-type="float">
            <text:p>27495,3</text:p>
          </table:table-cell>
          <table:table-cell office:value-type="float" office:value="8.1" calcext:value-type="float">
            <text:p>8,1</text:p>
          </table:table-cell>
          <table:table-cell office:value-type="float" office:value="5.9" calcext:value-type="float">
            <text:p>5,9</text:p>
          </table:table-cell>
          <table:table-cell office:value-type="float" office:value="-27.5" calcext:value-type="float">
            <text:p>-27,5</text:p>
          </table:table-cell>
          <table:table-cell office:value-type="float" office:value="20.9" calcext:value-type="float">
            <text:p>20,9</text:p>
          </table:table-cell>
          <table:table-cell office:value-type="float" office:value="11.8" calcext:value-type="float">
            <text:p>11,8</text:p>
          </table:table-cell>
          <table:table-cell office:value-type="float" office:value="1.5" calcext:value-type="float">
            <text:p>1,5</text:p>
          </table:table-cell>
          <table:table-cell office:value-type="float" office:value="79.1" calcext:value-type="float">
            <text:p>79,1</text:p>
          </table:table-cell>
          <table:table-cell office:value-type="float" office:value="11.6" calcext:value-type="float">
            <text:p>11,6</text:p>
          </table:table-cell>
          <table:table-cell office:value-type="float" office:value="-229.7" calcext:value-type="float">
            <text:p>-229,7</text:p>
          </table:table-cell>
          <table:table-cell office:value-type="float" office:value="2352.4" calcext:value-type="float">
            <text:p>2352,4</text:p>
          </table:table-cell>
          <table:table-cell table:number-columns-repeated="16369"/>
        </table:table-row>
        <table:table-row table:style-name="ro1">
          <table:table-cell office:value-type="time" office:time-value="PT12H42M35S" calcext:value-type="time">
            <text:p>12:42:35</text:p>
          </table:table-cell>
          <table:table-cell office:value-type="float" office:value="9" calcext:value-type="float">
            <text:p>9</text:p>
          </table:table-cell>
          <table:table-cell office:value-type="float" office:value="47.574265" calcext:value-type="float">
            <text:p>47,574265</text:p>
          </table:table-cell>
          <table:table-cell office:value-type="float" office:value="0.349005" calcext:value-type="float">
            <text:p>0,349005</text:p>
          </table:table-cell>
          <table:table-cell office:value-type="float" office:value="27558.8" calcext:value-type="float">
            <text:p>27558,8</text:p>
          </table:table-cell>
          <table:table-cell office:value-type="float" office:value="8.1" calcext:value-type="float">
            <text:p>8,1</text:p>
          </table:table-cell>
          <table:table-cell office:value-type="float" office:value="5.9" calcext:value-type="float">
            <text:p>5,9</text:p>
          </table:table-cell>
          <table:table-cell office:value-type="float" office:value="-28.2" calcext:value-type="float">
            <text:p>-28,2</text:p>
          </table:table-cell>
          <table:table-cell office:value-type="float" office:value="20.8" calcext:value-type="float">
            <text:p>20,8</text:p>
          </table:table-cell>
          <table:table-cell office:value-type="float" office:value="11.8" calcext:value-type="float">
            <text:p>11,8</text:p>
          </table:table-cell>
          <table:table-cell office:value-type="float" office:value="1.5" calcext:value-type="float">
            <text:p>1,5</text:p>
          </table:table-cell>
          <table:table-cell office:value-type="float" office:value="79" calcext:value-type="float">
            <text:p>79</text:p>
          </table:table-cell>
          <table:table-cell office:value-type="float" office:value="11.6" calcext:value-type="float">
            <text:p>11,6</text:p>
          </table:table-cell>
          <table:table-cell office:value-type="float" office:value="-249.7" calcext:value-type="float">
            <text:p>-249,7</text:p>
          </table:table-cell>
          <table:table-cell office:value-type="float" office:value="2351.7" calcext:value-type="float">
            <text:p>2351,7</text:p>
          </table:table-cell>
          <table:table-cell table:number-columns-repeated="16369"/>
        </table:table-row>
        <table:table-row table:style-name="ro1">
          <table:table-cell office:value-type="time" office:time-value="PT12H42M45S" calcext:value-type="time">
            <text:p>12:42:45</text:p>
          </table:table-cell>
          <table:table-cell office:value-type="float" office:value="10" calcext:value-type="float">
            <text:p>10</text:p>
          </table:table-cell>
          <table:table-cell office:value-type="float" office:value="47.574265" calcext:value-type="float">
            <text:p>47,574265</text:p>
          </table:table-cell>
          <table:table-cell office:value-type="float" office:value="0.348073" calcext:value-type="float">
            <text:p>0,348073</text:p>
          </table:table-cell>
          <table:table-cell office:value-type="float" office:value="27617.9" calcext:value-type="float">
            <text:p>27617,9</text:p>
          </table:table-cell>
          <table:table-cell office:value-type="float" office:value="8.2" calcext:value-type="float">
            <text:p>8,2</text:p>
          </table:table-cell>
          <table:table-cell office:value-type="float" office:value="6" calcext:value-type="float">
            <text:p>6</text:p>
          </table:table-cell>
          <table:table-cell office:value-type="float" office:value="-29.8" calcext:value-type="float">
            <text:p>-29,8</text:p>
          </table:table-cell>
          <table:table-cell office:value-type="float" office:value="20.6" calcext:value-type="float">
            <text:p>20,6</text:p>
          </table:table-cell>
          <table:table-cell office:value-type="float" office:value="11.8" calcext:value-type="float">
            <text:p>11,8</text:p>
          </table:table-cell>
          <table:table-cell office:value-type="float" office:value="1.5" calcext:value-type="float">
            <text:p>1,5</text:p>
          </table:table-cell>
          <table:table-cell office:value-type="float" office:value="78.7" calcext:value-type="float">
            <text:p>78,7</text:p>
          </table:table-cell>
          <table:table-cell office:value-type="float" office:value="11.6" calcext:value-type="float">
            <text:p>11,6</text:p>
          </table:table-cell>
          <table:table-cell office:value-type="float" office:value="-251.9" calcext:value-type="float">
            <text:p>-251,9</text:p>
          </table:table-cell>
          <table:table-cell office:value-type="float" office:value="2351.1" calcext:value-type="float">
            <text:p>2351,1</text:p>
          </table:table-cell>
          <table:table-cell table:number-columns-repeated="16369"/>
        </table:table-row>
        <table:table-row table:style-name="ro1">
          <table:table-cell office:value-type="time" office:time-value="PT12H42M55S" calcext:value-type="time">
            <text:p>12:42:55</text:p>
          </table:table-cell>
          <table:table-cell office:value-type="float" office:value="10" calcext:value-type="float">
            <text:p>10</text:p>
          </table:table-cell>
          <table:table-cell office:value-type="float" office:value="47.574268" calcext:value-type="float">
            <text:p>47,574268</text:p>
          </table:table-cell>
          <table:table-cell office:value-type="float" office:value="0.347232" calcext:value-type="float">
            <text:p>0,347232</text:p>
          </table:table-cell>
          <table:table-cell office:value-type="float" office:value="27679.8" calcext:value-type="float">
            <text:p>27679,8</text:p>
          </table:table-cell>
          <table:table-cell office:value-type="float" office:value="8.2" calcext:value-type="float">
            <text:p>8,2</text:p>
          </table:table-cell>
          <table:table-cell office:value-type="float" office:value="6" calcext:value-type="float">
            <text:p>6</text:p>
          </table:table-cell>
          <table:table-cell office:value-type="float" office:value="-26.5" calcext:value-type="float">
            <text:p>-26,5</text:p>
          </table:table-cell>
          <table:table-cell office:value-type="float" office:value="20.4" calcext:value-type="float">
            <text:p>20,4</text:p>
          </table:table-cell>
          <table:table-cell office:value-type="float" office:value="11.8" calcext:value-type="float">
            <text:p>11,8</text:p>
          </table:table-cell>
          <table:table-cell office:value-type="float" office:value="1.5" calcext:value-type="float">
            <text:p>1,5</text:p>
          </table:table-cell>
          <table:table-cell office:value-type="float" office:value="78.5" calcext:value-type="float">
            <text:p>78,5</text:p>
          </table:table-cell>
          <table:table-cell office:value-type="float" office:value="11.6" calcext:value-type="float">
            <text:p>11,6</text:p>
          </table:table-cell>
          <table:table-cell office:value-type="float" office:value="-234.3" calcext:value-type="float">
            <text:p>-234,3</text:p>
          </table:table-cell>
          <table:table-cell office:value-type="float" office:value="2350.4" calcext:value-type="float">
            <text:p>2350,4</text:p>
          </table:table-cell>
          <table:table-cell table:number-columns-repeated="16369"/>
        </table:table-row>
        <table:table-row table:style-name="ro1">
          <table:table-cell office:value-type="time" office:time-value="PT12H43M05S" calcext:value-type="time">
            <text:p>12:43:05</text:p>
          </table:table-cell>
          <table:table-cell office:value-type="float" office:value="10" calcext:value-type="float">
            <text:p>10</text:p>
          </table:table-cell>
          <table:table-cell office:value-type="float" office:value="47.574368" calcext:value-type="float">
            <text:p>47,574368</text:p>
          </table:table-cell>
          <table:table-cell office:value-type="float" office:value="0.346483" calcext:value-type="float">
            <text:p>0,346483</text:p>
          </table:table-cell>
          <table:table-cell office:value-type="float" office:value="27742.6" calcext:value-type="float">
            <text:p>27742,6</text:p>
          </table:table-cell>
          <table:table-cell office:value-type="float" office:value="8.2" calcext:value-type="float">
            <text:p>8,2</text:p>
          </table:table-cell>
          <table:table-cell office:value-type="float" office:value="6.1" calcext:value-type="float">
            <text:p>6,1</text:p>
          </table:table-cell>
          <table:table-cell office:value-type="float" office:value="-23.2" calcext:value-type="float">
            <text:p>-23,2</text:p>
          </table:table-cell>
          <table:table-cell office:value-type="float" office:value="20.3" calcext:value-type="float">
            <text:p>20,3</text:p>
          </table:table-cell>
          <table:table-cell office:value-type="float" office:value="11.8" calcext:value-type="float">
            <text:p>11,8</text:p>
          </table:table-cell>
          <table:table-cell office:value-type="float" office:value="1.5" calcext:value-type="float">
            <text:p>1,5</text:p>
          </table:table-cell>
          <table:table-cell office:value-type="float" office:value="78.1" calcext:value-type="float">
            <text:p>78,1</text:p>
          </table:table-cell>
          <table:table-cell office:value-type="float" office:value="11.6" calcext:value-type="float">
            <text:p>11,6</text:p>
          </table:table-cell>
          <table:table-cell office:value-type="float" office:value="-234.5" calcext:value-type="float">
            <text:p>-234,5</text:p>
          </table:table-cell>
          <table:table-cell office:value-type="float" office:value="2349.8" calcext:value-type="float">
            <text:p>2349,8</text:p>
          </table:table-cell>
          <table:table-cell table:number-columns-repeated="16369"/>
        </table:table-row>
        <table:table-row table:style-name="ro1">
          <table:table-cell office:value-type="time" office:time-value="PT12H43M15S" calcext:value-type="time">
            <text:p>12:43:15</text:p>
          </table:table-cell>
          <table:table-cell office:value-type="float" office:value="10" calcext:value-type="float">
            <text:p>10</text:p>
          </table:table-cell>
          <table:table-cell office:value-type="float" office:value="47.574532" calcext:value-type="float">
            <text:p>47,574532</text:p>
          </table:table-cell>
          <table:table-cell office:value-type="float" office:value="0.345582" calcext:value-type="float">
            <text:p>0,345582</text:p>
          </table:table-cell>
          <table:table-cell office:value-type="float" office:value="27800.9" calcext:value-type="float">
            <text:p>27800,9</text:p>
          </table:table-cell>
          <table:table-cell office:value-type="float" office:value="8.4" calcext:value-type="float">
            <text:p>8,4</text:p>
          </table:table-cell>
          <table:table-cell office:value-type="float" office:value="6.1" calcext:value-type="float">
            <text:p>6,1</text:p>
          </table:table-cell>
          <table:table-cell office:value-type="float" office:value="-29" calcext:value-type="float">
            <text:p>-29</text:p>
          </table:table-cell>
          <table:table-cell office:value-type="float" office:value="20.1" calcext:value-type="float">
            <text:p>20,1</text:p>
          </table:table-cell>
          <table:table-cell office:value-type="float" office:value="11.8" calcext:value-type="float">
            <text:p>11,8</text:p>
          </table:table-cell>
          <table:table-cell office:value-type="float" office:value="1.5" calcext:value-type="float">
            <text:p>1,5</text:p>
          </table:table-cell>
          <table:table-cell office:value-type="float" office:value="78.2" calcext:value-type="float">
            <text:p>78,2</text:p>
          </table:table-cell>
          <table:table-cell office:value-type="float" office:value="11.6" calcext:value-type="float">
            <text:p>11,6</text:p>
          </table:table-cell>
          <table:table-cell office:value-type="float" office:value="-233.2" calcext:value-type="float">
            <text:p>-233,2</text:p>
          </table:table-cell>
          <table:table-cell office:value-type="float" office:value="2349.1" calcext:value-type="float">
            <text:p>2349,1</text:p>
          </table:table-cell>
          <table:table-cell table:number-columns-repeated="16369"/>
        </table:table-row>
        <table:table-row table:style-name="ro1">
          <table:table-cell office:value-type="time" office:time-value="PT12H43M25S" calcext:value-type="time">
            <text:p>12:43:25</text:p>
          </table:table-cell>
          <table:table-cell office:value-type="float" office:value="10" calcext:value-type="float">
            <text:p>10</text:p>
          </table:table-cell>
          <table:table-cell office:value-type="float" office:value="47.574661" calcext:value-type="float">
            <text:p>47,574661</text:p>
          </table:table-cell>
          <table:table-cell office:value-type="float" office:value="0.34468" calcext:value-type="float">
            <text:p>0,34468</text:p>
          </table:table-cell>
          <table:table-cell office:value-type="float" office:value="27862.7" calcext:value-type="float">
            <text:p>27862,7</text:p>
          </table:table-cell>
          <table:table-cell office:value-type="float" office:value="8.4" calcext:value-type="float">
            <text:p>8,4</text:p>
          </table:table-cell>
          <table:table-cell office:value-type="float" office:value="6.2" calcext:value-type="float">
            <text:p>6,2</text:p>
          </table:table-cell>
          <table:table-cell office:value-type="float" office:value="-25" calcext:value-type="float">
            <text:p>-25</text:p>
          </table:table-cell>
          <table:table-cell office:value-type="float" office:value="19.9" calcext:value-type="float">
            <text:p>19,9</text:p>
          </table:table-cell>
          <table:table-cell office:value-type="float" office:value="11.8" calcext:value-type="float">
            <text:p>11,8</text:p>
          </table:table-cell>
          <table:table-cell office:value-type="float" office:value="1.5" calcext:value-type="float">
            <text:p>1,5</text:p>
          </table:table-cell>
          <table:table-cell office:value-type="float" office:value="78.4" calcext:value-type="float">
            <text:p>78,4</text:p>
          </table:table-cell>
          <table:table-cell office:value-type="float" office:value="11.6" calcext:value-type="float">
            <text:p>11,6</text:p>
          </table:table-cell>
          <table:table-cell office:value-type="float" office:value="-231.6" calcext:value-type="float">
            <text:p>-231,6</text:p>
          </table:table-cell>
          <table:table-cell office:value-type="float" office:value="2348.5" calcext:value-type="float">
            <text:p>2348,5</text:p>
          </table:table-cell>
          <table:table-cell table:number-columns-repeated="16369"/>
        </table:table-row>
        <table:table-row table:style-name="ro1">
          <table:table-cell office:value-type="time" office:time-value="PT12H43M45S" calcext:value-type="time">
            <text:p>12:43:45</text:p>
          </table:table-cell>
          <table:table-cell office:value-type="float" office:value="10" calcext:value-type="float">
            <text:p>10</text:p>
          </table:table-cell>
          <table:table-cell office:value-type="float" office:value="47.574997" calcext:value-type="float">
            <text:p>47,574997</text:p>
          </table:table-cell>
          <table:table-cell office:value-type="float" office:value="0.342908" calcext:value-type="float">
            <text:p>0,342908</text:p>
          </table:table-cell>
          <table:table-cell office:value-type="float" office:value="27983.5" calcext:value-type="float">
            <text:p>27983,5</text:p>
          </table:table-cell>
          <table:table-cell office:value-type="float" office:value="8.5" calcext:value-type="float">
            <text:p>8,5</text:p>
          </table:table-cell>
          <table:table-cell office:value-type="float" office:value="6.3" calcext:value-type="float">
            <text:p>6,3</text:p>
          </table:table-cell>
          <table:table-cell office:value-type="float" office:value="-20.5" calcext:value-type="float">
            <text:p>-20,5</text:p>
          </table:table-cell>
          <table:table-cell office:value-type="float" office:value="19.6" calcext:value-type="float">
            <text:p>19,6</text:p>
          </table:table-cell>
          <table:table-cell office:value-type="float" office:value="11.8" calcext:value-type="float">
            <text:p>11,8</text:p>
          </table:table-cell>
          <table:table-cell office:value-type="float" office:value="1.5" calcext:value-type="float">
            <text:p>1,5</text:p>
          </table:table-cell>
          <table:table-cell office:value-type="float" office:value="78.4" calcext:value-type="float">
            <text:p>78,4</text:p>
          </table:table-cell>
          <table:table-cell office:value-type="float" office:value="11.6" calcext:value-type="float">
            <text:p>11,6</text:p>
          </table:table-cell>
          <table:table-cell office:value-type="float" office:value="-244.8" calcext:value-type="float">
            <text:p>-244,8</text:p>
          </table:table-cell>
          <table:table-cell office:value-type="float" office:value="2347.1" calcext:value-type="float">
            <text:p>2347,1</text:p>
          </table:table-cell>
          <table:table-cell table:number-columns-repeated="16369"/>
        </table:table-row>
        <table:table-row table:style-name="ro1">
          <table:table-cell office:value-type="time" office:time-value="PT12H43M55S" calcext:value-type="time">
            <text:p>12:43:55</text:p>
          </table:table-cell>
          <table:table-cell office:value-type="float" office:value="10" calcext:value-type="float">
            <text:p>10</text:p>
          </table:table-cell>
          <table:table-cell office:value-type="float" office:value="47.575264" calcext:value-type="float">
            <text:p>47,575264</text:p>
          </table:table-cell>
          <table:table-cell office:value-type="float" office:value="0.342198" calcext:value-type="float">
            <text:p>0,342198</text:p>
          </table:table-cell>
          <table:table-cell office:value-type="float" office:value="28041.8" calcext:value-type="float">
            <text:p>28041,8</text:p>
          </table:table-cell>
          <table:table-cell office:value-type="float" office:value="8.5" calcext:value-type="float">
            <text:p>8,5</text:p>
          </table:table-cell>
          <table:table-cell office:value-type="float" office:value="6.4" calcext:value-type="float">
            <text:p>6,4</text:p>
          </table:table-cell>
          <table:table-cell office:value-type="float" office:value="-22.5" calcext:value-type="float">
            <text:p>-22,5</text:p>
          </table:table-cell>
          <table:table-cell office:value-type="float" office:value="19.5" calcext:value-type="float">
            <text:p>19,5</text:p>
          </table:table-cell>
          <table:table-cell office:value-type="float" office:value="11.7" calcext:value-type="float">
            <text:p>11,7</text:p>
          </table:table-cell>
          <table:table-cell office:value-type="float" office:value="1.5" calcext:value-type="float">
            <text:p>1,5</text:p>
          </table:table-cell>
          <table:table-cell office:value-type="float" office:value="77.9" calcext:value-type="float">
            <text:p>77,9</text:p>
          </table:table-cell>
          <table:table-cell office:value-type="float" office:value="11.6" calcext:value-type="float">
            <text:p>11,6</text:p>
          </table:table-cell>
          <table:table-cell office:value-type="float" office:value="-231.3" calcext:value-type="float">
            <text:p>-231,3</text:p>
          </table:table-cell>
          <table:table-cell office:value-type="float" office:value="2346.4" calcext:value-type="float">
            <text:p>2346,4</text:p>
          </table:table-cell>
          <table:table-cell table:number-columns-repeated="16369"/>
        </table:table-row>
        <table:table-row table:style-name="ro1">
          <table:table-cell office:value-type="time" office:time-value="PT12H44M05S" calcext:value-type="time">
            <text:p>12:44:05</text:p>
          </table:table-cell>
          <table:table-cell office:value-type="float" office:value="10" calcext:value-type="float">
            <text:p>10</text:p>
          </table:table-cell>
          <table:table-cell office:value-type="float" office:value="47.575619" calcext:value-type="float">
            <text:p>47,575619</text:p>
          </table:table-cell>
          <table:table-cell office:value-type="float" office:value="0.341562" calcext:value-type="float">
            <text:p>0,341562</text:p>
          </table:table-cell>
          <table:table-cell office:value-type="float" office:value="28104.5" calcext:value-type="float">
            <text:p>28104,5</text:p>
          </table:table-cell>
          <table:table-cell office:value-type="float" office:value="8.5" calcext:value-type="float">
            <text:p>8,5</text:p>
          </table:table-cell>
          <table:table-cell office:value-type="float" office:value="6.4" calcext:value-type="float">
            <text:p>6,4</text:p>
          </table:table-cell>
          <table:table-cell office:value-type="float" office:value="-20" calcext:value-type="float">
            <text:p>-20</text:p>
          </table:table-cell>
          <table:table-cell office:value-type="float" office:value="19.4" calcext:value-type="float">
            <text:p>19,4</text:p>
          </table:table-cell>
          <table:table-cell office:value-type="float" office:value="11.7" calcext:value-type="float">
            <text:p>11,7</text:p>
          </table:table-cell>
          <table:table-cell office:value-type="float" office:value="1.5" calcext:value-type="float">
            <text:p>1,5</text:p>
          </table:table-cell>
          <table:table-cell office:value-type="float" office:value="77.9" calcext:value-type="float">
            <text:p>77,9</text:p>
          </table:table-cell>
          <table:table-cell office:value-type="float" office:value="11.6" calcext:value-type="float">
            <text:p>11,6</text:p>
          </table:table-cell>
          <table:table-cell office:value-type="float" office:value="-236.1" calcext:value-type="float">
            <text:p>-236,1</text:p>
          </table:table-cell>
          <table:table-cell office:value-type="float" office:value="2345.7" calcext:value-type="float">
            <text:p>2345,7</text:p>
          </table:table-cell>
          <table:table-cell table:number-columns-repeated="16369"/>
        </table:table-row>
        <table:table-row table:style-name="ro1">
          <table:table-cell office:value-type="time" office:time-value="PT12H44M15S" calcext:value-type="time">
            <text:p>12:44:15</text:p>
          </table:table-cell>
          <table:table-cell office:value-type="float" office:value="10" calcext:value-type="float">
            <text:p>10</text:p>
          </table:table-cell>
          <table:table-cell office:value-type="float" office:value="47.575863" calcext:value-type="float">
            <text:p>47,575863</text:p>
          </table:table-cell>
          <table:table-cell office:value-type="float" office:value="0.340723" calcext:value-type="float">
            <text:p>0,340723</text:p>
          </table:table-cell>
          <table:table-cell office:value-type="float" office:value="28160.9" calcext:value-type="float">
            <text:p>28160,9</text:p>
          </table:table-cell>
          <table:table-cell office:value-type="float" office:value="8.6" calcext:value-type="float">
            <text:p>8,6</text:p>
          </table:table-cell>
          <table:table-cell office:value-type="float" office:value="6.4" calcext:value-type="float">
            <text:p>6,4</text:p>
          </table:table-cell>
          <table:table-cell office:value-type="float" office:value="-25.2" calcext:value-type="float">
            <text:p>-25,2</text:p>
          </table:table-cell>
          <table:table-cell office:value-type="float" office:value="19.3" calcext:value-type="float">
            <text:p>19,3</text:p>
          </table:table-cell>
          <table:table-cell office:value-type="float" office:value="11.7" calcext:value-type="float">
            <text:p>11,7</text:p>
          </table:table-cell>
          <table:table-cell office:value-type="float" office:value="1.5" calcext:value-type="float">
            <text:p>1,5</text:p>
          </table:table-cell>
          <table:table-cell office:value-type="float" office:value="77.9" calcext:value-type="float">
            <text:p>77,9</text:p>
          </table:table-cell>
          <table:table-cell office:value-type="float" office:value="11.6" calcext:value-type="float">
            <text:p>11,6</text:p>
          </table:table-cell>
          <table:table-cell office:value-type="float" office:value="-246.9" calcext:value-type="float">
            <text:p>-246,9</text:p>
          </table:table-cell>
          <table:table-cell office:value-type="float" office:value="2345" calcext:value-type="float">
            <text:p>2345</text:p>
          </table:table-cell>
          <table:table-cell table:number-columns-repeated="16369"/>
        </table:table-row>
        <table:table-row table:style-name="ro1">
          <table:table-cell office:value-type="time" office:time-value="PT12H44M25S" calcext:value-type="time">
            <text:p>12:44:25</text:p>
          </table:table-cell>
          <table:table-cell office:value-type="float" office:value="10" calcext:value-type="float">
            <text:p>10</text:p>
          </table:table-cell>
          <table:table-cell office:value-type="float" office:value="47.576214" calcext:value-type="float">
            <text:p>47,576214</text:p>
          </table:table-cell>
          <table:table-cell office:value-type="float" office:value="0.339962" calcext:value-type="float">
            <text:p>0,339962</text:p>
          </table:table-cell>
          <table:table-cell office:value-type="float" office:value="28220.5" calcext:value-type="float">
            <text:p>28220,5</text:p>
          </table:table-cell>
          <table:table-cell office:value-type="float" office:value="8.6" calcext:value-type="float">
            <text:p>8,6</text:p>
          </table:table-cell>
          <table:table-cell office:value-type="float" office:value="6.5" calcext:value-type="float">
            <text:p>6,5</text:p>
          </table:table-cell>
          <table:table-cell office:value-type="float" office:value="-21.5" calcext:value-type="float">
            <text:p>-21,5</text:p>
          </table:table-cell>
          <table:table-cell office:value-type="float" office:value="19.1" calcext:value-type="float">
            <text:p>19,1</text:p>
          </table:table-cell>
          <table:table-cell office:value-type="float" office:value="11.7" calcext:value-type="float">
            <text:p>11,7</text:p>
          </table:table-cell>
          <table:table-cell office:value-type="float" office:value="1.5" calcext:value-type="float">
            <text:p>1,5</text:p>
          </table:table-cell>
          <table:table-cell office:value-type="float" office:value="77.2" calcext:value-type="float">
            <text:p>77,2</text:p>
          </table:table-cell>
          <table:table-cell office:value-type="float" office:value="11.6" calcext:value-type="float">
            <text:p>11,6</text:p>
          </table:table-cell>
          <table:table-cell office:value-type="float" office:value="-232" calcext:value-type="float">
            <text:p>-232</text:p>
          </table:table-cell>
          <table:table-cell office:value-type="float" office:value="2344.3" calcext:value-type="float">
            <text:p>2344,3</text:p>
          </table:table-cell>
          <table:table-cell table:number-columns-repeated="16369"/>
        </table:table-row>
        <table:table-row table:style-name="ro1">
          <table:table-cell office:value-type="time" office:time-value="PT12H44M45S" calcext:value-type="time">
            <text:p>12:44:45</text:p>
          </table:table-cell>
          <table:table-cell office:value-type="float" office:value="10" calcext:value-type="float">
            <text:p>10</text:p>
          </table:table-cell>
          <table:table-cell office:value-type="float" office:value="47.577072" calcext:value-type="float">
            <text:p>47,577072</text:p>
          </table:table-cell>
          <table:table-cell office:value-type="float" office:value="0.33841" calcext:value-type="float">
            <text:p>0,33841</text:p>
          </table:table-cell>
          <table:table-cell office:value-type="float" office:value="28339.8" calcext:value-type="float">
            <text:p>28339,8</text:p>
          </table:table-cell>
          <table:table-cell office:value-type="float" office:value="8.8" calcext:value-type="float">
            <text:p>8,8</text:p>
          </table:table-cell>
          <table:table-cell office:value-type="float" office:value="6.6" calcext:value-type="float">
            <text:p>6,6</text:p>
          </table:table-cell>
          <table:table-cell office:value-type="float" office:value="-18.2" calcext:value-type="float">
            <text:p>-18,2</text:p>
          </table:table-cell>
          <table:table-cell office:value-type="float" office:value="18.8" calcext:value-type="float">
            <text:p>18,8</text:p>
          </table:table-cell>
          <table:table-cell office:value-type="float" office:value="11.6" calcext:value-type="float">
            <text:p>11,6</text:p>
          </table:table-cell>
          <table:table-cell office:value-type="float" office:value="1.4" calcext:value-type="float">
            <text:p>1,4</text:p>
          </table:table-cell>
          <table:table-cell office:value-type="float" office:value="76.8" calcext:value-type="float">
            <text:p>76,8</text:p>
          </table:table-cell>
          <table:table-cell office:value-type="float" office:value="11.6" calcext:value-type="float">
            <text:p>11,6</text:p>
          </table:table-cell>
          <table:table-cell office:value-type="float" office:value="-231.7" calcext:value-type="float">
            <text:p>-231,7</text:p>
          </table:table-cell>
          <table:table-cell office:value-type="float" office:value="2342.9" calcext:value-type="float">
            <text:p>2342,9</text:p>
          </table:table-cell>
          <table:table-cell table:number-columns-repeated="16369"/>
        </table:table-row>
        <table:table-row table:style-name="ro1">
          <table:table-cell office:value-type="time" office:time-value="PT12H44M55S" calcext:value-type="time">
            <text:p>12:44:55</text:p>
          </table:table-cell>
          <table:table-cell office:value-type="float" office:value="10" calcext:value-type="float">
            <text:p>10</text:p>
          </table:table-cell>
          <table:table-cell office:value-type="float" office:value="47.57756" calcext:value-type="float">
            <text:p>47,57756</text:p>
          </table:table-cell>
          <table:table-cell office:value-type="float" office:value="0.337587" calcext:value-type="float">
            <text:p>0,337587</text:p>
          </table:table-cell>
          <table:table-cell office:value-type="float" office:value="28398.6" calcext:value-type="float">
            <text:p>28398,6</text:p>
          </table:table-cell>
          <table:table-cell office:value-type="float" office:value="8.8" calcext:value-type="float">
            <text:p>8,8</text:p>
          </table:table-cell>
          <table:table-cell office:value-type="float" office:value="6.7" calcext:value-type="float">
            <text:p>6,7</text:p>
          </table:table-cell>
          <table:table-cell office:value-type="float" office:value="-25" calcext:value-type="float">
            <text:p>-25</text:p>
          </table:table-cell>
          <table:table-cell office:value-type="float" office:value="18.7" calcext:value-type="float">
            <text:p>18,7</text:p>
          </table:table-cell>
          <table:table-cell office:value-type="float" office:value="11.6" calcext:value-type="float">
            <text:p>11,6</text:p>
          </table:table-cell>
          <table:table-cell office:value-type="float" office:value="1.4" calcext:value-type="float">
            <text:p>1,4</text:p>
          </table:table-cell>
          <table:table-cell office:value-type="float" office:value="76" calcext:value-type="float">
            <text:p>76</text:p>
          </table:table-cell>
          <table:table-cell office:value-type="float" office:value="11.6" calcext:value-type="float">
            <text:p>11,6</text:p>
          </table:table-cell>
          <table:table-cell office:value-type="float" office:value="-225.2" calcext:value-type="float">
            <text:p>-225,2</text:p>
          </table:table-cell>
          <table:table-cell office:value-type="float" office:value="2342.2" calcext:value-type="float">
            <text:p>2342,2</text:p>
          </table:table-cell>
          <table:table-cell table:number-columns-repeated="16369"/>
        </table:table-row>
        <table:table-row table:style-name="ro1">
          <table:table-cell office:value-type="time" office:time-value="PT12H47M05S" calcext:value-type="time">
            <text:p>12:47:05</text:p>
          </table:table-cell>
          <table:table-cell office:value-type="float" office:value="10" calcext:value-type="float">
            <text:p>10</text:p>
          </table:table-cell>
          <table:table-cell office:value-type="float" office:value="47.579445" calcext:value-type="float">
            <text:p>47,579445</text:p>
          </table:table-cell>
          <table:table-cell office:value-type="float" office:value="0.32426" calcext:value-type="float">
            <text:p>0,32426</text:p>
          </table:table-cell>
          <table:table-cell office:value-type="float" office:value="29198.5" calcext:value-type="float">
            <text:p>29198,5</text:p>
          </table:table-cell>
          <table:table-cell office:value-type="float" office:value="9.5" calcext:value-type="float">
            <text:p>9,5</text:p>
          </table:table-cell>
          <table:table-cell office:value-type="float" office:value="7.5" calcext:value-type="float">
            <text:p>7,5</text:p>
          </table:table-cell>
          <table:table-cell office:value-type="float" office:value="-22.8" calcext:value-type="float">
            <text:p>-22,8</text:p>
          </table:table-cell>
          <table:table-cell office:value-type="float" office:value="16.9" calcext:value-type="float">
            <text:p>16,9</text:p>
          </table:table-cell>
          <table:table-cell office:value-type="float" office:value="11.3" calcext:value-type="float">
            <text:p>11,3</text:p>
          </table:table-cell>
          <table:table-cell office:value-type="float" office:value="1.3" calcext:value-type="float">
            <text:p>1,3</text:p>
          </table:table-cell>
          <table:table-cell office:value-type="float" office:value="71.3" calcext:value-type="float">
            <text:p>71,3</text:p>
          </table:table-cell>
          <table:table-cell office:value-type="float" office:value="11.6" calcext:value-type="float">
            <text:p>11,6</text:p>
          </table:table-cell>
          <table:table-cell office:value-type="float" office:value="-233.4" calcext:value-type="float">
            <text:p>-233,4</text:p>
          </table:table-cell>
          <table:table-cell office:value-type="float" office:value="2330.1" calcext:value-type="float">
            <text:p>2330,1</text:p>
          </table:table-cell>
          <table:table-cell table:number-columns-repeated="16369"/>
        </table:table-row>
        <table:table-row table:style-name="ro1">
          <table:table-cell office:value-type="time" office:time-value="PT12H47M15S" calcext:value-type="time">
            <text:p>12:47:15</text:p>
          </table:table-cell>
          <table:table-cell office:value-type="float" office:value="10" calcext:value-type="float">
            <text:p>10</text:p>
          </table:table-cell>
          <table:table-cell office:value-type="float" office:value="47.579975" calcext:value-type="float">
            <text:p>47,579975</text:p>
          </table:table-cell>
          <table:table-cell office:value-type="float" office:value="0.322493" calcext:value-type="float">
            <text:p>0,322493</text:p>
          </table:table-cell>
          <table:table-cell office:value-type="float" office:value="29259.8" calcext:value-type="float">
            <text:p>29259,8</text:p>
          </table:table-cell>
          <table:table-cell office:value-type="float" office:value="9.5" calcext:value-type="float">
            <text:p>9,5</text:p>
          </table:table-cell>
          <table:table-cell office:value-type="float" office:value="7.6" calcext:value-type="float">
            <text:p>7,6</text:p>
          </table:table-cell>
          <table:table-cell office:value-type="float" office:value="-20" calcext:value-type="float">
            <text:p>-20</text:p>
          </table:table-cell>
          <table:table-cell office:value-type="float" office:value="16.7" calcext:value-type="float">
            <text:p>16,7</text:p>
          </table:table-cell>
          <table:table-cell office:value-type="float" office:value="11.3" calcext:value-type="float">
            <text:p>11,3</text:p>
          </table:table-cell>
          <table:table-cell office:value-type="float" office:value="1.3" calcext:value-type="float">
            <text:p>1,3</text:p>
          </table:table-cell>
          <table:table-cell office:value-type="float" office:value="70.7" calcext:value-type="float">
            <text:p>70,7</text:p>
          </table:table-cell>
          <table:table-cell office:value-type="float" office:value="11.6" calcext:value-type="float">
            <text:p>11,6</text:p>
          </table:table-cell>
          <table:table-cell office:value-type="float" office:value="-232.9" calcext:value-type="float">
            <text:p>-232,9</text:p>
          </table:table-cell>
          <table:table-cell office:value-type="float" office:value="2329.5" calcext:value-type="float">
            <text:p>2329,5</text:p>
          </table:table-cell>
          <table:table-cell table:number-columns-repeated="16369"/>
        </table:table-row>
        <table:table-row table:style-name="ro1">
          <table:table-cell office:value-type="time" office:time-value="PT12H47M25S" calcext:value-type="time">
            <text:p>12:47:25</text:p>
          </table:table-cell>
          <table:table-cell office:value-type="float" office:value="10" calcext:value-type="float">
            <text:p>10</text:p>
          </table:table-cell>
          <table:table-cell office:value-type="float" office:value="47.580517" calcext:value-type="float">
            <text:p>47,580517</text:p>
          </table:table-cell>
          <table:table-cell office:value-type="float" office:value="0.32062" calcext:value-type="float">
            <text:p>0,32062</text:p>
          </table:table-cell>
          <table:table-cell office:value-type="float" office:value="29324.7" calcext:value-type="float">
            <text:p>29324,7</text:p>
          </table:table-cell>
          <table:table-cell office:value-type="float" office:value="9.5" calcext:value-type="float">
            <text:p>9,5</text:p>
          </table:table-cell>
          <table:table-cell office:value-type="float" office:value="7.6" calcext:value-type="float">
            <text:p>7,6</text:p>
          </table:table-cell>
          <table:table-cell office:value-type="float" office:value="-19.8" calcext:value-type="float">
            <text:p>-19,8</text:p>
          </table:table-cell>
          <table:table-cell office:value-type="float" office:value="16.6" calcext:value-type="float">
            <text:p>16,6</text:p>
          </table:table-cell>
          <table:table-cell office:value-type="float" office:value="11.3" calcext:value-type="float">
            <text:p>11,3</text:p>
          </table:table-cell>
          <table:table-cell office:value-type="float" office:value="1.3" calcext:value-type="float">
            <text:p>1,3</text:p>
          </table:table-cell>
          <table:table-cell office:value-type="float" office:value="70" calcext:value-type="float">
            <text:p>70</text:p>
          </table:table-cell>
          <table:table-cell office:value-type="float" office:value="11.6" calcext:value-type="float">
            <text:p>11,6</text:p>
          </table:table-cell>
          <table:table-cell office:value-type="float" office:value="-232.8" calcext:value-type="float">
            <text:p>-232,8</text:p>
          </table:table-cell>
          <table:table-cell office:value-type="float" office:value="2328.8" calcext:value-type="float">
            <text:p>2328,8</text:p>
          </table:table-cell>
          <table:table-cell table:number-columns-repeated="16369"/>
        </table:table-row>
        <table:table-row table:style-name="ro1">
          <table:table-cell office:value-type="time" office:time-value="PT12H47M35S" calcext:value-type="time">
            <text:p>12:47:35</text:p>
          </table:table-cell>
          <table:table-cell office:value-type="float" office:value="10" calcext:value-type="float">
            <text:p>10</text:p>
          </table:table-cell>
          <table:table-cell office:value-type="float" office:value="47.581215" calcext:value-type="float">
            <text:p>47,581215</text:p>
          </table:table-cell>
          <table:table-cell office:value-type="float" office:value="0.318792" calcext:value-type="float">
            <text:p>0,318792</text:p>
          </table:table-cell>
          <table:table-cell office:value-type="float" office:value="29384" calcext:value-type="float">
            <text:p>29384</text:p>
          </table:table-cell>
          <table:table-cell office:value-type="float" office:value="9.6" calcext:value-type="float">
            <text:p>9,6</text:p>
          </table:table-cell>
          <table:table-cell office:value-type="float" office:value="7.7" calcext:value-type="float">
            <text:p>7,7</text:p>
          </table:table-cell>
          <table:table-cell office:value-type="float" office:value="-19.2" calcext:value-type="float">
            <text:p>-19,2</text:p>
          </table:table-cell>
          <table:table-cell office:value-type="float" office:value="16.5" calcext:value-type="float">
            <text:p>16,5</text:p>
          </table:table-cell>
          <table:table-cell office:value-type="float" office:value="11.3" calcext:value-type="float">
            <text:p>11,3</text:p>
          </table:table-cell>
          <table:table-cell office:value-type="float" office:value="1.3" calcext:value-type="float">
            <text:p>1,3</text:p>
          </table:table-cell>
          <table:table-cell office:value-type="float" office:value="70" calcext:value-type="float">
            <text:p>70</text:p>
          </table:table-cell>
          <table:table-cell office:value-type="float" office:value="11.6" calcext:value-type="float">
            <text:p>11,6</text:p>
          </table:table-cell>
          <table:table-cell office:value-type="float" office:value="-294.5" calcext:value-type="float">
            <text:p>-294,5</text:p>
          </table:table-cell>
          <table:table-cell office:value-type="float" office:value="2328.2" calcext:value-type="float">
            <text:p>2328,2</text:p>
          </table:table-cell>
          <table:table-cell table:number-columns-repeated="16369"/>
        </table:table-row>
        <table:table-row table:style-name="ro1">
          <table:table-cell office:value-type="time" office:time-value="PT12H47M45S" calcext:value-type="time">
            <text:p>12:47:45</text:p>
          </table:table-cell>
          <table:table-cell office:value-type="float" office:value="10" calcext:value-type="float">
            <text:p>10</text:p>
          </table:table-cell>
          <table:table-cell office:value-type="float" office:value="47.581921" calcext:value-type="float">
            <text:p>47,581921</text:p>
          </table:table-cell>
          <table:table-cell office:value-type="float" office:value="0.317167" calcext:value-type="float">
            <text:p>0,317167</text:p>
          </table:table-cell>
          <table:table-cell office:value-type="float" office:value="29445" calcext:value-type="float">
            <text:p>29445</text:p>
          </table:table-cell>
          <table:table-cell office:value-type="float" office:value="9.6" calcext:value-type="float">
            <text:p>9,6</text:p>
          </table:table-cell>
          <table:table-cell office:value-type="float" office:value="7.8" calcext:value-type="float">
            <text:p>7,8</text:p>
          </table:table-cell>
          <table:table-cell office:value-type="float" office:value="-17.5" calcext:value-type="float">
            <text:p>-17,5</text:p>
          </table:table-cell>
          <table:table-cell office:value-type="float" office:value="16.4" calcext:value-type="float">
            <text:p>16,4</text:p>
          </table:table-cell>
          <table:table-cell office:value-type="float" office:value="11.3" calcext:value-type="float">
            <text:p>11,3</text:p>
          </table:table-cell>
          <table:table-cell office:value-type="float" office:value="1.3" calcext:value-type="float">
            <text:p>1,3</text:p>
          </table:table-cell>
          <table:table-cell office:value-type="float" office:value="69.8" calcext:value-type="float">
            <text:p>69,8</text:p>
          </table:table-cell>
          <table:table-cell office:value-type="float" office:value="11.6" calcext:value-type="float">
            <text:p>11,6</text:p>
          </table:table-cell>
          <table:table-cell office:value-type="float" office:value="-245.3" calcext:value-type="float">
            <text:p>-245,3</text:p>
          </table:table-cell>
          <table:table-cell office:value-type="float" office:value="2327.5" calcext:value-type="float">
            <text:p>2327,5</text:p>
          </table:table-cell>
          <table:table-cell table:number-columns-repeated="16369"/>
        </table:table-row>
        <table:table-row table:style-name="ro1">
          <table:table-cell office:value-type="time" office:time-value="PT12H47M55S" calcext:value-type="time">
            <text:p>12:47:55</text:p>
          </table:table-cell>
          <table:table-cell office:value-type="float" office:value="10" calcext:value-type="float">
            <text:p>10</text:p>
          </table:table-cell>
          <table:table-cell office:value-type="float" office:value="47.582615" calcext:value-type="float">
            <text:p>47,582615</text:p>
          </table:table-cell>
          <table:table-cell office:value-type="float" office:value="0.316068" calcext:value-type="float">
            <text:p>0,316068</text:p>
          </table:table-cell>
          <table:table-cell office:value-type="float" office:value="29506.4" calcext:value-type="float">
            <text:p>29506,4</text:p>
          </table:table-cell>
          <table:table-cell office:value-type="float" office:value="9.8" calcext:value-type="float">
            <text:p>9,8</text:p>
          </table:table-cell>
          <table:table-cell office:value-type="float" office:value="7.8" calcext:value-type="float">
            <text:p>7,8</text:p>
          </table:table-cell>
          <table:table-cell office:value-type="float" office:value="-18.5" calcext:value-type="float">
            <text:p>-18,5</text:p>
          </table:table-cell>
          <table:table-cell office:value-type="float" office:value="16.2" calcext:value-type="float">
            <text:p>16,2</text:p>
          </table:table-cell>
          <table:table-cell office:value-type="float" office:value="11.2" calcext:value-type="float">
            <text:p>11,2</text:p>
          </table:table-cell>
          <table:table-cell office:value-type="float" office:value="1.3" calcext:value-type="float">
            <text:p>1,3</text:p>
          </table:table-cell>
          <table:table-cell office:value-type="float" office:value="69.6" calcext:value-type="float">
            <text:p>69,6</text:p>
          </table:table-cell>
          <table:table-cell office:value-type="float" office:value="11.6" calcext:value-type="float">
            <text:p>11,6</text:p>
          </table:table-cell>
          <table:table-cell office:value-type="float" office:value="-227.9" calcext:value-type="float">
            <text:p>-227,9</text:p>
          </table:table-cell>
          <table:table-cell office:value-type="float" office:value="2326.8" calcext:value-type="float">
            <text:p>2326,8</text:p>
          </table:table-cell>
          <table:table-cell table:number-columns-repeated="16369"/>
        </table:table-row>
        <table:table-row table:style-name="ro1">
          <table:table-cell office:value-type="time" office:time-value="PT12H48M05S" calcext:value-type="time">
            <text:p>12:48:05</text:p>
          </table:table-cell>
          <table:table-cell office:value-type="float" office:value="10" calcext:value-type="float">
            <text:p>10</text:p>
          </table:table-cell>
          <table:table-cell office:value-type="float" office:value="47.58326" calcext:value-type="float">
            <text:p>47,58326</text:p>
          </table:table-cell>
          <table:table-cell office:value-type="float" office:value="0.314998" calcext:value-type="float">
            <text:p>0,314998</text:p>
          </table:table-cell>
          <table:table-cell office:value-type="float" office:value="29569.8" calcext:value-type="float">
            <text:p>29569,8</text:p>
          </table:table-cell>
          <table:table-cell office:value-type="float" office:value="9.8" calcext:value-type="float">
            <text:p>9,8</text:p>
          </table:table-cell>
          <table:table-cell office:value-type="float" office:value="7.9" calcext:value-type="float">
            <text:p>7,9</text:p>
          </table:table-cell>
          <table:table-cell office:value-type="float" office:value="-24" calcext:value-type="float">
            <text:p>-24</text:p>
          </table:table-cell>
          <table:table-cell office:value-type="float" office:value="16.2" calcext:value-type="float">
            <text:p>16,2</text:p>
          </table:table-cell>
          <table:table-cell office:value-type="float" office:value="11.2" calcext:value-type="float">
            <text:p>11,2</text:p>
          </table:table-cell>
          <table:table-cell office:value-type="float" office:value="1.3" calcext:value-type="float">
            <text:p>1,3</text:p>
          </table:table-cell>
          <table:table-cell office:value-type="float" office:value="69.4" calcext:value-type="float">
            <text:p>69,4</text:p>
          </table:table-cell>
          <table:table-cell office:value-type="float" office:value="11.6" calcext:value-type="float">
            <text:p>11,6</text:p>
          </table:table-cell>
          <table:table-cell office:value-type="float" office:value="-245.7" calcext:value-type="float">
            <text:p>-245,7</text:p>
          </table:table-cell>
          <table:table-cell office:value-type="float" office:value="2326.1" calcext:value-type="float">
            <text:p>2326,1</text:p>
          </table:table-cell>
          <table:table-cell table:number-columns-repeated="16369"/>
        </table:table-row>
        <table:table-row table:style-name="ro1">
          <table:table-cell office:value-type="time" office:time-value="PT12H48M15S" calcext:value-type="time">
            <text:p>12:48:15</text:p>
          </table:table-cell>
          <table:table-cell office:value-type="float" office:value="10" calcext:value-type="float">
            <text:p>10</text:p>
          </table:table-cell>
          <table:table-cell office:value-type="float" office:value="47.583801" calcext:value-type="float">
            <text:p>47,583801</text:p>
          </table:table-cell>
          <table:table-cell office:value-type="float" office:value="0.314162" calcext:value-type="float">
            <text:p>0,314162</text:p>
          </table:table-cell>
          <table:table-cell office:value-type="float" office:value="29630" calcext:value-type="float">
            <text:p>29630</text:p>
          </table:table-cell>
          <table:table-cell office:value-type="float" office:value="9.9" calcext:value-type="float">
            <text:p>9,9</text:p>
          </table:table-cell>
          <table:table-cell office:value-type="float" office:value="7.9" calcext:value-type="float">
            <text:p>7,9</text:p>
          </table:table-cell>
          <table:table-cell office:value-type="float" office:value="-18.2" calcext:value-type="float">
            <text:p>-18,2</text:p>
          </table:table-cell>
          <table:table-cell office:value-type="float" office:value="16" calcext:value-type="float">
            <text:p>16</text:p>
          </table:table-cell>
          <table:table-cell office:value-type="float" office:value="11.2" calcext:value-type="float">
            <text:p>11,2</text:p>
          </table:table-cell>
          <table:table-cell office:value-type="float" office:value="1.3" calcext:value-type="float">
            <text:p>1,3</text:p>
          </table:table-cell>
          <table:table-cell office:value-type="float" office:value="69.6" calcext:value-type="float">
            <text:p>69,6</text:p>
          </table:table-cell>
          <table:table-cell office:value-type="float" office:value="11.6" calcext:value-type="float">
            <text:p>11,6</text:p>
          </table:table-cell>
          <table:table-cell office:value-type="float" office:value="-242.1" calcext:value-type="float">
            <text:p>-242,1</text:p>
          </table:table-cell>
          <table:table-cell office:value-type="float" office:value="2325.4" calcext:value-type="float">
            <text:p>2325,4</text:p>
          </table:table-cell>
          <table:table-cell table:number-columns-repeated="16369"/>
        </table:table-row>
        <table:table-row table:style-name="ro1">
          <table:table-cell office:value-type="time" office:time-value="PT12H48M25S" calcext:value-type="time">
            <text:p>12:48:25</text:p>
          </table:table-cell>
          <table:table-cell office:value-type="float" office:value="10" calcext:value-type="float">
            <text:p>10</text:p>
          </table:table-cell>
          <table:table-cell office:value-type="float" office:value="47.584148" calcext:value-type="float">
            <text:p>47,584148</text:p>
          </table:table-cell>
          <table:table-cell office:value-type="float" office:value="0.313352" calcext:value-type="float">
            <text:p>0,313352</text:p>
          </table:table-cell>
          <table:table-cell office:value-type="float" office:value="29691" calcext:value-type="float">
            <text:p>29691</text:p>
          </table:table-cell>
          <table:table-cell office:value-type="float" office:value="9.9" calcext:value-type="float">
            <text:p>9,9</text:p>
          </table:table-cell>
          <table:table-cell office:value-type="float" office:value="8" calcext:value-type="float">
            <text:p>8</text:p>
          </table:table-cell>
          <table:table-cell office:value-type="float" office:value="-19.5" calcext:value-type="float">
            <text:p>-19,5</text:p>
          </table:table-cell>
          <table:table-cell office:value-type="float" office:value="15.9" calcext:value-type="float">
            <text:p>15,9</text:p>
          </table:table-cell>
          <table:table-cell office:value-type="float" office:value="11.1" calcext:value-type="float">
            <text:p>11,1</text:p>
          </table:table-cell>
          <table:table-cell office:value-type="float" office:value="1.3" calcext:value-type="float">
            <text:p>1,3</text:p>
          </table:table-cell>
          <table:table-cell office:value-type="float" office:value="69.8" calcext:value-type="float">
            <text:p>69,8</text:p>
          </table:table-cell>
          <table:table-cell office:value-type="float" office:value="11.6" calcext:value-type="float">
            <text:p>11,6</text:p>
          </table:table-cell>
          <table:table-cell office:value-type="float" office:value="-233.4" calcext:value-type="float">
            <text:p>-233,4</text:p>
          </table:table-cell>
          <table:table-cell office:value-type="float" office:value="2324.7" calcext:value-type="float">
            <text:p>2324,7</text:p>
          </table:table-cell>
          <table:table-cell table:number-columns-repeated="16369"/>
        </table:table-row>
        <table:table-row table:style-name="ro1">
          <table:table-cell office:value-type="time" office:time-value="PT12H48M35S" calcext:value-type="time">
            <text:p>12:48:35</text:p>
          </table:table-cell>
          <table:table-cell office:value-type="float" office:value="9" calcext:value-type="float">
            <text:p>9</text:p>
          </table:table-cell>
          <table:table-cell office:value-type="float" office:value="47.584461" calcext:value-type="float">
            <text:p>47,584461</text:p>
          </table:table-cell>
          <table:table-cell office:value-type="float" office:value="0.312572" calcext:value-type="float">
            <text:p>0,312572</text:p>
          </table:table-cell>
          <table:table-cell office:value-type="float" office:value="29751.9" calcext:value-type="float">
            <text:p>29751,9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,1</text:p>
          </table:table-cell>
          <table:table-cell office:value-type="float" office:value="-18.2" calcext:value-type="float">
            <text:p>-18,2</text:p>
          </table:table-cell>
          <table:table-cell office:value-type="float" office:value="15.8" calcext:value-type="float">
            <text:p>15,8</text:p>
          </table:table-cell>
          <table:table-cell office:value-type="float" office:value="11.1" calcext:value-type="float">
            <text:p>11,1</text:p>
          </table:table-cell>
          <table:table-cell office:value-type="float" office:value="1.3" calcext:value-type="float">
            <text:p>1,3</text:p>
          </table:table-cell>
          <table:table-cell office:value-type="float" office:value="69.6" calcext:value-type="float">
            <text:p>69,6</text:p>
          </table:table-cell>
          <table:table-cell office:value-type="float" office:value="11.6" calcext:value-type="float">
            <text:p>11,6</text:p>
          </table:table-cell>
          <table:table-cell office:value-type="float" office:value="-278.3" calcext:value-type="float">
            <text:p>-278,3</text:p>
          </table:table-cell>
          <table:table-cell office:value-type="float" office:value="2324.1" calcext:value-type="float">
            <text:p>2324,1</text:p>
          </table:table-cell>
          <table:table-cell table:number-columns-repeated="16369"/>
        </table:table-row>
        <table:table-row table:style-name="ro1">
          <table:table-cell office:value-type="time" office:time-value="PT12H48M45S" calcext:value-type="time">
            <text:p>12:48:45</text:p>
          </table:table-cell>
          <table:table-cell office:value-type="float" office:value="10" calcext:value-type="float">
            <text:p>10</text:p>
          </table:table-cell>
          <table:table-cell office:value-type="float" office:value="47.584869" calcext:value-type="float">
            <text:p>47,584869</text:p>
          </table:table-cell>
          <table:table-cell office:value-type="float" office:value="0.31198" calcext:value-type="float">
            <text:p>0,31198</text:p>
          </table:table-cell>
          <table:table-cell office:value-type="float" office:value="29810.1" calcext:value-type="float">
            <text:p>29810,1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,1</text:p>
          </table:table-cell>
          <table:table-cell office:value-type="float" office:value="-11" calcext:value-type="float">
            <text:p>-11</text:p>
          </table:table-cell>
          <table:table-cell office:value-type="float" office:value="15.8" calcext:value-type="float">
            <text:p>15,8</text:p>
          </table:table-cell>
          <table:table-cell office:value-type="float" office:value="11.1" calcext:value-type="float">
            <text:p>11,1</text:p>
          </table:table-cell>
          <table:table-cell office:value-type="float" office:value="1.3" calcext:value-type="float">
            <text:p>1,3</text:p>
          </table:table-cell>
          <table:table-cell office:value-type="float" office:value="69.5" calcext:value-type="float">
            <text:p>69,5</text:p>
          </table:table-cell>
          <table:table-cell office:value-type="float" office:value="11.6" calcext:value-type="float">
            <text:p>11,6</text:p>
          </table:table-cell>
          <table:table-cell office:value-type="float" office:value="-233.5" calcext:value-type="float">
            <text:p>-233,5</text:p>
          </table:table-cell>
          <table:table-cell office:value-type="float" office:value="2323.4" calcext:value-type="float">
            <text:p>2323,4</text:p>
          </table:table-cell>
          <table:table-cell table:number-columns-repeated="16369"/>
        </table:table-row>
        <table:table-row table:style-name="ro1">
          <table:table-cell office:value-type="time" office:time-value="PT12H48M55S" calcext:value-type="time">
            <text:p>12:48:55</text:p>
          </table:table-cell>
          <table:table-cell office:value-type="float" office:value="10" calcext:value-type="float">
            <text:p>10</text:p>
          </table:table-cell>
          <table:table-cell office:value-type="float" office:value="47.585258" calcext:value-type="float">
            <text:p>47,585258</text:p>
          </table:table-cell>
          <table:table-cell office:value-type="float" office:value="0.311377" calcext:value-type="float">
            <text:p>0,311377</text:p>
          </table:table-cell>
          <table:table-cell office:value-type="float" office:value="29870.5" calcext:value-type="float">
            <text:p>29870,5</text:p>
          </table:table-cell>
          <table:table-cell office:value-type="float" office:value="10.1" calcext:value-type="float">
            <text:p>10,1</text:p>
          </table:table-cell>
          <table:table-cell office:value-type="float" office:value="8.2" calcext:value-type="float">
            <text:p>8,2</text:p>
          </table:table-cell>
          <table:table-cell office:value-type="float" office:value="-9.5" calcext:value-type="float">
            <text:p>-9,5</text:p>
          </table:table-cell>
          <table:table-cell office:value-type="float" office:value="15.6" calcext:value-type="float">
            <text:p>15,6</text:p>
          </table:table-cell>
          <table:table-cell office:value-type="float" office:value="11.1" calcext:value-type="float">
            <text:p>11,1</text:p>
          </table:table-cell>
          <table:table-cell office:value-type="float" office:value="1.3" calcext:value-type="float">
            <text:p>1,3</text:p>
          </table:table-cell>
          <table:table-cell office:value-type="float" office:value="69.2" calcext:value-type="float">
            <text:p>69,2</text:p>
          </table:table-cell>
          <table:table-cell office:value-type="float" office:value="11.6" calcext:value-type="float">
            <text:p>11,6</text:p>
          </table:table-cell>
          <table:table-cell office:value-type="float" office:value="-233.8" calcext:value-type="float">
            <text:p>-233,8</text:p>
          </table:table-cell>
          <table:table-cell office:value-type="float" office:value="2322.7" calcext:value-type="float">
            <text:p>2322,7</text:p>
          </table:table-cell>
          <table:table-cell table:number-columns-repeated="16369"/>
        </table:table-row>
        <table:table-row table:style-name="ro1">
          <table:table-cell office:value-type="time" office:time-value="PT12H49M05S" calcext:value-type="time">
            <text:p>12:49:05</text:p>
          </table:table-cell>
          <table:table-cell office:value-type="float" office:value="10" calcext:value-type="float">
            <text:p>10</text:p>
          </table:table-cell>
          <table:table-cell office:value-type="float" office:value="47.585686" calcext:value-type="float">
            <text:p>47,585686</text:p>
          </table:table-cell>
          <table:table-cell office:value-type="float" office:value="0.310802" calcext:value-type="float">
            <text:p>0,310802</text:p>
          </table:table-cell>
          <table:table-cell office:value-type="float" office:value="29930.7" calcext:value-type="float">
            <text:p>29930,7</text:p>
          </table:table-cell>
          <table:table-cell office:value-type="float" office:value="10.1" calcext:value-type="float">
            <text:p>10,1</text:p>
          </table:table-cell>
          <table:table-cell office:value-type="float" office:value="8.3" calcext:value-type="float">
            <text:p>8,3</text:p>
          </table:table-cell>
          <table:table-cell office:value-type="float" office:value="-11.8" calcext:value-type="float">
            <text:p>-11,8</text:p>
          </table:table-cell>
          <table:table-cell office:value-type="float" office:value="15.5" calcext:value-type="float">
            <text:p>15,5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,3</text:p>
          </table:table-cell>
          <table:table-cell office:value-type="float" office:value="68.8" calcext:value-type="float">
            <text:p>68,8</text:p>
          </table:table-cell>
          <table:table-cell office:value-type="float" office:value="11.6" calcext:value-type="float">
            <text:p>11,6</text:p>
          </table:table-cell>
          <table:table-cell office:value-type="float" office:value="-232.2" calcext:value-type="float">
            <text:p>-232,2</text:p>
          </table:table-cell>
          <table:table-cell office:value-type="float" office:value="2322.1" calcext:value-type="float">
            <text:p>2322,1</text:p>
          </table:table-cell>
          <table:table-cell table:number-columns-repeated="16369"/>
        </table:table-row>
        <table:table-row table:style-name="ro1">
          <table:table-cell office:value-type="time" office:time-value="PT12H49M15S" calcext:value-type="time">
            <text:p>12:49:15</text:p>
          </table:table-cell>
          <table:table-cell office:value-type="float" office:value="10" calcext:value-type="float">
            <text:p>10</text:p>
          </table:table-cell>
          <table:table-cell office:value-type="float" office:value="47.586193" calcext:value-type="float">
            <text:p>47,586193</text:p>
          </table:table-cell>
          <table:table-cell office:value-type="float" office:value="0.310098" calcext:value-type="float">
            <text:p>0,310098</text:p>
          </table:table-cell>
          <table:table-cell office:value-type="float" office:value="29989.2" calcext:value-type="float">
            <text:p>29989,2</text:p>
          </table:table-cell>
          <table:table-cell office:value-type="float" office:value="10.1" calcext:value-type="float">
            <text:p>10,1</text:p>
          </table:table-cell>
          <table:table-cell office:value-type="float" office:value="8.3" calcext:value-type="float">
            <text:p>8,3</text:p>
          </table:table-cell>
          <table:table-cell office:value-type="float" office:value="-10" calcext:value-type="float">
            <text:p>-10</text:p>
          </table:table-cell>
          <table:table-cell office:value-type="float" office:value="15.4" calcext:value-type="float">
            <text:p>15,4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,3</text:p>
          </table:table-cell>
          <table:table-cell office:value-type="float" office:value="68.9" calcext:value-type="float">
            <text:p>68,9</text:p>
          </table:table-cell>
          <table:table-cell office:value-type="float" office:value="11.6" calcext:value-type="float">
            <text:p>11,6</text:p>
          </table:table-cell>
          <table:table-cell office:value-type="float" office:value="-233.1" calcext:value-type="float">
            <text:p>-233,1</text:p>
          </table:table-cell>
          <table:table-cell office:value-type="float" office:value="2321.4" calcext:value-type="float">
            <text:p>2321,4</text:p>
          </table:table-cell>
          <table:table-cell table:number-columns-repeated="16369"/>
        </table:table-row>
        <table:table-row table:style-name="ro1">
          <table:table-cell office:value-type="time" office:time-value="PT12H49M25S" calcext:value-type="time">
            <text:p>12:49:25</text:p>
          </table:table-cell>
          <table:table-cell office:value-type="float" office:value="9" calcext:value-type="float">
            <text:p>9</text:p>
          </table:table-cell>
          <table:table-cell office:value-type="float" office:value="47.586655" calcext:value-type="float">
            <text:p>47,586655</text:p>
          </table:table-cell>
          <table:table-cell office:value-type="float" office:value="0.30924" calcext:value-type="float">
            <text:p>0,30924</text:p>
          </table:table-cell>
          <table:table-cell office:value-type="float" office:value="30046.6" calcext:value-type="float">
            <text:p>30046,6</text:p>
          </table:table-cell>
          <table:table-cell office:value-type="float" office:value="10.2" calcext:value-type="float">
            <text:p>10,2</text:p>
          </table:table-cell>
          <table:table-cell office:value-type="float" office:value="8.4" calcext:value-type="float">
            <text:p>8,4</text:p>
          </table:table-cell>
          <table:table-cell office:value-type="float" office:value="-9.2" calcext:value-type="float">
            <text:p>-9,2</text:p>
          </table:table-cell>
          <table:table-cell office:value-type="float" office:value="15.3" calcext:value-type="float">
            <text:p>15,3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,3</text:p>
          </table:table-cell>
          <table:table-cell office:value-type="float" office:value="68.9" calcext:value-type="float">
            <text:p>68,9</text:p>
          </table:table-cell>
          <table:table-cell office:value-type="float" office:value="11.6" calcext:value-type="float">
            <text:p>11,6</text:p>
          </table:table-cell>
          <table:table-cell office:value-type="float" office:value="-229.7" calcext:value-type="float">
            <text:p>-229,7</text:p>
          </table:table-cell>
          <table:table-cell office:value-type="float" office:value="2320.8" calcext:value-type="float">
            <text:p>2320,8</text:p>
          </table:table-cell>
          <table:table-cell table:number-columns-repeated="16369"/>
        </table:table-row>
        <table:table-row table:style-name="ro1">
          <table:table-cell office:value-type="time" office:time-value="PT12H49M35S" calcext:value-type="time">
            <text:p>12:49:35</text:p>
          </table:table-cell>
          <table:table-cell office:value-type="float" office:value="9" calcext:value-type="float">
            <text:p>9</text:p>
          </table:table-cell>
          <table:table-cell office:value-type="float" office:value="47.587185" calcext:value-type="float">
            <text:p>47,587185</text:p>
          </table:table-cell>
          <table:table-cell office:value-type="float" office:value="0.308307" calcext:value-type="float">
            <text:p>0,308307</text:p>
          </table:table-cell>
          <table:table-cell office:value-type="float" office:value="30102.8" calcext:value-type="float">
            <text:p>30102,8</text:p>
          </table:table-cell>
          <table:table-cell office:value-type="float" office:value="10.4" calcext:value-type="float">
            <text:p>10,4</text:p>
          </table:table-cell>
          <table:table-cell office:value-type="float" office:value="8.5" calcext:value-type="float">
            <text:p>8,5</text:p>
          </table:table-cell>
          <table:table-cell office:value-type="float" office:value="-15.8" calcext:value-type="float">
            <text:p>-15,8</text:p>
          </table:table-cell>
          <table:table-cell office:value-type="float" office:value="15.2" calcext:value-type="float">
            <text:p>15,2</text:p>
          </table:table-cell>
          <table:table-cell office:value-type="float" office:value="10.9" calcext:value-type="float">
            <text:p>10,9</text:p>
          </table:table-cell>
          <table:table-cell office:value-type="float" office:value="1.3" calcext:value-type="float">
            <text:p>1,3</text:p>
          </table:table-cell>
          <table:table-cell office:value-type="float" office:value="68.6" calcext:value-type="float">
            <text:p>68,6</text:p>
          </table:table-cell>
          <table:table-cell office:value-type="float" office:value="11.6" calcext:value-type="float">
            <text:p>11,6</text:p>
          </table:table-cell>
          <table:table-cell office:value-type="float" office:value="-385.3" calcext:value-type="float">
            <text:p>-385,3</text:p>
          </table:table-cell>
          <table:table-cell office:value-type="float" office:value="2320.1" calcext:value-type="float">
            <text:p>2320,1</text:p>
          </table:table-cell>
          <table:table-cell table:number-columns-repeated="16369"/>
        </table:table-row>
        <table:table-row table:style-name="ro1">
          <table:table-cell office:value-type="time" office:time-value="PT12H49M45S" calcext:value-type="time">
            <text:p>12:49:45</text:p>
          </table:table-cell>
          <table:table-cell office:value-type="float" office:value="9" calcext:value-type="float">
            <text:p>9</text:p>
          </table:table-cell>
          <table:table-cell office:value-type="float" office:value="47.587776" calcext:value-type="float">
            <text:p>47,587776</text:p>
          </table:table-cell>
          <table:table-cell office:value-type="float" office:value="0.307142" calcext:value-type="float">
            <text:p>0,307142</text:p>
          </table:table-cell>
          <table:table-cell office:value-type="float" office:value="30160.5" calcext:value-type="float">
            <text:p>30160,5</text:p>
          </table:table-cell>
          <table:table-cell office:value-type="float" office:value="10.4" calcext:value-type="float">
            <text:p>10,4</text:p>
          </table:table-cell>
          <table:table-cell office:value-type="float" office:value="8.6" calcext:value-type="float">
            <text:p>8,6</text:p>
          </table:table-cell>
          <table:table-cell office:value-type="float" office:value="-12.2" calcext:value-type="float">
            <text:p>-12,2</text:p>
          </table:table-cell>
          <table:table-cell office:value-type="float" office:value="15.1" calcext:value-type="float">
            <text:p>15,1</text:p>
          </table:table-cell>
          <table:table-cell office:value-type="float" office:value="10.9" calcext:value-type="float">
            <text:p>10,9</text:p>
          </table:table-cell>
          <table:table-cell office:value-type="float" office:value="1.3" calcext:value-type="float">
            <text:p>1,3</text:p>
          </table:table-cell>
          <table:table-cell office:value-type="float" office:value="68.4" calcext:value-type="float">
            <text:p>68,4</text:p>
          </table:table-cell>
          <table:table-cell office:value-type="float" office:value="11.6" calcext:value-type="float">
            <text:p>11,6</text:p>
          </table:table-cell>
          <table:table-cell office:value-type="float" office:value="-237.2" calcext:value-type="float">
            <text:p>-237,2</text:p>
          </table:table-cell>
          <table:table-cell office:value-type="float" office:value="2319.4" calcext:value-type="float">
            <text:p>2319,4</text:p>
          </table:table-cell>
          <table:table-cell table:number-columns-repeated="16369"/>
        </table:table-row>
        <table:table-row table:style-name="ro1">
          <table:table-cell office:value-type="time" office:time-value="PT12H49M55S" calcext:value-type="time">
            <text:p>12:49:55</text:p>
          </table:table-cell>
          <table:table-cell office:value-type="float" office:value="9" calcext:value-type="float">
            <text:p>9</text:p>
          </table:table-cell>
          <table:table-cell office:value-type="float" office:value="47.588467" calcext:value-type="float">
            <text:p>47,588467</text:p>
          </table:table-cell>
          <table:table-cell office:value-type="float" office:value="0.305913" calcext:value-type="float">
            <text:p>0,305913</text:p>
          </table:table-cell>
          <table:table-cell office:value-type="float" office:value="30219.9" calcext:value-type="float">
            <text:p>30219,9</text:p>
          </table:table-cell>
          <table:table-cell office:value-type="float" office:value="10.4" calcext:value-type="float">
            <text:p>10,4</text:p>
          </table:table-cell>
          <table:table-cell office:value-type="float" office:value="8.6" calcext:value-type="float">
            <text:p>8,6</text:p>
          </table:table-cell>
          <table:table-cell office:value-type="float" office:value="-16.8" calcext:value-type="float">
            <text:p>-16,8</text:p>
          </table:table-cell>
          <table:table-cell office:value-type="float" office:value="14.9" calcext:value-type="float">
            <text:p>14,9</text:p>
          </table:table-cell>
          <table:table-cell office:value-type="float" office:value="10.9" calcext:value-type="float">
            <text:p>10,9</text:p>
          </table:table-cell>
          <table:table-cell office:value-type="float" office:value="1.3" calcext:value-type="float">
            <text:p>1,3</text:p>
          </table:table-cell>
          <table:table-cell office:value-type="float" office:value="68.3" calcext:value-type="float">
            <text:p>68,3</text:p>
          </table:table-cell>
          <table:table-cell office:value-type="float" office:value="11.6" calcext:value-type="float">
            <text:p>11,6</text:p>
          </table:table-cell>
          <table:table-cell office:value-type="float" office:value="-228.9" calcext:value-type="float">
            <text:p>-228,9</text:p>
          </table:table-cell>
          <table:table-cell office:value-type="float" office:value="2318.7" calcext:value-type="float">
            <text:p>2318,7</text:p>
          </table:table-cell>
          <table:table-cell table:number-columns-repeated="16369"/>
        </table:table-row>
        <table:table-row table:style-name="ro1">
          <table:table-cell office:value-type="time" office:time-value="PT12H50M15S" calcext:value-type="time">
            <text:p>12:50:15</text:p>
          </table:table-cell>
          <table:table-cell office:value-type="float" office:value="9" calcext:value-type="float">
            <text:p>9</text:p>
          </table:table-cell>
          <table:table-cell office:value-type="float" office:value="47.589466" calcext:value-type="float">
            <text:p>47,589466</text:p>
          </table:table-cell>
          <table:table-cell office:value-type="float" office:value="0.304238" calcext:value-type="float">
            <text:p>0,304238</text:p>
          </table:table-cell>
          <table:table-cell office:value-type="float" office:value="30331.9" calcext:value-type="float">
            <text:p>30331,9</text:p>
          </table:table-cell>
          <table:table-cell office:value-type="float" office:value="10.5" calcext:value-type="float">
            <text:p>10,5</text:p>
          </table:table-cell>
          <table:table-cell office:value-type="float" office:value="8.8" calcext:value-type="float">
            <text:p>8,8</text:p>
          </table:table-cell>
          <table:table-cell office:value-type="float" office:value="-13" calcext:value-type="float">
            <text:p>-13</text:p>
          </table:table-cell>
          <table:table-cell office:value-type="float" office:value="14.7" calcext:value-type="float">
            <text:p>14,7</text:p>
          </table:table-cell>
          <table:table-cell office:value-type="float" office:value="10.8" calcext:value-type="float">
            <text:p>10,8</text:p>
          </table:table-cell>
          <table:table-cell office:value-type="float" office:value="1.3" calcext:value-type="float">
            <text:p>1,3</text:p>
          </table:table-cell>
          <table:table-cell office:value-type="float" office:value="67.9" calcext:value-type="float">
            <text:p>67,9</text:p>
          </table:table-cell>
          <table:table-cell office:value-type="float" office:value="11.6" calcext:value-type="float">
            <text:p>11,6</text:p>
          </table:table-cell>
          <table:table-cell office:value-type="float" office:value="-336.2" calcext:value-type="float">
            <text:p>-336,2</text:p>
          </table:table-cell>
          <table:table-cell office:value-type="float" office:value="2316.9" calcext:value-type="float">
            <text:p>2316,9</text:p>
          </table:table-cell>
          <table:table-cell table:number-columns-repeated="16369"/>
        </table:table-row>
        <table:table-row table:style-name="ro1">
          <table:table-cell office:value-type="time" office:time-value="PT12H52M05S" calcext:value-type="time">
            <text:p>12:52:05</text:p>
          </table:table-cell>
          <table:table-cell office:value-type="float" office:value="9" calcext:value-type="float">
            <text:p>9</text:p>
          </table:table-cell>
          <table:table-cell office:value-type="float" office:value="47.590939" calcext:value-type="float">
            <text:p>47,590939</text:p>
          </table:table-cell>
          <table:table-cell office:value-type="float" office:value="0.295583" calcext:value-type="float">
            <text:p>0,295583</text:p>
          </table:table-cell>
          <table:table-cell office:value-type="float" office:value="31027" calcext:value-type="float">
            <text:p>31027</text:p>
          </table:table-cell>
          <table:table-cell office:value-type="float" office:value="11.2" calcext:value-type="float">
            <text:p>11,2</text:p>
          </table:table-cell>
          <table:table-cell office:value-type="float" office:value="9.6" calcext:value-type="float">
            <text:p>9,6</text:p>
          </table:table-cell>
          <table:table-cell office:value-type="float" office:value="-9" calcext:value-type="float">
            <text:p>-9</text:p>
          </table:table-cell>
          <table:table-cell office:value-type="float" office:value="13.6" calcext:value-type="float">
            <text:p>13,6</text:p>
          </table:table-cell>
          <table:table-cell office:value-type="float" office:value="10.4" calcext:value-type="float">
            <text:p>10,4</text:p>
          </table:table-cell>
          <table:table-cell office:value-type="float" office:value="1.3" calcext:value-type="float">
            <text:p>1,3</text:p>
          </table:table-cell>
          <table:table-cell office:value-type="float" office:value="67.1" calcext:value-type="float">
            <text:p>67,1</text:p>
          </table:table-cell>
          <table:table-cell office:value-type="float" office:value="11.6" calcext:value-type="float">
            <text:p>11,6</text:p>
          </table:table-cell>
          <table:table-cell office:value-type="float" office:value="-231.1" calcext:value-type="float">
            <text:p>-231,1</text:p>
          </table:table-cell>
          <table:table-cell office:value-type="float" office:value="2306.5" calcext:value-type="float">
            <text:p>2306,5</text:p>
          </table:table-cell>
          <table:table-cell table:number-columns-repeated="16369"/>
        </table:table-row>
        <table:table-row table:style-name="ro1">
          <table:table-cell office:value-type="time" office:time-value="PT12H52M15S" calcext:value-type="time">
            <text:p>12:52:15</text:p>
          </table:table-cell>
          <table:table-cell office:value-type="float" office:value="9" calcext:value-type="float">
            <text:p>9</text:p>
          </table:table-cell>
          <table:table-cell office:value-type="float" office:value="47.590782" calcext:value-type="float">
            <text:p>47,590782</text:p>
          </table:table-cell>
          <table:table-cell office:value-type="float" office:value="0.294828" calcext:value-type="float">
            <text:p>0,294828</text:p>
          </table:table-cell>
          <table:table-cell office:value-type="float" office:value="31094.7" calcext:value-type="float">
            <text:p>31094,7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-8.2" calcext:value-type="float">
            <text:p>-8,2</text:p>
          </table:table-cell>
          <table:table-cell office:value-type="float" office:value="13.5" calcext:value-type="float">
            <text:p>13,5</text:p>
          </table:table-cell>
          <table:table-cell office:value-type="float" office:value="10.4" calcext:value-type="float">
            <text:p>10,4</text:p>
          </table:table-cell>
          <table:table-cell office:value-type="float" office:value="1.3" calcext:value-type="float">
            <text:p>1,3</text:p>
          </table:table-cell>
          <table:table-cell office:value-type="float" office:value="67" calcext:value-type="float">
            <text:p>67</text:p>
          </table:table-cell>
          <table:table-cell office:value-type="float" office:value="11.6" calcext:value-type="float">
            <text:p>11,6</text:p>
          </table:table-cell>
          <table:table-cell office:value-type="float" office:value="-232.8" calcext:value-type="float">
            <text:p>-232,8</text:p>
          </table:table-cell>
          <table:table-cell office:value-type="float" office:value="2305.9" calcext:value-type="float">
            <text:p>2305,9</text:p>
          </table:table-cell>
          <table:table-cell table:number-columns-repeated="16369"/>
        </table:table-row>
        <table:table-row table:style-name="ro1">
          <table:table-cell office:value-type="time" office:time-value="PT12H52M25S" calcext:value-type="time">
            <text:p>12:52:25</text:p>
          </table:table-cell>
          <table:table-cell office:value-type="float" office:value="9" calcext:value-type="float">
            <text:p>9</text:p>
          </table:table-cell>
          <table:table-cell office:value-type="float" office:value="47.590549" calcext:value-type="float">
            <text:p>47,590549</text:p>
          </table:table-cell>
          <table:table-cell office:value-type="float" office:value="0.2937" calcext:value-type="float">
            <text:p>0,2937</text:p>
          </table:table-cell>
          <table:table-cell office:value-type="float" office:value="31159.6" calcext:value-type="float">
            <text:p>31159,6</text:p>
          </table:table-cell>
          <table:table-cell office:value-type="float" office:value="11.4" calcext:value-type="float">
            <text:p>11,4</text:p>
          </table:table-cell>
          <table:table-cell office:value-type="float" office:value="9.8" calcext:value-type="float">
            <text:p>9,8</text:p>
          </table:table-cell>
          <table:table-cell office:value-type="float" office:value="-10" calcext:value-type="float">
            <text:p>-10</text:p>
          </table:table-cell>
          <table:table-cell office:value-type="float" office:value="13.4" calcext:value-type="float">
            <text:p>13,4</text:p>
          </table:table-cell>
          <table:table-cell office:value-type="float" office:value="10.3" calcext:value-type="float">
            <text:p>10,3</text:p>
          </table:table-cell>
          <table:table-cell office:value-type="float" office:value="1.3" calcext:value-type="float">
            <text:p>1,3</text:p>
          </table:table-cell>
          <table:table-cell office:value-type="float" office:value="66.7" calcext:value-type="float">
            <text:p>66,7</text:p>
          </table:table-cell>
          <table:table-cell office:value-type="float" office:value="11.6" calcext:value-type="float">
            <text:p>11,6</text:p>
          </table:table-cell>
          <table:table-cell office:value-type="float" office:value="-226.8" calcext:value-type="float">
            <text:p>-226,8</text:p>
          </table:table-cell>
          <table:table-cell office:value-type="float" office:value="2305.2" calcext:value-type="float">
            <text:p>2305,2</text:p>
          </table:table-cell>
          <table:table-cell table:number-columns-repeated="16369"/>
        </table:table-row>
        <table:table-row table:style-name="ro1">
          <table:table-cell office:value-type="time" office:time-value="PT12H52M45S" calcext:value-type="time">
            <text:p>12:52:45</text:p>
          </table:table-cell>
          <table:table-cell office:value-type="float" office:value="9" calcext:value-type="float">
            <text:p>9</text:p>
          </table:table-cell>
          <table:table-cell office:value-type="float" office:value="47.590382" calcext:value-type="float">
            <text:p>47,590382</text:p>
          </table:table-cell>
          <table:table-cell office:value-type="float" office:value="0.290948" calcext:value-type="float">
            <text:p>0,290948</text:p>
          </table:table-cell>
          <table:table-cell office:value-type="float" office:value="31285.2" calcext:value-type="float">
            <text:p>31285,2</text:p>
          </table:table-cell>
          <table:table-cell office:value-type="float" office:value="11.5" calcext:value-type="float">
            <text:p>11,5</text:p>
          </table:table-cell>
          <table:table-cell office:value-type="float" office:value="9.9" calcext:value-type="float">
            <text:p>9,9</text:p>
          </table:table-cell>
          <table:table-cell office:value-type="float" office:value="-7.5" calcext:value-type="float">
            <text:p>-7,5</text:p>
          </table:table-cell>
          <table:table-cell office:value-type="float" office:value="13.2" calcext:value-type="float">
            <text:p>13,2</text:p>
          </table:table-cell>
          <table:table-cell office:value-type="float" office:value="10.3" calcext:value-type="float">
            <text:p>10,3</text:p>
          </table:table-cell>
          <table:table-cell office:value-type="float" office:value="1.2" calcext:value-type="float">
            <text:p>1,2</text:p>
          </table:table-cell>
          <table:table-cell office:value-type="float" office:value="66.2" calcext:value-type="float">
            <text:p>66,2</text:p>
          </table:table-cell>
          <table:table-cell office:value-type="float" office:value="11.6" calcext:value-type="float">
            <text:p>11,6</text:p>
          </table:table-cell>
          <table:table-cell office:value-type="float" office:value="-237.5" calcext:value-type="float">
            <text:p>-237,5</text:p>
          </table:table-cell>
          <table:table-cell office:value-type="float" office:value="2303.8" calcext:value-type="float">
            <text:p>2303,8</text:p>
          </table:table-cell>
          <table:table-cell table:number-columns-repeated="16369"/>
        </table:table-row>
        <table:table-row table:style-name="ro1">
          <table:table-cell office:value-type="time" office:time-value="PT12H52M55S" calcext:value-type="time">
            <text:p>12:52:55</text:p>
          </table:table-cell>
          <table:table-cell office:value-type="float" office:value="9" calcext:value-type="float">
            <text:p>9</text:p>
          </table:table-cell>
          <table:table-cell office:value-type="float" office:value="47.590424" calcext:value-type="float">
            <text:p>47,590424</text:p>
          </table:table-cell>
          <table:table-cell office:value-type="float" office:value="0.28951" calcext:value-type="float">
            <text:p>0,28951</text:p>
          </table:table-cell>
          <table:table-cell office:value-type="float" office:value="31348.4" calcext:value-type="float">
            <text:p>31348,4</text:p>
          </table:table-cell>
          <table:table-cell office:value-type="float" office:value="11.6" calcext:value-type="float">
            <text:p>11,6</text:p>
          </table:table-cell>
          <table:table-cell office:value-type="float" office:value="10" calcext:value-type="float">
            <text:p>10</text:p>
          </table:table-cell>
          <table:table-cell office:value-type="float" office:value="-6.2" calcext:value-type="float">
            <text:p>-6,2</text:p>
          </table:table-cell>
          <table:table-cell office:value-type="float" office:value="13.1" calcext:value-type="float">
            <text:p>13,1</text:p>
          </table:table-cell>
          <table:table-cell office:value-type="float" office:value="10.2" calcext:value-type="float">
            <text:p>10,2</text:p>
          </table:table-cell>
          <table:table-cell office:value-type="float" office:value="1.3" calcext:value-type="float">
            <text:p>1,3</text:p>
          </table:table-cell>
          <table:table-cell office:value-type="float" office:value="66.3" calcext:value-type="float">
            <text:p>66,3</text:p>
          </table:table-cell>
          <table:table-cell office:value-type="float" office:value="11.6" calcext:value-type="float">
            <text:p>11,6</text:p>
          </table:table-cell>
          <table:table-cell office:value-type="float" office:value="-238.1" calcext:value-type="float">
            <text:p>-238,1</text:p>
          </table:table-cell>
          <table:table-cell office:value-type="float" office:value="2303.2" calcext:value-type="float">
            <text:p>2303,2</text:p>
          </table:table-cell>
          <table:table-cell table:number-columns-repeated="16369"/>
        </table:table-row>
        <table:table-row table:style-name="ro1">
          <table:table-cell office:value-type="time" office:time-value="PT12H53M05S" calcext:value-type="time">
            <text:p>12:53:05</text:p>
          </table:table-cell>
          <table:table-cell office:value-type="float" office:value="9" calcext:value-type="float">
            <text:p>9</text:p>
          </table:table-cell>
          <table:table-cell office:value-type="float" office:value="47.590569" calcext:value-type="float">
            <text:p>47,590569</text:p>
          </table:table-cell>
          <table:table-cell office:value-type="float" office:value="0.288197" calcext:value-type="float">
            <text:p>0,288197</text:p>
          </table:table-cell>
          <table:table-cell office:value-type="float" office:value="31412.8" calcext:value-type="float">
            <text:p>31412,8</text:p>
          </table:table-cell>
          <table:table-cell office:value-type="float" office:value="11.6" calcext:value-type="float">
            <text:p>11,6</text:p>
          </table:table-cell>
          <table:table-cell office:value-type="float" office:value="10" calcext:value-type="float">
            <text:p>10</text:p>
          </table:table-cell>
          <table:table-cell office:value-type="float" office:value="-12" calcext:value-type="float">
            <text:p>-12</text:p>
          </table:table-cell>
          <table:table-cell office:value-type="float" office:value="12.9" calcext:value-type="float">
            <text:p>12,9</text:p>
          </table:table-cell>
          <table:table-cell office:value-type="float" office:value="10.2" calcext:value-type="float">
            <text:p>10,2</text:p>
          </table:table-cell>
          <table:table-cell office:value-type="float" office:value="1.2" calcext:value-type="float">
            <text:p>1,2</text:p>
          </table:table-cell>
          <table:table-cell office:value-type="float" office:value="65.7" calcext:value-type="float">
            <text:p>65,7</text:p>
          </table:table-cell>
          <table:table-cell office:value-type="float" office:value="11.6" calcext:value-type="float">
            <text:p>11,6</text:p>
          </table:table-cell>
          <table:table-cell office:value-type="float" office:value="-233.4" calcext:value-type="float">
            <text:p>-233,4</text:p>
          </table:table-cell>
          <table:table-cell office:value-type="float" office:value="2302.5" calcext:value-type="float">
            <text:p>2302,5</text:p>
          </table:table-cell>
          <table:table-cell table:number-columns-repeated="16369"/>
        </table:table-row>
        <table:table-row table:style-name="ro1">
          <table:table-cell office:value-type="time" office:time-value="PT12H53M15S" calcext:value-type="time">
            <text:p>12:53:15</text:p>
          </table:table-cell>
          <table:table-cell office:value-type="float" office:value="9" calcext:value-type="float">
            <text:p>9</text:p>
          </table:table-cell>
          <table:table-cell office:value-type="float" office:value="47.590797" calcext:value-type="float">
            <text:p>47,590797</text:p>
          </table:table-cell>
          <table:table-cell office:value-type="float" office:value="0.286883" calcext:value-type="float">
            <text:p>0,286883</text:p>
          </table:table-cell>
          <table:table-cell office:value-type="float" office:value="31476" calcext:value-type="float">
            <text:p>31476</text:p>
          </table:table-cell>
          <table:table-cell office:value-type="float" office:value="11.8" calcext:value-type="float">
            <text:p>11,8</text:p>
          </table:table-cell>
          <table:table-cell office:value-type="float" office:value="10.1" calcext:value-type="float">
            <text:p>10,1</text:p>
          </table:table-cell>
          <table:table-cell office:value-type="float" office:value="-6.8" calcext:value-type="float">
            <text:p>-6,8</text:p>
          </table:table-cell>
          <table:table-cell office:value-type="float" office:value="12.9" calcext:value-type="float">
            <text:p>12,9</text:p>
          </table:table-cell>
          <table:table-cell office:value-type="float" office:value="10.2" calcext:value-type="float">
            <text:p>10,2</text:p>
          </table:table-cell>
          <table:table-cell office:value-type="float" office:value="1.2" calcext:value-type="float">
            <text:p>1,2</text:p>
          </table:table-cell>
          <table:table-cell office:value-type="float" office:value="65.5" calcext:value-type="float">
            <text:p>65,5</text:p>
          </table:table-cell>
          <table:table-cell office:value-type="float" office:value="11.6" calcext:value-type="float">
            <text:p>11,6</text:p>
          </table:table-cell>
          <table:table-cell office:value-type="float" office:value="-241.8" calcext:value-type="float">
            <text:p>-241,8</text:p>
          </table:table-cell>
          <table:table-cell office:value-type="float" office:value="2301.9" calcext:value-type="float">
            <text:p>2301,9</text:p>
          </table:table-cell>
          <table:table-cell table:number-columns-repeated="16369"/>
        </table:table-row>
        <table:table-row table:style-name="ro1">
          <table:table-cell office:value-type="time" office:time-value="PT12H53M25S" calcext:value-type="time">
            <text:p>12:53:25</text:p>
          </table:table-cell>
          <table:table-cell office:value-type="float" office:value="9" calcext:value-type="float">
            <text:p>9</text:p>
          </table:table-cell>
          <table:table-cell office:value-type="float" office:value="47.590881" calcext:value-type="float">
            <text:p>47,590881</text:p>
          </table:table-cell>
          <table:table-cell office:value-type="float" office:value="0.285503" calcext:value-type="float">
            <text:p>0,285503</text:p>
          </table:table-cell>
          <table:table-cell office:value-type="float" office:value="31535" calcext:value-type="float">
            <text:p>31535</text:p>
          </table:table-cell>
          <table:table-cell office:value-type="float" office:value="11.8" calcext:value-type="float">
            <text:p>11,8</text:p>
          </table:table-cell>
          <table:table-cell office:value-type="float" office:value="10.2" calcext:value-type="float">
            <text:p>10,2</text:p>
          </table:table-cell>
          <table:table-cell office:value-type="float" office:value="-9.5" calcext:value-type="float">
            <text:p>-9,5</text:p>
          </table:table-cell>
          <table:table-cell office:value-type="float" office:value="12.8" calcext:value-type="float">
            <text:p>12,8</text:p>
          </table:table-cell>
          <table:table-cell office:value-type="float" office:value="10.1" calcext:value-type="float">
            <text:p>10,1</text:p>
          </table:table-cell>
          <table:table-cell office:value-type="float" office:value="1.2" calcext:value-type="float">
            <text:p>1,2</text:p>
          </table:table-cell>
          <table:table-cell office:value-type="float" office:value="64.9" calcext:value-type="float">
            <text:p>64,9</text:p>
          </table:table-cell>
          <table:table-cell office:value-type="float" office:value="11.6" calcext:value-type="float">
            <text:p>11,6</text:p>
          </table:table-cell>
          <table:table-cell office:value-type="float" office:value="-241.6" calcext:value-type="float">
            <text:p>-241,6</text:p>
          </table:table-cell>
          <table:table-cell office:value-type="float" office:value="2301.2" calcext:value-type="float">
            <text:p>2301,2</text:p>
          </table:table-cell>
          <table:table-cell table:number-columns-repeated="16369"/>
        </table:table-row>
        <table:table-row table:style-name="ro1">
          <table:table-cell office:value-type="time" office:time-value="PT12H53M45S" calcext:value-type="time">
            <text:p>12:53:45</text:p>
          </table:table-cell>
          <table:table-cell office:value-type="float" office:value="9" calcext:value-type="float">
            <text:p>9</text:p>
          </table:table-cell>
          <table:table-cell office:value-type="float" office:value="47.591282" calcext:value-type="float">
            <text:p>47,591282</text:p>
          </table:table-cell>
          <table:table-cell office:value-type="float" office:value="0.282328" calcext:value-type="float">
            <text:p>0,282328</text:p>
          </table:table-cell>
          <table:table-cell office:value-type="float" office:value="31652.8" calcext:value-type="float">
            <text:p>31652,8</text:p>
          </table:table-cell>
          <table:table-cell office:value-type="float" office:value="11.9" calcext:value-type="float">
            <text:p>11,9</text:p>
          </table:table-cell>
          <table:table-cell office:value-type="float" office:value="10.4" calcext:value-type="float">
            <text:p>10,4</text:p>
          </table:table-cell>
          <table:table-cell office:value-type="float" office:value="-1.5" calcext:value-type="float">
            <text:p>-1,5</text:p>
          </table:table-cell>
          <table:table-cell office:value-type="float" office:value="12.6" calcext:value-type="float">
            <text:p>12,6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64.7" calcext:value-type="float">
            <text:p>64,7</text:p>
          </table:table-cell>
          <table:table-cell office:value-type="float" office:value="11.6" calcext:value-type="float">
            <text:p>11,6</text:p>
          </table:table-cell>
          <table:table-cell office:value-type="float" office:value="-241.3" calcext:value-type="float">
            <text:p>-241,3</text:p>
          </table:table-cell>
          <table:table-cell office:value-type="float" office:value="2299.8" calcext:value-type="float">
            <text:p>2299,8</text:p>
          </table:table-cell>
          <table:table-cell table:number-columns-repeated="16369"/>
        </table:table-row>
        <table:table-row table:style-name="ro1">
          <table:table-cell office:value-type="time" office:time-value="PT12H53M55S" calcext:value-type="time">
            <text:p>12:53:55</text:p>
          </table:table-cell>
          <table:table-cell office:value-type="float" office:value="9" calcext:value-type="float">
            <text:p>9</text:p>
          </table:table-cell>
          <table:table-cell office:value-type="float" office:value="47.591541" calcext:value-type="float">
            <text:p>47,591541</text:p>
          </table:table-cell>
          <table:table-cell office:value-type="float" office:value="0.280965" calcext:value-type="float">
            <text:p>0,280965</text:p>
          </table:table-cell>
          <table:table-cell office:value-type="float" office:value="31706.3" calcext:value-type="float">
            <text:p>31706,3</text:p>
          </table:table-cell>
          <table:table-cell office:value-type="float" office:value="12" calcext:value-type="float">
            <text:p>12</text:p>
          </table:table-cell>
          <table:table-cell office:value-type="float" office:value="10.4" calcext:value-type="float">
            <text:p>10,4</text:p>
          </table:table-cell>
          <table:table-cell office:value-type="float" office:value="-6.2" calcext:value-type="float">
            <text:p>-6,2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64.3" calcext:value-type="float">
            <text:p>64,3</text:p>
          </table:table-cell>
          <table:table-cell office:value-type="float" office:value="11.6" calcext:value-type="float">
            <text:p>11,6</text:p>
          </table:table-cell>
          <table:table-cell office:value-type="float" office:value="-233.2" calcext:value-type="float">
            <text:p>-233,2</text:p>
          </table:table-cell>
          <table:table-cell office:value-type="float" office:value="2299.1" calcext:value-type="float">
            <text:p>2299,1</text:p>
          </table:table-cell>
          <table:table-cell table:number-columns-repeated="16369"/>
        </table:table-row>
        <table:table-row table:style-name="ro1">
          <table:table-cell office:value-type="time" office:time-value="PT12H54M05S" calcext:value-type="time">
            <text:p>12:54:05</text:p>
          </table:table-cell>
          <table:table-cell office:value-type="float" office:value="9" calcext:value-type="float">
            <text:p>9</text:p>
          </table:table-cell>
          <table:table-cell office:value-type="float" office:value="47.591709" calcext:value-type="float">
            <text:p>47,591709</text:p>
          </table:table-cell>
          <table:table-cell office:value-type="float" office:value="0.279642" calcext:value-type="float">
            <text:p>0,279642</text:p>
          </table:table-cell>
          <table:table-cell office:value-type="float" office:value="31767.5" calcext:value-type="float">
            <text:p>31767,5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,5</text:p>
          </table:table-cell>
          <table:table-cell office:value-type="float" office:value="-3" calcext:value-type="float">
            <text:p>-3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63.8" calcext:value-type="float">
            <text:p>63,8</text:p>
          </table:table-cell>
          <table:table-cell office:value-type="float" office:value="11.6" calcext:value-type="float">
            <text:p>11,6</text:p>
          </table:table-cell>
          <table:table-cell office:value-type="float" office:value="-233.3" calcext:value-type="float">
            <text:p>-233,3</text:p>
          </table:table-cell>
          <table:table-cell office:value-type="float" office:value="2298.4" calcext:value-type="float">
            <text:p>2298,4</text:p>
          </table:table-cell>
          <table:table-cell table:number-columns-repeated="16369"/>
        </table:table-row>
        <table:table-row table:style-name="ro1">
          <table:table-cell office:value-type="time" office:time-value="PT12H54M15S" calcext:value-type="time">
            <text:p>12:54:15</text:p>
          </table:table-cell>
          <table:table-cell office:value-type="float" office:value="9" calcext:value-type="float">
            <text:p>9</text:p>
          </table:table-cell>
          <table:table-cell office:value-type="float" office:value="47.5919" calcext:value-type="float">
            <text:p>47,5919</text:p>
          </table:table-cell>
          <table:table-cell office:value-type="float" office:value="0.278335" calcext:value-type="float">
            <text:p>0,278335</text:p>
          </table:table-cell>
          <table:table-cell office:value-type="float" office:value="31823.1" calcext:value-type="float">
            <text:p>31823,1</text:p>
          </table:table-cell>
          <table:table-cell office:value-type="float" office:value="12.1" calcext:value-type="float">
            <text:p>12,1</text:p>
          </table:table-cell>
          <table:table-cell office:value-type="float" office:value="10.6" calcext:value-type="float">
            <text:p>10,6</text:p>
          </table:table-cell>
          <table:table-cell office:value-type="float" office:value="-8" calcext:value-type="float">
            <text:p>-8</text:p>
          </table:table-cell>
          <table:table-cell office:value-type="float" office:value="12.4" calcext:value-type="float">
            <text:p>12,4</text:p>
          </table:table-cell>
          <table:table-cell office:value-type="float" office:value="9.9" calcext:value-type="float">
            <text:p>9,9</text:p>
          </table:table-cell>
          <table:table-cell office:value-type="float" office:value="1.2" calcext:value-type="float">
            <text:p>1,2</text:p>
          </table:table-cell>
          <table:table-cell office:value-type="float" office:value="63.4" calcext:value-type="float">
            <text:p>63,4</text:p>
          </table:table-cell>
          <table:table-cell office:value-type="float" office:value="11.6" calcext:value-type="float">
            <text:p>11,6</text:p>
          </table:table-cell>
          <table:table-cell office:value-type="float" office:value="-250.6" calcext:value-type="float">
            <text:p>-250,6</text:p>
          </table:table-cell>
          <table:table-cell office:value-type="float" office:value="2297.7" calcext:value-type="float">
            <text:p>2297,7</text:p>
          </table:table-cell>
          <table:table-cell table:number-columns-repeated="16369"/>
        </table:table-row>
        <table:table-row table:style-name="ro1">
          <table:table-cell office:value-type="time" office:time-value="PT12H54M25S" calcext:value-type="time">
            <text:p>12:54:25</text:p>
          </table:table-cell>
          <table:table-cell office:value-type="float" office:value="9" calcext:value-type="float">
            <text:p>9</text:p>
          </table:table-cell>
          <table:table-cell office:value-type="float" office:value="47.592236" calcext:value-type="float">
            <text:p>47,592236</text:p>
          </table:table-cell>
          <table:table-cell office:value-type="float" office:value="0.276963" calcext:value-type="float">
            <text:p>0,276963</text:p>
          </table:table-cell>
          <table:table-cell office:value-type="float" office:value="31875.9" calcext:value-type="float">
            <text:p>31875,9</text:p>
          </table:table-cell>
          <table:table-cell office:value-type="float" office:value="12.1" calcext:value-type="float">
            <text:p>12,1</text:p>
          </table:table-cell>
          <table:table-cell office:value-type="float" office:value="10.7" calcext:value-type="float">
            <text:p>10,7</text:p>
          </table:table-cell>
          <table:table-cell office:value-type="float" office:value="-1.5" calcext:value-type="float">
            <text:p>-1,5</text:p>
          </table:table-cell>
          <table:table-cell office:value-type="float" office:value="12.4" calcext:value-type="float">
            <text:p>12,4</text:p>
          </table:table-cell>
          <table:table-cell office:value-type="float" office:value="9.9" calcext:value-type="float">
            <text:p>9,9</text:p>
          </table:table-cell>
          <table:table-cell office:value-type="float" office:value="1.2" calcext:value-type="float">
            <text:p>1,2</text:p>
          </table:table-cell>
          <table:table-cell office:value-type="float" office:value="63.7" calcext:value-type="float">
            <text:p>63,7</text:p>
          </table:table-cell>
          <table:table-cell office:value-type="float" office:value="11.6" calcext:value-type="float">
            <text:p>11,6</text:p>
          </table:table-cell>
          <table:table-cell office:value-type="float" office:value="-233.7" calcext:value-type="float">
            <text:p>-233,7</text:p>
          </table:table-cell>
          <table:table-cell office:value-type="float" office:value="2297.1" calcext:value-type="float">
            <text:p>2297,1</text:p>
          </table:table-cell>
          <table:table-cell table:number-columns-repeated="16369"/>
        </table:table-row>
        <table:table-row table:style-name="ro1">
          <table:table-cell office:value-type="time" office:time-value="PT12H54M35S" calcext:value-type="time">
            <text:p>12:54:35</text:p>
          </table:table-cell>
          <table:table-cell office:value-type="float" office:value="9" calcext:value-type="float">
            <text:p>9</text:p>
          </table:table-cell>
          <table:table-cell office:value-type="float" office:value="47.592373" calcext:value-type="float">
            <text:p>47,592373</text:p>
          </table:table-cell>
          <table:table-cell office:value-type="float" office:value="0.275867" calcext:value-type="float">
            <text:p>0,275867</text:p>
          </table:table-cell>
          <table:table-cell office:value-type="float" office:value="31929.4" calcext:value-type="float">
            <text:p>31929,4</text:p>
          </table:table-cell>
          <table:table-cell office:value-type="float" office:value="12.2" calcext:value-type="float">
            <text:p>12,2</text:p>
          </table:table-cell>
          <table:table-cell office:value-type="float" office:value="10.7" calcext:value-type="float">
            <text:p>10,7</text:p>
          </table:table-cell>
          <table:table-cell office:value-type="float" office:value="-10" calcext:value-type="float">
            <text:p>-10</text:p>
          </table:table-cell>
          <table:table-cell office:value-type="float" office:value="12.3" calcext:value-type="float">
            <text:p>12,3</text:p>
          </table:table-cell>
          <table:table-cell office:value-type="float" office:value="9.8" calcext:value-type="float">
            <text:p>9,8</text:p>
          </table:table-cell>
          <table:table-cell office:value-type="float" office:value="1.2" calcext:value-type="float">
            <text:p>1,2</text:p>
          </table:table-cell>
          <table:table-cell office:value-type="float" office:value="63.3" calcext:value-type="float">
            <text:p>63,3</text:p>
          </table:table-cell>
          <table:table-cell office:value-type="float" office:value="11.5" calcext:value-type="float">
            <text:p>11,5</text:p>
          </table:table-cell>
          <table:table-cell office:value-type="float" office:value="-364.4" calcext:value-type="float">
            <text:p>-364,4</text:p>
          </table:table-cell>
          <table:table-cell office:value-type="float" office:value="2296.3" calcext:value-type="float">
            <text:p>2296,3</text:p>
          </table:table-cell>
          <table:table-cell table:number-columns-repeated="16369"/>
        </table:table-row>
        <table:table-row table:style-name="ro1">
          <table:table-cell office:value-type="time" office:time-value="PT12H54M45S" calcext:value-type="time">
            <text:p>12:54:45</text:p>
          </table:table-cell>
          <table:table-cell office:value-type="float" office:value="9" calcext:value-type="float">
            <text:p>9</text:p>
          </table:table-cell>
          <table:table-cell office:value-type="float" office:value="47.592445" calcext:value-type="float">
            <text:p>47,592445</text:p>
          </table:table-cell>
          <table:table-cell office:value-type="float" office:value="0.274772" calcext:value-type="float">
            <text:p>0,274772</text:p>
          </table:table-cell>
          <table:table-cell office:value-type="float" office:value="31983.1" calcext:value-type="float">
            <text:p>31983,1</text:p>
          </table:table-cell>
          <table:table-cell office:value-type="float" office:value="12.4" calcext:value-type="float">
            <text:p>12,4</text:p>
          </table:table-cell>
          <table:table-cell office:value-type="float" office:value="10.8" calcext:value-type="float">
            <text:p>10,8</text:p>
          </table:table-cell>
          <table:table-cell office:value-type="float" office:value="-12" calcext:value-type="float">
            <text:p>-12</text:p>
          </table:table-cell>
          <table:table-cell office:value-type="float" office:value="12.2" calcext:value-type="float">
            <text:p>12,2</text:p>
          </table:table-cell>
          <table:table-cell office:value-type="float" office:value="9.8" calcext:value-type="float">
            <text:p>9,8</text:p>
          </table:table-cell>
          <table:table-cell office:value-type="float" office:value="1.2" calcext:value-type="float">
            <text:p>1,2</text:p>
          </table:table-cell>
          <table:table-cell office:value-type="float" office:value="62.9" calcext:value-type="float">
            <text:p>62,9</text:p>
          </table:table-cell>
          <table:table-cell office:value-type="float" office:value="11.6" calcext:value-type="float">
            <text:p>11,6</text:p>
          </table:table-cell>
          <table:table-cell office:value-type="float" office:value="-241.6" calcext:value-type="float">
            <text:p>-241,6</text:p>
          </table:table-cell>
          <table:table-cell office:value-type="float" office:value="2295.6" calcext:value-type="float">
            <text:p>2295,6</text:p>
          </table:table-cell>
          <table:table-cell table:number-columns-repeated="16369"/>
        </table:table-row>
        <table:table-row table:style-name="ro1">
          <table:table-cell office:value-type="time" office:time-value="PT12H54M55S" calcext:value-type="time">
            <text:p>12:54:55</text:p>
          </table:table-cell>
          <table:table-cell office:value-type="float" office:value="9" calcext:value-type="float">
            <text:p>9</text:p>
          </table:table-cell>
          <table:table-cell office:value-type="float" office:value="47.592426" calcext:value-type="float">
            <text:p>47,592426</text:p>
          </table:table-cell>
          <table:table-cell office:value-type="float" office:value="0.273458" calcext:value-type="float">
            <text:p>0,273458</text:p>
          </table:table-cell>
          <table:table-cell office:value-type="float" office:value="32035.8" calcext:value-type="float">
            <text:p>32035,8</text:p>
          </table:table-cell>
          <table:table-cell office:value-type="float" office:value="12.4" calcext:value-type="float">
            <text:p>12,4</text:p>
          </table:table-cell>
          <table:table-cell office:value-type="float" office:value="10.9" calcext:value-type="float">
            <text:p>10,9</text:p>
          </table:table-cell>
          <table:table-cell office:value-type="float" office:value="-10.8" calcext:value-type="float">
            <text:p>-10,8</text:p>
          </table:table-cell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,8</text:p>
          </table:table-cell>
          <table:table-cell office:value-type="float" office:value="1.2" calcext:value-type="float">
            <text:p>1,2</text:p>
          </table:table-cell>
          <table:table-cell office:value-type="float" office:value="62.1" calcext:value-type="float">
            <text:p>62,1</text:p>
          </table:table-cell>
          <table:table-cell office:value-type="float" office:value="11.6" calcext:value-type="float">
            <text:p>11,6</text:p>
          </table:table-cell>
          <table:table-cell office:value-type="float" office:value="-229.6" calcext:value-type="float">
            <text:p>-229,6</text:p>
          </table:table-cell>
          <table:table-cell office:value-type="float" office:value="2295" calcext:value-type="float">
            <text:p>2295</text:p>
          </table:table-cell>
          <table:table-cell table:number-columns-repeated="16369"/>
        </table:table-row>
        <table:table-row table:style-name="ro1">
          <table:table-cell office:value-type="time" office:time-value="PT12H55M55S" calcext:value-type="time">
            <text:p>12:55:55</text:p>
          </table:table-cell>
          <table:table-cell office:value-type="float" office:value="8" calcext:value-type="float">
            <text:p>8</text:p>
          </table:table-cell>
          <table:table-cell office:value-type="float" office:value="47.592537" calcext:value-type="float">
            <text:p>47,592537</text:p>
          </table:table-cell>
          <table:table-cell office:value-type="float" office:value="0.267315" calcext:value-type="float">
            <text:p>0,267315</text:p>
          </table:table-cell>
          <table:table-cell office:value-type="float" office:value="32376" calcext:value-type="float">
            <text:p>32376</text:p>
          </table:table-cell>
          <table:table-cell office:value-type="float" office:value="12.8" calcext:value-type="float">
            <text:p>12,8</text:p>
          </table:table-cell>
          <table:table-cell office:value-type="float" office:value="11.4" calcext:value-type="float">
            <text:p>11,4</text:p>
          </table:table-cell>
          <table:table-cell office:value-type="float" office:value="-10" calcext:value-type="float">
            <text:p>-10</text:p>
          </table:table-cell>
          <table:table-cell office:value-type="float" office:value="11.7" calcext:value-type="float">
            <text:p>11,7</text:p>
          </table:table-cell>
          <table:table-cell office:value-type="float" office:value="9.5" calcext:value-type="float">
            <text:p>9,5</text:p>
          </table:table-cell>
          <table:table-cell office:value-type="float" office:value="1.1" calcext:value-type="float">
            <text:p>1,1</text:p>
          </table:table-cell>
          <table:table-cell office:value-type="float" office:value="60.6" calcext:value-type="float">
            <text:p>60,6</text:p>
          </table:table-cell>
          <table:table-cell office:value-type="float" office:value="11.5" calcext:value-type="float">
            <text:p>11,5</text:p>
          </table:table-cell>
          <table:table-cell office:value-type="float" office:value="-329.7" calcext:value-type="float">
            <text:p>-329,7</text:p>
          </table:table-cell>
          <table:table-cell office:value-type="float" office:value="2289.4" calcext:value-type="float">
            <text:p>2289,4</text:p>
          </table:table-cell>
          <table:table-cell table:number-columns-repeated="16369"/>
        </table:table-row>
        <table:table-row table:style-name="ro1">
          <table:table-cell office:value-type="time" office:time-value="PT12H57M05S" calcext:value-type="time">
            <text:p>12:57:05</text:p>
          </table:table-cell>
          <table:table-cell office:value-type="float" office:value="9" calcext:value-type="float">
            <text:p>9</text:p>
          </table:table-cell>
          <table:table-cell office:value-type="float" office:value="47.591469" calcext:value-type="float">
            <text:p>47,591469</text:p>
          </table:table-cell>
          <table:table-cell office:value-type="float" office:value="0.260663" calcext:value-type="float">
            <text:p>0,260663</text:p>
          </table:table-cell>
          <table:table-cell office:value-type="float" office:value="32792.6" calcext:value-type="float">
            <text:p>32792,6</text:p>
          </table:table-cell>
          <table:table-cell office:value-type="float" office:value="13.4" calcext:value-type="float">
            <text:p>13,4</text:p>
          </table:table-cell>
          <table:table-cell office:value-type="float" office:value="11.9" calcext:value-type="float">
            <text:p>11,9</text:p>
          </table:table-cell>
          <table:table-cell office:value-type="float" office:value="-10" calcext:value-type="float">
            <text:p>-10</text:p>
          </table:table-cell>
          <table:table-cell office:value-type="float" office:value="11.1" calcext:value-type="float">
            <text:p>11,1</text:p>
          </table:table-cell>
          <table:table-cell office:value-type="float" office:value="9.2" calcext:value-type="float">
            <text:p>9,2</text:p>
          </table:table-cell>
          <table:table-cell office:value-type="float" office:value="1.1" calcext:value-type="float">
            <text:p>1,1</text:p>
          </table:table-cell>
          <table:table-cell office:value-type="float" office:value="59.7" calcext:value-type="float">
            <text:p>59,7</text:p>
          </table:table-cell>
          <table:table-cell office:value-type="float" office:value="11.6" calcext:value-type="float">
            <text:p>11,6</text:p>
          </table:table-cell>
          <table:table-cell office:value-type="float" office:value="-228.3" calcext:value-type="float">
            <text:p>-228,3</text:p>
          </table:table-cell>
          <table:table-cell office:value-type="float" office:value="2282.9" calcext:value-type="float">
            <text:p>2282,9</text:p>
          </table:table-cell>
          <table:table-cell table:number-columns-repeated="16369"/>
        </table:table-row>
        <table:table-row table:style-name="ro1">
          <table:table-cell office:value-type="time" office:time-value="PT12H57M15S" calcext:value-type="time">
            <text:p>12:57:15</text:p>
          </table:table-cell>
          <table:table-cell office:value-type="float" office:value="9" calcext:value-type="float">
            <text:p>9</text:p>
          </table:table-cell>
          <table:table-cell office:value-type="float" office:value="47.591335" calcext:value-type="float">
            <text:p>47,591335</text:p>
          </table:table-cell>
          <table:table-cell office:value-type="float" office:value="0.259157" calcext:value-type="float">
            <text:p>0,259157</text:p>
          </table:table-cell>
          <table:table-cell office:value-type="float" office:value="32858.3" calcext:value-type="float">
            <text:p>32858,3</text:p>
          </table:table-cell>
          <table:table-cell office:value-type="float" office:value="13.4" calcext:value-type="float">
            <text:p>13,4</text:p>
          </table:table-cell>
          <table:table-cell office:value-type="float" office:value="12.1" calcext:value-type="float">
            <text:p>12,1</text:p>
          </table:table-cell>
          <table:table-cell office:value-type="float" office:value="-7.5" calcext:value-type="float">
            <text:p>-7,5</text:p>
          </table:table-cell>
          <table:table-cell office:value-type="float" office:value="11.1" calcext:value-type="float">
            <text:p>11,1</text:p>
          </table:table-cell>
          <table:table-cell office:value-type="float" office:value="9.2" calcext:value-type="float">
            <text:p>9,2</text:p>
          </table:table-cell>
          <table:table-cell office:value-type="float" office:value="1.1" calcext:value-type="float">
            <text:p>1,1</text:p>
          </table:table-cell>
          <table:table-cell office:value-type="float" office:value="59.5" calcext:value-type="float">
            <text:p>59,5</text:p>
          </table:table-cell>
          <table:table-cell office:value-type="float" office:value="11.6" calcext:value-type="float">
            <text:p>11,6</text:p>
          </table:table-cell>
          <table:table-cell office:value-type="float" office:value="-229.1" calcext:value-type="float">
            <text:p>-229,1</text:p>
          </table:table-cell>
          <table:table-cell office:value-type="float" office:value="2282.2" calcext:value-type="float">
            <text:p>2282,2</text:p>
          </table:table-cell>
          <table:table-cell table:number-columns-repeated="16369"/>
        </table:table-row>
        <table:table-row table:style-name="ro1">
          <table:table-cell office:value-type="time" office:time-value="PT12H57M25S" calcext:value-type="time">
            <text:p>12:57:25</text:p>
          </table:table-cell>
          <table:table-cell office:value-type="float" office:value="9" calcext:value-type="float">
            <text:p>9</text:p>
          </table:table-cell>
          <table:table-cell office:value-type="float" office:value="47.591221" calcext:value-type="float">
            <text:p>47,591221</text:p>
          </table:table-cell>
          <table:table-cell office:value-type="float" office:value="0.257728" calcext:value-type="float">
            <text:p>0,257728</text:p>
          </table:table-cell>
          <table:table-cell office:value-type="float" office:value="32922.2" calcext:value-type="float">
            <text:p>32922,2</text:p>
          </table:table-cell>
          <table:table-cell office:value-type="float" office:value="13.5" calcext:value-type="float">
            <text:p>13,5</text:p>
          </table:table-cell>
          <table:table-cell office:value-type="float" office:value="12.2" calcext:value-type="float">
            <text:p>12,2</text:p>
          </table:table-cell>
          <table:table-cell office:value-type="float" office:value="-3.5" calcext:value-type="float">
            <text:p>-3,5</text:p>
          </table:table-cell>
          <table:table-cell office:value-type="float" office:value="10.9" calcext:value-type="float">
            <text:p>10,9</text:p>
          </table:table-cell>
          <table:table-cell office:value-type="float" office:value="9.1" calcext:value-type="float">
            <text:p>9,1</text:p>
          </table:table-cell>
          <table:table-cell office:value-type="float" office:value="1.1" calcext:value-type="float">
            <text:p>1,1</text:p>
          </table:table-cell>
          <table:table-cell office:value-type="float" office:value="59.3" calcext:value-type="float">
            <text:p>59,3</text:p>
          </table:table-cell>
          <table:table-cell office:value-type="float" office:value="11.6" calcext:value-type="float">
            <text:p>11,6</text:p>
          </table:table-cell>
          <table:table-cell office:value-type="float" office:value="-226.2" calcext:value-type="float">
            <text:p>-226,2</text:p>
          </table:table-cell>
          <table:table-cell office:value-type="float" office:value="2281.6" calcext:value-type="float">
            <text:p>2281,6</text:p>
          </table:table-cell>
          <table:table-cell table:number-columns-repeated="16369"/>
        </table:table-row>
        <table:table-row table:style-name="ro1">
          <table:table-cell table:style-name="ce7" office:value-type="time" office:time-value="PT12H57M45S" calcext:value-type="time">
            <text:p>12:57:4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7.591419" calcext:value-type="float">
            <text:p>47,591419</text:p>
          </table:table-cell>
          <table:table-cell table:style-name="ce8" office:value-type="float" office:value="0.254692" calcext:value-type="float">
            <text:p>0,254692</text:p>
          </table:table-cell>
          <table:table-cell table:style-name="ce8" office:value-type="float" office:value="33049.7" calcext:value-type="float">
            <text:p>33049,7</text:p>
          </table:table-cell>
          <table:table-cell table:style-name="ce8" office:value-type="float" office:value="13.6" calcext:value-type="float">
            <text:p>13,6</text:p>
          </table:table-cell>
          <table:table-cell table:style-name="ce8" office:value-type="float" office:value="12.3" calcext:value-type="float">
            <text:p>12,3</text:p>
          </table:table-cell>
          <table:table-cell table:style-name="ce8" office:value-type="float" office:value="-5.2" calcext:value-type="float">
            <text:p>-5,2</text:p>
          </table:table-cell>
          <table:table-cell table:style-name="ce8" office:value-type="float" office:value="10.8" calcext:value-type="float">
            <text:p>10,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.1" calcext:value-type="float">
            <text:p>1,1</text:p>
          </table:table-cell>
          <table:table-cell table:style-name="ce8" office:value-type="float" office:value="58.9" calcext:value-type="float">
            <text:p>58,9</text:p>
          </table:table-cell>
          <table:table-cell table:style-name="ce8" office:value-type="float" office:value="11.6" calcext:value-type="float">
            <text:p>11,6</text:p>
          </table:table-cell>
          <table:table-cell table:style-name="ce8" office:value-type="float" office:value="-229.3" calcext:value-type="float">
            <text:p>-229,3</text:p>
          </table:table-cell>
          <table:table-cell table:style-name="ce8" office:value-type="float" office:value="2280.2" calcext:value-type="float">
            <text:p>2280,2</text:p>
          </table:table-cell>
          <table:table-cell table:style-name="ce8" table:number-columns-repeated="16369"/>
        </table:table-row>
        <table:table-row table:style-name="ro1">
          <table:table-cell office:value-type="time" office:time-value="PT12H57M55S" calcext:value-type="time">
            <text:p>12:57:55</text:p>
          </table:table-cell>
          <table:table-cell office:value-type="float" office:value="9" calcext:value-type="float">
            <text:p>9</text:p>
          </table:table-cell>
          <table:table-cell office:value-type="float" office:value="47.591782" calcext:value-type="float">
            <text:p>47,591782</text:p>
          </table:table-cell>
          <table:table-cell office:value-type="float" office:value="0.253327" calcext:value-type="float">
            <text:p>0,253327</text:p>
          </table:table-cell>
          <table:table-cell office:value-type="float" office:value="33000.5" calcext:value-type="float">
            <text:p>33000,5</text:p>
          </table:table-cell>
          <table:table-cell office:value-type="float" office:value="13.8" calcext:value-type="float">
            <text:p>13,8</text:p>
          </table:table-cell>
          <table:table-cell office:value-type="float" office:value="12.4" calcext:value-type="float">
            <text:p>12,4</text:p>
          </table:table-cell>
          <table:table-cell office:value-type="float" office:value="-15" calcext:value-type="float">
            <text:p>-15</text:p>
          </table:table-cell>
          <table:table-cell office:value-type="float" office:value="10.9" calcext:value-type="float">
            <text:p>10,9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,1</text:p>
          </table:table-cell>
          <table:table-cell office:value-type="float" office:value="59.1" calcext:value-type="float">
            <text:p>59,1</text:p>
          </table:table-cell>
          <table:table-cell office:value-type="float" office:value="11.6" calcext:value-type="float">
            <text:p>11,6</text:p>
          </table:table-cell>
          <table:table-cell office:value-type="float" office:value="-229.1" calcext:value-type="float">
            <text:p>-229,1</text:p>
          </table:table-cell>
          <table:table-cell office:value-type="float" office:value="2279.6" calcext:value-type="float">
            <text:p>2279,6</text:p>
          </table:table-cell>
          <table:table-cell table:number-columns-repeated="16369"/>
        </table:table-row>
        <table:table-row table:style-name="ro1">
          <table:table-cell office:value-type="time" office:time-value="PT12H58M05S" calcext:value-type="time">
            <text:p>12:58:05</text:p>
          </table:table-cell>
          <table:table-cell office:value-type="float" office:value="9" calcext:value-type="float">
            <text:p>9</text:p>
          </table:table-cell>
          <table:table-cell office:value-type="float" office:value="47.591785" calcext:value-type="float">
            <text:p>47,591785</text:p>
          </table:table-cell>
          <table:table-cell office:value-type="float" office:value="0.251762" calcext:value-type="float">
            <text:p>0,251762</text:p>
          </table:table-cell>
          <table:table-cell office:value-type="float" office:value="32465.9" calcext:value-type="float">
            <text:p>32465,9</text:p>
          </table:table-cell>
          <table:table-cell office:value-type="float" office:value="13.8" calcext:value-type="float">
            <text:p>13,8</text:p>
          </table:table-cell>
          <table:table-cell office:value-type="float" office:value="12.5" calcext:value-type="float">
            <text:p>12,5</text:p>
          </table:table-cell>
          <table:table-cell office:value-type="float" office:value="-25.2" calcext:value-type="float">
            <text:p>-25,2</text:p>
          </table:table-cell>
          <table:table-cell office:value-type="float" office:value="11.4" calcext:value-type="float">
            <text:p>11,4</text:p>
          </table:table-cell>
          <table:table-cell office:value-type="float" office:value="8.8" calcext:value-type="float">
            <text:p>8,8</text:p>
          </table:table-cell>
          <table:table-cell office:value-type="float" office:value="1.1" calcext:value-type="float">
            <text:p>1,1</text:p>
          </table:table-cell>
          <table:table-cell office:value-type="float" office:value="60.5" calcext:value-type="float">
            <text:p>60,5</text:p>
          </table:table-cell>
          <table:table-cell office:value-type="float" office:value="11.6" calcext:value-type="float">
            <text:p>11,6</text:p>
          </table:table-cell>
          <table:table-cell office:value-type="float" office:value="-249.3" calcext:value-type="float">
            <text:p>-249,3</text:p>
          </table:table-cell>
          <table:table-cell office:value-type="float" office:value="2278.8" calcext:value-type="float">
            <text:p>2278,8</text:p>
          </table:table-cell>
          <table:table-cell table:number-columns-repeated="16369"/>
        </table:table-row>
        <table:table-row table:style-name="ro1">
          <table:table-cell office:value-type="time" office:time-value="PT12H58M15S" calcext:value-type="time">
            <text:p>12:58:15</text:p>
          </table:table-cell>
          <table:table-cell office:value-type="float" office:value="9" calcext:value-type="float">
            <text:p>9</text:p>
          </table:table-cell>
          <table:table-cell office:value-type="float" office:value="47.590611" calcext:value-type="float">
            <text:p>47,590611</text:p>
          </table:table-cell>
          <table:table-cell office:value-type="float" office:value="0.250697" calcext:value-type="float">
            <text:p>0,250697</text:p>
          </table:table-cell>
          <table:table-cell office:value-type="float" office:value="32072.1" calcext:value-type="float">
            <text:p>32072,1</text:p>
          </table:table-cell>
          <table:table-cell office:value-type="float" office:value="13.9" calcext:value-type="float">
            <text:p>13,9</text:p>
          </table:table-cell>
          <table:table-cell office:value-type="float" office:value="12.6" calcext:value-type="float">
            <text:p>12,6</text:p>
          </table:table-cell>
          <table:table-cell office:value-type="float" office:value="-27" calcext:value-type="float">
            <text:p>-27</text:p>
          </table:table-cell>
          <table:table-cell office:value-type="float" office:value="11.9" calcext:value-type="float">
            <text:p>11,9</text:p>
          </table:table-cell>
          <table:table-cell office:value-type="float" office:value="8.6" calcext:value-type="float">
            <text:p>8,6</text:p>
          </table:table-cell>
          <table:table-cell office:value-type="float" office:value="1.1" calcext:value-type="float">
            <text:p>1,1</text:p>
          </table:table-cell>
          <table:table-cell office:value-type="float" office:value="60.4" calcext:value-type="float">
            <text:p>60,4</text:p>
          </table:table-cell>
          <table:table-cell office:value-type="float" office:value="11.6" calcext:value-type="float">
            <text:p>11,6</text:p>
          </table:table-cell>
          <table:table-cell office:value-type="float" office:value="-230.2" calcext:value-type="float">
            <text:p>-230,2</text:p>
          </table:table-cell>
          <table:table-cell office:value-type="float" office:value="2278.2" calcext:value-type="float">
            <text:p>2278,2</text:p>
          </table:table-cell>
          <table:table-cell table:number-columns-repeated="16369"/>
        </table:table-row>
        <table:table-row table:style-name="ro1">
          <table:table-cell office:value-type="time" office:time-value="PT12H58M25S" calcext:value-type="time">
            <text:p>12:58:25</text:p>
          </table:table-cell>
          <table:table-cell office:value-type="float" office:value="9" calcext:value-type="float">
            <text:p>9</text:p>
          </table:table-cell>
          <table:table-cell office:value-type="float" office:value="47.589687" calcext:value-type="float">
            <text:p>47,589687</text:p>
          </table:table-cell>
          <table:table-cell office:value-type="float" office:value="0.251763" calcext:value-type="float">
            <text:p>0,251763</text:p>
          </table:table-cell>
          <table:table-cell office:value-type="float" office:value="31739.5" calcext:value-type="float">
            <text:p>31739,5</text:p>
          </table:table-cell>
          <table:table-cell office:value-type="float" office:value="14" calcext:value-type="float">
            <text:p>14</text:p>
          </table:table-cell>
          <table:table-cell office:value-type="float" office:value="12.7" calcext:value-type="float">
            <text:p>12,7</text:p>
          </table:table-cell>
          <table:table-cell office:value-type="float" office:value="-26.5" calcext:value-type="float">
            <text:p>-26,5</text:p>
          </table:table-cell>
          <table:table-cell office:value-type="float" office:value="12.5" calcext:value-type="float">
            <text:p>12,5</text:p>
          </table:table-cell>
          <table:table-cell office:value-type="float" office:value="8.5" calcext:value-type="float">
            <text:p>8,5</text:p>
          </table:table-cell>
          <table:table-cell office:value-type="float" office:value="1.1" calcext:value-type="float">
            <text:p>1,1</text:p>
          </table:table-cell>
          <table:table-cell office:value-type="float" office:value="60.9" calcext:value-type="float">
            <text:p>60,9</text:p>
          </table:table-cell>
          <table:table-cell office:value-type="float" office:value="11.6" calcext:value-type="float">
            <text:p>11,6</text:p>
          </table:table-cell>
          <table:table-cell office:value-type="float" office:value="-230.4" calcext:value-type="float">
            <text:p>-230,4</text:p>
          </table:table-cell>
          <table:table-cell office:value-type="float" office:value="2277.5" calcext:value-type="float">
            <text:p>2277,5</text:p>
          </table:table-cell>
          <table:table-cell table:number-columns-repeated="16369"/>
        </table:table-row>
        <table:table-row table:style-name="ro1">
          <table:table-cell office:value-type="time" office:time-value="PT12H58M45S" calcext:value-type="time">
            <text:p>12:58:45</text:p>
          </table:table-cell>
          <table:table-cell office:value-type="float" office:value="9" calcext:value-type="float">
            <text:p>9</text:p>
          </table:table-cell>
          <table:table-cell office:value-type="float" office:value="47.589954" calcext:value-type="float">
            <text:p>47,589954</text:p>
          </table:table-cell>
          <table:table-cell office:value-type="float" office:value="0.251735" calcext:value-type="float">
            <text:p>0,251735</text:p>
          </table:table-cell>
          <table:table-cell office:value-type="float" office:value="31017.5" calcext:value-type="float">
            <text:p>31017,5</text:p>
          </table:table-cell>
          <table:table-cell office:value-type="float" office:value="14.1" calcext:value-type="float">
            <text:p>14,1</text:p>
          </table:table-cell>
          <table:table-cell office:value-type="float" office:value="12.9" calcext:value-type="float">
            <text:p>12,9</text:p>
          </table:table-cell>
          <table:table-cell office:value-type="float" office:value="-36.2" calcext:value-type="float">
            <text:p>-36,2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1.1" calcext:value-type="float">
            <text:p>1,1</text:p>
          </table:table-cell>
          <table:table-cell office:value-type="float" office:value="60.4" calcext:value-type="float">
            <text:p>60,4</text:p>
          </table:table-cell>
          <table:table-cell office:value-type="float" office:value="11.6" calcext:value-type="float">
            <text:p>11,6</text:p>
          </table:table-cell>
          <table:table-cell office:value-type="float" office:value="-238.7" calcext:value-type="float">
            <text:p>-238,7</text:p>
          </table:table-cell>
          <table:table-cell office:value-type="float" office:value="2276.1" calcext:value-type="float">
            <text:p>2276,1</text:p>
          </table:table-cell>
          <table:table-cell table:number-columns-repeated="16369"/>
        </table:table-row>
        <table:table-row table:style-name="ro1">
          <table:table-cell office:value-type="time" office:time-value="PT12H58M55S" calcext:value-type="time">
            <text:p>12:58:55</text:p>
          </table:table-cell>
          <table:table-cell office:value-type="float" office:value="8" calcext:value-type="float">
            <text:p>8</text:p>
          </table:table-cell>
          <table:table-cell office:value-type="float" office:value="47.589901" calcext:value-type="float">
            <text:p>47,589901</text:p>
          </table:table-cell>
          <table:table-cell office:value-type="float" office:value="0.2511" calcext:value-type="float">
            <text:p>0,2511</text:p>
          </table:table-cell>
          <table:table-cell office:value-type="float" office:value="30620.7" calcext:value-type="float">
            <text:p>30620,7</text:p>
          </table:table-cell>
          <table:table-cell office:value-type="float" office:value="14.2" calcext:value-type="float">
            <text:p>14,2</text:p>
          </table:table-cell>
          <table:table-cell office:value-type="float" office:value="12.9" calcext:value-type="float">
            <text:p>12,9</text:p>
          </table:table-cell>
          <table:table-cell office:value-type="float" office:value="-34.5" calcext:value-type="float">
            <text:p>-34,5</text:p>
          </table:table-cell>
          <table:table-cell office:value-type="float" office:value="14.1" calcext:value-type="float">
            <text:p>14,1</text:p>
          </table:table-cell>
          <table:table-cell office:value-type="float" office:value="8.1" calcext:value-type="float">
            <text:p>8,1</text:p>
          </table:table-cell>
          <table:table-cell office:value-type="float" office:value="1.1" calcext:value-type="float">
            <text:p>1,1</text:p>
          </table:table-cell>
          <table:table-cell office:value-type="float" office:value="60.1" calcext:value-type="float">
            <text:p>60,1</text:p>
          </table:table-cell>
          <table:table-cell office:value-type="float" office:value="11.6" calcext:value-type="float">
            <text:p>11,6</text:p>
          </table:table-cell>
          <table:table-cell office:value-type="float" office:value="-232.1" calcext:value-type="float">
            <text:p>-232,1</text:p>
          </table:table-cell>
          <table:table-cell office:value-type="float" office:value="2275.4" calcext:value-type="float">
            <text:p>2275,4</text:p>
          </table:table-cell>
          <table:table-cell table:number-columns-repeated="16369"/>
        </table:table-row>
        <table:table-row table:style-name="ro1">
          <table:table-cell office:value-type="time" office:time-value="PT12H59M05S" calcext:value-type="time">
            <text:p>12:59:05</text:p>
          </table:table-cell>
          <table:table-cell office:value-type="float" office:value="9" calcext:value-type="float">
            <text:p>9</text:p>
          </table:table-cell>
          <table:table-cell office:value-type="float" office:value="47.590118" calcext:value-type="float">
            <text:p>47,590118</text:p>
          </table:table-cell>
          <table:table-cell office:value-type="float" office:value="0.250362" calcext:value-type="float">
            <text:p>0,250362</text:p>
          </table:table-cell>
          <table:table-cell office:value-type="float" office:value="30234.7" calcext:value-type="float">
            <text:p>30234,7</text:p>
          </table:table-cell>
          <table:table-cell office:value-type="float" office:value="14.2" calcext:value-type="float">
            <text:p>14,2</text:p>
          </table:table-cell>
          <table:table-cell office:value-type="float" office:value="13" calcext:value-type="float">
            <text:p>13</text:p>
          </table:table-cell>
          <table:table-cell office:value-type="float" office:value="-33" calcext:value-type="float">
            <text:p>-33</text:p>
          </table:table-cell>
          <table:table-cell office:value-type="float" office:value="14.7" calcext:value-type="float">
            <text:p>14,7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,1</text:p>
          </table:table-cell>
          <table:table-cell office:value-type="float" office:value="60" calcext:value-type="float">
            <text:p>60</text:p>
          </table:table-cell>
          <table:table-cell office:value-type="float" office:value="11.6" calcext:value-type="float">
            <text:p>11,6</text:p>
          </table:table-cell>
          <table:table-cell office:value-type="float" office:value="-233.6" calcext:value-type="float">
            <text:p>-233,6</text:p>
          </table:table-cell>
          <table:table-cell office:value-type="float" office:value="2274.7" calcext:value-type="float">
            <text:p>2274,7</text:p>
          </table:table-cell>
          <table:table-cell table:number-columns-repeated="16369"/>
        </table:table-row>
        <table:table-row table:style-name="ro1">
          <table:table-cell office:value-type="time" office:time-value="PT12H59M15S" calcext:value-type="time">
            <text:p>12:59:15</text:p>
          </table:table-cell>
          <table:table-cell office:value-type="float" office:value="9" calcext:value-type="float">
            <text:p>9</text:p>
          </table:table-cell>
          <table:table-cell office:value-type="float" office:value="47.590458" calcext:value-type="float">
            <text:p>47,590458</text:p>
          </table:table-cell>
          <table:table-cell office:value-type="float" office:value="0.249167" calcext:value-type="float">
            <text:p>0,249167</text:p>
          </table:table-cell>
          <table:table-cell office:value-type="float" office:value="29869" calcext:value-type="float">
            <text:p>29869</text:p>
          </table:table-cell>
          <table:table-cell office:value-type="float" office:value="14.4" calcext:value-type="float">
            <text:p>14,4</text:p>
          </table:table-cell>
          <table:table-cell office:value-type="float" office:value="13.1" calcext:value-type="float">
            <text:p>13,1</text:p>
          </table:table-cell>
          <table:table-cell office:value-type="float" office:value="-31" calcext:value-type="float">
            <text:p>-31</text:p>
          </table:table-cell>
          <table:table-cell office:value-type="float" office:value="15.4" calcext:value-type="float">
            <text:p>15,4</text:p>
          </table:table-cell>
          <table:table-cell office:value-type="float" office:value="7.8" calcext:value-type="float">
            <text:p>7,8</text:p>
          </table:table-cell>
          <table:table-cell office:value-type="float" office:value="1.1" calcext:value-type="float">
            <text:p>1,1</text:p>
          </table:table-cell>
          <table:table-cell office:value-type="float" office:value="59.5" calcext:value-type="float">
            <text:p>59,5</text:p>
          </table:table-cell>
          <table:table-cell office:value-type="float" office:value="11.6" calcext:value-type="float">
            <text:p>11,6</text:p>
          </table:table-cell>
          <table:table-cell office:value-type="float" office:value="-231.2" calcext:value-type="float">
            <text:p>-231,2</text:p>
          </table:table-cell>
          <table:table-cell office:value-type="float" office:value="2274.1" calcext:value-type="float">
            <text:p>2274,1</text:p>
          </table:table-cell>
          <table:table-cell table:number-columns-repeated="16369"/>
        </table:table-row>
        <table:table-row table:style-name="ro1">
          <table:table-cell office:value-type="time" office:time-value="PT12H59M25S" calcext:value-type="time">
            <text:p>12:59:25</text:p>
          </table:table-cell>
          <table:table-cell office:value-type="float" office:value="9" calcext:value-type="float">
            <text:p>9</text:p>
          </table:table-cell>
          <table:table-cell office:value-type="float" office:value="47.59087" calcext:value-type="float">
            <text:p>47,59087</text:p>
          </table:table-cell>
          <table:table-cell office:value-type="float" office:value="0.24745" calcext:value-type="float">
            <text:p>0,24745</text:p>
          </table:table-cell>
          <table:table-cell office:value-type="float" office:value="29551.9" calcext:value-type="float">
            <text:p>29551,9</text:p>
          </table:table-cell>
          <table:table-cell office:value-type="float" office:value="14.4" calcext:value-type="float">
            <text:p>14,4</text:p>
          </table:table-cell>
          <table:table-cell office:value-type="float" office:value="13.2" calcext:value-type="float">
            <text:p>13,2</text:p>
          </table:table-cell>
          <table:table-cell office:value-type="float" office:value="-39.5" calcext:value-type="float">
            <text:p>-39,5</text:p>
          </table:table-cell>
          <table:table-cell office:value-type="float" office:value="16.1" calcext:value-type="float">
            <text:p>16,1</text:p>
          </table:table-cell>
          <table:table-cell office:value-type="float" office:value="7.7" calcext:value-type="float">
            <text:p>7,7</text:p>
          </table:table-cell>
          <table:table-cell office:value-type="float" office:value="1.1" calcext:value-type="float">
            <text:p>1,1</text:p>
          </table:table-cell>
          <table:table-cell office:value-type="float" office:value="59.5" calcext:value-type="float">
            <text:p>59,5</text:p>
          </table:table-cell>
          <table:table-cell office:value-type="float" office:value="11.6" calcext:value-type="float">
            <text:p>11,6</text:p>
          </table:table-cell>
          <table:table-cell office:value-type="float" office:value="-231.3" calcext:value-type="float">
            <text:p>-231,3</text:p>
          </table:table-cell>
          <table:table-cell office:value-type="float" office:value="2273.4" calcext:value-type="float">
            <text:p>2273,4</text:p>
          </table:table-cell>
          <table:table-cell table:number-columns-repeated="16369"/>
        </table:table-row>
        <table:table-row table:style-name="ro1">
          <table:table-cell office:value-type="time" office:time-value="PT12H59M45S" calcext:value-type="time">
            <text:p>12:59:45</text:p>
          </table:table-cell>
          <table:table-cell office:value-type="float" office:value="9" calcext:value-type="float">
            <text:p>9</text:p>
          </table:table-cell>
          <table:table-cell office:value-type="float" office:value="47.591877" calcext:value-type="float">
            <text:p>47,591877</text:p>
          </table:table-cell>
          <table:table-cell office:value-type="float" office:value="0.24476" calcext:value-type="float">
            <text:p>0,24476</text:p>
          </table:table-cell>
          <table:table-cell office:value-type="float" office:value="28863.6" calcext:value-type="float">
            <text:p>28863,6</text:p>
          </table:table-cell>
          <table:table-cell office:value-type="float" office:value="14.6" calcext:value-type="float">
            <text:p>14,6</text:p>
          </table:table-cell>
          <table:table-cell office:value-type="float" office:value="13.4" calcext:value-type="float">
            <text:p>13,4</text:p>
          </table:table-cell>
          <table:table-cell office:value-type="float" office:value="-36.8" calcext:value-type="float">
            <text:p>-36,8</text:p>
          </table:table-cell>
          <table:table-cell office:value-type="float" office:value="17.4" calcext:value-type="float">
            <text:p>17,4</text:p>
          </table:table-cell>
          <table:table-cell office:value-type="float" office:value="7.6" calcext:value-type="float">
            <text:p>7,6</text:p>
          </table:table-cell>
          <table:table-cell office:value-type="float" office:value="1.1" calcext:value-type="float">
            <text:p>1,1</text:p>
          </table:table-cell>
          <table:table-cell office:value-type="float" office:value="59.2" calcext:value-type="float">
            <text:p>59,2</text:p>
          </table:table-cell>
          <table:table-cell office:value-type="float" office:value="11.6" calcext:value-type="float">
            <text:p>11,6</text:p>
          </table:table-cell>
          <table:table-cell office:value-type="float" office:value="-237" calcext:value-type="float">
            <text:p>-237</text:p>
          </table:table-cell>
          <table:table-cell office:value-type="float" office:value="2272" calcext:value-type="float">
            <text:p>2272</text:p>
          </table:table-cell>
          <table:table-cell table:number-columns-repeated="16369"/>
        </table:table-row>
        <table:table-row table:style-name="ro1">
          <table:table-cell office:value-type="time" office:time-value="PT12H59M55S" calcext:value-type="time">
            <text:p>12:59:55</text:p>
          </table:table-cell>
          <table:table-cell office:value-type="float" office:value="9" calcext:value-type="float">
            <text:p>9</text:p>
          </table:table-cell>
          <table:table-cell office:value-type="float" office:value="47.591061" calcext:value-type="float">
            <text:p>47,591061</text:p>
          </table:table-cell>
          <table:table-cell office:value-type="float" office:value="0.242208" calcext:value-type="float">
            <text:p>0,242208</text:p>
          </table:table-cell>
          <table:table-cell office:value-type="float" office:value="28593.2" calcext:value-type="float">
            <text:p>28593,2</text:p>
          </table:table-cell>
          <table:table-cell office:value-type="float" office:value="14.6" calcext:value-type="float">
            <text:p>14,6</text:p>
          </table:table-cell>
          <table:table-cell office:value-type="float" office:value="13.4" calcext:value-type="float">
            <text:p>13,4</text:p>
          </table:table-cell>
          <table:table-cell office:value-type="float" office:value="-35.8" calcext:value-type="float">
            <text:p>-35,8</text:p>
          </table:table-cell>
          <table:table-cell office:value-type="float" office:value="18.1" calcext:value-type="float">
            <text:p>18,1</text:p>
          </table:table-cell>
          <table:table-cell office:value-type="float" office:value="7.4" calcext:value-type="float">
            <text:p>7,4</text:p>
          </table:table-cell>
          <table:table-cell office:value-type="float" office:value="1.1" calcext:value-type="float">
            <text:p>1,1</text:p>
          </table:table-cell>
          <table:table-cell office:value-type="float" office:value="59" calcext:value-type="float">
            <text:p>59</text:p>
          </table:table-cell>
          <table:table-cell office:value-type="float" office:value="11.6" calcext:value-type="float">
            <text:p>11,6</text:p>
          </table:table-cell>
          <table:table-cell office:value-type="float" office:value="-238.2" calcext:value-type="float">
            <text:p>-238,2</text:p>
          </table:table-cell>
          <table:table-cell office:value-type="float" office:value="2271.3" calcext:value-type="float">
            <text:p>2271,3</text:p>
          </table:table-cell>
          <table:table-cell table:number-columns-repeated="16369"/>
        </table:table-row>
        <table:table-row table:style-name="ro1">
          <table:table-cell office:value-type="time" office:time-value="PT13H02M05S" calcext:value-type="time">
            <text:p>13:02:05</text:p>
          </table:table-cell>
          <table:table-cell office:value-type="float" office:value="9" calcext:value-type="float">
            <text:p>9</text:p>
          </table:table-cell>
          <table:table-cell office:value-type="float" office:value="47.587875" calcext:value-type="float">
            <text:p>47,587875</text:p>
          </table:table-cell>
          <table:table-cell office:value-type="float" office:value="0.23348" calcext:value-type="float">
            <text:p>0,23348</text:p>
          </table:table-cell>
          <table:table-cell office:value-type="float" office:value="25419.2" calcext:value-type="float">
            <text:p>25419,2</text:p>
          </table:table-cell>
          <table:table-cell office:value-type="float" office:value="15.4" calcext:value-type="float">
            <text:p>15,4</text:p>
          </table:table-cell>
          <table:table-cell office:value-type="float" office:value="13.9" calcext:value-type="float">
            <text:p>13,9</text:p>
          </table:table-cell>
          <table:table-cell office:value-type="float" office:value="-49.2" calcext:value-type="float">
            <text:p>-49,2</text:p>
          </table:table-cell>
          <table:table-cell office:value-type="float" office:value="27.4" calcext:value-type="float">
            <text:p>27,4</text:p>
          </table:table-cell>
          <table:table-cell office:value-type="float" office:value="6.6" calcext:value-type="float">
            <text:p>6,6</text:p>
          </table:table-cell>
          <table:table-cell office:value-type="float" office:value="1.1" calcext:value-type="float">
            <text:p>1,1</text:p>
          </table:table-cell>
          <table:table-cell office:value-type="float" office:value="59.3" calcext:value-type="float">
            <text:p>59,3</text:p>
          </table:table-cell>
          <table:table-cell office:value-type="float" office:value="11.5" calcext:value-type="float">
            <text:p>11,5</text:p>
          </table:table-cell>
          <table:table-cell office:value-type="float" office:value="-237" calcext:value-type="float">
            <text:p>-237</text:p>
          </table:table-cell>
          <table:table-cell office:value-type="float" office:value="2258.9" calcext:value-type="float">
            <text:p>2258,9</text:p>
          </table:table-cell>
          <table:table-cell table:number-columns-repeated="16369"/>
        </table:table-row>
        <table:table-row table:style-name="ro1">
          <table:table-cell office:value-type="time" office:time-value="PT13H02M15S" calcext:value-type="time">
            <text:p>13:02:15</text:p>
          </table:table-cell>
          <table:table-cell office:value-type="float" office:value="9" calcext:value-type="float">
            <text:p>9</text:p>
          </table:table-cell>
          <table:table-cell office:value-type="float" office:value="47.587696" calcext:value-type="float">
            <text:p>47,587696</text:p>
          </table:table-cell>
          <table:table-cell office:value-type="float" office:value="0.232247" calcext:value-type="float">
            <text:p>0,232247</text:p>
          </table:table-cell>
          <table:table-cell office:value-type="float" office:value="25173.5" calcext:value-type="float">
            <text:p>25173,5</text:p>
          </table:table-cell>
          <table:table-cell office:value-type="float" office:value="15.4" calcext:value-type="float">
            <text:p>15,4</text:p>
          </table:table-cell>
          <table:table-cell office:value-type="float" office:value="14" calcext:value-type="float">
            <text:p>14</text:p>
          </table:table-cell>
          <table:table-cell office:value-type="float" office:value="-50.8" calcext:value-type="float">
            <text:p>-50,8</text:p>
          </table:table-cell>
          <table:table-cell office:value-type="float" office:value="28.4" calcext:value-type="float">
            <text:p>28,4</text:p>
          </table:table-cell>
          <table:table-cell office:value-type="float" office:value="6.5" calcext:value-type="float">
            <text:p>6,5</text:p>
          </table:table-cell>
          <table:table-cell office:value-type="float" office:value="1.1" calcext:value-type="float">
            <text:p>1,1</text:p>
          </table:table-cell>
          <table:table-cell office:value-type="float" office:value="58.8" calcext:value-type="float">
            <text:p>58,8</text:p>
          </table:table-cell>
          <table:table-cell office:value-type="float" office:value="11.5" calcext:value-type="float">
            <text:p>11,5</text:p>
          </table:table-cell>
          <table:table-cell office:value-type="float" office:value="-231.3" calcext:value-type="float">
            <text:p>-231,3</text:p>
          </table:table-cell>
          <table:table-cell office:value-type="float" office:value="2258.2" calcext:value-type="float">
            <text:p>2258,2</text:p>
          </table:table-cell>
          <table:table-cell table:number-columns-repeated="16369"/>
        </table:table-row>
        <table:table-row table:style-name="ro1">
          <table:table-cell office:value-type="time" office:time-value="PT13H02M25S" calcext:value-type="time">
            <text:p>13:02:25</text:p>
          </table:table-cell>
          <table:table-cell office:value-type="float" office:value="9" calcext:value-type="float">
            <text:p>9</text:p>
          </table:table-cell>
          <table:table-cell office:value-type="float" office:value="47.58754" calcext:value-type="float">
            <text:p>47,58754</text:p>
          </table:table-cell>
          <table:table-cell office:value-type="float" office:value="0.231492" calcext:value-type="float">
            <text:p>0,231492</text:p>
          </table:table-cell>
          <table:table-cell office:value-type="float" office:value="24932" calcext:value-type="float">
            <text:p>24932</text:p>
          </table:table-cell>
          <table:table-cell office:value-type="float" office:value="15.5" calcext:value-type="float">
            <text:p>15,5</text:p>
          </table:table-cell>
          <table:table-cell office:value-type="float" office:value="14" calcext:value-type="float">
            <text:p>14</text:p>
          </table:table-cell>
          <table:table-cell office:value-type="float" office:value="-46" calcext:value-type="float">
            <text:p>-46</text:p>
          </table:table-cell>
          <table:table-cell office:value-type="float" office:value="29.4" calcext:value-type="float">
            <text:p>29,4</text:p>
          </table:table-cell>
          <table:table-cell office:value-type="float" office:value="6.4" calcext:value-type="float">
            <text:p>6,4</text:p>
          </table:table-cell>
          <table:table-cell office:value-type="float" office:value="1.1" calcext:value-type="float">
            <text:p>1,1</text:p>
          </table:table-cell>
          <table:table-cell office:value-type="float" office:value="59" calcext:value-type="float">
            <text:p>59</text:p>
          </table:table-cell>
          <table:table-cell office:value-type="float" office:value="11.5" calcext:value-type="float">
            <text:p>11,5</text:p>
          </table:table-cell>
          <table:table-cell office:value-type="float" office:value="-235.2" calcext:value-type="float">
            <text:p>-235,2</text:p>
          </table:table-cell>
          <table:table-cell office:value-type="float" office:value="2257.5" calcext:value-type="float">
            <text:p>2257,5</text:p>
          </table:table-cell>
          <table:table-cell table:number-columns-repeated="16369"/>
        </table:table-row>
        <table:table-row table:style-name="ro1">
          <table:table-cell office:value-type="time" office:time-value="PT13H02M45S" calcext:value-type="time">
            <text:p>13:02:45</text:p>
          </table:table-cell>
          <table:table-cell office:value-type="float" office:value="9" calcext:value-type="float">
            <text:p>9</text:p>
          </table:table-cell>
          <table:table-cell office:value-type="float" office:value="47.587414" calcext:value-type="float">
            <text:p>47,587414</text:p>
          </table:table-cell>
          <table:table-cell office:value-type="float" office:value="0.230688" calcext:value-type="float">
            <text:p>0,230688</text:p>
          </table:table-cell>
          <table:table-cell office:value-type="float" office:value="24440.3" calcext:value-type="float">
            <text:p>24440,3</text:p>
          </table:table-cell>
          <table:table-cell office:value-type="float" office:value="15.5" calcext:value-type="float">
            <text:p>15,5</text:p>
          </table:table-cell>
          <table:table-cell office:value-type="float" office:value="14" calcext:value-type="float">
            <text:p>14</text:p>
          </table:table-cell>
          <table:table-cell office:value-type="float" office:value="-46.8" calcext:value-type="float">
            <text:p>-46,8</text:p>
          </table:table-cell>
          <table:table-cell office:value-type="float" office:value="31.4" calcext:value-type="float">
            <text:p>31,4</text:p>
          </table:table-cell>
          <table:table-cell office:value-type="float" office:value="6.3" calcext:value-type="float">
            <text:p>6,3</text:p>
          </table:table-cell>
          <table:table-cell office:value-type="float" office:value="1.1" calcext:value-type="float">
            <text:p>1,1</text:p>
          </table:table-cell>
          <table:table-cell office:value-type="float" office:value="58.4" calcext:value-type="float">
            <text:p>58,4</text:p>
          </table:table-cell>
          <table:table-cell office:value-type="float" office:value="11.5" calcext:value-type="float">
            <text:p>11,5</text:p>
          </table:table-cell>
          <table:table-cell office:value-type="float" office:value="-247.8" calcext:value-type="float">
            <text:p>-247,8</text:p>
          </table:table-cell>
          <table:table-cell office:value-type="float" office:value="2256.2" calcext:value-type="float">
            <text:p>2256,2</text:p>
          </table:table-cell>
          <table:table-cell table:number-columns-repeated="16369"/>
        </table:table-row>
        <table:table-row table:style-name="ro1">
          <table:table-cell office:value-type="time" office:time-value="PT13H02M55S" calcext:value-type="time">
            <text:p>13:02:55</text:p>
          </table:table-cell>
          <table:table-cell office:value-type="float" office:value="9" calcext:value-type="float">
            <text:p>9</text:p>
          </table:table-cell>
          <table:table-cell office:value-type="float" office:value="47.587433" calcext:value-type="float">
            <text:p>47,587433</text:p>
          </table:table-cell>
          <table:table-cell office:value-type="float" office:value="0.230613" calcext:value-type="float">
            <text:p>0,230613</text:p>
          </table:table-cell>
          <table:table-cell office:value-type="float" office:value="24224.4" calcext:value-type="float">
            <text:p>24224,4</text:p>
          </table:table-cell>
          <table:table-cell office:value-type="float" office:value="15.5" calcext:value-type="float">
            <text:p>15,5</text:p>
          </table:table-cell>
          <table:table-cell office:value-type="float" office:value="14" calcext:value-type="float">
            <text:p>14</text:p>
          </table:table-cell>
          <table:table-cell office:value-type="float" office:value="-49" calcext:value-type="float">
            <text:p>-49</text:p>
          </table:table-cell>
          <table:table-cell office:value-type="float" office:value="32.4" calcext:value-type="float">
            <text:p>32,4</text:p>
          </table:table-cell>
          <table:table-cell office:value-type="float" office:value="6.2" calcext:value-type="float">
            <text:p>6,2</text:p>
          </table:table-cell>
          <table:table-cell office:value-type="float" office:value="1.1" calcext:value-type="float">
            <text:p>1,1</text:p>
          </table:table-cell>
          <table:table-cell office:value-type="float" office:value="58.8" calcext:value-type="float">
            <text:p>58,8</text:p>
          </table:table-cell>
          <table:table-cell office:value-type="float" office:value="11.5" calcext:value-type="float">
            <text:p>11,5</text:p>
          </table:table-cell>
          <table:table-cell office:value-type="float" office:value="-231.5" calcext:value-type="float">
            <text:p>-231,5</text:p>
          </table:table-cell>
          <table:table-cell office:value-type="float" office:value="2255.5" calcext:value-type="float">
            <text:p>2255,5</text:p>
          </table:table-cell>
          <table:table-cell table:number-columns-repeated="16369"/>
        </table:table-row>
        <table:table-row table:style-name="ro1">
          <table:table-cell office:value-type="time" office:time-value="PT13H03M05S" calcext:value-type="time">
            <text:p>13:03:05</text:p>
          </table:table-cell>
          <table:table-cell office:value-type="float" office:value="9" calcext:value-type="float">
            <text:p>9</text:p>
          </table:table-cell>
          <table:table-cell office:value-type="float" office:value="47.587723" calcext:value-type="float">
            <text:p>47,587723</text:p>
          </table:table-cell>
          <table:table-cell office:value-type="float" office:value="0.230055" calcext:value-type="float">
            <text:p>0,230055</text:p>
          </table:table-cell>
          <table:table-cell office:value-type="float" office:value="24000.6" calcext:value-type="float">
            <text:p>24000,6</text:p>
          </table:table-cell>
          <table:table-cell office:value-type="float" office:value="15.5" calcext:value-type="float">
            <text:p>15,5</text:p>
          </table:table-cell>
          <table:table-cell office:value-type="float" office:value="14" calcext:value-type="float">
            <text:p>14</text:p>
          </table:table-cell>
          <table:table-cell office:value-type="float" office:value="-47.5" calcext:value-type="float">
            <text:p>-47,5</text:p>
          </table:table-cell>
          <table:table-cell office:value-type="float" office:value="33.5" calcext:value-type="float">
            <text:p>33,5</text:p>
          </table:table-cell>
          <table:table-cell office:value-type="float" office:value="6.1" calcext:value-type="float">
            <text:p>6,1</text:p>
          </table:table-cell>
          <table:table-cell office:value-type="float" office:value="1.1" calcext:value-type="float">
            <text:p>1,1</text:p>
          </table:table-cell>
          <table:table-cell office:value-type="float" office:value="58.8" calcext:value-type="float">
            <text:p>58,8</text:p>
          </table:table-cell>
          <table:table-cell office:value-type="float" office:value="11.5" calcext:value-type="float">
            <text:p>11,5</text:p>
          </table:table-cell>
          <table:table-cell office:value-type="float" office:value="-232.1" calcext:value-type="float">
            <text:p>-232,1</text:p>
          </table:table-cell>
          <table:table-cell office:value-type="float" office:value="2254.9" calcext:value-type="float">
            <text:p>2254,9</text:p>
          </table:table-cell>
          <table:table-cell table:number-columns-repeated="16369"/>
        </table:table-row>
        <table:table-row table:style-name="ro1">
          <table:table-cell office:value-type="time" office:time-value="PT13H03M15S" calcext:value-type="time">
            <text:p>13:03:15</text:p>
          </table:table-cell>
          <table:table-cell office:value-type="float" office:value="9" calcext:value-type="float">
            <text:p>9</text:p>
          </table:table-cell>
          <table:table-cell office:value-type="float" office:value="47.587776" calcext:value-type="float">
            <text:p>47,587776</text:p>
          </table:table-cell>
          <table:table-cell office:value-type="float" office:value="0.229265" calcext:value-type="float">
            <text:p>0,229265</text:p>
          </table:table-cell>
          <table:table-cell office:value-type="float" office:value="23773.9" calcext:value-type="float">
            <text:p>23773,9</text:p>
          </table:table-cell>
          <table:table-cell office:value-type="float" office:value="15.6" calcext:value-type="float">
            <text:p>15,6</text:p>
          </table:table-cell>
          <table:table-cell office:value-type="float" office:value="14" calcext:value-type="float">
            <text:p>14</text:p>
          </table:table-cell>
          <table:table-cell office:value-type="float" office:value="-46.2" calcext:value-type="float">
            <text:p>-46,2</text:p>
          </table:table-cell>
          <table:table-cell office:value-type="float" office:value="34.5" calcext:value-type="float">
            <text:p>34,5</text:p>
          </table:table-cell>
          <table:table-cell office:value-type="float" office:value="6.1" calcext:value-type="float">
            <text:p>6,1</text:p>
          </table:table-cell>
          <table:table-cell office:value-type="float" office:value="1.1" calcext:value-type="float">
            <text:p>1,1</text:p>
          </table:table-cell>
          <table:table-cell office:value-type="float" office:value="58.8" calcext:value-type="float">
            <text:p>58,8</text:p>
          </table:table-cell>
          <table:table-cell office:value-type="float" office:value="11.5" calcext:value-type="float">
            <text:p>11,5</text:p>
          </table:table-cell>
          <table:table-cell office:value-type="float" office:value="-228.6" calcext:value-type="float">
            <text:p>-228,6</text:p>
          </table:table-cell>
          <table:table-cell office:value-type="float" office:value="2254.2" calcext:value-type="float">
            <text:p>2254,2</text:p>
          </table:table-cell>
          <table:table-cell table:number-columns-repeated="16369"/>
        </table:table-row>
        <table:table-row table:style-name="ro1">
          <table:table-cell office:value-type="time" office:time-value="PT13H03M25S" calcext:value-type="time">
            <text:p>13:03:25</text:p>
          </table:table-cell>
          <table:table-cell office:value-type="float" office:value="8" calcext:value-type="float">
            <text:p>8</text:p>
          </table:table-cell>
          <table:table-cell office:value-type="float" office:value="47.587883" calcext:value-type="float">
            <text:p>47,587883</text:p>
          </table:table-cell>
          <table:table-cell office:value-type="float" office:value="0.229085" calcext:value-type="float">
            <text:p>0,229085</text:p>
          </table:table-cell>
          <table:table-cell office:value-type="float" office:value="23551.7" calcext:value-type="float">
            <text:p>23551,7</text:p>
          </table:table-cell>
          <table:table-cell office:value-type="float" office:value="15.6" calcext:value-type="float">
            <text:p>15,6</text:p>
          </table:table-cell>
          <table:table-cell office:value-type="float" office:value="13.9" calcext:value-type="float">
            <text:p>13,9</text:p>
          </table:table-cell>
          <table:table-cell office:value-type="float" office:value="-49.8" calcext:value-type="float">
            <text:p>-49,8</text:p>
          </table:table-cell>
          <table:table-cell office:value-type="float" office:value="35.7" calcext:value-type="float">
            <text:p>35,7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58.3" calcext:value-type="float">
            <text:p>58,3</text:p>
          </table:table-cell>
          <table:table-cell office:value-type="float" office:value="11.5" calcext:value-type="float">
            <text:p>11,5</text:p>
          </table:table-cell>
          <table:table-cell office:value-type="float" office:value="-249.4" calcext:value-type="float">
            <text:p>-249,4</text:p>
          </table:table-cell>
          <table:table-cell office:value-type="float" office:value="2253.6" calcext:value-type="float">
            <text:p>2253,6</text:p>
          </table:table-cell>
          <table:table-cell table:number-columns-repeated="16369"/>
        </table:table-row>
        <table:table-row table:style-name="ro1">
          <table:table-cell office:value-type="time" office:time-value="PT13H03M45S" calcext:value-type="time">
            <text:p>13:03:45</text:p>
          </table:table-cell>
          <table:table-cell office:value-type="float" office:value="8" calcext:value-type="float">
            <text:p>8</text:p>
          </table:table-cell>
          <table:table-cell office:value-type="float" office:value="47.588646" calcext:value-type="float">
            <text:p>47,588646</text:p>
          </table:table-cell>
          <table:table-cell office:value-type="float" office:value="0.22787" calcext:value-type="float">
            <text:p>0,22787</text:p>
          </table:table-cell>
          <table:table-cell office:value-type="float" office:value="23116.6" calcext:value-type="float">
            <text:p>23116,6</text:p>
          </table:table-cell>
          <table:table-cell office:value-type="float" office:value="15.6" calcext:value-type="float">
            <text:p>15,6</text:p>
          </table:table-cell>
          <table:table-cell office:value-type="float" office:value="13.9" calcext:value-type="float">
            <text:p>13,9</text:p>
          </table:table-cell>
          <table:table-cell office:value-type="float" office:value="-49.5" calcext:value-type="float">
            <text:p>-49,5</text:p>
          </table:table-cell>
          <table:table-cell office:value-type="float" office:value="37.8" calcext:value-type="float">
            <text:p>37,8</text:p>
          </table:table-cell>
          <table:table-cell office:value-type="float" office:value="5.8" calcext:value-type="float">
            <text:p>5,8</text:p>
          </table:table-cell>
          <table:table-cell office:value-type="float" office:value="1.1" calcext:value-type="float">
            <text:p>1,1</text:p>
          </table:table-cell>
          <table:table-cell office:value-type="float" office:value="58.7" calcext:value-type="float">
            <text:p>58,7</text:p>
          </table:table-cell>
          <table:table-cell office:value-type="float" office:value="11.5" calcext:value-type="float">
            <text:p>11,5</text:p>
          </table:table-cell>
          <table:table-cell office:value-type="float" office:value="-244.9" calcext:value-type="float">
            <text:p>-244,9</text:p>
          </table:table-cell>
          <table:table-cell office:value-type="float" office:value="2252.1" calcext:value-type="float">
            <text:p>2252,1</text:p>
          </table:table-cell>
          <table:table-cell table:number-columns-repeated="16369"/>
        </table:table-row>
        <table:table-row table:style-name="ro1">
          <table:table-cell office:value-type="time" office:time-value="PT13H03M55S" calcext:value-type="time">
            <text:p>13:03:55</text:p>
          </table:table-cell>
          <table:table-cell office:value-type="float" office:value="9" calcext:value-type="float">
            <text:p>9</text:p>
          </table:table-cell>
          <table:table-cell office:value-type="float" office:value="47.588993" calcext:value-type="float">
            <text:p>47,588993</text:p>
          </table:table-cell>
          <table:table-cell office:value-type="float" office:value="0.22667" calcext:value-type="float">
            <text:p>0,22667</text:p>
          </table:table-cell>
          <table:table-cell office:value-type="float" office:value="22907.6" calcext:value-type="float">
            <text:p>22907,6</text:p>
          </table:table-cell>
          <table:table-cell office:value-type="float" office:value="15.6" calcext:value-type="float">
            <text:p>15,6</text:p>
          </table:table-cell>
          <table:table-cell office:value-type="float" office:value="13.9" calcext:value-type="float">
            <text:p>13,9</text:p>
          </table:table-cell>
          <table:table-cell office:value-type="float" office:value="-49.8" calcext:value-type="float">
            <text:p>-49,8</text:p>
          </table:table-cell>
          <table:table-cell office:value-type="float" office:value="39.1" calcext:value-type="float">
            <text:p>39,1</text:p>
          </table:table-cell>
          <table:table-cell office:value-type="float" office:value="5.8" calcext:value-type="float">
            <text:p>5,8</text:p>
          </table:table-cell>
          <table:table-cell office:value-type="float" office:value="1.1" calcext:value-type="float">
            <text:p>1,1</text:p>
          </table:table-cell>
          <table:table-cell office:value-type="float" office:value="59" calcext:value-type="float">
            <text:p>59</text:p>
          </table:table-cell>
          <table:table-cell office:value-type="float" office:value="11.5" calcext:value-type="float">
            <text:p>11,5</text:p>
          </table:table-cell>
          <table:table-cell office:value-type="float" office:value="-232.4" calcext:value-type="float">
            <text:p>-232,4</text:p>
          </table:table-cell>
          <table:table-cell office:value-type="float" office:value="2251.5" calcext:value-type="float">
            <text:p>2251,5</text:p>
          </table:table-cell>
          <table:table-cell table:number-columns-repeated="16369"/>
        </table:table-row>
        <table:table-row table:style-name="ro1">
          <table:table-cell office:value-type="time" office:time-value="PT13H04M05S" calcext:value-type="time">
            <text:p>13:04:05</text:p>
          </table:table-cell>
          <table:table-cell office:value-type="float" office:value="9" calcext:value-type="float">
            <text:p>9</text:p>
          </table:table-cell>
          <table:table-cell office:value-type="float" office:value="47.588837" calcext:value-type="float">
            <text:p>47,588837</text:p>
          </table:table-cell>
          <table:table-cell office:value-type="float" office:value="0.225545" calcext:value-type="float">
            <text:p>0,225545</text:p>
          </table:table-cell>
          <table:table-cell office:value-type="float" office:value="22700.3" calcext:value-type="float">
            <text:p>22700,3</text:p>
          </table:table-cell>
          <table:table-cell office:value-type="float" office:value="15.6" calcext:value-type="float">
            <text:p>15,6</text:p>
          </table:table-cell>
          <table:table-cell office:value-type="float" office:value="13.9" calcext:value-type="float">
            <text:p>13,9</text:p>
          </table:table-cell>
          <table:table-cell office:value-type="float" office:value="-48.5" calcext:value-type="float">
            <text:p>-48,5</text:p>
          </table:table-cell>
          <table:table-cell office:value-type="float" office:value="40.3" calcext:value-type="float">
            <text:p>40,3</text:p>
          </table:table-cell>
          <table:table-cell office:value-type="float" office:value="5.7" calcext:value-type="float">
            <text:p>5,7</text:p>
          </table:table-cell>
          <table:table-cell office:value-type="float" office:value="1.1" calcext:value-type="float">
            <text:p>1,1</text:p>
          </table:table-cell>
          <table:table-cell office:value-type="float" office:value="59.2" calcext:value-type="float">
            <text:p>59,2</text:p>
          </table:table-cell>
          <table:table-cell office:value-type="float" office:value="11.5" calcext:value-type="float">
            <text:p>11,5</text:p>
          </table:table-cell>
          <table:table-cell office:value-type="float" office:value="-235.5" calcext:value-type="float">
            <text:p>-235,5</text:p>
          </table:table-cell>
          <table:table-cell office:value-type="float" office:value="2250.7" calcext:value-type="float">
            <text:p>2250,7</text:p>
          </table:table-cell>
          <table:table-cell table:number-columns-repeated="16369"/>
        </table:table-row>
        <table:table-row table:style-name="ro1">
          <table:table-cell office:value-type="time" office:time-value="PT13H04M15S" calcext:value-type="time">
            <text:p>13:04:15</text:p>
          </table:table-cell>
          <table:table-cell office:value-type="float" office:value="9" calcext:value-type="float">
            <text:p>9</text:p>
          </table:table-cell>
          <table:table-cell office:value-type="float" office:value="47.588581" calcext:value-type="float">
            <text:p>47,588581</text:p>
          </table:table-cell>
          <table:table-cell office:value-type="float" office:value="0.224827" calcext:value-type="float">
            <text:p>0,224827</text:p>
          </table:table-cell>
          <table:table-cell office:value-type="float" office:value="22498" calcext:value-type="float">
            <text:p>22498</text:p>
          </table:table-cell>
          <table:table-cell office:value-type="float" office:value="15.6" calcext:value-type="float">
            <text:p>15,6</text:p>
          </table:table-cell>
          <table:table-cell office:value-type="float" office:value="13.8" calcext:value-type="float">
            <text:p>13,8</text:p>
          </table:table-cell>
          <table:table-cell office:value-type="float" office:value="-49.2" calcext:value-type="float">
            <text:p>-49,2</text:p>
          </table:table-cell>
          <table:table-cell office:value-type="float" office:value="41.4" calcext:value-type="float">
            <text:p>41,4</text:p>
          </table:table-cell>
          <table:table-cell office:value-type="float" office:value="5.7" calcext:value-type="float">
            <text:p>5,7</text:p>
          </table:table-cell>
          <table:table-cell office:value-type="float" office:value="1.1" calcext:value-type="float">
            <text:p>1,1</text:p>
          </table:table-cell>
          <table:table-cell office:value-type="float" office:value="59.9" calcext:value-type="float">
            <text:p>59,9</text:p>
          </table:table-cell>
          <table:table-cell office:value-type="float" office:value="11.5" calcext:value-type="float">
            <text:p>11,5</text:p>
          </table:table-cell>
          <table:table-cell office:value-type="float" office:value="-231.7" calcext:value-type="float">
            <text:p>-231,7</text:p>
          </table:table-cell>
          <table:table-cell office:value-type="float" office:value="2250" calcext:value-type="float">
            <text:p>2250</text:p>
          </table:table-cell>
          <table:table-cell table:number-columns-repeated="16369"/>
        </table:table-row>
        <table:table-row table:style-name="ro1">
          <table:table-cell office:value-type="time" office:time-value="PT13H04M25S" calcext:value-type="time">
            <text:p>13:04:25</text:p>
          </table:table-cell>
          <table:table-cell office:value-type="float" office:value="9" calcext:value-type="float">
            <text:p>9</text:p>
          </table:table-cell>
          <table:table-cell office:value-type="float" office:value="47.588486" calcext:value-type="float">
            <text:p>47,588486</text:p>
          </table:table-cell>
          <table:table-cell office:value-type="float" office:value="0.224648" calcext:value-type="float">
            <text:p>0,224648</text:p>
          </table:table-cell>
          <table:table-cell office:value-type="float" office:value="22300.3" calcext:value-type="float">
            <text:p>22300,3</text:p>
          </table:table-cell>
          <table:table-cell office:value-type="float" office:value="15.6" calcext:value-type="float">
            <text:p>15,6</text:p>
          </table:table-cell>
          <table:table-cell office:value-type="float" office:value="13.8" calcext:value-type="float">
            <text:p>13,8</text:p>
          </table:table-cell>
          <table:table-cell office:value-type="float" office:value="-52.5" calcext:value-type="float">
            <text:p>-52,5</text:p>
          </table:table-cell>
          <table:table-cell office:value-type="float" office:value="42.6" calcext:value-type="float">
            <text:p>42,6</text:p>
          </table:table-cell>
          <table:table-cell office:value-type="float" office:value="5.6" calcext:value-type="float">
            <text:p>5,6</text:p>
          </table:table-cell>
          <table:table-cell office:value-type="float" office:value="1.1" calcext:value-type="float">
            <text:p>1,1</text:p>
          </table:table-cell>
          <table:table-cell office:value-type="float" office:value="60" calcext:value-type="float">
            <text:p>60</text:p>
          </table:table-cell>
          <table:table-cell office:value-type="float" office:value="11.5" calcext:value-type="float">
            <text:p>11,5</text:p>
          </table:table-cell>
          <table:table-cell office:value-type="float" office:value="-234.6" calcext:value-type="float">
            <text:p>-234,6</text:p>
          </table:table-cell>
          <table:table-cell office:value-type="float" office:value="2249.4" calcext:value-type="float">
            <text:p>2249,4</text:p>
          </table:table-cell>
          <table:table-cell table:number-columns-repeated="16369"/>
        </table:table-row>
        <table:table-row table:style-name="ro1">
          <table:table-cell office:value-type="time" office:time-value="PT13H04M45S" calcext:value-type="time">
            <text:p>13:04:45</text:p>
          </table:table-cell>
          <table:table-cell office:value-type="float" office:value="8" calcext:value-type="float">
            <text:p>8</text:p>
          </table:table-cell>
          <table:table-cell office:value-type="float" office:value="47.589085" calcext:value-type="float">
            <text:p>47,589085</text:p>
          </table:table-cell>
          <table:table-cell office:value-type="float" office:value="0.223553" calcext:value-type="float">
            <text:p>0,223553</text:p>
          </table:table-cell>
          <table:table-cell office:value-type="float" office:value="21904" calcext:value-type="float">
            <text:p>21904</text:p>
          </table:table-cell>
          <table:table-cell office:value-type="float" office:value="15.5" calcext:value-type="float">
            <text:p>15,5</text:p>
          </table:table-cell>
          <table:table-cell office:value-type="float" office:value="13.7" calcext:value-type="float">
            <text:p>13,7</text:p>
          </table:table-cell>
          <table:table-cell office:value-type="float" office:value="-52.2" calcext:value-type="float">
            <text:p>-52,2</text:p>
          </table:table-cell>
          <table:table-cell office:value-type="float" office:value="45.1" calcext:value-type="float">
            <text:p>45,1</text:p>
          </table:table-cell>
          <table:table-cell office:value-type="float" office:value="5.5" calcext:value-type="float">
            <text:p>5,5</text:p>
          </table:table-cell>
          <table:table-cell office:value-type="float" office:value="1.1" calcext:value-type="float">
            <text:p>1,1</text:p>
          </table:table-cell>
          <table:table-cell office:value-type="float" office:value="60.7" calcext:value-type="float">
            <text:p>60,7</text:p>
          </table:table-cell>
          <table:table-cell office:value-type="float" office:value="11.5" calcext:value-type="float">
            <text:p>11,5</text:p>
          </table:table-cell>
          <table:table-cell office:value-type="float" office:value="-232.6" calcext:value-type="float">
            <text:p>-232,6</text:p>
          </table:table-cell>
          <table:table-cell office:value-type="float" office:value="2248" calcext:value-type="float">
            <text:p>2248</text:p>
          </table:table-cell>
          <table:table-cell table:number-columns-repeated="16369"/>
        </table:table-row>
        <table:table-row table:style-name="ro1">
          <table:table-cell office:value-type="time" office:time-value="PT13H04M55S" calcext:value-type="time">
            <text:p>13:04:55</text:p>
          </table:table-cell>
          <table:table-cell office:value-type="float" office:value="9" calcext:value-type="float">
            <text:p>9</text:p>
          </table:table-cell>
          <table:table-cell office:value-type="float" office:value="47.589497" calcext:value-type="float">
            <text:p>47,589497</text:p>
          </table:table-cell>
          <table:table-cell office:value-type="float" office:value="0.222642" calcext:value-type="float">
            <text:p>0,222642</text:p>
          </table:table-cell>
          <table:table-cell office:value-type="float" office:value="21713.4" calcext:value-type="float">
            <text:p>21713,4</text:p>
          </table:table-cell>
          <table:table-cell office:value-type="float" office:value="15.5" calcext:value-type="float">
            <text:p>15,5</text:p>
          </table:table-cell>
          <table:table-cell office:value-type="float" office:value="13.6" calcext:value-type="float">
            <text:p>13,6</text:p>
          </table:table-cell>
          <table:table-cell office:value-type="float" office:value="-53.8" calcext:value-type="float">
            <text:p>-53,8</text:p>
          </table:table-cell>
          <table:table-cell office:value-type="float" office:value="46.5" calcext:value-type="float">
            <text:p>46,5</text:p>
          </table:table-cell>
          <table:table-cell office:value-type="float" office:value="5.5" calcext:value-type="float">
            <text:p>5,5</text:p>
          </table:table-cell>
          <table:table-cell office:value-type="float" office:value="1.2" calcext:value-type="float">
            <text:p>1,2</text:p>
          </table:table-cell>
          <table:table-cell office:value-type="float" office:value="61.2" calcext:value-type="float">
            <text:p>61,2</text:p>
          </table:table-cell>
          <table:table-cell office:value-type="float" office:value="11.5" calcext:value-type="float">
            <text:p>11,5</text:p>
          </table:table-cell>
          <table:table-cell office:value-type="float" office:value="-264.1" calcext:value-type="float">
            <text:p>-264,1</text:p>
          </table:table-cell>
          <table:table-cell office:value-type="float" office:value="2247.3" calcext:value-type="float">
            <text:p>2247,3</text:p>
          </table:table-cell>
          <table:table-cell table:number-columns-repeated="16369"/>
        </table:table-row>
        <table:table-row table:style-name="ro1">
          <table:table-cell office:value-type="time" office:time-value="PT13H07M05S" calcext:value-type="time">
            <text:p>13:07:05</text:p>
          </table:table-cell>
          <table:table-cell office:value-type="float" office:value="9" calcext:value-type="float">
            <text:p>9</text:p>
          </table:table-cell>
          <table:table-cell office:value-type="float" office:value="47.588943" calcext:value-type="float">
            <text:p>47,588943</text:p>
          </table:table-cell>
          <table:table-cell office:value-type="float" office:value="0.219168" calcext:value-type="float">
            <text:p>0,219168</text:p>
          </table:table-cell>
          <table:table-cell office:value-type="float" office:value="19495.8" calcext:value-type="float">
            <text:p>19495,8</text:p>
          </table:table-cell>
          <table:table-cell office:value-type="float" office:value="15.1" calcext:value-type="float">
            <text:p>15,1</text:p>
          </table:table-cell>
          <table:table-cell office:value-type="float" office:value="12.6" calcext:value-type="float">
            <text:p>12,6</text:p>
          </table:table-cell>
          <table:table-cell office:value-type="float" office:value="-55" calcext:value-type="float">
            <text:p>-55</text:p>
          </table:table-cell>
          <table:table-cell office:value-type="float" office:value="64.2" calcext:value-type="float">
            <text:p>64,2</text:p>
          </table:table-cell>
          <table:table-cell office:value-type="float" office:value="5.1" calcext:value-type="float">
            <text:p>5,1</text:p>
          </table:table-cell>
          <table:table-cell office:value-type="float" office:value="1.2" calcext:value-type="float">
            <text:p>1,2</text:p>
          </table:table-cell>
          <table:table-cell office:value-type="float" office:value="65.4" calcext:value-type="float">
            <text:p>65,4</text:p>
          </table:table-cell>
          <table:table-cell office:value-type="float" office:value="11.5" calcext:value-type="float">
            <text:p>11,5</text:p>
          </table:table-cell>
          <table:table-cell office:value-type="float" office:value="-244.2" calcext:value-type="float">
            <text:p>-244,2</text:p>
          </table:table-cell>
          <table:table-cell office:value-type="float" office:value="2235.3" calcext:value-type="float">
            <text:p>2235,3</text:p>
          </table:table-cell>
          <table:table-cell table:number-columns-repeated="16369"/>
        </table:table-row>
        <table:table-row table:style-name="ro1">
          <table:table-cell office:value-type="time" office:time-value="PT13H07M15S" calcext:value-type="time">
            <text:p>13:07:15</text:p>
          </table:table-cell>
          <table:table-cell office:value-type="float" office:value="9" calcext:value-type="float">
            <text:p>9</text:p>
          </table:table-cell>
          <table:table-cell office:value-type="float" office:value="47.588497" calcext:value-type="float">
            <text:p>47,588497</text:p>
          </table:table-cell>
          <table:table-cell office:value-type="float" office:value="0.218572" calcext:value-type="float">
            <text:p>0,218572</text:p>
          </table:table-cell>
          <table:table-cell office:value-type="float" office:value="19347.2" calcext:value-type="float">
            <text:p>19347,2</text:p>
          </table:table-cell>
          <table:table-cell office:value-type="float" office:value="15" calcext:value-type="float">
            <text:p>15</text:p>
          </table:table-cell>
          <table:table-cell office:value-type="float" office:value="12.6" calcext:value-type="float">
            <text:p>12,6</text:p>
          </table:table-cell>
          <table:table-cell office:value-type="float" office:value="-58.5" calcext:value-type="float">
            <text:p>-58,5</text:p>
          </table:table-cell>
          <table:table-cell office:value-type="float" office:value="65.9" calcext:value-type="float">
            <text:p>65,9</text:p>
          </table:table-cell>
          <table:table-cell office:value-type="float" office:value="5.1" calcext:value-type="float">
            <text:p>5,1</text:p>
          </table:table-cell>
          <table:table-cell office:value-type="float" office:value="1.2" calcext:value-type="float">
            <text:p>1,2</text:p>
          </table:table-cell>
          <table:table-cell office:value-type="float" office:value="66" calcext:value-type="float">
            <text:p>66</text:p>
          </table:table-cell>
          <table:table-cell office:value-type="float" office:value="11.5" calcext:value-type="float">
            <text:p>11,5</text:p>
          </table:table-cell>
          <table:table-cell office:value-type="float" office:value="-238.7" calcext:value-type="float">
            <text:p>-238,7</text:p>
          </table:table-cell>
          <table:table-cell office:value-type="float" office:value="2234.5" calcext:value-type="float">
            <text:p>2234,5</text:p>
          </table:table-cell>
          <table:table-cell table:number-columns-repeated="16369"/>
        </table:table-row>
        <table:table-row table:style-name="ro1">
          <table:table-cell office:value-type="time" office:time-value="PT13H07M25S" calcext:value-type="time">
            <text:p>13:07:25</text:p>
          </table:table-cell>
          <table:table-cell office:value-type="float" office:value="9" calcext:value-type="float">
            <text:p>9</text:p>
          </table:table-cell>
          <table:table-cell office:value-type="float" office:value="47.588223" calcext:value-type="float">
            <text:p>47,588223</text:p>
          </table:table-cell>
          <table:table-cell office:value-type="float" office:value="0.218338" calcext:value-type="float">
            <text:p>0,218338</text:p>
          </table:table-cell>
          <table:table-cell office:value-type="float" office:value="19196.3" calcext:value-type="float">
            <text:p>19196,3</text:p>
          </table:table-cell>
          <table:table-cell office:value-type="float" office:value="15" calcext:value-type="float">
            <text:p>15</text:p>
          </table:table-cell>
          <table:table-cell office:value-type="float" office:value="12.5" calcext:value-type="float">
            <text:p>12,5</text:p>
          </table:table-cell>
          <table:table-cell office:value-type="float" office:value="-55.5" calcext:value-type="float">
            <text:p>-55,5</text:p>
          </table:table-cell>
          <table:table-cell office:value-type="float" office:value="67.4" calcext:value-type="float">
            <text:p>67,4</text:p>
          </table:table-cell>
          <table:table-cell office:value-type="float" office:value="5.1" calcext:value-type="float">
            <text:p>5,1</text:p>
          </table:table-cell>
          <table:table-cell office:value-type="float" office:value="1.3" calcext:value-type="float">
            <text:p>1,3</text:p>
          </table:table-cell>
          <table:table-cell office:value-type="float" office:value="66.5" calcext:value-type="float">
            <text:p>66,5</text:p>
          </table:table-cell>
          <table:table-cell office:value-type="float" office:value="11.5" calcext:value-type="float">
            <text:p>11,5</text:p>
          </table:table-cell>
          <table:table-cell office:value-type="float" office:value="-232.7" calcext:value-type="float">
            <text:p>-232,7</text:p>
          </table:table-cell>
          <table:table-cell office:value-type="float" office:value="2233.9" calcext:value-type="float">
            <text:p>2233,9</text:p>
          </table:table-cell>
          <table:table-cell table:number-columns-repeated="16369"/>
        </table:table-row>
        <table:table-row table:style-name="ro1">
          <table:table-cell office:value-type="time" office:time-value="PT13H07M45S" calcext:value-type="time">
            <text:p>13:07:45</text:p>
          </table:table-cell>
          <table:table-cell office:value-type="float" office:value="9" calcext:value-type="float">
            <text:p>9</text:p>
          </table:table-cell>
          <table:table-cell office:value-type="float" office:value="47.587536" calcext:value-type="float">
            <text:p>47,587536</text:p>
          </table:table-cell>
          <table:table-cell office:value-type="float" office:value="0.217108" calcext:value-type="float">
            <text:p>0,217108</text:p>
          </table:table-cell>
          <table:table-cell office:value-type="float" office:value="18901.4" calcext:value-type="float">
            <text:p>18901,4</text:p>
          </table:table-cell>
          <table:table-cell office:value-type="float" office:value="14.9" calcext:value-type="float">
            <text:p>14,9</text:p>
          </table:table-cell>
          <table:table-cell office:value-type="float" office:value="12.2" calcext:value-type="float">
            <text:p>12,2</text:p>
          </table:table-cell>
          <table:table-cell office:value-type="float" office:value="-55.8" calcext:value-type="float">
            <text:p>-55,8</text:p>
          </table:table-cell>
          <table:table-cell office:value-type="float" office:value="70.5" calcext:value-type="float">
            <text:p>70,5</text:p>
          </table:table-cell>
          <table:table-cell office:value-type="float" office:value="5.1" calcext:value-type="float">
            <text:p>5,1</text:p>
          </table:table-cell>
          <table:table-cell office:value-type="float" office:value="1.3" calcext:value-type="float">
            <text:p>1,3</text:p>
          </table:table-cell>
          <table:table-cell office:value-type="float" office:value="67.6" calcext:value-type="float">
            <text:p>67,6</text:p>
          </table:table-cell>
          <table:table-cell office:value-type="float" office:value="11.5" calcext:value-type="float">
            <text:p>11,5</text:p>
          </table:table-cell>
          <table:table-cell office:value-type="float" office:value="-238.6" calcext:value-type="float">
            <text:p>-238,6</text:p>
          </table:table-cell>
          <table:table-cell office:value-type="float" office:value="2232.5" calcext:value-type="float">
            <text:p>2232,5</text:p>
          </table:table-cell>
          <table:table-cell table:number-columns-repeated="16369"/>
        </table:table-row>
        <table:table-row table:style-name="ro1">
          <table:table-cell office:value-type="time" office:time-value="PT13H07M55S" calcext:value-type="time">
            <text:p>13:07:55</text:p>
          </table:table-cell>
          <table:table-cell office:value-type="float" office:value="9" calcext:value-type="float">
            <text:p>9</text:p>
          </table:table-cell>
          <table:table-cell office:value-type="float" office:value="47.587101" calcext:value-type="float">
            <text:p>47,587101</text:p>
          </table:table-cell>
          <table:table-cell office:value-type="float" office:value="0.216978" calcext:value-type="float">
            <text:p>0,216978</text:p>
          </table:table-cell>
          <table:table-cell office:value-type="float" office:value="18752.9" calcext:value-type="float">
            <text:p>18752,9</text:p>
          </table:table-cell>
          <table:table-cell office:value-type="float" office:value="14.8" calcext:value-type="float">
            <text:p>14,8</text:p>
          </table:table-cell>
          <table:table-cell office:value-type="float" office:value="12.1" calcext:value-type="float">
            <text:p>12,1</text:p>
          </table:table-cell>
          <table:table-cell office:value-type="float" office:value="-67.2" calcext:value-type="float">
            <text:p>-67,2</text:p>
          </table:table-cell>
          <table:table-cell office:value-type="float" office:value="72" calcext:value-type="float">
            <text:p>72</text:p>
          </table:table-cell>
          <table:table-cell office:value-type="float" office:value="5.1" calcext:value-type="float">
            <text:p>5,1</text:p>
          </table:table-cell>
          <table:table-cell office:value-type="float" office:value="1.3" calcext:value-type="float">
            <text:p>1,3</text:p>
          </table:table-cell>
          <table:table-cell office:value-type="float" office:value="67.8" calcext:value-type="float">
            <text:p>67,8</text:p>
          </table:table-cell>
          <table:table-cell office:value-type="float" office:value="11.5" calcext:value-type="float">
            <text:p>11,5</text:p>
          </table:table-cell>
          <table:table-cell office:value-type="float" office:value="-228.2" calcext:value-type="float">
            <text:p>-228,2</text:p>
          </table:table-cell>
          <table:table-cell office:value-type="float" office:value="2231.8" calcext:value-type="float">
            <text:p>2231,8</text:p>
          </table:table-cell>
          <table:table-cell table:number-columns-repeated="16369"/>
        </table:table-row>
        <table:table-row table:style-name="ro1">
          <table:table-cell office:value-type="time" office:time-value="PT13H08M05S" calcext:value-type="time">
            <text:p>13:08:05</text:p>
          </table:table-cell>
          <table:table-cell office:value-type="float" office:value="9" calcext:value-type="float">
            <text:p>9</text:p>
          </table:table-cell>
          <table:table-cell office:value-type="float" office:value="47.586914" calcext:value-type="float">
            <text:p>47,586914</text:p>
          </table:table-cell>
          <table:table-cell office:value-type="float" office:value="0.217123" calcext:value-type="float">
            <text:p>0,217123</text:p>
          </table:table-cell>
          <table:table-cell office:value-type="float" office:value="18611.2" calcext:value-type="float">
            <text:p>18611,2</text:p>
          </table:table-cell>
          <table:table-cell office:value-type="float" office:value="14.6" calcext:value-type="float">
            <text:p>14,6</text:p>
          </table:table-cell>
          <table:table-cell office:value-type="float" office:value="12" calcext:value-type="float">
            <text:p>12</text:p>
          </table:table-cell>
          <table:table-cell office:value-type="float" office:value="-55.2" calcext:value-type="float">
            <text:p>-55,2</text:p>
          </table:table-cell>
          <table:table-cell office:value-type="float" office:value="73.6" calcext:value-type="float">
            <text:p>73,6</text:p>
          </table:table-cell>
          <table:table-cell office:value-type="float" office:value="5.1" calcext:value-type="float">
            <text:p>5,1</text:p>
          </table:table-cell>
          <table:table-cell office:value-type="float" office:value="1.3" calcext:value-type="float">
            <text:p>1,3</text:p>
          </table:table-cell>
          <table:table-cell office:value-type="float" office:value="67.8" calcext:value-type="float">
            <text:p>67,8</text:p>
          </table:table-cell>
          <table:table-cell office:value-type="float" office:value="11.5" calcext:value-type="float">
            <text:p>11,5</text:p>
          </table:table-cell>
          <table:table-cell office:value-type="float" office:value="-289.5" calcext:value-type="float">
            <text:p>-289,5</text:p>
          </table:table-cell>
          <table:table-cell office:value-type="float" office:value="2231" calcext:value-type="float">
            <text:p>2231</text:p>
          </table:table-cell>
          <table:table-cell table:number-columns-repeated="16369"/>
        </table:table-row>
        <table:table-row table:style-name="ro1">
          <table:table-cell office:value-type="time" office:time-value="PT13H08M15S" calcext:value-type="time">
            <text:p>13:08:15</text:p>
          </table:table-cell>
          <table:table-cell office:value-type="float" office:value="9" calcext:value-type="float">
            <text:p>9</text:p>
          </table:table-cell>
          <table:table-cell office:value-type="float" office:value="47.586739" calcext:value-type="float">
            <text:p>47,586739</text:p>
          </table:table-cell>
          <table:table-cell office:value-type="float" office:value="0.216845" calcext:value-type="float">
            <text:p>0,216845</text:p>
          </table:table-cell>
          <table:table-cell office:value-type="float" office:value="18466.1" calcext:value-type="float">
            <text:p>18466,1</text:p>
          </table:table-cell>
          <table:table-cell office:value-type="float" office:value="14.6" calcext:value-type="float">
            <text:p>14,6</text:p>
          </table:table-cell>
          <table:table-cell office:value-type="float" office:value="11.9" calcext:value-type="float">
            <text:p>11,9</text:p>
          </table:table-cell>
          <table:table-cell office:value-type="float" office:value="-56.8" calcext:value-type="float">
            <text:p>-56,8</text:p>
          </table:table-cell>
          <table:table-cell office:value-type="float" office:value="75.1" calcext:value-type="float">
            <text:p>75,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68" calcext:value-type="float">
            <text:p>68</text:p>
          </table:table-cell>
          <table:table-cell office:value-type="float" office:value="11.5" calcext:value-type="float">
            <text:p>11,5</text:p>
          </table:table-cell>
          <table:table-cell office:value-type="float" office:value="-234.9" calcext:value-type="float">
            <text:p>-234,9</text:p>
          </table:table-cell>
          <table:table-cell office:value-type="float" office:value="2230.4" calcext:value-type="float">
            <text:p>2230,4</text:p>
          </table:table-cell>
          <table:table-cell table:number-columns-repeated="16369"/>
        </table:table-row>
        <table:table-row table:style-name="ro1">
          <table:table-cell office:value-type="time" office:time-value="PT13H08M25S" calcext:value-type="time">
            <text:p>13:08:25</text:p>
          </table:table-cell>
          <table:table-cell office:value-type="float" office:value="7" calcext:value-type="float">
            <text:p>7</text:p>
          </table:table-cell>
          <table:table-cell office:value-type="float" office:value="47.586536" calcext:value-type="float">
            <text:p>47,586536</text:p>
          </table:table-cell>
          <table:table-cell office:value-type="float" office:value="0.216542" calcext:value-type="float">
            <text:p>0,216542</text:p>
          </table:table-cell>
          <table:table-cell office:value-type="float" office:value="18321.7" calcext:value-type="float">
            <text:p>18321,7</text:p>
          </table:table-cell>
          <table:table-cell office:value-type="float" office:value="14.5" calcext:value-type="float">
            <text:p>14,5</text:p>
          </table:table-cell>
          <table:table-cell office:value-type="float" office:value="11.8" calcext:value-type="float">
            <text:p>11,8</text:p>
          </table:table-cell>
          <table:table-cell office:value-type="float" office:value="-58.8" calcext:value-type="float">
            <text:p>-58,8</text:p>
          </table:table-cell>
          <table:table-cell office:value-type="float" office:value="76.8" calcext:value-type="float">
            <text:p>76,8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68.6" calcext:value-type="float">
            <text:p>68,6</text:p>
          </table:table-cell>
          <table:table-cell office:value-type="float" office:value="11.5" calcext:value-type="float">
            <text:p>11,5</text:p>
          </table:table-cell>
          <table:table-cell office:value-type="float" office:value="-227" calcext:value-type="float">
            <text:p>-227</text:p>
          </table:table-cell>
          <table:table-cell office:value-type="float" office:value="2229.7" calcext:value-type="float">
            <text:p>2229,7</text:p>
          </table:table-cell>
          <table:table-cell table:number-columns-repeated="16369"/>
        </table:table-row>
        <table:table-row table:style-name="ro1">
          <table:table-cell office:value-type="time" office:time-value="PT13H08M45S" calcext:value-type="time">
            <text:p>13:08:45</text:p>
          </table:table-cell>
          <table:table-cell office:value-type="float" office:value="9" calcext:value-type="float">
            <text:p>9</text:p>
          </table:table-cell>
          <table:table-cell office:value-type="float" office:value="47.586075" calcext:value-type="float">
            <text:p>47,586075</text:p>
          </table:table-cell>
          <table:table-cell office:value-type="float" office:value="0.216083" calcext:value-type="float">
            <text:p>0,216083</text:p>
          </table:table-cell>
          <table:table-cell office:value-type="float" office:value="18042.1" calcext:value-type="float">
            <text:p>18042,1</text:p>
          </table:table-cell>
          <table:table-cell office:value-type="float" office:value="14.4" calcext:value-type="float">
            <text:p>14,4</text:p>
          </table:table-cell>
          <table:table-cell office:value-type="float" office:value="11.6" calcext:value-type="float">
            <text:p>11,6</text:p>
          </table:table-cell>
          <table:table-cell office:value-type="float" office:value="-55" calcext:value-type="float">
            <text:p>-5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69.1" calcext:value-type="float">
            <text:p>69,1</text:p>
          </table:table-cell>
          <table:table-cell office:value-type="float" office:value="11.5" calcext:value-type="float">
            <text:p>11,5</text:p>
          </table:table-cell>
          <table:table-cell office:value-type="float" office:value="-228.4" calcext:value-type="float">
            <text:p>-228,4</text:p>
          </table:table-cell>
          <table:table-cell office:value-type="float" office:value="2228.3" calcext:value-type="float">
            <text:p>2228,3</text:p>
          </table:table-cell>
          <table:table-cell table:number-columns-repeated="16369"/>
        </table:table-row>
        <table:table-row table:style-name="ro1">
          <table:table-cell office:value-type="time" office:time-value="PT13H08M55S" calcext:value-type="time">
            <text:p>13:08:55</text:p>
          </table:table-cell>
          <table:table-cell office:value-type="float" office:value="9" calcext:value-type="float">
            <text:p>9</text:p>
          </table:table-cell>
          <table:table-cell office:value-type="float" office:value="47.585808" calcext:value-type="float">
            <text:p>47,585808</text:p>
          </table:table-cell>
          <table:table-cell office:value-type="float" office:value="0.215778" calcext:value-type="float">
            <text:p>0,215778</text:p>
          </table:table-cell>
          <table:table-cell office:value-type="float" office:value="17910.3" calcext:value-type="float">
            <text:p>17910,3</text:p>
          </table:table-cell>
          <table:table-cell office:value-type="float" office:value="14.2" calcext:value-type="float">
            <text:p>14,2</text:p>
          </table:table-cell>
          <table:table-cell office:value-type="float" office:value="11.4" calcext:value-type="float">
            <text:p>11,4</text:p>
          </table:table-cell>
          <table:table-cell office:value-type="float" office:value="-57.5" calcext:value-type="float">
            <text:p>-57,5</text:p>
          </table:table-cell>
          <table:table-cell office:value-type="float" office:value="81.6" calcext:value-type="float">
            <text:p>81,6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69.5" calcext:value-type="float">
            <text:p>69,5</text:p>
          </table:table-cell>
          <table:table-cell office:value-type="float" office:value="11.5" calcext:value-type="float">
            <text:p>11,5</text:p>
          </table:table-cell>
          <table:table-cell office:value-type="float" office:value="-233.3" calcext:value-type="float">
            <text:p>-233,3</text:p>
          </table:table-cell>
          <table:table-cell office:value-type="float" office:value="2227.7" calcext:value-type="float">
            <text:p>2227,7</text:p>
          </table:table-cell>
          <table:table-cell table:number-columns-repeated="16369"/>
        </table:table-row>
        <table:table-row table:style-name="ro1">
          <table:table-cell office:value-type="time" office:time-value="PT13H09M05S" calcext:value-type="time">
            <text:p>13:09:05</text:p>
          </table:table-cell>
          <table:table-cell office:value-type="float" office:value="9" calcext:value-type="float">
            <text:p>9</text:p>
          </table:table-cell>
          <table:table-cell office:value-type="float" office:value="47.585251" calcext:value-type="float">
            <text:p>47,585251</text:p>
          </table:table-cell>
          <table:table-cell office:value-type="float" office:value="0.215417" calcext:value-type="float">
            <text:p>0,215417</text:p>
          </table:table-cell>
          <table:table-cell office:value-type="float" office:value="17779.2" calcext:value-type="float">
            <text:p>17779,2</text:p>
          </table:table-cell>
          <table:table-cell office:value-type="float" office:value="14.2" calcext:value-type="float">
            <text:p>14,2</text:p>
          </table:table-cell>
          <table:table-cell office:value-type="float" office:value="11.3" calcext:value-type="float">
            <text:p>11,3</text:p>
          </table:table-cell>
          <table:table-cell office:value-type="float" office:value="-59.5" calcext:value-type="float">
            <text:p>-59,5</text:p>
          </table:table-cell>
          <table:table-cell office:value-type="float" office:value="83.4" calcext:value-type="float">
            <text:p>83,4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69.7" calcext:value-type="float">
            <text:p>69,7</text:p>
          </table:table-cell>
          <table:table-cell office:value-type="float" office:value="11.5" calcext:value-type="float">
            <text:p>11,5</text:p>
          </table:table-cell>
          <table:table-cell office:value-type="float" office:value="-238.7" calcext:value-type="float">
            <text:p>-238,7</text:p>
          </table:table-cell>
          <table:table-cell office:value-type="float" office:value="2227" calcext:value-type="float">
            <text:p>2227</text:p>
          </table:table-cell>
          <table:table-cell table:number-columns-repeated="16369"/>
        </table:table-row>
        <table:table-row table:style-name="ro1">
          <table:table-cell office:value-type="time" office:time-value="PT13H09M15S" calcext:value-type="time">
            <text:p>13:09:15</text:p>
          </table:table-cell>
          <table:table-cell office:value-type="float" office:value="9" calcext:value-type="float">
            <text:p>9</text:p>
          </table:table-cell>
          <table:table-cell office:value-type="float" office:value="47.584694" calcext:value-type="float">
            <text:p>47,584694</text:p>
          </table:table-cell>
          <table:table-cell office:value-type="float" office:value="0.215208" calcext:value-type="float">
            <text:p>0,215208</text:p>
          </table:table-cell>
          <table:table-cell office:value-type="float" office:value="17648.8" calcext:value-type="float">
            <text:p>17648,8</text:p>
          </table:table-cell>
          <table:table-cell office:value-type="float" office:value="14.1" calcext:value-type="float">
            <text:p>14,1</text:p>
          </table:table-cell>
          <table:table-cell office:value-type="float" office:value="11.2" calcext:value-type="float">
            <text:p>11,2</text:p>
          </table:table-cell>
          <table:table-cell office:value-type="float" office:value="-57.8" calcext:value-type="float">
            <text:p>-57,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69.4" calcext:value-type="float">
            <text:p>69,4</text:p>
          </table:table-cell>
          <table:table-cell office:value-type="float" office:value="11.5" calcext:value-type="float">
            <text:p>11,5</text:p>
          </table:table-cell>
          <table:table-cell office:value-type="float" office:value="-231.6" calcext:value-type="float">
            <text:p>-231,6</text:p>
          </table:table-cell>
          <table:table-cell office:value-type="float" office:value="2226.4" calcext:value-type="float">
            <text:p>2226,4</text:p>
          </table:table-cell>
          <table:table-cell table:number-columns-repeated="16369"/>
        </table:table-row>
        <table:table-row table:style-name="ro1">
          <table:table-cell office:value-type="time" office:time-value="PT13H09M25S" calcext:value-type="time">
            <text:p>13:09:25</text:p>
          </table:table-cell>
          <table:table-cell office:value-type="float" office:value="9" calcext:value-type="float">
            <text:p>9</text:p>
          </table:table-cell>
          <table:table-cell office:value-type="float" office:value="47.584171" calcext:value-type="float">
            <text:p>47,584171</text:p>
          </table:table-cell>
          <table:table-cell office:value-type="float" office:value="0.215133" calcext:value-type="float">
            <text:p>0,215133</text:p>
          </table:table-cell>
          <table:table-cell office:value-type="float" office:value="17519.3" calcext:value-type="float">
            <text:p>17519,3</text:p>
          </table:table-cell>
          <table:table-cell office:value-type="float" office:value="14" calcext:value-type="float">
            <text:p>14</text:p>
          </table:table-cell>
          <table:table-cell office:value-type="float" office:value="11.1" calcext:value-type="float">
            <text:p>11,1</text:p>
          </table:table-cell>
          <table:table-cell office:value-type="float" office:value="-55.5" calcext:value-type="float">
            <text:p>-55,5</text:p>
          </table:table-cell>
          <table:table-cell office:value-type="float" office:value="86.7" calcext:value-type="float">
            <text:p>86,7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69.8" calcext:value-type="float">
            <text:p>69,8</text:p>
          </table:table-cell>
          <table:table-cell office:value-type="float" office:value="11.5" calcext:value-type="float">
            <text:p>11,5</text:p>
          </table:table-cell>
          <table:table-cell office:value-type="float" office:value="-232.5" calcext:value-type="float">
            <text:p>-232,5</text:p>
          </table:table-cell>
          <table:table-cell office:value-type="float" office:value="2225.7" calcext:value-type="float">
            <text:p>2225,7</text:p>
          </table:table-cell>
          <table:table-cell table:number-columns-repeated="16369"/>
        </table:table-row>
        <table:table-row table:style-name="ro1">
          <table:table-cell office:value-type="time" office:time-value="PT13H09M45S" calcext:value-type="time">
            <text:p>13:09:45</text:p>
          </table:table-cell>
          <table:table-cell office:value-type="float" office:value="8" calcext:value-type="float">
            <text:p>8</text:p>
          </table:table-cell>
          <table:table-cell office:value-type="float" office:value="47.582954" calcext:value-type="float">
            <text:p>47,582954</text:p>
          </table:table-cell>
          <table:table-cell office:value-type="float" office:value="0.214828" calcext:value-type="float">
            <text:p>0,214828</text:p>
          </table:table-cell>
          <table:table-cell office:value-type="float" office:value="17262.3" calcext:value-type="float">
            <text:p>17262,3</text:p>
          </table:table-cell>
          <table:table-cell office:value-type="float" office:value="13.9" calcext:value-type="float">
            <text:p>13,9</text:p>
          </table:table-cell>
          <table:table-cell office:value-type="float" office:value="10.8" calcext:value-type="float">
            <text:p>10,8</text:p>
          </table:table-cell>
          <table:table-cell office:value-type="float" office:value="-59.5" calcext:value-type="float">
            <text:p>-59,5</text:p>
          </table:table-cell>
          <table:table-cell office:value-type="float" office:value="90.1" calcext:value-type="float">
            <text:p>90,1</text:p>
          </table:table-cell>
          <table:table-cell office:value-type="float" office:value="4.9" calcext:value-type="float">
            <text:p>4,9</text:p>
          </table:table-cell>
          <table:table-cell office:value-type="float" office:value="1.3" calcext:value-type="float">
            <text:p>1,3</text:p>
          </table:table-cell>
          <table:table-cell office:value-type="float" office:value="70.9" calcext:value-type="float">
            <text:p>70,9</text:p>
          </table:table-cell>
          <table:table-cell office:value-type="float" office:value="11.5" calcext:value-type="float">
            <text:p>11,5</text:p>
          </table:table-cell>
          <table:table-cell office:value-type="float" office:value="-232.7" calcext:value-type="float">
            <text:p>-232,7</text:p>
          </table:table-cell>
          <table:table-cell office:value-type="float" office:value="2224.3" calcext:value-type="float">
            <text:p>2224,3</text:p>
          </table:table-cell>
          <table:table-cell table:number-columns-repeated="16369"/>
        </table:table-row>
        <table:table-row table:style-name="ro1">
          <table:table-cell office:value-type="time" office:time-value="PT13H09M55S" calcext:value-type="time">
            <text:p>13:09:55</text:p>
          </table:table-cell>
          <table:table-cell office:value-type="float" office:value="9" calcext:value-type="float">
            <text:p>9</text:p>
          </table:table-cell>
          <table:table-cell office:value-type="float" office:value="47.582523" calcext:value-type="float">
            <text:p>47,582523</text:p>
          </table:table-cell>
          <table:table-cell office:value-type="float" office:value="0.215318" calcext:value-type="float">
            <text:p>0,215318</text:p>
          </table:table-cell>
          <table:table-cell office:value-type="float" office:value="17140.1" calcext:value-type="float">
            <text:p>17140,1</text:p>
          </table:table-cell>
          <table:table-cell office:value-type="float" office:value="13.8" calcext:value-type="float">
            <text:p>13,8</text:p>
          </table:table-cell>
          <table:table-cell office:value-type="float" office:value="10.6" calcext:value-type="float">
            <text:p>10,6</text:p>
          </table:table-cell>
          <table:table-cell office:value-type="float" office:value="-54.5" calcext:value-type="float">
            <text:p>-54,5</text:p>
          </table:table-cell>
          <table:table-cell office:value-type="float" office:value="91.8" calcext:value-type="float">
            <text:p>91,8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71.1" calcext:value-type="float">
            <text:p>71,1</text:p>
          </table:table-cell>
          <table:table-cell office:value-type="float" office:value="11.5" calcext:value-type="float">
            <text:p>11,5</text:p>
          </table:table-cell>
          <table:table-cell office:value-type="float" office:value="-241.8" calcext:value-type="float">
            <text:p>-241,8</text:p>
          </table:table-cell>
          <table:table-cell office:value-type="float" office:value="2223.6" calcext:value-type="float">
            <text:p>2223,6</text:p>
          </table:table-cell>
          <table:table-cell table:number-columns-repeated="16369"/>
        </table:table-row>
        <table:table-row table:style-name="ro1">
          <table:table-cell office:value-type="time" office:time-value="PT13H12M05S" calcext:value-type="time">
            <text:p>13:12:05</text:p>
          </table:table-cell>
          <table:table-cell office:value-type="float" office:value="9" calcext:value-type="float">
            <text:p>9</text:p>
          </table:table-cell>
          <table:table-cell office:value-type="float" office:value="47.577942" calcext:value-type="float">
            <text:p>47,577942</text:p>
          </table:table-cell>
          <table:table-cell office:value-type="float" office:value="0.217638" calcext:value-type="float">
            <text:p>0,217638</text:p>
          </table:table-cell>
          <table:table-cell office:value-type="float" office:value="15625.3" calcext:value-type="float">
            <text:p>15625,3</text:p>
          </table:table-cell>
          <table:table-cell office:value-type="float" office:value="12.4" calcext:value-type="float">
            <text:p>12,4</text:p>
          </table:table-cell>
          <table:table-cell office:value-type="float" office:value="8.7" calcext:value-type="float">
            <text:p>8,7</text:p>
          </table:table-cell>
          <table:table-cell office:value-type="float" office:value="-53" calcext:value-type="float">
            <text:p>-53</text:p>
          </table:table-cell>
          <table:table-cell office:value-type="float" office:value="115.2" calcext:value-type="float">
            <text:p>115,2</text:p>
          </table:table-cell>
          <table:table-cell office:value-type="float" office:value="4.9" calcext:value-type="float">
            <text:p>4,9</text:p>
          </table:table-cell>
          <table:table-cell office:value-type="float" office:value="1.4" calcext:value-type="float">
            <text:p>1,4</text:p>
          </table:table-cell>
          <table:table-cell office:value-type="float" office:value="75.7" calcext:value-type="float">
            <text:p>75,7</text:p>
          </table:table-cell>
          <table:table-cell office:value-type="float" office:value="11.5" calcext:value-type="float">
            <text:p>11,5</text:p>
          </table:table-cell>
          <table:table-cell office:value-type="float" office:value="-244.5" calcext:value-type="float">
            <text:p>-244,5</text:p>
          </table:table-cell>
          <table:table-cell office:value-type="float" office:value="2211.5" calcext:value-type="float">
            <text:p>2211,5</text:p>
          </table:table-cell>
          <table:table-cell table:number-columns-repeated="16369"/>
        </table:table-row>
        <table:table-row table:style-name="ro1">
          <table:table-cell office:value-type="time" office:time-value="PT13H12M15S" calcext:value-type="time">
            <text:p>13:12:15</text:p>
          </table:table-cell>
          <table:table-cell office:value-type="float" office:value="9" calcext:value-type="float">
            <text:p>9</text:p>
          </table:table-cell>
          <table:table-cell office:value-type="float" office:value="47.577454" calcext:value-type="float">
            <text:p>47,577454</text:p>
          </table:table-cell>
          <table:table-cell office:value-type="float" office:value="0.218083" calcext:value-type="float">
            <text:p>0,218083</text:p>
          </table:table-cell>
          <table:table-cell office:value-type="float" office:value="15514" calcext:value-type="float">
            <text:p>15514</text:p>
          </table:table-cell>
          <table:table-cell office:value-type="float" office:value="12.2" calcext:value-type="float">
            <text:p>12,2</text:p>
          </table:table-cell>
          <table:table-cell office:value-type="float" office:value="8.6" calcext:value-type="float">
            <text:p>8,6</text:p>
          </table:table-cell>
          <table:table-cell office:value-type="float" office:value="-52.8" calcext:value-type="float">
            <text:p>-52,8</text:p>
          </table:table-cell>
          <table:table-cell office:value-type="float" office:value="117.1" calcext:value-type="float">
            <text:p>117,1</text:p>
          </table:table-cell>
          <table:table-cell office:value-type="float" office:value="4.9" calcext:value-type="float">
            <text:p>4,9</text:p>
          </table:table-cell>
          <table:table-cell office:value-type="float" office:value="1.4" calcext:value-type="float">
            <text:p>1,4</text:p>
          </table:table-cell>
          <table:table-cell office:value-type="float" office:value="75.6" calcext:value-type="float">
            <text:p>75,6</text:p>
          </table:table-cell>
          <table:table-cell office:value-type="float" office:value="11.5" calcext:value-type="float">
            <text:p>11,5</text:p>
          </table:table-cell>
          <table:table-cell office:value-type="float" office:value="-234.5" calcext:value-type="float">
            <text:p>-234,5</text:p>
          </table:table-cell>
          <table:table-cell office:value-type="float" office:value="2210.9" calcext:value-type="float">
            <text:p>2210,9</text:p>
          </table:table-cell>
          <table:table-cell table:number-columns-repeated="16369"/>
        </table:table-row>
        <table:table-row table:style-name="ro1">
          <table:table-cell office:value-type="time" office:time-value="PT13H12M25S" calcext:value-type="time">
            <text:p>13:12:25</text:p>
          </table:table-cell>
          <table:table-cell office:value-type="float" office:value="9" calcext:value-type="float">
            <text:p>9</text:p>
          </table:table-cell>
          <table:table-cell office:value-type="float" office:value="47.576958" calcext:value-type="float">
            <text:p>47,576958</text:p>
          </table:table-cell>
          <table:table-cell office:value-type="float" office:value="0.218585" calcext:value-type="float">
            <text:p>0,218585</text:p>
          </table:table-cell>
          <table:table-cell office:value-type="float" office:value="15407" calcext:value-type="float">
            <text:p>15407</text:p>
          </table:table-cell>
          <table:table-cell office:value-type="float" office:value="12.1" calcext:value-type="float">
            <text:p>12,1</text:p>
          </table:table-cell>
          <table:table-cell office:value-type="float" office:value="8.4" calcext:value-type="float">
            <text:p>8,4</text:p>
          </table:table-cell>
          <table:table-cell office:value-type="float" office:value="-56" calcext:value-type="float">
            <text:p>-56</text:p>
          </table:table-cell>
          <table:table-cell office:value-type="float" office:value="119.1" calcext:value-type="float">
            <text:p>119,1</text:p>
          </table:table-cell>
          <table:table-cell office:value-type="float" office:value="4.9" calcext:value-type="float">
            <text:p>4,9</text:p>
          </table:table-cell>
          <table:table-cell office:value-type="float" office:value="1.4" calcext:value-type="float">
            <text:p>1,4</text:p>
          </table:table-cell>
          <table:table-cell office:value-type="float" office:value="75.7" calcext:value-type="float">
            <text:p>75,7</text:p>
          </table:table-cell>
          <table:table-cell office:value-type="float" office:value="11.5" calcext:value-type="float">
            <text:p>11,5</text:p>
          </table:table-cell>
          <table:table-cell office:value-type="float" office:value="-236.8" calcext:value-type="float">
            <text:p>-236,8</text:p>
          </table:table-cell>
          <table:table-cell office:value-type="float" office:value="2210.2" calcext:value-type="float">
            <text:p>2210,2</text:p>
          </table:table-cell>
          <table:table-cell table:number-columns-repeated="16369"/>
        </table:table-row>
        <table:table-row table:style-name="ro1">
          <table:table-cell office:value-type="time" office:time-value="PT13H12M45S" calcext:value-type="time">
            <text:p>13:12:45</text:p>
          </table:table-cell>
          <table:table-cell office:value-type="float" office:value="9" calcext:value-type="float">
            <text:p>9</text:p>
          </table:table-cell>
          <table:table-cell office:value-type="float" office:value="47.576237" calcext:value-type="float">
            <text:p>47,576237</text:p>
          </table:table-cell>
          <table:table-cell office:value-type="float" office:value="0.2202" calcext:value-type="float">
            <text:p>0,2202</text:p>
          </table:table-cell>
          <table:table-cell office:value-type="float" office:value="15197.9" calcext:value-type="float">
            <text:p>15197,9</text:p>
          </table:table-cell>
          <table:table-cell office:value-type="float" office:value="11.9" calcext:value-type="float">
            <text:p>11,9</text:p>
          </table:table-cell>
          <table:table-cell office:value-type="float" office:value="8.1" calcext:value-type="float">
            <text:p>8,1</text:p>
          </table:table-cell>
          <table:table-cell office:value-type="float" office:value="-53.2" calcext:value-type="float">
            <text:p>-53,2</text:p>
          </table:table-cell>
          <table:table-cell office:value-type="float" office:value="123" calcext:value-type="float">
            <text:p>123</text:p>
          </table:table-cell>
          <table:table-cell office:value-type="float" office:value="4.9" calcext:value-type="float">
            <text:p>4,9</text:p>
          </table:table-cell>
          <table:table-cell office:value-type="float" office:value="1.4" calcext:value-type="float">
            <text:p>1,4</text:p>
          </table:table-cell>
          <table:table-cell office:value-type="float" office:value="76.5" calcext:value-type="float">
            <text:p>76,5</text:p>
          </table:table-cell>
          <table:table-cell office:value-type="float" office:value="11.5" calcext:value-type="float">
            <text:p>11,5</text:p>
          </table:table-cell>
          <table:table-cell office:value-type="float" office:value="-248" calcext:value-type="float">
            <text:p>-248</text:p>
          </table:table-cell>
          <table:table-cell office:value-type="float" office:value="2208.7" calcext:value-type="float">
            <text:p>2208,7</text:p>
          </table:table-cell>
          <table:table-cell table:number-columns-repeated="16369"/>
        </table:table-row>
        <table:table-row table:style-name="ro1">
          <table:table-cell office:value-type="time" office:time-value="PT13H12M55S" calcext:value-type="time">
            <text:p>13:12:55</text:p>
          </table:table-cell>
          <table:table-cell office:value-type="float" office:value="9" calcext:value-type="float">
            <text:p>9</text:p>
          </table:table-cell>
          <table:table-cell office:value-type="float" office:value="47.575764" calcext:value-type="float">
            <text:p>47,575764</text:p>
          </table:table-cell>
          <table:table-cell office:value-type="float" office:value="0.220843" calcext:value-type="float">
            <text:p>0,220843</text:p>
          </table:table-cell>
          <table:table-cell office:value-type="float" office:value="15090.7" calcext:value-type="float">
            <text:p>15090,7</text:p>
          </table:table-cell>
          <table:table-cell office:value-type="float" office:value="11.8" calcext:value-type="float">
            <text:p>11,8</text:p>
          </table:table-cell>
          <table:table-cell office:value-type="float" office:value="8" calcext:value-type="float">
            <text:p>8</text:p>
          </table:table-cell>
          <table:table-cell office:value-type="float" office:value="-53" calcext:value-type="float">
            <text:p>-53</text:p>
          </table:table-cell>
          <table:table-cell office:value-type="float" office:value="124.8" calcext:value-type="float">
            <text:p>124,8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77.2" calcext:value-type="float">
            <text:p>77,2</text:p>
          </table:table-cell>
          <table:table-cell office:value-type="float" office:value="11.5" calcext:value-type="float">
            <text:p>11,5</text:p>
          </table:table-cell>
          <table:table-cell office:value-type="float" office:value="-232.8" calcext:value-type="float">
            <text:p>-232,8</text:p>
          </table:table-cell>
          <table:table-cell office:value-type="float" office:value="2208.1" calcext:value-type="float">
            <text:p>2208,1</text:p>
          </table:table-cell>
          <table:table-cell table:number-columns-repeated="16369"/>
        </table:table-row>
        <table:table-row table:style-name="ro1">
          <table:table-cell office:value-type="time" office:time-value="PT13H13M05S" calcext:value-type="time">
            <text:p>13:13:05</text:p>
          </table:table-cell>
          <table:table-cell office:value-type="float" office:value="9" calcext:value-type="float">
            <text:p>9</text:p>
          </table:table-cell>
          <table:table-cell office:value-type="float" office:value="47.575275" calcext:value-type="float">
            <text:p>47,575275</text:p>
          </table:table-cell>
          <table:table-cell office:value-type="float" office:value="0.2212" calcext:value-type="float">
            <text:p>0,2212</text:p>
          </table:table-cell>
          <table:table-cell office:value-type="float" office:value="14985.7" calcext:value-type="float">
            <text:p>14985,7</text:p>
          </table:table-cell>
          <table:table-cell office:value-type="float" office:value="11.6" calcext:value-type="float">
            <text:p>11,6</text:p>
          </table:table-cell>
          <table:table-cell office:value-type="float" office:value="7.8" calcext:value-type="float">
            <text:p>7,8</text:p>
          </table:table-cell>
          <table:table-cell office:value-type="float" office:value="-51.2" calcext:value-type="float">
            <text:p>-51,2</text:p>
          </table:table-cell>
          <table:table-cell office:value-type="float" office:value="126.9" calcext:value-type="float">
            <text:p>126,9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78.3" calcext:value-type="float">
            <text:p>78,3</text:p>
          </table:table-cell>
          <table:table-cell office:value-type="float" office:value="11.5" calcext:value-type="float">
            <text:p>11,5</text:p>
          </table:table-cell>
          <table:table-cell office:value-type="float" office:value="-230.8" calcext:value-type="float">
            <text:p>-230,8</text:p>
          </table:table-cell>
          <table:table-cell office:value-type="float" office:value="2207.4" calcext:value-type="float">
            <text:p>2207,4</text:p>
          </table:table-cell>
          <table:table-cell table:number-columns-repeated="16369"/>
        </table:table-row>
        <table:table-row table:style-name="ro1">
          <table:table-cell office:value-type="time" office:time-value="PT13H13M15S" calcext:value-type="time">
            <text:p>13:13:15</text:p>
          </table:table-cell>
          <table:table-cell office:value-type="float" office:value="9" calcext:value-type="float">
            <text:p>9</text:p>
          </table:table-cell>
          <table:table-cell office:value-type="float" office:value="47.574799" calcext:value-type="float">
            <text:p>47,574799</text:p>
          </table:table-cell>
          <table:table-cell office:value-type="float" office:value="0.221947" calcext:value-type="float">
            <text:p>0,221947</text:p>
          </table:table-cell>
          <table:table-cell office:value-type="float" office:value="14884.2" calcext:value-type="float">
            <text:p>14884,2</text:p>
          </table:table-cell>
          <table:table-cell office:value-type="float" office:value="11.6" calcext:value-type="float">
            <text:p>11,6</text:p>
          </table:table-cell>
          <table:table-cell office:value-type="float" office:value="7.6" calcext:value-type="float">
            <text:p>7,6</text:p>
          </table:table-cell>
          <table:table-cell office:value-type="float" office:value="-51.2" calcext:value-type="float">
            <text:p>-51,2</text:p>
          </table:table-cell>
          <table:table-cell office:value-type="float" office:value="128.8" calcext:value-type="float">
            <text:p>128,8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78.1" calcext:value-type="float">
            <text:p>78,1</text:p>
          </table:table-cell>
          <table:table-cell office:value-type="float" office:value="11.5" calcext:value-type="float">
            <text:p>11,5</text:p>
          </table:table-cell>
          <table:table-cell office:value-type="float" office:value="-229.1" calcext:value-type="float">
            <text:p>-229,1</text:p>
          </table:table-cell>
          <table:table-cell office:value-type="float" office:value="2206.8" calcext:value-type="float">
            <text:p>2206,8</text:p>
          </table:table-cell>
          <table:table-cell table:number-columns-repeated="16369"/>
        </table:table-row>
        <table:table-row table:style-name="ro1">
          <table:table-cell office:value-type="time" office:time-value="PT13H13M25S" calcext:value-type="time">
            <text:p>13:13:25</text:p>
          </table:table-cell>
          <table:table-cell office:value-type="float" office:value="9" calcext:value-type="float">
            <text:p>9</text:p>
          </table:table-cell>
          <table:table-cell office:value-type="float" office:value="47.574574" calcext:value-type="float">
            <text:p>47,574574</text:p>
          </table:table-cell>
          <table:table-cell office:value-type="float" office:value="0.222392" calcext:value-type="float">
            <text:p>0,222392</text:p>
          </table:table-cell>
          <table:table-cell office:value-type="float" office:value="14783.5" calcext:value-type="float">
            <text:p>14783,5</text:p>
          </table:table-cell>
          <table:table-cell office:value-type="float" office:value="11.5" calcext:value-type="float">
            <text:p>11,5</text:p>
          </table:table-cell>
          <table:table-cell office:value-type="float" office:value="7.5" calcext:value-type="float">
            <text:p>7,5</text:p>
          </table:table-cell>
          <table:table-cell office:value-type="float" office:value="-55.2" calcext:value-type="float">
            <text:p>-55,2</text:p>
          </table:table-cell>
          <table:table-cell office:value-type="float" office:value="130.8" calcext:value-type="float">
            <text:p>130,8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78.8" calcext:value-type="float">
            <text:p>78,8</text:p>
          </table:table-cell>
          <table:table-cell office:value-type="float" office:value="11.5" calcext:value-type="float">
            <text:p>11,5</text:p>
          </table:table-cell>
          <table:table-cell office:value-type="float" office:value="-252.9" calcext:value-type="float">
            <text:p>-252,9</text:p>
          </table:table-cell>
          <table:table-cell office:value-type="float" office:value="2206.1" calcext:value-type="float">
            <text:p>2206,1</text:p>
          </table:table-cell>
          <table:table-cell table:number-columns-repeated="16369"/>
        </table:table-row>
        <table:table-row table:style-name="ro1">
          <table:table-cell office:value-type="time" office:time-value="PT13H13M45S" calcext:value-type="time">
            <text:p>13:13:45</text:p>
          </table:table-cell>
          <table:table-cell office:value-type="float" office:value="9" calcext:value-type="float">
            <text:p>9</text:p>
          </table:table-cell>
          <table:table-cell office:value-type="float" office:value="47.574291" calcext:value-type="float">
            <text:p>47,574291</text:p>
          </table:table-cell>
          <table:table-cell office:value-type="float" office:value="0.222997" calcext:value-type="float">
            <text:p>0,222997</text:p>
          </table:table-cell>
          <table:table-cell office:value-type="float" office:value="14583.9" calcext:value-type="float">
            <text:p>14583,9</text:p>
          </table:table-cell>
          <table:table-cell office:value-type="float" office:value="11.2" calcext:value-type="float">
            <text:p>11,2</text:p>
          </table:table-cell>
          <table:table-cell office:value-type="float" office:value="7.2" calcext:value-type="float">
            <text:p>7,2</text:p>
          </table:table-cell>
          <table:table-cell office:value-type="float" office:value="-52.8" calcext:value-type="float">
            <text:p>-52,8</text:p>
          </table:table-cell>
          <table:table-cell office:value-type="float" office:value="134.7" calcext:value-type="float">
            <text:p>134,7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79" calcext:value-type="float">
            <text:p>79</text:p>
          </table:table-cell>
          <table:table-cell office:value-type="float" office:value="11.5" calcext:value-type="float">
            <text:p>11,5</text:p>
          </table:table-cell>
          <table:table-cell office:value-type="float" office:value="-236.3" calcext:value-type="float">
            <text:p>-236,3</text:p>
          </table:table-cell>
          <table:table-cell office:value-type="float" office:value="2204.7" calcext:value-type="float">
            <text:p>2204,7</text:p>
          </table:table-cell>
          <table:table-cell table:number-columns-repeated="16369"/>
        </table:table-row>
        <table:table-row table:style-name="ro1">
          <table:table-cell office:value-type="time" office:time-value="PT13H13M55S" calcext:value-type="time">
            <text:p>13:13:55</text:p>
          </table:table-cell>
          <table:table-cell office:value-type="float" office:value="9" calcext:value-type="float">
            <text:p>9</text:p>
          </table:table-cell>
          <table:table-cell office:value-type="float" office:value="47.574047" calcext:value-type="float">
            <text:p>47,574047</text:p>
          </table:table-cell>
          <table:table-cell office:value-type="float" office:value="0.22296" calcext:value-type="float">
            <text:p>0,22296</text:p>
          </table:table-cell>
          <table:table-cell office:value-type="float" office:value="14482.3" calcext:value-type="float">
            <text:p>14482,3</text:p>
          </table:table-cell>
          <table:table-cell office:value-type="float" office:value="11.1" calcext:value-type="float">
            <text:p>11,1</text:p>
          </table:table-cell>
          <table:table-cell office:value-type="float" office:value="7.1" calcext:value-type="float">
            <text:p>7,1</text:p>
          </table:table-cell>
          <table:table-cell office:value-type="float" office:value="-54" calcext:value-type="float">
            <text:p>-54</text:p>
          </table:table-cell>
          <table:table-cell office:value-type="float" office:value="136.6" calcext:value-type="float">
            <text:p>136,6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79.7" calcext:value-type="float">
            <text:p>79,7</text:p>
          </table:table-cell>
          <table:table-cell office:value-type="float" office:value="11.5" calcext:value-type="float">
            <text:p>11,5</text:p>
          </table:table-cell>
          <table:table-cell office:value-type="float" office:value="-226.7" calcext:value-type="float">
            <text:p>-226,7</text:p>
          </table:table-cell>
          <table:table-cell office:value-type="float" office:value="2204" calcext:value-type="float">
            <text:p>2204</text:p>
          </table:table-cell>
          <table:table-cell table:number-columns-repeated="16369"/>
        </table:table-row>
        <table:table-row table:style-name="ro1">
          <table:table-cell office:value-type="time" office:time-value="PT13H14M05S" calcext:value-type="time">
            <text:p>13:14:05</text:p>
          </table:table-cell>
          <table:table-cell office:value-type="float" office:value="9" calcext:value-type="float">
            <text:p>9</text:p>
          </table:table-cell>
          <table:table-cell office:value-type="float" office:value="47.573441" calcext:value-type="float">
            <text:p>47,573441</text:p>
          </table:table-cell>
          <table:table-cell office:value-type="float" office:value="0.223023" calcext:value-type="float">
            <text:p>0,223023</text:p>
          </table:table-cell>
          <table:table-cell office:value-type="float" office:value="14374.4" calcext:value-type="float">
            <text:p>14374,4</text:p>
          </table:table-cell>
          <table:table-cell office:value-type="float" office:value="11" calcext:value-type="float">
            <text:p>11</text:p>
          </table:table-cell>
          <table:table-cell office:value-type="float" office:value="6.9" calcext:value-type="float">
            <text:p>6,9</text:p>
          </table:table-cell>
          <table:table-cell office:value-type="float" office:value="-49.8" calcext:value-type="float">
            <text:p>-49,8</text:p>
          </table:table-cell>
          <table:table-cell office:value-type="float" office:value="138.8" calcext:value-type="float">
            <text:p>138,8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79.8" calcext:value-type="float">
            <text:p>79,8</text:p>
          </table:table-cell>
          <table:table-cell office:value-type="float" office:value="11.5" calcext:value-type="float">
            <text:p>11,5</text:p>
          </table:table-cell>
          <table:table-cell office:value-type="float" office:value="-231.9" calcext:value-type="float">
            <text:p>-231,9</text:p>
          </table:table-cell>
          <table:table-cell office:value-type="float" office:value="2203.3" calcext:value-type="float">
            <text:p>2203,3</text:p>
          </table:table-cell>
          <table:table-cell table:number-columns-repeated="16369"/>
        </table:table-row>
        <table:table-row table:style-name="ro1">
          <table:table-cell office:value-type="time" office:time-value="PT13H14M15S" calcext:value-type="time">
            <text:p>13:14:15</text:p>
          </table:table-cell>
          <table:table-cell office:value-type="float" office:value="9" calcext:value-type="float">
            <text:p>9</text:p>
          </table:table-cell>
          <table:table-cell office:value-type="float" office:value="47.572681" calcext:value-type="float">
            <text:p>47,572681</text:p>
          </table:table-cell>
          <table:table-cell office:value-type="float" office:value="0.222855" calcext:value-type="float">
            <text:p>0,222855</text:p>
          </table:table-cell>
          <table:table-cell office:value-type="float" office:value="14283.8" calcext:value-type="float">
            <text:p>14283,8</text:p>
          </table:table-cell>
          <table:table-cell office:value-type="float" office:value="10.9" calcext:value-type="float">
            <text:p>10,9</text:p>
          </table:table-cell>
          <table:table-cell office:value-type="float" office:value="6.8" calcext:value-type="float">
            <text:p>6,8</text:p>
          </table:table-cell>
          <table:table-cell office:value-type="float" office:value="-56.2" calcext:value-type="float">
            <text:p>-56,2</text:p>
          </table:table-cell>
          <table:table-cell office:value-type="float" office:value="140.7" calcext:value-type="float">
            <text:p>140,7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80.1" calcext:value-type="float">
            <text:p>80,1</text:p>
          </table:table-cell>
          <table:table-cell office:value-type="float" office:value="11.5" calcext:value-type="float">
            <text:p>11,5</text:p>
          </table:table-cell>
          <table:table-cell office:value-type="float" office:value="-232.5" calcext:value-type="float">
            <text:p>-232,5</text:p>
          </table:table-cell>
          <table:table-cell office:value-type="float" office:value="2202.6" calcext:value-type="float">
            <text:p>2202,6</text:p>
          </table:table-cell>
          <table:table-cell table:number-columns-repeated="16369"/>
        </table:table-row>
        <table:table-row table:style-name="ro1">
          <table:table-cell office:value-type="time" office:time-value="PT13H14M25S" calcext:value-type="time">
            <text:p>13:14:25</text:p>
          </table:table-cell>
          <table:table-cell office:value-type="float" office:value="9" calcext:value-type="float">
            <text:p>9</text:p>
          </table:table-cell>
          <table:table-cell office:value-type="float" office:value="47.571987" calcext:value-type="float">
            <text:p>47,571987</text:p>
          </table:table-cell>
          <table:table-cell office:value-type="float" office:value="0.223128" calcext:value-type="float">
            <text:p>0,223128</text:p>
          </table:table-cell>
          <table:table-cell office:value-type="float" office:value="14191.6" calcext:value-type="float">
            <text:p>14191,6</text:p>
          </table:table-cell>
          <table:table-cell office:value-type="float" office:value="10.8" calcext:value-type="float">
            <text:p>10,8</text:p>
          </table:table-cell>
          <table:table-cell office:value-type="float" office:value="6.6" calcext:value-type="float">
            <text:p>6,6</text:p>
          </table:table-cell>
          <table:table-cell office:value-type="float" office:value="-53" calcext:value-type="float">
            <text:p>-53</text:p>
          </table:table-cell>
          <table:table-cell office:value-type="float" office:value="142.8" calcext:value-type="float">
            <text:p>142,8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80.2" calcext:value-type="float">
            <text:p>80,2</text:p>
          </table:table-cell>
          <table:table-cell office:value-type="float" office:value="11.5" calcext:value-type="float">
            <text:p>11,5</text:p>
          </table:table-cell>
          <table:table-cell office:value-type="float" office:value="-231.7" calcext:value-type="float">
            <text:p>-231,7</text:p>
          </table:table-cell>
          <table:table-cell office:value-type="float" office:value="2201.9" calcext:value-type="float">
            <text:p>2201,9</text:p>
          </table:table-cell>
          <table:table-cell table:number-columns-repeated="16369"/>
        </table:table-row>
        <table:table-row table:style-name="ro1">
          <table:table-cell office:value-type="time" office:time-value="PT13H14M45S" calcext:value-type="time">
            <text:p>13:14:45</text:p>
          </table:table-cell>
          <table:table-cell office:value-type="float" office:value="9" calcext:value-type="float">
            <text:p>9</text:p>
          </table:table-cell>
          <table:table-cell office:value-type="float" office:value="47.570232" calcext:value-type="float">
            <text:p>47,570232</text:p>
          </table:table-cell>
          <table:table-cell office:value-type="float" office:value="0.224002" calcext:value-type="float">
            <text:p>0,224002</text:p>
          </table:table-cell>
          <table:table-cell office:value-type="float" office:value="13997.9" calcext:value-type="float">
            <text:p>13997,9</text:p>
          </table:table-cell>
          <table:table-cell office:value-type="float" office:value="10.5" calcext:value-type="float">
            <text:p>10,5</text:p>
          </table:table-cell>
          <table:table-cell office:value-type="float" office:value="6.3" calcext:value-type="float">
            <text:p>6,3</text:p>
          </table:table-cell>
          <table:table-cell office:value-type="float" office:value="-53.5" calcext:value-type="float">
            <text:p>-53,5</text:p>
          </table:table-cell>
          <table:table-cell office:value-type="float" office:value="146.9" calcext:value-type="float">
            <text:p>146,9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80.7" calcext:value-type="float">
            <text:p>80,7</text:p>
          </table:table-cell>
          <table:table-cell office:value-type="float" office:value="11.5" calcext:value-type="float">
            <text:p>11,5</text:p>
          </table:table-cell>
          <table:table-cell office:value-type="float" office:value="-249.8" calcext:value-type="float">
            <text:p>-249,8</text:p>
          </table:table-cell>
          <table:table-cell office:value-type="float" office:value="2200.5" calcext:value-type="float">
            <text:p>2200,5</text:p>
          </table:table-cell>
          <table:table-cell table:number-columns-repeated="16369"/>
        </table:table-row>
        <table:table-row table:style-name="ro1">
          <table:table-cell office:value-type="time" office:time-value="PT13H14M55S" calcext:value-type="time">
            <text:p>13:14:55</text:p>
          </table:table-cell>
          <table:table-cell office:value-type="float" office:value="9" calcext:value-type="float">
            <text:p>9</text:p>
          </table:table-cell>
          <table:table-cell office:value-type="float" office:value="47.569248" calcext:value-type="float">
            <text:p>47,569248</text:p>
          </table:table-cell>
          <table:table-cell office:value-type="float" office:value="0.224725" calcext:value-type="float">
            <text:p>0,224725</text:p>
          </table:table-cell>
          <table:table-cell office:value-type="float" office:value="13906.1" calcext:value-type="float">
            <text:p>13906,1</text:p>
          </table:table-cell>
          <table:table-cell office:value-type="float" office:value="10.4" calcext:value-type="float">
            <text:p>10,4</text:p>
          </table:table-cell>
          <table:table-cell office:value-type="float" office:value="6.2" calcext:value-type="float">
            <text:p>6,2</text:p>
          </table:table-cell>
          <table:table-cell office:value-type="float" office:value="-53.8" calcext:value-type="float">
            <text:p>-53,8</text:p>
          </table:table-cell>
          <table:table-cell office:value-type="float" office:value="149" calcext:value-type="float">
            <text:p>149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81.8" calcext:value-type="float">
            <text:p>81,8</text:p>
          </table:table-cell>
          <table:table-cell office:value-type="float" office:value="11.5" calcext:value-type="float">
            <text:p>11,5</text:p>
          </table:table-cell>
          <table:table-cell office:value-type="float" office:value="-258" calcext:value-type="float">
            <text:p>-258</text:p>
          </table:table-cell>
          <table:table-cell office:value-type="float" office:value="2199.8" calcext:value-type="float">
            <text:p>2199,8</text:p>
          </table:table-cell>
          <table:table-cell table:number-columns-repeated="16369"/>
        </table:table-row>
        <table:table-row table:style-name="ro1">
          <table:table-cell office:value-type="time" office:time-value="PT13H15M05S" calcext:value-type="time">
            <text:p>13:15:05</text:p>
          </table:table-cell>
          <table:table-cell office:value-type="float" office:value="8" calcext:value-type="float">
            <text:p>8</text:p>
          </table:table-cell>
          <table:table-cell office:value-type="float" office:value="47.568405" calcext:value-type="float">
            <text:p>47,568405</text:p>
          </table:table-cell>
          <table:table-cell office:value-type="float" office:value="0.225232" calcext:value-type="float">
            <text:p>0,225232</text:p>
          </table:table-cell>
          <table:table-cell office:value-type="float" office:value="13812.6" calcext:value-type="float">
            <text:p>13812,6</text:p>
          </table:table-cell>
          <table:table-cell office:value-type="float" office:value="10.1" calcext:value-type="float">
            <text:p>10,1</text:p>
          </table:table-cell>
          <table:table-cell office:value-type="float" office:value="6.1" calcext:value-type="float">
            <text:p>6,1</text:p>
          </table:table-cell>
          <table:table-cell office:value-type="float" office:value="-52" calcext:value-type="float">
            <text:p>-52</text:p>
          </table:table-cell>
          <table:table-cell office:value-type="float" office:value="150.9" calcext:value-type="float">
            <text:p>150,9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82.2" calcext:value-type="float">
            <text:p>82,2</text:p>
          </table:table-cell>
          <table:table-cell office:value-type="float" office:value="11.5" calcext:value-type="float">
            <text:p>11,5</text:p>
          </table:table-cell>
          <table:table-cell office:value-type="float" office:value="-334.3" calcext:value-type="float">
            <text:p>-334,3</text:p>
          </table:table-cell>
          <table:table-cell office:value-type="float" office:value="2199.1" calcext:value-type="float">
            <text:p>2199,1</text:p>
          </table:table-cell>
          <table:table-cell table:number-columns-repeated="16369"/>
        </table:table-row>
        <table:table-row table:style-name="ro1">
          <table:table-cell office:value-type="time" office:time-value="PT13H17M05S" calcext:value-type="time">
            <text:p>13:17:05</text:p>
          </table:table-cell>
          <table:table-cell office:value-type="float" office:value="10" calcext:value-type="float">
            <text:p>10</text:p>
          </table:table-cell>
          <table:table-cell office:value-type="float" office:value="47.557816" calcext:value-type="float">
            <text:p>47,557816</text:p>
          </table:table-cell>
          <table:table-cell office:value-type="float" office:value="0.231598" calcext:value-type="float">
            <text:p>0,231598</text:p>
          </table:table-cell>
          <table:table-cell office:value-type="float" office:value="12755.2" calcext:value-type="float">
            <text:p>12755,2</text:p>
          </table:table-cell>
          <table:table-cell office:value-type="float" office:value="8.8" calcext:value-type="float">
            <text:p>8,8</text:p>
          </table:table-cell>
          <table:table-cell office:value-type="float" office:value="4.5" calcext:value-type="float">
            <text:p>4,5</text:p>
          </table:table-cell>
          <table:table-cell office:value-type="float" office:value="-52" calcext:value-type="float">
            <text:p>-52</text:p>
          </table:table-cell>
          <table:table-cell office:value-type="float" office:value="176.4" calcext:value-type="float">
            <text:p>176,4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office:value-type="float" office:value="87.7" calcext:value-type="float">
            <text:p>87,7</text:p>
          </table:table-cell>
          <table:table-cell office:value-type="float" office:value="11.5" calcext:value-type="float">
            <text:p>11,5</text:p>
          </table:table-cell>
          <table:table-cell office:value-type="float" office:value="-248.7" calcext:value-type="float">
            <text:p>-248,7</text:p>
          </table:table-cell>
          <table:table-cell office:value-type="float" office:value="2187.8" calcext:value-type="float">
            <text:p>2187,8</text:p>
          </table:table-cell>
          <table:table-cell table:number-columns-repeated="16369"/>
        </table:table-row>
        <table:table-row table:style-name="ro1">
          <table:table-cell office:value-type="time" office:time-value="PT13H17M15S" calcext:value-type="time">
            <text:p>13:17:15</text:p>
          </table:table-cell>
          <table:table-cell office:value-type="float" office:value="10" calcext:value-type="float">
            <text:p>10</text:p>
          </table:table-cell>
          <table:table-cell office:value-type="float" office:value="47.556908" calcext:value-type="float">
            <text:p>47,556908</text:p>
          </table:table-cell>
          <table:table-cell office:value-type="float" office:value="0.232428" calcext:value-type="float">
            <text:p>0,232428</text:p>
          </table:table-cell>
          <table:table-cell office:value-type="float" office:value="12672.9" calcext:value-type="float">
            <text:p>12672,9</text:p>
          </table:table-cell>
          <table:table-cell office:value-type="float" office:value="8.8" calcext:value-type="float">
            <text:p>8,8</text:p>
          </table:table-cell>
          <table:table-cell office:value-type="float" office:value="4.4" calcext:value-type="float">
            <text:p>4,4</text:p>
          </table:table-cell>
          <table:table-cell office:value-type="float" office:value="-51" calcext:value-type="float">
            <text:p>-51</text:p>
          </table:table-cell>
          <table:table-cell office:value-type="float" office:value="178.7" calcext:value-type="float">
            <text:p>178,7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office:value-type="float" office:value="88" calcext:value-type="float">
            <text:p>88</text:p>
          </table:table-cell>
          <table:table-cell office:value-type="float" office:value="11.5" calcext:value-type="float">
            <text:p>11,5</text:p>
          </table:table-cell>
          <table:table-cell office:value-type="float" office:value="-235.7" calcext:value-type="float">
            <text:p>-235,7</text:p>
          </table:table-cell>
          <table:table-cell office:value-type="float" office:value="2187.2" calcext:value-type="float">
            <text:p>2187,2</text:p>
          </table:table-cell>
          <table:table-cell table:number-columns-repeated="16369"/>
        </table:table-row>
        <table:table-row table:style-name="ro1">
          <table:table-cell office:value-type="time" office:time-value="PT13H17M25S" calcext:value-type="time">
            <text:p>13:17:25</text:p>
          </table:table-cell>
          <table:table-cell office:value-type="float" office:value="10" calcext:value-type="float">
            <text:p>10</text:p>
          </table:table-cell>
          <table:table-cell office:value-type="float" office:value="47.555683" calcext:value-type="float">
            <text:p>47,555683</text:p>
          </table:table-cell>
          <table:table-cell office:value-type="float" office:value="0.233212" calcext:value-type="float">
            <text:p>0,233212</text:p>
          </table:table-cell>
          <table:table-cell office:value-type="float" office:value="12591.5" calcext:value-type="float">
            <text:p>12591,5</text:p>
          </table:table-cell>
          <table:table-cell office:value-type="float" office:value="8.5" calcext:value-type="float">
            <text:p>8,5</text:p>
          </table:table-cell>
          <table:table-cell office:value-type="float" office:value="4.2" calcext:value-type="float">
            <text:p>4,2</text:p>
          </table:table-cell>
          <table:table-cell office:value-type="float" office:value="-53.2" calcext:value-type="float">
            <text:p>-53,2</text:p>
          </table:table-cell>
          <table:table-cell office:value-type="float" office:value="181.2" calcext:value-type="float">
            <text:p>181,2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office:value-type="float" office:value="88.5" calcext:value-type="float">
            <text:p>88,5</text:p>
          </table:table-cell>
          <table:table-cell office:value-type="float" office:value="11.5" calcext:value-type="float">
            <text:p>11,5</text:p>
          </table:table-cell>
          <table:table-cell office:value-type="float" office:value="-233.4" calcext:value-type="float">
            <text:p>-233,4</text:p>
          </table:table-cell>
          <table:table-cell office:value-type="float" office:value="2186.4" calcext:value-type="float">
            <text:p>2186,4</text:p>
          </table:table-cell>
          <table:table-cell table:number-columns-repeated="16369"/>
        </table:table-row>
        <table:table-row table:style-name="ro1">
          <table:table-cell office:value-type="time" office:time-value="PT13H17M45S" calcext:value-type="time">
            <text:p>13:17:45</text:p>
          </table:table-cell>
          <table:table-cell office:value-type="float" office:value="10" calcext:value-type="float">
            <text:p>10</text:p>
          </table:table-cell>
          <table:table-cell office:value-type="float" office:value="47.553535" calcext:value-type="float">
            <text:p>47,553535</text:p>
          </table:table-cell>
          <table:table-cell office:value-type="float" office:value="0.234647" calcext:value-type="float">
            <text:p>0,234647</text:p>
          </table:table-cell>
          <table:table-cell office:value-type="float" office:value="12434.2" calcext:value-type="float">
            <text:p>12434,2</text:p>
          </table:table-cell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 office:value-type="float" office:value="-51.5" calcext:value-type="float">
            <text:p>-51,5</text:p>
          </table:table-cell>
          <table:table-cell office:value-type="float" office:value="185.5" calcext:value-type="float">
            <text:p>185,5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office:value-type="float" office:value="88.9" calcext:value-type="float">
            <text:p>88,9</text:p>
          </table:table-cell>
          <table:table-cell office:value-type="float" office:value="11.5" calcext:value-type="float">
            <text:p>11,5</text:p>
          </table:table-cell>
          <table:table-cell office:value-type="float" office:value="-233.3" calcext:value-type="float">
            <text:p>-233,3</text:p>
          </table:table-cell>
          <table:table-cell office:value-type="float" office:value="2185" calcext:value-type="float">
            <text:p>2185</text:p>
          </table:table-cell>
          <table:table-cell table:number-columns-repeated="16369"/>
        </table:table-row>
        <table:table-row table:style-name="ro1">
          <table:table-cell office:value-type="time" office:time-value="PT13H17M55S" calcext:value-type="time">
            <text:p>13:17:55</text:p>
          </table:table-cell>
          <table:table-cell office:value-type="float" office:value="10" calcext:value-type="float">
            <text:p>10</text:p>
          </table:table-cell>
          <table:table-cell office:value-type="float" office:value="47.552242" calcext:value-type="float">
            <text:p>47,552242</text:p>
          </table:table-cell>
          <table:table-cell office:value-type="float" office:value="0.235638" calcext:value-type="float">
            <text:p>0,235638</text:p>
          </table:table-cell>
          <table:table-cell office:value-type="float" office:value="12353.4" calcext:value-type="float">
            <text:p>12353,4</text:p>
          </table:table-cell>
          <table:table-cell office:value-type="float" office:value="8.2" calcext:value-type="float">
            <text:p>8,2</text:p>
          </table:table-cell>
          <table:table-cell office:value-type="float" office:value="3.9" calcext:value-type="float">
            <text:p>3,9</text:p>
          </table:table-cell>
          <table:table-cell office:value-type="float" office:value="-47.5" calcext:value-type="float">
            <text:p>-47,5</text:p>
          </table:table-cell>
          <table:table-cell office:value-type="float" office:value="187.6" calcext:value-type="float">
            <text:p>187,6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office:value-type="float" office:value="88.8" calcext:value-type="float">
            <text:p>88,8</text:p>
          </table:table-cell>
          <table:table-cell office:value-type="float" office:value="11.5" calcext:value-type="float">
            <text:p>11,5</text:p>
          </table:table-cell>
          <table:table-cell office:value-type="float" office:value="-226.8" calcext:value-type="float">
            <text:p>-226,8</text:p>
          </table:table-cell>
          <table:table-cell office:value-type="float" office:value="2184.4" calcext:value-type="float">
            <text:p>2184,4</text:p>
          </table:table-cell>
          <table:table-cell table:number-columns-repeated="16369"/>
        </table:table-row>
        <table:table-row table:style-name="ro1">
          <table:table-cell office:value-type="time" office:time-value="PT13H18M05S" calcext:value-type="time">
            <text:p>13:18:05</text:p>
          </table:table-cell>
          <table:table-cell office:value-type="float" office:value="10" calcext:value-type="float">
            <text:p>10</text:p>
          </table:table-cell>
          <table:table-cell office:value-type="float" office:value="47.550858" calcext:value-type="float">
            <text:p>47,550858</text:p>
          </table:table-cell>
          <table:table-cell office:value-type="float" office:value="0.236182" calcext:value-type="float">
            <text:p>0,236182</text:p>
          </table:table-cell>
          <table:table-cell office:value-type="float" office:value="12280.7" calcext:value-type="float">
            <text:p>12280,7</text:p>
          </table:table-cell>
          <table:table-cell office:value-type="float" office:value="8.1" calcext:value-type="float">
            <text:p>8,1</text:p>
          </table:table-cell>
          <table:table-cell office:value-type="float" office:value="3.8" calcext:value-type="float">
            <text:p>3,8</text:p>
          </table:table-cell>
          <table:table-cell office:value-type="float" office:value="-55" calcext:value-type="float">
            <text:p>-55</text:p>
          </table:table-cell>
          <table:table-cell office:value-type="float" office:value="189.9" calcext:value-type="float">
            <text:p>189,9</text:p>
          </table:table-cell>
          <table:table-cell office:value-type="float" office:value="5.2" calcext:value-type="float">
            <text:p>5,2</text:p>
          </table:table-cell>
          <table:table-cell office:value-type="float" office:value="1.7" calcext:value-type="float">
            <text:p>1,7</text:p>
          </table:table-cell>
          <table:table-cell office:value-type="float" office:value="87.6" calcext:value-type="float">
            <text:p>87,6</text:p>
          </table:table-cell>
          <table:table-cell office:value-type="float" office:value="11.5" calcext:value-type="float">
            <text:p>11,5</text:p>
          </table:table-cell>
          <table:table-cell office:value-type="float" office:value="-231.9" calcext:value-type="float">
            <text:p>-231,9</text:p>
          </table:table-cell>
          <table:table-cell office:value-type="float" office:value="2183.6" calcext:value-type="float">
            <text:p>2183,6</text:p>
          </table:table-cell>
          <table:table-cell table:number-columns-repeated="16369"/>
        </table:table-row>
        <table:table-row table:style-name="ro1">
          <table:table-cell office:value-type="time" office:time-value="PT13H18M15S" calcext:value-type="time">
            <text:p>13:18:15</text:p>
          </table:table-cell>
          <table:table-cell office:value-type="float" office:value="10" calcext:value-type="float">
            <text:p>10</text:p>
          </table:table-cell>
          <table:table-cell office:value-type="float" office:value="47.549629" calcext:value-type="float">
            <text:p>47,549629</text:p>
          </table:table-cell>
          <table:table-cell office:value-type="float" office:value="0.236957" calcext:value-type="float">
            <text:p>0,236957</text:p>
          </table:table-cell>
          <table:table-cell office:value-type="float" office:value="12196" calcext:value-type="float">
            <text:p>12196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,7</text:p>
          </table:table-cell>
          <table:table-cell office:value-type="float" office:value="-52.2" calcext:value-type="float">
            <text:p>-52,2</text:p>
          </table:table-cell>
          <table:table-cell office:value-type="float" office:value="192.1" calcext:value-type="float">
            <text:p>192,1</text:p>
          </table:table-cell>
          <table:table-cell office:value-type="float" office:value="5.1" calcext:value-type="float">
            <text:p>5,1</text:p>
          </table:table-cell>
          <table:table-cell office:value-type="float" office:value="1.6" calcext:value-type="float">
            <text:p>1,6</text:p>
          </table:table-cell>
          <table:table-cell office:value-type="float" office:value="87.4" calcext:value-type="float">
            <text:p>87,4</text:p>
          </table:table-cell>
          <table:table-cell office:value-type="float" office:value="11.5" calcext:value-type="float">
            <text:p>11,5</text:p>
          </table:table-cell>
          <table:table-cell office:value-type="float" office:value="-233.8" calcext:value-type="float">
            <text:p>-233,8</text:p>
          </table:table-cell>
          <table:table-cell office:value-type="float" office:value="2182.9" calcext:value-type="float">
            <text:p>2182,9</text:p>
          </table:table-cell>
          <table:table-cell table:number-columns-repeated="16369"/>
        </table:table-row>
        <table:table-row table:style-name="ro1">
          <table:table-cell office:value-type="time" office:time-value="PT13H18M25S" calcext:value-type="time">
            <text:p>13:18:25</text:p>
          </table:table-cell>
          <table:table-cell office:value-type="float" office:value="10" calcext:value-type="float">
            <text:p>10</text:p>
          </table:table-cell>
          <table:table-cell office:value-type="float" office:value="47.548393" calcext:value-type="float">
            <text:p>47,548393</text:p>
          </table:table-cell>
          <table:table-cell office:value-type="float" office:value="0.237962" calcext:value-type="float">
            <text:p>0,237962</text:p>
          </table:table-cell>
          <table:table-cell office:value-type="float" office:value="12115.3" calcext:value-type="float">
            <text:p>12115,3</text:p>
          </table:table-cell>
          <table:table-cell office:value-type="float" office:value="7.9" calcext:value-type="float">
            <text:p>7,9</text:p>
          </table:table-cell>
          <table:table-cell office:value-type="float" office:value="3.5" calcext:value-type="float">
            <text:p>3,5</text:p>
          </table:table-cell>
          <table:table-cell office:value-type="float" office:value="-52.2" calcext:value-type="float">
            <text:p>-52,2</text:p>
          </table:table-cell>
          <table:table-cell office:value-type="float" office:value="194.5" calcext:value-type="float">
            <text:p>194,5</text:p>
          </table:table-cell>
          <table:table-cell office:value-type="float" office:value="5.1" calcext:value-type="float">
            <text:p>5,1</text:p>
          </table:table-cell>
          <table:table-cell office:value-type="float" office:value="1.6" calcext:value-type="float">
            <text:p>1,6</text:p>
          </table:table-cell>
          <table:table-cell office:value-type="float" office:value="87.5" calcext:value-type="float">
            <text:p>87,5</text:p>
          </table:table-cell>
          <table:table-cell office:value-type="float" office:value="11.5" calcext:value-type="float">
            <text:p>11,5</text:p>
          </table:table-cell>
          <table:table-cell office:value-type="float" office:value="-229.6" calcext:value-type="float">
            <text:p>-229,6</text:p>
          </table:table-cell>
          <table:table-cell office:value-type="float" office:value="2182.3" calcext:value-type="float">
            <text:p>2182,3</text:p>
          </table:table-cell>
          <table:table-cell table:number-columns-repeated="16369"/>
        </table:table-row>
        <table:table-row table:style-name="ro1">
          <table:table-cell office:value-type="time" office:time-value="PT13H18M45S" calcext:value-type="time">
            <text:p>13:18:45</text:p>
          </table:table-cell>
          <table:table-cell office:value-type="float" office:value="9" calcext:value-type="float">
            <text:p>9</text:p>
          </table:table-cell>
          <table:table-cell office:value-type="float" office:value="47.545654" calcext:value-type="float">
            <text:p>47,545654</text:p>
          </table:table-cell>
          <table:table-cell office:value-type="float" office:value="0.239875" calcext:value-type="float">
            <text:p>0,239875</text:p>
          </table:table-cell>
          <table:table-cell office:value-type="float" office:value="11946.4" calcext:value-type="float">
            <text:p>11946,4</text:p>
          </table:table-cell>
          <table:table-cell office:value-type="float" office:value="7.6" calcext:value-type="float">
            <text:p>7,6</text:p>
          </table:table-cell>
          <table:table-cell office:value-type="float" office:value="3.3" calcext:value-type="float">
            <text:p>3,3</text:p>
          </table:table-cell>
          <table:table-cell office:value-type="float" office:value="-52.8" calcext:value-type="float">
            <text:p>-52,8</text:p>
          </table:table-cell>
          <table:table-cell office:value-type="float" office:value="199.2" calcext:value-type="float">
            <text:p>199,2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office:value-type="float" office:value="87.8" calcext:value-type="float">
            <text:p>87,8</text:p>
          </table:table-cell>
          <table:table-cell office:value-type="float" office:value="11.5" calcext:value-type="float">
            <text:p>11,5</text:p>
          </table:table-cell>
          <table:table-cell office:value-type="float" office:value="-245.3" calcext:value-type="float">
            <text:p>-245,3</text:p>
          </table:table-cell>
          <table:table-cell office:value-type="float" office:value="2180.9" calcext:value-type="float">
            <text:p>2180,9</text:p>
          </table:table-cell>
          <table:table-cell table:number-columns-repeated="16369"/>
        </table:table-row>
        <table:table-row table:style-name="ro1">
          <table:table-cell office:value-type="time" office:time-value="PT13H18M55S" calcext:value-type="time">
            <text:p>13:18:55</text:p>
          </table:table-cell>
          <table:table-cell office:value-type="float" office:value="10" calcext:value-type="float">
            <text:p>10</text:p>
          </table:table-cell>
          <table:table-cell office:value-type="float" office:value="47.544205" calcext:value-type="float">
            <text:p>47,544205</text:p>
          </table:table-cell>
          <table:table-cell office:value-type="float" office:value="0.241092" calcext:value-type="float">
            <text:p>0,241092</text:p>
          </table:table-cell>
          <table:table-cell office:value-type="float" office:value="11867.9" calcext:value-type="float">
            <text:p>11867,9</text:p>
          </table:table-cell>
          <table:table-cell office:value-type="float" office:value="7.5" calcext:value-type="float">
            <text:p>7,5</text:p>
          </table:table-cell>
          <table:table-cell office:value-type="float" office:value="3.2" calcext:value-type="float">
            <text:p>3,2</text:p>
          </table:table-cell>
          <table:table-cell office:value-type="float" office:value="-50.5" calcext:value-type="float">
            <text:p>-50,5</text:p>
          </table:table-cell>
          <table:table-cell office:value-type="float" office:value="201.6" calcext:value-type="float">
            <text:p>201,6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office:value-type="float" office:value="88" calcext:value-type="float">
            <text:p>88</text:p>
          </table:table-cell>
          <table:table-cell office:value-type="float" office:value="11.5" calcext:value-type="float">
            <text:p>11,5</text:p>
          </table:table-cell>
          <table:table-cell office:value-type="float" office:value="-231.3" calcext:value-type="float">
            <text:p>-231,3</text:p>
          </table:table-cell>
          <table:table-cell office:value-type="float" office:value="2180.2" calcext:value-type="float">
            <text:p>2180,2</text:p>
          </table:table-cell>
          <table:table-cell table:number-columns-repeated="16369"/>
        </table:table-row>
        <table:table-row table:style-name="ro1">
          <table:table-cell office:value-type="time" office:time-value="PT13H19M05S" calcext:value-type="time">
            <text:p>13:19:05</text:p>
          </table:table-cell>
          <table:table-cell office:value-type="float" office:value="10" calcext:value-type="float">
            <text:p>10</text:p>
          </table:table-cell>
          <table:table-cell office:value-type="float" office:value="47.542847" calcext:value-type="float">
            <text:p>47,542847</text:p>
          </table:table-cell>
          <table:table-cell office:value-type="float" office:value="0.242005" calcext:value-type="float">
            <text:p>0,242005</text:p>
          </table:table-cell>
          <table:table-cell office:value-type="float" office:value="11791.2" calcext:value-type="float">
            <text:p>11791,2</text:p>
          </table:table-cell>
          <table:table-cell office:value-type="float" office:value="7.5" calcext:value-type="float">
            <text:p>7,5</text:p>
          </table:table-cell>
          <table:table-cell office:value-type="float" office:value="3.1" calcext:value-type="float">
            <text:p>3,1</text:p>
          </table:table-cell>
          <table:table-cell office:value-type="float" office:value="-56.5" calcext:value-type="float">
            <text:p>-56,5</text:p>
          </table:table-cell>
          <table:table-cell office:value-type="float" office:value="203.8" calcext:value-type="float">
            <text:p>203,8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office:value-type="float" office:value="88.7" calcext:value-type="float">
            <text:p>88,7</text:p>
          </table:table-cell>
          <table:table-cell office:value-type="float" office:value="11.5" calcext:value-type="float">
            <text:p>11,5</text:p>
          </table:table-cell>
          <table:table-cell office:value-type="float" office:value="-230.8" calcext:value-type="float">
            <text:p>-230,8</text:p>
          </table:table-cell>
          <table:table-cell office:value-type="float" office:value="2179.6" calcext:value-type="float">
            <text:p>2179,6</text:p>
          </table:table-cell>
          <table:table-cell table:number-columns-repeated="16369"/>
        </table:table-row>
        <table:table-row table:style-name="ro1">
          <table:table-cell office:value-type="time" office:time-value="PT13H19M15S" calcext:value-type="time">
            <text:p>13:19:15</text:p>
          </table:table-cell>
          <table:table-cell office:value-type="float" office:value="9" calcext:value-type="float">
            <text:p>9</text:p>
          </table:table-cell>
          <table:table-cell office:value-type="float" office:value="47.541321" calcext:value-type="float">
            <text:p>47,541321</text:p>
          </table:table-cell>
          <table:table-cell office:value-type="float" office:value="0.243055" calcext:value-type="float">
            <text:p>0,243055</text:p>
          </table:table-cell>
          <table:table-cell office:value-type="float" office:value="11716.8" calcext:value-type="float">
            <text:p>11716,8</text:p>
          </table:table-cell>
          <table:table-cell office:value-type="float" office:value="7.4" calcext:value-type="float">
            <text:p>7,4</text:p>
          </table:table-cell>
          <table:table-cell office:value-type="float" office:value="3" calcext:value-type="float">
            <text:p>3</text:p>
          </table:table-cell>
          <table:table-cell office:value-type="float" office:value="-54" calcext:value-type="float">
            <text:p>-54</text:p>
          </table:table-cell>
          <table:table-cell office:value-type="float" office:value="206.1" calcext:value-type="float">
            <text:p>206,1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office:value-type="float" office:value="89.1" calcext:value-type="float">
            <text:p>89,1</text:p>
          </table:table-cell>
          <table:table-cell office:value-type="float" office:value="11.5" calcext:value-type="float">
            <text:p>11,5</text:p>
          </table:table-cell>
          <table:table-cell office:value-type="float" office:value="-234.3" calcext:value-type="float">
            <text:p>-234,3</text:p>
          </table:table-cell>
          <table:table-cell office:value-type="float" office:value="2179" calcext:value-type="float">
            <text:p>2179</text:p>
          </table:table-cell>
          <table:table-cell table:number-columns-repeated="16369"/>
        </table:table-row>
        <table:table-row table:style-name="ro1">
          <table:table-cell office:value-type="time" office:time-value="PT13H19M25S" calcext:value-type="time">
            <text:p>13:19:25</text:p>
          </table:table-cell>
          <table:table-cell office:value-type="float" office:value="10" calcext:value-type="float">
            <text:p>10</text:p>
          </table:table-cell>
          <table:table-cell office:value-type="float" office:value="47.539719" calcext:value-type="float">
            <text:p>47,539719</text:p>
          </table:table-cell>
          <table:table-cell office:value-type="float" office:value="0.244393" calcext:value-type="float">
            <text:p>0,244393</text:p>
          </table:table-cell>
          <table:table-cell office:value-type="float" office:value="11642.7" calcext:value-type="float">
            <text:p>11642,7</text:p>
          </table:table-cell>
          <table:table-cell office:value-type="float" office:value="7.2" calcext:value-type="float">
            <text:p>7,2</text:p>
          </table:table-cell>
          <table:table-cell office:value-type="float" office:value="2.9" calcext:value-type="float">
            <text:p>2,9</text:p>
          </table:table-cell>
          <table:table-cell office:value-type="float" office:value="-55" calcext:value-type="float">
            <text:p>-55</text:p>
          </table:table-cell>
          <table:table-cell office:value-type="float" office:value="208.5" calcext:value-type="float">
            <text:p>208,5</text:p>
          </table:table-cell>
          <table:table-cell office:value-type="float" office:value="5.2" calcext:value-type="float">
            <text:p>5,2</text:p>
          </table:table-cell>
          <table:table-cell office:value-type="float" office:value="1.7" calcext:value-type="float">
            <text:p>1,7</text:p>
          </table:table-cell>
          <table:table-cell office:value-type="float" office:value="89.5" calcext:value-type="float">
            <text:p>89,5</text:p>
          </table:table-cell>
          <table:table-cell office:value-type="float" office:value="11.5" calcext:value-type="float">
            <text:p>11,5</text:p>
          </table:table-cell>
          <table:table-cell office:value-type="float" office:value="-235" calcext:value-type="float">
            <text:p>-235</text:p>
          </table:table-cell>
          <table:table-cell office:value-type="float" office:value="2178.3" calcext:value-type="float">
            <text:p>2178,3</text:p>
          </table:table-cell>
          <table:table-cell table:number-columns-repeated="16369"/>
        </table:table-row>
        <table:table-row table:style-name="ro1">
          <table:table-cell office:value-type="time" office:time-value="PT13H19M45S" calcext:value-type="time">
            <text:p>13:19:45</text:p>
          </table:table-cell>
          <table:table-cell office:value-type="float" office:value="9" calcext:value-type="float">
            <text:p>9</text:p>
          </table:table-cell>
          <table:table-cell office:value-type="float" office:value="47.536247" calcext:value-type="float">
            <text:p>47,536247</text:p>
          </table:table-cell>
          <table:table-cell office:value-type="float" office:value="0.24605" calcext:value-type="float">
            <text:p>0,24605</text:p>
          </table:table-cell>
          <table:table-cell office:value-type="float" office:value="11495.8" calcext:value-type="float">
            <text:p>11495,8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,7</text:p>
          </table:table-cell>
          <table:table-cell office:value-type="float" office:value="-55" calcext:value-type="float">
            <text:p>-55</text:p>
          </table:table-cell>
          <table:table-cell office:value-type="float" office:value="213.3" calcext:value-type="float">
            <text:p>213,3</text:p>
          </table:table-cell>
          <table:table-cell office:value-type="float" office:value="5.2" calcext:value-type="float">
            <text:p>5,2</text:p>
          </table:table-cell>
          <table:table-cell office:value-type="float" office:value="1.7" calcext:value-type="float">
            <text:p>1,7</text:p>
          </table:table-cell>
          <table:table-cell office:value-type="float" office:value="90" calcext:value-type="float">
            <text:p>90</text:p>
          </table:table-cell>
          <table:table-cell office:value-type="float" office:value="11.5" calcext:value-type="float">
            <text:p>11,5</text:p>
          </table:table-cell>
          <table:table-cell office:value-type="float" office:value="-238.8" calcext:value-type="float">
            <text:p>-238,8</text:p>
          </table:table-cell>
          <table:table-cell office:value-type="float" office:value="2176.9" calcext:value-type="float">
            <text:p>2176,9</text:p>
          </table:table-cell>
          <table:table-cell table:number-columns-repeated="16369"/>
        </table:table-row>
        <table:table-row table:style-name="ro1">
          <table:table-cell office:value-type="time" office:time-value="PT13H19M55S" calcext:value-type="time">
            <text:p>13:19:55</text:p>
          </table:table-cell>
          <table:table-cell office:value-type="float" office:value="10" calcext:value-type="float">
            <text:p>10</text:p>
          </table:table-cell>
          <table:table-cell office:value-type="float" office:value="47.534676" calcext:value-type="float">
            <text:p>47,534676</text:p>
          </table:table-cell>
          <table:table-cell office:value-type="float" office:value="0.246927" calcext:value-type="float">
            <text:p>0,246927</text:p>
          </table:table-cell>
          <table:table-cell office:value-type="float" office:value="11421.4" calcext:value-type="float">
            <text:p>11421,4</text:p>
          </table:table-cell>
          <table:table-cell office:value-type="float" office:value="6.9" calcext:value-type="float">
            <text:p>6,9</text:p>
          </table:table-cell>
          <table:table-cell office:value-type="float" office:value="2.6" calcext:value-type="float">
            <text:p>2,6</text:p>
          </table:table-cell>
          <table:table-cell office:value-type="float" office:value="-54.5" calcext:value-type="float">
            <text:p>-54,5</text:p>
          </table:table-cell>
          <table:table-cell office:value-type="float" office:value="215.7" calcext:value-type="float">
            <text:p>215,7</text:p>
          </table:table-cell>
          <table:table-cell office:value-type="float" office:value="5.2" calcext:value-type="float">
            <text:p>5,2</text:p>
          </table:table-cell>
          <table:table-cell office:value-type="float" office:value="1.7" calcext:value-type="float">
            <text:p>1,7</text:p>
          </table:table-cell>
          <table:table-cell office:value-type="float" office:value="89.9" calcext:value-type="float">
            <text:p>89,9</text:p>
          </table:table-cell>
          <table:table-cell office:value-type="float" office:value="11.5" calcext:value-type="float">
            <text:p>11,5</text:p>
          </table:table-cell>
          <table:table-cell office:value-type="float" office:value="-239.9" calcext:value-type="float">
            <text:p>-239,9</text:p>
          </table:table-cell>
          <table:table-cell office:value-type="float" office:value="2176.2" calcext:value-type="float">
            <text:p>2176,2</text:p>
          </table:table-cell>
          <table:table-cell table:number-columns-repeated="16369"/>
        </table:table-row>
        <table:table-row table:style-name="ro1">
          <table:table-cell office:value-type="time" office:time-value="PT13H22M05S" calcext:value-type="time">
            <text:p>13:22:05</text:p>
          </table:table-cell>
          <table:table-cell office:value-type="float" office:value="10" calcext:value-type="float">
            <text:p>10</text:p>
          </table:table-cell>
          <table:table-cell office:value-type="float" office:value="47.512367" calcext:value-type="float">
            <text:p>47,512367</text:p>
          </table:table-cell>
          <table:table-cell office:value-type="float" office:value="0.263748" calcext:value-type="float">
            <text:p>0,263748</text:p>
          </table:table-cell>
          <table:table-cell office:value-type="float" office:value="10502.5" calcext:value-type="float">
            <text:p>10502,5</text:p>
          </table:table-cell>
          <table:table-cell office:value-type="float" office:value="5.5" calcext:value-type="float">
            <text:p>5,5</text:p>
          </table:table-cell>
          <table:table-cell office:value-type="float" office:value="1.2" calcext:value-type="float">
            <text:p>1,2</text:p>
          </table:table-cell>
          <table:table-cell office:value-type="float" office:value="-53.5" calcext:value-type="float">
            <text:p>-53,5</text:p>
          </table:table-cell>
          <table:table-cell office:value-type="float" office:value="247.3" calcext:value-type="float">
            <text:p>247,3</text:p>
          </table:table-cell>
          <table:table-cell office:value-type="float" office:value="5.3" calcext:value-type="float">
            <text:p>5,3</text:p>
          </table:table-cell>
          <table:table-cell office:value-type="float" office:value="1.7" calcext:value-type="float">
            <text:p>1,7</text:p>
          </table:table-cell>
          <table:table-cell office:value-type="float" office:value="91.2" calcext:value-type="float">
            <text:p>91,2</text:p>
          </table:table-cell>
          <table:table-cell office:value-type="float" office:value="11.5" calcext:value-type="float">
            <text:p>11,5</text:p>
          </table:table-cell>
          <table:table-cell office:value-type="float" office:value="-239.9" calcext:value-type="float">
            <text:p>-239,9</text:p>
          </table:table-cell>
          <table:table-cell office:value-type="float" office:value="2163.9" calcext:value-type="float">
            <text:p>2163,9</text:p>
          </table:table-cell>
          <table:table-cell table:number-columns-repeated="16369"/>
        </table:table-row>
        <table:table-row table:style-name="ro1">
          <table:table-cell office:value-type="time" office:time-value="PT13H22M15S" calcext:value-type="time">
            <text:p>13:22:15</text:p>
          </table:table-cell>
          <table:table-cell office:value-type="float" office:value="10" calcext:value-type="float">
            <text:p>10</text:p>
          </table:table-cell>
          <table:table-cell office:value-type="float" office:value="47.510422" calcext:value-type="float">
            <text:p>47,510422</text:p>
          </table:table-cell>
          <table:table-cell office:value-type="float" office:value="0.265242" calcext:value-type="float">
            <text:p>0,265242</text:p>
          </table:table-cell>
          <table:table-cell office:value-type="float" office:value="10438.9" calcext:value-type="float">
            <text:p>10438,9</text:p>
          </table:table-cell>
          <table:table-cell office:value-type="float" office:value="5.5" calcext:value-type="float">
            <text:p>5,5</text:p>
          </table:table-cell>
          <table:table-cell office:value-type="float" office:value="1.1" calcext:value-type="float">
            <text:p>1,1</text:p>
          </table:table-cell>
          <table:table-cell office:value-type="float" office:value="-56.2" calcext:value-type="float">
            <text:p>-56,2</text:p>
          </table:table-cell>
          <table:table-cell office:value-type="float" office:value="249.7" calcext:value-type="float">
            <text:p>249,7</text:p>
          </table:table-cell>
          <table:table-cell office:value-type="float" office:value="5.3" calcext:value-type="float">
            <text:p>5,3</text:p>
          </table:table-cell>
          <table:table-cell office:value-type="float" office:value="1.7" calcext:value-type="float">
            <text:p>1,7</text:p>
          </table:table-cell>
          <table:table-cell office:value-type="float" office:value="90.9" calcext:value-type="float">
            <text:p>90,9</text:p>
          </table:table-cell>
          <table:table-cell office:value-type="float" office:value="11.5" calcext:value-type="float">
            <text:p>11,5</text:p>
          </table:table-cell>
          <table:table-cell office:value-type="float" office:value="-244.2" calcext:value-type="float">
            <text:p>-244,2</text:p>
          </table:table-cell>
          <table:table-cell office:value-type="float" office:value="2163.2" calcext:value-type="float">
            <text:p>2163,2</text:p>
          </table:table-cell>
          <table:table-cell table:number-columns-repeated="16369"/>
        </table:table-row>
        <table:table-row table:style-name="ro1">
          <table:table-cell office:value-type="time" office:time-value="PT13H22M25S" calcext:value-type="time">
            <text:p>13:22:25</text:p>
          </table:table-cell>
          <table:table-cell office:value-type="float" office:value="10" calcext:value-type="float">
            <text:p>10</text:p>
          </table:table-cell>
          <table:table-cell office:value-type="float" office:value="47.508369" calcext:value-type="float">
            <text:p>47,508369</text:p>
          </table:table-cell>
          <table:table-cell office:value-type="float" office:value="0.266598" calcext:value-type="float">
            <text:p>0,266598</text:p>
          </table:table-cell>
          <table:table-cell office:value-type="float" office:value="10376.4" calcext:value-type="float">
            <text:p>10376,4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-52.2" calcext:value-type="float">
            <text:p>-52,2</text:p>
          </table:table-cell>
          <table:table-cell office:value-type="float" office:value="252.1" calcext:value-type="float">
            <text:p>252,1</text:p>
          </table:table-cell>
          <table:table-cell office:value-type="float" office:value="5.3" calcext:value-type="float">
            <text:p>5,3</text:p>
          </table:table-cell>
          <table:table-cell office:value-type="float" office:value="1.7" calcext:value-type="float">
            <text:p>1,7</text:p>
          </table:table-cell>
          <table:table-cell office:value-type="float" office:value="91.1" calcext:value-type="float">
            <text:p>91,1</text:p>
          </table:table-cell>
          <table:table-cell office:value-type="float" office:value="11.5" calcext:value-type="float">
            <text:p>11,5</text:p>
          </table:table-cell>
          <table:table-cell office:value-type="float" office:value="-229.3" calcext:value-type="float">
            <text:p>-229,3</text:p>
          </table:table-cell>
          <table:table-cell office:value-type="float" office:value="2162.6" calcext:value-type="float">
            <text:p>2162,6</text:p>
          </table:table-cell>
          <table:table-cell table:number-columns-repeated="16369"/>
        </table:table-row>
        <table:table-row table:style-name="ro1">
          <table:table-cell office:value-type="time" office:time-value="PT13H22M45S" calcext:value-type="time">
            <text:p>13:22:45</text:p>
          </table:table-cell>
          <table:table-cell office:value-type="float" office:value="10" calcext:value-type="float">
            <text:p>10</text:p>
          </table:table-cell>
          <table:table-cell office:value-type="float" office:value="47.504345" calcext:value-type="float">
            <text:p>47,504345</text:p>
          </table:table-cell>
          <table:table-cell office:value-type="float" office:value="0.269332" calcext:value-type="float">
            <text:p>0,269332</text:p>
          </table:table-cell>
          <table:table-cell office:value-type="float" office:value="10247.8" calcext:value-type="float">
            <text:p>10247,8</text:p>
          </table:table-cell>
          <table:table-cell office:value-type="float" office:value="5.1" calcext:value-type="float">
            <text:p>5,1</text:p>
          </table:table-cell>
          <table:table-cell office:value-type="float" office:value="0.9" calcext:value-type="float">
            <text:p>0,9</text:p>
          </table:table-cell>
          <table:table-cell office:value-type="float" office:value="-53.2" calcext:value-type="float">
            <text:p>-53,2</text:p>
          </table:table-cell>
          <table:table-cell office:value-type="float" office:value="257.2" calcext:value-type="float">
            <text:p>257,2</text:p>
          </table:table-cell>
          <table:table-cell office:value-type="float" office:value="5.4" calcext:value-type="float">
            <text:p>5,4</text:p>
          </table:table-cell>
          <table:table-cell office:value-type="float" office:value="1.7" calcext:value-type="float">
            <text:p>1,7</text:p>
          </table:table-cell>
          <table:table-cell office:value-type="float" office:value="91.4" calcext:value-type="float">
            <text:p>91,4</text:p>
          </table:table-cell>
          <table:table-cell office:value-type="float" office:value="11.4" calcext:value-type="float">
            <text:p>11,4</text:p>
          </table:table-cell>
          <table:table-cell office:value-type="float" office:value="-248.6" calcext:value-type="float">
            <text:p>-248,6</text:p>
          </table:table-cell>
          <table:table-cell office:value-type="float" office:value="2161.1" calcext:value-type="float">
            <text:p>2161,1</text:p>
          </table:table-cell>
          <table:table-cell table:number-columns-repeated="16369"/>
        </table:table-row>
        <table:table-row table:style-name="ro1">
          <table:table-cell office:value-type="time" office:time-value="PT13H22M55S" calcext:value-type="time">
            <text:p>13:22:55</text:p>
          </table:table-cell>
          <table:table-cell office:value-type="float" office:value="10" calcext:value-type="float">
            <text:p>10</text:p>
          </table:table-cell>
          <table:table-cell office:value-type="float" office:value="47.502338" calcext:value-type="float">
            <text:p>47,502338</text:p>
          </table:table-cell>
          <table:table-cell office:value-type="float" office:value="0.270985" calcext:value-type="float">
            <text:p>0,270985</text:p>
          </table:table-cell>
          <table:table-cell office:value-type="float" office:value="10184.5" calcext:value-type="float">
            <text:p>10184,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-51.5" calcext:value-type="float">
            <text:p>-51,5</text:p>
          </table:table-cell>
          <table:table-cell office:value-type="float" office:value="259.7" calcext:value-type="float">
            <text:p>259,7</text:p>
          </table:table-cell>
          <table:table-cell office:value-type="float" office:value="5.4" calcext:value-type="float">
            <text:p>5,4</text:p>
          </table:table-cell>
          <table:table-cell office:value-type="float" office:value="1.7" calcext:value-type="float">
            <text:p>1,7</text:p>
          </table:table-cell>
          <table:table-cell office:value-type="float" office:value="91.2" calcext:value-type="float">
            <text:p>91,2</text:p>
          </table:table-cell>
          <table:table-cell office:value-type="float" office:value="11.5" calcext:value-type="float">
            <text:p>11,5</text:p>
          </table:table-cell>
          <table:table-cell office:value-type="float" office:value="-230.1" calcext:value-type="float">
            <text:p>-230,1</text:p>
          </table:table-cell>
          <table:table-cell office:value-type="float" office:value="2160.4" calcext:value-type="float">
            <text:p>2160,4</text:p>
          </table:table-cell>
          <table:table-cell table:number-columns-repeated="16369"/>
        </table:table-row>
        <table:table-row table:style-name="ro1">
          <table:table-cell office:value-type="time" office:time-value="PT13H23M05S" calcext:value-type="time">
            <text:p>13:23:05</text:p>
          </table:table-cell>
          <table:table-cell office:value-type="float" office:value="10" calcext:value-type="float">
            <text:p>10</text:p>
          </table:table-cell>
          <table:table-cell office:value-type="float" office:value="47.500141" calcext:value-type="float">
            <text:p>47,500141</text:p>
          </table:table-cell>
          <table:table-cell office:value-type="float" office:value="0.272405" calcext:value-type="float">
            <text:p>0,272405</text:p>
          </table:table-cell>
          <table:table-cell office:value-type="float" office:value="10120" calcext:value-type="float">
            <text:p>10120</text:p>
          </table:table-cell>
          <table:table-cell office:value-type="float" office:value="4.9" calcext:value-type="float">
            <text:p>4,9</text:p>
          </table:table-cell>
          <table:table-cell office:value-type="float" office:value="0.7" calcext:value-type="float">
            <text:p>0,7</text:p>
          </table:table-cell>
          <table:table-cell office:value-type="float" office:value="-52.8" calcext:value-type="float">
            <text:p>-52,8</text:p>
          </table:table-cell>
          <table:table-cell office:value-type="float" office:value="262.3" calcext:value-type="float">
            <text:p>262,3</text:p>
          </table:table-cell>
          <table:table-cell office:value-type="float" office:value="5.4" calcext:value-type="float">
            <text:p>5,4</text:p>
          </table:table-cell>
          <table:table-cell office:value-type="float" office:value="1.7" calcext:value-type="float">
            <text:p>1,7</text:p>
          </table:table-cell>
          <table:table-cell office:value-type="float" office:value="91" calcext:value-type="float">
            <text:p>91</text:p>
          </table:table-cell>
          <table:table-cell office:value-type="float" office:value="11.5" calcext:value-type="float">
            <text:p>11,5</text:p>
          </table:table-cell>
          <table:table-cell office:value-type="float" office:value="-231.9" calcext:value-type="float">
            <text:p>-231,9</text:p>
          </table:table-cell>
          <table:table-cell office:value-type="float" office:value="2159.8" calcext:value-type="float">
            <text:p>2159,8</text:p>
          </table:table-cell>
          <table:table-cell table:number-columns-repeated="16369"/>
        </table:table-row>
        <table:table-row table:style-name="ro1">
          <table:table-cell office:value-type="time" office:time-value="PT13H23M15S" calcext:value-type="time">
            <text:p>13:23:15</text:p>
          </table:table-cell>
          <table:table-cell office:value-type="float" office:value="10" calcext:value-type="float">
            <text:p>10</text:p>
          </table:table-cell>
          <table:table-cell office:value-type="float" office:value="47.497948" calcext:value-type="float">
            <text:p>47,497948</text:p>
          </table:table-cell>
          <table:table-cell office:value-type="float" office:value="0.273738" calcext:value-type="float">
            <text:p>0,273738</text:p>
          </table:table-cell>
          <table:table-cell office:value-type="float" office:value="10058.6" calcext:value-type="float">
            <text:p>10058,6</text:p>
          </table:table-cell>
          <table:table-cell office:value-type="float" office:value="4.8" calcext:value-type="float">
            <text:p>4,8</text:p>
          </table:table-cell>
          <table:table-cell office:value-type="float" office:value="0.6" calcext:value-type="float">
            <text:p>0,6</text:p>
          </table:table-cell>
          <table:table-cell office:value-type="float" office:value="-54.8" calcext:value-type="float">
            <text:p>-54,8</text:p>
          </table:table-cell>
          <table:table-cell office:value-type="float" office:value="264.7" calcext:value-type="float">
            <text:p>264,7</text:p>
          </table:table-cell>
          <table:table-cell office:value-type="float" office:value="5.4" calcext:value-type="float">
            <text:p>5,4</text:p>
          </table:table-cell>
          <table:table-cell office:value-type="float" office:value="1.7" calcext:value-type="float">
            <text:p>1,7</text:p>
          </table:table-cell>
          <table:table-cell office:value-type="float" office:value="90.6" calcext:value-type="float">
            <text:p>90,6</text:p>
          </table:table-cell>
          <table:table-cell office:value-type="float" office:value="11.5" calcext:value-type="float">
            <text:p>11,5</text:p>
          </table:table-cell>
          <table:table-cell office:value-type="float" office:value="-232.3" calcext:value-type="float">
            <text:p>-232,3</text:p>
          </table:table-cell>
          <table:table-cell office:value-type="float" office:value="2159.1" calcext:value-type="float">
            <text:p>2159,1</text:p>
          </table:table-cell>
          <table:table-cell table:number-columns-repeated="16369"/>
        </table:table-row>
        <table:table-row table:style-name="ro1">
          <table:table-cell office:value-type="time" office:time-value="PT13H23M25S" calcext:value-type="time">
            <text:p>13:23:25</text:p>
          </table:table-cell>
          <table:table-cell office:value-type="float" office:value="10" calcext:value-type="float">
            <text:p>10</text:p>
          </table:table-cell>
          <table:table-cell office:value-type="float" office:value="47.495789" calcext:value-type="float">
            <text:p>47,495789</text:p>
          </table:table-cell>
          <table:table-cell office:value-type="float" office:value="0.27509" calcext:value-type="float">
            <text:p>0,27509</text:p>
          </table:table-cell>
          <table:table-cell office:value-type="float" office:value="9995.2" calcext:value-type="float">
            <text:p>9995,2</text:p>
          </table:table-cell>
          <table:table-cell office:value-type="float" office:value="4.8" calcext:value-type="float">
            <text:p>4,8</text:p>
          </table:table-cell>
          <table:table-cell office:value-type="float" office:value="0.5" calcext:value-type="float">
            <text:p>0,5</text:p>
          </table:table-cell>
          <table:table-cell office:value-type="float" office:value="-50.8" calcext:value-type="float">
            <text:p>-50,8</text:p>
          </table:table-cell>
          <table:table-cell office:value-type="float" office:value="267" calcext:value-type="float">
            <text:p>267</text:p>
          </table:table-cell>
          <table:table-cell office:value-type="float" office:value="5.4" calcext:value-type="float">
            <text:p>5,4</text:p>
          </table:table-cell>
          <table:table-cell office:value-type="float" office:value="1.7" calcext:value-type="float">
            <text:p>1,7</text:p>
          </table:table-cell>
          <table:table-cell office:value-type="float" office:value="90.1" calcext:value-type="float">
            <text:p>90,1</text:p>
          </table:table-cell>
          <table:table-cell office:value-type="float" office:value="11.5" calcext:value-type="float">
            <text:p>11,5</text:p>
          </table:table-cell>
          <table:table-cell office:value-type="float" office:value="-234.3" calcext:value-type="float">
            <text:p>-234,3</text:p>
          </table:table-cell>
          <table:table-cell office:value-type="float" office:value="2158.5" calcext:value-type="float">
            <text:p>2158,5</text:p>
          </table:table-cell>
          <table:table-cell table:number-columns-repeated="16369"/>
        </table:table-row>
        <table:table-row table:style-name="ro1">
          <table:table-cell office:value-type="time" office:time-value="PT13H23M45S" calcext:value-type="time">
            <text:p>13:23:45</text:p>
          </table:table-cell>
          <table:table-cell office:value-type="float" office:value="10" calcext:value-type="float">
            <text:p>10</text:p>
          </table:table-cell>
          <table:table-cell office:value-type="float" office:value="47.49118" calcext:value-type="float">
            <text:p>47,49118</text:p>
          </table:table-cell>
          <table:table-cell office:value-type="float" office:value="0.278213" calcext:value-type="float">
            <text:p>0,278213</text:p>
          </table:table-cell>
          <table:table-cell office:value-type="float" office:value="9875.3" calcext:value-type="float">
            <text:p>9875,3</text:p>
          </table:table-cell>
          <table:table-cell office:value-type="float" office:value="4.5" calcext:value-type="float">
            <text:p>4,5</text:p>
          </table:table-cell>
          <table:table-cell office:value-type="float" office:value="0.3" calcext:value-type="float">
            <text:p>0,3</text:p>
          </table:table-cell>
          <table:table-cell office:value-type="float" office:value="-50.8" calcext:value-type="float">
            <text:p>-50,8</text:p>
          </table:table-cell>
          <table:table-cell office:value-type="float" office:value="271.8" calcext:value-type="float">
            <text:p>271,8</text:p>
          </table:table-cell>
          <table:table-cell office:value-type="float" office:value="5.4" calcext:value-type="float">
            <text:p>5,4</text:p>
          </table:table-cell>
          <table:table-cell office:value-type="float" office:value="1.7" calcext:value-type="float">
            <text:p>1,7</text:p>
          </table:table-cell>
          <table:table-cell office:value-type="float" office:value="88.9" calcext:value-type="float">
            <text:p>88,9</text:p>
          </table:table-cell>
          <table:table-cell office:value-type="float" office:value="11.4" calcext:value-type="float">
            <text:p>11,4</text:p>
          </table:table-cell>
          <table:table-cell office:value-type="float" office:value="-236.5" calcext:value-type="float">
            <text:p>-236,5</text:p>
          </table:table-cell>
          <table:table-cell office:value-type="float" office:value="2157.1" calcext:value-type="float">
            <text:p>2157,1</text:p>
          </table:table-cell>
          <table:table-cell table:number-columns-repeated="16369"/>
        </table:table-row>
        <table:table-row table:style-name="ro1">
          <table:table-cell office:value-type="time" office:time-value="PT13H23M55S" calcext:value-type="time">
            <text:p>13:23:55</text:p>
          </table:table-cell>
          <table:table-cell office:value-type="float" office:value="10" calcext:value-type="float">
            <text:p>10</text:p>
          </table:table-cell>
          <table:table-cell office:value-type="float" office:value="47.488792" calcext:value-type="float">
            <text:p>47,488792</text:p>
          </table:table-cell>
          <table:table-cell office:value-type="float" office:value="0.279642" calcext:value-type="float">
            <text:p>0,279642</text:p>
          </table:table-cell>
          <table:table-cell office:value-type="float" office:value="9813.8" calcext:value-type="float">
            <text:p>9813,8</text:p>
          </table:table-cell>
          <table:table-cell office:value-type="float" office:value="4.4" calcext:value-type="float">
            <text:p>4,4</text:p>
          </table:table-cell>
          <table:table-cell office:value-type="float" office:value="0.3" calcext:value-type="float">
            <text:p>0,3</text:p>
          </table:table-cell>
          <table:table-cell office:value-type="float" office:value="-57.5" calcext:value-type="float">
            <text:p>-57,5</text:p>
          </table:table-cell>
          <table:table-cell office:value-type="float" office:value="274.4" calcext:value-type="float">
            <text:p>274,4</text:p>
          </table:table-cell>
          <table:table-cell office:value-type="float" office:value="5.5" calcext:value-type="float">
            <text:p>5,5</text:p>
          </table:table-cell>
          <table:table-cell office:value-type="float" office:value="1.7" calcext:value-type="float">
            <text:p>1,7</text:p>
          </table:table-cell>
          <table:table-cell office:value-type="float" office:value="88.8" calcext:value-type="float">
            <text:p>88,8</text:p>
          </table:table-cell>
          <table:table-cell office:value-type="float" office:value="11.5" calcext:value-type="float">
            <text:p>11,5</text:p>
          </table:table-cell>
          <table:table-cell office:value-type="float" office:value="-234.6" calcext:value-type="float">
            <text:p>-234,6</text:p>
          </table:table-cell>
          <table:table-cell office:value-type="float" office:value="2156.4" calcext:value-type="float">
            <text:p>2156,4</text:p>
          </table:table-cell>
          <table:table-cell table:number-columns-repeated="16369"/>
        </table:table-row>
        <table:table-row table:style-name="ro1">
          <table:table-cell office:value-type="time" office:time-value="PT13H24M05S" calcext:value-type="time">
            <text:p>13:24:05</text:p>
          </table:table-cell>
          <table:table-cell office:value-type="float" office:value="10" calcext:value-type="float">
            <text:p>10</text:p>
          </table:table-cell>
          <table:table-cell office:value-type="float" office:value="47.486603" calcext:value-type="float">
            <text:p>47,486603</text:p>
          </table:table-cell>
          <table:table-cell office:value-type="float" office:value="0.281213" calcext:value-type="float">
            <text:p>0,281213</text:p>
          </table:table-cell>
          <table:table-cell office:value-type="float" office:value="9751.6" calcext:value-type="float">
            <text:p>9751,6</text:p>
          </table:table-cell>
          <table:table-cell office:value-type="float" office:value="4.4" calcext:value-type="float">
            <text:p>4,4</text:p>
          </table:table-cell>
          <table:table-cell office:value-type="float" office:value="0.3" calcext:value-type="float">
            <text:p>0,3</text:p>
          </table:table-cell>
          <table:table-cell office:value-type="float" office:value="-54.5" calcext:value-type="float">
            <text:p>-54,5</text:p>
          </table:table-cell>
          <table:table-cell office:value-type="float" office:value="277.1" calcext:value-type="float">
            <text:p>277,1</text:p>
          </table:table-cell>
          <table:table-cell office:value-type="float" office:value="5.5" calcext:value-type="float">
            <text:p>5,5</text:p>
          </table:table-cell>
          <table:table-cell office:value-type="float" office:value="1.7" calcext:value-type="float">
            <text:p>1,7</text:p>
          </table:table-cell>
          <table:table-cell office:value-type="float" office:value="88.1" calcext:value-type="float">
            <text:p>88,1</text:p>
          </table:table-cell>
          <table:table-cell office:value-type="float" office:value="11.4" calcext:value-type="float">
            <text:p>11,4</text:p>
          </table:table-cell>
          <table:table-cell office:value-type="float" office:value="-235.3" calcext:value-type="float">
            <text:p>-235,3</text:p>
          </table:table-cell>
          <table:table-cell office:value-type="float" office:value="2155.7" calcext:value-type="float">
            <text:p>2155,7</text:p>
          </table:table-cell>
          <table:table-cell table:number-columns-repeated="16369"/>
        </table:table-row>
        <table:table-row table:style-name="ro1">
          <table:table-cell office:value-type="time" office:time-value="PT13H24M15S" calcext:value-type="time">
            <text:p>13:24:15</text:p>
          </table:table-cell>
          <table:table-cell office:value-type="float" office:value="10" calcext:value-type="float">
            <text:p>10</text:p>
          </table:table-cell>
          <table:table-cell office:value-type="float" office:value="47.484276" calcext:value-type="float">
            <text:p>47,484276</text:p>
          </table:table-cell>
          <table:table-cell office:value-type="float" office:value="0.282917" calcext:value-type="float">
            <text:p>0,282917</text:p>
          </table:table-cell>
          <table:table-cell office:value-type="float" office:value="9688.3" calcext:value-type="float">
            <text:p>9688,3</text:p>
          </table:table-cell>
          <table:table-cell office:value-type="float" office:value="4.2" calcext:value-type="float">
            <text:p>4,2</text:p>
          </table:table-cell>
          <table:table-cell office:value-type="float" office:value="0.2" calcext:value-type="float">
            <text:p>0,2</text:p>
          </table:table-cell>
          <table:table-cell office:value-type="float" office:value="-53.2" calcext:value-type="float">
            <text:p>-53,2</text:p>
          </table:table-cell>
          <table:table-cell office:value-type="float" office:value="279.7" calcext:value-type="float">
            <text:p>279,7</text:p>
          </table:table-cell>
          <table:table-cell office:value-type="float" office:value="5.5" calcext:value-type="float">
            <text:p>5,5</text:p>
          </table:table-cell>
          <table:table-cell office:value-type="float" office:value="1.7" calcext:value-type="float">
            <text:p>1,7</text:p>
          </table:table-cell>
          <table:table-cell office:value-type="float" office:value="87.6" calcext:value-type="float">
            <text:p>87,6</text:p>
          </table:table-cell>
          <table:table-cell office:value-type="float" office:value="11.4" calcext:value-type="float">
            <text:p>11,4</text:p>
          </table:table-cell>
          <table:table-cell office:value-type="float" office:value="-230" calcext:value-type="float">
            <text:p>-230</text:p>
          </table:table-cell>
          <table:table-cell office:value-type="float" office:value="2155" calcext:value-type="float">
            <text:p>2155</text:p>
          </table:table-cell>
          <table:table-cell table:number-columns-repeated="16369"/>
        </table:table-row>
        <table:table-row table:style-name="ro1">
          <table:table-cell office:value-type="time" office:time-value="PT13H24M25S" calcext:value-type="time">
            <text:p>13:24:25</text:p>
          </table:table-cell>
          <table:table-cell office:value-type="float" office:value="10" calcext:value-type="float">
            <text:p>10</text:p>
          </table:table-cell>
          <table:table-cell office:value-type="float" office:value="47.481792" calcext:value-type="float">
            <text:p>47,481792</text:p>
          </table:table-cell>
          <table:table-cell office:value-type="float" office:value="0.284577" calcext:value-type="float">
            <text:p>0,284577</text:p>
          </table:table-cell>
          <table:table-cell office:value-type="float" office:value="9628" calcext:value-type="float">
            <text:p>9628</text:p>
          </table:table-cell>
          <table:table-cell office:value-type="float" office:value="4.1" calcext:value-type="float">
            <text:p>4,1</text:p>
          </table:table-cell>
          <table:table-cell office:value-type="float" office:value="0.2" calcext:value-type="float">
            <text:p>0,2</text:p>
          </table:table-cell>
          <table:table-cell office:value-type="float" office:value="-50.2" calcext:value-type="float">
            <text:p>-50,2</text:p>
          </table:table-cell>
          <table:table-cell office:value-type="float" office:value="282.2" calcext:value-type="float">
            <text:p>282,2</text:p>
          </table:table-cell>
          <table:table-cell office:value-type="float" office:value="5.5" calcext:value-type="float">
            <text:p>5,5</text:p>
          </table:table-cell>
          <table:table-cell office:value-type="float" office:value="1.7" calcext:value-type="float">
            <text:p>1,7</text:p>
          </table:table-cell>
          <table:table-cell office:value-type="float" office:value="88" calcext:value-type="float">
            <text:p>88</text:p>
          </table:table-cell>
          <table:table-cell office:value-type="float" office:value="11.4" calcext:value-type="float">
            <text:p>11,4</text:p>
          </table:table-cell>
          <table:table-cell office:value-type="float" office:value="-231.8" calcext:value-type="float">
            <text:p>-231,8</text:p>
          </table:table-cell>
          <table:table-cell office:value-type="float" office:value="2154.4" calcext:value-type="float">
            <text:p>2154,4</text:p>
          </table:table-cell>
          <table:table-cell table:number-columns-repeated="16369"/>
        </table:table-row>
        <table:table-row table:style-name="ro1">
          <table:table-cell office:value-type="time" office:time-value="PT13H24M45S" calcext:value-type="time">
            <text:p>13:24:45</text:p>
          </table:table-cell>
          <table:table-cell office:value-type="float" office:value="10" calcext:value-type="float">
            <text:p>10</text:p>
          </table:table-cell>
          <table:table-cell office:value-type="float" office:value="47.476624" calcext:value-type="float">
            <text:p>47,476624</text:p>
          </table:table-cell>
          <table:table-cell office:value-type="float" office:value="0.28775" calcext:value-type="float">
            <text:p>0,28775</text:p>
          </table:table-cell>
          <table:table-cell office:value-type="float" office:value="9506" calcext:value-type="float">
            <text:p>95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2.5" calcext:value-type="float">
            <text:p>-52,5</text:p>
          </table:table-cell>
          <table:table-cell office:value-type="float" office:value="287.6" calcext:value-type="float">
            <text:p>287,6</text:p>
          </table:table-cell>
          <table:table-cell office:value-type="float" office:value="5.5" calcext:value-type="float">
            <text:p>5,5</text:p>
          </table:table-cell>
          <table:table-cell office:value-type="float" office:value="1.6" calcext:value-type="float">
            <text:p>1,6</text:p>
          </table:table-cell>
          <table:table-cell office:value-type="float" office:value="86.8" calcext:value-type="float">
            <text:p>86,8</text:p>
          </table:table-cell>
          <table:table-cell office:value-type="float" office:value="11.4" calcext:value-type="float">
            <text:p>11,4</text:p>
          </table:table-cell>
          <table:table-cell office:value-type="float" office:value="-238.7" calcext:value-type="float">
            <text:p>-238,7</text:p>
          </table:table-cell>
          <table:table-cell office:value-type="float" office:value="2152.9" calcext:value-type="float">
            <text:p>2152,9</text:p>
          </table:table-cell>
          <table:table-cell table:number-columns-repeated="16369"/>
        </table:table-row>
        <table:table-row table:style-name="ro1">
          <table:table-cell office:value-type="time" office:time-value="PT13H24M55S" calcext:value-type="time">
            <text:p>13:24:55</text:p>
          </table:table-cell>
          <table:table-cell office:value-type="float" office:value="10" calcext:value-type="float">
            <text:p>10</text:p>
          </table:table-cell>
          <table:table-cell office:value-type="float" office:value="47.474102" calcext:value-type="float">
            <text:p>47,474102</text:p>
          </table:table-cell>
          <table:table-cell office:value-type="float" office:value="0.289418" calcext:value-type="float">
            <text:p>0,289418</text:p>
          </table:table-cell>
          <table:table-cell office:value-type="float" office:value="9445.8" calcext:value-type="float">
            <text:p>9445,8</text:p>
          </table:table-cell>
          <table:table-cell office:value-type="float" office:value="3.9" calcext:value-type="float">
            <text:p>3,9</text:p>
          </table:table-cell>
          <table:table-cell office:value-type="float" office:value="-0.1" calcext:value-type="float">
            <text:p>-0,1</text:p>
          </table:table-cell>
          <table:table-cell office:value-type="float" office:value="-49.5" calcext:value-type="float">
            <text:p>-49,5</text:p>
          </table:table-cell>
          <table:table-cell office:value-type="float" office:value="290.1" calcext:value-type="float">
            <text:p>290,1</text:p>
          </table:table-cell>
          <table:table-cell office:value-type="float" office:value="5.5" calcext:value-type="float">
            <text:p>5,5</text:p>
          </table:table-cell>
          <table:table-cell office:value-type="float" office:value="1.6" calcext:value-type="float">
            <text:p>1,6</text:p>
          </table:table-cell>
          <table:table-cell office:value-type="float" office:value="86.5" calcext:value-type="float">
            <text:p>86,5</text:p>
          </table:table-cell>
          <table:table-cell office:value-type="float" office:value="11.4" calcext:value-type="float">
            <text:p>11,4</text:p>
          </table:table-cell>
          <table:table-cell office:value-type="float" office:value="-235.7" calcext:value-type="float">
            <text:p>-235,7</text:p>
          </table:table-cell>
          <table:table-cell office:value-type="float" office:value="2152.3" calcext:value-type="float">
            <text:p>2152,3</text:p>
          </table:table-cell>
          <table:table-cell table:number-columns-repeated="16369"/>
        </table:table-row>
        <table:table-row table:style-name="ro1">
          <table:table-cell office:value-type="time" office:time-value="PT13H27M05S" calcext:value-type="time">
            <text:p>13:27:05</text:p>
          </table:table-cell>
          <table:table-cell office:value-type="float" office:value="10" calcext:value-type="float">
            <text:p>10</text:p>
          </table:table-cell>
          <table:table-cell office:value-type="float" office:value="47.440754" calcext:value-type="float">
            <text:p>47,440754</text:p>
          </table:table-cell>
          <table:table-cell office:value-type="float" office:value="0.308102" calcext:value-type="float">
            <text:p>0,308102</text:p>
          </table:table-cell>
          <table:table-cell office:value-type="float" office:value="8657.7" calcext:value-type="float">
            <text:p>8657,7</text:p>
          </table:table-cell>
          <table:table-cell office:value-type="float" office:value="2.6" calcext:value-type="float">
            <text:p>2,6</text:p>
          </table:table-cell>
          <table:table-cell office:value-type="float" office:value="-1.4" calcext:value-type="float">
            <text:p>-1,4</text:p>
          </table:table-cell>
          <table:table-cell office:value-type="float" office:value="-51" calcext:value-type="float">
            <text:p>-51</text:p>
          </table:table-cell>
          <table:table-cell office:value-type="float" office:value="325.9" calcext:value-type="float">
            <text:p>325,9</text:p>
          </table:table-cell>
          <table:table-cell office:value-type="float" office:value="5.8" calcext:value-type="float">
            <text:p>5,8</text:p>
          </table:table-cell>
          <table:table-cell office:value-type="float" office:value="1.5" calcext:value-type="float">
            <text:p>1,5</text:p>
          </table:table-cell>
          <table:table-cell office:value-type="float" office:value="80.5" calcext:value-type="float">
            <text:p>80,5</text:p>
          </table:table-cell>
          <table:table-cell office:value-type="float" office:value="11.4" calcext:value-type="float">
            <text:p>11,4</text:p>
          </table:table-cell>
          <table:table-cell office:value-type="float" office:value="-266.3" calcext:value-type="float">
            <text:p>-266,3</text:p>
          </table:table-cell>
          <table:table-cell office:value-type="float" office:value="2140.1" calcext:value-type="float">
            <text:p>2140,1</text:p>
          </table:table-cell>
          <table:table-cell table:number-columns-repeated="16369"/>
        </table:table-row>
        <table:table-row table:style-name="ro1">
          <table:table-cell office:value-type="time" office:time-value="PT13H27M15S" calcext:value-type="time">
            <text:p>13:27:15</text:p>
          </table:table-cell>
          <table:table-cell office:value-type="float" office:value="10" calcext:value-type="float">
            <text:p>10</text:p>
          </table:table-cell>
          <table:table-cell office:value-type="float" office:value="47.437977" calcext:value-type="float">
            <text:p>47,437977</text:p>
          </table:table-cell>
          <table:table-cell office:value-type="float" office:value="0.309423" calcext:value-type="float">
            <text:p>0,309423</text:p>
          </table:table-cell>
          <table:table-cell office:value-type="float" office:value="8600.9" calcext:value-type="float">
            <text:p>8600,9</text:p>
          </table:table-cell>
          <table:table-cell office:value-type="float" office:value="2.6" calcext:value-type="float">
            <text:p>2,6</text:p>
          </table:table-cell>
          <table:table-cell office:value-type="float" office:value="-1.5" calcext:value-type="float">
            <text:p>-1,5</text:p>
          </table:table-cell>
          <table:table-cell office:value-type="float" office:value="-53" calcext:value-type="float">
            <text:p>-53</text:p>
          </table:table-cell>
          <table:table-cell office:value-type="float" office:value="328.6" calcext:value-type="float">
            <text:p>328,6</text:p>
          </table:table-cell>
          <table:table-cell office:value-type="float" office:value="5.8" calcext:value-type="float">
            <text:p>5,8</text:p>
          </table:table-cell>
          <table:table-cell office:value-type="float" office:value="1.5" calcext:value-type="float">
            <text:p>1,5</text:p>
          </table:table-cell>
          <table:table-cell office:value-type="float" office:value="79.8" calcext:value-type="float">
            <text:p>79,8</text:p>
          </table:table-cell>
          <table:table-cell office:value-type="float" office:value="11.4" calcext:value-type="float">
            <text:p>11,4</text:p>
          </table:table-cell>
          <table:table-cell office:value-type="float" office:value="-239.5" calcext:value-type="float">
            <text:p>-239,5</text:p>
          </table:table-cell>
          <table:table-cell office:value-type="float" office:value="2139.4" calcext:value-type="float">
            <text:p>2139,4</text:p>
          </table:table-cell>
          <table:table-cell table:number-columns-repeated="16369"/>
        </table:table-row>
        <table:table-row table:style-name="ro1">
          <table:table-cell office:value-type="time" office:time-value="PT13H27M25S" calcext:value-type="time">
            <text:p>13:27:25</text:p>
          </table:table-cell>
          <table:table-cell office:value-type="float" office:value="10" calcext:value-type="float">
            <text:p>10</text:p>
          </table:table-cell>
          <table:table-cell office:value-type="float" office:value="47.435116" calcext:value-type="float">
            <text:p>47,435116</text:p>
          </table:table-cell>
          <table:table-cell office:value-type="float" office:value="0.310723" calcext:value-type="float">
            <text:p>0,310723</text:p>
          </table:table-cell>
          <table:table-cell office:value-type="float" office:value="8544.3" calcext:value-type="float">
            <text:p>8544,3</text:p>
          </table:table-cell>
          <table:table-cell office:value-type="float" office:value="2.5" calcext:value-type="float">
            <text:p>2,5</text:p>
          </table:table-cell>
          <table:table-cell office:value-type="float" office:value="-1.5" calcext:value-type="float">
            <text:p>-1,5</text:p>
          </table:table-cell>
          <table:table-cell office:value-type="float" office:value="-54" calcext:value-type="float">
            <text:p>-54</text:p>
          </table:table-cell>
          <table:table-cell office:value-type="float" office:value="331.8" calcext:value-type="float">
            <text:p>331,8</text:p>
          </table:table-cell>
          <table:table-cell office:value-type="float" office:value="5.9" calcext:value-type="float">
            <text:p>5,9</text:p>
          </table:table-cell>
          <table:table-cell office:value-type="float" office:value="1.5" calcext:value-type="float">
            <text:p>1,5</text:p>
          </table:table-cell>
          <table:table-cell office:value-type="float" office:value="79.1" calcext:value-type="float">
            <text:p>79,1</text:p>
          </table:table-cell>
          <table:table-cell office:value-type="float" office:value="11.4" calcext:value-type="float">
            <text:p>11,4</text:p>
          </table:table-cell>
          <table:table-cell office:value-type="float" office:value="-235.5" calcext:value-type="float">
            <text:p>-235,5</text:p>
          </table:table-cell>
          <table:table-cell office:value-type="float" office:value="2138.7" calcext:value-type="float">
            <text:p>2138,7</text:p>
          </table:table-cell>
          <table:table-cell table:number-columns-repeated="16369"/>
        </table:table-row>
        <table:table-row table:style-name="ro1">
          <table:table-cell office:value-type="time" office:time-value="PT13H27M45S" calcext:value-type="time">
            <text:p>13:27:45</text:p>
          </table:table-cell>
          <table:table-cell office:value-type="float" office:value="10" calcext:value-type="float">
            <text:p>10</text:p>
          </table:table-cell>
          <table:table-cell office:value-type="float" office:value="47.429539" calcext:value-type="float">
            <text:p>47,429539</text:p>
          </table:table-cell>
          <table:table-cell office:value-type="float" office:value="0.313532" calcext:value-type="float">
            <text:p>0,313532</text:p>
          </table:table-cell>
          <table:table-cell office:value-type="float" office:value="8432.2" calcext:value-type="float">
            <text:p>8432,2</text:p>
          </table:table-cell>
          <table:table-cell office:value-type="float" office:value="2.2" calcext:value-type="float">
            <text:p>2,2</text:p>
          </table:table-cell>
          <table:table-cell office:value-type="float" office:value="-1.7" calcext:value-type="float">
            <text:p>-1,7</text:p>
          </table:table-cell>
          <table:table-cell office:value-type="float" office:value="-45" calcext:value-type="float">
            <text:p>-45</text:p>
          </table:table-cell>
          <table:table-cell office:value-type="float" office:value="337.2" calcext:value-type="float">
            <text:p>337,2</text:p>
          </table:table-cell>
          <table:table-cell office:value-type="float" office:value="6.1" calcext:value-type="float">
            <text:p>6,1</text:p>
          </table:table-cell>
          <table:table-cell office:value-type="float" office:value="1.5" calcext:value-type="float">
            <text:p>1,5</text:p>
          </table:table-cell>
          <table:table-cell office:value-type="float" office:value="78" calcext:value-type="float">
            <text:p>78</text:p>
          </table:table-cell>
          <table:table-cell office:value-type="float" office:value="11.4" calcext:value-type="float">
            <text:p>11,4</text:p>
          </table:table-cell>
          <table:table-cell office:value-type="float" office:value="-240.7" calcext:value-type="float">
            <text:p>-240,7</text:p>
          </table:table-cell>
          <table:table-cell office:value-type="float" office:value="2137.3" calcext:value-type="float">
            <text:p>2137,3</text:p>
          </table:table-cell>
          <table:table-cell table:number-columns-repeated="16369"/>
        </table:table-row>
        <table:table-row table:style-name="ro1">
          <table:table-cell office:value-type="time" office:time-value="PT13H27M55S" calcext:value-type="time">
            <text:p>13:27:55</text:p>
          </table:table-cell>
          <table:table-cell office:value-type="float" office:value="10" calcext:value-type="float">
            <text:p>10</text:p>
          </table:table-cell>
          <table:table-cell office:value-type="float" office:value="47.426743" calcext:value-type="float">
            <text:p>47,426743</text:p>
          </table:table-cell>
          <table:table-cell office:value-type="float" office:value="0.314802" calcext:value-type="float">
            <text:p>0,314802</text:p>
          </table:table-cell>
          <table:table-cell office:value-type="float" office:value="8374.6" calcext:value-type="float">
            <text:p>8374,6</text:p>
          </table:table-cell>
          <table:table-cell office:value-type="float" office:value="2.2" calcext:value-type="float">
            <text:p>2,2</text:p>
          </table:table-cell>
          <table:table-cell office:value-type="float" office:value="-1.8" calcext:value-type="float">
            <text:p>-1,8</text:p>
          </table:table-cell>
          <table:table-cell office:value-type="float" office:value="-52.2" calcext:value-type="float">
            <text:p>-52,2</text:p>
          </table:table-cell>
          <table:table-cell office:value-type="float" office:value="340" calcext:value-type="float">
            <text:p>340</text:p>
          </table:table-cell>
          <table:table-cell office:value-type="float" office:value="6.2" calcext:value-type="float">
            <text:p>6,2</text:p>
          </table:table-cell>
          <table:table-cell office:value-type="float" office:value="1.5" calcext:value-type="float">
            <text:p>1,5</text:p>
          </table:table-cell>
          <table:table-cell office:value-type="float" office:value="77.7" calcext:value-type="float">
            <text:p>77,7</text:p>
          </table:table-cell>
          <table:table-cell office:value-type="float" office:value="11.4" calcext:value-type="float">
            <text:p>11,4</text:p>
          </table:table-cell>
          <table:table-cell office:value-type="float" office:value="-233.2" calcext:value-type="float">
            <text:p>-233,2</text:p>
          </table:table-cell>
          <table:table-cell office:value-type="float" office:value="2136.7" calcext:value-type="float">
            <text:p>2136,7</text:p>
          </table:table-cell>
          <table:table-cell table:number-columns-repeated="16369"/>
        </table:table-row>
        <table:table-row table:style-name="ro1">
          <table:table-cell office:value-type="time" office:time-value="PT13H28M05S" calcext:value-type="time">
            <text:p>13:28:05</text:p>
          </table:table-cell>
          <table:table-cell office:value-type="float" office:value="10" calcext:value-type="float">
            <text:p>10</text:p>
          </table:table-cell>
          <table:table-cell office:value-type="float" office:value="47.424038" calcext:value-type="float">
            <text:p>47,424038</text:p>
          </table:table-cell>
          <table:table-cell office:value-type="float" office:value="0.316127" calcext:value-type="float">
            <text:p>0,316127</text:p>
          </table:table-cell>
          <table:table-cell office:value-type="float" office:value="8319.8" calcext:value-type="float">
            <text:p>8319,8</text:p>
          </table:table-cell>
          <table:table-cell office:value-type="float" office:value="2.1" calcext:value-type="float">
            <text:p>2,1</text:p>
          </table:table-cell>
          <table:table-cell office:value-type="float" office:value="-1.9" calcext:value-type="float">
            <text:p>-1,9</text:p>
          </table:table-cell>
          <table:table-cell office:value-type="float" office:value="-44" calcext:value-type="float">
            <text:p>-44</text:p>
          </table:table-cell>
          <table:table-cell office:value-type="float" office:value="342.9" calcext:value-type="float">
            <text:p>342,9</text:p>
          </table:table-cell>
          <table:table-cell office:value-type="float" office:value="6.3" calcext:value-type="float">
            <text:p>6,3</text:p>
          </table:table-cell>
          <table:table-cell office:value-type="float" office:value="1.5" calcext:value-type="float">
            <text:p>1,5</text:p>
          </table:table-cell>
          <table:table-cell office:value-type="float" office:value="77.1" calcext:value-type="float">
            <text:p>77,1</text:p>
          </table:table-cell>
          <table:table-cell office:value-type="float" office:value="11.4" calcext:value-type="float">
            <text:p>11,4</text:p>
          </table:table-cell>
          <table:table-cell office:value-type="float" office:value="-233.8" calcext:value-type="float">
            <text:p>-233,8</text:p>
          </table:table-cell>
          <table:table-cell office:value-type="float" office:value="2135.9" calcext:value-type="float">
            <text:p>2135,9</text:p>
          </table:table-cell>
          <table:table-cell table:number-columns-repeated="16369"/>
        </table:table-row>
        <table:table-row table:style-name="ro1">
          <table:table-cell office:value-type="time" office:time-value="PT13H28M15S" calcext:value-type="time">
            <text:p>13:28:15</text:p>
          </table:table-cell>
          <table:table-cell office:value-type="float" office:value="10" calcext:value-type="float">
            <text:p>10</text:p>
          </table:table-cell>
          <table:table-cell office:value-type="float" office:value="47.421394" calcext:value-type="float">
            <text:p>47,421394</text:p>
          </table:table-cell>
          <table:table-cell office:value-type="float" office:value="0.317417" calcext:value-type="float">
            <text:p>0,317417</text:p>
          </table:table-cell>
          <table:table-cell office:value-type="float" office:value="8264.8" calcext:value-type="float">
            <text:p>8264,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42.2" calcext:value-type="float">
            <text:p>-42,2</text:p>
          </table:table-cell>
          <table:table-cell office:value-type="float" office:value="345.7" calcext:value-type="float">
            <text:p>345,7</text:p>
          </table:table-cell>
          <table:table-cell office:value-type="float" office:value="6.3" calcext:value-type="float">
            <text:p>6,3</text:p>
          </table:table-cell>
          <table:table-cell office:value-type="float" office:value="1.4" calcext:value-type="float">
            <text:p>1,4</text:p>
          </table:table-cell>
          <table:table-cell office:value-type="float" office:value="76.8" calcext:value-type="float">
            <text:p>76,8</text:p>
          </table:table-cell>
          <table:table-cell office:value-type="float" office:value="11.4" calcext:value-type="float">
            <text:p>11,4</text:p>
          </table:table-cell>
          <table:table-cell office:value-type="float" office:value="-228.6" calcext:value-type="float">
            <text:p>-228,6</text:p>
          </table:table-cell>
          <table:table-cell office:value-type="float" office:value="2135.2" calcext:value-type="float">
            <text:p>2135,2</text:p>
          </table:table-cell>
          <table:table-cell table:number-columns-repeated="16369"/>
        </table:table-row>
        <table:table-row table:style-name="ro1">
          <table:table-cell office:value-type="time" office:time-value="PT13H28M25S" calcext:value-type="time">
            <text:p>13:28:25</text:p>
          </table:table-cell>
          <table:table-cell office:value-type="float" office:value="10" calcext:value-type="float">
            <text:p>10</text:p>
          </table:table-cell>
          <table:table-cell office:value-type="float" office:value="47.418961" calcext:value-type="float">
            <text:p>47,418961</text:p>
          </table:table-cell>
          <table:table-cell office:value-type="float" office:value="0.318873" calcext:value-type="float">
            <text:p>0,318873</text:p>
          </table:table-cell>
          <table:table-cell office:value-type="float" office:value="8210.5" calcext:value-type="float">
            <text:p>8210,5</text:p>
          </table:table-cell>
          <table:table-cell office:value-type="float" office:value="1.9" calcext:value-type="float">
            <text:p>1,9</text:p>
          </table:table-cell>
          <table:table-cell office:value-type="float" office:value="-2" calcext:value-type="float">
            <text:p>-2</text:p>
          </table:table-cell>
          <table:table-cell office:value-type="float" office:value="-49.2" calcext:value-type="float">
            <text:p>-49,2</text:p>
          </table:table-cell>
          <table:table-cell office:value-type="float" office:value="348.4" calcext:value-type="float">
            <text:p>348,4</text:p>
          </table:table-cell>
          <table:table-cell office:value-type="float" office:value="6.4" calcext:value-type="float">
            <text:p>6,4</text:p>
          </table:table-cell>
          <table:table-cell office:value-type="float" office:value="1.4" calcext:value-type="float">
            <text:p>1,4</text:p>
          </table:table-cell>
          <table:table-cell office:value-type="float" office:value="76.2" calcext:value-type="float">
            <text:p>76,2</text:p>
          </table:table-cell>
          <table:table-cell office:value-type="float" office:value="11.4" calcext:value-type="float">
            <text:p>11,4</text:p>
          </table:table-cell>
          <table:table-cell office:value-type="float" office:value="-232.7" calcext:value-type="float">
            <text:p>-232,7</text:p>
          </table:table-cell>
          <table:table-cell office:value-type="float" office:value="2134.6" calcext:value-type="float">
            <text:p>2134,6</text:p>
          </table:table-cell>
          <table:table-cell table:number-columns-repeated="16369"/>
        </table:table-row>
        <table:table-row table:style-name="ro1">
          <table:table-cell office:value-type="time" office:time-value="PT13H28M45S" calcext:value-type="time">
            <text:p>13:28:45</text:p>
          </table:table-cell>
          <table:table-cell office:value-type="float" office:value="10" calcext:value-type="float">
            <text:p>10</text:p>
          </table:table-cell>
          <table:table-cell office:value-type="float" office:value="47.413982" calcext:value-type="float">
            <text:p>47,413982</text:p>
          </table:table-cell>
          <table:table-cell office:value-type="float" office:value="0.32137" calcext:value-type="float">
            <text:p>0,32137</text:p>
          </table:table-cell>
          <table:table-cell office:value-type="float" office:value="8095.5" calcext:value-type="float">
            <text:p>8095,5</text:p>
          </table:table-cell>
          <table:table-cell office:value-type="float" office:value="1.8" calcext:value-type="float">
            <text:p>1,8</text:p>
          </table:table-cell>
          <table:table-cell office:value-type="float" office:value="-2.2" calcext:value-type="float">
            <text:p>-2,2</text:p>
          </table:table-cell>
          <table:table-cell office:value-type="float" office:value="-47.2" calcext:value-type="float">
            <text:p>-47,2</text:p>
          </table:table-cell>
          <table:table-cell office:value-type="float" office:value="354.1" calcext:value-type="float">
            <text:p>354,1</text:p>
          </table:table-cell>
          <table:table-cell office:value-type="float" office:value="6.5" calcext:value-type="float">
            <text:p>6,5</text:p>
          </table:table-cell>
          <table:table-cell office:value-type="float" office:value="1.4" calcext:value-type="float">
            <text:p>1,4</text:p>
          </table:table-cell>
          <table:table-cell office:value-type="float" office:value="75.1" calcext:value-type="float">
            <text:p>75,1</text:p>
          </table:table-cell>
          <table:table-cell office:value-type="float" office:value="11.4" calcext:value-type="float">
            <text:p>11,4</text:p>
          </table:table-cell>
          <table:table-cell office:value-type="float" office:value="-260.2" calcext:value-type="float">
            <text:p>-260,2</text:p>
          </table:table-cell>
          <table:table-cell office:value-type="float" office:value="2133.1" calcext:value-type="float">
            <text:p>2133,1</text:p>
          </table:table-cell>
          <table:table-cell table:number-columns-repeated="16369"/>
        </table:table-row>
        <table:table-row table:style-name="ro1">
          <table:table-cell office:value-type="time" office:time-value="PT13H28M55S" calcext:value-type="time">
            <text:p>13:28:55</text:p>
          </table:table-cell>
          <table:table-cell office:value-type="float" office:value="10" calcext:value-type="float">
            <text:p>10</text:p>
          </table:table-cell>
          <table:table-cell office:value-type="float" office:value="47.411606" calcext:value-type="float">
            <text:p>47,411606</text:p>
          </table:table-cell>
          <table:table-cell office:value-type="float" office:value="0.322627" calcext:value-type="float">
            <text:p>0,322627</text:p>
          </table:table-cell>
          <table:table-cell office:value-type="float" office:value="8041.5" calcext:value-type="float">
            <text:p>8041,5</text:p>
          </table:table-cell>
          <table:table-cell office:value-type="float" office:value="1.6" calcext:value-type="float">
            <text:p>1,6</text:p>
          </table:table-cell>
          <table:table-cell office:value-type="float" office:value="-2.2" calcext:value-type="float">
            <text:p>-2,2</text:p>
          </table:table-cell>
          <table:table-cell office:value-type="float" office:value="-53.2" calcext:value-type="float">
            <text:p>-53,2</text:p>
          </table:table-cell>
          <table:table-cell office:value-type="float" office:value="356.9" calcext:value-type="float">
            <text:p>356,9</text:p>
          </table:table-cell>
          <table:table-cell office:value-type="float" office:value="6.5" calcext:value-type="float">
            <text:p>6,5</text:p>
          </table:table-cell>
          <table:table-cell office:value-type="float" office:value="1.4" calcext:value-type="float">
            <text:p>1,4</text:p>
          </table:table-cell>
          <table:table-cell office:value-type="float" office:value="74.7" calcext:value-type="float">
            <text:p>74,7</text:p>
          </table:table-cell>
          <table:table-cell office:value-type="float" office:value="11.4" calcext:value-type="float">
            <text:p>11,4</text:p>
          </table:table-cell>
          <table:table-cell office:value-type="float" office:value="-228.4" calcext:value-type="float">
            <text:p>-228,4</text:p>
          </table:table-cell>
          <table:table-cell office:value-type="float" office:value="2132.5" calcext:value-type="float">
            <text:p>2132,5</text:p>
          </table:table-cell>
          <table:table-cell table:number-columns-repeated="16369"/>
        </table:table-row>
        <table:table-row table:style-name="ro1">
          <table:table-cell office:value-type="time" office:time-value="PT13H29M05S" calcext:value-type="time">
            <text:p>13:29:05</text:p>
          </table:table-cell>
          <table:table-cell office:value-type="float" office:value="10" calcext:value-type="float">
            <text:p>10</text:p>
          </table:table-cell>
          <table:table-cell office:value-type="float" office:value="47.409344" calcext:value-type="float">
            <text:p>47,409344</text:p>
          </table:table-cell>
          <table:table-cell office:value-type="float" office:value="0.323808" calcext:value-type="float">
            <text:p>0,323808</text:p>
          </table:table-cell>
          <table:table-cell office:value-type="float" office:value="7984.3" calcext:value-type="float">
            <text:p>7984,3</text:p>
          </table:table-cell>
          <table:table-cell office:value-type="float" office:value="1.6" calcext:value-type="float">
            <text:p>1,6</text:p>
          </table:table-cell>
          <table:table-cell office:value-type="float" office:value="-2.3" calcext:value-type="float">
            <text:p>-2,3</text:p>
          </table:table-cell>
          <table:table-cell office:value-type="float" office:value="-46.5" calcext:value-type="float">
            <text:p>-46,5</text:p>
          </table:table-cell>
          <table:table-cell office:value-type="float" office:value="359.9" calcext:value-type="float">
            <text:p>359,9</text:p>
          </table:table-cell>
          <table:table-cell office:value-type="float" office:value="6.6" calcext:value-type="float">
            <text:p>6,6</text:p>
          </table:table-cell>
          <table:table-cell office:value-type="float" office:value="1.4" calcext:value-type="float">
            <text:p>1,4</text:p>
          </table:table-cell>
          <table:table-cell office:value-type="float" office:value="74.2" calcext:value-type="float">
            <text:p>74,2</text:p>
          </table:table-cell>
          <table:table-cell office:value-type="float" office:value="11.4" calcext:value-type="float">
            <text:p>11,4</text:p>
          </table:table-cell>
          <table:table-cell office:value-type="float" office:value="-229.2" calcext:value-type="float">
            <text:p>-229,2</text:p>
          </table:table-cell>
          <table:table-cell office:value-type="float" office:value="2131.8" calcext:value-type="float">
            <text:p>2131,8</text:p>
          </table:table-cell>
          <table:table-cell table:number-columns-repeated="16369"/>
        </table:table-row>
        <table:table-row table:style-name="ro1">
          <table:table-cell office:value-type="time" office:time-value="PT13H29M15S" calcext:value-type="time">
            <text:p>13:29:15</text:p>
          </table:table-cell>
          <table:table-cell office:value-type="float" office:value="10" calcext:value-type="float">
            <text:p>10</text:p>
          </table:table-cell>
          <table:table-cell office:value-type="float" office:value="47.407074" calcext:value-type="float">
            <text:p>47,407074</text:p>
          </table:table-cell>
          <table:table-cell office:value-type="float" office:value="0.324938" calcext:value-type="float">
            <text:p>0,324938</text:p>
          </table:table-cell>
          <table:table-cell office:value-type="float" office:value="7928.8" calcext:value-type="float">
            <text:p>7928,8</text:p>
          </table:table-cell>
          <table:table-cell office:value-type="float" office:value="1.5" calcext:value-type="float">
            <text:p>1,5</text:p>
          </table:table-cell>
          <table:table-cell office:value-type="float" office:value="-2.4" calcext:value-type="float">
            <text:p>-2,4</text:p>
          </table:table-cell>
          <table:table-cell office:value-type="float" office:value="-44.8" calcext:value-type="float">
            <text:p>-44,8</text:p>
          </table:table-cell>
          <table:table-cell office:value-type="float" office:value="362.7" calcext:value-type="float">
            <text:p>362,7</text:p>
          </table:table-cell>
          <table:table-cell office:value-type="float" office:value="6.6" calcext:value-type="float">
            <text:p>6,6</text:p>
          </table:table-cell>
          <table:table-cell office:value-type="float" office:value="1.4" calcext:value-type="float">
            <text:p>1,4</text:p>
          </table:table-cell>
          <table:table-cell office:value-type="float" office:value="73.8" calcext:value-type="float">
            <text:p>73,8</text:p>
          </table:table-cell>
          <table:table-cell office:value-type="float" office:value="11.4" calcext:value-type="float">
            <text:p>11,4</text:p>
          </table:table-cell>
          <table:table-cell office:value-type="float" office:value="-231.5" calcext:value-type="float">
            <text:p>-231,5</text:p>
          </table:table-cell>
          <table:table-cell office:value-type="float" office:value="2131.2" calcext:value-type="float">
            <text:p>2131,2</text:p>
          </table:table-cell>
          <table:table-cell table:number-columns-repeated="16369"/>
        </table:table-row>
        <table:table-row table:style-name="ro1">
          <table:table-cell office:value-type="time" office:time-value="PT13H29M25S" calcext:value-type="time">
            <text:p>13:29:25</text:p>
          </table:table-cell>
          <table:table-cell office:value-type="float" office:value="10" calcext:value-type="float">
            <text:p>10</text:p>
          </table:table-cell>
          <table:table-cell office:value-type="float" office:value="47.404758" calcext:value-type="float">
            <text:p>47,404758</text:p>
          </table:table-cell>
          <table:table-cell office:value-type="float" office:value="0.326" calcext:value-type="float">
            <text:p>0,326</text:p>
          </table:table-cell>
          <table:table-cell office:value-type="float" office:value="7874" calcext:value-type="float">
            <text:p>7874</text:p>
          </table:table-cell>
          <table:table-cell office:value-type="float" office:value="1.4" calcext:value-type="float">
            <text:p>1,4</text:p>
          </table:table-cell>
          <table:table-cell office:value-type="float" office:value="-2.5" calcext:value-type="float">
            <text:p>-2,5</text:p>
          </table:table-cell>
          <table:table-cell office:value-type="float" office:value="-39.2" calcext:value-type="float">
            <text:p>-39,2</text:p>
          </table:table-cell>
          <table:table-cell office:value-type="float" office:value="365.5" calcext:value-type="float">
            <text:p>365,5</text:p>
          </table:table-cell>
          <table:table-cell office:value-type="float" office:value="6.7" calcext:value-type="float">
            <text:p>6,7</text:p>
          </table:table-cell>
          <table:table-cell office:value-type="float" office:value="1.4" calcext:value-type="float">
            <text:p>1,4</text:p>
          </table:table-cell>
          <table:table-cell office:value-type="float" office:value="73.3" calcext:value-type="float">
            <text:p>73,3</text:p>
          </table:table-cell>
          <table:table-cell office:value-type="float" office:value="11.4" calcext:value-type="float">
            <text:p>11,4</text:p>
          </table:table-cell>
          <table:table-cell office:value-type="float" office:value="-227.8" calcext:value-type="float">
            <text:p>-227,8</text:p>
          </table:table-cell>
          <table:table-cell office:value-type="float" office:value="2130.5" calcext:value-type="float">
            <text:p>2130,5</text:p>
          </table:table-cell>
          <table:table-cell table:number-columns-repeated="16369"/>
        </table:table-row>
        <table:table-row table:style-name="ro1">
          <table:table-cell office:value-type="time" office:time-value="PT13H29M45S" calcext:value-type="time">
            <text:p>13:29:45</text:p>
          </table:table-cell>
          <table:table-cell office:value-type="float" office:value="10" calcext:value-type="float">
            <text:p>10</text:p>
          </table:table-cell>
          <table:table-cell office:value-type="float" office:value="47.400223" calcext:value-type="float">
            <text:p>47,400223</text:p>
          </table:table-cell>
          <table:table-cell office:value-type="float" office:value="0.328003" calcext:value-type="float">
            <text:p>0,328003</text:p>
          </table:table-cell>
          <table:table-cell office:value-type="float" office:value="7766" calcext:value-type="float">
            <text:p>7766</text:p>
          </table:table-cell>
          <table:table-cell office:value-type="float" office:value="1.2" calcext:value-type="float">
            <text:p>1,2</text:p>
          </table:table-cell>
          <table:table-cell office:value-type="float" office:value="-2.6" calcext:value-type="float">
            <text:p>-2,6</text:p>
          </table:table-cell>
          <table:table-cell office:value-type="float" office:value="-42.2" calcext:value-type="float">
            <text:p>-42,2</text:p>
          </table:table-cell>
          <table:table-cell office:value-type="float" office:value="371.3" calcext:value-type="float">
            <text:p>371,3</text:p>
          </table:table-cell>
          <table:table-cell office:value-type="float" office:value="6.8" calcext:value-type="float">
            <text:p>6,8</text:p>
          </table:table-cell>
          <table:table-cell office:value-type="float" office:value="1.4" calcext:value-type="float">
            <text:p>1,4</text:p>
          </table:table-cell>
          <table:table-cell office:value-type="float" office:value="72" calcext:value-type="float">
            <text:p>72</text:p>
          </table:table-cell>
          <table:table-cell office:value-type="float" office:value="11.4" calcext:value-type="float">
            <text:p>11,4</text:p>
          </table:table-cell>
          <table:table-cell office:value-type="float" office:value="-235.1" calcext:value-type="float">
            <text:p>-235,1</text:p>
          </table:table-cell>
          <table:table-cell office:value-type="float" office:value="2129.1" calcext:value-type="float">
            <text:p>2129,1</text:p>
          </table:table-cell>
          <table:table-cell table:number-columns-repeated="16369"/>
        </table:table-row>
        <table:table-row table:style-name="ro1">
          <table:table-cell office:value-type="time" office:time-value="PT13H29M55S" calcext:value-type="time">
            <text:p>13:29:55</text:p>
          </table:table-cell>
          <table:table-cell office:value-type="float" office:value="10" calcext:value-type="float">
            <text:p>10</text:p>
          </table:table-cell>
          <table:table-cell office:value-type="float" office:value="47.398087" calcext:value-type="float">
            <text:p>47,398087</text:p>
          </table:table-cell>
          <table:table-cell office:value-type="float" office:value="0.328965" calcext:value-type="float">
            <text:p>0,328965</text:p>
          </table:table-cell>
          <table:table-cell office:value-type="float" office:value="7713.8" calcext:value-type="float">
            <text:p>7713,8</text:p>
          </table:table-cell>
          <table:table-cell office:value-type="float" office:value="1.2" calcext:value-type="float">
            <text:p>1,2</text:p>
          </table:table-cell>
          <table:table-cell office:value-type="float" office:value="-2.7" calcext:value-type="float">
            <text:p>-2,7</text:p>
          </table:table-cell>
          <table:table-cell office:value-type="float" office:value="-41.8" calcext:value-type="float">
            <text:p>-41,8</text:p>
          </table:table-cell>
          <table:table-cell office:value-type="float" office:value="374.1" calcext:value-type="float">
            <text:p>374,1</text:p>
          </table:table-cell>
          <table:table-cell office:value-type="float" office:value="6.9" calcext:value-type="float">
            <text:p>6,9</text:p>
          </table:table-cell>
          <table:table-cell office:value-type="float" office:value="1.4" calcext:value-type="float">
            <text:p>1,4</text:p>
          </table:table-cell>
          <table:table-cell office:value-type="float" office:value="71.6" calcext:value-type="float">
            <text:p>71,6</text:p>
          </table:table-cell>
          <table:table-cell office:value-type="float" office:value="11.4" calcext:value-type="float">
            <text:p>11,4</text:p>
          </table:table-cell>
          <table:table-cell office:value-type="float" office:value="-236.4" calcext:value-type="float">
            <text:p>-236,4</text:p>
          </table:table-cell>
          <table:table-cell office:value-type="float" office:value="2128.4" calcext:value-type="float">
            <text:p>2128,4</text:p>
          </table:table-cell>
          <table:table-cell table:number-columns-repeated="16369"/>
        </table:table-row>
        <table:table-row table:style-name="ro1">
          <table:table-cell office:value-type="time" office:time-value="PT13H32M05S" calcext:value-type="time">
            <text:p>13:32:05</text:p>
          </table:table-cell>
          <table:table-cell office:value-type="float" office:value="10" calcext:value-type="float">
            <text:p>10</text:p>
          </table:table-cell>
          <table:table-cell office:value-type="float" office:value="47.374641" calcext:value-type="float">
            <text:p>47,374641</text:p>
          </table:table-cell>
          <table:table-cell office:value-type="float" office:value="0.340563" calcext:value-type="float">
            <text:p>0,340563</text:p>
          </table:table-cell>
          <table:table-cell office:value-type="float" office:value="7048.8" calcext:value-type="float">
            <text:p>7048,8</text:p>
          </table:table-cell>
          <table:table-cell office:value-type="float" office:value="0.4" calcext:value-type="float">
            <text:p>0,4</text:p>
          </table:table-cell>
          <table:table-cell office:value-type="float" office:value="-3.1" calcext:value-type="float">
            <text:p>-3,1</text:p>
          </table:table-cell>
          <table:table-cell office:value-type="float" office:value="-41" calcext:value-type="float">
            <text:p>-41</text:p>
          </table:table-cell>
          <table:table-cell office:value-type="float" office:value="411.1" calcext:value-type="float">
            <text:p>411,1</text:p>
          </table:table-cell>
          <table:table-cell office:value-type="float" office:value="7.3" calcext:value-type="float">
            <text:p>7,3</text:p>
          </table:table-cell>
          <table:table-cell office:value-type="float" office:value="1.2" calcext:value-type="float">
            <text:p>1,2</text:p>
          </table:table-cell>
          <table:table-cell office:value-type="float" office:value="62.3" calcext:value-type="float">
            <text:p>62,3</text:p>
          </table:table-cell>
          <table:table-cell office:value-type="float" office:value="11.4" calcext:value-type="float">
            <text:p>11,4</text:p>
          </table:table-cell>
          <table:table-cell office:value-type="float" office:value="-236" calcext:value-type="float">
            <text:p>-236</text:p>
          </table:table-cell>
          <table:table-cell office:value-type="float" office:value="2116.2" calcext:value-type="float">
            <text:p>2116,2</text:p>
          </table:table-cell>
          <table:table-cell table:number-columns-repeated="16369"/>
        </table:table-row>
        <table:table-row table:style-name="ro1">
          <table:table-cell office:value-type="time" office:time-value="PT13H32M15S" calcext:value-type="time">
            <text:p>13:32:15</text:p>
          </table:table-cell>
          <table:table-cell office:value-type="float" office:value="10" calcext:value-type="float">
            <text:p>10</text:p>
          </table:table-cell>
          <table:table-cell office:value-type="float" office:value="47.37291" calcext:value-type="float">
            <text:p>47,37291</text:p>
          </table:table-cell>
          <table:table-cell office:value-type="float" office:value="0.341295" calcext:value-type="float">
            <text:p>0,341295</text:p>
          </table:table-cell>
          <table:table-cell office:value-type="float" office:value="6998.4" calcext:value-type="float">
            <text:p>6998,4</text:p>
          </table:table-cell>
          <table:table-cell office:value-type="float" office:value="0.4" calcext:value-type="float">
            <text:p>0,4</text:p>
          </table:table-cell>
          <table:table-cell office:value-type="float" office:value="-3.1" calcext:value-type="float">
            <text:p>-3,1</text:p>
          </table:table-cell>
          <table:table-cell office:value-type="float" office:value="-42" calcext:value-type="float">
            <text:p>-42</text:p>
          </table:table-cell>
          <table:table-cell office:value-type="float" office:value="414.1" calcext:value-type="float">
            <text:p>414,1</text:p>
          </table:table-cell>
          <table:table-cell office:value-type="float" office:value="7.3" calcext:value-type="float">
            <text:p>7,3</text:p>
          </table:table-cell>
          <table:table-cell office:value-type="float" office:value="1.2" calcext:value-type="float">
            <text:p>1,2</text:p>
          </table:table-cell>
          <table:table-cell office:value-type="float" office:value="62" calcext:value-type="float">
            <text:p>62</text:p>
          </table:table-cell>
          <table:table-cell office:value-type="float" office:value="11.4" calcext:value-type="float">
            <text:p>11,4</text:p>
          </table:table-cell>
          <table:table-cell office:value-type="float" office:value="-229.9" calcext:value-type="float">
            <text:p>-229,9</text:p>
          </table:table-cell>
          <table:table-cell office:value-type="float" office:value="2115.6" calcext:value-type="float">
            <text:p>2115,6</text:p>
          </table:table-cell>
          <table:table-cell table:number-columns-repeated="16369"/>
        </table:table-row>
        <table:table-row table:style-name="ro1">
          <table:table-cell office:value-type="time" office:time-value="PT13H32M25S" calcext:value-type="time">
            <text:p>13:32:25</text:p>
          </table:table-cell>
          <table:table-cell office:value-type="float" office:value="10" calcext:value-type="float">
            <text:p>10</text:p>
          </table:table-cell>
          <table:table-cell office:value-type="float" office:value="47.371193" calcext:value-type="float">
            <text:p>47,371193</text:p>
          </table:table-cell>
          <table:table-cell office:value-type="float" office:value="0.34204" calcext:value-type="float">
            <text:p>0,34204</text:p>
          </table:table-cell>
          <table:table-cell office:value-type="float" office:value="6946.8" calcext:value-type="float">
            <text:p>6946,8</text:p>
          </table:table-cell>
          <table:table-cell office:value-type="float" office:value="0.2" calcext:value-type="float">
            <text:p>0,2</text:p>
          </table:table-cell>
          <table:table-cell office:value-type="float" office:value="-3.1" calcext:value-type="float">
            <text:p>-3,1</text:p>
          </table:table-cell>
          <table:table-cell office:value-type="float" office:value="-34.2" calcext:value-type="float">
            <text:p>-34,2</text:p>
          </table:table-cell>
          <table:table-cell office:value-type="float" office:value="417.2" calcext:value-type="float">
            <text:p>417,2</text:p>
          </table:table-cell>
          <table:table-cell office:value-type="float" office:value="7.3" calcext:value-type="float">
            <text:p>7,3</text:p>
          </table:table-cell>
          <table:table-cell office:value-type="float" office:value="1.2" calcext:value-type="float">
            <text:p>1,2</text:p>
          </table:table-cell>
          <table:table-cell office:value-type="float" office:value="61.5" calcext:value-type="float">
            <text:p>61,5</text:p>
          </table:table-cell>
          <table:table-cell office:value-type="float" office:value="11.4" calcext:value-type="float">
            <text:p>11,4</text:p>
          </table:table-cell>
          <table:table-cell office:value-type="float" office:value="-251" calcext:value-type="float">
            <text:p>-251</text:p>
          </table:table-cell>
          <table:table-cell office:value-type="float" office:value="2114.9" calcext:value-type="float">
            <text:p>2114,9</text:p>
          </table:table-cell>
          <table:table-cell table:number-columns-repeated="16369"/>
        </table:table-row>
        <table:table-row table:style-name="ro1">
          <table:table-cell office:value-type="time" office:time-value="PT13H32M45S" calcext:value-type="time">
            <text:p>13:32:45</text:p>
          </table:table-cell>
          <table:table-cell office:value-type="float" office:value="10" calcext:value-type="float">
            <text:p>10</text:p>
          </table:table-cell>
          <table:table-cell office:value-type="float" office:value="47.367996" calcext:value-type="float">
            <text:p>47,367996</text:p>
          </table:table-cell>
          <table:table-cell office:value-type="float" office:value="0.343583" calcext:value-type="float">
            <text:p>0,343583</text:p>
          </table:table-cell>
          <table:table-cell office:value-type="float" office:value="6844.4" calcext:value-type="float">
            <text:p>6844,4</text:p>
          </table:table-cell>
          <table:table-cell office:value-type="float" office:value="0.2" calcext:value-type="float">
            <text:p>0,2</text:p>
          </table:table-cell>
          <table:table-cell office:value-type="float" office:value="-3.2" calcext:value-type="float">
            <text:p>-3,2</text:p>
          </table:table-cell>
          <table:table-cell office:value-type="float" office:value="-40.8" calcext:value-type="float">
            <text:p>-40,8</text:p>
          </table:table-cell>
          <table:table-cell office:value-type="float" office:value="423.4" calcext:value-type="float">
            <text:p>423,4</text:p>
          </table:table-cell>
          <table:table-cell office:value-type="float" office:value="7.4" calcext:value-type="float">
            <text:p>7,4</text:p>
          </table:table-cell>
          <table:table-cell office:value-type="float" office:value="1.1" calcext:value-type="float">
            <text:p>1,1</text:p>
          </table:table-cell>
          <table:table-cell office:value-type="float" office:value="60.3" calcext:value-type="float">
            <text:p>60,3</text:p>
          </table:table-cell>
          <table:table-cell office:value-type="float" office:value="11.4" calcext:value-type="float">
            <text:p>11,4</text:p>
          </table:table-cell>
          <table:table-cell office:value-type="float" office:value="-249.3" calcext:value-type="float">
            <text:p>-249,3</text:p>
          </table:table-cell>
          <table:table-cell office:value-type="float" office:value="2113.5" calcext:value-type="float">
            <text:p>2113,5</text:p>
          </table:table-cell>
          <table:table-cell table:number-columns-repeated="16369"/>
        </table:table-row>
        <table:table-row table:style-name="ro1">
          <table:table-cell office:value-type="time" office:time-value="PT13H32M55S" calcext:value-type="time">
            <text:p>13:32:55</text:p>
          </table:table-cell>
          <table:table-cell office:value-type="float" office:value="10" calcext:value-type="float">
            <text:p>10</text:p>
          </table:table-cell>
          <table:table-cell office:value-type="float" office:value="47.366348" calcext:value-type="float">
            <text:p>47,366348</text:p>
          </table:table-cell>
          <table:table-cell office:value-type="float" office:value="0.344273" calcext:value-type="float">
            <text:p>0,344273</text:p>
          </table:table-cell>
          <table:table-cell office:value-type="float" office:value="6789.8" calcext:value-type="float">
            <text:p>6789,8</text:p>
          </table:table-cell>
          <table:table-cell office:value-type="float" office:value="0.1" calcext:value-type="float">
            <text:p>0,1</text:p>
          </table:table-cell>
          <table:table-cell office:value-type="float" office:value="-3.2" calcext:value-type="float">
            <text:p>-3,2</text:p>
          </table:table-cell>
          <table:table-cell office:value-type="float" office:value="-35" calcext:value-type="float">
            <text:p>-35</text:p>
          </table:table-cell>
          <table:table-cell office:value-type="float" office:value="426.5" calcext:value-type="float">
            <text:p>426,5</text:p>
          </table:table-cell>
          <table:table-cell office:value-type="float" office:value="7.5" calcext:value-type="float">
            <text:p>7,5</text:p>
          </table:table-cell>
          <table:table-cell office:value-type="float" office:value="1.1" calcext:value-type="float">
            <text:p>1,1</text:p>
          </table:table-cell>
          <table:table-cell office:value-type="float" office:value="59.2" calcext:value-type="float">
            <text:p>59,2</text:p>
          </table:table-cell>
          <table:table-cell office:value-type="float" office:value="11.4" calcext:value-type="float">
            <text:p>11,4</text:p>
          </table:table-cell>
          <table:table-cell office:value-type="float" office:value="-226" calcext:value-type="float">
            <text:p>-226</text:p>
          </table:table-cell>
          <table:table-cell office:value-type="float" office:value="2112.8" calcext:value-type="float">
            <text:p>2112,8</text:p>
          </table:table-cell>
          <table:table-cell table:number-columns-repeated="16369"/>
        </table:table-row>
        <table:table-row table:style-name="ro1">
          <table:table-cell office:value-type="time" office:time-value="PT13H33M05S" calcext:value-type="time">
            <text:p>13:33:05</text:p>
          </table:table-cell>
          <table:table-cell office:value-type="float" office:value="10" calcext:value-type="float">
            <text:p>10</text:p>
          </table:table-cell>
          <table:table-cell office:value-type="float" office:value="47.364807" calcext:value-type="float">
            <text:p>47,364807</text:p>
          </table:table-cell>
          <table:table-cell office:value-type="float" office:value="0.344982" calcext:value-type="float">
            <text:p>0,344982</text:p>
          </table:table-cell>
          <table:table-cell office:value-type="float" office:value="6739.1" calcext:value-type="float">
            <text:p>6739,1</text:p>
          </table:table-cell>
          <table:table-cell office:value-type="float" office:value="0.1" calcext:value-type="float">
            <text:p>0,1</text:p>
          </table:table-cell>
          <table:table-cell office:value-type="float" office:value="-3.2" calcext:value-type="float">
            <text:p>-3,2</text:p>
          </table:table-cell>
          <table:table-cell office:value-type="float" office:value="-38" calcext:value-type="float">
            <text:p>-38</text:p>
          </table:table-cell>
          <table:table-cell office:value-type="float" office:value="429.4" calcext:value-type="float">
            <text:p>429,4</text:p>
          </table:table-cell>
          <table:table-cell office:value-type="float" office:value="7.5" calcext:value-type="float">
            <text:p>7,5</text:p>
          </table:table-cell>
          <table:table-cell office:value-type="float" office:value="1.1" calcext:value-type="float">
            <text:p>1,1</text:p>
          </table:table-cell>
          <table:table-cell office:value-type="float" office:value="58.2" calcext:value-type="float">
            <text:p>58,2</text:p>
          </table:table-cell>
          <table:table-cell office:value-type="float" office:value="11.4" calcext:value-type="float">
            <text:p>11,4</text:p>
          </table:table-cell>
          <table:table-cell office:value-type="float" office:value="-230.8" calcext:value-type="float">
            <text:p>-230,8</text:p>
          </table:table-cell>
          <table:table-cell office:value-type="float" office:value="2112.2" calcext:value-type="float">
            <text:p>2112,2</text:p>
          </table:table-cell>
          <table:table-cell table:number-columns-repeated="16369"/>
        </table:table-row>
        <table:table-row table:style-name="ro1">
          <table:table-cell office:value-type="time" office:time-value="PT13H33M15S" calcext:value-type="time">
            <text:p>13:33:15</text:p>
          </table:table-cell>
          <table:table-cell office:value-type="float" office:value="10" calcext:value-type="float">
            <text:p>10</text:p>
          </table:table-cell>
          <table:table-cell office:value-type="float" office:value="47.363277" calcext:value-type="float">
            <text:p>47,363277</text:p>
          </table:table-cell>
          <table:table-cell office:value-type="float" office:value="0.345718" calcext:value-type="float">
            <text:p>0,345718</text:p>
          </table:table-cell>
          <table:table-cell office:value-type="float" office:value="6688.1" calcext:value-type="float">
            <text:p>6688,1</text:p>
          </table:table-cell>
          <table:table-cell office:value-type="float" office:value="0.1" calcext:value-type="float">
            <text:p>0,1</text:p>
          </table:table-cell>
          <table:table-cell office:value-type="float" office:value="-3.2" calcext:value-type="float">
            <text:p>-3,2</text:p>
          </table:table-cell>
          <table:table-cell office:value-type="float" office:value="-35.2" calcext:value-type="float">
            <text:p>-35,2</text:p>
          </table:table-cell>
          <table:table-cell office:value-type="float" office:value="432.5" calcext:value-type="float">
            <text:p>432,5</text:p>
          </table:table-cell>
          <table:table-cell office:value-type="float" office:value="7.5" calcext:value-type="float">
            <text:p>7,5</text:p>
          </table:table-cell>
          <table:table-cell office:value-type="float" office:value="1.1" calcext:value-type="float">
            <text:p>1,1</text:p>
          </table:table-cell>
          <table:table-cell office:value-type="float" office:value="58" calcext:value-type="float">
            <text:p>58</text:p>
          </table:table-cell>
          <table:table-cell office:value-type="float" office:value="11.4" calcext:value-type="float">
            <text:p>11,4</text:p>
          </table:table-cell>
          <table:table-cell office:value-type="float" office:value="-232.9" calcext:value-type="float">
            <text:p>-232,9</text:p>
          </table:table-cell>
          <table:table-cell office:value-type="float" office:value="2111.5" calcext:value-type="float">
            <text:p>2111,5</text:p>
          </table:table-cell>
          <table:table-cell table:number-columns-repeated="16369"/>
        </table:table-row>
        <table:table-row table:style-name="ro1">
          <table:table-cell office:value-type="time" office:time-value="PT13H33M25S" calcext:value-type="time">
            <text:p>13:33:25</text:p>
          </table:table-cell>
          <table:table-cell office:value-type="float" office:value="10" calcext:value-type="float">
            <text:p>10</text:p>
          </table:table-cell>
          <table:table-cell office:value-type="float" office:value="47.361786" calcext:value-type="float">
            <text:p>47,361786</text:p>
          </table:table-cell>
          <table:table-cell office:value-type="float" office:value="0.34651" calcext:value-type="float">
            <text:p>0,34651</text:p>
          </table:table-cell>
          <table:table-cell office:value-type="float" office:value="6636.5" calcext:value-type="float">
            <text:p>6636,5</text:p>
          </table:table-cell>
          <table:table-cell office:value-type="float" office:value="0" calcext:value-type="float">
            <text:p>0</text:p>
          </table:table-cell>
          <table:table-cell office:value-type="float" office:value="-3.2" calcext:value-type="float">
            <text:p>-3,2</text:p>
          </table:table-cell>
          <table:table-cell office:value-type="float" office:value="-37" calcext:value-type="float">
            <text:p>-37</text:p>
          </table:table-cell>
          <table:table-cell office:value-type="float" office:value="435.6" calcext:value-type="float">
            <text:p>435,6</text:p>
          </table:table-cell>
          <table:table-cell office:value-type="float" office:value="7.5" calcext:value-type="float">
            <text:p>7,5</text:p>
          </table:table-cell>
          <table:table-cell office:value-type="float" office:value="1.1" calcext:value-type="float">
            <text:p>1,1</text:p>
          </table:table-cell>
          <table:table-cell office:value-type="float" office:value="57.3" calcext:value-type="float">
            <text:p>57,3</text:p>
          </table:table-cell>
          <table:table-cell office:value-type="float" office:value="11.4" calcext:value-type="float">
            <text:p>11,4</text:p>
          </table:table-cell>
          <table:table-cell office:value-type="float" office:value="-230.9" calcext:value-type="float">
            <text:p>-230,9</text:p>
          </table:table-cell>
          <table:table-cell office:value-type="float" office:value="2110.9" calcext:value-type="float">
            <text:p>2110,9</text:p>
          </table:table-cell>
          <table:table-cell table:number-columns-repeated="16369"/>
        </table:table-row>
        <table:table-row table:style-name="ro1">
          <table:table-cell office:value-type="time" office:time-value="PT13H33M45S" calcext:value-type="time">
            <text:p>13:33:45</text:p>
          </table:table-cell>
          <table:table-cell office:value-type="float" office:value="10" calcext:value-type="float">
            <text:p>10</text:p>
          </table:table-cell>
          <table:table-cell office:value-type="float" office:value="47.358814" calcext:value-type="float">
            <text:p>47,358814</text:p>
          </table:table-cell>
          <table:table-cell office:value-type="float" office:value="0.348203" calcext:value-type="float">
            <text:p>0,348203</text:p>
          </table:table-cell>
          <table:table-cell office:value-type="float" office:value="6541.5" calcext:value-type="float">
            <text:p>6541,5</text:p>
          </table:table-cell>
          <table:table-cell office:value-type="float" office:value="0" calcext:value-type="float">
            <text:p>0</text:p>
          </table:table-cell>
          <table:table-cell office:value-type="float" office:value="-3.2" calcext:value-type="float">
            <text:p>-3,2</text:p>
          </table:table-cell>
          <table:table-cell office:value-type="float" office:value="-40.2" calcext:value-type="float">
            <text:p>-40,2</text:p>
          </table:table-cell>
          <table:table-cell office:value-type="float" office:value="441.6" calcext:value-type="float">
            <text:p>441,6</text:p>
          </table:table-cell>
          <table:table-cell office:value-type="float" office:value="7.6" calcext:value-type="float">
            <text:p>7,6</text:p>
          </table:table-cell>
          <table:table-cell office:value-type="float" office:value="1.1" calcext:value-type="float">
            <text:p>1,1</text:p>
          </table:table-cell>
          <table:table-cell office:value-type="float" office:value="56.2" calcext:value-type="float">
            <text:p>56,2</text:p>
          </table:table-cell>
          <table:table-cell office:value-type="float" office:value="11.4" calcext:value-type="float">
            <text:p>11,4</text:p>
          </table:table-cell>
          <table:table-cell office:value-type="float" office:value="-234.5" calcext:value-type="float">
            <text:p>-234,5</text:p>
          </table:table-cell>
          <table:table-cell office:value-type="float" office:value="2109.5" calcext:value-type="float">
            <text:p>2109,5</text:p>
          </table:table-cell>
          <table:table-cell table:number-columns-repeated="16369"/>
        </table:table-row>
        <table:table-row table:style-name="ro1">
          <table:table-cell office:value-type="time" office:time-value="PT13H33M55S" calcext:value-type="time">
            <text:p>13:33:55</text:p>
          </table:table-cell>
          <table:table-cell office:value-type="float" office:value="10" calcext:value-type="float">
            <text:p>10</text:p>
          </table:table-cell>
          <table:table-cell office:value-type="float" office:value="47.357368" calcext:value-type="float">
            <text:p>47,357368</text:p>
          </table:table-cell>
          <table:table-cell office:value-type="float" office:value="0.349142" calcext:value-type="float">
            <text:p>0,349142</text:p>
          </table:table-cell>
          <table:table-cell office:value-type="float" office:value="6492.5" calcext:value-type="float">
            <text:p>6492,5</text:p>
          </table:table-cell>
          <table:table-cell office:value-type="float" office:value="0" calcext:value-type="float">
            <text:p>0</text:p>
          </table:table-cell>
          <table:table-cell office:value-type="float" office:value="-3.2" calcext:value-type="float">
            <text:p>-3,2</text:p>
          </table:table-cell>
          <table:table-cell office:value-type="float" office:value="-41" calcext:value-type="float">
            <text:p>-41</text:p>
          </table:table-cell>
          <table:table-cell office:value-type="float" office:value="444.6" calcext:value-type="float">
            <text:p>444,6</text:p>
          </table:table-cell>
          <table:table-cell office:value-type="float" office:value="7.6" calcext:value-type="float">
            <text:p>7,6</text:p>
          </table:table-cell>
          <table:table-cell office:value-type="float" office:value="1" calcext:value-type="float">
            <text:p>1</text:p>
          </table:table-cell>
          <table:table-cell office:value-type="float" office:value="55.6" calcext:value-type="float">
            <text:p>55,6</text:p>
          </table:table-cell>
          <table:table-cell office:value-type="float" office:value="11.4" calcext:value-type="float">
            <text:p>11,4</text:p>
          </table:table-cell>
          <table:table-cell office:value-type="float" office:value="-235.3" calcext:value-type="float">
            <text:p>-235,3</text:p>
          </table:table-cell>
          <table:table-cell office:value-type="float" office:value="2108.8" calcext:value-type="float">
            <text:p>2108,8</text:p>
          </table:table-cell>
          <table:table-cell table:number-columns-repeated="16369"/>
        </table:table-row>
        <table:table-row table:style-name="ro1">
          <table:table-cell office:value-type="time" office:time-value="PT13H34M05S" calcext:value-type="time">
            <text:p>13:34:05</text:p>
          </table:table-cell>
          <table:table-cell office:value-type="float" office:value="10" calcext:value-type="float">
            <text:p>10</text:p>
          </table:table-cell>
          <table:table-cell office:value-type="float" office:value="47.355907" calcext:value-type="float">
            <text:p>47,355907</text:p>
          </table:table-cell>
          <table:table-cell office:value-type="float" office:value="0.349958" calcext:value-type="float">
            <text:p>0,349958</text:p>
          </table:table-cell>
          <table:table-cell office:value-type="float" office:value="6441.2" calcext:value-type="float">
            <text:p>6441,2</text:p>
          </table:table-cell>
          <table:table-cell office:value-type="float" office:value="-0.1" calcext:value-type="float">
            <text:p>-0,1</text:p>
          </table:table-cell>
          <table:table-cell office:value-type="float" office:value="-3.2" calcext:value-type="float">
            <text:p>-3,2</text:p>
          </table:table-cell>
          <table:table-cell office:value-type="float" office:value="-38.2" calcext:value-type="float">
            <text:p>-38,2</text:p>
          </table:table-cell>
          <table:table-cell office:value-type="float" office:value="447.6" calcext:value-type="float">
            <text:p>447,6</text:p>
          </table:table-cell>
          <table:table-cell office:value-type="float" office:value="7.7" calcext:value-type="float">
            <text:p>7,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1.4" calcext:value-type="float">
            <text:p>11,4</text:p>
          </table:table-cell>
          <table:table-cell office:value-type="float" office:value="-247.7" calcext:value-type="float">
            <text:p>-247,7</text:p>
          </table:table-cell>
          <table:table-cell office:value-type="float" office:value="2108" calcext:value-type="float">
            <text:p>2108</text:p>
          </table:table-cell>
          <table:table-cell table:number-columns-repeated="16369"/>
        </table:table-row>
        <table:table-row table:style-name="ro1">
          <table:table-cell office:value-type="time" office:time-value="PT13H34M15S" calcext:value-type="time">
            <text:p>13:34:15</text:p>
          </table:table-cell>
          <table:table-cell office:value-type="float" office:value="10" calcext:value-type="float">
            <text:p>10</text:p>
          </table:table-cell>
          <table:table-cell office:value-type="float" office:value="47.354633" calcext:value-type="float">
            <text:p>47,354633</text:p>
          </table:table-cell>
          <table:table-cell office:value-type="float" office:value="0.350943" calcext:value-type="float">
            <text:p>0,350943</text:p>
          </table:table-cell>
          <table:table-cell office:value-type="float" office:value="6390.2" calcext:value-type="float">
            <text:p>6390,2</text:p>
          </table:table-cell>
          <table:table-cell office:value-type="float" office:value="-0.1" calcext:value-type="float">
            <text:p>-0,1</text:p>
          </table:table-cell>
          <table:table-cell office:value-type="float" office:value="-3.2" calcext:value-type="float">
            <text:p>-3,2</text:p>
          </table:table-cell>
          <table:table-cell office:value-type="float" office:value="-38.5" calcext:value-type="float">
            <text:p>-38,5</text:p>
          </table:table-cell>
          <table:table-cell office:value-type="float" office:value="450.7" calcext:value-type="float">
            <text:p>450,7</text:p>
          </table:table-cell>
          <table:table-cell office:value-type="float" office:value="7.8" calcext:value-type="float">
            <text:p>7,8</text:p>
          </table:table-cell>
          <table:table-cell office:value-type="float" office:value="1" calcext:value-type="float">
            <text:p>1</text:p>
          </table:table-cell>
          <table:table-cell office:value-type="float" office:value="54.5" calcext:value-type="float">
            <text:p>54,5</text:p>
          </table:table-cell>
          <table:table-cell office:value-type="float" office:value="11.4" calcext:value-type="float">
            <text:p>11,4</text:p>
          </table:table-cell>
          <table:table-cell office:value-type="float" office:value="-232" calcext:value-type="float">
            <text:p>-232</text:p>
          </table:table-cell>
          <table:table-cell office:value-type="float" office:value="2107.4" calcext:value-type="float">
            <text:p>2107,4</text:p>
          </table:table-cell>
          <table:table-cell table:number-columns-repeated="16369"/>
        </table:table-row>
        <table:table-row table:style-name="ro1">
          <table:table-cell office:value-type="time" office:time-value="PT13H34M25S" calcext:value-type="time">
            <text:p>13:34:25</text:p>
          </table:table-cell>
          <table:table-cell office:value-type="float" office:value="10" calcext:value-type="float">
            <text:p>10</text:p>
          </table:table-cell>
          <table:table-cell office:value-type="float" office:value="47.353352" calcext:value-type="float">
            <text:p>47,353352</text:p>
          </table:table-cell>
          <table:table-cell office:value-type="float" office:value="0.351918" calcext:value-type="float">
            <text:p>0,351918</text:p>
          </table:table-cell>
          <table:table-cell office:value-type="float" office:value="6341.2" calcext:value-type="float">
            <text:p>6341,2</text:p>
          </table:table-cell>
          <table:table-cell office:value-type="float" office:value="-0.1" calcext:value-type="float">
            <text:p>-0,1</text:p>
          </table:table-cell>
          <table:table-cell office:value-type="float" office:value="-3.2" calcext:value-type="float">
            <text:p>-3,2</text:p>
          </table:table-cell>
          <table:table-cell office:value-type="float" office:value="-33.2" calcext:value-type="float">
            <text:p>-33,2</text:p>
          </table:table-cell>
          <table:table-cell office:value-type="float" office:value="453.8" calcext:value-type="float">
            <text:p>453,8</text:p>
          </table:table-cell>
          <table:table-cell office:value-type="float" office:value="7.9" calcext:value-type="float">
            <text:p>7,9</text:p>
          </table:table-cell>
          <table:table-cell office:value-type="float" office:value="1" calcext:value-type="float">
            <text:p>1</text:p>
          </table:table-cell>
          <table:table-cell office:value-type="float" office:value="54.2" calcext:value-type="float">
            <text:p>54,2</text:p>
          </table:table-cell>
          <table:table-cell office:value-type="float" office:value="11.4" calcext:value-type="float">
            <text:p>11,4</text:p>
          </table:table-cell>
          <table:table-cell office:value-type="float" office:value="-234" calcext:value-type="float">
            <text:p>-234</text:p>
          </table:table-cell>
          <table:table-cell office:value-type="float" office:value="2106.7" calcext:value-type="float">
            <text:p>2106,7</text:p>
          </table:table-cell>
          <table:table-cell table:number-columns-repeated="16369"/>
        </table:table-row>
        <table:table-row table:style-name="ro1">
          <table:table-cell office:value-type="time" office:time-value="PT13H34M45S" calcext:value-type="time">
            <text:p>13:34:45</text:p>
          </table:table-cell>
          <table:table-cell office:value-type="float" office:value="10" calcext:value-type="float">
            <text:p>10</text:p>
          </table:table-cell>
          <table:table-cell office:value-type="float" office:value="47.350674" calcext:value-type="float">
            <text:p>47,350674</text:p>
          </table:table-cell>
          <table:table-cell office:value-type="float" office:value="0.353847" calcext:value-type="float">
            <text:p>0,353847</text:p>
          </table:table-cell>
          <table:table-cell office:value-type="float" office:value="6239.6" calcext:value-type="float">
            <text:p>6239,6</text:p>
          </table:table-cell>
          <table:table-cell office:value-type="float" office:value="-0.1" calcext:value-type="float">
            <text:p>-0,1</text:p>
          </table:table-cell>
          <table:table-cell office:value-type="float" office:value="-3.2" calcext:value-type="float">
            <text:p>-3,2</text:p>
          </table:table-cell>
          <table:table-cell office:value-type="float" office:value="-38" calcext:value-type="float">
            <text:p>-38</text:p>
          </table:table-cell>
          <table:table-cell office:value-type="float" office:value="460.2" calcext:value-type="float">
            <text:p>460,2</text:p>
          </table:table-cell>
          <table:table-cell office:value-type="float" office:value="8.2" calcext:value-type="float">
            <text:p>8,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.4" calcext:value-type="float">
            <text:p>11,4</text:p>
          </table:table-cell>
          <table:table-cell office:value-type="float" office:value="-237.2" calcext:value-type="float">
            <text:p>-237,2</text:p>
          </table:table-cell>
          <table:table-cell office:value-type="float" office:value="2105.3" calcext:value-type="float">
            <text:p>2105,3</text:p>
          </table:table-cell>
          <table:table-cell table:number-columns-repeated="16369"/>
        </table:table-row>
        <table:table-row table:style-name="ro1">
          <table:table-cell office:value-type="time" office:time-value="PT13H34M55S" calcext:value-type="time">
            <text:p>13:34:55</text:p>
          </table:table-cell>
          <table:table-cell office:value-type="float" office:value="10" calcext:value-type="float">
            <text:p>10</text:p>
          </table:table-cell>
          <table:table-cell office:value-type="float" office:value="47.349388" calcext:value-type="float">
            <text:p>47,349388</text:p>
          </table:table-cell>
          <table:table-cell office:value-type="float" office:value="0.354748" calcext:value-type="float">
            <text:p>0,354748</text:p>
          </table:table-cell>
          <table:table-cell office:value-type="float" office:value="6191.4" calcext:value-type="float">
            <text:p>6191,4</text:p>
          </table:table-cell>
          <table:table-cell office:value-type="float" office:value="-0.1" calcext:value-type="float">
            <text:p>-0,1</text:p>
          </table:table-cell>
          <table:table-cell office:value-type="float" office:value="-3.2" calcext:value-type="float">
            <text:p>-3,2</text:p>
          </table:table-cell>
          <table:table-cell office:value-type="float" office:value="-36.2" calcext:value-type="float">
            <text:p>-36,2</text:p>
          </table:table-cell>
          <table:table-cell office:value-type="float" office:value="463.2" calcext:value-type="float">
            <text:p>463,2</text:p>
          </table:table-cell>
          <table:table-cell office:value-type="float" office:value="8.3" calcext:value-type="float">
            <text:p>8,3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,2</text:p>
          </table:table-cell>
          <table:table-cell office:value-type="float" office:value="11.4" calcext:value-type="float">
            <text:p>11,4</text:p>
          </table:table-cell>
          <table:table-cell office:value-type="float" office:value="-238.3" calcext:value-type="float">
            <text:p>-238,3</text:p>
          </table:table-cell>
          <table:table-cell office:value-type="float" office:value="2104.7" calcext:value-type="float">
            <text:p>2104,7</text:p>
          </table:table-cell>
          <table:table-cell table:number-columns-repeated="16369"/>
        </table:table-row>
        <table:table-row table:style-name="ro1">
          <table:table-cell office:value-type="time" office:time-value="PT13H37M05S" calcext:value-type="time">
            <text:p>13:37:05</text:p>
          </table:table-cell>
          <table:table-cell office:value-type="float" office:value="10" calcext:value-type="float">
            <text:p>10</text:p>
          </table:table-cell>
          <table:table-cell office:value-type="float" office:value="47.332336" calcext:value-type="float">
            <text:p>47,332336</text:p>
          </table:table-cell>
          <table:table-cell office:value-type="float" office:value="0.362793" calcext:value-type="float">
            <text:p>0,362793</text:p>
          </table:table-cell>
          <table:table-cell office:value-type="float" office:value="5552.9" calcext:value-type="float">
            <text:p>5552,9</text:p>
          </table:table-cell>
          <table:table-cell office:value-type="float" office:value="-0.2" calcext:value-type="float">
            <text:p>-0,2</text:p>
          </table:table-cell>
          <table:table-cell office:value-type="float" office:value="-2.8" calcext:value-type="float">
            <text:p>-2,8</text:p>
          </table:table-cell>
          <table:table-cell office:value-type="float" office:value="-33" calcext:value-type="float">
            <text:p>-33</text:p>
          </table:table-cell>
          <table:table-cell office:value-type="float" office:value="504.7" calcext:value-type="float">
            <text:p>504,7</text:p>
          </table:table-cell>
          <table:table-cell office:value-type="float" office:value="11.3" calcext:value-type="float">
            <text:p>11,3</text:p>
          </table:table-cell>
          <table:table-cell office:value-type="float" office:value="0.8" calcext:value-type="float">
            <text:p>0,8</text:p>
          </table:table-cell>
          <table:table-cell office:value-type="float" office:value="41.9" calcext:value-type="float">
            <text:p>41,9</text:p>
          </table:table-cell>
          <table:table-cell office:value-type="float" office:value="11.4" calcext:value-type="float">
            <text:p>11,4</text:p>
          </table:table-cell>
          <table:table-cell office:value-type="float" office:value="-252.6" calcext:value-type="float">
            <text:p>-252,6</text:p>
          </table:table-cell>
          <table:table-cell office:value-type="float" office:value="2092.6" calcext:value-type="float">
            <text:p>2092,6</text:p>
          </table:table-cell>
          <table:table-cell table:number-columns-repeated="16369"/>
        </table:table-row>
        <table:table-row table:style-name="ro1">
          <table:table-cell office:value-type="time" office:time-value="PT13H37M15S" calcext:value-type="time">
            <text:p>13:37:15</text:p>
          </table:table-cell>
          <table:table-cell office:value-type="float" office:value="10" calcext:value-type="float">
            <text:p>10</text:p>
          </table:table-cell>
          <table:table-cell office:value-type="float" office:value="47.331047" calcext:value-type="float">
            <text:p>47,331047</text:p>
          </table:table-cell>
          <table:table-cell office:value-type="float" office:value="0.363185" calcext:value-type="float">
            <text:p>0,363185</text:p>
          </table:table-cell>
          <table:table-cell office:value-type="float" office:value="5507.2" calcext:value-type="float">
            <text:p>5507,2</text:p>
          </table:table-cell>
          <table:table-cell office:value-type="float" office:value="-0.2" calcext:value-type="float">
            <text:p>-0,2</text:p>
          </table:table-cell>
          <table:table-cell office:value-type="float" office:value="-2.7" calcext:value-type="float">
            <text:p>-2,7</text:p>
          </table:table-cell>
          <table:table-cell office:value-type="float" office:value="-30" calcext:value-type="float">
            <text:p>-30</text:p>
          </table:table-cell>
          <table:table-cell office:value-type="float" office:value="508" calcext:value-type="float">
            <text:p>508</text:p>
          </table:table-cell>
          <table:table-cell office:value-type="float" office:value="11.6" calcext:value-type="float">
            <text:p>11,6</text:p>
          </table:table-cell>
          <table:table-cell office:value-type="float" office:value="0.8" calcext:value-type="float">
            <text:p>0,8</text:p>
          </table:table-cell>
          <table:table-cell office:value-type="float" office:value="41.2" calcext:value-type="float">
            <text:p>41,2</text:p>
          </table:table-cell>
          <table:table-cell office:value-type="float" office:value="11.4" calcext:value-type="float">
            <text:p>11,4</text:p>
          </table:table-cell>
          <table:table-cell office:value-type="float" office:value="-238.1" calcext:value-type="float">
            <text:p>-238,1</text:p>
          </table:table-cell>
          <table:table-cell office:value-type="float" office:value="2091.9" calcext:value-type="float">
            <text:p>2091,9</text:p>
          </table:table-cell>
          <table:table-cell table:number-columns-repeated="16369"/>
        </table:table-row>
        <table:table-row table:style-name="ro1">
          <table:table-cell office:value-type="time" office:time-value="PT13H37M25S" calcext:value-type="time">
            <text:p>13:37:25</text:p>
          </table:table-cell>
          <table:table-cell office:value-type="float" office:value="10" calcext:value-type="float">
            <text:p>10</text:p>
          </table:table-cell>
          <table:table-cell office:value-type="float" office:value="47.329857" calcext:value-type="float">
            <text:p>47,329857</text:p>
          </table:table-cell>
          <table:table-cell office:value-type="float" office:value="0.363622" calcext:value-type="float">
            <text:p>0,363622</text:p>
          </table:table-cell>
          <table:table-cell office:value-type="float" office:value="5457.5" calcext:value-type="float">
            <text:p>5457,5</text:p>
          </table:table-cell>
          <table:table-cell office:value-type="float" office:value="-0.2" calcext:value-type="float">
            <text:p>-0,2</text:p>
          </table:table-cell>
          <table:table-cell office:value-type="float" office:value="-2.7" calcext:value-type="float">
            <text:p>-2,7</text:p>
          </table:table-cell>
          <table:table-cell office:value-type="float" office:value="-27.8" calcext:value-type="float">
            <text:p>-27,8</text:p>
          </table:table-cell>
          <table:table-cell office:value-type="float" office:value="511.6" calcext:value-type="float">
            <text:p>511,6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40.6" calcext:value-type="float">
            <text:p>40,6</text:p>
          </table:table-cell>
          <table:table-cell office:value-type="float" office:value="11.4" calcext:value-type="float">
            <text:p>11,4</text:p>
          </table:table-cell>
          <table:table-cell office:value-type="float" office:value="-234.7" calcext:value-type="float">
            <text:p>-234,7</text:p>
          </table:table-cell>
          <table:table-cell office:value-type="float" office:value="2091.2" calcext:value-type="float">
            <text:p>2091,2</text:p>
          </table:table-cell>
          <table:table-cell table:number-columns-repeated="16369"/>
        </table:table-row>
        <table:table-row table:style-name="ro1">
          <table:table-cell office:value-type="time" office:time-value="PT13H37M35S" calcext:value-type="time">
            <text:p>13:37:35</text:p>
          </table:table-cell>
          <table:table-cell office:value-type="float" office:value="10" calcext:value-type="float">
            <text:p>10</text:p>
          </table:table-cell>
          <table:table-cell office:value-type="float" office:value="47.328728" calcext:value-type="float">
            <text:p>47,328728</text:p>
          </table:table-cell>
          <table:table-cell office:value-type="float" office:value="0.364033" calcext:value-type="float">
            <text:p>0,364033</text:p>
          </table:table-cell>
          <table:table-cell office:value-type="float" office:value="5406.5" calcext:value-type="float">
            <text:p>5406,5</text:p>
          </table:table-cell>
          <table:table-cell office:value-type="float" office:value="-0.2" calcext:value-type="float">
            <text:p>-0,2</text:p>
          </table:table-cell>
          <table:table-cell office:value-type="float" office:value="-2.6" calcext:value-type="float">
            <text:p>-2,6</text:p>
          </table:table-cell>
          <table:table-cell office:value-type="float" office:value="-32" calcext:value-type="float">
            <text:p>-32</text:p>
          </table:table-cell>
          <table:table-cell office:value-type="float" office:value="515.1" calcext:value-type="float">
            <text:p>515,1</text:p>
          </table:table-cell>
          <table:table-cell office:value-type="float" office:value="12.2" calcext:value-type="float">
            <text:p>12,2</text:p>
          </table:table-cell>
          <table:table-cell office:value-type="float" office:value="0.8" calcext:value-type="float">
            <text:p>0,8</text:p>
          </table:table-cell>
          <table:table-cell office:value-type="float" office:value="40" calcext:value-type="float">
            <text:p>40</text:p>
          </table:table-cell>
          <table:table-cell office:value-type="float" office:value="11.3" calcext:value-type="float">
            <text:p>11,3</text:p>
          </table:table-cell>
          <table:table-cell office:value-type="float" office:value="-313.7" calcext:value-type="float">
            <text:p>-313,7</text:p>
          </table:table-cell>
          <table:table-cell office:value-type="float" office:value="2090.5" calcext:value-type="float">
            <text:p>2090,5</text:p>
          </table:table-cell>
          <table:table-cell table:number-columns-repeated="16369"/>
        </table:table-row>
        <table:table-row table:style-name="ro1">
          <table:table-cell office:value-type="time" office:time-value="PT13H37M45S" calcext:value-type="time">
            <text:p>13:37:45</text:p>
          </table:table-cell>
          <table:table-cell office:value-type="float" office:value="10" calcext:value-type="float">
            <text:p>10</text:p>
          </table:table-cell>
          <table:table-cell office:value-type="float" office:value="47.327663" calcext:value-type="float">
            <text:p>47,327663</text:p>
          </table:table-cell>
          <table:table-cell office:value-type="float" office:value="0.364498" calcext:value-type="float">
            <text:p>0,364498</text:p>
          </table:table-cell>
          <table:table-cell office:value-type="float" office:value="5358" calcext:value-type="float">
            <text:p>5358</text:p>
          </table:table-cell>
          <table:table-cell office:value-type="float" office:value="-0.1" calcext:value-type="float">
            <text:p>-0,1</text:p>
          </table:table-cell>
          <table:table-cell office:value-type="float" office:value="-2.6" calcext:value-type="float">
            <text:p>-2,6</text:p>
          </table:table-cell>
          <table:table-cell office:value-type="float" office:value="-33.8" calcext:value-type="float">
            <text:p>-33,8</text:p>
          </table:table-cell>
          <table:table-cell office:value-type="float" office:value="518.5" calcext:value-type="float">
            <text:p>518,5</text:p>
          </table:table-cell>
          <table:table-cell office:value-type="float" office:value="12.5" calcext:value-type="float">
            <text:p>12,5</text:p>
          </table:table-cell>
          <table:table-cell office:value-type="float" office:value="0.7" calcext:value-type="float">
            <text:p>0,7</text:p>
          </table:table-cell>
          <table:table-cell office:value-type="float" office:value="39.4" calcext:value-type="float">
            <text:p>39,4</text:p>
          </table:table-cell>
          <table:table-cell office:value-type="float" office:value="11.4" calcext:value-type="float">
            <text:p>11,4</text:p>
          </table:table-cell>
          <table:table-cell office:value-type="float" office:value="-237.7" calcext:value-type="float">
            <text:p>-237,7</text:p>
          </table:table-cell>
          <table:table-cell office:value-type="float" office:value="2089.7" calcext:value-type="float">
            <text:p>2089,7</text:p>
          </table:table-cell>
          <table:table-cell table:number-columns-repeated="16369"/>
        </table:table-row>
        <table:table-row table:style-name="ro1">
          <table:table-cell office:value-type="time" office:time-value="PT13H37M55S" calcext:value-type="time">
            <text:p>13:37:55</text:p>
          </table:table-cell>
          <table:table-cell office:value-type="float" office:value="10" calcext:value-type="float">
            <text:p>10</text:p>
          </table:table-cell>
          <table:table-cell office:value-type="float" office:value="47.326611" calcext:value-type="float">
            <text:p>47,326611</text:p>
          </table:table-cell>
          <table:table-cell office:value-type="float" office:value="0.365072" calcext:value-type="float">
            <text:p>0,365072</text:p>
          </table:table-cell>
          <table:table-cell office:value-type="float" office:value="5310.2" calcext:value-type="float">
            <text:p>5310,2</text:p>
          </table:table-cell>
          <table:table-cell office:value-type="float" office:value="-0.1" calcext:value-type="float">
            <text:p>-0,1</text:p>
          </table:table-cell>
          <table:table-cell office:value-type="float" office:value="-2.5" calcext:value-type="float">
            <text:p>-2,5</text:p>
          </table:table-cell>
          <table:table-cell office:value-type="float" office:value="-30.2" calcext:value-type="float">
            <text:p>-30,2</text:p>
          </table:table-cell>
          <table:table-cell office:value-type="float" office:value="522" calcext:value-type="float">
            <text:p>522</text:p>
          </table:table-cell>
          <table:table-cell office:value-type="float" office:value="13.1" calcext:value-type="float">
            <text:p>13,1</text:p>
          </table:table-cell>
          <table:table-cell office:value-type="float" office:value="0.7" calcext:value-type="float">
            <text:p>0,7</text:p>
          </table:table-cell>
          <table:table-cell office:value-type="float" office:value="39.1" calcext:value-type="float">
            <text:p>39,1</text:p>
          </table:table-cell>
          <table:table-cell office:value-type="float" office:value="11.4" calcext:value-type="float">
            <text:p>11,4</text:p>
          </table:table-cell>
          <table:table-cell office:value-type="float" office:value="-247.3" calcext:value-type="float">
            <text:p>-247,3</text:p>
          </table:table-cell>
          <table:table-cell office:value-type="float" office:value="2089.1" calcext:value-type="float">
            <text:p>2089,1</text:p>
          </table:table-cell>
          <table:table-cell table:number-columns-repeated="16369"/>
        </table:table-row>
        <table:table-row table:style-name="ro1">
          <table:table-cell office:value-type="time" office:time-value="PT13H38M05S" calcext:value-type="time">
            <text:p>13:38:05</text:p>
          </table:table-cell>
          <table:table-cell office:value-type="float" office:value="10" calcext:value-type="float">
            <text:p>10</text:p>
          </table:table-cell>
          <table:table-cell office:value-type="float" office:value="47.325565" calcext:value-type="float">
            <text:p>47,325565</text:p>
          </table:table-cell>
          <table:table-cell office:value-type="float" office:value="0.36569" calcext:value-type="float">
            <text:p>0,36569</text:p>
          </table:table-cell>
          <table:table-cell office:value-type="float" office:value="5264.2" calcext:value-type="float">
            <text:p>5264,2</text:p>
          </table:table-cell>
          <table:table-cell office:value-type="float" office:value="-0.1" calcext:value-type="float">
            <text:p>-0,1</text:p>
          </table:table-cell>
          <table:table-cell office:value-type="float" office:value="-2.5" calcext:value-type="float">
            <text:p>-2,5</text:p>
          </table:table-cell>
          <table:table-cell office:value-type="float" office:value="-29" calcext:value-type="float">
            <text:p>-29</text:p>
          </table:table-cell>
          <table:table-cell office:value-type="float" office:value="525" calcext:value-type="float">
            <text:p>525</text:p>
          </table:table-cell>
          <table:table-cell office:value-type="float" office:value="13.4" calcext:value-type="float">
            <text:p>13,4</text:p>
          </table:table-cell>
          <table:table-cell office:value-type="float" office:value="0.7" calcext:value-type="float">
            <text:p>0,7</text:p>
          </table:table-cell>
          <table:table-cell office:value-type="float" office:value="38.4" calcext:value-type="float">
            <text:p>38,4</text:p>
          </table:table-cell>
          <table:table-cell office:value-type="float" office:value="11.4" calcext:value-type="float">
            <text:p>11,4</text:p>
          </table:table-cell>
          <table:table-cell office:value-type="float" office:value="-235.3" calcext:value-type="float">
            <text:p>-235,3</text:p>
          </table:table-cell>
          <table:table-cell office:value-type="float" office:value="2088.3" calcext:value-type="float">
            <text:p>2088,3</text:p>
          </table:table-cell>
          <table:table-cell table:number-columns-repeated="16369"/>
        </table:table-row>
        <table:table-row table:style-name="ro1">
          <table:table-cell office:value-type="time" office:time-value="PT13H38M15S" calcext:value-type="time">
            <text:p>13:38:15</text:p>
          </table:table-cell>
          <table:table-cell office:value-type="float" office:value="10" calcext:value-type="float">
            <text:p>10</text:p>
          </table:table-cell>
          <table:table-cell office:value-type="float" office:value="47.324516" calcext:value-type="float">
            <text:p>47,324516</text:p>
          </table:table-cell>
          <table:table-cell office:value-type="float" office:value="0.366412" calcext:value-type="float">
            <text:p>0,366412</text:p>
          </table:table-cell>
          <table:table-cell office:value-type="float" office:value="5218" calcext:value-type="float">
            <text:p>5218</text:p>
          </table:table-cell>
          <table:table-cell office:value-type="float" office:value="-0.1" calcext:value-type="float">
            <text:p>-0,1</text:p>
          </table:table-cell>
          <table:table-cell office:value-type="float" office:value="-2.5" calcext:value-type="float">
            <text:p>-2,5</text:p>
          </table:table-cell>
          <table:table-cell office:value-type="float" office:value="-26" calcext:value-type="float">
            <text:p>-26</text:p>
          </table:table-cell>
          <table:table-cell office:value-type="float" office:value="528.4" calcext:value-type="float">
            <text:p>528,4</text:p>
          </table:table-cell>
          <table:table-cell office:value-type="float" office:value="13.6" calcext:value-type="float">
            <text:p>13,6</text:p>
          </table:table-cell>
          <table:table-cell office:value-type="float" office:value="0.7" calcext:value-type="float">
            <text:p>0,7</text:p>
          </table:table-cell>
          <table:table-cell office:value-type="float" office:value="38.4" calcext:value-type="float">
            <text:p>38,4</text:p>
          </table:table-cell>
          <table:table-cell office:value-type="float" office:value="11.4" calcext:value-type="float">
            <text:p>11,4</text:p>
          </table:table-cell>
          <table:table-cell office:value-type="float" office:value="-237.1" calcext:value-type="float">
            <text:p>-237,1</text:p>
          </table:table-cell>
          <table:table-cell office:value-type="float" office:value="2087.7" calcext:value-type="float">
            <text:p>2087,7</text:p>
          </table:table-cell>
          <table:table-cell table:number-columns-repeated="16369"/>
        </table:table-row>
        <table:table-row table:style-name="ro1">
          <table:table-cell office:value-type="time" office:time-value="PT13H38M25S" calcext:value-type="time">
            <text:p>13:38:25</text:p>
          </table:table-cell>
          <table:table-cell office:value-type="float" office:value="10" calcext:value-type="float">
            <text:p>10</text:p>
          </table:table-cell>
          <table:table-cell office:value-type="float" office:value="47.323437" calcext:value-type="float">
            <text:p>47,323437</text:p>
          </table:table-cell>
          <table:table-cell office:value-type="float" office:value="0.36711" calcext:value-type="float">
            <text:p>0,36711</text:p>
          </table:table-cell>
          <table:table-cell office:value-type="float" office:value="5169.9" calcext:value-type="float">
            <text:p>5169,9</text:p>
          </table:table-cell>
          <table:table-cell office:value-type="float" office:value="-0.1" calcext:value-type="float">
            <text:p>-0,1</text:p>
          </table:table-cell>
          <table:table-cell office:value-type="float" office:value="-2.4" calcext:value-type="float">
            <text:p>-2,4</text:p>
          </table:table-cell>
          <table:table-cell office:value-type="float" office:value="-25.5" calcext:value-type="float">
            <text:p>-25,5</text:p>
          </table:table-cell>
          <table:table-cell office:value-type="float" office:value="532.1" calcext:value-type="float">
            <text:p>532,1</text:p>
          </table:table-cell>
          <table:table-cell office:value-type="float" office:value="13.6" calcext:value-type="float">
            <text:p>13,6</text:p>
          </table:table-cell>
          <table:table-cell office:value-type="float" office:value="0.7" calcext:value-type="float">
            <text:p>0,7</text:p>
          </table:table-cell>
          <table:table-cell office:value-type="float" office:value="37.5" calcext:value-type="float">
            <text:p>37,5</text:p>
          </table:table-cell>
          <table:table-cell office:value-type="float" office:value="11.4" calcext:value-type="float">
            <text:p>11,4</text:p>
          </table:table-cell>
          <table:table-cell office:value-type="float" office:value="-233.4" calcext:value-type="float">
            <text:p>-233,4</text:p>
          </table:table-cell>
          <table:table-cell office:value-type="float" office:value="2086.9" calcext:value-type="float">
            <text:p>2086,9</text:p>
          </table:table-cell>
          <table:table-cell table:number-columns-repeated="16369"/>
        </table:table-row>
        <table:table-row table:style-name="ro1">
          <table:table-cell office:value-type="time" office:time-value="PT13H38M45S" calcext:value-type="time">
            <text:p>13:38:45</text:p>
          </table:table-cell>
          <table:table-cell office:value-type="float" office:value="10" calcext:value-type="float">
            <text:p>10</text:p>
          </table:table-cell>
          <table:table-cell office:value-type="float" office:value="47.321358" calcext:value-type="float">
            <text:p>47,321358</text:p>
          </table:table-cell>
          <table:table-cell office:value-type="float" office:value="0.368868" calcext:value-type="float">
            <text:p>0,368868</text:p>
          </table:table-cell>
          <table:table-cell office:value-type="float" office:value="5073.5" calcext:value-type="float">
            <text:p>5073,5</text:p>
          </table:table-cell>
          <table:table-cell office:value-type="float" office:value="-0.1" calcext:value-type="float">
            <text:p>-0,1</text:p>
          </table:table-cell>
          <table:table-cell office:value-type="float" office:value="-2.3" calcext:value-type="float">
            <text:p>-2,3</text:p>
          </table:table-cell>
          <table:table-cell office:value-type="float" office:value="-30" calcext:value-type="float">
            <text:p>-30</text:p>
          </table:table-cell>
          <table:table-cell office:value-type="float" office:value="538.7" calcext:value-type="float">
            <text:p>538,7</text:p>
          </table:table-cell>
          <table:table-cell office:value-type="float" office:value="13.7" calcext:value-type="float">
            <text:p>13,7</text:p>
          </table:table-cell>
          <table:table-cell office:value-type="float" office:value="0.7" calcext:value-type="float">
            <text:p>0,7</text:p>
          </table:table-cell>
          <table:table-cell office:value-type="float" office:value="36.7" calcext:value-type="float">
            <text:p>36,7</text:p>
          </table:table-cell>
          <table:table-cell office:value-type="float" office:value="11.4" calcext:value-type="float">
            <text:p>11,4</text:p>
          </table:table-cell>
          <table:table-cell office:value-type="float" office:value="-247.8" calcext:value-type="float">
            <text:p>-247,8</text:p>
          </table:table-cell>
          <table:table-cell office:value-type="float" office:value="2085.5" calcext:value-type="float">
            <text:p>2085,5</text:p>
          </table:table-cell>
          <table:table-cell table:number-columns-repeated="16369"/>
        </table:table-row>
        <table:table-row table:style-name="ro1">
          <table:table-cell office:value-type="time" office:time-value="PT13H38M55S" calcext:value-type="time">
            <text:p>13:38:55</text:p>
          </table:table-cell>
          <table:table-cell office:value-type="float" office:value="10" calcext:value-type="float">
            <text:p>10</text:p>
          </table:table-cell>
          <table:table-cell office:value-type="float" office:value="47.320271" calcext:value-type="float">
            <text:p>47,320271</text:p>
          </table:table-cell>
          <table:table-cell office:value-type="float" office:value="0.369592" calcext:value-type="float">
            <text:p>0,369592</text:p>
          </table:table-cell>
          <table:table-cell office:value-type="float" office:value="5027.5" calcext:value-type="float">
            <text:p>5027,5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,2</text:p>
          </table:table-cell>
          <table:table-cell office:value-type="float" office:value="-26.5" calcext:value-type="float">
            <text:p>-26,5</text:p>
          </table:table-cell>
          <table:table-cell office:value-type="float" office:value="542.1" calcext:value-type="float">
            <text:p>542,1</text:p>
          </table:table-cell>
          <table:table-cell office:value-type="float" office:value="13.7" calcext:value-type="float">
            <text:p>13,7</text:p>
          </table:table-cell>
          <table:table-cell office:value-type="float" office:value="0.7" calcext:value-type="float">
            <text:p>0,7</text:p>
          </table:table-cell>
          <table:table-cell office:value-type="float" office:value="36.2" calcext:value-type="float">
            <text:p>36,2</text:p>
          </table:table-cell>
          <table:table-cell office:value-type="float" office:value="11.4" calcext:value-type="float">
            <text:p>11,4</text:p>
          </table:table-cell>
          <table:table-cell office:value-type="float" office:value="-228.7" calcext:value-type="float">
            <text:p>-228,7</text:p>
          </table:table-cell>
          <table:table-cell office:value-type="float" office:value="2084.8" calcext:value-type="float">
            <text:p>2084,8</text:p>
          </table:table-cell>
          <table:table-cell table:number-columns-repeated="16369"/>
        </table:table-row>
        <table:table-row table:style-name="ro1">
          <table:table-cell office:value-type="time" office:time-value="PT13H39M05S" calcext:value-type="time">
            <text:p>13:39:05</text:p>
          </table:table-cell>
          <table:table-cell office:value-type="float" office:value="10" calcext:value-type="float">
            <text:p>10</text:p>
          </table:table-cell>
          <table:table-cell office:value-type="float" office:value="47.319206" calcext:value-type="float">
            <text:p>47,319206</text:p>
          </table:table-cell>
          <table:table-cell office:value-type="float" office:value="0.37021" calcext:value-type="float">
            <text:p>0,37021</text:p>
          </table:table-cell>
          <table:table-cell office:value-type="float" office:value="4983" calcext:value-type="float">
            <text:p>4983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,2</text:p>
          </table:table-cell>
          <table:table-cell office:value-type="float" office:value="-22.5" calcext:value-type="float">
            <text:p>-22,5</text:p>
          </table:table-cell>
          <table:table-cell office:value-type="float" office:value="545.3" calcext:value-type="float">
            <text:p>545,3</text:p>
          </table:table-cell>
          <table:table-cell office:value-type="float" office:value="13.8" calcext:value-type="float">
            <text:p>13,8</text:p>
          </table:table-cell>
          <table:table-cell office:value-type="float" office:value="0.7" calcext:value-type="float">
            <text:p>0,7</text:p>
          </table:table-cell>
          <table:table-cell office:value-type="float" office:value="35.3" calcext:value-type="float">
            <text:p>35,3</text:p>
          </table:table-cell>
          <table:table-cell office:value-type="float" office:value="11.4" calcext:value-type="float">
            <text:p>11,4</text:p>
          </table:table-cell>
          <table:table-cell office:value-type="float" office:value="-234.7" calcext:value-type="float">
            <text:p>-234,7</text:p>
          </table:table-cell>
          <table:table-cell office:value-type="float" office:value="2084.2" calcext:value-type="float">
            <text:p>2084,2</text:p>
          </table:table-cell>
          <table:table-cell table:number-columns-repeated="16369"/>
        </table:table-row>
        <table:table-row table:style-name="ro1">
          <table:table-cell office:value-type="time" office:time-value="PT13H39M15S" calcext:value-type="time">
            <text:p>13:39:15</text:p>
          </table:table-cell>
          <table:table-cell office:value-type="float" office:value="10" calcext:value-type="float">
            <text:p>10</text:p>
          </table:table-cell>
          <table:table-cell office:value-type="float" office:value="47.318104" calcext:value-type="float">
            <text:p>47,318104</text:p>
          </table:table-cell>
          <table:table-cell office:value-type="float" office:value="0.370918" calcext:value-type="float">
            <text:p>0,370918</text:p>
          </table:table-cell>
          <table:table-cell office:value-type="float" office:value="4937" calcext:value-type="float">
            <text:p>4937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,2</text:p>
          </table:table-cell>
          <table:table-cell office:value-type="float" office:value="-32.5" calcext:value-type="float">
            <text:p>-32,5</text:p>
          </table:table-cell>
          <table:table-cell office:value-type="float" office:value="548.7" calcext:value-type="float">
            <text:p>548,7</text:p>
          </table:table-cell>
          <table:table-cell office:value-type="float" office:value="13.8" calcext:value-type="float">
            <text:p>13,8</text:p>
          </table:table-cell>
          <table:table-cell office:value-type="float" office:value="0.7" calcext:value-type="float">
            <text:p>0,7</text:p>
          </table:table-cell>
          <table:table-cell office:value-type="float" office:value="34.6" calcext:value-type="float">
            <text:p>34,6</text:p>
          </table:table-cell>
          <table:table-cell office:value-type="float" office:value="11.4" calcext:value-type="float">
            <text:p>11,4</text:p>
          </table:table-cell>
          <table:table-cell office:value-type="float" office:value="-226.9" calcext:value-type="float">
            <text:p>-226,9</text:p>
          </table:table-cell>
          <table:table-cell office:value-type="float" office:value="2083.5" calcext:value-type="float">
            <text:p>2083,5</text:p>
          </table:table-cell>
          <table:table-cell table:number-columns-repeated="16369"/>
        </table:table-row>
        <table:table-row table:style-name="ro1">
          <table:table-cell office:value-type="time" office:time-value="PT13H39M25S" calcext:value-type="time">
            <text:p>13:39:25</text:p>
          </table:table-cell>
          <table:table-cell office:value-type="float" office:value="10" calcext:value-type="float">
            <text:p>10</text:p>
          </table:table-cell>
          <table:table-cell office:value-type="float" office:value="47.317032" calcext:value-type="float">
            <text:p>47,317032</text:p>
          </table:table-cell>
          <table:table-cell office:value-type="float" office:value="0.371555" calcext:value-type="float">
            <text:p>0,371555</text:p>
          </table:table-cell>
          <table:table-cell office:value-type="float" office:value="4892.7" calcext:value-type="float">
            <text:p>4892,7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,1</text:p>
          </table:table-cell>
          <table:table-cell office:value-type="float" office:value="-29.2" calcext:value-type="float">
            <text:p>-29,2</text:p>
          </table:table-cell>
          <table:table-cell office:value-type="float" office:value="551.9" calcext:value-type="float">
            <text:p>551,9</text:p>
          </table:table-cell>
          <table:table-cell office:value-type="float" office:value="13.9" calcext:value-type="float">
            <text:p>13,9</text:p>
          </table:table-cell>
          <table:table-cell office:value-type="float" office:value="0.6" calcext:value-type="float">
            <text:p>0,6</text:p>
          </table:table-cell>
          <table:table-cell office:value-type="float" office:value="34.1" calcext:value-type="float">
            <text:p>34,1</text:p>
          </table:table-cell>
          <table:table-cell office:value-type="float" office:value="11.4" calcext:value-type="float">
            <text:p>11,4</text:p>
          </table:table-cell>
          <table:table-cell office:value-type="float" office:value="-249.7" calcext:value-type="float">
            <text:p>-249,7</text:p>
          </table:table-cell>
          <table:table-cell office:value-type="float" office:value="2082.9" calcext:value-type="float">
            <text:p>2082,9</text:p>
          </table:table-cell>
          <table:table-cell table:number-columns-repeated="16369"/>
        </table:table-row>
        <table:table-row table:style-name="ro1">
          <table:table-cell office:value-type="time" office:time-value="PT13H39M35S" calcext:value-type="time">
            <text:p>13:39:35</text:p>
          </table:table-cell>
          <table:table-cell office:value-type="float" office:value="10" calcext:value-type="float">
            <text:p>10</text:p>
          </table:table-cell>
          <table:table-cell office:value-type="float" office:value="47.315937" calcext:value-type="float">
            <text:p>47,315937</text:p>
          </table:table-cell>
          <table:table-cell office:value-type="float" office:value="0.37217" calcext:value-type="float">
            <text:p>0,37217</text:p>
          </table:table-cell>
          <table:table-cell office:value-type="float" office:value="4848.8" calcext:value-type="float">
            <text:p>4848,8</text:p>
          </table:table-cell>
          <table:table-cell office:value-type="float" office:value="0.1" calcext:value-type="float">
            <text:p>0,1</text:p>
          </table:table-cell>
          <table:table-cell office:value-type="float" office:value="-2" calcext:value-type="float">
            <text:p>-2</text:p>
          </table:table-cell>
          <table:table-cell office:value-type="float" office:value="-20.8" calcext:value-type="float">
            <text:p>-20,8</text:p>
          </table:table-cell>
          <table:table-cell office:value-type="float" office:value="555.1" calcext:value-type="float">
            <text:p>555,1</text:p>
          </table:table-cell>
          <table:table-cell office:value-type="float" office:value="13.9" calcext:value-type="float">
            <text:p>13,9</text:p>
          </table:table-cell>
          <table:table-cell office:value-type="float" office:value="0.6" calcext:value-type="float">
            <text:p>0,6</text:p>
          </table:table-cell>
          <table:table-cell office:value-type="float" office:value="33.5" calcext:value-type="float">
            <text:p>33,5</text:p>
          </table:table-cell>
          <table:table-cell office:value-type="float" office:value="11.3" calcext:value-type="float">
            <text:p>11,3</text:p>
          </table:table-cell>
          <table:table-cell office:value-type="float" office:value="-317.9" calcext:value-type="float">
            <text:p>-317,9</text:p>
          </table:table-cell>
          <table:table-cell office:value-type="float" office:value="2082.2" calcext:value-type="float">
            <text:p>2082,2</text:p>
          </table:table-cell>
          <table:table-cell table:number-columns-repeated="16369"/>
        </table:table-row>
        <table:table-row table:style-name="ro1">
          <table:table-cell office:value-type="time" office:time-value="PT13H39M45S" calcext:value-type="time">
            <text:p>13:39:45</text:p>
          </table:table-cell>
          <table:table-cell office:value-type="float" office:value="10" calcext:value-type="float">
            <text:p>10</text:p>
          </table:table-cell>
          <table:table-cell office:value-type="float" office:value="47.314919" calcext:value-type="float">
            <text:p>47,314919</text:p>
          </table:table-cell>
          <table:table-cell office:value-type="float" office:value="0.37291" calcext:value-type="float">
            <text:p>0,37291</text:p>
          </table:table-cell>
          <table:table-cell office:value-type="float" office:value="4805.5" calcext:value-type="float">
            <text:p>4805,5</text:p>
          </table:table-cell>
          <table:table-cell office:value-type="float" office:value="0.1" calcext:value-type="float">
            <text:p>0,1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558.4" calcext:value-type="float">
            <text:p>558,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office:value-type="float" office:value="33.1" calcext:value-type="float">
            <text:p>33,1</text:p>
          </table:table-cell>
          <table:table-cell office:value-type="float" office:value="11.4" calcext:value-type="float">
            <text:p>11,4</text:p>
          </table:table-cell>
          <table:table-cell office:value-type="float" office:value="-242.5" calcext:value-type="float">
            <text:p>-242,5</text:p>
          </table:table-cell>
          <table:table-cell office:value-type="float" office:value="2081.5" calcext:value-type="float">
            <text:p>2081,5</text:p>
          </table:table-cell>
          <table:table-cell table:number-columns-repeated="16369"/>
        </table:table-row>
        <table:table-row table:style-name="ro1">
          <table:table-cell office:value-type="time" office:time-value="PT13H39M55S" calcext:value-type="time">
            <text:p>13:39:55</text:p>
          </table:table-cell>
          <table:table-cell office:value-type="float" office:value="10" calcext:value-type="float">
            <text:p>10</text:p>
          </table:table-cell>
          <table:table-cell office:value-type="float" office:value="47.313969" calcext:value-type="float">
            <text:p>47,313969</text:p>
          </table:table-cell>
          <table:table-cell office:value-type="float" office:value="0.373658" calcext:value-type="float">
            <text:p>0,373658</text:p>
          </table:table-cell>
          <table:table-cell office:value-type="float" office:value="4760.5" calcext:value-type="float">
            <text:p>4760,5</text:p>
          </table:table-cell>
          <table:table-cell office:value-type="float" office:value="0.1" calcext:value-type="float">
            <text:p>0,1</text:p>
          </table:table-cell>
          <table:table-cell office:value-type="float" office:value="-2" calcext:value-type="float">
            <text:p>-2</text:p>
          </table:table-cell>
          <table:table-cell office:value-type="float" office:value="-27.2" calcext:value-type="float">
            <text:p>-27,2</text:p>
          </table:table-cell>
          <table:table-cell office:value-type="float" office:value="561.7" calcext:value-type="float">
            <text:p>561,7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office:value-type="float" office:value="32.7" calcext:value-type="float">
            <text:p>32,7</text:p>
          </table:table-cell>
          <table:table-cell office:value-type="float" office:value="11.4" calcext:value-type="float">
            <text:p>11,4</text:p>
          </table:table-cell>
          <table:table-cell office:value-type="float" office:value="-235.8" calcext:value-type="float">
            <text:p>-235,8</text:p>
          </table:table-cell>
          <table:table-cell office:value-type="float" office:value="2080.8" calcext:value-type="float">
            <text:p>2080,8</text:p>
          </table:table-cell>
          <table:table-cell table:number-columns-repeated="16369"/>
        </table:table-row>
        <table:table-row table:style-name="ro1">
          <table:table-cell office:value-type="time" office:time-value="PT13H40M05S" calcext:value-type="time">
            <text:p>13:40:05</text:p>
          </table:table-cell>
          <table:table-cell office:value-type="float" office:value="9" calcext:value-type="float">
            <text:p>9</text:p>
          </table:table-cell>
          <table:table-cell office:value-type="float" office:value="47.313084" calcext:value-type="float">
            <text:p>47,313084</text:p>
          </table:table-cell>
          <table:table-cell office:value-type="float" office:value="0.374498" calcext:value-type="float">
            <text:p>0,374498</text:p>
          </table:table-cell>
          <table:table-cell office:value-type="float" office:value="4712.5" calcext:value-type="float">
            <text:p>4712,5</text:p>
          </table:table-cell>
          <table:table-cell office:value-type="float" office:value="0.1" calcext:value-type="float">
            <text:p>0,1</text:p>
          </table:table-cell>
          <table:table-cell office:value-type="float" office:value="-1.9" calcext:value-type="float">
            <text:p>-1,9</text:p>
          </table:table-cell>
          <table:table-cell office:value-type="float" office:value="-20" calcext:value-type="float">
            <text:p>-20</text:p>
          </table:table-cell>
          <table:table-cell office:value-type="float" office:value="565.1" calcext:value-type="float">
            <text:p>565,1</text:p>
          </table:table-cell>
          <table:table-cell office:value-type="float" office:value="14.2" calcext:value-type="float">
            <text:p>14,2</text:p>
          </table:table-cell>
          <table:table-cell office:value-type="float" office:value="0.6" calcext:value-type="float">
            <text:p>0,6</text:p>
          </table:table-cell>
          <table:table-cell office:value-type="float" office:value="31.7" calcext:value-type="float">
            <text:p>31,7</text:p>
          </table:table-cell>
          <table:table-cell office:value-type="float" office:value="11.3" calcext:value-type="float">
            <text:p>11,3</text:p>
          </table:table-cell>
          <table:table-cell office:value-type="float" office:value="-329.2" calcext:value-type="float">
            <text:p>-329,2</text:p>
          </table:table-cell>
          <table:table-cell office:value-type="float" office:value="2079.8" calcext:value-type="float">
            <text:p>2079,8</text:p>
          </table:table-cell>
          <table:table-cell table:number-columns-repeated="16369"/>
        </table:table-row>
        <table:table-row table:style-name="ro1">
          <table:table-cell office:value-type="time" office:time-value="PT13H42M05S" calcext:value-type="time">
            <text:p>13:42:05</text:p>
          </table:table-cell>
          <table:table-cell office:value-type="float" office:value="10" calcext:value-type="float">
            <text:p>10</text:p>
          </table:table-cell>
          <table:table-cell office:value-type="float" office:value="47.303833" calcext:value-type="float">
            <text:p>47,303833</text:p>
          </table:table-cell>
          <table:table-cell office:value-type="float" office:value="0.383897" calcext:value-type="float">
            <text:p>0,383897</text:p>
          </table:table-cell>
          <table:table-cell office:value-type="float" office:value="4192.1" calcext:value-type="float">
            <text:p>4192,1</text:p>
          </table:table-cell>
          <table:table-cell office:value-type="float" office:value="0.8" calcext:value-type="float">
            <text:p>0,8</text:p>
          </table:table-cell>
          <table:table-cell office:value-type="float" office:value="-1.1" calcext:value-type="float">
            <text:p>-1,1</text:p>
          </table:table-cell>
          <table:table-cell office:value-type="float" office:value="-16.8" calcext:value-type="float">
            <text:p>-16,8</text:p>
          </table:table-cell>
          <table:table-cell office:value-type="float" office:value="604.7" calcext:value-type="float">
            <text:p>604,7</text:p>
          </table:table-cell>
          <table:table-cell office:value-type="float" office:value="17.1" calcext:value-type="float">
            <text:p>17,1</text:p>
          </table:table-cell>
          <table:table-cell office:value-type="float" office:value="0.5" calcext:value-type="float">
            <text:p>0,5</text:p>
          </table:table-cell>
          <table:table-cell office:value-type="float" office:value="24.8" calcext:value-type="float">
            <text:p>24,8</text:p>
          </table:table-cell>
          <table:table-cell office:value-type="float" office:value="11.3" calcext:value-type="float">
            <text:p>11,3</text:p>
          </table:table-cell>
          <table:table-cell office:value-type="float" office:value="-239.5" calcext:value-type="float">
            <text:p>-239,5</text:p>
          </table:table-cell>
          <table:table-cell office:value-type="float" office:value="2068.6" calcext:value-type="float">
            <text:p>2068,6</text:p>
          </table:table-cell>
          <table:table-cell table:number-columns-repeated="16369"/>
        </table:table-row>
        <table:table-row table:style-name="ro1">
          <table:table-cell office:value-type="time" office:time-value="PT13H42M15S" calcext:value-type="time">
            <text:p>13:42:15</text:p>
          </table:table-cell>
          <table:table-cell office:value-type="float" office:value="10" calcext:value-type="float">
            <text:p>10</text:p>
          </table:table-cell>
          <table:table-cell office:value-type="float" office:value="47.302925" calcext:value-type="float">
            <text:p>47,302925</text:p>
          </table:table-cell>
          <table:table-cell office:value-type="float" office:value="0.384597" calcext:value-type="float">
            <text:p>0,384597</text:p>
          </table:table-cell>
          <table:table-cell office:value-type="float" office:value="4149.7" calcext:value-type="float">
            <text:p>4149,7</text:p>
          </table:table-cell>
          <table:table-cell office:value-type="float" office:value="0.8" calcext:value-type="float">
            <text:p>0,8</text:p>
          </table:table-cell>
          <table:table-cell office:value-type="float" office:value="-1" calcext:value-type="float">
            <text:p>-1</text:p>
          </table:table-cell>
          <table:table-cell office:value-type="float" office:value="-37.2" calcext:value-type="float">
            <text:p>-37,2</text:p>
          </table:table-cell>
          <table:table-cell office:value-type="float" office:value="608" calcext:value-type="float">
            <text:p>608</text:p>
          </table:table-cell>
          <table:table-cell office:value-type="float" office:value="17.5" calcext:value-type="float">
            <text:p>17,5</text:p>
          </table:table-cell>
          <table:table-cell office:value-type="float" office:value="0.5" calcext:value-type="float">
            <text:p>0,5</text:p>
          </table:table-cell>
          <table:table-cell office:value-type="float" office:value="24.5" calcext:value-type="float">
            <text:p>24,5</text:p>
          </table:table-cell>
          <table:table-cell office:value-type="float" office:value="11.3" calcext:value-type="float">
            <text:p>11,3</text:p>
          </table:table-cell>
          <table:table-cell office:value-type="float" office:value="-235.7" calcext:value-type="float">
            <text:p>-235,7</text:p>
          </table:table-cell>
          <table:table-cell office:value-type="float" office:value="2067.9" calcext:value-type="float">
            <text:p>2067,9</text:p>
          </table:table-cell>
          <table:table-cell table:number-columns-repeated="16369"/>
        </table:table-row>
        <table:table-row table:style-name="ro1">
          <table:table-cell office:value-type="time" office:time-value="PT13H42M25S" calcext:value-type="time">
            <text:p>13:42:25</text:p>
          </table:table-cell>
          <table:table-cell office:value-type="float" office:value="10" calcext:value-type="float">
            <text:p>10</text:p>
          </table:table-cell>
          <table:table-cell office:value-type="float" office:value="47.301991" calcext:value-type="float">
            <text:p>47,301991</text:p>
          </table:table-cell>
          <table:table-cell office:value-type="float" office:value="0.385267" calcext:value-type="float">
            <text:p>0,385267</text:p>
          </table:table-cell>
          <table:table-cell office:value-type="float" office:value="4107.7" calcext:value-type="float">
            <text:p>4107,7</text:p>
          </table:table-cell>
          <table:table-cell office:value-type="float" office:value="0.8" calcext:value-type="float">
            <text:p>0,8</text:p>
          </table:table-cell>
          <table:table-cell office:value-type="float" office:value="-0.9" calcext:value-type="float">
            <text:p>-0,9</text:p>
          </table:table-cell>
          <table:table-cell office:value-type="float" office:value="-22.5" calcext:value-type="float">
            <text:p>-22,5</text:p>
          </table:table-cell>
          <table:table-cell office:value-type="float" office:value="611.2" calcext:value-type="float">
            <text:p>611,2</text:p>
          </table:table-cell>
          <table:table-cell office:value-type="float" office:value="17.8" calcext:value-type="float">
            <text:p>17,8</text:p>
          </table:table-cell>
          <table:table-cell office:value-type="float" office:value="0.4" calcext:value-type="float">
            <text:p>0,4</text:p>
          </table:table-cell>
          <table:table-cell office:value-type="float" office:value="23.8" calcext:value-type="float">
            <text:p>23,8</text:p>
          </table:table-cell>
          <table:table-cell office:value-type="float" office:value="11.3" calcext:value-type="float">
            <text:p>11,3</text:p>
          </table:table-cell>
          <table:table-cell office:value-type="float" office:value="-253.5" calcext:value-type="float">
            <text:p>-253,5</text:p>
          </table:table-cell>
          <table:table-cell office:value-type="float" office:value="2067.2" calcext:value-type="float">
            <text:p>2067,2</text:p>
          </table:table-cell>
          <table:table-cell table:number-columns-repeated="16369"/>
        </table:table-row>
        <table:table-row table:style-name="ro1">
          <table:table-cell office:value-type="time" office:time-value="PT13H42M45S" calcext:value-type="time">
            <text:p>13:42:45</text:p>
          </table:table-cell>
          <table:table-cell office:value-type="float" office:value="10" calcext:value-type="float">
            <text:p>10</text:p>
          </table:table-cell>
          <table:table-cell office:value-type="float" office:value="47.299988" calcext:value-type="float">
            <text:p>47,299988</text:p>
          </table:table-cell>
          <table:table-cell office:value-type="float" office:value="0.386448" calcext:value-type="float">
            <text:p>0,386448</text:p>
          </table:table-cell>
          <table:table-cell office:value-type="float" office:value="4026.1" calcext:value-type="float">
            <text:p>4026,1</text:p>
          </table:table-cell>
          <table:table-cell office:value-type="float" office:value="0.9" calcext:value-type="float">
            <text:p>0,9</text:p>
          </table:table-cell>
          <table:table-cell office:value-type="float" office:value="-0.7" calcext:value-type="float">
            <text:p>-0,7</text:p>
          </table:table-cell>
          <table:table-cell office:value-type="float" office:value="-22.5" calcext:value-type="float">
            <text:p>-22,5</text:p>
          </table:table-cell>
          <table:table-cell office:value-type="float" office:value="617.7" calcext:value-type="float">
            <text:p>617,7</text:p>
          </table:table-cell>
          <table:table-cell office:value-type="float" office:value="18.5" calcext:value-type="float">
            <text:p>18,5</text:p>
          </table:table-cell>
          <table:table-cell office:value-type="float" office:value="0.4" calcext:value-type="float">
            <text:p>0,4</text:p>
          </table:table-cell>
          <table:table-cell office:value-type="float" office:value="23.1" calcext:value-type="float">
            <text:p>23,1</text:p>
          </table:table-cell>
          <table:table-cell office:value-type="float" office:value="11.3" calcext:value-type="float">
            <text:p>11,3</text:p>
          </table:table-cell>
          <table:table-cell office:value-type="float" office:value="-243.6" calcext:value-type="float">
            <text:p>-243,6</text:p>
          </table:table-cell>
          <table:table-cell office:value-type="float" office:value="2065.8" calcext:value-type="float">
            <text:p>2065,8</text:p>
          </table:table-cell>
          <table:table-cell table:number-columns-repeated="16369"/>
        </table:table-row>
        <table:table-row table:style-name="ro1">
          <table:table-cell office:value-type="time" office:time-value="PT13H42M55S" calcext:value-type="time">
            <text:p>13:42:55</text:p>
          </table:table-cell>
          <table:table-cell office:value-type="float" office:value="10" calcext:value-type="float">
            <text:p>10</text:p>
          </table:table-cell>
          <table:table-cell office:value-type="float" office:value="47.298946" calcext:value-type="float">
            <text:p>47,298946</text:p>
          </table:table-cell>
          <table:table-cell office:value-type="float" office:value="0.387052" calcext:value-type="float">
            <text:p>0,387052</text:p>
          </table:table-cell>
          <table:table-cell office:value-type="float" office:value="3986.3" calcext:value-type="float">
            <text:p>3986,3</text:p>
          </table:table-cell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,6</text:p>
          </table:table-cell>
          <table:table-cell office:value-type="float" office:value="-25.8" calcext:value-type="float">
            <text:p>-25,8</text:p>
          </table:table-cell>
          <table:table-cell office:value-type="float" office:value="621" calcext:value-type="float">
            <text:p>621</text:p>
          </table:table-cell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,4</text:p>
          </table:table-cell>
          <table:table-cell office:value-type="float" office:value="22.8" calcext:value-type="float">
            <text:p>22,8</text:p>
          </table:table-cell>
          <table:table-cell office:value-type="float" office:value="11.3" calcext:value-type="float">
            <text:p>11,3</text:p>
          </table:table-cell>
          <table:table-cell office:value-type="float" office:value="-237.9" calcext:value-type="float">
            <text:p>-237,9</text:p>
          </table:table-cell>
          <table:table-cell office:value-type="float" office:value="2065.1" calcext:value-type="float">
            <text:p>2065,1</text:p>
          </table:table-cell>
          <table:table-cell table:number-columns-repeated="16369"/>
        </table:table-row>
        <table:table-row table:style-name="ro1">
          <table:table-cell office:value-type="time" office:time-value="PT13H43M05S" calcext:value-type="time">
            <text:p>13:43:05</text:p>
          </table:table-cell>
          <table:table-cell office:value-type="float" office:value="10" calcext:value-type="float">
            <text:p>10</text:p>
          </table:table-cell>
          <table:table-cell office:value-type="float" office:value="47.297855" calcext:value-type="float">
            <text:p>47,297855</text:p>
          </table:table-cell>
          <table:table-cell office:value-type="float" office:value="0.387805" calcext:value-type="float">
            <text:p>0,387805</text:p>
          </table:table-cell>
          <table:table-cell office:value-type="float" office:value="3947.7" calcext:value-type="float">
            <text:p>3947,7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-23.8" calcext:value-type="float">
            <text:p>-23,8</text:p>
          </table:table-cell>
          <table:table-cell office:value-type="float" office:value="624.1" calcext:value-type="float">
            <text:p>624,1</text:p>
          </table:table-cell>
          <table:table-cell office:value-type="float" office:value="19.4" calcext:value-type="float">
            <text:p>19,4</text:p>
          </table:table-cell>
          <table:table-cell office:value-type="float" office:value="0.4" calcext:value-type="float">
            <text:p>0,4</text:p>
          </table:table-cell>
          <table:table-cell office:value-type="float" office:value="22.5" calcext:value-type="float">
            <text:p>22,5</text:p>
          </table:table-cell>
          <table:table-cell office:value-type="float" office:value="11.3" calcext:value-type="float">
            <text:p>11,3</text:p>
          </table:table-cell>
          <table:table-cell office:value-type="float" office:value="-233.4" calcext:value-type="float">
            <text:p>-233,4</text:p>
          </table:table-cell>
          <table:table-cell office:value-type="float" office:value="2064.5" calcext:value-type="float">
            <text:p>2064,5</text:p>
          </table:table-cell>
          <table:table-cell table:number-columns-repeated="16369"/>
        </table:table-row>
        <table:table-row table:style-name="ro1">
          <table:table-cell office:value-type="time" office:time-value="PT13H43M15S" calcext:value-type="time">
            <text:p>13:43:15</text:p>
          </table:table-cell>
          <table:table-cell office:value-type="float" office:value="10" calcext:value-type="float">
            <text:p>10</text:p>
          </table:table-cell>
          <table:table-cell office:value-type="float" office:value="47.296757" calcext:value-type="float">
            <text:p>47,296757</text:p>
          </table:table-cell>
          <table:table-cell office:value-type="float" office:value="0.388477" calcext:value-type="float">
            <text:p>0,388477</text:p>
          </table:table-cell>
          <table:table-cell office:value-type="float" office:value="3907.6" calcext:value-type="float">
            <text:p>3907,6</text:p>
          </table:table-cell>
          <table:table-cell office:value-type="float" office:value="1.1" calcext:value-type="float">
            <text:p>1,1</text:p>
          </table:table-cell>
          <table:table-cell office:value-type="float" office:value="-0.4" calcext:value-type="float">
            <text:p>-0,4</text:p>
          </table:table-cell>
          <table:table-cell office:value-type="float" office:value="-25.2" calcext:value-type="float">
            <text:p>-25,2</text:p>
          </table:table-cell>
          <table:table-cell office:value-type="float" office:value="627.5" calcext:value-type="float">
            <text:p>627,5</text:p>
          </table:table-cell>
          <table:table-cell office:value-type="float" office:value="19.6" calcext:value-type="float">
            <text:p>19,6</text:p>
          </table:table-cell>
          <table:table-cell office:value-type="float" office:value="0.4" calcext:value-type="float">
            <text:p>0,4</text:p>
          </table:table-cell>
          <table:table-cell office:value-type="float" office:value="22.3" calcext:value-type="float">
            <text:p>22,3</text:p>
          </table:table-cell>
          <table:table-cell office:value-type="float" office:value="11.3" calcext:value-type="float">
            <text:p>11,3</text:p>
          </table:table-cell>
          <table:table-cell office:value-type="float" office:value="-237.7" calcext:value-type="float">
            <text:p>-237,7</text:p>
          </table:table-cell>
          <table:table-cell office:value-type="float" office:value="2063.8" calcext:value-type="float">
            <text:p>2063,8</text:p>
          </table:table-cell>
          <table:table-cell table:number-columns-repeated="16369"/>
        </table:table-row>
        <table:table-row table:style-name="ro1">
          <table:table-cell office:value-type="time" office:time-value="PT13H43M25S" calcext:value-type="time">
            <text:p>13:43:25</text:p>
          </table:table-cell>
          <table:table-cell office:value-type="float" office:value="10" calcext:value-type="float">
            <text:p>10</text:p>
          </table:table-cell>
          <table:table-cell office:value-type="float" office:value="47.295643" calcext:value-type="float">
            <text:p>47,295643</text:p>
          </table:table-cell>
          <table:table-cell office:value-type="float" office:value="0.389093" calcext:value-type="float">
            <text:p>0,389093</text:p>
          </table:table-cell>
          <table:table-cell office:value-type="float" office:value="3866.8" calcext:value-type="float">
            <text:p>3866,8</text:p>
          </table:table-cell>
          <table:table-cell office:value-type="float" office:value="1.2" calcext:value-type="float">
            <text:p>1,2</text:p>
          </table:table-cell>
          <table:table-cell office:value-type="float" office:value="-0.3" calcext:value-type="float">
            <text:p>-0,3</text:p>
          </table:table-cell>
          <table:table-cell office:value-type="float" office:value="-23.8" calcext:value-type="float">
            <text:p>-23,8</text:p>
          </table:table-cell>
          <table:table-cell office:value-type="float" office:value="630.7" calcext:value-type="float">
            <text:p>630,7</text:p>
          </table:table-cell>
          <table:table-cell office:value-type="float" office:value="19.8" calcext:value-type="float">
            <text:p>19,8</text:p>
          </table:table-cell>
          <table:table-cell office:value-type="float" office:value="0.4" calcext:value-type="float">
            <text:p>0,4</text:p>
          </table:table-cell>
          <table:table-cell office:value-type="float" office:value="22.3" calcext:value-type="float">
            <text:p>22,3</text:p>
          </table:table-cell>
          <table:table-cell office:value-type="float" office:value="11.3" calcext:value-type="float">
            <text:p>11,3</text:p>
          </table:table-cell>
          <table:table-cell office:value-type="float" office:value="-235.6" calcext:value-type="float">
            <text:p>-235,6</text:p>
          </table:table-cell>
          <table:table-cell office:value-type="float" office:value="2063.2" calcext:value-type="float">
            <text:p>2063,2</text:p>
          </table:table-cell>
          <table:table-cell table:number-columns-repeated="16369"/>
        </table:table-row>
        <table:table-row table:style-name="ro1">
          <table:table-cell office:value-type="time" office:time-value="PT13H43M35S" calcext:value-type="time">
            <text:p>13:43:35</text:p>
          </table:table-cell>
          <table:table-cell office:value-type="float" office:value="10" calcext:value-type="float">
            <text:p>10</text:p>
          </table:table-cell>
          <table:table-cell office:value-type="float" office:value="47.294559" calcext:value-type="float">
            <text:p>47,294559</text:p>
          </table:table-cell>
          <table:table-cell office:value-type="float" office:value="0.389758" calcext:value-type="float">
            <text:p>0,389758</text:p>
          </table:table-cell>
          <table:table-cell office:value-type="float" office:value="3827" calcext:value-type="float">
            <text:p>3827</text:p>
          </table:table-cell>
          <table:table-cell office:value-type="float" office:value="1.2" calcext:value-type="float">
            <text:p>1,2</text:p>
          </table:table-cell>
          <table:table-cell office:value-type="float" office:value="-0.2" calcext:value-type="float">
            <text:p>-0,2</text:p>
          </table:table-cell>
          <table:table-cell office:value-type="float" office:value="-20.5" calcext:value-type="float">
            <text:p>-20,5</text:p>
          </table:table-cell>
          <table:table-cell office:value-type="float" office:value="634.1" calcext:value-type="float">
            <text:p>634,1</text:p>
          </table:table-cell>
          <table:table-cell office:value-type="float" office:value="20.5" calcext:value-type="float">
            <text:p>20,5</text:p>
          </table:table-cell>
          <table:table-cell office:value-type="float" office:value="0.4" calcext:value-type="float">
            <text:p>0,4</text:p>
          </table:table-cell>
          <table:table-cell office:value-type="float" office:value="22.1" calcext:value-type="float">
            <text:p>22,1</text:p>
          </table:table-cell>
          <table:table-cell office:value-type="float" office:value="11.3" calcext:value-type="float">
            <text:p>11,3</text:p>
          </table:table-cell>
          <table:table-cell office:value-type="float" office:value="-255" calcext:value-type="float">
            <text:p>-255</text:p>
          </table:table-cell>
          <table:table-cell office:value-type="float" office:value="2062.4" calcext:value-type="float">
            <text:p>2062,4</text:p>
          </table:table-cell>
          <table:table-cell table:number-columns-repeated="16369"/>
        </table:table-row>
        <table:table-row table:style-name="ro1">
          <table:table-cell office:value-type="time" office:time-value="PT13H43M45S" calcext:value-type="time">
            <text:p>13:43:45</text:p>
          </table:table-cell>
          <table:table-cell office:value-type="float" office:value="10" calcext:value-type="float">
            <text:p>10</text:p>
          </table:table-cell>
          <table:table-cell office:value-type="float" office:value="47.293526" calcext:value-type="float">
            <text:p>47,293526</text:p>
          </table:table-cell>
          <table:table-cell office:value-type="float" office:value="0.390532" calcext:value-type="float">
            <text:p>0,390532</text:p>
          </table:table-cell>
          <table:table-cell office:value-type="float" office:value="3784.7" calcext:value-type="float">
            <text:p>3784,7</text:p>
          </table:table-cell>
          <table:table-cell office:value-type="float" office:value="1.4" calcext:value-type="float">
            <text:p>1,4</text:p>
          </table:table-cell>
          <table:table-cell office:value-type="float" office:value="-0.1" calcext:value-type="float">
            <text:p>-0,1</text:p>
          </table:table-cell>
          <table:table-cell office:value-type="float" office:value="-19" calcext:value-type="float">
            <text:p>-19</text:p>
          </table:table-cell>
          <table:table-cell office:value-type="float" office:value="637.4" calcext:value-type="float">
            <text:p>637,4</text:p>
          </table:table-cell>
          <table:table-cell office:value-type="float" office:value="21.2" calcext:value-type="float">
            <text:p>21,2</text:p>
          </table:table-cell>
          <table:table-cell office:value-type="float" office:value="0.4" calcext:value-type="float">
            <text:p>0,4</text:p>
          </table:table-cell>
          <table:table-cell office:value-type="float" office:value="21.9" calcext:value-type="float">
            <text:p>21,9</text:p>
          </table:table-cell>
          <table:table-cell office:value-type="float" office:value="11.3" calcext:value-type="float">
            <text:p>11,3</text:p>
          </table:table-cell>
          <table:table-cell office:value-type="float" office:value="-242.4" calcext:value-type="float">
            <text:p>-242,4</text:p>
          </table:table-cell>
          <table:table-cell office:value-type="float" office:value="2061.7" calcext:value-type="float">
            <text:p>2061,7</text:p>
          </table:table-cell>
          <table:table-cell table:number-columns-repeated="16369"/>
        </table:table-row>
        <table:table-row table:style-name="ro1">
          <table:table-cell office:value-type="time" office:time-value="PT13H43M55S" calcext:value-type="time">
            <text:p>13:43:55</text:p>
          </table:table-cell>
          <table:table-cell office:value-type="float" office:value="10" calcext:value-type="float">
            <text:p>10</text:p>
          </table:table-cell>
          <table:table-cell office:value-type="float" office:value="47.292522" calcext:value-type="float">
            <text:p>47,292522</text:p>
          </table:table-cell>
          <table:table-cell office:value-type="float" office:value="0.391125" calcext:value-type="float">
            <text:p>0,391125</text:p>
          </table:table-cell>
          <table:table-cell office:value-type="float" office:value="3745.4" calcext:value-type="float">
            <text:p>3745,4</text:p>
          </table:table-cell>
          <table:table-cell office:value-type="float" office:value="1.4" calcext:value-type="float">
            <text:p>1,4</text:p>
          </table:table-cell>
          <table:table-cell office:value-type="float" office:value="-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640.9" calcext:value-type="float">
            <text:p>640,9</text:p>
          </table:table-cell>
          <table:table-cell office:value-type="float" office:value="21.8" calcext:value-type="float">
            <text:p>21,8</text:p>
          </table:table-cell>
          <table:table-cell office:value-type="float" office:value="0.4" calcext:value-type="float">
            <text:p>0,4</text:p>
          </table:table-cell>
          <table:table-cell office:value-type="float" office:value="21.5" calcext:value-type="float">
            <text:p>21,5</text:p>
          </table:table-cell>
          <table:table-cell office:value-type="float" office:value="11.3" calcext:value-type="float">
            <text:p>11,3</text:p>
          </table:table-cell>
          <table:table-cell office:value-type="float" office:value="-238" calcext:value-type="float">
            <text:p>-238</text:p>
          </table:table-cell>
          <table:table-cell office:value-type="float" office:value="2060.9" calcext:value-type="float">
            <text:p>2060,9</text:p>
          </table:table-cell>
          <table:table-cell table:number-columns-repeated="16369"/>
        </table:table-row>
        <table:table-row table:style-name="ro1">
          <table:table-cell office:value-type="time" office:time-value="PT13H44M05S" calcext:value-type="time">
            <text:p>13:44:05</text:p>
          </table:table-cell>
          <table:table-cell office:value-type="float" office:value="10" calcext:value-type="float">
            <text:p>10</text:p>
          </table:table-cell>
          <table:table-cell office:value-type="float" office:value="47.291515" calcext:value-type="float">
            <text:p>47,291515</text:p>
          </table:table-cell>
          <table:table-cell office:value-type="float" office:value="0.391638" calcext:value-type="float">
            <text:p>0,391638</text:p>
          </table:table-cell>
          <table:table-cell office:value-type="float" office:value="3706" calcext:value-type="float">
            <text:p>3706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-19.2" calcext:value-type="float">
            <text:p>-19,2</text:p>
          </table:table-cell>
          <table:table-cell office:value-type="float" office:value="644" calcext:value-type="float">
            <text:p>644</text:p>
          </table:table-cell>
          <table:table-cell office:value-type="float" office:value="22.1" calcext:value-type="float">
            <text:p>22,1</text:p>
          </table:table-cell>
          <table:table-cell office:value-type="float" office:value="0.4" calcext:value-type="float">
            <text:p>0,4</text:p>
          </table:table-cell>
          <table:table-cell office:value-type="float" office:value="21" calcext:value-type="float">
            <text:p>21</text:p>
          </table:table-cell>
          <table:table-cell office:value-type="float" office:value="11.3" calcext:value-type="float">
            <text:p>11,3</text:p>
          </table:table-cell>
          <table:table-cell office:value-type="float" office:value="-239.4" calcext:value-type="float">
            <text:p>-239,4</text:p>
          </table:table-cell>
          <table:table-cell office:value-type="float" office:value="2060.2" calcext:value-type="float">
            <text:p>2060,2</text:p>
          </table:table-cell>
          <table:table-cell table:number-columns-repeated="16369"/>
        </table:table-row>
        <table:table-row table:style-name="ro1">
          <table:table-cell office:value-type="time" office:time-value="PT13H44M15S" calcext:value-type="time">
            <text:p>13:44:15</text:p>
          </table:table-cell>
          <table:table-cell office:value-type="float" office:value="10" calcext:value-type="float">
            <text:p>10</text:p>
          </table:table-cell>
          <table:table-cell office:value-type="float" office:value="47.290432" calcext:value-type="float">
            <text:p>47,290432</text:p>
          </table:table-cell>
          <table:table-cell office:value-type="float" office:value="0.392125" calcext:value-type="float">
            <text:p>0,392125</text:p>
          </table:table-cell>
          <table:table-cell office:value-type="float" office:value="3664.4" calcext:value-type="float">
            <text:p>3664,4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-18" calcext:value-type="float">
            <text:p>-18</text:p>
          </table:table-cell>
          <table:table-cell office:value-type="float" office:value="647.4" calcext:value-type="float">
            <text:p>647,4</text:p>
          </table:table-cell>
          <table:table-cell office:value-type="float" office:value="22.8" calcext:value-type="float">
            <text:p>22,8</text:p>
          </table:table-cell>
          <table:table-cell office:value-type="float" office:value="0.4" calcext:value-type="float">
            <text:p>0,4</text:p>
          </table:table-cell>
          <table:table-cell office:value-type="float" office:value="20.8" calcext:value-type="float">
            <text:p>20,8</text:p>
          </table:table-cell>
          <table:table-cell office:value-type="float" office:value="11.3" calcext:value-type="float">
            <text:p>11,3</text:p>
          </table:table-cell>
          <table:table-cell office:value-type="float" office:value="-238.7" calcext:value-type="float">
            <text:p>-238,7</text:p>
          </table:table-cell>
          <table:table-cell office:value-type="float" office:value="2059.6" calcext:value-type="float">
            <text:p>2059,6</text:p>
          </table:table-cell>
          <table:table-cell table:number-columns-repeated="16369"/>
        </table:table-row>
        <table:table-row table:style-name="ro1">
          <table:table-cell office:value-type="time" office:time-value="PT13H44M25S" calcext:value-type="time">
            <text:p>13:44:25</text:p>
          </table:table-cell>
          <table:table-cell office:value-type="float" office:value="10" calcext:value-type="float">
            <text:p>10</text:p>
          </table:table-cell>
          <table:table-cell office:value-type="float" office:value="47.289394" calcext:value-type="float">
            <text:p>47,289394</text:p>
          </table:table-cell>
          <table:table-cell office:value-type="float" office:value="0.392678" calcext:value-type="float">
            <text:p>0,392678</text:p>
          </table:table-cell>
          <table:table-cell office:value-type="float" office:value="3621.7" calcext:value-type="float">
            <text:p>3621,7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-16.2" calcext:value-type="float">
            <text:p>-16,2</text:p>
          </table:table-cell>
          <table:table-cell office:value-type="float" office:value="650.9" calcext:value-type="float">
            <text:p>650,9</text:p>
          </table:table-cell>
          <table:table-cell office:value-type="float" office:value="22.8" calcext:value-type="float">
            <text:p>22,8</text:p>
          </table:table-cell>
          <table:table-cell office:value-type="float" office:value="0.4" calcext:value-type="float">
            <text:p>0,4</text:p>
          </table:table-cell>
          <table:table-cell office:value-type="float" office:value="20" calcext:value-type="float">
            <text:p>20</text:p>
          </table:table-cell>
          <table:table-cell office:value-type="float" office:value="11.3" calcext:value-type="float">
            <text:p>11,3</text:p>
          </table:table-cell>
          <table:table-cell office:value-type="float" office:value="-237.4" calcext:value-type="float">
            <text:p>-237,4</text:p>
          </table:table-cell>
          <table:table-cell office:value-type="float" office:value="2058.9" calcext:value-type="float">
            <text:p>2058,9</text:p>
          </table:table-cell>
          <table:table-cell table:number-columns-repeated="16369"/>
        </table:table-row>
        <table:table-row table:style-name="ro1">
          <table:table-cell office:value-type="time" office:time-value="PT13H44M35S" calcext:value-type="time">
            <text:p>13:44:35</text:p>
          </table:table-cell>
          <table:table-cell office:value-type="float" office:value="10" calcext:value-type="float">
            <text:p>10</text:p>
          </table:table-cell>
          <table:table-cell office:value-type="float" office:value="47.288342" calcext:value-type="float">
            <text:p>47,288342</text:p>
          </table:table-cell>
          <table:table-cell office:value-type="float" office:value="0.393317" calcext:value-type="float">
            <text:p>0,393317</text:p>
          </table:table-cell>
          <table:table-cell office:value-type="float" office:value="3579.2" calcext:value-type="float">
            <text:p>3579,2</text:p>
          </table:table-cell>
          <table:table-cell office:value-type="float" office:value="1.6" calcext:value-type="float">
            <text:p>1,6</text:p>
          </table:table-cell>
          <table:table-cell office:value-type="float" office:value="0.3" calcext:value-type="float">
            <text:p>0,3</text:p>
          </table:table-cell>
          <table:table-cell office:value-type="float" office:value="-29.2" calcext:value-type="float">
            <text:p>-29,2</text:p>
          </table:table-cell>
          <table:table-cell office:value-type="float" office:value="654.7" calcext:value-type="float">
            <text:p>654,7</text:p>
          </table:table-cell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,4</text:p>
          </table:table-cell>
          <table:table-cell office:value-type="float" office:value="19.5" calcext:value-type="float">
            <text:p>19,5</text:p>
          </table:table-cell>
          <table:table-cell office:value-type="float" office:value="11.3" calcext:value-type="float">
            <text:p>11,3</text:p>
          </table:table-cell>
          <table:table-cell office:value-type="float" office:value="-310" calcext:value-type="float">
            <text:p>-310</text:p>
          </table:table-cell>
          <table:table-cell office:value-type="float" office:value="2058.1" calcext:value-type="float">
            <text:p>2058,1</text:p>
          </table:table-cell>
          <table:table-cell table:number-columns-repeated="16369"/>
        </table:table-row>
        <table:table-row table:style-name="ro1">
          <table:table-cell office:value-type="time" office:time-value="PT13H44M45S" calcext:value-type="time">
            <text:p>13:44:45</text:p>
          </table:table-cell>
          <table:table-cell office:value-type="float" office:value="10" calcext:value-type="float">
            <text:p>10</text:p>
          </table:table-cell>
          <table:table-cell office:value-type="float" office:value="47.287365" calcext:value-type="float">
            <text:p>47,287365</text:p>
          </table:table-cell>
          <table:table-cell office:value-type="float" office:value="0.393863" calcext:value-type="float">
            <text:p>0,393863</text:p>
          </table:table-cell>
          <table:table-cell office:value-type="float" office:value="3537.4" calcext:value-type="float">
            <text:p>3537,4</text:p>
          </table:table-cell>
          <table:table-cell office:value-type="float" office:value="1.8" calcext:value-type="float">
            <text:p>1,8</text:p>
          </table:table-cell>
          <table:table-cell office:value-type="float" office:value="0.4" calcext:value-type="float">
            <text:p>0,4</text:p>
          </table:table-cell>
          <table:table-cell office:value-type="float" office:value="-25" calcext:value-type="float">
            <text:p>-25</text:p>
          </table:table-cell>
          <table:table-cell office:value-type="float" office:value="658.4" calcext:value-type="float">
            <text:p>658,4</text:p>
          </table:table-cell>
          <table:table-cell office:value-type="float" office:value="23.3" calcext:value-type="float">
            <text:p>23,3</text:p>
          </table:table-cell>
          <table:table-cell office:value-type="float" office:value="0.4" calcext:value-type="float">
            <text:p>0,4</text:p>
          </table:table-cell>
          <table:table-cell office:value-type="float" office:value="19.5" calcext:value-type="float">
            <text:p>19,5</text:p>
          </table:table-cell>
          <table:table-cell office:value-type="float" office:value="11.3" calcext:value-type="float">
            <text:p>11,3</text:p>
          </table:table-cell>
          <table:table-cell office:value-type="float" office:value="-235.3" calcext:value-type="float">
            <text:p>-235,3</text:p>
          </table:table-cell>
          <table:table-cell office:value-type="float" office:value="2057.4" calcext:value-type="float">
            <text:p>2057,4</text:p>
          </table:table-cell>
          <table:table-cell table:number-columns-repeated="16369"/>
        </table:table-row>
        <table:table-row table:style-name="ro1">
          <table:table-cell office:value-type="time" office:time-value="PT13H44M55S" calcext:value-type="time">
            <text:p>13:44:55</text:p>
          </table:table-cell>
          <table:table-cell office:value-type="float" office:value="10" calcext:value-type="float">
            <text:p>10</text:p>
          </table:table-cell>
          <table:table-cell office:value-type="float" office:value="47.286434" calcext:value-type="float">
            <text:p>47,286434</text:p>
          </table:table-cell>
          <table:table-cell office:value-type="float" office:value="0.394413" calcext:value-type="float">
            <text:p>0,394413</text:p>
          </table:table-cell>
          <table:table-cell office:value-type="float" office:value="3493.6" calcext:value-type="float">
            <text:p>3493,6</text:p>
          </table:table-cell>
          <table:table-cell office:value-type="float" office:value="1.9" calcext:value-type="float">
            <text:p>1,9</text:p>
          </table:table-cell>
          <table:table-cell office:value-type="float" office:value="0.5" calcext:value-type="float">
            <text:p>0,5</text:p>
          </table:table-cell>
          <table:table-cell office:value-type="float" office:value="-13" calcext:value-type="float">
            <text:p>-13</text:p>
          </table:table-cell>
          <table:table-cell office:value-type="float" office:value="662.1" calcext:value-type="float">
            <text:p>662,1</text:p>
          </table:table-cell>
          <table:table-cell office:value-type="float" office:value="23.6" calcext:value-type="float">
            <text:p>23,6</text:p>
          </table:table-cell>
          <table:table-cell office:value-type="float" office:value="0.4" calcext:value-type="float">
            <text:p>0,4</text:p>
          </table:table-cell>
          <table:table-cell office:value-type="float" office:value="18.9" calcext:value-type="float">
            <text:p>18,9</text:p>
          </table:table-cell>
          <table:table-cell office:value-type="float" office:value="11.3" calcext:value-type="float">
            <text:p>11,3</text:p>
          </table:table-cell>
          <table:table-cell office:value-type="float" office:value="-239.6" calcext:value-type="float">
            <text:p>-239,6</text:p>
          </table:table-cell>
          <table:table-cell office:value-type="float" office:value="2056.8" calcext:value-type="float">
            <text:p>2056,8</text:p>
          </table:table-cell>
          <table:table-cell table:number-columns-repeated="16369"/>
        </table:table-row>
        <table:table-row table:style-name="ro1">
          <table:table-cell office:value-type="time" office:time-value="PT13H45M05S" calcext:value-type="time">
            <text:p>13:45:05</text:p>
          </table:table-cell>
          <table:table-cell office:value-type="float" office:value="10" calcext:value-type="float">
            <text:p>10</text:p>
          </table:table-cell>
          <table:table-cell office:value-type="float" office:value="47.285473" calcext:value-type="float">
            <text:p>47,285473</text:p>
          </table:table-cell>
          <table:table-cell office:value-type="float" office:value="0.394962" calcext:value-type="float">
            <text:p>0,394962</text:p>
          </table:table-cell>
          <table:table-cell office:value-type="float" office:value="3450.6" calcext:value-type="float">
            <text:p>3450,6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-12" calcext:value-type="float">
            <text:p>-12</text:p>
          </table:table-cell>
          <table:table-cell office:value-type="float" office:value="665.6" calcext:value-type="float">
            <text:p>665,6</text:p>
          </table:table-cell>
          <table:table-cell office:value-type="float" office:value="23.8" calcext:value-type="float">
            <text:p>23,8</text:p>
          </table:table-cell>
          <table:table-cell office:value-type="float" office:value="0.4" calcext:value-type="float">
            <text:p>0,4</text:p>
          </table:table-cell>
          <table:table-cell office:value-type="float" office:value="18.7" calcext:value-type="float">
            <text:p>18,7</text:p>
          </table:table-cell>
          <table:table-cell office:value-type="float" office:value="11.3" calcext:value-type="float">
            <text:p>11,3</text:p>
          </table:table-cell>
          <table:table-cell office:value-type="float" office:value="-330.3" calcext:value-type="float">
            <text:p>-330,3</text:p>
          </table:table-cell>
          <table:table-cell office:value-type="float" office:value="2056.1" calcext:value-type="float">
            <text:p>2056,1</text:p>
          </table:table-cell>
          <table:table-cell table:number-columns-repeated="16369"/>
        </table:table-row>
        <table:table-row table:style-name="ro1">
          <table:table-cell office:value-type="time" office:time-value="PT13H45M15S" calcext:value-type="time">
            <text:p>13:45:15</text:p>
          </table:table-cell>
          <table:table-cell office:value-type="float" office:value="10" calcext:value-type="float">
            <text:p>10</text:p>
          </table:table-cell>
          <table:table-cell office:value-type="float" office:value="47.284622" calcext:value-type="float">
            <text:p>47,284622</text:p>
          </table:table-cell>
          <table:table-cell office:value-type="float" office:value="0.395512" calcext:value-type="float">
            <text:p>0,395512</text:p>
          </table:table-cell>
          <table:table-cell office:value-type="float" office:value="3410.8" calcext:value-type="float">
            <text:p>3410,8</text:p>
          </table:table-cell>
          <table:table-cell office:value-type="float" office:value="1.9" calcext:value-type="float">
            <text:p>1,9</text:p>
          </table:table-cell>
          <table:table-cell office:value-type="float" office:value="0.7" calcext:value-type="float">
            <text:p>0,7</text:p>
          </table:table-cell>
          <table:table-cell office:value-type="float" office:value="-12" calcext:value-type="float">
            <text:p>-12</text:p>
          </table:table-cell>
          <table:table-cell office:value-type="float" office:value="669.2" calcext:value-type="float">
            <text:p>669,2</text:p>
          </table:table-cell>
          <table:table-cell office:value-type="float" office:value="24.3" calcext:value-type="float">
            <text:p>24,3</text:p>
          </table:table-cell>
          <table:table-cell office:value-type="float" office:value="0.4" calcext:value-type="float">
            <text:p>0,4</text:p>
          </table:table-cell>
          <table:table-cell office:value-type="float" office:value="18.7" calcext:value-type="float">
            <text:p>18,7</text:p>
          </table:table-cell>
          <table:table-cell office:value-type="float" office:value="11.3" calcext:value-type="float">
            <text:p>11,3</text:p>
          </table:table-cell>
          <table:table-cell office:value-type="float" office:value="-329.4" calcext:value-type="float">
            <text:p>-329,4</text:p>
          </table:table-cell>
          <table:table-cell office:value-type="float" office:value="2055.1" calcext:value-type="float">
            <text:p>2055,1</text:p>
          </table:table-cell>
          <table:table-cell table:number-columns-repeated="16369"/>
        </table:table-row>
        <table:table-row table:style-name="ro1">
          <table:table-cell office:value-type="time" office:time-value="PT13H45M25S" calcext:value-type="time">
            <text:p>13:45:25</text:p>
          </table:table-cell>
          <table:table-cell office:value-type="float" office:value="10" calcext:value-type="float">
            <text:p>10</text:p>
          </table:table-cell>
          <table:table-cell office:value-type="float" office:value="47.283649" calcext:value-type="float">
            <text:p>47,283649</text:p>
          </table:table-cell>
          <table:table-cell office:value-type="float" office:value="0.395885" calcext:value-type="float">
            <text:p>0,395885</text:p>
          </table:table-cell>
          <table:table-cell office:value-type="float" office:value="3379.6" calcext:value-type="float">
            <text:p>3379,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-12" calcext:value-type="float">
            <text:p>-12</text:p>
          </table:table-cell>
          <table:table-cell office:value-type="float" office:value="673" calcext:value-type="float">
            <text:p>673</text:p>
          </table:table-cell>
          <table:table-cell office:value-type="float" office:value="24.9" calcext:value-type="float">
            <text:p>24,9</text:p>
          </table:table-cell>
          <table:table-cell office:value-type="float" office:value="0.3" calcext:value-type="float">
            <text:p>0,3</text:p>
          </table:table-cell>
          <table:table-cell office:value-type="float" office:value="18.4" calcext:value-type="float">
            <text:p>18,4</text:p>
          </table:table-cell>
          <table:table-cell office:value-type="float" office:value="11.3" calcext:value-type="float">
            <text:p>11,3</text:p>
          </table:table-cell>
          <table:table-cell office:value-type="float" office:value="-330.4" calcext:value-type="float">
            <text:p>-330,4</text:p>
          </table:table-cell>
          <table:table-cell office:value-type="float" office:value="2054.2" calcext:value-type="float">
            <text:p>2054,2</text:p>
          </table:table-cell>
          <table:table-cell table:number-columns-repeated="16369"/>
        </table:table-row>
        <table:table-row table:style-name="ro1">
          <table:table-cell office:value-type="time" office:time-value="PT13H45M35S" calcext:value-type="time">
            <text:p>13:45:35</text:p>
          </table:table-cell>
          <table:table-cell office:value-type="float" office:value="6" calcext:value-type="float">
            <text:p>6</text:p>
          </table:table-cell>
          <table:table-cell office:value-type="float" office:value="47.282696" calcext:value-type="float">
            <text:p>47,282696</text:p>
          </table:table-cell>
          <table:table-cell office:value-type="float" office:value="0.396123" calcext:value-type="float">
            <text:p>0,396123</text:p>
          </table:table-cell>
          <table:table-cell office:value-type="float" office:value="3332.8" calcext:value-type="float">
            <text:p>3332,8</text:p>
          </table:table-cell>
          <table:table-cell office:value-type="float" office:value="2.1" calcext:value-type="float">
            <text:p>2,1</text:p>
          </table:table-cell>
          <table:table-cell office:value-type="float" office:value="0.9" calcext:value-type="float">
            <text:p>0,9</text:p>
          </table:table-cell>
          <table:table-cell office:value-type="float" office:value="-12" calcext:value-type="float">
            <text:p>-12</text:p>
          </table:table-cell>
          <table:table-cell office:value-type="float" office:value="676.6" calcext:value-type="float">
            <text:p>676,6</text:p>
          </table:table-cell>
          <table:table-cell office:value-type="float" office:value="25.4" calcext:value-type="float">
            <text:p>25,4</text:p>
          </table:table-cell>
          <table:table-cell office:value-type="float" office:value="0.3" calcext:value-type="float">
            <text:p>0,3</text:p>
          </table:table-cell>
          <table:table-cell office:value-type="float" office:value="18.1" calcext:value-type="float">
            <text:p>18,1</text:p>
          </table:table-cell>
          <table:table-cell office:value-type="float" office:value="11.3" calcext:value-type="float">
            <text:p>11,3</text:p>
          </table:table-cell>
          <table:table-cell office:value-type="float" office:value="-432" calcext:value-type="float">
            <text:p>-432</text:p>
          </table:table-cell>
          <table:table-cell office:value-type="float" office:value="2053.2" calcext:value-type="float">
            <text:p>2053,2</text:p>
          </table:table-cell>
          <table:table-cell table:number-columns-repeated="16369"/>
        </table:table-row>
        <table:table-row table:style-name="ro1">
          <table:table-cell office:value-type="time" office:time-value="PT13H45M45S" calcext:value-type="time">
            <text:p>13:45:45</text:p>
          </table:table-cell>
          <table:table-cell office:value-type="float" office:value="8" calcext:value-type="float">
            <text:p>8</text:p>
          </table:table-cell>
          <table:table-cell office:value-type="float" office:value="47.281857" calcext:value-type="float">
            <text:p>47,281857</text:p>
          </table:table-cell>
          <table:table-cell office:value-type="float" office:value="0.39635" calcext:value-type="float">
            <text:p>0,39635</text:p>
          </table:table-cell>
          <table:table-cell office:value-type="float" office:value="3286.7" calcext:value-type="float">
            <text:p>3286,7</text:p>
          </table:table-cell>
          <table:table-cell office:value-type="float" office:value="2.1" calcext:value-type="float">
            <text:p>2,1</text:p>
          </table:table-cell>
          <table:table-cell office:value-type="float" office:value="0.9" calcext:value-type="float">
            <text:p>0,9</text:p>
          </table:table-cell>
          <table:table-cell office:value-type="float" office:value="-12" calcext:value-type="float">
            <text:p>-12</text:p>
          </table:table-cell>
          <table:table-cell office:value-type="float" office:value="680.4" calcext:value-type="float">
            <text:p>680,4</text:p>
          </table:table-cell>
          <table:table-cell office:value-type="float" office:value="25.9" calcext:value-type="float">
            <text:p>25,9</text:p>
          </table:table-cell>
          <table:table-cell office:value-type="float" office:value="0.3" calcext:value-type="float">
            <text:p>0,3</text:p>
          </table:table-cell>
          <table:table-cell office:value-type="float" office:value="17.8" calcext:value-type="float">
            <text:p>17,8</text:p>
          </table:table-cell>
          <table:table-cell office:value-type="float" office:value="11.3" calcext:value-type="float">
            <text:p>11,3</text:p>
          </table:table-cell>
          <table:table-cell office:value-type="float" office:value="-337.6" calcext:value-type="float">
            <text:p>-337,6</text:p>
          </table:table-cell>
          <table:table-cell office:value-type="float" office:value="2052.2" calcext:value-type="float">
            <text:p>2052,2</text:p>
          </table:table-cell>
          <table:table-cell table:number-columns-repeated="16369"/>
        </table:table-row>
        <table:table-row table:style-name="ro1">
          <table:table-cell office:value-type="time" office:time-value="PT13H45M55S" calcext:value-type="time">
            <text:p>13:45:55</text:p>
          </table:table-cell>
          <table:table-cell office:value-type="float" office:value="10" calcext:value-type="float">
            <text:p>10</text:p>
          </table:table-cell>
          <table:table-cell office:value-type="float" office:value="47.280952" calcext:value-type="float">
            <text:p>47,280952</text:p>
          </table:table-cell>
          <table:table-cell office:value-type="float" office:value="0.396562" calcext:value-type="float">
            <text:p>0,396562</text:p>
          </table:table-cell>
          <table:table-cell office:value-type="float" office:value="3237.3" calcext:value-type="float">
            <text:p>3237,3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684.3" calcext:value-type="float">
            <text:p>684,3</text:p>
          </table:table-cell>
          <table:table-cell office:value-type="float" office:value="26.2" calcext:value-type="float">
            <text:p>26,2</text:p>
          </table:table-cell>
          <table:table-cell office:value-type="float" office:value="0.3" calcext:value-type="float">
            <text:p>0,3</text:p>
          </table:table-cell>
          <table:table-cell office:value-type="float" office:value="17.3" calcext:value-type="float">
            <text:p>17,3</text:p>
          </table:table-cell>
          <table:table-cell office:value-type="float" office:value="11.3" calcext:value-type="float">
            <text:p>11,3</text:p>
          </table:table-cell>
          <table:table-cell office:value-type="float" office:value="-334.3" calcext:value-type="float">
            <text:p>-334,3</text:p>
          </table:table-cell>
          <table:table-cell office:value-type="float" office:value="2051.3" calcext:value-type="float">
            <text:p>2051,3</text:p>
          </table:table-cell>
          <table:table-cell table:number-columns-repeated="16369"/>
        </table:table-row>
        <table:table-row table:style-name="ro1">
          <table:table-cell office:value-type="time" office:time-value="PT13H46M05S" calcext:value-type="time">
            <text:p>13:46:05</text:p>
          </table:table-cell>
          <table:table-cell office:value-type="float" office:value="10" calcext:value-type="float">
            <text:p>10</text:p>
          </table:table-cell>
          <table:table-cell office:value-type="float" office:value="47.280052" calcext:value-type="float">
            <text:p>47,280052</text:p>
          </table:table-cell>
          <table:table-cell office:value-type="float" office:value="0.396857" calcext:value-type="float">
            <text:p>0,396857</text:p>
          </table:table-cell>
          <table:table-cell office:value-type="float" office:value="3197" calcext:value-type="float">
            <text:p>3197</text:p>
          </table:table-cell>
          <table:table-cell office:value-type="float" office:value="2.2" calcext:value-type="float">
            <text:p>2,2</text:p>
          </table:table-cell>
          <table:table-cell office:value-type="float" office:value="1.1" calcext:value-type="float">
            <text:p>1,1</text:p>
          </table:table-cell>
          <table:table-cell office:value-type="float" office:value="-12" calcext:value-type="float">
            <text:p>-12</text:p>
          </table:table-cell>
          <table:table-cell office:value-type="float" office:value="688.2" calcext:value-type="float">
            <text:p>688,2</text:p>
          </table:table-cell>
          <table:table-cell office:value-type="float" office:value="26.6" calcext:value-type="float">
            <text:p>26,6</text:p>
          </table:table-cell>
          <table:table-cell office:value-type="float" office:value="0.3" calcext:value-type="float">
            <text:p>0,3</text:p>
          </table:table-cell>
          <table:table-cell office:value-type="float" office:value="16.8" calcext:value-type="float">
            <text:p>16,8</text:p>
          </table:table-cell>
          <table:table-cell office:value-type="float" office:value="11.3" calcext:value-type="float">
            <text:p>11,3</text:p>
          </table:table-cell>
          <table:table-cell office:value-type="float" office:value="-331.6" calcext:value-type="float">
            <text:p>-331,6</text:p>
          </table:table-cell>
          <table:table-cell office:value-type="float" office:value="2050.2" calcext:value-type="float">
            <text:p>2050,2</text:p>
          </table:table-cell>
          <table:table-cell table:number-columns-repeated="16369"/>
        </table:table-row>
        <table:table-row table:style-name="ro1">
          <table:table-cell office:value-type="time" office:time-value="PT13H46M15S" calcext:value-type="time">
            <text:p>13:46:15</text:p>
          </table:table-cell>
          <table:table-cell office:value-type="float" office:value="9" calcext:value-type="float">
            <text:p>9</text:p>
          </table:table-cell>
          <table:table-cell office:value-type="float" office:value="47.279152" calcext:value-type="float">
            <text:p>47,279152</text:p>
          </table:table-cell>
          <table:table-cell office:value-type="float" office:value="0.39704" calcext:value-type="float">
            <text:p>0,39704</text:p>
          </table:table-cell>
          <table:table-cell office:value-type="float" office:value="3136.9" calcext:value-type="float">
            <text:p>3136,9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-12" calcext:value-type="float">
            <text:p>-12</text:p>
          </table:table-cell>
          <table:table-cell office:value-type="float" office:value="692.2" calcext:value-type="float">
            <text:p>692,2</text:p>
          </table:table-cell>
          <table:table-cell office:value-type="float" office:value="26.6" calcext:value-type="float">
            <text:p>26,6</text:p>
          </table:table-cell>
          <table:table-cell office:value-type="float" office:value="0.3" calcext:value-type="float">
            <text:p>0,3</text:p>
          </table:table-cell>
          <table:table-cell office:value-type="float" office:value="16.7" calcext:value-type="float">
            <text:p>16,7</text:p>
          </table:table-cell>
          <table:table-cell office:value-type="float" office:value="11.3" calcext:value-type="float">
            <text:p>11,3</text:p>
          </table:table-cell>
          <table:table-cell office:value-type="float" office:value="-336.4" calcext:value-type="float">
            <text:p>-336,4</text:p>
          </table:table-cell>
          <table:table-cell office:value-type="float" office:value="2049.3" calcext:value-type="float">
            <text:p>2049,3</text:p>
          </table:table-cell>
          <table:table-cell table:number-columns-repeated="16369"/>
        </table:table-row>
        <table:table-row table:style-name="ro1">
          <table:table-cell office:value-type="time" office:time-value="PT13H46M25S" calcext:value-type="time">
            <text:p>13:46:25</text:p>
          </table:table-cell>
          <table:table-cell office:value-type="float" office:value="10" calcext:value-type="float">
            <text:p>10</text:p>
          </table:table-cell>
          <table:table-cell office:value-type="float" office:value="47.27824" calcext:value-type="float">
            <text:p>47,27824</text:p>
          </table:table-cell>
          <table:table-cell office:value-type="float" office:value="0.39735" calcext:value-type="float">
            <text:p>0,39735</text:p>
          </table:table-cell>
          <table:table-cell office:value-type="float" office:value="3094" calcext:value-type="float">
            <text:p>3094</text:p>
          </table:table-cell>
          <table:table-cell office:value-type="float" office:value="2.5" calcext:value-type="float">
            <text:p>2,5</text:p>
          </table:table-cell>
          <table:table-cell office:value-type="float" office:value="1.3" calcext:value-type="float">
            <text:p>1,3</text:p>
          </table:table-cell>
          <table:table-cell office:value-type="float" office:value="-12" calcext:value-type="float">
            <text:p>-12</text:p>
          </table:table-cell>
          <table:table-cell office:value-type="float" office:value="696.2" calcext:value-type="float">
            <text:p>696,2</text:p>
          </table:table-cell>
          <table:table-cell office:value-type="float" office:value="27.1" calcext:value-type="float">
            <text:p>27,1</text:p>
          </table:table-cell>
          <table:table-cell office:value-type="float" office:value="0.3" calcext:value-type="float">
            <text:p>0,3</text:p>
          </table:table-cell>
          <table:table-cell office:value-type="float" office:value="16.2" calcext:value-type="float">
            <text:p>16,2</text:p>
          </table:table-cell>
          <table:table-cell office:value-type="float" office:value="11.3" calcext:value-type="float">
            <text:p>11,3</text:p>
          </table:table-cell>
          <table:table-cell office:value-type="float" office:value="-347.2" calcext:value-type="float">
            <text:p>-347,2</text:p>
          </table:table-cell>
          <table:table-cell office:value-type="float" office:value="2048.4" calcext:value-type="float">
            <text:p>2048,4</text:p>
          </table:table-cell>
          <table:table-cell table:number-columns-repeated="16369"/>
        </table:table-row>
        <table:table-row table:style-name="ro1">
          <table:table-cell office:value-type="time" office:time-value="PT13H46M35S" calcext:value-type="time">
            <text:p>13:46:35</text:p>
          </table:table-cell>
          <table:table-cell office:value-type="float" office:value="10" calcext:value-type="float">
            <text:p>10</text:p>
          </table:table-cell>
          <table:table-cell office:value-type="float" office:value="47.277359" calcext:value-type="float">
            <text:p>47,277359</text:p>
          </table:table-cell>
          <table:table-cell office:value-type="float" office:value="0.397675" calcext:value-type="float">
            <text:p>0,397675</text:p>
          </table:table-cell>
          <table:table-cell office:value-type="float" office:value="3046.3" calcext:value-type="float">
            <text:p>3046,3</text:p>
          </table:table-cell>
          <table:table-cell office:value-type="float" office:value="2.5" calcext:value-type="float">
            <text:p>2,5</text:p>
          </table:table-cell>
          <table:table-cell office:value-type="float" office:value="1.4" calcext:value-type="float">
            <text:p>1,4</text:p>
          </table:table-cell>
          <table:table-cell office:value-type="float" office:value="-12" calcext:value-type="float">
            <text:p>-12</text:p>
          </table:table-cell>
          <table:table-cell office:value-type="float" office:value="700.3" calcext:value-type="float">
            <text:p>700,3</text:p>
          </table:table-cell>
          <table:table-cell office:value-type="float" office:value="28.1" calcext:value-type="float">
            <text:p>28,1</text:p>
          </table:table-cell>
          <table:table-cell office:value-type="float" office:value="0.3" calcext:value-type="float">
            <text:p>0,3</text:p>
          </table:table-cell>
          <table:table-cell office:value-type="float" office:value="15.6" calcext:value-type="float">
            <text:p>15,6</text:p>
          </table:table-cell>
          <table:table-cell office:value-type="float" office:value="11.3" calcext:value-type="float">
            <text:p>11,3</text:p>
          </table:table-cell>
          <table:table-cell office:value-type="float" office:value="-358.8" calcext:value-type="float">
            <text:p>-358,8</text:p>
          </table:table-cell>
          <table:table-cell office:value-type="float" office:value="2047.4" calcext:value-type="float">
            <text:p>2047,4</text:p>
          </table:table-cell>
          <table:table-cell table:number-columns-repeated="16369"/>
        </table:table-row>
        <table:table-row table:style-name="ro1">
          <table:table-cell office:value-type="time" office:time-value="PT13H46M45S" calcext:value-type="time">
            <text:p>13:46:45</text:p>
          </table:table-cell>
          <table:table-cell office:value-type="float" office:value="10" calcext:value-type="float">
            <text:p>10</text:p>
          </table:table-cell>
          <table:table-cell office:value-type="float" office:value="47.276577" calcext:value-type="float">
            <text:p>47,276577</text:p>
          </table:table-cell>
          <table:table-cell office:value-type="float" office:value="0.398088" calcext:value-type="float">
            <text:p>0,398088</text:p>
          </table:table-cell>
          <table:table-cell office:value-type="float" office:value="3002.4" calcext:value-type="float">
            <text:p>3002,4</text:p>
          </table:table-cell>
          <table:table-cell office:value-type="float" office:value="2.6" calcext:value-type="float">
            <text:p>2,6</text:p>
          </table:table-cell>
          <table:table-cell office:value-type="float" office:value="1.5" calcext:value-type="float">
            <text:p>1,5</text:p>
          </table:table-cell>
          <table:table-cell office:value-type="float" office:value="-12" calcext:value-type="float">
            <text:p>-12</text:p>
          </table:table-cell>
          <table:table-cell office:value-type="float" office:value="704.5" calcext:value-type="float">
            <text:p>704,5</text:p>
          </table:table-cell>
          <table:table-cell office:value-type="float" office:value="28.9" calcext:value-type="float">
            <text:p>28,9</text:p>
          </table:table-cell>
          <table:table-cell office:value-type="float" office:value="0.3" calcext:value-type="float">
            <text:p>0,3</text:p>
          </table:table-cell>
          <table:table-cell office:value-type="float" office:value="15.2" calcext:value-type="float">
            <text:p>15,2</text:p>
          </table:table-cell>
          <table:table-cell office:value-type="float" office:value="11.3" calcext:value-type="float">
            <text:p>11,3</text:p>
          </table:table-cell>
          <table:table-cell office:value-type="float" office:value="-337.4" calcext:value-type="float">
            <text:p>-337,4</text:p>
          </table:table-cell>
          <table:table-cell office:value-type="float" office:value="2046.4" calcext:value-type="float">
            <text:p>2046,4</text:p>
          </table:table-cell>
          <table:table-cell table:number-columns-repeated="16369"/>
        </table:table-row>
        <table:table-row table:style-name="ro1">
          <table:table-cell office:value-type="time" office:time-value="PT13H46M55S" calcext:value-type="time">
            <text:p>13:46:55</text:p>
          </table:table-cell>
          <table:table-cell office:value-type="float" office:value="10" calcext:value-type="float">
            <text:p>10</text:p>
          </table:table-cell>
          <table:table-cell office:value-type="float" office:value="47.275787" calcext:value-type="float">
            <text:p>47,275787</text:p>
          </table:table-cell>
          <table:table-cell office:value-type="float" office:value="0.398725" calcext:value-type="float">
            <text:p>0,398725</text:p>
          </table:table-cell>
          <table:table-cell office:value-type="float" office:value="2959" calcext:value-type="float">
            <text:p>2959</text:p>
          </table:table-cell>
          <table:table-cell office:value-type="float" office:value="2.6" calcext:value-type="float">
            <text:p>2,6</text:p>
          </table:table-cell>
          <table:table-cell office:value-type="float" office:value="1.6" calcext:value-type="float">
            <text:p>1,6</text:p>
          </table:table-cell>
          <table:table-cell office:value-type="float" office:value="-12" calcext:value-type="float">
            <text:p>-12</text:p>
          </table:table-cell>
          <table:table-cell office:value-type="float" office:value="708.8" calcext:value-type="float">
            <text:p>708,8</text:p>
          </table:table-cell>
          <table:table-cell office:value-type="float" office:value="30.4" calcext:value-type="float">
            <text:p>30,4</text:p>
          </table:table-cell>
          <table:table-cell office:value-type="float" office:value="0.3" calcext:value-type="float">
            <text:p>0,3</text:p>
          </table:table-cell>
          <table:table-cell office:value-type="float" office:value="15.1" calcext:value-type="float">
            <text:p>15,1</text:p>
          </table:table-cell>
          <table:table-cell office:value-type="float" office:value="11.3" calcext:value-type="float">
            <text:p>11,3</text:p>
          </table:table-cell>
          <table:table-cell office:value-type="float" office:value="-335" calcext:value-type="float">
            <text:p>-335</text:p>
          </table:table-cell>
          <table:table-cell office:value-type="float" office:value="2045.5" calcext:value-type="float">
            <text:p>2045,5</text:p>
          </table:table-cell>
          <table:table-cell table:number-columns-repeated="16369"/>
        </table:table-row>
        <table:table-row table:style-name="ro1">
          <table:table-cell office:value-type="time" office:time-value="PT13H47M05S" calcext:value-type="time">
            <text:p>13:47:05</text:p>
          </table:table-cell>
          <table:table-cell office:value-type="float" office:value="10" calcext:value-type="float">
            <text:p>10</text:p>
          </table:table-cell>
          <table:table-cell office:value-type="float" office:value="47.275124" calcext:value-type="float">
            <text:p>47,275124</text:p>
          </table:table-cell>
          <table:table-cell office:value-type="float" office:value="0.399448" calcext:value-type="float">
            <text:p>0,399448</text:p>
          </table:table-cell>
          <table:table-cell office:value-type="float" office:value="2904.7" calcext:value-type="float">
            <text:p>2904,7</text:p>
          </table:table-cell>
          <table:table-cell office:value-type="float" office:value="2.8" calcext:value-type="float">
            <text:p>2,8</text:p>
          </table:table-cell>
          <table:table-cell office:value-type="float" office:value="1.7" calcext:value-type="float">
            <text:p>1,7</text:p>
          </table:table-cell>
          <table:table-cell office:value-type="float" office:value="-11.5" calcext:value-type="float">
            <text:p>-11,5</text:p>
          </table:table-cell>
          <table:table-cell office:value-type="float" office:value="713.3" calcext:value-type="float">
            <text:p>713,3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14.7" calcext:value-type="float">
            <text:p>14,7</text:p>
          </table:table-cell>
          <table:table-cell office:value-type="float" office:value="11.3" calcext:value-type="float">
            <text:p>11,3</text:p>
          </table:table-cell>
          <table:table-cell office:value-type="float" office:value="-250.9" calcext:value-type="float">
            <text:p>-250,9</text:p>
          </table:table-cell>
          <table:table-cell office:value-type="float" office:value="2044.7" calcext:value-type="float">
            <text:p>2044,7</text:p>
          </table:table-cell>
          <table:table-cell table:number-columns-repeated="16369"/>
        </table:table-row>
        <table:table-row table:style-name="ro1">
          <table:table-cell office:value-type="time" office:time-value="PT13H47M15S" calcext:value-type="time">
            <text:p>13:47:15</text:p>
          </table:table-cell>
          <table:table-cell office:value-type="float" office:value="10" calcext:value-type="float">
            <text:p>10</text:p>
          </table:table-cell>
          <table:table-cell office:value-type="float" office:value="47.274387" calcext:value-type="float">
            <text:p>47,274387</text:p>
          </table:table-cell>
          <table:table-cell office:value-type="float" office:value="0.40004" calcext:value-type="float">
            <text:p>0,40004</text:p>
          </table:table-cell>
          <table:table-cell office:value-type="float" office:value="2855" calcext:value-type="float">
            <text:p>2855</text:p>
          </table:table-cell>
          <table:table-cell office:value-type="float" office:value="2.9" calcext:value-type="float">
            <text:p>2,9</text:p>
          </table:table-cell>
          <table:table-cell office:value-type="float" office:value="1.8" calcext:value-type="float">
            <text:p>1,8</text:p>
          </table:table-cell>
          <table:table-cell office:value-type="float" office:value="-10.5" calcext:value-type="float">
            <text:p>-10,5</text:p>
          </table:table-cell>
          <table:table-cell office:value-type="float" office:value="718" calcext:value-type="float">
            <text:p>718</text:p>
          </table:table-cell>
          <table:table-cell office:value-type="float" office:value="32.6" calcext:value-type="float">
            <text:p>32,6</text:p>
          </table:table-cell>
          <table:table-cell office:value-type="float" office:value="0.3" calcext:value-type="float">
            <text:p>0,3</text:p>
          </table:table-cell>
          <table:table-cell office:value-type="float" office:value="14.5" calcext:value-type="float">
            <text:p>14,5</text:p>
          </table:table-cell>
          <table:table-cell office:value-type="float" office:value="11.3" calcext:value-type="float">
            <text:p>11,3</text:p>
          </table:table-cell>
          <table:table-cell office:value-type="float" office:value="-236.2" calcext:value-type="float">
            <text:p>-236,2</text:p>
          </table:table-cell>
          <table:table-cell office:value-type="float" office:value="2044" calcext:value-type="float">
            <text:p>2044</text:p>
          </table:table-cell>
          <table:table-cell table:number-columns-repeated="16369"/>
        </table:table-row>
        <table:table-row table:style-name="ro1">
          <table:table-cell office:value-type="time" office:time-value="PT13H47M25S" calcext:value-type="time">
            <text:p>13:47:25</text:p>
          </table:table-cell>
          <table:table-cell office:value-type="float" office:value="10" calcext:value-type="float">
            <text:p>10</text:p>
          </table:table-cell>
          <table:table-cell office:value-type="float" office:value="47.273624" calcext:value-type="float">
            <text:p>47,273624</text:p>
          </table:table-cell>
          <table:table-cell office:value-type="float" office:value="0.400643" calcext:value-type="float">
            <text:p>0,400643</text:p>
          </table:table-cell>
          <table:table-cell office:value-type="float" office:value="2804.2" calcext:value-type="float">
            <text:p>2804,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5.5" calcext:value-type="float">
            <text:p>-15,5</text:p>
          </table:table-cell>
          <table:table-cell office:value-type="float" office:value="722.7" calcext:value-type="float">
            <text:p>722,7</text:p>
          </table:table-cell>
          <table:table-cell office:value-type="float" office:value="32.8" calcext:value-type="float">
            <text:p>32,8</text:p>
          </table:table-cell>
          <table:table-cell office:value-type="float" office:value="0.3" calcext:value-type="float">
            <text:p>0,3</text:p>
          </table:table-cell>
          <table:table-cell office:value-type="float" office:value="14.4" calcext:value-type="float">
            <text:p>14,4</text:p>
          </table:table-cell>
          <table:table-cell office:value-type="float" office:value="11.3" calcext:value-type="float">
            <text:p>11,3</text:p>
          </table:table-cell>
          <table:table-cell office:value-type="float" office:value="-238.5" calcext:value-type="float">
            <text:p>-238,5</text:p>
          </table:table-cell>
          <table:table-cell office:value-type="float" office:value="2043.4" calcext:value-type="float">
            <text:p>2043,4</text:p>
          </table:table-cell>
          <table:table-cell table:number-columns-repeated="16369"/>
        </table:table-row>
        <table:table-row table:style-name="ro1">
          <table:table-cell office:value-type="time" office:time-value="PT13H47M35S" calcext:value-type="time">
            <text:p>13:47:35</text:p>
          </table:table-cell>
          <table:table-cell office:value-type="float" office:value="10" calcext:value-type="float">
            <text:p>10</text:p>
          </table:table-cell>
          <table:table-cell office:value-type="float" office:value="47.272881" calcext:value-type="float">
            <text:p>47,272881</text:p>
          </table:table-cell>
          <table:table-cell office:value-type="float" office:value="0.401365" calcext:value-type="float">
            <text:p>0,401365</text:p>
          </table:table-cell>
          <table:table-cell office:value-type="float" office:value="2756.9" calcext:value-type="float">
            <text:p>2756,9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,1</text:p>
          </table:table-cell>
          <table:table-cell office:value-type="float" office:value="-14.2" calcext:value-type="float">
            <text:p>-14,2</text:p>
          </table:table-cell>
          <table:table-cell office:value-type="float" office:value="727" calcext:value-type="float">
            <text:p>727</text:p>
          </table:table-cell>
          <table:table-cell office:value-type="float" office:value="34.8" calcext:value-type="float">
            <text:p>34,8</text:p>
          </table:table-cell>
          <table:table-cell office:value-type="float" office:value="0.3" calcext:value-type="float">
            <text:p>0,3</text:p>
          </table:table-cell>
          <table:table-cell office:value-type="float" office:value="14.2" calcext:value-type="float">
            <text:p>14,2</text:p>
          </table:table-cell>
          <table:table-cell office:value-type="float" office:value="11.3" calcext:value-type="float">
            <text:p>11,3</text:p>
          </table:table-cell>
          <table:table-cell office:value-type="float" office:value="-297.9" calcext:value-type="float">
            <text:p>-297,9</text:p>
          </table:table-cell>
          <table:table-cell office:value-type="float" office:value="2042.6" calcext:value-type="float">
            <text:p>2042,6</text:p>
          </table:table-cell>
          <table:table-cell table:number-columns-repeated="16369"/>
        </table:table-row>
        <table:table-row table:style-name="ro1">
          <table:table-cell office:value-type="time" office:time-value="PT13H47M45S" calcext:value-type="time">
            <text:p>13:47:45</text:p>
          </table:table-cell>
          <table:table-cell office:value-type="float" office:value="10" calcext:value-type="float">
            <text:p>10</text:p>
          </table:table-cell>
          <table:table-cell office:value-type="float" office:value="47.272011" calcext:value-type="float">
            <text:p>47,272011</text:p>
          </table:table-cell>
          <table:table-cell office:value-type="float" office:value="0.402207" calcext:value-type="float">
            <text:p>0,402207</text:p>
          </table:table-cell>
          <table:table-cell office:value-type="float" office:value="2709.2" calcext:value-type="float">
            <text:p>2709,2</text:p>
          </table:table-cell>
          <table:table-cell office:value-type="float" office:value="3.1" calcext:value-type="float">
            <text:p>3,1</text:p>
          </table:table-cell>
          <table:table-cell office:value-type="float" office:value="2.2" calcext:value-type="float">
            <text:p>2,2</text:p>
          </table:table-cell>
          <table:table-cell office:value-type="float" office:value="-19" calcext:value-type="float">
            <text:p>-19</text:p>
          </table:table-cell>
          <table:table-cell office:value-type="float" office:value="731.2" calcext:value-type="float">
            <text:p>731,2</text:p>
          </table:table-cell>
          <table:table-cell office:value-type="float" office:value="36.3" calcext:value-type="float">
            <text:p>36,3</text:p>
          </table:table-cell>
          <table:table-cell office:value-type="float" office:value="0.3" calcext:value-type="float">
            <text:p>0,3</text:p>
          </table:table-cell>
          <table:table-cell office:value-type="float" office:value="14" calcext:value-type="float">
            <text:p>14</text:p>
          </table:table-cell>
          <table:table-cell office:value-type="float" office:value="11.3" calcext:value-type="float">
            <text:p>11,3</text:p>
          </table:table-cell>
          <table:table-cell office:value-type="float" office:value="-241" calcext:value-type="float">
            <text:p>-241</text:p>
          </table:table-cell>
          <table:table-cell office:value-type="float" office:value="2042" calcext:value-type="float">
            <text:p>2042</text:p>
          </table:table-cell>
          <table:table-cell table:number-columns-repeated="16369"/>
        </table:table-row>
        <table:table-row table:style-name="ro1">
          <table:table-cell office:value-type="time" office:time-value="PT13H47M55S" calcext:value-type="time">
            <text:p>13:47:55</text:p>
          </table:table-cell>
          <table:table-cell office:value-type="float" office:value="10" calcext:value-type="float">
            <text:p>10</text:p>
          </table:table-cell>
          <table:table-cell office:value-type="float" office:value="47.271309" calcext:value-type="float">
            <text:p>47,271309</text:p>
          </table:table-cell>
          <table:table-cell office:value-type="float" office:value="0.403127" calcext:value-type="float">
            <text:p>0,403127</text:p>
          </table:table-cell>
          <table:table-cell office:value-type="float" office:value="2664.1" calcext:value-type="float">
            <text:p>2664,1</text:p>
          </table:table-cell>
          <table:table-cell office:value-type="float" office:value="3.2" calcext:value-type="float">
            <text:p>3,2</text:p>
          </table:table-cell>
          <table:table-cell office:value-type="float" office:value="2.3" calcext:value-type="float">
            <text:p>2,3</text:p>
          </table:table-cell>
          <table:table-cell office:value-type="float" office:value="-15.2" calcext:value-type="float">
            <text:p>-15,2</text:p>
          </table:table-cell>
          <table:table-cell office:value-type="float" office:value="735.3" calcext:value-type="float">
            <text:p>735,3</text:p>
          </table:table-cell>
          <table:table-cell office:value-type="float" office:value="36.8" calcext:value-type="float">
            <text:p>36,8</text:p>
          </table:table-cell>
          <table:table-cell office:value-type="float" office:value="0.3" calcext:value-type="float">
            <text:p>0,3</text:p>
          </table:table-cell>
          <table:table-cell office:value-type="float" office:value="13.7" calcext:value-type="float">
            <text:p>13,7</text:p>
          </table:table-cell>
          <table:table-cell office:value-type="float" office:value="11.3" calcext:value-type="float">
            <text:p>11,3</text:p>
          </table:table-cell>
          <table:table-cell office:value-type="float" office:value="-232.7" calcext:value-type="float">
            <text:p>-232,7</text:p>
          </table:table-cell>
          <table:table-cell office:value-type="float" office:value="2041.3" calcext:value-type="float">
            <text:p>2041,3</text:p>
          </table:table-cell>
          <table:table-cell table:number-columns-repeated="16369"/>
        </table:table-row>
        <table:table-row table:style-name="ro1">
          <table:table-cell office:value-type="time" office:time-value="PT13H48M05S" calcext:value-type="time">
            <text:p>13:48:05</text:p>
          </table:table-cell>
          <table:table-cell office:value-type="float" office:value="10" calcext:value-type="float">
            <text:p>10</text:p>
          </table:table-cell>
          <table:table-cell office:value-type="float" office:value="47.270664" calcext:value-type="float">
            <text:p>47,270664</text:p>
          </table:table-cell>
          <table:table-cell office:value-type="float" office:value="0.40404" calcext:value-type="float">
            <text:p>0,40404</text:p>
          </table:table-cell>
          <table:table-cell office:value-type="float" office:value="2618.2" calcext:value-type="float">
            <text:p>2618,2</text:p>
          </table:table-cell>
          <table:table-cell office:value-type="float" office:value="3.4" calcext:value-type="float">
            <text:p>3,4</text:p>
          </table:table-cell>
          <table:table-cell office:value-type="float" office:value="2.4" calcext:value-type="float">
            <text:p>2,4</text:p>
          </table:table-cell>
          <table:table-cell office:value-type="float" office:value="-12.5" calcext:value-type="float">
            <text:p>-12,5</text:p>
          </table:table-cell>
          <table:table-cell office:value-type="float" office:value="739.6" calcext:value-type="float">
            <text:p>739,6</text:p>
          </table:table-cell>
          <table:table-cell office:value-type="float" office:value="37.8" calcext:value-type="float">
            <text:p>37,8</text:p>
          </table:table-cell>
          <table:table-cell office:value-type="float" office:value="0.2" calcext:value-type="float">
            <text:p>0,2</text:p>
          </table:table-cell>
          <table:table-cell office:value-type="float" office:value="13.2" calcext:value-type="float">
            <text:p>13,2</text:p>
          </table:table-cell>
          <table:table-cell office:value-type="float" office:value="11.3" calcext:value-type="float">
            <text:p>11,3</text:p>
          </table:table-cell>
          <table:table-cell office:value-type="float" office:value="-238.6" calcext:value-type="float">
            <text:p>-238,6</text:p>
          </table:table-cell>
          <table:table-cell office:value-type="float" office:value="2040.5" calcext:value-type="float">
            <text:p>2040,5</text:p>
          </table:table-cell>
          <table:table-cell table:number-columns-repeated="16369"/>
        </table:table-row>
        <table:table-row table:style-name="ro1">
          <table:table-cell office:value-type="time" office:time-value="PT13H48M15S" calcext:value-type="time">
            <text:p>13:48:15</text:p>
          </table:table-cell>
          <table:table-cell office:value-type="float" office:value="10" calcext:value-type="float">
            <text:p>10</text:p>
          </table:table-cell>
          <table:table-cell office:value-type="float" office:value="47.269947" calcext:value-type="float">
            <text:p>47,269947</text:p>
          </table:table-cell>
          <table:table-cell office:value-type="float" office:value="0.405098" calcext:value-type="float">
            <text:p>0,405098</text:p>
          </table:table-cell>
          <table:table-cell office:value-type="float" office:value="2574.7" calcext:value-type="float">
            <text:p>2574,7</text:p>
          </table:table-cell>
          <table:table-cell office:value-type="float" office:value="3.5" calcext:value-type="float">
            <text:p>3,5</text:p>
          </table:table-cell>
          <table:table-cell office:value-type="float" office:value="2.5" calcext:value-type="float">
            <text:p>2,5</text:p>
          </table:table-cell>
          <table:table-cell office:value-type="float" office:value="-16.8" calcext:value-type="float">
            <text:p>-16,8</text:p>
          </table:table-cell>
          <table:table-cell office:value-type="float" office:value="743.6" calcext:value-type="float">
            <text:p>743,6</text:p>
          </table:table-cell>
          <table:table-cell office:value-type="float" office:value="38.8" calcext:value-type="float">
            <text:p>38,8</text:p>
          </table:table-cell>
          <table:table-cell office:value-type="float" office:value="0.2" calcext:value-type="float">
            <text:p>0,2</text:p>
          </table:table-cell>
          <table:table-cell office:value-type="float" office:value="12.9" calcext:value-type="float">
            <text:p>12,9</text:p>
          </table:table-cell>
          <table:table-cell office:value-type="float" office:value="11.3" calcext:value-type="float">
            <text:p>11,3</text:p>
          </table:table-cell>
          <table:table-cell office:value-type="float" office:value="-234.3" calcext:value-type="float">
            <text:p>-234,3</text:p>
          </table:table-cell>
          <table:table-cell office:value-type="float" office:value="2039.8" calcext:value-type="float">
            <text:p>2039,8</text:p>
          </table:table-cell>
          <table:table-cell table:number-columns-repeated="16369"/>
        </table:table-row>
        <table:table-row table:style-name="ro1">
          <table:table-cell office:value-type="time" office:time-value="PT13H48M25S" calcext:value-type="time">
            <text:p>13:48:25</text:p>
          </table:table-cell>
          <table:table-cell office:value-type="float" office:value="10" calcext:value-type="float">
            <text:p>10</text:p>
          </table:table-cell>
          <table:table-cell office:value-type="float" office:value="47.269295" calcext:value-type="float">
            <text:p>47,269295</text:p>
          </table:table-cell>
          <table:table-cell office:value-type="float" office:value="0.406172" calcext:value-type="float">
            <text:p>0,406172</text:p>
          </table:table-cell>
          <table:table-cell office:value-type="float" office:value="2530.8" calcext:value-type="float">
            <text:p>2530,8</text:p>
          </table:table-cell>
          <table:table-cell office:value-type="float" office:value="3.5" calcext:value-type="float">
            <text:p>3,5</text:p>
          </table:table-cell>
          <table:table-cell office:value-type="float" office:value="2.6" calcext:value-type="float">
            <text:p>2,6</text:p>
          </table:table-cell>
          <table:table-cell office:value-type="float" office:value="-10" calcext:value-type="float">
            <text:p>-10</text:p>
          </table:table-cell>
          <table:table-cell office:value-type="float" office:value="747.5" calcext:value-type="float">
            <text:p>747,5</text:p>
          </table:table-cell>
          <table:table-cell office:value-type="float" office:value="39.8" calcext:value-type="float">
            <text:p>39,8</text:p>
          </table:table-cell>
          <table:table-cell office:value-type="float" office:value="0.2" calcext:value-type="float">
            <text:p>0,2</text:p>
          </table:table-cell>
          <table:table-cell office:value-type="float" office:value="12.5" calcext:value-type="float">
            <text:p>12,5</text:p>
          </table:table-cell>
          <table:table-cell office:value-type="float" office:value="11.3" calcext:value-type="float">
            <text:p>11,3</text:p>
          </table:table-cell>
          <table:table-cell office:value-type="float" office:value="-240.2" calcext:value-type="float">
            <text:p>-240,2</text:p>
          </table:table-cell>
          <table:table-cell office:value-type="float" office:value="2039.2" calcext:value-type="float">
            <text:p>2039,2</text:p>
          </table:table-cell>
          <table:table-cell table:number-columns-repeated="16369"/>
        </table:table-row>
        <table:table-row table:style-name="ro1">
          <table:table-cell office:value-type="time" office:time-value="PT13H48M35S" calcext:value-type="time">
            <text:p>13:48:35</text:p>
          </table:table-cell>
          <table:table-cell office:value-type="float" office:value="10" calcext:value-type="float">
            <text:p>10</text:p>
          </table:table-cell>
          <table:table-cell office:value-type="float" office:value="47.268589" calcext:value-type="float">
            <text:p>47,268589</text:p>
          </table:table-cell>
          <table:table-cell office:value-type="float" office:value="0.407228" calcext:value-type="float">
            <text:p>0,407228</text:p>
          </table:table-cell>
          <table:table-cell office:value-type="float" office:value="2490.5" calcext:value-type="float">
            <text:p>2490,5</text:p>
          </table:table-cell>
          <table:table-cell office:value-type="float" office:value="3.6" calcext:value-type="float">
            <text:p>3,6</text:p>
          </table:table-cell>
          <table:table-cell office:value-type="float" office:value="2.7" calcext:value-type="float">
            <text:p>2,7</text:p>
          </table:table-cell>
          <table:table-cell office:value-type="float" office:value="-15.2" calcext:value-type="float">
            <text:p>-15,2</text:p>
          </table:table-cell>
          <table:table-cell office:value-type="float" office:value="751.7" calcext:value-type="float">
            <text:p>751,7</text:p>
          </table:table-cell>
          <table:table-cell office:value-type="float" office:value="40.9" calcext:value-type="float">
            <text:p>40,9</text:p>
          </table:table-cell>
          <table:table-cell office:value-type="float" office:value="0.2" calcext:value-type="float">
            <text:p>0,2</text:p>
          </table:table-cell>
          <table:table-cell office:value-type="float" office:value="12.4" calcext:value-type="float">
            <text:p>12,4</text:p>
          </table:table-cell>
          <table:table-cell office:value-type="float" office:value="11.3" calcext:value-type="float">
            <text:p>11,3</text:p>
          </table:table-cell>
          <table:table-cell office:value-type="float" office:value="-365.1" calcext:value-type="float">
            <text:p>-365,1</text:p>
          </table:table-cell>
          <table:table-cell office:value-type="float" office:value="2038.4" calcext:value-type="float">
            <text:p>2038,4</text:p>
          </table:table-cell>
          <table:table-cell table:number-columns-repeated="16369"/>
        </table:table-row>
        <table:table-row table:style-name="ro1">
          <table:table-cell office:value-type="time" office:time-value="PT13H48M45S" calcext:value-type="time">
            <text:p>13:48:45</text:p>
          </table:table-cell>
          <table:table-cell office:value-type="float" office:value="10" calcext:value-type="float">
            <text:p>10</text:p>
          </table:table-cell>
          <table:table-cell office:value-type="float" office:value="47.267899" calcext:value-type="float">
            <text:p>47,267899</text:p>
          </table:table-cell>
          <table:table-cell office:value-type="float" office:value="0.408182" calcext:value-type="float">
            <text:p>0,408182</text:p>
          </table:table-cell>
          <table:table-cell office:value-type="float" office:value="2447.2" calcext:value-type="float">
            <text:p>2447,2</text:p>
          </table:table-cell>
          <table:table-cell office:value-type="float" office:value="3.8" calcext:value-type="float">
            <text:p>3,8</text:p>
          </table:table-cell>
          <table:table-cell office:value-type="float" office:value="2.8" calcext:value-type="float">
            <text:p>2,8</text:p>
          </table:table-cell>
          <table:table-cell office:value-type="float" office:value="-22.5" calcext:value-type="float">
            <text:p>-22,5</text:p>
          </table:table-cell>
          <table:table-cell office:value-type="float" office:value="755.7" calcext:value-type="float">
            <text:p>755,7</text:p>
          </table:table-cell>
          <table:table-cell office:value-type="float" office:value="41.8" calcext:value-type="float">
            <text:p>41,8</text:p>
          </table:table-cell>
          <table:table-cell office:value-type="float" office:value="0.2" calcext:value-type="float">
            <text:p>0,2</text:p>
          </table:table-cell>
          <table:table-cell office:value-type="float" office:value="12.3" calcext:value-type="float">
            <text:p>12,3</text:p>
          </table:table-cell>
          <table:table-cell office:value-type="float" office:value="11.3" calcext:value-type="float">
            <text:p>11,3</text:p>
          </table:table-cell>
          <table:table-cell office:value-type="float" office:value="-248.5" calcext:value-type="float">
            <text:p>-248,5</text:p>
          </table:table-cell>
          <table:table-cell office:value-type="float" office:value="2037.7" calcext:value-type="float">
            <text:p>2037,7</text:p>
          </table:table-cell>
          <table:table-cell table:number-columns-repeated="16369"/>
        </table:table-row>
        <table:table-row table:style-name="ro1">
          <table:table-cell office:value-type="time" office:time-value="PT13H48M55S" calcext:value-type="time">
            <text:p>13:48:55</text:p>
          </table:table-cell>
          <table:table-cell office:value-type="float" office:value="10" calcext:value-type="float">
            <text:p>10</text:p>
          </table:table-cell>
          <table:table-cell office:value-type="float" office:value="47.267136" calcext:value-type="float">
            <text:p>47,267136</text:p>
          </table:table-cell>
          <table:table-cell office:value-type="float" office:value="0.409123" calcext:value-type="float">
            <text:p>0,409123</text:p>
          </table:table-cell>
          <table:table-cell office:value-type="float" office:value="2404.6" calcext:value-type="float">
            <text:p>2404,6</text:p>
          </table:table-cell>
          <table:table-cell office:value-type="float" office:value="3.8" calcext:value-type="float">
            <text:p>3,8</text:p>
          </table:table-cell>
          <table:table-cell office:value-type="float" office:value="2.9" calcext:value-type="float">
            <text:p>2,9</text:p>
          </table:table-cell>
          <table:table-cell office:value-type="float" office:value="-18.8" calcext:value-type="float">
            <text:p>-18,8</text:p>
          </table:table-cell>
          <table:table-cell office:value-type="float" office:value="760" calcext:value-type="float">
            <text:p>760</text:p>
          </table:table-cell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,2</text:p>
          </table:table-cell>
          <table:table-cell office:value-type="float" office:value="12.2" calcext:value-type="float">
            <text:p>12,2</text:p>
          </table:table-cell>
          <table:table-cell office:value-type="float" office:value="11.3" calcext:value-type="float">
            <text:p>11,3</text:p>
          </table:table-cell>
          <table:table-cell office:value-type="float" office:value="-239.8" calcext:value-type="float">
            <text:p>-239,8</text:p>
          </table:table-cell>
          <table:table-cell office:value-type="float" office:value="2037" calcext:value-type="float">
            <text:p>2037</text:p>
          </table:table-cell>
          <table:table-cell table:number-columns-repeated="16369"/>
        </table:table-row>
        <table:table-row table:style-name="ro1">
          <table:table-cell office:value-type="time" office:time-value="PT13H49M05S" calcext:value-type="time">
            <text:p>13:49:05</text:p>
          </table:table-cell>
          <table:table-cell office:value-type="float" office:value="10" calcext:value-type="float">
            <text:p>10</text:p>
          </table:table-cell>
          <table:table-cell office:value-type="float" office:value="47.266441" calcext:value-type="float">
            <text:p>47,266441</text:p>
          </table:table-cell>
          <table:table-cell office:value-type="float" office:value="0.409975" calcext:value-type="float">
            <text:p>0,409975</text:p>
          </table:table-cell>
          <table:table-cell office:value-type="float" office:value="2364.9" calcext:value-type="float">
            <text:p>2364,9</text:p>
          </table:table-cell>
          <table:table-cell office:value-type="float" office:value="3.9" calcext:value-type="float">
            <text:p>3,9</text:p>
          </table:table-cell>
          <table:table-cell office:value-type="float" office:value="3" calcext:value-type="float">
            <text:p>3</text:p>
          </table:table-cell>
          <table:table-cell office:value-type="float" office:value="-15.8" calcext:value-type="float">
            <text:p>-15,8</text:p>
          </table:table-cell>
          <table:table-cell office:value-type="float" office:value="763.8" calcext:value-type="float">
            <text:p>763,8</text:p>
          </table:table-cell>
          <table:table-cell office:value-type="float" office:value="43.4" calcext:value-type="float">
            <text:p>43,4</text:p>
          </table:table-cell>
          <table:table-cell office:value-type="float" office:value="0.2" calcext:value-type="float">
            <text:p>0,2</text:p>
          </table:table-cell>
          <table:table-cell office:value-type="float" office:value="12.2" calcext:value-type="float">
            <text:p>12,2</text:p>
          </table:table-cell>
          <table:table-cell office:value-type="float" office:value="11.3" calcext:value-type="float">
            <text:p>11,3</text:p>
          </table:table-cell>
          <table:table-cell office:value-type="float" office:value="-235.5" calcext:value-type="float">
            <text:p>-235,5</text:p>
          </table:table-cell>
          <table:table-cell office:value-type="float" office:value="2036.3" calcext:value-type="float">
            <text:p>2036,3</text:p>
          </table:table-cell>
          <table:table-cell table:number-columns-repeated="16369"/>
        </table:table-row>
        <table:table-row table:style-name="ro1">
          <table:table-cell office:value-type="time" office:time-value="PT13H49M15S" calcext:value-type="time">
            <text:p>13:49:15</text:p>
          </table:table-cell>
          <table:table-cell office:value-type="float" office:value="10" calcext:value-type="float">
            <text:p>10</text:p>
          </table:table-cell>
          <table:table-cell office:value-type="float" office:value="47.265705" calcext:value-type="float">
            <text:p>47,265705</text:p>
          </table:table-cell>
          <table:table-cell office:value-type="float" office:value="0.41081" calcext:value-type="float">
            <text:p>0,41081</text:p>
          </table:table-cell>
          <table:table-cell office:value-type="float" office:value="2324.9" calcext:value-type="float">
            <text:p>2324,9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,1</text:p>
          </table:table-cell>
          <table:table-cell office:value-type="float" office:value="-13.2" calcext:value-type="float">
            <text:p>-13,2</text:p>
          </table:table-cell>
          <table:table-cell office:value-type="float" office:value="767.7" calcext:value-type="float">
            <text:p>767,7</text:p>
          </table:table-cell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,2</text:p>
          </table:table-cell>
          <table:table-cell office:value-type="float" office:value="12" calcext:value-type="float">
            <text:p>12</text:p>
          </table:table-cell>
          <table:table-cell office:value-type="float" office:value="11.3" calcext:value-type="float">
            <text:p>11,3</text:p>
          </table:table-cell>
          <table:table-cell office:value-type="float" office:value="-242.1" calcext:value-type="float">
            <text:p>-242,1</text:p>
          </table:table-cell>
          <table:table-cell office:value-type="float" office:value="2035.7" calcext:value-type="float">
            <text:p>2035,7</text:p>
          </table:table-cell>
          <table:table-cell table:number-columns-repeated="16369"/>
        </table:table-row>
        <table:table-row table:style-name="ro1">
          <table:table-cell office:value-type="time" office:time-value="PT13H49M25S" calcext:value-type="time">
            <text:p>13:49:25</text:p>
          </table:table-cell>
          <table:table-cell office:value-type="float" office:value="10" calcext:value-type="float">
            <text:p>10</text:p>
          </table:table-cell>
          <table:table-cell office:value-type="float" office:value="47.26495" calcext:value-type="float">
            <text:p>47,26495</text:p>
          </table:table-cell>
          <table:table-cell office:value-type="float" office:value="0.411663" calcext:value-type="float">
            <text:p>0,411663</text:p>
          </table:table-cell>
          <table:table-cell office:value-type="float" office:value="2283.8" calcext:value-type="float">
            <text:p>2283,8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,2</text:p>
          </table:table-cell>
          <table:table-cell office:value-type="float" office:value="-10.5" calcext:value-type="float">
            <text:p>-10,5</text:p>
          </table:table-cell>
          <table:table-cell office:value-type="float" office:value="771.6" calcext:value-type="float">
            <text:p>771,6</text:p>
          </table:table-cell>
          <table:table-cell office:value-type="float" office:value="45.4" calcext:value-type="float">
            <text:p>45,4</text:p>
          </table:table-cell>
          <table:table-cell office:value-type="float" office:value="0.2" calcext:value-type="float">
            <text:p>0,2</text:p>
          </table:table-cell>
          <table:table-cell office:value-type="float" office:value="11.8" calcext:value-type="float">
            <text:p>11,8</text:p>
          </table:table-cell>
          <table:table-cell office:value-type="float" office:value="11.3" calcext:value-type="float">
            <text:p>11,3</text:p>
          </table:table-cell>
          <table:table-cell office:value-type="float" office:value="-233.9" calcext:value-type="float">
            <text:p>-233,9</text:p>
          </table:table-cell>
          <table:table-cell office:value-type="float" office:value="2035" calcext:value-type="float">
            <text:p>2035</text:p>
          </table:table-cell>
          <table:table-cell table:number-columns-repeated="16369"/>
        </table:table-row>
        <table:table-row table:style-name="ro1">
          <table:table-cell office:value-type="time" office:time-value="PT13H49M35S" calcext:value-type="time">
            <text:p>13:49:35</text:p>
          </table:table-cell>
          <table:table-cell office:value-type="float" office:value="10" calcext:value-type="float">
            <text:p>10</text:p>
          </table:table-cell>
          <table:table-cell office:value-type="float" office:value="47.264168" calcext:value-type="float">
            <text:p>47,264168</text:p>
          </table:table-cell>
          <table:table-cell office:value-type="float" office:value="0.412412" calcext:value-type="float">
            <text:p>0,412412</text:p>
          </table:table-cell>
          <table:table-cell office:value-type="float" office:value="2238.3" calcext:value-type="float">
            <text:p>2238,3</text:p>
          </table:table-cell>
          <table:table-cell office:value-type="float" office:value="4.1" calcext:value-type="float">
            <text:p>4,1</text:p>
          </table:table-cell>
          <table:table-cell office:value-type="float" office:value="3.3" calcext:value-type="float">
            <text:p>3,3</text:p>
          </table:table-cell>
          <table:table-cell office:value-type="float" office:value="-9.2" calcext:value-type="float">
            <text:p>-9,2</text:p>
          </table:table-cell>
          <table:table-cell office:value-type="float" office:value="775.8" calcext:value-type="float">
            <text:p>775,8</text:p>
          </table:table-cell>
          <table:table-cell office:value-type="float" office:value="46.3" calcext:value-type="float">
            <text:p>46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1.3" calcext:value-type="float">
            <text:p>11,3</text:p>
          </table:table-cell>
          <table:table-cell office:value-type="float" office:value="-256.4" calcext:value-type="float">
            <text:p>-256,4</text:p>
          </table:table-cell>
          <table:table-cell office:value-type="float" office:value="2034.3" calcext:value-type="float">
            <text:p>2034,3</text:p>
          </table:table-cell>
          <table:table-cell table:number-columns-repeated="16369"/>
        </table:table-row>
        <table:table-row table:style-name="ro1">
          <table:table-cell office:value-type="time" office:time-value="PT13H49M45S" calcext:value-type="time">
            <text:p>13:49:45</text:p>
          </table:table-cell>
          <table:table-cell office:value-type="float" office:value="10" calcext:value-type="float">
            <text:p>10</text:p>
          </table:table-cell>
          <table:table-cell office:value-type="float" office:value="47.263306" calcext:value-type="float">
            <text:p>47,263306</text:p>
          </table:table-cell>
          <table:table-cell office:value-type="float" office:value="0.41318" calcext:value-type="float">
            <text:p>0,41318</text:p>
          </table:table-cell>
          <table:table-cell office:value-type="float" office:value="2194.9" calcext:value-type="float">
            <text:p>2194,9</text:p>
          </table:table-cell>
          <table:table-cell office:value-type="float" office:value="4.2" calcext:value-type="float">
            <text:p>4,2</text:p>
          </table:table-cell>
          <table:table-cell office:value-type="float" office:value="3.4" calcext:value-type="float">
            <text:p>3,4</text:p>
          </table:table-cell>
          <table:table-cell office:value-type="float" office:value="-15.5" calcext:value-type="float">
            <text:p>-15,5</text:p>
          </table:table-cell>
          <table:table-cell office:value-type="float" office:value="779.8" calcext:value-type="float">
            <text:p>779,8</text:p>
          </table:table-cell>
          <table:table-cell office:value-type="float" office:value="46.9" calcext:value-type="float">
            <text:p>46,9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1.3" calcext:value-type="float">
            <text:p>11,3</text:p>
          </table:table-cell>
          <table:table-cell office:value-type="float" office:value="-257.3" calcext:value-type="float">
            <text:p>-257,3</text:p>
          </table:table-cell>
          <table:table-cell office:value-type="float" office:value="2033.6" calcext:value-type="float">
            <text:p>2033,6</text:p>
          </table:table-cell>
          <table:table-cell table:number-columns-repeated="16369"/>
        </table:table-row>
        <table:table-row table:style-name="ro1">
          <table:table-cell office:value-type="time" office:time-value="PT13H49M55S" calcext:value-type="time">
            <text:p>13:49:55</text:p>
          </table:table-cell>
          <table:table-cell office:value-type="float" office:value="10" calcext:value-type="float">
            <text:p>10</text:p>
          </table:table-cell>
          <table:table-cell office:value-type="float" office:value="47.262421" calcext:value-type="float">
            <text:p>47,262421</text:p>
          </table:table-cell>
          <table:table-cell office:value-type="float" office:value="0.413803" calcext:value-type="float">
            <text:p>0,413803</text:p>
          </table:table-cell>
          <table:table-cell office:value-type="float" office:value="2151.1" calcext:value-type="float">
            <text:p>2151,1</text:p>
          </table:table-cell>
          <table:table-cell office:value-type="float" office:value="4.2" calcext:value-type="float">
            <text:p>4,2</text:p>
          </table:table-cell>
          <table:table-cell office:value-type="float" office:value="3.5" calcext:value-type="float">
            <text:p>3,5</text:p>
          </table:table-cell>
          <table:table-cell office:value-type="float" office:value="-14.5" calcext:value-type="float">
            <text:p>-14,5</text:p>
          </table:table-cell>
          <table:table-cell office:value-type="float" office:value="784.1" calcext:value-type="float">
            <text:p>784,1</text:p>
          </table:table-cell>
          <table:table-cell office:value-type="float" office:value="47.5" calcext:value-type="float">
            <text:p>47,5</text:p>
          </table:table-cell>
          <table:table-cell office:value-type="float" office:value="0.2" calcext:value-type="float">
            <text:p>0,2</text:p>
          </table:table-cell>
          <table:table-cell office:value-type="float" office:value="10.8" calcext:value-type="float">
            <text:p>10,8</text:p>
          </table:table-cell>
          <table:table-cell office:value-type="float" office:value="11.3" calcext:value-type="float">
            <text:p>11,3</text:p>
          </table:table-cell>
          <table:table-cell office:value-type="float" office:value="-239.5" calcext:value-type="float">
            <text:p>-239,5</text:p>
          </table:table-cell>
          <table:table-cell office:value-type="float" office:value="2032.9" calcext:value-type="float">
            <text:p>2032,9</text:p>
          </table:table-cell>
          <table:table-cell table:number-columns-repeated="16369"/>
        </table:table-row>
        <table:table-row table:style-name="ro1">
          <table:table-cell office:value-type="time" office:time-value="PT13H50M05S" calcext:value-type="time">
            <text:p>13:50:05</text:p>
          </table:table-cell>
          <table:table-cell office:value-type="float" office:value="10" calcext:value-type="float">
            <text:p>10</text:p>
          </table:table-cell>
          <table:table-cell office:value-type="float" office:value="47.261646" calcext:value-type="float">
            <text:p>47,261646</text:p>
          </table:table-cell>
          <table:table-cell office:value-type="float" office:value="0.414338" calcext:value-type="float">
            <text:p>0,414338</text:p>
          </table:table-cell>
          <table:table-cell office:value-type="float" office:value="2110.5" calcext:value-type="float">
            <text:p>2110,5</text:p>
          </table:table-cell>
          <table:table-cell office:value-type="float" office:value="4.4" calcext:value-type="float">
            <text:p>4,4</text:p>
          </table:table-cell>
          <table:table-cell office:value-type="float" office:value="3.6" calcext:value-type="float">
            <text:p>3,6</text:p>
          </table:table-cell>
          <table:table-cell office:value-type="float" office:value="-10" calcext:value-type="float">
            <text:p>-10</text:p>
          </table:table-cell>
          <table:table-cell office:value-type="float" office:value="788.4" calcext:value-type="float">
            <text:p>788,4</text:p>
          </table:table-cell>
          <table:table-cell office:value-type="float" office:value="47.1" calcext:value-type="float">
            <text:p>47,1</text:p>
          </table:table-cell>
          <table:table-cell office:value-type="float" office:value="0.2" calcext:value-type="float">
            <text:p>0,2</text:p>
          </table:table-cell>
          <table:table-cell office:value-type="float" office:value="10.5" calcext:value-type="float">
            <text:p>10,5</text:p>
          </table:table-cell>
          <table:table-cell office:value-type="float" office:value="11.3" calcext:value-type="float">
            <text:p>11,3</text:p>
          </table:table-cell>
          <table:table-cell office:value-type="float" office:value="-355.7" calcext:value-type="float">
            <text:p>-355,7</text:p>
          </table:table-cell>
          <table:table-cell office:value-type="float" office:value="2032" calcext:value-type="float">
            <text:p>2032</text:p>
          </table:table-cell>
          <table:table-cell table:number-columns-repeated="16369"/>
        </table:table-row>
        <table:table-row table:style-name="ro1">
          <table:table-cell office:value-type="time" office:time-value="PT13H50M15S" calcext:value-type="time">
            <text:p>13:50:15</text:p>
          </table:table-cell>
          <table:table-cell office:value-type="float" office:value="10" calcext:value-type="float">
            <text:p>10</text:p>
          </table:table-cell>
          <table:table-cell office:value-type="float" office:value="47.260834" calcext:value-type="float">
            <text:p>47,260834</text:p>
          </table:table-cell>
          <table:table-cell office:value-type="float" office:value="0.41485" calcext:value-type="float">
            <text:p>0,41485</text:p>
          </table:table-cell>
          <table:table-cell office:value-type="float" office:value="2065.7" calcext:value-type="float">
            <text:p>2065,7</text:p>
          </table:table-cell>
          <table:table-cell office:value-type="float" office:value="4.4" calcext:value-type="float">
            <text:p>4,4</text:p>
          </table:table-cell>
          <table:table-cell office:value-type="float" office:value="3.6" calcext:value-type="float">
            <text:p>3,6</text:p>
          </table:table-cell>
          <table:table-cell office:value-type="float" office:value="-10" calcext:value-type="float">
            <text:p>-10</text:p>
          </table:table-cell>
          <table:table-cell office:value-type="float" office:value="793" calcext:value-type="float">
            <text:p>793</text:p>
          </table:table-cell>
          <table:table-cell office:value-type="float" office:value="48.2" calcext:value-type="float">
            <text:p>48,2</text:p>
          </table:table-cell>
          <table:table-cell office:value-type="float" office:value="0.2" calcext:value-type="float">
            <text:p>0,2</text:p>
          </table:table-cell>
          <table:table-cell office:value-type="float" office:value="10.5" calcext:value-type="float">
            <text:p>10,5</text:p>
          </table:table-cell>
          <table:table-cell office:value-type="float" office:value="11.3" calcext:value-type="float">
            <text:p>11,3</text:p>
          </table:table-cell>
          <table:table-cell office:value-type="float" office:value="-341.9" calcext:value-type="float">
            <text:p>-341,9</text:p>
          </table:table-cell>
          <table:table-cell office:value-type="float" office:value="2031" calcext:value-type="float">
            <text:p>2031</text:p>
          </table:table-cell>
          <table:table-cell table:number-columns-repeated="16369"/>
        </table:table-row>
        <table:table-row table:style-name="ro1">
          <table:table-cell office:value-type="time" office:time-value="PT13H50M25S" calcext:value-type="time">
            <text:p>13:50:25</text:p>
          </table:table-cell>
          <table:table-cell office:value-type="float" office:value="10" calcext:value-type="float">
            <text:p>10</text:p>
          </table:table-cell>
          <table:table-cell office:value-type="float" office:value="47.260075" calcext:value-type="float">
            <text:p>47,260075</text:p>
          </table:table-cell>
          <table:table-cell office:value-type="float" office:value="0.415507" calcext:value-type="float">
            <text:p>0,415507</text:p>
          </table:table-cell>
          <table:table-cell office:value-type="float" office:value="2020.8" calcext:value-type="float">
            <text:p>2020,8</text:p>
          </table:table-cell>
          <table:table-cell office:value-type="float" office:value="4.5" calcext:value-type="float">
            <text:p>4,5</text:p>
          </table:table-cell>
          <table:table-cell office:value-type="float" office:value="3.7" calcext:value-type="float">
            <text:p>3,7</text:p>
          </table:table-cell>
          <table:table-cell office:value-type="float" office:value="-10" calcext:value-type="float">
            <text:p>-10</text:p>
          </table:table-cell>
          <table:table-cell office:value-type="float" office:value="797.3" calcext:value-type="float">
            <text:p>797,3</text:p>
          </table:table-cell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,2</text:p>
          </table:table-cell>
          <table:table-cell office:value-type="float" office:value="10.4" calcext:value-type="float">
            <text:p>10,4</text:p>
          </table:table-cell>
          <table:table-cell office:value-type="float" office:value="11.3" calcext:value-type="float">
            <text:p>11,3</text:p>
          </table:table-cell>
          <table:table-cell office:value-type="float" office:value="-342.9" calcext:value-type="float">
            <text:p>-342,9</text:p>
          </table:table-cell>
          <table:table-cell office:value-type="float" office:value="2030.1" calcext:value-type="float">
            <text:p>2030,1</text:p>
          </table:table-cell>
          <table:table-cell table:number-columns-repeated="16369"/>
        </table:table-row>
        <table:table-row table:style-name="ro1">
          <table:table-cell office:value-type="time" office:time-value="PT13H50M35S" calcext:value-type="time">
            <text:p>13:50:35</text:p>
          </table:table-cell>
          <table:table-cell office:value-type="float" office:value="10" calcext:value-type="float">
            <text:p>10</text:p>
          </table:table-cell>
          <table:table-cell office:value-type="float" office:value="47.259331" calcext:value-type="float">
            <text:p>47,259331</text:p>
          </table:table-cell>
          <table:table-cell office:value-type="float" office:value="0.416037" calcext:value-type="float">
            <text:p>0,416037</text:p>
          </table:table-cell>
          <table:table-cell office:value-type="float" office:value="1966.7" calcext:value-type="float">
            <text:p>1966,7</text:p>
          </table:table-cell>
          <table:table-cell office:value-type="float" office:value="4.6" calcext:value-type="float">
            <text:p>4,6</text:p>
          </table:table-cell>
          <table:table-cell office:value-type="float" office:value="3.8" calcext:value-type="float">
            <text:p>3,8</text:p>
          </table:table-cell>
          <table:table-cell office:value-type="float" office:value="-10" calcext:value-type="float">
            <text:p>-10</text:p>
          </table:table-cell>
          <table:table-cell office:value-type="float" office:value="801.6" calcext:value-type="float">
            <text:p>801,6</text:p>
          </table:table-cell>
          <table:table-cell office:value-type="float" office:value="48.7" calcext:value-type="float">
            <text:p>48,7</text:p>
          </table:table-cell>
          <table:table-cell office:value-type="float" office:value="0.2" calcext:value-type="float">
            <text:p>0,2</text:p>
          </table:table-cell>
          <table:table-cell office:value-type="float" office:value="10.1" calcext:value-type="float">
            <text:p>10,1</text:p>
          </table:table-cell>
          <table:table-cell office:value-type="float" office:value="11.2" calcext:value-type="float">
            <text:p>11,2</text:p>
          </table:table-cell>
          <table:table-cell office:value-type="float" office:value="-424.9" calcext:value-type="float">
            <text:p>-424,9</text:p>
          </table:table-cell>
          <table:table-cell office:value-type="float" office:value="2029.1" calcext:value-type="float">
            <text:p>2029,1</text:p>
          </table:table-cell>
          <table:table-cell table:number-columns-repeated="16369"/>
        </table:table-row>
        <table:table-row table:style-name="ro1">
          <table:table-cell office:value-type="time" office:time-value="PT13H50M45S" calcext:value-type="time">
            <text:p>13:50:45</text:p>
          </table:table-cell>
          <table:table-cell office:value-type="float" office:value="9" calcext:value-type="float">
            <text:p>9</text:p>
          </table:table-cell>
          <table:table-cell office:value-type="float" office:value="47.258537" calcext:value-type="float">
            <text:p>47,258537</text:p>
          </table:table-cell>
          <table:table-cell office:value-type="float" office:value="0.416528" calcext:value-type="float">
            <text:p>0,416528</text:p>
          </table:table-cell>
          <table:table-cell office:value-type="float" office:value="1932.4" calcext:value-type="float">
            <text:p>1932,4</text:p>
          </table:table-cell>
          <table:table-cell office:value-type="float" office:value="4.6" calcext:value-type="float">
            <text:p>4,6</text:p>
          </table:table-cell>
          <table:table-cell office:value-type="float" office:value="3.9" calcext:value-type="float">
            <text:p>3,9</text:p>
          </table:table-cell>
          <table:table-cell office:value-type="float" office:value="-10" calcext:value-type="float">
            <text:p>-10</text:p>
          </table:table-cell>
          <table:table-cell office:value-type="float" office:value="806" calcext:value-type="float">
            <text:p>806</text:p>
          </table:table-cell>
          <table:table-cell office:value-type="float" office:value="49.4" calcext:value-type="float">
            <text:p>49,4</text:p>
          </table:table-cell>
          <table:table-cell office:value-type="float" office:value="0.2" calcext:value-type="float">
            <text:p>0,2</text:p>
          </table:table-cell>
          <table:table-cell office:value-type="float" office:value="10.1" calcext:value-type="float">
            <text:p>10,1</text:p>
          </table:table-cell>
          <table:table-cell office:value-type="float" office:value="11.3" calcext:value-type="float">
            <text:p>11,3</text:p>
          </table:table-cell>
          <table:table-cell office:value-type="float" office:value="-342.4" calcext:value-type="float">
            <text:p>-342,4</text:p>
          </table:table-cell>
          <table:table-cell office:value-type="float" office:value="2028" calcext:value-type="float">
            <text:p>2028</text:p>
          </table:table-cell>
          <table:table-cell table:number-columns-repeated="16369"/>
        </table:table-row>
        <table:table-row table:style-name="ro1">
          <table:table-cell office:value-type="time" office:time-value="PT13H50M55S" calcext:value-type="time">
            <text:p>13:50:55</text:p>
          </table:table-cell>
          <table:table-cell office:value-type="float" office:value="10" calcext:value-type="float">
            <text:p>10</text:p>
          </table:table-cell>
          <table:table-cell office:value-type="float" office:value="47.257496" calcext:value-type="float">
            <text:p>47,257496</text:p>
          </table:table-cell>
          <table:table-cell office:value-type="float" office:value="0.417108" calcext:value-type="float">
            <text:p>0,417108</text:p>
          </table:table-cell>
          <table:table-cell office:value-type="float" office:value="1895.2" calcext:value-type="float">
            <text:p>1895,2</text:p>
          </table:table-cell>
          <table:table-cell office:value-type="float" office:value="4.8" calcext:value-type="float">
            <text:p>4,8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810.3" calcext:value-type="float">
            <text:p>810,3</text:p>
          </table:table-cell>
          <table:table-cell office:value-type="float" office:value="50.1" calcext:value-type="float">
            <text:p>50,1</text:p>
          </table:table-cell>
          <table:table-cell office:value-type="float" office:value="0.2" calcext:value-type="float">
            <text:p>0,2</text:p>
          </table:table-cell>
          <table:table-cell office:value-type="float" office:value="9.8" calcext:value-type="float">
            <text:p>9,8</text:p>
          </table:table-cell>
          <table:table-cell office:value-type="float" office:value="11.3" calcext:value-type="float">
            <text:p>11,3</text:p>
          </table:table-cell>
          <table:table-cell office:value-type="float" office:value="-333.7" calcext:value-type="float">
            <text:p>-333,7</text:p>
          </table:table-cell>
          <table:table-cell office:value-type="float" office:value="2027.1" calcext:value-type="float">
            <text:p>2027,1</text:p>
          </table:table-cell>
          <table:table-cell table:number-columns-repeated="16369"/>
        </table:table-row>
        <table:table-row table:style-name="ro1">
          <table:table-cell office:value-type="time" office:time-value="PT13H51M05S" calcext:value-type="time">
            <text:p>13:51:05</text:p>
          </table:table-cell>
          <table:table-cell office:value-type="float" office:value="9" calcext:value-type="float">
            <text:p>9</text:p>
          </table:table-cell>
          <table:table-cell office:value-type="float" office:value="47.256561" calcext:value-type="float">
            <text:p>47,256561</text:p>
          </table:table-cell>
          <table:table-cell office:value-type="float" office:value="0.417652" calcext:value-type="float">
            <text:p>0,417652</text:p>
          </table:table-cell>
          <table:table-cell office:value-type="float" office:value="1853.1" calcext:value-type="float">
            <text:p>1853,1</text:p>
          </table:table-cell>
          <table:table-cell office:value-type="float" office:value="4.9" calcext:value-type="float">
            <text:p>4,9</text:p>
          </table:table-cell>
          <table:table-cell office:value-type="float" office:value="4.1" calcext:value-type="float">
            <text:p>4,1</text:p>
          </table:table-cell>
          <table:table-cell office:value-type="float" office:value="-10" calcext:value-type="float">
            <text:p>-10</text:p>
          </table:table-cell>
          <table:table-cell office:value-type="float" office:value="814.5" calcext:value-type="float">
            <text:p>814,5</text:p>
          </table:table-cell>
          <table:table-cell office:value-type="float" office:value="48.9" calcext:value-type="float">
            <text:p>48,9</text:p>
          </table:table-cell>
          <table:table-cell office:value-type="float" office:value="0.2" calcext:value-type="float">
            <text:p>0,2</text:p>
          </table:table-cell>
          <table:table-cell office:value-type="float" office:value="9.6" calcext:value-type="float">
            <text:p>9,6</text:p>
          </table:table-cell>
          <table:table-cell office:value-type="float" office:value="11.3" calcext:value-type="float">
            <text:p>11,3</text:p>
          </table:table-cell>
          <table:table-cell office:value-type="float" office:value="-337.4" calcext:value-type="float">
            <text:p>-337,4</text:p>
          </table:table-cell>
          <table:table-cell office:value-type="float" office:value="2026.1" calcext:value-type="float">
            <text:p>2026,1</text:p>
          </table:table-cell>
          <table:table-cell table:number-columns-repeated="16369"/>
        </table:table-row>
        <table:table-row table:style-name="ro1">
          <table:table-cell office:value-type="time" office:time-value="PT13H51M15S" calcext:value-type="time">
            <text:p>13:51:15</text:p>
          </table:table-cell>
          <table:table-cell office:value-type="float" office:value="10" calcext:value-type="float">
            <text:p>10</text:p>
          </table:table-cell>
          <table:table-cell office:value-type="float" office:value="47.255703" calcext:value-type="float">
            <text:p>47,255703</text:p>
          </table:table-cell>
          <table:table-cell office:value-type="float" office:value="0.418203" calcext:value-type="float">
            <text:p>0,418203</text:p>
          </table:table-cell>
          <table:table-cell office:value-type="float" office:value="1813.3" calcext:value-type="float">
            <text:p>1813,3</text:p>
          </table:table-cell>
          <table:table-cell office:value-type="float" office:value="4.9" calcext:value-type="float">
            <text:p>4,9</text:p>
          </table:table-cell>
          <table:table-cell office:value-type="float" office:value="4.2" calcext:value-type="float">
            <text:p>4,2</text:p>
          </table:table-cell>
          <table:table-cell office:value-type="float" office:value="-6" calcext:value-type="float">
            <text:p>-6</text:p>
          </table:table-cell>
          <table:table-cell office:value-type="float" office:value="818.8" calcext:value-type="float">
            <text:p>818,8</text:p>
          </table:table-cell>
          <table:table-cell office:value-type="float" office:value="49" calcext:value-type="float">
            <text:p>49</text:p>
          </table:table-cell>
          <table:table-cell office:value-type="float" office:value="0.2" calcext:value-type="float">
            <text:p>0,2</text:p>
          </table:table-cell>
          <table:table-cell office:value-type="float" office:value="9.2" calcext:value-type="float">
            <text:p>9,2</text:p>
          </table:table-cell>
          <table:table-cell office:value-type="float" office:value="11.3" calcext:value-type="float">
            <text:p>11,3</text:p>
          </table:table-cell>
          <table:table-cell office:value-type="float" office:value="-333.4" calcext:value-type="float">
            <text:p>-333,4</text:p>
          </table:table-cell>
          <table:table-cell office:value-type="float" office:value="2025.2" calcext:value-type="float">
            <text:p>2025,2</text:p>
          </table:table-cell>
          <table:table-cell table:number-columns-repeated="16369"/>
        </table:table-row>
        <table:table-row table:style-name="ro1">
          <table:table-cell office:value-type="time" office:time-value="PT13H51M25S" calcext:value-type="time">
            <text:p>13:51:25</text:p>
          </table:table-cell>
          <table:table-cell office:value-type="float" office:value="10" calcext:value-type="float">
            <text:p>10</text:p>
          </table:table-cell>
          <table:table-cell office:value-type="float" office:value="47.254829" calcext:value-type="float">
            <text:p>47,254829</text:p>
          </table:table-cell>
          <table:table-cell office:value-type="float" office:value="0.418683" calcext:value-type="float">
            <text:p>0,418683</text:p>
          </table:table-cell>
          <table:table-cell office:value-type="float" office:value="1768.3" calcext:value-type="float">
            <text:p>1768,3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,3</text:p>
          </table:table-cell>
          <table:table-cell office:value-type="float" office:value="-6" calcext:value-type="float">
            <text:p>-6</text:p>
          </table:table-cell>
          <table:table-cell office:value-type="float" office:value="823.1" calcext:value-type="float">
            <text:p>823,1</text:p>
          </table:table-cell>
          <table:table-cell office:value-type="float" office:value="48.9" calcext:value-type="float">
            <text:p>48,9</text:p>
          </table:table-cell>
          <table:table-cell office:value-type="float" office:value="0.2" calcext:value-type="float">
            <text:p>0,2</text:p>
          </table:table-cell>
          <table:table-cell office:value-type="float" office:value="9.1" calcext:value-type="float">
            <text:p>9,1</text:p>
          </table:table-cell>
          <table:table-cell office:value-type="float" office:value="11.3" calcext:value-type="float">
            <text:p>11,3</text:p>
          </table:table-cell>
          <table:table-cell office:value-type="float" office:value="-338.9" calcext:value-type="float">
            <text:p>-338,9</text:p>
          </table:table-cell>
          <table:table-cell office:value-type="float" office:value="2024.3" calcext:value-type="float">
            <text:p>2024,3</text:p>
          </table:table-cell>
          <table:table-cell table:number-columns-repeated="16369"/>
        </table:table-row>
        <table:table-row table:style-name="ro1">
          <table:table-cell office:value-type="time" office:time-value="PT13H51M35S" calcext:value-type="time">
            <text:p>13:51:35</text:p>
          </table:table-cell>
          <table:table-cell office:value-type="float" office:value="9" calcext:value-type="float">
            <text:p>9</text:p>
          </table:table-cell>
          <table:table-cell office:value-type="float" office:value="47.254013" calcext:value-type="float">
            <text:p>47,254013</text:p>
          </table:table-cell>
          <table:table-cell office:value-type="float" office:value="0.419278" calcext:value-type="float">
            <text:p>0,419278</text:p>
          </table:table-cell>
          <table:table-cell office:value-type="float" office:value="1727.1" calcext:value-type="float">
            <text:p>1727,1</text:p>
          </table:table-cell>
          <table:table-cell office:value-type="float" office:value="5.1" calcext:value-type="float">
            <text:p>5,1</text:p>
          </table:table-cell>
          <table:table-cell office:value-type="float" office:value="4.4" calcext:value-type="float">
            <text:p>4,4</text:p>
          </table:table-cell>
          <table:table-cell office:value-type="float" office:value="-6" calcext:value-type="float">
            <text:p>-6</text:p>
          </table:table-cell>
          <table:table-cell office:value-type="float" office:value="827.3" calcext:value-type="float">
            <text:p>827,3</text:p>
          </table:table-cell>
          <table:table-cell office:value-type="float" office:value="49.8" calcext:value-type="float">
            <text:p>49,8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1.2" calcext:value-type="float">
            <text:p>11,2</text:p>
          </table:table-cell>
          <table:table-cell office:value-type="float" office:value="-378.6" calcext:value-type="float">
            <text:p>-378,6</text:p>
          </table:table-cell>
          <table:table-cell office:value-type="float" office:value="2023.2" calcext:value-type="float">
            <text:p>2023,2</text:p>
          </table:table-cell>
          <table:table-cell table:number-columns-repeated="16369"/>
        </table:table-row>
        <table:table-row table:style-name="ro1">
          <table:table-cell office:value-type="time" office:time-value="PT13H51M45S" calcext:value-type="time">
            <text:p>13:51:45</text:p>
          </table:table-cell>
          <table:table-cell office:value-type="float" office:value="10" calcext:value-type="float">
            <text:p>10</text:p>
          </table:table-cell>
          <table:table-cell office:value-type="float" office:value="47.253117" calcext:value-type="float">
            <text:p>47,253117</text:p>
          </table:table-cell>
          <table:table-cell office:value-type="float" office:value="0.419812" calcext:value-type="float">
            <text:p>0,419812</text:p>
          </table:table-cell>
          <table:table-cell office:value-type="float" office:value="1680" calcext:value-type="float">
            <text:p>1680</text:p>
          </table:table-cell>
          <table:table-cell office:value-type="float" office:value="5.1" calcext:value-type="float">
            <text:p>5,1</text:p>
          </table:table-cell>
          <table:table-cell office:value-type="float" office:value="4.4" calcext:value-type="float">
            <text:p>4,4</text:p>
          </table:table-cell>
          <table:table-cell office:value-type="float" office:value="-6" calcext:value-type="float">
            <text:p>-6</text:p>
          </table:table-cell>
          <table:table-cell office:value-type="float" office:value="831.6" calcext:value-type="float">
            <text:p>831,6</text:p>
          </table:table-cell>
          <table:table-cell office:value-type="float" office:value="50.5" calcext:value-type="float">
            <text:p>50,5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1.3" calcext:value-type="float">
            <text:p>11,3</text:p>
          </table:table-cell>
          <table:table-cell office:value-type="float" office:value="-340.4" calcext:value-type="float">
            <text:p>-340,4</text:p>
          </table:table-cell>
          <table:table-cell office:value-type="float" office:value="2022.2" calcext:value-type="float">
            <text:p>2022,2</text:p>
          </table:table-cell>
          <table:table-cell table:number-columns-repeated="16369"/>
        </table:table-row>
        <table:table-row table:style-name="ro1">
          <table:table-cell office:value-type="time" office:time-value="PT13H51M55S" calcext:value-type="time">
            <text:p>13:51:55</text:p>
          </table:table-cell>
          <table:table-cell office:value-type="float" office:value="10" calcext:value-type="float">
            <text:p>10</text:p>
          </table:table-cell>
          <table:table-cell office:value-type="float" office:value="47.252205" calcext:value-type="float">
            <text:p>47,252205</text:p>
          </table:table-cell>
          <table:table-cell office:value-type="float" office:value="0.420588" calcext:value-type="float">
            <text:p>0,420588</text:p>
          </table:table-cell>
          <table:table-cell office:value-type="float" office:value="1643" calcext:value-type="float">
            <text:p>1643</text:p>
          </table:table-cell>
          <table:table-cell office:value-type="float" office:value="5.2" calcext:value-type="float">
            <text:p>5,2</text:p>
          </table:table-cell>
          <table:table-cell office:value-type="float" office:value="4.5" calcext:value-type="float">
            <text:p>4,5</text:p>
          </table:table-cell>
          <table:table-cell office:value-type="float" office:value="-6" calcext:value-type="float">
            <text:p>-6</text:p>
          </table:table-cell>
          <table:table-cell office:value-type="float" office:value="836" calcext:value-type="float">
            <text:p>836</text:p>
          </table:table-cell>
          <table:table-cell office:value-type="float" office:value="51.2" calcext:value-type="float">
            <text:p>51,2</text:p>
          </table:table-cell>
          <table:table-cell office:value-type="float" office:value="0.2" calcext:value-type="float">
            <text:p>0,2</text:p>
          </table:table-cell>
          <table:table-cell office:value-type="float" office:value="8.5" calcext:value-type="float">
            <text:p>8,5</text:p>
          </table:table-cell>
          <table:table-cell office:value-type="float" office:value="11.3" calcext:value-type="float">
            <text:p>11,3</text:p>
          </table:table-cell>
          <table:table-cell office:value-type="float" office:value="-335.6" calcext:value-type="float">
            <text:p>-335,6</text:p>
          </table:table-cell>
          <table:table-cell office:value-type="float" office:value="2021.3" calcext:value-type="float">
            <text:p>2021,3</text:p>
          </table:table-cell>
          <table:table-cell table:number-columns-repeated="16369"/>
        </table:table-row>
        <table:table-row table:style-name="ro1">
          <table:table-cell office:value-type="time" office:time-value="PT13H52M05S" calcext:value-type="time">
            <text:p>13:52:05</text:p>
          </table:table-cell>
          <table:table-cell office:value-type="float" office:value="9" calcext:value-type="float">
            <text:p>9</text:p>
          </table:table-cell>
          <table:table-cell office:value-type="float" office:value="47.251423" calcext:value-type="float">
            <text:p>47,251423</text:p>
          </table:table-cell>
          <table:table-cell office:value-type="float" office:value="0.42129" calcext:value-type="float">
            <text:p>0,42129</text:p>
          </table:table-cell>
          <table:table-cell office:value-type="float" office:value="1601.2" calcext:value-type="float">
            <text:p>1601,2</text:p>
          </table:table-cell>
          <table:table-cell office:value-type="float" office:value="5.4" calcext:value-type="float">
            <text:p>5,4</text:p>
          </table:table-cell>
          <table:table-cell office:value-type="float" office:value="4.6" calcext:value-type="float">
            <text:p>4,6</text:p>
          </table:table-cell>
          <table:table-cell office:value-type="float" office:value="-4.2" calcext:value-type="float">
            <text:p>-4,2</text:p>
          </table:table-cell>
          <table:table-cell office:value-type="float" office:value="840.3" calcext:value-type="float">
            <text:p>840,3</text:p>
          </table:table-cell>
          <table:table-cell office:value-type="float" office:value="53.2" calcext:value-type="float">
            <text:p>53,2</text:p>
          </table:table-cell>
          <table:table-cell office:value-type="float" office:value="0.2" calcext:value-type="float">
            <text:p>0,2</text:p>
          </table:table-cell>
          <table:table-cell office:value-type="float" office:value="8.4" calcext:value-type="float">
            <text:p>8,4</text:p>
          </table:table-cell>
          <table:table-cell office:value-type="float" office:value="11.3" calcext:value-type="float">
            <text:p>11,3</text:p>
          </table:table-cell>
          <table:table-cell office:value-type="float" office:value="-238.7" calcext:value-type="float">
            <text:p>-238,7</text:p>
          </table:table-cell>
          <table:table-cell office:value-type="float" office:value="2020.3" calcext:value-type="float">
            <text:p>2020,3</text:p>
          </table:table-cell>
          <table:table-cell table:number-columns-repeated="16369"/>
        </table:table-row>
        <table:table-row table:style-name="ro1">
          <table:table-cell office:value-type="time" office:time-value="PT13H52M15S" calcext:value-type="time">
            <text:p>13:52:15</text:p>
          </table:table-cell>
          <table:table-cell office:value-type="float" office:value="10" calcext:value-type="float">
            <text:p>10</text:p>
          </table:table-cell>
          <table:table-cell office:value-type="float" office:value="47.250603" calcext:value-type="float">
            <text:p>47,250603</text:p>
          </table:table-cell>
          <table:table-cell office:value-type="float" office:value="0.421995" calcext:value-type="float">
            <text:p>0,421995</text:p>
          </table:table-cell>
          <table:table-cell office:value-type="float" office:value="1553.9" calcext:value-type="float">
            <text:p>1553,9</text:p>
          </table:table-cell>
          <table:table-cell office:value-type="float" office:value="5.5" calcext:value-type="float">
            <text:p>5,5</text:p>
          </table:table-cell>
          <table:table-cell office:value-type="float" office:value="4.7" calcext:value-type="float">
            <text:p>4,7</text:p>
          </table:table-cell>
          <table:table-cell office:value-type="float" office:value="-0.2" calcext:value-type="float">
            <text:p>-0,2</text:p>
          </table:table-cell>
          <table:table-cell office:value-type="float" office:value="844.8" calcext:value-type="float">
            <text:p>844,8</text:p>
          </table:table-cell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,2</text:p>
          </table:table-cell>
          <table:table-cell office:value-type="float" office:value="8.4" calcext:value-type="float">
            <text:p>8,4</text:p>
          </table:table-cell>
          <table:table-cell office:value-type="float" office:value="11.3" calcext:value-type="float">
            <text:p>11,3</text:p>
          </table:table-cell>
          <table:table-cell office:value-type="float" office:value="-241.1" calcext:value-type="float">
            <text:p>-241,1</text:p>
          </table:table-cell>
          <table:table-cell office:value-type="float" office:value="2019.6" calcext:value-type="float">
            <text:p>2019,6</text:p>
          </table:table-cell>
          <table:table-cell table:number-columns-repeated="16369"/>
        </table:table-row>
        <table:table-row table:style-name="ro1">
          <table:table-cell office:value-type="time" office:time-value="PT13H52M25S" calcext:value-type="time">
            <text:p>13:52:25</text:p>
          </table:table-cell>
          <table:table-cell office:value-type="float" office:value="10" calcext:value-type="float">
            <text:p>10</text:p>
          </table:table-cell>
          <table:table-cell office:value-type="float" office:value="47.249779" calcext:value-type="float">
            <text:p>47,249779</text:p>
          </table:table-cell>
          <table:table-cell office:value-type="float" office:value="0.422563" calcext:value-type="float">
            <text:p>0,422563</text:p>
          </table:table-cell>
          <table:table-cell office:value-type="float" office:value="1511.2" calcext:value-type="float">
            <text:p>1511,2</text:p>
          </table:table-cell>
          <table:table-cell office:value-type="float" office:value="5.5" calcext:value-type="float">
            <text:p>5,5</text:p>
          </table:table-cell>
          <table:table-cell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55.3" calcext:value-type="float">
            <text:p>55,3</text:p>
          </table:table-cell>
          <table:table-cell office:value-type="float" office:value="0.2" calcext:value-type="float">
            <text:p>0,2</text:p>
          </table:table-cell>
          <table:table-cell office:value-type="float" office:value="8.4" calcext:value-type="float">
            <text:p>8,4</text:p>
          </table:table-cell>
          <table:table-cell office:value-type="float" office:value="11.3" calcext:value-type="float">
            <text:p>11,3</text:p>
          </table:table-cell>
          <table:table-cell office:value-type="float" office:value="-253.5" calcext:value-type="float">
            <text:p>-253,5</text:p>
          </table:table-cell>
          <table:table-cell office:value-type="float" office:value="2019" calcext:value-type="float">
            <text:p>2019</text:p>
          </table:table-cell>
          <table:table-cell table:number-columns-repeated="16369"/>
        </table:table-row>
        <table:table-row table:style-name="ro1">
          <table:table-cell office:value-type="time" office:time-value="PT13H52M35S" calcext:value-type="time">
            <text:p>13:52:35</text:p>
          </table:table-cell>
          <table:table-cell office:value-type="float" office:value="10" calcext:value-type="float">
            <text:p>10</text:p>
          </table:table-cell>
          <table:table-cell office:value-type="float" office:value="47.249023" calcext:value-type="float">
            <text:p>47,249023</text:p>
          </table:table-cell>
          <table:table-cell office:value-type="float" office:value="0.423127" calcext:value-type="float">
            <text:p>0,423127</text:p>
          </table:table-cell>
          <table:table-cell office:value-type="float" office:value="1470.3" calcext:value-type="float">
            <text:p>1470,3</text:p>
          </table:table-cell>
          <table:table-cell office:value-type="float" office:value="5.6" calcext:value-type="float">
            <text:p>5,6</text:p>
          </table:table-cell>
          <table:table-cell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office:value-type="float" office:value="853.2" calcext:value-type="float">
            <text:p>853,2</text:p>
          </table:table-cell>
          <table:table-cell office:value-type="float" office:value="57.3" calcext:value-type="float">
            <text:p>57,3</text:p>
          </table:table-cell>
          <table:table-cell office:value-type="float" office:value="0.2" calcext:value-type="float">
            <text:p>0,2</text:p>
          </table:table-cell>
          <table:table-cell office:value-type="float" office:value="8" calcext:value-type="float">
            <text:p>8</text:p>
          </table:table-cell>
          <table:table-cell office:value-type="float" office:value="11.3" calcext:value-type="float">
            <text:p>11,3</text:p>
          </table:table-cell>
          <table:table-cell office:value-type="float" office:value="-341.5" calcext:value-type="float">
            <text:p>-341,5</text:p>
          </table:table-cell>
          <table:table-cell office:value-type="float" office:value="2018.3" calcext:value-type="float">
            <text:p>2018,3</text:p>
          </table:table-cell>
          <table:table-cell table:number-columns-repeated="16369"/>
        </table:table-row>
        <table:table-row table:style-name="ro1">
          <table:table-cell office:value-type="time" office:time-value="PT13H52M45S" calcext:value-type="time">
            <text:p>13:52:45</text:p>
          </table:table-cell>
          <table:table-cell office:value-type="float" office:value="10" calcext:value-type="float">
            <text:p>10</text:p>
          </table:table-cell>
          <table:table-cell office:value-type="float" office:value="47.24823" calcext:value-type="float">
            <text:p>47,24823</text:p>
          </table:table-cell>
          <table:table-cell office:value-type="float" office:value="0.423707" calcext:value-type="float">
            <text:p>0,423707</text:p>
          </table:table-cell>
          <table:table-cell office:value-type="float" office:value="1427" calcext:value-type="float">
            <text:p>1427</text:p>
          </table:table-cell>
          <table:table-cell office:value-type="float" office:value="5.6" calcext:value-type="float">
            <text:p>5,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857.7" calcext:value-type="float">
            <text:p>857,7</text:p>
          </table:table-cell>
          <table:table-cell office:value-type="float" office:value="57.3" calcext:value-type="float">
            <text:p>57,3</text:p>
          </table:table-cell>
          <table:table-cell office:value-type="float" office:value="0.2" calcext:value-type="float">
            <text:p>0,2</text:p>
          </table:table-cell>
          <table:table-cell office:value-type="float" office:value="8" calcext:value-type="float">
            <text:p>8</text:p>
          </table:table-cell>
          <table:table-cell office:value-type="float" office:value="11.3" calcext:value-type="float">
            <text:p>11,3</text:p>
          </table:table-cell>
          <table:table-cell office:value-type="float" office:value="-243.6" calcext:value-type="float">
            <text:p>-243,6</text:p>
          </table:table-cell>
          <table:table-cell office:value-type="float" office:value="2017.5" calcext:value-type="float">
            <text:p>2017,5</text:p>
          </table:table-cell>
          <table:table-cell table:number-columns-repeated="16369"/>
        </table:table-row>
        <table:table-row table:style-name="ro1">
          <table:table-cell office:value-type="time" office:time-value="PT13H52M55S" calcext:value-type="time">
            <text:p>13:52:55</text:p>
          </table:table-cell>
          <table:table-cell office:value-type="float" office:value="10" calcext:value-type="float">
            <text:p>10</text:p>
          </table:table-cell>
          <table:table-cell office:value-type="float" office:value="47.247417" calcext:value-type="float">
            <text:p>47,247417</text:p>
          </table:table-cell>
          <table:table-cell office:value-type="float" office:value="0.42437" calcext:value-type="float">
            <text:p>0,42437</text:p>
          </table:table-cell>
          <table:table-cell office:value-type="float" office:value="1378.3" calcext:value-type="float">
            <text:p>1378,3</text:p>
          </table:table-cell>
          <table:table-cell office:value-type="float" office:value="5.8" calcext:value-type="float">
            <text:p>5,8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office:value-type="float" office:value="862.5" calcext:value-type="float">
            <text:p>862,5</text:p>
          </table:table-cell>
          <table:table-cell office:value-type="float" office:value="59.6" calcext:value-type="float">
            <text:p>59,6</text:p>
          </table:table-cell>
          <table:table-cell office:value-type="float" office:value="0.1" calcext:value-type="float">
            <text:p>0,1</text:p>
          </table:table-cell>
          <table:table-cell office:value-type="float" office:value="7.7" calcext:value-type="float">
            <text:p>7,7</text:p>
          </table:table-cell>
          <table:table-cell office:value-type="float" office:value="11.3" calcext:value-type="float">
            <text:p>11,3</text:p>
          </table:table-cell>
          <table:table-cell office:value-type="float" office:value="-236.6" calcext:value-type="float">
            <text:p>-236,6</text:p>
          </table:table-cell>
          <table:table-cell office:value-type="float" office:value="2016.9" calcext:value-type="float">
            <text:p>2016,9</text:p>
          </table:table-cell>
          <table:table-cell table:number-columns-repeated="16369"/>
        </table:table-row>
        <table:table-row table:style-name="ro1">
          <table:table-cell office:value-type="time" office:time-value="PT13H53M05S" calcext:value-type="time">
            <text:p>13:53:05</text:p>
          </table:table-cell>
          <table:table-cell office:value-type="float" office:value="10" calcext:value-type="float">
            <text:p>10</text:p>
          </table:table-cell>
          <table:table-cell office:value-type="float" office:value="47.246819" calcext:value-type="float">
            <text:p>47,246819</text:p>
          </table:table-cell>
          <table:table-cell office:value-type="float" office:value="0.42501" calcext:value-type="float">
            <text:p>0,42501</text:p>
          </table:table-cell>
          <table:table-cell office:value-type="float" office:value="1328.2" calcext:value-type="float">
            <text:p>1328,2</text:p>
          </table:table-cell>
          <table:table-cell office:value-type="float" office:value="5.9" calcext:value-type="float">
            <text:p>5,9</text:p>
          </table:table-cell>
          <table:table-cell office:value-type="float" office:value="5.1" calcext:value-type="float">
            <text:p>5,1</text:p>
          </table:table-cell>
          <table:table-cell office:value-type="float" office:value="-3.5" calcext:value-type="float">
            <text:p>-3,5</text:p>
          </table:table-cell>
          <table:table-cell office:value-type="float" office:value="867.8" calcext:value-type="float">
            <text:p>867,8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7.6" calcext:value-type="float">
            <text:p>7,6</text:p>
          </table:table-cell>
          <table:table-cell office:value-type="float" office:value="11.3" calcext:value-type="float">
            <text:p>11,3</text:p>
          </table:table-cell>
          <table:table-cell office:value-type="float" office:value="-238.1" calcext:value-type="float">
            <text:p>-238,1</text:p>
          </table:table-cell>
          <table:table-cell office:value-type="float" office:value="2016.2" calcext:value-type="float">
            <text:p>2016,2</text:p>
          </table:table-cell>
          <table:table-cell table:number-columns-repeated="16369"/>
        </table:table-row>
        <table:table-row table:style-name="ro1">
          <table:table-cell office:value-type="time" office:time-value="PT13H53M15S" calcext:value-type="time">
            <text:p>13:53:15</text:p>
          </table:table-cell>
          <table:table-cell office:value-type="float" office:value="10" calcext:value-type="float">
            <text:p>10</text:p>
          </table:table-cell>
          <table:table-cell office:value-type="float" office:value="47.24622" calcext:value-type="float">
            <text:p>47,24622</text:p>
          </table:table-cell>
          <table:table-cell office:value-type="float" office:value="0.425493" calcext:value-type="float">
            <text:p>0,425493</text:p>
          </table:table-cell>
          <table:table-cell office:value-type="float" office:value="1279.8" calcext:value-type="float">
            <text:p>1279,8</text:p>
          </table:table-cell>
          <table:table-cell office:value-type="float" office:value="5.9" calcext:value-type="float">
            <text:p>5,9</text:p>
          </table:table-cell>
          <table:table-cell office:value-type="float" office:value="5.2" calcext:value-type="float">
            <text:p>5,2</text:p>
          </table:table-cell>
          <table:table-cell office:value-type="float" office:value="-2.5" calcext:value-type="float">
            <text:p>-2,5</text:p>
          </table:table-cell>
          <table:table-cell office:value-type="float" office:value="872.8" calcext:value-type="float">
            <text:p>872,8</text:p>
          </table:table-cell>
          <table:table-cell office:value-type="float" office:value="60.1" calcext:value-type="float">
            <text:p>60,1</text:p>
          </table:table-cell>
          <table:table-cell office:value-type="float" office:value="0.1" calcext:value-type="float">
            <text:p>0,1</text:p>
          </table:table-cell>
          <table:table-cell office:value-type="float" office:value="7.5" calcext:value-type="float">
            <text:p>7,5</text:p>
          </table:table-cell>
          <table:table-cell office:value-type="float" office:value="11.3" calcext:value-type="float">
            <text:p>11,3</text:p>
          </table:table-cell>
          <table:table-cell office:value-type="float" office:value="-238" calcext:value-type="float">
            <text:p>-238</text:p>
          </table:table-cell>
          <table:table-cell office:value-type="float" office:value="2015.5" calcext:value-type="float">
            <text:p>2015,5</text:p>
          </table:table-cell>
          <table:table-cell table:number-columns-repeated="16369"/>
        </table:table-row>
        <table:table-row table:style-name="ro1">
          <table:table-cell office:value-type="time" office:time-value="PT13H53M25S" calcext:value-type="time">
            <text:p>13:53:25</text:p>
          </table:table-cell>
          <table:table-cell office:value-type="float" office:value="10" calcext:value-type="float">
            <text:p>10</text:p>
          </table:table-cell>
          <table:table-cell office:value-type="float" office:value="47.245522" calcext:value-type="float">
            <text:p>47,245522</text:p>
          </table:table-cell>
          <table:table-cell office:value-type="float" office:value="0.42596" calcext:value-type="float">
            <text:p>0,42596</text:p>
          </table:table-cell>
          <table:table-cell office:value-type="float" office:value="1229.5" calcext:value-type="float">
            <text:p>1229,5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,3</text:p>
          </table:table-cell>
          <table:table-cell office:value-type="float" office:value="-1.5" calcext:value-type="float">
            <text:p>-1,5</text:p>
          </table:table-cell>
          <table:table-cell office:value-type="float" office:value="878" calcext:value-type="float">
            <text:p>878</text:p>
          </table:table-cell>
          <table:table-cell office:value-type="float" office:value="62.8" calcext:value-type="float">
            <text:p>62,8</text:p>
          </table:table-cell>
          <table:table-cell office:value-type="float" office:value="0.1" calcext:value-type="float">
            <text:p>0,1</text:p>
          </table:table-cell>
          <table:table-cell office:value-type="float" office:value="7.5" calcext:value-type="float">
            <text:p>7,5</text:p>
          </table:table-cell>
          <table:table-cell office:value-type="float" office:value="11.3" calcext:value-type="float">
            <text:p>11,3</text:p>
          </table:table-cell>
          <table:table-cell office:value-type="float" office:value="-239.9" calcext:value-type="float">
            <text:p>-239,9</text:p>
          </table:table-cell>
          <table:table-cell office:value-type="float" office:value="2014.8" calcext:value-type="float">
            <text:p>2014,8</text:p>
          </table:table-cell>
          <table:table-cell table:number-columns-repeated="16369"/>
        </table:table-row>
        <table:table-row table:style-name="ro1">
          <table:table-cell office:value-type="time" office:time-value="PT13H53M35S" calcext:value-type="time">
            <text:p>13:53:35</text:p>
          </table:table-cell>
          <table:table-cell office:value-type="float" office:value="9" calcext:value-type="float">
            <text:p>9</text:p>
          </table:table-cell>
          <table:table-cell office:value-type="float" office:value="47.244877" calcext:value-type="float">
            <text:p>47,244877</text:p>
          </table:table-cell>
          <table:table-cell office:value-type="float" office:value="0.426608" calcext:value-type="float">
            <text:p>0,426608</text:p>
          </table:table-cell>
          <table:table-cell office:value-type="float" office:value="1186.6" calcext:value-type="float">
            <text:p>1186,6</text:p>
          </table:table-cell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,4</text:p>
          </table:table-cell>
          <table:table-cell office:value-type="float" office:value="2.2" calcext:value-type="float">
            <text:p>2,2</text:p>
          </table:table-cell>
          <table:table-cell office:value-type="float" office:value="882.7" calcext:value-type="float">
            <text:p>882,7</text:p>
          </table:table-cell>
          <table:table-cell office:value-type="float" office:value="64.4" calcext:value-type="float">
            <text:p>64,4</text:p>
          </table:table-cell>
          <table:table-cell office:value-type="float" office:value="0.1" calcext:value-type="float">
            <text:p>0,1</text:p>
          </table:table-cell>
          <table:table-cell office:value-type="float" office:value="7.4" calcext:value-type="float">
            <text:p>7,4</text:p>
          </table:table-cell>
          <table:table-cell office:value-type="float" office:value="11.3" calcext:value-type="float">
            <text:p>11,3</text:p>
          </table:table-cell>
          <table:table-cell office:value-type="float" office:value="-326.5" calcext:value-type="float">
            <text:p>-326,5</text:p>
          </table:table-cell>
          <table:table-cell office:value-type="float" office:value="2014.1" calcext:value-type="float">
            <text:p>2014,1</text:p>
          </table:table-cell>
          <table:table-cell table:number-columns-repeated="16369"/>
        </table:table-row>
        <table:table-row table:style-name="ro1">
          <table:table-cell office:value-type="time" office:time-value="PT13H53M45S" calcext:value-type="time">
            <text:p>13:53:45</text:p>
          </table:table-cell>
          <table:table-cell office:value-type="float" office:value="10" calcext:value-type="float">
            <text:p>10</text:p>
          </table:table-cell>
          <table:table-cell office:value-type="float" office:value="47.244396" calcext:value-type="float">
            <text:p>47,244396</text:p>
          </table:table-cell>
          <table:table-cell office:value-type="float" office:value="0.427078" calcext:value-type="float">
            <text:p>0,427078</text:p>
          </table:table-cell>
          <table:table-cell office:value-type="float" office:value="1142.2" calcext:value-type="float">
            <text:p>1142,2</text:p>
          </table:table-cell>
          <table:table-cell office:value-type="float" office:value="6.1" calcext:value-type="float">
            <text:p>6,1</text:p>
          </table:table-cell>
          <table:table-cell office:value-type="float" office:value="5.5" calcext:value-type="float">
            <text:p>5,5</text:p>
          </table:table-cell>
          <table:table-cell office:value-type="float" office:value="3" calcext:value-type="float">
            <text:p>3</text:p>
          </table:table-cell>
          <table:table-cell office:value-type="float" office:value="887.5" calcext:value-type="float">
            <text:p>887,5</text:p>
          </table:table-cell>
          <table:table-cell office:value-type="float" office:value="65.4" calcext:value-type="float">
            <text:p>65,4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11.3" calcext:value-type="float">
            <text:p>11,3</text:p>
          </table:table-cell>
          <table:table-cell office:value-type="float" office:value="-236.9" calcext:value-type="float">
            <text:p>-236,9</text:p>
          </table:table-cell>
          <table:table-cell office:value-type="float" office:value="2013.3" calcext:value-type="float">
            <text:p>2013,3</text:p>
          </table:table-cell>
          <table:table-cell table:number-columns-repeated="16369"/>
        </table:table-row>
        <table:table-row table:style-name="ro1">
          <table:table-cell office:value-type="time" office:time-value="PT13H53M55S" calcext:value-type="time">
            <text:p>13:53:55</text:p>
          </table:table-cell>
          <table:table-cell office:value-type="float" office:value="10" calcext:value-type="float">
            <text:p>10</text:p>
          </table:table-cell>
          <table:table-cell office:value-type="float" office:value="47.243748" calcext:value-type="float">
            <text:p>47,243748</text:p>
          </table:table-cell>
          <table:table-cell office:value-type="float" office:value="0.427632" calcext:value-type="float">
            <text:p>0,427632</text:p>
          </table:table-cell>
          <table:table-cell office:value-type="float" office:value="1098.4" calcext:value-type="float">
            <text:p>1098,4</text:p>
          </table:table-cell>
          <table:table-cell office:value-type="float" office:value="6.2" calcext:value-type="float">
            <text:p>6,2</text:p>
          </table:table-cell>
          <table:table-cell office:value-type="float" office:value="5.6" calcext:value-type="float">
            <text:p>5,6</text:p>
          </table:table-cell>
          <table:table-cell office:value-type="float" office:value="2.2" calcext:value-type="float">
            <text:p>2,2</text:p>
          </table:table-cell>
          <table:table-cell office:value-type="float" office:value="892.1" calcext:value-type="float">
            <text:p>892,1</text:p>
          </table:table-cell>
          <table:table-cell office:value-type="float" office:value="68.2" calcext:value-type="float">
            <text:p>68,2</text:p>
          </table:table-cell>
          <table:table-cell office:value-type="float" office:value="0.1" calcext:value-type="float">
            <text:p>0,1</text:p>
          </table:table-cell>
          <table:table-cell office:value-type="float" office:value="7.1" calcext:value-type="float">
            <text:p>7,1</text:p>
          </table:table-cell>
          <table:table-cell office:value-type="float" office:value="11.3" calcext:value-type="float">
            <text:p>11,3</text:p>
          </table:table-cell>
          <table:table-cell office:value-type="float" office:value="-254.5" calcext:value-type="float">
            <text:p>-254,5</text:p>
          </table:table-cell>
          <table:table-cell office:value-type="float" office:value="2012.7" calcext:value-type="float">
            <text:p>2012,7</text:p>
          </table:table-cell>
          <table:table-cell table:number-columns-repeated="16369"/>
        </table:table-row>
        <table:table-row table:style-name="ro1">
          <table:table-cell office:value-type="time" office:time-value="PT13H54M05S" calcext:value-type="time">
            <text:p>13:54:05</text:p>
          </table:table-cell>
          <table:table-cell office:value-type="float" office:value="10" calcext:value-type="float">
            <text:p>10</text:p>
          </table:table-cell>
          <table:table-cell office:value-type="float" office:value="47.243183" calcext:value-type="float">
            <text:p>47,243183</text:p>
          </table:table-cell>
          <table:table-cell office:value-type="float" office:value="0.428268" calcext:value-type="float">
            <text:p>0,428268</text:p>
          </table:table-cell>
          <table:table-cell office:value-type="float" office:value="1054.6" calcext:value-type="float">
            <text:p>1054,6</text:p>
          </table:table-cell>
          <table:table-cell office:value-type="float" office:value="6.4" calcext:value-type="float">
            <text:p>6,4</text:p>
          </table:table-cell>
          <table:table-cell office:value-type="float" office:value="5.7" calcext:value-type="float">
            <text:p>5,7</text:p>
          </table:table-cell>
          <table:table-cell office:value-type="float" office:value="2" calcext:value-type="float">
            <text:p>2</text:p>
          </table:table-cell>
          <table:table-cell office:value-type="float" office:value="896.8" calcext:value-type="float">
            <text:p>896,8</text:p>
          </table:table-cell>
          <table:table-cell office:value-type="float" office:value="67.5" calcext:value-type="float">
            <text:p>67,5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11.3" calcext:value-type="float">
            <text:p>11,3</text:p>
          </table:table-cell>
          <table:table-cell office:value-type="float" office:value="-236.7" calcext:value-type="float">
            <text:p>-236,7</text:p>
          </table:table-cell>
          <table:table-cell office:value-type="float" office:value="2011.9" calcext:value-type="float">
            <text:p>2011,9</text:p>
          </table:table-cell>
          <table:table-cell table:number-columns-repeated="16369"/>
        </table:table-row>
        <table:table-row table:style-name="ro1">
          <table:table-cell office:value-type="time" office:time-value="PT13H54M15S" calcext:value-type="time">
            <text:p>13:54:15</text:p>
          </table:table-cell>
          <table:table-cell office:value-type="float" office:value="10" calcext:value-type="float">
            <text:p>10</text:p>
          </table:table-cell>
          <table:table-cell office:value-type="float" office:value="47.242725" calcext:value-type="float">
            <text:p>47,242725</text:p>
          </table:table-cell>
          <table:table-cell office:value-type="float" office:value="0.428882" calcext:value-type="float">
            <text:p>0,428882</text:p>
          </table:table-cell>
          <table:table-cell office:value-type="float" office:value="1014.1" calcext:value-type="float">
            <text:p>1014,1</text:p>
          </table:table-cell>
          <table:table-cell office:value-type="float" office:value="6.4" calcext:value-type="float">
            <text:p>6,4</text:p>
          </table:table-cell>
          <table:table-cell office:value-type="float" office:value="5.8" calcext:value-type="float">
            <text:p>5,8</text:p>
          </table:table-cell>
          <table:table-cell office:value-type="float" office:value="2" calcext:value-type="float">
            <text:p>2</text:p>
          </table:table-cell>
          <table:table-cell office:value-type="float" office:value="901.3" calcext:value-type="float">
            <text:p>901,3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6.9" calcext:value-type="float">
            <text:p>6,9</text:p>
          </table:table-cell>
          <table:table-cell office:value-type="float" office:value="11.3" calcext:value-type="float">
            <text:p>11,3</text:p>
          </table:table-cell>
          <table:table-cell office:value-type="float" office:value="-240.9" calcext:value-type="float">
            <text:p>-240,9</text:p>
          </table:table-cell>
          <table:table-cell office:value-type="float" office:value="2011.2" calcext:value-type="float">
            <text:p>2011,2</text:p>
          </table:table-cell>
          <table:table-cell table:number-columns-repeated="16369"/>
        </table:table-row>
        <table:table-row table:style-name="ro1">
          <table:table-cell office:value-type="time" office:time-value="PT13H54M25S" calcext:value-type="time">
            <text:p>13:54:25</text:p>
          </table:table-cell>
          <table:table-cell office:value-type="float" office:value="10" calcext:value-type="float">
            <text:p>10</text:p>
          </table:table-cell>
          <table:table-cell office:value-type="float" office:value="47.242264" calcext:value-type="float">
            <text:p>47,242264</text:p>
          </table:table-cell>
          <table:table-cell office:value-type="float" office:value="0.42953" calcext:value-type="float">
            <text:p>0,42953</text:p>
          </table:table-cell>
          <table:table-cell office:value-type="float" office:value="977.2" calcext:value-type="float">
            <text:p>977,2</text:p>
          </table:table-cell>
          <table:table-cell office:value-type="float" office:value="6.5" calcext:value-type="float">
            <text:p>6,5</text:p>
          </table:table-cell>
          <table:table-cell office:value-type="float" office:value="5.9" calcext:value-type="float">
            <text:p>5,9</text:p>
          </table:table-cell>
          <table:table-cell office:value-type="float" office:value="2.5" calcext:value-type="float">
            <text:p>2,5</text:p>
          </table:table-cell>
          <table:table-cell office:value-type="float" office:value="905.2" calcext:value-type="float">
            <text:p>905,2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6.6" calcext:value-type="float">
            <text:p>6,6</text:p>
          </table:table-cell>
          <table:table-cell office:value-type="float" office:value="11.3" calcext:value-type="float">
            <text:p>11,3</text:p>
          </table:table-cell>
          <table:table-cell office:value-type="float" office:value="-239" calcext:value-type="float">
            <text:p>-239</text:p>
          </table:table-cell>
          <table:table-cell office:value-type="float" office:value="2010.6" calcext:value-type="float">
            <text:p>2010,6</text:p>
          </table:table-cell>
          <table:table-cell table:number-columns-repeated="16369"/>
        </table:table-row>
        <table:table-row table:style-name="ro1">
          <table:table-cell office:value-type="time" office:time-value="PT13H54M35S" calcext:value-type="time">
            <text:p>13:54:35</text:p>
          </table:table-cell>
          <table:table-cell office:value-type="float" office:value="10" calcext:value-type="float">
            <text:p>10</text:p>
          </table:table-cell>
          <table:table-cell office:value-type="float" office:value="47.241783" calcext:value-type="float">
            <text:p>47,241783</text:p>
          </table:table-cell>
          <table:table-cell office:value-type="float" office:value="0.43011" calcext:value-type="float">
            <text:p>0,43011</text:p>
          </table:table-cell>
          <table:table-cell office:value-type="float" office:value="940.4" calcext:value-type="float">
            <text:p>940,4</text:p>
          </table:table-cell>
          <table:table-cell office:value-type="float" office:value="6.5" calcext:value-type="float">
            <text:p>6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09.4" calcext:value-type="float">
            <text:p>909,4</text:p>
          </table:table-cell>
          <table:table-cell office:value-type="float" office:value="71.9" calcext:value-type="float">
            <text:p>71,9</text:p>
          </table:table-cell>
          <table:table-cell office:value-type="float" office:value="0.1" calcext:value-type="float">
            <text:p>0,1</text:p>
          </table:table-cell>
          <table:table-cell office:value-type="float" office:value="6.5" calcext:value-type="float">
            <text:p>6,5</text:p>
          </table:table-cell>
          <table:table-cell office:value-type="float" office:value="11.3" calcext:value-type="float">
            <text:p>11,3</text:p>
          </table:table-cell>
          <table:table-cell office:value-type="float" office:value="-317.6" calcext:value-type="float">
            <text:p>-317,6</text:p>
          </table:table-cell>
          <table:table-cell office:value-type="float" office:value="2009.9" calcext:value-type="float">
            <text:p>2009,9</text:p>
          </table:table-cell>
          <table:table-cell table:number-columns-repeated="16369"/>
        </table:table-row>
        <table:table-row table:style-name="ro1">
          <table:table-cell office:value-type="time" office:time-value="PT13H54M45S" calcext:value-type="time">
            <text:p>13:54:45</text:p>
          </table:table-cell>
          <table:table-cell office:value-type="float" office:value="10" calcext:value-type="float">
            <text:p>10</text:p>
          </table:table-cell>
          <table:table-cell office:value-type="float" office:value="47.24118" calcext:value-type="float">
            <text:p>47,24118</text:p>
          </table:table-cell>
          <table:table-cell office:value-type="float" office:value="0.430758" calcext:value-type="float">
            <text:p>0,430758</text:p>
          </table:table-cell>
          <table:table-cell office:value-type="float" office:value="902.9" calcext:value-type="float">
            <text:p>902,9</text:p>
          </table:table-cell>
          <table:table-cell office:value-type="float" office:value="6.6" calcext:value-type="float">
            <text:p>6,6</text:p>
          </table:table-cell>
          <table:table-cell office:value-type="float" office:value="6.1" calcext:value-type="float">
            <text:p>6,1</text:p>
          </table:table-cell>
          <table:table-cell office:value-type="float" office:value="2" calcext:value-type="float">
            <text:p>2</text:p>
          </table:table-cell>
          <table:table-cell office:value-type="float" office:value="913.9" calcext:value-type="float">
            <text:p>913,9</text:p>
          </table:table-cell>
          <table:table-cell office:value-type="float" office:value="72.5" calcext:value-type="float">
            <text:p>72,5</text:p>
          </table:table-cell>
          <table:table-cell office:value-type="float" office:value="0.1" calcext:value-type="float">
            <text:p>0,1</text:p>
          </table:table-cell>
          <table:table-cell office:value-type="float" office:value="6.4" calcext:value-type="float">
            <text:p>6,4</text:p>
          </table:table-cell>
          <table:table-cell office:value-type="float" office:value="11.3" calcext:value-type="float">
            <text:p>11,3</text:p>
          </table:table-cell>
          <table:table-cell office:value-type="float" office:value="-252.8" calcext:value-type="float">
            <text:p>-252,8</text:p>
          </table:table-cell>
          <table:table-cell office:value-type="float" office:value="2009.1" calcext:value-type="float">
            <text:p>2009,1</text:p>
          </table:table-cell>
          <table:table-cell table:number-columns-repeated="16369"/>
        </table:table-row>
        <table:table-row table:style-name="ro1">
          <table:table-cell office:value-type="time" office:time-value="PT13H54M55S" calcext:value-type="time">
            <text:p>13:54:55</text:p>
          </table:table-cell>
          <table:table-cell office:value-type="float" office:value="10" calcext:value-type="float">
            <text:p>10</text:p>
          </table:table-cell>
          <table:table-cell office:value-type="float" office:value="47.240673" calcext:value-type="float">
            <text:p>47,240673</text:p>
          </table:table-cell>
          <table:table-cell office:value-type="float" office:value="0.431468" calcext:value-type="float">
            <text:p>0,431468</text:p>
          </table:table-cell>
          <table:table-cell office:value-type="float" office:value="862.5" calcext:value-type="float">
            <text:p>862,5</text:p>
          </table:table-cell>
          <table:table-cell office:value-type="float" office:value="6.8" calcext:value-type="float">
            <text:p>6,8</text:p>
          </table:table-cell>
          <table:table-cell office:value-type="float" office:value="6.2" calcext:value-type="float">
            <text:p>6,2</text:p>
          </table:table-cell>
          <table:table-cell office:value-type="float" office:value="2.2" calcext:value-type="float">
            <text:p>2,2</text:p>
          </table:table-cell>
          <table:table-cell office:value-type="float" office:value="918.3" calcext:value-type="float">
            <text:p>918,3</text:p>
          </table:table-cell>
          <table:table-cell office:value-type="float" office:value="72.7" calcext:value-type="float">
            <text:p>72,7</text:p>
          </table:table-cell>
          <table:table-cell office:value-type="float" office:value="0.1" calcext:value-type="float">
            <text:p>0,1</text:p>
          </table:table-cell>
          <table:table-cell office:value-type="float" office:value="6.3" calcext:value-type="float">
            <text:p>6,3</text:p>
          </table:table-cell>
          <table:table-cell office:value-type="float" office:value="11.3" calcext:value-type="float">
            <text:p>11,3</text:p>
          </table:table-cell>
          <table:table-cell office:value-type="float" office:value="-245.2" calcext:value-type="float">
            <text:p>-245,2</text:p>
          </table:table-cell>
          <table:table-cell office:value-type="float" office:value="2008.4" calcext:value-type="float">
            <text:p>2008,4</text:p>
          </table:table-cell>
          <table:table-cell table:number-columns-repeated="16369"/>
        </table:table-row>
        <table:table-row table:style-name="ro1">
          <table:table-cell office:value-type="time" office:time-value="PT13H55M05S" calcext:value-type="time">
            <text:p>13:55:05</text:p>
          </table:table-cell>
          <table:table-cell office:value-type="float" office:value="9" calcext:value-type="float">
            <text:p>9</text:p>
          </table:table-cell>
          <table:table-cell office:value-type="float" office:value="47.240246" calcext:value-type="float">
            <text:p>47,240246</text:p>
          </table:table-cell>
          <table:table-cell office:value-type="float" office:value="0.432132" calcext:value-type="float">
            <text:p>0,432132</text:p>
          </table:table-cell>
          <table:table-cell office:value-type="float" office:value="823.7" calcext:value-type="float">
            <text:p>823,7</text:p>
          </table:table-cell>
          <table:table-cell office:value-type="float" office:value="6.8" calcext:value-type="float">
            <text:p>6,8</text:p>
          </table:table-cell>
          <table:table-cell office:value-type="float" office:value="6.3" calcext:value-type="float">
            <text:p>6,3</text:p>
          </table:table-cell>
          <table:table-cell office:value-type="float" office:value="2.2" calcext:value-type="float">
            <text:p>2,2</text:p>
          </table:table-cell>
          <table:table-cell office:value-type="float" office:value="922.8" calcext:value-type="float">
            <text:p>922,8</text:p>
          </table:table-cell>
          <table:table-cell office:value-type="float" office:value="73.3" calcext:value-type="float">
            <text:p>73,3</text:p>
          </table:table-cell>
          <table:table-cell office:value-type="float" office:value="0.1" calcext:value-type="float">
            <text:p>0,1</text:p>
          </table:table-cell>
          <table:table-cell office:value-type="float" office:value="6.3" calcext:value-type="float">
            <text:p>6,3</text:p>
          </table:table-cell>
          <table:table-cell office:value-type="float" office:value="11.2" calcext:value-type="float">
            <text:p>11,2</text:p>
          </table:table-cell>
          <table:table-cell office:value-type="float" office:value="-335.4" calcext:value-type="float">
            <text:p>-335,4</text:p>
          </table:table-cell>
          <table:table-cell office:value-type="float" office:value="2007.6" calcext:value-type="float">
            <text:p>2007,6</text:p>
          </table:table-cell>
          <table:table-cell table:number-columns-repeated="16369"/>
        </table:table-row>
        <table:table-row table:style-name="ro1">
          <table:table-cell office:value-type="time" office:time-value="PT13H55M15S" calcext:value-type="time">
            <text:p>13:55:15</text:p>
          </table:table-cell>
          <table:table-cell office:value-type="float" office:value="10" calcext:value-type="float">
            <text:p>10</text:p>
          </table:table-cell>
          <table:table-cell office:value-type="float" office:value="47.239697" calcext:value-type="float">
            <text:p>47,239697</text:p>
          </table:table-cell>
          <table:table-cell office:value-type="float" office:value="0.432773" calcext:value-type="float">
            <text:p>0,432773</text:p>
          </table:table-cell>
          <table:table-cell office:value-type="float" office:value="788.4" calcext:value-type="float">
            <text:p>788,4</text:p>
          </table:table-cell>
          <table:table-cell office:value-type="float" office:value="6.9" calcext:value-type="float">
            <text:p>6,9</text:p>
          </table:table-cell>
          <table:table-cell office:value-type="float" office:value="6.4" calcext:value-type="float">
            <text:p>6,4</text:p>
          </table:table-cell>
          <table:table-cell office:value-type="float" office:value="2.2" calcext:value-type="float">
            <text:p>2,2</text:p>
          </table:table-cell>
          <table:table-cell office:value-type="float" office:value="927.4" calcext:value-type="float">
            <text:p>927,4</text:p>
          </table:table-cell>
          <table:table-cell office:value-type="float" office:value="74.8" calcext:value-type="float">
            <text:p>74,8</text:p>
          </table:table-cell>
          <table:table-cell office:value-type="float" office:value="0.1" calcext:value-type="float">
            <text:p>0,1</text:p>
          </table:table-cell>
          <table:table-cell office:value-type="float" office:value="6.2" calcext:value-type="float">
            <text:p>6,2</text:p>
          </table:table-cell>
          <table:table-cell office:value-type="float" office:value="11.2" calcext:value-type="float">
            <text:p>11,2</text:p>
          </table:table-cell>
          <table:table-cell office:value-type="float" office:value="-339.5" calcext:value-type="float">
            <text:p>-339,5</text:p>
          </table:table-cell>
          <table:table-cell office:value-type="float" office:value="2006.7" calcext:value-type="float">
            <text:p>2006,7</text:p>
          </table:table-cell>
          <table:table-cell table:number-columns-repeated="16369"/>
        </table:table-row>
        <table:table-row table:style-name="ro1">
          <table:table-cell office:value-type="time" office:time-value="PT13H55M25S" calcext:value-type="time">
            <text:p>13:55:25</text:p>
          </table:table-cell>
          <table:table-cell office:value-type="float" office:value="9" calcext:value-type="float">
            <text:p>9</text:p>
          </table:table-cell>
          <table:table-cell office:value-type="float" office:value="47.239059" calcext:value-type="float">
            <text:p>47,239059</text:p>
          </table:table-cell>
          <table:table-cell office:value-type="float" office:value="0.433418" calcext:value-type="float">
            <text:p>0,433418</text:p>
          </table:table-cell>
          <table:table-cell office:value-type="float" office:value="760.9" calcext:value-type="float">
            <text:p>760,9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,5</text:p>
          </table:table-cell>
          <table:table-cell office:value-type="float" office:value="2.2" calcext:value-type="float">
            <text:p>2,2</text:p>
          </table:table-cell>
          <table:table-cell office:value-type="float" office:value="932.1" calcext:value-type="float">
            <text:p>932,1</text:p>
          </table:table-cell>
          <table:table-cell office:value-type="float" office:value="73.6" calcext:value-type="float">
            <text:p>73,6</text:p>
          </table:table-cell>
          <table:table-cell office:value-type="float" office:value="0.1" calcext:value-type="float">
            <text:p>0,1</text:p>
          </table:table-cell>
          <table:table-cell office:value-type="float" office:value="6.1" calcext:value-type="float">
            <text:p>6,1</text:p>
          </table:table-cell>
          <table:table-cell office:value-type="float" office:value="11.2" calcext:value-type="float">
            <text:p>11,2</text:p>
          </table:table-cell>
          <table:table-cell office:value-type="float" office:value="-332.5" calcext:value-type="float">
            <text:p>-332,5</text:p>
          </table:table-cell>
          <table:table-cell office:value-type="float" office:value="2005.8" calcext:value-type="float">
            <text:p>2005,8</text:p>
          </table:table-cell>
          <table:table-cell table:number-columns-repeated="16369"/>
        </table:table-row>
        <table:table-row table:style-name="ro1">
          <table:table-cell office:value-type="time" office:time-value="PT13H55M35S" calcext:value-type="time">
            <text:p>13:55:35</text:p>
          </table:table-cell>
          <table:table-cell office:value-type="float" office:value="10" calcext:value-type="float">
            <text:p>10</text:p>
          </table:table-cell>
          <table:table-cell office:value-type="float" office:value="47.23856" calcext:value-type="float">
            <text:p>47,23856</text:p>
          </table:table-cell>
          <table:table-cell office:value-type="float" office:value="0.43426" calcext:value-type="float">
            <text:p>0,43426</text:p>
          </table:table-cell>
          <table:table-cell office:value-type="float" office:value="714" calcext:value-type="float">
            <text:p>714</text:p>
          </table:table-cell>
          <table:table-cell office:value-type="float" office:value="7" calcext:value-type="float">
            <text:p>7</text:p>
          </table:table-cell>
          <table:table-cell office:value-type="float" office:value="6.6" calcext:value-type="float">
            <text:p>6,6</text:p>
          </table:table-cell>
          <table:table-cell office:value-type="float" office:value="2.2" calcext:value-type="float">
            <text:p>2,2</text:p>
          </table:table-cell>
          <table:table-cell office:value-type="float" office:value="937.4" calcext:value-type="float">
            <text:p>937,4</text:p>
          </table:table-cell>
          <table:table-cell office:value-type="float" office:value="73.3" calcext:value-type="float">
            <text:p>73,3</text:p>
          </table:table-cell>
          <table:table-cell office:value-type="float" office:value="0.1" calcext:value-type="float">
            <text:p>0,1</text:p>
          </table:table-cell>
          <table:table-cell office:value-type="float" office:value="6.2" calcext:value-type="float">
            <text:p>6,2</text:p>
          </table:table-cell>
          <table:table-cell office:value-type="float" office:value="11.2" calcext:value-type="float">
            <text:p>11,2</text:p>
          </table:table-cell>
          <table:table-cell office:value-type="float" office:value="-356.4" calcext:value-type="float">
            <text:p>-356,4</text:p>
          </table:table-cell>
          <table:table-cell office:value-type="float" office:value="2004.8" calcext:value-type="float">
            <text:p>2004,8</text:p>
          </table:table-cell>
          <table:table-cell table:number-columns-repeated="16369"/>
        </table:table-row>
        <table:table-row table:style-name="ro1">
          <table:table-cell office:value-type="time" office:time-value="PT13H55M45S" calcext:value-type="time">
            <text:p>13:55:45</text:p>
          </table:table-cell>
          <table:table-cell office:value-type="float" office:value="10" calcext:value-type="float">
            <text:p>10</text:p>
          </table:table-cell>
          <table:table-cell office:value-type="float" office:value="47.238022" calcext:value-type="float">
            <text:p>47,238022</text:p>
          </table:table-cell>
          <table:table-cell office:value-type="float" office:value="0.435038" calcext:value-type="float">
            <text:p>0,435038</text:p>
          </table:table-cell>
          <table:table-cell office:value-type="float" office:value="665.7" calcext:value-type="float">
            <text:p>665,7</text:p>
          </table:table-cell>
          <table:table-cell office:value-type="float" office:value="7.1" calcext:value-type="float">
            <text:p>7,1</text:p>
          </table:table-cell>
          <table:table-cell office:value-type="float" office:value="6.7" calcext:value-type="float">
            <text:p>6,7</text:p>
          </table:table-cell>
          <table:table-cell office:value-type="float" office:value="2.2" calcext:value-type="float">
            <text:p>2,2</text:p>
          </table:table-cell>
          <table:table-cell office:value-type="float" office:value="942.6" calcext:value-type="float">
            <text:p>942,6</text:p>
          </table:table-cell>
          <table:table-cell office:value-type="float" office:value="74.4" calcext:value-type="float">
            <text:p>74,4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.2" calcext:value-type="float">
            <text:p>11,2</text:p>
          </table:table-cell>
          <table:table-cell office:value-type="float" office:value="-342.2" calcext:value-type="float">
            <text:p>-342,2</text:p>
          </table:table-cell>
          <table:table-cell office:value-type="float" office:value="2003.7" calcext:value-type="float">
            <text:p>2003,7</text:p>
          </table:table-cell>
          <table:table-cell table:number-columns-repeated="16369"/>
        </table:table-row>
        <table:table-row table:style-name="ro1">
          <table:table-cell office:value-type="time" office:time-value="PT13H55M55S" calcext:value-type="time">
            <text:p>13:55:55</text:p>
          </table:table-cell>
          <table:table-cell office:value-type="float" office:value="8" calcext:value-type="float">
            <text:p>8</text:p>
          </table:table-cell>
          <table:table-cell office:value-type="float" office:value="47.237354" calcext:value-type="float">
            <text:p>47,237354</text:p>
          </table:table-cell>
          <table:table-cell office:value-type="float" office:value="0.435753" calcext:value-type="float">
            <text:p>0,435753</text:p>
          </table:table-cell>
          <table:table-cell office:value-type="float" office:value="601.1" calcext:value-type="float">
            <text:p>601,1</text:p>
          </table:table-cell>
          <table:table-cell office:value-type="float" office:value="7.2" calcext:value-type="float">
            <text:p>7,2</text:p>
          </table:table-cell>
          <table:table-cell office:value-type="float" office:value="6.8" calcext:value-type="float">
            <text:p>6,8</text:p>
          </table:table-cell>
          <table:table-cell office:value-type="float" office:value="2.2" calcext:value-type="float">
            <text:p>2,2</text:p>
          </table:table-cell>
          <table:table-cell office:value-type="float" office:value="948.3" calcext:value-type="float">
            <text:p>948,3</text:p>
          </table:table-cell>
          <table:table-cell office:value-type="float" office:value="75.2" calcext:value-type="float">
            <text:p>75,2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.2" calcext:value-type="float">
            <text:p>11,2</text:p>
          </table:table-cell>
          <table:table-cell office:value-type="float" office:value="-329.3" calcext:value-type="float">
            <text:p>-329,3</text:p>
          </table:table-cell>
          <table:table-cell office:value-type="float" office:value="2002.8" calcext:value-type="float">
            <text:p>2002,8</text:p>
          </table:table-cell>
          <table:table-cell table:number-columns-repeated="16369"/>
        </table:table-row>
        <table:table-row table:style-name="ro1">
          <table:table-cell office:value-type="time" office:time-value="PT13H56M05S" calcext:value-type="time">
            <text:p>13:56:05</text:p>
          </table:table-cell>
          <table:table-cell office:value-type="float" office:value="9" calcext:value-type="float">
            <text:p>9</text:p>
          </table:table-cell>
          <table:table-cell office:value-type="float" office:value="47.236778" calcext:value-type="float">
            <text:p>47,236778</text:p>
          </table:table-cell>
          <table:table-cell office:value-type="float" office:value="0.436605" calcext:value-type="float">
            <text:p>0,436605</text:p>
          </table:table-cell>
          <table:table-cell office:value-type="float" office:value="560.9" calcext:value-type="float">
            <text:p>560,9</text:p>
          </table:table-cell>
          <table:table-cell office:value-type="float" office:value="7.2" calcext:value-type="float">
            <text:p>7,2</text:p>
          </table:table-cell>
          <table:table-cell office:value-type="float" office:value="6.9" calcext:value-type="float">
            <text:p>6,9</text:p>
          </table:table-cell>
          <table:table-cell office:value-type="float" office:value="2.2" calcext:value-type="float">
            <text:p>2,2</text:p>
          </table:table-cell>
          <table:table-cell office:value-type="float" office:value="953.1" calcext:value-type="float">
            <text:p>953,1</text:p>
          </table:table-cell>
          <table:table-cell office:value-type="float" office:value="75.3" calcext:value-type="float">
            <text:p>75,3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1.2" calcext:value-type="float">
            <text:p>11,2</text:p>
          </table:table-cell>
          <table:table-cell office:value-type="float" office:value="-329" calcext:value-type="float">
            <text:p>-329</text:p>
          </table:table-cell>
          <table:table-cell office:value-type="float" office:value="2001.7" calcext:value-type="float">
            <text:p>2001,7</text:p>
          </table:table-cell>
          <table:table-cell table:number-columns-repeated="16369"/>
        </table:table-row>
        <table:table-row table:style-name="ro1">
          <table:table-cell office:value-type="time" office:time-value="PT13H56M15S" calcext:value-type="time">
            <text:p>13:56:15</text:p>
          </table:table-cell>
          <table:table-cell office:value-type="float" office:value="10" calcext:value-type="float">
            <text:p>10</text:p>
          </table:table-cell>
          <table:table-cell office:value-type="float" office:value="47.236221" calcext:value-type="float">
            <text:p>47,236221</text:p>
          </table:table-cell>
          <table:table-cell office:value-type="float" office:value="0.43746" calcext:value-type="float">
            <text:p>0,43746</text:p>
          </table:table-cell>
          <table:table-cell office:value-type="float" office:value="509.6" calcext:value-type="float">
            <text:p>509,6</text:p>
          </table:table-cell>
          <table:table-cell office:value-type="float" office:value="7.4" calcext:value-type="float">
            <text:p>7,4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 office:value-type="float" office:value="957.8" calcext:value-type="float">
            <text:p>957,8</text:p>
          </table:table-cell>
          <table:table-cell office:value-type="float" office:value="74.4" calcext:value-type="float">
            <text:p>74,4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1.2" calcext:value-type="float">
            <text:p>11,2</text:p>
          </table:table-cell>
          <table:table-cell office:value-type="float" office:value="-329.1" calcext:value-type="float">
            <text:p>-329,1</text:p>
          </table:table-cell>
          <table:table-cell office:value-type="float" office:value="2000.8" calcext:value-type="float">
            <text:p>2000,8</text:p>
          </table:table-cell>
          <table:table-cell table:number-columns-repeated="16369"/>
        </table:table-row>
        <table:table-row table:style-name="ro1">
          <table:table-cell office:value-type="time" office:time-value="PT13H56M25S" calcext:value-type="time">
            <text:p>13:56:25</text:p>
          </table:table-cell>
          <table:table-cell office:value-type="float" office:value="10" calcext:value-type="float">
            <text:p>10</text:p>
          </table:table-cell>
          <table:table-cell office:value-type="float" office:value="47.235798" calcext:value-type="float">
            <text:p>47,235798</text:p>
          </table:table-cell>
          <table:table-cell office:value-type="float" office:value="0.438078" calcext:value-type="float">
            <text:p>0,438078</text:p>
          </table:table-cell>
          <table:table-cell office:value-type="float" office:value="472.4" calcext:value-type="float">
            <text:p>472,4</text:p>
          </table:table-cell>
          <table:table-cell office:value-type="float" office:value="7.5" calcext:value-type="float">
            <text:p>7,5</text:p>
          </table:table-cell>
          <table:table-cell office:value-type="float" office:value="7.1" calcext:value-type="float">
            <text:p>7,1</text:p>
          </table:table-cell>
          <table:table-cell office:value-type="float" office:value="2.2" calcext:value-type="float">
            <text:p>2,2</text:p>
          </table:table-cell>
          <table:table-cell office:value-type="float" office:value="961.9" calcext:value-type="float">
            <text:p>961,9</text:p>
          </table:table-cell>
          <table:table-cell office:value-type="float" office:value="75.9" calcext:value-type="float">
            <text:p>75,9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.2" calcext:value-type="float">
            <text:p>11,2</text:p>
          </table:table-cell>
          <table:table-cell office:value-type="float" office:value="-332.2" calcext:value-type="float">
            <text:p>-332,2</text:p>
          </table:table-cell>
          <table:table-cell office:value-type="float" office:value="1999.8" calcext:value-type="float">
            <text:p>1999,8</text:p>
          </table:table-cell>
          <table:table-cell table:number-columns-repeated="16369"/>
        </table:table-row>
        <table:table-row table:style-name="ro1">
          <table:table-cell office:value-type="time" office:time-value="PT13H56M35S" calcext:value-type="time">
            <text:p>13:56:35</text:p>
          </table:table-cell>
          <table:table-cell office:value-type="float" office:value="8" calcext:value-type="float">
            <text:p>8</text:p>
          </table:table-cell>
          <table:table-cell office:value-type="float" office:value="47.235176" calcext:value-type="float">
            <text:p>47,235176</text:p>
          </table:table-cell>
          <table:table-cell office:value-type="float" office:value="0.438628" calcext:value-type="float">
            <text:p>0,438628</text:p>
          </table:table-cell>
          <table:table-cell office:value-type="float" office:value="446.3" calcext:value-type="float">
            <text:p>446,3</text:p>
          </table:table-cell>
          <table:table-cell office:value-type="float" office:value="7.5" calcext:value-type="float">
            <text:p>7,5</text:p>
          </table:table-cell>
          <table:table-cell office:value-type="float" office:value="7.2" calcext:value-type="float">
            <text:p>7,2</text:p>
          </table:table-cell>
          <table:table-cell office:value-type="float" office:value="2.2" calcext:value-type="float">
            <text:p>2,2</text:p>
          </table:table-cell>
          <table:table-cell office:value-type="float" office:value="966" calcext:value-type="float">
            <text:p>966</text:p>
          </table:table-cell>
          <table:table-cell office:value-type="float" office:value="74.9" calcext:value-type="float">
            <text:p>74,9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2" calcext:value-type="float">
            <text:p>11,2</text:p>
          </table:table-cell>
          <table:table-cell office:value-type="float" office:value="-401.1" calcext:value-type="float">
            <text:p>-401,1</text:p>
          </table:table-cell>
          <table:table-cell office:value-type="float" office:value="1998.8" calcext:value-type="float">
            <text:p>1998,8</text:p>
          </table:table-cell>
          <table:table-cell table:number-columns-repeated="16369"/>
        </table:table-row>
        <table:table-row table:style-name="ro1">
          <table:table-cell office:value-type="time" office:time-value="PT13H56M45S" calcext:value-type="time">
            <text:p>13:56:45</text:p>
          </table:table-cell>
          <table:table-cell office:value-type="float" office:value="10" calcext:value-type="float">
            <text:p>10</text:p>
          </table:table-cell>
          <table:table-cell office:value-type="float" office:value="47.23455" calcext:value-type="float">
            <text:p>47,23455</text:p>
          </table:table-cell>
          <table:table-cell office:value-type="float" office:value="0.439263" calcext:value-type="float">
            <text:p>0,439263</text:p>
          </table:table-cell>
          <table:table-cell office:value-type="float" office:value="415.1" calcext:value-type="float">
            <text:p>415,1</text:p>
          </table:table-cell>
          <table:table-cell office:value-type="float" office:value="7.6" calcext:value-type="float">
            <text:p>7,6</text:p>
          </table:table-cell>
          <table:table-cell office:value-type="float" office:value="7.3" calcext:value-type="float">
            <text:p>7,3</text:p>
          </table:table-cell>
          <table:table-cell office:value-type="float" office:value="2.2" calcext:value-type="float">
            <text:p>2,2</text:p>
          </table:table-cell>
          <table:table-cell office:value-type="float" office:value="970.3" calcext:value-type="float">
            <text:p>970,3</text:p>
          </table:table-cell>
          <table:table-cell office:value-type="float" office:value="76.8" calcext:value-type="float">
            <text:p>76,8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2" calcext:value-type="float">
            <text:p>11,2</text:p>
          </table:table-cell>
          <table:table-cell office:value-type="float" office:value="-336.8" calcext:value-type="float">
            <text:p>-336,8</text:p>
          </table:table-cell>
          <table:table-cell office:value-type="float" office:value="1997.8" calcext:value-type="float">
            <text:p>1997,8</text:p>
          </table:table-cell>
          <table:table-cell table:number-columns-repeated="16369"/>
        </table:table-row>
        <table:table-row table:style-name="ro1">
          <table:table-cell office:value-type="time" office:time-value="PT13H56M55S" calcext:value-type="time">
            <text:p>13:56:55</text:p>
          </table:table-cell>
          <table:table-cell office:value-type="float" office:value="8" calcext:value-type="float">
            <text:p>8</text:p>
          </table:table-cell>
          <table:table-cell office:value-type="float" office:value="47.234177" calcext:value-type="float">
            <text:p>47,234177</text:p>
          </table:table-cell>
          <table:table-cell office:value-type="float" office:value="0.439872" calcext:value-type="float">
            <text:p>0,439872</text:p>
          </table:table-cell>
          <table:table-cell office:value-type="float" office:value="371.1" calcext:value-type="float">
            <text:p>371,1</text:p>
          </table:table-cell>
          <table:table-cell office:value-type="float" office:value="7.8" calcext:value-type="float">
            <text:p>7,8</text:p>
          </table:table-cell>
          <table:table-cell office:value-type="float" office:value="7.4" calcext:value-type="float">
            <text:p>7,4</text:p>
          </table:table-cell>
          <table:table-cell office:value-type="float" office:value="2.2" calcext:value-type="float">
            <text:p>2,2</text:p>
          </table:table-cell>
          <table:table-cell office:value-type="float" office:value="975.2" calcext:value-type="float">
            <text:p>975,2</text:p>
          </table:table-cell>
          <table:table-cell office:value-type="float" office:value="76.7" calcext:value-type="float">
            <text:p>76,7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2" calcext:value-type="float">
            <text:p>11,2</text:p>
          </table:table-cell>
          <table:table-cell office:value-type="float" office:value="-336.9" calcext:value-type="float">
            <text:p>-336,9</text:p>
          </table:table-cell>
          <table:table-cell office:value-type="float" office:value="1996.9" calcext:value-type="float">
            <text:p>1996,9</text:p>
          </table:table-cell>
          <table:table-cell table:number-columns-repeated="16369"/>
        </table:table-row>
        <table:table-row table:style-name="ro1">
          <table:table-cell office:value-type="time" office:time-value="PT13H57M05S" calcext:value-type="time">
            <text:p>13:57:05</text:p>
          </table:table-cell>
          <table:table-cell office:value-type="float" office:value="10" calcext:value-type="float">
            <text:p>10</text:p>
          </table:table-cell>
          <table:table-cell office:value-type="float" office:value="47.233395" calcext:value-type="float">
            <text:p>47,233395</text:p>
          </table:table-cell>
          <table:table-cell office:value-type="float" office:value="0.440285" calcext:value-type="float">
            <text:p>0,440285</text:p>
          </table:table-cell>
          <table:table-cell office:value-type="float" office:value="321.8" calcext:value-type="float">
            <text:p>321,8</text:p>
          </table:table-cell>
          <table:table-cell office:value-type="float" office:value="7.9" calcext:value-type="float">
            <text:p>7,9</text:p>
          </table:table-cell>
          <table:table-cell office:value-type="float" office:value="7.4" calcext:value-type="float">
            <text:p>7,4</text:p>
          </table:table-cell>
          <table:table-cell office:value-type="float" office:value="-3.5" calcext:value-type="float">
            <text:p>-3,5</text:p>
          </table:table-cell>
          <table:table-cell office:value-type="float" office:value="979.6" calcext:value-type="float">
            <text:p>979,6</text:p>
          </table:table-cell>
          <table:table-cell office:value-type="float" office:value="76.3" calcext:value-type="float">
            <text:p>76,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,2</text:p>
          </table:table-cell>
          <table:table-cell office:value-type="float" office:value="-295.7" calcext:value-type="float">
            <text:p>-295,7</text:p>
          </table:table-cell>
          <table:table-cell office:value-type="float" office:value="1996.1" calcext:value-type="float">
            <text:p>1996,1</text:p>
          </table:table-cell>
          <table:table-cell table:number-columns-repeated="16369"/>
        </table:table-row>
        <table:table-row table:style-name="ro1">
          <table:table-cell office:value-type="time" office:time-value="PT13H57M15S" calcext:value-type="time">
            <text:p>13:57:15</text:p>
          </table:table-cell>
          <table:table-cell office:value-type="float" office:value="10" calcext:value-type="float">
            <text:p>10</text:p>
          </table:table-cell>
          <table:table-cell office:value-type="float" office:value="47.233105" calcext:value-type="float">
            <text:p>47,233105</text:p>
          </table:table-cell>
          <table:table-cell office:value-type="float" office:value="0.441057" calcext:value-type="float">
            <text:p>0,441057</text:p>
          </table:table-cell>
          <table:table-cell office:value-type="float" office:value="269.6" calcext:value-type="float">
            <text:p>269,6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12.5" calcext:value-type="float">
            <text:p>12,5</text:p>
          </table:table-cell>
          <table:table-cell office:value-type="float" office:value="985.5" calcext:value-type="float">
            <text:p>985,5</text:p>
          </table:table-cell>
          <table:table-cell office:value-type="float" office:value="74.9" calcext:value-type="float">
            <text:p>74,9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1.3" calcext:value-type="float">
            <text:p>11,3</text:p>
          </table:table-cell>
          <table:table-cell office:value-type="float" office:value="-234.5" calcext:value-type="float">
            <text:p>-234,5</text:p>
          </table:table-cell>
          <table:table-cell office:value-type="float" office:value="1995.4" calcext:value-type="float">
            <text:p>1995,4</text:p>
          </table:table-cell>
          <table:table-cell table:number-columns-repeated="16369"/>
        </table:table-row>
        <table:table-row table:style-name="ro1">
          <table:table-cell office:value-type="time" office:time-value="PT13H57M25S" calcext:value-type="time">
            <text:p>13:57:25</text:p>
          </table:table-cell>
          <table:table-cell office:value-type="float" office:value="10" calcext:value-type="float">
            <text:p>10</text:p>
          </table:table-cell>
          <table:table-cell office:value-type="float" office:value="47.232761" calcext:value-type="float">
            <text:p>47,232761</text:p>
          </table:table-cell>
          <table:table-cell office:value-type="float" office:value="0.441993" calcext:value-type="float">
            <text:p>0,441993</text:p>
          </table:table-cell>
          <table:table-cell office:value-type="float" office:value="231.4" calcext:value-type="float">
            <text:p>231,4</text:p>
          </table:table-cell>
          <table:table-cell office:value-type="float" office:value="8" calcext:value-type="float">
            <text:p>8</text:p>
          </table:table-cell>
          <table:table-cell office:value-type="float" office:value="7.7" calcext:value-type="float">
            <text:p>7,7</text:p>
          </table:table-cell>
          <table:table-cell office:value-type="float" office:value="16" calcext:value-type="float">
            <text:p>16</text:p>
          </table:table-cell>
          <table:table-cell office:value-type="float" office:value="989.5" calcext:value-type="float">
            <text:p>989,5</text:p>
          </table:table-cell>
          <table:table-cell office:value-type="float" office:value="76.7" calcext:value-type="float">
            <text:p>76,7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1.3" calcext:value-type="float">
            <text:p>11,3</text:p>
          </table:table-cell>
          <table:table-cell office:value-type="float" office:value="-239" calcext:value-type="float">
            <text:p>-239</text:p>
          </table:table-cell>
          <table:table-cell office:value-type="float" office:value="1994.8" calcext:value-type="float">
            <text:p>1994,8</text:p>
          </table:table-cell>
          <table:table-cell table:number-columns-repeated="16369"/>
        </table:table-row>
        <table:table-row table:style-name="ro1">
          <table:table-cell office:value-type="time" office:time-value="PT13H57M35S" calcext:value-type="time">
            <text:p>13:57:35</text:p>
          </table:table-cell>
          <table:table-cell office:value-type="float" office:value="10" calcext:value-type="float">
            <text:p>10</text:p>
          </table:table-cell>
          <table:table-cell office:value-type="float" office:value="47.232391" calcext:value-type="float">
            <text:p>47,232391</text:p>
          </table:table-cell>
          <table:table-cell office:value-type="float" office:value="0.442905" calcext:value-type="float">
            <text:p>0,442905</text:p>
          </table:table-cell>
          <table:table-cell office:value-type="float" office:value="196" calcext:value-type="float">
            <text:p>196</text:p>
          </table:table-cell>
          <table:table-cell office:value-type="float" office:value="8.1" calcext:value-type="float">
            <text:p>8,1</text:p>
          </table:table-cell>
          <table:table-cell office:value-type="float" office:value="7.8" calcext:value-type="float">
            <text:p>7,8</text:p>
          </table:table-cell>
          <table:table-cell office:value-type="float" office:value="16" calcext:value-type="float">
            <text:p>16</text:p>
          </table:table-cell>
          <table:table-cell office:value-type="float" office:value="993.6" calcext:value-type="float">
            <text:p>993,6</text:p>
          </table:table-cell>
          <table:table-cell office:value-type="float" office:value="76.5" calcext:value-type="float">
            <text:p>76,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,2</text:p>
          </table:table-cell>
          <table:table-cell office:value-type="float" office:value="-259.7" calcext:value-type="float">
            <text:p>-259,7</text:p>
          </table:table-cell>
          <table:table-cell office:value-type="float" office:value="1994.1" calcext:value-type="float">
            <text:p>1994,1</text:p>
          </table:table-cell>
          <table:table-cell table:number-columns-repeated="16369"/>
        </table:table-row>
        <table:table-row table:style-name="ro1">
          <table:table-cell office:value-type="time" office:time-value="PT13H57M45S" calcext:value-type="time">
            <text:p>13:57:45</text:p>
          </table:table-cell>
          <table:table-cell office:value-type="float" office:value="10" calcext:value-type="float">
            <text:p>10</text:p>
          </table:table-cell>
          <table:table-cell office:value-type="float" office:value="47.231979" calcext:value-type="float">
            <text:p>47,231979</text:p>
          </table:table-cell>
          <table:table-cell office:value-type="float" office:value="0.443775" calcext:value-type="float">
            <text:p>0,443775</text:p>
          </table:table-cell>
          <table:table-cell office:value-type="float" office:value="167.3" calcext:value-type="float">
            <text:p>167,3</text:p>
          </table:table-cell>
          <table:table-cell office:value-type="float" office:value="8.2" calcext:value-type="float">
            <text:p>8,2</text:p>
          </table:table-cell>
          <table:table-cell office:value-type="float" office:value="7.9" calcext:value-type="float">
            <text:p>7,9</text:p>
          </table:table-cell>
          <table:table-cell office:value-type="float" office:value="15.2" calcext:value-type="float">
            <text:p>15,2</text:p>
          </table:table-cell>
          <table:table-cell office:value-type="float" office:value="997" calcext:value-type="float">
            <text:p>997</text:p>
          </table:table-cell>
          <table:table-cell office:value-type="float" office:value="76.3" calcext:value-type="float">
            <text:p>76,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,2</text:p>
          </table:table-cell>
          <table:table-cell office:value-type="float" office:value="-251.8" calcext:value-type="float">
            <text:p>-251,8</text:p>
          </table:table-cell>
          <table:table-cell office:value-type="float" office:value="1993.4" calcext:value-type="float">
            <text:p>1993,4</text:p>
          </table:table-cell>
          <table:table-cell table:number-columns-repeated="16369"/>
        </table:table-row>
        <table:table-row table:style-name="ro1">
          <table:table-cell office:value-type="time" office:time-value="PT13H57M55S" calcext:value-type="time">
            <text:p>13:57:55</text:p>
          </table:table-cell>
          <table:table-cell office:value-type="float" office:value="10" calcext:value-type="float">
            <text:p>10</text:p>
          </table:table-cell>
          <table:table-cell office:value-type="float" office:value="47.231968" calcext:value-type="float">
            <text:p>47,231968</text:p>
          </table:table-cell>
          <table:table-cell office:value-type="float" office:value="0.444393" calcext:value-type="float">
            <text:p>0,444393</text:p>
          </table:table-cell>
          <table:table-cell office:value-type="float" office:value="137.2" calcext:value-type="float">
            <text:p>137,2</text:p>
          </table:table-cell>
          <table:table-cell office:value-type="float" office:value="8.4" calcext:value-type="float">
            <text:p>8,4</text:p>
          </table:table-cell>
          <table:table-cell office:value-type="float" office:value="8" calcext:value-type="float">
            <text:p>8</text:p>
          </table:table-cell>
          <table:table-cell office:value-type="float" office:value="18.2" calcext:value-type="float">
            <text:p>18,2</text:p>
          </table:table-cell>
          <table:table-cell office:value-type="float" office:value="1000.5" calcext:value-type="float">
            <text:p>1000,5</text:p>
          </table:table-cell>
          <table:table-cell office:value-type="float" office:value="76.1" calcext:value-type="float">
            <text:p>76,1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1.3" calcext:value-type="float">
            <text:p>11,3</text:p>
          </table:table-cell>
          <table:table-cell office:value-type="float" office:value="-240.9" calcext:value-type="float">
            <text:p>-240,9</text:p>
          </table:table-cell>
          <table:table-cell office:value-type="float" office:value="1992.7" calcext:value-type="float">
            <text:p>1992,7</text:p>
          </table:table-cell>
          <table:table-cell table:number-columns-repeated="16369"/>
        </table:table-row>
        <table:table-row table:style-name="ro1">
          <table:table-cell office:value-type="time" office:time-value="PT13H58M05S" calcext:value-type="time">
            <text:p>13:58:05</text:p>
          </table:table-cell>
          <table:table-cell office:value-type="float" office:value="10" calcext:value-type="float">
            <text:p>10</text:p>
          </table:table-cell>
          <table:table-cell office:value-type="float" office:value="47.231831" calcext:value-type="float">
            <text:p>47,231831</text:p>
          </table:table-cell>
          <table:table-cell office:value-type="float" office:value="0.444493" calcext:value-type="float">
            <text:p>0,444493</text:p>
          </table:table-cell>
          <table:table-cell office:value-type="float" office:value="104.9" calcext:value-type="float">
            <text:p>104,9</text:p>
          </table:table-cell>
          <table:table-cell office:value-type="float" office:value="8.5" calcext:value-type="float">
            <text:p>8,5</text:p>
          </table:table-cell>
          <table:table-cell office:value-type="float" office:value="8.1" calcext:value-type="float">
            <text:p>8,1</text:p>
          </table:table-cell>
          <table:table-cell office:value-type="float" office:value="18.5" calcext:value-type="float">
            <text:p>18,5</text:p>
          </table:table-cell>
          <table:table-cell office:value-type="float" office:value="1004.4" calcext:value-type="float">
            <text:p>1004,4</text:p>
          </table:table-cell>
          <table:table-cell office:value-type="float" office:value="77.2" calcext:value-type="float">
            <text:p>77,2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3" calcext:value-type="float">
            <text:p>11,3</text:p>
          </table:table-cell>
          <table:table-cell office:value-type="float" office:value="-237.8" calcext:value-type="float">
            <text:p>-237,8</text:p>
          </table:table-cell>
          <table:table-cell office:value-type="float" office:value="1991.9" calcext:value-type="float">
            <text:p>1991,9</text:p>
          </table:table-cell>
          <table:table-cell table:number-columns-repeated="16369"/>
        </table:table-row>
        <table:table-row table:style-name="ro1">
          <table:table-cell office:value-type="time" office:time-value="PT13H58M15S" calcext:value-type="time">
            <text:p>13:58:15</text:p>
          </table:table-cell>
          <table:table-cell office:value-type="float" office:value="8" calcext:value-type="float">
            <text:p>8</text:p>
          </table:table-cell>
          <table:table-cell office:value-type="float" office:value="47.231903" calcext:value-type="float">
            <text:p>47,231903</text:p>
          </table:table-cell>
          <table:table-cell office:value-type="float" office:value="0.444503" calcext:value-type="float">
            <text:p>0,444503</text:p>
          </table:table-cell>
          <table:table-cell office:value-type="float" office:value="94.2" calcext:value-type="float">
            <text:p>94,2</text:p>
          </table:table-cell>
          <table:table-cell office:value-type="float" office:value="8.5" calcext:value-type="float">
            <text:p>8,5</text:p>
          </table:table-cell>
          <table:table-cell office:value-type="float" office:value="8.1" calcext:value-type="float">
            <text:p>8,1</text:p>
          </table:table-cell>
          <table:table-cell office:value-type="float" office:value="19" calcext:value-type="float">
            <text:p>19</text:p>
          </table:table-cell>
          <table:table-cell office:value-type="float" office:value="1005.6" calcext:value-type="float">
            <text:p>1005,6</text:p>
          </table:table-cell>
          <table:table-cell office:value-type="float" office:value="77.4" calcext:value-type="float">
            <text:p>77,4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3" calcext:value-type="float">
            <text:p>11,3</text:p>
          </table:table-cell>
          <table:table-cell office:value-type="float" office:value="-232.6" calcext:value-type="float">
            <text:p>-232,6</text:p>
          </table:table-cell>
          <table:table-cell office:value-type="float" office:value="1991.2" calcext:value-type="float">
            <text:p>1991,2</text:p>
          </table:table-cell>
          <table:table-cell table:number-columns-repeated="16369"/>
        </table:table-row>
        <table:table-row table:style-name="ro1">
          <table:table-cell office:value-type="time" office:time-value="PT13H58M25S" calcext:value-type="time">
            <text:p>13:58:25</text:p>
          </table:table-cell>
          <table:table-cell office:value-type="float" office:value="8" calcext:value-type="float">
            <text:p>8</text:p>
          </table:table-cell>
          <table:table-cell office:value-type="float" office:value="47.231903" calcext:value-type="float">
            <text:p>47,231903</text:p>
          </table:table-cell>
          <table:table-cell office:value-type="float" office:value="0.444505" calcext:value-type="float">
            <text:p>0,444505</text:p>
          </table:table-cell>
          <table:table-cell office:value-type="float" office:value="94.3" calcext:value-type="float">
            <text:p>94,3</text:p>
          </table:table-cell>
          <table:table-cell office:value-type="float" office:value="8.6" calcext:value-type="float">
            <text:p>8,6</text:p>
          </table:table-cell>
          <table:table-cell office:value-type="float" office:value="8.3" calcext:value-type="float">
            <text:p>8,3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77.7" calcext:value-type="float">
            <text:p>77,7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2" calcext:value-type="float">
            <text:p>11,2</text:p>
          </table:table-cell>
          <table:table-cell office:value-type="float" office:value="-238.7" calcext:value-type="float">
            <text:p>-238,7</text:p>
          </table:table-cell>
          <table:table-cell office:value-type="float" office:value="1990.6" calcext:value-type="float">
            <text:p>1990,6</text:p>
          </table:table-cell>
          <table:table-cell table:number-columns-repeated="16369"/>
        </table:table-row>
        <table:table-row table:style-name="ro1">
          <table:table-cell office:value-type="time" office:time-value="PT13H58M35S" calcext:value-type="time">
            <text:p>13:58:35</text:p>
          </table:table-cell>
          <table:table-cell office:value-type="float" office:value="8" calcext:value-type="float">
            <text:p>8</text:p>
          </table:table-cell>
          <table:table-cell office:value-type="float" office:value="47.231895" calcext:value-type="float">
            <text:p>47,231895</text:p>
          </table:table-cell>
          <table:table-cell office:value-type="float" office:value="0.444525" calcext:value-type="float">
            <text:p>0,444525</text:p>
          </table:table-cell>
          <table:table-cell office:value-type="float" office:value="94.9" calcext:value-type="float">
            <text:p>94,9</text:p>
          </table:table-cell>
          <table:table-cell office:value-type="float" office:value="8.8" calcext:value-type="float">
            <text:p>8,8</text:p>
          </table:table-cell>
          <table:table-cell office:value-type="float" office:value="8.3" calcext:value-type="float">
            <text:p>8,3</text:p>
          </table:table-cell>
          <table:table-cell office:value-type="float" office:value="18.8" calcext:value-type="float">
            <text:p>18,8</text:p>
          </table:table-cell>
          <table:table-cell office:value-type="float" office:value="1005.7" calcext:value-type="float">
            <text:p>1005,7</text:p>
          </table:table-cell>
          <table:table-cell office:value-type="float" office:value="77.6" calcext:value-type="float">
            <text:p>77,6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2" calcext:value-type="float">
            <text:p>11,2</text:p>
          </table:table-cell>
          <table:table-cell office:value-type="float" office:value="-339.3" calcext:value-type="float">
            <text:p>-339,3</text:p>
          </table:table-cell>
          <table:table-cell office:value-type="float" office:value="1989.8" calcext:value-type="float">
            <text:p>1989,8</text:p>
          </table:table-cell>
          <table:table-cell table:number-columns-repeated="16369"/>
        </table:table-row>
        <table:table-row table:style-name="ro1">
          <table:table-cell office:value-type="time" office:time-value="PT13H58M45S" calcext:value-type="time">
            <text:p>13:58:45</text:p>
          </table:table-cell>
          <table:table-cell office:value-type="float" office:value="10" calcext:value-type="float">
            <text:p>10</text:p>
          </table:table-cell>
          <table:table-cell office:value-type="float" office:value="47.231911" calcext:value-type="float">
            <text:p>47,231911</text:p>
          </table:table-cell>
          <table:table-cell office:value-type="float" office:value="0.444512" calcext:value-type="float">
            <text:p>0,444512</text:p>
          </table:table-cell>
          <table:table-cell office:value-type="float" office:value="94.8" calcext:value-type="float">
            <text:p>94,8</text:p>
          </table:table-cell>
          <table:table-cell office:value-type="float" office:value="8.8" calcext:value-type="float">
            <text:p>8,8</text:p>
          </table:table-cell>
          <table:table-cell office:value-type="float" office:value="8.4" calcext:value-type="float">
            <text:p>8,4</text:p>
          </table:table-cell>
          <table:table-cell office:value-type="float" office:value="19.2" calcext:value-type="float">
            <text:p>19,2</text:p>
          </table:table-cell>
          <table:table-cell office:value-type="float" office:value="1005.7" calcext:value-type="float">
            <text:p>1005,7</text:p>
          </table:table-cell>
          <table:table-cell office:value-type="float" office:value="77.4" calcext:value-type="float">
            <text:p>77,4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2" calcext:value-type="float">
            <text:p>11,2</text:p>
          </table:table-cell>
          <table:table-cell office:value-type="float" office:value="-251.4" calcext:value-type="float">
            <text:p>-251,4</text:p>
          </table:table-cell>
          <table:table-cell office:value-type="float" office:value="1989" calcext:value-type="float">
            <text:p>1989</text:p>
          </table:table-cell>
          <table:table-cell table:number-columns-repeated="16369"/>
        </table:table-row>
        <table:table-row table:style-name="ro1">
          <table:table-cell office:value-type="time" office:time-value="PT13H58M55S" calcext:value-type="time">
            <text:p>13:58:55</text:p>
          </table:table-cell>
          <table:table-cell office:value-type="float" office:value="8" calcext:value-type="float">
            <text:p>8</text:p>
          </table:table-cell>
          <table:table-cell office:value-type="float" office:value="47.231911" calcext:value-type="float">
            <text:p>47,231911</text:p>
          </table:table-cell>
          <table:table-cell office:value-type="float" office:value="0.444512" calcext:value-type="float">
            <text:p>0,444512</text:p>
          </table:table-cell>
          <table:table-cell office:value-type="float" office:value="94.8" calcext:value-type="float">
            <text:p>94,8</text:p>
          </table:table-cell>
          <table:table-cell office:value-type="float" office:value="8.9" calcext:value-type="float">
            <text:p>8,9</text:p>
          </table:table-cell>
          <table:table-cell office:value-type="float" office:value="8.5" calcext:value-type="float">
            <text:p>8,5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77.1" calcext:value-type="float">
            <text:p>77,1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237.5" calcext:value-type="float">
            <text:p>-237,5</text:p>
          </table:table-cell>
          <table:table-cell office:value-type="float" office:value="1988.4" calcext:value-type="float">
            <text:p>1988,4</text:p>
          </table:table-cell>
          <table:table-cell table:number-columns-repeated="16369"/>
        </table:table-row>
        <table:table-row table:style-name="ro1">
          <table:table-cell office:value-type="time" office:time-value="PT13H59M05S" calcext:value-type="time">
            <text:p>13:59:05</text:p>
          </table:table-cell>
          <table:table-cell office:value-type="float" office:value="7" calcext:value-type="float">
            <text:p>7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1" calcext:value-type="float">
            <text:p>0,44451</text:p>
          </table:table-cell>
          <table:table-cell office:value-type="float" office:value="94.8" calcext:value-type="float">
            <text:p>94,8</text:p>
          </table:table-cell>
          <table:table-cell office:value-type="float" office:value="9" calcext:value-type="float">
            <text:p>9</text:p>
          </table:table-cell>
          <table:table-cell office:value-type="float" office:value="8.6" calcext:value-type="float">
            <text:p>8,6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76.6" calcext:value-type="float">
            <text:p>76,6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236.8" calcext:value-type="float">
            <text:p>-236,8</text:p>
          </table:table-cell>
          <table:table-cell office:value-type="float" office:value="1987.7" calcext:value-type="float">
            <text:p>1987,7</text:p>
          </table:table-cell>
          <table:table-cell table:number-columns-repeated="16369"/>
        </table:table-row>
        <table:table-row table:style-name="ro1">
          <table:table-cell office:value-type="time" office:time-value="PT13H59M15S" calcext:value-type="time">
            <text:p>13:59:15</text:p>
          </table:table-cell>
          <table:table-cell office:value-type="float" office:value="8" calcext:value-type="float">
            <text:p>8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1" calcext:value-type="float">
            <text:p>0,44451</text:p>
          </table:table-cell>
          <table:table-cell office:value-type="float" office:value="94.8" calcext:value-type="float">
            <text:p>94,8</text:p>
          </table:table-cell>
          <table:table-cell office:value-type="float" office:value="9.1" calcext:value-type="float">
            <text:p>9,1</text:p>
          </table:table-cell>
          <table:table-cell office:value-type="float" office:value="8.7" calcext:value-type="float">
            <text:p>8,7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76" calcext:value-type="float">
            <text:p>76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2" calcext:value-type="float">
            <text:p>11,2</text:p>
          </table:table-cell>
          <table:table-cell office:value-type="float" office:value="-240.6" calcext:value-type="float">
            <text:p>-240,6</text:p>
          </table:table-cell>
          <table:table-cell office:value-type="float" office:value="1987.1" calcext:value-type="float">
            <text:p>1987,1</text:p>
          </table:table-cell>
          <table:table-cell table:number-columns-repeated="16369"/>
        </table:table-row>
        <table:table-row table:style-name="ro1">
          <table:table-cell office:value-type="time" office:time-value="PT13H59M25S" calcext:value-type="time">
            <text:p>13:59:25</text:p>
          </table:table-cell>
          <table:table-cell office:value-type="float" office:value="8" calcext:value-type="float">
            <text:p>8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1" calcext:value-type="float">
            <text:p>0,44451</text:p>
          </table:table-cell>
          <table:table-cell office:value-type="float" office:value="94.9" calcext:value-type="float">
            <text:p>94,9</text:p>
          </table:table-cell>
          <table:table-cell office:value-type="float" office:value="9.1" calcext:value-type="float">
            <text:p>9,1</text:p>
          </table:table-cell>
          <table:table-cell office:value-type="float" office:value="8.8" calcext:value-type="float">
            <text:p>8,8</text:p>
          </table:table-cell>
          <table:table-cell office:value-type="float" office:value="19.2" calcext:value-type="float">
            <text:p>19,2</text:p>
          </table:table-cell>
          <table:table-cell office:value-type="float" office:value="1005.7" calcext:value-type="float">
            <text:p>1005,7</text:p>
          </table:table-cell>
          <table:table-cell office:value-type="float" office:value="75.5" calcext:value-type="float">
            <text:p>75,5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237.2" calcext:value-type="float">
            <text:p>-237,2</text:p>
          </table:table-cell>
          <table:table-cell office:value-type="float" office:value="1986.4" calcext:value-type="float">
            <text:p>1986,4</text:p>
          </table:table-cell>
          <table:table-cell table:number-columns-repeated="16369"/>
        </table:table-row>
        <table:table-row table:style-name="ro1">
          <table:table-cell office:value-type="time" office:time-value="PT13H59M35S" calcext:value-type="time">
            <text:p>13:59:35</text:p>
          </table:table-cell>
          <table:table-cell office:value-type="float" office:value="7" calcext:value-type="float">
            <text:p>7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08" calcext:value-type="float">
            <text:p>0,444508</text:p>
          </table:table-cell>
          <table:table-cell office:value-type="float" office:value="94.9" calcext:value-type="float">
            <text:p>94,9</text:p>
          </table:table-cell>
          <table:table-cell office:value-type="float" office:value="9.2" calcext:value-type="float">
            <text:p>9,2</text:p>
          </table:table-cell>
          <table:table-cell office:value-type="float" office:value="8.9" calcext:value-type="float">
            <text:p>8,9</text:p>
          </table:table-cell>
          <table:table-cell office:value-type="float" office:value="19.2" calcext:value-type="float">
            <text:p>19,2</text:p>
          </table:table-cell>
          <table:table-cell office:value-type="float" office:value="1005.7" calcext:value-type="float">
            <text:p>1005,7</text:p>
          </table:table-cell>
          <table:table-cell office:value-type="float" office:value="74.9" calcext:value-type="float">
            <text:p>74,9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2" calcext:value-type="float">
            <text:p>11,2</text:p>
          </table:table-cell>
          <table:table-cell office:value-type="float" office:value="-258.1" calcext:value-type="float">
            <text:p>-258,1</text:p>
          </table:table-cell>
          <table:table-cell office:value-type="float" office:value="1985.6" calcext:value-type="float">
            <text:p>1985,6</text:p>
          </table:table-cell>
          <table:table-cell table:number-columns-repeated="16369"/>
        </table:table-row>
        <table:table-row table:style-name="ro1">
          <table:table-cell office:value-type="time" office:time-value="PT13H59M45S" calcext:value-type="time">
            <text:p>13:59:45</text:p>
          </table:table-cell>
          <table:table-cell office:value-type="float" office:value="9" calcext:value-type="float">
            <text:p>9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08" calcext:value-type="float">
            <text:p>0,444508</text:p>
          </table:table-cell>
          <table:table-cell office:value-type="float" office:value="95" calcext:value-type="float">
            <text:p>95</text:p>
          </table:table-cell>
          <table:table-cell office:value-type="float" office:value="9.4" calcext:value-type="float">
            <text:p>9,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74.2" calcext:value-type="float">
            <text:p>74,2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-244.7" calcext:value-type="float">
            <text:p>-244,7</text:p>
          </table:table-cell>
          <table:table-cell office:value-type="float" office:value="1984.9" calcext:value-type="float">
            <text:p>1984,9</text:p>
          </table:table-cell>
          <table:table-cell table:number-columns-repeated="16369"/>
        </table:table-row>
        <table:table-row table:style-name="ro1">
          <table:table-cell office:value-type="time" office:time-value="PT13H59M55S" calcext:value-type="time">
            <text:p>13:59:55</text:p>
          </table:table-cell>
          <table:table-cell office:value-type="float" office:value="9" calcext:value-type="float">
            <text:p>9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08" calcext:value-type="float">
            <text:p>0,444508</text:p>
          </table:table-cell>
          <table:table-cell office:value-type="float" office:value="95" calcext:value-type="float">
            <text:p>95</text:p>
          </table:table-cell>
          <table:table-cell office:value-type="float" office:value="9.4" calcext:value-type="float">
            <text:p>9,4</text:p>
          </table:table-cell>
          <table:table-cell office:value-type="float" office:value="9" calcext:value-type="float">
            <text:p>9</text:p>
          </table:table-cell>
          <table:table-cell office:value-type="float" office:value="19.2" calcext:value-type="float">
            <text:p>19,2</text:p>
          </table:table-cell>
          <table:table-cell office:value-type="float" office:value="1005.7" calcext:value-type="float">
            <text:p>1005,7</text:p>
          </table:table-cell>
          <table:table-cell office:value-type="float" office:value="73.6" calcext:value-type="float">
            <text:p>73,6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-239.4" calcext:value-type="float">
            <text:p>-239,4</text:p>
          </table:table-cell>
          <table:table-cell office:value-type="float" office:value="1984.3" calcext:value-type="float">
            <text:p>1984,3</text:p>
          </table:table-cell>
          <table:table-cell table:number-columns-repeated="16369"/>
        </table:table-row>
        <table:table-row table:style-name="ro1">
          <table:table-cell office:value-type="time" office:time-value="PT14H00M05S" calcext:value-type="time">
            <text:p>14:00:05</text:p>
          </table:table-cell>
          <table:table-cell office:value-type="float" office:value="6" calcext:value-type="float">
            <text:p>6</text:p>
          </table:table-cell>
          <table:table-cell office:value-type="float" office:value="47.231888" calcext:value-type="float">
            <text:p>47,231888</text:p>
          </table:table-cell>
          <table:table-cell office:value-type="float" office:value="0.444495" calcext:value-type="float">
            <text:p>0,444495</text:p>
          </table:table-cell>
          <table:table-cell office:value-type="float" office:value="96.8" calcext:value-type="float">
            <text:p>96,8</text:p>
          </table:table-cell>
          <table:table-cell office:value-type="float" office:value="9.5" calcext:value-type="float">
            <text:p>9,5</text:p>
          </table:table-cell>
          <table:table-cell office:value-type="float" office:value="9.1" calcext:value-type="float">
            <text:p>9,1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72.9" calcext:value-type="float">
            <text:p>72,9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414.4" calcext:value-type="float">
            <text:p>-414,4</text:p>
          </table:table-cell>
          <table:table-cell office:value-type="float" office:value="1983.3" calcext:value-type="float">
            <text:p>1983,3</text:p>
          </table:table-cell>
          <table:table-cell table:number-columns-repeated="16369"/>
        </table:table-row>
        <table:table-row table:style-name="ro1">
          <table:table-cell office:value-type="time" office:time-value="PT14H00M15S" calcext:value-type="time">
            <text:p>14:00:15</text:p>
          </table:table-cell>
          <table:table-cell office:value-type="float" office:value="5" calcext:value-type="float">
            <text:p>5</text:p>
          </table:table-cell>
          <table:table-cell office:value-type="float" office:value="47.231789" calcext:value-type="float">
            <text:p>47,231789</text:p>
          </table:table-cell>
          <table:table-cell office:value-type="float" office:value="0.444637" calcext:value-type="float">
            <text:p>0,444637</text:p>
          </table:table-cell>
          <table:table-cell office:value-type="float" office:value="107.1" calcext:value-type="float">
            <text:p>107,1</text:p>
          </table:table-cell>
          <table:table-cell office:value-type="float" office:value="9.5" calcext:value-type="float">
            <text:p>9,5</text:p>
          </table:table-cell>
          <table:table-cell office:value-type="float" office:value="9.2" calcext:value-type="float">
            <text:p>9,2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72.3" calcext:value-type="float">
            <text:p>72,3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392.8" calcext:value-type="float">
            <text:p>-392,8</text:p>
          </table:table-cell>
          <table:table-cell office:value-type="float" office:value="1982.2" calcext:value-type="float">
            <text:p>1982,2</text:p>
          </table:table-cell>
          <table:table-cell table:number-columns-repeated="16369"/>
        </table:table-row>
        <table:table-row table:style-name="ro1">
          <table:table-cell office:value-type="time" office:time-value="PT14H00M25S" calcext:value-type="time">
            <text:p>14:00:25</text:p>
          </table:table-cell>
          <table:table-cell office:value-type="float" office:value="4" calcext:value-type="float">
            <text:p>4</text:p>
          </table:table-cell>
          <table:table-cell office:value-type="float" office:value="47.231693" calcext:value-type="float">
            <text:p>47,231693</text:p>
          </table:table-cell>
          <table:table-cell office:value-type="float" office:value="0.44471" calcext:value-type="float">
            <text:p>0,44471</text:p>
          </table:table-cell>
          <table:table-cell office:value-type="float" office:value="119.7" calcext:value-type="float">
            <text:p>119,7</text:p>
          </table:table-cell>
          <table:table-cell office:value-type="float" office:value="9.6" calcext:value-type="float">
            <text:p>9,6</text:p>
          </table:table-cell>
          <table:table-cell office:value-type="float" office:value="9.3" calcext:value-type="float">
            <text:p>9,3</text:p>
          </table:table-cell>
          <table:table-cell office:value-type="float" office:value="19" calcext:value-type="float">
            <text:p>19</text:p>
          </table:table-cell>
          <table:table-cell office:value-type="float" office:value="1005.6" calcext:value-type="float">
            <text:p>1005,6</text:p>
          </table:table-cell>
          <table:table-cell office:value-type="float" office:value="71.6" calcext:value-type="float">
            <text:p>71,6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1.2" calcext:value-type="float">
            <text:p>11,2</text:p>
          </table:table-cell>
          <table:table-cell office:value-type="float" office:value="-395.8" calcext:value-type="float">
            <text:p>-395,8</text:p>
          </table:table-cell>
          <table:table-cell office:value-type="float" office:value="1981.1" calcext:value-type="float">
            <text:p>1981,1</text:p>
          </table:table-cell>
          <table:table-cell table:number-columns-repeated="16369"/>
        </table:table-row>
        <table:table-row table:style-name="ro1">
          <table:table-cell office:value-type="time" office:time-value="PT14H00M35S" calcext:value-type="time">
            <text:p>14:00:35</text:p>
          </table:table-cell>
          <table:table-cell office:value-type="float" office:value="4" calcext:value-type="float">
            <text:p>4</text:p>
          </table:table-cell>
          <table:table-cell office:value-type="float" office:value="47.231743" calcext:value-type="float">
            <text:p>47,231743</text:p>
          </table:table-cell>
          <table:table-cell office:value-type="float" office:value="0.444508" calcext:value-type="float">
            <text:p>0,444508</text:p>
          </table:table-cell>
          <table:table-cell office:value-type="float" office:value="113.8" calcext:value-type="float">
            <text:p>113,8</text:p>
          </table:table-cell>
          <table:table-cell office:value-type="float" office:value="9.8" calcext:value-type="float">
            <text:p>9,8</text:p>
          </table:table-cell>
          <table:table-cell office:value-type="float" office:value="9.4" calcext:value-type="float">
            <text:p>9,4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1.2" calcext:value-type="float">
            <text:p>11,2</text:p>
          </table:table-cell>
          <table:table-cell office:value-type="float" office:value="-473.9" calcext:value-type="float">
            <text:p>-473,9</text:p>
          </table:table-cell>
          <table:table-cell office:value-type="float" office:value="1980" calcext:value-type="float">
            <text:p>1980</text:p>
          </table:table-cell>
          <table:table-cell table:number-columns-repeated="16369"/>
        </table:table-row>
        <table:table-row table:style-name="ro1">
          <table:table-cell office:value-type="time" office:time-value="PT14H00M45S" calcext:value-type="time">
            <text:p>14:00:45</text:p>
          </table:table-cell>
          <table:table-cell office:value-type="float" office:value="4" calcext:value-type="float">
            <text:p>4</text:p>
          </table:table-cell>
          <table:table-cell office:value-type="float" office:value="47.231861" calcext:value-type="float">
            <text:p>47,231861</text:p>
          </table:table-cell>
          <table:table-cell office:value-type="float" office:value="0.444405" calcext:value-type="float">
            <text:p>0,444405</text:p>
          </table:table-cell>
          <table:table-cell office:value-type="float" office:value="114.7" calcext:value-type="float">
            <text:p>114,7</text:p>
          </table:table-cell>
          <table:table-cell office:value-type="float" office:value="9.8" calcext:value-type="float">
            <text:p>9,8</text:p>
          </table:table-cell>
          <table:table-cell office:value-type="float" office:value="9.5" calcext:value-type="float">
            <text:p>9,5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70.3" calcext:value-type="float">
            <text:p>70,3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-399" calcext:value-type="float">
            <text:p>-399</text:p>
          </table:table-cell>
          <table:table-cell office:value-type="float" office:value="1978.8" calcext:value-type="float">
            <text:p>1978,8</text:p>
          </table:table-cell>
          <table:table-cell table:number-columns-repeated="16369"/>
        </table:table-row>
        <table:table-row table:style-name="ro1">
          <table:table-cell office:value-type="time" office:time-value="PT14H00M55S" calcext:value-type="time">
            <text:p>14:00:55</text:p>
          </table:table-cell>
          <table:table-cell office:value-type="float" office:value="4" calcext:value-type="float">
            <text:p>4</text:p>
          </table:table-cell>
          <table:table-cell office:value-type="float" office:value="47.231812" calcext:value-type="float">
            <text:p>47,231812</text:p>
          </table:table-cell>
          <table:table-cell office:value-type="float" office:value="0.444478" calcext:value-type="float">
            <text:p>0,444478</text:p>
          </table:table-cell>
          <table:table-cell office:value-type="float" office:value="116" calcext:value-type="float">
            <text:p>116</text:p>
          </table:table-cell>
          <table:table-cell office:value-type="float" office:value="9.9" calcext:value-type="float">
            <text:p>9,9</text:p>
          </table:table-cell>
          <table:table-cell office:value-type="float" office:value="9.6" calcext:value-type="float">
            <text:p>9,6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69.6" calcext:value-type="float">
            <text:p>69,6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2" calcext:value-type="float">
            <text:p>11,2</text:p>
          </table:table-cell>
          <table:table-cell office:value-type="float" office:value="-395" calcext:value-type="float">
            <text:p>-395</text:p>
          </table:table-cell>
          <table:table-cell office:value-type="float" office:value="1977.7" calcext:value-type="float">
            <text:p>1977,7</text:p>
          </table:table-cell>
          <table:table-cell table:number-columns-repeated="16369"/>
        </table:table-row>
        <table:table-row table:style-name="ro1">
          <table:table-cell office:value-type="time" office:time-value="PT14H01M05S" calcext:value-type="time">
            <text:p>14:01:05</text:p>
          </table:table-cell>
          <table:table-cell office:value-type="float" office:value="5" calcext:value-type="float">
            <text:p>5</text:p>
          </table:table-cell>
          <table:table-cell office:value-type="float" office:value="47.231781" calcext:value-type="float">
            <text:p>47,231781</text:p>
          </table:table-cell>
          <table:table-cell office:value-type="float" office:value="0.444483" calcext:value-type="float">
            <text:p>0,444483</text:p>
          </table:table-cell>
          <table:table-cell office:value-type="float" office:value="113.1" calcext:value-type="float">
            <text:p>113,1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,7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68.9" calcext:value-type="float">
            <text:p>68,9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2" calcext:value-type="float">
            <text:p>11,2</text:p>
          </table:table-cell>
          <table:table-cell office:value-type="float" office:value="-398" calcext:value-type="float">
            <text:p>-398</text:p>
          </table:table-cell>
          <table:table-cell office:value-type="float" office:value="1976.5" calcext:value-type="float">
            <text:p>1976,5</text:p>
          </table:table-cell>
          <table:table-cell table:number-columns-repeated="16369"/>
        </table:table-row>
        <table:table-row table:style-name="ro1">
          <table:table-cell office:value-type="time" office:time-value="PT14H01M15S" calcext:value-type="time">
            <text:p>14:01:15</text:p>
          </table:table-cell>
          <table:table-cell office:value-type="float" office:value="5" calcext:value-type="float">
            <text:p>5</text:p>
          </table:table-cell>
          <table:table-cell office:value-type="float" office:value="47.231773" calcext:value-type="float">
            <text:p>47,231773</text:p>
          </table:table-cell>
          <table:table-cell office:value-type="float" office:value="0.444488" calcext:value-type="float">
            <text:p>0,444488</text:p>
          </table:table-cell>
          <table:table-cell office:value-type="float" office:value="106.4" calcext:value-type="float">
            <text:p>106,4</text:p>
          </table:table-cell>
          <table:table-cell office:value-type="float" office:value="10.1" calcext:value-type="float">
            <text:p>10,1</text:p>
          </table:table-cell>
          <table:table-cell office:value-type="float" office:value="9.8" calcext:value-type="float">
            <text:p>9,8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68.3" calcext:value-type="float">
            <text:p>68,3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397" calcext:value-type="float">
            <text:p>-397</text:p>
          </table:table-cell>
          <table:table-cell office:value-type="float" office:value="1975.4" calcext:value-type="float">
            <text:p>1975,4</text:p>
          </table:table-cell>
          <table:table-cell table:number-columns-repeated="16369"/>
        </table:table-row>
        <table:table-row table:style-name="ro1">
          <table:table-cell office:value-type="time" office:time-value="PT14H01M25S" calcext:value-type="time">
            <text:p>14:01:25</text:p>
          </table:table-cell>
          <table:table-cell office:value-type="float" office:value="4" calcext:value-type="float">
            <text:p>4</text:p>
          </table:table-cell>
          <table:table-cell office:value-type="float" office:value="47.231861" calcext:value-type="float">
            <text:p>47,231861</text:p>
          </table:table-cell>
          <table:table-cell office:value-type="float" office:value="0.444502" calcext:value-type="float">
            <text:p>0,444502</text:p>
          </table:table-cell>
          <table:table-cell office:value-type="float" office:value="103.4" calcext:value-type="float">
            <text:p>103,4</text:p>
          </table:table-cell>
          <table:table-cell office:value-type="float" office:value="10.1" calcext:value-type="float">
            <text:p>10,1</text:p>
          </table:table-cell>
          <table:table-cell office:value-type="float" office:value="9.9" calcext:value-type="float">
            <text:p>9,9</text:p>
          </table:table-cell>
          <table:table-cell office:value-type="float" office:value="19" calcext:value-type="float">
            <text:p>19</text:p>
          </table:table-cell>
          <table:table-cell office:value-type="float" office:value="1005.6" calcext:value-type="float">
            <text:p>1005,6</text:p>
          </table:table-cell>
          <table:table-cell office:value-type="float" office:value="67.6" calcext:value-type="float">
            <text:p>67,6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1.2" calcext:value-type="float">
            <text:p>11,2</text:p>
          </table:table-cell>
          <table:table-cell office:value-type="float" office:value="-394" calcext:value-type="float">
            <text:p>-394</text:p>
          </table:table-cell>
          <table:table-cell office:value-type="float" office:value="1974.3" calcext:value-type="float">
            <text:p>1974,3</text:p>
          </table:table-cell>
          <table:table-cell table:number-columns-repeated="16369"/>
        </table:table-row>
        <table:table-row table:style-name="ro1">
          <table:table-cell office:value-type="time" office:time-value="PT14H01M35S" calcext:value-type="time">
            <text:p>14:01:35</text:p>
          </table:table-cell>
          <table:table-cell office:value-type="float" office:value="4" calcext:value-type="float">
            <text:p>4</text:p>
          </table:table-cell>
          <table:table-cell office:value-type="float" office:value="47.231861" calcext:value-type="float">
            <text:p>47,231861</text:p>
          </table:table-cell>
          <table:table-cell office:value-type="float" office:value="0.44452" calcext:value-type="float">
            <text:p>0,44452</text:p>
          </table:table-cell>
          <table:table-cell office:value-type="float" office:value="99.3" calcext:value-type="float">
            <text:p>99,3</text:p>
          </table:table-cell>
          <table:table-cell office:value-type="float" office:value="10.2" calcext:value-type="float">
            <text:p>10,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1" calcext:value-type="float">
            <text:p>11,1</text:p>
          </table:table-cell>
          <table:table-cell office:value-type="float" office:value="-625" calcext:value-type="float">
            <text:p>-625</text:p>
          </table:table-cell>
          <table:table-cell office:value-type="float" office:value="1973.1" calcext:value-type="float">
            <text:p>1973,1</text:p>
          </table:table-cell>
          <table:table-cell table:number-columns-repeated="16369"/>
        </table:table-row>
        <table:table-row table:style-name="ro1">
          <table:table-cell office:value-type="time" office:time-value="PT14H01M45S" calcext:value-type="time">
            <text:p>14:01:45</text:p>
          </table:table-cell>
          <table:table-cell office:value-type="float" office:value="4" calcext:value-type="float">
            <text:p>4</text:p>
          </table:table-cell>
          <table:table-cell office:value-type="float" office:value="47.231876" calcext:value-type="float">
            <text:p>47,231876</text:p>
          </table:table-cell>
          <table:table-cell office:value-type="float" office:value="0.44453" calcext:value-type="float">
            <text:p>0,44453</text:p>
          </table:table-cell>
          <table:table-cell office:value-type="float" office:value="97.6" calcext:value-type="float">
            <text:p>97,6</text:p>
          </table:table-cell>
          <table:table-cell office:value-type="float" office:value="10.4" calcext:value-type="float">
            <text:p>10,4</text:p>
          </table:table-cell>
          <table:table-cell office:value-type="float" office:value="10.1" calcext:value-type="float">
            <text:p>10,1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66.4" calcext:value-type="float">
            <text:p>66,4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406.1" calcext:value-type="float">
            <text:p>-406,1</text:p>
          </table:table-cell>
          <table:table-cell office:value-type="float" office:value="1971.9" calcext:value-type="float">
            <text:p>1971,9</text:p>
          </table:table-cell>
          <table:table-cell table:number-columns-repeated="16369"/>
        </table:table-row>
        <table:table-row table:style-name="ro1">
          <table:table-cell office:value-type="time" office:time-value="PT14H01M55S" calcext:value-type="time">
            <text:p>14:01:55</text:p>
          </table:table-cell>
          <table:table-cell office:value-type="float" office:value="4" calcext:value-type="float">
            <text:p>4</text:p>
          </table:table-cell>
          <table:table-cell office:value-type="float" office:value="47.231827" calcext:value-type="float">
            <text:p>47,231827</text:p>
          </table:table-cell>
          <table:table-cell office:value-type="float" office:value="0.444593" calcext:value-type="float">
            <text:p>0,444593</text:p>
          </table:table-cell>
          <table:table-cell office:value-type="float" office:value="98.2" calcext:value-type="float">
            <text:p>98,2</text:p>
          </table:table-cell>
          <table:table-cell office:value-type="float" office:value="10.4" calcext:value-type="float">
            <text:p>10,4</text:p>
          </table:table-cell>
          <table:table-cell office:value-type="float" office:value="10.2" calcext:value-type="float">
            <text:p>10,2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65.8" calcext:value-type="float">
            <text:p>65,8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400.1" calcext:value-type="float">
            <text:p>-400,1</text:p>
          </table:table-cell>
          <table:table-cell office:value-type="float" office:value="1970.8" calcext:value-type="float">
            <text:p>1970,8</text:p>
          </table:table-cell>
          <table:table-cell table:number-columns-repeated="16369"/>
        </table:table-row>
        <table:table-row table:style-name="ro1">
          <table:table-cell office:value-type="time" office:time-value="PT14H02M15S" calcext:value-type="time">
            <text:p>14:02:15</text:p>
          </table:table-cell>
          <table:table-cell office:value-type="float" office:value="7" calcext:value-type="float">
            <text:p>7</text:p>
          </table:table-cell>
          <table:table-cell office:value-type="float" office:value="47.231815" calcext:value-type="float">
            <text:p>47,231815</text:p>
          </table:table-cell>
          <table:table-cell office:value-type="float" office:value="0.44465" calcext:value-type="float">
            <text:p>0,44465</text:p>
          </table:table-cell>
          <table:table-cell office:value-type="float" office:value="95" calcext:value-type="float">
            <text:p>95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19.5" calcext:value-type="float">
            <text:p>19,5</text:p>
          </table:table-cell>
          <table:table-cell office:value-type="float" office:value="1005.7" calcext:value-type="float">
            <text:p>1005,7</text:p>
          </table:table-cell>
          <table:table-cell office:value-type="float" office:value="64.6" calcext:value-type="float">
            <text:p>64,6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41.4" calcext:value-type="float">
            <text:p>-241,4</text:p>
          </table:table-cell>
          <table:table-cell office:value-type="float" office:value="1969" calcext:value-type="float">
            <text:p>1969</text:p>
          </table:table-cell>
          <table:table-cell table:number-columns-repeated="16369"/>
        </table:table-row>
        <table:table-row table:style-name="ro1">
          <table:table-cell office:value-type="time" office:time-value="PT14H02M25S" calcext:value-type="time">
            <text:p>14:02:25</text:p>
          </table:table-cell>
          <table:table-cell office:value-type="float" office:value="8" calcext:value-type="float">
            <text:p>8</text:p>
          </table:table-cell>
          <table:table-cell office:value-type="float" office:value="47.231853" calcext:value-type="float">
            <text:p>47,231853</text:p>
          </table:table-cell>
          <table:table-cell office:value-type="float" office:value="0.444607" calcext:value-type="float">
            <text:p>0,444607</text:p>
          </table:table-cell>
          <table:table-cell office:value-type="float" office:value="93" calcext:value-type="float">
            <text:p>93</text:p>
          </table:table-cell>
          <table:table-cell office:value-type="float" office:value="10.8" calcext:value-type="float">
            <text:p>10,8</text:p>
          </table:table-cell>
          <table:table-cell office:value-type="float" office:value="10.4" calcext:value-type="float">
            <text:p>10,4</text:p>
          </table:table-cell>
          <table:table-cell office:value-type="float" office:value="19.2" calcext:value-type="float">
            <text:p>19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38" calcext:value-type="float">
            <text:p>-238</text:p>
          </table:table-cell>
          <table:table-cell office:value-type="float" office:value="1968.4" calcext:value-type="float">
            <text:p>1968,4</text:p>
          </table:table-cell>
          <table:table-cell table:number-columns-repeated="16369"/>
        </table:table-row>
        <table:table-row table:style-name="ro1">
          <table:table-cell office:value-type="time" office:time-value="PT14H02M35S" calcext:value-type="time">
            <text:p>14:02:35</text:p>
          </table:table-cell>
          <table:table-cell office:value-type="float" office:value="8" calcext:value-type="float">
            <text:p>8</text:p>
          </table:table-cell>
          <table:table-cell office:value-type="float" office:value="47.231857" calcext:value-type="float">
            <text:p>47,231857</text:p>
          </table:table-cell>
          <table:table-cell office:value-type="float" office:value="0.444602" calcext:value-type="float">
            <text:p>0,444602</text:p>
          </table:table-cell>
          <table:table-cell office:value-type="float" office:value="92.8" calcext:value-type="float">
            <text:p>92,8</text:p>
          </table:table-cell>
          <table:table-cell office:value-type="float" office:value="10.8" calcext:value-type="float">
            <text:p>10,8</text:p>
          </table:table-cell>
          <table:table-cell office:value-type="float" office:value="10.5" calcext:value-type="float">
            <text:p>10,5</text:p>
          </table:table-cell>
          <table:table-cell office:value-type="float" office:value="19.5" calcext:value-type="float">
            <text:p>19,5</text:p>
          </table:table-cell>
          <table:table-cell office:value-type="float" office:value="1005.7" calcext:value-type="float">
            <text:p>1005,7</text:p>
          </table:table-cell>
          <table:table-cell office:value-type="float" office:value="63.5" calcext:value-type="float">
            <text:p>63,5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270.5" calcext:value-type="float">
            <text:p>-270,5</text:p>
          </table:table-cell>
          <table:table-cell office:value-type="float" office:value="1967.7" calcext:value-type="float">
            <text:p>1967,7</text:p>
          </table:table-cell>
          <table:table-cell table:number-columns-repeated="16369"/>
        </table:table-row>
        <table:table-row table:style-name="ro1">
          <table:table-cell office:value-type="time" office:time-value="PT14H02M45S" calcext:value-type="time">
            <text:p>14:02:45</text:p>
          </table:table-cell>
          <table:table-cell office:value-type="float" office:value="8" calcext:value-type="float">
            <text:p>8</text:p>
          </table:table-cell>
          <table:table-cell office:value-type="float" office:value="47.231857" calcext:value-type="float">
            <text:p>47,231857</text:p>
          </table:table-cell>
          <table:table-cell office:value-type="float" office:value="0.444597" calcext:value-type="float">
            <text:p>0,444597</text:p>
          </table:table-cell>
          <table:table-cell office:value-type="float" office:value="92.8" calcext:value-type="float">
            <text:p>92,8</text:p>
          </table:table-cell>
          <table:table-cell office:value-type="float" office:value="10.9" calcext:value-type="float">
            <text:p>10,9</text:p>
          </table:table-cell>
          <table:table-cell office:value-type="float" office:value="10.6" calcext:value-type="float">
            <text:p>10,6</text:p>
          </table:table-cell>
          <table:table-cell office:value-type="float" office:value="19.2" calcext:value-type="float">
            <text:p>19,2</text:p>
          </table:table-cell>
          <table:table-cell office:value-type="float" office:value="1005.7" calcext:value-type="float">
            <text:p>1005,7</text:p>
          </table:table-cell>
          <table:table-cell office:value-type="float" office:value="62.9" calcext:value-type="float">
            <text:p>62,9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59" calcext:value-type="float">
            <text:p>-259</text:p>
          </table:table-cell>
          <table:table-cell office:value-type="float" office:value="1966.9" calcext:value-type="float">
            <text:p>1966,9</text:p>
          </table:table-cell>
          <table:table-cell table:number-columns-repeated="16369"/>
        </table:table-row>
        <table:table-row table:style-name="ro1">
          <table:table-cell office:value-type="time" office:time-value="PT14H02M55S" calcext:value-type="time">
            <text:p>14:02:55</text:p>
          </table:table-cell>
          <table:table-cell office:value-type="float" office:value="8" calcext:value-type="float">
            <text:p>8</text:p>
          </table:table-cell>
          <table:table-cell office:value-type="float" office:value="47.231857" calcext:value-type="float">
            <text:p>47,231857</text:p>
          </table:table-cell>
          <table:table-cell office:value-type="float" office:value="0.444595" calcext:value-type="float">
            <text:p>0,444595</text:p>
          </table:table-cell>
          <table:table-cell office:value-type="float" office:value="92.9" calcext:value-type="float">
            <text:p>92,9</text:p>
          </table:table-cell>
          <table:table-cell office:value-type="float" office:value="11" calcext:value-type="float">
            <text:p>11</text:p>
          </table:table-cell>
          <table:table-cell office:value-type="float" office:value="10.7" calcext:value-type="float">
            <text:p>10,7</text:p>
          </table:table-cell>
          <table:table-cell office:value-type="float" office:value="19.2" calcext:value-type="float">
            <text:p>19,2</text:p>
          </table:table-cell>
          <table:table-cell office:value-type="float" office:value="1005.7" calcext:value-type="float">
            <text:p>1005,7</text:p>
          </table:table-cell>
          <table:table-cell office:value-type="float" office:value="62.4" calcext:value-type="float">
            <text:p>62,4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38.8" calcext:value-type="float">
            <text:p>-238,8</text:p>
          </table:table-cell>
          <table:table-cell office:value-type="float" office:value="1966.3" calcext:value-type="float">
            <text:p>1966,3</text:p>
          </table:table-cell>
          <table:table-cell table:number-columns-repeated="16369"/>
        </table:table-row>
        <table:table-row table:style-name="ro1">
          <table:table-cell office:value-type="time" office:time-value="PT14H03M05S" calcext:value-type="time">
            <text:p>14:03:05</text:p>
          </table:table-cell>
          <table:table-cell office:value-type="float" office:value="8" calcext:value-type="float">
            <text:p>8</text:p>
          </table:table-cell>
          <table:table-cell office:value-type="float" office:value="47.231857" calcext:value-type="float">
            <text:p>47,231857</text:p>
          </table:table-cell>
          <table:table-cell office:value-type="float" office:value="0.444593" calcext:value-type="float">
            <text:p>0,444593</text:p>
          </table:table-cell>
          <table:table-cell office:value-type="float" office:value="92.9" calcext:value-type="float">
            <text:p>92,9</text:p>
          </table:table-cell>
          <table:table-cell office:value-type="float" office:value="11.1" calcext:value-type="float">
            <text:p>11,1</text:p>
          </table:table-cell>
          <table:table-cell office:value-type="float" office:value="10.8" calcext:value-type="float">
            <text:p>10,8</text:p>
          </table:table-cell>
          <table:table-cell office:value-type="float" office:value="19.2" calcext:value-type="float">
            <text:p>19,2</text:p>
          </table:table-cell>
          <table:table-cell office:value-type="float" office:value="1005.7" calcext:value-type="float">
            <text:p>1005,7</text:p>
          </table:table-cell>
          <table:table-cell office:value-type="float" office:value="61.9" calcext:value-type="float">
            <text:p>61,9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54.9" calcext:value-type="float">
            <text:p>-254,9</text:p>
          </table:table-cell>
          <table:table-cell office:value-type="float" office:value="1965.6" calcext:value-type="float">
            <text:p>1965,6</text:p>
          </table:table-cell>
          <table:table-cell table:number-columns-repeated="16369"/>
        </table:table-row>
        <table:table-row table:style-name="ro1">
          <table:table-cell office:value-type="time" office:time-value="PT14H03M15S" calcext:value-type="time">
            <text:p>14:03:15</text:p>
          </table:table-cell>
          <table:table-cell office:value-type="float" office:value="8" calcext:value-type="float">
            <text:p>8</text:p>
          </table:table-cell>
          <table:table-cell office:value-type="float" office:value="47.231853" calcext:value-type="float">
            <text:p>47,231853</text:p>
          </table:table-cell>
          <table:table-cell office:value-type="float" office:value="0.444595" calcext:value-type="float">
            <text:p>0,444595</text:p>
          </table:table-cell>
          <table:table-cell office:value-type="float" office:value="93.4" calcext:value-type="float">
            <text:p>93,4</text:p>
          </table:table-cell>
          <table:table-cell office:value-type="float" office:value="11.1" calcext:value-type="float">
            <text:p>11,1</text:p>
          </table:table-cell>
          <table:table-cell office:value-type="float" office:value="10.9" calcext:value-type="float">
            <text:p>10,9</text:p>
          </table:table-cell>
          <table:table-cell office:value-type="float" office:value="19.5" calcext:value-type="float">
            <text:p>19,5</text:p>
          </table:table-cell>
          <table:table-cell office:value-type="float" office:value="1005.6" calcext:value-type="float">
            <text:p>1005,6</text:p>
          </table:table-cell>
          <table:table-cell office:value-type="float" office:value="61.5" calcext:value-type="float">
            <text:p>61,5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40" calcext:value-type="float">
            <text:p>-240</text:p>
          </table:table-cell>
          <table:table-cell office:value-type="float" office:value="1964.9" calcext:value-type="float">
            <text:p>1964,9</text:p>
          </table:table-cell>
          <table:table-cell table:number-columns-repeated="16369"/>
        </table:table-row>
        <table:table-row table:style-name="ro1">
          <table:table-cell office:value-type="time" office:time-value="PT14H03M25S" calcext:value-type="time">
            <text:p>14:03:25</text:p>
          </table:table-cell>
          <table:table-cell office:value-type="float" office:value="8" calcext:value-type="float">
            <text:p>8</text:p>
          </table:table-cell>
          <table:table-cell office:value-type="float" office:value="47.231853" calcext:value-type="float">
            <text:p>47,231853</text:p>
          </table:table-cell>
          <table:table-cell office:value-type="float" office:value="0.444595" calcext:value-type="float">
            <text:p>0,444595</text:p>
          </table:table-cell>
          <table:table-cell office:value-type="float" office:value="93.4" calcext:value-type="float">
            <text:p>93,4</text:p>
          </table:table-cell>
          <table:table-cell office:value-type="float" office:value="11.2" calcext:value-type="float">
            <text:p>11,2</text:p>
          </table:table-cell>
          <table:table-cell office:value-type="float" office:value="11" calcext:value-type="float">
            <text:p>11</text:p>
          </table:table-cell>
          <table:table-cell office:value-type="float" office:value="19.2" calcext:value-type="float">
            <text:p>19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11.2" calcext:value-type="float">
            <text:p>11,2</text:p>
          </table:table-cell>
          <table:table-cell office:value-type="float" office:value="-238.4" calcext:value-type="float">
            <text:p>-238,4</text:p>
          </table:table-cell>
          <table:table-cell office:value-type="float" office:value="1964.2" calcext:value-type="float">
            <text:p>1964,2</text:p>
          </table:table-cell>
          <table:table-cell table:number-columns-repeated="16369"/>
        </table:table-row>
        <table:table-row table:style-name="ro1">
          <table:table-cell office:value-type="time" office:time-value="PT14H03M35S" calcext:value-type="time">
            <text:p>14:03:35</text:p>
          </table:table-cell>
          <table:table-cell office:value-type="float" office:value="7" calcext:value-type="float">
            <text:p>7</text:p>
          </table:table-cell>
          <table:table-cell office:value-type="float" office:value="47.231853" calcext:value-type="float">
            <text:p>47,231853</text:p>
          </table:table-cell>
          <table:table-cell office:value-type="float" office:value="0.444593" calcext:value-type="float">
            <text:p>0,444593</text:p>
          </table:table-cell>
          <table:table-cell office:value-type="float" office:value="93.4" calcext:value-type="float">
            <text:p>93,4</text:p>
          </table:table-cell>
          <table:table-cell office:value-type="float" office:value="11.4" calcext:value-type="float">
            <text:p>11,4</text:p>
          </table:table-cell>
          <table:table-cell office:value-type="float" office:value="11.1" calcext:value-type="float">
            <text:p>11,1</text:p>
          </table:table-cell>
          <table:table-cell office:value-type="float" office:value="19" calcext:value-type="float">
            <text:p>19</text:p>
          </table:table-cell>
          <table:table-cell office:value-type="float" office:value="1005.6" calcext:value-type="float">
            <text:p>1005,6</text:p>
          </table:table-cell>
          <table:table-cell office:value-type="float" office:value="60.6" calcext:value-type="float">
            <text:p>60,6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11.2" calcext:value-type="float">
            <text:p>11,2</text:p>
          </table:table-cell>
          <table:table-cell office:value-type="float" office:value="-375.8" calcext:value-type="float">
            <text:p>-375,8</text:p>
          </table:table-cell>
          <table:table-cell office:value-type="float" office:value="1963.5" calcext:value-type="float">
            <text:p>1963,5</text:p>
          </table:table-cell>
          <table:table-cell table:number-columns-repeated="16369"/>
        </table:table-row>
        <table:table-row table:style-name="ro1">
          <table:table-cell office:value-type="time" office:time-value="PT14H03M45S" calcext:value-type="time">
            <text:p>14:03:45</text:p>
          </table:table-cell>
          <table:table-cell office:value-type="float" office:value="8" calcext:value-type="float">
            <text:p>8</text:p>
          </table:table-cell>
          <table:table-cell office:value-type="float" office:value="47.231861" calcext:value-type="float">
            <text:p>47,231861</text:p>
          </table:table-cell>
          <table:table-cell office:value-type="float" office:value="0.444583" calcext:value-type="float">
            <text:p>0,444583</text:p>
          </table:table-cell>
          <table:table-cell office:value-type="float" office:value="93.6" calcext:value-type="float">
            <text:p>93,6</text:p>
          </table:table-cell>
          <table:table-cell office:value-type="float" office:value="11.4" calcext:value-type="float">
            <text:p>11,4</text:p>
          </table:table-cell>
          <table:table-cell office:value-type="float" office:value="11.2" calcext:value-type="float">
            <text:p>11,2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60.1" calcext:value-type="float">
            <text:p>60,1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11.2" calcext:value-type="float">
            <text:p>11,2</text:p>
          </table:table-cell>
          <table:table-cell office:value-type="float" office:value="-243.3" calcext:value-type="float">
            <text:p>-243,3</text:p>
          </table:table-cell>
          <table:table-cell office:value-type="float" office:value="1962.8" calcext:value-type="float">
            <text:p>1962,8</text:p>
          </table:table-cell>
          <table:table-cell table:number-columns-repeated="16369"/>
        </table:table-row>
        <table:table-row table:style-name="ro1">
          <table:table-cell office:value-type="time" office:time-value="PT14H03M55S" calcext:value-type="time">
            <text:p>14:03:55</text:p>
          </table:table-cell>
          <table:table-cell office:value-type="float" office:value="8" calcext:value-type="float">
            <text:p>8</text:p>
          </table:table-cell>
          <table:table-cell office:value-type="float" office:value="47.231861" calcext:value-type="float">
            <text:p>47,231861</text:p>
          </table:table-cell>
          <table:table-cell office:value-type="float" office:value="0.444582" calcext:value-type="float">
            <text:p>0,444582</text:p>
          </table:table-cell>
          <table:table-cell office:value-type="float" office:value="93.6" calcext:value-type="float">
            <text:p>93,6</text:p>
          </table:table-cell>
          <table:table-cell office:value-type="float" office:value="11.5" calcext:value-type="float">
            <text:p>11,5</text:p>
          </table:table-cell>
          <table:table-cell office:value-type="float" office:value="11.3" calcext:value-type="float">
            <text:p>11,3</text:p>
          </table:table-cell>
          <table:table-cell office:value-type="float" office:value="17" calcext:value-type="float">
            <text:p>17</text:p>
          </table:table-cell>
          <table:table-cell office:value-type="float" office:value="1005.7" calcext:value-type="float">
            <text:p>1005,7</text:p>
          </table:table-cell>
          <table:table-cell office:value-type="float" office:value="59.7" calcext:value-type="float">
            <text:p>59,7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11.2" calcext:value-type="float">
            <text:p>11,2</text:p>
          </table:table-cell>
          <table:table-cell office:value-type="float" office:value="-239.7" calcext:value-type="float">
            <text:p>-239,7</text:p>
          </table:table-cell>
          <table:table-cell office:value-type="float" office:value="1962.1" calcext:value-type="float">
            <text:p>1962,1</text:p>
          </table:table-cell>
          <table:table-cell table:number-columns-repeated="16369"/>
        </table:table-row>
        <table:table-row table:style-name="ro1">
          <table:table-cell office:value-type="time" office:time-value="PT14H04M05S" calcext:value-type="time">
            <text:p>14:04:05</text:p>
          </table:table-cell>
          <table:table-cell office:value-type="float" office:value="6" calcext:value-type="float">
            <text:p>6</text:p>
          </table:table-cell>
          <table:table-cell office:value-type="float" office:value="47.231842" calcext:value-type="float">
            <text:p>47,231842</text:p>
          </table:table-cell>
          <table:table-cell office:value-type="float" office:value="0.444482" calcext:value-type="float">
            <text:p>0,444482</text:p>
          </table:table-cell>
          <table:table-cell office:value-type="float" office:value="94.5" calcext:value-type="float">
            <text:p>94,5</text:p>
          </table:table-cell>
          <table:table-cell office:value-type="float" office:value="11.6" calcext:value-type="float">
            <text:p>11,6</text:p>
          </table:table-cell>
          <table:table-cell office:value-type="float" office:value="11.3" calcext:value-type="float">
            <text:p>11,3</text:p>
          </table:table-cell>
          <table:table-cell office:value-type="float" office:value="19.5" calcext:value-type="float">
            <text:p>19,5</text:p>
          </table:table-cell>
          <table:table-cell office:value-type="float" office:value="1005.7" calcext:value-type="float">
            <text:p>1005,7</text:p>
          </table:table-cell>
          <table:table-cell office:value-type="float" office:value="59.2" calcext:value-type="float">
            <text:p>59,2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42.9" calcext:value-type="float">
            <text:p>-242,9</text:p>
          </table:table-cell>
          <table:table-cell office:value-type="float" office:value="1961.3" calcext:value-type="float">
            <text:p>1961,3</text:p>
          </table:table-cell>
          <table:table-cell table:number-columns-repeated="16369"/>
        </table:table-row>
        <table:table-row table:style-name="ro1">
          <table:table-cell office:value-type="time" office:time-value="PT14H04M15S" calcext:value-type="time">
            <text:p>14:04:15</text:p>
          </table:table-cell>
          <table:table-cell office:value-type="float" office:value="8" calcext:value-type="float">
            <text:p>8</text:p>
          </table:table-cell>
          <table:table-cell office:value-type="float" office:value="47.231827" calcext:value-type="float">
            <text:p>47,231827</text:p>
          </table:table-cell>
          <table:table-cell office:value-type="float" office:value="0.444465" calcext:value-type="float">
            <text:p>0,444465</text:p>
          </table:table-cell>
          <table:table-cell office:value-type="float" office:value="95.1" calcext:value-type="float">
            <text:p>95,1</text:p>
          </table:table-cell>
          <table:table-cell office:value-type="float" office:value="11.6" calcext:value-type="float">
            <text:p>11,6</text:p>
          </table:table-cell>
          <table:table-cell office:value-type="float" office:value="11.4" calcext:value-type="float">
            <text:p>11,4</text:p>
          </table:table-cell>
          <table:table-cell office:value-type="float" office:value="19.8" calcext:value-type="float">
            <text:p>19,8</text:p>
          </table:table-cell>
          <table:table-cell office:value-type="float" office:value="1005.7" calcext:value-type="float">
            <text:p>1005,7</text:p>
          </table:table-cell>
          <table:table-cell office:value-type="float" office:value="58.7" calcext:value-type="float">
            <text:p>58,7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42.4" calcext:value-type="float">
            <text:p>-242,4</text:p>
          </table:table-cell>
          <table:table-cell office:value-type="float" office:value="1960.6" calcext:value-type="float">
            <text:p>1960,6</text:p>
          </table:table-cell>
          <table:table-cell table:number-columns-repeated="16369"/>
        </table:table-row>
        <table:table-row table:style-name="ro1">
          <table:table-cell office:value-type="time" office:time-value="PT14H04M25S" calcext:value-type="time">
            <text:p>14:04:25</text:p>
          </table:table-cell>
          <table:table-cell office:value-type="float" office:value="8" calcext:value-type="float">
            <text:p>8</text:p>
          </table:table-cell>
          <table:table-cell office:value-type="float" office:value="47.231819" calcext:value-type="float">
            <text:p>47,231819</text:p>
          </table:table-cell>
          <table:table-cell office:value-type="float" office:value="0.444475" calcext:value-type="float">
            <text:p>0,444475</text:p>
          </table:table-cell>
          <table:table-cell office:value-type="float" office:value="95.6" calcext:value-type="float">
            <text:p>95,6</text:p>
          </table:table-cell>
          <table:table-cell office:value-type="float" office:value="11.8" calcext:value-type="float">
            <text:p>11,8</text:p>
          </table:table-cell>
          <table:table-cell office:value-type="float" office:value="11.5" calcext:value-type="float">
            <text:p>11,5</text:p>
          </table:table-cell>
          <table:table-cell office:value-type="float" office:value="20" calcext:value-type="float">
            <text:p>20</text:p>
          </table:table-cell>
          <table:table-cell office:value-type="float" office:value="1005.8" calcext:value-type="float">
            <text:p>1005,8</text:p>
          </table:table-cell>
          <table:table-cell office:value-type="float" office:value="58.3" calcext:value-type="float">
            <text:p>58,3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37.3" calcext:value-type="float">
            <text:p>-237,3</text:p>
          </table:table-cell>
          <table:table-cell office:value-type="float" office:value="1960" calcext:value-type="float">
            <text:p>1960</text:p>
          </table:table-cell>
          <table:table-cell table:number-columns-repeated="16369"/>
        </table:table-row>
        <table:table-row table:style-name="ro1">
          <table:table-cell office:value-type="time" office:time-value="PT14H04M35S" calcext:value-type="time">
            <text:p>14:04:35</text:p>
          </table:table-cell>
          <table:table-cell office:value-type="float" office:value="5" calcext:value-type="float">
            <text:p>5</text:p>
          </table:table-cell>
          <table:table-cell office:value-type="float" office:value="47.231812" calcext:value-type="float">
            <text:p>47,231812</text:p>
          </table:table-cell>
          <table:table-cell office:value-type="float" office:value="0.444482" calcext:value-type="float">
            <text:p>0,444482</text:p>
          </table:table-cell>
          <table:table-cell office:value-type="float" office:value="95.8" calcext:value-type="float">
            <text:p>95,8</text:p>
          </table:table-cell>
          <table:table-cell office:value-type="float" office:value="11.9" calcext:value-type="float">
            <text:p>11,9</text:p>
          </table:table-cell>
          <table:table-cell office:value-type="float" office:value="11.6" calcext:value-type="float">
            <text:p>11,6</text:p>
          </table:table-cell>
          <table:table-cell office:value-type="float" office:value="20" calcext:value-type="float">
            <text:p>20</text:p>
          </table:table-cell>
          <table:table-cell office:value-type="float" office:value="1005.8" calcext:value-type="float">
            <text:p>1005,8</text:p>
          </table:table-cell>
          <table:table-cell office:value-type="float" office:value="57.8" calcext:value-type="float">
            <text:p>57,8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407.2" calcext:value-type="float">
            <text:p>-407,2</text:p>
          </table:table-cell>
          <table:table-cell office:value-type="float" office:value="1959.2" calcext:value-type="float">
            <text:p>1959,2</text:p>
          </table:table-cell>
          <table:table-cell table:number-columns-repeated="16369"/>
        </table:table-row>
        <table:table-row table:style-name="ro1">
          <table:table-cell office:value-type="time" office:time-value="PT14H04M45S" calcext:value-type="time">
            <text:p>14:04:45</text:p>
          </table:table-cell>
          <table:table-cell office:value-type="float" office:value="7" calcext:value-type="float">
            <text:p>7</text:p>
          </table:table-cell>
          <table:table-cell office:value-type="float" office:value="47.231812" calcext:value-type="float">
            <text:p>47,231812</text:p>
          </table:table-cell>
          <table:table-cell office:value-type="float" office:value="0.444482" calcext:value-type="float">
            <text:p>0,444482</text:p>
          </table:table-cell>
          <table:table-cell office:value-type="float" office:value="95.8" calcext:value-type="float">
            <text:p>95,8</text:p>
          </table:table-cell>
          <table:table-cell office:value-type="float" office:value="11.9" calcext:value-type="float">
            <text:p>11,9</text:p>
          </table:table-cell>
          <table:table-cell office:value-type="float" office:value="11.7" calcext:value-type="float">
            <text:p>11,7</text:p>
          </table:table-cell>
          <table:table-cell office:value-type="float" office:value="20.5" calcext:value-type="float">
            <text:p>20,5</text:p>
          </table:table-cell>
          <table:table-cell office:value-type="float" office:value="1005.7" calcext:value-type="float">
            <text:p>1005,7</text:p>
          </table:table-cell>
          <table:table-cell office:value-type="float" office:value="57.4" calcext:value-type="float">
            <text:p>57,4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40.9" calcext:value-type="float">
            <text:p>-240,9</text:p>
          </table:table-cell>
          <table:table-cell office:value-type="float" office:value="1958.4" calcext:value-type="float">
            <text:p>1958,4</text:p>
          </table:table-cell>
          <table:table-cell table:number-columns-repeated="16369"/>
        </table:table-row>
        <table:table-row table:style-name="ro1">
          <table:table-cell office:value-type="time" office:time-value="PT14H04M55S" calcext:value-type="time">
            <text:p>14:04:55</text:p>
          </table:table-cell>
          <table:table-cell office:value-type="float" office:value="8" calcext:value-type="float">
            <text:p>8</text:p>
          </table:table-cell>
          <table:table-cell office:value-type="float" office:value="47.231812" calcext:value-type="float">
            <text:p>47,231812</text:p>
          </table:table-cell>
          <table:table-cell office:value-type="float" office:value="0.444483" calcext:value-type="float">
            <text:p>0,444483</text:p>
          </table:table-cell>
          <table:table-cell office:value-type="float" office:value="95.9" calcext:value-type="float">
            <text:p>95,9</text:p>
          </table:table-cell>
          <table:table-cell office:value-type="float" office:value="12" calcext:value-type="float">
            <text:p>12</text:p>
          </table:table-cell>
          <table:table-cell office:value-type="float" office:value="11.8" calcext:value-type="float">
            <text:p>11,8</text:p>
          </table:table-cell>
          <table:table-cell office:value-type="float" office:value="20" calcext:value-type="float">
            <text:p>20</text:p>
          </table:table-cell>
          <table:table-cell office:value-type="float" office:value="1005.8" calcext:value-type="float">
            <text:p>1005,8</text:p>
          </table:table-cell>
          <table:table-cell office:value-type="float" office:value="56.9" calcext:value-type="float">
            <text:p>56,9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34.2" calcext:value-type="float">
            <text:p>-234,2</text:p>
          </table:table-cell>
          <table:table-cell office:value-type="float" office:value="1957.8" calcext:value-type="float">
            <text:p>1957,8</text:p>
          </table:table-cell>
          <table:table-cell table:number-columns-repeated="16369"/>
        </table:table-row>
        <table:table-row table:style-name="ro1">
          <table:table-cell office:value-type="time" office:time-value="PT14H05M05S" calcext:value-type="time">
            <text:p>14:05:05</text:p>
          </table:table-cell>
          <table:table-cell office:value-type="float" office:value="5" calcext:value-type="float">
            <text:p>5</text:p>
          </table:table-cell>
          <table:table-cell office:value-type="float" office:value="47.231812" calcext:value-type="float">
            <text:p>47,231812</text:p>
          </table:table-cell>
          <table:table-cell office:value-type="float" office:value="0.444487" calcext:value-type="float">
            <text:p>0,444487</text:p>
          </table:table-cell>
          <table:table-cell office:value-type="float" office:value="95.8" calcext:value-type="float">
            <text:p>95,8</text:p>
          </table:table-cell>
          <table:table-cell office:value-type="float" office:value="12" calcext:value-type="float">
            <text:p>12</text:p>
          </table:table-cell>
          <table:table-cell office:value-type="float" office:value="11.9" calcext:value-type="float">
            <text:p>11,9</text:p>
          </table:table-cell>
          <table:table-cell office:value-type="float" office:value="20" calcext:value-type="float">
            <text:p>20</text:p>
          </table:table-cell>
          <table:table-cell office:value-type="float" office:value="1005.8" calcext:value-type="float">
            <text:p>1005,8</text:p>
          </table:table-cell>
          <table:table-cell office:value-type="float" office:value="56.5" calcext:value-type="float">
            <text:p>56,5</text:p>
          </table:table-cell>
          <table:table-cell office:value-type="float" office:value="0.1" calcext:value-type="float">
            <text:p>0,1</text:p>
          </table:table-cell>
          <table:table-cell office:value-type="float" office:value="3.9" calcext:value-type="float">
            <text:p>3,9</text:p>
          </table:table-cell>
          <table:table-cell office:value-type="float" office:value="11.2" calcext:value-type="float">
            <text:p>11,2</text:p>
          </table:table-cell>
          <table:table-cell office:value-type="float" office:value="-398.2" calcext:value-type="float">
            <text:p>-398,2</text:p>
          </table:table-cell>
          <table:table-cell office:value-type="float" office:value="1956.9" calcext:value-type="float">
            <text:p>1956,9</text:p>
          </table:table-cell>
          <table:table-cell table:number-columns-repeated="16369"/>
        </table:table-row>
        <table:table-row table:style-name="ro1">
          <table:table-cell office:value-type="time" office:time-value="PT14H05M15S" calcext:value-type="time">
            <text:p>14:05:15</text:p>
          </table:table-cell>
          <table:table-cell office:value-type="float" office:value="4" calcext:value-type="float">
            <text:p>4</text:p>
          </table:table-cell>
          <table:table-cell office:value-type="float" office:value="47.231804" calcext:value-type="float">
            <text:p>47,231804</text:p>
          </table:table-cell>
          <table:table-cell office:value-type="float" office:value="0.444503" calcext:value-type="float">
            <text:p>0,444503</text:p>
          </table:table-cell>
          <table:table-cell office:value-type="float" office:value="95.8" calcext:value-type="float">
            <text:p>95,8</text:p>
          </table:table-cell>
          <table:table-cell office:value-type="float" office:value="12.1" calcext:value-type="float">
            <text:p>12,1</text:p>
          </table:table-cell>
          <table:table-cell office:value-type="float" office:value="11.9" calcext:value-type="float">
            <text:p>11,9</text:p>
          </table:table-cell>
          <table:table-cell office:value-type="float" office:value="20" calcext:value-type="float">
            <text:p>20</text:p>
          </table:table-cell>
          <table:table-cell office:value-type="float" office:value="1005.8" calcext:value-type="float">
            <text:p>1005,8</text:p>
          </table:table-cell>
          <table:table-cell office:value-type="float" office:value="56.1" calcext:value-type="float">
            <text:p>56,1</text:p>
          </table:table-cell>
          <table:table-cell office:value-type="float" office:value="0.1" calcext:value-type="float">
            <text:p>0,1</text:p>
          </table:table-cell>
          <table:table-cell office:value-type="float" office:value="3.9" calcext:value-type="float">
            <text:p>3,9</text:p>
          </table:table-cell>
          <table:table-cell office:value-type="float" office:value="11.2" calcext:value-type="float">
            <text:p>11,2</text:p>
          </table:table-cell>
          <table:table-cell office:value-type="float" office:value="-394.7" calcext:value-type="float">
            <text:p>-394,7</text:p>
          </table:table-cell>
          <table:table-cell office:value-type="float" office:value="1955.8" calcext:value-type="float">
            <text:p>1955,8</text:p>
          </table:table-cell>
          <table:table-cell table:number-columns-repeated="16369"/>
        </table:table-row>
        <table:table-row table:style-name="ro1">
          <table:table-cell office:value-type="time" office:time-value="PT14H05M25S" calcext:value-type="time">
            <text:p>14:05:25</text:p>
          </table:table-cell>
          <table:table-cell office:value-type="float" office:value="5" calcext:value-type="float">
            <text:p>5</text:p>
          </table:table-cell>
          <table:table-cell office:value-type="float" office:value="47.231804" calcext:value-type="float">
            <text:p>47,231804</text:p>
          </table:table-cell>
          <table:table-cell office:value-type="float" office:value="0.44451" calcext:value-type="float">
            <text:p>0,44451</text:p>
          </table:table-cell>
          <table:table-cell office:value-type="float" office:value="95.8" calcext:value-type="float">
            <text:p>95,8</text:p>
          </table:table-cell>
          <table:table-cell office:value-type="float" office:value="12.2" calcext:value-type="float">
            <text:p>12,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55.7" calcext:value-type="float">
            <text:p>55,7</text:p>
          </table:table-cell>
          <table:table-cell office:value-type="float" office:value="0.1" calcext:value-type="float">
            <text:p>0,1</text:p>
          </table:table-cell>
          <table:table-cell office:value-type="float" office:value="3.9" calcext:value-type="float">
            <text:p>3,9</text:p>
          </table:table-cell>
          <table:table-cell office:value-type="float" office:value="11.2" calcext:value-type="float">
            <text:p>11,2</text:p>
          </table:table-cell>
          <table:table-cell office:value-type="float" office:value="-393.6" calcext:value-type="float">
            <text:p>-393,6</text:p>
          </table:table-cell>
          <table:table-cell office:value-type="float" office:value="1954.8" calcext:value-type="float">
            <text:p>1954,8</text:p>
          </table:table-cell>
          <table:table-cell table:number-columns-repeated="16369"/>
        </table:table-row>
        <table:table-row table:style-name="ro1">
          <table:table-cell office:value-type="time" office:time-value="PT14H05M35S" calcext:value-type="time">
            <text:p>14:05:35</text:p>
          </table:table-cell>
          <table:table-cell office:value-type="float" office:value="4" calcext:value-type="float">
            <text:p>4</text:p>
          </table:table-cell>
          <table:table-cell office:value-type="float" office:value="47.231804" calcext:value-type="float">
            <text:p>47,231804</text:p>
          </table:table-cell>
          <table:table-cell office:value-type="float" office:value="0.44451" calcext:value-type="float">
            <text:p>0,44451</text:p>
          </table:table-cell>
          <table:table-cell office:value-type="float" office:value="95.8" calcext:value-type="float">
            <text:p>95,8</text:p>
          </table:table-cell>
          <table:table-cell office:value-type="float" office:value="12.4" calcext:value-type="float">
            <text:p>12,4</text:p>
          </table:table-cell>
          <table:table-cell office:value-type="float" office:value="12.1" calcext:value-type="float">
            <text:p>12,1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55.3" calcext:value-type="float">
            <text:p>55,3</text:p>
          </table:table-cell>
          <table:table-cell office:value-type="float" office:value="0.1" calcext:value-type="float">
            <text:p>0,1</text:p>
          </table:table-cell>
          <table:table-cell office:value-type="float" office:value="3.8" calcext:value-type="float">
            <text:p>3,8</text:p>
          </table:table-cell>
          <table:table-cell office:value-type="float" office:value="11.2" calcext:value-type="float">
            <text:p>11,2</text:p>
          </table:table-cell>
          <table:table-cell office:value-type="float" office:value="-412.9" calcext:value-type="float">
            <text:p>-412,9</text:p>
          </table:table-cell>
          <table:table-cell office:value-type="float" office:value="1953.5" calcext:value-type="float">
            <text:p>1953,5</text:p>
          </table:table-cell>
          <table:table-cell table:number-columns-repeated="16369"/>
        </table:table-row>
        <table:table-row table:style-name="ro1">
          <table:table-cell office:value-type="time" office:time-value="PT14H05M45S" calcext:value-type="time">
            <text:p>14:05:45</text:p>
          </table:table-cell>
          <table:table-cell office:value-type="float" office:value="5" calcext:value-type="float">
            <text:p>5</text:p>
          </table:table-cell>
          <table:table-cell office:value-type="float" office:value="47.231804" calcext:value-type="float">
            <text:p>47,231804</text:p>
          </table:table-cell>
          <table:table-cell office:value-type="float" office:value="0.44451" calcext:value-type="float">
            <text:p>0,44451</text:p>
          </table:table-cell>
          <table:table-cell office:value-type="float" office:value="95.8" calcext:value-type="float">
            <text:p>95,8</text:p>
          </table:table-cell>
          <table:table-cell office:value-type="float" office:value="12.4" calcext:value-type="float">
            <text:p>12,4</text:p>
          </table:table-cell>
          <table:table-cell office:value-type="float" office:value="12.2" calcext:value-type="float">
            <text:p>12,2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,1</text:p>
          </table:table-cell>
          <table:table-cell office:value-type="float" office:value="3.7" calcext:value-type="float">
            <text:p>3,7</text:p>
          </table:table-cell>
          <table:table-cell office:value-type="float" office:value="11.2" calcext:value-type="float">
            <text:p>11,2</text:p>
          </table:table-cell>
          <table:table-cell office:value-type="float" office:value="-391.7" calcext:value-type="float">
            <text:p>-391,7</text:p>
          </table:table-cell>
          <table:table-cell office:value-type="float" office:value="1952.3" calcext:value-type="float">
            <text:p>1952,3</text:p>
          </table:table-cell>
          <table:table-cell table:number-columns-repeated="16369"/>
        </table:table-row>
        <table:table-row table:style-name="ro1">
          <table:table-cell office:value-type="time" office:time-value="PT14H05M55S" calcext:value-type="time">
            <text:p>14:05:55</text:p>
          </table:table-cell>
          <table:table-cell office:value-type="float" office:value="5" calcext:value-type="float">
            <text:p>5</text:p>
          </table:table-cell>
          <table:table-cell office:value-type="float" office:value="47.231804" calcext:value-type="float">
            <text:p>47,231804</text:p>
          </table:table-cell>
          <table:table-cell office:value-type="float" office:value="0.44451" calcext:value-type="float">
            <text:p>0,44451</text:p>
          </table:table-cell>
          <table:table-cell office:value-type="float" office:value="95.9" calcext:value-type="float">
            <text:p>95,9</text:p>
          </table:table-cell>
          <table:table-cell office:value-type="float" office:value="12.5" calcext:value-type="float">
            <text:p>12,5</text:p>
          </table:table-cell>
          <table:table-cell office:value-type="float" office:value="12.3" calcext:value-type="float">
            <text:p>12,3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54.7" calcext:value-type="float">
            <text:p>54,7</text:p>
          </table:table-cell>
          <table:table-cell office:value-type="float" office:value="0.1" calcext:value-type="float">
            <text:p>0,1</text:p>
          </table:table-cell>
          <table:table-cell office:value-type="float" office:value="3.8" calcext:value-type="float">
            <text:p>3,8</text:p>
          </table:table-cell>
          <table:table-cell office:value-type="float" office:value="11.2" calcext:value-type="float">
            <text:p>11,2</text:p>
          </table:table-cell>
          <table:table-cell office:value-type="float" office:value="-391.2" calcext:value-type="float">
            <text:p>-391,2</text:p>
          </table:table-cell>
          <table:table-cell office:value-type="float" office:value="1951.3" calcext:value-type="float">
            <text:p>1951,3</text:p>
          </table:table-cell>
          <table:table-cell table:number-columns-repeated="16369"/>
        </table:table-row>
        <table:table-row table:style-name="ro1">
          <table:table-cell office:value-type="time" office:time-value="PT14H06M15S" calcext:value-type="time">
            <text:p>14:06:15</text:p>
          </table:table-cell>
          <table:table-cell office:value-type="float" office:value="4" calcext:value-type="float">
            <text:p>4</text:p>
          </table:table-cell>
          <table:table-cell office:value-type="float" office:value="47.231781" calcext:value-type="float">
            <text:p>47,231781</text:p>
          </table:table-cell>
          <table:table-cell office:value-type="float" office:value="0.444508" calcext:value-type="float">
            <text:p>0,444508</text:p>
          </table:table-cell>
          <table:table-cell office:value-type="float" office:value="95.8" calcext:value-type="float">
            <text:p>95,8</text:p>
          </table:table-cell>
          <table:table-cell office:value-type="float" office:value="12.6" calcext:value-type="float">
            <text:p>12,6</text:p>
          </table:table-cell>
          <table:table-cell office:value-type="float" office:value="12.5" calcext:value-type="float">
            <text:p>12,5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54.1" calcext:value-type="float">
            <text:p>54,1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1" calcext:value-type="float">
            <text:p>11,1</text:p>
          </table:table-cell>
          <table:table-cell office:value-type="float" office:value="-410.2" calcext:value-type="float">
            <text:p>-410,2</text:p>
          </table:table-cell>
          <table:table-cell office:value-type="float" office:value="1949" calcext:value-type="float">
            <text:p>1949</text:p>
          </table:table-cell>
          <table:table-cell table:number-columns-repeated="16369"/>
        </table:table-row>
        <table:table-row table:style-name="ro1">
          <table:table-cell office:value-type="time" office:time-value="PT14H06M25S" calcext:value-type="time">
            <text:p>14:06:25</text:p>
          </table:table-cell>
          <table:table-cell office:value-type="float" office:value="4" calcext:value-type="float">
            <text:p>4</text:p>
          </table:table-cell>
          <table:table-cell office:value-type="float" office:value="47.231804" calcext:value-type="float">
            <text:p>47,231804</text:p>
          </table:table-cell>
          <table:table-cell office:value-type="float" office:value="0.44449" calcext:value-type="float">
            <text:p>0,44449</text:p>
          </table:table-cell>
          <table:table-cell office:value-type="float" office:value="96" calcext:value-type="float">
            <text:p>96</text:p>
          </table:table-cell>
          <table:table-cell office:value-type="float" office:value="12.8" calcext:value-type="float">
            <text:p>12,8</text:p>
          </table:table-cell>
          <table:table-cell office:value-type="float" office:value="12.5" calcext:value-type="float">
            <text:p>12,5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53.8" calcext:value-type="float">
            <text:p>53,8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1" calcext:value-type="float">
            <text:p>11,1</text:p>
          </table:table-cell>
          <table:table-cell office:value-type="float" office:value="-390.7" calcext:value-type="float">
            <text:p>-390,7</text:p>
          </table:table-cell>
          <table:table-cell office:value-type="float" office:value="1947.9" calcext:value-type="float">
            <text:p>1947,9</text:p>
          </table:table-cell>
          <table:table-cell table:number-columns-repeated="16369"/>
        </table:table-row>
        <table:table-row table:style-name="ro1">
          <table:table-cell office:value-type="time" office:time-value="PT14H06M35S" calcext:value-type="time">
            <text:p>14:06:35</text:p>
          </table:table-cell>
          <table:table-cell office:value-type="float" office:value="4" calcext:value-type="float">
            <text:p>4</text:p>
          </table:table-cell>
          <table:table-cell office:value-type="float" office:value="47.231731" calcext:value-type="float">
            <text:p>47,231731</text:p>
          </table:table-cell>
          <table:table-cell office:value-type="float" office:value="0.444567" calcext:value-type="float">
            <text:p>0,444567</text:p>
          </table:table-cell>
          <table:table-cell office:value-type="float" office:value="99.2" calcext:value-type="float">
            <text:p>99,2</text:p>
          </table:table-cell>
          <table:table-cell office:value-type="float" office:value="12.8" calcext:value-type="float">
            <text:p>12,8</text:p>
          </table:table-cell>
          <table:table-cell office:value-type="float" office:value="12.6" calcext:value-type="float">
            <text:p>12,6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53.5" calcext:value-type="float">
            <text:p>53,5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1" calcext:value-type="float">
            <text:p>11,1</text:p>
          </table:table-cell>
          <table:table-cell office:value-type="float" office:value="-477.2" calcext:value-type="float">
            <text:p>-477,2</text:p>
          </table:table-cell>
          <table:table-cell office:value-type="float" office:value="1946.7" calcext:value-type="float">
            <text:p>1946,7</text:p>
          </table:table-cell>
          <table:table-cell table:number-columns-repeated="16369"/>
        </table:table-row>
        <table:table-row table:style-name="ro1">
          <table:table-cell office:value-type="time" office:time-value="PT14H06M45S" calcext:value-type="time">
            <text:p>14:06:45</text:p>
          </table:table-cell>
          <table:table-cell office:value-type="float" office:value="5" calcext:value-type="float">
            <text:p>5</text:p>
          </table:table-cell>
          <table:table-cell office:value-type="float" office:value="47.231873" calcext:value-type="float">
            <text:p>47,231873</text:p>
          </table:table-cell>
          <table:table-cell office:value-type="float" office:value="0.444475" calcext:value-type="float">
            <text:p>0,444475</text:p>
          </table:table-cell>
          <table:table-cell office:value-type="float" office:value="98.3" calcext:value-type="float">
            <text:p>98,3</text:p>
          </table:table-cell>
          <table:table-cell office:value-type="float" office:value="12.9" calcext:value-type="float">
            <text:p>12,9</text:p>
          </table:table-cell>
          <table:table-cell office:value-type="float" office:value="12.7" calcext:value-type="float">
            <text:p>12,7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53.2" calcext:value-type="float">
            <text:p>53,2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1" calcext:value-type="float">
            <text:p>11,1</text:p>
          </table:table-cell>
          <table:table-cell office:value-type="float" office:value="-392.4" calcext:value-type="float">
            <text:p>-392,4</text:p>
          </table:table-cell>
          <table:table-cell office:value-type="float" office:value="1945.6" calcext:value-type="float">
            <text:p>1945,6</text:p>
          </table:table-cell>
          <table:table-cell table:number-columns-repeated="16369"/>
        </table:table-row>
        <table:table-row table:style-name="ro1">
          <table:table-cell office:value-type="time" office:time-value="PT14H06M55S" calcext:value-type="time">
            <text:p>14:06:55</text:p>
          </table:table-cell>
          <table:table-cell office:value-type="float" office:value="4" calcext:value-type="float">
            <text:p>4</text:p>
          </table:table-cell>
          <table:table-cell office:value-type="float" office:value="47.231884" calcext:value-type="float">
            <text:p>47,231884</text:p>
          </table:table-cell>
          <table:table-cell office:value-type="float" office:value="0.44446" calcext:value-type="float">
            <text:p>0,44446</text:p>
          </table:table-cell>
          <table:table-cell office:value-type="float" office:value="98.2" calcext:value-type="float">
            <text:p>98,2</text:p>
          </table:table-cell>
          <table:table-cell office:value-type="float" office:value="13" calcext:value-type="float">
            <text:p>13</text:p>
          </table:table-cell>
          <table:table-cell office:value-type="float" office:value="12.8" calcext:value-type="float">
            <text:p>12,8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1" calcext:value-type="float">
            <text:p>11,1</text:p>
          </table:table-cell>
          <table:table-cell office:value-type="float" office:value="-394" calcext:value-type="float">
            <text:p>-394</text:p>
          </table:table-cell>
          <table:table-cell office:value-type="float" office:value="1944.5" calcext:value-type="float">
            <text:p>1944,5</text:p>
          </table:table-cell>
          <table:table-cell table:number-columns-repeated="16369"/>
        </table:table-row>
        <table:table-row table:style-name="ro1">
          <table:table-cell office:value-type="time" office:time-value="PT14H07M05S" calcext:value-type="time">
            <text:p>14:07:05</text:p>
          </table:table-cell>
          <table:table-cell office:value-type="float" office:value="7" calcext:value-type="float">
            <text:p>7</text:p>
          </table:table-cell>
          <table:table-cell office:value-type="float" office:value="47.231884" calcext:value-type="float">
            <text:p>47,231884</text:p>
          </table:table-cell>
          <table:table-cell office:value-type="float" office:value="0.444458" calcext:value-type="float">
            <text:p>0,444458</text:p>
          </table:table-cell>
          <table:table-cell office:value-type="float" office:value="98.2" calcext:value-type="float">
            <text:p>98,2</text:p>
          </table:table-cell>
          <table:table-cell office:value-type="float" office:value="13.1" calcext:value-type="float">
            <text:p>13,1</text:p>
          </table:table-cell>
          <table:table-cell office:value-type="float" office:value="12.9" calcext:value-type="float">
            <text:p>12,9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52.7" calcext:value-type="float">
            <text:p>52,7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238.3" calcext:value-type="float">
            <text:p>-238,3</text:p>
          </table:table-cell>
          <table:table-cell office:value-type="float" office:value="1943.6" calcext:value-type="float">
            <text:p>1943,6</text:p>
          </table:table-cell>
          <table:table-cell table:number-columns-repeated="16369"/>
        </table:table-row>
        <table:table-row table:style-name="ro1">
          <table:table-cell office:value-type="time" office:time-value="PT14H07M15S" calcext:value-type="time">
            <text:p>14:07:15</text:p>
          </table:table-cell>
          <table:table-cell office:value-type="float" office:value="8" calcext:value-type="float">
            <text:p>8</text:p>
          </table:table-cell>
          <table:table-cell office:value-type="float" office:value="47.231892" calcext:value-type="float">
            <text:p>47,231892</text:p>
          </table:table-cell>
          <table:table-cell office:value-type="float" office:value="0.444453" calcext:value-type="float">
            <text:p>0,444453</text:p>
          </table:table-cell>
          <table:table-cell office:value-type="float" office:value="98.1" calcext:value-type="float">
            <text:p>98,1</text:p>
          </table:table-cell>
          <table:table-cell office:value-type="float" office:value="13.1" calcext:value-type="float">
            <text:p>13,1</text:p>
          </table:table-cell>
          <table:table-cell office:value-type="float" office:value="12.9" calcext:value-type="float">
            <text:p>12,9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52.4" calcext:value-type="float">
            <text:p>52,4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254.6" calcext:value-type="float">
            <text:p>-254,6</text:p>
          </table:table-cell>
          <table:table-cell office:value-type="float" office:value="1942.9" calcext:value-type="float">
            <text:p>1942,9</text:p>
          </table:table-cell>
          <table:table-cell table:number-columns-repeated="16369"/>
        </table:table-row>
        <table:table-row table:style-name="ro1">
          <table:table-cell office:value-type="time" office:time-value="PT14H07M25S" calcext:value-type="time">
            <text:p>14:07:25</text:p>
          </table:table-cell>
          <table:table-cell office:value-type="float" office:value="7" calcext:value-type="float">
            <text:p>7</text:p>
          </table:table-cell>
          <table:table-cell office:value-type="float" office:value="47.231888" calcext:value-type="float">
            <text:p>47,231888</text:p>
          </table:table-cell>
          <table:table-cell office:value-type="float" office:value="0.444457" calcext:value-type="float">
            <text:p>0,444457</text:p>
          </table:table-cell>
          <table:table-cell office:value-type="float" office:value="98.2" calcext:value-type="float">
            <text:p>98,2</text:p>
          </table:table-cell>
          <table:table-cell office:value-type="float" office:value="13.2" calcext:value-type="float">
            <text:p>13,2</text:p>
          </table:table-cell>
          <table:table-cell office:value-type="float" office:value="13" calcext:value-type="float">
            <text:p>13</text:p>
          </table:table-cell>
          <table:table-cell office:value-type="float" office:value="19.5" calcext:value-type="float">
            <text:p>19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52.2" calcext:value-type="float">
            <text:p>52,2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233.4" calcext:value-type="float">
            <text:p>-233,4</text:p>
          </table:table-cell>
          <table:table-cell office:value-type="float" office:value="1942.3" calcext:value-type="float">
            <text:p>1942,3</text:p>
          </table:table-cell>
          <table:table-cell table:number-columns-repeated="16369"/>
        </table:table-row>
        <table:table-row table:style-name="ro1">
          <table:table-cell office:value-type="time" office:time-value="PT14H07M35S" calcext:value-type="time">
            <text:p>14:07:35</text:p>
          </table:table-cell>
          <table:table-cell office:value-type="float" office:value="5" calcext:value-type="float">
            <text:p>5</text:p>
          </table:table-cell>
          <table:table-cell office:value-type="float" office:value="47.231888" calcext:value-type="float">
            <text:p>47,231888</text:p>
          </table:table-cell>
          <table:table-cell office:value-type="float" office:value="0.444458" calcext:value-type="float">
            <text:p>0,444458</text:p>
          </table:table-cell>
          <table:table-cell office:value-type="float" office:value="98.2" calcext:value-type="float">
            <text:p>98,2</text:p>
          </table:table-cell>
          <table:table-cell office:value-type="float" office:value="13.4" calcext:value-type="float">
            <text:p>13,4</text:p>
          </table:table-cell>
          <table:table-cell office:value-type="float" office:value="13.1" calcext:value-type="float">
            <text:p>13,1</text:p>
          </table:table-cell>
          <table:table-cell office:value-type="float" office:value="19.5" calcext:value-type="float">
            <text:p>19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311" calcext:value-type="float">
            <text:p>-311</text:p>
          </table:table-cell>
          <table:table-cell office:value-type="float" office:value="1941.5" calcext:value-type="float">
            <text:p>1941,5</text:p>
          </table:table-cell>
          <table:table-cell table:number-columns-repeated="16369"/>
        </table:table-row>
        <table:table-row table:style-name="ro1">
          <table:table-cell office:value-type="time" office:time-value="PT14H07M45S" calcext:value-type="time">
            <text:p>14:07:45</text:p>
          </table:table-cell>
          <table:table-cell office:value-type="float" office:value="6" calcext:value-type="float">
            <text:p>6</text:p>
          </table:table-cell>
          <table:table-cell office:value-type="float" office:value="47.231888" calcext:value-type="float">
            <text:p>47,231888</text:p>
          </table:table-cell>
          <table:table-cell office:value-type="float" office:value="0.444458" calcext:value-type="float">
            <text:p>0,444458</text:p>
          </table:table-cell>
          <table:table-cell office:value-type="float" office:value="98.2" calcext:value-type="float">
            <text:p>98,2</text:p>
          </table:table-cell>
          <table:table-cell office:value-type="float" office:value="13.4" calcext:value-type="float">
            <text:p>13,4</text:p>
          </table:table-cell>
          <table:table-cell office:value-type="float" office:value="13.2" calcext:value-type="float">
            <text:p>13,2</text:p>
          </table:table-cell>
          <table:table-cell office:value-type="float" office:value="19.2" calcext:value-type="float">
            <text:p>19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51.8" calcext:value-type="float">
            <text:p>51,8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268.6" calcext:value-type="float">
            <text:p>-268,6</text:p>
          </table:table-cell>
          <table:table-cell office:value-type="float" office:value="1940.8" calcext:value-type="float">
            <text:p>1940,8</text:p>
          </table:table-cell>
          <table:table-cell table:number-columns-repeated="16369"/>
        </table:table-row>
        <table:table-row table:style-name="ro1">
          <table:table-cell office:value-type="time" office:time-value="PT14H07M55S" calcext:value-type="time">
            <text:p>14:07:55</text:p>
          </table:table-cell>
          <table:table-cell office:value-type="float" office:value="8" calcext:value-type="float">
            <text:p>8</text:p>
          </table:table-cell>
          <table:table-cell office:value-type="float" office:value="47.231888" calcext:value-type="float">
            <text:p>47,231888</text:p>
          </table:table-cell>
          <table:table-cell office:value-type="float" office:value="0.444458" calcext:value-type="float">
            <text:p>0,444458</text:p>
          </table:table-cell>
          <table:table-cell office:value-type="float" office:value="98.2" calcext:value-type="float">
            <text:p>98,2</text:p>
          </table:table-cell>
          <table:table-cell office:value-type="float" office:value="13.5" calcext:value-type="float">
            <text:p>13,5</text:p>
          </table:table-cell>
          <table:table-cell office:value-type="float" office:value="13.3" calcext:value-type="float">
            <text:p>13,3</text:p>
          </table:table-cell>
          <table:table-cell office:value-type="float" office:value="16.2" calcext:value-type="float">
            <text:p>16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51.5" calcext:value-type="float">
            <text:p>51,5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38" calcext:value-type="float">
            <text:p>-238</text:p>
          </table:table-cell>
          <table:table-cell office:value-type="float" office:value="1940.2" calcext:value-type="float">
            <text:p>1940,2</text:p>
          </table:table-cell>
          <table:table-cell table:number-columns-repeated="16369"/>
        </table:table-row>
        <table:table-row table:style-name="ro1">
          <table:table-cell office:value-type="time" office:time-value="PT14H08M05S" calcext:value-type="time">
            <text:p>14:08:05</text:p>
          </table:table-cell>
          <table:table-cell office:value-type="float" office:value="7" calcext:value-type="float">
            <text:p>7</text:p>
          </table:table-cell>
          <table:table-cell office:value-type="float" office:value="47.231937" calcext:value-type="float">
            <text:p>47,231937</text:p>
          </table:table-cell>
          <table:table-cell office:value-type="float" office:value="0.444485" calcext:value-type="float">
            <text:p>0,444485</text:p>
          </table:table-cell>
          <table:table-cell office:value-type="float" office:value="100" calcext:value-type="float">
            <text:p>100</text:p>
          </table:table-cell>
          <table:table-cell office:value-type="float" office:value="13.5" calcext:value-type="float">
            <text:p>13,5</text:p>
          </table:table-cell>
          <table:table-cell office:value-type="float" office:value="13.3" calcext:value-type="float">
            <text:p>13,3</text:p>
          </table:table-cell>
          <table:table-cell office:value-type="float" office:value="19.5" calcext:value-type="float">
            <text:p>19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51.3" calcext:value-type="float">
            <text:p>51,3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38.4" calcext:value-type="float">
            <text:p>-238,4</text:p>
          </table:table-cell>
          <table:table-cell office:value-type="float" office:value="1939.4" calcext:value-type="float">
            <text:p>1939,4</text:p>
          </table:table-cell>
          <table:table-cell table:number-columns-repeated="16369"/>
        </table:table-row>
        <table:table-row table:style-name="ro1">
          <table:table-cell office:value-type="time" office:time-value="PT14H08M15S" calcext:value-type="time">
            <text:p>14:08:15</text:p>
          </table:table-cell>
          <table:table-cell office:value-type="float" office:value="8" calcext:value-type="float">
            <text:p>8</text:p>
          </table:table-cell>
          <table:table-cell office:value-type="float" office:value="47.231922" calcext:value-type="float">
            <text:p>47,231922</text:p>
          </table:table-cell>
          <table:table-cell office:value-type="float" office:value="0.444542" calcext:value-type="float">
            <text:p>0,444542</text:p>
          </table:table-cell>
          <table:table-cell office:value-type="float" office:value="102" calcext:value-type="float">
            <text:p>102</text:p>
          </table:table-cell>
          <table:table-cell office:value-type="float" office:value="13.6" calcext:value-type="float">
            <text:p>13,6</text:p>
          </table:table-cell>
          <table:table-cell office:value-type="float" office:value="13.4" calcext:value-type="float">
            <text:p>13,4</text:p>
          </table:table-cell>
          <table:table-cell office:value-type="float" office:value="19.2" calcext:value-type="float">
            <text:p>19,2</text:p>
          </table:table-cell>
          <table:table-cell office:value-type="float" office:value="1005.7" calcext:value-type="float">
            <text:p>1005,7</text:p>
          </table:table-cell>
          <table:table-cell office:value-type="float" office:value="51.1" calcext:value-type="float">
            <text:p>51,1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240.1" calcext:value-type="float">
            <text:p>-240,1</text:p>
          </table:table-cell>
          <table:table-cell office:value-type="float" office:value="1938.7" calcext:value-type="float">
            <text:p>1938,7</text:p>
          </table:table-cell>
          <table:table-cell table:number-columns-repeated="16369"/>
        </table:table-row>
        <table:table-row table:style-name="ro1">
          <table:table-cell office:value-type="time" office:time-value="PT14H08M25S" calcext:value-type="time">
            <text:p>14:08:25</text:p>
          </table:table-cell>
          <table:table-cell office:value-type="float" office:value="8" calcext:value-type="float">
            <text:p>8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532" calcext:value-type="float">
            <text:p>0,444532</text:p>
          </table:table-cell>
          <table:table-cell office:value-type="float" office:value="102.6" calcext:value-type="float">
            <text:p>102,6</text:p>
          </table:table-cell>
          <table:table-cell office:value-type="float" office:value="13.8" calcext:value-type="float">
            <text:p>13,8</text:p>
          </table:table-cell>
          <table:table-cell office:value-type="float" office:value="13.5" calcext:value-type="float">
            <text:p>13,5</text:p>
          </table:table-cell>
          <table:table-cell office:value-type="float" office:value="19.2" calcext:value-type="float">
            <text:p>19,2</text:p>
          </table:table-cell>
          <table:table-cell office:value-type="float" office:value="1005.7" calcext:value-type="float">
            <text:p>1005,7</text:p>
          </table:table-cell>
          <table:table-cell office:value-type="float" office:value="50.9" calcext:value-type="float">
            <text:p>50,9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239.6" calcext:value-type="float">
            <text:p>-239,6</text:p>
          </table:table-cell>
          <table:table-cell office:value-type="float" office:value="1938.1" calcext:value-type="float">
            <text:p>1938,1</text:p>
          </table:table-cell>
          <table:table-cell table:number-columns-repeated="16369"/>
        </table:table-row>
        <table:table-row table:style-name="ro1">
          <table:table-cell office:value-type="time" office:time-value="PT14H08M35S" calcext:value-type="time">
            <text:p>14:08:35</text:p>
          </table:table-cell>
          <table:table-cell office:value-type="float" office:value="5" calcext:value-type="float">
            <text:p>5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532" calcext:value-type="float">
            <text:p>0,444532</text:p>
          </table:table-cell>
          <table:table-cell office:value-type="float" office:value="102.5" calcext:value-type="float">
            <text:p>102,5</text:p>
          </table:table-cell>
          <table:table-cell office:value-type="float" office:value="13.8" calcext:value-type="float">
            <text:p>13,8</text:p>
          </table:table-cell>
          <table:table-cell office:value-type="float" office:value="13.6" calcext:value-type="float">
            <text:p>13,6</text:p>
          </table:table-cell>
          <table:table-cell office:value-type="float" office:value="19.2" calcext:value-type="float">
            <text:p>19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50.7" calcext:value-type="float">
            <text:p>50,7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303.2" calcext:value-type="float">
            <text:p>-303,2</text:p>
          </table:table-cell>
          <table:table-cell office:value-type="float" office:value="1937.3" calcext:value-type="float">
            <text:p>1937,3</text:p>
          </table:table-cell>
          <table:table-cell table:number-columns-repeated="16369"/>
        </table:table-row>
        <table:table-row table:style-name="ro1">
          <table:table-cell office:value-type="time" office:time-value="PT14H08M45S" calcext:value-type="time">
            <text:p>14:08:45</text:p>
          </table:table-cell>
          <table:table-cell office:value-type="float" office:value="7" calcext:value-type="float">
            <text:p>7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532" calcext:value-type="float">
            <text:p>0,444532</text:p>
          </table:table-cell>
          <table:table-cell office:value-type="float" office:value="102.5" calcext:value-type="float">
            <text:p>102,5</text:p>
          </table:table-cell>
          <table:table-cell office:value-type="float" office:value="13.9" calcext:value-type="float">
            <text:p>13,9</text:p>
          </table:table-cell>
          <table:table-cell office:value-type="float" office:value="13.7" calcext:value-type="float">
            <text:p>13,7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50.4" calcext:value-type="float">
            <text:p>50,4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1.2" calcext:value-type="float">
            <text:p>11,2</text:p>
          </table:table-cell>
          <table:table-cell office:value-type="float" office:value="-246.4" calcext:value-type="float">
            <text:p>-246,4</text:p>
          </table:table-cell>
          <table:table-cell office:value-type="float" office:value="1936.6" calcext:value-type="float">
            <text:p>1936,6</text:p>
          </table:table-cell>
          <table:table-cell table:number-columns-repeated="16369"/>
        </table:table-row>
        <table:table-row table:style-name="ro1">
          <table:table-cell office:value-type="time" office:time-value="PT14H08M55S" calcext:value-type="time">
            <text:p>14:08:55</text:p>
          </table:table-cell>
          <table:table-cell office:value-type="float" office:value="8" calcext:value-type="float">
            <text:p>8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532" calcext:value-type="float">
            <text:p>0,444532</text:p>
          </table:table-cell>
          <table:table-cell office:value-type="float" office:value="102.5" calcext:value-type="float">
            <text:p>102,5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,7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50.2" calcext:value-type="float">
            <text:p>50,2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238.4" calcext:value-type="float">
            <text:p>-238,4</text:p>
          </table:table-cell>
          <table:table-cell office:value-type="float" office:value="1935.9" calcext:value-type="float">
            <text:p>1935,9</text:p>
          </table:table-cell>
          <table:table-cell table:number-columns-repeated="16369"/>
        </table:table-row>
        <table:table-row table:style-name="ro1">
          <table:table-cell office:value-type="time" office:time-value="PT14H09M05S" calcext:value-type="time">
            <text:p>14:09:05</text:p>
          </table:table-cell>
          <table:table-cell office:value-type="float" office:value="8" calcext:value-type="float">
            <text:p>8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532" calcext:value-type="float">
            <text:p>0,444532</text:p>
          </table:table-cell>
          <table:table-cell office:value-type="float" office:value="102.5" calcext:value-type="float">
            <text:p>102,5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,8</text:p>
          </table:table-cell>
          <table:table-cell office:value-type="float" office:value="19.2" calcext:value-type="float">
            <text:p>19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43" calcext:value-type="float">
            <text:p>-243</text:p>
          </table:table-cell>
          <table:table-cell office:value-type="float" office:value="1935.3" calcext:value-type="float">
            <text:p>1935,3</text:p>
          </table:table-cell>
          <table:table-cell table:number-columns-repeated="16369"/>
        </table:table-row>
        <table:table-row table:style-name="ro1">
          <table:table-cell office:value-type="time" office:time-value="PT14H09M15S" calcext:value-type="time">
            <text:p>14:09:15</text:p>
          </table:table-cell>
          <table:table-cell office:value-type="float" office:value="6" calcext:value-type="float">
            <text:p>6</text:p>
          </table:table-cell>
          <table:table-cell office:value-type="float" office:value="47.23193" calcext:value-type="float">
            <text:p>47,23193</text:p>
          </table:table-cell>
          <table:table-cell office:value-type="float" office:value="0.444532" calcext:value-type="float">
            <text:p>0,444532</text:p>
          </table:table-cell>
          <table:table-cell office:value-type="float" office:value="102.5" calcext:value-type="float">
            <text:p>102,5</text:p>
          </table:table-cell>
          <table:table-cell office:value-type="float" office:value="14.1" calcext:value-type="float">
            <text:p>14,1</text:p>
          </table:table-cell>
          <table:table-cell office:value-type="float" office:value="13.9" calcext:value-type="float">
            <text:p>13,9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49.7" calcext:value-type="float">
            <text:p>49,7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1.2" calcext:value-type="float">
            <text:p>11,2</text:p>
          </table:table-cell>
          <table:table-cell office:value-type="float" office:value="-259.3" calcext:value-type="float">
            <text:p>-259,3</text:p>
          </table:table-cell>
          <table:table-cell office:value-type="float" office:value="1934.6" calcext:value-type="float">
            <text:p>1934,6</text:p>
          </table:table-cell>
          <table:table-cell table:number-columns-repeated="16369"/>
        </table:table-row>
        <table:table-row table:style-name="ro1">
          <table:table-cell office:value-type="time" office:time-value="PT14H09M25S" calcext:value-type="time">
            <text:p>14:09:25</text:p>
          </table:table-cell>
          <table:table-cell office:value-type="float" office:value="6" calcext:value-type="float">
            <text:p>6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532" calcext:value-type="float">
            <text:p>0,444532</text:p>
          </table:table-cell>
          <table:table-cell office:value-type="float" office:value="102.5" calcext:value-type="float">
            <text:p>102,5</text:p>
          </table:table-cell>
          <table:table-cell office:value-type="float" office:value="14.1" calcext:value-type="float">
            <text:p>14,1</text:p>
          </table:table-cell>
          <table:table-cell office:value-type="float" office:value="14" calcext:value-type="float">
            <text:p>14</text:p>
          </table:table-cell>
          <table:table-cell office:value-type="float" office:value="18.8" calcext:value-type="float">
            <text:p>18,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9.5" calcext:value-type="float">
            <text:p>49,5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1.2" calcext:value-type="float">
            <text:p>11,2</text:p>
          </table:table-cell>
          <table:table-cell office:value-type="float" office:value="-239.5" calcext:value-type="float">
            <text:p>-239,5</text:p>
          </table:table-cell>
          <table:table-cell office:value-type="float" office:value="1933.9" calcext:value-type="float">
            <text:p>1933,9</text:p>
          </table:table-cell>
          <table:table-cell table:number-columns-repeated="16369"/>
        </table:table-row>
        <table:table-row table:style-name="ro1">
          <table:table-cell office:value-type="time" office:time-value="PT14H09M35S" calcext:value-type="time">
            <text:p>14:09:35</text:p>
          </table:table-cell>
          <table:table-cell office:value-type="float" office:value="6" calcext:value-type="float">
            <text:p>6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53" calcext:value-type="float">
            <text:p>0,44453</text:p>
          </table:table-cell>
          <table:table-cell office:value-type="float" office:value="102.6" calcext:value-type="float">
            <text:p>102,6</text:p>
          </table:table-cell>
          <table:table-cell office:value-type="float" office:value="14.2" calcext:value-type="float">
            <text:p>14,2</text:p>
          </table:table-cell>
          <table:table-cell office:value-type="float" office:value="14" calcext:value-type="float">
            <text:p>14</text:p>
          </table:table-cell>
          <table:table-cell office:value-type="float" office:value="18.8" calcext:value-type="float">
            <text:p>18,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9.2" calcext:value-type="float">
            <text:p>49,2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1.1" calcext:value-type="float">
            <text:p>11,1</text:p>
          </table:table-cell>
          <table:table-cell office:value-type="float" office:value="-382.5" calcext:value-type="float">
            <text:p>-382,5</text:p>
          </table:table-cell>
          <table:table-cell office:value-type="float" office:value="1933.2" calcext:value-type="float">
            <text:p>1933,2</text:p>
          </table:table-cell>
          <table:table-cell table:number-columns-repeated="16369"/>
        </table:table-row>
        <table:table-row table:style-name="ro1">
          <table:table-cell office:value-type="time" office:time-value="PT14H09M45S" calcext:value-type="time">
            <text:p>14:09:45</text:p>
          </table:table-cell>
          <table:table-cell office:value-type="float" office:value="8" calcext:value-type="float">
            <text:p>8</text:p>
          </table:table-cell>
          <table:table-cell office:value-type="float" office:value="47.23193" calcext:value-type="float">
            <text:p>47,23193</text:p>
          </table:table-cell>
          <table:table-cell office:value-type="float" office:value="0.444533" calcext:value-type="float">
            <text:p>0,444533</text:p>
          </table:table-cell>
          <table:table-cell office:value-type="float" office:value="101.9" calcext:value-type="float">
            <text:p>101,9</text:p>
          </table:table-cell>
          <table:table-cell office:value-type="float" office:value="14.4" calcext:value-type="float">
            <text:p>14,4</text:p>
          </table:table-cell>
          <table:table-cell office:value-type="float" office:value="14.1" calcext:value-type="float">
            <text:p>14,1</text:p>
          </table:table-cell>
          <table:table-cell office:value-type="float" office:value="18.8" calcext:value-type="float">
            <text:p>18,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-255.2" calcext:value-type="float">
            <text:p>-255,2</text:p>
          </table:table-cell>
          <table:table-cell office:value-type="float" office:value="1932.4" calcext:value-type="float">
            <text:p>1932,4</text:p>
          </table:table-cell>
          <table:table-cell table:number-columns-repeated="16369"/>
        </table:table-row>
        <table:table-row table:style-name="ro1">
          <table:table-cell office:value-type="time" office:time-value="PT14H09M55S" calcext:value-type="time">
            <text:p>14:09:55</text:p>
          </table:table-cell>
          <table:table-cell office:value-type="float" office:value="8" calcext:value-type="float">
            <text:p>8</text:p>
          </table:table-cell>
          <table:table-cell office:value-type="float" office:value="47.23193" calcext:value-type="float">
            <text:p>47,23193</text:p>
          </table:table-cell>
          <table:table-cell office:value-type="float" office:value="0.444533" calcext:value-type="float">
            <text:p>0,444533</text:p>
          </table:table-cell>
          <table:table-cell office:value-type="float" office:value="101.9" calcext:value-type="float">
            <text:p>101,9</text:p>
          </table:table-cell>
          <table:table-cell office:value-type="float" office:value="14.4" calcext:value-type="float">
            <text:p>14,4</text:p>
          </table:table-cell>
          <table:table-cell office:value-type="float" office:value="14.2" calcext:value-type="float">
            <text:p>14,2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48.8" calcext:value-type="float">
            <text:p>48,8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-235.5" calcext:value-type="float">
            <text:p>-235,5</text:p>
          </table:table-cell>
          <table:table-cell office:value-type="float" office:value="1931.7" calcext:value-type="float">
            <text:p>1931,7</text:p>
          </table:table-cell>
          <table:table-cell table:number-columns-repeated="16369"/>
        </table:table-row>
        <table:table-row table:style-name="ro1">
          <table:table-cell office:value-type="time" office:time-value="PT14H10M05S" calcext:value-type="time">
            <text:p>14:10:05</text:p>
          </table:table-cell>
          <table:table-cell office:value-type="float" office:value="8" calcext:value-type="float">
            <text:p>8</text:p>
          </table:table-cell>
          <table:table-cell office:value-type="float" office:value="47.231956" calcext:value-type="float">
            <text:p>47,231956</text:p>
          </table:table-cell>
          <table:table-cell office:value-type="float" office:value="0.444492" calcext:value-type="float">
            <text:p>0,444492</text:p>
          </table:table-cell>
          <table:table-cell office:value-type="float" office:value="102.4" calcext:value-type="float">
            <text:p>102,4</text:p>
          </table:table-cell>
          <table:table-cell office:value-type="float" office:value="14.5" calcext:value-type="float">
            <text:p>14,5</text:p>
          </table:table-cell>
          <table:table-cell office:value-type="float" office:value="14.2" calcext:value-type="float">
            <text:p>14,2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48.6" calcext:value-type="float">
            <text:p>48,6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1.1" calcext:value-type="float">
            <text:p>11,1</text:p>
          </table:table-cell>
          <table:table-cell office:value-type="float" office:value="-396.3" calcext:value-type="float">
            <text:p>-396,3</text:p>
          </table:table-cell>
          <table:table-cell office:value-type="float" office:value="1930.8" calcext:value-type="float">
            <text:p>1930,8</text:p>
          </table:table-cell>
          <table:table-cell table:number-columns-repeated="16369"/>
        </table:table-row>
        <table:table-row table:style-name="ro1">
          <table:table-cell office:value-type="time" office:time-value="PT14H10M15S" calcext:value-type="time">
            <text:p>14:10:15</text:p>
          </table:table-cell>
          <table:table-cell office:value-type="float" office:value="7" calcext:value-type="float">
            <text:p>7</text:p>
          </table:table-cell>
          <table:table-cell office:value-type="float" office:value="47.231972" calcext:value-type="float">
            <text:p>47,231972</text:p>
          </table:table-cell>
          <table:table-cell office:value-type="float" office:value="0.444485" calcext:value-type="float">
            <text:p>0,444485</text:p>
          </table:table-cell>
          <table:table-cell office:value-type="float" office:value="100.9" calcext:value-type="float">
            <text:p>100,9</text:p>
          </table:table-cell>
          <table:table-cell office:value-type="float" office:value="14.5" calcext:value-type="float">
            <text:p>14,5</text:p>
          </table:table-cell>
          <table:table-cell office:value-type="float" office:value="14.3" calcext:value-type="float">
            <text:p>14,3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1.1" calcext:value-type="float">
            <text:p>11,1</text:p>
          </table:table-cell>
          <table:table-cell office:value-type="float" office:value="-395.2" calcext:value-type="float">
            <text:p>-395,2</text:p>
          </table:table-cell>
          <table:table-cell office:value-type="float" office:value="1929.7" calcext:value-type="float">
            <text:p>1929,7</text:p>
          </table:table-cell>
          <table:table-cell table:number-columns-repeated="16369"/>
        </table:table-row>
        <table:table-row table:style-name="ro1">
          <table:table-cell office:value-type="time" office:time-value="PT14H10M25S" calcext:value-type="time">
            <text:p>14:10:25</text:p>
          </table:table-cell>
          <table:table-cell office:value-type="float" office:value="6" calcext:value-type="float">
            <text:p>6</text:p>
          </table:table-cell>
          <table:table-cell office:value-type="float" office:value="47.231998" calcext:value-type="float">
            <text:p>47,231998</text:p>
          </table:table-cell>
          <table:table-cell office:value-type="float" office:value="0.444457" calcext:value-type="float">
            <text:p>0,444457</text:p>
          </table:table-cell>
          <table:table-cell office:value-type="float" office:value="99.5" calcext:value-type="float">
            <text:p>99,5</text:p>
          </table:table-cell>
          <table:table-cell office:value-type="float" office:value="14.6" calcext:value-type="float">
            <text:p>14,6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48.2" calcext:value-type="float">
            <text:p>48,2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1.1" calcext:value-type="float">
            <text:p>11,1</text:p>
          </table:table-cell>
          <table:table-cell office:value-type="float" office:value="-391.3" calcext:value-type="float">
            <text:p>-391,3</text:p>
          </table:table-cell>
          <table:table-cell office:value-type="float" office:value="1928.6" calcext:value-type="float">
            <text:p>1928,6</text:p>
          </table:table-cell>
          <table:table-cell table:number-columns-repeated="16369"/>
        </table:table-row>
        <table:table-row table:style-name="ro1">
          <table:table-cell office:value-type="time" office:time-value="PT14H10M35S" calcext:value-type="time">
            <text:p>14:10:35</text:p>
          </table:table-cell>
          <table:table-cell office:value-type="float" office:value="5" calcext:value-type="float">
            <text:p>5</text:p>
          </table:table-cell>
          <table:table-cell office:value-type="float" office:value="47.232018" calcext:value-type="float">
            <text:p>47,232018</text:p>
          </table:table-cell>
          <table:table-cell office:value-type="float" office:value="0.444407" calcext:value-type="float">
            <text:p>0,444407</text:p>
          </table:table-cell>
          <table:table-cell office:value-type="float" office:value="99.8" calcext:value-type="float">
            <text:p>99,8</text:p>
          </table:table-cell>
          <table:table-cell office:value-type="float" office:value="14.6" calcext:value-type="float">
            <text:p>14,6</text:p>
          </table:table-cell>
          <table:table-cell office:value-type="float" office:value="14.5" calcext:value-type="float">
            <text:p>14,5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-467.9" calcext:value-type="float">
            <text:p>-467,9</text:p>
          </table:table-cell>
          <table:table-cell office:value-type="float" office:value="1927.5" calcext:value-type="float">
            <text:p>1927,5</text:p>
          </table:table-cell>
          <table:table-cell table:number-columns-repeated="16369"/>
        </table:table-row>
        <table:table-row table:style-name="ro1">
          <table:table-cell office:value-type="time" office:time-value="PT14H10M45S" calcext:value-type="time">
            <text:p>14:10:45</text:p>
          </table:table-cell>
          <table:table-cell office:value-type="float" office:value="5" calcext:value-type="float">
            <text:p>5</text:p>
          </table:table-cell>
          <table:table-cell office:value-type="float" office:value="47.23204" calcext:value-type="float">
            <text:p>47,23204</text:p>
          </table:table-cell>
          <table:table-cell office:value-type="float" office:value="0.4444" calcext:value-type="float">
            <text:p>0,4444</text:p>
          </table:table-cell>
          <table:table-cell office:value-type="float" office:value="99.8" calcext:value-type="float">
            <text:p>99,8</text:p>
          </table:table-cell>
          <table:table-cell office:value-type="float" office:value="14.8" calcext:value-type="float">
            <text:p>14,8</text:p>
          </table:table-cell>
          <table:table-cell office:value-type="float" office:value="14.5" calcext:value-type="float">
            <text:p>14,5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47.8" calcext:value-type="float">
            <text:p>47,8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-413.2" calcext:value-type="float">
            <text:p>-413,2</text:p>
          </table:table-cell>
          <table:table-cell office:value-type="float" office:value="1926.3" calcext:value-type="float">
            <text:p>1926,3</text:p>
          </table:table-cell>
          <table:table-cell table:number-columns-repeated="16369"/>
        </table:table-row>
        <table:table-row table:style-name="ro1">
          <table:table-cell office:value-type="time" office:time-value="PT14H10M55S" calcext:value-type="time">
            <text:p>14:10:55</text:p>
          </table:table-cell>
          <table:table-cell office:value-type="float" office:value="6" calcext:value-type="float">
            <text:p>6</text:p>
          </table:table-cell>
          <table:table-cell office:value-type="float" office:value="47.231998" calcext:value-type="float">
            <text:p>47,231998</text:p>
          </table:table-cell>
          <table:table-cell office:value-type="float" office:value="0.444325" calcext:value-type="float">
            <text:p>0,444325</text:p>
          </table:table-cell>
          <table:table-cell office:value-type="float" office:value="99.4" calcext:value-type="float">
            <text:p>99,4</text:p>
          </table:table-cell>
          <table:table-cell office:value-type="float" office:value="14.8" calcext:value-type="float">
            <text:p>14,8</text:p>
          </table:table-cell>
          <table:table-cell office:value-type="float" office:value="14.6" calcext:value-type="float">
            <text:p>14,6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47.6" calcext:value-type="float">
            <text:p>47,6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-397.9" calcext:value-type="float">
            <text:p>-397,9</text:p>
          </table:table-cell>
          <table:table-cell office:value-type="float" office:value="1925.2" calcext:value-type="float">
            <text:p>1925,2</text:p>
          </table:table-cell>
          <table:table-cell table:number-columns-repeated="16369"/>
        </table:table-row>
        <table:table-row table:style-name="ro1">
          <table:table-cell office:value-type="time" office:time-value="PT14H11M05S" calcext:value-type="time">
            <text:p>14:11:05</text:p>
          </table:table-cell>
          <table:table-cell office:value-type="float" office:value="6" calcext:value-type="float">
            <text:p>6</text:p>
          </table:table-cell>
          <table:table-cell office:value-type="float" office:value="47.23204" calcext:value-type="float">
            <text:p>47,23204</text:p>
          </table:table-cell>
          <table:table-cell office:value-type="float" office:value="0.44431" calcext:value-type="float">
            <text:p>0,44431</text:p>
          </table:table-cell>
          <table:table-cell office:value-type="float" office:value="96.9" calcext:value-type="float">
            <text:p>96,9</text:p>
          </table:table-cell>
          <table:table-cell office:value-type="float" office:value="14.9" calcext:value-type="float">
            <text:p>14,9</text:p>
          </table:table-cell>
          <table:table-cell office:value-type="float" office:value="14.7" calcext:value-type="float">
            <text:p>14,7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47.4" calcext:value-type="float">
            <text:p>47,4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1.1" calcext:value-type="float">
            <text:p>11,1</text:p>
          </table:table-cell>
          <table:table-cell office:value-type="float" office:value="-397.2" calcext:value-type="float">
            <text:p>-397,2</text:p>
          </table:table-cell>
          <table:table-cell office:value-type="float" office:value="1924.1" calcext:value-type="float">
            <text:p>1924,1</text:p>
          </table:table-cell>
          <table:table-cell table:number-columns-repeated="16369"/>
        </table:table-row>
        <table:table-row table:style-name="ro1">
          <table:table-cell office:value-type="time" office:time-value="PT14H11M15S" calcext:value-type="time">
            <text:p>14:11:15</text:p>
          </table:table-cell>
          <table:table-cell office:value-type="float" office:value="7" calcext:value-type="float">
            <text:p>7</text:p>
          </table:table-cell>
          <table:table-cell office:value-type="float" office:value="47.232025" calcext:value-type="float">
            <text:p>47,232025</text:p>
          </table:table-cell>
          <table:table-cell office:value-type="float" office:value="0.444375" calcext:value-type="float">
            <text:p>0,444375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4.7" calcext:value-type="float">
            <text:p>14,7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47.2" calcext:value-type="float">
            <text:p>47,2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1" calcext:value-type="float">
            <text:p>11,1</text:p>
          </table:table-cell>
          <table:table-cell office:value-type="float" office:value="-400.5" calcext:value-type="float">
            <text:p>-400,5</text:p>
          </table:table-cell>
          <table:table-cell office:value-type="float" office:value="1923" calcext:value-type="float">
            <text:p>1923</text:p>
          </table:table-cell>
          <table:table-cell table:number-columns-repeated="16369"/>
        </table:table-row>
        <table:table-row table:style-name="ro1">
          <table:table-cell office:value-type="time" office:time-value="PT14H11M25S" calcext:value-type="time">
            <text:p>14:11:25</text:p>
          </table:table-cell>
          <table:table-cell office:value-type="float" office:value="5" calcext:value-type="float">
            <text:p>5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333" calcext:value-type="float">
            <text:p>0,444333</text:p>
          </table:table-cell>
          <table:table-cell office:value-type="float" office:value="96.6" calcext:value-type="float">
            <text:p>96,6</text:p>
          </table:table-cell>
          <table:table-cell office:value-type="float" office:value="15" calcext:value-type="float">
            <text:p>15</text:p>
          </table:table-cell>
          <table:table-cell office:value-type="float" office:value="14.8" calcext:value-type="float">
            <text:p>14,8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-391.5" calcext:value-type="float">
            <text:p>-391,5</text:p>
          </table:table-cell>
          <table:table-cell office:value-type="float" office:value="1921.9" calcext:value-type="float">
            <text:p>1921,9</text:p>
          </table:table-cell>
          <table:table-cell table:number-columns-repeated="16369"/>
        </table:table-row>
        <table:table-row table:style-name="ro1">
          <table:table-cell office:value-type="time" office:time-value="PT14H11M35S" calcext:value-type="time">
            <text:p>14:11:35</text:p>
          </table:table-cell>
          <table:table-cell office:value-type="float" office:value="5" calcext:value-type="float">
            <text:p>5</text:p>
          </table:table-cell>
          <table:table-cell office:value-type="float" office:value="47.232033" calcext:value-type="float">
            <text:p>47,232033</text:p>
          </table:table-cell>
          <table:table-cell office:value-type="float" office:value="0.444192" calcext:value-type="float">
            <text:p>0,444192</text:p>
          </table:table-cell>
          <table:table-cell office:value-type="float" office:value="95.7" calcext:value-type="float">
            <text:p>95,7</text:p>
          </table:table-cell>
          <table:table-cell office:value-type="float" office:value="15.1" calcext:value-type="float">
            <text:p>15,1</text:p>
          </table:table-cell>
          <table:table-cell office:value-type="float" office:value="14.9" calcext:value-type="float">
            <text:p>14,9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46.9" calcext:value-type="float">
            <text:p>46,9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-531.6" calcext:value-type="float">
            <text:p>-531,6</text:p>
          </table:table-cell>
          <table:table-cell office:value-type="float" office:value="1920.7" calcext:value-type="float">
            <text:p>1920,7</text:p>
          </table:table-cell>
          <table:table-cell table:number-columns-repeated="16369"/>
        </table:table-row>
        <table:table-row table:style-name="ro1">
          <table:table-cell office:value-type="time" office:time-value="PT14H11M45S" calcext:value-type="time">
            <text:p>14:11:45</text:p>
          </table:table-cell>
          <table:table-cell office:value-type="float" office:value="5" calcext:value-type="float">
            <text:p>5</text:p>
          </table:table-cell>
          <table:table-cell office:value-type="float" office:value="47.231964" calcext:value-type="float">
            <text:p>47,231964</text:p>
          </table:table-cell>
          <table:table-cell office:value-type="float" office:value="0.444322" calcext:value-type="float">
            <text:p>0,444322</text:p>
          </table:table-cell>
          <table:table-cell office:value-type="float" office:value="95" calcext:value-type="float">
            <text:p>95</text:p>
          </table:table-cell>
          <table:table-cell office:value-type="float" office:value="15.1" calcext:value-type="float">
            <text:p>15,1</text:p>
          </table:table-cell>
          <table:table-cell office:value-type="float" office:value="14.9" calcext:value-type="float">
            <text:p>14,9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46.7" calcext:value-type="float">
            <text:p>46,7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-403" calcext:value-type="float">
            <text:p>-403</text:p>
          </table:table-cell>
          <table:table-cell office:value-type="float" office:value="1919.5" calcext:value-type="float">
            <text:p>1919,5</text:p>
          </table:table-cell>
          <table:table-cell table:number-columns-repeated="16369"/>
        </table:table-row>
        <table:table-row table:style-name="ro1">
          <table:table-cell office:value-type="time" office:time-value="PT14H11M55S" calcext:value-type="time">
            <text:p>14:11:55</text:p>
          </table:table-cell>
          <table:table-cell office:value-type="float" office:value="5" calcext:value-type="float">
            <text:p>5</text:p>
          </table:table-cell>
          <table:table-cell office:value-type="float" office:value="47.231949" calcext:value-type="float">
            <text:p>47,231949</text:p>
          </table:table-cell>
          <table:table-cell office:value-type="float" office:value="0.44439" calcext:value-type="float">
            <text:p>0,44439</text:p>
          </table:table-cell>
          <table:table-cell office:value-type="float" office:value="92.8" calcext:value-type="float">
            <text:p>92,8</text:p>
          </table:table-cell>
          <table:table-cell office:value-type="float" office:value="15.2" calcext:value-type="float">
            <text:p>15,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05.9" calcext:value-type="float">
            <text:p>1005,9</text:p>
          </table:table-cell>
          <table:table-cell office:value-type="float" office:value="46.5" calcext:value-type="float">
            <text:p>46,5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1" calcext:value-type="float">
            <text:p>11,1</text:p>
          </table:table-cell>
          <table:table-cell office:value-type="float" office:value="-395" calcext:value-type="float">
            <text:p>-395</text:p>
          </table:table-cell>
          <table:table-cell office:value-type="float" office:value="1918.4" calcext:value-type="float">
            <text:p>1918,4</text:p>
          </table:table-cell>
          <table:table-cell table:number-columns-repeated="16369"/>
        </table:table-row>
        <table:table-row table:style-name="ro1">
          <table:table-cell office:value-type="time" office:time-value="PT14H12M05S" calcext:value-type="time">
            <text:p>14:12:05</text:p>
          </table:table-cell>
          <table:table-cell office:value-type="float" office:value="7" calcext:value-type="float">
            <text:p>7</text:p>
          </table:table-cell>
          <table:table-cell office:value-type="float" office:value="47.231922" calcext:value-type="float">
            <text:p>47,231922</text:p>
          </table:table-cell>
          <table:table-cell office:value-type="float" office:value="0.444395" calcext:value-type="float">
            <text:p>0,444395</text:p>
          </table:table-cell>
          <table:table-cell office:value-type="float" office:value="96" calcext:value-type="float">
            <text:p>96</text:p>
          </table:table-cell>
          <table:table-cell office:value-type="float" office:value="15.4" calcext:value-type="float">
            <text:p>15,4</text:p>
          </table:table-cell>
          <table:table-cell office:value-type="float" office:value="15.1" calcext:value-type="float">
            <text:p>15,1</text:p>
          </table:table-cell>
          <table:table-cell office:value-type="float" office:value="18.2" calcext:value-type="float">
            <text:p>18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46.3" calcext:value-type="float">
            <text:p>46,3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2" calcext:value-type="float">
            <text:p>11,2</text:p>
          </table:table-cell>
          <table:table-cell office:value-type="float" office:value="-240.6" calcext:value-type="float">
            <text:p>-240,6</text:p>
          </table:table-cell>
          <table:table-cell office:value-type="float" office:value="1917.4" calcext:value-type="float">
            <text:p>1917,4</text:p>
          </table:table-cell>
          <table:table-cell table:number-columns-repeated="16369"/>
        </table:table-row>
        <table:table-row table:style-name="ro1">
          <table:table-cell office:value-type="time" office:time-value="PT14H12M15S" calcext:value-type="time">
            <text:p>14:12:15</text:p>
          </table:table-cell>
          <table:table-cell office:value-type="float" office:value="7" calcext:value-type="float">
            <text:p>7</text:p>
          </table:table-cell>
          <table:table-cell office:value-type="float" office:value="47.231903" calcext:value-type="float">
            <text:p>47,231903</text:p>
          </table:table-cell>
          <table:table-cell office:value-type="float" office:value="0.44443" calcext:value-type="float">
            <text:p>0,44443</text:p>
          </table:table-cell>
          <table:table-cell office:value-type="float" office:value="98.3" calcext:value-type="float">
            <text:p>98,3</text:p>
          </table:table-cell>
          <table:table-cell office:value-type="float" office:value="15.4" calcext:value-type="float">
            <text:p>15,4</text:p>
          </table:table-cell>
          <table:table-cell office:value-type="float" office:value="15.1" calcext:value-type="float">
            <text:p>15,1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46.1" calcext:value-type="float">
            <text:p>46,1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244" calcext:value-type="float">
            <text:p>-244</text:p>
          </table:table-cell>
          <table:table-cell office:value-type="float" office:value="1916.7" calcext:value-type="float">
            <text:p>1916,7</text:p>
          </table:table-cell>
          <table:table-cell table:number-columns-repeated="16369"/>
        </table:table-row>
        <table:table-row table:style-name="ro1">
          <table:table-cell office:value-type="time" office:time-value="PT14H12M25S" calcext:value-type="time">
            <text:p>14:12:25</text:p>
          </table:table-cell>
          <table:table-cell office:value-type="float" office:value="7" calcext:value-type="float">
            <text:p>7</text:p>
          </table:table-cell>
          <table:table-cell office:value-type="float" office:value="47.231899" calcext:value-type="float">
            <text:p>47,231899</text:p>
          </table:table-cell>
          <table:table-cell office:value-type="float" office:value="0.444433" calcext:value-type="float">
            <text:p>0,444433</text:p>
          </table:table-cell>
          <table:table-cell office:value-type="float" office:value="97.8" calcext:value-type="float">
            <text:p>97,8</text:p>
          </table:table-cell>
          <table:table-cell office:value-type="float" office:value="15.5" calcext:value-type="float">
            <text:p>15,5</text:p>
          </table:table-cell>
          <table:table-cell office:value-type="float" office:value="15.2" calcext:value-type="float">
            <text:p>15,2</text:p>
          </table:table-cell>
          <table:table-cell office:value-type="float" office:value="18.2" calcext:value-type="float">
            <text:p>18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239.6" calcext:value-type="float">
            <text:p>-239,6</text:p>
          </table:table-cell>
          <table:table-cell office:value-type="float" office:value="1916.1" calcext:value-type="float">
            <text:p>1916,1</text:p>
          </table:table-cell>
          <table:table-cell table:number-columns-repeated="16369"/>
        </table:table-row>
        <table:table-row table:style-name="ro1">
          <table:table-cell office:value-type="time" office:time-value="PT14H12M35S" calcext:value-type="time">
            <text:p>14:12:35</text:p>
          </table:table-cell>
          <table:table-cell office:value-type="float" office:value="7" calcext:value-type="float">
            <text:p>7</text:p>
          </table:table-cell>
          <table:table-cell office:value-type="float" office:value="47.231907" calcext:value-type="float">
            <text:p>47,231907</text:p>
          </table:table-cell>
          <table:table-cell office:value-type="float" office:value="0.444437" calcext:value-type="float">
            <text:p>0,444437</text:p>
          </table:table-cell>
          <table:table-cell office:value-type="float" office:value="97.7" calcext:value-type="float">
            <text:p>97,7</text:p>
          </table:table-cell>
          <table:table-cell office:value-type="float" office:value="15.5" calcext:value-type="float">
            <text:p>15,5</text:p>
          </table:table-cell>
          <table:table-cell office:value-type="float" office:value="15.3" calcext:value-type="float">
            <text:p>15,3</text:p>
          </table:table-cell>
          <table:table-cell office:value-type="float" office:value="18.5" calcext:value-type="float">
            <text:p>18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45.8" calcext:value-type="float">
            <text:p>45,8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1" calcext:value-type="float">
            <text:p>11,1</text:p>
          </table:table-cell>
          <table:table-cell office:value-type="float" office:value="-259.6" calcext:value-type="float">
            <text:p>-259,6</text:p>
          </table:table-cell>
          <table:table-cell office:value-type="float" office:value="1915.3" calcext:value-type="float">
            <text:p>1915,3</text:p>
          </table:table-cell>
          <table:table-cell table:number-columns-repeated="16369"/>
        </table:table-row>
        <table:table-row table:style-name="ro1">
          <table:table-cell office:value-type="time" office:time-value="PT14H12M45S" calcext:value-type="time">
            <text:p>14:12:45</text:p>
          </table:table-cell>
          <table:table-cell office:value-type="float" office:value="7" calcext:value-type="float">
            <text:p>7</text:p>
          </table:table-cell>
          <table:table-cell office:value-type="float" office:value="47.231911" calcext:value-type="float">
            <text:p>47,231911</text:p>
          </table:table-cell>
          <table:table-cell office:value-type="float" office:value="0.444438" calcext:value-type="float">
            <text:p>0,444438</text:p>
          </table:table-cell>
          <table:table-cell office:value-type="float" office:value="98" calcext:value-type="float">
            <text:p>98</text:p>
          </table:table-cell>
          <table:table-cell office:value-type="float" office:value="15.6" calcext:value-type="float">
            <text:p>15,6</text:p>
          </table:table-cell>
          <table:table-cell office:value-type="float" office:value="15.3" calcext:value-type="float">
            <text:p>15,3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45.7" calcext:value-type="float">
            <text:p>45,7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246.7" calcext:value-type="float">
            <text:p>-246,7</text:p>
          </table:table-cell>
          <table:table-cell office:value-type="float" office:value="1914.5" calcext:value-type="float">
            <text:p>1914,5</text:p>
          </table:table-cell>
          <table:table-cell table:number-columns-repeated="16369"/>
        </table:table-row>
        <table:table-row table:style-name="ro1">
          <table:table-cell office:value-type="time" office:time-value="PT14H12M55S" calcext:value-type="time">
            <text:p>14:12:55</text:p>
          </table:table-cell>
          <table:table-cell office:value-type="float" office:value="7" calcext:value-type="float">
            <text:p>7</text:p>
          </table:table-cell>
          <table:table-cell office:value-type="float" office:value="47.231911" calcext:value-type="float">
            <text:p>47,231911</text:p>
          </table:table-cell>
          <table:table-cell office:value-type="float" office:value="0.444437" calcext:value-type="float">
            <text:p>0,444437</text:p>
          </table:table-cell>
          <table:table-cell office:value-type="float" office:value="98.1" calcext:value-type="float">
            <text:p>98,1</text:p>
          </table:table-cell>
          <table:table-cell office:value-type="float" office:value="15.6" calcext:value-type="float">
            <text:p>15,6</text:p>
          </table:table-cell>
          <table:table-cell office:value-type="float" office:value="15.4" calcext:value-type="float">
            <text:p>15,4</text:p>
          </table:table-cell>
          <table:table-cell office:value-type="float" office:value="18.5" calcext:value-type="float">
            <text:p>18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45.5" calcext:value-type="float">
            <text:p>45,5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241.4" calcext:value-type="float">
            <text:p>-241,4</text:p>
          </table:table-cell>
          <table:table-cell office:value-type="float" office:value="1913.8" calcext:value-type="float">
            <text:p>1913,8</text:p>
          </table:table-cell>
          <table:table-cell table:number-columns-repeated="16369"/>
        </table:table-row>
        <table:table-row table:style-name="ro1">
          <table:table-cell office:value-type="time" office:time-value="PT14H13M05S" calcext:value-type="time">
            <text:p>14:13:05</text:p>
          </table:table-cell>
          <table:table-cell office:value-type="float" office:value="8" calcext:value-type="float">
            <text:p>8</text:p>
          </table:table-cell>
          <table:table-cell office:value-type="float" office:value="47.231911" calcext:value-type="float">
            <text:p>47,231911</text:p>
          </table:table-cell>
          <table:table-cell office:value-type="float" office:value="0.444437" calcext:value-type="float">
            <text:p>0,444437</text:p>
          </table:table-cell>
          <table:table-cell office:value-type="float" office:value="98.3" calcext:value-type="float">
            <text:p>98,3</text:p>
          </table:table-cell>
          <table:table-cell office:value-type="float" office:value="15.8" calcext:value-type="float">
            <text:p>15,8</text:p>
          </table:table-cell>
          <table:table-cell office:value-type="float" office:value="15.5" calcext:value-type="float">
            <text:p>15,5</text:p>
          </table:table-cell>
          <table:table-cell office:value-type="float" office:value="17.8" calcext:value-type="float">
            <text:p>17,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5.4" calcext:value-type="float">
            <text:p>45,4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1" calcext:value-type="float">
            <text:p>11,1</text:p>
          </table:table-cell>
          <table:table-cell office:value-type="float" office:value="-255" calcext:value-type="float">
            <text:p>-255</text:p>
          </table:table-cell>
          <table:table-cell office:value-type="float" office:value="1913.2" calcext:value-type="float">
            <text:p>1913,2</text:p>
          </table:table-cell>
          <table:table-cell table:number-columns-repeated="16369"/>
        </table:table-row>
        <table:table-row table:style-name="ro1">
          <table:table-cell office:value-type="time" office:time-value="PT14H13M15S" calcext:value-type="time">
            <text:p>14:13:15</text:p>
          </table:table-cell>
          <table:table-cell office:value-type="float" office:value="8" calcext:value-type="float">
            <text:p>8</text:p>
          </table:table-cell>
          <table:table-cell office:value-type="float" office:value="47.231911" calcext:value-type="float">
            <text:p>47,231911</text:p>
          </table:table-cell>
          <table:table-cell office:value-type="float" office:value="0.444437" calcext:value-type="float">
            <text:p>0,444437</text:p>
          </table:table-cell>
          <table:table-cell office:value-type="float" office:value="98.4" calcext:value-type="float">
            <text:p>98,4</text:p>
          </table:table-cell>
          <table:table-cell office:value-type="float" office:value="15.8" calcext:value-type="float">
            <text:p>15,8</text:p>
          </table:table-cell>
          <table:table-cell office:value-type="float" office:value="15.5" calcext:value-type="float">
            <text:p>15,5</text:p>
          </table:table-cell>
          <table:table-cell office:value-type="float" office:value="18.8" calcext:value-type="float">
            <text:p>18,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5.2" calcext:value-type="float">
            <text:p>45,2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238.4" calcext:value-type="float">
            <text:p>-238,4</text:p>
          </table:table-cell>
          <table:table-cell office:value-type="float" office:value="1912.5" calcext:value-type="float">
            <text:p>1912,5</text:p>
          </table:table-cell>
          <table:table-cell table:number-columns-repeated="16369"/>
        </table:table-row>
        <table:table-row table:style-name="ro1">
          <table:table-cell office:value-type="time" office:time-value="PT14H13M25S" calcext:value-type="time">
            <text:p>14:13:25</text:p>
          </table:table-cell>
          <table:table-cell office:value-type="float" office:value="8" calcext:value-type="float">
            <text:p>8</text:p>
          </table:table-cell>
          <table:table-cell office:value-type="float" office:value="47.231911" calcext:value-type="float">
            <text:p>47,231911</text:p>
          </table:table-cell>
          <table:table-cell office:value-type="float" office:value="0.444437" calcext:value-type="float">
            <text:p>0,444437</text:p>
          </table:table-cell>
          <table:table-cell office:value-type="float" office:value="98.5" calcext:value-type="float">
            <text:p>98,5</text:p>
          </table:table-cell>
          <table:table-cell office:value-type="float" office:value="15.9" calcext:value-type="float">
            <text:p>15,9</text:p>
          </table:table-cell>
          <table:table-cell office:value-type="float" office:value="15.6" calcext:value-type="float">
            <text:p>15,6</text:p>
          </table:table-cell>
          <table:table-cell office:value-type="float" office:value="18.8" calcext:value-type="float">
            <text:p>18,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5.1" calcext:value-type="float">
            <text:p>45,1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2" calcext:value-type="float">
            <text:p>11,2</text:p>
          </table:table-cell>
          <table:table-cell office:value-type="float" office:value="-242.8" calcext:value-type="float">
            <text:p>-242,8</text:p>
          </table:table-cell>
          <table:table-cell office:value-type="float" office:value="1911.8" calcext:value-type="float">
            <text:p>1911,8</text:p>
          </table:table-cell>
          <table:table-cell table:number-columns-repeated="16369"/>
        </table:table-row>
        <table:table-row table:style-name="ro1">
          <table:table-cell office:value-type="time" office:time-value="PT14H13M35S" calcext:value-type="time">
            <text:p>14:13:35</text:p>
          </table:table-cell>
          <table:table-cell office:value-type="float" office:value="8" calcext:value-type="float">
            <text:p>8</text:p>
          </table:table-cell>
          <table:table-cell office:value-type="float" office:value="47.231907" calcext:value-type="float">
            <text:p>47,231907</text:p>
          </table:table-cell>
          <table:table-cell office:value-type="float" office:value="0.44444" calcext:value-type="float">
            <text:p>0,44444</text:p>
          </table:table-cell>
          <table:table-cell office:value-type="float" office:value="98.7" calcext:value-type="float">
            <text:p>98,7</text:p>
          </table:table-cell>
          <table:table-cell office:value-type="float" office:value="15.9" calcext:value-type="float">
            <text:p>15,9</text:p>
          </table:table-cell>
          <table:table-cell office:value-type="float" office:value="15.7" calcext:value-type="float">
            <text:p>15,7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44.9" calcext:value-type="float">
            <text:p>44,9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1" calcext:value-type="float">
            <text:p>11,1</text:p>
          </table:table-cell>
          <table:table-cell office:value-type="float" office:value="-354.1" calcext:value-type="float">
            <text:p>-354,1</text:p>
          </table:table-cell>
          <table:table-cell office:value-type="float" office:value="1911.1" calcext:value-type="float">
            <text:p>1911,1</text:p>
          </table:table-cell>
          <table:table-cell table:number-columns-repeated="16369"/>
        </table:table-row>
        <table:table-row table:style-name="ro1">
          <table:table-cell office:value-type="time" office:time-value="PT14H13M45S" calcext:value-type="time">
            <text:p>14:13:45</text:p>
          </table:table-cell>
          <table:table-cell office:value-type="float" office:value="8" calcext:value-type="float">
            <text:p>8</text:p>
          </table:table-cell>
          <table:table-cell office:value-type="float" office:value="47.231895" calcext:value-type="float">
            <text:p>47,231895</text:p>
          </table:table-cell>
          <table:table-cell office:value-type="float" office:value="0.44441" calcext:value-type="float">
            <text:p>0,44441</text:p>
          </table:table-cell>
          <table:table-cell office:value-type="float" office:value="99.5" calcext:value-type="float">
            <text:p>99,5</text:p>
          </table:table-cell>
          <table:table-cell office:value-type="float" office:value="16" calcext:value-type="float">
            <text:p>16</text:p>
          </table:table-cell>
          <table:table-cell office:value-type="float" office:value="15.7" calcext:value-type="float">
            <text:p>15,7</text:p>
          </table:table-cell>
          <table:table-cell office:value-type="float" office:value="18.5" calcext:value-type="float">
            <text:p>18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44.8" calcext:value-type="float">
            <text:p>44,8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260.5" calcext:value-type="float">
            <text:p>-260,5</text:p>
          </table:table-cell>
          <table:table-cell office:value-type="float" office:value="1910.3" calcext:value-type="float">
            <text:p>1910,3</text:p>
          </table:table-cell>
          <table:table-cell table:number-columns-repeated="16369"/>
        </table:table-row>
        <table:table-row table:style-name="ro1">
          <table:table-cell office:value-type="time" office:time-value="PT14H13M55S" calcext:value-type="time">
            <text:p>14:13:55</text:p>
          </table:table-cell>
          <table:table-cell office:value-type="float" office:value="8" calcext:value-type="float">
            <text:p>8</text:p>
          </table:table-cell>
          <table:table-cell office:value-type="float" office:value="47.231895" calcext:value-type="float">
            <text:p>47,231895</text:p>
          </table:table-cell>
          <table:table-cell office:value-type="float" office:value="0.44441" calcext:value-type="float">
            <text:p>0,44441</text:p>
          </table:table-cell>
          <table:table-cell office:value-type="float" office:value="99.4" calcext:value-type="float">
            <text:p>99,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.8" calcext:value-type="float">
            <text:p>15,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4.6" calcext:value-type="float">
            <text:p>44,6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2" calcext:value-type="float">
            <text:p>11,2</text:p>
          </table:table-cell>
          <table:table-cell office:value-type="float" office:value="-241" calcext:value-type="float">
            <text:p>-241</text:p>
          </table:table-cell>
          <table:table-cell office:value-type="float" office:value="1909.6" calcext:value-type="float">
            <text:p>1909,6</text:p>
          </table:table-cell>
          <table:table-cell table:number-columns-repeated="16369"/>
        </table:table-row>
        <table:table-row table:style-name="ro1">
          <table:table-cell office:value-type="time" office:time-value="PT14H14M05S" calcext:value-type="time">
            <text:p>14:14:05</text:p>
          </table:table-cell>
          <table:table-cell office:value-type="float" office:value="7" calcext:value-type="float">
            <text:p>7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37" calcext:value-type="float">
            <text:p>0,44437</text:p>
          </table:table-cell>
          <table:table-cell office:value-type="float" office:value="100.1" calcext:value-type="float">
            <text:p>100,1</text:p>
          </table:table-cell>
          <table:table-cell office:value-type="float" office:value="16.1" calcext:value-type="float">
            <text:p>16,1</text:p>
          </table:table-cell>
          <table:table-cell office:value-type="float" office:value="15.8" calcext:value-type="float">
            <text:p>15,8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44.5" calcext:value-type="float">
            <text:p>44,5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2" calcext:value-type="float">
            <text:p>11,2</text:p>
          </table:table-cell>
          <table:table-cell office:value-type="float" office:value="-239.1" calcext:value-type="float">
            <text:p>-239,1</text:p>
          </table:table-cell>
          <table:table-cell office:value-type="float" office:value="1908.9" calcext:value-type="float">
            <text:p>1908,9</text:p>
          </table:table-cell>
          <table:table-cell table:number-columns-repeated="16369"/>
        </table:table-row>
        <table:table-row table:style-name="ro1">
          <table:table-cell office:value-type="time" office:time-value="PT14H14M15S" calcext:value-type="time">
            <text:p>14:14:15</text:p>
          </table:table-cell>
          <table:table-cell office:value-type="float" office:value="7" calcext:value-type="float">
            <text:p>7</text:p>
          </table:table-cell>
          <table:table-cell office:value-type="float" office:value="47.231907" calcext:value-type="float">
            <text:p>47,231907</text:p>
          </table:table-cell>
          <table:table-cell office:value-type="float" office:value="0.444375" calcext:value-type="float">
            <text:p>0,444375</text:p>
          </table:table-cell>
          <table:table-cell office:value-type="float" office:value="102.3" calcext:value-type="float">
            <text:p>102,3</text:p>
          </table:table-cell>
          <table:table-cell office:value-type="float" office:value="16.1" calcext:value-type="float">
            <text:p>16,1</text:p>
          </table:table-cell>
          <table:table-cell office:value-type="float" office:value="15.9" calcext:value-type="float">
            <text:p>15,9</text:p>
          </table:table-cell>
          <table:table-cell office:value-type="float" office:value="18.5" calcext:value-type="float">
            <text:p>18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44.3" calcext:value-type="float">
            <text:p>44,3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2" calcext:value-type="float">
            <text:p>11,2</text:p>
          </table:table-cell>
          <table:table-cell office:value-type="float" office:value="-246.2" calcext:value-type="float">
            <text:p>-246,2</text:p>
          </table:table-cell>
          <table:table-cell office:value-type="float" office:value="1908.2" calcext:value-type="float">
            <text:p>1908,2</text:p>
          </table:table-cell>
          <table:table-cell table:number-columns-repeated="16369"/>
        </table:table-row>
        <table:table-row table:style-name="ro1">
          <table:table-cell office:value-type="time" office:time-value="PT14H14M25S" calcext:value-type="time">
            <text:p>14:14:25</text:p>
          </table:table-cell>
          <table:table-cell office:value-type="float" office:value="8" calcext:value-type="float">
            <text:p>8</text:p>
          </table:table-cell>
          <table:table-cell office:value-type="float" office:value="47.231903" calcext:value-type="float">
            <text:p>47,231903</text:p>
          </table:table-cell>
          <table:table-cell office:value-type="float" office:value="0.444382" calcext:value-type="float">
            <text:p>0,444382</text:p>
          </table:table-cell>
          <table:table-cell office:value-type="float" office:value="102.6" calcext:value-type="float">
            <text:p>102,6</text:p>
          </table:table-cell>
          <table:table-cell office:value-type="float" office:value="16.2" calcext:value-type="float">
            <text:p>16,2</text:p>
          </table:table-cell>
          <table:table-cell office:value-type="float" office:value="15.9" calcext:value-type="float">
            <text:p>15,9</text:p>
          </table:table-cell>
          <table:table-cell office:value-type="float" office:value="18.2" calcext:value-type="float">
            <text:p>18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44.1" calcext:value-type="float">
            <text:p>44,1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2" calcext:value-type="float">
            <text:p>11,2</text:p>
          </table:table-cell>
          <table:table-cell office:value-type="float" office:value="-239.7" calcext:value-type="float">
            <text:p>-239,7</text:p>
          </table:table-cell>
          <table:table-cell office:value-type="float" office:value="1907.5" calcext:value-type="float">
            <text:p>1907,5</text:p>
          </table:table-cell>
          <table:table-cell table:number-columns-repeated="16369"/>
        </table:table-row>
        <table:table-row table:style-name="ro1">
          <table:table-cell office:value-type="time" office:time-value="PT14H14M35S" calcext:value-type="time">
            <text:p>14:14:35</text:p>
          </table:table-cell>
          <table:table-cell office:value-type="float" office:value="7" calcext:value-type="float">
            <text:p>7</text:p>
          </table:table-cell>
          <table:table-cell office:value-type="float" office:value="47.231907" calcext:value-type="float">
            <text:p>47,231907</text:p>
          </table:table-cell>
          <table:table-cell office:value-type="float" office:value="0.444372" calcext:value-type="float">
            <text:p>0,444372</text:p>
          </table:table-cell>
          <table:table-cell office:value-type="float" office:value="102" calcext:value-type="float">
            <text:p>102</text:p>
          </table:table-cell>
          <table:table-cell office:value-type="float" office:value="16.2" calcext:value-type="float">
            <text:p>16,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05.7" calcext:value-type="float">
            <text:p>1005,7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1" calcext:value-type="float">
            <text:p>11,1</text:p>
          </table:table-cell>
          <table:table-cell office:value-type="float" office:value="-333.6" calcext:value-type="float">
            <text:p>-333,6</text:p>
          </table:table-cell>
          <table:table-cell office:value-type="float" office:value="1906.8" calcext:value-type="float">
            <text:p>1906,8</text:p>
          </table:table-cell>
          <table:table-cell table:number-columns-repeated="16369"/>
        </table:table-row>
        <table:table-row table:style-name="ro1">
          <table:table-cell office:value-type="time" office:time-value="PT14H14M45S" calcext:value-type="time">
            <text:p>14:14:45</text:p>
          </table:table-cell>
          <table:table-cell office:value-type="float" office:value="7" calcext:value-type="float">
            <text:p>7</text:p>
          </table:table-cell>
          <table:table-cell office:value-type="float" office:value="47.231907" calcext:value-type="float">
            <text:p>47,231907</text:p>
          </table:table-cell>
          <table:table-cell office:value-type="float" office:value="0.444367" calcext:value-type="float">
            <text:p>0,444367</text:p>
          </table:table-cell>
          <table:table-cell office:value-type="float" office:value="101.5" calcext:value-type="float">
            <text:p>101,5</text:p>
          </table:table-cell>
          <table:table-cell office:value-type="float" office:value="16.4" calcext:value-type="float">
            <text:p>16,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3.9" calcext:value-type="float">
            <text:p>43,9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1" calcext:value-type="float">
            <text:p>11,1</text:p>
          </table:table-cell>
          <table:table-cell office:value-type="float" office:value="-246.5" calcext:value-type="float">
            <text:p>-246,5</text:p>
          </table:table-cell>
          <table:table-cell office:value-type="float" office:value="1906" calcext:value-type="float">
            <text:p>1906</text:p>
          </table:table-cell>
          <table:table-cell table:number-columns-repeated="16369"/>
        </table:table-row>
        <table:table-row table:style-name="ro1">
          <table:table-cell office:value-type="time" office:time-value="PT14H14M55S" calcext:value-type="time">
            <text:p>14:14:55</text:p>
          </table:table-cell>
          <table:table-cell office:value-type="float" office:value="7" calcext:value-type="float">
            <text:p>7</text:p>
          </table:table-cell>
          <table:table-cell office:value-type="float" office:value="47.231907" calcext:value-type="float">
            <text:p>47,231907</text:p>
          </table:table-cell>
          <table:table-cell office:value-type="float" office:value="0.444367" calcext:value-type="float">
            <text:p>0,444367</text:p>
          </table:table-cell>
          <table:table-cell office:value-type="float" office:value="101.5" calcext:value-type="float">
            <text:p>101,5</text:p>
          </table:table-cell>
          <table:table-cell office:value-type="float" office:value="16.4" calcext:value-type="float">
            <text:p>16,4</text:p>
          </table:table-cell>
          <table:table-cell office:value-type="float" office:value="16.1" calcext:value-type="float">
            <text:p>16,1</text:p>
          </table:table-cell>
          <table:table-cell office:value-type="float" office:value="15.5" calcext:value-type="float">
            <text:p>15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43.7" calcext:value-type="float">
            <text:p>43,7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1" calcext:value-type="float">
            <text:p>11,1</text:p>
          </table:table-cell>
          <table:table-cell office:value-type="float" office:value="-245.7" calcext:value-type="float">
            <text:p>-245,7</text:p>
          </table:table-cell>
          <table:table-cell office:value-type="float" office:value="1905.4" calcext:value-type="float">
            <text:p>1905,4</text:p>
          </table:table-cell>
          <table:table-cell table:number-columns-repeated="16369"/>
        </table:table-row>
        <table:table-row table:style-name="ro1">
          <table:table-cell office:value-type="time" office:time-value="PT14H15M05S" calcext:value-type="time">
            <text:p>14:15:05</text:p>
          </table:table-cell>
          <table:table-cell office:value-type="float" office:value="7" calcext:value-type="float">
            <text:p>7</text:p>
          </table:table-cell>
          <table:table-cell office:value-type="float" office:value="47.231907" calcext:value-type="float">
            <text:p>47,231907</text:p>
          </table:table-cell>
          <table:table-cell office:value-type="float" office:value="0.444368" calcext:value-type="float">
            <text:p>0,444368</text:p>
          </table:table-cell>
          <table:table-cell office:value-type="float" office:value="101.5" calcext:value-type="float">
            <text:p>101,5</text:p>
          </table:table-cell>
          <table:table-cell office:value-type="float" office:value="16.5" calcext:value-type="float">
            <text:p>16,5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3.6" calcext:value-type="float">
            <text:p>43,6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1" calcext:value-type="float">
            <text:p>11,1</text:p>
          </table:table-cell>
          <table:table-cell office:value-type="float" office:value="-395.4" calcext:value-type="float">
            <text:p>-395,4</text:p>
          </table:table-cell>
          <table:table-cell office:value-type="float" office:value="1904.5" calcext:value-type="float">
            <text:p>1904,5</text:p>
          </table:table-cell>
          <table:table-cell table:number-columns-repeated="16369"/>
        </table:table-row>
        <table:table-row table:style-name="ro1">
          <table:table-cell office:value-type="time" office:time-value="PT14H15M15S" calcext:value-type="time">
            <text:p>14:15:15</text:p>
          </table:table-cell>
          <table:table-cell office:value-type="float" office:value="6" calcext:value-type="float">
            <text:p>6</text:p>
          </table:table-cell>
          <table:table-cell office:value-type="float" office:value="47.23185" calcext:value-type="float">
            <text:p>47,23185</text:p>
          </table:table-cell>
          <table:table-cell office:value-type="float" office:value="0.444457" calcext:value-type="float">
            <text:p>0,444457</text:p>
          </table:table-cell>
          <table:table-cell office:value-type="float" office:value="101" calcext:value-type="float">
            <text:p>101</text:p>
          </table:table-cell>
          <table:table-cell office:value-type="float" office:value="16.5" calcext:value-type="float">
            <text:p>16,5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3.5" calcext:value-type="float">
            <text:p>43,5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1" calcext:value-type="float">
            <text:p>11,1</text:p>
          </table:table-cell>
          <table:table-cell office:value-type="float" office:value="-397.3" calcext:value-type="float">
            <text:p>-397,3</text:p>
          </table:table-cell>
          <table:table-cell office:value-type="float" office:value="1903.4" calcext:value-type="float">
            <text:p>1903,4</text:p>
          </table:table-cell>
          <table:table-cell table:number-columns-repeated="16369"/>
        </table:table-row>
        <table:table-row table:style-name="ro1">
          <table:table-cell office:value-type="time" office:time-value="PT14H15M25S" calcext:value-type="time">
            <text:p>14:15:25</text:p>
          </table:table-cell>
          <table:table-cell office:value-type="float" office:value="6" calcext:value-type="float">
            <text:p>6</text:p>
          </table:table-cell>
          <table:table-cell office:value-type="float" office:value="47.231892" calcext:value-type="float">
            <text:p>47,231892</text:p>
          </table:table-cell>
          <table:table-cell office:value-type="float" office:value="0.444495" calcext:value-type="float">
            <text:p>0,444495</text:p>
          </table:table-cell>
          <table:table-cell office:value-type="float" office:value="100.9" calcext:value-type="float">
            <text:p>100,9</text:p>
          </table:table-cell>
          <table:table-cell office:value-type="float" office:value="16.6" calcext:value-type="float">
            <text:p>16,6</text:p>
          </table:table-cell>
          <table:table-cell office:value-type="float" office:value="16.3" calcext:value-type="float">
            <text:p>16,3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3.4" calcext:value-type="float">
            <text:p>43,4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1" calcext:value-type="float">
            <text:p>11,1</text:p>
          </table:table-cell>
          <table:table-cell office:value-type="float" office:value="-405.3" calcext:value-type="float">
            <text:p>-405,3</text:p>
          </table:table-cell>
          <table:table-cell office:value-type="float" office:value="1902.2" calcext:value-type="float">
            <text:p>1902,2</text:p>
          </table:table-cell>
          <table:table-cell table:number-columns-repeated="16369"/>
        </table:table-row>
        <table:table-row table:style-name="ro1">
          <table:table-cell office:value-type="time" office:time-value="PT14H15M35S" calcext:value-type="time">
            <text:p>14:15:35</text:p>
          </table:table-cell>
          <table:table-cell office:value-type="float" office:value="5" calcext:value-type="float">
            <text:p>5</text:p>
          </table:table-cell>
          <table:table-cell office:value-type="float" office:value="47.231827" calcext:value-type="float">
            <text:p>47,231827</text:p>
          </table:table-cell>
          <table:table-cell office:value-type="float" office:value="0.44446" calcext:value-type="float">
            <text:p>0,44446</text:p>
          </table:table-cell>
          <table:table-cell office:value-type="float" office:value="101.7" calcext:value-type="float">
            <text:p>101,7</text:p>
          </table:table-cell>
          <table:table-cell office:value-type="float" office:value="16.6" calcext:value-type="float">
            <text:p>16,6</text:p>
          </table:table-cell>
          <table:table-cell office:value-type="float" office:value="16.3" calcext:value-type="float">
            <text:p>16,3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3.4" calcext:value-type="float">
            <text:p>43,4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1" calcext:value-type="float">
            <text:p>11,1</text:p>
          </table:table-cell>
          <table:table-cell office:value-type="float" office:value="-474.9" calcext:value-type="float">
            <text:p>-474,9</text:p>
          </table:table-cell>
          <table:table-cell office:value-type="float" office:value="1901" calcext:value-type="float">
            <text:p>1901</text:p>
          </table:table-cell>
          <table:table-cell table:number-columns-repeated="16369"/>
        </table:table-row>
        <table:table-row table:style-name="ro1">
          <table:table-cell office:value-type="time" office:time-value="PT14H15M45S" calcext:value-type="time">
            <text:p>14:15:45</text:p>
          </table:table-cell>
          <table:table-cell office:value-type="float" office:value="5" calcext:value-type="float">
            <text:p>5</text:p>
          </table:table-cell>
          <table:table-cell office:value-type="float" office:value="47.23185" calcext:value-type="float">
            <text:p>47,23185</text:p>
          </table:table-cell>
          <table:table-cell office:value-type="float" office:value="0.444435" calcext:value-type="float">
            <text:p>0,444435</text:p>
          </table:table-cell>
          <table:table-cell office:value-type="float" office:value="101.8" calcext:value-type="float">
            <text:p>101,8</text:p>
          </table:table-cell>
          <table:table-cell office:value-type="float" office:value="16.8" calcext:value-type="float">
            <text:p>16,8</text:p>
          </table:table-cell>
          <table:table-cell office:value-type="float" office:value="16.4" calcext:value-type="float">
            <text:p>16,4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3.5" calcext:value-type="float">
            <text:p>43,5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1.1" calcext:value-type="float">
            <text:p>11,1</text:p>
          </table:table-cell>
          <table:table-cell office:value-type="float" office:value="-388.4" calcext:value-type="float">
            <text:p>-388,4</text:p>
          </table:table-cell>
          <table:table-cell office:value-type="float" office:value="1899.9" calcext:value-type="float">
            <text:p>1899,9</text:p>
          </table:table-cell>
          <table:table-cell table:number-columns-repeated="16369"/>
        </table:table-row>
        <table:table-row table:style-name="ro1">
          <table:table-cell office:value-type="time" office:time-value="PT14H15M55S" calcext:value-type="time">
            <text:p>14:15:55</text:p>
          </table:table-cell>
          <table:table-cell office:value-type="float" office:value="6" calcext:value-type="float">
            <text:p>6</text:p>
          </table:table-cell>
          <table:table-cell office:value-type="float" office:value="47.231853" calcext:value-type="float">
            <text:p>47,231853</text:p>
          </table:table-cell>
          <table:table-cell office:value-type="float" office:value="0.444488" calcext:value-type="float">
            <text:p>0,444488</text:p>
          </table:table-cell>
          <table:table-cell office:value-type="float" office:value="102.2" calcext:value-type="float">
            <text:p>102,2</text:p>
          </table:table-cell>
          <table:table-cell office:value-type="float" office:value="16.8" calcext:value-type="float">
            <text:p>16,8</text:p>
          </table:table-cell>
          <table:table-cell office:value-type="float" office:value="16.5" calcext:value-type="float">
            <text:p>16,5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3.6" calcext:value-type="float">
            <text:p>43,6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1" calcext:value-type="float">
            <text:p>11,1</text:p>
          </table:table-cell>
          <table:table-cell office:value-type="float" office:value="-389.9" calcext:value-type="float">
            <text:p>-389,9</text:p>
          </table:table-cell>
          <table:table-cell office:value-type="float" office:value="1898.8" calcext:value-type="float">
            <text:p>1898,8</text:p>
          </table:table-cell>
          <table:table-cell table:number-columns-repeated="16369"/>
        </table:table-row>
        <table:table-row table:style-name="ro1">
          <table:table-cell office:value-type="time" office:time-value="PT14H16M05S" calcext:value-type="time">
            <text:p>14:16:05</text:p>
          </table:table-cell>
          <table:table-cell office:value-type="float" office:value="6" calcext:value-type="float">
            <text:p>6</text:p>
          </table:table-cell>
          <table:table-cell office:value-type="float" office:value="47.231903" calcext:value-type="float">
            <text:p>47,231903</text:p>
          </table:table-cell>
          <table:table-cell office:value-type="float" office:value="0.44447" calcext:value-type="float">
            <text:p>0,44447</text:p>
          </table:table-cell>
          <table:table-cell office:value-type="float" office:value="102.7" calcext:value-type="float">
            <text:p>102,7</text:p>
          </table:table-cell>
          <table:table-cell office:value-type="float" office:value="16.9" calcext:value-type="float">
            <text:p>16,9</text:p>
          </table:table-cell>
          <table:table-cell office:value-type="float" office:value="16.5" calcext:value-type="float">
            <text:p>16,5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3.5" calcext:value-type="float">
            <text:p>43,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1.1" calcext:value-type="float">
            <text:p>11,1</text:p>
          </table:table-cell>
          <table:table-cell office:value-type="float" office:value="-392.4" calcext:value-type="float">
            <text:p>-392,4</text:p>
          </table:table-cell>
          <table:table-cell office:value-type="float" office:value="1897.6" calcext:value-type="float">
            <text:p>1897,6</text:p>
          </table:table-cell>
          <table:table-cell table:number-columns-repeated="16369"/>
        </table:table-row>
        <table:table-row table:style-name="ro1">
          <table:table-cell office:value-type="time" office:time-value="PT14H16M15S" calcext:value-type="time">
            <text:p>14:16:15</text:p>
          </table:table-cell>
          <table:table-cell office:value-type="float" office:value="7" calcext:value-type="float">
            <text:p>7</text:p>
          </table:table-cell>
          <table:table-cell office:value-type="float" office:value="47.231956" calcext:value-type="float">
            <text:p>47,231956</text:p>
          </table:table-cell>
          <table:table-cell office:value-type="float" office:value="0.444467" calcext:value-type="float">
            <text:p>0,444467</text:p>
          </table:table-cell>
          <table:table-cell office:value-type="float" office:value="106.8" calcext:value-type="float">
            <text:p>106,8</text:p>
          </table:table-cell>
          <table:table-cell office:value-type="float" office:value="16.9" calcext:value-type="float">
            <text:p>16,9</text:p>
          </table:table-cell>
          <table:table-cell office:value-type="float" office:value="16.6" calcext:value-type="float">
            <text:p>16,6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3.3" calcext:value-type="float">
            <text:p>43,3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408" calcext:value-type="float">
            <text:p>-408</text:p>
          </table:table-cell>
          <table:table-cell office:value-type="float" office:value="1896.5" calcext:value-type="float">
            <text:p>1896,5</text:p>
          </table:table-cell>
          <table:table-cell table:number-columns-repeated="16369"/>
        </table:table-row>
        <table:table-row table:style-name="ro1">
          <table:table-cell office:value-type="time" office:time-value="PT14H16M25S" calcext:value-type="time">
            <text:p>14:16:25</text:p>
          </table:table-cell>
          <table:table-cell office:value-type="float" office:value="5" calcext:value-type="float">
            <text:p>5</text:p>
          </table:table-cell>
          <table:table-cell office:value-type="float" office:value="47.231922" calcext:value-type="float">
            <text:p>47,231922</text:p>
          </table:table-cell>
          <table:table-cell office:value-type="float" office:value="0.444467" calcext:value-type="float">
            <text:p>0,444467</text:p>
          </table:table-cell>
          <table:table-cell office:value-type="float" office:value="103.7" calcext:value-type="float">
            <text:p>103,7</text:p>
          </table:table-cell>
          <table:table-cell office:value-type="float" office:value="17" calcext:value-type="float">
            <text:p>17</text:p>
          </table:table-cell>
          <table:table-cell office:value-type="float" office:value="16.6" calcext:value-type="float">
            <text:p>16,6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3.2" calcext:value-type="float">
            <text:p>43,2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394.8" calcext:value-type="float">
            <text:p>-394,8</text:p>
          </table:table-cell>
          <table:table-cell office:value-type="float" office:value="1895.4" calcext:value-type="float">
            <text:p>1895,4</text:p>
          </table:table-cell>
          <table:table-cell table:number-columns-repeated="16369"/>
        </table:table-row>
        <table:table-row table:style-name="ro1">
          <table:table-cell office:value-type="time" office:time-value="PT14H16M35S" calcext:value-type="time">
            <text:p>14:16:35</text:p>
          </table:table-cell>
          <table:table-cell office:value-type="float" office:value="4" calcext:value-type="float">
            <text:p>4</text:p>
          </table:table-cell>
          <table:table-cell office:value-type="float" office:value="47.231815" calcext:value-type="float">
            <text:p>47,231815</text:p>
          </table:table-cell>
          <table:table-cell office:value-type="float" office:value="0.444548" calcext:value-type="float">
            <text:p>0,444548</text:p>
          </table:table-cell>
          <table:table-cell office:value-type="float" office:value="94.2" calcext:value-type="float">
            <text:p>94,2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,7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459.5" calcext:value-type="float">
            <text:p>-459,5</text:p>
          </table:table-cell>
          <table:table-cell office:value-type="float" office:value="1894.2" calcext:value-type="float">
            <text:p>1894,2</text:p>
          </table:table-cell>
          <table:table-cell table:number-columns-repeated="16369"/>
        </table:table-row>
        <table:table-row table:style-name="ro1">
          <table:table-cell office:value-type="time" office:time-value="PT14H16M45S" calcext:value-type="time">
            <text:p>14:16:45</text:p>
          </table:table-cell>
          <table:table-cell office:value-type="float" office:value="4" calcext:value-type="float">
            <text:p>4</text:p>
          </table:table-cell>
          <table:table-cell office:value-type="float" office:value="47.231876" calcext:value-type="float">
            <text:p>47,231876</text:p>
          </table:table-cell>
          <table:table-cell office:value-type="float" office:value="0.444488" calcext:value-type="float">
            <text:p>0,444488</text:p>
          </table:table-cell>
          <table:table-cell office:value-type="float" office:value="93.4" calcext:value-type="float">
            <text:p>93,4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,7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2.8" calcext:value-type="float">
            <text:p>42,8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397.7" calcext:value-type="float">
            <text:p>-397,7</text:p>
          </table:table-cell>
          <table:table-cell office:value-type="float" office:value="1893" calcext:value-type="float">
            <text:p>1893</text:p>
          </table:table-cell>
          <table:table-cell table:number-columns-repeated="16369"/>
        </table:table-row>
        <table:table-row table:style-name="ro1">
          <table:table-cell office:value-type="time" office:time-value="PT14H16M55S" calcext:value-type="time">
            <text:p>14:16:55</text:p>
          </table:table-cell>
          <table:table-cell office:value-type="float" office:value="5" calcext:value-type="float">
            <text:p>5</text:p>
          </table:table-cell>
          <table:table-cell office:value-type="float" office:value="47.231827" calcext:value-type="float">
            <text:p>47,231827</text:p>
          </table:table-cell>
          <table:table-cell office:value-type="float" office:value="0.444555" calcext:value-type="float">
            <text:p>0,444555</text:p>
          </table:table-cell>
          <table:table-cell office:value-type="float" office:value="89.5" calcext:value-type="float">
            <text:p>89,5</text:p>
          </table:table-cell>
          <table:table-cell office:value-type="float" office:value="17.1" calcext:value-type="float">
            <text:p>17,1</text:p>
          </table:table-cell>
          <table:table-cell office:value-type="float" office:value="16.8" calcext:value-type="float">
            <text:p>16,8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2.7" calcext:value-type="float">
            <text:p>42,7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389.5" calcext:value-type="float">
            <text:p>-389,5</text:p>
          </table:table-cell>
          <table:table-cell office:value-type="float" office:value="1892" calcext:value-type="float">
            <text:p>1892</text:p>
          </table:table-cell>
          <table:table-cell table:number-columns-repeated="16369"/>
        </table:table-row>
        <table:table-row table:style-name="ro1">
          <table:table-cell office:value-type="time" office:time-value="PT14H17M05S" calcext:value-type="time">
            <text:p>14:17:05</text:p>
          </table:table-cell>
          <table:table-cell office:value-type="float" office:value="7" calcext:value-type="float">
            <text:p>7</text:p>
          </table:table-cell>
          <table:table-cell office:value-type="float" office:value="47.231747" calcext:value-type="float">
            <text:p>47,231747</text:p>
          </table:table-cell>
          <table:table-cell office:value-type="float" office:value="0.444675" calcext:value-type="float">
            <text:p>0,444675</text:p>
          </table:table-cell>
          <table:table-cell office:value-type="float" office:value="90.7" calcext:value-type="float">
            <text:p>90,7</text:p>
          </table:table-cell>
          <table:table-cell office:value-type="float" office:value="17.2" calcext:value-type="float">
            <text:p>17,2</text:p>
          </table:table-cell>
          <table:table-cell office:value-type="float" office:value="16.8" calcext:value-type="float">
            <text:p>16,8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2.5" calcext:value-type="float">
            <text:p>42,5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43" calcext:value-type="float">
            <text:p>-243</text:p>
          </table:table-cell>
          <table:table-cell office:value-type="float" office:value="1891.1" calcext:value-type="float">
            <text:p>1891,1</text:p>
          </table:table-cell>
          <table:table-cell table:number-columns-repeated="16369"/>
        </table:table-row>
        <table:table-row table:style-name="ro1">
          <table:table-cell office:value-type="time" office:time-value="PT14H17M15S" calcext:value-type="time">
            <text:p>14:17:15</text:p>
          </table:table-cell>
          <table:table-cell office:value-type="float" office:value="8" calcext:value-type="float">
            <text:p>8</text:p>
          </table:table-cell>
          <table:table-cell office:value-type="float" office:value="47.23175" calcext:value-type="float">
            <text:p>47,23175</text:p>
          </table:table-cell>
          <table:table-cell office:value-type="float" office:value="0.444672" calcext:value-type="float">
            <text:p>0,444672</text:p>
          </table:table-cell>
          <table:table-cell office:value-type="float" office:value="90.8" calcext:value-type="float">
            <text:p>90,8</text:p>
          </table:table-cell>
          <table:table-cell office:value-type="float" office:value="17.2" calcext:value-type="float">
            <text:p>17,2</text:p>
          </table:table-cell>
          <table:table-cell office:value-type="float" office:value="16.9" calcext:value-type="float">
            <text:p>16,9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42.4" calcext:value-type="float">
            <text:p>42,4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44" calcext:value-type="float">
            <text:p>-244</text:p>
          </table:table-cell>
          <table:table-cell office:value-type="float" office:value="1890.4" calcext:value-type="float">
            <text:p>1890,4</text:p>
          </table:table-cell>
          <table:table-cell table:number-columns-repeated="16369"/>
        </table:table-row>
        <table:table-row table:style-name="ro1">
          <table:table-cell office:value-type="time" office:time-value="PT14H17M25S" calcext:value-type="time">
            <text:p>14:17:25</text:p>
          </table:table-cell>
          <table:table-cell office:value-type="float" office:value="8" calcext:value-type="float">
            <text:p>8</text:p>
          </table:table-cell>
          <table:table-cell office:value-type="float" office:value="47.231758" calcext:value-type="float">
            <text:p>47,231758</text:p>
          </table:table-cell>
          <table:table-cell office:value-type="float" office:value="0.444667" calcext:value-type="float">
            <text:p>0,444667</text:p>
          </table:table-cell>
          <table:table-cell office:value-type="float" office:value="91" calcext:value-type="float">
            <text:p>91</text:p>
          </table:table-cell>
          <table:table-cell office:value-type="float" office:value="17.2" calcext:value-type="float">
            <text:p>17,2</text:p>
          </table:table-cell>
          <table:table-cell office:value-type="float" office:value="16.9" calcext:value-type="float">
            <text:p>16,9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42.3" calcext:value-type="float">
            <text:p>42,3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41.4" calcext:value-type="float">
            <text:p>-241,4</text:p>
          </table:table-cell>
          <table:table-cell office:value-type="float" office:value="1889.7" calcext:value-type="float">
            <text:p>1889,7</text:p>
          </table:table-cell>
          <table:table-cell table:number-columns-repeated="16369"/>
        </table:table-row>
        <table:table-row table:style-name="ro1">
          <table:table-cell office:value-type="time" office:time-value="PT14H17M35S" calcext:value-type="time">
            <text:p>14:17:35</text:p>
          </table:table-cell>
          <table:table-cell office:value-type="float" office:value="6" calcext:value-type="float">
            <text:p>6</text:p>
          </table:table-cell>
          <table:table-cell office:value-type="float" office:value="47.231773" calcext:value-type="float">
            <text:p>47,231773</text:p>
          </table:table-cell>
          <table:table-cell office:value-type="float" office:value="0.444642" calcext:value-type="float">
            <text:p>0,444642</text:p>
          </table:table-cell>
          <table:table-cell office:value-type="float" office:value="92" calcext:value-type="float">
            <text:p>92</text:p>
          </table:table-cell>
          <table:table-cell office:value-type="float" office:value="17.4" calcext:value-type="float">
            <text:p>17,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5.9" calcext:value-type="float">
            <text:p>1005,9</text:p>
          </table:table-cell>
          <table:table-cell office:value-type="float" office:value="42.2" calcext:value-type="float">
            <text:p>42,2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330.5" calcext:value-type="float">
            <text:p>-330,5</text:p>
          </table:table-cell>
          <table:table-cell office:value-type="float" office:value="1889" calcext:value-type="float">
            <text:p>1889</text:p>
          </table:table-cell>
          <table:table-cell table:number-columns-repeated="16369"/>
        </table:table-row>
        <table:table-row table:style-name="ro1">
          <table:table-cell office:value-type="time" office:time-value="PT14H17M45S" calcext:value-type="time">
            <text:p>14:17:45</text:p>
          </table:table-cell>
          <table:table-cell office:value-type="float" office:value="7" calcext:value-type="float">
            <text:p>7</text:p>
          </table:table-cell>
          <table:table-cell office:value-type="float" office:value="47.231773" calcext:value-type="float">
            <text:p>47,231773</text:p>
          </table:table-cell>
          <table:table-cell office:value-type="float" office:value="0.444642" calcext:value-type="float">
            <text:p>0,444642</text:p>
          </table:table-cell>
          <table:table-cell office:value-type="float" office:value="92" calcext:value-type="float">
            <text:p>92</text:p>
          </table:table-cell>
          <table:table-cell office:value-type="float" office:value="17.4" calcext:value-type="float">
            <text:p>17,4</text:p>
          </table:table-cell>
          <table:table-cell office:value-type="float" office:value="17" calcext:value-type="float">
            <text:p>17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42.1" calcext:value-type="float">
            <text:p>42,1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64.8" calcext:value-type="float">
            <text:p>-264,8</text:p>
          </table:table-cell>
          <table:table-cell office:value-type="float" office:value="1888.2" calcext:value-type="float">
            <text:p>1888,2</text:p>
          </table:table-cell>
          <table:table-cell table:number-columns-repeated="16369"/>
        </table:table-row>
        <table:table-row table:style-name="ro1">
          <table:table-cell office:value-type="time" office:time-value="PT14H17M55S" calcext:value-type="time">
            <text:p>14:17:55</text:p>
          </table:table-cell>
          <table:table-cell office:value-type="float" office:value="8" calcext:value-type="float">
            <text:p>8</text:p>
          </table:table-cell>
          <table:table-cell office:value-type="float" office:value="47.231777" calcext:value-type="float">
            <text:p>47,231777</text:p>
          </table:table-cell>
          <table:table-cell office:value-type="float" office:value="0.444637" calcext:value-type="float">
            <text:p>0,444637</text:p>
          </table:table-cell>
          <table:table-cell office:value-type="float" office:value="92" calcext:value-type="float">
            <text:p>92</text:p>
          </table:table-cell>
          <table:table-cell office:value-type="float" office:value="17.5" calcext:value-type="float">
            <text:p>17,5</text:p>
          </table:table-cell>
          <table:table-cell office:value-type="float" office:value="17.1" calcext:value-type="float">
            <text:p>17,1</text:p>
          </table:table-cell>
          <table:table-cell office:value-type="float" office:value="16.2" calcext:value-type="float">
            <text:p>16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43.6" calcext:value-type="float">
            <text:p>-243,6</text:p>
          </table:table-cell>
          <table:table-cell office:value-type="float" office:value="1887.6" calcext:value-type="float">
            <text:p>1887,6</text:p>
          </table:table-cell>
          <table:table-cell table:number-columns-repeated="16369"/>
        </table:table-row>
        <table:table-row table:style-name="ro1">
          <table:table-cell office:value-type="time" office:time-value="PT14H18M05S" calcext:value-type="time">
            <text:p>14:18:05</text:p>
          </table:table-cell>
          <table:table-cell office:value-type="float" office:value="8" calcext:value-type="float">
            <text:p>8</text:p>
          </table:table-cell>
          <table:table-cell office:value-type="float" office:value="47.231838" calcext:value-type="float">
            <text:p>47,231838</text:p>
          </table:table-cell>
          <table:table-cell office:value-type="float" office:value="0.444537" calcext:value-type="float">
            <text:p>0,444537</text:p>
          </table:table-cell>
          <table:table-cell office:value-type="float" office:value="97.1" calcext:value-type="float">
            <text:p>97,1</text:p>
          </table:table-cell>
          <table:table-cell office:value-type="float" office:value="17.5" calcext:value-type="float">
            <text:p>17,5</text:p>
          </table:table-cell>
          <table:table-cell office:value-type="float" office:value="17.1" calcext:value-type="float">
            <text:p>17,1</text:p>
          </table:table-cell>
          <table:table-cell office:value-type="float" office:value="18.8" calcext:value-type="float">
            <text:p>18,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1.9" calcext:value-type="float">
            <text:p>41,9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45.4" calcext:value-type="float">
            <text:p>-245,4</text:p>
          </table:table-cell>
          <table:table-cell office:value-type="float" office:value="1886.8" calcext:value-type="float">
            <text:p>1886,8</text:p>
          </table:table-cell>
          <table:table-cell table:number-columns-repeated="16369"/>
        </table:table-row>
        <table:table-row table:style-name="ro1">
          <table:table-cell office:value-type="time" office:time-value="PT14H18M15S" calcext:value-type="time">
            <text:p>14:18:15</text:p>
          </table:table-cell>
          <table:table-cell office:value-type="float" office:value="8" calcext:value-type="float">
            <text:p>8</text:p>
          </table:table-cell>
          <table:table-cell office:value-type="float" office:value="47.231903" calcext:value-type="float">
            <text:p>47,231903</text:p>
          </table:table-cell>
          <table:table-cell office:value-type="float" office:value="0.444512" calcext:value-type="float">
            <text:p>0,444512</text:p>
          </table:table-cell>
          <table:table-cell office:value-type="float" office:value="108.6" calcext:value-type="float">
            <text:p>108,6</text:p>
          </table:table-cell>
          <table:table-cell office:value-type="float" office:value="17.6" calcext:value-type="float">
            <text:p>17,6</text:p>
          </table:table-cell>
          <table:table-cell office:value-type="float" office:value="17.1" calcext:value-type="float">
            <text:p>17,1</text:p>
          </table:table-cell>
          <table:table-cell office:value-type="float" office:value="18.5" calcext:value-type="float">
            <text:p>18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41.8" calcext:value-type="float">
            <text:p>41,8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42.1" calcext:value-type="float">
            <text:p>-242,1</text:p>
          </table:table-cell>
          <table:table-cell office:value-type="float" office:value="1886.1" calcext:value-type="float">
            <text:p>1886,1</text:p>
          </table:table-cell>
          <table:table-cell table:number-columns-repeated="16369"/>
        </table:table-row>
        <table:table-row table:style-name="ro1">
          <table:table-cell office:value-type="time" office:time-value="PT14H18M25S" calcext:value-type="time">
            <text:p>14:18:25</text:p>
          </table:table-cell>
          <table:table-cell office:value-type="float" office:value="7" calcext:value-type="float">
            <text:p>7</text:p>
          </table:table-cell>
          <table:table-cell office:value-type="float" office:value="47.231907" calcext:value-type="float">
            <text:p>47,231907</text:p>
          </table:table-cell>
          <table:table-cell office:value-type="float" office:value="0.444512" calcext:value-type="float">
            <text:p>0,444512</text:p>
          </table:table-cell>
          <table:table-cell office:value-type="float" office:value="110.1" calcext:value-type="float">
            <text:p>110,1</text:p>
          </table:table-cell>
          <table:table-cell office:value-type="float" office:value="17.6" calcext:value-type="float">
            <text:p>17,6</text:p>
          </table:table-cell>
          <table:table-cell office:value-type="float" office:value="17.2" calcext:value-type="float">
            <text:p>17,2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41.6" calcext:value-type="float">
            <text:p>41,6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40.3" calcext:value-type="float">
            <text:p>-240,3</text:p>
          </table:table-cell>
          <table:table-cell office:value-type="float" office:value="1885.4" calcext:value-type="float">
            <text:p>1885,4</text:p>
          </table:table-cell>
          <table:table-cell table:number-columns-repeated="16369"/>
        </table:table-row>
        <table:table-row table:style-name="ro1">
          <table:table-cell office:value-type="time" office:time-value="PT14H18M35S" calcext:value-type="time">
            <text:p>14:18:35</text:p>
          </table:table-cell>
          <table:table-cell office:value-type="float" office:value="5" calcext:value-type="float">
            <text:p>5</text:p>
          </table:table-cell>
          <table:table-cell office:value-type="float" office:value="47.231918" calcext:value-type="float">
            <text:p>47,231918</text:p>
          </table:table-cell>
          <table:table-cell office:value-type="float" office:value="0.444532" calcext:value-type="float">
            <text:p>0,444532</text:p>
          </table:table-cell>
          <table:table-cell office:value-type="float" office:value="110.6" calcext:value-type="float">
            <text:p>110,6</text:p>
          </table:table-cell>
          <table:table-cell office:value-type="float" office:value="17.6" calcext:value-type="float">
            <text:p>17,6</text:p>
          </table:table-cell>
          <table:table-cell office:value-type="float" office:value="17.3" calcext:value-type="float">
            <text:p>17,3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41.5" calcext:value-type="float">
            <text:p>41,5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71.1" calcext:value-type="float">
            <text:p>-271,1</text:p>
          </table:table-cell>
          <table:table-cell office:value-type="float" office:value="1884.7" calcext:value-type="float">
            <text:p>1884,7</text:p>
          </table:table-cell>
          <table:table-cell table:number-columns-repeated="16369"/>
        </table:table-row>
        <table:table-row table:style-name="ro1">
          <table:table-cell office:value-type="time" office:time-value="PT14H18M45S" calcext:value-type="time">
            <text:p>14:18:45</text:p>
          </table:table-cell>
          <table:table-cell office:value-type="float" office:value="7" calcext:value-type="float">
            <text:p>7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63" calcext:value-type="float">
            <text:p>0,444563</text:p>
          </table:table-cell>
          <table:table-cell office:value-type="float" office:value="109.2" calcext:value-type="float">
            <text:p>109,2</text:p>
          </table:table-cell>
          <table:table-cell office:value-type="float" office:value="17.8" calcext:value-type="float">
            <text:p>17,8</text:p>
          </table:table-cell>
          <table:table-cell office:value-type="float" office:value="17.3" calcext:value-type="float">
            <text:p>17,3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249" calcext:value-type="float">
            <text:p>-249</text:p>
          </table:table-cell>
          <table:table-cell office:value-type="float" office:value="1884" calcext:value-type="float">
            <text:p>1884</text:p>
          </table:table-cell>
          <table:table-cell table:number-columns-repeated="16369"/>
        </table:table-row>
        <table:table-row table:style-name="ro1">
          <table:table-cell office:value-type="time" office:time-value="PT14H18M55S" calcext:value-type="time">
            <text:p>14:18:55</text:p>
          </table:table-cell>
          <table:table-cell office:value-type="float" office:value="7" calcext:value-type="float">
            <text:p>7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63" calcext:value-type="float">
            <text:p>0,444563</text:p>
          </table:table-cell>
          <table:table-cell office:value-type="float" office:value="109.2" calcext:value-type="float">
            <text:p>109,2</text:p>
          </table:table-cell>
          <table:table-cell office:value-type="float" office:value="17.8" calcext:value-type="float">
            <text:p>17,8</text:p>
          </table:table-cell>
          <table:table-cell office:value-type="float" office:value="17.4" calcext:value-type="float">
            <text:p>17,4</text:p>
          </table:table-cell>
          <table:table-cell office:value-type="float" office:value="15.5" calcext:value-type="float">
            <text:p>15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41.3" calcext:value-type="float">
            <text:p>41,3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243.7" calcext:value-type="float">
            <text:p>-243,7</text:p>
          </table:table-cell>
          <table:table-cell office:value-type="float" office:value="1883.3" calcext:value-type="float">
            <text:p>1883,3</text:p>
          </table:table-cell>
          <table:table-cell table:number-columns-repeated="16369"/>
        </table:table-row>
        <table:table-row table:style-name="ro1">
          <table:table-cell office:value-type="time" office:time-value="PT14H19M05S" calcext:value-type="time">
            <text:p>14:19:05</text:p>
          </table:table-cell>
          <table:table-cell office:value-type="float" office:value="7" calcext:value-type="float">
            <text:p>7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62" calcext:value-type="float">
            <text:p>0,444562</text:p>
          </table:table-cell>
          <table:table-cell office:value-type="float" office:value="109.2" calcext:value-type="float">
            <text:p>109,2</text:p>
          </table:table-cell>
          <table:table-cell office:value-type="float" office:value="17.9" calcext:value-type="float">
            <text:p>17,9</text:p>
          </table:table-cell>
          <table:table-cell office:value-type="float" office:value="17.4" calcext:value-type="float">
            <text:p>17,4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41.2" calcext:value-type="float">
            <text:p>41,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1.1" calcext:value-type="float">
            <text:p>11,1</text:p>
          </table:table-cell>
          <table:table-cell office:value-type="float" office:value="-245.9" calcext:value-type="float">
            <text:p>-245,9</text:p>
          </table:table-cell>
          <table:table-cell office:value-type="float" office:value="1882.6" calcext:value-type="float">
            <text:p>1882,6</text:p>
          </table:table-cell>
          <table:table-cell table:number-columns-repeated="16369"/>
        </table:table-row>
        <table:table-row table:style-name="ro1">
          <table:table-cell office:value-type="time" office:time-value="PT14H19M15S" calcext:value-type="time">
            <text:p>14:19:15</text:p>
          </table:table-cell>
          <table:table-cell office:value-type="float" office:value="6" calcext:value-type="float">
            <text:p>6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62" calcext:value-type="float">
            <text:p>0,444562</text:p>
          </table:table-cell>
          <table:table-cell office:value-type="float" office:value="109.2" calcext:value-type="float">
            <text:p>109,2</text:p>
          </table:table-cell>
          <table:table-cell office:value-type="float" office:value="17.9" calcext:value-type="float">
            <text:p>17,9</text:p>
          </table:table-cell>
          <table:table-cell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41.1" calcext:value-type="float">
            <text:p>41,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1.1" calcext:value-type="float">
            <text:p>11,1</text:p>
          </table:table-cell>
          <table:table-cell office:value-type="float" office:value="-259.8" calcext:value-type="float">
            <text:p>-259,8</text:p>
          </table:table-cell>
          <table:table-cell office:value-type="float" office:value="1881.9" calcext:value-type="float">
            <text:p>1881,9</text:p>
          </table:table-cell>
          <table:table-cell table:number-columns-repeated="16369"/>
        </table:table-row>
        <table:table-row table:style-name="ro1">
          <table:table-cell office:value-type="time" office:time-value="PT14H19M25S" calcext:value-type="time">
            <text:p>14:19:25</text:p>
          </table:table-cell>
          <table:table-cell office:value-type="float" office:value="8" calcext:value-type="float">
            <text:p>8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6" calcext:value-type="float">
            <text:p>0,44456</text:p>
          </table:table-cell>
          <table:table-cell office:value-type="float" office:value="109.2" calcext:value-type="float">
            <text:p>109,2</text:p>
          </table:table-cell>
          <table:table-cell office:value-type="float" office:value="17.9" calcext:value-type="float">
            <text:p>17,9</text:p>
          </table:table-cell>
          <table:table-cell office:value-type="float" office:value="17.5" calcext:value-type="float">
            <text:p>17,5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1.1" calcext:value-type="float">
            <text:p>11,1</text:p>
          </table:table-cell>
          <table:table-cell office:value-type="float" office:value="-238.7" calcext:value-type="float">
            <text:p>-238,7</text:p>
          </table:table-cell>
          <table:table-cell office:value-type="float" office:value="1881.2" calcext:value-type="float">
            <text:p>1881,2</text:p>
          </table:table-cell>
          <table:table-cell table:number-columns-repeated="16369"/>
        </table:table-row>
        <table:table-row table:style-name="ro1">
          <table:table-cell office:value-type="time" office:time-value="PT14H19M35S" calcext:value-type="time">
            <text:p>14:19:35</text:p>
          </table:table-cell>
          <table:table-cell office:value-type="float" office:value="6" calcext:value-type="float">
            <text:p>6</text:p>
          </table:table-cell>
          <table:table-cell office:value-type="float" office:value="47.231922" calcext:value-type="float">
            <text:p>47,231922</text:p>
          </table:table-cell>
          <table:table-cell office:value-type="float" office:value="0.444533" calcext:value-type="float">
            <text:p>0,444533</text:p>
          </table:table-cell>
          <table:table-cell office:value-type="float" office:value="108.1" calcext:value-type="float">
            <text:p>108,1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,6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40.9" calcext:value-type="float">
            <text:p>40,9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263.9" calcext:value-type="float">
            <text:p>-263,9</text:p>
          </table:table-cell>
          <table:table-cell office:value-type="float" office:value="1880.5" calcext:value-type="float">
            <text:p>1880,5</text:p>
          </table:table-cell>
          <table:table-cell table:number-columns-repeated="16369"/>
        </table:table-row>
        <table:table-row table:style-name="ro1">
          <table:table-cell office:value-type="time" office:time-value="PT14H19M45S" calcext:value-type="time">
            <text:p>14:19:45</text:p>
          </table:table-cell>
          <table:table-cell office:value-type="float" office:value="9" calcext:value-type="float">
            <text:p>9</text:p>
          </table:table-cell>
          <table:table-cell office:value-type="float" office:value="47.231968" calcext:value-type="float">
            <text:p>47,231968</text:p>
          </table:table-cell>
          <table:table-cell office:value-type="float" office:value="0.444483" calcext:value-type="float">
            <text:p>0,444483</text:p>
          </table:table-cell>
          <table:table-cell office:value-type="float" office:value="106.3" calcext:value-type="float">
            <text:p>106,3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,6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40.8" calcext:value-type="float">
            <text:p>40,8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52.4" calcext:value-type="float">
            <text:p>-252,4</text:p>
          </table:table-cell>
          <table:table-cell office:value-type="float" office:value="1879.7" calcext:value-type="float">
            <text:p>1879,7</text:p>
          </table:table-cell>
          <table:table-cell table:number-columns-repeated="16369"/>
        </table:table-row>
        <table:table-row table:style-name="ro1">
          <table:table-cell office:value-type="time" office:time-value="PT14H19M55S" calcext:value-type="time">
            <text:p>14:19:55</text:p>
          </table:table-cell>
          <table:table-cell office:value-type="float" office:value="9" calcext:value-type="float">
            <text:p>9</text:p>
          </table:table-cell>
          <table:table-cell office:value-type="float" office:value="47.231968" calcext:value-type="float">
            <text:p>47,231968</text:p>
          </table:table-cell>
          <table:table-cell office:value-type="float" office:value="0.444482" calcext:value-type="float">
            <text:p>0,444482</text:p>
          </table:table-cell>
          <table:table-cell office:value-type="float" office:value="106.3" calcext:value-type="float">
            <text:p>106,3</text:p>
          </table:table-cell>
          <table:table-cell office:value-type="float" office:value="18.1" calcext:value-type="float">
            <text:p>18,1</text:p>
          </table:table-cell>
          <table:table-cell office:value-type="float" office:value="17.7" calcext:value-type="float">
            <text:p>17,7</text:p>
          </table:table-cell>
          <table:table-cell office:value-type="float" office:value="18.8" calcext:value-type="float">
            <text:p>18,8</text:p>
          </table:table-cell>
          <table:table-cell office:value-type="float" office:value="1006" calcext:value-type="float">
            <text:p>1006</text:p>
          </table:table-cell>
          <table:table-cell office:value-type="float" office:value="40.7" calcext:value-type="float">
            <text:p>40,7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38.9" calcext:value-type="float">
            <text:p>-238,9</text:p>
          </table:table-cell>
          <table:table-cell office:value-type="float" office:value="1879.1" calcext:value-type="float">
            <text:p>1879,1</text:p>
          </table:table-cell>
          <table:table-cell table:number-columns-repeated="16369"/>
        </table:table-row>
        <table:table-row table:style-name="ro1">
          <table:table-cell office:value-type="time" office:time-value="PT14H20M05S" calcext:value-type="time">
            <text:p>14:20:05</text:p>
          </table:table-cell>
          <table:table-cell office:value-type="float" office:value="7" calcext:value-type="float">
            <text:p>7</text:p>
          </table:table-cell>
          <table:table-cell office:value-type="float" office:value="47.23196" calcext:value-type="float">
            <text:p>47,23196</text:p>
          </table:table-cell>
          <table:table-cell office:value-type="float" office:value="0.444405" calcext:value-type="float">
            <text:p>0,444405</text:p>
          </table:table-cell>
          <table:table-cell office:value-type="float" office:value="107.4" calcext:value-type="float">
            <text:p>107,4</text:p>
          </table:table-cell>
          <table:table-cell office:value-type="float" office:value="18.1" calcext:value-type="float">
            <text:p>18,1</text:p>
          </table:table-cell>
          <table:table-cell office:value-type="float" office:value="17.7" calcext:value-type="float">
            <text:p>17,7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40.6" calcext:value-type="float">
            <text:p>40,6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406.7" calcext:value-type="float">
            <text:p>-406,7</text:p>
          </table:table-cell>
          <table:table-cell office:value-type="float" office:value="1878.1" calcext:value-type="float">
            <text:p>1878,1</text:p>
          </table:table-cell>
          <table:table-cell table:number-columns-repeated="16369"/>
        </table:table-row>
        <table:table-row table:style-name="ro1">
          <table:table-cell office:value-type="time" office:time-value="PT14H20M15S" calcext:value-type="time">
            <text:p>14:20:15</text:p>
          </table:table-cell>
          <table:table-cell office:value-type="float" office:value="5" calcext:value-type="float">
            <text:p>5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407" calcext:value-type="float">
            <text:p>0,444407</text:p>
          </table:table-cell>
          <table:table-cell office:value-type="float" office:value="111.5" calcext:value-type="float">
            <text:p>111,5</text:p>
          </table:table-cell>
          <table:table-cell office:value-type="float" office:value="18.1" calcext:value-type="float">
            <text:p>18,1</text:p>
          </table:table-cell>
          <table:table-cell office:value-type="float" office:value="17.7" calcext:value-type="float">
            <text:p>17,7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0.5" calcext:value-type="float">
            <text:p>40,5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395.8" calcext:value-type="float">
            <text:p>-395,8</text:p>
          </table:table-cell>
          <table:table-cell office:value-type="float" office:value="1877" calcext:value-type="float">
            <text:p>1877</text:p>
          </table:table-cell>
          <table:table-cell table:number-columns-repeated="16369"/>
        </table:table-row>
        <table:table-row table:style-name="ro1">
          <table:table-cell office:value-type="time" office:time-value="PT14H20M25S" calcext:value-type="time">
            <text:p>14:20:25</text:p>
          </table:table-cell>
          <table:table-cell office:value-type="float" office:value="5" calcext:value-type="float">
            <text:p>5</text:p>
          </table:table-cell>
          <table:table-cell office:value-type="float" office:value="47.231892" calcext:value-type="float">
            <text:p>47,231892</text:p>
          </table:table-cell>
          <table:table-cell office:value-type="float" office:value="0.444485" calcext:value-type="float">
            <text:p>0,444485</text:p>
          </table:table-cell>
          <table:table-cell office:value-type="float" office:value="111.5" calcext:value-type="float">
            <text:p>111,5</text:p>
          </table:table-cell>
          <table:table-cell office:value-type="float" office:value="18.2" calcext:value-type="float">
            <text:p>18,2</text:p>
          </table:table-cell>
          <table:table-cell office:value-type="float" office:value="17.8" calcext:value-type="float">
            <text:p>17,8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0.4" calcext:value-type="float">
            <text:p>40,4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397.9" calcext:value-type="float">
            <text:p>-397,9</text:p>
          </table:table-cell>
          <table:table-cell office:value-type="float" office:value="1875.9" calcext:value-type="float">
            <text:p>1875,9</text:p>
          </table:table-cell>
          <table:table-cell table:number-columns-repeated="16369"/>
        </table:table-row>
        <table:table-row table:style-name="ro1">
          <table:table-cell office:value-type="time" office:time-value="PT14H20M35S" calcext:value-type="time">
            <text:p>14:20:35</text:p>
          </table:table-cell>
          <table:table-cell office:value-type="float" office:value="5" calcext:value-type="float">
            <text:p>5</text:p>
          </table:table-cell>
          <table:table-cell office:value-type="float" office:value="47.231953" calcext:value-type="float">
            <text:p>47,231953</text:p>
          </table:table-cell>
          <table:table-cell office:value-type="float" office:value="0.444477" calcext:value-type="float">
            <text:p>0,444477</text:p>
          </table:table-cell>
          <table:table-cell office:value-type="float" office:value="110.4" calcext:value-type="float">
            <text:p>110,4</text:p>
          </table:table-cell>
          <table:table-cell office:value-type="float" office:value="18.2" calcext:value-type="float">
            <text:p>18,2</text:p>
          </table:table-cell>
          <table:table-cell office:value-type="float" office:value="17.8" calcext:value-type="float">
            <text:p>17,8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0.3" calcext:value-type="float">
            <text:p>40,3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415.7" calcext:value-type="float">
            <text:p>-415,7</text:p>
          </table:table-cell>
          <table:table-cell office:value-type="float" office:value="1874.7" calcext:value-type="float">
            <text:p>1874,7</text:p>
          </table:table-cell>
          <table:table-cell table:number-columns-repeated="16369"/>
        </table:table-row>
        <table:table-row table:style-name="ro1">
          <table:table-cell office:value-type="time" office:time-value="PT14H20M45S" calcext:value-type="time">
            <text:p>14:20:45</text:p>
          </table:table-cell>
          <table:table-cell office:value-type="float" office:value="5" calcext:value-type="float">
            <text:p>5</text:p>
          </table:table-cell>
          <table:table-cell office:value-type="float" office:value="47.231976" calcext:value-type="float">
            <text:p>47,231976</text:p>
          </table:table-cell>
          <table:table-cell office:value-type="float" office:value="0.44444" calcext:value-type="float">
            <text:p>0,44444</text:p>
          </table:table-cell>
          <table:table-cell office:value-type="float" office:value="109.2" calcext:value-type="float">
            <text:p>109,2</text:p>
          </table:table-cell>
          <table:table-cell office:value-type="float" office:value="18.4" calcext:value-type="float">
            <text:p>18,4</text:p>
          </table:table-cell>
          <table:table-cell office:value-type="float" office:value="17.9" calcext:value-type="float">
            <text:p>17,9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40.2" calcext:value-type="float">
            <text:p>40,2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412.7" calcext:value-type="float">
            <text:p>-412,7</text:p>
          </table:table-cell>
          <table:table-cell office:value-type="float" office:value="1873.6" calcext:value-type="float">
            <text:p>1873,6</text:p>
          </table:table-cell>
          <table:table-cell table:number-columns-repeated="16369"/>
        </table:table-row>
        <table:table-row table:style-name="ro1">
          <table:table-cell office:value-type="time" office:time-value="PT14H20M55S" calcext:value-type="time">
            <text:p>14:20:55</text:p>
          </table:table-cell>
          <table:table-cell office:value-type="float" office:value="5" calcext:value-type="float">
            <text:p>5</text:p>
          </table:table-cell>
          <table:table-cell office:value-type="float" office:value="47.231972" calcext:value-type="float">
            <text:p>47,231972</text:p>
          </table:table-cell>
          <table:table-cell office:value-type="float" office:value="0.444418" calcext:value-type="float">
            <text:p>0,444418</text:p>
          </table:table-cell>
          <table:table-cell office:value-type="float" office:value="99.6" calcext:value-type="float">
            <text:p>99,6</text:p>
          </table:table-cell>
          <table:table-cell office:value-type="float" office:value="18.4" calcext:value-type="float">
            <text:p>18,4</text:p>
          </table:table-cell>
          <table:table-cell office:value-type="float" office:value="17.9" calcext:value-type="float">
            <text:p>17,9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40.1" calcext:value-type="float">
            <text:p>40,1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396.6" calcext:value-type="float">
            <text:p>-396,6</text:p>
          </table:table-cell>
          <table:table-cell office:value-type="float" office:value="1872.5" calcext:value-type="float">
            <text:p>1872,5</text:p>
          </table:table-cell>
          <table:table-cell table:number-columns-repeated="16369"/>
        </table:table-row>
        <table:table-row table:style-name="ro1">
          <table:table-cell office:value-type="time" office:time-value="PT14H21M05S" calcext:value-type="time">
            <text:p>14:21:05</text:p>
          </table:table-cell>
          <table:table-cell office:value-type="float" office:value="5" calcext:value-type="float">
            <text:p>5</text:p>
          </table:table-cell>
          <table:table-cell office:value-type="float" office:value="47.231998" calcext:value-type="float">
            <text:p>47,231998</text:p>
          </table:table-cell>
          <table:table-cell office:value-type="float" office:value="0.444395" calcext:value-type="float">
            <text:p>0,444395</text:p>
          </table:table-cell>
          <table:table-cell office:value-type="float" office:value="99.7" calcext:value-type="float">
            <text:p>99,7</text:p>
          </table:table-cell>
          <table:table-cell office:value-type="float" office:value="18.4" calcext:value-type="float">
            <text:p>18,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395.5" calcext:value-type="float">
            <text:p>-395,5</text:p>
          </table:table-cell>
          <table:table-cell office:value-type="float" office:value="1871.4" calcext:value-type="float">
            <text:p>1871,4</text:p>
          </table:table-cell>
          <table:table-cell table:number-columns-repeated="16369"/>
        </table:table-row>
        <table:table-row table:style-name="ro1">
          <table:table-cell office:value-type="time" office:time-value="PT14H21M15S" calcext:value-type="time">
            <text:p>14:21:15</text:p>
          </table:table-cell>
          <table:table-cell office:value-type="float" office:value="5" calcext:value-type="float">
            <text:p>5</text:p>
          </table:table-cell>
          <table:table-cell office:value-type="float" office:value="47.231979" calcext:value-type="float">
            <text:p>47,231979</text:p>
          </table:table-cell>
          <table:table-cell office:value-type="float" office:value="0.444393" calcext:value-type="float">
            <text:p>0,444393</text:p>
          </table:table-cell>
          <table:table-cell office:value-type="float" office:value="96.5" calcext:value-type="float">
            <text:p>96,5</text:p>
          </table:table-cell>
          <table:table-cell office:value-type="float" office:value="18.5" calcext:value-type="float">
            <text:p>18,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9.9" calcext:value-type="float">
            <text:p>39,9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397.5" calcext:value-type="float">
            <text:p>-397,5</text:p>
          </table:table-cell>
          <table:table-cell office:value-type="float" office:value="1870.3" calcext:value-type="float">
            <text:p>1870,3</text:p>
          </table:table-cell>
          <table:table-cell table:number-columns-repeated="16369"/>
        </table:table-row>
        <table:table-row table:style-name="ro1">
          <table:table-cell office:value-type="time" office:time-value="PT14H21M25S" calcext:value-type="time">
            <text:p>14:21:25</text:p>
          </table:table-cell>
          <table:table-cell office:value-type="float" office:value="5" calcext:value-type="float">
            <text:p>5</text:p>
          </table:table-cell>
          <table:table-cell office:value-type="float" office:value="47.231956" calcext:value-type="float">
            <text:p>47,231956</text:p>
          </table:table-cell>
          <table:table-cell office:value-type="float" office:value="0.444352" calcext:value-type="float">
            <text:p>0,444352</text:p>
          </table:table-cell>
          <table:table-cell office:value-type="float" office:value="97" calcext:value-type="float">
            <text:p>97</text:p>
          </table:table-cell>
          <table:table-cell office:value-type="float" office:value="18.5" calcext:value-type="float">
            <text:p>18,5</text:p>
          </table:table-cell>
          <table:table-cell office:value-type="float" office:value="18.1" calcext:value-type="float">
            <text:p>18,1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9.9" calcext:value-type="float">
            <text:p>39,9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391.3" calcext:value-type="float">
            <text:p>-391,3</text:p>
          </table:table-cell>
          <table:table-cell office:value-type="float" office:value="1869.2" calcext:value-type="float">
            <text:p>1869,2</text:p>
          </table:table-cell>
          <table:table-cell table:number-columns-repeated="16369"/>
        </table:table-row>
        <table:table-row table:style-name="ro1">
          <table:table-cell office:value-type="time" office:time-value="PT14H21M35S" calcext:value-type="time">
            <text:p>14:21:35</text:p>
          </table:table-cell>
          <table:table-cell office:value-type="float" office:value="5" calcext:value-type="float">
            <text:p>5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363" calcext:value-type="float">
            <text:p>0,444363</text:p>
          </table:table-cell>
          <table:table-cell office:value-type="float" office:value="96.2" calcext:value-type="float">
            <text:p>96,2</text:p>
          </table:table-cell>
          <table:table-cell office:value-type="float" office:value="18.5" calcext:value-type="float">
            <text:p>18,5</text:p>
          </table:table-cell>
          <table:table-cell office:value-type="float" office:value="18.1" calcext:value-type="float">
            <text:p>18,1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9.8" calcext:value-type="float">
            <text:p>39,8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" calcext:value-type="float">
            <text:p>11</text:p>
          </table:table-cell>
          <table:table-cell office:value-type="float" office:value="-524.3" calcext:value-type="float">
            <text:p>-524,3</text:p>
          </table:table-cell>
          <table:table-cell office:value-type="float" office:value="1868" calcext:value-type="float">
            <text:p>1868</text:p>
          </table:table-cell>
          <table:table-cell table:number-columns-repeated="16369"/>
        </table:table-row>
        <table:table-row table:style-name="ro1">
          <table:table-cell office:value-type="time" office:time-value="PT14H21M45S" calcext:value-type="time">
            <text:p>14:21:45</text:p>
          </table:table-cell>
          <table:table-cell office:value-type="float" office:value="5" calcext:value-type="float">
            <text:p>5</text:p>
          </table:table-cell>
          <table:table-cell office:value-type="float" office:value="47.231895" calcext:value-type="float">
            <text:p>47,231895</text:p>
          </table:table-cell>
          <table:table-cell office:value-type="float" office:value="0.44448" calcext:value-type="float">
            <text:p>0,44448</text:p>
          </table:table-cell>
          <table:table-cell office:value-type="float" office:value="97.2" calcext:value-type="float">
            <text:p>97,2</text:p>
          </table:table-cell>
          <table:table-cell office:value-type="float" office:value="18.6" calcext:value-type="float">
            <text:p>18,6</text:p>
          </table:table-cell>
          <table:table-cell office:value-type="float" office:value="18.1" calcext:value-type="float">
            <text:p>18,1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9.7" calcext:value-type="float">
            <text:p>39,7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404.3" calcext:value-type="float">
            <text:p>-404,3</text:p>
          </table:table-cell>
          <table:table-cell office:value-type="float" office:value="1866.9" calcext:value-type="float">
            <text:p>1866,9</text:p>
          </table:table-cell>
          <table:table-cell table:number-columns-repeated="16369"/>
        </table:table-row>
        <table:table-row table:style-name="ro1">
          <table:table-cell office:value-type="time" office:time-value="PT14H21M55S" calcext:value-type="time">
            <text:p>14:21:55</text:p>
          </table:table-cell>
          <table:table-cell office:value-type="float" office:value="5" calcext:value-type="float">
            <text:p>5</text:p>
          </table:table-cell>
          <table:table-cell office:value-type="float" office:value="47.231888" calcext:value-type="float">
            <text:p>47,231888</text:p>
          </table:table-cell>
          <table:table-cell office:value-type="float" office:value="0.44446" calcext:value-type="float">
            <text:p>0,44446</text:p>
          </table:table-cell>
          <table:table-cell office:value-type="float" office:value="98.2" calcext:value-type="float">
            <text:p>98,2</text:p>
          </table:table-cell>
          <table:table-cell office:value-type="float" office:value="18.6" calcext:value-type="float">
            <text:p>18,6</text:p>
          </table:table-cell>
          <table:table-cell office:value-type="float" office:value="18.2" calcext:value-type="float">
            <text:p>18,2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9.7" calcext:value-type="float">
            <text:p>39,7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-395.3" calcext:value-type="float">
            <text:p>-395,3</text:p>
          </table:table-cell>
          <table:table-cell office:value-type="float" office:value="1865.8" calcext:value-type="float">
            <text:p>1865,8</text:p>
          </table:table-cell>
          <table:table-cell table:number-columns-repeated="16369"/>
        </table:table-row>
        <table:table-row table:style-name="ro1">
          <table:table-cell office:value-type="time" office:time-value="PT14H22M05S" calcext:value-type="time">
            <text:p>14:22:05</text:p>
          </table:table-cell>
          <table:table-cell office:value-type="float" office:value="7" calcext:value-type="float">
            <text:p>7</text:p>
          </table:table-cell>
          <table:table-cell office:value-type="float" office:value="47.231941" calcext:value-type="float">
            <text:p>47,231941</text:p>
          </table:table-cell>
          <table:table-cell office:value-type="float" office:value="0.444405" calcext:value-type="float">
            <text:p>0,444405</text:p>
          </table:table-cell>
          <table:table-cell office:value-type="float" office:value="102.7" calcext:value-type="float">
            <text:p>102,7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39.6" calcext:value-type="float">
            <text:p>39,6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45.6" calcext:value-type="float">
            <text:p>-245,6</text:p>
          </table:table-cell>
          <table:table-cell office:value-type="float" office:value="1864.8" calcext:value-type="float">
            <text:p>1864,8</text:p>
          </table:table-cell>
          <table:table-cell table:number-columns-repeated="16369"/>
        </table:table-row>
        <table:table-row table:style-name="ro1">
          <table:table-cell office:value-type="time" office:time-value="PT14H22M15S" calcext:value-type="time">
            <text:p>14:22:15</text:p>
          </table:table-cell>
          <table:table-cell office:value-type="float" office:value="8" calcext:value-type="float">
            <text:p>8</text:p>
          </table:table-cell>
          <table:table-cell office:value-type="float" office:value="47.231972" calcext:value-type="float">
            <text:p>47,231972</text:p>
          </table:table-cell>
          <table:table-cell office:value-type="float" office:value="0.444355" calcext:value-type="float">
            <text:p>0,444355</text:p>
          </table:table-cell>
          <table:table-cell office:value-type="float" office:value="123.2" calcext:value-type="float">
            <text:p>123,2</text:p>
          </table:table-cell>
          <table:table-cell office:value-type="float" office:value="18.8" calcext:value-type="float">
            <text:p>18,8</text:p>
          </table:table-cell>
          <table:table-cell table:number-columns-repeated="2"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39.6" calcext:value-type="float">
            <text:p>39,6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305.4" calcext:value-type="float">
            <text:p>-305,4</text:p>
          </table:table-cell>
          <table:table-cell office:value-type="float" office:value="1864.1" calcext:value-type="float">
            <text:p>1864,1</text:p>
          </table:table-cell>
          <table:table-cell table:number-columns-repeated="16369"/>
        </table:table-row>
        <table:table-row table:style-name="ro1">
          <table:table-cell office:value-type="time" office:time-value="PT14H22M25S" calcext:value-type="time">
            <text:p>14:22:25</text:p>
          </table:table-cell>
          <table:table-cell office:value-type="float" office:value="7" calcext:value-type="float">
            <text:p>7</text:p>
          </table:table-cell>
          <table:table-cell office:value-type="float" office:value="47.231998" calcext:value-type="float">
            <text:p>47,231998</text:p>
          </table:table-cell>
          <table:table-cell office:value-type="float" office:value="0.44431" calcext:value-type="float">
            <text:p>0,44431</text:p>
          </table:table-cell>
          <table:table-cell office:value-type="float" office:value="131.1" calcext:value-type="float">
            <text:p>131,1</text:p>
          </table:table-cell>
          <table:table-cell office:value-type="float" office:value="18.9" calcext:value-type="float">
            <text:p>18,9</text:p>
          </table:table-cell>
          <table:table-cell office:value-type="float" office:value="18.3" calcext:value-type="float">
            <text:p>18,3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9.5" calcext:value-type="float">
            <text:p>39,5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46.9" calcext:value-type="float">
            <text:p>-246,9</text:p>
          </table:table-cell>
          <table:table-cell office:value-type="float" office:value="1863.4" calcext:value-type="float">
            <text:p>1863,4</text:p>
          </table:table-cell>
          <table:table-cell table:number-columns-repeated="16369"/>
        </table:table-row>
        <table:table-row table:style-name="ro1">
          <table:table-cell office:value-type="time" office:time-value="PT14H22M35S" calcext:value-type="time">
            <text:p>14:22:35</text:p>
          </table:table-cell>
          <table:table-cell office:value-type="float" office:value="8" calcext:value-type="float">
            <text:p>8</text:p>
          </table:table-cell>
          <table:table-cell office:value-type="float" office:value="47.23201" calcext:value-type="float">
            <text:p>47,23201</text:p>
          </table:table-cell>
          <table:table-cell office:value-type="float" office:value="0.44429" calcext:value-type="float">
            <text:p>0,44429</text:p>
          </table:table-cell>
          <table:table-cell office:value-type="float" office:value="133.8" calcext:value-type="float">
            <text:p>133,8</text:p>
          </table:table-cell>
          <table:table-cell office:value-type="float" office:value="18.9" calcext:value-type="float">
            <text:p>18,9</text:p>
          </table:table-cell>
          <table:table-cell office:value-type="float" office:value="18.3" calcext:value-type="float">
            <text:p>18,3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39.4" calcext:value-type="float">
            <text:p>39,4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310.5" calcext:value-type="float">
            <text:p>-310,5</text:p>
          </table:table-cell>
          <table:table-cell office:value-type="float" office:value="1862.6" calcext:value-type="float">
            <text:p>1862,6</text:p>
          </table:table-cell>
          <table:table-cell table:number-columns-repeated="16369"/>
        </table:table-row>
        <table:table-row table:style-name="ro1">
          <table:table-cell office:value-type="time" office:time-value="PT14H22M45S" calcext:value-type="time">
            <text:p>14:22:45</text:p>
          </table:table-cell>
          <table:table-cell office:value-type="float" office:value="8" calcext:value-type="float">
            <text:p>8</text:p>
          </table:table-cell>
          <table:table-cell office:value-type="float" office:value="47.232018" calcext:value-type="float">
            <text:p>47,232018</text:p>
          </table:table-cell>
          <table:table-cell office:value-type="float" office:value="0.444285" calcext:value-type="float">
            <text:p>0,444285</text:p>
          </table:table-cell>
          <table:table-cell office:value-type="float" office:value="133.8" calcext:value-type="float">
            <text:p>133,8</text:p>
          </table:table-cell>
          <table:table-cell office:value-type="float" office:value="18.9" calcext:value-type="float">
            <text:p>18,9</text:p>
          </table:table-cell>
          <table:table-cell office:value-type="float" office:value="18.4" calcext:value-type="float">
            <text:p>18,4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9.3" calcext:value-type="float">
            <text:p>39,3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52.6" calcext:value-type="float">
            <text:p>-252,6</text:p>
          </table:table-cell>
          <table:table-cell office:value-type="float" office:value="1861.8" calcext:value-type="float">
            <text:p>1861,8</text:p>
          </table:table-cell>
          <table:table-cell table:number-columns-repeated="16369"/>
        </table:table-row>
        <table:table-row table:style-name="ro1">
          <table:table-cell office:value-type="time" office:time-value="PT14H22M55S" calcext:value-type="time">
            <text:p>14:22:55</text:p>
          </table:table-cell>
          <table:table-cell office:value-type="float" office:value="5" calcext:value-type="float">
            <text:p>5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285" calcext:value-type="float">
            <text:p>0,444285</text:p>
          </table:table-cell>
          <table:table-cell office:value-type="float" office:value="135.5" calcext:value-type="float">
            <text:p>135,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9.2" calcext:value-type="float">
            <text:p>39,2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43.7" calcext:value-type="float">
            <text:p>-243,7</text:p>
          </table:table-cell>
          <table:table-cell office:value-type="float" office:value="1861.2" calcext:value-type="float">
            <text:p>1861,2</text:p>
          </table:table-cell>
          <table:table-cell table:number-columns-repeated="16369"/>
        </table:table-row>
        <table:table-row table:style-name="ro1">
          <table:table-cell office:value-type="time" office:time-value="PT14H23M05S" calcext:value-type="time">
            <text:p>14:23:05</text:p>
          </table:table-cell>
          <table:table-cell office:value-type="float" office:value="6" calcext:value-type="float">
            <text:p>6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285" calcext:value-type="float">
            <text:p>0,444285</text:p>
          </table:table-cell>
          <table:table-cell office:value-type="float" office:value="135.5" calcext:value-type="float">
            <text:p>135,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9.2" calcext:value-type="float">
            <text:p>39,2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39.5" calcext:value-type="float">
            <text:p>-239,5</text:p>
          </table:table-cell>
          <table:table-cell office:value-type="float" office:value="1860.5" calcext:value-type="float">
            <text:p>1860,5</text:p>
          </table:table-cell>
          <table:table-cell table:number-columns-repeated="16369"/>
        </table:table-row>
        <table:table-row table:style-name="ro1">
          <table:table-cell office:value-type="time" office:time-value="PT14H23M15S" calcext:value-type="time">
            <text:p>14:23:15</text:p>
          </table:table-cell>
          <table:table-cell office:value-type="float" office:value="8" calcext:value-type="float">
            <text:p>8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287" calcext:value-type="float">
            <text:p>0,444287</text:p>
          </table:table-cell>
          <table:table-cell office:value-type="float" office:value="135.6" calcext:value-type="float">
            <text:p>135,6</text:p>
          </table:table-cell>
          <table:table-cell office:value-type="float" office:value="19" calcext:value-type="float">
            <text:p>19</text:p>
          </table:table-cell>
          <table:table-cell office:value-type="float" office:value="18.5" calcext:value-type="float">
            <text:p>18,5</text:p>
          </table:table-cell>
          <table:table-cell office:value-type="float" office:value="18.2" calcext:value-type="float">
            <text:p>18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46.3" calcext:value-type="float">
            <text:p>-246,3</text:p>
          </table:table-cell>
          <table:table-cell office:value-type="float" office:value="1859.8" calcext:value-type="float">
            <text:p>1859,8</text:p>
          </table:table-cell>
          <table:table-cell table:number-columns-repeated="16369"/>
        </table:table-row>
        <table:table-row table:style-name="ro1">
          <table:table-cell office:value-type="time" office:time-value="PT14H23M25S" calcext:value-type="time">
            <text:p>14:23:25</text:p>
          </table:table-cell>
          <table:table-cell office:value-type="float" office:value="8" calcext:value-type="float">
            <text:p>8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287" calcext:value-type="float">
            <text:p>0,444287</text:p>
          </table:table-cell>
          <table:table-cell office:value-type="float" office:value="135.6" calcext:value-type="float">
            <text:p>135,6</text:p>
          </table:table-cell>
          <table:table-cell office:value-type="float" office:value="19.1" calcext:value-type="float">
            <text:p>19,1</text:p>
          </table:table-cell>
          <table:table-cell office:value-type="float" office:value="18.6" calcext:value-type="float">
            <text:p>18,6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49.6" calcext:value-type="float">
            <text:p>-249,6</text:p>
          </table:table-cell>
          <table:table-cell office:value-type="float" office:value="1859.1" calcext:value-type="float">
            <text:p>1859,1</text:p>
          </table:table-cell>
          <table:table-cell table:number-columns-repeated="16369"/>
        </table:table-row>
        <table:table-row table:style-name="ro1">
          <table:table-cell office:value-type="time" office:time-value="PT14H23M35S" calcext:value-type="time">
            <text:p>14:23:35</text:p>
          </table:table-cell>
          <table:table-cell office:value-type="float" office:value="6" calcext:value-type="float">
            <text:p>6</text:p>
          </table:table-cell>
          <table:table-cell office:value-type="float" office:value="47.232025" calcext:value-type="float">
            <text:p>47,232025</text:p>
          </table:table-cell>
          <table:table-cell office:value-type="float" office:value="0.44429" calcext:value-type="float">
            <text:p>0,44429</text:p>
          </table:table-cell>
          <table:table-cell office:value-type="float" office:value="134.9" calcext:value-type="float">
            <text:p>134,9</text:p>
          </table:table-cell>
          <table:table-cell office:value-type="float" office:value="19.1" calcext:value-type="float">
            <text:p>19,1</text:p>
          </table:table-cell>
          <table:table-cell office:value-type="float" office:value="18.6" calcext:value-type="float">
            <text:p>18,6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313.1" calcext:value-type="float">
            <text:p>-313,1</text:p>
          </table:table-cell>
          <table:table-cell office:value-type="float" office:value="1858.4" calcext:value-type="float">
            <text:p>1858,4</text:p>
          </table:table-cell>
          <table:table-cell table:number-columns-repeated="16369"/>
        </table:table-row>
        <table:table-row table:style-name="ro1">
          <table:table-cell office:value-type="time" office:time-value="PT14H23M45S" calcext:value-type="time">
            <text:p>14:23:45</text:p>
          </table:table-cell>
          <table:table-cell office:value-type="float" office:value="7" calcext:value-type="float">
            <text:p>7</text:p>
          </table:table-cell>
          <table:table-cell office:value-type="float" office:value="47.232014" calcext:value-type="float">
            <text:p>47,232014</text:p>
          </table:table-cell>
          <table:table-cell office:value-type="float" office:value="0.444292" calcext:value-type="float">
            <text:p>0,444292</text:p>
          </table:table-cell>
          <table:table-cell office:value-type="float" office:value="132.8" calcext:value-type="float">
            <text:p>132,8</text:p>
          </table:table-cell>
          <table:table-cell office:value-type="float" office:value="19.2" calcext:value-type="float">
            <text:p>19,2</text:p>
          </table:table-cell>
          <table:table-cell office:value-type="float" office:value="18.6" calcext:value-type="float">
            <text:p>18,6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38.9" calcext:value-type="float">
            <text:p>38,9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62.9" calcext:value-type="float">
            <text:p>-262,9</text:p>
          </table:table-cell>
          <table:table-cell office:value-type="float" office:value="1857.6" calcext:value-type="float">
            <text:p>1857,6</text:p>
          </table:table-cell>
          <table:table-cell table:number-columns-repeated="16369"/>
        </table:table-row>
        <table:table-row table:style-name="ro1">
          <table:table-cell office:value-type="time" office:time-value="PT14H23M55S" calcext:value-type="time">
            <text:p>14:23:55</text:p>
          </table:table-cell>
          <table:table-cell office:value-type="float" office:value="7" calcext:value-type="float">
            <text:p>7</text:p>
          </table:table-cell>
          <table:table-cell office:value-type="float" office:value="47.232014" calcext:value-type="float">
            <text:p>47,232014</text:p>
          </table:table-cell>
          <table:table-cell office:value-type="float" office:value="0.444292" calcext:value-type="float">
            <text:p>0,444292</text:p>
          </table:table-cell>
          <table:table-cell office:value-type="float" office:value="132.7" calcext:value-type="float">
            <text:p>132,7</text:p>
          </table:table-cell>
          <table:table-cell office:value-type="float" office:value="19.2" calcext:value-type="float">
            <text:p>19,2</text:p>
          </table:table-cell>
          <table:table-cell office:value-type="float" office:value="18.7" calcext:value-type="float">
            <text:p>18,7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8.8" calcext:value-type="float">
            <text:p>38,8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41.6" calcext:value-type="float">
            <text:p>-241,6</text:p>
          </table:table-cell>
          <table:table-cell office:value-type="float" office:value="1857" calcext:value-type="float">
            <text:p>1857</text:p>
          </table:table-cell>
          <table:table-cell table:number-columns-repeated="16369"/>
        </table:table-row>
        <table:table-row table:style-name="ro1">
          <table:table-cell office:value-type="time" office:time-value="PT14H24M05S" calcext:value-type="time">
            <text:p>14:24:05</text:p>
          </table:table-cell>
          <table:table-cell office:value-type="float" office:value="7" calcext:value-type="float">
            <text:p>7</text:p>
          </table:table-cell>
          <table:table-cell office:value-type="float" office:value="47.231998" calcext:value-type="float">
            <text:p>47,231998</text:p>
          </table:table-cell>
          <table:table-cell office:value-type="float" office:value="0.444323" calcext:value-type="float">
            <text:p>0,444323</text:p>
          </table:table-cell>
          <table:table-cell office:value-type="float" office:value="129" calcext:value-type="float">
            <text:p>129</text:p>
          </table:table-cell>
          <table:table-cell office:value-type="float" office:value="19.2" calcext:value-type="float">
            <text:p>19,2</text:p>
          </table:table-cell>
          <table:table-cell office:value-type="float" office:value="18.7" calcext:value-type="float">
            <text:p>18,7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38.7" calcext:value-type="float">
            <text:p>38,7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43.1" calcext:value-type="float">
            <text:p>-243,1</text:p>
          </table:table-cell>
          <table:table-cell office:value-type="float" office:value="1856.2" calcext:value-type="float">
            <text:p>1856,2</text:p>
          </table:table-cell>
          <table:table-cell table:number-columns-repeated="16369"/>
        </table:table-row>
        <table:table-row table:style-name="ro1">
          <table:table-cell office:value-type="time" office:time-value="PT14H24M15S" calcext:value-type="time">
            <text:p>14:24:15</text:p>
          </table:table-cell>
          <table:table-cell office:value-type="float" office:value="8" calcext:value-type="float">
            <text:p>8</text:p>
          </table:table-cell>
          <table:table-cell office:value-type="float" office:value="47.232014" calcext:value-type="float">
            <text:p>47,232014</text:p>
          </table:table-cell>
          <table:table-cell office:value-type="float" office:value="0.444367" calcext:value-type="float">
            <text:p>0,444367</text:p>
          </table:table-cell>
          <table:table-cell office:value-type="float" office:value="117.9" calcext:value-type="float">
            <text:p>117,9</text:p>
          </table:table-cell>
          <table:table-cell office:value-type="float" office:value="19.2" calcext:value-type="float">
            <text:p>19,2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38.7" calcext:value-type="float">
            <text:p>38,7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45.2" calcext:value-type="float">
            <text:p>-245,2</text:p>
          </table:table-cell>
          <table:table-cell office:value-type="float" office:value="1855.5" calcext:value-type="float">
            <text:p>1855,5</text:p>
          </table:table-cell>
          <table:table-cell table:number-columns-repeated="16369"/>
        </table:table-row>
        <table:table-row table:style-name="ro1">
          <table:table-cell office:value-type="time" office:time-value="PT14H24M25S" calcext:value-type="time">
            <text:p>14:24:25</text:p>
          </table:table-cell>
          <table:table-cell office:value-type="float" office:value="8" calcext:value-type="float">
            <text:p>8</text:p>
          </table:table-cell>
          <table:table-cell office:value-type="float" office:value="47.232006" calcext:value-type="float">
            <text:p>47,232006</text:p>
          </table:table-cell>
          <table:table-cell office:value-type="float" office:value="0.444382" calcext:value-type="float">
            <text:p>0,444382</text:p>
          </table:table-cell>
          <table:table-cell office:value-type="float" office:value="117.1" calcext:value-type="float">
            <text:p>117,1</text:p>
          </table:table-cell>
          <table:table-cell office:value-type="float" office:value="19.4" calcext:value-type="float">
            <text:p>19,4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006" calcext:value-type="float">
            <text:p>1006</text:p>
          </table:table-cell>
          <table:table-cell office:value-type="float" office:value="38.6" calcext:value-type="float">
            <text:p>38,6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46.4" calcext:value-type="float">
            <text:p>-246,4</text:p>
          </table:table-cell>
          <table:table-cell office:value-type="float" office:value="1854.8" calcext:value-type="float">
            <text:p>1854,8</text:p>
          </table:table-cell>
          <table:table-cell table:number-columns-repeated="16369"/>
        </table:table-row>
        <table:table-row table:style-name="ro1">
          <table:table-cell office:value-type="time" office:time-value="PT14H24M35S" calcext:value-type="time">
            <text:p>14:24:35</text:p>
          </table:table-cell>
          <table:table-cell office:value-type="float" office:value="6" calcext:value-type="float">
            <text:p>6</text:p>
          </table:table-cell>
          <table:table-cell office:value-type="float" office:value="47.232006" calcext:value-type="float">
            <text:p>47,232006</text:p>
          </table:table-cell>
          <table:table-cell office:value-type="float" office:value="0.444372" calcext:value-type="float">
            <text:p>0,444372</text:p>
          </table:table-cell>
          <table:table-cell office:value-type="float" office:value="116.2" calcext:value-type="float">
            <text:p>116,2</text:p>
          </table:table-cell>
          <table:table-cell office:value-type="float" office:value="19.4" calcext:value-type="float">
            <text:p>19,4</text:p>
          </table:table-cell>
          <table:table-cell office:value-type="float" office:value="18.8" calcext:value-type="float">
            <text:p>18,8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8.5" calcext:value-type="float">
            <text:p>38,5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325.9" calcext:value-type="float">
            <text:p>-325,9</text:p>
          </table:table-cell>
          <table:table-cell office:value-type="float" office:value="1854.1" calcext:value-type="float">
            <text:p>1854,1</text:p>
          </table:table-cell>
          <table:table-cell table:number-columns-repeated="16369"/>
        </table:table-row>
        <table:table-row table:style-name="ro1">
          <table:table-cell office:value-type="time" office:time-value="PT14H24M45S" calcext:value-type="time">
            <text:p>14:24:45</text:p>
          </table:table-cell>
          <table:table-cell office:value-type="float" office:value="7" calcext:value-type="float">
            <text:p>7</text:p>
          </table:table-cell>
          <table:table-cell office:value-type="float" office:value="47.231991" calcext:value-type="float">
            <text:p>47,231991</text:p>
          </table:table-cell>
          <table:table-cell office:value-type="float" office:value="0.444367" calcext:value-type="float">
            <text:p>0,444367</text:p>
          </table:table-cell>
          <table:table-cell office:value-type="float" office:value="115.4" calcext:value-type="float">
            <text:p>115,4</text:p>
          </table:table-cell>
          <table:table-cell office:value-type="float" office:value="19.5" calcext:value-type="float">
            <text:p>19,5</text:p>
          </table:table-cell>
          <table:table-cell office:value-type="float" office:value="18.9" calcext:value-type="float">
            <text:p>18,9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8.5" calcext:value-type="float">
            <text:p>38,5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60.4" calcext:value-type="float">
            <text:p>-260,4</text:p>
          </table:table-cell>
          <table:table-cell office:value-type="float" office:value="1853.4" calcext:value-type="float">
            <text:p>1853,4</text:p>
          </table:table-cell>
          <table:table-cell table:number-columns-repeated="16369"/>
        </table:table-row>
        <table:table-row table:style-name="ro1">
          <table:table-cell office:value-type="time" office:time-value="PT14H24M55S" calcext:value-type="time">
            <text:p>14:24:55</text:p>
          </table:table-cell>
          <table:table-cell office:value-type="float" office:value="9" calcext:value-type="float">
            <text:p>9</text:p>
          </table:table-cell>
          <table:table-cell office:value-type="float" office:value="47.231991" calcext:value-type="float">
            <text:p>47,231991</text:p>
          </table:table-cell>
          <table:table-cell office:value-type="float" office:value="0.444367" calcext:value-type="float">
            <text:p>0,444367</text:p>
          </table:table-cell>
          <table:table-cell office:value-type="float" office:value="115.5" calcext:value-type="float">
            <text:p>115,5</text:p>
          </table:table-cell>
          <table:table-cell office:value-type="float" office:value="19.5" calcext:value-type="float">
            <text:p>19,5</text:p>
          </table:table-cell>
          <table:table-cell office:value-type="float" office:value="18.9" calcext:value-type="float">
            <text:p>18,9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8.4" calcext:value-type="float">
            <text:p>38,4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39.1" calcext:value-type="float">
            <text:p>-239,1</text:p>
          </table:table-cell>
          <table:table-cell office:value-type="float" office:value="1852.7" calcext:value-type="float">
            <text:p>1852,7</text:p>
          </table:table-cell>
          <table:table-cell table:number-columns-repeated="16369"/>
        </table:table-row>
        <table:table-row table:style-name="ro1">
          <table:table-cell office:value-type="time" office:time-value="PT14H25M05S" calcext:value-type="time">
            <text:p>14:25:05</text:p>
          </table:table-cell>
          <table:table-cell office:value-type="float" office:value="9" calcext:value-type="float">
            <text:p>9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347" calcext:value-type="float">
            <text:p>0,444347</text:p>
          </table:table-cell>
          <table:table-cell office:value-type="float" office:value="114.6" calcext:value-type="float">
            <text:p>114,6</text:p>
          </table:table-cell>
          <table:table-cell office:value-type="float" office:value="19.5" calcext:value-type="float">
            <text:p>19,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8.4" calcext:value-type="float">
            <text:p>38,4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-393.6" calcext:value-type="float">
            <text:p>-393,6</text:p>
          </table:table-cell>
          <table:table-cell office:value-type="float" office:value="1851.9" calcext:value-type="float">
            <text:p>1851,9</text:p>
          </table:table-cell>
          <table:table-cell table:number-columns-repeated="16369"/>
        </table:table-row>
        <table:table-row table:style-name="ro1">
          <table:table-cell office:value-type="time" office:time-value="PT14H25M05S" calcext:value-type="time">
            <text:p>14:25:05</text:p>
          </table:table-cell>
          <table:table-cell office:value-type="float" office:value="9" calcext:value-type="float">
            <text:p>9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347" calcext:value-type="float">
            <text:p>0,444347</text:p>
          </table:table-cell>
          <table:table-cell office:value-type="float" office:value="114.6" calcext:value-type="float">
            <text:p>114,6</text:p>
          </table:table-cell>
          <table:table-cell office:value-type="float" office:value="19.5" calcext:value-type="float">
            <text:p>19,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8.4" calcext:value-type="float">
            <text:p>38,4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-397.8" calcext:value-type="float">
            <text:p>-397,8</text:p>
          </table:table-cell>
          <table:table-cell office:value-type="float" office:value="1851.7" calcext:value-type="float">
            <text:p>1851,7</text:p>
          </table:table-cell>
          <table:table-cell table:number-columns-repeated="16369"/>
        </table:table-row>
        <table:table-row table:style-name="ro1">
          <table:table-cell office:value-type="time" office:time-value="PT14H25M15S" calcext:value-type="time">
            <text:p>14:25:15</text:p>
          </table:table-cell>
          <table:table-cell office:value-type="float" office:value="5" calcext:value-type="float">
            <text:p>5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417" calcext:value-type="float">
            <text:p>0,444417</text:p>
          </table:table-cell>
          <table:table-cell office:value-type="float" office:value="114.3" calcext:value-type="float">
            <text:p>114,3</text:p>
          </table:table-cell>
          <table:table-cell office:value-type="float" office:value="19.6" calcext:value-type="float">
            <text:p>19,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8.3" calcext:value-type="float">
            <text:p>38,3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386.7" calcext:value-type="float">
            <text:p>-386,7</text:p>
          </table:table-cell>
          <table:table-cell office:value-type="float" office:value="1850.6" calcext:value-type="float">
            <text:p>1850,6</text:p>
          </table:table-cell>
          <table:table-cell table:number-columns-repeated="16369"/>
        </table:table-row>
        <table:table-row table:style-name="ro1">
          <table:table-cell office:value-type="time" office:time-value="PT14H25M25S" calcext:value-type="time">
            <text:p>14:25:25</text:p>
          </table:table-cell>
          <table:table-cell office:value-type="float" office:value="5" calcext:value-type="float">
            <text:p>5</text:p>
          </table:table-cell>
          <table:table-cell office:value-type="float" office:value="47.231892" calcext:value-type="float">
            <text:p>47,231892</text:p>
          </table:table-cell>
          <table:table-cell office:value-type="float" office:value="0.444455" calcext:value-type="float">
            <text:p>0,444455</text:p>
          </table:table-cell>
          <table:table-cell office:value-type="float" office:value="110.9" calcext:value-type="float">
            <text:p>110,9</text:p>
          </table:table-cell>
          <table:table-cell office:value-type="float" office:value="19.6" calcext:value-type="float">
            <text:p>19,6</text:p>
          </table:table-cell>
          <table:table-cell office:value-type="float" office:value="19.1" calcext:value-type="float">
            <text:p>19,1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8.3" calcext:value-type="float">
            <text:p>38,3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411.9" calcext:value-type="float">
            <text:p>-411,9</text:p>
          </table:table-cell>
          <table:table-cell office:value-type="float" office:value="1849.6" calcext:value-type="float">
            <text:p>1849,6</text:p>
          </table:table-cell>
          <table:table-cell table:number-columns-repeated="16369"/>
        </table:table-row>
        <table:table-row table:style-name="ro1">
          <table:table-cell office:value-type="time" office:time-value="PT14H25M35S" calcext:value-type="time">
            <text:p>14:25:35</text:p>
          </table:table-cell>
          <table:table-cell office:value-type="float" office:value="6" calcext:value-type="float">
            <text:p>6</text:p>
          </table:table-cell>
          <table:table-cell office:value-type="float" office:value="47.231926" calcext:value-type="float">
            <text:p>47,231926</text:p>
          </table:table-cell>
          <table:table-cell office:value-type="float" office:value="0.444423" calcext:value-type="float">
            <text:p>0,444423</text:p>
          </table:table-cell>
          <table:table-cell office:value-type="float" office:value="109.4" calcext:value-type="float">
            <text:p>109,4</text:p>
          </table:table-cell>
          <table:table-cell office:value-type="float" office:value="19.6" calcext:value-type="float">
            <text:p>19,6</text:p>
          </table:table-cell>
          <table:table-cell office:value-type="float" office:value="19.1" calcext:value-type="float">
            <text:p>19,1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8.2" calcext:value-type="float">
            <text:p>38,2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455.8" calcext:value-type="float">
            <text:p>-455,8</text:p>
          </table:table-cell>
          <table:table-cell office:value-type="float" office:value="1848.4" calcext:value-type="float">
            <text:p>1848,4</text:p>
          </table:table-cell>
          <table:table-cell table:number-columns-repeated="16369"/>
        </table:table-row>
        <table:table-row table:style-name="ro1">
          <table:table-cell office:value-type="time" office:time-value="PT14H25M45S" calcext:value-type="time">
            <text:p>14:25:45</text:p>
          </table:table-cell>
          <table:table-cell office:value-type="float" office:value="6" calcext:value-type="float">
            <text:p>6</text:p>
          </table:table-cell>
          <table:table-cell office:value-type="float" office:value="47.23204" calcext:value-type="float">
            <text:p>47,23204</text:p>
          </table:table-cell>
          <table:table-cell office:value-type="float" office:value="0.444305" calcext:value-type="float">
            <text:p>0,444305</text:p>
          </table:table-cell>
          <table:table-cell office:value-type="float" office:value="110.6" calcext:value-type="float">
            <text:p>110,6</text:p>
          </table:table-cell>
          <table:table-cell office:value-type="float" office:value="19.8" calcext:value-type="float">
            <text:p>19,8</text:p>
          </table:table-cell>
          <table:table-cell office:value-type="float" office:value="19.1" calcext:value-type="float">
            <text:p>19,1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8.2" calcext:value-type="float">
            <text:p>38,2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391" calcext:value-type="float">
            <text:p>-391</text:p>
          </table:table-cell>
          <table:table-cell office:value-type="float" office:value="1847.3" calcext:value-type="float">
            <text:p>1847,3</text:p>
          </table:table-cell>
          <table:table-cell table:number-columns-repeated="16369"/>
        </table:table-row>
        <table:table-row table:style-name="ro1">
          <table:table-cell office:value-type="time" office:time-value="PT14H25M55S" calcext:value-type="time">
            <text:p>14:25:55</text:p>
          </table:table-cell>
          <table:table-cell office:value-type="float" office:value="5" calcext:value-type="float">
            <text:p>5</text:p>
          </table:table-cell>
          <table:table-cell office:value-type="float" office:value="47.231998" calcext:value-type="float">
            <text:p>47,231998</text:p>
          </table:table-cell>
          <table:table-cell office:value-type="float" office:value="0.444382" calcext:value-type="float">
            <text:p>0,444382</text:p>
          </table:table-cell>
          <table:table-cell office:value-type="float" office:value="111.2" calcext:value-type="float">
            <text:p>111,2</text:p>
          </table:table-cell>
          <table:table-cell office:value-type="float" office:value="19.8" calcext:value-type="float">
            <text:p>19,8</text:p>
          </table:table-cell>
          <table:table-cell office:value-type="float" office:value="19.2" calcext:value-type="float">
            <text:p>19,2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8.1" calcext:value-type="float">
            <text:p>38,1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390.8" calcext:value-type="float">
            <text:p>-390,8</text:p>
          </table:table-cell>
          <table:table-cell office:value-type="float" office:value="1846.2" calcext:value-type="float">
            <text:p>1846,2</text:p>
          </table:table-cell>
          <table:table-cell table:number-columns-repeated="16369"/>
        </table:table-row>
        <table:table-row table:style-name="ro1">
          <table:table-cell office:value-type="time" office:time-value="PT14H26M05S" calcext:value-type="time">
            <text:p>14:26:05</text:p>
          </table:table-cell>
          <table:table-cell office:value-type="float" office:value="6" calcext:value-type="float">
            <text:p>6</text:p>
          </table:table-cell>
          <table:table-cell office:value-type="float" office:value="47.231964" calcext:value-type="float">
            <text:p>47,231964</text:p>
          </table:table-cell>
          <table:table-cell office:value-type="float" office:value="0.444445" calcext:value-type="float">
            <text:p>0,444445</text:p>
          </table:table-cell>
          <table:table-cell office:value-type="float" office:value="107.2" calcext:value-type="float">
            <text:p>107,2</text:p>
          </table:table-cell>
          <table:table-cell office:value-type="float" office:value="19.8" calcext:value-type="float">
            <text:p>19,8</text:p>
          </table:table-cell>
          <table:table-cell office:value-type="float" office:value="19.2" calcext:value-type="float">
            <text:p>19,2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8.1" calcext:value-type="float">
            <text:p>38,1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1" calcext:value-type="float">
            <text:p>11</text:p>
          </table:table-cell>
          <table:table-cell office:value-type="float" office:value="-393.5" calcext:value-type="float">
            <text:p>-393,5</text:p>
          </table:table-cell>
          <table:table-cell office:value-type="float" office:value="1845" calcext:value-type="float">
            <text:p>1845</text:p>
          </table:table-cell>
          <table:table-cell table:number-columns-repeated="16369"/>
        </table:table-row>
        <table:table-row table:style-name="ro1">
          <table:table-cell office:value-type="time" office:time-value="PT14H26M15S" calcext:value-type="time">
            <text:p>14:26:15</text:p>
          </table:table-cell>
          <table:table-cell office:value-type="float" office:value="6" calcext:value-type="float">
            <text:p>6</text:p>
          </table:table-cell>
          <table:table-cell office:value-type="float" office:value="47.231972" calcext:value-type="float">
            <text:p>47,231972</text:p>
          </table:table-cell>
          <table:table-cell office:value-type="float" office:value="0.444397" calcext:value-type="float">
            <text:p>0,444397</text:p>
          </table:table-cell>
          <table:table-cell office:value-type="float" office:value="101.9" calcext:value-type="float">
            <text:p>101,9</text:p>
          </table:table-cell>
          <table:table-cell office:value-type="float" office:value="19.9" calcext:value-type="float">
            <text:p>19,9</text:p>
          </table:table-cell>
          <table:table-cell office:value-type="float" office:value="19.3" calcext:value-type="float">
            <text:p>19,3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-389.9" calcext:value-type="float">
            <text:p>-389,9</text:p>
          </table:table-cell>
          <table:table-cell office:value-type="float" office:value="1843.9" calcext:value-type="float">
            <text:p>1843,9</text:p>
          </table:table-cell>
          <table:table-cell table:number-columns-repeated="16369"/>
        </table:table-row>
        <table:table-row table:style-name="ro1">
          <table:table-cell office:value-type="time" office:time-value="PT14H26M25S" calcext:value-type="time">
            <text:p>14:26:25</text:p>
          </table:table-cell>
          <table:table-cell office:value-type="float" office:value="5" calcext:value-type="float">
            <text:p>5</text:p>
          </table:table-cell>
          <table:table-cell office:value-type="float" office:value="47.232052" calcext:value-type="float">
            <text:p>47,232052</text:p>
          </table:table-cell>
          <table:table-cell office:value-type="float" office:value="0.444327" calcext:value-type="float">
            <text:p>0,444327</text:p>
          </table:table-cell>
          <table:table-cell office:value-type="float" office:value="101.2" calcext:value-type="float">
            <text:p>101,2</text:p>
          </table:table-cell>
          <table:table-cell office:value-type="float" office:value="19.9" calcext:value-type="float">
            <text:p>19,9</text:p>
          </table:table-cell>
          <table:table-cell office:value-type="float" office:value="19.3" calcext:value-type="float">
            <text:p>19,3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" calcext:value-type="float">
            <text:p>11</text:p>
          </table:table-cell>
          <table:table-cell office:value-type="float" office:value="-391.3" calcext:value-type="float">
            <text:p>-391,3</text:p>
          </table:table-cell>
          <table:table-cell office:value-type="float" office:value="1842.8" calcext:value-type="float">
            <text:p>1842,8</text:p>
          </table:table-cell>
          <table:table-cell table:number-columns-repeated="16369"/>
        </table:table-row>
        <table:table-row table:style-name="ro1">
          <table:table-cell office:value-type="time" office:time-value="PT14H26M35S" calcext:value-type="time">
            <text:p>14:26:35</text:p>
          </table:table-cell>
          <table:table-cell office:value-type="float" office:value="5" calcext:value-type="float">
            <text:p>5</text:p>
          </table:table-cell>
          <table:table-cell office:value-type="float" office:value="47.231968" calcext:value-type="float">
            <text:p>47,231968</text:p>
          </table:table-cell>
          <table:table-cell office:value-type="float" office:value="0.444427" calcext:value-type="float">
            <text:p>0,444427</text:p>
          </table:table-cell>
          <table:table-cell office:value-type="float" office:value="100.3" calcext:value-type="float">
            <text:p>100,3</text:p>
          </table:table-cell>
          <table:table-cell office:value-type="float" office:value="19.9" calcext:value-type="float">
            <text:p>19,9</text:p>
          </table:table-cell>
          <table:table-cell office:value-type="float" office:value="19.4" calcext:value-type="float">
            <text:p>19,4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7.9" calcext:value-type="float">
            <text:p>37,9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" calcext:value-type="float">
            <text:p>11</text:p>
          </table:table-cell>
          <table:table-cell office:value-type="float" office:value="-461.6" calcext:value-type="float">
            <text:p>-461,6</text:p>
          </table:table-cell>
          <table:table-cell office:value-type="float" office:value="1841.7" calcext:value-type="float">
            <text:p>1841,7</text:p>
          </table:table-cell>
          <table:table-cell table:number-columns-repeated="16369"/>
        </table:table-row>
        <table:table-row table:style-name="ro1">
          <table:table-cell office:value-type="time" office:time-value="PT14H26M45S" calcext:value-type="time">
            <text:p>14:26:45</text:p>
          </table:table-cell>
          <table:table-cell office:value-type="float" office:value="6" calcext:value-type="float">
            <text:p>6</text:p>
          </table:table-cell>
          <table:table-cell office:value-type="float" office:value="47.231888" calcext:value-type="float">
            <text:p>47,231888</text:p>
          </table:table-cell>
          <table:table-cell office:value-type="float" office:value="0.444582" calcext:value-type="float">
            <text:p>0,444582</text:p>
          </table:table-cell>
          <table:table-cell office:value-type="float" office:value="97.7" calcext:value-type="float">
            <text:p>97,7</text:p>
          </table:table-cell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,4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7.9" calcext:value-type="float">
            <text:p>37,9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" calcext:value-type="float">
            <text:p>11</text:p>
          </table:table-cell>
          <table:table-cell office:value-type="float" office:value="-391.2" calcext:value-type="float">
            <text:p>-391,2</text:p>
          </table:table-cell>
          <table:table-cell office:value-type="float" office:value="1840.6" calcext:value-type="float">
            <text:p>1840,6</text:p>
          </table:table-cell>
          <table:table-cell table:number-columns-repeated="16369"/>
        </table:table-row>
        <table:table-row table:style-name="ro1">
          <table:table-cell office:value-type="time" office:time-value="PT14H26M55S" calcext:value-type="time">
            <text:p>14:26:55</text:p>
          </table:table-cell>
          <table:table-cell office:value-type="float" office:value="6" calcext:value-type="float">
            <text:p>6</text:p>
          </table:table-cell>
          <table:table-cell office:value-type="float" office:value="47.23193" calcext:value-type="float">
            <text:p>47,23193</text:p>
          </table:table-cell>
          <table:table-cell office:value-type="float" office:value="0.444533" calcext:value-type="float">
            <text:p>0,444533</text:p>
          </table:table-cell>
          <table:table-cell office:value-type="float" office:value="100.8" calcext:value-type="float">
            <text:p>100,8</text:p>
          </table:table-cell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,4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7.8" calcext:value-type="float">
            <text:p>37,8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493.5" calcext:value-type="float">
            <text:p>-493,5</text:p>
          </table:table-cell>
          <table:table-cell office:value-type="float" office:value="1839.5" calcext:value-type="float">
            <text:p>1839,5</text:p>
          </table:table-cell>
          <table:table-cell table:number-columns-repeated="16369"/>
        </table:table-row>
        <table:table-row table:style-name="ro1">
          <table:table-cell office:value-type="time" office:time-value="PT14H27M05S" calcext:value-type="time">
            <text:p>14:27:05</text:p>
          </table:table-cell>
          <table:table-cell office:value-type="float" office:value="8" calcext:value-type="float">
            <text:p>8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452" calcext:value-type="float">
            <text:p>0,444452</text:p>
          </table:table-cell>
          <table:table-cell office:value-type="float" office:value="100.8" calcext:value-type="float">
            <text:p>100,8</text:p>
          </table:table-cell>
          <table:table-cell office:value-type="float" office:value="20.1" calcext:value-type="float">
            <text:p>20,1</text:p>
          </table:table-cell>
          <table:table-cell office:value-type="float" office:value="19.5" calcext:value-type="float">
            <text:p>19,5</text:p>
          </table:table-cell>
          <table:table-cell office:value-type="float" office:value="18.2" calcext:value-type="float">
            <text:p>18,2</text:p>
          </table:table-cell>
          <table:table-cell office:value-type="float" office:value="1006" calcext:value-type="float">
            <text:p>1006</text:p>
          </table:table-cell>
          <table:table-cell office:value-type="float" office:value="37.8" calcext:value-type="float">
            <text:p>37,8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245" calcext:value-type="float">
            <text:p>-245</text:p>
          </table:table-cell>
          <table:table-cell office:value-type="float" office:value="1838.6" calcext:value-type="float">
            <text:p>1838,6</text:p>
          </table:table-cell>
          <table:table-cell table:number-columns-repeated="16369"/>
        </table:table-row>
        <table:table-row table:style-name="ro1">
          <table:table-cell office:value-type="time" office:time-value="PT14H27M15S" calcext:value-type="time">
            <text:p>14:27:15</text:p>
          </table:table-cell>
          <table:table-cell office:value-type="float" office:value="9" calcext:value-type="float">
            <text:p>9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453" calcext:value-type="float">
            <text:p>0,444453</text:p>
          </table:table-cell>
          <table:table-cell office:value-type="float" office:value="103.2" calcext:value-type="float">
            <text:p>103,2</text:p>
          </table:table-cell>
          <table:table-cell office:value-type="float" office:value="20.1" calcext:value-type="float">
            <text:p>20,1</text:p>
          </table:table-cell>
          <table:table-cell office:value-type="float" office:value="19.5" calcext:value-type="float">
            <text:p>19,5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7.8" calcext:value-type="float">
            <text:p>37,8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247.4" calcext:value-type="float">
            <text:p>-247,4</text:p>
          </table:table-cell>
          <table:table-cell office:value-type="float" office:value="1837.9" calcext:value-type="float">
            <text:p>1837,9</text:p>
          </table:table-cell>
          <table:table-cell table:number-columns-repeated="16369"/>
        </table:table-row>
        <table:table-row table:style-name="ro1">
          <table:table-cell office:value-type="time" office:time-value="PT14H27M25S" calcext:value-type="time">
            <text:p>14:27:25</text:p>
          </table:table-cell>
          <table:table-cell office:value-type="float" office:value="8" calcext:value-type="float">
            <text:p>8</text:p>
          </table:table-cell>
          <table:table-cell office:value-type="float" office:value="47.231945" calcext:value-type="float">
            <text:p>47,231945</text:p>
          </table:table-cell>
          <table:table-cell office:value-type="float" office:value="0.444445" calcext:value-type="float">
            <text:p>0,444445</text:p>
          </table:table-cell>
          <table:table-cell office:value-type="float" office:value="104.2" calcext:value-type="float">
            <text:p>104,2</text:p>
          </table:table-cell>
          <table:table-cell office:value-type="float" office:value="20.1" calcext:value-type="float">
            <text:p>20,1</text:p>
          </table:table-cell>
          <table:table-cell office:value-type="float" office:value="19.6" calcext:value-type="float">
            <text:p>19,6</text:p>
          </table:table-cell>
          <table:table-cell office:value-type="float" office:value="18.2" calcext:value-type="float">
            <text:p>18,2</text:p>
          </table:table-cell>
          <table:table-cell office:value-type="float" office:value="1006.1" calcext:value-type="float">
            <text:p>1006,1</text:p>
          </table:table-cell>
          <table:table-cell office:value-type="float" office:value="37.7" calcext:value-type="float">
            <text:p>37,7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244.5" calcext:value-type="float">
            <text:p>-244,5</text:p>
          </table:table-cell>
          <table:table-cell office:value-type="float" office:value="1837.2" calcext:value-type="float">
            <text:p>1837,2</text:p>
          </table:table-cell>
          <table:table-cell table:number-columns-repeated="16369"/>
        </table:table-row>
        <table:table-row table:style-name="ro1">
          <table:table-cell office:value-type="time" office:time-value="PT14H27M35S" calcext:value-type="time">
            <text:p>14:27:35</text:p>
          </table:table-cell>
          <table:table-cell office:value-type="float" office:value="7" calcext:value-type="float">
            <text:p>7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462" calcext:value-type="float">
            <text:p>0,444462</text:p>
          </table:table-cell>
          <table:table-cell office:value-type="float" office:value="105.7" calcext:value-type="float">
            <text:p>105,7</text:p>
          </table:table-cell>
          <table:table-cell office:value-type="float" office:value="20.1" calcext:value-type="float">
            <text:p>20,1</text:p>
          </table:table-cell>
          <table:table-cell office:value-type="float" office:value="19.6" calcext:value-type="float">
            <text:p>19,6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7.6" calcext:value-type="float">
            <text:p>37,6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63.3" calcext:value-type="float">
            <text:p>-263,3</text:p>
          </table:table-cell>
          <table:table-cell office:value-type="float" office:value="1836.4" calcext:value-type="float">
            <text:p>1836,4</text:p>
          </table:table-cell>
          <table:table-cell table:number-columns-repeated="16369"/>
        </table:table-row>
        <table:table-row table:style-name="ro1">
          <table:table-cell office:value-type="time" office:time-value="PT14H27M45S" calcext:value-type="time">
            <text:p>14:27:45</text:p>
          </table:table-cell>
          <table:table-cell office:value-type="float" office:value="8" calcext:value-type="float">
            <text:p>8</text:p>
          </table:table-cell>
          <table:table-cell office:value-type="float" office:value="47.231941" calcext:value-type="float">
            <text:p>47,231941</text:p>
          </table:table-cell>
          <table:table-cell office:value-type="float" office:value="0.44446" calcext:value-type="float">
            <text:p>0,44446</text:p>
          </table:table-cell>
          <table:table-cell office:value-type="float" office:value="106.5" calcext:value-type="float">
            <text:p>106,5</text:p>
          </table:table-cell>
          <table:table-cell office:value-type="float" office:value="20.2" calcext:value-type="float">
            <text:p>20,2</text:p>
          </table:table-cell>
          <table:table-cell office:value-type="float" office:value="19.6" calcext:value-type="float">
            <text:p>19,6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7.6" calcext:value-type="float">
            <text:p>37,6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56.1" calcext:value-type="float">
            <text:p>-256,1</text:p>
          </table:table-cell>
          <table:table-cell office:value-type="float" office:value="1835.7" calcext:value-type="float">
            <text:p>1835,7</text:p>
          </table:table-cell>
          <table:table-cell table:number-columns-repeated="16369"/>
        </table:table-row>
        <table:table-row table:style-name="ro1">
          <table:table-cell office:value-type="time" office:time-value="PT14H27M55S" calcext:value-type="time">
            <text:p>14:27:55</text:p>
          </table:table-cell>
          <table:table-cell office:value-type="float" office:value="8" calcext:value-type="float">
            <text:p>8</text:p>
          </table:table-cell>
          <table:table-cell office:value-type="float" office:value="47.231945" calcext:value-type="float">
            <text:p>47,231945</text:p>
          </table:table-cell>
          <table:table-cell office:value-type="float" office:value="0.444442" calcext:value-type="float">
            <text:p>0,444442</text:p>
          </table:table-cell>
          <table:table-cell office:value-type="float" office:value="109.4" calcext:value-type="float">
            <text:p>109,4</text:p>
          </table:table-cell>
          <table:table-cell office:value-type="float" office:value="20.2" calcext:value-type="float">
            <text:p>20,2</text:p>
          </table:table-cell>
          <table:table-cell office:value-type="float" office:value="19.7" calcext:value-type="float">
            <text:p>19,7</text:p>
          </table:table-cell>
          <table:table-cell office:value-type="float" office:value="18.5" calcext:value-type="float">
            <text:p>18,5</text:p>
          </table:table-cell>
          <table:table-cell office:value-type="float" office:value="1006.1" calcext:value-type="float">
            <text:p>1006,1</text:p>
          </table:table-cell>
          <table:table-cell office:value-type="float" office:value="37.5" calcext:value-type="float">
            <text:p>37,5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252" calcext:value-type="float">
            <text:p>-252</text:p>
          </table:table-cell>
          <table:table-cell office:value-type="float" office:value="1835" calcext:value-type="float">
            <text:p>1835</text:p>
          </table:table-cell>
          <table:table-cell table:number-columns-repeated="16369"/>
        </table:table-row>
        <table:table-row table:style-name="ro1">
          <table:table-cell office:value-type="time" office:time-value="PT14H28M05S" calcext:value-type="time">
            <text:p>14:28:05</text:p>
          </table:table-cell>
          <table:table-cell office:value-type="float" office:value="8" calcext:value-type="float">
            <text:p>8</text:p>
          </table:table-cell>
          <table:table-cell office:value-type="float" office:value="47.231941" calcext:value-type="float">
            <text:p>47,231941</text:p>
          </table:table-cell>
          <table:table-cell office:value-type="float" office:value="0.44443" calcext:value-type="float">
            <text:p>0,44443</text:p>
          </table:table-cell>
          <table:table-cell office:value-type="float" office:value="109.5" calcext:value-type="float">
            <text:p>109,5</text:p>
          </table:table-cell>
          <table:table-cell office:value-type="float" office:value="20.4" calcext:value-type="float">
            <text:p>20,4</text:p>
          </table:table-cell>
          <table:table-cell office:value-type="float" office:value="19.7" calcext:value-type="float">
            <text:p>19,7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7.4" calcext:value-type="float">
            <text:p>37,4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44.1" calcext:value-type="float">
            <text:p>-244,1</text:p>
          </table:table-cell>
          <table:table-cell office:value-type="float" office:value="1834.2" calcext:value-type="float">
            <text:p>1834,2</text:p>
          </table:table-cell>
          <table:table-cell table:number-columns-repeated="16369"/>
        </table:table-row>
        <table:table-row table:style-name="ro1">
          <table:table-cell office:value-type="time" office:time-value="PT14H28M15S" calcext:value-type="time">
            <text:p>14:28:15</text:p>
          </table:table-cell>
          <table:table-cell office:value-type="float" office:value="9" calcext:value-type="float">
            <text:p>9</text:p>
          </table:table-cell>
          <table:table-cell office:value-type="float" office:value="47.231976" calcext:value-type="float">
            <text:p>47,231976</text:p>
          </table:table-cell>
          <table:table-cell office:value-type="float" office:value="0.44439" calcext:value-type="float">
            <text:p>0,44439</text:p>
          </table:table-cell>
          <table:table-cell office:value-type="float" office:value="112.9" calcext:value-type="float">
            <text:p>112,9</text:p>
          </table:table-cell>
          <table:table-cell office:value-type="float" office:value="20.4" calcext:value-type="float">
            <text:p>20,4</text:p>
          </table:table-cell>
          <table:table-cell office:value-type="float" office:value="19.8" calcext:value-type="float">
            <text:p>19,8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7.4" calcext:value-type="float">
            <text:p>37,4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43.1" calcext:value-type="float">
            <text:p>-243,1</text:p>
          </table:table-cell>
          <table:table-cell office:value-type="float" office:value="1833.5" calcext:value-type="float">
            <text:p>1833,5</text:p>
          </table:table-cell>
          <table:table-cell table:number-columns-repeated="16369"/>
        </table:table-row>
        <table:table-row table:style-name="ro1">
          <table:table-cell office:value-type="time" office:time-value="PT14H28M25S" calcext:value-type="time">
            <text:p>14:28:25</text:p>
          </table:table-cell>
          <table:table-cell office:value-type="float" office:value="9" calcext:value-type="float">
            <text:p>9</text:p>
          </table:table-cell>
          <table:table-cell office:value-type="float" office:value="47.231991" calcext:value-type="float">
            <text:p>47,231991</text:p>
          </table:table-cell>
          <table:table-cell office:value-type="float" office:value="0.444413" calcext:value-type="float">
            <text:p>0,444413</text:p>
          </table:table-cell>
          <table:table-cell office:value-type="float" office:value="111.9" calcext:value-type="float">
            <text:p>111,9</text:p>
          </table:table-cell>
          <table:table-cell office:value-type="float" office:value="20.4" calcext:value-type="float">
            <text:p>20,4</text:p>
          </table:table-cell>
          <table:table-cell office:value-type="float" office:value="19.8" calcext:value-type="float">
            <text:p>19,8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7.3" calcext:value-type="float">
            <text:p>37,3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61.8" calcext:value-type="float">
            <text:p>-261,8</text:p>
          </table:table-cell>
          <table:table-cell office:value-type="float" office:value="1832.8" calcext:value-type="float">
            <text:p>1832,8</text:p>
          </table:table-cell>
          <table:table-cell table:number-columns-repeated="16369"/>
        </table:table-row>
        <table:table-row table:style-name="ro1">
          <table:table-cell office:value-type="time" office:time-value="PT14H28M35S" calcext:value-type="time">
            <text:p>14:28:35</text:p>
          </table:table-cell>
          <table:table-cell office:value-type="float" office:value="6" calcext:value-type="float">
            <text:p>6</text:p>
          </table:table-cell>
          <table:table-cell office:value-type="float" office:value="47.231987" calcext:value-type="float">
            <text:p>47,231987</text:p>
          </table:table-cell>
          <table:table-cell office:value-type="float" office:value="0.444418" calcext:value-type="float">
            <text:p>0,444418</text:p>
          </table:table-cell>
          <table:table-cell office:value-type="float" office:value="113.2" calcext:value-type="float">
            <text:p>113,2</text:p>
          </table:table-cell>
          <table:table-cell office:value-type="float" office:value="20.4" calcext:value-type="float">
            <text:p>20,4</text:p>
          </table:table-cell>
          <table:table-cell office:value-type="float" office:value="19.8" calcext:value-type="float">
            <text:p>19,8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7.2" calcext:value-type="float">
            <text:p>37,2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" calcext:value-type="float">
            <text:p>11</text:p>
          </table:table-cell>
          <table:table-cell office:value-type="float" office:value="-312.3" calcext:value-type="float">
            <text:p>-312,3</text:p>
          </table:table-cell>
          <table:table-cell office:value-type="float" office:value="1832.1" calcext:value-type="float">
            <text:p>1832,1</text:p>
          </table:table-cell>
          <table:table-cell table:number-columns-repeated="16369"/>
        </table:table-row>
        <table:table-row table:style-name="ro1">
          <table:table-cell office:value-type="time" office:time-value="PT14H28M45S" calcext:value-type="time">
            <text:p>14:28:45</text:p>
          </table:table-cell>
          <table:table-cell office:value-type="float" office:value="7" calcext:value-type="float">
            <text:p>7</text:p>
          </table:table-cell>
          <table:table-cell office:value-type="float" office:value="47.231995" calcext:value-type="float">
            <text:p>47,231995</text:p>
          </table:table-cell>
          <table:table-cell office:value-type="float" office:value="0.444442" calcext:value-type="float">
            <text:p>0,444442</text:p>
          </table:table-cell>
          <table:table-cell office:value-type="float" office:value="111.3" calcext:value-type="float">
            <text:p>111,3</text:p>
          </table:table-cell>
          <table:table-cell office:value-type="float" office:value="20.5" calcext:value-type="float">
            <text:p>20,5</text:p>
          </table:table-cell>
          <table:table-cell office:value-type="float" office:value="19.9" calcext:value-type="float">
            <text:p>19,9</text:p>
          </table:table-cell>
          <table:table-cell office:value-type="float" office:value="18" calcext:value-type="float">
            <text:p>18</text:p>
          </table:table-cell>
          <table:table-cell office:value-type="float" office:value="1006.1" calcext:value-type="float">
            <text:p>1006,1</text:p>
          </table:table-cell>
          <table:table-cell office:value-type="float" office:value="37.2" calcext:value-type="float">
            <text:p>37,2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48.4" calcext:value-type="float">
            <text:p>-248,4</text:p>
          </table:table-cell>
          <table:table-cell office:value-type="float" office:value="1831.3" calcext:value-type="float">
            <text:p>1831,3</text:p>
          </table:table-cell>
          <table:table-cell table:number-columns-repeated="16369"/>
        </table:table-row>
        <table:table-row table:style-name="ro1">
          <table:table-cell office:value-type="time" office:time-value="PT14H28M55S" calcext:value-type="time">
            <text:p>14:28:55</text:p>
          </table:table-cell>
          <table:table-cell office:value-type="float" office:value="8" calcext:value-type="float">
            <text:p>8</text:p>
          </table:table-cell>
          <table:table-cell office:value-type="float" office:value="47.231983" calcext:value-type="float">
            <text:p>47,231983</text:p>
          </table:table-cell>
          <table:table-cell office:value-type="float" office:value="0.444448" calcext:value-type="float">
            <text:p>0,444448</text:p>
          </table:table-cell>
          <table:table-cell office:value-type="float" office:value="111.5" calcext:value-type="float">
            <text:p>111,5</text:p>
          </table:table-cell>
          <table:table-cell office:value-type="float" office:value="20.5" calcext:value-type="float">
            <text:p>20,5</text:p>
          </table:table-cell>
          <table:table-cell office:value-type="float" office:value="19.9" calcext:value-type="float">
            <text:p>19,9</text:p>
          </table:table-cell>
          <table:table-cell office:value-type="float" office:value="18.2" calcext:value-type="float">
            <text:p>18,2</text:p>
          </table:table-cell>
          <table:table-cell office:value-type="float" office:value="1006.1" calcext:value-type="float">
            <text:p>1006,1</text:p>
          </table:table-cell>
          <table:table-cell office:value-type="float" office:value="37.2" calcext:value-type="float">
            <text:p>37,2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44.9" calcext:value-type="float">
            <text:p>-244,9</text:p>
          </table:table-cell>
          <table:table-cell office:value-type="float" office:value="1830.6" calcext:value-type="float">
            <text:p>1830,6</text:p>
          </table:table-cell>
          <table:table-cell table:number-columns-repeated="16369"/>
        </table:table-row>
        <table:table-row table:style-name="ro1">
          <table:table-cell office:value-type="time" office:time-value="PT14H29M05S" calcext:value-type="time">
            <text:p>14:29:05</text:p>
          </table:table-cell>
          <table:table-cell office:value-type="float" office:value="7" calcext:value-type="float">
            <text:p>7</text:p>
          </table:table-cell>
          <table:table-cell office:value-type="float" office:value="47.231972" calcext:value-type="float">
            <text:p>47,231972</text:p>
          </table:table-cell>
          <table:table-cell office:value-type="float" office:value="0.444445" calcext:value-type="float">
            <text:p>0,444445</text:p>
          </table:table-cell>
          <table:table-cell office:value-type="float" office:value="111" calcext:value-type="float">
            <text:p>111</text:p>
          </table:table-cell>
          <table:table-cell office:value-type="float" office:value="20.6" calcext:value-type="float">
            <text:p>20,6</text:p>
          </table:table-cell>
          <table:table-cell office:value-type="float" office:value="19.9" calcext:value-type="float">
            <text:p>19,9</text:p>
          </table:table-cell>
          <table:table-cell office:value-type="float" office:value="18.2" calcext:value-type="float">
            <text:p>18,2</text:p>
          </table:table-cell>
          <table:table-cell office:value-type="float" office:value="1006.1" calcext:value-type="float">
            <text:p>1006,1</text:p>
          </table:table-cell>
          <table:table-cell office:value-type="float" office:value="37.2" calcext:value-type="float">
            <text:p>37,2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46.3" calcext:value-type="float">
            <text:p>-246,3</text:p>
          </table:table-cell>
          <table:table-cell office:value-type="float" office:value="1829.9" calcext:value-type="float">
            <text:p>1829,9</text:p>
          </table:table-cell>
          <table:table-cell table:number-columns-repeated="16369"/>
        </table:table-row>
        <table:table-row table:style-name="ro1">
          <table:table-cell office:value-type="time" office:time-value="PT14H29M15S" calcext:value-type="time">
            <text:p>14:29:15</text:p>
          </table:table-cell>
          <table:table-cell office:value-type="float" office:value="6" calcext:value-type="float">
            <text:p>6</text:p>
          </table:table-cell>
          <table:table-cell office:value-type="float" office:value="47.231976" calcext:value-type="float">
            <text:p>47,231976</text:p>
          </table:table-cell>
          <table:table-cell office:value-type="float" office:value="0.444445" calcext:value-type="float">
            <text:p>0,444445</text:p>
          </table:table-cell>
          <table:table-cell office:value-type="float" office:value="110.7" calcext:value-type="float">
            <text:p>110,7</text:p>
          </table:table-cell>
          <table:table-cell office:value-type="float" office:value="20.6" calcext:value-type="float">
            <text:p>20,6</text:p>
          </table:table-cell>
          <table:table-cell office:value-type="float" office:value="20" calcext:value-type="float">
            <text:p>20</text:p>
          </table:table-cell>
          <table:table-cell office:value-type="float" office:value="18.2" calcext:value-type="float">
            <text:p>18,2</text:p>
          </table:table-cell>
          <table:table-cell office:value-type="float" office:value="1006" calcext:value-type="float">
            <text:p>1006</text:p>
          </table:table-cell>
          <table:table-cell office:value-type="float" office:value="37.1" calcext:value-type="float">
            <text:p>37,1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46.1" calcext:value-type="float">
            <text:p>-246,1</text:p>
          </table:table-cell>
          <table:table-cell office:value-type="float" office:value="1829.3" calcext:value-type="float">
            <text:p>1829,3</text:p>
          </table:table-cell>
          <table:table-cell table:number-columns-repeated="16369"/>
        </table:table-row>
        <table:table-row table:style-name="ro1">
          <table:table-cell office:value-type="time" office:time-value="PT14H29M25S" calcext:value-type="time">
            <text:p>14:29:25</text:p>
          </table:table-cell>
          <table:table-cell office:value-type="float" office:value="7" calcext:value-type="float">
            <text:p>7</text:p>
          </table:table-cell>
          <table:table-cell office:value-type="float" office:value="47.231976" calcext:value-type="float">
            <text:p>47,231976</text:p>
          </table:table-cell>
          <table:table-cell office:value-type="float" office:value="0.444445" calcext:value-type="float">
            <text:p>0,444445</text:p>
          </table:table-cell>
          <table:table-cell office:value-type="float" office:value="110.7" calcext:value-type="float">
            <text:p>110,7</text:p>
          </table:table-cell>
          <table:table-cell office:value-type="float" office:value="20.6" calcext:value-type="float">
            <text:p>20,6</text:p>
          </table:table-cell>
          <table:table-cell office:value-type="float" office:value="20" calcext:value-type="float">
            <text:p>20</text:p>
          </table:table-cell>
          <table:table-cell office:value-type="float" office:value="18.2" calcext:value-type="float">
            <text:p>18,2</text:p>
          </table:table-cell>
          <table:table-cell office:value-type="float" office:value="1006.1" calcext:value-type="float">
            <text:p>1006,1</text:p>
          </table:table-cell>
          <table:table-cell office:value-type="float" office:value="37.1" calcext:value-type="float">
            <text:p>37,1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41.1" calcext:value-type="float">
            <text:p>-241,1</text:p>
          </table:table-cell>
          <table:table-cell office:value-type="float" office:value="1828.6" calcext:value-type="float">
            <text:p>1828,6</text:p>
          </table:table-cell>
          <table:table-cell table:number-columns-repeated="16369"/>
        </table:table-row>
        <table:table-row table:style-name="ro1">
          <table:table-cell office:value-type="time" office:time-value="PT14H29M35S" calcext:value-type="time">
            <text:p>14:29:35</text:p>
          </table:table-cell>
          <table:table-cell office:value-type="float" office:value="7" calcext:value-type="float">
            <text:p>7</text:p>
          </table:table-cell>
          <table:table-cell office:value-type="float" office:value="47.231987" calcext:value-type="float">
            <text:p>47,231987</text:p>
          </table:table-cell>
          <table:table-cell office:value-type="float" office:value="0.444445" calcext:value-type="float">
            <text:p>0,444445</text:p>
          </table:table-cell>
          <table:table-cell office:value-type="float" office:value="110.9" calcext:value-type="float">
            <text:p>110,9</text:p>
          </table:table-cell>
          <table:table-cell office:value-type="float" office:value="20.6" calcext:value-type="float">
            <text:p>20,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" calcext:value-type="float">
            <text:p>11</text:p>
          </table:table-cell>
          <table:table-cell office:value-type="float" office:value="-275.9" calcext:value-type="float">
            <text:p>-275,9</text:p>
          </table:table-cell>
          <table:table-cell office:value-type="float" office:value="1827.8" calcext:value-type="float">
            <text:p>1827,8</text:p>
          </table:table-cell>
          <table:table-cell table:number-columns-repeated="16369"/>
        </table:table-row>
        <table:table-row table:style-name="ro1">
          <table:table-cell office:value-type="time" office:time-value="PT14H29M45S" calcext:value-type="time">
            <text:p>14:29:45</text:p>
          </table:table-cell>
          <table:table-cell office:value-type="float" office:value="8" calcext:value-type="float">
            <text:p>8</text:p>
          </table:table-cell>
          <table:table-cell office:value-type="float" office:value="47.232014" calcext:value-type="float">
            <text:p>47,232014</text:p>
          </table:table-cell>
          <table:table-cell office:value-type="float" office:value="0.444445" calcext:value-type="float">
            <text:p>0,444445</text:p>
          </table:table-cell>
          <table:table-cell office:value-type="float" office:value="110.8" calcext:value-type="float">
            <text:p>110,8</text:p>
          </table:table-cell>
          <table:table-cell office:value-type="float" office:value="20.8" calcext:value-type="float">
            <text:p>20,8</text:p>
          </table:table-cell>
          <table:table-cell office:value-type="float" office:value="20.1" calcext:value-type="float">
            <text:p>20,1</text:p>
          </table:table-cell>
          <table:table-cell office:value-type="float" office:value="18.2" calcext:value-type="float">
            <text:p>18,2</text:p>
          </table:table-cell>
          <table:table-cell office:value-type="float" office:value="1006.1" calcext:value-type="float">
            <text:p>1006,1</text:p>
          </table:table-cell>
          <table:table-cell office:value-type="float" office:value="36.9" calcext:value-type="float">
            <text:p>36,9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49.3" calcext:value-type="float">
            <text:p>-249,3</text:p>
          </table:table-cell>
          <table:table-cell office:value-type="float" office:value="1827.1" calcext:value-type="float">
            <text:p>1827,1</text:p>
          </table:table-cell>
          <table:table-cell table:number-columns-repeated="16369"/>
        </table:table-row>
        <table:table-row table:style-name="ro1">
          <table:table-cell office:value-type="time" office:time-value="PT14H29M55S" calcext:value-type="time">
            <text:p>14:29:55</text:p>
          </table:table-cell>
          <table:table-cell office:value-type="float" office:value="8" calcext:value-type="float">
            <text:p>8</text:p>
          </table:table-cell>
          <table:table-cell office:value-type="float" office:value="47.231976" calcext:value-type="float">
            <text:p>47,231976</text:p>
          </table:table-cell>
          <table:table-cell office:value-type="float" office:value="0.444455" calcext:value-type="float">
            <text:p>0,444455</text:p>
          </table:table-cell>
          <table:table-cell office:value-type="float" office:value="111.2" calcext:value-type="float">
            <text:p>111,2</text:p>
          </table:table-cell>
          <table:table-cell office:value-type="float" office:value="20.8" calcext:value-type="float">
            <text:p>20,8</text:p>
          </table:table-cell>
          <table:table-cell office:value-type="float" office:value="20.1" calcext:value-type="float">
            <text:p>20,1</text:p>
          </table:table-cell>
          <table:table-cell office:value-type="float" office:value="18" calcext:value-type="float">
            <text:p>18</text:p>
          </table:table-cell>
          <table:table-cell office:value-type="float" office:value="1006.1" calcext:value-type="float">
            <text:p>1006,1</text:p>
          </table:table-cell>
          <table:table-cell office:value-type="float" office:value="36.9" calcext:value-type="float">
            <text:p>36,9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58.3" calcext:value-type="float">
            <text:p>-258,3</text:p>
          </table:table-cell>
          <table:table-cell office:value-type="float" office:value="1826.4" calcext:value-type="float">
            <text:p>1826,4</text:p>
          </table:table-cell>
          <table:table-cell table:number-columns-repeated="16369"/>
        </table:table-row>
        <table:table-row table:style-name="ro1">
          <table:table-cell office:value-type="time" office:time-value="PT14H30M05S" calcext:value-type="time">
            <text:p>14:30:05</text:p>
          </table:table-cell>
          <table:table-cell office:value-type="float" office:value="6" calcext:value-type="float">
            <text:p>6</text:p>
          </table:table-cell>
          <table:table-cell office:value-type="float" office:value="47.231937" calcext:value-type="float">
            <text:p>47,231937</text:p>
          </table:table-cell>
          <table:table-cell office:value-type="float" office:value="0.444483" calcext:value-type="float">
            <text:p>0,444483</text:p>
          </table:table-cell>
          <table:table-cell office:value-type="float" office:value="111.6" calcext:value-type="float">
            <text:p>111,6</text:p>
          </table:table-cell>
          <table:table-cell office:value-type="float" office:value="20.8" calcext:value-type="float">
            <text:p>20,8</text:p>
          </table:table-cell>
          <table:table-cell office:value-type="float" office:value="20.1" calcext:value-type="float">
            <text:p>20,1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6.8" calcext:value-type="float">
            <text:p>36,8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343.2" calcext:value-type="float">
            <text:p>-343,2</text:p>
          </table:table-cell>
          <table:table-cell office:value-type="float" office:value="1825.4" calcext:value-type="float">
            <text:p>1825,4</text:p>
          </table:table-cell>
          <table:table-cell table:number-columns-repeated="16369"/>
        </table:table-row>
        <table:table-row table:style-name="ro1">
          <table:table-cell office:value-type="time" office:time-value="PT14H30M15S" calcext:value-type="time">
            <text:p>14:30:15</text:p>
          </table:table-cell>
          <table:table-cell office:value-type="float" office:value="6" calcext:value-type="float">
            <text:p>6</text:p>
          </table:table-cell>
          <table:table-cell office:value-type="float" office:value="47.231892" calcext:value-type="float">
            <text:p>47,231892</text:p>
          </table:table-cell>
          <table:table-cell office:value-type="float" office:value="0.444512" calcext:value-type="float">
            <text:p>0,444512</text:p>
          </table:table-cell>
          <table:table-cell office:value-type="float" office:value="111.5" calcext:value-type="float">
            <text:p>111,5</text:p>
          </table:table-cell>
          <table:table-cell office:value-type="float" office:value="20.8" calcext:value-type="float">
            <text:p>20,8</text:p>
          </table:table-cell>
          <table:table-cell office:value-type="float" office:value="20.2" calcext:value-type="float">
            <text:p>20,2</text:p>
          </table:table-cell>
          <table:table-cell office:value-type="float" office:value="18" calcext:value-type="float">
            <text:p>18</text:p>
          </table:table-cell>
          <table:table-cell office:value-type="float" office:value="1006.1" calcext:value-type="float">
            <text:p>1006,1</text:p>
          </table:table-cell>
          <table:table-cell office:value-type="float" office:value="36.8" calcext:value-type="float">
            <text:p>36,8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340.5" calcext:value-type="float">
            <text:p>-340,5</text:p>
          </table:table-cell>
          <table:table-cell office:value-type="float" office:value="1824.4" calcext:value-type="float">
            <text:p>1824,4</text:p>
          </table:table-cell>
          <table:table-cell table:number-columns-repeated="16369"/>
        </table:table-row>
        <table:table-row table:style-name="ro1">
          <table:table-cell office:value-type="time" office:time-value="PT14H30M25S" calcext:value-type="time">
            <text:p>14:30:25</text:p>
          </table:table-cell>
          <table:table-cell office:value-type="float" office:value="6" calcext:value-type="float">
            <text:p>6</text:p>
          </table:table-cell>
          <table:table-cell office:value-type="float" office:value="47.232014" calcext:value-type="float">
            <text:p>47,232014</text:p>
          </table:table-cell>
          <table:table-cell office:value-type="float" office:value="0.44446" calcext:value-type="float">
            <text:p>0,44446</text:p>
          </table:table-cell>
          <table:table-cell office:value-type="float" office:value="110.3" calcext:value-type="float">
            <text:p>110,3</text:p>
          </table:table-cell>
          <table:table-cell office:value-type="float" office:value="20.9" calcext:value-type="float">
            <text:p>20,9</text:p>
          </table:table-cell>
          <table:table-cell office:value-type="float" office:value="20.2" calcext:value-type="float">
            <text:p>20,2</text:p>
          </table:table-cell>
          <table:table-cell office:value-type="float" office:value="18" calcext:value-type="float">
            <text:p>18</text:p>
          </table:table-cell>
          <table:table-cell office:value-type="float" office:value="1006.1" calcext:value-type="float">
            <text:p>1006,1</text:p>
          </table:table-cell>
          <table:table-cell office:value-type="float" office:value="36.8" calcext:value-type="float">
            <text:p>36,8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-340.2" calcext:value-type="float">
            <text:p>-340,2</text:p>
          </table:table-cell>
          <table:table-cell office:value-type="float" office:value="1823.5" calcext:value-type="float">
            <text:p>1823,5</text:p>
          </table:table-cell>
          <table:table-cell table:number-columns-repeated="16369"/>
        </table:table-row>
        <table:table-row table:style-name="ro1">
          <table:table-cell office:value-type="time" office:time-value="PT14H30M35S" calcext:value-type="time">
            <text:p>14:30:35</text:p>
          </table:table-cell>
          <table:table-cell office:value-type="float" office:value="5" calcext:value-type="float">
            <text:p>5</text:p>
          </table:table-cell>
          <table:table-cell office:value-type="float" office:value="47.23214" calcext:value-type="float">
            <text:p>47,23214</text:p>
          </table:table-cell>
          <table:table-cell office:value-type="float" office:value="0.444352" calcext:value-type="float">
            <text:p>0,444352</text:p>
          </table:table-cell>
          <table:table-cell office:value-type="float" office:value="111.2" calcext:value-type="float">
            <text:p>111,2</text:p>
          </table:table-cell>
          <table:table-cell office:value-type="float" office:value="20.9" calcext:value-type="float">
            <text:p>20,9</text:p>
          </table:table-cell>
          <table:table-cell office:value-type="float" office:value="20.2" calcext:value-type="float">
            <text:p>20,2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6.7" calcext:value-type="float">
            <text:p>36,7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-359.5" calcext:value-type="float">
            <text:p>-359,5</text:p>
          </table:table-cell>
          <table:table-cell office:value-type="float" office:value="1822.5" calcext:value-type="float">
            <text:p>1822,5</text:p>
          </table:table-cell>
          <table:table-cell table:number-columns-repeated="16369"/>
        </table:table-row>
        <table:table-row table:style-name="ro1">
          <table:table-cell office:value-type="time" office:time-value="PT14H30M45S" calcext:value-type="time">
            <text:p>14:30:45</text:p>
          </table:table-cell>
          <table:table-cell office:value-type="float" office:value="7" calcext:value-type="float">
            <text:p>7</text:p>
          </table:table-cell>
          <table:table-cell office:value-type="float" office:value="47.232231" calcext:value-type="float">
            <text:p>47,232231</text:p>
          </table:table-cell>
          <table:table-cell office:value-type="float" office:value="0.444308" calcext:value-type="float">
            <text:p>0,444308</text:p>
          </table:table-cell>
          <table:table-cell office:value-type="float" office:value="111.4" calcext:value-type="float">
            <text:p>111,4</text:p>
          </table:table-cell>
          <table:table-cell office:value-type="float" office:value="20.9" calcext:value-type="float">
            <text:p>20,9</text:p>
          </table:table-cell>
          <table:table-cell office:value-type="float" office:value="20.3" calcext:value-type="float">
            <text:p>20,3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6.7" calcext:value-type="float">
            <text:p>36,7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347.2" calcext:value-type="float">
            <text:p>-347,2</text:p>
          </table:table-cell>
          <table:table-cell office:value-type="float" office:value="1821.4" calcext:value-type="float">
            <text:p>1821,4</text:p>
          </table:table-cell>
          <table:table-cell table:number-columns-repeated="16369"/>
        </table:table-row>
        <table:table-row table:style-name="ro1">
          <table:table-cell office:value-type="time" office:time-value="PT14H30M55S" calcext:value-type="time">
            <text:p>14:30:55</text:p>
          </table:table-cell>
          <table:table-cell office:value-type="float" office:value="6" calcext:value-type="float">
            <text:p>6</text:p>
          </table:table-cell>
          <table:table-cell office:value-type="float" office:value="47.232082" calcext:value-type="float">
            <text:p>47,232082</text:p>
          </table:table-cell>
          <table:table-cell office:value-type="float" office:value="0.444373" calcext:value-type="float">
            <text:p>0,444373</text:p>
          </table:table-cell>
          <table:table-cell office:value-type="float" office:value="111.2" calcext:value-type="float">
            <text:p>111,2</text:p>
          </table:table-cell>
          <table:table-cell office:value-type="float" office:value="21" calcext:value-type="float">
            <text:p>21</text:p>
          </table:table-cell>
          <table:table-cell office:value-type="float" office:value="20.3" calcext:value-type="float">
            <text:p>20,3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6.7" calcext:value-type="float">
            <text:p>36,7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336.9" calcext:value-type="float">
            <text:p>-336,9</text:p>
          </table:table-cell>
          <table:table-cell office:value-type="float" office:value="1820.5" calcext:value-type="float">
            <text:p>1820,5</text:p>
          </table:table-cell>
          <table:table-cell table:number-columns-repeated="16369"/>
        </table:table-row>
        <table:table-row table:style-name="ro1">
          <table:table-cell office:value-type="time" office:time-value="PT14H31M05S" calcext:value-type="time">
            <text:p>14:31:05</text:p>
          </table:table-cell>
          <table:table-cell office:value-type="float" office:value="6" calcext:value-type="float">
            <text:p>6</text:p>
          </table:table-cell>
          <table:table-cell office:value-type="float" office:value="47.231991" calcext:value-type="float">
            <text:p>47,231991</text:p>
          </table:table-cell>
          <table:table-cell office:value-type="float" office:value="0.444378" calcext:value-type="float">
            <text:p>0,444378</text:p>
          </table:table-cell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float" office:value="20.3" calcext:value-type="float">
            <text:p>20,3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6.6" calcext:value-type="float">
            <text:p>36,6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-341.8" calcext:value-type="float">
            <text:p>-341,8</text:p>
          </table:table-cell>
          <table:table-cell office:value-type="float" office:value="1819.5" calcext:value-type="float">
            <text:p>1819,5</text:p>
          </table:table-cell>
          <table:table-cell table:number-columns-repeated="16369"/>
        </table:table-row>
        <table:table-row table:style-name="ro1">
          <table:table-cell office:value-type="time" office:time-value="PT14H31M15S" calcext:value-type="time">
            <text:p>14:31:15</text:p>
          </table:table-cell>
          <table:table-cell office:value-type="float" office:value="7" calcext:value-type="float">
            <text:p>7</text:p>
          </table:table-cell>
          <table:table-cell office:value-type="float" office:value="47.231991" calcext:value-type="float">
            <text:p>47,231991</text:p>
          </table:table-cell>
          <table:table-cell office:value-type="float" office:value="0.444388" calcext:value-type="float">
            <text:p>0,444388</text:p>
          </table:table-cell>
          <table:table-cell office:value-type="float" office:value="110.6" calcext:value-type="float">
            <text:p>110,6</text:p>
          </table:table-cell>
          <table:table-cell office:value-type="float" office:value="21" calcext:value-type="float">
            <text:p>21</text:p>
          </table:table-cell>
          <table:table-cell office:value-type="float" office:value="20.3" calcext:value-type="float">
            <text:p>20,3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6.6" calcext:value-type="float">
            <text:p>36,6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" calcext:value-type="float">
            <text:p>11</text:p>
          </table:table-cell>
          <table:table-cell office:value-type="float" office:value="-338.1" calcext:value-type="float">
            <text:p>-338,1</text:p>
          </table:table-cell>
          <table:table-cell office:value-type="float" office:value="1818.6" calcext:value-type="float">
            <text:p>1818,6</text:p>
          </table:table-cell>
          <table:table-cell table:number-columns-repeated="16369"/>
        </table:table-row>
        <table:table-row table:style-name="ro1">
          <table:table-cell office:value-type="time" office:time-value="PT14H31M25S" calcext:value-type="time">
            <text:p>14:31:25</text:p>
          </table:table-cell>
          <table:table-cell office:value-type="float" office:value="6" calcext:value-type="float">
            <text:p>6</text:p>
          </table:table-cell>
          <table:table-cell office:value-type="float" office:value="47.231991" calcext:value-type="float">
            <text:p>47,231991</text:p>
          </table:table-cell>
          <table:table-cell office:value-type="float" office:value="0.444348" calcext:value-type="float">
            <text:p>0,444348</text:p>
          </table:table-cell>
          <table:table-cell office:value-type="float" office:value="108.3" calcext:value-type="float">
            <text:p>108,3</text:p>
          </table:table-cell>
          <table:table-cell office:value-type="float" office:value="21" calcext:value-type="float">
            <text:p>21</text:p>
          </table:table-cell>
          <table:table-cell office:value-type="float" office:value="20.4" calcext:value-type="float">
            <text:p>20,4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6.5" calcext:value-type="float">
            <text:p>36,5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-360.7" calcext:value-type="float">
            <text:p>-360,7</text:p>
          </table:table-cell>
          <table:table-cell office:value-type="float" office:value="1817.6" calcext:value-type="float">
            <text:p>1817,6</text:p>
          </table:table-cell>
          <table:table-cell table:number-columns-repeated="16369"/>
        </table:table-row>
        <table:table-row table:style-name="ro1">
          <table:table-cell office:value-type="time" office:time-value="PT14H31M35S" calcext:value-type="time">
            <text:p>14:31:35</text:p>
          </table:table-cell>
          <table:table-cell office:value-type="float" office:value="6" calcext:value-type="float">
            <text:p>6</text:p>
          </table:table-cell>
          <table:table-cell office:value-type="float" office:value="47.231953" calcext:value-type="float">
            <text:p>47,231953</text:p>
          </table:table-cell>
          <table:table-cell office:value-type="float" office:value="0.444398" calcext:value-type="float">
            <text:p>0,444398</text:p>
          </table:table-cell>
          <table:table-cell office:value-type="float" office:value="108.1" calcext:value-type="float">
            <text:p>108,1</text:p>
          </table:table-cell>
          <table:table-cell office:value-type="float" office:value="21.1" calcext:value-type="float">
            <text:p>21,1</text:p>
          </table:table-cell>
          <table:table-cell office:value-type="float" office:value="20.4" calcext:value-type="float">
            <text:p>20,4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6.5" calcext:value-type="float">
            <text:p>36,5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-427.5" calcext:value-type="float">
            <text:p>-427,5</text:p>
          </table:table-cell>
          <table:table-cell office:value-type="float" office:value="1816.6" calcext:value-type="float">
            <text:p>1816,6</text:p>
          </table:table-cell>
          <table:table-cell table:number-columns-repeated="16369"/>
        </table:table-row>
        <table:table-row table:style-name="ro1">
          <table:table-cell office:value-type="time" office:time-value="PT14H31M45S" calcext:value-type="time">
            <text:p>14:31:45</text:p>
          </table:table-cell>
          <table:table-cell office:value-type="float" office:value="6" calcext:value-type="float">
            <text:p>6</text:p>
          </table:table-cell>
          <table:table-cell office:value-type="float" office:value="47.231873" calcext:value-type="float">
            <text:p>47,231873</text:p>
          </table:table-cell>
          <table:table-cell office:value-type="float" office:value="0.44455" calcext:value-type="float">
            <text:p>0,44455</text:p>
          </table:table-cell>
          <table:table-cell office:value-type="float" office:value="106" calcext:value-type="float">
            <text:p>106</text:p>
          </table:table-cell>
          <table:table-cell office:value-type="float" office:value="21.1" calcext:value-type="float">
            <text:p>21,1</text:p>
          </table:table-cell>
          <table:table-cell office:value-type="float" office:value="20.5" calcext:value-type="float">
            <text:p>20,5</text:p>
          </table:table-cell>
          <table:table-cell office:value-type="float" office:value="18" calcext:value-type="float">
            <text:p>18</text:p>
          </table:table-cell>
          <table:table-cell office:value-type="float" office:value="1006.4" calcext:value-type="float">
            <text:p>1006,4</text:p>
          </table:table-cell>
          <table:table-cell office:value-type="float" office:value="36.5" calcext:value-type="float">
            <text:p>36,5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365" calcext:value-type="float">
            <text:p>-365</text:p>
          </table:table-cell>
          <table:table-cell office:value-type="float" office:value="1815.6" calcext:value-type="float">
            <text:p>1815,6</text:p>
          </table:table-cell>
          <table:table-cell table:number-columns-repeated="16369"/>
        </table:table-row>
        <table:table-row table:style-name="ro1">
          <table:table-cell office:value-type="time" office:time-value="PT14H31M55S" calcext:value-type="time">
            <text:p>14:31:55</text:p>
          </table:table-cell>
          <table:table-cell office:value-type="float" office:value="5" calcext:value-type="float">
            <text:p>5</text:p>
          </table:table-cell>
          <table:table-cell office:value-type="float" office:value="47.231888" calcext:value-type="float">
            <text:p>47,231888</text:p>
          </table:table-cell>
          <table:table-cell office:value-type="float" office:value="0.44458" calcext:value-type="float">
            <text:p>0,44458</text:p>
          </table:table-cell>
          <table:table-cell office:value-type="float" office:value="103.9" calcext:value-type="float">
            <text:p>103,9</text:p>
          </table:table-cell>
          <table:table-cell office:value-type="float" office:value="21.1" calcext:value-type="float">
            <text:p>21,1</text:p>
          </table:table-cell>
          <table:table-cell office:value-type="float" office:value="20.5" calcext:value-type="float">
            <text:p>20,5</text:p>
          </table:table-cell>
          <table:table-cell office:value-type="float" office:value="18" calcext:value-type="float">
            <text:p>18</text:p>
          </table:table-cell>
          <table:table-cell office:value-type="float" office:value="1006.3" calcext:value-type="float">
            <text:p>1006,3</text:p>
          </table:table-cell>
          <table:table-cell office:value-type="float" office:value="36.5" calcext:value-type="float">
            <text:p>36,5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372.7" calcext:value-type="float">
            <text:p>-372,7</text:p>
          </table:table-cell>
          <table:table-cell office:value-type="float" office:value="1814.5" calcext:value-type="float">
            <text:p>1814,5</text:p>
          </table:table-cell>
          <table:table-cell table:number-columns-repeated="16369"/>
        </table:table-row>
        <table:table-row table:style-name="ro1">
          <table:table-cell office:value-type="time" office:time-value="PT14H32M05S" calcext:value-type="time">
            <text:p>14:32:05</text:p>
          </table:table-cell>
          <table:table-cell office:value-type="float" office:value="8" calcext:value-type="float">
            <text:p>8</text:p>
          </table:table-cell>
          <table:table-cell office:value-type="float" office:value="47.23193" calcext:value-type="float">
            <text:p>47,23193</text:p>
          </table:table-cell>
          <table:table-cell office:value-type="float" office:value="0.44447" calcext:value-type="float">
            <text:p>0,44447</text:p>
          </table:table-cell>
          <table:table-cell office:value-type="float" office:value="105.2" calcext:value-type="float">
            <text:p>105,2</text:p>
          </table:table-cell>
          <table:table-cell office:value-type="float" office:value="21.2" calcext:value-type="float">
            <text:p>21,2</text:p>
          </table:table-cell>
          <table:table-cell office:value-type="float" office:value="20.5" calcext:value-type="float">
            <text:p>20,5</text:p>
          </table:table-cell>
          <table:table-cell office:value-type="float" office:value="19.2" calcext:value-type="float">
            <text:p>19,2</text:p>
          </table:table-cell>
          <table:table-cell office:value-type="float" office:value="1006.3" calcext:value-type="float">
            <text:p>1006,3</text:p>
          </table:table-cell>
          <table:table-cell office:value-type="float" office:value="36.4" calcext:value-type="float">
            <text:p>36,4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242.9" calcext:value-type="float">
            <text:p>-242,9</text:p>
          </table:table-cell>
          <table:table-cell office:value-type="float" office:value="1813.5" calcext:value-type="float">
            <text:p>1813,5</text:p>
          </table:table-cell>
          <table:table-cell table:number-columns-repeated="16369"/>
        </table:table-row>
        <table:table-row table:style-name="ro1">
          <table:table-cell office:value-type="time" office:time-value="PT14H32M15S" calcext:value-type="time">
            <text:p>14:32:15</text:p>
          </table:table-cell>
          <table:table-cell office:value-type="float" office:value="7" calcext:value-type="float">
            <text:p>7</text:p>
          </table:table-cell>
          <table:table-cell office:value-type="float" office:value="47.231949" calcext:value-type="float">
            <text:p>47,231949</text:p>
          </table:table-cell>
          <table:table-cell office:value-type="float" office:value="0.444448" calcext:value-type="float">
            <text:p>0,444448</text:p>
          </table:table-cell>
          <table:table-cell office:value-type="float" office:value="106.4" calcext:value-type="float">
            <text:p>106,4</text:p>
          </table:table-cell>
          <table:table-cell office:value-type="float" office:value="21.2" calcext:value-type="float">
            <text:p>21,2</text:p>
          </table:table-cell>
          <table:table-cell office:value-type="float" office:value="20.5" calcext:value-type="float">
            <text:p>20,5</text:p>
          </table:table-cell>
          <table:table-cell office:value-type="float" office:value="18.8" calcext:value-type="float">
            <text:p>18,8</text:p>
          </table:table-cell>
          <table:table-cell office:value-type="float" office:value="1006.3" calcext:value-type="float">
            <text:p>1006,3</text:p>
          </table:table-cell>
          <table:table-cell office:value-type="float" office:value="36.4" calcext:value-type="float">
            <text:p>36,4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245.6" calcext:value-type="float">
            <text:p>-245,6</text:p>
          </table:table-cell>
          <table:table-cell office:value-type="float" office:value="1812.8" calcext:value-type="float">
            <text:p>1812,8</text:p>
          </table:table-cell>
          <table:table-cell table:number-columns-repeated="16369"/>
        </table:table-row>
        <table:table-row table:style-name="ro1">
          <table:table-cell office:value-type="time" office:time-value="PT14H32M25S" calcext:value-type="time">
            <text:p>14:32:25</text:p>
          </table:table-cell>
          <table:table-cell office:value-type="float" office:value="7" calcext:value-type="float">
            <text:p>7</text:p>
          </table:table-cell>
          <table:table-cell office:value-type="float" office:value="47.231903" calcext:value-type="float">
            <text:p>47,231903</text:p>
          </table:table-cell>
          <table:table-cell office:value-type="float" office:value="0.44445" calcext:value-type="float">
            <text:p>0,44445</text:p>
          </table:table-cell>
          <table:table-cell office:value-type="float" office:value="107.2" calcext:value-type="float">
            <text:p>107,2</text:p>
          </table:table-cell>
          <table:table-cell office:value-type="float" office:value="21.4" calcext:value-type="float">
            <text:p>21,4</text:p>
          </table:table-cell>
          <table:table-cell office:value-type="float" office:value="20.6" calcext:value-type="float">
            <text:p>20,6</text:p>
          </table:table-cell>
          <table:table-cell office:value-type="float" office:value="19" calcext:value-type="float">
            <text:p>19</text:p>
          </table:table-cell>
          <table:table-cell office:value-type="float" office:value="1006.6" calcext:value-type="float">
            <text:p>1006,6</text:p>
          </table:table-cell>
          <table:table-cell office:value-type="float" office:value="36.4" calcext:value-type="float">
            <text:p>36,4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1" calcext:value-type="float">
            <text:p>11</text:p>
          </table:table-cell>
          <table:table-cell office:value-type="float" office:value="-247.4" calcext:value-type="float">
            <text:p>-247,4</text:p>
          </table:table-cell>
          <table:table-cell office:value-type="float" office:value="1812.1" calcext:value-type="float">
            <text:p>1812,1</text:p>
          </table:table-cell>
          <table:table-cell table:number-columns-repeated="16369"/>
        </table:table-row>
        <table:table-row table:style-name="ro1">
          <table:table-cell office:value-type="time" office:time-value="PT14H32M35S" calcext:value-type="time">
            <text:p>14:32:35</text:p>
          </table:table-cell>
          <table:table-cell office:value-type="float" office:value="7" calcext:value-type="float">
            <text:p>7</text:p>
          </table:table-cell>
          <table:table-cell office:value-type="float" office:value="47.231846" calcext:value-type="float">
            <text:p>47,231846</text:p>
          </table:table-cell>
          <table:table-cell office:value-type="float" office:value="0.444422" calcext:value-type="float">
            <text:p>0,444422</text:p>
          </table:table-cell>
          <table:table-cell office:value-type="float" office:value="107.9" calcext:value-type="float">
            <text:p>107,9</text:p>
          </table:table-cell>
          <table:table-cell office:value-type="float" office:value="21.4" calcext:value-type="float">
            <text:p>21,4</text:p>
          </table:table-cell>
          <table:table-cell office:value-type="float" office:value="20.6" calcext:value-type="float">
            <text:p>20,6</text:p>
          </table:table-cell>
          <table:table-cell office:value-type="float" office:value="18.5" calcext:value-type="float">
            <text:p>18,5</text:p>
          </table:table-cell>
          <table:table-cell office:value-type="float" office:value="1006.5" calcext:value-type="float">
            <text:p>1006,5</text:p>
          </table:table-cell>
          <table:table-cell office:value-type="float" office:value="36.3" calcext:value-type="float">
            <text:p>36,3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1" calcext:value-type="float">
            <text:p>11</text:p>
          </table:table-cell>
          <table:table-cell office:value-type="float" office:value="-384.8" calcext:value-type="float">
            <text:p>-384,8</text:p>
          </table:table-cell>
          <table:table-cell office:value-type="float" office:value="1811.4" calcext:value-type="float">
            <text:p>1811,4</text:p>
          </table:table-cell>
          <table:table-cell table:number-columns-repeated="16369"/>
        </table:table-row>
        <table:table-row table:style-name="ro1">
          <table:table-cell office:value-type="time" office:time-value="PT14H32M45S" calcext:value-type="time">
            <text:p>14:32:45</text:p>
          </table:table-cell>
          <table:table-cell office:value-type="float" office:value="6" calcext:value-type="float">
            <text:p>6</text:p>
          </table:table-cell>
          <table:table-cell office:value-type="float" office:value="47.231949" calcext:value-type="float">
            <text:p>47,231949</text:p>
          </table:table-cell>
          <table:table-cell office:value-type="float" office:value="0.444493" calcext:value-type="float">
            <text:p>0,444493</text:p>
          </table:table-cell>
          <table:table-cell office:value-type="float" office:value="108.9" calcext:value-type="float">
            <text:p>108,9</text:p>
          </table:table-cell>
          <table:table-cell office:value-type="float" office:value="21.4" calcext:value-type="float">
            <text:p>21,4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float" office:value="1006.5" calcext:value-type="float">
            <text:p>1006,5</text:p>
          </table:table-cell>
          <table:table-cell office:value-type="float" office:value="36.2" calcext:value-type="float">
            <text:p>36,2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1" calcext:value-type="float">
            <text:p>11</text:p>
          </table:table-cell>
          <table:table-cell office:value-type="float" office:value="-255.3" calcext:value-type="float">
            <text:p>-255,3</text:p>
          </table:table-cell>
          <table:table-cell office:value-type="float" office:value="1810.6" calcext:value-type="float">
            <text:p>1810,6</text:p>
          </table:table-cell>
          <table:table-cell table:number-columns-repeated="16369"/>
        </table:table-row>
        <table:table-row table:style-name="ro1">
          <table:table-cell office:value-type="time" office:time-value="PT14H32M55S" calcext:value-type="time">
            <text:p>14:32:55</text:p>
          </table:table-cell>
          <table:table-cell office:value-type="float" office:value="8" calcext:value-type="float">
            <text:p>8</text:p>
          </table:table-cell>
          <table:table-cell office:value-type="float" office:value="47.231941" calcext:value-type="float">
            <text:p>47,231941</text:p>
          </table:table-cell>
          <table:table-cell office:value-type="float" office:value="0.44455" calcext:value-type="float">
            <text:p>0,44455</text:p>
          </table:table-cell>
          <table:table-cell office:value-type="float" office:value="112" calcext:value-type="float">
            <text:p>112</text:p>
          </table:table-cell>
          <table:table-cell office:value-type="float" office:value="21.5" calcext:value-type="float">
            <text:p>21,5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float" office:value="1006.5" calcext:value-type="float">
            <text:p>1006,5</text:p>
          </table:table-cell>
          <table:table-cell office:value-type="float" office:value="36.2" calcext:value-type="float">
            <text:p>36,2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249.2" calcext:value-type="float">
            <text:p>-249,2</text:p>
          </table:table-cell>
          <table:table-cell office:value-type="float" office:value="1809.9" calcext:value-type="float">
            <text:p>1809,9</text:p>
          </table:table-cell>
          <table:table-cell table:number-columns-repeated="16369"/>
        </table:table-row>
        <table:table-row table:style-name="ro1">
          <table:table-cell office:value-type="time" office:time-value="PT14H33M05S" calcext:value-type="time">
            <text:p>14:33:05</text:p>
          </table:table-cell>
          <table:table-cell office:value-type="float" office:value="8" calcext:value-type="float">
            <text:p>8</text:p>
          </table:table-cell>
          <table:table-cell office:value-type="float" office:value="47.23201" calcext:value-type="float">
            <text:p>47,23201</text:p>
          </table:table-cell>
          <table:table-cell office:value-type="float" office:value="0.444468" calcext:value-type="float">
            <text:p>0,444468</text:p>
          </table:table-cell>
          <table:table-cell office:value-type="float" office:value="118.3" calcext:value-type="float">
            <text:p>118,3</text:p>
          </table:table-cell>
          <table:table-cell office:value-type="float" office:value="21.5" calcext:value-type="float">
            <text:p>21,5</text:p>
          </table:table-cell>
          <table:table-cell office:value-type="float" office:value="20.8" calcext:value-type="float">
            <text:p>20,8</text:p>
          </table:table-cell>
          <table:table-cell office:value-type="float" office:value="18.5" calcext:value-type="float">
            <text:p>18,5</text:p>
          </table:table-cell>
          <table:table-cell office:value-type="float" office:value="1006.4" calcext:value-type="float">
            <text:p>1006,4</text:p>
          </table:table-cell>
          <table:table-cell office:value-type="float" office:value="36.1" calcext:value-type="float">
            <text:p>36,1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249.2" calcext:value-type="float">
            <text:p>-249,2</text:p>
          </table:table-cell>
          <table:table-cell office:value-type="float" office:value="1809.2" calcext:value-type="float">
            <text:p>1809,2</text:p>
          </table:table-cell>
          <table:table-cell table:number-columns-repeated="16369"/>
        </table:table-row>
        <table:table-row table:style-name="ro1">
          <table:table-cell office:value-type="time" office:time-value="PT14H33M15S" calcext:value-type="time">
            <text:p>14:33:15</text:p>
          </table:table-cell>
          <table:table-cell office:value-type="float" office:value="9" calcext:value-type="float">
            <text:p>9</text:p>
          </table:table-cell>
          <table:table-cell office:value-type="float" office:value="47.23204" calcext:value-type="float">
            <text:p>47,23204</text:p>
          </table:table-cell>
          <table:table-cell office:value-type="float" office:value="0.444478" calcext:value-type="float">
            <text:p>0,444478</text:p>
          </table:table-cell>
          <table:table-cell office:value-type="float" office:value="123.5" calcext:value-type="float">
            <text:p>123,5</text:p>
          </table:table-cell>
          <table:table-cell office:value-type="float" office:value="21.5" calcext:value-type="float">
            <text:p>21,5</text:p>
          </table:table-cell>
          <table:table-cell office:value-type="float" office:value="20.8" calcext:value-type="float">
            <text:p>20,8</text:p>
          </table:table-cell>
          <table:table-cell office:value-type="float" office:value="18.8" calcext:value-type="float">
            <text:p>18,8</text:p>
          </table:table-cell>
          <table:table-cell office:value-type="float" office:value="1006.5" calcext:value-type="float">
            <text:p>1006,5</text:p>
          </table:table-cell>
          <table:table-cell office:value-type="float" office:value="36.1" calcext:value-type="float">
            <text:p>36,1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243.2" calcext:value-type="float">
            <text:p>-243,2</text:p>
          </table:table-cell>
          <table:table-cell office:value-type="float" office:value="1808.6" calcext:value-type="float">
            <text:p>1808,6</text:p>
          </table:table-cell>
          <table:table-cell table:number-columns-repeated="16369"/>
        </table:table-row>
        <table:table-row table:style-name="ro1">
          <table:table-cell office:value-type="time" office:time-value="PT14H33M25S" calcext:value-type="time">
            <text:p>14:33:25</text:p>
          </table:table-cell>
          <table:table-cell office:value-type="float" office:value="8" calcext:value-type="float">
            <text:p>8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517" calcext:value-type="float">
            <text:p>0,444517</text:p>
          </table:table-cell>
          <table:table-cell office:value-type="float" office:value="129.7" calcext:value-type="float">
            <text:p>129,7</text:p>
          </table:table-cell>
          <table:table-cell office:value-type="float" office:value="21.6" calcext:value-type="float">
            <text:p>21,6</text:p>
          </table:table-cell>
          <table:table-cell office:value-type="float" office:value="20.8" calcext:value-type="float">
            <text:p>20,8</text:p>
          </table:table-cell>
          <table:table-cell office:value-type="float" office:value="18.8" calcext:value-type="float">
            <text:p>18,8</text:p>
          </table:table-cell>
          <table:table-cell office:value-type="float" office:value="1006.5" calcext:value-type="float">
            <text:p>1006,5</text:p>
          </table:table-cell>
          <table:table-cell office:value-type="float" office:value="36.1" calcext:value-type="float">
            <text:p>36,1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250.6" calcext:value-type="float">
            <text:p>-250,6</text:p>
          </table:table-cell>
          <table:table-cell office:value-type="float" office:value="1807.9" calcext:value-type="float">
            <text:p>1807,9</text:p>
          </table:table-cell>
          <table:table-cell table:number-columns-repeated="16369"/>
        </table:table-row>
        <table:table-row table:style-name="ro1">
          <table:table-cell office:value-type="time" office:time-value="PT14H33M35S" calcext:value-type="time">
            <text:p>14:33:35</text:p>
          </table:table-cell>
          <table:table-cell office:value-type="float" office:value="6" calcext:value-type="float">
            <text:p>6</text:p>
          </table:table-cell>
          <table:table-cell office:value-type="float" office:value="47.232014" calcext:value-type="float">
            <text:p>47,232014</text:p>
          </table:table-cell>
          <table:table-cell office:value-type="float" office:value="0.444502" calcext:value-type="float">
            <text:p>0,444502</text:p>
          </table:table-cell>
          <table:table-cell office:value-type="float" office:value="129.9" calcext:value-type="float">
            <text:p>129,9</text:p>
          </table:table-cell>
          <table:table-cell office:value-type="float" office:value="21.6" calcext:value-type="float">
            <text:p>21,6</text:p>
          </table:table-cell>
          <table:table-cell office:value-type="float" office:value="20.9" calcext:value-type="float">
            <text:p>20,9</text:p>
          </table:table-cell>
          <table:table-cell office:value-type="float" office:value="18.5" calcext:value-type="float">
            <text:p>18,5</text:p>
          </table:table-cell>
          <table:table-cell office:value-type="float" office:value="1006.5" calcext:value-type="float">
            <text:p>1006,5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318.3" calcext:value-type="float">
            <text:p>-318,3</text:p>
          </table:table-cell>
          <table:table-cell office:value-type="float" office:value="1807.1" calcext:value-type="float">
            <text:p>1807,1</text:p>
          </table:table-cell>
          <table:table-cell table:number-columns-repeated="16369"/>
        </table:table-row>
        <table:table-row table:style-name="ro1">
          <table:table-cell office:value-type="time" office:time-value="PT14H33M45S" calcext:value-type="time">
            <text:p>14:33:45</text:p>
          </table:table-cell>
          <table:table-cell office:value-type="float" office:value="7" calcext:value-type="float">
            <text:p>7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493" calcext:value-type="float">
            <text:p>0,444493</text:p>
          </table:table-cell>
          <table:table-cell office:value-type="float" office:value="130" calcext:value-type="float">
            <text:p>130</text:p>
          </table:table-cell>
          <table:table-cell office:value-type="float" office:value="21.8" calcext:value-type="float">
            <text:p>21,8</text:p>
          </table:table-cell>
          <table:table-cell office:value-type="float" office:value="20.9" calcext:value-type="float">
            <text:p>20,9</text:p>
          </table:table-cell>
          <table:table-cell office:value-type="float" office:value="17" calcext:value-type="float">
            <text:p>17</text:p>
          </table:table-cell>
          <table:table-cell office:value-type="float" office:value="1006.5" calcext:value-type="float">
            <text:p>1006,5</text:p>
          </table:table-cell>
          <table:table-cell office:value-type="float" office:value="35.9" calcext:value-type="float">
            <text:p>35,9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243.8" calcext:value-type="float">
            <text:p>-243,8</text:p>
          </table:table-cell>
          <table:table-cell office:value-type="float" office:value="1806.3" calcext:value-type="float">
            <text:p>1806,3</text:p>
          </table:table-cell>
          <table:table-cell table:number-columns-repeated="16369"/>
        </table:table-row>
        <table:table-row table:style-name="ro1">
          <table:table-cell office:value-type="time" office:time-value="PT14H33M55S" calcext:value-type="time">
            <text:p>14:33:55</text:p>
          </table:table-cell>
          <table:table-cell office:value-type="float" office:value="7" calcext:value-type="float">
            <text:p>7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493" calcext:value-type="float">
            <text:p>0,444493</text:p>
          </table:table-cell>
          <table:table-cell office:value-type="float" office:value="130" calcext:value-type="float">
            <text:p>130</text:p>
          </table:table-cell>
          <table:table-cell office:value-type="float" office:value="21.8" calcext:value-type="float">
            <text:p>21,8</text:p>
          </table:table-cell>
          <table:table-cell office:value-type="float" office:value="20.9" calcext:value-type="float">
            <text:p>20,9</text:p>
          </table:table-cell>
          <table:table-cell office:value-type="float" office:value="17" calcext:value-type="float">
            <text:p>17</text:p>
          </table:table-cell>
          <table:table-cell office:value-type="float" office:value="1006.5" calcext:value-type="float">
            <text:p>1006,5</text:p>
          </table:table-cell>
          <table:table-cell office:value-type="float" office:value="35.9" calcext:value-type="float">
            <text:p>35,9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245.1" calcext:value-type="float">
            <text:p>-245,1</text:p>
          </table:table-cell>
          <table:table-cell office:value-type="float" office:value="1805.7" calcext:value-type="float">
            <text:p>1805,7</text:p>
          </table:table-cell>
          <table:table-cell table:number-columns-repeated="16369"/>
        </table:table-row>
        <table:table-row table:style-name="ro1">
          <table:table-cell office:value-type="time" office:time-value="PT14H34M05S" calcext:value-type="time">
            <text:p>14:34:05</text:p>
          </table:table-cell>
          <table:table-cell office:value-type="float" office:value="9" calcext:value-type="float">
            <text:p>9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493" calcext:value-type="float">
            <text:p>0,444493</text:p>
          </table:table-cell>
          <table:table-cell office:value-type="float" office:value="130" calcext:value-type="float">
            <text:p>130</text:p>
          </table:table-cell>
          <table:table-cell office:value-type="float" office:value="21.8" calcext:value-type="float">
            <text:p>21,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06.4" calcext:value-type="float">
            <text:p>1006,4</text:p>
          </table:table-cell>
          <table:table-cell office:value-type="float" office:value="35.8" calcext:value-type="float">
            <text:p>35,8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1" calcext:value-type="float">
            <text:p>11</text:p>
          </table:table-cell>
          <table:table-cell office:value-type="float" office:value="-243.8" calcext:value-type="float">
            <text:p>-243,8</text:p>
          </table:table-cell>
          <table:table-cell office:value-type="float" office:value="1804.8" calcext:value-type="float">
            <text:p>1804,8</text:p>
          </table:table-cell>
          <table:table-cell table:number-columns-repeated="16369"/>
        </table:table-row>
        <table:table-row table:style-name="ro1">
          <table:table-cell office:value-type="time" office:time-value="PT14H34M15S" calcext:value-type="time">
            <text:p>14:34:15</text:p>
          </table:table-cell>
          <table:table-cell office:value-type="float" office:value="9" calcext:value-type="float">
            <text:p>9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492" calcext:value-type="float">
            <text:p>0,444492</text:p>
          </table:table-cell>
          <table:table-cell office:value-type="float" office:value="130" calcext:value-type="float">
            <text:p>130</text:p>
          </table:table-cell>
          <table:table-cell office:value-type="float" office:value="21.9" calcext:value-type="float">
            <text:p>21,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06.4" calcext:value-type="float">
            <text:p>1006,4</text:p>
          </table:table-cell>
          <table:table-cell office:value-type="float" office:value="35.8" calcext:value-type="float">
            <text:p>35,8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244.9" calcext:value-type="float">
            <text:p>-244,9</text:p>
          </table:table-cell>
          <table:table-cell office:value-type="float" office:value="1804.1" calcext:value-type="float">
            <text:p>1804,1</text:p>
          </table:table-cell>
          <table:table-cell table:number-columns-repeated="16369"/>
        </table:table-row>
        <table:table-row table:style-name="ro1">
          <table:table-cell office:value-type="time" office:time-value="PT14H34M25S" calcext:value-type="time">
            <text:p>14:34:25</text:p>
          </table:table-cell>
          <table:table-cell office:value-type="float" office:value="8" calcext:value-type="float">
            <text:p>8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492" calcext:value-type="float">
            <text:p>0,444492</text:p>
          </table:table-cell>
          <table:table-cell office:value-type="float" office:value="130" calcext:value-type="float">
            <text:p>130</text:p>
          </table:table-cell>
          <table:table-cell office:value-type="float" office:value="21.9" calcext:value-type="float">
            <text:p>21,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06.5" calcext:value-type="float">
            <text:p>1006,5</text:p>
          </table:table-cell>
          <table:table-cell office:value-type="float" office:value="35.7" calcext:value-type="float">
            <text:p>35,7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242.7" calcext:value-type="float">
            <text:p>-242,7</text:p>
          </table:table-cell>
          <table:table-cell office:value-type="float" office:value="1803.4" calcext:value-type="float">
            <text:p>1803,4</text:p>
          </table:table-cell>
          <table:table-cell table:number-columns-repeated="16369"/>
        </table:table-row>
        <table:table-row table:style-name="ro1">
          <table:table-cell office:value-type="time" office:time-value="PT14H34M35S" calcext:value-type="time">
            <text:p>14:34:35</text:p>
          </table:table-cell>
          <table:table-cell office:value-type="float" office:value="8" calcext:value-type="float">
            <text:p>8</text:p>
          </table:table-cell>
          <table:table-cell office:value-type="float" office:value="47.232052" calcext:value-type="float">
            <text:p>47,232052</text:p>
          </table:table-cell>
          <table:table-cell office:value-type="float" office:value="0.444468" calcext:value-type="float">
            <text:p>0,444468</text:p>
          </table:table-cell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float" office:value="21.1" calcext:value-type="float">
            <text:p>21,1</text:p>
          </table:table-cell>
          <table:table-cell office:value-type="float" office:value="17" calcext:value-type="float">
            <text:p>17</text:p>
          </table:table-cell>
          <table:table-cell office:value-type="float" office:value="1006.4" calcext:value-type="float">
            <text:p>1006,4</text:p>
          </table:table-cell>
          <table:table-cell office:value-type="float" office:value="35.7" calcext:value-type="float">
            <text:p>35,7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308.7" calcext:value-type="float">
            <text:p>-308,7</text:p>
          </table:table-cell>
          <table:table-cell office:value-type="float" office:value="1802.7" calcext:value-type="float">
            <text:p>1802,7</text:p>
          </table:table-cell>
          <table:table-cell table:number-columns-repeated="16369"/>
        </table:table-row>
        <table:table-row table:style-name="ro1">
          <table:table-cell office:value-type="time" office:time-value="PT14H34M45S" calcext:value-type="time">
            <text:p>14:34:45</text:p>
          </table:table-cell>
          <table:table-cell office:value-type="float" office:value="9" calcext:value-type="float">
            <text:p>9</text:p>
          </table:table-cell>
          <table:table-cell office:value-type="float" office:value="47.232101" calcext:value-type="float">
            <text:p>47,232101</text:p>
          </table:table-cell>
          <table:table-cell office:value-type="float" office:value="0.444397" calcext:value-type="float">
            <text:p>0,444397</text:p>
          </table:table-cell>
          <table:table-cell office:value-type="float" office:value="129.6" calcext:value-type="float">
            <text:p>129,6</text:p>
          </table:table-cell>
          <table:table-cell office:value-type="float" office:value="22" calcext:value-type="float">
            <text:p>22</text:p>
          </table:table-cell>
          <table:table-cell office:value-type="float" office:value="21.1" calcext:value-type="float">
            <text:p>21,1</text:p>
          </table:table-cell>
          <table:table-cell office:value-type="float" office:value="17" calcext:value-type="float">
            <text:p>17</text:p>
          </table:table-cell>
          <table:table-cell office:value-type="float" office:value="1006.4" calcext:value-type="float">
            <text:p>1006,4</text:p>
          </table:table-cell>
          <table:table-cell office:value-type="float" office:value="35.6" calcext:value-type="float">
            <text:p>35,6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266.8" calcext:value-type="float">
            <text:p>-266,8</text:p>
          </table:table-cell>
          <table:table-cell office:value-type="float" office:value="1801.8" calcext:value-type="float">
            <text:p>1801,8</text:p>
          </table:table-cell>
          <table:table-cell table:number-columns-repeated="16369"/>
        </table:table-row>
        <table:table-row table:style-name="ro1">
          <table:table-cell office:value-type="time" office:time-value="PT14H34M55S" calcext:value-type="time">
            <text:p>14:34:55</text:p>
          </table:table-cell>
          <table:table-cell office:value-type="float" office:value="8" calcext:value-type="float">
            <text:p>8</text:p>
          </table:table-cell>
          <table:table-cell office:value-type="float" office:value="47.232101" calcext:value-type="float">
            <text:p>47,232101</text:p>
          </table:table-cell>
          <table:table-cell office:value-type="float" office:value="0.444397" calcext:value-type="float">
            <text:p>0,444397</text:p>
          </table:table-cell>
          <table:table-cell office:value-type="float" office:value="129.6" calcext:value-type="float">
            <text:p>129,6</text:p>
          </table:table-cell>
          <table:table-cell office:value-type="float" office:value="22" calcext:value-type="float">
            <text:p>22</text:p>
          </table:table-cell>
          <table:table-cell office:value-type="float" office:value="21.2" calcext:value-type="float">
            <text:p>21,2</text:p>
          </table:table-cell>
          <table:table-cell office:value-type="float" office:value="17" calcext:value-type="float">
            <text:p>17</text:p>
          </table:table-cell>
          <table:table-cell office:value-type="float" office:value="1006.5" calcext:value-type="float">
            <text:p>1006,5</text:p>
          </table:table-cell>
          <table:table-cell office:value-type="float" office:value="35.6" calcext:value-type="float">
            <text:p>35,6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246.8" calcext:value-type="float">
            <text:p>-246,8</text:p>
          </table:table-cell>
          <table:table-cell office:value-type="float" office:value="1801.1" calcext:value-type="float">
            <text:p>1801,1</text:p>
          </table:table-cell>
          <table:table-cell table:number-columns-repeated="16369"/>
        </table:table-row>
        <table:table-row table:style-name="ro1">
          <table:table-cell office:value-type="time" office:time-value="PT14H35M05S" calcext:value-type="time">
            <text:p>14:35:05</text:p>
          </table:table-cell>
          <table:table-cell office:value-type="float" office:value="6" calcext:value-type="float">
            <text:p>6</text:p>
          </table:table-cell>
          <table:table-cell office:value-type="float" office:value="47.232063" calcext:value-type="float">
            <text:p>47,232063</text:p>
          </table:table-cell>
          <table:table-cell office:value-type="float" office:value="0.444405" calcext:value-type="float">
            <text:p>0,444405</text:p>
          </table:table-cell>
          <table:table-cell office:value-type="float" office:value="129.1" calcext:value-type="float">
            <text:p>129,1</text:p>
          </table:table-cell>
          <table:table-cell office:value-type="float" office:value="22" calcext:value-type="float">
            <text:p>22</text:p>
          </table:table-cell>
          <table:table-cell office:value-type="float" office:value="21.2" calcext:value-type="float">
            <text:p>21,2</text:p>
          </table:table-cell>
          <table:table-cell office:value-type="float" office:value="17" calcext:value-type="float">
            <text:p>17</text:p>
          </table:table-cell>
          <table:table-cell office:value-type="float" office:value="1006.5" calcext:value-type="float">
            <text:p>1006,5</text:p>
          </table:table-cell>
          <table:table-cell office:value-type="float" office:value="35.5" calcext:value-type="float">
            <text:p>35,5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345.5" calcext:value-type="float">
            <text:p>-345,5</text:p>
          </table:table-cell>
          <table:table-cell office:value-type="float" office:value="1800.4" calcext:value-type="float">
            <text:p>1800,4</text:p>
          </table:table-cell>
          <table:table-cell table:number-columns-repeated="16369"/>
        </table:table-row>
        <table:table-row table:style-name="ro1">
          <table:table-cell office:value-type="time" office:time-value="PT14H35M25S" calcext:value-type="time">
            <text:p>14:35:25</text:p>
          </table:table-cell>
          <table:table-cell office:value-type="float" office:value="4" calcext:value-type="float">
            <text:p>4</text:p>
          </table:table-cell>
          <table:table-cell office:value-type="float" office:value="47.231937" calcext:value-type="float">
            <text:p>47,231937</text:p>
          </table:table-cell>
          <table:table-cell office:value-type="float" office:value="0.444397" calcext:value-type="float">
            <text:p>0,444397</text:p>
          </table:table-cell>
          <table:table-cell office:value-type="float" office:value="131.6" calcext:value-type="float">
            <text:p>131,6</text:p>
          </table:table-cell>
          <table:table-cell office:value-type="float" office:value="22.1" calcext:value-type="float">
            <text:p>22,1</text:p>
          </table:table-cell>
          <table:table-cell office:value-type="float" office:value="21.3" calcext:value-type="float">
            <text:p>21,3</text:p>
          </table:table-cell>
          <table:table-cell office:value-type="float" office:value="17" calcext:value-type="float">
            <text:p>17</text:p>
          </table:table-cell>
          <table:table-cell office:value-type="float" office:value="1006.5" calcext:value-type="float">
            <text:p>1006,5</text:p>
          </table:table-cell>
          <table:table-cell office:value-type="float" office:value="35.4" calcext:value-type="float">
            <text:p>35,4</text:p>
          </table:table-cell>
          <table:table-cell office:value-type="float" office:value="0.1" calcext:value-type="float">
            <text:p>0,1</text:p>
          </table:table-cell>
          <table:table-cell office:value-type="float" office:value="6.2" calcext:value-type="float">
            <text:p>6,2</text:p>
          </table:table-cell>
          <table:table-cell office:value-type="float" office:value="11" calcext:value-type="float">
            <text:p>11</text:p>
          </table:table-cell>
          <table:table-cell office:value-type="float" office:value="-346.3" calcext:value-type="float">
            <text:p>-346,3</text:p>
          </table:table-cell>
          <table:table-cell office:value-type="float" office:value="1798.4" calcext:value-type="float">
            <text:p>1798,4</text:p>
          </table:table-cell>
          <table:table-cell table:number-columns-repeated="16369"/>
        </table:table-row>
        <table:table-row table:style-name="ro1">
          <table:table-cell office:value-type="time" office:time-value="PT14H35M35S" calcext:value-type="time">
            <text:p>14:35:35</text:p>
          </table:table-cell>
          <table:table-cell office:value-type="float" office:value="4" calcext:value-type="float">
            <text:p>4</text:p>
          </table:table-cell>
          <table:table-cell office:value-type="float" office:value="47.231731" calcext:value-type="float">
            <text:p>47,231731</text:p>
          </table:table-cell>
          <table:table-cell office:value-type="float" office:value="0.444525" calcext:value-type="float">
            <text:p>0,444525</text:p>
          </table:table-cell>
          <table:table-cell office:value-type="float" office:value="131.1" calcext:value-type="float">
            <text:p>131,1</text:p>
          </table:table-cell>
          <table:table-cell office:value-type="float" office:value="22.1" calcext:value-type="float">
            <text:p>22,1</text:p>
          </table:table-cell>
          <table:table-cell office:value-type="float" office:value="21.3" calcext:value-type="float">
            <text:p>21,3</text:p>
          </table:table-cell>
          <table:table-cell office:value-type="float" office:value="17" calcext:value-type="float">
            <text:p>17</text:p>
          </table:table-cell>
          <table:table-cell office:value-type="float" office:value="1006.5" calcext:value-type="float">
            <text:p>1006,5</text:p>
          </table:table-cell>
          <table:table-cell office:value-type="float" office:value="35.4" calcext:value-type="float">
            <text:p>35,4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432.2" calcext:value-type="float">
            <text:p>-432,2</text:p>
          </table:table-cell>
          <table:table-cell office:value-type="float" office:value="1797.4" calcext:value-type="float">
            <text:p>1797,4</text:p>
          </table:table-cell>
          <table:table-cell table:number-columns-repeated="16369"/>
        </table:table-row>
        <table:table-row table:style-name="ro1">
          <table:table-cell office:value-type="time" office:time-value="PT14H36M05S" calcext:value-type="time">
            <text:p>14:36:05</text:p>
          </table:table-cell>
          <table:table-cell office:value-type="float" office:value="4" calcext:value-type="float">
            <text:p>4</text:p>
          </table:table-cell>
          <table:table-cell office:value-type="float" office:value="47.231941" calcext:value-type="float">
            <text:p>47,231941</text:p>
          </table:table-cell>
          <table:table-cell office:value-type="float" office:value="0.444513" calcext:value-type="float">
            <text:p>0,444513</text:p>
          </table:table-cell>
          <table:table-cell office:value-type="float" office:value="116.4" calcext:value-type="float">
            <text:p>116,4</text:p>
          </table:table-cell>
          <table:table-cell office:value-type="float" office:value="22.2" calcext:value-type="float">
            <text:p>22,2</text:p>
          </table:table-cell>
          <table:table-cell office:value-type="float" office:value="21.4" calcext:value-type="float">
            <text:p>21,4</text:p>
          </table:table-cell>
          <table:table-cell office:value-type="float" office:value="17" calcext:value-type="float">
            <text:p>17</text:p>
          </table:table-cell>
          <table:table-cell office:value-type="float" office:value="1006.4" calcext:value-type="float">
            <text:p>1006,4</text:p>
          </table:table-cell>
          <table:table-cell office:value-type="float" office:value="35.2" calcext:value-type="float">
            <text:p>35,2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370.4" calcext:value-type="float">
            <text:p>-370,4</text:p>
          </table:table-cell>
          <table:table-cell office:value-type="float" office:value="1794.4" calcext:value-type="float">
            <text:p>1794,4</text:p>
          </table:table-cell>
          <table:table-cell table:number-columns-repeated="16369"/>
        </table:table-row>
        <table:table-row table:style-name="ro1">
          <table:table-cell office:value-type="time" office:time-value="PT14H36M15S" calcext:value-type="time">
            <text:p>14:36:15</text:p>
          </table:table-cell>
          <table:table-cell office:value-type="float" office:value="4" calcext:value-type="float">
            <text:p>4</text:p>
          </table:table-cell>
          <table:table-cell office:value-type="float" office:value="47.232037" calcext:value-type="float">
            <text:p>47,232037</text:p>
          </table:table-cell>
          <table:table-cell office:value-type="float" office:value="0.44435" calcext:value-type="float">
            <text:p>0,44435</text:p>
          </table:table-cell>
          <table:table-cell office:value-type="float" office:value="125.2" calcext:value-type="float">
            <text:p>125,2</text:p>
          </table:table-cell>
          <table:table-cell office:value-type="float" office:value="22.4" calcext:value-type="float">
            <text:p>22,4</text:p>
          </table:table-cell>
          <table:table-cell office:value-type="float" office:value="21.5" calcext:value-type="float">
            <text:p>21,5</text:p>
          </table:table-cell>
          <table:table-cell office:value-type="float" office:value="17" calcext:value-type="float">
            <text:p>17</text:p>
          </table:table-cell>
          <table:table-cell office:value-type="float" office:value="1006.3" calcext:value-type="float">
            <text:p>1006,3</text:p>
          </table:table-cell>
          <table:table-cell office:value-type="float" office:value="35.2" calcext:value-type="float">
            <text:p>35,2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354.8" calcext:value-type="float">
            <text:p>-354,8</text:p>
          </table:table-cell>
          <table:table-cell office:value-type="float" office:value="1793.4" calcext:value-type="float">
            <text:p>1793,4</text:p>
          </table:table-cell>
          <table:table-cell table:number-columns-repeated="16369"/>
        </table:table-row>
        <table:table-row table:style-name="ro1">
          <table:table-cell office:value-type="time" office:time-value="PT14H36M25S" calcext:value-type="time">
            <text:p>14:36:25</text:p>
          </table:table-cell>
          <table:table-cell office:value-type="float" office:value="5" calcext:value-type="float">
            <text:p>5</text:p>
          </table:table-cell>
          <table:table-cell office:value-type="float" office:value="47.231998" calcext:value-type="float">
            <text:p>47,231998</text:p>
          </table:table-cell>
          <table:table-cell office:value-type="float" office:value="0.444363" calcext:value-type="float">
            <text:p>0,444363</text:p>
          </table:table-cell>
          <table:table-cell office:value-type="float" office:value="119.4" calcext:value-type="float">
            <text:p>119,4</text:p>
          </table:table-cell>
          <table:table-cell office:value-type="float" office:value="22.4" calcext:value-type="float">
            <text:p>22,4</text:p>
          </table:table-cell>
          <table:table-cell office:value-type="float" office:value="21.5" calcext:value-type="float">
            <text:p>21,5</text:p>
          </table:table-cell>
          <table:table-cell office:value-type="float" office:value="17" calcext:value-type="float">
            <text:p>17</text:p>
          </table:table-cell>
          <table:table-cell office:value-type="float" office:value="1006.2" calcext:value-type="float">
            <text:p>1006,2</text:p>
          </table:table-cell>
          <table:table-cell office:value-type="float" office:value="35.2" calcext:value-type="float">
            <text:p>35,2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357.7" calcext:value-type="float">
            <text:p>-357,7</text:p>
          </table:table-cell>
          <table:table-cell office:value-type="float" office:value="1792.4" calcext:value-type="float">
            <text:p>1792,4</text:p>
          </table:table-cell>
          <table:table-cell table:number-columns-repeated="16369"/>
        </table:table-row>
        <table:table-row table:style-name="ro1">
          <table:table-cell office:value-type="time" office:time-value="PT14H36M35S" calcext:value-type="time">
            <text:p>14:36:35</text:p>
          </table:table-cell>
          <table:table-cell office:value-type="float" office:value="4" calcext:value-type="float">
            <text:p>4</text:p>
          </table:table-cell>
          <table:table-cell office:value-type="float" office:value="47.231991" calcext:value-type="float">
            <text:p>47,231991</text:p>
          </table:table-cell>
          <table:table-cell office:value-type="float" office:value="0.444297" calcext:value-type="float">
            <text:p>0,444297</text:p>
          </table:table-cell>
          <table:table-cell office:value-type="float" office:value="120.7" calcext:value-type="float">
            <text:p>120,7</text:p>
          </table:table-cell>
          <table:table-cell office:value-type="float" office:value="22.4" calcext:value-type="float">
            <text:p>22,4</text:p>
          </table:table-cell>
          <table:table-cell office:value-type="float" office:value="21.5" calcext:value-type="float">
            <text:p>21,5</text:p>
          </table:table-cell>
          <table:table-cell office:value-type="float" office:value="17" calcext:value-type="float">
            <text:p>17</text:p>
          </table:table-cell>
          <table:table-cell office:value-type="float" office:value="1006.3" calcext:value-type="float">
            <text:p>1006,3</text:p>
          </table:table-cell>
          <table:table-cell office:value-type="float" office:value="35.1" calcext:value-type="float">
            <text:p>35,1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0.9" calcext:value-type="float">
            <text:p>10,9</text:p>
          </table:table-cell>
          <table:table-cell office:value-type="float" office:value="-470.8" calcext:value-type="float">
            <text:p>-470,8</text:p>
          </table:table-cell>
          <table:table-cell office:value-type="float" office:value="1791.4" calcext:value-type="float">
            <text:p>1791,4</text:p>
          </table:table-cell>
          <table:table-cell table:number-columns-repeated="16369"/>
        </table:table-row>
        <table:table-row table:style-name="ro1">
          <table:table-cell office:value-type="time" office:time-value="PT14H36M45S" calcext:value-type="time">
            <text:p>14:36:45</text:p>
          </table:table-cell>
          <table:table-cell office:value-type="float" office:value="4" calcext:value-type="float">
            <text:p>4</text:p>
          </table:table-cell>
          <table:table-cell office:value-type="float" office:value="47.232189" calcext:value-type="float">
            <text:p>47,232189</text:p>
          </table:table-cell>
          <table:table-cell office:value-type="float" office:value="0.44438" calcext:value-type="float">
            <text:p>0,44438</text:p>
          </table:table-cell>
          <table:table-cell office:value-type="float" office:value="111.4" calcext:value-type="float">
            <text:p>111,4</text:p>
          </table:table-cell>
          <table:table-cell office:value-type="float" office:value="22.4" calcext:value-type="float">
            <text:p>22,4</text:p>
          </table:table-cell>
          <table:table-cell office:value-type="float" office:value="21.6" calcext:value-type="float">
            <text:p>21,6</text:p>
          </table:table-cell>
          <table:table-cell office:value-type="float" office:value="17" calcext:value-type="float">
            <text:p>17</text:p>
          </table:table-cell>
          <table:table-cell office:value-type="float" office:value="1006.4" calcext:value-type="float">
            <text:p>1006,4</text:p>
          </table:table-cell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386" calcext:value-type="float">
            <text:p>-386</text:p>
          </table:table-cell>
          <table:table-cell office:value-type="float" office:value="1790.2" calcext:value-type="float">
            <text:p>1790,2</text:p>
          </table:table-cell>
          <table:table-cell table:number-columns-repeated="16369"/>
        </table:table-row>
        <table:table-row table:style-name="ro1">
          <table:table-cell office:value-type="time" office:time-value="PT14H36M55S" calcext:value-type="time">
            <text:p>14:36:55</text:p>
          </table:table-cell>
          <table:table-cell office:value-type="float" office:value="5" calcext:value-type="float">
            <text:p>5</text:p>
          </table:table-cell>
          <table:table-cell office:value-type="float" office:value="47.232182" calcext:value-type="float">
            <text:p>47,232182</text:p>
          </table:table-cell>
          <table:table-cell office:value-type="float" office:value="0.444578" calcext:value-type="float">
            <text:p>0,444578</text:p>
          </table:table-cell>
          <table:table-cell office:value-type="float" office:value="109.6" calcext:value-type="float">
            <text:p>109,6</text:p>
          </table:table-cell>
          <table:table-cell office:value-type="float" office:value="22.4" calcext:value-type="float">
            <text:p>22,4</text:p>
          </table:table-cell>
          <table:table-cell office:value-type="float" office:value="21.6" calcext:value-type="float">
            <text:p>21,6</text:p>
          </table:table-cell>
          <table:table-cell office:value-type="float" office:value="17" calcext:value-type="float">
            <text:p>17</text:p>
          </table:table-cell>
          <table:table-cell office:value-type="float" office:value="1006.5" calcext:value-type="float">
            <text:p>1006,5</text:p>
          </table:table-cell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380.8" calcext:value-type="float">
            <text:p>-380,8</text:p>
          </table:table-cell>
          <table:table-cell office:value-type="float" office:value="1789.2" calcext:value-type="float">
            <text:p>1789,2</text:p>
          </table:table-cell>
          <table:table-cell table:number-columns-repeated="16369"/>
        </table:table-row>
        <table:table-row table:style-name="ro1">
          <table:table-cell office:value-type="time" office:time-value="PT14H37M05S" calcext:value-type="time">
            <text:p>14:37:05</text:p>
          </table:table-cell>
          <table:table-cell office:value-type="float" office:value="6" calcext:value-type="float">
            <text:p>6</text:p>
          </table:table-cell>
          <table:table-cell office:value-type="float" office:value="47.232182" calcext:value-type="float">
            <text:p>47,232182</text:p>
          </table:table-cell>
          <table:table-cell office:value-type="float" office:value="0.444763" calcext:value-type="float">
            <text:p>0,444763</text:p>
          </table:table-cell>
          <table:table-cell office:value-type="float" office:value="109.1" calcext:value-type="float">
            <text:p>109,1</text:p>
          </table:table-cell>
          <table:table-cell office:value-type="float" office:value="22.5" calcext:value-type="float">
            <text:p>22,5</text:p>
          </table:table-cell>
          <table:table-cell office:value-type="float" office:value="21.6" calcext:value-type="float">
            <text:p>21,6</text:p>
          </table:table-cell>
          <table:table-cell office:value-type="float" office:value="16.5" calcext:value-type="float">
            <text:p>16,5</text:p>
          </table:table-cell>
          <table:table-cell office:value-type="float" office:value="1006.4" calcext:value-type="float">
            <text:p>1006,4</text:p>
          </table:table-cell>
          <table:table-cell office:value-type="float" office:value="35.1" calcext:value-type="float">
            <text:p>35,1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250.2" calcext:value-type="float">
            <text:p>-250,2</text:p>
          </table:table-cell>
          <table:table-cell office:value-type="float" office:value="1788.3" calcext:value-type="float">
            <text:p>1788,3</text:p>
          </table:table-cell>
          <table:table-cell table:number-columns-repeated="16369"/>
        </table:table-row>
        <table:table-row table:style-name="ro1">
          <table:table-cell office:value-type="time" office:time-value="PT14H37M15S" calcext:value-type="time">
            <text:p>14:37:15</text:p>
          </table:table-cell>
          <table:table-cell office:value-type="float" office:value="7" calcext:value-type="float">
            <text:p>7</text:p>
          </table:table-cell>
          <table:table-cell office:value-type="float" office:value="47.232124" calcext:value-type="float">
            <text:p>47,232124</text:p>
          </table:table-cell>
          <table:table-cell office:value-type="float" office:value="0.444882" calcext:value-type="float">
            <text:p>0,444882</text:p>
          </table:table-cell>
          <table:table-cell office:value-type="float" office:value="109.5" calcext:value-type="float">
            <text:p>109,5</text:p>
          </table:table-cell>
          <table:table-cell office:value-type="float" office:value="22.5" calcext:value-type="float">
            <text:p>22,5</text:p>
          </table:table-cell>
          <table:table-cell office:value-type="float" office:value="21.7" calcext:value-type="float">
            <text:p>21,7</text:p>
          </table:table-cell>
          <table:table-cell office:value-type="float" office:value="17.8" calcext:value-type="float">
            <text:p>17,8</text:p>
          </table:table-cell>
          <table:table-cell office:value-type="float" office:value="1006.6" calcext:value-type="float">
            <text:p>1006,6</text:p>
          </table:table-cell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246" calcext:value-type="float">
            <text:p>-246</text:p>
          </table:table-cell>
          <table:table-cell office:value-type="float" office:value="1787.6" calcext:value-type="float">
            <text:p>1787,6</text:p>
          </table:table-cell>
          <table:table-cell table:number-columns-repeated="16369"/>
        </table:table-row>
        <table:table-row table:style-name="ro1">
          <table:table-cell office:value-type="time" office:time-value="PT14H37M25S" calcext:value-type="time">
            <text:p>14:37:25</text:p>
          </table:table-cell>
          <table:table-cell office:value-type="float" office:value="7" calcext:value-type="float">
            <text:p>7</text:p>
          </table:table-cell>
          <table:table-cell office:value-type="float" office:value="47.232052" calcext:value-type="float">
            <text:p>47,232052</text:p>
          </table:table-cell>
          <table:table-cell office:value-type="float" office:value="0.445065" calcext:value-type="float">
            <text:p>0,445065</text:p>
          </table:table-cell>
          <table:table-cell office:value-type="float" office:value="111.5" calcext:value-type="float">
            <text:p>111,5</text:p>
          </table:table-cell>
          <table:table-cell office:value-type="float" office:value="22.5" calcext:value-type="float">
            <text:p>22,5</text:p>
          </table:table-cell>
          <table:table-cell office:value-type="float" office:value="21.8" calcext:value-type="float">
            <text:p>21,8</text:p>
          </table:table-cell>
          <table:table-cell office:value-type="float" office:value="17.8" calcext:value-type="float">
            <text:p>17,8</text:p>
          </table:table-cell>
          <table:table-cell office:value-type="float" office:value="1006.6" calcext:value-type="float">
            <text:p>1006,6</text:p>
          </table:table-cell>
          <table:table-cell office:value-type="float" office:value="35.2" calcext:value-type="float">
            <text:p>35,2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245.5" calcext:value-type="float">
            <text:p>-245,5</text:p>
          </table:table-cell>
          <table:table-cell office:value-type="float" office:value="1786.9" calcext:value-type="float">
            <text:p>1786,9</text:p>
          </table:table-cell>
          <table:table-cell table:number-columns-repeated="16369"/>
        </table:table-row>
        <table:table-row table:style-name="ro1">
          <table:table-cell office:value-type="time" office:time-value="PT14H37M35S" calcext:value-type="time">
            <text:p>14:37:35</text:p>
          </table:table-cell>
          <table:table-cell office:value-type="float" office:value="6" calcext:value-type="float">
            <text:p>6</text:p>
          </table:table-cell>
          <table:table-cell office:value-type="float" office:value="47.231956" calcext:value-type="float">
            <text:p>47,231956</text:p>
          </table:table-cell>
          <table:table-cell office:value-type="float" office:value="0.445173" calcext:value-type="float">
            <text:p>0,445173</text:p>
          </table:table-cell>
          <table:table-cell office:value-type="float" office:value="111.7" calcext:value-type="float">
            <text:p>111,7</text:p>
          </table:table-cell>
          <table:table-cell office:value-type="float" office:value="22.6" calcext:value-type="float">
            <text:p>22,6</text:p>
          </table:table-cell>
          <table:table-cell office:value-type="float" office:value="21.8" calcext:value-type="float">
            <text:p>21,8</text:p>
          </table:table-cell>
          <table:table-cell office:value-type="float" office:value="18.2" calcext:value-type="float">
            <text:p>18,2</text:p>
          </table:table-cell>
          <table:table-cell office:value-type="float" office:value="1006.5" calcext:value-type="float">
            <text:p>1006,5</text:p>
          </table:table-cell>
          <table:table-cell office:value-type="float" office:value="35.6" calcext:value-type="float">
            <text:p>35,6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360.3" calcext:value-type="float">
            <text:p>-360,3</text:p>
          </table:table-cell>
          <table:table-cell office:value-type="float" office:value="1786.1" calcext:value-type="float">
            <text:p>1786,1</text:p>
          </table:table-cell>
          <table:table-cell table:number-columns-repeated="16369"/>
        </table:table-row>
        <table:table-row table:style-name="ro1">
          <table:table-cell office:value-type="time" office:time-value="PT14H37M45S" calcext:value-type="time">
            <text:p>14:37:45</text:p>
          </table:table-cell>
          <table:table-cell office:value-type="float" office:value="8" calcext:value-type="float">
            <text:p>8</text:p>
          </table:table-cell>
          <table:table-cell office:value-type="float" office:value="47.231949" calcext:value-type="float">
            <text:p>47,231949</text:p>
          </table:table-cell>
          <table:table-cell office:value-type="float" office:value="0.44542" calcext:value-type="float">
            <text:p>0,44542</text:p>
          </table:table-cell>
          <table:table-cell office:value-type="float" office:value="109.6" calcext:value-type="float">
            <text:p>109,6</text:p>
          </table:table-cell>
          <table:table-cell office:value-type="float" office:value="22.6" calcext:value-type="float">
            <text:p>22,6</text:p>
          </table:table-cell>
          <table:table-cell office:value-type="float" office:value="21.8" calcext:value-type="float">
            <text:p>21,8</text:p>
          </table:table-cell>
          <table:table-cell office:value-type="float" office:value="18.5" calcext:value-type="float">
            <text:p>18,5</text:p>
          </table:table-cell>
          <table:table-cell office:value-type="float" office:value="1006.3" calcext:value-type="float">
            <text:p>1006,3</text:p>
          </table:table-cell>
          <table:table-cell office:value-type="float" office:value="35.7" calcext:value-type="float">
            <text:p>35,7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262.4" calcext:value-type="float">
            <text:p>-262,4</text:p>
          </table:table-cell>
          <table:table-cell office:value-type="float" office:value="1785.4" calcext:value-type="float">
            <text:p>1785,4</text:p>
          </table:table-cell>
          <table:table-cell table:number-columns-repeated="16369"/>
        </table:table-row>
        <table:table-row table:style-name="ro1">
          <table:table-cell office:value-type="time" office:time-value="PT14H37M55S" calcext:value-type="time">
            <text:p>14:37:55</text:p>
          </table:table-cell>
          <table:table-cell office:value-type="float" office:value="8" calcext:value-type="float">
            <text:p>8</text:p>
          </table:table-cell>
          <table:table-cell office:value-type="float" office:value="47.231899" calcext:value-type="float">
            <text:p>47,231899</text:p>
          </table:table-cell>
          <table:table-cell office:value-type="float" office:value="0.445543" calcext:value-type="float">
            <text:p>0,445543</text:p>
          </table:table-cell>
          <table:table-cell office:value-type="float" office:value="106.8" calcext:value-type="float">
            <text:p>106,8</text:p>
          </table:table-cell>
          <table:table-cell office:value-type="float" office:value="22.6" calcext:value-type="float">
            <text:p>22,6</text:p>
          </table:table-cell>
          <table:table-cell office:value-type="float" office:value="21.9" calcext:value-type="float">
            <text:p>21,9</text:p>
          </table:table-cell>
          <table:table-cell office:value-type="float" office:value="18" calcext:value-type="float">
            <text:p>18</text:p>
          </table:table-cell>
          <table:table-cell office:value-type="float" office:value="1006.3" calcext:value-type="float">
            <text:p>1006,3</text:p>
          </table:table-cell>
          <table:table-cell office:value-type="float" office:value="35.6" calcext:value-type="float">
            <text:p>35,6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242.2" calcext:value-type="float">
            <text:p>-242,2</text:p>
          </table:table-cell>
          <table:table-cell office:value-type="float" office:value="1784.7" calcext:value-type="float">
            <text:p>1784,7</text:p>
          </table:table-cell>
          <table:table-cell table:number-columns-repeated="16369"/>
        </table:table-row>
        <table:table-row table:style-name="ro1">
          <table:table-cell office:value-type="time" office:time-value="PT14H38M05S" calcext:value-type="time">
            <text:p>14:38:05</text:p>
          </table:table-cell>
          <table:table-cell office:value-type="float" office:value="9" calcext:value-type="float">
            <text:p>9</text:p>
          </table:table-cell>
          <table:table-cell office:value-type="float" office:value="47.231804" calcext:value-type="float">
            <text:p>47,231804</text:p>
          </table:table-cell>
          <table:table-cell office:value-type="float" office:value="0.445688" calcext:value-type="float">
            <text:p>0,445688</text:p>
          </table:table-cell>
          <table:table-cell office:value-type="float" office:value="108.6" calcext:value-type="float">
            <text:p>108,6</text:p>
          </table:table-cell>
          <table:table-cell office:value-type="float" office:value="22.8" calcext:value-type="float">
            <text:p>22,8</text:p>
          </table:table-cell>
          <table:table-cell office:value-type="float" office:value="21.9" calcext:value-type="float">
            <text:p>21,9</text:p>
          </table:table-cell>
          <table:table-cell office:value-type="float" office:value="17.5" calcext:value-type="float">
            <text:p>17,5</text:p>
          </table:table-cell>
          <table:table-cell office:value-type="float" office:value="1006.2" calcext:value-type="float">
            <text:p>1006,2</text:p>
          </table:table-cell>
          <table:table-cell office:value-type="float" office:value="35.4" calcext:value-type="float">
            <text:p>35,4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249.2" calcext:value-type="float">
            <text:p>-249,2</text:p>
          </table:table-cell>
          <table:table-cell office:value-type="float" office:value="1783.9" calcext:value-type="float">
            <text:p>1783,9</text:p>
          </table:table-cell>
          <table:table-cell table:number-columns-repeated="16369"/>
        </table:table-row>
        <table:table-row table:style-name="ro1">
          <table:table-cell office:value-type="time" office:time-value="PT14H38M15S" calcext:value-type="time">
            <text:p>14:38:15</text:p>
          </table:table-cell>
          <table:table-cell office:value-type="float" office:value="9" calcext:value-type="float">
            <text:p>9</text:p>
          </table:table-cell>
          <table:table-cell office:value-type="float" office:value="47.231747" calcext:value-type="float">
            <text:p>47,231747</text:p>
          </table:table-cell>
          <table:table-cell office:value-type="float" office:value="0.445847" calcext:value-type="float">
            <text:p>0,445847</text:p>
          </table:table-cell>
          <table:table-cell office:value-type="float" office:value="110.9" calcext:value-type="float">
            <text:p>110,9</text:p>
          </table:table-cell>
          <table:table-cell office:value-type="float" office:value="22.8" calcext:value-type="float">
            <text:p>22,8</text:p>
          </table:table-cell>
          <table:table-cell office:value-type="float" office:value="21.9" calcext:value-type="float">
            <text:p>21,9</text:p>
          </table:table-cell>
          <table:table-cell office:value-type="float" office:value="12.8" calcext:value-type="float">
            <text:p>12,8</text:p>
          </table:table-cell>
          <table:table-cell office:value-type="float" office:value="1006.1" calcext:value-type="float">
            <text:p>1006,1</text:p>
          </table:table-cell>
          <table:table-cell office:value-type="float" office:value="35.4" calcext:value-type="float">
            <text:p>35,4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245.7" calcext:value-type="float">
            <text:p>-245,7</text:p>
          </table:table-cell>
          <table:table-cell office:value-type="float" office:value="1783.2" calcext:value-type="float">
            <text:p>1783,2</text:p>
          </table:table-cell>
          <table:table-cell table:number-columns-repeated="16369"/>
        </table:table-row>
        <table:table-row table:style-name="ro1">
          <table:table-cell office:value-type="time" office:time-value="PT14H38M25S" calcext:value-type="time">
            <text:p>14:38:25</text:p>
          </table:table-cell>
          <table:table-cell office:value-type="float" office:value="9" calcext:value-type="float">
            <text:p>9</text:p>
          </table:table-cell>
          <table:table-cell office:value-type="float" office:value="47.231758" calcext:value-type="float">
            <text:p>47,231758</text:p>
          </table:table-cell>
          <table:table-cell office:value-type="float" office:value="0.44603" calcext:value-type="float">
            <text:p>0,44603</text:p>
          </table:table-cell>
          <table:table-cell office:value-type="float" office:value="113.2" calcext:value-type="float">
            <text:p>113,2</text:p>
          </table:table-cell>
          <table:table-cell office:value-type="float" office:value="22.8" calcext:value-type="float">
            <text:p>22,8</text:p>
          </table:table-cell>
          <table:table-cell office:value-type="float" office:value="22" calcext:value-type="float">
            <text:p>22</text:p>
          </table:table-cell>
          <table:table-cell office:value-type="float" office:value="9.8" calcext:value-type="float">
            <text:p>9,8</text:p>
          </table:table-cell>
          <table:table-cell office:value-type="float" office:value="1006" calcext:value-type="float">
            <text:p>1006</text:p>
          </table:table-cell>
          <table:table-cell office:value-type="float" office:value="35.4" calcext:value-type="float">
            <text:p>35,4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249.6" calcext:value-type="float">
            <text:p>-249,6</text:p>
          </table:table-cell>
          <table:table-cell office:value-type="float" office:value="1782.5" calcext:value-type="float">
            <text:p>1782,5</text:p>
          </table:table-cell>
          <table:table-cell table:number-columns-repeated="16369"/>
        </table:table-row>
        <table:table-row table:style-name="ro1">
          <table:table-cell office:value-type="time" office:time-value="PT14H38M35S" calcext:value-type="time">
            <text:p>14:38:35</text:p>
          </table:table-cell>
          <table:table-cell office:value-type="float" office:value="9" calcext:value-type="float">
            <text:p>9</text:p>
          </table:table-cell>
          <table:table-cell office:value-type="float" office:value="47.231571" calcext:value-type="float">
            <text:p>47,231571</text:p>
          </table:table-cell>
          <table:table-cell office:value-type="float" office:value="0.44625" calcext:value-type="float">
            <text:p>0,44625</text:p>
          </table:table-cell>
          <table:table-cell office:value-type="float" office:value="113.7" calcext:value-type="float">
            <text:p>113,7</text:p>
          </table:table-cell>
          <table:table-cell office:value-type="float" office:value="22.9" calcext:value-type="float">
            <text:p>22,9</text:p>
          </table:table-cell>
          <table:table-cell office:value-type="float" office:value="22" calcext:value-type="float">
            <text:p>22</text:p>
          </table:table-cell>
          <table:table-cell office:value-type="float" office:value="14.2" calcext:value-type="float">
            <text:p>14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35.5" calcext:value-type="float">
            <text:p>35,5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301.4" calcext:value-type="float">
            <text:p>-301,4</text:p>
          </table:table-cell>
          <table:table-cell office:value-type="float" office:value="1781.7" calcext:value-type="float">
            <text:p>1781,7</text:p>
          </table:table-cell>
          <table:table-cell table:number-columns-repeated="16369"/>
        </table:table-row>
        <table:table-row table:style-name="ro1">
          <table:table-cell office:value-type="time" office:time-value="PT14H38M45S" calcext:value-type="time">
            <text:p>14:38:45</text:p>
          </table:table-cell>
          <table:table-cell office:value-type="float" office:value="9" calcext:value-type="float">
            <text:p>9</text:p>
          </table:table-cell>
          <table:table-cell office:value-type="float" office:value="47.231472" calcext:value-type="float">
            <text:p>47,231472</text:p>
          </table:table-cell>
          <table:table-cell office:value-type="float" office:value="0.446398" calcext:value-type="float">
            <text:p>0,446398</text:p>
          </table:table-cell>
          <table:table-cell office:value-type="float" office:value="114.9" calcext:value-type="float">
            <text:p>114,9</text:p>
          </table:table-cell>
          <table:table-cell office:value-type="float" office:value="22.9" calcext:value-type="float">
            <text:p>22,9</text:p>
          </table:table-cell>
          <table:table-cell office:value-type="float" office:value="22.1" calcext:value-type="float">
            <text:p>22,1</text:p>
          </table:table-cell>
          <table:table-cell office:value-type="float" office:value="13.8" calcext:value-type="float">
            <text:p>13,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5.8" calcext:value-type="float">
            <text:p>35,8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249" calcext:value-type="float">
            <text:p>-249</text:p>
          </table:table-cell>
          <table:table-cell office:value-type="float" office:value="1781" calcext:value-type="float">
            <text:p>1781</text:p>
          </table:table-cell>
          <table:table-cell table:number-columns-repeated="16369"/>
        </table:table-row>
        <table:table-row table:style-name="ro1">
          <table:table-cell office:value-type="time" office:time-value="PT14H38M55S" calcext:value-type="time">
            <text:p>14:38:55</text:p>
          </table:table-cell>
          <table:table-cell office:value-type="float" office:value="9" calcext:value-type="float">
            <text:p>9</text:p>
          </table:table-cell>
          <table:table-cell office:value-type="float" office:value="47.231457" calcext:value-type="float">
            <text:p>47,231457</text:p>
          </table:table-cell>
          <table:table-cell office:value-type="float" office:value="0.446582" calcext:value-type="float">
            <text:p>0,446582</text:p>
          </table:table-cell>
          <table:table-cell office:value-type="float" office:value="113.8" calcext:value-type="float">
            <text:p>113,8</text:p>
          </table:table-cell>
          <table:table-cell office:value-type="float" office:value="22.9" calcext:value-type="float">
            <text:p>22,9</text:p>
          </table:table-cell>
          <table:table-cell office:value-type="float" office:value="22.2" calcext:value-type="float">
            <text:p>22,2</text:p>
          </table:table-cell>
          <table:table-cell office:value-type="float" office:value="18.2" calcext:value-type="float">
            <text:p>18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35.7" calcext:value-type="float">
            <text:p>35,7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253.4" calcext:value-type="float">
            <text:p>-253,4</text:p>
          </table:table-cell>
          <table:table-cell office:value-type="float" office:value="1780.3" calcext:value-type="float">
            <text:p>1780,3</text:p>
          </table:table-cell>
          <table:table-cell table:number-columns-repeated="16369"/>
        </table:table-row>
        <table:table-row table:style-name="ro1">
          <table:table-cell office:value-type="time" office:time-value="PT14H39M05S" calcext:value-type="time">
            <text:p>14:39:05</text:p>
          </table:table-cell>
          <table:table-cell office:value-type="float" office:value="9" calcext:value-type="float">
            <text:p>9</text:p>
          </table:table-cell>
          <table:table-cell office:value-type="float" office:value="47.231567" calcext:value-type="float">
            <text:p>47,231567</text:p>
          </table:table-cell>
          <table:table-cell office:value-type="float" office:value="0.446612" calcext:value-type="float">
            <text:p>0,446612</text:p>
          </table:table-cell>
          <table:table-cell office:value-type="float" office:value="112.2" calcext:value-type="float">
            <text:p>112,2</text:p>
          </table:table-cell>
          <table:table-cell office:value-type="float" office:value="23" calcext:value-type="float">
            <text:p>23</text:p>
          </table:table-cell>
          <table:table-cell office:value-type="float" office:value="22.2" calcext:value-type="float">
            <text:p>22,2</text:p>
          </table:table-cell>
          <table:table-cell office:value-type="float" office:value="18.8" calcext:value-type="float">
            <text:p>18,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5.6" calcext:value-type="float">
            <text:p>35,6</text:p>
          </table:table-cell>
          <table:table-cell office:value-type="float" office:value="0.1" calcext:value-type="float">
            <text:p>0,1</text:p>
          </table:table-cell>
          <table:table-cell office:value-type="float" office:value="6.1" calcext:value-type="float">
            <text:p>6,1</text:p>
          </table:table-cell>
          <table:table-cell office:value-type="float" office:value="11" calcext:value-type="float">
            <text:p>11</text:p>
          </table:table-cell>
          <table:table-cell office:value-type="float" office:value="-262.4" calcext:value-type="float">
            <text:p>-262,4</text:p>
          </table:table-cell>
          <table:table-cell office:value-type="float" office:value="1779.6" calcext:value-type="float">
            <text:p>1779,6</text:p>
          </table:table-cell>
          <table:table-cell table:number-columns-repeated="16369"/>
        </table:table-row>
        <table:table-row table:style-name="ro1">
          <table:table-cell office:value-type="time" office:time-value="PT14H39M15S" calcext:value-type="time">
            <text:p>14:39:15</text:p>
          </table:table-cell>
          <table:table-cell office:value-type="float" office:value="9" calcext:value-type="float">
            <text:p>9</text:p>
          </table:table-cell>
          <table:table-cell office:value-type="float" office:value="47.231731" calcext:value-type="float">
            <text:p>47,231731</text:p>
          </table:table-cell>
          <table:table-cell office:value-type="float" office:value="0.44663" calcext:value-type="float">
            <text:p>0,44663</text:p>
          </table:table-cell>
          <table:table-cell office:value-type="float" office:value="112.1" calcext:value-type="float">
            <text:p>112,1</text:p>
          </table:table-cell>
          <table:table-cell office:value-type="float" office:value="23" calcext:value-type="float">
            <text:p>23</text:p>
          </table:table-cell>
          <table:table-cell office:value-type="float" office:value="22.2" calcext:value-type="float">
            <text:p>22,2</text:p>
          </table:table-cell>
          <table:table-cell office:value-type="float" office:value="19.2" calcext:value-type="float">
            <text:p>19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35.6" calcext:value-type="float">
            <text:p>35,6</text:p>
          </table:table-cell>
          <table:table-cell office:value-type="float" office:value="0.1" calcext:value-type="float">
            <text:p>0,1</text:p>
          </table:table-cell>
          <table:table-cell office:value-type="float" office:value="6.1" calcext:value-type="float">
            <text:p>6,1</text:p>
          </table:table-cell>
          <table:table-cell office:value-type="float" office:value="11" calcext:value-type="float">
            <text:p>11</text:p>
          </table:table-cell>
          <table:table-cell office:value-type="float" office:value="-246.2" calcext:value-type="float">
            <text:p>-246,2</text:p>
          </table:table-cell>
          <table:table-cell office:value-type="float" office:value="1778.9" calcext:value-type="float">
            <text:p>1778,9</text:p>
          </table:table-cell>
          <table:table-cell table:number-columns-repeated="16369"/>
        </table:table-row>
        <table:table-row table:style-name="ro1">
          <table:table-cell office:value-type="time" office:time-value="PT14H39M25S" calcext:value-type="time">
            <text:p>14:39:25</text:p>
          </table:table-cell>
          <table:table-cell office:value-type="float" office:value="9" calcext:value-type="float">
            <text:p>9</text:p>
          </table:table-cell>
          <table:table-cell office:value-type="float" office:value="47.231834" calcext:value-type="float">
            <text:p>47,231834</text:p>
          </table:table-cell>
          <table:table-cell office:value-type="float" office:value="0.446672" calcext:value-type="float">
            <text:p>0,446672</text:p>
          </table:table-cell>
          <table:table-cell office:value-type="float" office:value="113.7" calcext:value-type="float">
            <text:p>113,7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,3</text:p>
          </table:table-cell>
          <table:table-cell office:value-type="float" office:value="19.2" calcext:value-type="float">
            <text:p>19,2</text:p>
          </table:table-cell>
          <table:table-cell office:value-type="float" office:value="1006.1" calcext:value-type="float">
            <text:p>1006,1</text:p>
          </table:table-cell>
          <table:table-cell office:value-type="float" office:value="35.6" calcext:value-type="float">
            <text:p>35,6</text:p>
          </table:table-cell>
          <table:table-cell office:value-type="float" office:value="0.1" calcext:value-type="float">
            <text:p>0,1</text:p>
          </table:table-cell>
          <table:table-cell office:value-type="float" office:value="6.1" calcext:value-type="float">
            <text:p>6,1</text:p>
          </table:table-cell>
          <table:table-cell office:value-type="float" office:value="11" calcext:value-type="float">
            <text:p>11</text:p>
          </table:table-cell>
          <table:table-cell office:value-type="float" office:value="-250.2" calcext:value-type="float">
            <text:p>-250,2</text:p>
          </table:table-cell>
          <table:table-cell office:value-type="float" office:value="1778.2" calcext:value-type="float">
            <text:p>1778,2</text:p>
          </table:table-cell>
          <table:table-cell table:number-columns-repeated="16369"/>
        </table:table-row>
        <table:table-row table:style-name="ro1">
          <table:table-cell office:value-type="time" office:time-value="PT14H39M35S" calcext:value-type="time">
            <text:p>14:39:35</text:p>
          </table:table-cell>
          <table:table-cell office:value-type="float" office:value="7" calcext:value-type="float">
            <text:p>7</text:p>
          </table:table-cell>
          <table:table-cell office:value-type="float" office:value="47.231895" calcext:value-type="float">
            <text:p>47,231895</text:p>
          </table:table-cell>
          <table:table-cell office:value-type="float" office:value="0.446782" calcext:value-type="float">
            <text:p>0,446782</text:p>
          </table:table-cell>
          <table:table-cell office:value-type="float" office:value="114.4" calcext:value-type="float">
            <text:p>114,4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,3</text:p>
          </table:table-cell>
          <table:table-cell office:value-type="float" office:value="19.8" calcext:value-type="float">
            <text:p>19,8</text:p>
          </table:table-cell>
          <table:table-cell office:value-type="float" office:value="1006.1" calcext:value-type="float">
            <text:p>1006,1</text:p>
          </table:table-cell>
          <table:table-cell office:value-type="float" office:value="36.2" calcext:value-type="float">
            <text:p>36,2</text:p>
          </table:table-cell>
          <table:table-cell office:value-type="float" office:value="0.1" calcext:value-type="float">
            <text:p>0,1</text:p>
          </table:table-cell>
          <table:table-cell office:value-type="float" office:value="6.1" calcext:value-type="float">
            <text:p>6,1</text:p>
          </table:table-cell>
          <table:table-cell office:value-type="float" office:value="11" calcext:value-type="float">
            <text:p>11</text:p>
          </table:table-cell>
          <table:table-cell office:value-type="float" office:value="-315" calcext:value-type="float">
            <text:p>-315</text:p>
          </table:table-cell>
          <table:table-cell office:value-type="float" office:value="1777.5" calcext:value-type="float">
            <text:p>1777,5</text:p>
          </table:table-cell>
          <table:table-cell table:number-columns-repeated="16369"/>
        </table:table-row>
        <table:table-row table:style-name="ro1">
          <table:table-cell office:value-type="time" office:time-value="PT14H39M45S" calcext:value-type="time">
            <text:p>14:39:45</text:p>
          </table:table-cell>
          <table:table-cell office:value-type="float" office:value="8" calcext:value-type="float">
            <text:p>8</text:p>
          </table:table-cell>
          <table:table-cell office:value-type="float" office:value="47.23204" calcext:value-type="float">
            <text:p>47,23204</text:p>
          </table:table-cell>
          <table:table-cell office:value-type="float" office:value="0.44688" calcext:value-type="float">
            <text:p>0,44688</text:p>
          </table:table-cell>
          <table:table-cell office:value-type="float" office:value="115.2" calcext:value-type="float">
            <text:p>115,2</text:p>
          </table:table-cell>
          <table:table-cell office:value-type="float" office:value="23.1" calcext:value-type="float">
            <text:p>23,1</text:p>
          </table:table-cell>
          <table:table-cell office:value-type="float" office:value="22.3" calcext:value-type="float">
            <text:p>22,3</text:p>
          </table:table-cell>
          <table:table-cell office:value-type="float" office:value="20" calcext:value-type="float">
            <text:p>20</text:p>
          </table:table-cell>
          <table:table-cell office:value-type="float" office:value="1006.1" calcext:value-type="float">
            <text:p>1006,1</text:p>
          </table:table-cell>
          <table:table-cell office:value-type="float" office:value="36.2" calcext:value-type="float">
            <text:p>36,2</text:p>
          </table:table-cell>
          <table:table-cell office:value-type="float" office:value="0.1" calcext:value-type="float">
            <text:p>0,1</text:p>
          </table:table-cell>
          <table:table-cell office:value-type="float" office:value="6.1" calcext:value-type="float">
            <text:p>6,1</text:p>
          </table:table-cell>
          <table:table-cell office:value-type="float" office:value="11" calcext:value-type="float">
            <text:p>11</text:p>
          </table:table-cell>
          <table:table-cell office:value-type="float" office:value="-255.4" calcext:value-type="float">
            <text:p>-255,4</text:p>
          </table:table-cell>
          <table:table-cell office:value-type="float" office:value="1776.8" calcext:value-type="float">
            <text:p>1776,8</text:p>
          </table:table-cell>
          <table:table-cell table:number-columns-repeated="16369"/>
        </table:table-row>
        <table:table-row table:style-name="ro1">
          <table:table-cell office:value-type="time" office:time-value="PT14H39M55S" calcext:value-type="time">
            <text:p>14:39:55</text:p>
          </table:table-cell>
          <table:table-cell office:value-type="float" office:value="9" calcext:value-type="float">
            <text:p>9</text:p>
          </table:table-cell>
          <table:table-cell office:value-type="float" office:value="47.232086" calcext:value-type="float">
            <text:p>47,232086</text:p>
          </table:table-cell>
          <table:table-cell office:value-type="float" office:value="0.44694" calcext:value-type="float">
            <text:p>0,44694</text:p>
          </table:table-cell>
          <table:table-cell office:value-type="float" office:value="119" calcext:value-type="float">
            <text:p>119</text:p>
          </table:table-cell>
          <table:table-cell office:value-type="float" office:value="23.1" calcext:value-type="float">
            <text:p>23,1</text:p>
          </table:table-cell>
          <table:table-cell office:value-type="float" office:value="22.3" calcext:value-type="float">
            <text:p>22,3</text:p>
          </table:table-cell>
          <table:table-cell office:value-type="float" office:value="20" calcext:value-type="float">
            <text:p>20</text:p>
          </table:table-cell>
          <table:table-cell office:value-type="float" office:value="1006.2" calcext:value-type="float">
            <text:p>1006,2</text:p>
          </table:table-cell>
          <table:table-cell office:value-type="float" office:value="36.5" calcext:value-type="float">
            <text:p>36,5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254.5" calcext:value-type="float">
            <text:p>-254,5</text:p>
          </table:table-cell>
          <table:table-cell office:value-type="float" office:value="1776" calcext:value-type="float">
            <text:p>1776</text:p>
          </table:table-cell>
          <table:table-cell table:number-columns-repeated="16369"/>
        </table:table-row>
        <table:table-row table:style-name="ro1">
          <table:table-cell office:value-type="time" office:time-value="PT14H40M05S" calcext:value-type="time">
            <text:p>14:40:05</text:p>
          </table:table-cell>
          <table:table-cell office:value-type="float" office:value="9" calcext:value-type="float">
            <text:p>9</text:p>
          </table:table-cell>
          <table:table-cell office:value-type="float" office:value="47.232124" calcext:value-type="float">
            <text:p>47,232124</text:p>
          </table:table-cell>
          <table:table-cell office:value-type="float" office:value="0.447017" calcext:value-type="float">
            <text:p>0,447017</text:p>
          </table:table-cell>
          <table:table-cell office:value-type="float" office:value="121.3" calcext:value-type="float">
            <text:p>121,3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,3</text:p>
          </table:table-cell>
          <table:table-cell office:value-type="float" office:value="20" calcext:value-type="float">
            <text:p>20</text:p>
          </table:table-cell>
          <table:table-cell office:value-type="float" office:value="1006.3" calcext:value-type="float">
            <text:p>1006,3</text:p>
          </table:table-cell>
          <table:table-cell office:value-type="float" office:value="36.7" calcext:value-type="float">
            <text:p>36,7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361.1" calcext:value-type="float">
            <text:p>-361,1</text:p>
          </table:table-cell>
          <table:table-cell office:value-type="float" office:value="1775.1" calcext:value-type="float">
            <text:p>1775,1</text:p>
          </table:table-cell>
          <table:table-cell table:number-columns-repeated="16369"/>
        </table:table-row>
        <table:table-row table:style-name="ro1">
          <table:table-cell office:value-type="time" office:time-value="PT14H40M15S" calcext:value-type="time">
            <text:p>14:40:15</text:p>
          </table:table-cell>
          <table:table-cell office:value-type="float" office:value="7" calcext:value-type="float">
            <text:p>7</text:p>
          </table:table-cell>
          <table:table-cell office:value-type="float" office:value="47.232208" calcext:value-type="float">
            <text:p>47,232208</text:p>
          </table:table-cell>
          <table:table-cell office:value-type="float" office:value="0.447122" calcext:value-type="float">
            <text:p>0,447122</text:p>
          </table:table-cell>
          <table:table-cell office:value-type="float" office:value="120.5" calcext:value-type="float">
            <text:p>120,5</text:p>
          </table:table-cell>
          <table:table-cell office:value-type="float" office:value="23" calcext:value-type="float">
            <text:p>23</text:p>
          </table:table-cell>
          <table:table-cell office:value-type="float" office:value="22.2" calcext:value-type="float">
            <text:p>22,2</text:p>
          </table:table-cell>
          <table:table-cell office:value-type="float" office:value="20" calcext:value-type="float">
            <text:p>20</text:p>
          </table:table-cell>
          <table:table-cell office:value-type="float" office:value="1006.2" calcext:value-type="float">
            <text:p>1006,2</text:p>
          </table:table-cell>
          <table:table-cell office:value-type="float" office:value="36.7" calcext:value-type="float">
            <text:p>36,7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375.1" calcext:value-type="float">
            <text:p>-375,1</text:p>
          </table:table-cell>
          <table:table-cell office:value-type="float" office:value="1774.1" calcext:value-type="float">
            <text:p>1774,1</text:p>
          </table:table-cell>
          <table:table-cell table:number-columns-repeated="16369"/>
        </table:table-row>
        <table:table-row table:style-name="ro1">
          <table:table-cell office:value-type="time" office:time-value="PT14H40M25S" calcext:value-type="time">
            <text:p>14:40:25</text:p>
          </table:table-cell>
          <table:table-cell office:value-type="float" office:value="6" calcext:value-type="float">
            <text:p>6</text:p>
          </table:table-cell>
          <table:table-cell office:value-type="float" office:value="47.232208" calcext:value-type="float">
            <text:p>47,232208</text:p>
          </table:table-cell>
          <table:table-cell office:value-type="float" office:value="0.447017" calcext:value-type="float">
            <text:p>0,447017</text:p>
          </table:table-cell>
          <table:table-cell office:value-type="float" office:value="120.8" calcext:value-type="float">
            <text:p>120,8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,3</text:p>
          </table:table-cell>
          <table:table-cell office:value-type="float" office:value="20" calcext:value-type="float">
            <text:p>20</text:p>
          </table:table-cell>
          <table:table-cell office:value-type="float" office:value="1006.4" calcext:value-type="float">
            <text:p>1006,4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363.5" calcext:value-type="float">
            <text:p>-363,5</text:p>
          </table:table-cell>
          <table:table-cell office:value-type="float" office:value="1773.1" calcext:value-type="float">
            <text:p>1773,1</text:p>
          </table:table-cell>
          <table:table-cell table:number-columns-repeated="16369"/>
        </table:table-row>
        <table:table-row table:style-name="ro1">
          <table:table-cell office:value-type="time" office:time-value="PT14H40M35S" calcext:value-type="time">
            <text:p>14:40:35</text:p>
          </table:table-cell>
          <table:table-cell office:value-type="float" office:value="4" calcext:value-type="float">
            <text:p>4</text:p>
          </table:table-cell>
          <table:table-cell office:value-type="float" office:value="47.232307" calcext:value-type="float">
            <text:p>47,232307</text:p>
          </table:table-cell>
          <table:table-cell office:value-type="float" office:value="0.446902" calcext:value-type="float">
            <text:p>0,446902</text:p>
          </table:table-cell>
          <table:table-cell office:value-type="float" office:value="119.8" calcext:value-type="float">
            <text:p>119,8</text:p>
          </table:table-cell>
          <table:table-cell office:value-type="float" office:value="23.1" calcext:value-type="float">
            <text:p>23,1</text:p>
          </table:table-cell>
          <table:table-cell office:value-type="float" office:value="22.3" calcext:value-type="float">
            <text:p>22,3</text:p>
          </table:table-cell>
          <table:table-cell office:value-type="float" office:value="20" calcext:value-type="float">
            <text:p>20</text:p>
          </table:table-cell>
          <table:table-cell office:value-type="float" office:value="1006.3" calcext:value-type="float">
            <text:p>1006,3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0.9" calcext:value-type="float">
            <text:p>10,9</text:p>
          </table:table-cell>
          <table:table-cell office:value-type="float" office:value="-396.1" calcext:value-type="float">
            <text:p>-396,1</text:p>
          </table:table-cell>
          <table:table-cell office:value-type="float" office:value="1772" calcext:value-type="float">
            <text:p>1772</text:p>
          </table:table-cell>
          <table:table-cell table:number-columns-repeated="16369"/>
        </table:table-row>
        <table:table-row table:style-name="ro1">
          <table:table-cell office:value-type="time" office:time-value="PT14H40M45S" calcext:value-type="time">
            <text:p>14:40:45</text:p>
          </table:table-cell>
          <table:table-cell office:value-type="float" office:value="5" calcext:value-type="float">
            <text:p>5</text:p>
          </table:table-cell>
          <table:table-cell office:value-type="float" office:value="47.232342" calcext:value-type="float">
            <text:p>47,232342</text:p>
          </table:table-cell>
          <table:table-cell office:value-type="float" office:value="0.446948" calcext:value-type="float">
            <text:p>0,446948</text:p>
          </table:table-cell>
          <table:table-cell office:value-type="float" office:value="120" calcext:value-type="float">
            <text:p>120</text:p>
          </table:table-cell>
          <table:table-cell office:value-type="float" office:value="23.1" calcext:value-type="float">
            <text:p>23,1</text:p>
          </table:table-cell>
          <table:table-cell office:value-type="float" office:value="22.4" calcext:value-type="float">
            <text:p>22,4</text:p>
          </table:table-cell>
          <table:table-cell office:value-type="float" office:value="20" calcext:value-type="float">
            <text:p>20</text:p>
          </table:table-cell>
          <table:table-cell office:value-type="float" office:value="1006.3" calcext:value-type="float">
            <text:p>1006,3</text:p>
          </table:table-cell>
          <table:table-cell office:value-type="float" office:value="36.9" calcext:value-type="float">
            <text:p>36,9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0.9" calcext:value-type="float">
            <text:p>10,9</text:p>
          </table:table-cell>
          <table:table-cell office:value-type="float" office:value="-368.3" calcext:value-type="float">
            <text:p>-368,3</text:p>
          </table:table-cell>
          <table:table-cell office:value-type="float" office:value="1770.9" calcext:value-type="float">
            <text:p>1770,9</text:p>
          </table:table-cell>
          <table:table-cell table:number-columns-repeated="16369"/>
        </table:table-row>
        <table:table-row table:style-name="ro1">
          <table:table-cell office:value-type="time" office:time-value="PT14H40M55S" calcext:value-type="time">
            <text:p>14:40:55</text:p>
          </table:table-cell>
          <table:table-cell office:value-type="float" office:value="4" calcext:value-type="float">
            <text:p>4</text:p>
          </table:table-cell>
          <table:table-cell office:value-type="float" office:value="47.232388" calcext:value-type="float">
            <text:p>47,232388</text:p>
          </table:table-cell>
          <table:table-cell office:value-type="float" office:value="0.44702" calcext:value-type="float">
            <text:p>0,44702</text:p>
          </table:table-cell>
          <table:table-cell office:value-type="float" office:value="121.7" calcext:value-type="float">
            <text:p>121,7</text:p>
          </table:table-cell>
          <table:table-cell office:value-type="float" office:value="23.1" calcext:value-type="float">
            <text:p>23,1</text:p>
          </table:table-cell>
          <table:table-cell office:value-type="float" office:value="22.4" calcext:value-type="float">
            <text:p>22,4</text:p>
          </table:table-cell>
          <table:table-cell office:value-type="float" office:value="20" calcext:value-type="float">
            <text:p>20</text:p>
          </table:table-cell>
          <table:table-cell office:value-type="float" office:value="1006.4" calcext:value-type="float">
            <text:p>1006,4</text:p>
          </table:table-cell>
          <table:table-cell office:value-type="float" office:value="36.8" calcext:value-type="float">
            <text:p>36,8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0.9" calcext:value-type="float">
            <text:p>10,9</text:p>
          </table:table-cell>
          <table:table-cell office:value-type="float" office:value="-375.4" calcext:value-type="float">
            <text:p>-375,4</text:p>
          </table:table-cell>
          <table:table-cell office:value-type="float" office:value="1769.8" calcext:value-type="float">
            <text:p>1769,8</text:p>
          </table:table-cell>
          <table:table-cell table:number-columns-repeated="16369"/>
        </table:table-row>
        <table:table-row table:style-name="ro1">
          <table:table-cell office:value-type="time" office:time-value="PT14H41M25S" calcext:value-type="time">
            <text:p>14:41:25</text:p>
          </table:table-cell>
          <table:table-cell office:value-type="float" office:value="5" calcext:value-type="float">
            <text:p>5</text:p>
          </table:table-cell>
          <table:table-cell office:value-type="float" office:value="47.232426" calcext:value-type="float">
            <text:p>47,232426</text:p>
          </table:table-cell>
          <table:table-cell office:value-type="float" office:value="0.447052" calcext:value-type="float">
            <text:p>0,447052</text:p>
          </table:table-cell>
          <table:table-cell office:value-type="float" office:value="108" calcext:value-type="float">
            <text:p>108</text:p>
          </table:table-cell>
          <table:table-cell office:value-type="float" office:value="23.2" calcext:value-type="float">
            <text:p>23,2</text:p>
          </table:table-cell>
          <table:table-cell office:value-type="float" office:value="22.4" calcext:value-type="float">
            <text:p>22,4</text:p>
          </table:table-cell>
          <table:table-cell office:value-type="float" office:value="20" calcext:value-type="float">
            <text:p>20</text:p>
          </table:table-cell>
          <table:table-cell office:value-type="float" office:value="1006.5" calcext:value-type="float">
            <text:p>1006,5</text:p>
          </table:table-cell>
          <table:table-cell office:value-type="float" office:value="36.7" calcext:value-type="float">
            <text:p>36,7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0.9" calcext:value-type="float">
            <text:p>10,9</text:p>
          </table:table-cell>
          <table:table-cell office:value-type="float" office:value="-392.8" calcext:value-type="float">
            <text:p>-392,8</text:p>
          </table:table-cell>
          <table:table-cell office:value-type="float" office:value="1766.7" calcext:value-type="float">
            <text:p>1766,7</text:p>
          </table:table-cell>
          <table:table-cell table:number-columns-repeated="16369"/>
        </table:table-row>
        <table:table-row table:style-name="ro1">
          <table:table-cell office:value-type="time" office:time-value="PT14H41M35S" calcext:value-type="time">
            <text:p>14:41:35</text:p>
          </table:table-cell>
          <table:table-cell office:value-type="float" office:value="4" calcext:value-type="float">
            <text:p>4</text:p>
          </table:table-cell>
          <table:table-cell office:value-type="float" office:value="47.23238" calcext:value-type="float">
            <text:p>47,23238</text:p>
          </table:table-cell>
          <table:table-cell office:value-type="float" office:value="0.446865" calcext:value-type="float">
            <text:p>0,446865</text:p>
          </table:table-cell>
          <table:table-cell office:value-type="float" office:value="113.4" calcext:value-type="float">
            <text:p>113,4</text:p>
          </table:table-cell>
          <table:table-cell office:value-type="float" office:value="23.2" calcext:value-type="float">
            <text:p>23,2</text:p>
          </table:table-cell>
          <table:table-cell office:value-type="float" office:value="22.4" calcext:value-type="float">
            <text:p>22,4</text:p>
          </table:table-cell>
          <table:table-cell office:value-type="float" office:value="20" calcext:value-type="float">
            <text:p>20</text:p>
          </table:table-cell>
          <table:table-cell office:value-type="float" office:value="1006.4" calcext:value-type="float">
            <text:p>1006,4</text:p>
          </table:table-cell>
          <table:table-cell office:value-type="float" office:value="36.6" calcext:value-type="float">
            <text:p>36,6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0.9" calcext:value-type="float">
            <text:p>10,9</text:p>
          </table:table-cell>
          <table:table-cell office:value-type="float" office:value="-435.3" calcext:value-type="float">
            <text:p>-435,3</text:p>
          </table:table-cell>
          <table:table-cell office:value-type="float" office:value="1765.3" calcext:value-type="float">
            <text:p>1765,3</text:p>
          </table:table-cell>
          <table:table-cell table:number-columns-repeated="16369"/>
        </table:table-row>
        <table:table-row table:style-name="ro1">
          <table:table-cell office:value-type="time" office:time-value="PT14H42M05S" calcext:value-type="time">
            <text:p>14:42:05</text:p>
          </table:table-cell>
          <table:table-cell office:value-type="float" office:value="5" calcext:value-type="float">
            <text:p>5</text:p>
          </table:table-cell>
          <table:table-cell office:value-type="float" office:value="47.232227" calcext:value-type="float">
            <text:p>47,232227</text:p>
          </table:table-cell>
          <table:table-cell office:value-type="float" office:value="0.447097" calcext:value-type="float">
            <text:p>0,447097</text:p>
          </table:table-cell>
          <table:table-cell office:value-type="float" office:value="106.2" calcext:value-type="float">
            <text:p>106,2</text:p>
          </table:table-cell>
          <table:table-cell office:value-type="float" office:value="23.2" calcext:value-type="float">
            <text:p>23,2</text:p>
          </table:table-cell>
          <table:table-cell office:value-type="float" office:value="22.4" calcext:value-type="float">
            <text:p>22,4</text:p>
          </table:table-cell>
          <table:table-cell office:value-type="float" office:value="20.2" calcext:value-type="float">
            <text:p>20,2</text:p>
          </table:table-cell>
          <table:table-cell office:value-type="float" office:value="1006.4" calcext:value-type="float">
            <text:p>1006,4</text:p>
          </table:table-cell>
          <table:table-cell office:value-type="float" office:value="36.5" calcext:value-type="float">
            <text:p>36,5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1" calcext:value-type="float">
            <text:p>11</text:p>
          </table:table-cell>
          <table:table-cell office:value-type="float" office:value="-244.2" calcext:value-type="float">
            <text:p>-244,2</text:p>
          </table:table-cell>
          <table:table-cell office:value-type="float" office:value="1762.3" calcext:value-type="float">
            <text:p>1762,3</text:p>
          </table:table-cell>
          <table:table-cell table:number-columns-repeated="16369"/>
        </table:table-row>
        <table:table-row table:style-name="ro1">
          <table:table-cell office:value-type="time" office:time-value="PT14H42M15S" calcext:value-type="time">
            <text:p>14:42:15</text:p>
          </table:table-cell>
          <table:table-cell office:value-type="float" office:value="5" calcext:value-type="float">
            <text:p>5</text:p>
          </table:table-cell>
          <table:table-cell office:value-type="float" office:value="47.232162" calcext:value-type="float">
            <text:p>47,232162</text:p>
          </table:table-cell>
          <table:table-cell office:value-type="float" office:value="0.446867" calcext:value-type="float">
            <text:p>0,446867</text:p>
          </table:table-cell>
          <table:table-cell office:value-type="float" office:value="77.4" calcext:value-type="float">
            <text:p>77,4</text:p>
          </table:table-cell>
          <table:table-cell office:value-type="float" office:value="23.4" calcext:value-type="float">
            <text:p>23,4</text:p>
          </table:table-cell>
          <table:table-cell office:value-type="float" office:value="22.5" calcext:value-type="float">
            <text:p>22,5</text:p>
          </table:table-cell>
          <table:table-cell office:value-type="float" office:value="20.2" calcext:value-type="float">
            <text:p>20,2</text:p>
          </table:table-cell>
          <table:table-cell office:value-type="float" office:value="1006.4" calcext:value-type="float">
            <text:p>1006,4</text:p>
          </table:table-cell>
          <table:table-cell office:value-type="float" office:value="36.5" calcext:value-type="float">
            <text:p>36,5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1" calcext:value-type="float">
            <text:p>11</text:p>
          </table:table-cell>
          <table:table-cell office:value-type="float" office:value="-259.1" calcext:value-type="float">
            <text:p>-259,1</text:p>
          </table:table-cell>
          <table:table-cell office:value-type="float" office:value="1761.6" calcext:value-type="float">
            <text:p>1761,6</text:p>
          </table:table-cell>
          <table:table-cell table:number-columns-repeated="16369"/>
        </table:table-row>
        <table:table-row table:style-name="ro1">
          <table:table-cell office:value-type="time" office:time-value="PT14H42M25S" calcext:value-type="time">
            <text:p>14:42:25</text:p>
          </table:table-cell>
          <table:table-cell office:value-type="float" office:value="7" calcext:value-type="float">
            <text:p>7</text:p>
          </table:table-cell>
          <table:table-cell office:value-type="float" office:value="47.232128" calcext:value-type="float">
            <text:p>47,232128</text:p>
          </table:table-cell>
          <table:table-cell office:value-type="float" office:value="0.446965" calcext:value-type="float">
            <text:p>0,446965</text:p>
          </table:table-cell>
          <table:table-cell office:value-type="float" office:value="75.9" calcext:value-type="float">
            <text:p>75,9</text:p>
          </table:table-cell>
          <table:table-cell office:value-type="float" office:value="23.4" calcext:value-type="float">
            <text:p>23,4</text:p>
          </table:table-cell>
          <table:table-cell office:value-type="float" office:value="22.5" calcext:value-type="float">
            <text:p>22,5</text:p>
          </table:table-cell>
          <table:table-cell office:value-type="float" office:value="20" calcext:value-type="float">
            <text:p>20</text:p>
          </table:table-cell>
          <table:table-cell office:value-type="float" office:value="1006.4" calcext:value-type="float">
            <text:p>1006,4</text:p>
          </table:table-cell>
          <table:table-cell office:value-type="float" office:value="36.7" calcext:value-type="float">
            <text:p>36,7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1" calcext:value-type="float">
            <text:p>11</text:p>
          </table:table-cell>
          <table:table-cell office:value-type="float" office:value="-248.1" calcext:value-type="float">
            <text:p>-248,1</text:p>
          </table:table-cell>
          <table:table-cell office:value-type="float" office:value="1760.9" calcext:value-type="float">
            <text:p>1760,9</text:p>
          </table:table-cell>
          <table:table-cell table:number-columns-repeated="16369"/>
        </table:table-row>
        <table:table-row table:style-name="ro1">
          <table:table-cell office:value-type="time" office:time-value="PT14H42M45S" calcext:value-type="time">
            <text:p>14:42:45</text:p>
          </table:table-cell>
          <table:table-cell office:value-type="float" office:value="7" calcext:value-type="float">
            <text:p>7</text:p>
          </table:table-cell>
          <table:table-cell office:value-type="float" office:value="47.23225" calcext:value-type="float">
            <text:p>47,23225</text:p>
          </table:table-cell>
          <table:table-cell office:value-type="float" office:value="0.446997" calcext:value-type="float">
            <text:p>0,446997</text:p>
          </table:table-cell>
          <table:table-cell office:value-type="float" office:value="97" calcext:value-type="float">
            <text:p>97</text:p>
          </table:table-cell>
          <table:table-cell office:value-type="float" office:value="23.2" calcext:value-type="float">
            <text:p>23,2</text:p>
          </table:table-cell>
          <table:table-cell office:value-type="float" office:value="22.5" calcext:value-type="float">
            <text:p>22,5</text:p>
          </table:table-cell>
          <table:table-cell office:value-type="float" office:value="22.2" calcext:value-type="float">
            <text:p>22,2</text:p>
          </table:table-cell>
          <table:table-cell office:value-type="float" office:value="1006.4" calcext:value-type="float">
            <text:p>1006,4</text:p>
          </table:table-cell>
          <table:table-cell office:value-type="float" office:value="51.1" calcext:value-type="float">
            <text:p>51,1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1" calcext:value-type="float">
            <text:p>11</text:p>
          </table:table-cell>
          <table:table-cell office:value-type="float" office:value="-241.8" calcext:value-type="float">
            <text:p>-241,8</text:p>
          </table:table-cell>
          <table:table-cell office:value-type="float" office:value="1759.4" calcext:value-type="float">
            <text:p>1759,4</text:p>
          </table:table-cell>
          <table:table-cell table:number-columns-repeated="16369"/>
        </table:table-row>
        <table:table-row table:style-name="ro1">
          <table:table-cell office:value-type="time" office:time-value="PT14H42M55S" calcext:value-type="time">
            <text:p>14:42:55</text:p>
          </table:table-cell>
          <table:table-cell office:value-type="float" office:value="6" calcext:value-type="float">
            <text:p>6</text:p>
          </table:table-cell>
          <table:table-cell office:value-type="float" office:value="47.232265" calcext:value-type="float">
            <text:p>47,232265</text:p>
          </table:table-cell>
          <table:table-cell office:value-type="float" office:value="0.447092" calcext:value-type="float">
            <text:p>0,447092</text:p>
          </table:table-cell>
          <table:table-cell office:value-type="float" office:value="92.9" calcext:value-type="float">
            <text:p>92,9</text:p>
          </table:table-cell>
          <table:table-cell office:value-type="float" office:value="23.1" calcext:value-type="float">
            <text:p>23,1</text:p>
          </table:table-cell>
          <table:table-cell office:value-type="float" office:value="22.3" calcext:value-type="float">
            <text:p>22,3</text:p>
          </table:table-cell>
          <table:table-cell office:value-type="float" office:value="24.5" calcext:value-type="float">
            <text:p>24,5</text:p>
          </table:table-cell>
          <table:table-cell office:value-type="float" office:value="1006.5" calcext:value-type="float">
            <text:p>1006,5</text:p>
          </table:table-cell>
          <table:table-cell office:value-type="float" office:value="47.8" calcext:value-type="float">
            <text:p>47,8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1" calcext:value-type="float">
            <text:p>11</text:p>
          </table:table-cell>
          <table:table-cell office:value-type="float" office:value="-179.9" calcext:value-type="float">
            <text:p>-179,9</text:p>
          </table:table-cell>
          <table:table-cell office:value-type="float" office:value="1758.7" calcext:value-type="float">
            <text:p>1758,7</text:p>
          </table:table-cell>
          <table:table-cell table:number-columns-repeated="16369"/>
        </table:table-row>
        <table:table-row table:style-name="ro1">
          <table:table-cell office:value-type="time" office:time-value="PT14H43M05S" calcext:value-type="time">
            <text:p>14:43:05</text:p>
          </table:table-cell>
          <table:table-cell office:value-type="float" office:value="8" calcext:value-type="float">
            <text:p>8</text:p>
          </table:table-cell>
          <table:table-cell office:value-type="float" office:value="47.232224" calcext:value-type="float">
            <text:p>47,232224</text:p>
          </table:table-cell>
          <table:table-cell office:value-type="float" office:value="0.44712" calcext:value-type="float">
            <text:p>0,44712</text:p>
          </table:table-cell>
          <table:table-cell office:value-type="float" office:value="97.1" calcext:value-type="float">
            <text:p>97,1</text:p>
          </table:table-cell>
          <table:table-cell office:value-type="float" office:value="23" calcext:value-type="float">
            <text:p>23</text:p>
          </table:table-cell>
          <table:table-cell office:value-type="float" office:value="22.1" calcext:value-type="float">
            <text:p>22,1</text:p>
          </table:table-cell>
          <table:table-cell office:value-type="float" office:value="21.5" calcext:value-type="float">
            <text:p>21,5</text:p>
          </table:table-cell>
          <table:table-cell office:value-type="float" office:value="1006.4" calcext:value-type="float">
            <text:p>1006,4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1" calcext:value-type="float">
            <text:p>11</text:p>
          </table:table-cell>
          <table:table-cell office:value-type="float" office:value="-182.3" calcext:value-type="float">
            <text:p>-182,3</text:p>
          </table:table-cell>
          <table:table-cell office:value-type="float" office:value="1758.2" calcext:value-type="float">
            <text:p>1758,2</text:p>
          </table:table-cell>
          <table:table-cell table:number-columns-repeated="16369"/>
        </table:table-row>
        <table:table-row table:style-name="ro1">
          <table:table-cell office:value-type="time" office:time-value="PT14H43M15S" calcext:value-type="time">
            <text:p>14:43:15</text:p>
          </table:table-cell>
          <table:table-cell office:value-type="float" office:value="9" calcext:value-type="float">
            <text:p>9</text:p>
          </table:table-cell>
          <table:table-cell office:value-type="float" office:value="47.232315" calcext:value-type="float">
            <text:p>47,232315</text:p>
          </table:table-cell>
          <table:table-cell office:value-type="float" office:value="0.447042" calcext:value-type="float">
            <text:p>0,447042</text:p>
          </table:table-cell>
          <table:table-cell office:value-type="float" office:value="101" calcext:value-type="float">
            <text:p>101</text:p>
          </table:table-cell>
          <table:table-cell office:value-type="float" office:value="22.9" calcext:value-type="float">
            <text:p>22,9</text:p>
          </table:table-cell>
          <table:table-cell office:value-type="float" office:value="22" calcext:value-type="float">
            <text:p>22</text:p>
          </table:table-cell>
          <table:table-cell office:value-type="float" office:value="20.5" calcext:value-type="float">
            <text:p>20,5</text:p>
          </table:table-cell>
          <table:table-cell office:value-type="float" office:value="1006.4" calcext:value-type="float">
            <text:p>1006,4</text:p>
          </table:table-cell>
          <table:table-cell office:value-type="float" office:value="50.8" calcext:value-type="float">
            <text:p>50,8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1" calcext:value-type="float">
            <text:p>11</text:p>
          </table:table-cell>
          <table:table-cell office:value-type="float" office:value="-174.8" calcext:value-type="float">
            <text:p>-174,8</text:p>
          </table:table-cell>
          <table:table-cell office:value-type="float" office:value="1757.7" calcext:value-type="float">
            <text:p>1757,7</text:p>
          </table:table-cell>
          <table:table-cell table:number-columns-repeated="16369"/>
        </table:table-row>
        <table:table-row table:style-name="ro1">
          <table:table-cell office:value-type="time" office:time-value="PT14H43M25S" calcext:value-type="time">
            <text:p>14:43:25</text:p>
          </table:table-cell>
          <table:table-cell office:value-type="float" office:value="7" calcext:value-type="float">
            <text:p>7</text:p>
          </table:table-cell>
          <table:table-cell office:value-type="float" office:value="47.232399" calcext:value-type="float">
            <text:p>47,232399</text:p>
          </table:table-cell>
          <table:table-cell office:value-type="float" office:value="0.447007" calcext:value-type="float">
            <text:p>0,447007</text:p>
          </table:table-cell>
          <table:table-cell office:value-type="float" office:value="100.1" calcext:value-type="float">
            <text:p>100,1</text:p>
          </table:table-cell>
          <table:table-cell office:value-type="float" office:value="22.8" calcext:value-type="float">
            <text:p>22,8</text:p>
          </table:table-cell>
          <table:table-cell office:value-type="float" office:value="21.8" calcext:value-type="float">
            <text:p>21,8</text:p>
          </table:table-cell>
          <table:table-cell office:value-type="float" office:value="21.2" calcext:value-type="float">
            <text:p>21,2</text:p>
          </table:table-cell>
          <table:table-cell office:value-type="float" office:value="1006.5" calcext:value-type="float">
            <text:p>1006,5</text:p>
          </table:table-cell>
          <table:table-cell office:value-type="float" office:value="51.7" calcext:value-type="float">
            <text:p>51,7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1" calcext:value-type="float">
            <text:p>11</text:p>
          </table:table-cell>
          <table:table-cell office:value-type="float" office:value="-181.6" calcext:value-type="float">
            <text:p>-181,6</text:p>
          </table:table-cell>
          <table:table-cell office:value-type="float" office:value="1757.2" calcext:value-type="float">
            <text:p>1757,2</text:p>
          </table:table-cell>
          <table:table-cell table:number-columns-repeated="16369"/>
        </table:table-row>
        <table:table-row table:style-name="ro1">
          <table:table-cell office:value-type="time" office:time-value="PT14H43M35S" calcext:value-type="time">
            <text:p>14:43:35</text:p>
          </table:table-cell>
          <table:table-cell office:value-type="float" office:value="9" calcext:value-type="float">
            <text:p>9</text:p>
          </table:table-cell>
          <table:table-cell office:value-type="float" office:value="47.232399" calcext:value-type="float">
            <text:p>47,232399</text:p>
          </table:table-cell>
          <table:table-cell office:value-type="float" office:value="0.447037" calcext:value-type="float">
            <text:p>0,447037</text:p>
          </table:table-cell>
          <table:table-cell office:value-type="float" office:value="104" calcext:value-type="float">
            <text:p>104</text:p>
          </table:table-cell>
          <table:table-cell office:value-type="float" office:value="22.6" calcext:value-type="float">
            <text:p>22,6</text:p>
          </table:table-cell>
          <table:table-cell office:value-type="float" office:value="21.7" calcext:value-type="float">
            <text:p>21,7</text:p>
          </table:table-cell>
          <table:table-cell office:value-type="float" office:value="20.5" calcext:value-type="float">
            <text:p>20,5</text:p>
          </table:table-cell>
          <table:table-cell office:value-type="float" office:value="1006.4" calcext:value-type="float">
            <text:p>1006,4</text:p>
          </table:table-cell>
          <table:table-cell office:value-type="float" office:value="51.1" calcext:value-type="float">
            <text:p>51,1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1" calcext:value-type="float">
            <text:p>11</text:p>
          </table:table-cell>
          <table:table-cell office:value-type="float" office:value="-180.3" calcext:value-type="float">
            <text:p>-180,3</text:p>
          </table:table-cell>
          <table:table-cell office:value-type="float" office:value="1756.7" calcext:value-type="float">
            <text:p>1756,7</text:p>
          </table:table-cell>
          <table:table-cell table:number-columns-repeated="16369"/>
        </table:table-row>
      </table:table>
      <table:table table:name="Vitesse" table:style-name="ta1">
        <table:shapes>
          <draw:frame draw:z-index="0" draw:style-name="gr1" draw:text-style-name="P1" svg:width="28.222cm" svg:height="18.753cm" svg:x="18.172cm" svg:y="181.18cm">
            <draw:object draw:notify-on-update-of-ranges="Vitesse.G3:Vitesse.G423 Vitesse.H3:Vitesse.H4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3"/>
        <table:table-row table:style-name="ro1"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Altitude</text:p>
          </table:table-cell>
          <table:table-cell table:style-name="ce12" office:value-type="string" calcext:value-type="string">
            <text:p>delta h</text:p>
          </table:table-cell>
          <table:table-cell table:style-name="ce12" office:value-type="string" calcext:value-type="string">
            <text:p>delta t</text:p>
          </table:table-cell>
          <table:table-cell/>
          <table:table-cell table:style-name="ce12" office:value-type="string" calcext:value-type="string">
            <text:p>Vitesse</text:p>
          </table:table-cell>
          <table:table-cell table:style-name="ce12" office:value-type="string" calcext:value-type="string">
            <text:p>Altitude</text:p>
          </table:table-cell>
          <table:table-cell table:style-name="ce16" office:value-type="string" calcext:value-type="string">
            <text:p>Vitesse</text:p>
          </table:table-cell>
        </table:table-row>
        <table:table-row table:style-name="ro1">
          <table:table-cell table:style-name="ce1" office:value-type="time" office:time-value="PT11H10M00S" calcext:value-type="time">
            <text:p>11:10:00</text:p>
          </table:table-cell>
          <table:table-cell table:style-name="ce4" office:value-type="float" office:value="52.1212121212121" calcext:value-type="float">
            <text:p>52,1</text:p>
          </table:table-cell>
          <table:table-cell table:number-columns-repeated="4"/>
          <table:table-cell table:style-name="ce4" office:value-type="float" office:value="52.1212121212121" calcext:value-type="float">
            <text:p>52,1</text:p>
          </table:table-cell>
          <table:table-cell/>
        </table:table-row>
        <table:table-row table:style-name="ro1">
          <table:table-cell table:style-name="ce1" office:value-type="time" office:time-value="PT11H11M59S" calcext:value-type="time">
            <text:p>11:11:59</text:p>
          </table:table-cell>
          <table:table-cell table:style-name="ce4" office:value-type="float" office:value="51.2121212121212" calcext:value-type="float">
            <text:p>51,2</text:p>
          </table:table-cell>
          <table:table-cell table:style-name="ce13" table:formula="of:=[.B3]-[.B2]" office:value-type="float" office:value="-0.909090909090907" calcext:value-type="float">
            <text:p>-0,91</text:p>
          </table:table-cell>
          <table:table-cell table:style-name="ce14" table:formula="of:=[.A3]-[.A2]" office:value-type="time" office:time-value="PT00H01M59S" calcext:value-type="time">
            <text:p>00:01:59</text:p>
          </table:table-cell>
          <table:table-cell table:formula="of:=HOUR([.D3]) * 3600 + MINUTE([.D3]) * 60 + SECOND([.D3])" office:value-type="float" office:value="119" calcext:value-type="float">
            <text:p>119</text:p>
          </table:table-cell>
          <table:table-cell table:style-name="ce13" table:formula="of:=[.C3]/[.E3]" office:value-type="float" office:value="-0.00763941940412527" calcext:value-type="float">
            <text:p>-0,01</text:p>
          </table:table-cell>
          <table:table-cell table:style-name="ce4" office:value-type="float" office:value="51.2121212121212" calcext:value-type="float">
            <text:p>51,2</text:p>
          </table:table-cell>
          <table:table-cell office:value-type="float" office:value="-0.00763941940412527" calcext:value-type="float">
            <text:p>-0,01</text:p>
          </table:table-cell>
        </table:table-row>
        <table:table-row table:style-name="ro1">
          <table:table-cell table:style-name="ce1" office:value-type="time" office:time-value="PT11H14M00S" calcext:value-type="time">
            <text:p>11:14:00</text:p>
          </table:table-cell>
          <table:table-cell table:style-name="ce4" office:value-type="float" office:value="483.939393939394" calcext:value-type="float">
            <text:p>483,9</text:p>
          </table:table-cell>
          <table:table-cell table:style-name="ce13" table:formula="of:=[.B4]-[.B3]" office:value-type="float" office:value="432.727272727273" calcext:value-type="float">
            <text:p>432,73</text:p>
          </table:table-cell>
          <table:table-cell table:style-name="ce14" table:formula="of:=[.A4]-[.A3]" office:value-type="time" office:time-value="PT00H02M01S" calcext:value-type="time">
            <text:p>00:02:01</text:p>
          </table:table-cell>
          <table:table-cell table:formula="of:=HOUR([.D4]) * 3600 + MINUTE([.D4]) * 60 + SECOND([.D4])" office:value-type="float" office:value="121" calcext:value-type="float">
            <text:p>121</text:p>
          </table:table-cell>
          <table:table-cell table:style-name="ce13" table:formula="of:=[.C4]/[.E4]" office:value-type="float" office:value="3.57625845229151" calcext:value-type="float">
            <text:p>3,58</text:p>
          </table:table-cell>
          <table:table-cell table:style-name="ce4" office:value-type="float" office:value="483.939393939394" calcext:value-type="float">
            <text:p>483,9</text:p>
          </table:table-cell>
          <table:table-cell office:value-type="float" office:value="3.57625845229151" calcext:value-type="float">
            <text:p>3,58</text:p>
          </table:table-cell>
        </table:table-row>
        <table:table-row table:style-name="ro1">
          <table:table-cell table:style-name="ce1" office:value-type="time" office:time-value="PT11H15M59S" calcext:value-type="time">
            <text:p>11:15:59</text:p>
          </table:table-cell>
          <table:table-cell table:style-name="ce4" office:value-type="float" office:value="991.515151515152" calcext:value-type="float">
            <text:p>991,5</text:p>
          </table:table-cell>
          <table:table-cell table:style-name="ce13" table:formula="of:=[.B5]-[.B4]" office:value-type="float" office:value="507.575757575758" calcext:value-type="float">
            <text:p>507,58</text:p>
          </table:table-cell>
          <table:table-cell table:style-name="ce14" table:formula="of:=[.A5]-[.A4]" office:value-type="time" office:time-value="PT00H01M59S" calcext:value-type="time">
            <text:p>00:01:59</text:p>
          </table:table-cell>
          <table:table-cell table:formula="of:=HOUR([.D5]) * 3600 + MINUTE([.D5]) * 60 + SECOND([.D5])" office:value-type="float" office:value="119" calcext:value-type="float">
            <text:p>119</text:p>
          </table:table-cell>
          <table:table-cell table:style-name="ce13" table:formula="of:=[.C5]/[.E5]" office:value-type="float" office:value="4.26534250063662" calcext:value-type="float">
            <text:p>4,27</text:p>
          </table:table-cell>
          <table:table-cell table:style-name="ce4" office:value-type="float" office:value="991.515151515152" calcext:value-type="float">
            <text:p>991,5</text:p>
          </table:table-cell>
          <table:table-cell office:value-type="float" office:value="4.26534250063662" calcext:value-type="float">
            <text:p>4,27</text:p>
          </table:table-cell>
        </table:table-row>
        <table:table-row table:style-name="ro1">
          <table:table-cell table:style-name="ce1" office:value-type="time" office:time-value="PT11H17M59S" calcext:value-type="time">
            <text:p>11:17:59</text:p>
          </table:table-cell>
          <table:table-cell table:style-name="ce4" office:value-type="float" office:value="1542.42424242424" calcext:value-type="float">
            <text:p>1542,4</text:p>
          </table:table-cell>
          <table:table-cell table:style-name="ce13" table:formula="of:=[.B6]-[.B5]" office:value-type="float" office:value="550.909090909088" calcext:value-type="float">
            <text:p>550,91</text:p>
          </table:table-cell>
          <table:table-cell table:style-name="ce14" table:formula="of:=[.A6]-[.A5]" office:value-type="time" office:time-value="PT00H02M00S" calcext:value-type="time">
            <text:p>00:02:00</text:p>
          </table:table-cell>
          <table:table-cell table:formula="of:=HOUR([.D6]) * 3600 + MINUTE([.D6]) * 60 + SECOND([.D6])" office:value-type="float" office:value="120" calcext:value-type="float">
            <text:p>120</text:p>
          </table:table-cell>
          <table:table-cell table:style-name="ce13" table:formula="of:=[.C6]/[.E6]" office:value-type="float" office:value="4.59090909090907" calcext:value-type="float">
            <text:p>4,59</text:p>
          </table:table-cell>
          <table:table-cell table:style-name="ce4" office:value-type="float" office:value="1542.42424242424" calcext:value-type="float">
            <text:p>1542,4</text:p>
          </table:table-cell>
          <table:table-cell office:value-type="float" office:value="4.59090909090907" calcext:value-type="float">
            <text:p>4,59</text:p>
          </table:table-cell>
        </table:table-row>
        <table:table-row table:style-name="ro1">
          <table:table-cell table:style-name="ce1" office:value-type="time" office:time-value="PT11H19M59S" calcext:value-type="time">
            <text:p>11:19:59</text:p>
          </table:table-cell>
          <table:table-cell table:style-name="ce4" office:value-type="float" office:value="2150.90909090909" calcext:value-type="float">
            <text:p>2150,9</text:p>
          </table:table-cell>
          <table:table-cell table:style-name="ce13" table:formula="of:=[.B7]-[.B6]" office:value-type="float" office:value="608.48484848485" calcext:value-type="float">
            <text:p>608,48</text:p>
          </table:table-cell>
          <table:table-cell table:style-name="ce14" table:formula="of:=[.A7]-[.A6]" office:value-type="time" office:time-value="PT00H02M00S" calcext:value-type="time">
            <text:p>00:02:00</text:p>
          </table:table-cell>
          <table:table-cell table:formula="of:=HOUR([.D7]) * 3600 + MINUTE([.D7]) * 60 + SECOND([.D7])" office:value-type="float" office:value="120" calcext:value-type="float">
            <text:p>120</text:p>
          </table:table-cell>
          <table:table-cell table:style-name="ce13" table:formula="of:=[.C7]/[.E7]" office:value-type="float" office:value="5.07070707070708" calcext:value-type="float">
            <text:p>5,07</text:p>
          </table:table-cell>
          <table:table-cell table:style-name="ce4" office:value-type="float" office:value="2150.90909090909" calcext:value-type="float">
            <text:p>2150,9</text:p>
          </table:table-cell>
          <table:table-cell office:value-type="float" office:value="5.07070707070708" calcext:value-type="float">
            <text:p>5,07</text:p>
          </table:table-cell>
        </table:table-row>
        <table:table-row table:style-name="ro1">
          <table:table-cell table:style-name="ce1" office:value-type="time" office:time-value="PT11H21M59S" calcext:value-type="time">
            <text:p>11:21:59</text:p>
          </table:table-cell>
          <table:table-cell table:style-name="ce4" office:value-type="float" office:value="2749.69696969697" calcext:value-type="float">
            <text:p>2749,7</text:p>
          </table:table-cell>
          <table:table-cell table:style-name="ce13" table:formula="of:=[.B8]-[.B7]" office:value-type="float" office:value="598.78787878788" calcext:value-type="float">
            <text:p>598,79</text:p>
          </table:table-cell>
          <table:table-cell table:style-name="ce14" table:formula="of:=[.A8]-[.A7]" office:value-type="time" office:time-value="PT00H02M00S" calcext:value-type="time">
            <text:p>00:02:00</text:p>
          </table:table-cell>
          <table:table-cell table:formula="of:=HOUR([.D8]) * 3600 + MINUTE([.D8]) * 60 + SECOND([.D8])" office:value-type="float" office:value="120" calcext:value-type="float">
            <text:p>120</text:p>
          </table:table-cell>
          <table:table-cell table:style-name="ce13" table:formula="of:=[.C8]/[.E8]" office:value-type="float" office:value="4.989898989899" calcext:value-type="float">
            <text:p>4,99</text:p>
          </table:table-cell>
          <table:table-cell table:style-name="ce4" office:value-type="float" office:value="2749.69696969697" calcext:value-type="float">
            <text:p>2749,7</text:p>
          </table:table-cell>
          <table:table-cell office:value-type="float" office:value="4.989898989899" calcext:value-type="float">
            <text:p>4,99</text:p>
          </table:table-cell>
        </table:table-row>
        <table:table-row table:style-name="ro1">
          <table:table-cell table:style-name="ce1" office:value-type="time" office:time-value="PT11H24M00S" calcext:value-type="time">
            <text:p>11:24:00</text:p>
          </table:table-cell>
          <table:table-cell table:style-name="ce4" office:value-type="float" office:value="3215.45454545455" calcext:value-type="float">
            <text:p>3215,5</text:p>
          </table:table-cell>
          <table:table-cell table:style-name="ce13" table:formula="of:=[.B9]-[.B8]" office:value-type="float" office:value="465.75757575758" calcext:value-type="float">
            <text:p>465,76</text:p>
          </table:table-cell>
          <table:table-cell table:style-name="ce14" table:formula="of:=[.A9]-[.A8]" office:value-type="time" office:time-value="PT00H02M01S" calcext:value-type="time">
            <text:p>00:02:01</text:p>
          </table:table-cell>
          <table:table-cell table:formula="of:=HOUR([.D9]) * 3600 + MINUTE([.D9]) * 60 + SECOND([.D9])" office:value-type="float" office:value="121" calcext:value-type="float">
            <text:p>121</text:p>
          </table:table-cell>
          <table:table-cell table:style-name="ce13" table:formula="of:=[.C9]/[.E9]" office:value-type="float" office:value="3.84923616328579" calcext:value-type="float">
            <text:p>3,85</text:p>
          </table:table-cell>
          <table:table-cell table:style-name="ce4" office:value-type="float" office:value="3215.45454545455" calcext:value-type="float">
            <text:p>3215,5</text:p>
          </table:table-cell>
          <table:table-cell office:value-type="float" office:value="3.84923616328579" calcext:value-type="float">
            <text:p>3,85</text:p>
          </table:table-cell>
        </table:table-row>
        <table:table-row table:style-name="ro1">
          <table:table-cell table:style-name="ce1" office:value-type="time" office:time-value="PT11H25M59S" calcext:value-type="time">
            <text:p>11:25:59</text:p>
          </table:table-cell>
          <table:table-cell table:style-name="ce4" office:value-type="float" office:value="3710.60606060606" calcext:value-type="float">
            <text:p>3710,6</text:p>
          </table:table-cell>
          <table:table-cell table:style-name="ce13" table:formula="of:=[.B10]-[.B9]" office:value-type="float" office:value="495.15151515151" calcext:value-type="float">
            <text:p>495,15</text:p>
          </table:table-cell>
          <table:table-cell table:style-name="ce14" table:formula="of:=[.A10]-[.A9]" office:value-type="time" office:time-value="PT00H01M59S" calcext:value-type="time">
            <text:p>00:01:59</text:p>
          </table:table-cell>
          <table:table-cell table:formula="of:=HOUR([.D10]) * 3600 + MINUTE([.D10]) * 60 + SECOND([.D10])" office:value-type="float" office:value="119" calcext:value-type="float">
            <text:p>119</text:p>
          </table:table-cell>
          <table:table-cell table:style-name="ce13" table:formula="of:=[.C10]/[.E10]" office:value-type="float" office:value="4.16093710211353" calcext:value-type="float">
            <text:p>4,16</text:p>
          </table:table-cell>
          <table:table-cell table:style-name="ce4" office:value-type="float" office:value="3710.60606060606" calcext:value-type="float">
            <text:p>3710,6</text:p>
          </table:table-cell>
          <table:table-cell office:value-type="float" office:value="4.16093710211353" calcext:value-type="float">
            <text:p>4,16</text:p>
          </table:table-cell>
        </table:table-row>
        <table:table-row table:style-name="ro1">
          <table:table-cell table:style-name="ce1" office:value-type="time" office:time-value="PT11H28M00S" calcext:value-type="time">
            <text:p>11:28:00</text:p>
          </table:table-cell>
          <table:table-cell table:style-name="ce4" office:value-type="float" office:value="4263.0303030303" calcext:value-type="float">
            <text:p>4263,0</text:p>
          </table:table-cell>
          <table:table-cell table:style-name="ce13" table:formula="of:=[.B11]-[.B10]" office:value-type="float" office:value="552.42424242424" calcext:value-type="float">
            <text:p>552,42</text:p>
          </table:table-cell>
          <table:table-cell table:style-name="ce14" table:formula="of:=[.A11]-[.A10]" office:value-type="time" office:time-value="PT00H02M01S" calcext:value-type="time">
            <text:p>00:02:01</text:p>
          </table:table-cell>
          <table:table-cell table:formula="of:=HOUR([.D11]) * 3600 + MINUTE([.D11]) * 60 + SECOND([.D11])" office:value-type="float" office:value="121" calcext:value-type="float">
            <text:p>121</text:p>
          </table:table-cell>
          <table:table-cell table:style-name="ce13" table:formula="of:=[.C11]/[.E11]" office:value-type="float" office:value="4.5654896068119" calcext:value-type="float">
            <text:p>4,57</text:p>
          </table:table-cell>
          <table:table-cell table:style-name="ce4" office:value-type="float" office:value="4263.0303030303" calcext:value-type="float">
            <text:p>4263,0</text:p>
          </table:table-cell>
          <table:table-cell office:value-type="float" office:value="4.5654896068119" calcext:value-type="float">
            <text:p>4,57</text:p>
          </table:table-cell>
        </table:table-row>
        <table:table-row table:style-name="ro1">
          <table:table-cell table:style-name="ce1" office:value-type="time" office:time-value="PT11H30M00S" calcext:value-type="time">
            <text:p>11:30:00</text:p>
          </table:table-cell>
          <table:table-cell table:style-name="ce4" office:value-type="float" office:value="4957.27272727273" calcext:value-type="float">
            <text:p>4957,3</text:p>
          </table:table-cell>
          <table:table-cell table:style-name="ce13" table:formula="of:=[.B12]-[.B11]" office:value-type="float" office:value="694.24242424243" calcext:value-type="float">
            <text:p>694,24</text:p>
          </table:table-cell>
          <table:table-cell table:style-name="ce14" table:formula="of:=[.A12]-[.A11]" office:value-type="time" office:time-value="PT00H02M00S" calcext:value-type="time">
            <text:p>00:02:00</text:p>
          </table:table-cell>
          <table:table-cell table:formula="of:=HOUR([.D12]) * 3600 + MINUTE([.D12]) * 60 + SECOND([.D12])" office:value-type="float" office:value="120" calcext:value-type="float">
            <text:p>120</text:p>
          </table:table-cell>
          <table:table-cell table:style-name="ce13" table:formula="of:=[.C12]/[.E12]" office:value-type="float" office:value="5.78535353535358" calcext:value-type="float">
            <text:p>5,79</text:p>
          </table:table-cell>
          <table:table-cell table:style-name="ce4" office:value-type="float" office:value="4957.27272727273" calcext:value-type="float">
            <text:p>4957,3</text:p>
          </table:table-cell>
          <table:table-cell office:value-type="float" office:value="5.78535353535358" calcext:value-type="float">
            <text:p>5,79</text:p>
          </table:table-cell>
        </table:table-row>
        <table:table-row table:style-name="ro1">
          <table:table-cell table:style-name="ce1" office:value-type="time" office:time-value="PT11H31M59S" calcext:value-type="time">
            <text:p>11:31:59</text:p>
          </table:table-cell>
          <table:table-cell table:style-name="ce4" office:value-type="float" office:value="5543.33333333333" calcext:value-type="float">
            <text:p>5543,3</text:p>
          </table:table-cell>
          <table:table-cell table:style-name="ce13" table:formula="of:=[.B13]-[.B12]" office:value-type="float" office:value="586.060606060601" calcext:value-type="float">
            <text:p>586,06</text:p>
          </table:table-cell>
          <table:table-cell table:style-name="ce14" table:formula="of:=[.A13]-[.A12]" office:value-type="time" office:time-value="PT00H01M59S" calcext:value-type="time">
            <text:p>00:01:59</text:p>
          </table:table-cell>
          <table:table-cell table:formula="of:=HOUR([.D13]) * 3600 + MINUTE([.D13]) * 60 + SECOND([.D13])" office:value-type="float" office:value="119" calcext:value-type="float">
            <text:p>119</text:p>
          </table:table-cell>
          <table:table-cell table:style-name="ce13" table:formula="of:=[.C13]/[.E13]" office:value-type="float" office:value="4.92487904252606" calcext:value-type="float">
            <text:p>4,92</text:p>
          </table:table-cell>
          <table:table-cell table:style-name="ce4" office:value-type="float" office:value="5543.33333333333" calcext:value-type="float">
            <text:p>5543,3</text:p>
          </table:table-cell>
          <table:table-cell office:value-type="float" office:value="4.92487904252606" calcext:value-type="float">
            <text:p>4,92</text:p>
          </table:table-cell>
        </table:table-row>
        <table:table-row table:style-name="ro1">
          <table:table-cell table:style-name="ce1" office:value-type="time" office:time-value="PT11H32M02S" calcext:value-type="time">
            <text:p>11:32:02</text:p>
          </table:table-cell>
          <table:table-cell table:style-name="ce4" office:value-type="float" office:value="5543.33333333333" calcext:value-type="float">
            <text:p>5543,3</text:p>
          </table:table-cell>
          <table:table-cell table:style-name="ce13" table:formula="of:=[.B14]-[.B13]" office:value-type="float" office:value="0" calcext:value-type="float">
            <text:p>0,00</text:p>
          </table:table-cell>
          <table:table-cell table:style-name="ce14" table:formula="of:=[.A14]-[.A13]" office:value-type="time" office:time-value="PT00H00M03S" calcext:value-type="time">
            <text:p>00:00:03</text:p>
          </table:table-cell>
          <table:table-cell table:formula="of:=HOUR([.D14]) * 3600 + MINUTE([.D14]) * 60 + SECOND([.D14])" office:value-type="float" office:value="3" calcext:value-type="float">
            <text:p>3</text:p>
          </table:table-cell>
          <table:table-cell table:style-name="ce13" office:value-type="float" office:value="4.92" calcext:value-type="float">
            <text:p>4,92</text:p>
          </table:table-cell>
          <table:table-cell table:style-name="ce4" office:value-type="float" office:value="5543.33333333333" calcext:value-type="float">
            <text:p>5543,3</text:p>
          </table:table-cell>
          <table:table-cell office:value-type="float" office:value="4.92" calcext:value-type="float">
            <text:p>4,92</text:p>
          </table:table-cell>
        </table:table-row>
        <table:table-row table:style-name="ro1">
          <table:table-cell table:style-name="ce1" office:value-type="time" office:time-value="PT11H34M00S" calcext:value-type="time">
            <text:p>11:34:00</text:p>
          </table:table-cell>
          <table:table-cell table:style-name="ce4" office:value-type="float" office:value="6124.24242424243" calcext:value-type="float">
            <text:p>6124,2</text:p>
          </table:table-cell>
          <table:table-cell table:style-name="ce13" table:formula="of:=[.B15]-[.B14]" office:value-type="float" office:value="580.9090909091" calcext:value-type="float">
            <text:p>580,91</text:p>
          </table:table-cell>
          <table:table-cell table:style-name="ce14" table:formula="of:=[.A15]-[.A14]" office:value-type="time" office:time-value="PT00H01M58S" calcext:value-type="time">
            <text:p>00:01:58</text:p>
          </table:table-cell>
          <table:table-cell table:formula="of:=HOUR([.D15]) * 3600 + MINUTE([.D15]) * 60 + SECOND([.D15])" office:value-type="float" office:value="118" calcext:value-type="float">
            <text:p>118</text:p>
          </table:table-cell>
          <table:table-cell table:style-name="ce13" table:formula="of:=[.C15]/[.E15]" office:value-type="float" office:value="4.92295839753475" calcext:value-type="float">
            <text:p>4,92</text:p>
          </table:table-cell>
          <table:table-cell table:style-name="ce4" office:value-type="float" office:value="6124.24242424243" calcext:value-type="float">
            <text:p>6124,2</text:p>
          </table:table-cell>
          <table:table-cell office:value-type="float" office:value="4.92295839753475" calcext:value-type="float">
            <text:p>4,92</text:p>
          </table:table-cell>
        </table:table-row>
        <table:table-row table:style-name="ro1">
          <table:table-cell table:style-name="ce1" office:value-type="time" office:time-value="PT11H36M00S" calcext:value-type="time">
            <text:p>11:36:00</text:p>
          </table:table-cell>
          <table:table-cell table:style-name="ce4" office:value-type="float" office:value="6715.45454545455" calcext:value-type="float">
            <text:p>6715,5</text:p>
          </table:table-cell>
          <table:table-cell table:style-name="ce13" table:formula="of:=[.B16]-[.B15]" office:value-type="float" office:value="591.212121212119" calcext:value-type="float">
            <text:p>591,21</text:p>
          </table:table-cell>
          <table:table-cell table:style-name="ce14" table:formula="of:=[.A16]-[.A15]" office:value-type="time" office:time-value="PT00H02M00S" calcext:value-type="time">
            <text:p>00:02:00</text:p>
          </table:table-cell>
          <table:table-cell table:formula="of:=HOUR([.D16]) * 3600 + MINUTE([.D16]) * 60 + SECOND([.D16])" office:value-type="float" office:value="120" calcext:value-type="float">
            <text:p>120</text:p>
          </table:table-cell>
          <table:table-cell table:style-name="ce13" table:formula="of:=[.C16]/[.E16]" office:value-type="float" office:value="4.92676767676766" calcext:value-type="float">
            <text:p>4,93</text:p>
          </table:table-cell>
          <table:table-cell table:style-name="ce4" office:value-type="float" office:value="6715.45454545455" calcext:value-type="float">
            <text:p>6715,5</text:p>
          </table:table-cell>
          <table:table-cell office:value-type="float" office:value="4.92676767676766" calcext:value-type="float">
            <text:p>4,93</text:p>
          </table:table-cell>
        </table:table-row>
        <table:table-row table:style-name="ro1">
          <table:table-cell table:style-name="ce1" office:value-type="time" office:time-value="PT11H40M00S" calcext:value-type="time">
            <text:p>11:40:00</text:p>
          </table:table-cell>
          <table:table-cell table:style-name="ce4" office:value-type="float" office:value="7948.18181818182" calcext:value-type="float">
            <text:p>7948,2</text:p>
          </table:table-cell>
          <table:table-cell table:style-name="ce13" table:formula="of:=[.B17]-[.B16]" office:value-type="float" office:value="1232.72727272727" calcext:value-type="float">
            <text:p>1232,73</text:p>
          </table:table-cell>
          <table:table-cell table:style-name="ce14" table:formula="of:=[.A17]-[.A16]" office:value-type="time" office:time-value="PT00H04M00S" calcext:value-type="time">
            <text:p>00:04:00</text:p>
          </table:table-cell>
          <table:table-cell table:formula="of:=HOUR([.D17]) * 3600 + MINUTE([.D17]) * 60 + SECOND([.D17])" office:value-type="float" office:value="240" calcext:value-type="float">
            <text:p>240</text:p>
          </table:table-cell>
          <table:table-cell table:style-name="ce15" table:formula="of:=[.C17]/[.E17]" office:value-type="float" office:value="5.13636363636363" calcext:value-type="float">
            <text:p>5,14</text:p>
          </table:table-cell>
          <table:table-cell table:style-name="ce4" office:value-type="float" office:value="7948.18181818182" calcext:value-type="float">
            <text:p>7948,2</text:p>
          </table:table-cell>
          <table:table-cell office:value-type="float" office:value="5.13636363636363" calcext:value-type="float">
            <text:p>5,14</text:p>
          </table:table-cell>
        </table:table-row>
        <table:table-row table:style-name="ro1">
          <table:table-cell table:style-name="ce1" office:value-type="time" office:time-value="PT11H40M02S" calcext:value-type="time">
            <text:p>11:40:02</text:p>
          </table:table-cell>
          <table:table-cell table:style-name="ce4" office:value-type="float" office:value="7948.18181818182" calcext:value-type="float">
            <text:p>7948,2</text:p>
          </table:table-cell>
          <table:table-cell table:style-name="ce13" table:formula="of:=[.B18]-[.B17]" office:value-type="float" office:value="0" calcext:value-type="float">
            <text:p>0,00</text:p>
          </table:table-cell>
          <table:table-cell table:style-name="ce14" table:formula="of:=[.A18]-[.A17]" office:value-type="time" office:time-value="PT00H00M02S" calcext:value-type="time">
            <text:p>00:00:02</text:p>
          </table:table-cell>
          <table:table-cell table:formula="of:=HOUR([.D18]) * 3600 + MINUTE([.D18]) * 60 + SECOND([.D18])" office:value-type="float" office:value="2" calcext:value-type="float">
            <text:p>2</text:p>
          </table:table-cell>
          <table:table-cell table:style-name="ce15" office:value-type="float" office:value="5" calcext:value-type="float">
            <text:p>5,00</text:p>
          </table:table-cell>
          <table:table-cell table:style-name="ce4" office:value-type="float" office:value="7948.18181818182" calcext:value-type="float">
            <text:p>7948,2</text:p>
          </table:table-cell>
          <table:table-cell office:value-type="float" office:value="5" calcext:value-type="float">
            <text:p>5,00</text:p>
          </table:table-cell>
        </table:table-row>
        <table:table-row table:style-name="ro1">
          <table:table-cell table:style-name="ce1" office:value-type="time" office:time-value="PT11H57M59S" calcext:value-type="time">
            <text:p>11:57:59</text:p>
          </table:table-cell>
          <table:table-cell table:style-name="ce4" office:value-type="float" office:value="13239.0909090909" calcext:value-type="float">
            <text:p>13239,1</text:p>
          </table:table-cell>
          <table:table-cell table:style-name="ce13" table:formula="of:=[.B19]-[.B18]" office:value-type="float" office:value="5290.90909090908" calcext:value-type="float">
            <text:p>5290,91</text:p>
          </table:table-cell>
          <table:table-cell table:style-name="ce14" table:formula="of:=[.A19]-[.A18]" office:value-type="time" office:time-value="PT00H17M57S" calcext:value-type="time">
            <text:p>00:17:57</text:p>
          </table:table-cell>
          <table:table-cell table:formula="of:=HOUR([.D19]) * 3600 + MINUTE([.D19]) * 60 + SECOND([.D19])" office:value-type="float" office:value="1077" calcext:value-type="float">
            <text:p>1077</text:p>
          </table:table-cell>
          <table:table-cell table:style-name="ce15" table:formula="of:=[.C19]/[.E19]" office:value-type="float" office:value="4.91263611040769" calcext:value-type="float">
            <text:p>4,91</text:p>
          </table:table-cell>
          <table:table-cell table:style-name="ce4" office:value-type="float" office:value="13239.0909090909" calcext:value-type="float">
            <text:p>13239,1</text:p>
          </table:table-cell>
          <table:table-cell office:value-type="float" office:value="4.91263611040769" calcext:value-type="float">
            <text:p>4,91</text:p>
          </table:table-cell>
        </table:table-row>
        <table:table-row table:style-name="ro1">
          <table:table-cell table:style-name="ce1" office:value-type="time" office:time-value="PT12H08M00S" calcext:value-type="time">
            <text:p>12:08:00</text:p>
          </table:table-cell>
          <table:table-cell table:style-name="ce4" office:value-type="float" office:value="16129.0909090909" calcext:value-type="float">
            <text:p>16129,1</text:p>
          </table:table-cell>
          <table:table-cell table:style-name="ce13" table:formula="of:=[.B20]-[.B19]" office:value-type="float" office:value="2890" calcext:value-type="float">
            <text:p>2890,00</text:p>
          </table:table-cell>
          <table:table-cell table:style-name="ce14" table:formula="of:=[.A20]-[.A19]" office:value-type="time" office:time-value="PT00H10M01S" calcext:value-type="time">
            <text:p>00:10:01</text:p>
          </table:table-cell>
          <table:table-cell table:formula="of:=HOUR([.D20]) * 3600 + MINUTE([.D20]) * 60 + SECOND([.D20])" office:value-type="float" office:value="601" calcext:value-type="float">
            <text:p>601</text:p>
          </table:table-cell>
          <table:table-cell table:style-name="ce15" table:formula="of:=[.C20]/[.E20]" office:value-type="float" office:value="4.80865224625624" calcext:value-type="float">
            <text:p>4,81</text:p>
          </table:table-cell>
          <table:table-cell table:style-name="ce4" office:value-type="float" office:value="16129.0909090909" calcext:value-type="float">
            <text:p>16129,1</text:p>
          </table:table-cell>
          <table:table-cell office:value-type="float" office:value="4.80865224625624" calcext:value-type="float">
            <text:p>4,81</text:p>
          </table:table-cell>
        </table:table-row>
        <table:table-row table:style-name="ro1">
          <table:table-cell table:style-name="ce1" office:value-type="time" office:time-value="PT12H10M00S" calcext:value-type="time">
            <text:p>12:10:00</text:p>
          </table:table-cell>
          <table:table-cell table:style-name="ce4" office:value-type="float" office:value="16703.9393939394" calcext:value-type="float">
            <text:p>16703,9</text:p>
          </table:table-cell>
          <table:table-cell table:style-name="ce13" table:formula="of:=[.B21]-[.B20]" office:value-type="float" office:value="574.848484848499" calcext:value-type="float">
            <text:p>574,85</text:p>
          </table:table-cell>
          <table:table-cell table:style-name="ce14" table:formula="of:=[.A21]-[.A20]" office:value-type="time" office:time-value="PT00H02M00S" calcext:value-type="time">
            <text:p>00:02:00</text:p>
          </table:table-cell>
          <table:table-cell table:formula="of:=HOUR([.D21]) * 3600 + MINUTE([.D21]) * 60 + SECOND([.D21])" office:value-type="float" office:value="120" calcext:value-type="float">
            <text:p>120</text:p>
          </table:table-cell>
          <table:table-cell table:style-name="ce15" table:formula="of:=[.C21]/[.E21]" office:value-type="float" office:value="4.79040404040416" calcext:value-type="float">
            <text:p>4,79</text:p>
          </table:table-cell>
          <table:table-cell table:style-name="ce4" office:value-type="float" office:value="16703.9393939394" calcext:value-type="float">
            <text:p>16703,9</text:p>
          </table:table-cell>
          <table:table-cell office:value-type="float" office:value="4.79040404040416" calcext:value-type="float">
            <text:p>4,79</text:p>
          </table:table-cell>
        </table:table-row>
        <table:table-row table:style-name="ro1">
          <table:table-cell table:style-name="ce1" office:value-type="time" office:time-value="PT12H12M35S" calcext:value-type="time">
            <text:p>12:12:35</text:p>
          </table:table-cell>
          <table:table-cell office:value-type="float" office:value="17569.2" calcext:value-type="float">
            <text:p>17569,2</text:p>
          </table:table-cell>
          <table:table-cell table:style-name="ce13" table:formula="of:=[.B22]-[.B21]" office:value-type="float" office:value="865.260606060601" calcext:value-type="float">
            <text:p>865,26</text:p>
          </table:table-cell>
          <table:table-cell table:style-name="ce14" table:formula="of:=[.A22]-[.A21]" office:value-type="time" office:time-value="PT00H02M35S" calcext:value-type="time">
            <text:p>00:02:35</text:p>
          </table:table-cell>
          <table:table-cell table:formula="of:=HOUR([.D22]) * 3600 + MINUTE([.D22]) * 60 + SECOND([.D22])" office:value-type="float" office:value="155" calcext:value-type="float">
            <text:p>155</text:p>
          </table:table-cell>
          <table:table-cell table:style-name="ce15" table:formula="of:=[.C22]/[.E22]" office:value-type="float" office:value="5.58232649071356" calcext:value-type="float">
            <text:p>5,58</text:p>
          </table:table-cell>
          <table:table-cell office:value-type="float" office:value="17569.2" calcext:value-type="float">
            <text:p>17569,2</text:p>
          </table:table-cell>
          <table:table-cell office:value-type="float" office:value="5.58232649071356" calcext:value-type="float">
            <text:p>5,58</text:p>
          </table:table-cell>
        </table:table-row>
        <table:table-row table:style-name="ro1">
          <table:table-cell table:style-name="ce1" office:value-type="time" office:time-value="PT12H12M45S" calcext:value-type="time">
            <text:p>12:12:45</text:p>
          </table:table-cell>
          <table:table-cell office:value-type="float" office:value="17623.1" calcext:value-type="float">
            <text:p>17623,1</text:p>
          </table:table-cell>
          <table:table-cell table:style-name="ce13" table:formula="of:=[.B23]-[.B22]" office:value-type="float" office:value="53.8999999999978" calcext:value-type="float">
            <text:p>53,90</text:p>
          </table:table-cell>
          <table:table-cell table:style-name="ce14" table:formula="of:=[.A23]-[.A22]" office:value-type="time" office:time-value="PT00H00M10S" calcext:value-type="time">
            <text:p>00:00:10</text:p>
          </table:table-cell>
          <table:table-cell table:formula="of:=HOUR([.D23]) * 3600 + MINUTE([.D23]) * 60 + SECOND([.D23])" office:value-type="float" office:value="10" calcext:value-type="float">
            <text:p>10</text:p>
          </table:table-cell>
          <table:table-cell table:style-name="ce15" table:formula="of:=[.C23]/[.E23]" office:value-type="float" office:value="5.38999999999978" calcext:value-type="float">
            <text:p>5,39</text:p>
          </table:table-cell>
          <table:table-cell office:value-type="float" office:value="17623.1" calcext:value-type="float">
            <text:p>17623,1</text:p>
          </table:table-cell>
          <table:table-cell office:value-type="float" office:value="5.38999999999978" calcext:value-type="float">
            <text:p>5,39</text:p>
          </table:table-cell>
        </table:table-row>
        <table:table-row table:style-name="ro1">
          <table:table-cell table:style-name="ce1" office:value-type="time" office:time-value="PT12H12M55S" calcext:value-type="time">
            <text:p>12:12:55</text:p>
          </table:table-cell>
          <table:table-cell office:value-type="float" office:value="17671.5" calcext:value-type="float">
            <text:p>17671,5</text:p>
          </table:table-cell>
          <table:table-cell table:style-name="ce13" table:formula="of:=[.B24]-[.B23]" office:value-type="float" office:value="48.4000000000015" calcext:value-type="float">
            <text:p>48,40</text:p>
          </table:table-cell>
          <table:table-cell table:style-name="ce14" table:formula="of:=[.A24]-[.A23]" office:value-type="time" office:time-value="PT00H00M10S" calcext:value-type="time">
            <text:p>00:00:10</text:p>
          </table:table-cell>
          <table:table-cell table:formula="of:=HOUR([.D24]) * 3600 + MINUTE([.D24]) * 60 + SECOND([.D24])" office:value-type="float" office:value="10" calcext:value-type="float">
            <text:p>10</text:p>
          </table:table-cell>
          <table:table-cell table:style-name="ce15" table:formula="of:=[.C24]/[.E24]" office:value-type="float" office:value="4.84000000000015" calcext:value-type="float">
            <text:p>4,84</text:p>
          </table:table-cell>
          <table:table-cell office:value-type="float" office:value="17671.5" calcext:value-type="float">
            <text:p>17671,5</text:p>
          </table:table-cell>
          <table:table-cell office:value-type="float" office:value="4.84000000000015" calcext:value-type="float">
            <text:p>4,84</text:p>
          </table:table-cell>
        </table:table-row>
        <table:table-row table:style-name="ro1">
          <table:table-cell table:style-name="ce1" office:value-type="time" office:time-value="PT12H13M05S" calcext:value-type="time">
            <text:p>12:13:05</text:p>
          </table:table-cell>
          <table:table-cell office:value-type="float" office:value="17722.9" calcext:value-type="float">
            <text:p>17722,9</text:p>
          </table:table-cell>
          <table:table-cell table:style-name="ce13" table:formula="of:=[.B25]-[.B24]" office:value-type="float" office:value="51.4000000000015" calcext:value-type="float">
            <text:p>51,40</text:p>
          </table:table-cell>
          <table:table-cell table:style-name="ce14" table:formula="of:=[.A25]-[.A24]" office:value-type="time" office:time-value="PT00H00M10S" calcext:value-type="time">
            <text:p>00:00:10</text:p>
          </table:table-cell>
          <table:table-cell table:formula="of:=HOUR([.D25]) * 3600 + MINUTE([.D25]) * 60 + SECOND([.D25])" office:value-type="float" office:value="10" calcext:value-type="float">
            <text:p>10</text:p>
          </table:table-cell>
          <table:table-cell table:style-name="ce15" table:formula="of:=[.C25]/[.E25]" office:value-type="float" office:value="5.14000000000015" calcext:value-type="float">
            <text:p>5,14</text:p>
          </table:table-cell>
          <table:table-cell office:value-type="float" office:value="17722.9" calcext:value-type="float">
            <text:p>17722,9</text:p>
          </table:table-cell>
          <table:table-cell office:value-type="float" office:value="5.14000000000015" calcext:value-type="float">
            <text:p>5,14</text:p>
          </table:table-cell>
        </table:table-row>
        <table:table-row table:style-name="ro1">
          <table:table-cell table:style-name="ce1" office:value-type="time" office:time-value="PT12H13M15S" calcext:value-type="time">
            <text:p>12:13:15</text:p>
          </table:table-cell>
          <table:table-cell office:value-type="float" office:value="17775.3" calcext:value-type="float">
            <text:p>17775,3</text:p>
          </table:table-cell>
          <table:table-cell table:style-name="ce13" table:formula="of:=[.B26]-[.B25]" office:value-type="float" office:value="52.3999999999978" calcext:value-type="float">
            <text:p>52,40</text:p>
          </table:table-cell>
          <table:table-cell table:style-name="ce14" table:formula="of:=[.A26]-[.A25]" office:value-type="time" office:time-value="PT00H00M10S" calcext:value-type="time">
            <text:p>00:00:10</text:p>
          </table:table-cell>
          <table:table-cell table:formula="of:=HOUR([.D26]) * 3600 + MINUTE([.D26]) * 60 + SECOND([.D26])" office:value-type="float" office:value="10" calcext:value-type="float">
            <text:p>10</text:p>
          </table:table-cell>
          <table:table-cell table:style-name="ce15" table:formula="of:=[.C26]/[.E26]" office:value-type="float" office:value="5.23999999999978" calcext:value-type="float">
            <text:p>5,24</text:p>
          </table:table-cell>
          <table:table-cell office:value-type="float" office:value="17775.3" calcext:value-type="float">
            <text:p>17775,3</text:p>
          </table:table-cell>
          <table:table-cell office:value-type="float" office:value="5.23999999999978" calcext:value-type="float">
            <text:p>5,24</text:p>
          </table:table-cell>
        </table:table-row>
        <table:table-row table:style-name="ro1">
          <table:table-cell table:style-name="ce1" office:value-type="time" office:time-value="PT12H13M25S" calcext:value-type="time">
            <text:p>12:13:25</text:p>
          </table:table-cell>
          <table:table-cell office:value-type="float" office:value="17824.5" calcext:value-type="float">
            <text:p>17824,5</text:p>
          </table:table-cell>
          <table:table-cell table:style-name="ce13" table:formula="of:=[.B27]-[.B26]" office:value-type="float" office:value="49.2000000000007" calcext:value-type="float">
            <text:p>49,20</text:p>
          </table:table-cell>
          <table:table-cell table:style-name="ce14" table:formula="of:=[.A27]-[.A26]" office:value-type="time" office:time-value="PT00H00M10S" calcext:value-type="time">
            <text:p>00:00:10</text:p>
          </table:table-cell>
          <table:table-cell table:formula="of:=HOUR([.D27]) * 3600 + MINUTE([.D27]) * 60 + SECOND([.D27])" office:value-type="float" office:value="10" calcext:value-type="float">
            <text:p>10</text:p>
          </table:table-cell>
          <table:table-cell table:style-name="ce15" table:formula="of:=[.C27]/[.E27]" office:value-type="float" office:value="4.92000000000007" calcext:value-type="float">
            <text:p>4,92</text:p>
          </table:table-cell>
          <table:table-cell office:value-type="float" office:value="17824.5" calcext:value-type="float">
            <text:p>17824,5</text:p>
          </table:table-cell>
          <table:table-cell office:value-type="float" office:value="4.92000000000007" calcext:value-type="float">
            <text:p>4,92</text:p>
          </table:table-cell>
        </table:table-row>
        <table:table-row table:style-name="ro1">
          <table:table-cell table:style-name="ce1" office:value-type="time" office:time-value="PT12H13M35S" calcext:value-type="time">
            <text:p>12:13:35</text:p>
          </table:table-cell>
          <table:table-cell office:value-type="float" office:value="17872.3" calcext:value-type="float">
            <text:p>17872,3</text:p>
          </table:table-cell>
          <table:table-cell table:style-name="ce13" table:formula="of:=[.B28]-[.B27]" office:value-type="float" office:value="47.7999999999993" calcext:value-type="float">
            <text:p>47,80</text:p>
          </table:table-cell>
          <table:table-cell table:style-name="ce14" table:formula="of:=[.A28]-[.A27]" office:value-type="time" office:time-value="PT00H00M10S" calcext:value-type="time">
            <text:p>00:00:10</text:p>
          </table:table-cell>
          <table:table-cell table:formula="of:=HOUR([.D28]) * 3600 + MINUTE([.D28]) * 60 + SECOND([.D28])" office:value-type="float" office:value="10" calcext:value-type="float">
            <text:p>10</text:p>
          </table:table-cell>
          <table:table-cell table:style-name="ce15" table:formula="of:=[.C28]/[.E28]" office:value-type="float" office:value="4.77999999999993" calcext:value-type="float">
            <text:p>4,78</text:p>
          </table:table-cell>
          <table:table-cell office:value-type="float" office:value="17872.3" calcext:value-type="float">
            <text:p>17872,3</text:p>
          </table:table-cell>
          <table:table-cell office:value-type="float" office:value="4.77999999999993" calcext:value-type="float">
            <text:p>4,78</text:p>
          </table:table-cell>
        </table:table-row>
        <table:table-row table:style-name="ro1">
          <table:table-cell table:style-name="ce1" office:value-type="time" office:time-value="PT12H13M45S" calcext:value-type="time">
            <text:p>12:13:45</text:p>
          </table:table-cell>
          <table:table-cell office:value-type="float" office:value="17925.8" calcext:value-type="float">
            <text:p>17925,8</text:p>
          </table:table-cell>
          <table:table-cell table:style-name="ce13" table:formula="of:=[.B29]-[.B28]" office:value-type="float" office:value="53.5" calcext:value-type="float">
            <text:p>53,50</text:p>
          </table:table-cell>
          <table:table-cell table:style-name="ce14" table:formula="of:=[.A29]-[.A28]" office:value-type="time" office:time-value="PT00H00M10S" calcext:value-type="time">
            <text:p>00:00:10</text:p>
          </table:table-cell>
          <table:table-cell table:formula="of:=HOUR([.D29]) * 3600 + MINUTE([.D29]) * 60 + SECOND([.D29])" office:value-type="float" office:value="10" calcext:value-type="float">
            <text:p>10</text:p>
          </table:table-cell>
          <table:table-cell table:style-name="ce15" table:formula="of:=[.C29]/[.E29]" office:value-type="float" office:value="5.35" calcext:value-type="float">
            <text:p>5,35</text:p>
          </table:table-cell>
          <table:table-cell office:value-type="float" office:value="17925.8" calcext:value-type="float">
            <text:p>17925,8</text:p>
          </table:table-cell>
          <table:table-cell office:value-type="float" office:value="5.35" calcext:value-type="float">
            <text:p>5,35</text:p>
          </table:table-cell>
        </table:table-row>
        <table:table-row table:style-name="ro1">
          <table:table-cell table:style-name="ce1" office:value-type="time" office:time-value="PT12H13M55S" calcext:value-type="time">
            <text:p>12:13:55</text:p>
          </table:table-cell>
          <table:table-cell office:value-type="float" office:value="17979.5" calcext:value-type="float">
            <text:p>17979,5</text:p>
          </table:table-cell>
          <table:table-cell table:style-name="ce13" table:formula="of:=[.B30]-[.B29]" office:value-type="float" office:value="53.7000000000007" calcext:value-type="float">
            <text:p>53,70</text:p>
          </table:table-cell>
          <table:table-cell table:style-name="ce14" table:formula="of:=[.A30]-[.A29]" office:value-type="time" office:time-value="PT00H00M10S" calcext:value-type="time">
            <text:p>00:00:10</text:p>
          </table:table-cell>
          <table:table-cell table:formula="of:=HOUR([.D30]) * 3600 + MINUTE([.D30]) * 60 + SECOND([.D30])" office:value-type="float" office:value="10" calcext:value-type="float">
            <text:p>10</text:p>
          </table:table-cell>
          <table:table-cell table:style-name="ce15" table:formula="of:=[.C30]/[.E30]" office:value-type="float" office:value="5.37000000000007" calcext:value-type="float">
            <text:p>5,37</text:p>
          </table:table-cell>
          <table:table-cell office:value-type="float" office:value="17979.5" calcext:value-type="float">
            <text:p>17979,5</text:p>
          </table:table-cell>
          <table:table-cell office:value-type="float" office:value="5.37000000000007" calcext:value-type="float">
            <text:p>5,37</text:p>
          </table:table-cell>
        </table:table-row>
        <table:table-row table:style-name="ro1">
          <table:table-cell table:style-name="ce1" office:value-type="time" office:time-value="PT12H14M05S" calcext:value-type="time">
            <text:p>12:14:05</text:p>
          </table:table-cell>
          <table:table-cell office:value-type="float" office:value="18028.7" calcext:value-type="float">
            <text:p>18028,7</text:p>
          </table:table-cell>
          <table:table-cell table:style-name="ce13" table:formula="of:=[.B31]-[.B30]" office:value-type="float" office:value="49.2000000000007" calcext:value-type="float">
            <text:p>49,20</text:p>
          </table:table-cell>
          <table:table-cell table:style-name="ce14" table:formula="of:=[.A31]-[.A30]" office:value-type="time" office:time-value="PT00H00M10S" calcext:value-type="time">
            <text:p>00:00:10</text:p>
          </table:table-cell>
          <table:table-cell table:formula="of:=HOUR([.D31]) * 3600 + MINUTE([.D31]) * 60 + SECOND([.D31])" office:value-type="float" office:value="10" calcext:value-type="float">
            <text:p>10</text:p>
          </table:table-cell>
          <table:table-cell table:style-name="ce15" table:formula="of:=[.C31]/[.E31]" office:value-type="float" office:value="4.92000000000007" calcext:value-type="float">
            <text:p>4,92</text:p>
          </table:table-cell>
          <table:table-cell office:value-type="float" office:value="18028.7" calcext:value-type="float">
            <text:p>18028,7</text:p>
          </table:table-cell>
          <table:table-cell office:value-type="float" office:value="4.92000000000007" calcext:value-type="float">
            <text:p>4,92</text:p>
          </table:table-cell>
        </table:table-row>
        <table:table-row table:style-name="ro1">
          <table:table-cell table:style-name="ce1" office:value-type="time" office:time-value="PT12H14M15S" calcext:value-type="time">
            <text:p>12:14:15</text:p>
          </table:table-cell>
          <table:table-cell office:value-type="float" office:value="18075" calcext:value-type="float">
            <text:p>18075</text:p>
          </table:table-cell>
          <table:table-cell table:style-name="ce13" table:formula="of:=[.B32]-[.B31]" office:value-type="float" office:value="46.2999999999993" calcext:value-type="float">
            <text:p>46,30</text:p>
          </table:table-cell>
          <table:table-cell table:style-name="ce14" table:formula="of:=[.A32]-[.A31]" office:value-type="time" office:time-value="PT00H00M10S" calcext:value-type="time">
            <text:p>00:00:10</text:p>
          </table:table-cell>
          <table:table-cell table:formula="of:=HOUR([.D32]) * 3600 + MINUTE([.D32]) * 60 + SECOND([.D32])" office:value-type="float" office:value="10" calcext:value-type="float">
            <text:p>10</text:p>
          </table:table-cell>
          <table:table-cell table:style-name="ce15" table:formula="of:=[.C32]/[.E32]" office:value-type="float" office:value="4.62999999999993" calcext:value-type="float">
            <text:p>4,63</text:p>
          </table:table-cell>
          <table:table-cell office:value-type="float" office:value="18075" calcext:value-type="float">
            <text:p>18075</text:p>
          </table:table-cell>
          <table:table-cell office:value-type="float" office:value="4.62999999999993" calcext:value-type="float">
            <text:p>4,63</text:p>
          </table:table-cell>
        </table:table-row>
        <table:table-row table:style-name="ro1">
          <table:table-cell table:style-name="ce1" office:value-type="time" office:time-value="PT12H14M25S" calcext:value-type="time">
            <text:p>12:14:25</text:p>
          </table:table-cell>
          <table:table-cell office:value-type="float" office:value="18123.9" calcext:value-type="float">
            <text:p>18123,9</text:p>
          </table:table-cell>
          <table:table-cell table:style-name="ce13" table:formula="of:=[.B33]-[.B32]" office:value-type="float" office:value="48.9000000000015" calcext:value-type="float">
            <text:p>48,90</text:p>
          </table:table-cell>
          <table:table-cell table:style-name="ce14" table:formula="of:=[.A33]-[.A32]" office:value-type="time" office:time-value="PT00H00M10S" calcext:value-type="time">
            <text:p>00:00:10</text:p>
          </table:table-cell>
          <table:table-cell table:formula="of:=HOUR([.D33]) * 3600 + MINUTE([.D33]) * 60 + SECOND([.D33])" office:value-type="float" office:value="10" calcext:value-type="float">
            <text:p>10</text:p>
          </table:table-cell>
          <table:table-cell table:style-name="ce15" table:formula="of:=[.C33]/[.E33]" office:value-type="float" office:value="4.89000000000015" calcext:value-type="float">
            <text:p>4,89</text:p>
          </table:table-cell>
          <table:table-cell office:value-type="float" office:value="18123.9" calcext:value-type="float">
            <text:p>18123,9</text:p>
          </table:table-cell>
          <table:table-cell office:value-type="float" office:value="4.89000000000015" calcext:value-type="float">
            <text:p>4,89</text:p>
          </table:table-cell>
        </table:table-row>
        <table:table-row table:style-name="ro1">
          <table:table-cell table:style-name="ce1" office:value-type="time" office:time-value="PT12H14M35S" calcext:value-type="time">
            <text:p>12:14:35</text:p>
          </table:table-cell>
          <table:table-cell office:value-type="float" office:value="18174.6" calcext:value-type="float">
            <text:p>18174,6</text:p>
          </table:table-cell>
          <table:table-cell table:style-name="ce13" table:formula="of:=[.B34]-[.B33]" office:value-type="float" office:value="50.6999999999971" calcext:value-type="float">
            <text:p>50,70</text:p>
          </table:table-cell>
          <table:table-cell table:style-name="ce14" table:formula="of:=[.A34]-[.A33]" office:value-type="time" office:time-value="PT00H00M10S" calcext:value-type="time">
            <text:p>00:00:10</text:p>
          </table:table-cell>
          <table:table-cell table:formula="of:=HOUR([.D34]) * 3600 + MINUTE([.D34]) * 60 + SECOND([.D34])" office:value-type="float" office:value="10" calcext:value-type="float">
            <text:p>10</text:p>
          </table:table-cell>
          <table:table-cell table:style-name="ce15" table:formula="of:=[.C34]/[.E34]" office:value-type="float" office:value="5.06999999999971" calcext:value-type="float">
            <text:p>5,07</text:p>
          </table:table-cell>
          <table:table-cell office:value-type="float" office:value="18174.6" calcext:value-type="float">
            <text:p>18174,6</text:p>
          </table:table-cell>
          <table:table-cell office:value-type="float" office:value="5.06999999999971" calcext:value-type="float">
            <text:p>5,07</text:p>
          </table:table-cell>
        </table:table-row>
        <table:table-row table:style-name="ro1">
          <table:table-cell table:style-name="ce1" office:value-type="time" office:time-value="PT12H14M45S" calcext:value-type="time">
            <text:p>12:14:45</text:p>
          </table:table-cell>
          <table:table-cell office:value-type="float" office:value="18225.5" calcext:value-type="float">
            <text:p>18225,5</text:p>
          </table:table-cell>
          <table:table-cell table:style-name="ce13" table:formula="of:=[.B35]-[.B34]" office:value-type="float" office:value="50.9000000000015" calcext:value-type="float">
            <text:p>50,90</text:p>
          </table:table-cell>
          <table:table-cell table:style-name="ce14" table:formula="of:=[.A35]-[.A34]" office:value-type="time" office:time-value="PT00H00M10S" calcext:value-type="time">
            <text:p>00:00:10</text:p>
          </table:table-cell>
          <table:table-cell table:formula="of:=HOUR([.D35]) * 3600 + MINUTE([.D35]) * 60 + SECOND([.D35])" office:value-type="float" office:value="10" calcext:value-type="float">
            <text:p>10</text:p>
          </table:table-cell>
          <table:table-cell table:style-name="ce15" table:formula="of:=[.C35]/[.E35]" office:value-type="float" office:value="5.09000000000015" calcext:value-type="float">
            <text:p>5,09</text:p>
          </table:table-cell>
          <table:table-cell office:value-type="float" office:value="18225.5" calcext:value-type="float">
            <text:p>18225,5</text:p>
          </table:table-cell>
          <table:table-cell office:value-type="float" office:value="5.09000000000015" calcext:value-type="float">
            <text:p>5,09</text:p>
          </table:table-cell>
        </table:table-row>
        <table:table-row table:style-name="ro1">
          <table:table-cell table:style-name="ce1" office:value-type="time" office:time-value="PT12H14M55S" calcext:value-type="time">
            <text:p>12:14:55</text:p>
          </table:table-cell>
          <table:table-cell office:value-type="float" office:value="18273.5" calcext:value-type="float">
            <text:p>18273,5</text:p>
          </table:table-cell>
          <table:table-cell table:style-name="ce13" table:formula="of:=[.B36]-[.B35]" office:value-type="float" office:value="48" calcext:value-type="float">
            <text:p>48,00</text:p>
          </table:table-cell>
          <table:table-cell table:style-name="ce14" table:formula="of:=[.A36]-[.A35]" office:value-type="time" office:time-value="PT00H00M10S" calcext:value-type="time">
            <text:p>00:00:10</text:p>
          </table:table-cell>
          <table:table-cell table:formula="of:=HOUR([.D36]) * 3600 + MINUTE([.D36]) * 60 + SECOND([.D36])" office:value-type="float" office:value="10" calcext:value-type="float">
            <text:p>10</text:p>
          </table:table-cell>
          <table:table-cell table:style-name="ce15" table:formula="of:=[.C36]/[.E36]" office:value-type="float" office:value="4.8" calcext:value-type="float">
            <text:p>4,80</text:p>
          </table:table-cell>
          <table:table-cell office:value-type="float" office:value="18273.5" calcext:value-type="float">
            <text:p>18273,5</text:p>
          </table:table-cell>
          <table:table-cell office:value-type="float" office:value="4.8" calcext:value-type="float">
            <text:p>4,80</text:p>
          </table:table-cell>
        </table:table-row>
        <table:table-row table:style-name="ro1">
          <table:table-cell table:style-name="ce1" office:value-type="time" office:time-value="PT12H15M05S" calcext:value-type="time">
            <text:p>12:15:05</text:p>
          </table:table-cell>
          <table:table-cell office:value-type="float" office:value="18325" calcext:value-type="float">
            <text:p>18325</text:p>
          </table:table-cell>
          <table:table-cell table:style-name="ce13" table:formula="of:=[.B37]-[.B36]" office:value-type="float" office:value="51.5" calcext:value-type="float">
            <text:p>51,50</text:p>
          </table:table-cell>
          <table:table-cell table:style-name="ce14" table:formula="of:=[.A37]-[.A36]" office:value-type="time" office:time-value="PT00H00M10S" calcext:value-type="time">
            <text:p>00:00:10</text:p>
          </table:table-cell>
          <table:table-cell table:formula="of:=HOUR([.D37]) * 3600 + MINUTE([.D37]) * 60 + SECOND([.D37])" office:value-type="float" office:value="10" calcext:value-type="float">
            <text:p>10</text:p>
          </table:table-cell>
          <table:table-cell table:style-name="ce15" table:formula="of:=[.C37]/[.E37]" office:value-type="float" office:value="5.15" calcext:value-type="float">
            <text:p>5,15</text:p>
          </table:table-cell>
          <table:table-cell office:value-type="float" office:value="18325" calcext:value-type="float">
            <text:p>18325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table:style-name="ce1" office:value-type="time" office:time-value="PT12H16M25S" calcext:value-type="time">
            <text:p>12:16:25</text:p>
          </table:table-cell>
          <table:table-cell office:value-type="float" office:value="18748.3" calcext:value-type="float">
            <text:p>18748,3</text:p>
          </table:table-cell>
          <table:table-cell table:style-name="ce13" table:formula="of:=[.B38]-[.B37]" office:value-type="float" office:value="423.299999999999" calcext:value-type="float">
            <text:p>423,30</text:p>
          </table:table-cell>
          <table:table-cell table:style-name="ce14" table:formula="of:=[.A38]-[.A37]" office:value-type="time" office:time-value="PT00H01M20S" calcext:value-type="time">
            <text:p>00:01:20</text:p>
          </table:table-cell>
          <table:table-cell table:formula="of:=HOUR([.D38]) * 3600 + MINUTE([.D38]) * 60 + SECOND([.D38])" office:value-type="float" office:value="80" calcext:value-type="float">
            <text:p>80</text:p>
          </table:table-cell>
          <table:table-cell table:style-name="ce15" table:formula="of:=[.C38]/[.E38]" office:value-type="float" office:value="5.29124999999999" calcext:value-type="float">
            <text:p>5,29</text:p>
          </table:table-cell>
          <table:table-cell office:value-type="float" office:value="18748.3" calcext:value-type="float">
            <text:p>18748,3</text:p>
          </table:table-cell>
          <table:table-cell office:value-type="float" office:value="5.29124999999999" calcext:value-type="float">
            <text:p>5,29</text:p>
          </table:table-cell>
        </table:table-row>
        <table:table-row table:style-name="ro1">
          <table:table-cell table:style-name="ce1" office:value-type="time" office:time-value="PT12H17M05S" calcext:value-type="time">
            <text:p>12:17:05</text:p>
          </table:table-cell>
          <table:table-cell office:value-type="float" office:value="18969.1" calcext:value-type="float">
            <text:p>18969,1</text:p>
          </table:table-cell>
          <table:table-cell table:style-name="ce13" table:formula="of:=[.B39]-[.B38]" office:value-type="float" office:value="220.799999999999" calcext:value-type="float">
            <text:p>220,80</text:p>
          </table:table-cell>
          <table:table-cell table:style-name="ce14" table:formula="of:=[.A39]-[.A38]" office:value-type="time" office:time-value="PT00H00M40S" calcext:value-type="time">
            <text:p>00:00:40</text:p>
          </table:table-cell>
          <table:table-cell table:formula="of:=HOUR([.D39]) * 3600 + MINUTE([.D39]) * 60 + SECOND([.D39])" office:value-type="float" office:value="40" calcext:value-type="float">
            <text:p>40</text:p>
          </table:table-cell>
          <table:table-cell table:style-name="ce15" table:formula="of:=[.C39]/[.E39]" office:value-type="float" office:value="5.51999999999998" calcext:value-type="float">
            <text:p>5,52</text:p>
          </table:table-cell>
          <table:table-cell office:value-type="float" office:value="18969.1" calcext:value-type="float">
            <text:p>18969,1</text:p>
          </table:table-cell>
          <table:table-cell office:value-type="float" office:value="5.51999999999998" calcext:value-type="float">
            <text:p>5,52</text:p>
          </table:table-cell>
        </table:table-row>
        <table:table-row table:style-name="ro1">
          <table:table-cell table:style-name="ce1" office:value-type="time" office:time-value="PT12H17M15S" calcext:value-type="time">
            <text:p>12:17:15</text:p>
          </table:table-cell>
          <table:table-cell office:value-type="float" office:value="19020.9" calcext:value-type="float">
            <text:p>19020,9</text:p>
          </table:table-cell>
          <table:table-cell table:style-name="ce13" table:formula="of:=[.B40]-[.B39]" office:value-type="float" office:value="51.8000000000029" calcext:value-type="float">
            <text:p>51,80</text:p>
          </table:table-cell>
          <table:table-cell table:style-name="ce14" table:formula="of:=[.A40]-[.A39]" office:value-type="time" office:time-value="PT00H00M10S" calcext:value-type="time">
            <text:p>00:00:10</text:p>
          </table:table-cell>
          <table:table-cell table:formula="of:=HOUR([.D40]) * 3600 + MINUTE([.D40]) * 60 + SECOND([.D40])" office:value-type="float" office:value="10" calcext:value-type="float">
            <text:p>10</text:p>
          </table:table-cell>
          <table:table-cell table:style-name="ce15" table:formula="of:=[.C40]/[.E40]" office:value-type="float" office:value="5.18000000000029" calcext:value-type="float">
            <text:p>5,18</text:p>
          </table:table-cell>
          <table:table-cell office:value-type="float" office:value="19020.9" calcext:value-type="float">
            <text:p>19020,9</text:p>
          </table:table-cell>
          <table:table-cell office:value-type="float" office:value="5.18000000000029" calcext:value-type="float">
            <text:p>5,18</text:p>
          </table:table-cell>
        </table:table-row>
        <table:table-row table:style-name="ro1">
          <table:table-cell table:style-name="ce1" office:value-type="time" office:time-value="PT12H17M25S" calcext:value-type="time">
            <text:p>12:17:25</text:p>
          </table:table-cell>
          <table:table-cell office:value-type="float" office:value="19074.7" calcext:value-type="float">
            <text:p>19074,7</text:p>
          </table:table-cell>
          <table:table-cell table:style-name="ce13" table:formula="of:=[.B41]-[.B40]" office:value-type="float" office:value="53.7999999999993" calcext:value-type="float">
            <text:p>53,80</text:p>
          </table:table-cell>
          <table:table-cell table:style-name="ce14" table:formula="of:=[.A41]-[.A40]" office:value-type="time" office:time-value="PT00H00M10S" calcext:value-type="time">
            <text:p>00:00:10</text:p>
          </table:table-cell>
          <table:table-cell table:formula="of:=HOUR([.D41]) * 3600 + MINUTE([.D41]) * 60 + SECOND([.D41])" office:value-type="float" office:value="10" calcext:value-type="float">
            <text:p>10</text:p>
          </table:table-cell>
          <table:table-cell table:style-name="ce15" table:formula="of:=[.C41]/[.E41]" office:value-type="float" office:value="5.37999999999993" calcext:value-type="float">
            <text:p>5,38</text:p>
          </table:table-cell>
          <table:table-cell office:value-type="float" office:value="19074.7" calcext:value-type="float">
            <text:p>19074,7</text:p>
          </table:table-cell>
          <table:table-cell office:value-type="float" office:value="5.37999999999993" calcext:value-type="float">
            <text:p>5,38</text:p>
          </table:table-cell>
        </table:table-row>
        <table:table-row table:style-name="ro1">
          <table:table-cell table:style-name="ce1" office:value-type="time" office:time-value="PT12H17M35S" calcext:value-type="time">
            <text:p>12:17:35</text:p>
          </table:table-cell>
          <table:table-cell office:value-type="float" office:value="19125.1" calcext:value-type="float">
            <text:p>19125,1</text:p>
          </table:table-cell>
          <table:table-cell table:style-name="ce13" table:formula="of:=[.B42]-[.B41]" office:value-type="float" office:value="50.3999999999978" calcext:value-type="float">
            <text:p>50,40</text:p>
          </table:table-cell>
          <table:table-cell table:style-name="ce14" table:formula="of:=[.A42]-[.A41]" office:value-type="time" office:time-value="PT00H00M10S" calcext:value-type="time">
            <text:p>00:00:10</text:p>
          </table:table-cell>
          <table:table-cell table:formula="of:=HOUR([.D42]) * 3600 + MINUTE([.D42]) * 60 + SECOND([.D42])" office:value-type="float" office:value="10" calcext:value-type="float">
            <text:p>10</text:p>
          </table:table-cell>
          <table:table-cell table:style-name="ce15" table:formula="of:=[.C42]/[.E42]" office:value-type="float" office:value="5.03999999999978" calcext:value-type="float">
            <text:p>5,04</text:p>
          </table:table-cell>
          <table:table-cell office:value-type="float" office:value="19125.1" calcext:value-type="float">
            <text:p>19125,1</text:p>
          </table:table-cell>
          <table:table-cell office:value-type="float" office:value="5.03999999999978" calcext:value-type="float">
            <text:p>5,04</text:p>
          </table:table-cell>
        </table:table-row>
        <table:table-row table:style-name="ro1">
          <table:table-cell table:style-name="ce1" office:value-type="time" office:time-value="PT12H17M35S" calcext:value-type="time">
            <text:p>12:17:35</text:p>
          </table:table-cell>
          <table:table-cell office:value-type="float" office:value="19125.1" calcext:value-type="float">
            <text:p>19125,1</text:p>
          </table:table-cell>
          <table:table-cell table:style-name="ce13" table:formula="of:=[.B43]-[.B42]" office:value-type="float" office:value="0" calcext:value-type="float">
            <text:p>0,00</text:p>
          </table:table-cell>
          <table:table-cell table:style-name="ce14" table:formula="of:=[.A43]-[.A42]" office:value-type="time" office:time-value="PT00H00M00S" calcext:value-type="time">
            <text:p>00:00:00</text:p>
          </table:table-cell>
          <table:table-cell table:formula="of:=HOUR([.D43]) * 3600 + MINUTE([.D43]) * 60 + SECOND([.D43])" office:value-type="float" office:value="0" calcext:value-type="float">
            <text:p>0</text:p>
          </table:table-cell>
          <table:table-cell table:style-name="ce15" office:value-type="float" office:value="5.1" calcext:value-type="float">
            <text:p>5,10</text:p>
          </table:table-cell>
          <table:table-cell office:value-type="float" office:value="19125.1" calcext:value-type="float">
            <text:p>19125,1</text:p>
          </table:table-cell>
          <table:table-cell office:value-type="float" office:value="5.1" calcext:value-type="float">
            <text:p>5,10</text:p>
          </table:table-cell>
        </table:table-row>
        <table:table-row table:style-name="ro1">
          <table:table-cell table:style-name="ce1" office:value-type="time" office:time-value="PT12H17M45S" calcext:value-type="time">
            <text:p>12:17:45</text:p>
          </table:table-cell>
          <table:table-cell office:value-type="float" office:value="19177.8" calcext:value-type="float">
            <text:p>19177,8</text:p>
          </table:table-cell>
          <table:table-cell table:style-name="ce13" table:formula="of:=[.B44]-[.B43]" office:value-type="float" office:value="52.7000000000007" calcext:value-type="float">
            <text:p>52,70</text:p>
          </table:table-cell>
          <table:table-cell table:style-name="ce14" table:formula="of:=[.A44]-[.A43]" office:value-type="time" office:time-value="PT00H00M10S" calcext:value-type="time">
            <text:p>00:00:10</text:p>
          </table:table-cell>
          <table:table-cell table:formula="of:=HOUR([.D44]) * 3600 + MINUTE([.D44]) * 60 + SECOND([.D44])" office:value-type="float" office:value="10" calcext:value-type="float">
            <text:p>10</text:p>
          </table:table-cell>
          <table:table-cell table:style-name="ce15" table:formula="of:=[.C44]/[.E44]" office:value-type="float" office:value="5.27000000000007" calcext:value-type="float">
            <text:p>5,27</text:p>
          </table:table-cell>
          <table:table-cell office:value-type="float" office:value="19177.8" calcext:value-type="float">
            <text:p>19177,8</text:p>
          </table:table-cell>
          <table:table-cell office:value-type="float" office:value="5.27000000000007" calcext:value-type="float">
            <text:p>5,27</text:p>
          </table:table-cell>
        </table:table-row>
        <table:table-row table:style-name="ro1">
          <table:table-cell table:style-name="ce1" office:value-type="time" office:time-value="PT12H17M55S" calcext:value-type="time">
            <text:p>12:17:55</text:p>
          </table:table-cell>
          <table:table-cell office:value-type="float" office:value="19226.5" calcext:value-type="float">
            <text:p>19226,5</text:p>
          </table:table-cell>
          <table:table-cell table:style-name="ce13" table:formula="of:=[.B45]-[.B44]" office:value-type="float" office:value="48.7000000000007" calcext:value-type="float">
            <text:p>48,70</text:p>
          </table:table-cell>
          <table:table-cell table:style-name="ce14" table:formula="of:=[.A45]-[.A44]" office:value-type="time" office:time-value="PT00H00M10S" calcext:value-type="time">
            <text:p>00:00:10</text:p>
          </table:table-cell>
          <table:table-cell table:formula="of:=HOUR([.D45]) * 3600 + MINUTE([.D45]) * 60 + SECOND([.D45])" office:value-type="float" office:value="10" calcext:value-type="float">
            <text:p>10</text:p>
          </table:table-cell>
          <table:table-cell table:style-name="ce15" table:formula="of:=[.C45]/[.E45]" office:value-type="float" office:value="4.87000000000007" calcext:value-type="float">
            <text:p>4,87</text:p>
          </table:table-cell>
          <table:table-cell office:value-type="float" office:value="19226.5" calcext:value-type="float">
            <text:p>19226,5</text:p>
          </table:table-cell>
          <table:table-cell office:value-type="float" office:value="4.87000000000007" calcext:value-type="float">
            <text:p>4,87</text:p>
          </table:table-cell>
        </table:table-row>
        <table:table-row table:style-name="ro1">
          <table:table-cell table:style-name="ce1" office:value-type="time" office:time-value="PT12H18M05S" calcext:value-type="time">
            <text:p>12:18:05</text:p>
          </table:table-cell>
          <table:table-cell office:value-type="float" office:value="19270.8" calcext:value-type="float">
            <text:p>19270,8</text:p>
          </table:table-cell>
          <table:table-cell table:style-name="ce13" table:formula="of:=[.B46]-[.B45]" office:value-type="float" office:value="44.2999999999993" calcext:value-type="float">
            <text:p>44,30</text:p>
          </table:table-cell>
          <table:table-cell table:style-name="ce14" table:formula="of:=[.A46]-[.A45]" office:value-type="time" office:time-value="PT00H00M10S" calcext:value-type="time">
            <text:p>00:00:10</text:p>
          </table:table-cell>
          <table:table-cell table:formula="of:=HOUR([.D46]) * 3600 + MINUTE([.D46]) * 60 + SECOND([.D46])" office:value-type="float" office:value="10" calcext:value-type="float">
            <text:p>10</text:p>
          </table:table-cell>
          <table:table-cell table:style-name="ce15" table:formula="of:=[.C46]/[.E46]" office:value-type="float" office:value="4.42999999999993" calcext:value-type="float">
            <text:p>4,43</text:p>
          </table:table-cell>
          <table:table-cell office:value-type="float" office:value="19270.8" calcext:value-type="float">
            <text:p>19270,8</text:p>
          </table:table-cell>
          <table:table-cell office:value-type="float" office:value="4.42999999999993" calcext:value-type="float">
            <text:p>4,43</text:p>
          </table:table-cell>
        </table:table-row>
        <table:table-row table:style-name="ro1">
          <table:table-cell table:style-name="ce1" office:value-type="time" office:time-value="PT12H18M15S" calcext:value-type="time">
            <text:p>12:18:15</text:p>
          </table:table-cell>
          <table:table-cell office:value-type="float" office:value="19322.7" calcext:value-type="float">
            <text:p>19322,7</text:p>
          </table:table-cell>
          <table:table-cell table:style-name="ce13" table:formula="of:=[.B47]-[.B46]" office:value-type="float" office:value="51.9000000000015" calcext:value-type="float">
            <text:p>51,90</text:p>
          </table:table-cell>
          <table:table-cell table:style-name="ce14" table:formula="of:=[.A47]-[.A46]" office:value-type="time" office:time-value="PT00H00M10S" calcext:value-type="time">
            <text:p>00:00:10</text:p>
          </table:table-cell>
          <table:table-cell table:formula="of:=HOUR([.D47]) * 3600 + MINUTE([.D47]) * 60 + SECOND([.D47])" office:value-type="float" office:value="10" calcext:value-type="float">
            <text:p>10</text:p>
          </table:table-cell>
          <table:table-cell table:style-name="ce15" table:formula="of:=[.C47]/[.E47]" office:value-type="float" office:value="5.19000000000015" calcext:value-type="float">
            <text:p>5,19</text:p>
          </table:table-cell>
          <table:table-cell office:value-type="float" office:value="19322.7" calcext:value-type="float">
            <text:p>19322,7</text:p>
          </table:table-cell>
          <table:table-cell office:value-type="float" office:value="5.19000000000015" calcext:value-type="float">
            <text:p>5,19</text:p>
          </table:table-cell>
        </table:table-row>
        <table:table-row table:style-name="ro1">
          <table:table-cell table:style-name="ce1" office:value-type="time" office:time-value="PT12H18M25S" calcext:value-type="time">
            <text:p>12:18:25</text:p>
          </table:table-cell>
          <table:table-cell office:value-type="float" office:value="19374.7" calcext:value-type="float">
            <text:p>19374,7</text:p>
          </table:table-cell>
          <table:table-cell table:style-name="ce13" table:formula="of:=[.B48]-[.B47]" office:value-type="float" office:value="52" calcext:value-type="float">
            <text:p>52,00</text:p>
          </table:table-cell>
          <table:table-cell table:style-name="ce14" table:formula="of:=[.A48]-[.A47]" office:value-type="time" office:time-value="PT00H00M10S" calcext:value-type="time">
            <text:p>00:00:10</text:p>
          </table:table-cell>
          <table:table-cell table:formula="of:=HOUR([.D48]) * 3600 + MINUTE([.D48]) * 60 + SECOND([.D48])" office:value-type="float" office:value="10" calcext:value-type="float">
            <text:p>10</text:p>
          </table:table-cell>
          <table:table-cell table:style-name="ce15" table:formula="of:=[.C48]/[.E48]" office:value-type="float" office:value="5.2" calcext:value-type="float">
            <text:p>5,20</text:p>
          </table:table-cell>
          <table:table-cell office:value-type="float" office:value="19374.7" calcext:value-type="float">
            <text:p>19374,7</text:p>
          </table:table-cell>
          <table:table-cell office:value-type="float" office:value="5.2" calcext:value-type="float">
            <text:p>5,20</text:p>
          </table:table-cell>
        </table:table-row>
        <table:table-row table:style-name="ro1">
          <table:table-cell table:style-name="ce1" office:value-type="time" office:time-value="PT12H18M35S" calcext:value-type="time">
            <text:p>12:18:35</text:p>
          </table:table-cell>
          <table:table-cell office:value-type="float" office:value="19425.6" calcext:value-type="float">
            <text:p>19425,6</text:p>
          </table:table-cell>
          <table:table-cell table:style-name="ce13" table:formula="of:=[.B49]-[.B48]" office:value-type="float" office:value="50.8999999999978" calcext:value-type="float">
            <text:p>50,90</text:p>
          </table:table-cell>
          <table:table-cell table:style-name="ce14" table:formula="of:=[.A49]-[.A48]" office:value-type="time" office:time-value="PT00H00M10S" calcext:value-type="time">
            <text:p>00:00:10</text:p>
          </table:table-cell>
          <table:table-cell table:formula="of:=HOUR([.D49]) * 3600 + MINUTE([.D49]) * 60 + SECOND([.D49])" office:value-type="float" office:value="10" calcext:value-type="float">
            <text:p>10</text:p>
          </table:table-cell>
          <table:table-cell table:style-name="ce15" table:formula="of:=[.C49]/[.E49]" office:value-type="float" office:value="5.08999999999978" calcext:value-type="float">
            <text:p>5,09</text:p>
          </table:table-cell>
          <table:table-cell office:value-type="float" office:value="19425.6" calcext:value-type="float">
            <text:p>19425,6</text:p>
          </table:table-cell>
          <table:table-cell office:value-type="float" office:value="5.08999999999978" calcext:value-type="float">
            <text:p>5,09</text:p>
          </table:table-cell>
        </table:table-row>
        <table:table-row table:style-name="ro1">
          <table:table-cell table:style-name="ce1" office:value-type="time" office:time-value="PT12H18M45S" calcext:value-type="time">
            <text:p>12:18:45</text:p>
          </table:table-cell>
          <table:table-cell office:value-type="float" office:value="19475.9" calcext:value-type="float">
            <text:p>19475,9</text:p>
          </table:table-cell>
          <table:table-cell table:style-name="ce13" table:formula="of:=[.B50]-[.B49]" office:value-type="float" office:value="50.3000000000029" calcext:value-type="float">
            <text:p>50,30</text:p>
          </table:table-cell>
          <table:table-cell table:style-name="ce14" table:formula="of:=[.A50]-[.A49]" office:value-type="time" office:time-value="PT00H00M10S" calcext:value-type="time">
            <text:p>00:00:10</text:p>
          </table:table-cell>
          <table:table-cell table:formula="of:=HOUR([.D50]) * 3600 + MINUTE([.D50]) * 60 + SECOND([.D50])" office:value-type="float" office:value="10" calcext:value-type="float">
            <text:p>10</text:p>
          </table:table-cell>
          <table:table-cell table:style-name="ce15" table:formula="of:=[.C50]/[.E50]" office:value-type="float" office:value="5.03000000000029" calcext:value-type="float">
            <text:p>5,03</text:p>
          </table:table-cell>
          <table:table-cell office:value-type="float" office:value="19475.9" calcext:value-type="float">
            <text:p>19475,9</text:p>
          </table:table-cell>
          <table:table-cell office:value-type="float" office:value="5.03000000000029" calcext:value-type="float">
            <text:p>5,03</text:p>
          </table:table-cell>
        </table:table-row>
        <table:table-row table:style-name="ro1">
          <table:table-cell table:style-name="ce1" office:value-type="time" office:time-value="PT12H18M55S" calcext:value-type="time">
            <text:p>12:18:55</text:p>
          </table:table-cell>
          <table:table-cell office:value-type="float" office:value="19527.2" calcext:value-type="float">
            <text:p>19527,2</text:p>
          </table:table-cell>
          <table:table-cell table:style-name="ce13" table:formula="of:=[.B51]-[.B50]" office:value-type="float" office:value="51.2999999999993" calcext:value-type="float">
            <text:p>51,30</text:p>
          </table:table-cell>
          <table:table-cell table:style-name="ce14" table:formula="of:=[.A51]-[.A50]" office:value-type="time" office:time-value="PT00H00M10S" calcext:value-type="time">
            <text:p>00:00:10</text:p>
          </table:table-cell>
          <table:table-cell table:formula="of:=HOUR([.D51]) * 3600 + MINUTE([.D51]) * 60 + SECOND([.D51])" office:value-type="float" office:value="10" calcext:value-type="float">
            <text:p>10</text:p>
          </table:table-cell>
          <table:table-cell table:style-name="ce15" table:formula="of:=[.C51]/[.E51]" office:value-type="float" office:value="5.12999999999993" calcext:value-type="float">
            <text:p>5,13</text:p>
          </table:table-cell>
          <table:table-cell office:value-type="float" office:value="19527.2" calcext:value-type="float">
            <text:p>19527,2</text:p>
          </table:table-cell>
          <table:table-cell office:value-type="float" office:value="5.12999999999993" calcext:value-type="float">
            <text:p>5,13</text:p>
          </table:table-cell>
        </table:table-row>
        <table:table-row table:style-name="ro1">
          <table:table-cell table:style-name="ce1" office:value-type="time" office:time-value="PT12H19M05S" calcext:value-type="time">
            <text:p>12:19:05</text:p>
          </table:table-cell>
          <table:table-cell office:value-type="float" office:value="19577.2" calcext:value-type="float">
            <text:p>19577,2</text:p>
          </table:table-cell>
          <table:table-cell table:style-name="ce13" table:formula="of:=[.B52]-[.B51]" office:value-type="float" office:value="50" calcext:value-type="float">
            <text:p>50,00</text:p>
          </table:table-cell>
          <table:table-cell table:style-name="ce14" table:formula="of:=[.A52]-[.A51]" office:value-type="time" office:time-value="PT00H00M10S" calcext:value-type="time">
            <text:p>00:00:10</text:p>
          </table:table-cell>
          <table:table-cell table:formula="of:=HOUR([.D52]) * 3600 + MINUTE([.D52]) * 60 + SECOND([.D52])" office:value-type="float" office:value="10" calcext:value-type="float">
            <text:p>10</text:p>
          </table:table-cell>
          <table:table-cell table:style-name="ce15" table:formula="of:=[.C52]/[.E52]" office:value-type="float" office:value="5" calcext:value-type="float">
            <text:p>5,00</text:p>
          </table:table-cell>
          <table:table-cell office:value-type="float" office:value="19577.2" calcext:value-type="float">
            <text:p>19577,2</text:p>
          </table:table-cell>
          <table:table-cell office:value-type="float" office:value="5" calcext:value-type="float">
            <text:p>5,00</text:p>
          </table:table-cell>
        </table:table-row>
        <table:table-row table:style-name="ro1">
          <table:table-cell table:style-name="ce1" office:value-type="time" office:time-value="PT12H19M15S" calcext:value-type="time">
            <text:p>12:19:15</text:p>
          </table:table-cell>
          <table:table-cell office:value-type="float" office:value="19626.1" calcext:value-type="float">
            <text:p>19626,1</text:p>
          </table:table-cell>
          <table:table-cell table:style-name="ce13" table:formula="of:=[.B53]-[.B52]" office:value-type="float" office:value="48.8999999999978" calcext:value-type="float">
            <text:p>48,90</text:p>
          </table:table-cell>
          <table:table-cell table:style-name="ce14" table:formula="of:=[.A53]-[.A52]" office:value-type="time" office:time-value="PT00H00M10S" calcext:value-type="time">
            <text:p>00:00:10</text:p>
          </table:table-cell>
          <table:table-cell table:formula="of:=HOUR([.D53]) * 3600 + MINUTE([.D53]) * 60 + SECOND([.D53])" office:value-type="float" office:value="10" calcext:value-type="float">
            <text:p>10</text:p>
          </table:table-cell>
          <table:table-cell table:style-name="ce15" table:formula="of:=[.C53]/[.E53]" office:value-type="float" office:value="4.88999999999978" calcext:value-type="float">
            <text:p>4,89</text:p>
          </table:table-cell>
          <table:table-cell office:value-type="float" office:value="19626.1" calcext:value-type="float">
            <text:p>19626,1</text:p>
          </table:table-cell>
          <table:table-cell office:value-type="float" office:value="4.88999999999978" calcext:value-type="float">
            <text:p>4,89</text:p>
          </table:table-cell>
        </table:table-row>
        <table:table-row table:style-name="ro1">
          <table:table-cell table:style-name="ce1" office:value-type="time" office:time-value="PT12H19M25S" calcext:value-type="time">
            <text:p>12:19:25</text:p>
          </table:table-cell>
          <table:table-cell office:value-type="float" office:value="19677" calcext:value-type="float">
            <text:p>19677</text:p>
          </table:table-cell>
          <table:table-cell table:style-name="ce13" table:formula="of:=[.B54]-[.B53]" office:value-type="float" office:value="50.9000000000015" calcext:value-type="float">
            <text:p>50,90</text:p>
          </table:table-cell>
          <table:table-cell table:style-name="ce14" table:formula="of:=[.A54]-[.A53]" office:value-type="time" office:time-value="PT00H00M10S" calcext:value-type="time">
            <text:p>00:00:10</text:p>
          </table:table-cell>
          <table:table-cell table:formula="of:=HOUR([.D54]) * 3600 + MINUTE([.D54]) * 60 + SECOND([.D54])" office:value-type="float" office:value="10" calcext:value-type="float">
            <text:p>10</text:p>
          </table:table-cell>
          <table:table-cell table:style-name="ce15" table:formula="of:=[.C54]/[.E54]" office:value-type="float" office:value="5.09000000000015" calcext:value-type="float">
            <text:p>5,09</text:p>
          </table:table-cell>
          <table:table-cell office:value-type="float" office:value="19677" calcext:value-type="float">
            <text:p>19677</text:p>
          </table:table-cell>
          <table:table-cell office:value-type="float" office:value="5.09000000000015" calcext:value-type="float">
            <text:p>5,09</text:p>
          </table:table-cell>
        </table:table-row>
        <table:table-row table:style-name="ro1">
          <table:table-cell table:style-name="ce1" office:value-type="time" office:time-value="PT12H19M35S" calcext:value-type="time">
            <text:p>12:19:35</text:p>
          </table:table-cell>
          <table:table-cell office:value-type="float" office:value="19728.6" calcext:value-type="float">
            <text:p>19728,6</text:p>
          </table:table-cell>
          <table:table-cell table:style-name="ce13" table:formula="of:=[.B55]-[.B54]" office:value-type="float" office:value="51.5999999999985" calcext:value-type="float">
            <text:p>51,60</text:p>
          </table:table-cell>
          <table:table-cell table:style-name="ce14" table:formula="of:=[.A55]-[.A54]" office:value-type="time" office:time-value="PT00H00M10S" calcext:value-type="time">
            <text:p>00:00:10</text:p>
          </table:table-cell>
          <table:table-cell table:formula="of:=HOUR([.D55]) * 3600 + MINUTE([.D55]) * 60 + SECOND([.D55])" office:value-type="float" office:value="10" calcext:value-type="float">
            <text:p>10</text:p>
          </table:table-cell>
          <table:table-cell table:style-name="ce15" table:formula="of:=[.C55]/[.E55]" office:value-type="float" office:value="5.15999999999985" calcext:value-type="float">
            <text:p>5,16</text:p>
          </table:table-cell>
          <table:table-cell office:value-type="float" office:value="19728.6" calcext:value-type="float">
            <text:p>19728,6</text:p>
          </table:table-cell>
          <table:table-cell office:value-type="float" office:value="5.15999999999985" calcext:value-type="float">
            <text:p>5,16</text:p>
          </table:table-cell>
        </table:table-row>
        <table:table-row table:style-name="ro1">
          <table:table-cell table:style-name="ce1" office:value-type="time" office:time-value="PT12H19M45S" calcext:value-type="time">
            <text:p>12:19:45</text:p>
          </table:table-cell>
          <table:table-cell office:value-type="float" office:value="19782.2" calcext:value-type="float">
            <text:p>19782,2</text:p>
          </table:table-cell>
          <table:table-cell table:style-name="ce13" table:formula="of:=[.B56]-[.B55]" office:value-type="float" office:value="53.6000000000022" calcext:value-type="float">
            <text:p>53,60</text:p>
          </table:table-cell>
          <table:table-cell table:style-name="ce14" table:formula="of:=[.A56]-[.A55]" office:value-type="time" office:time-value="PT00H00M10S" calcext:value-type="time">
            <text:p>00:00:10</text:p>
          </table:table-cell>
          <table:table-cell table:formula="of:=HOUR([.D56]) * 3600 + MINUTE([.D56]) * 60 + SECOND([.D56])" office:value-type="float" office:value="10" calcext:value-type="float">
            <text:p>10</text:p>
          </table:table-cell>
          <table:table-cell table:style-name="ce15" table:formula="of:=[.C56]/[.E56]" office:value-type="float" office:value="5.36000000000022" calcext:value-type="float">
            <text:p>5,36</text:p>
          </table:table-cell>
          <table:table-cell office:value-type="float" office:value="19782.2" calcext:value-type="float">
            <text:p>19782,2</text:p>
          </table:table-cell>
          <table:table-cell office:value-type="float" office:value="5.36000000000022" calcext:value-type="float">
            <text:p>5,36</text:p>
          </table:table-cell>
        </table:table-row>
        <table:table-row table:style-name="ro1">
          <table:table-cell table:style-name="ce1" office:value-type="time" office:time-value="PT12H19M55S" calcext:value-type="time">
            <text:p>12:19:55</text:p>
          </table:table-cell>
          <table:table-cell office:value-type="float" office:value="19837.3" calcext:value-type="float">
            <text:p>19837,3</text:p>
          </table:table-cell>
          <table:table-cell table:style-name="ce13" table:formula="of:=[.B57]-[.B56]" office:value-type="float" office:value="55.0999999999985" calcext:value-type="float">
            <text:p>55,10</text:p>
          </table:table-cell>
          <table:table-cell table:style-name="ce14" table:formula="of:=[.A57]-[.A56]" office:value-type="time" office:time-value="PT00H00M10S" calcext:value-type="time">
            <text:p>00:00:10</text:p>
          </table:table-cell>
          <table:table-cell table:formula="of:=HOUR([.D57]) * 3600 + MINUTE([.D57]) * 60 + SECOND([.D57])" office:value-type="float" office:value="10" calcext:value-type="float">
            <text:p>10</text:p>
          </table:table-cell>
          <table:table-cell table:style-name="ce15" table:formula="of:=[.C57]/[.E57]" office:value-type="float" office:value="5.50999999999985" calcext:value-type="float">
            <text:p>5,51</text:p>
          </table:table-cell>
          <table:table-cell office:value-type="float" office:value="19837.3" calcext:value-type="float">
            <text:p>19837,3</text:p>
          </table:table-cell>
          <table:table-cell office:value-type="float" office:value="5.50999999999985" calcext:value-type="float">
            <text:p>5,51</text:p>
          </table:table-cell>
        </table:table-row>
        <table:table-row table:style-name="ro1">
          <table:table-cell table:style-name="ce1" office:value-type="time" office:time-value="PT12H20M05S" calcext:value-type="time">
            <text:p>12:20:05</text:p>
          </table:table-cell>
          <table:table-cell office:value-type="float" office:value="19886.2" calcext:value-type="float">
            <text:p>19886,2</text:p>
          </table:table-cell>
          <table:table-cell table:style-name="ce13" table:formula="of:=[.B58]-[.B57]" office:value-type="float" office:value="48.9000000000015" calcext:value-type="float">
            <text:p>48,90</text:p>
          </table:table-cell>
          <table:table-cell table:style-name="ce14" table:formula="of:=[.A58]-[.A57]" office:value-type="time" office:time-value="PT00H00M10S" calcext:value-type="time">
            <text:p>00:00:10</text:p>
          </table:table-cell>
          <table:table-cell table:formula="of:=HOUR([.D58]) * 3600 + MINUTE([.D58]) * 60 + SECOND([.D58])" office:value-type="float" office:value="10" calcext:value-type="float">
            <text:p>10</text:p>
          </table:table-cell>
          <table:table-cell table:style-name="ce15" table:formula="of:=[.C58]/[.E58]" office:value-type="float" office:value="4.89000000000015" calcext:value-type="float">
            <text:p>4,89</text:p>
          </table:table-cell>
          <table:table-cell office:value-type="float" office:value="19886.2" calcext:value-type="float">
            <text:p>19886,2</text:p>
          </table:table-cell>
          <table:table-cell office:value-type="float" office:value="4.89000000000015" calcext:value-type="float">
            <text:p>4,89</text:p>
          </table:table-cell>
        </table:table-row>
        <table:table-row table:style-name="ro1">
          <table:table-cell table:style-name="ce1" office:value-type="time" office:time-value="PT12H22M05S" calcext:value-type="time">
            <text:p>12:22:05</text:p>
          </table:table-cell>
          <table:table-cell office:value-type="float" office:value="20526.3" calcext:value-type="float">
            <text:p>20526,3</text:p>
          </table:table-cell>
          <table:table-cell table:style-name="ce13" table:formula="of:=[.B59]-[.B58]" office:value-type="float" office:value="640.099999999999" calcext:value-type="float">
            <text:p>640,10</text:p>
          </table:table-cell>
          <table:table-cell table:style-name="ce14" table:formula="of:=[.A59]-[.A58]" office:value-type="time" office:time-value="PT00H02M00S" calcext:value-type="time">
            <text:p>00:02:00</text:p>
          </table:table-cell>
          <table:table-cell table:formula="of:=HOUR([.D59]) * 3600 + MINUTE([.D59]) * 60 + SECOND([.D59])" office:value-type="float" office:value="120" calcext:value-type="float">
            <text:p>120</text:p>
          </table:table-cell>
          <table:table-cell table:style-name="ce15" table:formula="of:=[.C59]/[.E59]" office:value-type="float" office:value="5.33416666666666" calcext:value-type="float">
            <text:p>5,33</text:p>
          </table:table-cell>
          <table:table-cell office:value-type="float" office:value="20526.3" calcext:value-type="float">
            <text:p>20526,3</text:p>
          </table:table-cell>
          <table:table-cell office:value-type="float" office:value="5.33416666666666" calcext:value-type="float">
            <text:p>5,33</text:p>
          </table:table-cell>
        </table:table-row>
        <table:table-row table:style-name="ro1">
          <table:table-cell table:style-name="ce1" office:value-type="time" office:time-value="PT12H22M15S" calcext:value-type="time">
            <text:p>12:22:15</text:p>
          </table:table-cell>
          <table:table-cell office:value-type="float" office:value="20584" calcext:value-type="float">
            <text:p>20584</text:p>
          </table:table-cell>
          <table:table-cell table:style-name="ce13" table:formula="of:=[.B60]-[.B59]" office:value-type="float" office:value="57.7000000000007" calcext:value-type="float">
            <text:p>57,70</text:p>
          </table:table-cell>
          <table:table-cell table:style-name="ce14" table:formula="of:=[.A60]-[.A59]" office:value-type="time" office:time-value="PT00H00M10S" calcext:value-type="time">
            <text:p>00:00:10</text:p>
          </table:table-cell>
          <table:table-cell table:formula="of:=HOUR([.D60]) * 3600 + MINUTE([.D60]) * 60 + SECOND([.D60])" office:value-type="float" office:value="10" calcext:value-type="float">
            <text:p>10</text:p>
          </table:table-cell>
          <table:table-cell table:style-name="ce15" table:formula="of:=[.C60]/[.E60]" office:value-type="float" office:value="5.77000000000007" calcext:value-type="float">
            <text:p>5,77</text:p>
          </table:table-cell>
          <table:table-cell office:value-type="float" office:value="20584" calcext:value-type="float">
            <text:p>20584</text:p>
          </table:table-cell>
          <table:table-cell office:value-type="float" office:value="5.77000000000007" calcext:value-type="float">
            <text:p>5,77</text:p>
          </table:table-cell>
        </table:table-row>
        <table:table-row table:style-name="ro1">
          <table:table-cell table:style-name="ce1" office:value-type="time" office:time-value="PT12H22M25S" calcext:value-type="time">
            <text:p>12:22:25</text:p>
          </table:table-cell>
          <table:table-cell office:value-type="float" office:value="20639.3" calcext:value-type="float">
            <text:p>20639,3</text:p>
          </table:table-cell>
          <table:table-cell table:style-name="ce13" table:formula="of:=[.B61]-[.B60]" office:value-type="float" office:value="55.2999999999993" calcext:value-type="float">
            <text:p>55,30</text:p>
          </table:table-cell>
          <table:table-cell table:style-name="ce14" table:formula="of:=[.A61]-[.A60]" office:value-type="time" office:time-value="PT00H00M10S" calcext:value-type="time">
            <text:p>00:00:10</text:p>
          </table:table-cell>
          <table:table-cell table:formula="of:=HOUR([.D61]) * 3600 + MINUTE([.D61]) * 60 + SECOND([.D61])" office:value-type="float" office:value="10" calcext:value-type="float">
            <text:p>10</text:p>
          </table:table-cell>
          <table:table-cell table:style-name="ce15" table:formula="of:=[.C61]/[.E61]" office:value-type="float" office:value="5.52999999999993" calcext:value-type="float">
            <text:p>5,53</text:p>
          </table:table-cell>
          <table:table-cell office:value-type="float" office:value="20639.3" calcext:value-type="float">
            <text:p>20639,3</text:p>
          </table:table-cell>
          <table:table-cell office:value-type="float" office:value="5.52999999999993" calcext:value-type="float">
            <text:p>5,53</text:p>
          </table:table-cell>
        </table:table-row>
        <table:table-row table:style-name="ro1">
          <table:table-cell table:style-name="ce1" office:value-type="time" office:time-value="PT12H22M35S" calcext:value-type="time">
            <text:p>12:22:35</text:p>
          </table:table-cell>
          <table:table-cell office:value-type="float" office:value="20696.6" calcext:value-type="float">
            <text:p>20696,6</text:p>
          </table:table-cell>
          <table:table-cell table:style-name="ce13" table:formula="of:=[.B62]-[.B61]" office:value-type="float" office:value="57.2999999999993" calcext:value-type="float">
            <text:p>57,30</text:p>
          </table:table-cell>
          <table:table-cell table:style-name="ce14" table:formula="of:=[.A62]-[.A61]" office:value-type="time" office:time-value="PT00H00M10S" calcext:value-type="time">
            <text:p>00:00:10</text:p>
          </table:table-cell>
          <table:table-cell table:formula="of:=HOUR([.D62]) * 3600 + MINUTE([.D62]) * 60 + SECOND([.D62])" office:value-type="float" office:value="10" calcext:value-type="float">
            <text:p>10</text:p>
          </table:table-cell>
          <table:table-cell table:style-name="ce15" table:formula="of:=[.C62]/[.E62]" office:value-type="float" office:value="5.72999999999993" calcext:value-type="float">
            <text:p>5,73</text:p>
          </table:table-cell>
          <table:table-cell office:value-type="float" office:value="20696.6" calcext:value-type="float">
            <text:p>20696,6</text:p>
          </table:table-cell>
          <table:table-cell office:value-type="float" office:value="5.72999999999993" calcext:value-type="float">
            <text:p>5,73</text:p>
          </table:table-cell>
        </table:table-row>
        <table:table-row table:style-name="ro1">
          <table:table-cell table:style-name="ce1" office:value-type="time" office:time-value="PT12H22M45S" calcext:value-type="time">
            <text:p>12:22:45</text:p>
          </table:table-cell>
          <table:table-cell office:value-type="float" office:value="20752.8" calcext:value-type="float">
            <text:p>20752,8</text:p>
          </table:table-cell>
          <table:table-cell table:style-name="ce13" table:formula="of:=[.B63]-[.B62]" office:value-type="float" office:value="56.2000000000007" calcext:value-type="float">
            <text:p>56,20</text:p>
          </table:table-cell>
          <table:table-cell table:style-name="ce14" table:formula="of:=[.A63]-[.A62]" office:value-type="time" office:time-value="PT00H00M10S" calcext:value-type="time">
            <text:p>00:00:10</text:p>
          </table:table-cell>
          <table:table-cell table:formula="of:=HOUR([.D63]) * 3600 + MINUTE([.D63]) * 60 + SECOND([.D63])" office:value-type="float" office:value="10" calcext:value-type="float">
            <text:p>10</text:p>
          </table:table-cell>
          <table:table-cell table:style-name="ce15" table:formula="of:=[.C63]/[.E63]" office:value-type="float" office:value="5.62000000000007" calcext:value-type="float">
            <text:p>5,62</text:p>
          </table:table-cell>
          <table:table-cell office:value-type="float" office:value="20752.8" calcext:value-type="float">
            <text:p>20752,8</text:p>
          </table:table-cell>
          <table:table-cell office:value-type="float" office:value="5.62000000000007" calcext:value-type="float">
            <text:p>5,62</text:p>
          </table:table-cell>
        </table:table-row>
        <table:table-row table:style-name="ro1">
          <table:table-cell table:style-name="ce1" office:value-type="time" office:time-value="PT12H22M55S" calcext:value-type="time">
            <text:p>12:22:55</text:p>
          </table:table-cell>
          <table:table-cell office:value-type="float" office:value="20805.8" calcext:value-type="float">
            <text:p>20805,8</text:p>
          </table:table-cell>
          <table:table-cell table:style-name="ce13" table:formula="of:=[.B64]-[.B63]" office:value-type="float" office:value="53" calcext:value-type="float">
            <text:p>53,00</text:p>
          </table:table-cell>
          <table:table-cell table:style-name="ce14" table:formula="of:=[.A64]-[.A63]" office:value-type="time" office:time-value="PT00H00M10S" calcext:value-type="time">
            <text:p>00:00:10</text:p>
          </table:table-cell>
          <table:table-cell table:formula="of:=HOUR([.D64]) * 3600 + MINUTE([.D64]) * 60 + SECOND([.D64])" office:value-type="float" office:value="10" calcext:value-type="float">
            <text:p>10</text:p>
          </table:table-cell>
          <table:table-cell table:style-name="ce15" table:formula="of:=[.C64]/[.E64]" office:value-type="float" office:value="5.3" calcext:value-type="float">
            <text:p>5,30</text:p>
          </table:table-cell>
          <table:table-cell office:value-type="float" office:value="20805.8" calcext:value-type="float">
            <text:p>20805,8</text:p>
          </table:table-cell>
          <table:table-cell office:value-type="float" office:value="5.3" calcext:value-type="float">
            <text:p>5,30</text:p>
          </table:table-cell>
        </table:table-row>
        <table:table-row table:style-name="ro1">
          <table:table-cell table:style-name="ce1" office:value-type="time" office:time-value="PT12H23M05S" calcext:value-type="time">
            <text:p>12:23:05</text:p>
          </table:table-cell>
          <table:table-cell office:value-type="float" office:value="20860.1" calcext:value-type="float">
            <text:p>20860,1</text:p>
          </table:table-cell>
          <table:table-cell table:style-name="ce13" table:formula="of:=[.B65]-[.B64]" office:value-type="float" office:value="54.2999999999993" calcext:value-type="float">
            <text:p>54,30</text:p>
          </table:table-cell>
          <table:table-cell table:style-name="ce14" table:formula="of:=[.A65]-[.A64]" office:value-type="time" office:time-value="PT00H00M10S" calcext:value-type="time">
            <text:p>00:00:10</text:p>
          </table:table-cell>
          <table:table-cell table:formula="of:=HOUR([.D65]) * 3600 + MINUTE([.D65]) * 60 + SECOND([.D65])" office:value-type="float" office:value="10" calcext:value-type="float">
            <text:p>10</text:p>
          </table:table-cell>
          <table:table-cell table:style-name="ce15" table:formula="of:=[.C65]/[.E65]" office:value-type="float" office:value="5.42999999999993" calcext:value-type="float">
            <text:p>5,43</text:p>
          </table:table-cell>
          <table:table-cell office:value-type="float" office:value="20860.1" calcext:value-type="float">
            <text:p>20860,1</text:p>
          </table:table-cell>
          <table:table-cell office:value-type="float" office:value="5.42999999999993" calcext:value-type="float">
            <text:p>5,43</text:p>
          </table:table-cell>
        </table:table-row>
        <table:table-row table:style-name="ro1">
          <table:table-cell table:style-name="ce1" office:value-type="time" office:time-value="PT12H23M15S" calcext:value-type="time">
            <text:p>12:23:15</text:p>
          </table:table-cell>
          <table:table-cell office:value-type="float" office:value="20916.1" calcext:value-type="float">
            <text:p>20916,1</text:p>
          </table:table-cell>
          <table:table-cell table:style-name="ce13" table:formula="of:=[.B66]-[.B65]" office:value-type="float" office:value="56" calcext:value-type="float">
            <text:p>56,00</text:p>
          </table:table-cell>
          <table:table-cell table:style-name="ce14" table:formula="of:=[.A66]-[.A65]" office:value-type="time" office:time-value="PT00H00M10S" calcext:value-type="time">
            <text:p>00:00:10</text:p>
          </table:table-cell>
          <table:table-cell table:formula="of:=HOUR([.D66]) * 3600 + MINUTE([.D66]) * 60 + SECOND([.D66])" office:value-type="float" office:value="10" calcext:value-type="float">
            <text:p>10</text:p>
          </table:table-cell>
          <table:table-cell table:style-name="ce15" table:formula="of:=[.C66]/[.E66]" office:value-type="float" office:value="5.6" calcext:value-type="float">
            <text:p>5,60</text:p>
          </table:table-cell>
          <table:table-cell office:value-type="float" office:value="20916.1" calcext:value-type="float">
            <text:p>20916,1</text:p>
          </table:table-cell>
          <table:table-cell office:value-type="float" office:value="5.6" calcext:value-type="float">
            <text:p>5,60</text:p>
          </table:table-cell>
        </table:table-row>
        <table:table-row table:style-name="ro1">
          <table:table-cell table:style-name="ce1" office:value-type="time" office:time-value="PT12H23M25S" calcext:value-type="time">
            <text:p>12:23:25</text:p>
          </table:table-cell>
          <table:table-cell office:value-type="float" office:value="20968" calcext:value-type="float">
            <text:p>20968</text:p>
          </table:table-cell>
          <table:table-cell table:style-name="ce13" table:formula="of:=[.B67]-[.B66]" office:value-type="float" office:value="51.9000000000015" calcext:value-type="float">
            <text:p>51,90</text:p>
          </table:table-cell>
          <table:table-cell table:style-name="ce14" table:formula="of:=[.A67]-[.A66]" office:value-type="time" office:time-value="PT00H00M10S" calcext:value-type="time">
            <text:p>00:00:10</text:p>
          </table:table-cell>
          <table:table-cell table:formula="of:=HOUR([.D67]) * 3600 + MINUTE([.D67]) * 60 + SECOND([.D67])" office:value-type="float" office:value="10" calcext:value-type="float">
            <text:p>10</text:p>
          </table:table-cell>
          <table:table-cell table:style-name="ce15" table:formula="of:=[.C67]/[.E67]" office:value-type="float" office:value="5.19000000000015" calcext:value-type="float">
            <text:p>5,19</text:p>
          </table:table-cell>
          <table:table-cell office:value-type="float" office:value="20968" calcext:value-type="float">
            <text:p>20968</text:p>
          </table:table-cell>
          <table:table-cell office:value-type="float" office:value="5.19000000000015" calcext:value-type="float">
            <text:p>5,19</text:p>
          </table:table-cell>
        </table:table-row>
        <table:table-row table:style-name="ro1">
          <table:table-cell table:style-name="ce1" office:value-type="time" office:time-value="PT12H23M35S" calcext:value-type="time">
            <text:p>12:23:35</text:p>
          </table:table-cell>
          <table:table-cell office:value-type="float" office:value="21023.8" calcext:value-type="float">
            <text:p>21023,8</text:p>
          </table:table-cell>
          <table:table-cell table:style-name="ce13" table:formula="of:=[.B68]-[.B67]" office:value-type="float" office:value="55.7999999999993" calcext:value-type="float">
            <text:p>55,80</text:p>
          </table:table-cell>
          <table:table-cell table:style-name="ce14" table:formula="of:=[.A68]-[.A67]" office:value-type="time" office:time-value="PT00H00M10S" calcext:value-type="time">
            <text:p>00:00:10</text:p>
          </table:table-cell>
          <table:table-cell table:formula="of:=HOUR([.D68]) * 3600 + MINUTE([.D68]) * 60 + SECOND([.D68])" office:value-type="float" office:value="10" calcext:value-type="float">
            <text:p>10</text:p>
          </table:table-cell>
          <table:table-cell table:style-name="ce15" table:formula="of:=[.C68]/[.E68]" office:value-type="float" office:value="5.57999999999993" calcext:value-type="float">
            <text:p>5,58</text:p>
          </table:table-cell>
          <table:table-cell office:value-type="float" office:value="21023.8" calcext:value-type="float">
            <text:p>21023,8</text:p>
          </table:table-cell>
          <table:table-cell office:value-type="float" office:value="5.57999999999993" calcext:value-type="float">
            <text:p>5,58</text:p>
          </table:table-cell>
        </table:table-row>
        <table:table-row table:style-name="ro1">
          <table:table-cell table:style-name="ce1" office:value-type="time" office:time-value="PT12H23M45S" calcext:value-type="time">
            <text:p>12:23:45</text:p>
          </table:table-cell>
          <table:table-cell office:value-type="float" office:value="21074" calcext:value-type="float">
            <text:p>21074</text:p>
          </table:table-cell>
          <table:table-cell table:style-name="ce13" table:formula="of:=[.B69]-[.B68]" office:value-type="float" office:value="50.2000000000007" calcext:value-type="float">
            <text:p>50,20</text:p>
          </table:table-cell>
          <table:table-cell table:style-name="ce14" table:formula="of:=[.A69]-[.A68]" office:value-type="time" office:time-value="PT00H00M10S" calcext:value-type="time">
            <text:p>00:00:10</text:p>
          </table:table-cell>
          <table:table-cell table:formula="of:=HOUR([.D69]) * 3600 + MINUTE([.D69]) * 60 + SECOND([.D69])" office:value-type="float" office:value="10" calcext:value-type="float">
            <text:p>10</text:p>
          </table:table-cell>
          <table:table-cell table:style-name="ce15" table:formula="of:=[.C69]/[.E69]" office:value-type="float" office:value="5.02000000000007" calcext:value-type="float">
            <text:p>5,02</text:p>
          </table:table-cell>
          <table:table-cell office:value-type="float" office:value="21074" calcext:value-type="float">
            <text:p>21074</text:p>
          </table:table-cell>
          <table:table-cell office:value-type="float" office:value="5.02000000000007" calcext:value-type="float">
            <text:p>5,02</text:p>
          </table:table-cell>
        </table:table-row>
        <table:table-row table:style-name="ro1">
          <table:table-cell table:style-name="ce1" office:value-type="time" office:time-value="PT12H23M55S" calcext:value-type="time">
            <text:p>12:23:55</text:p>
          </table:table-cell>
          <table:table-cell office:value-type="float" office:value="21126.2" calcext:value-type="float">
            <text:p>21126,2</text:p>
          </table:table-cell>
          <table:table-cell table:style-name="ce13" table:formula="of:=[.B70]-[.B69]" office:value-type="float" office:value="52.2000000000007" calcext:value-type="float">
            <text:p>52,20</text:p>
          </table:table-cell>
          <table:table-cell table:style-name="ce14" table:formula="of:=[.A70]-[.A69]" office:value-type="time" office:time-value="PT00H00M10S" calcext:value-type="time">
            <text:p>00:00:10</text:p>
          </table:table-cell>
          <table:table-cell table:formula="of:=HOUR([.D70]) * 3600 + MINUTE([.D70]) * 60 + SECOND([.D70])" office:value-type="float" office:value="10" calcext:value-type="float">
            <text:p>10</text:p>
          </table:table-cell>
          <table:table-cell table:style-name="ce15" table:formula="of:=[.C70]/[.E70]" office:value-type="float" office:value="5.22000000000007" calcext:value-type="float">
            <text:p>5,22</text:p>
          </table:table-cell>
          <table:table-cell office:value-type="float" office:value="21126.2" calcext:value-type="float">
            <text:p>21126,2</text:p>
          </table:table-cell>
          <table:table-cell office:value-type="float" office:value="5.22000000000007" calcext:value-type="float">
            <text:p>5,22</text:p>
          </table:table-cell>
        </table:table-row>
        <table:table-row table:style-name="ro1">
          <table:table-cell table:style-name="ce1" office:value-type="time" office:time-value="PT12H24M05S" calcext:value-type="time">
            <text:p>12:24:05</text:p>
          </table:table-cell>
          <table:table-cell office:value-type="float" office:value="21179.9" calcext:value-type="float">
            <text:p>21179,9</text:p>
          </table:table-cell>
          <table:table-cell table:style-name="ce13" table:formula="of:=[.B71]-[.B70]" office:value-type="float" office:value="53.7000000000007" calcext:value-type="float">
            <text:p>53,70</text:p>
          </table:table-cell>
          <table:table-cell table:style-name="ce14" table:formula="of:=[.A71]-[.A70]" office:value-type="time" office:time-value="PT00H00M10S" calcext:value-type="time">
            <text:p>00:00:10</text:p>
          </table:table-cell>
          <table:table-cell table:formula="of:=HOUR([.D71]) * 3600 + MINUTE([.D71]) * 60 + SECOND([.D71])" office:value-type="float" office:value="10" calcext:value-type="float">
            <text:p>10</text:p>
          </table:table-cell>
          <table:table-cell table:style-name="ce15" table:formula="of:=[.C71]/[.E71]" office:value-type="float" office:value="5.37000000000007" calcext:value-type="float">
            <text:p>5,37</text:p>
          </table:table-cell>
          <table:table-cell office:value-type="float" office:value="21179.9" calcext:value-type="float">
            <text:p>21179,9</text:p>
          </table:table-cell>
          <table:table-cell office:value-type="float" office:value="5.37000000000007" calcext:value-type="float">
            <text:p>5,37</text:p>
          </table:table-cell>
        </table:table-row>
        <table:table-row table:style-name="ro1">
          <table:table-cell table:style-name="ce1" office:value-type="time" office:time-value="PT12H24M15S" calcext:value-type="time">
            <text:p>12:24:15</text:p>
          </table:table-cell>
          <table:table-cell office:value-type="float" office:value="21236.3" calcext:value-type="float">
            <text:p>21236,3</text:p>
          </table:table-cell>
          <table:table-cell table:style-name="ce13" table:formula="of:=[.B72]-[.B71]" office:value-type="float" office:value="56.3999999999978" calcext:value-type="float">
            <text:p>56,40</text:p>
          </table:table-cell>
          <table:table-cell table:style-name="ce14" table:formula="of:=[.A72]-[.A71]" office:value-type="time" office:time-value="PT00H00M10S" calcext:value-type="time">
            <text:p>00:00:10</text:p>
          </table:table-cell>
          <table:table-cell table:formula="of:=HOUR([.D72]) * 3600 + MINUTE([.D72]) * 60 + SECOND([.D72])" office:value-type="float" office:value="10" calcext:value-type="float">
            <text:p>10</text:p>
          </table:table-cell>
          <table:table-cell table:style-name="ce15" table:formula="of:=[.C72]/[.E72]" office:value-type="float" office:value="5.63999999999978" calcext:value-type="float">
            <text:p>5,64</text:p>
          </table:table-cell>
          <table:table-cell office:value-type="float" office:value="21236.3" calcext:value-type="float">
            <text:p>21236,3</text:p>
          </table:table-cell>
          <table:table-cell office:value-type="float" office:value="5.63999999999978" calcext:value-type="float">
            <text:p>5,64</text:p>
          </table:table-cell>
        </table:table-row>
        <table:table-row table:style-name="ro1">
          <table:table-cell table:style-name="ce1" office:value-type="time" office:time-value="PT12H24M25S" calcext:value-type="time">
            <text:p>12:24:25</text:p>
          </table:table-cell>
          <table:table-cell office:value-type="float" office:value="21289.1" calcext:value-type="float">
            <text:p>21289,1</text:p>
          </table:table-cell>
          <table:table-cell table:style-name="ce13" table:formula="of:=[.B73]-[.B72]" office:value-type="float" office:value="52.7999999999993" calcext:value-type="float">
            <text:p>52,80</text:p>
          </table:table-cell>
          <table:table-cell table:style-name="ce14" table:formula="of:=[.A73]-[.A72]" office:value-type="time" office:time-value="PT00H00M10S" calcext:value-type="time">
            <text:p>00:00:10</text:p>
          </table:table-cell>
          <table:table-cell table:formula="of:=HOUR([.D73]) * 3600 + MINUTE([.D73]) * 60 + SECOND([.D73])" office:value-type="float" office:value="10" calcext:value-type="float">
            <text:p>10</text:p>
          </table:table-cell>
          <table:table-cell table:style-name="ce15" table:formula="of:=[.C73]/[.E73]" office:value-type="float" office:value="5.27999999999993" calcext:value-type="float">
            <text:p>5,28</text:p>
          </table:table-cell>
          <table:table-cell office:value-type="float" office:value="21289.1" calcext:value-type="float">
            <text:p>21289,1</text:p>
          </table:table-cell>
          <table:table-cell office:value-type="float" office:value="5.27999999999993" calcext:value-type="float">
            <text:p>5,28</text:p>
          </table:table-cell>
        </table:table-row>
        <table:table-row table:style-name="ro1">
          <table:table-cell table:style-name="ce1" office:value-type="time" office:time-value="PT12H24M45S" calcext:value-type="time">
            <text:p>12:24:45</text:p>
          </table:table-cell>
          <table:table-cell office:value-type="float" office:value="21405.9" calcext:value-type="float">
            <text:p>21405,9</text:p>
          </table:table-cell>
          <table:table-cell table:style-name="ce13" table:formula="of:=[.B74]-[.B73]" office:value-type="float" office:value="116.800000000003" calcext:value-type="float">
            <text:p>116,80</text:p>
          </table:table-cell>
          <table:table-cell table:style-name="ce14" table:formula="of:=[.A74]-[.A73]" office:value-type="time" office:time-value="PT00H00M20S" calcext:value-type="time">
            <text:p>00:00:20</text:p>
          </table:table-cell>
          <table:table-cell table:formula="of:=HOUR([.D74]) * 3600 + MINUTE([.D74]) * 60 + SECOND([.D74])" office:value-type="float" office:value="20" calcext:value-type="float">
            <text:p>20</text:p>
          </table:table-cell>
          <table:table-cell table:style-name="ce15" table:formula="of:=[.C74]/[.E74]" office:value-type="float" office:value="5.84000000000015" calcext:value-type="float">
            <text:p>5,84</text:p>
          </table:table-cell>
          <table:table-cell office:value-type="float" office:value="21405.9" calcext:value-type="float">
            <text:p>21405,9</text:p>
          </table:table-cell>
          <table:table-cell office:value-type="float" office:value="5.84000000000015" calcext:value-type="float">
            <text:p>5,84</text:p>
          </table:table-cell>
        </table:table-row>
        <table:table-row table:style-name="ro1">
          <table:table-cell table:style-name="ce1" office:value-type="time" office:time-value="PT12H24M55S" calcext:value-type="time">
            <text:p>12:24:55</text:p>
          </table:table-cell>
          <table:table-cell office:value-type="float" office:value="21460.8" calcext:value-type="float">
            <text:p>21460,8</text:p>
          </table:table-cell>
          <table:table-cell table:style-name="ce13" table:formula="of:=[.B75]-[.B74]" office:value-type="float" office:value="54.8999999999978" calcext:value-type="float">
            <text:p>54,90</text:p>
          </table:table-cell>
          <table:table-cell table:style-name="ce14" table:formula="of:=[.A75]-[.A74]" office:value-type="time" office:time-value="PT00H00M10S" calcext:value-type="time">
            <text:p>00:00:10</text:p>
          </table:table-cell>
          <table:table-cell table:formula="of:=HOUR([.D75]) * 3600 + MINUTE([.D75]) * 60 + SECOND([.D75])" office:value-type="float" office:value="10" calcext:value-type="float">
            <text:p>10</text:p>
          </table:table-cell>
          <table:table-cell table:style-name="ce15" table:formula="of:=[.C75]/[.E75]" office:value-type="float" office:value="5.48999999999978" calcext:value-type="float">
            <text:p>5,49</text:p>
          </table:table-cell>
          <table:table-cell office:value-type="float" office:value="21460.8" calcext:value-type="float">
            <text:p>21460,8</text:p>
          </table:table-cell>
          <table:table-cell office:value-type="float" office:value="5.48999999999978" calcext:value-type="float">
            <text:p>5,49</text:p>
          </table:table-cell>
        </table:table-row>
        <table:table-row table:style-name="ro1">
          <table:table-cell table:style-name="ce1" office:value-type="time" office:time-value="PT12H27M05S" calcext:value-type="time">
            <text:p>12:27:05</text:p>
          </table:table-cell>
          <table:table-cell office:value-type="float" office:value="22183" calcext:value-type="float">
            <text:p>22183</text:p>
          </table:table-cell>
          <table:table-cell table:style-name="ce13" table:formula="of:=[.B76]-[.B75]" office:value-type="float" office:value="722.200000000001" calcext:value-type="float">
            <text:p>722,20</text:p>
          </table:table-cell>
          <table:table-cell table:style-name="ce14" table:formula="of:=[.A76]-[.A75]" office:value-type="time" office:time-value="PT00H02M10S" calcext:value-type="time">
            <text:p>00:02:10</text:p>
          </table:table-cell>
          <table:table-cell table:formula="of:=HOUR([.D76]) * 3600 + MINUTE([.D76]) * 60 + SECOND([.D76])" office:value-type="float" office:value="130" calcext:value-type="float">
            <text:p>130</text:p>
          </table:table-cell>
          <table:table-cell table:style-name="ce15" table:formula="of:=[.C76]/[.E76]" office:value-type="float" office:value="5.55538461538462" calcext:value-type="float">
            <text:p>5,56</text:p>
          </table:table-cell>
          <table:table-cell office:value-type="float" office:value="22183" calcext:value-type="float">
            <text:p>22183</text:p>
          </table:table-cell>
          <table:table-cell office:value-type="float" office:value="5.55538461538462" calcext:value-type="float">
            <text:p>5,56</text:p>
          </table:table-cell>
        </table:table-row>
        <table:table-row table:style-name="ro1">
          <table:table-cell table:style-name="ce1" office:value-type="time" office:time-value="PT12H27M15S" calcext:value-type="time">
            <text:p>12:27:15</text:p>
          </table:table-cell>
          <table:table-cell office:value-type="float" office:value="22238.8" calcext:value-type="float">
            <text:p>22238,8</text:p>
          </table:table-cell>
          <table:table-cell table:style-name="ce13" table:formula="of:=[.B77]-[.B76]" office:value-type="float" office:value="55.7999999999993" calcext:value-type="float">
            <text:p>55,80</text:p>
          </table:table-cell>
          <table:table-cell table:style-name="ce14" table:formula="of:=[.A77]-[.A76]" office:value-type="time" office:time-value="PT00H00M10S" calcext:value-type="time">
            <text:p>00:00:10</text:p>
          </table:table-cell>
          <table:table-cell table:formula="of:=HOUR([.D77]) * 3600 + MINUTE([.D77]) * 60 + SECOND([.D77])" office:value-type="float" office:value="10" calcext:value-type="float">
            <text:p>10</text:p>
          </table:table-cell>
          <table:table-cell table:style-name="ce15" table:formula="of:=[.C77]/[.E77]" office:value-type="float" office:value="5.57999999999993" calcext:value-type="float">
            <text:p>5,58</text:p>
          </table:table-cell>
          <table:table-cell office:value-type="float" office:value="22238.8" calcext:value-type="float">
            <text:p>22238,8</text:p>
          </table:table-cell>
          <table:table-cell office:value-type="float" office:value="5.57999999999993" calcext:value-type="float">
            <text:p>5,58</text:p>
          </table:table-cell>
        </table:table-row>
        <table:table-row table:style-name="ro1">
          <table:table-cell table:style-name="ce1" office:value-type="time" office:time-value="PT12H27M25S" calcext:value-type="time">
            <text:p>12:27:25</text:p>
          </table:table-cell>
          <table:table-cell office:value-type="float" office:value="22297.5" calcext:value-type="float">
            <text:p>22297,5</text:p>
          </table:table-cell>
          <table:table-cell table:style-name="ce13" table:formula="of:=[.B78]-[.B77]" office:value-type="float" office:value="58.7000000000007" calcext:value-type="float">
            <text:p>58,70</text:p>
          </table:table-cell>
          <table:table-cell table:style-name="ce14" table:formula="of:=[.A78]-[.A77]" office:value-type="time" office:time-value="PT00H00M10S" calcext:value-type="time">
            <text:p>00:00:10</text:p>
          </table:table-cell>
          <table:table-cell table:formula="of:=HOUR([.D78]) * 3600 + MINUTE([.D78]) * 60 + SECOND([.D78])" office:value-type="float" office:value="10" calcext:value-type="float">
            <text:p>10</text:p>
          </table:table-cell>
          <table:table-cell table:style-name="ce15" table:formula="of:=[.C78]/[.E78]" office:value-type="float" office:value="5.87000000000007" calcext:value-type="float">
            <text:p>5,87</text:p>
          </table:table-cell>
          <table:table-cell office:value-type="float" office:value="22297.5" calcext:value-type="float">
            <text:p>22297,5</text:p>
          </table:table-cell>
          <table:table-cell office:value-type="float" office:value="5.87000000000007" calcext:value-type="float">
            <text:p>5,87</text:p>
          </table:table-cell>
        </table:table-row>
        <table:table-row table:style-name="ro1">
          <table:table-cell table:style-name="ce1" office:value-type="time" office:time-value="PT12H27M35S" calcext:value-type="time">
            <text:p>12:27:35</text:p>
          </table:table-cell>
          <table:table-cell office:value-type="float" office:value="22351.6" calcext:value-type="float">
            <text:p>22351,6</text:p>
          </table:table-cell>
          <table:table-cell table:style-name="ce13" table:formula="of:=[.B79]-[.B78]" office:value-type="float" office:value="54.0999999999985" calcext:value-type="float">
            <text:p>54,10</text:p>
          </table:table-cell>
          <table:table-cell table:style-name="ce14" table:formula="of:=[.A79]-[.A78]" office:value-type="time" office:time-value="PT00H00M10S" calcext:value-type="time">
            <text:p>00:00:10</text:p>
          </table:table-cell>
          <table:table-cell table:formula="of:=HOUR([.D79]) * 3600 + MINUTE([.D79]) * 60 + SECOND([.D79])" office:value-type="float" office:value="10" calcext:value-type="float">
            <text:p>10</text:p>
          </table:table-cell>
          <table:table-cell table:style-name="ce15" table:formula="of:=[.C79]/[.E79]" office:value-type="float" office:value="5.40999999999985" calcext:value-type="float">
            <text:p>5,41</text:p>
          </table:table-cell>
          <table:table-cell office:value-type="float" office:value="22351.6" calcext:value-type="float">
            <text:p>22351,6</text:p>
          </table:table-cell>
          <table:table-cell office:value-type="float" office:value="5.40999999999985" calcext:value-type="float">
            <text:p>5,41</text:p>
          </table:table-cell>
        </table:table-row>
        <table:table-row table:style-name="ro1">
          <table:table-cell table:style-name="ce1" office:value-type="time" office:time-value="PT12H27M45S" calcext:value-type="time">
            <text:p>12:27:45</text:p>
          </table:table-cell>
          <table:table-cell office:value-type="float" office:value="22412.9" calcext:value-type="float">
            <text:p>22412,9</text:p>
          </table:table-cell>
          <table:table-cell table:style-name="ce13" table:formula="of:=[.B80]-[.B79]" office:value-type="float" office:value="61.3000000000029" calcext:value-type="float">
            <text:p>61,30</text:p>
          </table:table-cell>
          <table:table-cell table:style-name="ce14" table:formula="of:=[.A80]-[.A79]" office:value-type="time" office:time-value="PT00H00M10S" calcext:value-type="time">
            <text:p>00:00:10</text:p>
          </table:table-cell>
          <table:table-cell table:formula="of:=HOUR([.D80]) * 3600 + MINUTE([.D80]) * 60 + SECOND([.D80])" office:value-type="float" office:value="10" calcext:value-type="float">
            <text:p>10</text:p>
          </table:table-cell>
          <table:table-cell table:style-name="ce15" table:formula="of:=[.C80]/[.E80]" office:value-type="float" office:value="6.13000000000029" calcext:value-type="float">
            <text:p>6,13</text:p>
          </table:table-cell>
          <table:table-cell office:value-type="float" office:value="22412.9" calcext:value-type="float">
            <text:p>22412,9</text:p>
          </table:table-cell>
          <table:table-cell office:value-type="float" office:value="6.13000000000029" calcext:value-type="float">
            <text:p>6,13</text:p>
          </table:table-cell>
        </table:table-row>
        <table:table-row table:style-name="ro1">
          <table:table-cell table:style-name="ce1" office:value-type="time" office:time-value="PT12H27M55S" calcext:value-type="time">
            <text:p>12:27:55</text:p>
          </table:table-cell>
          <table:table-cell office:value-type="float" office:value="22468.2" calcext:value-type="float">
            <text:p>22468,2</text:p>
          </table:table-cell>
          <table:table-cell table:style-name="ce13" table:formula="of:=[.B81]-[.B80]" office:value-type="float" office:value="55.2999999999993" calcext:value-type="float">
            <text:p>55,30</text:p>
          </table:table-cell>
          <table:table-cell table:style-name="ce14" table:formula="of:=[.A81]-[.A80]" office:value-type="time" office:time-value="PT00H00M10S" calcext:value-type="time">
            <text:p>00:00:10</text:p>
          </table:table-cell>
          <table:table-cell table:formula="of:=HOUR([.D81]) * 3600 + MINUTE([.D81]) * 60 + SECOND([.D81])" office:value-type="float" office:value="10" calcext:value-type="float">
            <text:p>10</text:p>
          </table:table-cell>
          <table:table-cell table:style-name="ce15" table:formula="of:=[.C81]/[.E81]" office:value-type="float" office:value="5.52999999999993" calcext:value-type="float">
            <text:p>5,53</text:p>
          </table:table-cell>
          <table:table-cell office:value-type="float" office:value="22468.2" calcext:value-type="float">
            <text:p>22468,2</text:p>
          </table:table-cell>
          <table:table-cell office:value-type="float" office:value="5.52999999999993" calcext:value-type="float">
            <text:p>5,53</text:p>
          </table:table-cell>
        </table:table-row>
        <table:table-row table:style-name="ro1">
          <table:table-cell table:style-name="ce1" office:value-type="time" office:time-value="PT12H28M05S" calcext:value-type="time">
            <text:p>12:28:05</text:p>
          </table:table-cell>
          <table:table-cell office:value-type="float" office:value="22522.8" calcext:value-type="float">
            <text:p>22522,8</text:p>
          </table:table-cell>
          <table:table-cell table:style-name="ce13" table:formula="of:=[.B82]-[.B81]" office:value-type="float" office:value="54.5999999999985" calcext:value-type="float">
            <text:p>54,60</text:p>
          </table:table-cell>
          <table:table-cell table:style-name="ce14" table:formula="of:=[.A82]-[.A81]" office:value-type="time" office:time-value="PT00H00M10S" calcext:value-type="time">
            <text:p>00:00:10</text:p>
          </table:table-cell>
          <table:table-cell table:formula="of:=HOUR([.D82]) * 3600 + MINUTE([.D82]) * 60 + SECOND([.D82])" office:value-type="float" office:value="10" calcext:value-type="float">
            <text:p>10</text:p>
          </table:table-cell>
          <table:table-cell table:style-name="ce15" table:formula="of:=[.C82]/[.E82]" office:value-type="float" office:value="5.45999999999985" calcext:value-type="float">
            <text:p>5,46</text:p>
          </table:table-cell>
          <table:table-cell office:value-type="float" office:value="22522.8" calcext:value-type="float">
            <text:p>22522,8</text:p>
          </table:table-cell>
          <table:table-cell office:value-type="float" office:value="5.45999999999985" calcext:value-type="float">
            <text:p>5,46</text:p>
          </table:table-cell>
        </table:table-row>
        <table:table-row table:style-name="ro1">
          <table:table-cell table:style-name="ce1" office:value-type="time" office:time-value="PT12H28M15S" calcext:value-type="time">
            <text:p>12:28:15</text:p>
          </table:table-cell>
          <table:table-cell office:value-type="float" office:value="22573.7" calcext:value-type="float">
            <text:p>22573,7</text:p>
          </table:table-cell>
          <table:table-cell table:style-name="ce13" table:formula="of:=[.B83]-[.B82]" office:value-type="float" office:value="50.9000000000015" calcext:value-type="float">
            <text:p>50,90</text:p>
          </table:table-cell>
          <table:table-cell table:style-name="ce14" table:formula="of:=[.A83]-[.A82]" office:value-type="time" office:time-value="PT00H00M10S" calcext:value-type="time">
            <text:p>00:00:10</text:p>
          </table:table-cell>
          <table:table-cell table:formula="of:=HOUR([.D83]) * 3600 + MINUTE([.D83]) * 60 + SECOND([.D83])" office:value-type="float" office:value="10" calcext:value-type="float">
            <text:p>10</text:p>
          </table:table-cell>
          <table:table-cell table:style-name="ce15" table:formula="of:=[.C83]/[.E83]" office:value-type="float" office:value="5.09000000000015" calcext:value-type="float">
            <text:p>5,09</text:p>
          </table:table-cell>
          <table:table-cell office:value-type="float" office:value="22573.7" calcext:value-type="float">
            <text:p>22573,7</text:p>
          </table:table-cell>
          <table:table-cell office:value-type="float" office:value="5.09000000000015" calcext:value-type="float">
            <text:p>5,09</text:p>
          </table:table-cell>
        </table:table-row>
        <table:table-row table:style-name="ro1">
          <table:table-cell table:style-name="ce1" office:value-type="time" office:time-value="PT12H28M25S" calcext:value-type="time">
            <text:p>12:28:25</text:p>
          </table:table-cell>
          <table:table-cell office:value-type="float" office:value="22626.3" calcext:value-type="float">
            <text:p>22626,3</text:p>
          </table:table-cell>
          <table:table-cell table:style-name="ce13" table:formula="of:=[.B84]-[.B83]" office:value-type="float" office:value="52.5999999999985" calcext:value-type="float">
            <text:p>52,60</text:p>
          </table:table-cell>
          <table:table-cell table:style-name="ce14" table:formula="of:=[.A84]-[.A83]" office:value-type="time" office:time-value="PT00H00M10S" calcext:value-type="time">
            <text:p>00:00:10</text:p>
          </table:table-cell>
          <table:table-cell table:formula="of:=HOUR([.D84]) * 3600 + MINUTE([.D84]) * 60 + SECOND([.D84])" office:value-type="float" office:value="10" calcext:value-type="float">
            <text:p>10</text:p>
          </table:table-cell>
          <table:table-cell table:style-name="ce15" table:formula="of:=[.C84]/[.E84]" office:value-type="float" office:value="5.25999999999985" calcext:value-type="float">
            <text:p>5,26</text:p>
          </table:table-cell>
          <table:table-cell office:value-type="float" office:value="22626.3" calcext:value-type="float">
            <text:p>22626,3</text:p>
          </table:table-cell>
          <table:table-cell office:value-type="float" office:value="5.25999999999985" calcext:value-type="float">
            <text:p>5,26</text:p>
          </table:table-cell>
        </table:table-row>
        <table:table-row table:style-name="ro1">
          <table:table-cell table:style-name="ce1" office:value-type="time" office:time-value="PT12H28M35S" calcext:value-type="time">
            <text:p>12:28:35</text:p>
          </table:table-cell>
          <table:table-cell office:value-type="float" office:value="22682.3" calcext:value-type="float">
            <text:p>22682,3</text:p>
          </table:table-cell>
          <table:table-cell table:style-name="ce13" table:formula="of:=[.B85]-[.B84]" office:value-type="float" office:value="56" calcext:value-type="float">
            <text:p>56,00</text:p>
          </table:table-cell>
          <table:table-cell table:style-name="ce14" table:formula="of:=[.A85]-[.A84]" office:value-type="time" office:time-value="PT00H00M10S" calcext:value-type="time">
            <text:p>00:00:10</text:p>
          </table:table-cell>
          <table:table-cell table:formula="of:=HOUR([.D85]) * 3600 + MINUTE([.D85]) * 60 + SECOND([.D85])" office:value-type="float" office:value="10" calcext:value-type="float">
            <text:p>10</text:p>
          </table:table-cell>
          <table:table-cell table:style-name="ce15" table:formula="of:=[.C85]/[.E85]" office:value-type="float" office:value="5.6" calcext:value-type="float">
            <text:p>5,60</text:p>
          </table:table-cell>
          <table:table-cell office:value-type="float" office:value="22682.3" calcext:value-type="float">
            <text:p>22682,3</text:p>
          </table:table-cell>
          <table:table-cell office:value-type="float" office:value="5.6" calcext:value-type="float">
            <text:p>5,60</text:p>
          </table:table-cell>
        </table:table-row>
        <table:table-row table:style-name="ro1">
          <table:table-cell table:style-name="ce1" office:value-type="time" office:time-value="PT12H28M45S" calcext:value-type="time">
            <text:p>12:28:45</text:p>
          </table:table-cell>
          <table:table-cell office:value-type="float" office:value="22740.9" calcext:value-type="float">
            <text:p>22740,9</text:p>
          </table:table-cell>
          <table:table-cell table:style-name="ce13" table:formula="of:=[.B86]-[.B85]" office:value-type="float" office:value="58.6000000000022" calcext:value-type="float">
            <text:p>58,60</text:p>
          </table:table-cell>
          <table:table-cell table:style-name="ce14" table:formula="of:=[.A86]-[.A85]" office:value-type="time" office:time-value="PT00H00M10S" calcext:value-type="time">
            <text:p>00:00:10</text:p>
          </table:table-cell>
          <table:table-cell table:formula="of:=HOUR([.D86]) * 3600 + MINUTE([.D86]) * 60 + SECOND([.D86])" office:value-type="float" office:value="10" calcext:value-type="float">
            <text:p>10</text:p>
          </table:table-cell>
          <table:table-cell table:style-name="ce15" table:formula="of:=[.C86]/[.E86]" office:value-type="float" office:value="5.86000000000022" calcext:value-type="float">
            <text:p>5,86</text:p>
          </table:table-cell>
          <table:table-cell office:value-type="float" office:value="22740.9" calcext:value-type="float">
            <text:p>22740,9</text:p>
          </table:table-cell>
          <table:table-cell office:value-type="float" office:value="5.86000000000022" calcext:value-type="float">
            <text:p>5,86</text:p>
          </table:table-cell>
        </table:table-row>
        <table:table-row table:style-name="ro1">
          <table:table-cell table:style-name="ce1" office:value-type="time" office:time-value="PT12H28M55S" calcext:value-type="time">
            <text:p>12:28:55</text:p>
          </table:table-cell>
          <table:table-cell office:value-type="float" office:value="22797" calcext:value-type="float">
            <text:p>22797</text:p>
          </table:table-cell>
          <table:table-cell table:style-name="ce13" table:formula="of:=[.B87]-[.B86]" office:value-type="float" office:value="56.0999999999985" calcext:value-type="float">
            <text:p>56,10</text:p>
          </table:table-cell>
          <table:table-cell table:style-name="ce14" table:formula="of:=[.A87]-[.A86]" office:value-type="time" office:time-value="PT00H00M10S" calcext:value-type="time">
            <text:p>00:00:10</text:p>
          </table:table-cell>
          <table:table-cell table:formula="of:=HOUR([.D87]) * 3600 + MINUTE([.D87]) * 60 + SECOND([.D87])" office:value-type="float" office:value="10" calcext:value-type="float">
            <text:p>10</text:p>
          </table:table-cell>
          <table:table-cell table:style-name="ce15" table:formula="of:=[.C87]/[.E87]" office:value-type="float" office:value="5.60999999999986" calcext:value-type="float">
            <text:p>5,61</text:p>
          </table:table-cell>
          <table:table-cell office:value-type="float" office:value="22797" calcext:value-type="float">
            <text:p>22797</text:p>
          </table:table-cell>
          <table:table-cell office:value-type="float" office:value="5.60999999999986" calcext:value-type="float">
            <text:p>5,61</text:p>
          </table:table-cell>
        </table:table-row>
        <table:table-row table:style-name="ro1">
          <table:table-cell table:style-name="ce1" office:value-type="time" office:time-value="PT12H29M05S" calcext:value-type="time">
            <text:p>12:29:05</text:p>
          </table:table-cell>
          <table:table-cell office:value-type="float" office:value="22850" calcext:value-type="float">
            <text:p>22850</text:p>
          </table:table-cell>
          <table:table-cell table:style-name="ce13" table:formula="of:=[.B88]-[.B87]" office:value-type="float" office:value="53" calcext:value-type="float">
            <text:p>53,00</text:p>
          </table:table-cell>
          <table:table-cell table:style-name="ce14" table:formula="of:=[.A88]-[.A87]" office:value-type="time" office:time-value="PT00H00M10S" calcext:value-type="time">
            <text:p>00:00:10</text:p>
          </table:table-cell>
          <table:table-cell table:formula="of:=HOUR([.D88]) * 3600 + MINUTE([.D88]) * 60 + SECOND([.D88])" office:value-type="float" office:value="10" calcext:value-type="float">
            <text:p>10</text:p>
          </table:table-cell>
          <table:table-cell table:style-name="ce15" table:formula="of:=[.C88]/[.E88]" office:value-type="float" office:value="5.3" calcext:value-type="float">
            <text:p>5,30</text:p>
          </table:table-cell>
          <table:table-cell office:value-type="float" office:value="22850" calcext:value-type="float">
            <text:p>22850</text:p>
          </table:table-cell>
          <table:table-cell office:value-type="float" office:value="5.3" calcext:value-type="float">
            <text:p>5,30</text:p>
          </table:table-cell>
        </table:table-row>
        <table:table-row table:style-name="ro1">
          <table:table-cell table:style-name="ce1" office:value-type="time" office:time-value="PT12H29M15S" calcext:value-type="time">
            <text:p>12:29:15</text:p>
          </table:table-cell>
          <table:table-cell office:value-type="float" office:value="22906.9" calcext:value-type="float">
            <text:p>22906,9</text:p>
          </table:table-cell>
          <table:table-cell table:style-name="ce13" table:formula="of:=[.B89]-[.B88]" office:value-type="float" office:value="56.9000000000015" calcext:value-type="float">
            <text:p>56,90</text:p>
          </table:table-cell>
          <table:table-cell table:style-name="ce14" table:formula="of:=[.A89]-[.A88]" office:value-type="time" office:time-value="PT00H00M10S" calcext:value-type="time">
            <text:p>00:00:10</text:p>
          </table:table-cell>
          <table:table-cell table:formula="of:=HOUR([.D89]) * 3600 + MINUTE([.D89]) * 60 + SECOND([.D89])" office:value-type="float" office:value="10" calcext:value-type="float">
            <text:p>10</text:p>
          </table:table-cell>
          <table:table-cell table:style-name="ce15" table:formula="of:=[.C89]/[.E89]" office:value-type="float" office:value="5.69000000000015" calcext:value-type="float">
            <text:p>5,69</text:p>
          </table:table-cell>
          <table:table-cell office:value-type="float" office:value="22906.9" calcext:value-type="float">
            <text:p>22906,9</text:p>
          </table:table-cell>
          <table:table-cell office:value-type="float" office:value="5.69000000000015" calcext:value-type="float">
            <text:p>5,69</text:p>
          </table:table-cell>
        </table:table-row>
        <table:table-row table:style-name="ro1">
          <table:table-cell table:style-name="ce1" office:value-type="time" office:time-value="PT12H29M25S" calcext:value-type="time">
            <text:p>12:29:25</text:p>
          </table:table-cell>
          <table:table-cell office:value-type="float" office:value="22967.5" calcext:value-type="float">
            <text:p>22967,5</text:p>
          </table:table-cell>
          <table:table-cell table:style-name="ce13" table:formula="of:=[.B90]-[.B89]" office:value-type="float" office:value="60.5999999999985" calcext:value-type="float">
            <text:p>60,60</text:p>
          </table:table-cell>
          <table:table-cell table:style-name="ce14" table:formula="of:=[.A90]-[.A89]" office:value-type="time" office:time-value="PT00H00M10S" calcext:value-type="time">
            <text:p>00:00:10</text:p>
          </table:table-cell>
          <table:table-cell table:formula="of:=HOUR([.D90]) * 3600 + MINUTE([.D90]) * 60 + SECOND([.D90])" office:value-type="float" office:value="10" calcext:value-type="float">
            <text:p>10</text:p>
          </table:table-cell>
          <table:table-cell table:style-name="ce15" table:formula="of:=[.C90]/[.E90]" office:value-type="float" office:value="6.05999999999986" calcext:value-type="float">
            <text:p>6,06</text:p>
          </table:table-cell>
          <table:table-cell office:value-type="float" office:value="22967.5" calcext:value-type="float">
            <text:p>22967,5</text:p>
          </table:table-cell>
          <table:table-cell office:value-type="float" office:value="6.05999999999986" calcext:value-type="float">
            <text:p>6,06</text:p>
          </table:table-cell>
        </table:table-row>
        <table:table-row table:style-name="ro1">
          <table:table-cell table:style-name="ce1" office:value-type="time" office:time-value="PT12H29M35S" calcext:value-type="time">
            <text:p>12:29:35</text:p>
          </table:table-cell>
          <table:table-cell office:value-type="float" office:value="23022.8" calcext:value-type="float">
            <text:p>23022,8</text:p>
          </table:table-cell>
          <table:table-cell table:style-name="ce13" table:formula="of:=[.B91]-[.B90]" office:value-type="float" office:value="55.2999999999993" calcext:value-type="float">
            <text:p>55,30</text:p>
          </table:table-cell>
          <table:table-cell table:style-name="ce14" table:formula="of:=[.A91]-[.A90]" office:value-type="time" office:time-value="PT00H00M10S" calcext:value-type="time">
            <text:p>00:00:10</text:p>
          </table:table-cell>
          <table:table-cell table:formula="of:=HOUR([.D91]) * 3600 + MINUTE([.D91]) * 60 + SECOND([.D91])" office:value-type="float" office:value="10" calcext:value-type="float">
            <text:p>10</text:p>
          </table:table-cell>
          <table:table-cell table:style-name="ce15" table:formula="of:=[.C91]/[.E91]" office:value-type="float" office:value="5.52999999999993" calcext:value-type="float">
            <text:p>5,53</text:p>
          </table:table-cell>
          <table:table-cell office:value-type="float" office:value="23022.8" calcext:value-type="float">
            <text:p>23022,8</text:p>
          </table:table-cell>
          <table:table-cell office:value-type="float" office:value="5.52999999999993" calcext:value-type="float">
            <text:p>5,53</text:p>
          </table:table-cell>
        </table:table-row>
        <table:table-row table:style-name="ro1">
          <table:table-cell table:style-name="ce1" office:value-type="time" office:time-value="PT12H29M45S" calcext:value-type="time">
            <text:p>12:29:45</text:p>
          </table:table-cell>
          <table:table-cell office:value-type="float" office:value="23078.4" calcext:value-type="float">
            <text:p>23078,4</text:p>
          </table:table-cell>
          <table:table-cell table:style-name="ce13" table:formula="of:=[.B92]-[.B91]" office:value-type="float" office:value="55.6000000000022" calcext:value-type="float">
            <text:p>55,60</text:p>
          </table:table-cell>
          <table:table-cell table:style-name="ce14" table:formula="of:=[.A92]-[.A91]" office:value-type="time" office:time-value="PT00H00M10S" calcext:value-type="time">
            <text:p>00:00:10</text:p>
          </table:table-cell>
          <table:table-cell table:formula="of:=HOUR([.D92]) * 3600 + MINUTE([.D92]) * 60 + SECOND([.D92])" office:value-type="float" office:value="10" calcext:value-type="float">
            <text:p>10</text:p>
          </table:table-cell>
          <table:table-cell table:style-name="ce15" table:formula="of:=[.C92]/[.E92]" office:value-type="float" office:value="5.56000000000022" calcext:value-type="float">
            <text:p>5,56</text:p>
          </table:table-cell>
          <table:table-cell office:value-type="float" office:value="23078.4" calcext:value-type="float">
            <text:p>23078,4</text:p>
          </table:table-cell>
          <table:table-cell office:value-type="float" office:value="5.56000000000022" calcext:value-type="float">
            <text:p>5,56</text:p>
          </table:table-cell>
        </table:table-row>
        <table:table-row table:style-name="ro1">
          <table:table-cell table:style-name="ce1" office:value-type="time" office:time-value="PT12H29M45S" calcext:value-type="time">
            <text:p>12:29:45</text:p>
          </table:table-cell>
          <table:table-cell office:value-type="float" office:value="23078.4" calcext:value-type="float">
            <text:p>23078,4</text:p>
          </table:table-cell>
          <table:table-cell table:style-name="ce13" table:formula="of:=[.B93]-[.B92]" office:value-type="float" office:value="0" calcext:value-type="float">
            <text:p>0,00</text:p>
          </table:table-cell>
          <table:table-cell table:style-name="ce14" table:formula="of:=[.A93]-[.A92]" office:value-type="time" office:time-value="PT00H00M00S" calcext:value-type="time">
            <text:p>00:00:00</text:p>
          </table:table-cell>
          <table:table-cell table:formula="of:=HOUR([.D93]) * 3600 + MINUTE([.D93]) * 60 + SECOND([.D93])" office:value-type="float" office:value="0" calcext:value-type="float">
            <text:p>0</text:p>
          </table:table-cell>
          <table:table-cell table:style-name="ce15" office:value-type="float" office:value="5.5" calcext:value-type="float">
            <text:p>5,50</text:p>
          </table:table-cell>
          <table:table-cell office:value-type="float" office:value="23078.4" calcext:value-type="float">
            <text:p>23078,4</text:p>
          </table:table-cell>
          <table:table-cell office:value-type="float" office:value="5.5" calcext:value-type="float">
            <text:p>5,50</text:p>
          </table:table-cell>
        </table:table-row>
        <table:table-row table:style-name="ro1">
          <table:table-cell table:style-name="ce1" office:value-type="time" office:time-value="PT12H29M55S" calcext:value-type="time">
            <text:p>12:29:55</text:p>
          </table:table-cell>
          <table:table-cell office:value-type="float" office:value="23129" calcext:value-type="float">
            <text:p>23129</text:p>
          </table:table-cell>
          <table:table-cell table:style-name="ce13" table:formula="of:=[.B94]-[.B93]" office:value-type="float" office:value="50.5999999999985" calcext:value-type="float">
            <text:p>50,60</text:p>
          </table:table-cell>
          <table:table-cell table:style-name="ce14" table:formula="of:=[.A94]-[.A93]" office:value-type="time" office:time-value="PT00H00M10S" calcext:value-type="time">
            <text:p>00:00:10</text:p>
          </table:table-cell>
          <table:table-cell table:formula="of:=HOUR([.D94]) * 3600 + MINUTE([.D94]) * 60 + SECOND([.D94])" office:value-type="float" office:value="10" calcext:value-type="float">
            <text:p>10</text:p>
          </table:table-cell>
          <table:table-cell table:style-name="ce15" table:formula="of:=[.C94]/[.E94]" office:value-type="float" office:value="5.05999999999986" calcext:value-type="float">
            <text:p>5,06</text:p>
          </table:table-cell>
          <table:table-cell office:value-type="float" office:value="23129" calcext:value-type="float">
            <text:p>23129</text:p>
          </table:table-cell>
          <table:table-cell office:value-type="float" office:value="5.05999999999986" calcext:value-type="float">
            <text:p>5,06</text:p>
          </table:table-cell>
        </table:table-row>
        <table:table-row table:style-name="ro1">
          <table:table-cell table:style-name="ce1" office:value-type="time" office:time-value="PT12H30M15S" calcext:value-type="time">
            <text:p>12:30:15</text:p>
          </table:table-cell>
          <table:table-cell office:value-type="float" office:value="23246.9" calcext:value-type="float">
            <text:p>23246,9</text:p>
          </table:table-cell>
          <table:table-cell table:style-name="ce13" table:formula="of:=[.B95]-[.B94]" office:value-type="float" office:value="117.900000000001" calcext:value-type="float">
            <text:p>117,90</text:p>
          </table:table-cell>
          <table:table-cell table:style-name="ce14" table:formula="of:=[.A95]-[.A94]" office:value-type="time" office:time-value="PT00H00M20S" calcext:value-type="time">
            <text:p>00:00:20</text:p>
          </table:table-cell>
          <table:table-cell table:formula="of:=HOUR([.D95]) * 3600 + MINUTE([.D95]) * 60 + SECOND([.D95])" office:value-type="float" office:value="20" calcext:value-type="float">
            <text:p>20</text:p>
          </table:table-cell>
          <table:table-cell table:style-name="ce15" table:formula="of:=[.C95]/[.E95]" office:value-type="float" office:value="5.89500000000007" calcext:value-type="float">
            <text:p>5,90</text:p>
          </table:table-cell>
          <table:table-cell office:value-type="float" office:value="23246.9" calcext:value-type="float">
            <text:p>23246,9</text:p>
          </table:table-cell>
          <table:table-cell office:value-type="float" office:value="5.89500000000007" calcext:value-type="float">
            <text:p>5,90</text:p>
          </table:table-cell>
        </table:table-row>
        <table:table-row table:style-name="ro1">
          <table:table-cell table:style-name="ce1" office:value-type="time" office:time-value="PT12H30M25S" calcext:value-type="time">
            <text:p>12:30:25</text:p>
          </table:table-cell>
          <table:table-cell office:value-type="float" office:value="23299.8" calcext:value-type="float">
            <text:p>23299,8</text:p>
          </table:table-cell>
          <table:table-cell table:style-name="ce13" table:formula="of:=[.B96]-[.B95]" office:value-type="float" office:value="52.8999999999978" calcext:value-type="float">
            <text:p>52,90</text:p>
          </table:table-cell>
          <table:table-cell table:style-name="ce14" table:formula="of:=[.A96]-[.A95]" office:value-type="time" office:time-value="PT00H00M10S" calcext:value-type="time">
            <text:p>00:00:10</text:p>
          </table:table-cell>
          <table:table-cell table:formula="of:=HOUR([.D96]) * 3600 + MINUTE([.D96]) * 60 + SECOND([.D96])" office:value-type="float" office:value="10" calcext:value-type="float">
            <text:p>10</text:p>
          </table:table-cell>
          <table:table-cell table:style-name="ce15" table:formula="of:=[.C96]/[.E96]" office:value-type="float" office:value="5.28999999999978" calcext:value-type="float">
            <text:p>5,29</text:p>
          </table:table-cell>
          <table:table-cell office:value-type="float" office:value="23299.8" calcext:value-type="float">
            <text:p>23299,8</text:p>
          </table:table-cell>
          <table:table-cell office:value-type="float" office:value="5.28999999999978" calcext:value-type="float">
            <text:p>5,29</text:p>
          </table:table-cell>
        </table:table-row>
        <table:table-row table:style-name="ro1">
          <table:table-cell table:style-name="ce1" office:value-type="time" office:time-value="PT12H30M25S" calcext:value-type="time">
            <text:p>12:30:25</text:p>
          </table:table-cell>
          <table:table-cell office:value-type="float" office:value="23299.8" calcext:value-type="float">
            <text:p>23299,8</text:p>
          </table:table-cell>
          <table:table-cell table:style-name="ce13" table:formula="of:=[.B97]-[.B96]" office:value-type="float" office:value="0" calcext:value-type="float">
            <text:p>0,00</text:p>
          </table:table-cell>
          <table:table-cell table:style-name="ce14" table:formula="of:=[.A97]-[.A96]" office:value-type="time" office:time-value="PT00H00M00S" calcext:value-type="time">
            <text:p>00:00:00</text:p>
          </table:table-cell>
          <table:table-cell table:formula="of:=HOUR([.D97]) * 3600 + MINUTE([.D97]) * 60 + SECOND([.D97])" office:value-type="float" office:value="0" calcext:value-type="float">
            <text:p>0</text:p>
          </table:table-cell>
          <table:table-cell table:style-name="ce15" office:value-type="float" office:value="5.3" calcext:value-type="float">
            <text:p>5,30</text:p>
          </table:table-cell>
          <table:table-cell office:value-type="float" office:value="23299.8" calcext:value-type="float">
            <text:p>23299,8</text:p>
          </table:table-cell>
          <table:table-cell office:value-type="float" office:value="5.3" calcext:value-type="float">
            <text:p>5,30</text:p>
          </table:table-cell>
        </table:table-row>
        <table:table-row table:style-name="ro1">
          <table:table-cell table:style-name="ce1" office:value-type="time" office:time-value="PT12H32M05S" calcext:value-type="time">
            <text:p>12:32:05</text:p>
          </table:table-cell>
          <table:table-cell office:value-type="float" office:value="23847.8" calcext:value-type="float">
            <text:p>23847,8</text:p>
          </table:table-cell>
          <table:table-cell table:style-name="ce13" table:formula="of:=[.B98]-[.B97]" office:value-type="float" office:value="548" calcext:value-type="float">
            <text:p>548,00</text:p>
          </table:table-cell>
          <table:table-cell table:style-name="ce14" table:formula="of:=[.A98]-[.A97]" office:value-type="time" office:time-value="PT00H01M40S" calcext:value-type="time">
            <text:p>00:01:40</text:p>
          </table:table-cell>
          <table:table-cell table:formula="of:=HOUR([.D98]) * 3600 + MINUTE([.D98]) * 60 + SECOND([.D98])" office:value-type="float" office:value="100" calcext:value-type="float">
            <text:p>100</text:p>
          </table:table-cell>
          <table:table-cell table:style-name="ce15" table:formula="of:=[.C98]/[.E98]" office:value-type="float" office:value="5.48" calcext:value-type="float">
            <text:p>5,48</text:p>
          </table:table-cell>
          <table:table-cell office:value-type="float" office:value="23847.8" calcext:value-type="float">
            <text:p>23847,8</text:p>
          </table:table-cell>
          <table:table-cell office:value-type="float" office:value="5.48" calcext:value-type="float">
            <text:p>5,48</text:p>
          </table:table-cell>
        </table:table-row>
        <table:table-row table:style-name="ro1">
          <table:table-cell table:style-name="ce1" office:value-type="time" office:time-value="PT12H32M15S" calcext:value-type="time">
            <text:p>12:32:15</text:p>
          </table:table-cell>
          <table:table-cell office:value-type="float" office:value="23905.6" calcext:value-type="float">
            <text:p>23905,6</text:p>
          </table:table-cell>
          <table:table-cell table:style-name="ce13" table:formula="of:=[.B99]-[.B98]" office:value-type="float" office:value="57.7999999999993" calcext:value-type="float">
            <text:p>57,80</text:p>
          </table:table-cell>
          <table:table-cell table:style-name="ce14" table:formula="of:=[.A99]-[.A98]" office:value-type="time" office:time-value="PT00H00M10S" calcext:value-type="time">
            <text:p>00:00:10</text:p>
          </table:table-cell>
          <table:table-cell table:formula="of:=HOUR([.D99]) * 3600 + MINUTE([.D99]) * 60 + SECOND([.D99])" office:value-type="float" office:value="10" calcext:value-type="float">
            <text:p>10</text:p>
          </table:table-cell>
          <table:table-cell table:style-name="ce15" table:formula="of:=[.C99]/[.E99]" office:value-type="float" office:value="5.77999999999993" calcext:value-type="float">
            <text:p>5,78</text:p>
          </table:table-cell>
          <table:table-cell office:value-type="float" office:value="23905.6" calcext:value-type="float">
            <text:p>23905,6</text:p>
          </table:table-cell>
          <table:table-cell office:value-type="float" office:value="5.77999999999993" calcext:value-type="float">
            <text:p>5,78</text:p>
          </table:table-cell>
        </table:table-row>
        <table:table-row table:style-name="ro1">
          <table:table-cell table:style-name="ce1" office:value-type="time" office:time-value="PT12H32M25S" calcext:value-type="time">
            <text:p>12:32:25</text:p>
          </table:table-cell>
          <table:table-cell office:value-type="float" office:value="23967.2" calcext:value-type="float">
            <text:p>23967,2</text:p>
          </table:table-cell>
          <table:table-cell table:style-name="ce13" table:formula="of:=[.B100]-[.B99]" office:value-type="float" office:value="61.6000000000022" calcext:value-type="float">
            <text:p>61,60</text:p>
          </table:table-cell>
          <table:table-cell table:style-name="ce14" table:formula="of:=[.A100]-[.A99]" office:value-type="time" office:time-value="PT00H00M10S" calcext:value-type="time">
            <text:p>00:00:10</text:p>
          </table:table-cell>
          <table:table-cell table:formula="of:=HOUR([.D100]) * 3600 + MINUTE([.D100]) * 60 + SECOND([.D100])" office:value-type="float" office:value="10" calcext:value-type="float">
            <text:p>10</text:p>
          </table:table-cell>
          <table:table-cell table:style-name="ce15" table:formula="of:=[.C100]/[.E100]" office:value-type="float" office:value="6.16000000000022" calcext:value-type="float">
            <text:p>6,16</text:p>
          </table:table-cell>
          <table:table-cell office:value-type="float" office:value="23967.2" calcext:value-type="float">
            <text:p>23967,2</text:p>
          </table:table-cell>
          <table:table-cell office:value-type="float" office:value="6.16000000000022" calcext:value-type="float">
            <text:p>6,16</text:p>
          </table:table-cell>
        </table:table-row>
        <table:table-row table:style-name="ro1">
          <table:table-cell table:style-name="ce1" office:value-type="time" office:time-value="PT12H32M45S" calcext:value-type="time">
            <text:p>12:32:45</text:p>
          </table:table-cell>
          <table:table-cell office:value-type="float" office:value="24089.9" calcext:value-type="float">
            <text:p>24089,9</text:p>
          </table:table-cell>
          <table:table-cell table:style-name="ce13" table:formula="of:=[.B101]-[.B100]" office:value-type="float" office:value="122.700000000001" calcext:value-type="float">
            <text:p>122,70</text:p>
          </table:table-cell>
          <table:table-cell table:style-name="ce14" table:formula="of:=[.A101]-[.A100]" office:value-type="time" office:time-value="PT00H00M20S" calcext:value-type="time">
            <text:p>00:00:20</text:p>
          </table:table-cell>
          <table:table-cell table:formula="of:=HOUR([.D101]) * 3600 + MINUTE([.D101]) * 60 + SECOND([.D101])" office:value-type="float" office:value="20" calcext:value-type="float">
            <text:p>20</text:p>
          </table:table-cell>
          <table:table-cell table:style-name="ce15" table:formula="of:=[.C101]/[.E101]" office:value-type="float" office:value="6.13500000000004" calcext:value-type="float">
            <text:p>6,14</text:p>
          </table:table-cell>
          <table:table-cell office:value-type="float" office:value="24089.9" calcext:value-type="float">
            <text:p>24089,9</text:p>
          </table:table-cell>
          <table:table-cell office:value-type="float" office:value="6.13500000000004" calcext:value-type="float">
            <text:p>6,14</text:p>
          </table:table-cell>
        </table:table-row>
        <table:table-row table:style-name="ro1">
          <table:table-cell table:style-name="ce1" office:value-type="time" office:time-value="PT12H32M55S" calcext:value-type="time">
            <text:p>12:32:55</text:p>
          </table:table-cell>
          <table:table-cell office:value-type="float" office:value="24147.4" calcext:value-type="float">
            <text:p>24147,4</text:p>
          </table:table-cell>
          <table:table-cell table:style-name="ce13" table:formula="of:=[.B102]-[.B101]" office:value-type="float" office:value="57.5" calcext:value-type="float">
            <text:p>57,50</text:p>
          </table:table-cell>
          <table:table-cell table:style-name="ce14" table:formula="of:=[.A102]-[.A101]" office:value-type="time" office:time-value="PT00H00M10S" calcext:value-type="time">
            <text:p>00:00:10</text:p>
          </table:table-cell>
          <table:table-cell table:formula="of:=HOUR([.D102]) * 3600 + MINUTE([.D102]) * 60 + SECOND([.D102])" office:value-type="float" office:value="10" calcext:value-type="float">
            <text:p>10</text:p>
          </table:table-cell>
          <table:table-cell table:style-name="ce15" table:formula="of:=[.C102]/[.E102]" office:value-type="float" office:value="5.75" calcext:value-type="float">
            <text:p>5,75</text:p>
          </table:table-cell>
          <table:table-cell office:value-type="float" office:value="24147.4" calcext:value-type="float">
            <text:p>24147,4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table:style-name="ce1" office:value-type="time" office:time-value="PT12H33M05S" calcext:value-type="time">
            <text:p>12:33:05</text:p>
          </table:table-cell>
          <table:table-cell office:value-type="float" office:value="24203.2" calcext:value-type="float">
            <text:p>24203,2</text:p>
          </table:table-cell>
          <table:table-cell table:style-name="ce13" table:formula="of:=[.B103]-[.B102]" office:value-type="float" office:value="55.7999999999993" calcext:value-type="float">
            <text:p>55,80</text:p>
          </table:table-cell>
          <table:table-cell table:style-name="ce14" table:formula="of:=[.A103]-[.A102]" office:value-type="time" office:time-value="PT00H00M10S" calcext:value-type="time">
            <text:p>00:00:10</text:p>
          </table:table-cell>
          <table:table-cell table:formula="of:=HOUR([.D103]) * 3600 + MINUTE([.D103]) * 60 + SECOND([.D103])" office:value-type="float" office:value="10" calcext:value-type="float">
            <text:p>10</text:p>
          </table:table-cell>
          <table:table-cell table:style-name="ce15" table:formula="of:=[.C103]/[.E103]" office:value-type="float" office:value="5.57999999999993" calcext:value-type="float">
            <text:p>5,58</text:p>
          </table:table-cell>
          <table:table-cell office:value-type="float" office:value="24203.2" calcext:value-type="float">
            <text:p>24203,2</text:p>
          </table:table-cell>
          <table:table-cell office:value-type="float" office:value="5.57999999999993" calcext:value-type="float">
            <text:p>5,58</text:p>
          </table:table-cell>
        </table:table-row>
        <table:table-row table:style-name="ro1">
          <table:table-cell table:style-name="ce1" office:value-type="time" office:time-value="PT12H33M15S" calcext:value-type="time">
            <text:p>12:33:15</text:p>
          </table:table-cell>
          <table:table-cell office:value-type="float" office:value="24259" calcext:value-type="float">
            <text:p>24259</text:p>
          </table:table-cell>
          <table:table-cell table:style-name="ce13" table:formula="of:=[.B104]-[.B103]" office:value-type="float" office:value="55.7999999999993" calcext:value-type="float">
            <text:p>55,80</text:p>
          </table:table-cell>
          <table:table-cell table:style-name="ce14" table:formula="of:=[.A104]-[.A103]" office:value-type="time" office:time-value="PT00H00M10S" calcext:value-type="time">
            <text:p>00:00:10</text:p>
          </table:table-cell>
          <table:table-cell table:formula="of:=HOUR([.D104]) * 3600 + MINUTE([.D104]) * 60 + SECOND([.D104])" office:value-type="float" office:value="10" calcext:value-type="float">
            <text:p>10</text:p>
          </table:table-cell>
          <table:table-cell table:style-name="ce15" table:formula="of:=[.C104]/[.E104]" office:value-type="float" office:value="5.57999999999993" calcext:value-type="float">
            <text:p>5,58</text:p>
          </table:table-cell>
          <table:table-cell office:value-type="float" office:value="24259" calcext:value-type="float">
            <text:p>24259</text:p>
          </table:table-cell>
          <table:table-cell office:value-type="float" office:value="5.57999999999993" calcext:value-type="float">
            <text:p>5,58</text:p>
          </table:table-cell>
        </table:table-row>
        <table:table-row table:style-name="ro1">
          <table:table-cell table:style-name="ce1" office:value-type="time" office:time-value="PT12H33M25S" calcext:value-type="time">
            <text:p>12:33:25</text:p>
          </table:table-cell>
          <table:table-cell office:value-type="float" office:value="24316.7" calcext:value-type="float">
            <text:p>24316,7</text:p>
          </table:table-cell>
          <table:table-cell table:style-name="ce13" table:formula="of:=[.B105]-[.B104]" office:value-type="float" office:value="57.7000000000007" calcext:value-type="float">
            <text:p>57,70</text:p>
          </table:table-cell>
          <table:table-cell table:style-name="ce14" table:formula="of:=[.A105]-[.A104]" office:value-type="time" office:time-value="PT00H00M10S" calcext:value-type="time">
            <text:p>00:00:10</text:p>
          </table:table-cell>
          <table:table-cell table:formula="of:=HOUR([.D105]) * 3600 + MINUTE([.D105]) * 60 + SECOND([.D105])" office:value-type="float" office:value="10" calcext:value-type="float">
            <text:p>10</text:p>
          </table:table-cell>
          <table:table-cell table:style-name="ce15" table:formula="of:=[.C105]/[.E105]" office:value-type="float" office:value="5.77000000000007" calcext:value-type="float">
            <text:p>5,77</text:p>
          </table:table-cell>
          <table:table-cell office:value-type="float" office:value="24316.7" calcext:value-type="float">
            <text:p>24316,7</text:p>
          </table:table-cell>
          <table:table-cell office:value-type="float" office:value="5.77000000000007" calcext:value-type="float">
            <text:p>5,77</text:p>
          </table:table-cell>
        </table:table-row>
        <table:table-row table:style-name="ro1">
          <table:table-cell table:style-name="ce1" office:value-type="time" office:time-value="PT12H33M35S" calcext:value-type="time">
            <text:p>12:33:35</text:p>
          </table:table-cell>
          <table:table-cell office:value-type="float" office:value="24377.3" calcext:value-type="float">
            <text:p>24377,3</text:p>
          </table:table-cell>
          <table:table-cell table:style-name="ce13" table:formula="of:=[.B106]-[.B105]" office:value-type="float" office:value="60.5999999999985" calcext:value-type="float">
            <text:p>60,60</text:p>
          </table:table-cell>
          <table:table-cell table:style-name="ce14" table:formula="of:=[.A106]-[.A105]" office:value-type="time" office:time-value="PT00H00M10S" calcext:value-type="time">
            <text:p>00:00:10</text:p>
          </table:table-cell>
          <table:table-cell table:formula="of:=HOUR([.D106]) * 3600 + MINUTE([.D106]) * 60 + SECOND([.D106])" office:value-type="float" office:value="10" calcext:value-type="float">
            <text:p>10</text:p>
          </table:table-cell>
          <table:table-cell table:style-name="ce15" table:formula="of:=[.C106]/[.E106]" office:value-type="float" office:value="6.05999999999986" calcext:value-type="float">
            <text:p>6,06</text:p>
          </table:table-cell>
          <table:table-cell office:value-type="float" office:value="24377.3" calcext:value-type="float">
            <text:p>24377,3</text:p>
          </table:table-cell>
          <table:table-cell office:value-type="float" office:value="6.05999999999986" calcext:value-type="float">
            <text:p>6,06</text:p>
          </table:table-cell>
        </table:table-row>
        <table:table-row table:style-name="ro1">
          <table:table-cell table:style-name="ce1" office:value-type="time" office:time-value="PT12H33M35S" calcext:value-type="time">
            <text:p>12:33:35</text:p>
          </table:table-cell>
          <table:table-cell office:value-type="float" office:value="24377.3" calcext:value-type="float">
            <text:p>24377,3</text:p>
          </table:table-cell>
          <table:table-cell table:style-name="ce13" table:formula="of:=[.B107]-[.B106]" office:value-type="float" office:value="0" calcext:value-type="float">
            <text:p>0,00</text:p>
          </table:table-cell>
          <table:table-cell table:style-name="ce14" table:formula="of:=[.A107]-[.A106]" office:value-type="time" office:time-value="PT00H00M00S" calcext:value-type="time">
            <text:p>00:00:00</text:p>
          </table:table-cell>
          <table:table-cell table:formula="of:=HOUR([.D107]) * 3600 + MINUTE([.D107]) * 60 + SECOND([.D107])" office:value-type="float" office:value="0" calcext:value-type="float">
            <text:p>0</text:p>
          </table:table-cell>
          <table:table-cell table:style-name="ce15" office:value-type="float" office:value="5.9" calcext:value-type="float">
            <text:p>5,90</text:p>
          </table:table-cell>
          <table:table-cell office:value-type="float" office:value="24377.3" calcext:value-type="float">
            <text:p>24377,3</text:p>
          </table:table-cell>
          <table:table-cell office:value-type="float" office:value="5.9" calcext:value-type="float">
            <text:p>5,90</text:p>
          </table:table-cell>
        </table:table-row>
        <table:table-row table:style-name="ro1">
          <table:table-cell table:style-name="ce1" office:value-type="time" office:time-value="PT12H33M45S" calcext:value-type="time">
            <text:p>12:33:45</text:p>
          </table:table-cell>
          <table:table-cell office:value-type="float" office:value="24436.1" calcext:value-type="float">
            <text:p>24436,1</text:p>
          </table:table-cell>
          <table:table-cell table:style-name="ce13" table:formula="of:=[.B108]-[.B107]" office:value-type="float" office:value="58.7999999999993" calcext:value-type="float">
            <text:p>58,80</text:p>
          </table:table-cell>
          <table:table-cell table:style-name="ce14" table:formula="of:=[.A108]-[.A107]" office:value-type="time" office:time-value="PT00H00M10S" calcext:value-type="time">
            <text:p>00:00:10</text:p>
          </table:table-cell>
          <table:table-cell table:formula="of:=HOUR([.D108]) * 3600 + MINUTE([.D108]) * 60 + SECOND([.D108])" office:value-type="float" office:value="10" calcext:value-type="float">
            <text:p>10</text:p>
          </table:table-cell>
          <table:table-cell table:style-name="ce15" table:formula="of:=[.C108]/[.E108]" office:value-type="float" office:value="5.87999999999993" calcext:value-type="float">
            <text:p>5,88</text:p>
          </table:table-cell>
          <table:table-cell office:value-type="float" office:value="24436.1" calcext:value-type="float">
            <text:p>24436,1</text:p>
          </table:table-cell>
          <table:table-cell office:value-type="float" office:value="5.87999999999993" calcext:value-type="float">
            <text:p>5,88</text:p>
          </table:table-cell>
        </table:table-row>
        <table:table-row table:style-name="ro1">
          <table:table-cell table:style-name="ce1" office:value-type="time" office:time-value="PT12H33M55S" calcext:value-type="time">
            <text:p>12:33:55</text:p>
          </table:table-cell>
          <table:table-cell office:value-type="float" office:value="24494.3" calcext:value-type="float">
            <text:p>24494,3</text:p>
          </table:table-cell>
          <table:table-cell table:style-name="ce13" table:formula="of:=[.B109]-[.B108]" office:value-type="float" office:value="58.2000000000007" calcext:value-type="float">
            <text:p>58,20</text:p>
          </table:table-cell>
          <table:table-cell table:style-name="ce14" table:formula="of:=[.A109]-[.A108]" office:value-type="time" office:time-value="PT00H00M10S" calcext:value-type="time">
            <text:p>00:00:10</text:p>
          </table:table-cell>
          <table:table-cell table:formula="of:=HOUR([.D109]) * 3600 + MINUTE([.D109]) * 60 + SECOND([.D109])" office:value-type="float" office:value="10" calcext:value-type="float">
            <text:p>10</text:p>
          </table:table-cell>
          <table:table-cell table:style-name="ce15" table:formula="of:=[.C109]/[.E109]" office:value-type="float" office:value="5.82000000000007" calcext:value-type="float">
            <text:p>5,82</text:p>
          </table:table-cell>
          <table:table-cell office:value-type="float" office:value="24494.3" calcext:value-type="float">
            <text:p>24494,3</text:p>
          </table:table-cell>
          <table:table-cell office:value-type="float" office:value="5.82000000000007" calcext:value-type="float">
            <text:p>5,82</text:p>
          </table:table-cell>
        </table:table-row>
        <table:table-row table:style-name="ro1">
          <table:table-cell table:style-name="ce1" office:value-type="time" office:time-value="PT12H34M05S" calcext:value-type="time">
            <text:p>12:34:05</text:p>
          </table:table-cell>
          <table:table-cell office:value-type="float" office:value="24554.1" calcext:value-type="float">
            <text:p>24554,1</text:p>
          </table:table-cell>
          <table:table-cell table:style-name="ce13" table:formula="of:=[.B110]-[.B109]" office:value-type="float" office:value="59.7999999999993" calcext:value-type="float">
            <text:p>59,80</text:p>
          </table:table-cell>
          <table:table-cell table:style-name="ce14" table:formula="of:=[.A110]-[.A109]" office:value-type="time" office:time-value="PT00H00M10S" calcext:value-type="time">
            <text:p>00:00:10</text:p>
          </table:table-cell>
          <table:table-cell table:formula="of:=HOUR([.D110]) * 3600 + MINUTE([.D110]) * 60 + SECOND([.D110])" office:value-type="float" office:value="10" calcext:value-type="float">
            <text:p>10</text:p>
          </table:table-cell>
          <table:table-cell table:style-name="ce15" table:formula="of:=[.C110]/[.E110]" office:value-type="float" office:value="5.97999999999993" calcext:value-type="float">
            <text:p>5,98</text:p>
          </table:table-cell>
          <table:table-cell office:value-type="float" office:value="24554.1" calcext:value-type="float">
            <text:p>24554,1</text:p>
          </table:table-cell>
          <table:table-cell office:value-type="float" office:value="5.97999999999993" calcext:value-type="float">
            <text:p>5,98</text:p>
          </table:table-cell>
        </table:table-row>
        <table:table-row table:style-name="ro1">
          <table:table-cell table:style-name="ce1" office:value-type="time" office:time-value="PT12H34M15S" calcext:value-type="time">
            <text:p>12:34:15</text:p>
          </table:table-cell>
          <table:table-cell office:value-type="float" office:value="24614.3" calcext:value-type="float">
            <text:p>24614,3</text:p>
          </table:table-cell>
          <table:table-cell table:style-name="ce13" table:formula="of:=[.B111]-[.B110]" office:value-type="float" office:value="60.2000000000007" calcext:value-type="float">
            <text:p>60,20</text:p>
          </table:table-cell>
          <table:table-cell table:style-name="ce14" table:formula="of:=[.A111]-[.A110]" office:value-type="time" office:time-value="PT00H00M10S" calcext:value-type="time">
            <text:p>00:00:10</text:p>
          </table:table-cell>
          <table:table-cell table:formula="of:=HOUR([.D111]) * 3600 + MINUTE([.D111]) * 60 + SECOND([.D111])" office:value-type="float" office:value="10" calcext:value-type="float">
            <text:p>10</text:p>
          </table:table-cell>
          <table:table-cell table:style-name="ce15" table:formula="of:=[.C111]/[.E111]" office:value-type="float" office:value="6.02000000000007" calcext:value-type="float">
            <text:p>6,02</text:p>
          </table:table-cell>
          <table:table-cell office:value-type="float" office:value="24614.3" calcext:value-type="float">
            <text:p>24614,3</text:p>
          </table:table-cell>
          <table:table-cell office:value-type="float" office:value="6.02000000000007" calcext:value-type="float">
            <text:p>6,02</text:p>
          </table:table-cell>
        </table:table-row>
        <table:table-row table:style-name="ro1">
          <table:table-cell table:style-name="ce1" office:value-type="time" office:time-value="PT12H34M25S" calcext:value-type="time">
            <text:p>12:34:25</text:p>
          </table:table-cell>
          <table:table-cell office:value-type="float" office:value="24669.4" calcext:value-type="float">
            <text:p>24669,4</text:p>
          </table:table-cell>
          <table:table-cell table:style-name="ce13" table:formula="of:=[.B112]-[.B111]" office:value-type="float" office:value="55.1000000000022" calcext:value-type="float">
            <text:p>55,10</text:p>
          </table:table-cell>
          <table:table-cell table:style-name="ce14" table:formula="of:=[.A112]-[.A111]" office:value-type="time" office:time-value="PT00H00M10S" calcext:value-type="time">
            <text:p>00:00:10</text:p>
          </table:table-cell>
          <table:table-cell table:formula="of:=HOUR([.D112]) * 3600 + MINUTE([.D112]) * 60 + SECOND([.D112])" office:value-type="float" office:value="10" calcext:value-type="float">
            <text:p>10</text:p>
          </table:table-cell>
          <table:table-cell table:style-name="ce15" table:formula="of:=[.C112]/[.E112]" office:value-type="float" office:value="5.51000000000022" calcext:value-type="float">
            <text:p>5,51</text:p>
          </table:table-cell>
          <table:table-cell office:value-type="float" office:value="24669.4" calcext:value-type="float">
            <text:p>24669,4</text:p>
          </table:table-cell>
          <table:table-cell office:value-type="float" office:value="5.51000000000022" calcext:value-type="float">
            <text:p>5,51</text:p>
          </table:table-cell>
        </table:table-row>
        <table:table-row table:style-name="ro1">
          <table:table-cell table:style-name="ce1" office:value-type="time" office:time-value="PT12H34M35S" calcext:value-type="time">
            <text:p>12:34:35</text:p>
          </table:table-cell>
          <table:table-cell office:value-type="float" office:value="24727.8" calcext:value-type="float">
            <text:p>24727,8</text:p>
          </table:table-cell>
          <table:table-cell table:style-name="ce13" table:formula="of:=[.B113]-[.B112]" office:value-type="float" office:value="58.3999999999978" calcext:value-type="float">
            <text:p>58,40</text:p>
          </table:table-cell>
          <table:table-cell table:style-name="ce14" table:formula="of:=[.A113]-[.A112]" office:value-type="time" office:time-value="PT00H00M10S" calcext:value-type="time">
            <text:p>00:00:10</text:p>
          </table:table-cell>
          <table:table-cell table:formula="of:=HOUR([.D113]) * 3600 + MINUTE([.D113]) * 60 + SECOND([.D113])" office:value-type="float" office:value="10" calcext:value-type="float">
            <text:p>10</text:p>
          </table:table-cell>
          <table:table-cell table:style-name="ce15" table:formula="of:=[.C113]/[.E113]" office:value-type="float" office:value="5.83999999999978" calcext:value-type="float">
            <text:p>5,84</text:p>
          </table:table-cell>
          <table:table-cell office:value-type="float" office:value="24727.8" calcext:value-type="float">
            <text:p>24727,8</text:p>
          </table:table-cell>
          <table:table-cell office:value-type="float" office:value="5.83999999999978" calcext:value-type="float">
            <text:p>5,84</text:p>
          </table:table-cell>
        </table:table-row>
        <table:table-row table:style-name="ro1">
          <table:table-cell table:style-name="ce1" office:value-type="time" office:time-value="PT12H34M45S" calcext:value-type="time">
            <text:p>12:34:45</text:p>
          </table:table-cell>
          <table:table-cell office:value-type="float" office:value="24783.3" calcext:value-type="float">
            <text:p>24783,3</text:p>
          </table:table-cell>
          <table:table-cell table:style-name="ce13" table:formula="of:=[.B114]-[.B113]" office:value-type="float" office:value="55.5" calcext:value-type="float">
            <text:p>55,50</text:p>
          </table:table-cell>
          <table:table-cell table:style-name="ce14" table:formula="of:=[.A114]-[.A113]" office:value-type="time" office:time-value="PT00H00M10S" calcext:value-type="time">
            <text:p>00:00:10</text:p>
          </table:table-cell>
          <table:table-cell table:formula="of:=HOUR([.D114]) * 3600 + MINUTE([.D114]) * 60 + SECOND([.D114])" office:value-type="float" office:value="10" calcext:value-type="float">
            <text:p>10</text:p>
          </table:table-cell>
          <table:table-cell table:style-name="ce15" table:formula="of:=[.C114]/[.E114]" office:value-type="float" office:value="5.55" calcext:value-type="float">
            <text:p>5,55</text:p>
          </table:table-cell>
          <table:table-cell office:value-type="float" office:value="24783.3" calcext:value-type="float">
            <text:p>24783,3</text:p>
          </table:table-cell>
          <table:table-cell office:value-type="float" office:value="5.55" calcext:value-type="float">
            <text:p>5,55</text:p>
          </table:table-cell>
        </table:table-row>
        <table:table-row table:style-name="ro1">
          <table:table-cell table:style-name="ce1" office:value-type="time" office:time-value="PT12H34M55S" calcext:value-type="time">
            <text:p>12:34:55</text:p>
          </table:table-cell>
          <table:table-cell office:value-type="float" office:value="24839.9" calcext:value-type="float">
            <text:p>24839,9</text:p>
          </table:table-cell>
          <table:table-cell table:style-name="ce13" table:formula="of:=[.B115]-[.B114]" office:value-type="float" office:value="56.6000000000022" calcext:value-type="float">
            <text:p>56,60</text:p>
          </table:table-cell>
          <table:table-cell table:style-name="ce14" table:formula="of:=[.A115]-[.A114]" office:value-type="time" office:time-value="PT00H00M10S" calcext:value-type="time">
            <text:p>00:00:10</text:p>
          </table:table-cell>
          <table:table-cell table:formula="of:=HOUR([.D115]) * 3600 + MINUTE([.D115]) * 60 + SECOND([.D115])" office:value-type="float" office:value="10" calcext:value-type="float">
            <text:p>10</text:p>
          </table:table-cell>
          <table:table-cell table:style-name="ce15" table:formula="of:=[.C115]/[.E115]" office:value-type="float" office:value="5.66000000000022" calcext:value-type="float">
            <text:p>5,66</text:p>
          </table:table-cell>
          <table:table-cell office:value-type="float" office:value="24839.9" calcext:value-type="float">
            <text:p>24839,9</text:p>
          </table:table-cell>
          <table:table-cell office:value-type="float" office:value="5.66000000000022" calcext:value-type="float">
            <text:p>5,66</text:p>
          </table:table-cell>
        </table:table-row>
        <table:table-row table:style-name="ro1">
          <table:table-cell table:style-name="ce1" office:value-type="time" office:time-value="PT12H35M05S" calcext:value-type="time">
            <text:p>12:35:05</text:p>
          </table:table-cell>
          <table:table-cell office:value-type="float" office:value="24897.5" calcext:value-type="float">
            <text:p>24897,5</text:p>
          </table:table-cell>
          <table:table-cell table:style-name="ce13" table:formula="of:=[.B116]-[.B115]" office:value-type="float" office:value="57.5999999999985" calcext:value-type="float">
            <text:p>57,60</text:p>
          </table:table-cell>
          <table:table-cell table:style-name="ce14" table:formula="of:=[.A116]-[.A115]" office:value-type="time" office:time-value="PT00H00M10S" calcext:value-type="time">
            <text:p>00:00:10</text:p>
          </table:table-cell>
          <table:table-cell table:formula="of:=HOUR([.D116]) * 3600 + MINUTE([.D116]) * 60 + SECOND([.D116])" office:value-type="float" office:value="10" calcext:value-type="float">
            <text:p>10</text:p>
          </table:table-cell>
          <table:table-cell table:style-name="ce15" table:formula="of:=[.C116]/[.E116]" office:value-type="float" office:value="5.75999999999985" calcext:value-type="float">
            <text:p>5,76</text:p>
          </table:table-cell>
          <table:table-cell office:value-type="float" office:value="24897.5" calcext:value-type="float">
            <text:p>24897,5</text:p>
          </table:table-cell>
          <table:table-cell office:value-type="float" office:value="5.75999999999985" calcext:value-type="float">
            <text:p>5,76</text:p>
          </table:table-cell>
        </table:table-row>
        <table:table-row table:style-name="ro1">
          <table:table-cell table:style-name="ce1" office:value-type="time" office:time-value="PT12H35M05S" calcext:value-type="time">
            <text:p>12:35:05</text:p>
          </table:table-cell>
          <table:table-cell office:value-type="float" office:value="24897.5" calcext:value-type="float">
            <text:p>24897,5</text:p>
          </table:table-cell>
          <table:table-cell table:style-name="ce13" table:formula="of:=[.B117]-[.B116]" office:value-type="float" office:value="0" calcext:value-type="float">
            <text:p>0,00</text:p>
          </table:table-cell>
          <table:table-cell table:style-name="ce14" table:formula="of:=[.A117]-[.A116]" office:value-type="time" office:time-value="PT00H00M00S" calcext:value-type="time">
            <text:p>00:00:00</text:p>
          </table:table-cell>
          <table:table-cell table:formula="of:=HOUR([.D117]) * 3600 + MINUTE([.D117]) * 60 + SECOND([.D117])" office:value-type="float" office:value="0" calcext:value-type="float">
            <text:p>0</text:p>
          </table:table-cell>
          <table:table-cell table:style-name="ce15" office:value-type="float" office:value="5.85" calcext:value-type="float">
            <text:p>5,85</text:p>
          </table:table-cell>
          <table:table-cell office:value-type="float" office:value="24897.5" calcext:value-type="float">
            <text:p>24897,5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table:style-name="ce1" office:value-type="time" office:time-value="PT12H37M05S" calcext:value-type="time">
            <text:p>12:37:05</text:p>
          </table:table-cell>
          <table:table-cell office:value-type="float" office:value="25603.8" calcext:value-type="float">
            <text:p>25603,8</text:p>
          </table:table-cell>
          <table:table-cell table:style-name="ce13" table:formula="of:=[.B118]-[.B117]" office:value-type="float" office:value="706.299999999999" calcext:value-type="float">
            <text:p>706,30</text:p>
          </table:table-cell>
          <table:table-cell table:style-name="ce14" table:formula="of:=[.A118]-[.A117]" office:value-type="time" office:time-value="PT00H02M00S" calcext:value-type="time">
            <text:p>00:02:00</text:p>
          </table:table-cell>
          <table:table-cell table:formula="of:=HOUR([.D118]) * 3600 + MINUTE([.D118]) * 60 + SECOND([.D118])" office:value-type="float" office:value="120" calcext:value-type="float">
            <text:p>120</text:p>
          </table:table-cell>
          <table:table-cell table:style-name="ce15" table:formula="of:=[.C118]/[.E118]" office:value-type="float" office:value="5.88583333333333" calcext:value-type="float">
            <text:p>5,89</text:p>
          </table:table-cell>
          <table:table-cell office:value-type="float" office:value="25603.8" calcext:value-type="float">
            <text:p>25603,8</text:p>
          </table:table-cell>
          <table:table-cell office:value-type="float" office:value="5.88583333333333" calcext:value-type="float">
            <text:p>5,89</text:p>
          </table:table-cell>
        </table:table-row>
        <table:table-row table:style-name="ro1">
          <table:table-cell table:style-name="ce1" office:value-type="time" office:time-value="PT12H37M15S" calcext:value-type="time">
            <text:p>12:37:15</text:p>
          </table:table-cell>
          <table:table-cell office:value-type="float" office:value="25664.2" calcext:value-type="float">
            <text:p>25664,2</text:p>
          </table:table-cell>
          <table:table-cell table:style-name="ce13" table:formula="of:=[.B119]-[.B118]" office:value-type="float" office:value="60.4000000000015" calcext:value-type="float">
            <text:p>60,40</text:p>
          </table:table-cell>
          <table:table-cell table:style-name="ce14" table:formula="of:=[.A119]-[.A118]" office:value-type="time" office:time-value="PT00H00M10S" calcext:value-type="time">
            <text:p>00:00:10</text:p>
          </table:table-cell>
          <table:table-cell table:formula="of:=HOUR([.D119]) * 3600 + MINUTE([.D119]) * 60 + SECOND([.D119])" office:value-type="float" office:value="10" calcext:value-type="float">
            <text:p>10</text:p>
          </table:table-cell>
          <table:table-cell table:style-name="ce15" table:formula="of:=[.C119]/[.E119]" office:value-type="float" office:value="6.04000000000015" calcext:value-type="float">
            <text:p>6,04</text:p>
          </table:table-cell>
          <table:table-cell office:value-type="float" office:value="25664.2" calcext:value-type="float">
            <text:p>25664,2</text:p>
          </table:table-cell>
          <table:table-cell office:value-type="float" office:value="6.04000000000015" calcext:value-type="float">
            <text:p>6,04</text:p>
          </table:table-cell>
        </table:table-row>
        <table:table-row table:style-name="ro1">
          <table:table-cell table:style-name="ce1" office:value-type="time" office:time-value="PT12H37M25S" calcext:value-type="time">
            <text:p>12:37:25</text:p>
          </table:table-cell>
          <table:table-cell office:value-type="float" office:value="25728" calcext:value-type="float">
            <text:p>25728</text:p>
          </table:table-cell>
          <table:table-cell table:style-name="ce13" table:formula="of:=[.B120]-[.B119]" office:value-type="float" office:value="63.7999999999993" calcext:value-type="float">
            <text:p>63,80</text:p>
          </table:table-cell>
          <table:table-cell table:style-name="ce14" table:formula="of:=[.A120]-[.A119]" office:value-type="time" office:time-value="PT00H00M10S" calcext:value-type="time">
            <text:p>00:00:10</text:p>
          </table:table-cell>
          <table:table-cell table:formula="of:=HOUR([.D120]) * 3600 + MINUTE([.D120]) * 60 + SECOND([.D120])" office:value-type="float" office:value="10" calcext:value-type="float">
            <text:p>10</text:p>
          </table:table-cell>
          <table:table-cell table:style-name="ce15" table:formula="of:=[.C120]/[.E120]" office:value-type="float" office:value="6.37999999999993" calcext:value-type="float">
            <text:p>6,38</text:p>
          </table:table-cell>
          <table:table-cell office:value-type="float" office:value="25728" calcext:value-type="float">
            <text:p>25728</text:p>
          </table:table-cell>
          <table:table-cell office:value-type="float" office:value="6.37999999999993" calcext:value-type="float">
            <text:p>6,38</text:p>
          </table:table-cell>
        </table:table-row>
        <table:table-row table:style-name="ro1">
          <table:table-cell table:style-name="ce1" office:value-type="time" office:time-value="PT12H37M35S" calcext:value-type="time">
            <text:p>12:37:35</text:p>
          </table:table-cell>
          <table:table-cell office:value-type="float" office:value="25792.1" calcext:value-type="float">
            <text:p>25792,1</text:p>
          </table:table-cell>
          <table:table-cell table:style-name="ce13" table:formula="of:=[.B121]-[.B120]" office:value-type="float" office:value="64.0999999999985" calcext:value-type="float">
            <text:p>64,10</text:p>
          </table:table-cell>
          <table:table-cell table:style-name="ce14" table:formula="of:=[.A121]-[.A120]" office:value-type="time" office:time-value="PT00H00M10S" calcext:value-type="time">
            <text:p>00:00:10</text:p>
          </table:table-cell>
          <table:table-cell table:formula="of:=HOUR([.D121]) * 3600 + MINUTE([.D121]) * 60 + SECOND([.D121])" office:value-type="float" office:value="10" calcext:value-type="float">
            <text:p>10</text:p>
          </table:table-cell>
          <table:table-cell table:style-name="ce15" table:formula="of:=[.C121]/[.E121]" office:value-type="float" office:value="6.40999999999985" calcext:value-type="float">
            <text:p>6,41</text:p>
          </table:table-cell>
          <table:table-cell office:value-type="float" office:value="25792.1" calcext:value-type="float">
            <text:p>25792,1</text:p>
          </table:table-cell>
          <table:table-cell office:value-type="float" office:value="6.40999999999985" calcext:value-type="float">
            <text:p>6,41</text:p>
          </table:table-cell>
        </table:table-row>
        <table:table-row table:style-name="ro1">
          <table:table-cell table:style-name="ce1" office:value-type="time" office:time-value="PT12H37M45S" calcext:value-type="time">
            <text:p>12:37:45</text:p>
          </table:table-cell>
          <table:table-cell office:value-type="float" office:value="25853.2" calcext:value-type="float">
            <text:p>25853,2</text:p>
          </table:table-cell>
          <table:table-cell table:style-name="ce13" table:formula="of:=[.B122]-[.B121]" office:value-type="float" office:value="61.1000000000022" calcext:value-type="float">
            <text:p>61,10</text:p>
          </table:table-cell>
          <table:table-cell table:style-name="ce14" table:formula="of:=[.A122]-[.A121]" office:value-type="time" office:time-value="PT00H00M10S" calcext:value-type="time">
            <text:p>00:00:10</text:p>
          </table:table-cell>
          <table:table-cell table:formula="of:=HOUR([.D122]) * 3600 + MINUTE([.D122]) * 60 + SECOND([.D122])" office:value-type="float" office:value="10" calcext:value-type="float">
            <text:p>10</text:p>
          </table:table-cell>
          <table:table-cell table:style-name="ce15" table:formula="of:=[.C122]/[.E122]" office:value-type="float" office:value="6.11000000000022" calcext:value-type="float">
            <text:p>6,11</text:p>
          </table:table-cell>
          <table:table-cell office:value-type="float" office:value="25853.2" calcext:value-type="float">
            <text:p>25853,2</text:p>
          </table:table-cell>
          <table:table-cell office:value-type="float" office:value="6.11000000000022" calcext:value-type="float">
            <text:p>6,11</text:p>
          </table:table-cell>
        </table:table-row>
        <table:table-row table:style-name="ro1">
          <table:table-cell table:style-name="ce1" office:value-type="time" office:time-value="PT12H37M55S" calcext:value-type="time">
            <text:p>12:37:55</text:p>
          </table:table-cell>
          <table:table-cell office:value-type="float" office:value="25919.5" calcext:value-type="float">
            <text:p>25919,5</text:p>
          </table:table-cell>
          <table:table-cell table:style-name="ce13" table:formula="of:=[.B123]-[.B122]" office:value-type="float" office:value="66.2999999999993" calcext:value-type="float">
            <text:p>66,30</text:p>
          </table:table-cell>
          <table:table-cell table:style-name="ce14" table:formula="of:=[.A123]-[.A122]" office:value-type="time" office:time-value="PT00H00M10S" calcext:value-type="time">
            <text:p>00:00:10</text:p>
          </table:table-cell>
          <table:table-cell table:formula="of:=HOUR([.D123]) * 3600 + MINUTE([.D123]) * 60 + SECOND([.D123])" office:value-type="float" office:value="10" calcext:value-type="float">
            <text:p>10</text:p>
          </table:table-cell>
          <table:table-cell table:style-name="ce15" table:formula="of:=[.C123]/[.E123]" office:value-type="float" office:value="6.62999999999993" calcext:value-type="float">
            <text:p>6,63</text:p>
          </table:table-cell>
          <table:table-cell office:value-type="float" office:value="25919.5" calcext:value-type="float">
            <text:p>25919,5</text:p>
          </table:table-cell>
          <table:table-cell office:value-type="float" office:value="6.62999999999993" calcext:value-type="float">
            <text:p>6,63</text:p>
          </table:table-cell>
        </table:table-row>
        <table:table-row table:style-name="ro1">
          <table:table-cell table:style-name="ce1" office:value-type="time" office:time-value="PT12H38M05S" calcext:value-type="time">
            <text:p>12:38:05</text:p>
          </table:table-cell>
          <table:table-cell office:value-type="float" office:value="25981.7" calcext:value-type="float">
            <text:p>25981,7</text:p>
          </table:table-cell>
          <table:table-cell table:style-name="ce13" table:formula="of:=[.B124]-[.B123]" office:value-type="float" office:value="62.2000000000007" calcext:value-type="float">
            <text:p>62,20</text:p>
          </table:table-cell>
          <table:table-cell table:style-name="ce14" table:formula="of:=[.A124]-[.A123]" office:value-type="time" office:time-value="PT00H00M10S" calcext:value-type="time">
            <text:p>00:00:10</text:p>
          </table:table-cell>
          <table:table-cell table:formula="of:=HOUR([.D124]) * 3600 + MINUTE([.D124]) * 60 + SECOND([.D124])" office:value-type="float" office:value="10" calcext:value-type="float">
            <text:p>10</text:p>
          </table:table-cell>
          <table:table-cell table:style-name="ce15" table:formula="of:=[.C124]/[.E124]" office:value-type="float" office:value="6.22000000000007" calcext:value-type="float">
            <text:p>6,22</text:p>
          </table:table-cell>
          <table:table-cell office:value-type="float" office:value="25981.7" calcext:value-type="float">
            <text:p>25981,7</text:p>
          </table:table-cell>
          <table:table-cell office:value-type="float" office:value="6.22000000000007" calcext:value-type="float">
            <text:p>6,22</text:p>
          </table:table-cell>
        </table:table-row>
        <table:table-row table:style-name="ro1">
          <table:table-cell table:style-name="ce1" office:value-type="time" office:time-value="PT12H38M15S" calcext:value-type="time">
            <text:p>12:38:15</text:p>
          </table:table-cell>
          <table:table-cell office:value-type="float" office:value="26046.5" calcext:value-type="float">
            <text:p>26046,5</text:p>
          </table:table-cell>
          <table:table-cell table:style-name="ce13" table:formula="of:=[.B125]-[.B124]" office:value-type="float" office:value="64.7999999999993" calcext:value-type="float">
            <text:p>64,80</text:p>
          </table:table-cell>
          <table:table-cell table:style-name="ce14" table:formula="of:=[.A125]-[.A124]" office:value-type="time" office:time-value="PT00H00M10S" calcext:value-type="time">
            <text:p>00:00:10</text:p>
          </table:table-cell>
          <table:table-cell table:formula="of:=HOUR([.D125]) * 3600 + MINUTE([.D125]) * 60 + SECOND([.D125])" office:value-type="float" office:value="10" calcext:value-type="float">
            <text:p>10</text:p>
          </table:table-cell>
          <table:table-cell table:style-name="ce15" table:formula="of:=[.C125]/[.E125]" office:value-type="float" office:value="6.47999999999993" calcext:value-type="float">
            <text:p>6,48</text:p>
          </table:table-cell>
          <table:table-cell office:value-type="float" office:value="26046.5" calcext:value-type="float">
            <text:p>26046,5</text:p>
          </table:table-cell>
          <table:table-cell office:value-type="float" office:value="6.47999999999993" calcext:value-type="float">
            <text:p>6,48</text:p>
          </table:table-cell>
        </table:table-row>
        <table:table-row table:style-name="ro1">
          <table:table-cell table:style-name="ce1" office:value-type="time" office:time-value="PT12H38M25S" calcext:value-type="time">
            <text:p>12:38:25</text:p>
          </table:table-cell>
          <table:table-cell office:value-type="float" office:value="26112.5" calcext:value-type="float">
            <text:p>26112,5</text:p>
          </table:table-cell>
          <table:table-cell table:style-name="ce13" table:formula="of:=[.B126]-[.B125]" office:value-type="float" office:value="66" calcext:value-type="float">
            <text:p>66,00</text:p>
          </table:table-cell>
          <table:table-cell table:style-name="ce14" table:formula="of:=[.A126]-[.A125]" office:value-type="time" office:time-value="PT00H00M10S" calcext:value-type="time">
            <text:p>00:00:10</text:p>
          </table:table-cell>
          <table:table-cell table:formula="of:=HOUR([.D126]) * 3600 + MINUTE([.D126]) * 60 + SECOND([.D126])" office:value-type="float" office:value="10" calcext:value-type="float">
            <text:p>10</text:p>
          </table:table-cell>
          <table:table-cell table:style-name="ce15" table:formula="of:=[.C126]/[.E126]" office:value-type="float" office:value="6.6" calcext:value-type="float">
            <text:p>6,60</text:p>
          </table:table-cell>
          <table:table-cell office:value-type="float" office:value="26112.5" calcext:value-type="float">
            <text:p>26112,5</text:p>
          </table:table-cell>
          <table:table-cell office:value-type="float" office:value="6.6" calcext:value-type="float">
            <text:p>6,60</text:p>
          </table:table-cell>
        </table:table-row>
        <table:table-row table:style-name="ro1">
          <table:table-cell table:style-name="ce1" office:value-type="time" office:time-value="PT12H38M35S" calcext:value-type="time">
            <text:p>12:38:35</text:p>
          </table:table-cell>
          <table:table-cell office:value-type="float" office:value="26174.7" calcext:value-type="float">
            <text:p>26174,7</text:p>
          </table:table-cell>
          <table:table-cell table:style-name="ce13" table:formula="of:=[.B127]-[.B126]" office:value-type="float" office:value="62.2000000000007" calcext:value-type="float">
            <text:p>62,20</text:p>
          </table:table-cell>
          <table:table-cell table:style-name="ce14" table:formula="of:=[.A127]-[.A126]" office:value-type="time" office:time-value="PT00H00M10S" calcext:value-type="time">
            <text:p>00:00:10</text:p>
          </table:table-cell>
          <table:table-cell table:formula="of:=HOUR([.D127]) * 3600 + MINUTE([.D127]) * 60 + SECOND([.D127])" office:value-type="float" office:value="10" calcext:value-type="float">
            <text:p>10</text:p>
          </table:table-cell>
          <table:table-cell table:style-name="ce15" table:formula="of:=[.C127]/[.E127]" office:value-type="float" office:value="6.22000000000007" calcext:value-type="float">
            <text:p>6,22</text:p>
          </table:table-cell>
          <table:table-cell office:value-type="float" office:value="26174.7" calcext:value-type="float">
            <text:p>26174,7</text:p>
          </table:table-cell>
          <table:table-cell office:value-type="float" office:value="6.22000000000007" calcext:value-type="float">
            <text:p>6,22</text:p>
          </table:table-cell>
        </table:table-row>
        <table:table-row table:style-name="ro1">
          <table:table-cell table:style-name="ce1" office:value-type="time" office:time-value="PT12H38M45S" calcext:value-type="time">
            <text:p>12:38:45</text:p>
          </table:table-cell>
          <table:table-cell office:value-type="float" office:value="26234.5" calcext:value-type="float">
            <text:p>26234,5</text:p>
          </table:table-cell>
          <table:table-cell table:style-name="ce13" table:formula="of:=[.B128]-[.B127]" office:value-type="float" office:value="59.7999999999993" calcext:value-type="float">
            <text:p>59,80</text:p>
          </table:table-cell>
          <table:table-cell table:style-name="ce14" table:formula="of:=[.A128]-[.A127]" office:value-type="time" office:time-value="PT00H00M10S" calcext:value-type="time">
            <text:p>00:00:10</text:p>
          </table:table-cell>
          <table:table-cell table:formula="of:=HOUR([.D128]) * 3600 + MINUTE([.D128]) * 60 + SECOND([.D128])" office:value-type="float" office:value="10" calcext:value-type="float">
            <text:p>10</text:p>
          </table:table-cell>
          <table:table-cell table:style-name="ce15" table:formula="of:=[.C128]/[.E128]" office:value-type="float" office:value="5.97999999999993" calcext:value-type="float">
            <text:p>5,98</text:p>
          </table:table-cell>
          <table:table-cell office:value-type="float" office:value="26234.5" calcext:value-type="float">
            <text:p>26234,5</text:p>
          </table:table-cell>
          <table:table-cell office:value-type="float" office:value="5.97999999999993" calcext:value-type="float">
            <text:p>5,98</text:p>
          </table:table-cell>
        </table:table-row>
        <table:table-row table:style-name="ro1">
          <table:table-cell table:style-name="ce1" office:value-type="time" office:time-value="PT12H38M55S" calcext:value-type="time">
            <text:p>12:38:55</text:p>
          </table:table-cell>
          <table:table-cell office:value-type="float" office:value="26296.6" calcext:value-type="float">
            <text:p>26296,6</text:p>
          </table:table-cell>
          <table:table-cell table:style-name="ce13" table:formula="of:=[.B129]-[.B128]" office:value-type="float" office:value="62.0999999999985" calcext:value-type="float">
            <text:p>62,10</text:p>
          </table:table-cell>
          <table:table-cell table:style-name="ce14" table:formula="of:=[.A129]-[.A128]" office:value-type="time" office:time-value="PT00H00M10S" calcext:value-type="time">
            <text:p>00:00:10</text:p>
          </table:table-cell>
          <table:table-cell table:formula="of:=HOUR([.D129]) * 3600 + MINUTE([.D129]) * 60 + SECOND([.D129])" office:value-type="float" office:value="10" calcext:value-type="float">
            <text:p>10</text:p>
          </table:table-cell>
          <table:table-cell table:style-name="ce15" table:formula="of:=[.C129]/[.E129]" office:value-type="float" office:value="6.20999999999985" calcext:value-type="float">
            <text:p>6,21</text:p>
          </table:table-cell>
          <table:table-cell office:value-type="float" office:value="26296.6" calcext:value-type="float">
            <text:p>26296,6</text:p>
          </table:table-cell>
          <table:table-cell office:value-type="float" office:value="6.20999999999985" calcext:value-type="float">
            <text:p>6,21</text:p>
          </table:table-cell>
        </table:table-row>
        <table:table-row table:style-name="ro1">
          <table:table-cell table:style-name="ce1" office:value-type="time" office:time-value="PT12H39M05S" calcext:value-type="time">
            <text:p>12:39:05</text:p>
          </table:table-cell>
          <table:table-cell office:value-type="float" office:value="26360.5" calcext:value-type="float">
            <text:p>26360,5</text:p>
          </table:table-cell>
          <table:table-cell table:style-name="ce13" table:formula="of:=[.B130]-[.B129]" office:value-type="float" office:value="63.9000000000015" calcext:value-type="float">
            <text:p>63,90</text:p>
          </table:table-cell>
          <table:table-cell table:style-name="ce14" table:formula="of:=[.A130]-[.A129]" office:value-type="time" office:time-value="PT00H00M10S" calcext:value-type="time">
            <text:p>00:00:10</text:p>
          </table:table-cell>
          <table:table-cell table:formula="of:=HOUR([.D130]) * 3600 + MINUTE([.D130]) * 60 + SECOND([.D130])" office:value-type="float" office:value="10" calcext:value-type="float">
            <text:p>10</text:p>
          </table:table-cell>
          <table:table-cell table:style-name="ce15" table:formula="of:=[.C130]/[.E130]" office:value-type="float" office:value="6.39000000000015" calcext:value-type="float">
            <text:p>6,39</text:p>
          </table:table-cell>
          <table:table-cell office:value-type="float" office:value="26360.5" calcext:value-type="float">
            <text:p>26360,5</text:p>
          </table:table-cell>
          <table:table-cell office:value-type="float" office:value="6.39000000000015" calcext:value-type="float">
            <text:p>6,39</text:p>
          </table:table-cell>
        </table:table-row>
        <table:table-row table:style-name="ro1">
          <table:table-cell table:style-name="ce1" office:value-type="time" office:time-value="PT12H39M15S" calcext:value-type="time">
            <text:p>12:39:15</text:p>
          </table:table-cell>
          <table:table-cell office:value-type="float" office:value="26422.7" calcext:value-type="float">
            <text:p>26422,7</text:p>
          </table:table-cell>
          <table:table-cell table:style-name="ce13" table:formula="of:=[.B131]-[.B130]" office:value-type="float" office:value="62.2000000000007" calcext:value-type="float">
            <text:p>62,20</text:p>
          </table:table-cell>
          <table:table-cell table:style-name="ce14" table:formula="of:=[.A131]-[.A130]" office:value-type="time" office:time-value="PT00H00M10S" calcext:value-type="time">
            <text:p>00:00:10</text:p>
          </table:table-cell>
          <table:table-cell table:formula="of:=HOUR([.D131]) * 3600 + MINUTE([.D131]) * 60 + SECOND([.D131])" office:value-type="float" office:value="10" calcext:value-type="float">
            <text:p>10</text:p>
          </table:table-cell>
          <table:table-cell table:style-name="ce15" table:formula="of:=[.C131]/[.E131]" office:value-type="float" office:value="6.22000000000007" calcext:value-type="float">
            <text:p>6,22</text:p>
          </table:table-cell>
          <table:table-cell office:value-type="float" office:value="26422.7" calcext:value-type="float">
            <text:p>26422,7</text:p>
          </table:table-cell>
          <table:table-cell office:value-type="float" office:value="6.22000000000007" calcext:value-type="float">
            <text:p>6,22</text:p>
          </table:table-cell>
        </table:table-row>
        <table:table-row table:style-name="ro1">
          <table:table-cell table:style-name="ce1" office:value-type="time" office:time-value="PT12H39M25S" calcext:value-type="time">
            <text:p>12:39:25</text:p>
          </table:table-cell>
          <table:table-cell office:value-type="float" office:value="26478.7" calcext:value-type="float">
            <text:p>26478,7</text:p>
          </table:table-cell>
          <table:table-cell table:style-name="ce13" table:formula="of:=[.B132]-[.B131]" office:value-type="float" office:value="56" calcext:value-type="float">
            <text:p>56,00</text:p>
          </table:table-cell>
          <table:table-cell table:style-name="ce14" table:formula="of:=[.A132]-[.A131]" office:value-type="time" office:time-value="PT00H00M10S" calcext:value-type="time">
            <text:p>00:00:10</text:p>
          </table:table-cell>
          <table:table-cell table:formula="of:=HOUR([.D132]) * 3600 + MINUTE([.D132]) * 60 + SECOND([.D132])" office:value-type="float" office:value="10" calcext:value-type="float">
            <text:p>10</text:p>
          </table:table-cell>
          <table:table-cell table:style-name="ce15" table:formula="of:=[.C132]/[.E132]" office:value-type="float" office:value="5.6" calcext:value-type="float">
            <text:p>5,60</text:p>
          </table:table-cell>
          <table:table-cell office:value-type="float" office:value="26478.7" calcext:value-type="float">
            <text:p>26478,7</text:p>
          </table:table-cell>
          <table:table-cell office:value-type="float" office:value="5.6" calcext:value-type="float">
            <text:p>5,60</text:p>
          </table:table-cell>
        </table:table-row>
        <table:table-row table:style-name="ro1">
          <table:table-cell table:style-name="ce1" office:value-type="time" office:time-value="PT12H39M35S" calcext:value-type="time">
            <text:p>12:39:35</text:p>
          </table:table-cell>
          <table:table-cell office:value-type="float" office:value="26534.6" calcext:value-type="float">
            <text:p>26534,6</text:p>
          </table:table-cell>
          <table:table-cell table:style-name="ce13" table:formula="of:=[.B133]-[.B132]" office:value-type="float" office:value="55.8999999999978" calcext:value-type="float">
            <text:p>55,90</text:p>
          </table:table-cell>
          <table:table-cell table:style-name="ce14" table:formula="of:=[.A133]-[.A132]" office:value-type="time" office:time-value="PT00H00M10S" calcext:value-type="time">
            <text:p>00:00:10</text:p>
          </table:table-cell>
          <table:table-cell table:formula="of:=HOUR([.D133]) * 3600 + MINUTE([.D133]) * 60 + SECOND([.D133])" office:value-type="float" office:value="10" calcext:value-type="float">
            <text:p>10</text:p>
          </table:table-cell>
          <table:table-cell table:style-name="ce15" table:formula="of:=[.C133]/[.E133]" office:value-type="float" office:value="5.58999999999978" calcext:value-type="float">
            <text:p>5,59</text:p>
          </table:table-cell>
          <table:table-cell office:value-type="float" office:value="26534.6" calcext:value-type="float">
            <text:p>26534,6</text:p>
          </table:table-cell>
          <table:table-cell office:value-type="float" office:value="5.58999999999978" calcext:value-type="float">
            <text:p>5,59</text:p>
          </table:table-cell>
        </table:table-row>
        <table:table-row table:style-name="ro1">
          <table:table-cell table:style-name="ce1" office:value-type="time" office:time-value="PT12H39M45S" calcext:value-type="time">
            <text:p>12:39:45</text:p>
          </table:table-cell>
          <table:table-cell office:value-type="float" office:value="26592.3" calcext:value-type="float">
            <text:p>26592,3</text:p>
          </table:table-cell>
          <table:table-cell table:style-name="ce13" table:formula="of:=[.B134]-[.B133]" office:value-type="float" office:value="57.7000000000007" calcext:value-type="float">
            <text:p>57,70</text:p>
          </table:table-cell>
          <table:table-cell table:style-name="ce14" table:formula="of:=[.A134]-[.A133]" office:value-type="time" office:time-value="PT00H00M10S" calcext:value-type="time">
            <text:p>00:00:10</text:p>
          </table:table-cell>
          <table:table-cell table:formula="of:=HOUR([.D134]) * 3600 + MINUTE([.D134]) * 60 + SECOND([.D134])" office:value-type="float" office:value="10" calcext:value-type="float">
            <text:p>10</text:p>
          </table:table-cell>
          <table:table-cell table:style-name="ce15" table:formula="of:=[.C134]/[.E134]" office:value-type="float" office:value="5.77000000000007" calcext:value-type="float">
            <text:p>5,77</text:p>
          </table:table-cell>
          <table:table-cell office:value-type="float" office:value="26592.3" calcext:value-type="float">
            <text:p>26592,3</text:p>
          </table:table-cell>
          <table:table-cell office:value-type="float" office:value="5.77000000000007" calcext:value-type="float">
            <text:p>5,77</text:p>
          </table:table-cell>
        </table:table-row>
        <table:table-row table:style-name="ro1">
          <table:table-cell table:style-name="ce1" office:value-type="time" office:time-value="PT12H39M55S" calcext:value-type="time">
            <text:p>12:39:55</text:p>
          </table:table-cell>
          <table:table-cell office:value-type="float" office:value="26648.9" calcext:value-type="float">
            <text:p>26648,9</text:p>
          </table:table-cell>
          <table:table-cell table:style-name="ce13" table:formula="of:=[.B135]-[.B134]" office:value-type="float" office:value="56.6000000000022" calcext:value-type="float">
            <text:p>56,60</text:p>
          </table:table-cell>
          <table:table-cell table:style-name="ce14" table:formula="of:=[.A135]-[.A134]" office:value-type="time" office:time-value="PT00H00M10S" calcext:value-type="time">
            <text:p>00:00:10</text:p>
          </table:table-cell>
          <table:table-cell table:formula="of:=HOUR([.D135]) * 3600 + MINUTE([.D135]) * 60 + SECOND([.D135])" office:value-type="float" office:value="10" calcext:value-type="float">
            <text:p>10</text:p>
          </table:table-cell>
          <table:table-cell table:style-name="ce15" table:formula="of:=[.C135]/[.E135]" office:value-type="float" office:value="5.66000000000022" calcext:value-type="float">
            <text:p>5,66</text:p>
          </table:table-cell>
          <table:table-cell office:value-type="float" office:value="26648.9" calcext:value-type="float">
            <text:p>26648,9</text:p>
          </table:table-cell>
          <table:table-cell office:value-type="float" office:value="5.66000000000022" calcext:value-type="float">
            <text:p>5,66</text:p>
          </table:table-cell>
        </table:table-row>
        <table:table-row table:style-name="ro1">
          <table:table-cell table:style-name="ce1" office:value-type="time" office:time-value="PT12H42M05S" calcext:value-type="time">
            <text:p>12:42:05</text:p>
          </table:table-cell>
          <table:table-cell office:value-type="float" office:value="27377.6" calcext:value-type="float">
            <text:p>27377,6</text:p>
          </table:table-cell>
          <table:table-cell table:style-name="ce13" table:formula="of:=[.B136]-[.B135]" office:value-type="float" office:value="728.699999999997" calcext:value-type="float">
            <text:p>728,70</text:p>
          </table:table-cell>
          <table:table-cell table:style-name="ce14" table:formula="of:=[.A136]-[.A135]" office:value-type="time" office:time-value="PT00H02M10S" calcext:value-type="time">
            <text:p>00:02:10</text:p>
          </table:table-cell>
          <table:table-cell table:formula="of:=HOUR([.D136]) * 3600 + MINUTE([.D136]) * 60 + SECOND([.D136])" office:value-type="float" office:value="130" calcext:value-type="float">
            <text:p>130</text:p>
          </table:table-cell>
          <table:table-cell table:style-name="ce15" table:formula="of:=[.C136]/[.E136]" office:value-type="float" office:value="5.60538461538459" calcext:value-type="float">
            <text:p>5,61</text:p>
          </table:table-cell>
          <table:table-cell office:value-type="float" office:value="27377.6" calcext:value-type="float">
            <text:p>27377,6</text:p>
          </table:table-cell>
          <table:table-cell office:value-type="float" office:value="5.60538461538459" calcext:value-type="float">
            <text:p>5,61</text:p>
          </table:table-cell>
        </table:table-row>
        <table:table-row table:style-name="ro1">
          <table:table-cell table:style-name="ce1" office:value-type="time" office:time-value="PT12H42M15S" calcext:value-type="time">
            <text:p>12:42:15</text:p>
          </table:table-cell>
          <table:table-cell office:value-type="float" office:value="27435.6" calcext:value-type="float">
            <text:p>27435,6</text:p>
          </table:table-cell>
          <table:table-cell table:style-name="ce13" table:formula="of:=[.B137]-[.B136]" office:value-type="float" office:value="58" calcext:value-type="float">
            <text:p>58,00</text:p>
          </table:table-cell>
          <table:table-cell table:style-name="ce14" table:formula="of:=[.A137]-[.A136]" office:value-type="time" office:time-value="PT00H00M10S" calcext:value-type="time">
            <text:p>00:00:10</text:p>
          </table:table-cell>
          <table:table-cell table:formula="of:=HOUR([.D137]) * 3600 + MINUTE([.D137]) * 60 + SECOND([.D137])" office:value-type="float" office:value="10" calcext:value-type="float">
            <text:p>10</text:p>
          </table:table-cell>
          <table:table-cell table:style-name="ce15" table:formula="of:=[.C137]/[.E137]" office:value-type="float" office:value="5.8" calcext:value-type="float">
            <text:p>5,80</text:p>
          </table:table-cell>
          <table:table-cell office:value-type="float" office:value="27435.6" calcext:value-type="float">
            <text:p>27435,6</text:p>
          </table:table-cell>
          <table:table-cell office:value-type="float" office:value="5.8" calcext:value-type="float">
            <text:p>5,80</text:p>
          </table:table-cell>
        </table:table-row>
        <table:table-row table:style-name="ro1">
          <table:table-cell table:style-name="ce1" office:value-type="time" office:time-value="PT12H42M25S" calcext:value-type="time">
            <text:p>12:42:25</text:p>
          </table:table-cell>
          <table:table-cell office:value-type="float" office:value="27495.3" calcext:value-type="float">
            <text:p>27495,3</text:p>
          </table:table-cell>
          <table:table-cell table:style-name="ce13" table:formula="of:=[.B138]-[.B137]" office:value-type="float" office:value="59.7000000000007" calcext:value-type="float">
            <text:p>59,70</text:p>
          </table:table-cell>
          <table:table-cell table:style-name="ce14" table:formula="of:=[.A138]-[.A137]" office:value-type="time" office:time-value="PT00H00M10S" calcext:value-type="time">
            <text:p>00:00:10</text:p>
          </table:table-cell>
          <table:table-cell table:formula="of:=HOUR([.D138]) * 3600 + MINUTE([.D138]) * 60 + SECOND([.D138])" office:value-type="float" office:value="10" calcext:value-type="float">
            <text:p>10</text:p>
          </table:table-cell>
          <table:table-cell table:style-name="ce15" table:formula="of:=[.C138]/[.E138]" office:value-type="float" office:value="5.97000000000007" calcext:value-type="float">
            <text:p>5,97</text:p>
          </table:table-cell>
          <table:table-cell office:value-type="float" office:value="27495.3" calcext:value-type="float">
            <text:p>27495,3</text:p>
          </table:table-cell>
          <table:table-cell office:value-type="float" office:value="5.97000000000007" calcext:value-type="float">
            <text:p>5,97</text:p>
          </table:table-cell>
        </table:table-row>
        <table:table-row table:style-name="ro1">
          <table:table-cell table:style-name="ce1" office:value-type="time" office:time-value="PT12H42M35S" calcext:value-type="time">
            <text:p>12:42:35</text:p>
          </table:table-cell>
          <table:table-cell office:value-type="float" office:value="27558.8" calcext:value-type="float">
            <text:p>27558,8</text:p>
          </table:table-cell>
          <table:table-cell table:style-name="ce13" table:formula="of:=[.B139]-[.B138]" office:value-type="float" office:value="63.5" calcext:value-type="float">
            <text:p>63,50</text:p>
          </table:table-cell>
          <table:table-cell table:style-name="ce14" table:formula="of:=[.A139]-[.A138]" office:value-type="time" office:time-value="PT00H00M10S" calcext:value-type="time">
            <text:p>00:00:10</text:p>
          </table:table-cell>
          <table:table-cell table:formula="of:=HOUR([.D139]) * 3600 + MINUTE([.D139]) * 60 + SECOND([.D139])" office:value-type="float" office:value="10" calcext:value-type="float">
            <text:p>10</text:p>
          </table:table-cell>
          <table:table-cell table:style-name="ce15" table:formula="of:=[.C139]/[.E139]" office:value-type="float" office:value="6.35" calcext:value-type="float">
            <text:p>6,35</text:p>
          </table:table-cell>
          <table:table-cell office:value-type="float" office:value="27558.8" calcext:value-type="float">
            <text:p>27558,8</text:p>
          </table:table-cell>
          <table:table-cell office:value-type="float" office:value="6.35" calcext:value-type="float">
            <text:p>6,35</text:p>
          </table:table-cell>
        </table:table-row>
        <table:table-row table:style-name="ro1">
          <table:table-cell table:style-name="ce1" office:value-type="time" office:time-value="PT12H42M45S" calcext:value-type="time">
            <text:p>12:42:45</text:p>
          </table:table-cell>
          <table:table-cell office:value-type="float" office:value="27617.9" calcext:value-type="float">
            <text:p>27617,9</text:p>
          </table:table-cell>
          <table:table-cell table:style-name="ce13" table:formula="of:=[.B140]-[.B139]" office:value-type="float" office:value="59.1000000000022" calcext:value-type="float">
            <text:p>59,10</text:p>
          </table:table-cell>
          <table:table-cell table:style-name="ce14" table:formula="of:=[.A140]-[.A139]" office:value-type="time" office:time-value="PT00H00M10S" calcext:value-type="time">
            <text:p>00:00:10</text:p>
          </table:table-cell>
          <table:table-cell table:formula="of:=HOUR([.D140]) * 3600 + MINUTE([.D140]) * 60 + SECOND([.D140])" office:value-type="float" office:value="10" calcext:value-type="float">
            <text:p>10</text:p>
          </table:table-cell>
          <table:table-cell table:style-name="ce15" table:formula="of:=[.C140]/[.E140]" office:value-type="float" office:value="5.91000000000022" calcext:value-type="float">
            <text:p>5,91</text:p>
          </table:table-cell>
          <table:table-cell office:value-type="float" office:value="27617.9" calcext:value-type="float">
            <text:p>27617,9</text:p>
          </table:table-cell>
          <table:table-cell office:value-type="float" office:value="5.91000000000022" calcext:value-type="float">
            <text:p>5,91</text:p>
          </table:table-cell>
        </table:table-row>
        <table:table-row table:style-name="ro1">
          <table:table-cell table:style-name="ce1" office:value-type="time" office:time-value="PT12H42M55S" calcext:value-type="time">
            <text:p>12:42:55</text:p>
          </table:table-cell>
          <table:table-cell office:value-type="float" office:value="27679.8" calcext:value-type="float">
            <text:p>27679,8</text:p>
          </table:table-cell>
          <table:table-cell table:style-name="ce13" table:formula="of:=[.B141]-[.B140]" office:value-type="float" office:value="61.8999999999978" calcext:value-type="float">
            <text:p>61,90</text:p>
          </table:table-cell>
          <table:table-cell table:style-name="ce14" table:formula="of:=[.A141]-[.A140]" office:value-type="time" office:time-value="PT00H00M10S" calcext:value-type="time">
            <text:p>00:00:10</text:p>
          </table:table-cell>
          <table:table-cell table:formula="of:=HOUR([.D141]) * 3600 + MINUTE([.D141]) * 60 + SECOND([.D141])" office:value-type="float" office:value="10" calcext:value-type="float">
            <text:p>10</text:p>
          </table:table-cell>
          <table:table-cell table:style-name="ce15" table:formula="of:=[.C141]/[.E141]" office:value-type="float" office:value="6.18999999999978" calcext:value-type="float">
            <text:p>6,19</text:p>
          </table:table-cell>
          <table:table-cell office:value-type="float" office:value="27679.8" calcext:value-type="float">
            <text:p>27679,8</text:p>
          </table:table-cell>
          <table:table-cell office:value-type="float" office:value="6.18999999999978" calcext:value-type="float">
            <text:p>6,19</text:p>
          </table:table-cell>
        </table:table-row>
        <table:table-row table:style-name="ro1">
          <table:table-cell table:style-name="ce1" office:value-type="time" office:time-value="PT12H43M05S" calcext:value-type="time">
            <text:p>12:43:05</text:p>
          </table:table-cell>
          <table:table-cell office:value-type="float" office:value="27742.6" calcext:value-type="float">
            <text:p>27742,6</text:p>
          </table:table-cell>
          <table:table-cell table:style-name="ce13" table:formula="of:=[.B142]-[.B141]" office:value-type="float" office:value="62.7999999999993" calcext:value-type="float">
            <text:p>62,80</text:p>
          </table:table-cell>
          <table:table-cell table:style-name="ce14" table:formula="of:=[.A142]-[.A141]" office:value-type="time" office:time-value="PT00H00M10S" calcext:value-type="time">
            <text:p>00:00:10</text:p>
          </table:table-cell>
          <table:table-cell table:formula="of:=HOUR([.D142]) * 3600 + MINUTE([.D142]) * 60 + SECOND([.D142])" office:value-type="float" office:value="10" calcext:value-type="float">
            <text:p>10</text:p>
          </table:table-cell>
          <table:table-cell table:style-name="ce15" table:formula="of:=[.C142]/[.E142]" office:value-type="float" office:value="6.27999999999993" calcext:value-type="float">
            <text:p>6,28</text:p>
          </table:table-cell>
          <table:table-cell office:value-type="float" office:value="27742.6" calcext:value-type="float">
            <text:p>27742,6</text:p>
          </table:table-cell>
          <table:table-cell office:value-type="float" office:value="6.27999999999993" calcext:value-type="float">
            <text:p>6,28</text:p>
          </table:table-cell>
        </table:table-row>
        <table:table-row table:style-name="ro1">
          <table:table-cell table:style-name="ce1" office:value-type="time" office:time-value="PT12H43M15S" calcext:value-type="time">
            <text:p>12:43:15</text:p>
          </table:table-cell>
          <table:table-cell office:value-type="float" office:value="27800.9" calcext:value-type="float">
            <text:p>27800,9</text:p>
          </table:table-cell>
          <table:table-cell table:style-name="ce13" table:formula="of:=[.B143]-[.B142]" office:value-type="float" office:value="58.3000000000029" calcext:value-type="float">
            <text:p>58,30</text:p>
          </table:table-cell>
          <table:table-cell table:style-name="ce14" table:formula="of:=[.A143]-[.A142]" office:value-type="time" office:time-value="PT00H00M10S" calcext:value-type="time">
            <text:p>00:00:10</text:p>
          </table:table-cell>
          <table:table-cell table:formula="of:=HOUR([.D143]) * 3600 + MINUTE([.D143]) * 60 + SECOND([.D143])" office:value-type="float" office:value="10" calcext:value-type="float">
            <text:p>10</text:p>
          </table:table-cell>
          <table:table-cell table:style-name="ce15" table:formula="of:=[.C143]/[.E143]" office:value-type="float" office:value="5.83000000000029" calcext:value-type="float">
            <text:p>5,83</text:p>
          </table:table-cell>
          <table:table-cell office:value-type="float" office:value="27800.9" calcext:value-type="float">
            <text:p>27800,9</text:p>
          </table:table-cell>
          <table:table-cell office:value-type="float" office:value="5.83000000000029" calcext:value-type="float">
            <text:p>5,83</text:p>
          </table:table-cell>
        </table:table-row>
        <table:table-row table:style-name="ro1">
          <table:table-cell table:style-name="ce1" office:value-type="time" office:time-value="PT12H43M25S" calcext:value-type="time">
            <text:p>12:43:25</text:p>
          </table:table-cell>
          <table:table-cell office:value-type="float" office:value="27862.7" calcext:value-type="float">
            <text:p>27862,7</text:p>
          </table:table-cell>
          <table:table-cell table:style-name="ce13" table:formula="of:=[.B144]-[.B143]" office:value-type="float" office:value="61.7999999999993" calcext:value-type="float">
            <text:p>61,80</text:p>
          </table:table-cell>
          <table:table-cell table:style-name="ce14" table:formula="of:=[.A144]-[.A143]" office:value-type="time" office:time-value="PT00H00M10S" calcext:value-type="time">
            <text:p>00:00:10</text:p>
          </table:table-cell>
          <table:table-cell table:formula="of:=HOUR([.D144]) * 3600 + MINUTE([.D144]) * 60 + SECOND([.D144])" office:value-type="float" office:value="10" calcext:value-type="float">
            <text:p>10</text:p>
          </table:table-cell>
          <table:table-cell table:style-name="ce15" table:formula="of:=[.C144]/[.E144]" office:value-type="float" office:value="6.17999999999993" calcext:value-type="float">
            <text:p>6,18</text:p>
          </table:table-cell>
          <table:table-cell office:value-type="float" office:value="27862.7" calcext:value-type="float">
            <text:p>27862,7</text:p>
          </table:table-cell>
          <table:table-cell office:value-type="float" office:value="6.17999999999993" calcext:value-type="float">
            <text:p>6,18</text:p>
          </table:table-cell>
        </table:table-row>
        <table:table-row table:style-name="ro1">
          <table:table-cell table:style-name="ce1" office:value-type="time" office:time-value="PT12H43M45S" calcext:value-type="time">
            <text:p>12:43:45</text:p>
          </table:table-cell>
          <table:table-cell office:value-type="float" office:value="27983.5" calcext:value-type="float">
            <text:p>27983,5</text:p>
          </table:table-cell>
          <table:table-cell table:style-name="ce13" table:formula="of:=[.B145]-[.B144]" office:value-type="float" office:value="120.799999999999" calcext:value-type="float">
            <text:p>120,80</text:p>
          </table:table-cell>
          <table:table-cell table:style-name="ce14" table:formula="of:=[.A145]-[.A144]" office:value-type="time" office:time-value="PT00H00M20S" calcext:value-type="time">
            <text:p>00:00:20</text:p>
          </table:table-cell>
          <table:table-cell table:formula="of:=HOUR([.D145]) * 3600 + MINUTE([.D145]) * 60 + SECOND([.D145])" office:value-type="float" office:value="20" calcext:value-type="float">
            <text:p>20</text:p>
          </table:table-cell>
          <table:table-cell table:style-name="ce15" table:formula="of:=[.C145]/[.E145]" office:value-type="float" office:value="6.03999999999996" calcext:value-type="float">
            <text:p>6,04</text:p>
          </table:table-cell>
          <table:table-cell office:value-type="float" office:value="27983.5" calcext:value-type="float">
            <text:p>27983,5</text:p>
          </table:table-cell>
          <table:table-cell office:value-type="float" office:value="6.03999999999996" calcext:value-type="float">
            <text:p>6,04</text:p>
          </table:table-cell>
        </table:table-row>
        <table:table-row table:style-name="ro1">
          <table:table-cell table:style-name="ce1" office:value-type="time" office:time-value="PT12H43M55S" calcext:value-type="time">
            <text:p>12:43:55</text:p>
          </table:table-cell>
          <table:table-cell office:value-type="float" office:value="28041.8" calcext:value-type="float">
            <text:p>28041,8</text:p>
          </table:table-cell>
          <table:table-cell table:style-name="ce13" table:formula="of:=[.B146]-[.B145]" office:value-type="float" office:value="58.2999999999993" calcext:value-type="float">
            <text:p>58,30</text:p>
          </table:table-cell>
          <table:table-cell table:style-name="ce14" table:formula="of:=[.A146]-[.A145]" office:value-type="time" office:time-value="PT00H00M10S" calcext:value-type="time">
            <text:p>00:00:10</text:p>
          </table:table-cell>
          <table:table-cell table:formula="of:=HOUR([.D146]) * 3600 + MINUTE([.D146]) * 60 + SECOND([.D146])" office:value-type="float" office:value="10" calcext:value-type="float">
            <text:p>10</text:p>
          </table:table-cell>
          <table:table-cell table:style-name="ce15" table:formula="of:=[.C146]/[.E146]" office:value-type="float" office:value="5.82999999999993" calcext:value-type="float">
            <text:p>5,83</text:p>
          </table:table-cell>
          <table:table-cell office:value-type="float" office:value="28041.8" calcext:value-type="float">
            <text:p>28041,8</text:p>
          </table:table-cell>
          <table:table-cell office:value-type="float" office:value="5.82999999999993" calcext:value-type="float">
            <text:p>5,83</text:p>
          </table:table-cell>
        </table:table-row>
        <table:table-row table:style-name="ro1">
          <table:table-cell table:style-name="ce1" office:value-type="time" office:time-value="PT12H44M05S" calcext:value-type="time">
            <text:p>12:44:05</text:p>
          </table:table-cell>
          <table:table-cell office:value-type="float" office:value="28104.5" calcext:value-type="float">
            <text:p>28104,5</text:p>
          </table:table-cell>
          <table:table-cell table:style-name="ce13" table:formula="of:=[.B147]-[.B146]" office:value-type="float" office:value="62.7000000000007" calcext:value-type="float">
            <text:p>62,70</text:p>
          </table:table-cell>
          <table:table-cell table:style-name="ce14" table:formula="of:=[.A147]-[.A146]" office:value-type="time" office:time-value="PT00H00M10S" calcext:value-type="time">
            <text:p>00:00:10</text:p>
          </table:table-cell>
          <table:table-cell table:formula="of:=HOUR([.D147]) * 3600 + MINUTE([.D147]) * 60 + SECOND([.D147])" office:value-type="float" office:value="10" calcext:value-type="float">
            <text:p>10</text:p>
          </table:table-cell>
          <table:table-cell table:style-name="ce15" table:formula="of:=[.C147]/[.E147]" office:value-type="float" office:value="6.27000000000007" calcext:value-type="float">
            <text:p>6,27</text:p>
          </table:table-cell>
          <table:table-cell office:value-type="float" office:value="28104.5" calcext:value-type="float">
            <text:p>28104,5</text:p>
          </table:table-cell>
          <table:table-cell office:value-type="float" office:value="6.27000000000007" calcext:value-type="float">
            <text:p>6,27</text:p>
          </table:table-cell>
        </table:table-row>
        <table:table-row table:style-name="ro1">
          <table:table-cell table:style-name="ce1" office:value-type="time" office:time-value="PT12H44M15S" calcext:value-type="time">
            <text:p>12:44:15</text:p>
          </table:table-cell>
          <table:table-cell office:value-type="float" office:value="28160.9" calcext:value-type="float">
            <text:p>28160,9</text:p>
          </table:table-cell>
          <table:table-cell table:style-name="ce13" table:formula="of:=[.B148]-[.B147]" office:value-type="float" office:value="56.4000000000015" calcext:value-type="float">
            <text:p>56,40</text:p>
          </table:table-cell>
          <table:table-cell table:style-name="ce14" table:formula="of:=[.A148]-[.A147]" office:value-type="time" office:time-value="PT00H00M10S" calcext:value-type="time">
            <text:p>00:00:10</text:p>
          </table:table-cell>
          <table:table-cell table:formula="of:=HOUR([.D148]) * 3600 + MINUTE([.D148]) * 60 + SECOND([.D148])" office:value-type="float" office:value="10" calcext:value-type="float">
            <text:p>10</text:p>
          </table:table-cell>
          <table:table-cell table:style-name="ce15" table:formula="of:=[.C148]/[.E148]" office:value-type="float" office:value="5.64000000000015" calcext:value-type="float">
            <text:p>5,64</text:p>
          </table:table-cell>
          <table:table-cell office:value-type="float" office:value="28160.9" calcext:value-type="float">
            <text:p>28160,9</text:p>
          </table:table-cell>
          <table:table-cell office:value-type="float" office:value="5.64000000000015" calcext:value-type="float">
            <text:p>5,64</text:p>
          </table:table-cell>
        </table:table-row>
        <table:table-row table:style-name="ro1">
          <table:table-cell table:style-name="ce1" office:value-type="time" office:time-value="PT12H44M25S" calcext:value-type="time">
            <text:p>12:44:25</text:p>
          </table:table-cell>
          <table:table-cell office:value-type="float" office:value="28220.5" calcext:value-type="float">
            <text:p>28220,5</text:p>
          </table:table-cell>
          <table:table-cell table:style-name="ce13" table:formula="of:=[.B149]-[.B148]" office:value-type="float" office:value="59.5999999999985" calcext:value-type="float">
            <text:p>59,60</text:p>
          </table:table-cell>
          <table:table-cell table:style-name="ce14" table:formula="of:=[.A149]-[.A148]" office:value-type="time" office:time-value="PT00H00M10S" calcext:value-type="time">
            <text:p>00:00:10</text:p>
          </table:table-cell>
          <table:table-cell table:formula="of:=HOUR([.D149]) * 3600 + MINUTE([.D149]) * 60 + SECOND([.D149])" office:value-type="float" office:value="10" calcext:value-type="float">
            <text:p>10</text:p>
          </table:table-cell>
          <table:table-cell table:style-name="ce15" table:formula="of:=[.C149]/[.E149]" office:value-type="float" office:value="5.95999999999985" calcext:value-type="float">
            <text:p>5,96</text:p>
          </table:table-cell>
          <table:table-cell office:value-type="float" office:value="28220.5" calcext:value-type="float">
            <text:p>28220,5</text:p>
          </table:table-cell>
          <table:table-cell office:value-type="float" office:value="5.95999999999985" calcext:value-type="float">
            <text:p>5,96</text:p>
          </table:table-cell>
        </table:table-row>
        <table:table-row table:style-name="ro1">
          <table:table-cell table:style-name="ce1" office:value-type="time" office:time-value="PT12H44M45S" calcext:value-type="time">
            <text:p>12:44:45</text:p>
          </table:table-cell>
          <table:table-cell office:value-type="float" office:value="28339.8" calcext:value-type="float">
            <text:p>28339,8</text:p>
          </table:table-cell>
          <table:table-cell table:style-name="ce13" table:formula="of:=[.B150]-[.B149]" office:value-type="float" office:value="119.299999999999" calcext:value-type="float">
            <text:p>119,30</text:p>
          </table:table-cell>
          <table:table-cell table:style-name="ce14" table:formula="of:=[.A150]-[.A149]" office:value-type="time" office:time-value="PT00H00M20S" calcext:value-type="time">
            <text:p>00:00:20</text:p>
          </table:table-cell>
          <table:table-cell table:formula="of:=HOUR([.D150]) * 3600 + MINUTE([.D150]) * 60 + SECOND([.D150])" office:value-type="float" office:value="20" calcext:value-type="float">
            <text:p>20</text:p>
          </table:table-cell>
          <table:table-cell table:style-name="ce15" table:formula="of:=[.C150]/[.E150]" office:value-type="float" office:value="5.96499999999996" calcext:value-type="float">
            <text:p>5,96</text:p>
          </table:table-cell>
          <table:table-cell office:value-type="float" office:value="28339.8" calcext:value-type="float">
            <text:p>28339,8</text:p>
          </table:table-cell>
          <table:table-cell office:value-type="float" office:value="5.96499999999996" calcext:value-type="float">
            <text:p>5,96</text:p>
          </table:table-cell>
        </table:table-row>
        <table:table-row table:style-name="ro1">
          <table:table-cell table:style-name="ce1" office:value-type="time" office:time-value="PT12H44M55S" calcext:value-type="time">
            <text:p>12:44:55</text:p>
          </table:table-cell>
          <table:table-cell office:value-type="float" office:value="28398.6" calcext:value-type="float">
            <text:p>28398,6</text:p>
          </table:table-cell>
          <table:table-cell table:style-name="ce13" table:formula="of:=[.B151]-[.B150]" office:value-type="float" office:value="58.7999999999993" calcext:value-type="float">
            <text:p>58,80</text:p>
          </table:table-cell>
          <table:table-cell table:style-name="ce14" table:formula="of:=[.A151]-[.A150]" office:value-type="time" office:time-value="PT00H00M10S" calcext:value-type="time">
            <text:p>00:00:10</text:p>
          </table:table-cell>
          <table:table-cell table:formula="of:=HOUR([.D151]) * 3600 + MINUTE([.D151]) * 60 + SECOND([.D151])" office:value-type="float" office:value="10" calcext:value-type="float">
            <text:p>10</text:p>
          </table:table-cell>
          <table:table-cell table:style-name="ce15" table:formula="of:=[.C151]/[.E151]" office:value-type="float" office:value="5.87999999999993" calcext:value-type="float">
            <text:p>5,88</text:p>
          </table:table-cell>
          <table:table-cell office:value-type="float" office:value="28398.6" calcext:value-type="float">
            <text:p>28398,6</text:p>
          </table:table-cell>
          <table:table-cell office:value-type="float" office:value="5.87999999999993" calcext:value-type="float">
            <text:p>5,88</text:p>
          </table:table-cell>
        </table:table-row>
        <table:table-row table:style-name="ro1">
          <table:table-cell table:style-name="ce1" office:value-type="time" office:time-value="PT12H47M05S" calcext:value-type="time">
            <text:p>12:47:05</text:p>
          </table:table-cell>
          <table:table-cell office:value-type="float" office:value="29198.5" calcext:value-type="float">
            <text:p>29198,5</text:p>
          </table:table-cell>
          <table:table-cell table:style-name="ce13" table:formula="of:=[.B152]-[.B151]" office:value-type="float" office:value="799.900000000002" calcext:value-type="float">
            <text:p>799,90</text:p>
          </table:table-cell>
          <table:table-cell table:style-name="ce14" table:formula="of:=[.A152]-[.A151]" office:value-type="time" office:time-value="PT00H02M10S" calcext:value-type="time">
            <text:p>00:02:10</text:p>
          </table:table-cell>
          <table:table-cell table:formula="of:=HOUR([.D152]) * 3600 + MINUTE([.D152]) * 60 + SECOND([.D152])" office:value-type="float" office:value="130" calcext:value-type="float">
            <text:p>130</text:p>
          </table:table-cell>
          <table:table-cell table:style-name="ce15" table:formula="of:=[.C152]/[.E152]" office:value-type="float" office:value="6.15307692307693" calcext:value-type="float">
            <text:p>6,15</text:p>
          </table:table-cell>
          <table:table-cell office:value-type="float" office:value="29198.5" calcext:value-type="float">
            <text:p>29198,5</text:p>
          </table:table-cell>
          <table:table-cell office:value-type="float" office:value="6.15307692307693" calcext:value-type="float">
            <text:p>6,15</text:p>
          </table:table-cell>
        </table:table-row>
        <table:table-row table:style-name="ro1">
          <table:table-cell table:style-name="ce1" office:value-type="time" office:time-value="PT12H47M15S" calcext:value-type="time">
            <text:p>12:47:15</text:p>
          </table:table-cell>
          <table:table-cell office:value-type="float" office:value="29259.8" calcext:value-type="float">
            <text:p>29259,8</text:p>
          </table:table-cell>
          <table:table-cell table:style-name="ce13" table:formula="of:=[.B153]-[.B152]" office:value-type="float" office:value="61.2999999999993" calcext:value-type="float">
            <text:p>61,30</text:p>
          </table:table-cell>
          <table:table-cell table:style-name="ce14" table:formula="of:=[.A153]-[.A152]" office:value-type="time" office:time-value="PT00H00M10S" calcext:value-type="time">
            <text:p>00:00:10</text:p>
          </table:table-cell>
          <table:table-cell table:formula="of:=HOUR([.D153]) * 3600 + MINUTE([.D153]) * 60 + SECOND([.D153])" office:value-type="float" office:value="10" calcext:value-type="float">
            <text:p>10</text:p>
          </table:table-cell>
          <table:table-cell table:style-name="ce15" table:formula="of:=[.C153]/[.E153]" office:value-type="float" office:value="6.12999999999993" calcext:value-type="float">
            <text:p>6,13</text:p>
          </table:table-cell>
          <table:table-cell office:value-type="float" office:value="29259.8" calcext:value-type="float">
            <text:p>29259,8</text:p>
          </table:table-cell>
          <table:table-cell office:value-type="float" office:value="6.12999999999993" calcext:value-type="float">
            <text:p>6,13</text:p>
          </table:table-cell>
        </table:table-row>
        <table:table-row table:style-name="ro1">
          <table:table-cell table:style-name="ce1" office:value-type="time" office:time-value="PT12H47M25S" calcext:value-type="time">
            <text:p>12:47:25</text:p>
          </table:table-cell>
          <table:table-cell office:value-type="float" office:value="29324.7" calcext:value-type="float">
            <text:p>29324,7</text:p>
          </table:table-cell>
          <table:table-cell table:style-name="ce13" table:formula="of:=[.B154]-[.B153]" office:value-type="float" office:value="64.9000000000015" calcext:value-type="float">
            <text:p>64,90</text:p>
          </table:table-cell>
          <table:table-cell table:style-name="ce14" table:formula="of:=[.A154]-[.A153]" office:value-type="time" office:time-value="PT00H00M10S" calcext:value-type="time">
            <text:p>00:00:10</text:p>
          </table:table-cell>
          <table:table-cell table:formula="of:=HOUR([.D154]) * 3600 + MINUTE([.D154]) * 60 + SECOND([.D154])" office:value-type="float" office:value="10" calcext:value-type="float">
            <text:p>10</text:p>
          </table:table-cell>
          <table:table-cell table:style-name="ce15" table:formula="of:=[.C154]/[.E154]" office:value-type="float" office:value="6.49000000000015" calcext:value-type="float">
            <text:p>6,49</text:p>
          </table:table-cell>
          <table:table-cell office:value-type="float" office:value="29324.7" calcext:value-type="float">
            <text:p>29324,7</text:p>
          </table:table-cell>
          <table:table-cell office:value-type="float" office:value="6.49000000000015" calcext:value-type="float">
            <text:p>6,49</text:p>
          </table:table-cell>
        </table:table-row>
        <table:table-row table:style-name="ro1">
          <table:table-cell table:style-name="ce1" office:value-type="time" office:time-value="PT12H47M35S" calcext:value-type="time">
            <text:p>12:47:35</text:p>
          </table:table-cell>
          <table:table-cell office:value-type="float" office:value="29384" calcext:value-type="float">
            <text:p>29384</text:p>
          </table:table-cell>
          <table:table-cell table:style-name="ce13" table:formula="of:=[.B155]-[.B154]" office:value-type="float" office:value="59.2999999999993" calcext:value-type="float">
            <text:p>59,30</text:p>
          </table:table-cell>
          <table:table-cell table:style-name="ce14" table:formula="of:=[.A155]-[.A154]" office:value-type="time" office:time-value="PT00H00M10S" calcext:value-type="time">
            <text:p>00:00:10</text:p>
          </table:table-cell>
          <table:table-cell table:formula="of:=HOUR([.D155]) * 3600 + MINUTE([.D155]) * 60 + SECOND([.D155])" office:value-type="float" office:value="10" calcext:value-type="float">
            <text:p>10</text:p>
          </table:table-cell>
          <table:table-cell table:style-name="ce15" table:formula="of:=[.C155]/[.E155]" office:value-type="float" office:value="5.92999999999993" calcext:value-type="float">
            <text:p>5,93</text:p>
          </table:table-cell>
          <table:table-cell office:value-type="float" office:value="29384" calcext:value-type="float">
            <text:p>29384</text:p>
          </table:table-cell>
          <table:table-cell office:value-type="float" office:value="5.92999999999993" calcext:value-type="float">
            <text:p>5,93</text:p>
          </table:table-cell>
        </table:table-row>
        <table:table-row table:style-name="ro1">
          <table:table-cell table:style-name="ce1" office:value-type="time" office:time-value="PT12H47M45S" calcext:value-type="time">
            <text:p>12:47:45</text:p>
          </table:table-cell>
          <table:table-cell office:value-type="float" office:value="29445" calcext:value-type="float">
            <text:p>29445</text:p>
          </table:table-cell>
          <table:table-cell table:style-name="ce13" table:formula="of:=[.B156]-[.B155]" office:value-type="float" office:value="61" calcext:value-type="float">
            <text:p>61,00</text:p>
          </table:table-cell>
          <table:table-cell table:style-name="ce14" table:formula="of:=[.A156]-[.A155]" office:value-type="time" office:time-value="PT00H00M10S" calcext:value-type="time">
            <text:p>00:00:10</text:p>
          </table:table-cell>
          <table:table-cell table:formula="of:=HOUR([.D156]) * 3600 + MINUTE([.D156]) * 60 + SECOND([.D156])" office:value-type="float" office:value="10" calcext:value-type="float">
            <text:p>10</text:p>
          </table:table-cell>
          <table:table-cell table:style-name="ce15" table:formula="of:=[.C156]/[.E156]" office:value-type="float" office:value="6.1" calcext:value-type="float">
            <text:p>6,10</text:p>
          </table:table-cell>
          <table:table-cell office:value-type="float" office:value="29445" calcext:value-type="float">
            <text:p>29445</text:p>
          </table:table-cell>
          <table:table-cell office:value-type="float" office:value="6.1" calcext:value-type="float">
            <text:p>6,10</text:p>
          </table:table-cell>
        </table:table-row>
        <table:table-row table:style-name="ro1">
          <table:table-cell table:style-name="ce1" office:value-type="time" office:time-value="PT12H47M55S" calcext:value-type="time">
            <text:p>12:47:55</text:p>
          </table:table-cell>
          <table:table-cell office:value-type="float" office:value="29506.4" calcext:value-type="float">
            <text:p>29506,4</text:p>
          </table:table-cell>
          <table:table-cell table:style-name="ce13" table:formula="of:=[.B157]-[.B156]" office:value-type="float" office:value="61.4000000000015" calcext:value-type="float">
            <text:p>61,40</text:p>
          </table:table-cell>
          <table:table-cell table:style-name="ce14" table:formula="of:=[.A157]-[.A156]" office:value-type="time" office:time-value="PT00H00M10S" calcext:value-type="time">
            <text:p>00:00:10</text:p>
          </table:table-cell>
          <table:table-cell table:formula="of:=HOUR([.D157]) * 3600 + MINUTE([.D157]) * 60 + SECOND([.D157])" office:value-type="float" office:value="10" calcext:value-type="float">
            <text:p>10</text:p>
          </table:table-cell>
          <table:table-cell table:style-name="ce15" table:formula="of:=[.C157]/[.E157]" office:value-type="float" office:value="6.14000000000015" calcext:value-type="float">
            <text:p>6,14</text:p>
          </table:table-cell>
          <table:table-cell office:value-type="float" office:value="29506.4" calcext:value-type="float">
            <text:p>29506,4</text:p>
          </table:table-cell>
          <table:table-cell office:value-type="float" office:value="6.14000000000015" calcext:value-type="float">
            <text:p>6,14</text:p>
          </table:table-cell>
        </table:table-row>
        <table:table-row table:style-name="ro1">
          <table:table-cell table:style-name="ce1" office:value-type="time" office:time-value="PT12H48M05S" calcext:value-type="time">
            <text:p>12:48:05</text:p>
          </table:table-cell>
          <table:table-cell office:value-type="float" office:value="29569.8" calcext:value-type="float">
            <text:p>29569,8</text:p>
          </table:table-cell>
          <table:table-cell table:style-name="ce13" table:formula="of:=[.B158]-[.B157]" office:value-type="float" office:value="63.3999999999978" calcext:value-type="float">
            <text:p>63,40</text:p>
          </table:table-cell>
          <table:table-cell table:style-name="ce14" table:formula="of:=[.A158]-[.A157]" office:value-type="time" office:time-value="PT00H00M10S" calcext:value-type="time">
            <text:p>00:00:10</text:p>
          </table:table-cell>
          <table:table-cell table:formula="of:=HOUR([.D158]) * 3600 + MINUTE([.D158]) * 60 + SECOND([.D158])" office:value-type="float" office:value="10" calcext:value-type="float">
            <text:p>10</text:p>
          </table:table-cell>
          <table:table-cell table:style-name="ce15" table:formula="of:=[.C158]/[.E158]" office:value-type="float" office:value="6.33999999999978" calcext:value-type="float">
            <text:p>6,34</text:p>
          </table:table-cell>
          <table:table-cell office:value-type="float" office:value="29569.8" calcext:value-type="float">
            <text:p>29569,8</text:p>
          </table:table-cell>
          <table:table-cell office:value-type="float" office:value="6.33999999999978" calcext:value-type="float">
            <text:p>6,34</text:p>
          </table:table-cell>
        </table:table-row>
        <table:table-row table:style-name="ro1">
          <table:table-cell table:style-name="ce1" office:value-type="time" office:time-value="PT12H48M15S" calcext:value-type="time">
            <text:p>12:48:15</text:p>
          </table:table-cell>
          <table:table-cell office:value-type="float" office:value="29630" calcext:value-type="float">
            <text:p>29630</text:p>
          </table:table-cell>
          <table:table-cell table:style-name="ce13" table:formula="of:=[.B159]-[.B158]" office:value-type="float" office:value="60.2000000000007" calcext:value-type="float">
            <text:p>60,20</text:p>
          </table:table-cell>
          <table:table-cell table:style-name="ce14" table:formula="of:=[.A159]-[.A158]" office:value-type="time" office:time-value="PT00H00M10S" calcext:value-type="time">
            <text:p>00:00:10</text:p>
          </table:table-cell>
          <table:table-cell table:formula="of:=HOUR([.D159]) * 3600 + MINUTE([.D159]) * 60 + SECOND([.D159])" office:value-type="float" office:value="10" calcext:value-type="float">
            <text:p>10</text:p>
          </table:table-cell>
          <table:table-cell table:style-name="ce15" table:formula="of:=[.C159]/[.E159]" office:value-type="float" office:value="6.02000000000007" calcext:value-type="float">
            <text:p>6,02</text:p>
          </table:table-cell>
          <table:table-cell office:value-type="float" office:value="29630" calcext:value-type="float">
            <text:p>29630</text:p>
          </table:table-cell>
          <table:table-cell office:value-type="float" office:value="6.02000000000007" calcext:value-type="float">
            <text:p>6,02</text:p>
          </table:table-cell>
        </table:table-row>
        <table:table-row table:style-name="ro1">
          <table:table-cell table:style-name="ce1" office:value-type="time" office:time-value="PT12H48M25S" calcext:value-type="time">
            <text:p>12:48:25</text:p>
          </table:table-cell>
          <table:table-cell office:value-type="float" office:value="29691" calcext:value-type="float">
            <text:p>29691</text:p>
          </table:table-cell>
          <table:table-cell table:style-name="ce13" table:formula="of:=[.B160]-[.B159]" office:value-type="float" office:value="61" calcext:value-type="float">
            <text:p>61,00</text:p>
          </table:table-cell>
          <table:table-cell table:style-name="ce14" table:formula="of:=[.A160]-[.A159]" office:value-type="time" office:time-value="PT00H00M10S" calcext:value-type="time">
            <text:p>00:00:10</text:p>
          </table:table-cell>
          <table:table-cell table:formula="of:=HOUR([.D160]) * 3600 + MINUTE([.D160]) * 60 + SECOND([.D160])" office:value-type="float" office:value="10" calcext:value-type="float">
            <text:p>10</text:p>
          </table:table-cell>
          <table:table-cell table:style-name="ce15" table:formula="of:=[.C160]/[.E160]" office:value-type="float" office:value="6.1" calcext:value-type="float">
            <text:p>6,10</text:p>
          </table:table-cell>
          <table:table-cell office:value-type="float" office:value="29691" calcext:value-type="float">
            <text:p>29691</text:p>
          </table:table-cell>
          <table:table-cell office:value-type="float" office:value="6.1" calcext:value-type="float">
            <text:p>6,10</text:p>
          </table:table-cell>
        </table:table-row>
        <table:table-row table:style-name="ro1">
          <table:table-cell table:style-name="ce1" office:value-type="time" office:time-value="PT12H48M35S" calcext:value-type="time">
            <text:p>12:48:35</text:p>
          </table:table-cell>
          <table:table-cell office:value-type="float" office:value="29751.9" calcext:value-type="float">
            <text:p>29751,9</text:p>
          </table:table-cell>
          <table:table-cell table:style-name="ce13" table:formula="of:=[.B161]-[.B160]" office:value-type="float" office:value="60.9000000000015" calcext:value-type="float">
            <text:p>60,90</text:p>
          </table:table-cell>
          <table:table-cell table:style-name="ce14" table:formula="of:=[.A161]-[.A160]" office:value-type="time" office:time-value="PT00H00M10S" calcext:value-type="time">
            <text:p>00:00:10</text:p>
          </table:table-cell>
          <table:table-cell table:formula="of:=HOUR([.D161]) * 3600 + MINUTE([.D161]) * 60 + SECOND([.D161])" office:value-type="float" office:value="10" calcext:value-type="float">
            <text:p>10</text:p>
          </table:table-cell>
          <table:table-cell table:style-name="ce15" table:formula="of:=[.C161]/[.E161]" office:value-type="float" office:value="6.09000000000015" calcext:value-type="float">
            <text:p>6,09</text:p>
          </table:table-cell>
          <table:table-cell office:value-type="float" office:value="29751.9" calcext:value-type="float">
            <text:p>29751,9</text:p>
          </table:table-cell>
          <table:table-cell office:value-type="float" office:value="6.09000000000015" calcext:value-type="float">
            <text:p>6,09</text:p>
          </table:table-cell>
        </table:table-row>
        <table:table-row table:style-name="ro1">
          <table:table-cell table:style-name="ce1" office:value-type="time" office:time-value="PT12H48M45S" calcext:value-type="time">
            <text:p>12:48:45</text:p>
          </table:table-cell>
          <table:table-cell office:value-type="float" office:value="29810.1" calcext:value-type="float">
            <text:p>29810,1</text:p>
          </table:table-cell>
          <table:table-cell table:style-name="ce13" table:formula="of:=[.B162]-[.B161]" office:value-type="float" office:value="58.1999999999971" calcext:value-type="float">
            <text:p>58,20</text:p>
          </table:table-cell>
          <table:table-cell table:style-name="ce14" table:formula="of:=[.A162]-[.A161]" office:value-type="time" office:time-value="PT00H00M10S" calcext:value-type="time">
            <text:p>00:00:10</text:p>
          </table:table-cell>
          <table:table-cell table:formula="of:=HOUR([.D162]) * 3600 + MINUTE([.D162]) * 60 + SECOND([.D162])" office:value-type="float" office:value="10" calcext:value-type="float">
            <text:p>10</text:p>
          </table:table-cell>
          <table:table-cell table:style-name="ce15" table:formula="of:=[.C162]/[.E162]" office:value-type="float" office:value="5.81999999999971" calcext:value-type="float">
            <text:p>5,82</text:p>
          </table:table-cell>
          <table:table-cell office:value-type="float" office:value="29810.1" calcext:value-type="float">
            <text:p>29810,1</text:p>
          </table:table-cell>
          <table:table-cell office:value-type="float" office:value="5.81999999999971" calcext:value-type="float">
            <text:p>5,82</text:p>
          </table:table-cell>
        </table:table-row>
        <table:table-row table:style-name="ro1">
          <table:table-cell table:style-name="ce1" office:value-type="time" office:time-value="PT12H48M55S" calcext:value-type="time">
            <text:p>12:48:55</text:p>
          </table:table-cell>
          <table:table-cell office:value-type="float" office:value="29870.5" calcext:value-type="float">
            <text:p>29870,5</text:p>
          </table:table-cell>
          <table:table-cell table:style-name="ce13" table:formula="of:=[.B163]-[.B162]" office:value-type="float" office:value="60.4000000000015" calcext:value-type="float">
            <text:p>60,40</text:p>
          </table:table-cell>
          <table:table-cell table:style-name="ce14" table:formula="of:=[.A163]-[.A162]" office:value-type="time" office:time-value="PT00H00M10S" calcext:value-type="time">
            <text:p>00:00:10</text:p>
          </table:table-cell>
          <table:table-cell table:formula="of:=HOUR([.D163]) * 3600 + MINUTE([.D163]) * 60 + SECOND([.D163])" office:value-type="float" office:value="10" calcext:value-type="float">
            <text:p>10</text:p>
          </table:table-cell>
          <table:table-cell table:style-name="ce15" table:formula="of:=[.C163]/[.E163]" office:value-type="float" office:value="6.04000000000015" calcext:value-type="float">
            <text:p>6,04</text:p>
          </table:table-cell>
          <table:table-cell office:value-type="float" office:value="29870.5" calcext:value-type="float">
            <text:p>29870,5</text:p>
          </table:table-cell>
          <table:table-cell office:value-type="float" office:value="6.04000000000015" calcext:value-type="float">
            <text:p>6,04</text:p>
          </table:table-cell>
        </table:table-row>
        <table:table-row table:style-name="ro1">
          <table:table-cell table:style-name="ce1" office:value-type="time" office:time-value="PT12H49M05S" calcext:value-type="time">
            <text:p>12:49:05</text:p>
          </table:table-cell>
          <table:table-cell office:value-type="float" office:value="29930.7" calcext:value-type="float">
            <text:p>29930,7</text:p>
          </table:table-cell>
          <table:table-cell table:style-name="ce13" table:formula="of:=[.B164]-[.B163]" office:value-type="float" office:value="60.2000000000007" calcext:value-type="float">
            <text:p>60,20</text:p>
          </table:table-cell>
          <table:table-cell table:style-name="ce14" table:formula="of:=[.A164]-[.A163]" office:value-type="time" office:time-value="PT00H00M10S" calcext:value-type="time">
            <text:p>00:00:10</text:p>
          </table:table-cell>
          <table:table-cell table:formula="of:=HOUR([.D164]) * 3600 + MINUTE([.D164]) * 60 + SECOND([.D164])" office:value-type="float" office:value="10" calcext:value-type="float">
            <text:p>10</text:p>
          </table:table-cell>
          <table:table-cell table:style-name="ce15" table:formula="of:=[.C164]/[.E164]" office:value-type="float" office:value="6.02000000000007" calcext:value-type="float">
            <text:p>6,02</text:p>
          </table:table-cell>
          <table:table-cell office:value-type="float" office:value="29930.7" calcext:value-type="float">
            <text:p>29930,7</text:p>
          </table:table-cell>
          <table:table-cell office:value-type="float" office:value="6.02000000000007" calcext:value-type="float">
            <text:p>6,02</text:p>
          </table:table-cell>
        </table:table-row>
        <table:table-row table:style-name="ro1">
          <table:table-cell table:style-name="ce1" office:value-type="time" office:time-value="PT12H49M15S" calcext:value-type="time">
            <text:p>12:49:15</text:p>
          </table:table-cell>
          <table:table-cell office:value-type="float" office:value="29989.2" calcext:value-type="float">
            <text:p>29989,2</text:p>
          </table:table-cell>
          <table:table-cell table:style-name="ce13" table:formula="of:=[.B165]-[.B164]" office:value-type="float" office:value="58.5" calcext:value-type="float">
            <text:p>58,50</text:p>
          </table:table-cell>
          <table:table-cell table:style-name="ce14" table:formula="of:=[.A165]-[.A164]" office:value-type="time" office:time-value="PT00H00M10S" calcext:value-type="time">
            <text:p>00:00:10</text:p>
          </table:table-cell>
          <table:table-cell table:formula="of:=HOUR([.D165]) * 3600 + MINUTE([.D165]) * 60 + SECOND([.D165])" office:value-type="float" office:value="10" calcext:value-type="float">
            <text:p>10</text:p>
          </table:table-cell>
          <table:table-cell table:style-name="ce15" table:formula="of:=[.C165]/[.E165]" office:value-type="float" office:value="5.85" calcext:value-type="float">
            <text:p>5,85</text:p>
          </table:table-cell>
          <table:table-cell office:value-type="float" office:value="29989.2" calcext:value-type="float">
            <text:p>29989,2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table:style-name="ce1" office:value-type="time" office:time-value="PT12H49M25S" calcext:value-type="time">
            <text:p>12:49:25</text:p>
          </table:table-cell>
          <table:table-cell office:value-type="float" office:value="30046.6" calcext:value-type="float">
            <text:p>30046,6</text:p>
          </table:table-cell>
          <table:table-cell table:style-name="ce13" table:formula="of:=[.B166]-[.B165]" office:value-type="float" office:value="57.3999999999978" calcext:value-type="float">
            <text:p>57,40</text:p>
          </table:table-cell>
          <table:table-cell table:style-name="ce14" table:formula="of:=[.A166]-[.A165]" office:value-type="time" office:time-value="PT00H00M10S" calcext:value-type="time">
            <text:p>00:00:10</text:p>
          </table:table-cell>
          <table:table-cell table:formula="of:=HOUR([.D166]) * 3600 + MINUTE([.D166]) * 60 + SECOND([.D166])" office:value-type="float" office:value="10" calcext:value-type="float">
            <text:p>10</text:p>
          </table:table-cell>
          <table:table-cell table:style-name="ce15" table:formula="of:=[.C166]/[.E166]" office:value-type="float" office:value="5.73999999999978" calcext:value-type="float">
            <text:p>5,74</text:p>
          </table:table-cell>
          <table:table-cell office:value-type="float" office:value="30046.6" calcext:value-type="float">
            <text:p>30046,6</text:p>
          </table:table-cell>
          <table:table-cell office:value-type="float" office:value="5.73999999999978" calcext:value-type="float">
            <text:p>5,74</text:p>
          </table:table-cell>
        </table:table-row>
        <table:table-row table:style-name="ro1">
          <table:table-cell table:style-name="ce1" office:value-type="time" office:time-value="PT12H49M35S" calcext:value-type="time">
            <text:p>12:49:35</text:p>
          </table:table-cell>
          <table:table-cell office:value-type="float" office:value="30102.8" calcext:value-type="float">
            <text:p>30102,8</text:p>
          </table:table-cell>
          <table:table-cell table:style-name="ce13" table:formula="of:=[.B167]-[.B166]" office:value-type="float" office:value="56.2000000000007" calcext:value-type="float">
            <text:p>56,20</text:p>
          </table:table-cell>
          <table:table-cell table:style-name="ce14" table:formula="of:=[.A167]-[.A166]" office:value-type="time" office:time-value="PT00H00M10S" calcext:value-type="time">
            <text:p>00:00:10</text:p>
          </table:table-cell>
          <table:table-cell table:formula="of:=HOUR([.D167]) * 3600 + MINUTE([.D167]) * 60 + SECOND([.D167])" office:value-type="float" office:value="10" calcext:value-type="float">
            <text:p>10</text:p>
          </table:table-cell>
          <table:table-cell table:style-name="ce15" table:formula="of:=[.C167]/[.E167]" office:value-type="float" office:value="5.62000000000007" calcext:value-type="float">
            <text:p>5,62</text:p>
          </table:table-cell>
          <table:table-cell office:value-type="float" office:value="30102.8" calcext:value-type="float">
            <text:p>30102,8</text:p>
          </table:table-cell>
          <table:table-cell office:value-type="float" office:value="5.62000000000007" calcext:value-type="float">
            <text:p>5,62</text:p>
          </table:table-cell>
        </table:table-row>
        <table:table-row table:style-name="ro1">
          <table:table-cell table:style-name="ce1" office:value-type="time" office:time-value="PT12H49M45S" calcext:value-type="time">
            <text:p>12:49:45</text:p>
          </table:table-cell>
          <table:table-cell office:value-type="float" office:value="30160.5" calcext:value-type="float">
            <text:p>30160,5</text:p>
          </table:table-cell>
          <table:table-cell table:style-name="ce13" table:formula="of:=[.B168]-[.B167]" office:value-type="float" office:value="57.7000000000007" calcext:value-type="float">
            <text:p>57,70</text:p>
          </table:table-cell>
          <table:table-cell table:style-name="ce14" table:formula="of:=[.A168]-[.A167]" office:value-type="time" office:time-value="PT00H00M10S" calcext:value-type="time">
            <text:p>00:00:10</text:p>
          </table:table-cell>
          <table:table-cell table:formula="of:=HOUR([.D168]) * 3600 + MINUTE([.D168]) * 60 + SECOND([.D168])" office:value-type="float" office:value="10" calcext:value-type="float">
            <text:p>10</text:p>
          </table:table-cell>
          <table:table-cell table:style-name="ce15" table:formula="of:=[.C168]/[.E168]" office:value-type="float" office:value="5.77000000000007" calcext:value-type="float">
            <text:p>5,77</text:p>
          </table:table-cell>
          <table:table-cell office:value-type="float" office:value="30160.5" calcext:value-type="float">
            <text:p>30160,5</text:p>
          </table:table-cell>
          <table:table-cell office:value-type="float" office:value="5.77000000000007" calcext:value-type="float">
            <text:p>5,77</text:p>
          </table:table-cell>
        </table:table-row>
        <table:table-row table:style-name="ro1">
          <table:table-cell table:style-name="ce1" office:value-type="time" office:time-value="PT12H49M55S" calcext:value-type="time">
            <text:p>12:49:55</text:p>
          </table:table-cell>
          <table:table-cell office:value-type="float" office:value="30219.9" calcext:value-type="float">
            <text:p>30219,9</text:p>
          </table:table-cell>
          <table:table-cell table:style-name="ce13" table:formula="of:=[.B169]-[.B168]" office:value-type="float" office:value="59.4000000000015" calcext:value-type="float">
            <text:p>59,40</text:p>
          </table:table-cell>
          <table:table-cell table:style-name="ce14" table:formula="of:=[.A169]-[.A168]" office:value-type="time" office:time-value="PT00H00M10S" calcext:value-type="time">
            <text:p>00:00:10</text:p>
          </table:table-cell>
          <table:table-cell table:formula="of:=HOUR([.D169]) * 3600 + MINUTE([.D169]) * 60 + SECOND([.D169])" office:value-type="float" office:value="10" calcext:value-type="float">
            <text:p>10</text:p>
          </table:table-cell>
          <table:table-cell table:style-name="ce15" table:formula="of:=[.C169]/[.E169]" office:value-type="float" office:value="5.94000000000015" calcext:value-type="float">
            <text:p>5,94</text:p>
          </table:table-cell>
          <table:table-cell office:value-type="float" office:value="30219.9" calcext:value-type="float">
            <text:p>30219,9</text:p>
          </table:table-cell>
          <table:table-cell office:value-type="float" office:value="5.94000000000015" calcext:value-type="float">
            <text:p>5,94</text:p>
          </table:table-cell>
        </table:table-row>
        <table:table-row table:style-name="ro1">
          <table:table-cell table:style-name="ce1" office:value-type="time" office:time-value="PT12H50M15S" calcext:value-type="time">
            <text:p>12:50:15</text:p>
          </table:table-cell>
          <table:table-cell office:value-type="float" office:value="30331.9" calcext:value-type="float">
            <text:p>30331,9</text:p>
          </table:table-cell>
          <table:table-cell table:style-name="ce13" table:formula="of:=[.B170]-[.B169]" office:value-type="float" office:value="112" calcext:value-type="float">
            <text:p>112,00</text:p>
          </table:table-cell>
          <table:table-cell table:style-name="ce14" table:formula="of:=[.A170]-[.A169]" office:value-type="time" office:time-value="PT00H00M20S" calcext:value-type="time">
            <text:p>00:00:20</text:p>
          </table:table-cell>
          <table:table-cell table:formula="of:=HOUR([.D170]) * 3600 + MINUTE([.D170]) * 60 + SECOND([.D170])" office:value-type="float" office:value="20" calcext:value-type="float">
            <text:p>20</text:p>
          </table:table-cell>
          <table:table-cell table:style-name="ce15" table:formula="of:=[.C170]/[.E170]" office:value-type="float" office:value="5.6" calcext:value-type="float">
            <text:p>5,60</text:p>
          </table:table-cell>
          <table:table-cell office:value-type="float" office:value="30331.9" calcext:value-type="float">
            <text:p>30331,9</text:p>
          </table:table-cell>
          <table:table-cell office:value-type="float" office:value="5.6" calcext:value-type="float">
            <text:p>5,60</text:p>
          </table:table-cell>
        </table:table-row>
        <table:table-row table:style-name="ro1">
          <table:table-cell table:style-name="ce1" office:value-type="time" office:time-value="PT12H52M05S" calcext:value-type="time">
            <text:p>12:52:05</text:p>
          </table:table-cell>
          <table:table-cell office:value-type="float" office:value="31027" calcext:value-type="float">
            <text:p>31027</text:p>
          </table:table-cell>
          <table:table-cell table:style-name="ce13" table:formula="of:=[.B171]-[.B170]" office:value-type="float" office:value="695.099999999999" calcext:value-type="float">
            <text:p>695,10</text:p>
          </table:table-cell>
          <table:table-cell table:style-name="ce14" table:formula="of:=[.A171]-[.A170]" office:value-type="time" office:time-value="PT00H01M50S" calcext:value-type="time">
            <text:p>00:01:50</text:p>
          </table:table-cell>
          <table:table-cell table:formula="of:=HOUR([.D171]) * 3600 + MINUTE([.D171]) * 60 + SECOND([.D171])" office:value-type="float" office:value="110" calcext:value-type="float">
            <text:p>110</text:p>
          </table:table-cell>
          <table:table-cell table:style-name="ce15" table:formula="of:=[.C171]/[.E171]" office:value-type="float" office:value="6.3190909090909" calcext:value-type="float">
            <text:p>6,32</text:p>
          </table:table-cell>
          <table:table-cell office:value-type="float" office:value="31027" calcext:value-type="float">
            <text:p>31027</text:p>
          </table:table-cell>
          <table:table-cell office:value-type="float" office:value="6.3190909090909" calcext:value-type="float">
            <text:p>6,32</text:p>
          </table:table-cell>
        </table:table-row>
        <table:table-row table:style-name="ro1">
          <table:table-cell table:style-name="ce1" office:value-type="time" office:time-value="PT12H52M15S" calcext:value-type="time">
            <text:p>12:52:15</text:p>
          </table:table-cell>
          <table:table-cell office:value-type="float" office:value="31094.7" calcext:value-type="float">
            <text:p>31094,7</text:p>
          </table:table-cell>
          <table:table-cell table:style-name="ce13" table:formula="of:=[.B172]-[.B171]" office:value-type="float" office:value="67.7000000000007" calcext:value-type="float">
            <text:p>67,70</text:p>
          </table:table-cell>
          <table:table-cell table:style-name="ce14" table:formula="of:=[.A172]-[.A171]" office:value-type="time" office:time-value="PT00H00M10S" calcext:value-type="time">
            <text:p>00:00:10</text:p>
          </table:table-cell>
          <table:table-cell table:formula="of:=HOUR([.D172]) * 3600 + MINUTE([.D172]) * 60 + SECOND([.D172])" office:value-type="float" office:value="10" calcext:value-type="float">
            <text:p>10</text:p>
          </table:table-cell>
          <table:table-cell table:style-name="ce15" table:formula="of:=[.C172]/[.E172]" office:value-type="float" office:value="6.77000000000007" calcext:value-type="float">
            <text:p>6,77</text:p>
          </table:table-cell>
          <table:table-cell office:value-type="float" office:value="31094.7" calcext:value-type="float">
            <text:p>31094,7</text:p>
          </table:table-cell>
          <table:table-cell office:value-type="float" office:value="6.77000000000007" calcext:value-type="float">
            <text:p>6,77</text:p>
          </table:table-cell>
        </table:table-row>
        <table:table-row table:style-name="ro1">
          <table:table-cell table:style-name="ce1" office:value-type="time" office:time-value="PT12H52M25S" calcext:value-type="time">
            <text:p>12:52:25</text:p>
          </table:table-cell>
          <table:table-cell office:value-type="float" office:value="31159.6" calcext:value-type="float">
            <text:p>31159,6</text:p>
          </table:table-cell>
          <table:table-cell table:style-name="ce13" table:formula="of:=[.B173]-[.B172]" office:value-type="float" office:value="64.8999999999978" calcext:value-type="float">
            <text:p>64,90</text:p>
          </table:table-cell>
          <table:table-cell table:style-name="ce14" table:formula="of:=[.A173]-[.A172]" office:value-type="time" office:time-value="PT00H00M10S" calcext:value-type="time">
            <text:p>00:00:10</text:p>
          </table:table-cell>
          <table:table-cell table:formula="of:=HOUR([.D173]) * 3600 + MINUTE([.D173]) * 60 + SECOND([.D173])" office:value-type="float" office:value="10" calcext:value-type="float">
            <text:p>10</text:p>
          </table:table-cell>
          <table:table-cell table:style-name="ce15" table:formula="of:=[.C173]/[.E173]" office:value-type="float" office:value="6.48999999999978" calcext:value-type="float">
            <text:p>6,49</text:p>
          </table:table-cell>
          <table:table-cell office:value-type="float" office:value="31159.6" calcext:value-type="float">
            <text:p>31159,6</text:p>
          </table:table-cell>
          <table:table-cell office:value-type="float" office:value="6.48999999999978" calcext:value-type="float">
            <text:p>6,49</text:p>
          </table:table-cell>
        </table:table-row>
        <table:table-row table:style-name="ro1">
          <table:table-cell table:style-name="ce1" office:value-type="time" office:time-value="PT12H52M45S" calcext:value-type="time">
            <text:p>12:52:45</text:p>
          </table:table-cell>
          <table:table-cell office:value-type="float" office:value="31285.2" calcext:value-type="float">
            <text:p>31285,2</text:p>
          </table:table-cell>
          <table:table-cell table:style-name="ce13" table:formula="of:=[.B174]-[.B173]" office:value-type="float" office:value="125.600000000002" calcext:value-type="float">
            <text:p>125,60</text:p>
          </table:table-cell>
          <table:table-cell table:style-name="ce14" table:formula="of:=[.A174]-[.A173]" office:value-type="time" office:time-value="PT00H00M20S" calcext:value-type="time">
            <text:p>00:00:20</text:p>
          </table:table-cell>
          <table:table-cell table:formula="of:=HOUR([.D174]) * 3600 + MINUTE([.D174]) * 60 + SECOND([.D174])" office:value-type="float" office:value="20" calcext:value-type="float">
            <text:p>20</text:p>
          </table:table-cell>
          <table:table-cell table:style-name="ce15" table:formula="of:=[.C174]/[.E174]" office:value-type="float" office:value="6.28000000000011" calcext:value-type="float">
            <text:p>6,28</text:p>
          </table:table-cell>
          <table:table-cell office:value-type="float" office:value="31285.2" calcext:value-type="float">
            <text:p>31285,2</text:p>
          </table:table-cell>
          <table:table-cell office:value-type="float" office:value="6.28000000000011" calcext:value-type="float">
            <text:p>6,28</text:p>
          </table:table-cell>
        </table:table-row>
        <table:table-row table:style-name="ro1">
          <table:table-cell table:style-name="ce1" office:value-type="time" office:time-value="PT12H52M55S" calcext:value-type="time">
            <text:p>12:52:55</text:p>
          </table:table-cell>
          <table:table-cell office:value-type="float" office:value="31348.4" calcext:value-type="float">
            <text:p>31348,4</text:p>
          </table:table-cell>
          <table:table-cell table:style-name="ce13" table:formula="of:=[.B175]-[.B174]" office:value-type="float" office:value="63.2000000000007" calcext:value-type="float">
            <text:p>63,20</text:p>
          </table:table-cell>
          <table:table-cell table:style-name="ce14" table:formula="of:=[.A175]-[.A174]" office:value-type="time" office:time-value="PT00H00M10S" calcext:value-type="time">
            <text:p>00:00:10</text:p>
          </table:table-cell>
          <table:table-cell table:formula="of:=HOUR([.D175]) * 3600 + MINUTE([.D175]) * 60 + SECOND([.D175])" office:value-type="float" office:value="10" calcext:value-type="float">
            <text:p>10</text:p>
          </table:table-cell>
          <table:table-cell table:style-name="ce15" table:formula="of:=[.C175]/[.E175]" office:value-type="float" office:value="6.32000000000007" calcext:value-type="float">
            <text:p>6,32</text:p>
          </table:table-cell>
          <table:table-cell office:value-type="float" office:value="31348.4" calcext:value-type="float">
            <text:p>31348,4</text:p>
          </table:table-cell>
          <table:table-cell office:value-type="float" office:value="6.32000000000007" calcext:value-type="float">
            <text:p>6,32</text:p>
          </table:table-cell>
        </table:table-row>
        <table:table-row table:style-name="ro1">
          <table:table-cell table:style-name="ce1" office:value-type="time" office:time-value="PT12H53M05S" calcext:value-type="time">
            <text:p>12:53:05</text:p>
          </table:table-cell>
          <table:table-cell office:value-type="float" office:value="31412.8" calcext:value-type="float">
            <text:p>31412,8</text:p>
          </table:table-cell>
          <table:table-cell table:style-name="ce13" table:formula="of:=[.B176]-[.B175]" office:value-type="float" office:value="64.3999999999978" calcext:value-type="float">
            <text:p>64,40</text:p>
          </table:table-cell>
          <table:table-cell table:style-name="ce14" table:formula="of:=[.A176]-[.A175]" office:value-type="time" office:time-value="PT00H00M10S" calcext:value-type="time">
            <text:p>00:00:10</text:p>
          </table:table-cell>
          <table:table-cell table:formula="of:=HOUR([.D176]) * 3600 + MINUTE([.D176]) * 60 + SECOND([.D176])" office:value-type="float" office:value="10" calcext:value-type="float">
            <text:p>10</text:p>
          </table:table-cell>
          <table:table-cell table:style-name="ce15" table:formula="of:=[.C176]/[.E176]" office:value-type="float" office:value="6.43999999999978" calcext:value-type="float">
            <text:p>6,44</text:p>
          </table:table-cell>
          <table:table-cell office:value-type="float" office:value="31412.8" calcext:value-type="float">
            <text:p>31412,8</text:p>
          </table:table-cell>
          <table:table-cell office:value-type="float" office:value="6.43999999999978" calcext:value-type="float">
            <text:p>6,44</text:p>
          </table:table-cell>
        </table:table-row>
        <table:table-row table:style-name="ro1">
          <table:table-cell table:style-name="ce1" office:value-type="time" office:time-value="PT12H53M15S" calcext:value-type="time">
            <text:p>12:53:15</text:p>
          </table:table-cell>
          <table:table-cell office:value-type="float" office:value="31476" calcext:value-type="float">
            <text:p>31476</text:p>
          </table:table-cell>
          <table:table-cell table:style-name="ce13" table:formula="of:=[.B177]-[.B176]" office:value-type="float" office:value="63.2000000000007" calcext:value-type="float">
            <text:p>63,20</text:p>
          </table:table-cell>
          <table:table-cell table:style-name="ce14" table:formula="of:=[.A177]-[.A176]" office:value-type="time" office:time-value="PT00H00M10S" calcext:value-type="time">
            <text:p>00:00:10</text:p>
          </table:table-cell>
          <table:table-cell table:formula="of:=HOUR([.D177]) * 3600 + MINUTE([.D177]) * 60 + SECOND([.D177])" office:value-type="float" office:value="10" calcext:value-type="float">
            <text:p>10</text:p>
          </table:table-cell>
          <table:table-cell table:style-name="ce15" table:formula="of:=[.C177]/[.E177]" office:value-type="float" office:value="6.32000000000007" calcext:value-type="float">
            <text:p>6,32</text:p>
          </table:table-cell>
          <table:table-cell office:value-type="float" office:value="31476" calcext:value-type="float">
            <text:p>31476</text:p>
          </table:table-cell>
          <table:table-cell office:value-type="float" office:value="6.32000000000007" calcext:value-type="float">
            <text:p>6,32</text:p>
          </table:table-cell>
        </table:table-row>
        <table:table-row table:style-name="ro1">
          <table:table-cell table:style-name="ce1" office:value-type="time" office:time-value="PT12H53M25S" calcext:value-type="time">
            <text:p>12:53:25</text:p>
          </table:table-cell>
          <table:table-cell office:value-type="float" office:value="31535" calcext:value-type="float">
            <text:p>31535</text:p>
          </table:table-cell>
          <table:table-cell table:style-name="ce13" table:formula="of:=[.B178]-[.B177]" office:value-type="float" office:value="59" calcext:value-type="float">
            <text:p>59,00</text:p>
          </table:table-cell>
          <table:table-cell table:style-name="ce14" table:formula="of:=[.A178]-[.A177]" office:value-type="time" office:time-value="PT00H00M10S" calcext:value-type="time">
            <text:p>00:00:10</text:p>
          </table:table-cell>
          <table:table-cell table:formula="of:=HOUR([.D178]) * 3600 + MINUTE([.D178]) * 60 + SECOND([.D178])" office:value-type="float" office:value="10" calcext:value-type="float">
            <text:p>10</text:p>
          </table:table-cell>
          <table:table-cell table:style-name="ce15" table:formula="of:=[.C178]/[.E178]" office:value-type="float" office:value="5.9" calcext:value-type="float">
            <text:p>5,90</text:p>
          </table:table-cell>
          <table:table-cell office:value-type="float" office:value="31535" calcext:value-type="float">
            <text:p>31535</text:p>
          </table:table-cell>
          <table:table-cell office:value-type="float" office:value="5.9" calcext:value-type="float">
            <text:p>5,90</text:p>
          </table:table-cell>
        </table:table-row>
        <table:table-row table:style-name="ro1">
          <table:table-cell table:style-name="ce1" office:value-type="time" office:time-value="PT12H53M45S" calcext:value-type="time">
            <text:p>12:53:45</text:p>
          </table:table-cell>
          <table:table-cell office:value-type="float" office:value="31652.8" calcext:value-type="float">
            <text:p>31652,8</text:p>
          </table:table-cell>
          <table:table-cell table:style-name="ce13" table:formula="of:=[.B179]-[.B178]" office:value-type="float" office:value="117.799999999999" calcext:value-type="float">
            <text:p>117,80</text:p>
          </table:table-cell>
          <table:table-cell table:style-name="ce14" table:formula="of:=[.A179]-[.A178]" office:value-type="time" office:time-value="PT00H00M20S" calcext:value-type="time">
            <text:p>00:00:20</text:p>
          </table:table-cell>
          <table:table-cell table:formula="of:=HOUR([.D179]) * 3600 + MINUTE([.D179]) * 60 + SECOND([.D179])" office:value-type="float" office:value="20" calcext:value-type="float">
            <text:p>20</text:p>
          </table:table-cell>
          <table:table-cell table:style-name="ce15" table:formula="of:=[.C179]/[.E179]" office:value-type="float" office:value="5.88999999999996" calcext:value-type="float">
            <text:p>5,89</text:p>
          </table:table-cell>
          <table:table-cell office:value-type="float" office:value="31652.8" calcext:value-type="float">
            <text:p>31652,8</text:p>
          </table:table-cell>
          <table:table-cell office:value-type="float" office:value="5.88999999999996" calcext:value-type="float">
            <text:p>5,89</text:p>
          </table:table-cell>
        </table:table-row>
        <table:table-row table:style-name="ro1">
          <table:table-cell table:style-name="ce1" office:value-type="time" office:time-value="PT12H53M55S" calcext:value-type="time">
            <text:p>12:53:55</text:p>
          </table:table-cell>
          <table:table-cell office:value-type="float" office:value="31706.3" calcext:value-type="float">
            <text:p>31706,3</text:p>
          </table:table-cell>
          <table:table-cell table:style-name="ce13" table:formula="of:=[.B180]-[.B179]" office:value-type="float" office:value="53.5" calcext:value-type="float">
            <text:p>53,50</text:p>
          </table:table-cell>
          <table:table-cell table:style-name="ce14" table:formula="of:=[.A180]-[.A179]" office:value-type="time" office:time-value="PT00H00M10S" calcext:value-type="time">
            <text:p>00:00:10</text:p>
          </table:table-cell>
          <table:table-cell table:formula="of:=HOUR([.D180]) * 3600 + MINUTE([.D180]) * 60 + SECOND([.D180])" office:value-type="float" office:value="10" calcext:value-type="float">
            <text:p>10</text:p>
          </table:table-cell>
          <table:table-cell table:style-name="ce15" table:formula="of:=[.C180]/[.E180]" office:value-type="float" office:value="5.35" calcext:value-type="float">
            <text:p>5,35</text:p>
          </table:table-cell>
          <table:table-cell office:value-type="float" office:value="31706.3" calcext:value-type="float">
            <text:p>31706,3</text:p>
          </table:table-cell>
          <table:table-cell office:value-type="float" office:value="5.35" calcext:value-type="float">
            <text:p>5,35</text:p>
          </table:table-cell>
        </table:table-row>
        <table:table-row table:style-name="ro1">
          <table:table-cell table:style-name="ce1" office:value-type="time" office:time-value="PT12H54M05S" calcext:value-type="time">
            <text:p>12:54:05</text:p>
          </table:table-cell>
          <table:table-cell office:value-type="float" office:value="31767.5" calcext:value-type="float">
            <text:p>31767,5</text:p>
          </table:table-cell>
          <table:table-cell table:style-name="ce13" table:formula="of:=[.B181]-[.B180]" office:value-type="float" office:value="61.2000000000007" calcext:value-type="float">
            <text:p>61,20</text:p>
          </table:table-cell>
          <table:table-cell table:style-name="ce14" table:formula="of:=[.A181]-[.A180]" office:value-type="time" office:time-value="PT00H00M10S" calcext:value-type="time">
            <text:p>00:00:10</text:p>
          </table:table-cell>
          <table:table-cell table:formula="of:=HOUR([.D181]) * 3600 + MINUTE([.D181]) * 60 + SECOND([.D181])" office:value-type="float" office:value="10" calcext:value-type="float">
            <text:p>10</text:p>
          </table:table-cell>
          <table:table-cell table:style-name="ce15" table:formula="of:=[.C181]/[.E181]" office:value-type="float" office:value="6.12000000000007" calcext:value-type="float">
            <text:p>6,12</text:p>
          </table:table-cell>
          <table:table-cell office:value-type="float" office:value="31767.5" calcext:value-type="float">
            <text:p>31767,5</text:p>
          </table:table-cell>
          <table:table-cell office:value-type="float" office:value="6.12000000000007" calcext:value-type="float">
            <text:p>6,12</text:p>
          </table:table-cell>
        </table:table-row>
        <table:table-row table:style-name="ro1">
          <table:table-cell table:style-name="ce1" office:value-type="time" office:time-value="PT12H54M15S" calcext:value-type="time">
            <text:p>12:54:15</text:p>
          </table:table-cell>
          <table:table-cell office:value-type="float" office:value="31823.1" calcext:value-type="float">
            <text:p>31823,1</text:p>
          </table:table-cell>
          <table:table-cell table:style-name="ce13" table:formula="of:=[.B182]-[.B181]" office:value-type="float" office:value="55.5999999999985" calcext:value-type="float">
            <text:p>55,60</text:p>
          </table:table-cell>
          <table:table-cell table:style-name="ce14" table:formula="of:=[.A182]-[.A181]" office:value-type="time" office:time-value="PT00H00M10S" calcext:value-type="time">
            <text:p>00:00:10</text:p>
          </table:table-cell>
          <table:table-cell table:formula="of:=HOUR([.D182]) * 3600 + MINUTE([.D182]) * 60 + SECOND([.D182])" office:value-type="float" office:value="10" calcext:value-type="float">
            <text:p>10</text:p>
          </table:table-cell>
          <table:table-cell table:style-name="ce15" table:formula="of:=[.C182]/[.E182]" office:value-type="float" office:value="5.55999999999986" calcext:value-type="float">
            <text:p>5,56</text:p>
          </table:table-cell>
          <table:table-cell office:value-type="float" office:value="31823.1" calcext:value-type="float">
            <text:p>31823,1</text:p>
          </table:table-cell>
          <table:table-cell office:value-type="float" office:value="5.55999999999986" calcext:value-type="float">
            <text:p>5,56</text:p>
          </table:table-cell>
        </table:table-row>
        <table:table-row table:style-name="ro1">
          <table:table-cell table:style-name="ce1" office:value-type="time" office:time-value="PT12H54M25S" calcext:value-type="time">
            <text:p>12:54:25</text:p>
          </table:table-cell>
          <table:table-cell office:value-type="float" office:value="31875.9" calcext:value-type="float">
            <text:p>31875,9</text:p>
          </table:table-cell>
          <table:table-cell table:style-name="ce13" table:formula="of:=[.B183]-[.B182]" office:value-type="float" office:value="52.8000000000029" calcext:value-type="float">
            <text:p>52,80</text:p>
          </table:table-cell>
          <table:table-cell table:style-name="ce14" table:formula="of:=[.A183]-[.A182]" office:value-type="time" office:time-value="PT00H00M10S" calcext:value-type="time">
            <text:p>00:00:10</text:p>
          </table:table-cell>
          <table:table-cell table:formula="of:=HOUR([.D183]) * 3600 + MINUTE([.D183]) * 60 + SECOND([.D183])" office:value-type="float" office:value="10" calcext:value-type="float">
            <text:p>10</text:p>
          </table:table-cell>
          <table:table-cell table:style-name="ce15" table:formula="of:=[.C183]/[.E183]" office:value-type="float" office:value="5.28000000000029" calcext:value-type="float">
            <text:p>5,28</text:p>
          </table:table-cell>
          <table:table-cell office:value-type="float" office:value="31875.9" calcext:value-type="float">
            <text:p>31875,9</text:p>
          </table:table-cell>
          <table:table-cell office:value-type="float" office:value="5.28000000000029" calcext:value-type="float">
            <text:p>5,28</text:p>
          </table:table-cell>
        </table:table-row>
        <table:table-row table:style-name="ro1">
          <table:table-cell table:style-name="ce1" office:value-type="time" office:time-value="PT12H54M35S" calcext:value-type="time">
            <text:p>12:54:35</text:p>
          </table:table-cell>
          <table:table-cell office:value-type="float" office:value="31929.4" calcext:value-type="float">
            <text:p>31929,4</text:p>
          </table:table-cell>
          <table:table-cell table:style-name="ce13" table:formula="of:=[.B184]-[.B183]" office:value-type="float" office:value="53.5" calcext:value-type="float">
            <text:p>53,50</text:p>
          </table:table-cell>
          <table:table-cell table:style-name="ce14" table:formula="of:=[.A184]-[.A183]" office:value-type="time" office:time-value="PT00H00M10S" calcext:value-type="time">
            <text:p>00:00:10</text:p>
          </table:table-cell>
          <table:table-cell table:formula="of:=HOUR([.D184]) * 3600 + MINUTE([.D184]) * 60 + SECOND([.D184])" office:value-type="float" office:value="10" calcext:value-type="float">
            <text:p>10</text:p>
          </table:table-cell>
          <table:table-cell table:style-name="ce15" table:formula="of:=[.C184]/[.E184]" office:value-type="float" office:value="5.35" calcext:value-type="float">
            <text:p>5,35</text:p>
          </table:table-cell>
          <table:table-cell office:value-type="float" office:value="31929.4" calcext:value-type="float">
            <text:p>31929,4</text:p>
          </table:table-cell>
          <table:table-cell office:value-type="float" office:value="5.35" calcext:value-type="float">
            <text:p>5,35</text:p>
          </table:table-cell>
        </table:table-row>
        <table:table-row table:style-name="ro1">
          <table:table-cell table:style-name="ce1" office:value-type="time" office:time-value="PT12H54M45S" calcext:value-type="time">
            <text:p>12:54:45</text:p>
          </table:table-cell>
          <table:table-cell office:value-type="float" office:value="31983.1" calcext:value-type="float">
            <text:p>31983,1</text:p>
          </table:table-cell>
          <table:table-cell table:style-name="ce13" table:formula="of:=[.B185]-[.B184]" office:value-type="float" office:value="53.6999999999971" calcext:value-type="float">
            <text:p>53,70</text:p>
          </table:table-cell>
          <table:table-cell table:style-name="ce14" table:formula="of:=[.A185]-[.A184]" office:value-type="time" office:time-value="PT00H00M10S" calcext:value-type="time">
            <text:p>00:00:10</text:p>
          </table:table-cell>
          <table:table-cell table:formula="of:=HOUR([.D185]) * 3600 + MINUTE([.D185]) * 60 + SECOND([.D185])" office:value-type="float" office:value="10" calcext:value-type="float">
            <text:p>10</text:p>
          </table:table-cell>
          <table:table-cell table:style-name="ce15" table:formula="of:=[.C185]/[.E185]" office:value-type="float" office:value="5.36999999999971" calcext:value-type="float">
            <text:p>5,37</text:p>
          </table:table-cell>
          <table:table-cell office:value-type="float" office:value="31983.1" calcext:value-type="float">
            <text:p>31983,1</text:p>
          </table:table-cell>
          <table:table-cell office:value-type="float" office:value="5.36999999999971" calcext:value-type="float">
            <text:p>5,37</text:p>
          </table:table-cell>
        </table:table-row>
        <table:table-row table:style-name="ro1">
          <table:table-cell table:style-name="ce1" office:value-type="time" office:time-value="PT12H54M55S" calcext:value-type="time">
            <text:p>12:54:55</text:p>
          </table:table-cell>
          <table:table-cell office:value-type="float" office:value="32035.8" calcext:value-type="float">
            <text:p>32035,8</text:p>
          </table:table-cell>
          <table:table-cell table:style-name="ce13" table:formula="of:=[.B186]-[.B185]" office:value-type="float" office:value="52.7000000000007" calcext:value-type="float">
            <text:p>52,70</text:p>
          </table:table-cell>
          <table:table-cell table:style-name="ce14" table:formula="of:=[.A186]-[.A185]" office:value-type="time" office:time-value="PT00H00M10S" calcext:value-type="time">
            <text:p>00:00:10</text:p>
          </table:table-cell>
          <table:table-cell table:formula="of:=HOUR([.D186]) * 3600 + MINUTE([.D186]) * 60 + SECOND([.D186])" office:value-type="float" office:value="10" calcext:value-type="float">
            <text:p>10</text:p>
          </table:table-cell>
          <table:table-cell table:style-name="ce15" table:formula="of:=[.C186]/[.E186]" office:value-type="float" office:value="5.27000000000007" calcext:value-type="float">
            <text:p>5,27</text:p>
          </table:table-cell>
          <table:table-cell office:value-type="float" office:value="32035.8" calcext:value-type="float">
            <text:p>32035,8</text:p>
          </table:table-cell>
          <table:table-cell office:value-type="float" office:value="5.27000000000007" calcext:value-type="float">
            <text:p>5,27</text:p>
          </table:table-cell>
        </table:table-row>
        <table:table-row table:style-name="ro1">
          <table:table-cell table:style-name="ce1" office:value-type="time" office:time-value="PT12H55M55S" calcext:value-type="time">
            <text:p>12:55:55</text:p>
          </table:table-cell>
          <table:table-cell office:value-type="float" office:value="32376" calcext:value-type="float">
            <text:p>32376</text:p>
          </table:table-cell>
          <table:table-cell table:style-name="ce13" table:formula="of:=[.B187]-[.B186]" office:value-type="float" office:value="340.200000000001" calcext:value-type="float">
            <text:p>340,20</text:p>
          </table:table-cell>
          <table:table-cell table:style-name="ce14" table:formula="of:=[.A187]-[.A186]" office:value-type="time" office:time-value="PT00H01M00S" calcext:value-type="time">
            <text:p>00:01:00</text:p>
          </table:table-cell>
          <table:table-cell table:formula="of:=HOUR([.D187]) * 3600 + MINUTE([.D187]) * 60 + SECOND([.D187])" office:value-type="float" office:value="60" calcext:value-type="float">
            <text:p>60</text:p>
          </table:table-cell>
          <table:table-cell table:style-name="ce15" table:formula="of:=[.C187]/[.E187]" office:value-type="float" office:value="5.67000000000001" calcext:value-type="float">
            <text:p>5,67</text:p>
          </table:table-cell>
          <table:table-cell office:value-type="float" office:value="32376" calcext:value-type="float">
            <text:p>32376</text:p>
          </table:table-cell>
          <table:table-cell office:value-type="float" office:value="5.67000000000001" calcext:value-type="float">
            <text:p>5,67</text:p>
          </table:table-cell>
        </table:table-row>
        <table:table-row table:style-name="ro1">
          <table:table-cell table:style-name="ce1" office:value-type="time" office:time-value="PT12H57M05S" calcext:value-type="time">
            <text:p>12:57:05</text:p>
          </table:table-cell>
          <table:table-cell office:value-type="float" office:value="32792.6" calcext:value-type="float">
            <text:p>32792,6</text:p>
          </table:table-cell>
          <table:table-cell table:style-name="ce13" table:formula="of:=[.B188]-[.B187]" office:value-type="float" office:value="416.599999999999" calcext:value-type="float">
            <text:p>416,60</text:p>
          </table:table-cell>
          <table:table-cell table:style-name="ce14" table:formula="of:=[.A188]-[.A187]" office:value-type="time" office:time-value="PT00H01M10S" calcext:value-type="time">
            <text:p>00:01:10</text:p>
          </table:table-cell>
          <table:table-cell table:formula="of:=HOUR([.D188]) * 3600 + MINUTE([.D188]) * 60 + SECOND([.D188])" office:value-type="float" office:value="70" calcext:value-type="float">
            <text:p>70</text:p>
          </table:table-cell>
          <table:table-cell table:style-name="ce15" table:formula="of:=[.C188]/[.E188]" office:value-type="float" office:value="5.95142857142855" calcext:value-type="float">
            <text:p>5,95</text:p>
          </table:table-cell>
          <table:table-cell office:value-type="float" office:value="32792.6" calcext:value-type="float">
            <text:p>32792,6</text:p>
          </table:table-cell>
          <table:table-cell office:value-type="float" office:value="5.95142857142855" calcext:value-type="float">
            <text:p>5,95</text:p>
          </table:table-cell>
        </table:table-row>
        <table:table-row table:style-name="ro1">
          <table:table-cell table:style-name="ce1" office:value-type="time" office:time-value="PT12H57M15S" calcext:value-type="time">
            <text:p>12:57:15</text:p>
          </table:table-cell>
          <table:table-cell office:value-type="float" office:value="32858.3" calcext:value-type="float">
            <text:p>32858,3</text:p>
          </table:table-cell>
          <table:table-cell table:style-name="ce13" table:formula="of:=[.B189]-[.B188]" office:value-type="float" office:value="65.7000000000044" calcext:value-type="float">
            <text:p>65,70</text:p>
          </table:table-cell>
          <table:table-cell table:style-name="ce14" table:formula="of:=[.A189]-[.A188]" office:value-type="time" office:time-value="PT00H00M10S" calcext:value-type="time">
            <text:p>00:00:10</text:p>
          </table:table-cell>
          <table:table-cell table:formula="of:=HOUR([.D189]) * 3600 + MINUTE([.D189]) * 60 + SECOND([.D189])" office:value-type="float" office:value="10" calcext:value-type="float">
            <text:p>10</text:p>
          </table:table-cell>
          <table:table-cell table:style-name="ce15" table:formula="of:=[.C189]/[.E189]" office:value-type="float" office:value="6.57000000000044" calcext:value-type="float">
            <text:p>6,57</text:p>
          </table:table-cell>
          <table:table-cell office:value-type="float" office:value="32858.3" calcext:value-type="float">
            <text:p>32858,3</text:p>
          </table:table-cell>
          <table:table-cell office:value-type="float" office:value="6.57000000000044" calcext:value-type="float">
            <text:p>6,57</text:p>
          </table:table-cell>
        </table:table-row>
        <table:table-row table:style-name="ro1">
          <table:table-cell table:style-name="ce1" office:value-type="time" office:time-value="PT12H57M25S" calcext:value-type="time">
            <text:p>12:57:25</text:p>
          </table:table-cell>
          <table:table-cell office:value-type="float" office:value="32922.2" calcext:value-type="float">
            <text:p>32922,2</text:p>
          </table:table-cell>
          <table:table-cell table:style-name="ce13" table:formula="of:=[.B190]-[.B189]" office:value-type="float" office:value="63.8999999999942" calcext:value-type="float">
            <text:p>63,90</text:p>
          </table:table-cell>
          <table:table-cell table:style-name="ce14" table:formula="of:=[.A190]-[.A189]" office:value-type="time" office:time-value="PT00H00M10S" calcext:value-type="time">
            <text:p>00:00:10</text:p>
          </table:table-cell>
          <table:table-cell table:formula="of:=HOUR([.D190]) * 3600 + MINUTE([.D190]) * 60 + SECOND([.D190])" office:value-type="float" office:value="10" calcext:value-type="float">
            <text:p>10</text:p>
          </table:table-cell>
          <table:table-cell table:style-name="ce15" table:formula="of:=[.C190]/[.E190]" office:value-type="float" office:value="6.38999999999942" calcext:value-type="float">
            <text:p>6,39</text:p>
          </table:table-cell>
          <table:table-cell office:value-type="float" office:value="32922.2" calcext:value-type="float">
            <text:p>32922,2</text:p>
          </table:table-cell>
          <table:table-cell office:value-type="float" office:value="6.38999999999942" calcext:value-type="float">
            <text:p>6,39</text:p>
          </table:table-cell>
        </table:table-row>
        <table:table-row table:style-name="ro1">
          <table:table-cell table:style-name="ce1" office:value-type="time" office:time-value="PT12H57M45S" calcext:value-type="time">
            <text:p>12:57:45</text:p>
          </table:table-cell>
          <table:table-cell office:value-type="float" office:value="33049.7" calcext:value-type="float">
            <text:p>33049,7</text:p>
          </table:table-cell>
          <table:table-cell table:style-name="ce13" table:formula="of:=[.B191]-[.B190]" office:value-type="float" office:value="127.5" calcext:value-type="float">
            <text:p>127,50</text:p>
          </table:table-cell>
          <table:table-cell table:style-name="ce14" table:formula="of:=[.A191]-[.A190]" office:value-type="time" office:time-value="PT00H00M20S" calcext:value-type="time">
            <text:p>00:00:20</text:p>
          </table:table-cell>
          <table:table-cell table:formula="of:=HOUR([.D191]) * 3600 + MINUTE([.D191]) * 60 + SECOND([.D191])" office:value-type="float" office:value="20" calcext:value-type="float">
            <text:p>20</text:p>
          </table:table-cell>
          <table:table-cell table:style-name="ce15" table:formula="of:=[.C191]/[.E191]" office:value-type="float" office:value="6.375" calcext:value-type="float">
            <text:p>6,38</text:p>
          </table:table-cell>
          <table:table-cell office:value-type="float" office:value="33049.7" calcext:value-type="float">
            <text:p>33049,7</text:p>
          </table:table-cell>
          <table:table-cell office:value-type="float" office:value="6.375" calcext:value-type="float">
            <text:p>6,38</text:p>
          </table:table-cell>
        </table:table-row>
        <table:table-row table:style-name="ro1">
          <table:table-cell table:style-name="ce1" office:value-type="time" office:time-value="PT12H57M55S" calcext:value-type="time">
            <text:p>12:57:55</text:p>
          </table:table-cell>
          <table:table-cell office:value-type="float" office:value="33000.5" calcext:value-type="float">
            <text:p>33000,5</text:p>
          </table:table-cell>
          <table:table-cell table:style-name="ce13" table:formula="of:=[.B192]-[.B191]" office:value-type="float" office:value="-49.1999999999971" calcext:value-type="float">
            <text:p>-49,20</text:p>
          </table:table-cell>
          <table:table-cell table:style-name="ce14" table:formula="of:=[.A192]-[.A191]" office:value-type="time" office:time-value="PT00H00M10S" calcext:value-type="time">
            <text:p>00:00:10</text:p>
          </table:table-cell>
          <table:table-cell table:formula="of:=HOUR([.D192]) * 3600 + MINUTE([.D192]) * 60 + SECOND([.D192])" office:value-type="float" office:value="10" calcext:value-type="float">
            <text:p>10</text:p>
          </table:table-cell>
          <table:table-cell table:style-name="ce15" table:formula="of:=[.C192]/[.E192]" office:value-type="float" office:value="-4.91999999999971" calcext:value-type="float">
            <text:p>-4,92</text:p>
          </table:table-cell>
          <table:table-cell office:value-type="float" office:value="33000.5" calcext:value-type="float">
            <text:p>33000,5</text:p>
          </table:table-cell>
          <table:table-cell office:value-type="float" office:value="-4.91999999999971" calcext:value-type="float">
            <text:p>-4,92</text:p>
          </table:table-cell>
        </table:table-row>
        <table:table-row table:style-name="ro1">
          <table:table-cell table:style-name="ce1" office:value-type="time" office:time-value="PT12H58M05S" calcext:value-type="time">
            <text:p>12:58:05</text:p>
          </table:table-cell>
          <table:table-cell office:value-type="float" office:value="32465.9" calcext:value-type="float">
            <text:p>32465,9</text:p>
          </table:table-cell>
          <table:table-cell table:style-name="ce13" table:formula="of:=[.B193]-[.B192]" office:value-type="float" office:value="-534.599999999999" calcext:value-type="float">
            <text:p>-534,60</text:p>
          </table:table-cell>
          <table:table-cell table:style-name="ce14" table:formula="of:=[.A193]-[.A192]" office:value-type="time" office:time-value="PT00H00M10S" calcext:value-type="time">
            <text:p>00:00:10</text:p>
          </table:table-cell>
          <table:table-cell table:formula="of:=HOUR([.D193]) * 3600 + MINUTE([.D193]) * 60 + SECOND([.D193])" office:value-type="float" office:value="10" calcext:value-type="float">
            <text:p>10</text:p>
          </table:table-cell>
          <table:table-cell table:style-name="ce15" table:formula="of:=[.C193]/[.E193]" office:value-type="float" office:value="-53.4599999999999" calcext:value-type="float">
            <text:p>-53,46</text:p>
          </table:table-cell>
          <table:table-cell office:value-type="float" office:value="32465.9" calcext:value-type="float">
            <text:p>32465,9</text:p>
          </table:table-cell>
          <table:table-cell office:value-type="float" office:value="-53.4599999999999" calcext:value-type="float">
            <text:p>-53,46</text:p>
          </table:table-cell>
        </table:table-row>
        <table:table-row table:style-name="ro1">
          <table:table-cell table:style-name="ce1" office:value-type="time" office:time-value="PT12H58M15S" calcext:value-type="time">
            <text:p>12:58:15</text:p>
          </table:table-cell>
          <table:table-cell office:value-type="float" office:value="32072.1" calcext:value-type="float">
            <text:p>32072,1</text:p>
          </table:table-cell>
          <table:table-cell table:style-name="ce13" table:formula="of:=[.B194]-[.B193]" office:value-type="float" office:value="-393.800000000003" calcext:value-type="float">
            <text:p>-393,80</text:p>
          </table:table-cell>
          <table:table-cell table:style-name="ce14" table:formula="of:=[.A194]-[.A193]" office:value-type="time" office:time-value="PT00H00M10S" calcext:value-type="time">
            <text:p>00:00:10</text:p>
          </table:table-cell>
          <table:table-cell table:formula="of:=HOUR([.D194]) * 3600 + MINUTE([.D194]) * 60 + SECOND([.D194])" office:value-type="float" office:value="10" calcext:value-type="float">
            <text:p>10</text:p>
          </table:table-cell>
          <table:table-cell table:style-name="ce15" table:formula="of:=[.C194]/[.E194]" office:value-type="float" office:value="-39.3800000000003" calcext:value-type="float">
            <text:p>-39,38</text:p>
          </table:table-cell>
          <table:table-cell office:value-type="float" office:value="32072.1" calcext:value-type="float">
            <text:p>32072,1</text:p>
          </table:table-cell>
          <table:table-cell office:value-type="float" office:value="-39.3800000000003" calcext:value-type="float">
            <text:p>-39,38</text:p>
          </table:table-cell>
        </table:table-row>
        <table:table-row table:style-name="ro1">
          <table:table-cell table:style-name="ce1" office:value-type="time" office:time-value="PT12H58M25S" calcext:value-type="time">
            <text:p>12:58:25</text:p>
          </table:table-cell>
          <table:table-cell office:value-type="float" office:value="31739.5" calcext:value-type="float">
            <text:p>31739,5</text:p>
          </table:table-cell>
          <table:table-cell table:style-name="ce13" table:formula="of:=[.B195]-[.B194]" office:value-type="float" office:value="-332.599999999999" calcext:value-type="float">
            <text:p>-332,60</text:p>
          </table:table-cell>
          <table:table-cell table:style-name="ce14" table:formula="of:=[.A195]-[.A194]" office:value-type="time" office:time-value="PT00H00M10S" calcext:value-type="time">
            <text:p>00:00:10</text:p>
          </table:table-cell>
          <table:table-cell table:formula="of:=HOUR([.D195]) * 3600 + MINUTE([.D195]) * 60 + SECOND([.D195])" office:value-type="float" office:value="10" calcext:value-type="float">
            <text:p>10</text:p>
          </table:table-cell>
          <table:table-cell table:style-name="ce15" table:formula="of:=[.C195]/[.E195]" office:value-type="float" office:value="-33.2599999999999" calcext:value-type="float">
            <text:p>-33,26</text:p>
          </table:table-cell>
          <table:table-cell office:value-type="float" office:value="31739.5" calcext:value-type="float">
            <text:p>31739,5</text:p>
          </table:table-cell>
          <table:table-cell office:value-type="float" office:value="-33.2599999999999" calcext:value-type="float">
            <text:p>-33,26</text:p>
          </table:table-cell>
        </table:table-row>
        <table:table-row table:style-name="ro1">
          <table:table-cell table:style-name="ce1" office:value-type="time" office:time-value="PT12H58M45S" calcext:value-type="time">
            <text:p>12:58:45</text:p>
          </table:table-cell>
          <table:table-cell office:value-type="float" office:value="31017.5" calcext:value-type="float">
            <text:p>31017,5</text:p>
          </table:table-cell>
          <table:table-cell table:style-name="ce13" table:formula="of:=[.B196]-[.B195]" office:value-type="float" office:value="-722" calcext:value-type="float">
            <text:p>-722,00</text:p>
          </table:table-cell>
          <table:table-cell table:style-name="ce14" table:formula="of:=[.A196]-[.A195]" office:value-type="time" office:time-value="PT00H00M20S" calcext:value-type="time">
            <text:p>00:00:20</text:p>
          </table:table-cell>
          <table:table-cell table:formula="of:=HOUR([.D196]) * 3600 + MINUTE([.D196]) * 60 + SECOND([.D196])" office:value-type="float" office:value="20" calcext:value-type="float">
            <text:p>20</text:p>
          </table:table-cell>
          <table:table-cell table:style-name="ce15" table:formula="of:=[.C196]/[.E196]" office:value-type="float" office:value="-36.1" calcext:value-type="float">
            <text:p>-36,10</text:p>
          </table:table-cell>
          <table:table-cell office:value-type="float" office:value="31017.5" calcext:value-type="float">
            <text:p>31017,5</text:p>
          </table:table-cell>
          <table:table-cell office:value-type="float" office:value="-36.1" calcext:value-type="float">
            <text:p>-36,10</text:p>
          </table:table-cell>
        </table:table-row>
        <table:table-row table:style-name="ro1">
          <table:table-cell table:style-name="ce1" office:value-type="time" office:time-value="PT12H58M55S" calcext:value-type="time">
            <text:p>12:58:55</text:p>
          </table:table-cell>
          <table:table-cell office:value-type="float" office:value="30620.7" calcext:value-type="float">
            <text:p>30620,7</text:p>
          </table:table-cell>
          <table:table-cell table:style-name="ce13" table:formula="of:=[.B197]-[.B196]" office:value-type="float" office:value="-396.799999999999" calcext:value-type="float">
            <text:p>-396,80</text:p>
          </table:table-cell>
          <table:table-cell table:style-name="ce14" table:formula="of:=[.A197]-[.A196]" office:value-type="time" office:time-value="PT00H00M10S" calcext:value-type="time">
            <text:p>00:00:10</text:p>
          </table:table-cell>
          <table:table-cell table:formula="of:=HOUR([.D197]) * 3600 + MINUTE([.D197]) * 60 + SECOND([.D197])" office:value-type="float" office:value="10" calcext:value-type="float">
            <text:p>10</text:p>
          </table:table-cell>
          <table:table-cell table:style-name="ce15" table:formula="of:=[.C197]/[.E197]" office:value-type="float" office:value="-39.6799999999999" calcext:value-type="float">
            <text:p>-39,68</text:p>
          </table:table-cell>
          <table:table-cell office:value-type="float" office:value="30620.7" calcext:value-type="float">
            <text:p>30620,7</text:p>
          </table:table-cell>
          <table:table-cell office:value-type="float" office:value="-39.6799999999999" calcext:value-type="float">
            <text:p>-39,68</text:p>
          </table:table-cell>
        </table:table-row>
        <table:table-row table:style-name="ro1">
          <table:table-cell table:style-name="ce1" office:value-type="time" office:time-value="PT12H59M05S" calcext:value-type="time">
            <text:p>12:59:05</text:p>
          </table:table-cell>
          <table:table-cell office:value-type="float" office:value="30234.7" calcext:value-type="float">
            <text:p>30234,7</text:p>
          </table:table-cell>
          <table:table-cell table:style-name="ce13" table:formula="of:=[.B198]-[.B197]" office:value-type="float" office:value="-386" calcext:value-type="float">
            <text:p>-386,00</text:p>
          </table:table-cell>
          <table:table-cell table:style-name="ce14" table:formula="of:=[.A198]-[.A197]" office:value-type="time" office:time-value="PT00H00M10S" calcext:value-type="time">
            <text:p>00:00:10</text:p>
          </table:table-cell>
          <table:table-cell table:formula="of:=HOUR([.D198]) * 3600 + MINUTE([.D198]) * 60 + SECOND([.D198])" office:value-type="float" office:value="10" calcext:value-type="float">
            <text:p>10</text:p>
          </table:table-cell>
          <table:table-cell table:style-name="ce15" table:formula="of:=[.C198]/[.E198]" office:value-type="float" office:value="-38.6" calcext:value-type="float">
            <text:p>-38,60</text:p>
          </table:table-cell>
          <table:table-cell office:value-type="float" office:value="30234.7" calcext:value-type="float">
            <text:p>30234,7</text:p>
          </table:table-cell>
          <table:table-cell office:value-type="float" office:value="-38.6" calcext:value-type="float">
            <text:p>-38,60</text:p>
          </table:table-cell>
        </table:table-row>
        <table:table-row table:style-name="ro1">
          <table:table-cell table:style-name="ce1" office:value-type="time" office:time-value="PT12H59M15S" calcext:value-type="time">
            <text:p>12:59:15</text:p>
          </table:table-cell>
          <table:table-cell office:value-type="float" office:value="29869" calcext:value-type="float">
            <text:p>29869</text:p>
          </table:table-cell>
          <table:table-cell table:style-name="ce13" table:formula="of:=[.B199]-[.B198]" office:value-type="float" office:value="-365.700000000001" calcext:value-type="float">
            <text:p>-365,70</text:p>
          </table:table-cell>
          <table:table-cell table:style-name="ce14" table:formula="of:=[.A199]-[.A198]" office:value-type="time" office:time-value="PT00H00M10S" calcext:value-type="time">
            <text:p>00:00:10</text:p>
          </table:table-cell>
          <table:table-cell table:formula="of:=HOUR([.D199]) * 3600 + MINUTE([.D199]) * 60 + SECOND([.D199])" office:value-type="float" office:value="10" calcext:value-type="float">
            <text:p>10</text:p>
          </table:table-cell>
          <table:table-cell table:style-name="ce15" table:formula="of:=[.C199]/[.E199]" office:value-type="float" office:value="-36.5700000000001" calcext:value-type="float">
            <text:p>-36,57</text:p>
          </table:table-cell>
          <table:table-cell office:value-type="float" office:value="29869" calcext:value-type="float">
            <text:p>29869</text:p>
          </table:table-cell>
          <table:table-cell office:value-type="float" office:value="-36.5700000000001" calcext:value-type="float">
            <text:p>-36,57</text:p>
          </table:table-cell>
        </table:table-row>
        <table:table-row table:style-name="ro1">
          <table:table-cell table:style-name="ce1" office:value-type="time" office:time-value="PT12H59M25S" calcext:value-type="time">
            <text:p>12:59:25</text:p>
          </table:table-cell>
          <table:table-cell office:value-type="float" office:value="29551.9" calcext:value-type="float">
            <text:p>29551,9</text:p>
          </table:table-cell>
          <table:table-cell table:style-name="ce13" table:formula="of:=[.B200]-[.B199]" office:value-type="float" office:value="-317.099999999999" calcext:value-type="float">
            <text:p>-317,10</text:p>
          </table:table-cell>
          <table:table-cell table:style-name="ce14" table:formula="of:=[.A200]-[.A199]" office:value-type="time" office:time-value="PT00H00M10S" calcext:value-type="time">
            <text:p>00:00:10</text:p>
          </table:table-cell>
          <table:table-cell table:formula="of:=HOUR([.D200]) * 3600 + MINUTE([.D200]) * 60 + SECOND([.D200])" office:value-type="float" office:value="10" calcext:value-type="float">
            <text:p>10</text:p>
          </table:table-cell>
          <table:table-cell table:style-name="ce15" table:formula="of:=[.C200]/[.E200]" office:value-type="float" office:value="-31.7099999999999" calcext:value-type="float">
            <text:p>-31,71</text:p>
          </table:table-cell>
          <table:table-cell office:value-type="float" office:value="29551.9" calcext:value-type="float">
            <text:p>29551,9</text:p>
          </table:table-cell>
          <table:table-cell office:value-type="float" office:value="-31.7099999999999" calcext:value-type="float">
            <text:p>-31,71</text:p>
          </table:table-cell>
        </table:table-row>
        <table:table-row table:style-name="ro1">
          <table:table-cell table:style-name="ce1" office:value-type="time" office:time-value="PT12H59M45S" calcext:value-type="time">
            <text:p>12:59:45</text:p>
          </table:table-cell>
          <table:table-cell office:value-type="float" office:value="28863.6" calcext:value-type="float">
            <text:p>28863,6</text:p>
          </table:table-cell>
          <table:table-cell table:style-name="ce13" table:formula="of:=[.B201]-[.B200]" office:value-type="float" office:value="-688.300000000003" calcext:value-type="float">
            <text:p>-688,30</text:p>
          </table:table-cell>
          <table:table-cell table:style-name="ce14" table:formula="of:=[.A201]-[.A200]" office:value-type="time" office:time-value="PT00H00M20S" calcext:value-type="time">
            <text:p>00:00:20</text:p>
          </table:table-cell>
          <table:table-cell table:formula="of:=HOUR([.D201]) * 3600 + MINUTE([.D201]) * 60 + SECOND([.D201])" office:value-type="float" office:value="20" calcext:value-type="float">
            <text:p>20</text:p>
          </table:table-cell>
          <table:table-cell table:style-name="ce15" table:formula="of:=[.C201]/[.E201]" office:value-type="float" office:value="-34.4150000000002" calcext:value-type="float">
            <text:p>-34,42</text:p>
          </table:table-cell>
          <table:table-cell office:value-type="float" office:value="28863.6" calcext:value-type="float">
            <text:p>28863,6</text:p>
          </table:table-cell>
          <table:table-cell office:value-type="float" office:value="-34.4150000000002" calcext:value-type="float">
            <text:p>-34,42</text:p>
          </table:table-cell>
        </table:table-row>
        <table:table-row table:style-name="ro1">
          <table:table-cell table:style-name="ce1" office:value-type="time" office:time-value="PT12H59M55S" calcext:value-type="time">
            <text:p>12:59:55</text:p>
          </table:table-cell>
          <table:table-cell office:value-type="float" office:value="28593.2" calcext:value-type="float">
            <text:p>28593,2</text:p>
          </table:table-cell>
          <table:table-cell table:style-name="ce13" table:formula="of:=[.B202]-[.B201]" office:value-type="float" office:value="-270.399999999998" calcext:value-type="float">
            <text:p>-270,40</text:p>
          </table:table-cell>
          <table:table-cell table:style-name="ce14" table:formula="of:=[.A202]-[.A201]" office:value-type="time" office:time-value="PT00H00M10S" calcext:value-type="time">
            <text:p>00:00:10</text:p>
          </table:table-cell>
          <table:table-cell table:formula="of:=HOUR([.D202]) * 3600 + MINUTE([.D202]) * 60 + SECOND([.D202])" office:value-type="float" office:value="10" calcext:value-type="float">
            <text:p>10</text:p>
          </table:table-cell>
          <table:table-cell table:style-name="ce15" table:formula="of:=[.C202]/[.E202]" office:value-type="float" office:value="-27.0399999999998" calcext:value-type="float">
            <text:p>-27,04</text:p>
          </table:table-cell>
          <table:table-cell office:value-type="float" office:value="28593.2" calcext:value-type="float">
            <text:p>28593,2</text:p>
          </table:table-cell>
          <table:table-cell office:value-type="float" office:value="-27.0399999999998" calcext:value-type="float">
            <text:p>-27,04</text:p>
          </table:table-cell>
        </table:table-row>
        <table:table-row table:style-name="ro1">
          <table:table-cell table:style-name="ce1" office:value-type="time" office:time-value="PT13H02M05S" calcext:value-type="time">
            <text:p>13:02:05</text:p>
          </table:table-cell>
          <table:table-cell office:value-type="float" office:value="25419.2" calcext:value-type="float">
            <text:p>25419,2</text:p>
          </table:table-cell>
          <table:table-cell table:style-name="ce13" table:formula="of:=[.B203]-[.B202]" office:value-type="float" office:value="-3174" calcext:value-type="float">
            <text:p>-3174,00</text:p>
          </table:table-cell>
          <table:table-cell table:style-name="ce14" table:formula="of:=[.A203]-[.A202]" office:value-type="time" office:time-value="PT00H02M10S" calcext:value-type="time">
            <text:p>00:02:10</text:p>
          </table:table-cell>
          <table:table-cell table:formula="of:=HOUR([.D203]) * 3600 + MINUTE([.D203]) * 60 + SECOND([.D203])" office:value-type="float" office:value="130" calcext:value-type="float">
            <text:p>130</text:p>
          </table:table-cell>
          <table:table-cell table:style-name="ce15" table:formula="of:=[.C203]/[.E203]" office:value-type="float" office:value="-24.4153846153846" calcext:value-type="float">
            <text:p>-24,42</text:p>
          </table:table-cell>
          <table:table-cell office:value-type="float" office:value="25419.2" calcext:value-type="float">
            <text:p>25419,2</text:p>
          </table:table-cell>
          <table:table-cell office:value-type="float" office:value="-24.4153846153846" calcext:value-type="float">
            <text:p>-24,42</text:p>
          </table:table-cell>
        </table:table-row>
        <table:table-row table:style-name="ro1">
          <table:table-cell table:style-name="ce1" office:value-type="time" office:time-value="PT13H02M15S" calcext:value-type="time">
            <text:p>13:02:15</text:p>
          </table:table-cell>
          <table:table-cell office:value-type="float" office:value="25173.5" calcext:value-type="float">
            <text:p>25173,5</text:p>
          </table:table-cell>
          <table:table-cell table:style-name="ce13" table:formula="of:=[.B204]-[.B203]" office:value-type="float" office:value="-245.700000000001" calcext:value-type="float">
            <text:p>-245,70</text:p>
          </table:table-cell>
          <table:table-cell table:style-name="ce14" table:formula="of:=[.A204]-[.A203]" office:value-type="time" office:time-value="PT00H00M10S" calcext:value-type="time">
            <text:p>00:00:10</text:p>
          </table:table-cell>
          <table:table-cell table:formula="of:=HOUR([.D204]) * 3600 + MINUTE([.D204]) * 60 + SECOND([.D204])" office:value-type="float" office:value="10" calcext:value-type="float">
            <text:p>10</text:p>
          </table:table-cell>
          <table:table-cell table:style-name="ce15" table:formula="of:=[.C204]/[.E204]" office:value-type="float" office:value="-24.5700000000001" calcext:value-type="float">
            <text:p>-24,57</text:p>
          </table:table-cell>
          <table:table-cell office:value-type="float" office:value="25173.5" calcext:value-type="float">
            <text:p>25173,5</text:p>
          </table:table-cell>
          <table:table-cell office:value-type="float" office:value="-24.5700000000001" calcext:value-type="float">
            <text:p>-24,57</text:p>
          </table:table-cell>
        </table:table-row>
        <table:table-row table:style-name="ro1">
          <table:table-cell table:style-name="ce1" office:value-type="time" office:time-value="PT13H02M25S" calcext:value-type="time">
            <text:p>13:02:25</text:p>
          </table:table-cell>
          <table:table-cell office:value-type="float" office:value="24932" calcext:value-type="float">
            <text:p>24932</text:p>
          </table:table-cell>
          <table:table-cell table:style-name="ce13" table:formula="of:=[.B205]-[.B204]" office:value-type="float" office:value="-241.5" calcext:value-type="float">
            <text:p>-241,50</text:p>
          </table:table-cell>
          <table:table-cell table:style-name="ce14" table:formula="of:=[.A205]-[.A204]" office:value-type="time" office:time-value="PT00H00M10S" calcext:value-type="time">
            <text:p>00:00:10</text:p>
          </table:table-cell>
          <table:table-cell table:formula="of:=HOUR([.D205]) * 3600 + MINUTE([.D205]) * 60 + SECOND([.D205])" office:value-type="float" office:value="10" calcext:value-type="float">
            <text:p>10</text:p>
          </table:table-cell>
          <table:table-cell table:style-name="ce15" table:formula="of:=[.C205]/[.E205]" office:value-type="float" office:value="-24.15" calcext:value-type="float">
            <text:p>-24,15</text:p>
          </table:table-cell>
          <table:table-cell office:value-type="float" office:value="24932" calcext:value-type="float">
            <text:p>24932</text:p>
          </table:table-cell>
          <table:table-cell office:value-type="float" office:value="-24.15" calcext:value-type="float">
            <text:p>-24,15</text:p>
          </table:table-cell>
        </table:table-row>
        <table:table-row table:style-name="ro1">
          <table:table-cell table:style-name="ce1" office:value-type="time" office:time-value="PT13H02M45S" calcext:value-type="time">
            <text:p>13:02:45</text:p>
          </table:table-cell>
          <table:table-cell office:value-type="float" office:value="24440.3" calcext:value-type="float">
            <text:p>24440,3</text:p>
          </table:table-cell>
          <table:table-cell table:style-name="ce13" table:formula="of:=[.B206]-[.B205]" office:value-type="float" office:value="-491.700000000001" calcext:value-type="float">
            <text:p>-491,70</text:p>
          </table:table-cell>
          <table:table-cell table:style-name="ce14" table:formula="of:=[.A206]-[.A205]" office:value-type="time" office:time-value="PT00H00M20S" calcext:value-type="time">
            <text:p>00:00:20</text:p>
          </table:table-cell>
          <table:table-cell table:formula="of:=HOUR([.D206]) * 3600 + MINUTE([.D206]) * 60 + SECOND([.D206])" office:value-type="float" office:value="20" calcext:value-type="float">
            <text:p>20</text:p>
          </table:table-cell>
          <table:table-cell table:style-name="ce15" table:formula="of:=[.C206]/[.E206]" office:value-type="float" office:value="-24.585" calcext:value-type="float">
            <text:p>-24,59</text:p>
          </table:table-cell>
          <table:table-cell office:value-type="float" office:value="24440.3" calcext:value-type="float">
            <text:p>24440,3</text:p>
          </table:table-cell>
          <table:table-cell office:value-type="float" office:value="-24.585" calcext:value-type="float">
            <text:p>-24,59</text:p>
          </table:table-cell>
        </table:table-row>
        <table:table-row table:style-name="ro1">
          <table:table-cell table:style-name="ce1" office:value-type="time" office:time-value="PT13H02M55S" calcext:value-type="time">
            <text:p>13:02:55</text:p>
          </table:table-cell>
          <table:table-cell office:value-type="float" office:value="24224.4" calcext:value-type="float">
            <text:p>24224,4</text:p>
          </table:table-cell>
          <table:table-cell table:style-name="ce13" table:formula="of:=[.B207]-[.B206]" office:value-type="float" office:value="-215.899999999998" calcext:value-type="float">
            <text:p>-215,90</text:p>
          </table:table-cell>
          <table:table-cell table:style-name="ce14" table:formula="of:=[.A207]-[.A206]" office:value-type="time" office:time-value="PT00H00M10S" calcext:value-type="time">
            <text:p>00:00:10</text:p>
          </table:table-cell>
          <table:table-cell table:formula="of:=HOUR([.D207]) * 3600 + MINUTE([.D207]) * 60 + SECOND([.D207])" office:value-type="float" office:value="10" calcext:value-type="float">
            <text:p>10</text:p>
          </table:table-cell>
          <table:table-cell table:style-name="ce15" table:formula="of:=[.C207]/[.E207]" office:value-type="float" office:value="-21.5899999999998" calcext:value-type="float">
            <text:p>-21,59</text:p>
          </table:table-cell>
          <table:table-cell office:value-type="float" office:value="24224.4" calcext:value-type="float">
            <text:p>24224,4</text:p>
          </table:table-cell>
          <table:table-cell office:value-type="float" office:value="-21.5899999999998" calcext:value-type="float">
            <text:p>-21,59</text:p>
          </table:table-cell>
        </table:table-row>
        <table:table-row table:style-name="ro1">
          <table:table-cell table:style-name="ce1" office:value-type="time" office:time-value="PT13H03M05S" calcext:value-type="time">
            <text:p>13:03:05</text:p>
          </table:table-cell>
          <table:table-cell office:value-type="float" office:value="24000.6" calcext:value-type="float">
            <text:p>24000,6</text:p>
          </table:table-cell>
          <table:table-cell table:style-name="ce13" table:formula="of:=[.B208]-[.B207]" office:value-type="float" office:value="-223.800000000003" calcext:value-type="float">
            <text:p>-223,80</text:p>
          </table:table-cell>
          <table:table-cell table:style-name="ce14" table:formula="of:=[.A208]-[.A207]" office:value-type="time" office:time-value="PT00H00M10S" calcext:value-type="time">
            <text:p>00:00:10</text:p>
          </table:table-cell>
          <table:table-cell table:formula="of:=HOUR([.D208]) * 3600 + MINUTE([.D208]) * 60 + SECOND([.D208])" office:value-type="float" office:value="10" calcext:value-type="float">
            <text:p>10</text:p>
          </table:table-cell>
          <table:table-cell table:style-name="ce15" table:formula="of:=[.C208]/[.E208]" office:value-type="float" office:value="-22.3800000000003" calcext:value-type="float">
            <text:p>-22,38</text:p>
          </table:table-cell>
          <table:table-cell office:value-type="float" office:value="24000.6" calcext:value-type="float">
            <text:p>24000,6</text:p>
          </table:table-cell>
          <table:table-cell office:value-type="float" office:value="-22.3800000000003" calcext:value-type="float">
            <text:p>-22,38</text:p>
          </table:table-cell>
        </table:table-row>
        <table:table-row table:style-name="ro1">
          <table:table-cell table:style-name="ce1" office:value-type="time" office:time-value="PT13H03M15S" calcext:value-type="time">
            <text:p>13:03:15</text:p>
          </table:table-cell>
          <table:table-cell office:value-type="float" office:value="23773.9" calcext:value-type="float">
            <text:p>23773,9</text:p>
          </table:table-cell>
          <table:table-cell table:style-name="ce13" table:formula="of:=[.B209]-[.B208]" office:value-type="float" office:value="-226.699999999997" calcext:value-type="float">
            <text:p>-226,70</text:p>
          </table:table-cell>
          <table:table-cell table:style-name="ce14" table:formula="of:=[.A209]-[.A208]" office:value-type="time" office:time-value="PT00H00M10S" calcext:value-type="time">
            <text:p>00:00:10</text:p>
          </table:table-cell>
          <table:table-cell table:formula="of:=HOUR([.D209]) * 3600 + MINUTE([.D209]) * 60 + SECOND([.D209])" office:value-type="float" office:value="10" calcext:value-type="float">
            <text:p>10</text:p>
          </table:table-cell>
          <table:table-cell table:style-name="ce15" table:formula="of:=[.C209]/[.E209]" office:value-type="float" office:value="-22.6699999999997" calcext:value-type="float">
            <text:p>-22,67</text:p>
          </table:table-cell>
          <table:table-cell office:value-type="float" office:value="23773.9" calcext:value-type="float">
            <text:p>23773,9</text:p>
          </table:table-cell>
          <table:table-cell office:value-type="float" office:value="-22.6699999999997" calcext:value-type="float">
            <text:p>-22,67</text:p>
          </table:table-cell>
        </table:table-row>
        <table:table-row table:style-name="ro1">
          <table:table-cell table:style-name="ce1" office:value-type="time" office:time-value="PT13H03M25S" calcext:value-type="time">
            <text:p>13:03:25</text:p>
          </table:table-cell>
          <table:table-cell office:value-type="float" office:value="23551.7" calcext:value-type="float">
            <text:p>23551,7</text:p>
          </table:table-cell>
          <table:table-cell table:style-name="ce13" table:formula="of:=[.B210]-[.B209]" office:value-type="float" office:value="-222.200000000001" calcext:value-type="float">
            <text:p>-222,20</text:p>
          </table:table-cell>
          <table:table-cell table:style-name="ce14" table:formula="of:=[.A210]-[.A209]" office:value-type="time" office:time-value="PT00H00M10S" calcext:value-type="time">
            <text:p>00:00:10</text:p>
          </table:table-cell>
          <table:table-cell table:formula="of:=HOUR([.D210]) * 3600 + MINUTE([.D210]) * 60 + SECOND([.D210])" office:value-type="float" office:value="10" calcext:value-type="float">
            <text:p>10</text:p>
          </table:table-cell>
          <table:table-cell table:style-name="ce15" table:formula="of:=[.C210]/[.E210]" office:value-type="float" office:value="-22.2200000000001" calcext:value-type="float">
            <text:p>-22,22</text:p>
          </table:table-cell>
          <table:table-cell office:value-type="float" office:value="23551.7" calcext:value-type="float">
            <text:p>23551,7</text:p>
          </table:table-cell>
          <table:table-cell office:value-type="float" office:value="-22.2200000000001" calcext:value-type="float">
            <text:p>-22,22</text:p>
          </table:table-cell>
        </table:table-row>
        <table:table-row table:style-name="ro1">
          <table:table-cell table:style-name="ce1" office:value-type="time" office:time-value="PT13H03M45S" calcext:value-type="time">
            <text:p>13:03:45</text:p>
          </table:table-cell>
          <table:table-cell office:value-type="float" office:value="23116.6" calcext:value-type="float">
            <text:p>23116,6</text:p>
          </table:table-cell>
          <table:table-cell table:style-name="ce13" table:formula="of:=[.B211]-[.B210]" office:value-type="float" office:value="-435.100000000002" calcext:value-type="float">
            <text:p>-435,10</text:p>
          </table:table-cell>
          <table:table-cell table:style-name="ce14" table:formula="of:=[.A211]-[.A210]" office:value-type="time" office:time-value="PT00H00M20S" calcext:value-type="time">
            <text:p>00:00:20</text:p>
          </table:table-cell>
          <table:table-cell table:formula="of:=HOUR([.D211]) * 3600 + MINUTE([.D211]) * 60 + SECOND([.D211])" office:value-type="float" office:value="20" calcext:value-type="float">
            <text:p>20</text:p>
          </table:table-cell>
          <table:table-cell table:style-name="ce15" table:formula="of:=[.C211]/[.E211]" office:value-type="float" office:value="-21.7550000000001" calcext:value-type="float">
            <text:p>-21,76</text:p>
          </table:table-cell>
          <table:table-cell office:value-type="float" office:value="23116.6" calcext:value-type="float">
            <text:p>23116,6</text:p>
          </table:table-cell>
          <table:table-cell office:value-type="float" office:value="-21.7550000000001" calcext:value-type="float">
            <text:p>-21,76</text:p>
          </table:table-cell>
        </table:table-row>
        <table:table-row table:style-name="ro1">
          <table:table-cell table:style-name="ce1" office:value-type="time" office:time-value="PT13H03M55S" calcext:value-type="time">
            <text:p>13:03:55</text:p>
          </table:table-cell>
          <table:table-cell office:value-type="float" office:value="22907.6" calcext:value-type="float">
            <text:p>22907,6</text:p>
          </table:table-cell>
          <table:table-cell table:style-name="ce13" table:formula="of:=[.B212]-[.B211]" office:value-type="float" office:value="-209" calcext:value-type="float">
            <text:p>-209,00</text:p>
          </table:table-cell>
          <table:table-cell table:style-name="ce14" table:formula="of:=[.A212]-[.A211]" office:value-type="time" office:time-value="PT00H00M10S" calcext:value-type="time">
            <text:p>00:00:10</text:p>
          </table:table-cell>
          <table:table-cell table:formula="of:=HOUR([.D212]) * 3600 + MINUTE([.D212]) * 60 + SECOND([.D212])" office:value-type="float" office:value="10" calcext:value-type="float">
            <text:p>10</text:p>
          </table:table-cell>
          <table:table-cell table:style-name="ce15" table:formula="of:=[.C212]/[.E212]" office:value-type="float" office:value="-20.9" calcext:value-type="float">
            <text:p>-20,90</text:p>
          </table:table-cell>
          <table:table-cell office:value-type="float" office:value="22907.6" calcext:value-type="float">
            <text:p>22907,6</text:p>
          </table:table-cell>
          <table:table-cell office:value-type="float" office:value="-20.9" calcext:value-type="float">
            <text:p>-20,90</text:p>
          </table:table-cell>
        </table:table-row>
        <table:table-row table:style-name="ro1">
          <table:table-cell table:style-name="ce1" office:value-type="time" office:time-value="PT13H04M05S" calcext:value-type="time">
            <text:p>13:04:05</text:p>
          </table:table-cell>
          <table:table-cell office:value-type="float" office:value="22700.3" calcext:value-type="float">
            <text:p>22700,3</text:p>
          </table:table-cell>
          <table:table-cell table:style-name="ce13" table:formula="of:=[.B213]-[.B212]" office:value-type="float" office:value="-207.299999999999" calcext:value-type="float">
            <text:p>-207,30</text:p>
          </table:table-cell>
          <table:table-cell table:style-name="ce14" table:formula="of:=[.A213]-[.A212]" office:value-type="time" office:time-value="PT00H00M10S" calcext:value-type="time">
            <text:p>00:00:10</text:p>
          </table:table-cell>
          <table:table-cell table:formula="of:=HOUR([.D213]) * 3600 + MINUTE([.D213]) * 60 + SECOND([.D213])" office:value-type="float" office:value="10" calcext:value-type="float">
            <text:p>10</text:p>
          </table:table-cell>
          <table:table-cell table:style-name="ce15" table:formula="of:=[.C213]/[.E213]" office:value-type="float" office:value="-20.7299999999999" calcext:value-type="float">
            <text:p>-20,73</text:p>
          </table:table-cell>
          <table:table-cell office:value-type="float" office:value="22700.3" calcext:value-type="float">
            <text:p>22700,3</text:p>
          </table:table-cell>
          <table:table-cell office:value-type="float" office:value="-20.7299999999999" calcext:value-type="float">
            <text:p>-20,73</text:p>
          </table:table-cell>
        </table:table-row>
        <table:table-row table:style-name="ro1">
          <table:table-cell table:style-name="ce1" office:value-type="time" office:time-value="PT13H04M15S" calcext:value-type="time">
            <text:p>13:04:15</text:p>
          </table:table-cell>
          <table:table-cell office:value-type="float" office:value="22498" calcext:value-type="float">
            <text:p>22498</text:p>
          </table:table-cell>
          <table:table-cell table:style-name="ce13" table:formula="of:=[.B214]-[.B213]" office:value-type="float" office:value="-202.299999999999" calcext:value-type="float">
            <text:p>-202,30</text:p>
          </table:table-cell>
          <table:table-cell table:style-name="ce14" table:formula="of:=[.A214]-[.A213]" office:value-type="time" office:time-value="PT00H00M10S" calcext:value-type="time">
            <text:p>00:00:10</text:p>
          </table:table-cell>
          <table:table-cell table:formula="of:=HOUR([.D214]) * 3600 + MINUTE([.D214]) * 60 + SECOND([.D214])" office:value-type="float" office:value="10" calcext:value-type="float">
            <text:p>10</text:p>
          </table:table-cell>
          <table:table-cell table:style-name="ce15" table:formula="of:=[.C214]/[.E214]" office:value-type="float" office:value="-20.2299999999999" calcext:value-type="float">
            <text:p>-20,23</text:p>
          </table:table-cell>
          <table:table-cell office:value-type="float" office:value="22498" calcext:value-type="float">
            <text:p>22498</text:p>
          </table:table-cell>
          <table:table-cell office:value-type="float" office:value="-20.2299999999999" calcext:value-type="float">
            <text:p>-20,23</text:p>
          </table:table-cell>
        </table:table-row>
        <table:table-row table:style-name="ro1">
          <table:table-cell table:style-name="ce1" office:value-type="time" office:time-value="PT13H04M25S" calcext:value-type="time">
            <text:p>13:04:25</text:p>
          </table:table-cell>
          <table:table-cell office:value-type="float" office:value="22300.3" calcext:value-type="float">
            <text:p>22300,3</text:p>
          </table:table-cell>
          <table:table-cell table:style-name="ce13" table:formula="of:=[.B215]-[.B214]" office:value-type="float" office:value="-197.700000000001" calcext:value-type="float">
            <text:p>-197,70</text:p>
          </table:table-cell>
          <table:table-cell table:style-name="ce14" table:formula="of:=[.A215]-[.A214]" office:value-type="time" office:time-value="PT00H00M10S" calcext:value-type="time">
            <text:p>00:00:10</text:p>
          </table:table-cell>
          <table:table-cell table:formula="of:=HOUR([.D215]) * 3600 + MINUTE([.D215]) * 60 + SECOND([.D215])" office:value-type="float" office:value="10" calcext:value-type="float">
            <text:p>10</text:p>
          </table:table-cell>
          <table:table-cell table:style-name="ce15" table:formula="of:=[.C215]/[.E215]" office:value-type="float" office:value="-19.7700000000001" calcext:value-type="float">
            <text:p>-19,77</text:p>
          </table:table-cell>
          <table:table-cell office:value-type="float" office:value="22300.3" calcext:value-type="float">
            <text:p>22300,3</text:p>
          </table:table-cell>
          <table:table-cell office:value-type="float" office:value="-19.7700000000001" calcext:value-type="float">
            <text:p>-19,77</text:p>
          </table:table-cell>
        </table:table-row>
        <table:table-row table:style-name="ro1">
          <table:table-cell table:style-name="ce1" office:value-type="time" office:time-value="PT13H04M45S" calcext:value-type="time">
            <text:p>13:04:45</text:p>
          </table:table-cell>
          <table:table-cell office:value-type="float" office:value="21904" calcext:value-type="float">
            <text:p>21904</text:p>
          </table:table-cell>
          <table:table-cell table:style-name="ce13" table:formula="of:=[.B216]-[.B215]" office:value-type="float" office:value="-396.299999999999" calcext:value-type="float">
            <text:p>-396,30</text:p>
          </table:table-cell>
          <table:table-cell table:style-name="ce14" table:formula="of:=[.A216]-[.A215]" office:value-type="time" office:time-value="PT00H00M20S" calcext:value-type="time">
            <text:p>00:00:20</text:p>
          </table:table-cell>
          <table:table-cell table:formula="of:=HOUR([.D216]) * 3600 + MINUTE([.D216]) * 60 + SECOND([.D216])" office:value-type="float" office:value="20" calcext:value-type="float">
            <text:p>20</text:p>
          </table:table-cell>
          <table:table-cell table:style-name="ce15" table:formula="of:=[.C216]/[.E216]" office:value-type="float" office:value="-19.815" calcext:value-type="float">
            <text:p>-19,81</text:p>
          </table:table-cell>
          <table:table-cell office:value-type="float" office:value="21904" calcext:value-type="float">
            <text:p>21904</text:p>
          </table:table-cell>
          <table:table-cell office:value-type="float" office:value="-19.815" calcext:value-type="float">
            <text:p>-19,81</text:p>
          </table:table-cell>
        </table:table-row>
        <table:table-row table:style-name="ro1">
          <table:table-cell table:style-name="ce1" office:value-type="time" office:time-value="PT13H04M55S" calcext:value-type="time">
            <text:p>13:04:55</text:p>
          </table:table-cell>
          <table:table-cell office:value-type="float" office:value="21713.4" calcext:value-type="float">
            <text:p>21713,4</text:p>
          </table:table-cell>
          <table:table-cell table:style-name="ce13" table:formula="of:=[.B217]-[.B216]" office:value-type="float" office:value="-190.599999999999" calcext:value-type="float">
            <text:p>-190,60</text:p>
          </table:table-cell>
          <table:table-cell table:style-name="ce14" table:formula="of:=[.A217]-[.A216]" office:value-type="time" office:time-value="PT00H00M10S" calcext:value-type="time">
            <text:p>00:00:10</text:p>
          </table:table-cell>
          <table:table-cell table:formula="of:=HOUR([.D217]) * 3600 + MINUTE([.D217]) * 60 + SECOND([.D217])" office:value-type="float" office:value="10" calcext:value-type="float">
            <text:p>10</text:p>
          </table:table-cell>
          <table:table-cell table:style-name="ce15" table:formula="of:=[.C217]/[.E217]" office:value-type="float" office:value="-19.0599999999999" calcext:value-type="float">
            <text:p>-19,06</text:p>
          </table:table-cell>
          <table:table-cell office:value-type="float" office:value="21713.4" calcext:value-type="float">
            <text:p>21713,4</text:p>
          </table:table-cell>
          <table:table-cell office:value-type="float" office:value="-19.0599999999999" calcext:value-type="float">
            <text:p>-19,06</text:p>
          </table:table-cell>
        </table:table-row>
        <table:table-row table:style-name="ro1">
          <table:table-cell table:style-name="ce1" office:value-type="time" office:time-value="PT13H07M05S" calcext:value-type="time">
            <text:p>13:07:05</text:p>
          </table:table-cell>
          <table:table-cell office:value-type="float" office:value="19495.8" calcext:value-type="float">
            <text:p>19495,8</text:p>
          </table:table-cell>
          <table:table-cell table:style-name="ce13" table:formula="of:=[.B218]-[.B217]" office:value-type="float" office:value="-2217.6" calcext:value-type="float">
            <text:p>-2217,60</text:p>
          </table:table-cell>
          <table:table-cell table:style-name="ce14" table:formula="of:=[.A218]-[.A217]" office:value-type="time" office:time-value="PT00H02M10S" calcext:value-type="time">
            <text:p>00:02:10</text:p>
          </table:table-cell>
          <table:table-cell table:formula="of:=HOUR([.D218]) * 3600 + MINUTE([.D218]) * 60 + SECOND([.D218])" office:value-type="float" office:value="130" calcext:value-type="float">
            <text:p>130</text:p>
          </table:table-cell>
          <table:table-cell table:style-name="ce15" table:formula="of:=[.C218]/[.E218]" office:value-type="float" office:value="-17.0584615384616" calcext:value-type="float">
            <text:p>-17,06</text:p>
          </table:table-cell>
          <table:table-cell office:value-type="float" office:value="19495.8" calcext:value-type="float">
            <text:p>19495,8</text:p>
          </table:table-cell>
          <table:table-cell office:value-type="float" office:value="-17.0584615384616" calcext:value-type="float">
            <text:p>-17,06</text:p>
          </table:table-cell>
        </table:table-row>
        <table:table-row table:style-name="ro1">
          <table:table-cell table:style-name="ce1" office:value-type="time" office:time-value="PT13H07M15S" calcext:value-type="time">
            <text:p>13:07:15</text:p>
          </table:table-cell>
          <table:table-cell office:value-type="float" office:value="19347.2" calcext:value-type="float">
            <text:p>19347,2</text:p>
          </table:table-cell>
          <table:table-cell table:style-name="ce13" table:formula="of:=[.B219]-[.B218]" office:value-type="float" office:value="-148.599999999999" calcext:value-type="float">
            <text:p>-148,60</text:p>
          </table:table-cell>
          <table:table-cell table:style-name="ce14" table:formula="of:=[.A219]-[.A218]" office:value-type="time" office:time-value="PT00H00M10S" calcext:value-type="time">
            <text:p>00:00:10</text:p>
          </table:table-cell>
          <table:table-cell table:formula="of:=HOUR([.D219]) * 3600 + MINUTE([.D219]) * 60 + SECOND([.D219])" office:value-type="float" office:value="10" calcext:value-type="float">
            <text:p>10</text:p>
          </table:table-cell>
          <table:table-cell table:style-name="ce15" table:formula="of:=[.C219]/[.E219]" office:value-type="float" office:value="-14.8599999999999" calcext:value-type="float">
            <text:p>-14,86</text:p>
          </table:table-cell>
          <table:table-cell office:value-type="float" office:value="19347.2" calcext:value-type="float">
            <text:p>19347,2</text:p>
          </table:table-cell>
          <table:table-cell office:value-type="float" office:value="-14.8599999999999" calcext:value-type="float">
            <text:p>-14,86</text:p>
          </table:table-cell>
        </table:table-row>
        <table:table-row table:style-name="ro1">
          <table:table-cell table:style-name="ce1" office:value-type="time" office:time-value="PT13H07M25S" calcext:value-type="time">
            <text:p>13:07:25</text:p>
          </table:table-cell>
          <table:table-cell office:value-type="float" office:value="19196.3" calcext:value-type="float">
            <text:p>19196,3</text:p>
          </table:table-cell>
          <table:table-cell table:style-name="ce13" table:formula="of:=[.B220]-[.B219]" office:value-type="float" office:value="-150.900000000001" calcext:value-type="float">
            <text:p>-150,90</text:p>
          </table:table-cell>
          <table:table-cell table:style-name="ce14" table:formula="of:=[.A220]-[.A219]" office:value-type="time" office:time-value="PT00H00M10S" calcext:value-type="time">
            <text:p>00:00:10</text:p>
          </table:table-cell>
          <table:table-cell table:formula="of:=HOUR([.D220]) * 3600 + MINUTE([.D220]) * 60 + SECOND([.D220])" office:value-type="float" office:value="10" calcext:value-type="float">
            <text:p>10</text:p>
          </table:table-cell>
          <table:table-cell table:style-name="ce15" table:formula="of:=[.C220]/[.E220]" office:value-type="float" office:value="-15.0900000000001" calcext:value-type="float">
            <text:p>-15,09</text:p>
          </table:table-cell>
          <table:table-cell office:value-type="float" office:value="19196.3" calcext:value-type="float">
            <text:p>19196,3</text:p>
          </table:table-cell>
          <table:table-cell office:value-type="float" office:value="-15.0900000000001" calcext:value-type="float">
            <text:p>-15,09</text:p>
          </table:table-cell>
        </table:table-row>
        <table:table-row table:style-name="ro1">
          <table:table-cell table:style-name="ce1" office:value-type="time" office:time-value="PT13H07M45S" calcext:value-type="time">
            <text:p>13:07:45</text:p>
          </table:table-cell>
          <table:table-cell office:value-type="float" office:value="18901.4" calcext:value-type="float">
            <text:p>18901,4</text:p>
          </table:table-cell>
          <table:table-cell table:style-name="ce13" table:formula="of:=[.B221]-[.B220]" office:value-type="float" office:value="-294.899999999998" calcext:value-type="float">
            <text:p>-294,90</text:p>
          </table:table-cell>
          <table:table-cell table:style-name="ce14" table:formula="of:=[.A221]-[.A220]" office:value-type="time" office:time-value="PT00H00M20S" calcext:value-type="time">
            <text:p>00:00:20</text:p>
          </table:table-cell>
          <table:table-cell table:formula="of:=HOUR([.D221]) * 3600 + MINUTE([.D221]) * 60 + SECOND([.D221])" office:value-type="float" office:value="20" calcext:value-type="float">
            <text:p>20</text:p>
          </table:table-cell>
          <table:table-cell table:style-name="ce15" table:formula="of:=[.C221]/[.E221]" office:value-type="float" office:value="-14.7449999999999" calcext:value-type="float">
            <text:p>-14,74</text:p>
          </table:table-cell>
          <table:table-cell office:value-type="float" office:value="18901.4" calcext:value-type="float">
            <text:p>18901,4</text:p>
          </table:table-cell>
          <table:table-cell office:value-type="float" office:value="-14.7449999999999" calcext:value-type="float">
            <text:p>-14,74</text:p>
          </table:table-cell>
        </table:table-row>
        <table:table-row table:style-name="ro1">
          <table:table-cell table:style-name="ce1" office:value-type="time" office:time-value="PT13H07M55S" calcext:value-type="time">
            <text:p>13:07:55</text:p>
          </table:table-cell>
          <table:table-cell office:value-type="float" office:value="18752.9" calcext:value-type="float">
            <text:p>18752,9</text:p>
          </table:table-cell>
          <table:table-cell table:style-name="ce13" table:formula="of:=[.B222]-[.B221]" office:value-type="float" office:value="-148.5" calcext:value-type="float">
            <text:p>-148,50</text:p>
          </table:table-cell>
          <table:table-cell table:style-name="ce14" table:formula="of:=[.A222]-[.A221]" office:value-type="time" office:time-value="PT00H00M10S" calcext:value-type="time">
            <text:p>00:00:10</text:p>
          </table:table-cell>
          <table:table-cell table:formula="of:=HOUR([.D222]) * 3600 + MINUTE([.D222]) * 60 + SECOND([.D222])" office:value-type="float" office:value="10" calcext:value-type="float">
            <text:p>10</text:p>
          </table:table-cell>
          <table:table-cell table:style-name="ce15" table:formula="of:=[.C222]/[.E222]" office:value-type="float" office:value="-14.85" calcext:value-type="float">
            <text:p>-14,85</text:p>
          </table:table-cell>
          <table:table-cell office:value-type="float" office:value="18752.9" calcext:value-type="float">
            <text:p>18752,9</text:p>
          </table:table-cell>
          <table:table-cell office:value-type="float" office:value="-14.85" calcext:value-type="float">
            <text:p>-14,85</text:p>
          </table:table-cell>
        </table:table-row>
        <table:table-row table:style-name="ro1">
          <table:table-cell table:style-name="ce1" office:value-type="time" office:time-value="PT13H08M05S" calcext:value-type="time">
            <text:p>13:08:05</text:p>
          </table:table-cell>
          <table:table-cell office:value-type="float" office:value="18611.2" calcext:value-type="float">
            <text:p>18611,2</text:p>
          </table:table-cell>
          <table:table-cell table:style-name="ce13" table:formula="of:=[.B223]-[.B222]" office:value-type="float" office:value="-141.700000000001" calcext:value-type="float">
            <text:p>-141,70</text:p>
          </table:table-cell>
          <table:table-cell table:style-name="ce14" table:formula="of:=[.A223]-[.A222]" office:value-type="time" office:time-value="PT00H00M10S" calcext:value-type="time">
            <text:p>00:00:10</text:p>
          </table:table-cell>
          <table:table-cell table:formula="of:=HOUR([.D223]) * 3600 + MINUTE([.D223]) * 60 + SECOND([.D223])" office:value-type="float" office:value="10" calcext:value-type="float">
            <text:p>10</text:p>
          </table:table-cell>
          <table:table-cell table:style-name="ce15" table:formula="of:=[.C223]/[.E223]" office:value-type="float" office:value="-14.1700000000001" calcext:value-type="float">
            <text:p>-14,17</text:p>
          </table:table-cell>
          <table:table-cell office:value-type="float" office:value="18611.2" calcext:value-type="float">
            <text:p>18611,2</text:p>
          </table:table-cell>
          <table:table-cell office:value-type="float" office:value="-14.1700000000001" calcext:value-type="float">
            <text:p>-14,17</text:p>
          </table:table-cell>
        </table:table-row>
        <table:table-row table:style-name="ro1">
          <table:table-cell table:style-name="ce1" office:value-type="time" office:time-value="PT13H08M15S" calcext:value-type="time">
            <text:p>13:08:15</text:p>
          </table:table-cell>
          <table:table-cell office:value-type="float" office:value="18466.1" calcext:value-type="float">
            <text:p>18466,1</text:p>
          </table:table-cell>
          <table:table-cell table:style-name="ce13" table:formula="of:=[.B224]-[.B223]" office:value-type="float" office:value="-145.100000000002" calcext:value-type="float">
            <text:p>-145,10</text:p>
          </table:table-cell>
          <table:table-cell table:style-name="ce14" table:formula="of:=[.A224]-[.A223]" office:value-type="time" office:time-value="PT00H00M10S" calcext:value-type="time">
            <text:p>00:00:10</text:p>
          </table:table-cell>
          <table:table-cell table:formula="of:=HOUR([.D224]) * 3600 + MINUTE([.D224]) * 60 + SECOND([.D224])" office:value-type="float" office:value="10" calcext:value-type="float">
            <text:p>10</text:p>
          </table:table-cell>
          <table:table-cell table:style-name="ce15" table:formula="of:=[.C224]/[.E224]" office:value-type="float" office:value="-14.5100000000002" calcext:value-type="float">
            <text:p>-14,51</text:p>
          </table:table-cell>
          <table:table-cell office:value-type="float" office:value="18466.1" calcext:value-type="float">
            <text:p>18466,1</text:p>
          </table:table-cell>
          <table:table-cell office:value-type="float" office:value="-14.5100000000002" calcext:value-type="float">
            <text:p>-14,51</text:p>
          </table:table-cell>
        </table:table-row>
        <table:table-row table:style-name="ro1">
          <table:table-cell table:style-name="ce1" office:value-type="time" office:time-value="PT13H08M25S" calcext:value-type="time">
            <text:p>13:08:25</text:p>
          </table:table-cell>
          <table:table-cell office:value-type="float" office:value="18321.7" calcext:value-type="float">
            <text:p>18321,7</text:p>
          </table:table-cell>
          <table:table-cell table:style-name="ce13" table:formula="of:=[.B225]-[.B224]" office:value-type="float" office:value="-144.399999999998" calcext:value-type="float">
            <text:p>-144,40</text:p>
          </table:table-cell>
          <table:table-cell table:style-name="ce14" table:formula="of:=[.A225]-[.A224]" office:value-type="time" office:time-value="PT00H00M10S" calcext:value-type="time">
            <text:p>00:00:10</text:p>
          </table:table-cell>
          <table:table-cell table:formula="of:=HOUR([.D225]) * 3600 + MINUTE([.D225]) * 60 + SECOND([.D225])" office:value-type="float" office:value="10" calcext:value-type="float">
            <text:p>10</text:p>
          </table:table-cell>
          <table:table-cell table:style-name="ce15" table:formula="of:=[.C225]/[.E225]" office:value-type="float" office:value="-14.4399999999998" calcext:value-type="float">
            <text:p>-14,44</text:p>
          </table:table-cell>
          <table:table-cell office:value-type="float" office:value="18321.7" calcext:value-type="float">
            <text:p>18321,7</text:p>
          </table:table-cell>
          <table:table-cell office:value-type="float" office:value="-14.4399999999998" calcext:value-type="float">
            <text:p>-14,44</text:p>
          </table:table-cell>
        </table:table-row>
        <table:table-row table:style-name="ro1">
          <table:table-cell table:style-name="ce1" office:value-type="time" office:time-value="PT13H08M45S" calcext:value-type="time">
            <text:p>13:08:45</text:p>
          </table:table-cell>
          <table:table-cell office:value-type="float" office:value="18042.1" calcext:value-type="float">
            <text:p>18042,1</text:p>
          </table:table-cell>
          <table:table-cell table:style-name="ce13" table:formula="of:=[.B226]-[.B225]" office:value-type="float" office:value="-279.600000000002" calcext:value-type="float">
            <text:p>-279,60</text:p>
          </table:table-cell>
          <table:table-cell table:style-name="ce14" table:formula="of:=[.A226]-[.A225]" office:value-type="time" office:time-value="PT00H00M20S" calcext:value-type="time">
            <text:p>00:00:20</text:p>
          </table:table-cell>
          <table:table-cell table:formula="of:=HOUR([.D226]) * 3600 + MINUTE([.D226]) * 60 + SECOND([.D226])" office:value-type="float" office:value="20" calcext:value-type="float">
            <text:p>20</text:p>
          </table:table-cell>
          <table:table-cell table:style-name="ce15" table:formula="of:=[.C226]/[.E226]" office:value-type="float" office:value="-13.9800000000001" calcext:value-type="float">
            <text:p>-13,98</text:p>
          </table:table-cell>
          <table:table-cell office:value-type="float" office:value="18042.1" calcext:value-type="float">
            <text:p>18042,1</text:p>
          </table:table-cell>
          <table:table-cell office:value-type="float" office:value="-13.9800000000001" calcext:value-type="float">
            <text:p>-13,98</text:p>
          </table:table-cell>
        </table:table-row>
        <table:table-row table:style-name="ro1">
          <table:table-cell table:style-name="ce1" office:value-type="time" office:time-value="PT13H08M55S" calcext:value-type="time">
            <text:p>13:08:55</text:p>
          </table:table-cell>
          <table:table-cell office:value-type="float" office:value="17910.3" calcext:value-type="float">
            <text:p>17910,3</text:p>
          </table:table-cell>
          <table:table-cell table:style-name="ce13" table:formula="of:=[.B227]-[.B226]" office:value-type="float" office:value="-131.799999999999" calcext:value-type="float">
            <text:p>-131,80</text:p>
          </table:table-cell>
          <table:table-cell table:style-name="ce14" table:formula="of:=[.A227]-[.A226]" office:value-type="time" office:time-value="PT00H00M10S" calcext:value-type="time">
            <text:p>00:00:10</text:p>
          </table:table-cell>
          <table:table-cell table:formula="of:=HOUR([.D227]) * 3600 + MINUTE([.D227]) * 60 + SECOND([.D227])" office:value-type="float" office:value="10" calcext:value-type="float">
            <text:p>10</text:p>
          </table:table-cell>
          <table:table-cell table:style-name="ce15" table:formula="of:=[.C227]/[.E227]" office:value-type="float" office:value="-13.1799999999999" calcext:value-type="float">
            <text:p>-13,18</text:p>
          </table:table-cell>
          <table:table-cell office:value-type="float" office:value="17910.3" calcext:value-type="float">
            <text:p>17910,3</text:p>
          </table:table-cell>
          <table:table-cell office:value-type="float" office:value="-13.1799999999999" calcext:value-type="float">
            <text:p>-13,18</text:p>
          </table:table-cell>
        </table:table-row>
        <table:table-row table:style-name="ro1">
          <table:table-cell table:style-name="ce1" office:value-type="time" office:time-value="PT13H09M05S" calcext:value-type="time">
            <text:p>13:09:05</text:p>
          </table:table-cell>
          <table:table-cell office:value-type="float" office:value="17779.2" calcext:value-type="float">
            <text:p>17779,2</text:p>
          </table:table-cell>
          <table:table-cell table:style-name="ce13" table:formula="of:=[.B228]-[.B227]" office:value-type="float" office:value="-131.099999999999" calcext:value-type="float">
            <text:p>-131,10</text:p>
          </table:table-cell>
          <table:table-cell table:style-name="ce14" table:formula="of:=[.A228]-[.A227]" office:value-type="time" office:time-value="PT00H00M10S" calcext:value-type="time">
            <text:p>00:00:10</text:p>
          </table:table-cell>
          <table:table-cell table:formula="of:=HOUR([.D228]) * 3600 + MINUTE([.D228]) * 60 + SECOND([.D228])" office:value-type="float" office:value="10" calcext:value-type="float">
            <text:p>10</text:p>
          </table:table-cell>
          <table:table-cell table:style-name="ce15" table:formula="of:=[.C228]/[.E228]" office:value-type="float" office:value="-13.1099999999999" calcext:value-type="float">
            <text:p>-13,11</text:p>
          </table:table-cell>
          <table:table-cell office:value-type="float" office:value="17779.2" calcext:value-type="float">
            <text:p>17779,2</text:p>
          </table:table-cell>
          <table:table-cell office:value-type="float" office:value="-13.1099999999999" calcext:value-type="float">
            <text:p>-13,11</text:p>
          </table:table-cell>
        </table:table-row>
        <table:table-row table:style-name="ro1">
          <table:table-cell table:style-name="ce1" office:value-type="time" office:time-value="PT13H09M15S" calcext:value-type="time">
            <text:p>13:09:15</text:p>
          </table:table-cell>
          <table:table-cell office:value-type="float" office:value="17648.8" calcext:value-type="float">
            <text:p>17648,8</text:p>
          </table:table-cell>
          <table:table-cell table:style-name="ce13" table:formula="of:=[.B229]-[.B228]" office:value-type="float" office:value="-130.400000000001" calcext:value-type="float">
            <text:p>-130,40</text:p>
          </table:table-cell>
          <table:table-cell table:style-name="ce14" table:formula="of:=[.A229]-[.A228]" office:value-type="time" office:time-value="PT00H00M10S" calcext:value-type="time">
            <text:p>00:00:10</text:p>
          </table:table-cell>
          <table:table-cell table:formula="of:=HOUR([.D229]) * 3600 + MINUTE([.D229]) * 60 + SECOND([.D229])" office:value-type="float" office:value="10" calcext:value-type="float">
            <text:p>10</text:p>
          </table:table-cell>
          <table:table-cell table:style-name="ce15" table:formula="of:=[.C229]/[.E229]" office:value-type="float" office:value="-13.0400000000001" calcext:value-type="float">
            <text:p>-13,04</text:p>
          </table:table-cell>
          <table:table-cell office:value-type="float" office:value="17648.8" calcext:value-type="float">
            <text:p>17648,8</text:p>
          </table:table-cell>
          <table:table-cell office:value-type="float" office:value="-13.0400000000001" calcext:value-type="float">
            <text:p>-13,04</text:p>
          </table:table-cell>
        </table:table-row>
        <table:table-row table:style-name="ro1">
          <table:table-cell table:style-name="ce1" office:value-type="time" office:time-value="PT13H09M25S" calcext:value-type="time">
            <text:p>13:09:25</text:p>
          </table:table-cell>
          <table:table-cell office:value-type="float" office:value="17519.3" calcext:value-type="float">
            <text:p>17519,3</text:p>
          </table:table-cell>
          <table:table-cell table:style-name="ce13" table:formula="of:=[.B230]-[.B229]" office:value-type="float" office:value="-129.5" calcext:value-type="float">
            <text:p>-129,50</text:p>
          </table:table-cell>
          <table:table-cell table:style-name="ce14" table:formula="of:=[.A230]-[.A229]" office:value-type="time" office:time-value="PT00H00M10S" calcext:value-type="time">
            <text:p>00:00:10</text:p>
          </table:table-cell>
          <table:table-cell table:formula="of:=HOUR([.D230]) * 3600 + MINUTE([.D230]) * 60 + SECOND([.D230])" office:value-type="float" office:value="10" calcext:value-type="float">
            <text:p>10</text:p>
          </table:table-cell>
          <table:table-cell table:style-name="ce15" table:formula="of:=[.C230]/[.E230]" office:value-type="float" office:value="-12.95" calcext:value-type="float">
            <text:p>-12,95</text:p>
          </table:table-cell>
          <table:table-cell office:value-type="float" office:value="17519.3" calcext:value-type="float">
            <text:p>17519,3</text:p>
          </table:table-cell>
          <table:table-cell office:value-type="float" office:value="-12.95" calcext:value-type="float">
            <text:p>-12,95</text:p>
          </table:table-cell>
        </table:table-row>
        <table:table-row table:style-name="ro1">
          <table:table-cell table:style-name="ce1" office:value-type="time" office:time-value="PT13H09M45S" calcext:value-type="time">
            <text:p>13:09:45</text:p>
          </table:table-cell>
          <table:table-cell office:value-type="float" office:value="17262.3" calcext:value-type="float">
            <text:p>17262,3</text:p>
          </table:table-cell>
          <table:table-cell table:style-name="ce13" table:formula="of:=[.B231]-[.B230]" office:value-type="float" office:value="-257" calcext:value-type="float">
            <text:p>-257,00</text:p>
          </table:table-cell>
          <table:table-cell table:style-name="ce14" table:formula="of:=[.A231]-[.A230]" office:value-type="time" office:time-value="PT00H00M20S" calcext:value-type="time">
            <text:p>00:00:20</text:p>
          </table:table-cell>
          <table:table-cell table:formula="of:=HOUR([.D231]) * 3600 + MINUTE([.D231]) * 60 + SECOND([.D231])" office:value-type="float" office:value="20" calcext:value-type="float">
            <text:p>20</text:p>
          </table:table-cell>
          <table:table-cell table:style-name="ce15" table:formula="of:=[.C231]/[.E231]" office:value-type="float" office:value="-12.85" calcext:value-type="float">
            <text:p>-12,85</text:p>
          </table:table-cell>
          <table:table-cell office:value-type="float" office:value="17262.3" calcext:value-type="float">
            <text:p>17262,3</text:p>
          </table:table-cell>
          <table:table-cell office:value-type="float" office:value="-12.85" calcext:value-type="float">
            <text:p>-12,85</text:p>
          </table:table-cell>
        </table:table-row>
        <table:table-row table:style-name="ro1">
          <table:table-cell table:style-name="ce1" office:value-type="time" office:time-value="PT13H09M55S" calcext:value-type="time">
            <text:p>13:09:55</text:p>
          </table:table-cell>
          <table:table-cell office:value-type="float" office:value="17140.1" calcext:value-type="float">
            <text:p>17140,1</text:p>
          </table:table-cell>
          <table:table-cell table:style-name="ce13" table:formula="of:=[.B232]-[.B231]" office:value-type="float" office:value="-122.200000000001" calcext:value-type="float">
            <text:p>-122,20</text:p>
          </table:table-cell>
          <table:table-cell table:style-name="ce14" table:formula="of:=[.A232]-[.A231]" office:value-type="time" office:time-value="PT00H00M10S" calcext:value-type="time">
            <text:p>00:00:10</text:p>
          </table:table-cell>
          <table:table-cell table:formula="of:=HOUR([.D232]) * 3600 + MINUTE([.D232]) * 60 + SECOND([.D232])" office:value-type="float" office:value="10" calcext:value-type="float">
            <text:p>10</text:p>
          </table:table-cell>
          <table:table-cell table:style-name="ce15" table:formula="of:=[.C232]/[.E232]" office:value-type="float" office:value="-12.2200000000001" calcext:value-type="float">
            <text:p>-12,22</text:p>
          </table:table-cell>
          <table:table-cell office:value-type="float" office:value="17140.1" calcext:value-type="float">
            <text:p>17140,1</text:p>
          </table:table-cell>
          <table:table-cell office:value-type="float" office:value="-12.2200000000001" calcext:value-type="float">
            <text:p>-12,22</text:p>
          </table:table-cell>
        </table:table-row>
        <table:table-row table:style-name="ro1">
          <table:table-cell table:style-name="ce1" office:value-type="time" office:time-value="PT13H12M05S" calcext:value-type="time">
            <text:p>13:12:05</text:p>
          </table:table-cell>
          <table:table-cell office:value-type="float" office:value="15625.3" calcext:value-type="float">
            <text:p>15625,3</text:p>
          </table:table-cell>
          <table:table-cell table:style-name="ce13" table:formula="of:=[.B233]-[.B232]" office:value-type="float" office:value="-1514.8" calcext:value-type="float">
            <text:p>-1514,80</text:p>
          </table:table-cell>
          <table:table-cell table:style-name="ce14" table:formula="of:=[.A233]-[.A232]" office:value-type="time" office:time-value="PT00H02M10S" calcext:value-type="time">
            <text:p>00:02:10</text:p>
          </table:table-cell>
          <table:table-cell table:formula="of:=HOUR([.D233]) * 3600 + MINUTE([.D233]) * 60 + SECOND([.D233])" office:value-type="float" office:value="130" calcext:value-type="float">
            <text:p>130</text:p>
          </table:table-cell>
          <table:table-cell table:style-name="ce15" table:formula="of:=[.C233]/[.E233]" office:value-type="float" office:value="-11.6523076923077" calcext:value-type="float">
            <text:p>-11,65</text:p>
          </table:table-cell>
          <table:table-cell office:value-type="float" office:value="15625.3" calcext:value-type="float">
            <text:p>15625,3</text:p>
          </table:table-cell>
          <table:table-cell office:value-type="float" office:value="-11.6523076923077" calcext:value-type="float">
            <text:p>-11,65</text:p>
          </table:table-cell>
        </table:table-row>
        <table:table-row table:style-name="ro1">
          <table:table-cell table:style-name="ce1" office:value-type="time" office:time-value="PT13H12M15S" calcext:value-type="time">
            <text:p>13:12:15</text:p>
          </table:table-cell>
          <table:table-cell office:value-type="float" office:value="15514" calcext:value-type="float">
            <text:p>15514</text:p>
          </table:table-cell>
          <table:table-cell table:style-name="ce13" table:formula="of:=[.B234]-[.B233]" office:value-type="float" office:value="-111.299999999999" calcext:value-type="float">
            <text:p>-111,30</text:p>
          </table:table-cell>
          <table:table-cell table:style-name="ce14" table:formula="of:=[.A234]-[.A233]" office:value-type="time" office:time-value="PT00H00M10S" calcext:value-type="time">
            <text:p>00:00:10</text:p>
          </table:table-cell>
          <table:table-cell table:formula="of:=HOUR([.D234]) * 3600 + MINUTE([.D234]) * 60 + SECOND([.D234])" office:value-type="float" office:value="10" calcext:value-type="float">
            <text:p>10</text:p>
          </table:table-cell>
          <table:table-cell table:style-name="ce15" table:formula="of:=[.C234]/[.E234]" office:value-type="float" office:value="-11.1299999999999" calcext:value-type="float">
            <text:p>-11,13</text:p>
          </table:table-cell>
          <table:table-cell office:value-type="float" office:value="15514" calcext:value-type="float">
            <text:p>15514</text:p>
          </table:table-cell>
          <table:table-cell office:value-type="float" office:value="-11.1299999999999" calcext:value-type="float">
            <text:p>-11,13</text:p>
          </table:table-cell>
        </table:table-row>
        <table:table-row table:style-name="ro1">
          <table:table-cell table:style-name="ce1" office:value-type="time" office:time-value="PT13H12M25S" calcext:value-type="time">
            <text:p>13:12:25</text:p>
          </table:table-cell>
          <table:table-cell office:value-type="float" office:value="15407" calcext:value-type="float">
            <text:p>15407</text:p>
          </table:table-cell>
          <table:table-cell table:style-name="ce13" table:formula="of:=[.B235]-[.B234]" office:value-type="float" office:value="-107" calcext:value-type="float">
            <text:p>-107,00</text:p>
          </table:table-cell>
          <table:table-cell table:style-name="ce14" table:formula="of:=[.A235]-[.A234]" office:value-type="time" office:time-value="PT00H00M10S" calcext:value-type="time">
            <text:p>00:00:10</text:p>
          </table:table-cell>
          <table:table-cell table:formula="of:=HOUR([.D235]) * 3600 + MINUTE([.D235]) * 60 + SECOND([.D235])" office:value-type="float" office:value="10" calcext:value-type="float">
            <text:p>10</text:p>
          </table:table-cell>
          <table:table-cell table:style-name="ce15" table:formula="of:=[.C235]/[.E235]" office:value-type="float" office:value="-10.7" calcext:value-type="float">
            <text:p>-10,70</text:p>
          </table:table-cell>
          <table:table-cell office:value-type="float" office:value="15407" calcext:value-type="float">
            <text:p>15407</text:p>
          </table:table-cell>
          <table:table-cell office:value-type="float" office:value="-10.7" calcext:value-type="float">
            <text:p>-10,70</text:p>
          </table:table-cell>
        </table:table-row>
        <table:table-row table:style-name="ro1">
          <table:table-cell table:style-name="ce1" office:value-type="time" office:time-value="PT13H12M45S" calcext:value-type="time">
            <text:p>13:12:45</text:p>
          </table:table-cell>
          <table:table-cell office:value-type="float" office:value="15197.9" calcext:value-type="float">
            <text:p>15197,9</text:p>
          </table:table-cell>
          <table:table-cell table:style-name="ce13" table:formula="of:=[.B236]-[.B235]" office:value-type="float" office:value="-209.1" calcext:value-type="float">
            <text:p>-209,10</text:p>
          </table:table-cell>
          <table:table-cell table:style-name="ce14" table:formula="of:=[.A236]-[.A235]" office:value-type="time" office:time-value="PT00H00M20S" calcext:value-type="time">
            <text:p>00:00:20</text:p>
          </table:table-cell>
          <table:table-cell table:formula="of:=HOUR([.D236]) * 3600 + MINUTE([.D236]) * 60 + SECOND([.D236])" office:value-type="float" office:value="20" calcext:value-type="float">
            <text:p>20</text:p>
          </table:table-cell>
          <table:table-cell table:style-name="ce15" table:formula="of:=[.C236]/[.E236]" office:value-type="float" office:value="-10.455" calcext:value-type="float">
            <text:p>-10,46</text:p>
          </table:table-cell>
          <table:table-cell office:value-type="float" office:value="15197.9" calcext:value-type="float">
            <text:p>15197,9</text:p>
          </table:table-cell>
          <table:table-cell office:value-type="float" office:value="-10.455" calcext:value-type="float">
            <text:p>-10,46</text:p>
          </table:table-cell>
        </table:table-row>
        <table:table-row table:style-name="ro1">
          <table:table-cell table:style-name="ce1" office:value-type="time" office:time-value="PT13H12M55S" calcext:value-type="time">
            <text:p>13:12:55</text:p>
          </table:table-cell>
          <table:table-cell office:value-type="float" office:value="15090.7" calcext:value-type="float">
            <text:p>15090,7</text:p>
          </table:table-cell>
          <table:table-cell table:style-name="ce13" table:formula="of:=[.B237]-[.B236]" office:value-type="float" office:value="-107.199999999999" calcext:value-type="float">
            <text:p>-107,20</text:p>
          </table:table-cell>
          <table:table-cell table:style-name="ce14" table:formula="of:=[.A237]-[.A236]" office:value-type="time" office:time-value="PT00H00M10S" calcext:value-type="time">
            <text:p>00:00:10</text:p>
          </table:table-cell>
          <table:table-cell table:formula="of:=HOUR([.D237]) * 3600 + MINUTE([.D237]) * 60 + SECOND([.D237])" office:value-type="float" office:value="10" calcext:value-type="float">
            <text:p>10</text:p>
          </table:table-cell>
          <table:table-cell table:style-name="ce15" table:formula="of:=[.C237]/[.E237]" office:value-type="float" office:value="-10.7199999999999" calcext:value-type="float">
            <text:p>-10,72</text:p>
          </table:table-cell>
          <table:table-cell office:value-type="float" office:value="15090.7" calcext:value-type="float">
            <text:p>15090,7</text:p>
          </table:table-cell>
          <table:table-cell office:value-type="float" office:value="-10.7199999999999" calcext:value-type="float">
            <text:p>-10,72</text:p>
          </table:table-cell>
        </table:table-row>
        <table:table-row table:style-name="ro1">
          <table:table-cell table:style-name="ce1" office:value-type="time" office:time-value="PT13H13M05S" calcext:value-type="time">
            <text:p>13:13:05</text:p>
          </table:table-cell>
          <table:table-cell office:value-type="float" office:value="14985.7" calcext:value-type="float">
            <text:p>14985,7</text:p>
          </table:table-cell>
          <table:table-cell table:style-name="ce13" table:formula="of:=[.B238]-[.B237]" office:value-type="float" office:value="-105" calcext:value-type="float">
            <text:p>-105,00</text:p>
          </table:table-cell>
          <table:table-cell table:style-name="ce14" table:formula="of:=[.A238]-[.A237]" office:value-type="time" office:time-value="PT00H00M10S" calcext:value-type="time">
            <text:p>00:00:10</text:p>
          </table:table-cell>
          <table:table-cell table:formula="of:=HOUR([.D238]) * 3600 + MINUTE([.D238]) * 60 + SECOND([.D238])" office:value-type="float" office:value="10" calcext:value-type="float">
            <text:p>10</text:p>
          </table:table-cell>
          <table:table-cell table:style-name="ce15" table:formula="of:=[.C238]/[.E238]" office:value-type="float" office:value="-10.5" calcext:value-type="float">
            <text:p>-10,50</text:p>
          </table:table-cell>
          <table:table-cell office:value-type="float" office:value="14985.7" calcext:value-type="float">
            <text:p>14985,7</text:p>
          </table:table-cell>
          <table:table-cell office:value-type="float" office:value="-10.5" calcext:value-type="float">
            <text:p>-10,50</text:p>
          </table:table-cell>
        </table:table-row>
        <table:table-row table:style-name="ro1">
          <table:table-cell table:style-name="ce1" office:value-type="time" office:time-value="PT13H13M15S" calcext:value-type="time">
            <text:p>13:13:15</text:p>
          </table:table-cell>
          <table:table-cell office:value-type="float" office:value="14884.2" calcext:value-type="float">
            <text:p>14884,2</text:p>
          </table:table-cell>
          <table:table-cell table:style-name="ce13" table:formula="of:=[.B239]-[.B238]" office:value-type="float" office:value="-101.5" calcext:value-type="float">
            <text:p>-101,50</text:p>
          </table:table-cell>
          <table:table-cell table:style-name="ce14" table:formula="of:=[.A239]-[.A238]" office:value-type="time" office:time-value="PT00H00M10S" calcext:value-type="time">
            <text:p>00:00:10</text:p>
          </table:table-cell>
          <table:table-cell table:formula="of:=HOUR([.D239]) * 3600 + MINUTE([.D239]) * 60 + SECOND([.D239])" office:value-type="float" office:value="10" calcext:value-type="float">
            <text:p>10</text:p>
          </table:table-cell>
          <table:table-cell table:style-name="ce15" table:formula="of:=[.C239]/[.E239]" office:value-type="float" office:value="-10.15" calcext:value-type="float">
            <text:p>-10,15</text:p>
          </table:table-cell>
          <table:table-cell office:value-type="float" office:value="14884.2" calcext:value-type="float">
            <text:p>14884,2</text:p>
          </table:table-cell>
          <table:table-cell office:value-type="float" office:value="-10.15" calcext:value-type="float">
            <text:p>-10,15</text:p>
          </table:table-cell>
        </table:table-row>
        <table:table-row table:style-name="ro1">
          <table:table-cell table:style-name="ce1" office:value-type="time" office:time-value="PT13H13M25S" calcext:value-type="time">
            <text:p>13:13:25</text:p>
          </table:table-cell>
          <table:table-cell office:value-type="float" office:value="14783.5" calcext:value-type="float">
            <text:p>14783,5</text:p>
          </table:table-cell>
          <table:table-cell table:style-name="ce13" table:formula="of:=[.B240]-[.B239]" office:value-type="float" office:value="-100.700000000001" calcext:value-type="float">
            <text:p>-100,70</text:p>
          </table:table-cell>
          <table:table-cell table:style-name="ce14" table:formula="of:=[.A240]-[.A239]" office:value-type="time" office:time-value="PT00H00M10S" calcext:value-type="time">
            <text:p>00:00:10</text:p>
          </table:table-cell>
          <table:table-cell table:formula="of:=HOUR([.D240]) * 3600 + MINUTE([.D240]) * 60 + SECOND([.D240])" office:value-type="float" office:value="10" calcext:value-type="float">
            <text:p>10</text:p>
          </table:table-cell>
          <table:table-cell table:style-name="ce15" table:formula="of:=[.C240]/[.E240]" office:value-type="float" office:value="-10.0700000000001" calcext:value-type="float">
            <text:p>-10,07</text:p>
          </table:table-cell>
          <table:table-cell office:value-type="float" office:value="14783.5" calcext:value-type="float">
            <text:p>14783,5</text:p>
          </table:table-cell>
          <table:table-cell office:value-type="float" office:value="-10.0700000000001" calcext:value-type="float">
            <text:p>-10,07</text:p>
          </table:table-cell>
        </table:table-row>
        <table:table-row table:style-name="ro1">
          <table:table-cell table:style-name="ce1" office:value-type="time" office:time-value="PT13H13M45S" calcext:value-type="time">
            <text:p>13:13:45</text:p>
          </table:table-cell>
          <table:table-cell office:value-type="float" office:value="14583.9" calcext:value-type="float">
            <text:p>14583,9</text:p>
          </table:table-cell>
          <table:table-cell table:style-name="ce13" table:formula="of:=[.B241]-[.B240]" office:value-type="float" office:value="-199.6" calcext:value-type="float">
            <text:p>-199,60</text:p>
          </table:table-cell>
          <table:table-cell table:style-name="ce14" table:formula="of:=[.A241]-[.A240]" office:value-type="time" office:time-value="PT00H00M20S" calcext:value-type="time">
            <text:p>00:00:20</text:p>
          </table:table-cell>
          <table:table-cell table:formula="of:=HOUR([.D241]) * 3600 + MINUTE([.D241]) * 60 + SECOND([.D241])" office:value-type="float" office:value="20" calcext:value-type="float">
            <text:p>20</text:p>
          </table:table-cell>
          <table:table-cell table:style-name="ce15" table:formula="of:=[.C241]/[.E241]" office:value-type="float" office:value="-9.98000000000002" calcext:value-type="float">
            <text:p>-9,98</text:p>
          </table:table-cell>
          <table:table-cell office:value-type="float" office:value="14583.9" calcext:value-type="float">
            <text:p>14583,9</text:p>
          </table:table-cell>
          <table:table-cell office:value-type="float" office:value="-9.98000000000002" calcext:value-type="float">
            <text:p>-9,98</text:p>
          </table:table-cell>
        </table:table-row>
        <table:table-row table:style-name="ro1">
          <table:table-cell table:style-name="ce1" office:value-type="time" office:time-value="PT13H13M55S" calcext:value-type="time">
            <text:p>13:13:55</text:p>
          </table:table-cell>
          <table:table-cell office:value-type="float" office:value="14482.3" calcext:value-type="float">
            <text:p>14482,3</text:p>
          </table:table-cell>
          <table:table-cell table:style-name="ce13" table:formula="of:=[.B242]-[.B241]" office:value-type="float" office:value="-101.6" calcext:value-type="float">
            <text:p>-101,60</text:p>
          </table:table-cell>
          <table:table-cell table:style-name="ce14" table:formula="of:=[.A242]-[.A241]" office:value-type="time" office:time-value="PT00H00M10S" calcext:value-type="time">
            <text:p>00:00:10</text:p>
          </table:table-cell>
          <table:table-cell table:formula="of:=HOUR([.D242]) * 3600 + MINUTE([.D242]) * 60 + SECOND([.D242])" office:value-type="float" office:value="10" calcext:value-type="float">
            <text:p>10</text:p>
          </table:table-cell>
          <table:table-cell table:style-name="ce15" table:formula="of:=[.C242]/[.E242]" office:value-type="float" office:value="-10.16" calcext:value-type="float">
            <text:p>-10,16</text:p>
          </table:table-cell>
          <table:table-cell office:value-type="float" office:value="14482.3" calcext:value-type="float">
            <text:p>14482,3</text:p>
          </table:table-cell>
          <table:table-cell office:value-type="float" office:value="-10.16" calcext:value-type="float">
            <text:p>-10,16</text:p>
          </table:table-cell>
        </table:table-row>
        <table:table-row table:style-name="ro1">
          <table:table-cell table:style-name="ce1" office:value-type="time" office:time-value="PT13H14M05S" calcext:value-type="time">
            <text:p>13:14:05</text:p>
          </table:table-cell>
          <table:table-cell office:value-type="float" office:value="14374.4" calcext:value-type="float">
            <text:p>14374,4</text:p>
          </table:table-cell>
          <table:table-cell table:style-name="ce13" table:formula="of:=[.B243]-[.B242]" office:value-type="float" office:value="-107.9" calcext:value-type="float">
            <text:p>-107,90</text:p>
          </table:table-cell>
          <table:table-cell table:style-name="ce14" table:formula="of:=[.A243]-[.A242]" office:value-type="time" office:time-value="PT00H00M10S" calcext:value-type="time">
            <text:p>00:00:10</text:p>
          </table:table-cell>
          <table:table-cell table:formula="of:=HOUR([.D243]) * 3600 + MINUTE([.D243]) * 60 + SECOND([.D243])" office:value-type="float" office:value="10" calcext:value-type="float">
            <text:p>10</text:p>
          </table:table-cell>
          <table:table-cell table:style-name="ce15" table:formula="of:=[.C243]/[.E243]" office:value-type="float" office:value="-10.79" calcext:value-type="float">
            <text:p>-10,79</text:p>
          </table:table-cell>
          <table:table-cell office:value-type="float" office:value="14374.4" calcext:value-type="float">
            <text:p>14374,4</text:p>
          </table:table-cell>
          <table:table-cell office:value-type="float" office:value="-10.79" calcext:value-type="float">
            <text:p>-10,79</text:p>
          </table:table-cell>
        </table:table-row>
        <table:table-row table:style-name="ro1">
          <table:table-cell table:style-name="ce1" office:value-type="time" office:time-value="PT13H14M15S" calcext:value-type="time">
            <text:p>13:14:15</text:p>
          </table:table-cell>
          <table:table-cell office:value-type="float" office:value="14283.8" calcext:value-type="float">
            <text:p>14283,8</text:p>
          </table:table-cell>
          <table:table-cell table:style-name="ce13" table:formula="of:=[.B244]-[.B243]" office:value-type="float" office:value="-90.6000000000004" calcext:value-type="float">
            <text:p>-90,60</text:p>
          </table:table-cell>
          <table:table-cell table:style-name="ce14" table:formula="of:=[.A244]-[.A243]" office:value-type="time" office:time-value="PT00H00M10S" calcext:value-type="time">
            <text:p>00:00:10</text:p>
          </table:table-cell>
          <table:table-cell table:formula="of:=HOUR([.D244]) * 3600 + MINUTE([.D244]) * 60 + SECOND([.D244])" office:value-type="float" office:value="10" calcext:value-type="float">
            <text:p>10</text:p>
          </table:table-cell>
          <table:table-cell table:style-name="ce15" table:formula="of:=[.C244]/[.E244]" office:value-type="float" office:value="-9.06000000000004" calcext:value-type="float">
            <text:p>-9,06</text:p>
          </table:table-cell>
          <table:table-cell office:value-type="float" office:value="14283.8" calcext:value-type="float">
            <text:p>14283,8</text:p>
          </table:table-cell>
          <table:table-cell office:value-type="float" office:value="-9.06000000000004" calcext:value-type="float">
            <text:p>-9,06</text:p>
          </table:table-cell>
        </table:table-row>
        <table:table-row table:style-name="ro1">
          <table:table-cell table:style-name="ce1" office:value-type="time" office:time-value="PT13H14M25S" calcext:value-type="time">
            <text:p>13:14:25</text:p>
          </table:table-cell>
          <table:table-cell office:value-type="float" office:value="14191.6" calcext:value-type="float">
            <text:p>14191,6</text:p>
          </table:table-cell>
          <table:table-cell table:style-name="ce13" table:formula="of:=[.B245]-[.B244]" office:value-type="float" office:value="-92.1999999999989" calcext:value-type="float">
            <text:p>-92,20</text:p>
          </table:table-cell>
          <table:table-cell table:style-name="ce14" table:formula="of:=[.A245]-[.A244]" office:value-type="time" office:time-value="PT00H00M10S" calcext:value-type="time">
            <text:p>00:00:10</text:p>
          </table:table-cell>
          <table:table-cell table:formula="of:=HOUR([.D245]) * 3600 + MINUTE([.D245]) * 60 + SECOND([.D245])" office:value-type="float" office:value="10" calcext:value-type="float">
            <text:p>10</text:p>
          </table:table-cell>
          <table:table-cell table:style-name="ce15" table:formula="of:=[.C245]/[.E245]" office:value-type="float" office:value="-9.21999999999989" calcext:value-type="float">
            <text:p>-9,22</text:p>
          </table:table-cell>
          <table:table-cell office:value-type="float" office:value="14191.6" calcext:value-type="float">
            <text:p>14191,6</text:p>
          </table:table-cell>
          <table:table-cell office:value-type="float" office:value="-9.21999999999989" calcext:value-type="float">
            <text:p>-9,22</text:p>
          </table:table-cell>
        </table:table-row>
        <table:table-row table:style-name="ro1">
          <table:table-cell table:style-name="ce1" office:value-type="time" office:time-value="PT13H14M45S" calcext:value-type="time">
            <text:p>13:14:45</text:p>
          </table:table-cell>
          <table:table-cell office:value-type="float" office:value="13997.9" calcext:value-type="float">
            <text:p>13997,9</text:p>
          </table:table-cell>
          <table:table-cell table:style-name="ce13" table:formula="of:=[.B246]-[.B245]" office:value-type="float" office:value="-193.700000000001" calcext:value-type="float">
            <text:p>-193,70</text:p>
          </table:table-cell>
          <table:table-cell table:style-name="ce14" table:formula="of:=[.A246]-[.A245]" office:value-type="time" office:time-value="PT00H00M20S" calcext:value-type="time">
            <text:p>00:00:20</text:p>
          </table:table-cell>
          <table:table-cell table:formula="of:=HOUR([.D246]) * 3600 + MINUTE([.D246]) * 60 + SECOND([.D246])" office:value-type="float" office:value="20" calcext:value-type="float">
            <text:p>20</text:p>
          </table:table-cell>
          <table:table-cell table:style-name="ce15" table:formula="of:=[.C246]/[.E246]" office:value-type="float" office:value="-9.68500000000004" calcext:value-type="float">
            <text:p>-9,69</text:p>
          </table:table-cell>
          <table:table-cell office:value-type="float" office:value="13997.9" calcext:value-type="float">
            <text:p>13997,9</text:p>
          </table:table-cell>
          <table:table-cell office:value-type="float" office:value="-9.68500000000004" calcext:value-type="float">
            <text:p>-9,69</text:p>
          </table:table-cell>
        </table:table-row>
        <table:table-row table:style-name="ro1">
          <table:table-cell table:style-name="ce1" office:value-type="time" office:time-value="PT13H14M55S" calcext:value-type="time">
            <text:p>13:14:55</text:p>
          </table:table-cell>
          <table:table-cell office:value-type="float" office:value="13906.1" calcext:value-type="float">
            <text:p>13906,1</text:p>
          </table:table-cell>
          <table:table-cell table:style-name="ce13" table:formula="of:=[.B247]-[.B246]" office:value-type="float" office:value="-91.7999999999993" calcext:value-type="float">
            <text:p>-91,80</text:p>
          </table:table-cell>
          <table:table-cell table:style-name="ce14" table:formula="of:=[.A247]-[.A246]" office:value-type="time" office:time-value="PT00H00M10S" calcext:value-type="time">
            <text:p>00:00:10</text:p>
          </table:table-cell>
          <table:table-cell table:formula="of:=HOUR([.D247]) * 3600 + MINUTE([.D247]) * 60 + SECOND([.D247])" office:value-type="float" office:value="10" calcext:value-type="float">
            <text:p>10</text:p>
          </table:table-cell>
          <table:table-cell table:style-name="ce15" table:formula="of:=[.C247]/[.E247]" office:value-type="float" office:value="-9.17999999999993" calcext:value-type="float">
            <text:p>-9,18</text:p>
          </table:table-cell>
          <table:table-cell office:value-type="float" office:value="13906.1" calcext:value-type="float">
            <text:p>13906,1</text:p>
          </table:table-cell>
          <table:table-cell office:value-type="float" office:value="-9.17999999999993" calcext:value-type="float">
            <text:p>-9,18</text:p>
          </table:table-cell>
        </table:table-row>
        <table:table-row table:style-name="ro1">
          <table:table-cell table:style-name="ce1" office:value-type="time" office:time-value="PT13H15M05S" calcext:value-type="time">
            <text:p>13:15:05</text:p>
          </table:table-cell>
          <table:table-cell office:value-type="float" office:value="13812.6" calcext:value-type="float">
            <text:p>13812,6</text:p>
          </table:table-cell>
          <table:table-cell table:style-name="ce13" table:formula="of:=[.B248]-[.B247]" office:value-type="float" office:value="-93.5" calcext:value-type="float">
            <text:p>-93,50</text:p>
          </table:table-cell>
          <table:table-cell table:style-name="ce14" table:formula="of:=[.A248]-[.A247]" office:value-type="time" office:time-value="PT00H00M10S" calcext:value-type="time">
            <text:p>00:00:10</text:p>
          </table:table-cell>
          <table:table-cell table:formula="of:=HOUR([.D248]) * 3600 + MINUTE([.D248]) * 60 + SECOND([.D248])" office:value-type="float" office:value="10" calcext:value-type="float">
            <text:p>10</text:p>
          </table:table-cell>
          <table:table-cell table:style-name="ce15" table:formula="of:=[.C248]/[.E248]" office:value-type="float" office:value="-9.35" calcext:value-type="float">
            <text:p>-9,35</text:p>
          </table:table-cell>
          <table:table-cell office:value-type="float" office:value="13812.6" calcext:value-type="float">
            <text:p>13812,6</text:p>
          </table:table-cell>
          <table:table-cell office:value-type="float" office:value="-9.35" calcext:value-type="float">
            <text:p>-9,35</text:p>
          </table:table-cell>
        </table:table-row>
        <table:table-row table:style-name="ro1">
          <table:table-cell table:style-name="ce1" office:value-type="time" office:time-value="PT13H17M05S" calcext:value-type="time">
            <text:p>13:17:05</text:p>
          </table:table-cell>
          <table:table-cell office:value-type="float" office:value="12755.2" calcext:value-type="float">
            <text:p>12755,2</text:p>
          </table:table-cell>
          <table:table-cell table:style-name="ce13" table:formula="of:=[.B249]-[.B248]" office:value-type="float" office:value="-1057.4" calcext:value-type="float">
            <text:p>-1057,40</text:p>
          </table:table-cell>
          <table:table-cell table:style-name="ce14" table:formula="of:=[.A249]-[.A248]" office:value-type="time" office:time-value="PT00H02M00S" calcext:value-type="time">
            <text:p>00:02:00</text:p>
          </table:table-cell>
          <table:table-cell table:formula="of:=HOUR([.D249]) * 3600 + MINUTE([.D249]) * 60 + SECOND([.D249])" office:value-type="float" office:value="120" calcext:value-type="float">
            <text:p>120</text:p>
          </table:table-cell>
          <table:table-cell table:style-name="ce15" table:formula="of:=[.C249]/[.E249]" office:value-type="float" office:value="-8.81166666666666" calcext:value-type="float">
            <text:p>-8,81</text:p>
          </table:table-cell>
          <table:table-cell office:value-type="float" office:value="12755.2" calcext:value-type="float">
            <text:p>12755,2</text:p>
          </table:table-cell>
          <table:table-cell office:value-type="float" office:value="-8.81166666666666" calcext:value-type="float">
            <text:p>-8,81</text:p>
          </table:table-cell>
        </table:table-row>
        <table:table-row table:style-name="ro1">
          <table:table-cell table:style-name="ce1" office:value-type="time" office:time-value="PT13H17M15S" calcext:value-type="time">
            <text:p>13:17:15</text:p>
          </table:table-cell>
          <table:table-cell office:value-type="float" office:value="12672.9" calcext:value-type="float">
            <text:p>12672,9</text:p>
          </table:table-cell>
          <table:table-cell table:style-name="ce13" table:formula="of:=[.B250]-[.B249]" office:value-type="float" office:value="-82.3000000000011" calcext:value-type="float">
            <text:p>-82,30</text:p>
          </table:table-cell>
          <table:table-cell table:style-name="ce14" table:formula="of:=[.A250]-[.A249]" office:value-type="time" office:time-value="PT00H00M10S" calcext:value-type="time">
            <text:p>00:00:10</text:p>
          </table:table-cell>
          <table:table-cell table:formula="of:=HOUR([.D250]) * 3600 + MINUTE([.D250]) * 60 + SECOND([.D250])" office:value-type="float" office:value="10" calcext:value-type="float">
            <text:p>10</text:p>
          </table:table-cell>
          <table:table-cell table:style-name="ce15" table:formula="of:=[.C250]/[.E250]" office:value-type="float" office:value="-8.23000000000011" calcext:value-type="float">
            <text:p>-8,23</text:p>
          </table:table-cell>
          <table:table-cell office:value-type="float" office:value="12672.9" calcext:value-type="float">
            <text:p>12672,9</text:p>
          </table:table-cell>
          <table:table-cell office:value-type="float" office:value="-8.23000000000011" calcext:value-type="float">
            <text:p>-8,23</text:p>
          </table:table-cell>
        </table:table-row>
        <table:table-row table:style-name="ro1">
          <table:table-cell table:style-name="ce1" office:value-type="time" office:time-value="PT13H17M25S" calcext:value-type="time">
            <text:p>13:17:25</text:p>
          </table:table-cell>
          <table:table-cell office:value-type="float" office:value="12591.5" calcext:value-type="float">
            <text:p>12591,5</text:p>
          </table:table-cell>
          <table:table-cell table:style-name="ce13" table:formula="of:=[.B251]-[.B250]" office:value-type="float" office:value="-81.3999999999996" calcext:value-type="float">
            <text:p>-81,40</text:p>
          </table:table-cell>
          <table:table-cell table:style-name="ce14" table:formula="of:=[.A251]-[.A250]" office:value-type="time" office:time-value="PT00H00M10S" calcext:value-type="time">
            <text:p>00:00:10</text:p>
          </table:table-cell>
          <table:table-cell table:formula="of:=HOUR([.D251]) * 3600 + MINUTE([.D251]) * 60 + SECOND([.D251])" office:value-type="float" office:value="10" calcext:value-type="float">
            <text:p>10</text:p>
          </table:table-cell>
          <table:table-cell table:style-name="ce15" table:formula="of:=[.C251]/[.E251]" office:value-type="float" office:value="-8.13999999999996" calcext:value-type="float">
            <text:p>-8,14</text:p>
          </table:table-cell>
          <table:table-cell office:value-type="float" office:value="12591.5" calcext:value-type="float">
            <text:p>12591,5</text:p>
          </table:table-cell>
          <table:table-cell office:value-type="float" office:value="-8.13999999999996" calcext:value-type="float">
            <text:p>-8,14</text:p>
          </table:table-cell>
        </table:table-row>
        <table:table-row table:style-name="ro1">
          <table:table-cell table:style-name="ce1" office:value-type="time" office:time-value="PT13H17M45S" calcext:value-type="time">
            <text:p>13:17:45</text:p>
          </table:table-cell>
          <table:table-cell office:value-type="float" office:value="12434.2" calcext:value-type="float">
            <text:p>12434,2</text:p>
          </table:table-cell>
          <table:table-cell table:style-name="ce13" table:formula="of:=[.B252]-[.B251]" office:value-type="float" office:value="-157.299999999999" calcext:value-type="float">
            <text:p>-157,30</text:p>
          </table:table-cell>
          <table:table-cell table:style-name="ce14" table:formula="of:=[.A252]-[.A251]" office:value-type="time" office:time-value="PT00H00M20S" calcext:value-type="time">
            <text:p>00:00:20</text:p>
          </table:table-cell>
          <table:table-cell table:formula="of:=HOUR([.D252]) * 3600 + MINUTE([.D252]) * 60 + SECOND([.D252])" office:value-type="float" office:value="20" calcext:value-type="float">
            <text:p>20</text:p>
          </table:table-cell>
          <table:table-cell table:style-name="ce15" table:formula="of:=[.C252]/[.E252]" office:value-type="float" office:value="-7.86499999999996" calcext:value-type="float">
            <text:p>-7,86</text:p>
          </table:table-cell>
          <table:table-cell office:value-type="float" office:value="12434.2" calcext:value-type="float">
            <text:p>12434,2</text:p>
          </table:table-cell>
          <table:table-cell office:value-type="float" office:value="-7.86499999999996" calcext:value-type="float">
            <text:p>-7,86</text:p>
          </table:table-cell>
        </table:table-row>
        <table:table-row table:style-name="ro1">
          <table:table-cell table:style-name="ce1" office:value-type="time" office:time-value="PT13H17M55S" calcext:value-type="time">
            <text:p>13:17:55</text:p>
          </table:table-cell>
          <table:table-cell office:value-type="float" office:value="12353.4" calcext:value-type="float">
            <text:p>12353,4</text:p>
          </table:table-cell>
          <table:table-cell table:style-name="ce13" table:formula="of:=[.B253]-[.B252]" office:value-type="float" office:value="-80.8000000000011" calcext:value-type="float">
            <text:p>-80,80</text:p>
          </table:table-cell>
          <table:table-cell table:style-name="ce14" table:formula="of:=[.A253]-[.A252]" office:value-type="time" office:time-value="PT00H00M10S" calcext:value-type="time">
            <text:p>00:00:10</text:p>
          </table:table-cell>
          <table:table-cell table:formula="of:=HOUR([.D253]) * 3600 + MINUTE([.D253]) * 60 + SECOND([.D253])" office:value-type="float" office:value="10" calcext:value-type="float">
            <text:p>10</text:p>
          </table:table-cell>
          <table:table-cell table:style-name="ce15" table:formula="of:=[.C253]/[.E253]" office:value-type="float" office:value="-8.08000000000011" calcext:value-type="float">
            <text:p>-8,08</text:p>
          </table:table-cell>
          <table:table-cell office:value-type="float" office:value="12353.4" calcext:value-type="float">
            <text:p>12353,4</text:p>
          </table:table-cell>
          <table:table-cell office:value-type="float" office:value="-8.08000000000011" calcext:value-type="float">
            <text:p>-8,08</text:p>
          </table:table-cell>
        </table:table-row>
        <table:table-row table:style-name="ro1">
          <table:table-cell table:style-name="ce1" office:value-type="time" office:time-value="PT13H18M05S" calcext:value-type="time">
            <text:p>13:18:05</text:p>
          </table:table-cell>
          <table:table-cell office:value-type="float" office:value="12280.7" calcext:value-type="float">
            <text:p>12280,7</text:p>
          </table:table-cell>
          <table:table-cell table:style-name="ce13" table:formula="of:=[.B254]-[.B253]" office:value-type="float" office:value="-72.6999999999989" calcext:value-type="float">
            <text:p>-72,70</text:p>
          </table:table-cell>
          <table:table-cell table:style-name="ce14" table:formula="of:=[.A254]-[.A253]" office:value-type="time" office:time-value="PT00H00M10S" calcext:value-type="time">
            <text:p>00:00:10</text:p>
          </table:table-cell>
          <table:table-cell table:formula="of:=HOUR([.D254]) * 3600 + MINUTE([.D254]) * 60 + SECOND([.D254])" office:value-type="float" office:value="10" calcext:value-type="float">
            <text:p>10</text:p>
          </table:table-cell>
          <table:table-cell table:style-name="ce15" table:formula="of:=[.C254]/[.E254]" office:value-type="float" office:value="-7.26999999999989" calcext:value-type="float">
            <text:p>-7,27</text:p>
          </table:table-cell>
          <table:table-cell office:value-type="float" office:value="12280.7" calcext:value-type="float">
            <text:p>12280,7</text:p>
          </table:table-cell>
          <table:table-cell office:value-type="float" office:value="-7.26999999999989" calcext:value-type="float">
            <text:p>-7,27</text:p>
          </table:table-cell>
        </table:table-row>
        <table:table-row table:style-name="ro1">
          <table:table-cell table:style-name="ce1" office:value-type="time" office:time-value="PT13H18M15S" calcext:value-type="time">
            <text:p>13:18:15</text:p>
          </table:table-cell>
          <table:table-cell office:value-type="float" office:value="12196" calcext:value-type="float">
            <text:p>12196</text:p>
          </table:table-cell>
          <table:table-cell table:style-name="ce13" table:formula="of:=[.B255]-[.B254]" office:value-type="float" office:value="-84.7000000000007" calcext:value-type="float">
            <text:p>-84,70</text:p>
          </table:table-cell>
          <table:table-cell table:style-name="ce14" table:formula="of:=[.A255]-[.A254]" office:value-type="time" office:time-value="PT00H00M10S" calcext:value-type="time">
            <text:p>00:00:10</text:p>
          </table:table-cell>
          <table:table-cell table:formula="of:=HOUR([.D255]) * 3600 + MINUTE([.D255]) * 60 + SECOND([.D255])" office:value-type="float" office:value="10" calcext:value-type="float">
            <text:p>10</text:p>
          </table:table-cell>
          <table:table-cell table:style-name="ce15" table:formula="of:=[.C255]/[.E255]" office:value-type="float" office:value="-8.47000000000007" calcext:value-type="float">
            <text:p>-8,47</text:p>
          </table:table-cell>
          <table:table-cell office:value-type="float" office:value="12196" calcext:value-type="float">
            <text:p>12196</text:p>
          </table:table-cell>
          <table:table-cell office:value-type="float" office:value="-8.47000000000007" calcext:value-type="float">
            <text:p>-8,47</text:p>
          </table:table-cell>
        </table:table-row>
        <table:table-row table:style-name="ro1">
          <table:table-cell table:style-name="ce1" office:value-type="time" office:time-value="PT13H18M25S" calcext:value-type="time">
            <text:p>13:18:25</text:p>
          </table:table-cell>
          <table:table-cell office:value-type="float" office:value="12115.3" calcext:value-type="float">
            <text:p>12115,3</text:p>
          </table:table-cell>
          <table:table-cell table:style-name="ce13" table:formula="of:=[.B256]-[.B255]" office:value-type="float" office:value="-80.7000000000007" calcext:value-type="float">
            <text:p>-80,70</text:p>
          </table:table-cell>
          <table:table-cell table:style-name="ce14" table:formula="of:=[.A256]-[.A255]" office:value-type="time" office:time-value="PT00H00M10S" calcext:value-type="time">
            <text:p>00:00:10</text:p>
          </table:table-cell>
          <table:table-cell table:formula="of:=HOUR([.D256]) * 3600 + MINUTE([.D256]) * 60 + SECOND([.D256])" office:value-type="float" office:value="10" calcext:value-type="float">
            <text:p>10</text:p>
          </table:table-cell>
          <table:table-cell table:style-name="ce15" table:formula="of:=[.C256]/[.E256]" office:value-type="float" office:value="-8.07000000000007" calcext:value-type="float">
            <text:p>-8,07</text:p>
          </table:table-cell>
          <table:table-cell office:value-type="float" office:value="12115.3" calcext:value-type="float">
            <text:p>12115,3</text:p>
          </table:table-cell>
          <table:table-cell office:value-type="float" office:value="-8.07000000000007" calcext:value-type="float">
            <text:p>-8,07</text:p>
          </table:table-cell>
        </table:table-row>
        <table:table-row table:style-name="ro1">
          <table:table-cell table:style-name="ce1" office:value-type="time" office:time-value="PT13H18M45S" calcext:value-type="time">
            <text:p>13:18:45</text:p>
          </table:table-cell>
          <table:table-cell office:value-type="float" office:value="11946.4" calcext:value-type="float">
            <text:p>11946,4</text:p>
          </table:table-cell>
          <table:table-cell table:style-name="ce13" table:formula="of:=[.B257]-[.B256]" office:value-type="float" office:value="-168.9" calcext:value-type="float">
            <text:p>-168,90</text:p>
          </table:table-cell>
          <table:table-cell table:style-name="ce14" table:formula="of:=[.A257]-[.A256]" office:value-type="time" office:time-value="PT00H00M20S" calcext:value-type="time">
            <text:p>00:00:20</text:p>
          </table:table-cell>
          <table:table-cell table:formula="of:=HOUR([.D257]) * 3600 + MINUTE([.D257]) * 60 + SECOND([.D257])" office:value-type="float" office:value="20" calcext:value-type="float">
            <text:p>20</text:p>
          </table:table-cell>
          <table:table-cell table:style-name="ce15" table:formula="of:=[.C257]/[.E257]" office:value-type="float" office:value="-8.44499999999998" calcext:value-type="float">
            <text:p>-8,44</text:p>
          </table:table-cell>
          <table:table-cell office:value-type="float" office:value="11946.4" calcext:value-type="float">
            <text:p>11946,4</text:p>
          </table:table-cell>
          <table:table-cell office:value-type="float" office:value="-8.44499999999998" calcext:value-type="float">
            <text:p>-8,44</text:p>
          </table:table-cell>
        </table:table-row>
        <table:table-row table:style-name="ro1">
          <table:table-cell table:style-name="ce1" office:value-type="time" office:time-value="PT13H18M55S" calcext:value-type="time">
            <text:p>13:18:55</text:p>
          </table:table-cell>
          <table:table-cell office:value-type="float" office:value="11867.9" calcext:value-type="float">
            <text:p>11867,9</text:p>
          </table:table-cell>
          <table:table-cell table:style-name="ce13" table:formula="of:=[.B258]-[.B257]" office:value-type="float" office:value="-78.5" calcext:value-type="float">
            <text:p>-78,50</text:p>
          </table:table-cell>
          <table:table-cell table:style-name="ce14" table:formula="of:=[.A258]-[.A257]" office:value-type="time" office:time-value="PT00H00M10S" calcext:value-type="time">
            <text:p>00:00:10</text:p>
          </table:table-cell>
          <table:table-cell table:formula="of:=HOUR([.D258]) * 3600 + MINUTE([.D258]) * 60 + SECOND([.D258])" office:value-type="float" office:value="10" calcext:value-type="float">
            <text:p>10</text:p>
          </table:table-cell>
          <table:table-cell table:style-name="ce15" table:formula="of:=[.C258]/[.E258]" office:value-type="float" office:value="-7.85" calcext:value-type="float">
            <text:p>-7,85</text:p>
          </table:table-cell>
          <table:table-cell office:value-type="float" office:value="11867.9" calcext:value-type="float">
            <text:p>11867,9</text:p>
          </table:table-cell>
          <table:table-cell office:value-type="float" office:value="-7.85" calcext:value-type="float">
            <text:p>-7,85</text:p>
          </table:table-cell>
        </table:table-row>
        <table:table-row table:style-name="ro1">
          <table:table-cell table:style-name="ce1" office:value-type="time" office:time-value="PT13H19M05S" calcext:value-type="time">
            <text:p>13:19:05</text:p>
          </table:table-cell>
          <table:table-cell office:value-type="float" office:value="11791.2" calcext:value-type="float">
            <text:p>11791,2</text:p>
          </table:table-cell>
          <table:table-cell table:style-name="ce13" table:formula="of:=[.B259]-[.B258]" office:value-type="float" office:value="-76.6999999999989" calcext:value-type="float">
            <text:p>-76,70</text:p>
          </table:table-cell>
          <table:table-cell table:style-name="ce14" table:formula="of:=[.A259]-[.A258]" office:value-type="time" office:time-value="PT00H00M10S" calcext:value-type="time">
            <text:p>00:00:10</text:p>
          </table:table-cell>
          <table:table-cell table:formula="of:=HOUR([.D259]) * 3600 + MINUTE([.D259]) * 60 + SECOND([.D259])" office:value-type="float" office:value="10" calcext:value-type="float">
            <text:p>10</text:p>
          </table:table-cell>
          <table:table-cell table:style-name="ce15" table:formula="of:=[.C259]/[.E259]" office:value-type="float" office:value="-7.66999999999989" calcext:value-type="float">
            <text:p>-7,67</text:p>
          </table:table-cell>
          <table:table-cell office:value-type="float" office:value="11791.2" calcext:value-type="float">
            <text:p>11791,2</text:p>
          </table:table-cell>
          <table:table-cell office:value-type="float" office:value="-7.66999999999989" calcext:value-type="float">
            <text:p>-7,67</text:p>
          </table:table-cell>
        </table:table-row>
        <table:table-row table:style-name="ro1">
          <table:table-cell table:style-name="ce1" office:value-type="time" office:time-value="PT13H19M15S" calcext:value-type="time">
            <text:p>13:19:15</text:p>
          </table:table-cell>
          <table:table-cell office:value-type="float" office:value="11716.8" calcext:value-type="float">
            <text:p>11716,8</text:p>
          </table:table-cell>
          <table:table-cell table:style-name="ce13" table:formula="of:=[.B260]-[.B259]" office:value-type="float" office:value="-74.4000000000015" calcext:value-type="float">
            <text:p>-74,40</text:p>
          </table:table-cell>
          <table:table-cell table:style-name="ce14" table:formula="of:=[.A260]-[.A259]" office:value-type="time" office:time-value="PT00H00M10S" calcext:value-type="time">
            <text:p>00:00:10</text:p>
          </table:table-cell>
          <table:table-cell table:formula="of:=HOUR([.D260]) * 3600 + MINUTE([.D260]) * 60 + SECOND([.D260])" office:value-type="float" office:value="10" calcext:value-type="float">
            <text:p>10</text:p>
          </table:table-cell>
          <table:table-cell table:style-name="ce15" table:formula="of:=[.C260]/[.E260]" office:value-type="float" office:value="-7.44000000000015" calcext:value-type="float">
            <text:p>-7,44</text:p>
          </table:table-cell>
          <table:table-cell office:value-type="float" office:value="11716.8" calcext:value-type="float">
            <text:p>11716,8</text:p>
          </table:table-cell>
          <table:table-cell office:value-type="float" office:value="-7.44000000000015" calcext:value-type="float">
            <text:p>-7,44</text:p>
          </table:table-cell>
        </table:table-row>
        <table:table-row table:style-name="ro1">
          <table:table-cell table:style-name="ce1" office:value-type="time" office:time-value="PT13H19M25S" calcext:value-type="time">
            <text:p>13:19:25</text:p>
          </table:table-cell>
          <table:table-cell office:value-type="float" office:value="11642.7" calcext:value-type="float">
            <text:p>11642,7</text:p>
          </table:table-cell>
          <table:table-cell table:style-name="ce13" table:formula="of:=[.B261]-[.B260]" office:value-type="float" office:value="-74.0999999999985" calcext:value-type="float">
            <text:p>-74,10</text:p>
          </table:table-cell>
          <table:table-cell table:style-name="ce14" table:formula="of:=[.A261]-[.A260]" office:value-type="time" office:time-value="PT00H00M10S" calcext:value-type="time">
            <text:p>00:00:10</text:p>
          </table:table-cell>
          <table:table-cell table:formula="of:=HOUR([.D261]) * 3600 + MINUTE([.D261]) * 60 + SECOND([.D261])" office:value-type="float" office:value="10" calcext:value-type="float">
            <text:p>10</text:p>
          </table:table-cell>
          <table:table-cell table:style-name="ce15" table:formula="of:=[.C261]/[.E261]" office:value-type="float" office:value="-7.40999999999985" calcext:value-type="float">
            <text:p>-7,41</text:p>
          </table:table-cell>
          <table:table-cell office:value-type="float" office:value="11642.7" calcext:value-type="float">
            <text:p>11642,7</text:p>
          </table:table-cell>
          <table:table-cell office:value-type="float" office:value="-7.40999999999985" calcext:value-type="float">
            <text:p>-7,41</text:p>
          </table:table-cell>
        </table:table-row>
        <table:table-row table:style-name="ro1">
          <table:table-cell table:style-name="ce1" office:value-type="time" office:time-value="PT13H19M45S" calcext:value-type="time">
            <text:p>13:19:45</text:p>
          </table:table-cell>
          <table:table-cell office:value-type="float" office:value="11495.8" calcext:value-type="float">
            <text:p>11495,8</text:p>
          </table:table-cell>
          <table:table-cell table:style-name="ce13" table:formula="of:=[.B262]-[.B261]" office:value-type="float" office:value="-146.900000000001" calcext:value-type="float">
            <text:p>-146,90</text:p>
          </table:table-cell>
          <table:table-cell table:style-name="ce14" table:formula="of:=[.A262]-[.A261]" office:value-type="time" office:time-value="PT00H00M20S" calcext:value-type="time">
            <text:p>00:00:20</text:p>
          </table:table-cell>
          <table:table-cell table:formula="of:=HOUR([.D262]) * 3600 + MINUTE([.D262]) * 60 + SECOND([.D262])" office:value-type="float" office:value="20" calcext:value-type="float">
            <text:p>20</text:p>
          </table:table-cell>
          <table:table-cell table:style-name="ce15" table:formula="of:=[.C262]/[.E262]" office:value-type="float" office:value="-7.34500000000007" calcext:value-type="float">
            <text:p>-7,35</text:p>
          </table:table-cell>
          <table:table-cell office:value-type="float" office:value="11495.8" calcext:value-type="float">
            <text:p>11495,8</text:p>
          </table:table-cell>
          <table:table-cell office:value-type="float" office:value="-7.34500000000007" calcext:value-type="float">
            <text:p>-7,35</text:p>
          </table:table-cell>
        </table:table-row>
        <table:table-row table:style-name="ro1">
          <table:table-cell table:style-name="ce1" office:value-type="time" office:time-value="PT13H19M55S" calcext:value-type="time">
            <text:p>13:19:55</text:p>
          </table:table-cell>
          <table:table-cell office:value-type="float" office:value="11421.4" calcext:value-type="float">
            <text:p>11421,4</text:p>
          </table:table-cell>
          <table:table-cell table:style-name="ce13" table:formula="of:=[.B263]-[.B262]" office:value-type="float" office:value="-74.3999999999996" calcext:value-type="float">
            <text:p>-74,40</text:p>
          </table:table-cell>
          <table:table-cell table:style-name="ce14" table:formula="of:=[.A263]-[.A262]" office:value-type="time" office:time-value="PT00H00M10S" calcext:value-type="time">
            <text:p>00:00:10</text:p>
          </table:table-cell>
          <table:table-cell table:formula="of:=HOUR([.D263]) * 3600 + MINUTE([.D263]) * 60 + SECOND([.D263])" office:value-type="float" office:value="10" calcext:value-type="float">
            <text:p>10</text:p>
          </table:table-cell>
          <table:table-cell table:style-name="ce15" table:formula="of:=[.C263]/[.E263]" office:value-type="float" office:value="-7.43999999999996" calcext:value-type="float">
            <text:p>-7,44</text:p>
          </table:table-cell>
          <table:table-cell office:value-type="float" office:value="11421.4" calcext:value-type="float">
            <text:p>11421,4</text:p>
          </table:table-cell>
          <table:table-cell office:value-type="float" office:value="-7.43999999999996" calcext:value-type="float">
            <text:p>-7,44</text:p>
          </table:table-cell>
        </table:table-row>
        <table:table-row table:style-name="ro1">
          <table:table-cell table:style-name="ce1" office:value-type="time" office:time-value="PT13H22M05S" calcext:value-type="time">
            <text:p>13:22:05</text:p>
          </table:table-cell>
          <table:table-cell office:value-type="float" office:value="10502.5" calcext:value-type="float">
            <text:p>10502,5</text:p>
          </table:table-cell>
          <table:table-cell table:style-name="ce13" table:formula="of:=[.B264]-[.B263]" office:value-type="float" office:value="-918.9" calcext:value-type="float">
            <text:p>-918,90</text:p>
          </table:table-cell>
          <table:table-cell table:style-name="ce14" table:formula="of:=[.A264]-[.A263]" office:value-type="time" office:time-value="PT00H02M10S" calcext:value-type="time">
            <text:p>00:02:10</text:p>
          </table:table-cell>
          <table:table-cell table:formula="of:=HOUR([.D264]) * 3600 + MINUTE([.D264]) * 60 + SECOND([.D264])" office:value-type="float" office:value="130" calcext:value-type="float">
            <text:p>130</text:p>
          </table:table-cell>
          <table:table-cell table:style-name="ce15" table:formula="of:=[.C264]/[.E264]" office:value-type="float" office:value="-7.06846153846154" calcext:value-type="float">
            <text:p>-7,07</text:p>
          </table:table-cell>
          <table:table-cell office:value-type="float" office:value="10502.5" calcext:value-type="float">
            <text:p>10502,5</text:p>
          </table:table-cell>
          <table:table-cell office:value-type="float" office:value="-7.06846153846154" calcext:value-type="float">
            <text:p>-7,07</text:p>
          </table:table-cell>
        </table:table-row>
        <table:table-row table:style-name="ro1">
          <table:table-cell table:style-name="ce1" office:value-type="time" office:time-value="PT13H22M15S" calcext:value-type="time">
            <text:p>13:22:15</text:p>
          </table:table-cell>
          <table:table-cell office:value-type="float" office:value="10438.9" calcext:value-type="float">
            <text:p>10438,9</text:p>
          </table:table-cell>
          <table:table-cell table:style-name="ce13" table:formula="of:=[.B265]-[.B264]" office:value-type="float" office:value="-63.6000000000004" calcext:value-type="float">
            <text:p>-63,60</text:p>
          </table:table-cell>
          <table:table-cell table:style-name="ce14" table:formula="of:=[.A265]-[.A264]" office:value-type="time" office:time-value="PT00H00M10S" calcext:value-type="time">
            <text:p>00:00:10</text:p>
          </table:table-cell>
          <table:table-cell table:formula="of:=HOUR([.D265]) * 3600 + MINUTE([.D265]) * 60 + SECOND([.D265])" office:value-type="float" office:value="10" calcext:value-type="float">
            <text:p>10</text:p>
          </table:table-cell>
          <table:table-cell table:style-name="ce15" table:formula="of:=[.C265]/[.E265]" office:value-type="float" office:value="-6.36000000000004" calcext:value-type="float">
            <text:p>-6,36</text:p>
          </table:table-cell>
          <table:table-cell office:value-type="float" office:value="10438.9" calcext:value-type="float">
            <text:p>10438,9</text:p>
          </table:table-cell>
          <table:table-cell office:value-type="float" office:value="-6.36000000000004" calcext:value-type="float">
            <text:p>-6,36</text:p>
          </table:table-cell>
        </table:table-row>
        <table:table-row table:style-name="ro1">
          <table:table-cell table:style-name="ce1" office:value-type="time" office:time-value="PT13H22M25S" calcext:value-type="time">
            <text:p>13:22:25</text:p>
          </table:table-cell>
          <table:table-cell office:value-type="float" office:value="10376.4" calcext:value-type="float">
            <text:p>10376,4</text:p>
          </table:table-cell>
          <table:table-cell table:style-name="ce13" table:formula="of:=[.B266]-[.B265]" office:value-type="float" office:value="-62.5" calcext:value-type="float">
            <text:p>-62,50</text:p>
          </table:table-cell>
          <table:table-cell table:style-name="ce14" table:formula="of:=[.A266]-[.A265]" office:value-type="time" office:time-value="PT00H00M10S" calcext:value-type="time">
            <text:p>00:00:10</text:p>
          </table:table-cell>
          <table:table-cell table:formula="of:=HOUR([.D266]) * 3600 + MINUTE([.D266]) * 60 + SECOND([.D266])" office:value-type="float" office:value="10" calcext:value-type="float">
            <text:p>10</text:p>
          </table:table-cell>
          <table:table-cell table:style-name="ce15" table:formula="of:=[.C266]/[.E266]" office:value-type="float" office:value="-6.25" calcext:value-type="float">
            <text:p>-6,25</text:p>
          </table:table-cell>
          <table:table-cell office:value-type="float" office:value="10376.4" calcext:value-type="float">
            <text:p>10376,4</text:p>
          </table:table-cell>
          <table:table-cell office:value-type="float" office:value="-6.25" calcext:value-type="float">
            <text:p>-6,25</text:p>
          </table:table-cell>
        </table:table-row>
        <table:table-row table:style-name="ro1">
          <table:table-cell table:style-name="ce1" office:value-type="time" office:time-value="PT13H22M45S" calcext:value-type="time">
            <text:p>13:22:45</text:p>
          </table:table-cell>
          <table:table-cell office:value-type="float" office:value="10247.8" calcext:value-type="float">
            <text:p>10247,8</text:p>
          </table:table-cell>
          <table:table-cell table:style-name="ce13" table:formula="of:=[.B267]-[.B266]" office:value-type="float" office:value="-128.6" calcext:value-type="float">
            <text:p>-128,60</text:p>
          </table:table-cell>
          <table:table-cell table:style-name="ce14" table:formula="of:=[.A267]-[.A266]" office:value-type="time" office:time-value="PT00H00M20S" calcext:value-type="time">
            <text:p>00:00:20</text:p>
          </table:table-cell>
          <table:table-cell table:formula="of:=HOUR([.D267]) * 3600 + MINUTE([.D267]) * 60 + SECOND([.D267])" office:value-type="float" office:value="20" calcext:value-type="float">
            <text:p>20</text:p>
          </table:table-cell>
          <table:table-cell table:style-name="ce15" table:formula="of:=[.C267]/[.E267]" office:value-type="float" office:value="-6.43000000000002" calcext:value-type="float">
            <text:p>-6,43</text:p>
          </table:table-cell>
          <table:table-cell office:value-type="float" office:value="10247.8" calcext:value-type="float">
            <text:p>10247,8</text:p>
          </table:table-cell>
          <table:table-cell office:value-type="float" office:value="-6.43000000000002" calcext:value-type="float">
            <text:p>-6,43</text:p>
          </table:table-cell>
        </table:table-row>
        <table:table-row table:style-name="ro1">
          <table:table-cell table:style-name="ce1" office:value-type="time" office:time-value="PT13H22M55S" calcext:value-type="time">
            <text:p>13:22:55</text:p>
          </table:table-cell>
          <table:table-cell office:value-type="float" office:value="10184.5" calcext:value-type="float">
            <text:p>10184,5</text:p>
          </table:table-cell>
          <table:table-cell table:style-name="ce13" table:formula="of:=[.B268]-[.B267]" office:value-type="float" office:value="-63.2999999999993" calcext:value-type="float">
            <text:p>-63,30</text:p>
          </table:table-cell>
          <table:table-cell table:style-name="ce14" table:formula="of:=[.A268]-[.A267]" office:value-type="time" office:time-value="PT00H00M10S" calcext:value-type="time">
            <text:p>00:00:10</text:p>
          </table:table-cell>
          <table:table-cell table:formula="of:=HOUR([.D268]) * 3600 + MINUTE([.D268]) * 60 + SECOND([.D268])" office:value-type="float" office:value="10" calcext:value-type="float">
            <text:p>10</text:p>
          </table:table-cell>
          <table:table-cell table:style-name="ce15" table:formula="of:=[.C268]/[.E268]" office:value-type="float" office:value="-6.32999999999993" calcext:value-type="float">
            <text:p>-6,33</text:p>
          </table:table-cell>
          <table:table-cell office:value-type="float" office:value="10184.5" calcext:value-type="float">
            <text:p>10184,5</text:p>
          </table:table-cell>
          <table:table-cell office:value-type="float" office:value="-6.32999999999993" calcext:value-type="float">
            <text:p>-6,33</text:p>
          </table:table-cell>
        </table:table-row>
        <table:table-row table:style-name="ro1">
          <table:table-cell table:style-name="ce1" office:value-type="time" office:time-value="PT13H23M05S" calcext:value-type="time">
            <text:p>13:23:05</text:p>
          </table:table-cell>
          <table:table-cell office:value-type="float" office:value="10120" calcext:value-type="float">
            <text:p>10120</text:p>
          </table:table-cell>
          <table:table-cell table:style-name="ce13" table:formula="of:=[.B269]-[.B268]" office:value-type="float" office:value="-64.5" calcext:value-type="float">
            <text:p>-64,50</text:p>
          </table:table-cell>
          <table:table-cell table:style-name="ce14" table:formula="of:=[.A269]-[.A268]" office:value-type="time" office:time-value="PT00H00M10S" calcext:value-type="time">
            <text:p>00:00:10</text:p>
          </table:table-cell>
          <table:table-cell table:formula="of:=HOUR([.D269]) * 3600 + MINUTE([.D269]) * 60 + SECOND([.D269])" office:value-type="float" office:value="10" calcext:value-type="float">
            <text:p>10</text:p>
          </table:table-cell>
          <table:table-cell table:style-name="ce15" table:formula="of:=[.C269]/[.E269]" office:value-type="float" office:value="-6.45" calcext:value-type="float">
            <text:p>-6,45</text:p>
          </table:table-cell>
          <table:table-cell office:value-type="float" office:value="10120" calcext:value-type="float">
            <text:p>10120</text:p>
          </table:table-cell>
          <table:table-cell office:value-type="float" office:value="-6.45" calcext:value-type="float">
            <text:p>-6,45</text:p>
          </table:table-cell>
        </table:table-row>
        <table:table-row table:style-name="ro1">
          <table:table-cell table:style-name="ce1" office:value-type="time" office:time-value="PT13H23M15S" calcext:value-type="time">
            <text:p>13:23:15</text:p>
          </table:table-cell>
          <table:table-cell office:value-type="float" office:value="10058.6" calcext:value-type="float">
            <text:p>10058,6</text:p>
          </table:table-cell>
          <table:table-cell table:style-name="ce13" table:formula="of:=[.B270]-[.B269]" office:value-type="float" office:value="-61.3999999999996" calcext:value-type="float">
            <text:p>-61,40</text:p>
          </table:table-cell>
          <table:table-cell table:style-name="ce14" table:formula="of:=[.A270]-[.A269]" office:value-type="time" office:time-value="PT00H00M10S" calcext:value-type="time">
            <text:p>00:00:10</text:p>
          </table:table-cell>
          <table:table-cell table:formula="of:=HOUR([.D270]) * 3600 + MINUTE([.D270]) * 60 + SECOND([.D270])" office:value-type="float" office:value="10" calcext:value-type="float">
            <text:p>10</text:p>
          </table:table-cell>
          <table:table-cell table:style-name="ce15" table:formula="of:=[.C270]/[.E270]" office:value-type="float" office:value="-6.13999999999996" calcext:value-type="float">
            <text:p>-6,14</text:p>
          </table:table-cell>
          <table:table-cell office:value-type="float" office:value="10058.6" calcext:value-type="float">
            <text:p>10058,6</text:p>
          </table:table-cell>
          <table:table-cell office:value-type="float" office:value="-6.13999999999996" calcext:value-type="float">
            <text:p>-6,14</text:p>
          </table:table-cell>
        </table:table-row>
        <table:table-row table:style-name="ro1">
          <table:table-cell table:style-name="ce1" office:value-type="time" office:time-value="PT13H23M25S" calcext:value-type="time">
            <text:p>13:23:25</text:p>
          </table:table-cell>
          <table:table-cell office:value-type="float" office:value="9995.2" calcext:value-type="float">
            <text:p>9995,2</text:p>
          </table:table-cell>
          <table:table-cell table:style-name="ce13" table:formula="of:=[.B271]-[.B270]" office:value-type="float" office:value="-63.3999999999996" calcext:value-type="float">
            <text:p>-63,40</text:p>
          </table:table-cell>
          <table:table-cell table:style-name="ce14" table:formula="of:=[.A271]-[.A270]" office:value-type="time" office:time-value="PT00H00M10S" calcext:value-type="time">
            <text:p>00:00:10</text:p>
          </table:table-cell>
          <table:table-cell table:formula="of:=HOUR([.D271]) * 3600 + MINUTE([.D271]) * 60 + SECOND([.D271])" office:value-type="float" office:value="10" calcext:value-type="float">
            <text:p>10</text:p>
          </table:table-cell>
          <table:table-cell table:style-name="ce15" table:formula="of:=[.C271]/[.E271]" office:value-type="float" office:value="-6.33999999999996" calcext:value-type="float">
            <text:p>-6,34</text:p>
          </table:table-cell>
          <table:table-cell office:value-type="float" office:value="9995.2" calcext:value-type="float">
            <text:p>9995,2</text:p>
          </table:table-cell>
          <table:table-cell office:value-type="float" office:value="-6.33999999999996" calcext:value-type="float">
            <text:p>-6,34</text:p>
          </table:table-cell>
        </table:table-row>
        <table:table-row table:style-name="ro1">
          <table:table-cell table:style-name="ce1" office:value-type="time" office:time-value="PT13H23M45S" calcext:value-type="time">
            <text:p>13:23:45</text:p>
          </table:table-cell>
          <table:table-cell office:value-type="float" office:value="9875.3" calcext:value-type="float">
            <text:p>9875,3</text:p>
          </table:table-cell>
          <table:table-cell table:style-name="ce13" table:formula="of:=[.B272]-[.B271]" office:value-type="float" office:value="-119.900000000001" calcext:value-type="float">
            <text:p>-119,90</text:p>
          </table:table-cell>
          <table:table-cell table:style-name="ce14" table:formula="of:=[.A272]-[.A271]" office:value-type="time" office:time-value="PT00H00M20S" calcext:value-type="time">
            <text:p>00:00:20</text:p>
          </table:table-cell>
          <table:table-cell table:formula="of:=HOUR([.D272]) * 3600 + MINUTE([.D272]) * 60 + SECOND([.D272])" office:value-type="float" office:value="20" calcext:value-type="float">
            <text:p>20</text:p>
          </table:table-cell>
          <table:table-cell table:style-name="ce15" table:formula="of:=[.C272]/[.E272]" office:value-type="float" office:value="-5.99500000000007" calcext:value-type="float">
            <text:p>-6,00</text:p>
          </table:table-cell>
          <table:table-cell office:value-type="float" office:value="9875.3" calcext:value-type="float">
            <text:p>9875,3</text:p>
          </table:table-cell>
          <table:table-cell office:value-type="float" office:value="-5.99500000000007" calcext:value-type="float">
            <text:p>-6,00</text:p>
          </table:table-cell>
        </table:table-row>
        <table:table-row table:style-name="ro1">
          <table:table-cell table:style-name="ce1" office:value-type="time" office:time-value="PT13H23M55S" calcext:value-type="time">
            <text:p>13:23:55</text:p>
          </table:table-cell>
          <table:table-cell office:value-type="float" office:value="9813.8" calcext:value-type="float">
            <text:p>9813,8</text:p>
          </table:table-cell>
          <table:table-cell table:style-name="ce13" table:formula="of:=[.B273]-[.B272]" office:value-type="float" office:value="-61.5" calcext:value-type="float">
            <text:p>-61,50</text:p>
          </table:table-cell>
          <table:table-cell table:style-name="ce14" table:formula="of:=[.A273]-[.A272]" office:value-type="time" office:time-value="PT00H00M10S" calcext:value-type="time">
            <text:p>00:00:10</text:p>
          </table:table-cell>
          <table:table-cell table:formula="of:=HOUR([.D273]) * 3600 + MINUTE([.D273]) * 60 + SECOND([.D273])" office:value-type="float" office:value="10" calcext:value-type="float">
            <text:p>10</text:p>
          </table:table-cell>
          <table:table-cell table:style-name="ce15" table:formula="of:=[.C273]/[.E273]" office:value-type="float" office:value="-6.15" calcext:value-type="float">
            <text:p>-6,15</text:p>
          </table:table-cell>
          <table:table-cell office:value-type="float" office:value="9813.8" calcext:value-type="float">
            <text:p>9813,8</text:p>
          </table:table-cell>
          <table:table-cell office:value-type="float" office:value="-6.15" calcext:value-type="float">
            <text:p>-6,15</text:p>
          </table:table-cell>
        </table:table-row>
        <table:table-row table:style-name="ro1">
          <table:table-cell table:style-name="ce1" office:value-type="time" office:time-value="PT13H24M05S" calcext:value-type="time">
            <text:p>13:24:05</text:p>
          </table:table-cell>
          <table:table-cell office:value-type="float" office:value="9751.6" calcext:value-type="float">
            <text:p>9751,6</text:p>
          </table:table-cell>
          <table:table-cell table:style-name="ce13" table:formula="of:=[.B274]-[.B273]" office:value-type="float" office:value="-62.1999999999989" calcext:value-type="float">
            <text:p>-62,20</text:p>
          </table:table-cell>
          <table:table-cell table:style-name="ce14" table:formula="of:=[.A274]-[.A273]" office:value-type="time" office:time-value="PT00H00M10S" calcext:value-type="time">
            <text:p>00:00:10</text:p>
          </table:table-cell>
          <table:table-cell table:formula="of:=HOUR([.D274]) * 3600 + MINUTE([.D274]) * 60 + SECOND([.D274])" office:value-type="float" office:value="10" calcext:value-type="float">
            <text:p>10</text:p>
          </table:table-cell>
          <table:table-cell table:style-name="ce15" table:formula="of:=[.C274]/[.E274]" office:value-type="float" office:value="-6.21999999999989" calcext:value-type="float">
            <text:p>-6,22</text:p>
          </table:table-cell>
          <table:table-cell office:value-type="float" office:value="9751.6" calcext:value-type="float">
            <text:p>9751,6</text:p>
          </table:table-cell>
          <table:table-cell office:value-type="float" office:value="-6.21999999999989" calcext:value-type="float">
            <text:p>-6,22</text:p>
          </table:table-cell>
        </table:table-row>
        <table:table-row table:style-name="ro1">
          <table:table-cell table:style-name="ce1" office:value-type="time" office:time-value="PT13H24M15S" calcext:value-type="time">
            <text:p>13:24:15</text:p>
          </table:table-cell>
          <table:table-cell office:value-type="float" office:value="9688.3" calcext:value-type="float">
            <text:p>9688,3</text:p>
          </table:table-cell>
          <table:table-cell table:style-name="ce13" table:formula="of:=[.B275]-[.B274]" office:value-type="float" office:value="-63.3000000000011" calcext:value-type="float">
            <text:p>-63,30</text:p>
          </table:table-cell>
          <table:table-cell table:style-name="ce14" table:formula="of:=[.A275]-[.A274]" office:value-type="time" office:time-value="PT00H00M10S" calcext:value-type="time">
            <text:p>00:00:10</text:p>
          </table:table-cell>
          <table:table-cell table:formula="of:=HOUR([.D275]) * 3600 + MINUTE([.D275]) * 60 + SECOND([.D275])" office:value-type="float" office:value="10" calcext:value-type="float">
            <text:p>10</text:p>
          </table:table-cell>
          <table:table-cell table:style-name="ce15" table:formula="of:=[.C275]/[.E275]" office:value-type="float" office:value="-6.33000000000011" calcext:value-type="float">
            <text:p>-6,33</text:p>
          </table:table-cell>
          <table:table-cell office:value-type="float" office:value="9688.3" calcext:value-type="float">
            <text:p>9688,3</text:p>
          </table:table-cell>
          <table:table-cell office:value-type="float" office:value="-6.33000000000011" calcext:value-type="float">
            <text:p>-6,33</text:p>
          </table:table-cell>
        </table:table-row>
        <table:table-row table:style-name="ro1">
          <table:table-cell table:style-name="ce1" office:value-type="time" office:time-value="PT13H24M25S" calcext:value-type="time">
            <text:p>13:24:25</text:p>
          </table:table-cell>
          <table:table-cell office:value-type="float" office:value="9628" calcext:value-type="float">
            <text:p>9628</text:p>
          </table:table-cell>
          <table:table-cell table:style-name="ce13" table:formula="of:=[.B276]-[.B275]" office:value-type="float" office:value="-60.2999999999993" calcext:value-type="float">
            <text:p>-60,30</text:p>
          </table:table-cell>
          <table:table-cell table:style-name="ce14" table:formula="of:=[.A276]-[.A275]" office:value-type="time" office:time-value="PT00H00M10S" calcext:value-type="time">
            <text:p>00:00:10</text:p>
          </table:table-cell>
          <table:table-cell table:formula="of:=HOUR([.D276]) * 3600 + MINUTE([.D276]) * 60 + SECOND([.D276])" office:value-type="float" office:value="10" calcext:value-type="float">
            <text:p>10</text:p>
          </table:table-cell>
          <table:table-cell table:style-name="ce15" table:formula="of:=[.C276]/[.E276]" office:value-type="float" office:value="-6.02999999999993" calcext:value-type="float">
            <text:p>-6,03</text:p>
          </table:table-cell>
          <table:table-cell office:value-type="float" office:value="9628" calcext:value-type="float">
            <text:p>9628</text:p>
          </table:table-cell>
          <table:table-cell office:value-type="float" office:value="-6.02999999999993" calcext:value-type="float">
            <text:p>-6,03</text:p>
          </table:table-cell>
        </table:table-row>
        <table:table-row table:style-name="ro1">
          <table:table-cell table:style-name="ce1" office:value-type="time" office:time-value="PT13H24M45S" calcext:value-type="time">
            <text:p>13:24:45</text:p>
          </table:table-cell>
          <table:table-cell office:value-type="float" office:value="9506" calcext:value-type="float">
            <text:p>9506</text:p>
          </table:table-cell>
          <table:table-cell table:style-name="ce13" table:formula="of:=[.B277]-[.B276]" office:value-type="float" office:value="-122" calcext:value-type="float">
            <text:p>-122,00</text:p>
          </table:table-cell>
          <table:table-cell table:style-name="ce14" table:formula="of:=[.A277]-[.A276]" office:value-type="time" office:time-value="PT00H00M20S" calcext:value-type="time">
            <text:p>00:00:20</text:p>
          </table:table-cell>
          <table:table-cell table:formula="of:=HOUR([.D277]) * 3600 + MINUTE([.D277]) * 60 + SECOND([.D277])" office:value-type="float" office:value="20" calcext:value-type="float">
            <text:p>20</text:p>
          </table:table-cell>
          <table:table-cell table:style-name="ce15" table:formula="of:=[.C277]/[.E277]" office:value-type="float" office:value="-6.1" calcext:value-type="float">
            <text:p>-6,10</text:p>
          </table:table-cell>
          <table:table-cell office:value-type="float" office:value="9506" calcext:value-type="float">
            <text:p>9506</text:p>
          </table:table-cell>
          <table:table-cell office:value-type="float" office:value="-6.1" calcext:value-type="float">
            <text:p>-6,10</text:p>
          </table:table-cell>
        </table:table-row>
        <table:table-row table:style-name="ro1">
          <table:table-cell table:style-name="ce1" office:value-type="time" office:time-value="PT13H24M55S" calcext:value-type="time">
            <text:p>13:24:55</text:p>
          </table:table-cell>
          <table:table-cell office:value-type="float" office:value="9445.8" calcext:value-type="float">
            <text:p>9445,8</text:p>
          </table:table-cell>
          <table:table-cell table:style-name="ce13" table:formula="of:=[.B278]-[.B277]" office:value-type="float" office:value="-60.2000000000007" calcext:value-type="float">
            <text:p>-60,20</text:p>
          </table:table-cell>
          <table:table-cell table:style-name="ce14" table:formula="of:=[.A278]-[.A277]" office:value-type="time" office:time-value="PT00H00M10S" calcext:value-type="time">
            <text:p>00:00:10</text:p>
          </table:table-cell>
          <table:table-cell table:formula="of:=HOUR([.D278]) * 3600 + MINUTE([.D278]) * 60 + SECOND([.D278])" office:value-type="float" office:value="10" calcext:value-type="float">
            <text:p>10</text:p>
          </table:table-cell>
          <table:table-cell table:style-name="ce15" table:formula="of:=[.C278]/[.E278]" office:value-type="float" office:value="-6.02000000000007" calcext:value-type="float">
            <text:p>-6,02</text:p>
          </table:table-cell>
          <table:table-cell office:value-type="float" office:value="9445.8" calcext:value-type="float">
            <text:p>9445,8</text:p>
          </table:table-cell>
          <table:table-cell office:value-type="float" office:value="-6.02000000000007" calcext:value-type="float">
            <text:p>-6,02</text:p>
          </table:table-cell>
        </table:table-row>
        <table:table-row table:style-name="ro1">
          <table:table-cell table:style-name="ce1" office:value-type="time" office:time-value="PT13H27M05S" calcext:value-type="time">
            <text:p>13:27:05</text:p>
          </table:table-cell>
          <table:table-cell office:value-type="float" office:value="8657.7" calcext:value-type="float">
            <text:p>8657,7</text:p>
          </table:table-cell>
          <table:table-cell table:style-name="ce13" table:formula="of:=[.B279]-[.B278]" office:value-type="float" office:value="-788.099999999999" calcext:value-type="float">
            <text:p>-788,10</text:p>
          </table:table-cell>
          <table:table-cell table:style-name="ce14" table:formula="of:=[.A279]-[.A278]" office:value-type="time" office:time-value="PT00H02M10S" calcext:value-type="time">
            <text:p>00:02:10</text:p>
          </table:table-cell>
          <table:table-cell table:formula="of:=HOUR([.D279]) * 3600 + MINUTE([.D279]) * 60 + SECOND([.D279])" office:value-type="float" office:value="130" calcext:value-type="float">
            <text:p>130</text:p>
          </table:table-cell>
          <table:table-cell table:style-name="ce15" table:formula="of:=[.C279]/[.E279]" office:value-type="float" office:value="-6.06230769230768" calcext:value-type="float">
            <text:p>-6,06</text:p>
          </table:table-cell>
          <table:table-cell office:value-type="float" office:value="8657.7" calcext:value-type="float">
            <text:p>8657,7</text:p>
          </table:table-cell>
          <table:table-cell office:value-type="float" office:value="-6.06230769230768" calcext:value-type="float">
            <text:p>-6,06</text:p>
          </table:table-cell>
        </table:table-row>
        <table:table-row table:style-name="ro1">
          <table:table-cell table:style-name="ce1" office:value-type="time" office:time-value="PT13H27M15S" calcext:value-type="time">
            <text:p>13:27:15</text:p>
          </table:table-cell>
          <table:table-cell office:value-type="float" office:value="8600.9" calcext:value-type="float">
            <text:p>8600,9</text:p>
          </table:table-cell>
          <table:table-cell table:style-name="ce13" table:formula="of:=[.B280]-[.B279]" office:value-type="float" office:value="-56.8000000000011" calcext:value-type="float">
            <text:p>-56,80</text:p>
          </table:table-cell>
          <table:table-cell table:style-name="ce14" table:formula="of:=[.A280]-[.A279]" office:value-type="time" office:time-value="PT00H00M10S" calcext:value-type="time">
            <text:p>00:00:10</text:p>
          </table:table-cell>
          <table:table-cell table:formula="of:=HOUR([.D280]) * 3600 + MINUTE([.D280]) * 60 + SECOND([.D280])" office:value-type="float" office:value="10" calcext:value-type="float">
            <text:p>10</text:p>
          </table:table-cell>
          <table:table-cell table:style-name="ce15" table:formula="of:=[.C280]/[.E280]" office:value-type="float" office:value="-5.68000000000011" calcext:value-type="float">
            <text:p>-5,68</text:p>
          </table:table-cell>
          <table:table-cell office:value-type="float" office:value="8600.9" calcext:value-type="float">
            <text:p>8600,9</text:p>
          </table:table-cell>
          <table:table-cell office:value-type="float" office:value="-5.68000000000011" calcext:value-type="float">
            <text:p>-5,68</text:p>
          </table:table-cell>
        </table:table-row>
        <table:table-row table:style-name="ro1">
          <table:table-cell table:style-name="ce1" office:value-type="time" office:time-value="PT13H27M25S" calcext:value-type="time">
            <text:p>13:27:25</text:p>
          </table:table-cell>
          <table:table-cell office:value-type="float" office:value="8544.3" calcext:value-type="float">
            <text:p>8544,3</text:p>
          </table:table-cell>
          <table:table-cell table:style-name="ce13" table:formula="of:=[.B281]-[.B280]" office:value-type="float" office:value="-56.6000000000004" calcext:value-type="float">
            <text:p>-56,60</text:p>
          </table:table-cell>
          <table:table-cell table:style-name="ce14" table:formula="of:=[.A281]-[.A280]" office:value-type="time" office:time-value="PT00H00M10S" calcext:value-type="time">
            <text:p>00:00:10</text:p>
          </table:table-cell>
          <table:table-cell table:formula="of:=HOUR([.D281]) * 3600 + MINUTE([.D281]) * 60 + SECOND([.D281])" office:value-type="float" office:value="10" calcext:value-type="float">
            <text:p>10</text:p>
          </table:table-cell>
          <table:table-cell table:style-name="ce15" table:formula="of:=[.C281]/[.E281]" office:value-type="float" office:value="-5.66000000000004" calcext:value-type="float">
            <text:p>-5,66</text:p>
          </table:table-cell>
          <table:table-cell office:value-type="float" office:value="8544.3" calcext:value-type="float">
            <text:p>8544,3</text:p>
          </table:table-cell>
          <table:table-cell office:value-type="float" office:value="-5.66000000000004" calcext:value-type="float">
            <text:p>-5,66</text:p>
          </table:table-cell>
        </table:table-row>
        <table:table-row table:style-name="ro1">
          <table:table-cell table:style-name="ce1" office:value-type="time" office:time-value="PT13H27M45S" calcext:value-type="time">
            <text:p>13:27:45</text:p>
          </table:table-cell>
          <table:table-cell office:value-type="float" office:value="8432.2" calcext:value-type="float">
            <text:p>8432,2</text:p>
          </table:table-cell>
          <table:table-cell table:style-name="ce13" table:formula="of:=[.B282]-[.B281]" office:value-type="float" office:value="-112.099999999999" calcext:value-type="float">
            <text:p>-112,10</text:p>
          </table:table-cell>
          <table:table-cell table:style-name="ce14" table:formula="of:=[.A282]-[.A281]" office:value-type="time" office:time-value="PT00H00M20S" calcext:value-type="time">
            <text:p>00:00:20</text:p>
          </table:table-cell>
          <table:table-cell table:formula="of:=HOUR([.D282]) * 3600 + MINUTE([.D282]) * 60 + SECOND([.D282])" office:value-type="float" office:value="20" calcext:value-type="float">
            <text:p>20</text:p>
          </table:table-cell>
          <table:table-cell table:style-name="ce15" table:formula="of:=[.C282]/[.E282]" office:value-type="float" office:value="-5.60499999999993" calcext:value-type="float">
            <text:p>-5,60</text:p>
          </table:table-cell>
          <table:table-cell office:value-type="float" office:value="8432.2" calcext:value-type="float">
            <text:p>8432,2</text:p>
          </table:table-cell>
          <table:table-cell office:value-type="float" office:value="-5.60499999999993" calcext:value-type="float">
            <text:p>-5,60</text:p>
          </table:table-cell>
        </table:table-row>
        <table:table-row table:style-name="ro1">
          <table:table-cell table:style-name="ce1" office:value-type="time" office:time-value="PT13H27M55S" calcext:value-type="time">
            <text:p>13:27:55</text:p>
          </table:table-cell>
          <table:table-cell office:value-type="float" office:value="8374.6" calcext:value-type="float">
            <text:p>8374,6</text:p>
          </table:table-cell>
          <table:table-cell table:style-name="ce13" table:formula="of:=[.B283]-[.B282]" office:value-type="float" office:value="-57.6000000000004" calcext:value-type="float">
            <text:p>-57,60</text:p>
          </table:table-cell>
          <table:table-cell table:style-name="ce14" table:formula="of:=[.A283]-[.A282]" office:value-type="time" office:time-value="PT00H00M10S" calcext:value-type="time">
            <text:p>00:00:10</text:p>
          </table:table-cell>
          <table:table-cell table:formula="of:=HOUR([.D283]) * 3600 + MINUTE([.D283]) * 60 + SECOND([.D283])" office:value-type="float" office:value="10" calcext:value-type="float">
            <text:p>10</text:p>
          </table:table-cell>
          <table:table-cell table:style-name="ce15" table:formula="of:=[.C283]/[.E283]" office:value-type="float" office:value="-5.76000000000004" calcext:value-type="float">
            <text:p>-5,76</text:p>
          </table:table-cell>
          <table:table-cell office:value-type="float" office:value="8374.6" calcext:value-type="float">
            <text:p>8374,6</text:p>
          </table:table-cell>
          <table:table-cell office:value-type="float" office:value="-5.76000000000004" calcext:value-type="float">
            <text:p>-5,76</text:p>
          </table:table-cell>
        </table:table-row>
        <table:table-row table:style-name="ro1">
          <table:table-cell table:style-name="ce1" office:value-type="time" office:time-value="PT13H28M05S" calcext:value-type="time">
            <text:p>13:28:05</text:p>
          </table:table-cell>
          <table:table-cell office:value-type="float" office:value="8319.8" calcext:value-type="float">
            <text:p>8319,8</text:p>
          </table:table-cell>
          <table:table-cell table:style-name="ce13" table:formula="of:=[.B284]-[.B283]" office:value-type="float" office:value="-54.8000000000011" calcext:value-type="float">
            <text:p>-54,80</text:p>
          </table:table-cell>
          <table:table-cell table:style-name="ce14" table:formula="of:=[.A284]-[.A283]" office:value-type="time" office:time-value="PT00H00M10S" calcext:value-type="time">
            <text:p>00:00:10</text:p>
          </table:table-cell>
          <table:table-cell table:formula="of:=HOUR([.D284]) * 3600 + MINUTE([.D284]) * 60 + SECOND([.D284])" office:value-type="float" office:value="10" calcext:value-type="float">
            <text:p>10</text:p>
          </table:table-cell>
          <table:table-cell table:style-name="ce15" table:formula="of:=[.C284]/[.E284]" office:value-type="float" office:value="-5.48000000000011" calcext:value-type="float">
            <text:p>-5,48</text:p>
          </table:table-cell>
          <table:table-cell office:value-type="float" office:value="8319.8" calcext:value-type="float">
            <text:p>8319,8</text:p>
          </table:table-cell>
          <table:table-cell office:value-type="float" office:value="-5.48000000000011" calcext:value-type="float">
            <text:p>-5,48</text:p>
          </table:table-cell>
        </table:table-row>
        <table:table-row table:style-name="ro1">
          <table:table-cell table:style-name="ce1" office:value-type="time" office:time-value="PT13H28M15S" calcext:value-type="time">
            <text:p>13:28:15</text:p>
          </table:table-cell>
          <table:table-cell office:value-type="float" office:value="8264.8" calcext:value-type="float">
            <text:p>8264,8</text:p>
          </table:table-cell>
          <table:table-cell table:style-name="ce13" table:formula="of:=[.B285]-[.B284]" office:value-type="float" office:value="-55" calcext:value-type="float">
            <text:p>-55,00</text:p>
          </table:table-cell>
          <table:table-cell table:style-name="ce14" table:formula="of:=[.A285]-[.A284]" office:value-type="time" office:time-value="PT00H00M10S" calcext:value-type="time">
            <text:p>00:00:10</text:p>
          </table:table-cell>
          <table:table-cell table:formula="of:=HOUR([.D285]) * 3600 + MINUTE([.D285]) * 60 + SECOND([.D285])" office:value-type="float" office:value="10" calcext:value-type="float">
            <text:p>10</text:p>
          </table:table-cell>
          <table:table-cell table:style-name="ce15" table:formula="of:=[.C285]/[.E285]" office:value-type="float" office:value="-5.5" calcext:value-type="float">
            <text:p>-5,50</text:p>
          </table:table-cell>
          <table:table-cell office:value-type="float" office:value="8264.8" calcext:value-type="float">
            <text:p>8264,8</text:p>
          </table:table-cell>
          <table:table-cell office:value-type="float" office:value="-5.5" calcext:value-type="float">
            <text:p>-5,50</text:p>
          </table:table-cell>
        </table:table-row>
        <table:table-row table:style-name="ro1">
          <table:table-cell table:style-name="ce1" office:value-type="time" office:time-value="PT13H28M25S" calcext:value-type="time">
            <text:p>13:28:25</text:p>
          </table:table-cell>
          <table:table-cell office:value-type="float" office:value="8210.5" calcext:value-type="float">
            <text:p>8210,5</text:p>
          </table:table-cell>
          <table:table-cell table:style-name="ce13" table:formula="of:=[.B286]-[.B285]" office:value-type="float" office:value="-54.2999999999993" calcext:value-type="float">
            <text:p>-54,30</text:p>
          </table:table-cell>
          <table:table-cell table:style-name="ce14" table:formula="of:=[.A286]-[.A285]" office:value-type="time" office:time-value="PT00H00M10S" calcext:value-type="time">
            <text:p>00:00:10</text:p>
          </table:table-cell>
          <table:table-cell table:formula="of:=HOUR([.D286]) * 3600 + MINUTE([.D286]) * 60 + SECOND([.D286])" office:value-type="float" office:value="10" calcext:value-type="float">
            <text:p>10</text:p>
          </table:table-cell>
          <table:table-cell table:style-name="ce15" table:formula="of:=[.C286]/[.E286]" office:value-type="float" office:value="-5.42999999999993" calcext:value-type="float">
            <text:p>-5,43</text:p>
          </table:table-cell>
          <table:table-cell office:value-type="float" office:value="8210.5" calcext:value-type="float">
            <text:p>8210,5</text:p>
          </table:table-cell>
          <table:table-cell office:value-type="float" office:value="-5.42999999999993" calcext:value-type="float">
            <text:p>-5,43</text:p>
          </table:table-cell>
        </table:table-row>
        <table:table-row table:style-name="ro1">
          <table:table-cell table:style-name="ce1" office:value-type="time" office:time-value="PT13H28M45S" calcext:value-type="time">
            <text:p>13:28:45</text:p>
          </table:table-cell>
          <table:table-cell office:value-type="float" office:value="8095.5" calcext:value-type="float">
            <text:p>8095,5</text:p>
          </table:table-cell>
          <table:table-cell table:style-name="ce13" table:formula="of:=[.B287]-[.B286]" office:value-type="float" office:value="-115" calcext:value-type="float">
            <text:p>-115,00</text:p>
          </table:table-cell>
          <table:table-cell table:style-name="ce14" table:formula="of:=[.A287]-[.A286]" office:value-type="time" office:time-value="PT00H00M20S" calcext:value-type="time">
            <text:p>00:00:20</text:p>
          </table:table-cell>
          <table:table-cell table:formula="of:=HOUR([.D287]) * 3600 + MINUTE([.D287]) * 60 + SECOND([.D287])" office:value-type="float" office:value="20" calcext:value-type="float">
            <text:p>20</text:p>
          </table:table-cell>
          <table:table-cell table:style-name="ce15" table:formula="of:=[.C287]/[.E287]" office:value-type="float" office:value="-5.75" calcext:value-type="float">
            <text:p>-5,75</text:p>
          </table:table-cell>
          <table:table-cell office:value-type="float" office:value="8095.5" calcext:value-type="float">
            <text:p>8095,5</text:p>
          </table:table-cell>
          <table:table-cell office:value-type="float" office:value="-5.75" calcext:value-type="float">
            <text:p>-5,75</text:p>
          </table:table-cell>
        </table:table-row>
        <table:table-row table:style-name="ro1">
          <table:table-cell table:style-name="ce1" office:value-type="time" office:time-value="PT13H28M55S" calcext:value-type="time">
            <text:p>13:28:55</text:p>
          </table:table-cell>
          <table:table-cell office:value-type="float" office:value="8041.5" calcext:value-type="float">
            <text:p>8041,5</text:p>
          </table:table-cell>
          <table:table-cell table:style-name="ce13" table:formula="of:=[.B288]-[.B287]" office:value-type="float" office:value="-54" calcext:value-type="float">
            <text:p>-54,00</text:p>
          </table:table-cell>
          <table:table-cell table:style-name="ce14" table:formula="of:=[.A288]-[.A287]" office:value-type="time" office:time-value="PT00H00M10S" calcext:value-type="time">
            <text:p>00:00:10</text:p>
          </table:table-cell>
          <table:table-cell table:formula="of:=HOUR([.D288]) * 3600 + MINUTE([.D288]) * 60 + SECOND([.D288])" office:value-type="float" office:value="10" calcext:value-type="float">
            <text:p>10</text:p>
          </table:table-cell>
          <table:table-cell table:style-name="ce15" table:formula="of:=[.C288]/[.E288]" office:value-type="float" office:value="-5.4" calcext:value-type="float">
            <text:p>-5,40</text:p>
          </table:table-cell>
          <table:table-cell office:value-type="float" office:value="8041.5" calcext:value-type="float">
            <text:p>8041,5</text:p>
          </table:table-cell>
          <table:table-cell office:value-type="float" office:value="-5.4" calcext:value-type="float">
            <text:p>-5,40</text:p>
          </table:table-cell>
        </table:table-row>
        <table:table-row table:style-name="ro1">
          <table:table-cell table:style-name="ce1" office:value-type="time" office:time-value="PT13H29M05S" calcext:value-type="time">
            <text:p>13:29:05</text:p>
          </table:table-cell>
          <table:table-cell office:value-type="float" office:value="7984.3" calcext:value-type="float">
            <text:p>7984,3</text:p>
          </table:table-cell>
          <table:table-cell table:style-name="ce13" table:formula="of:=[.B289]-[.B288]" office:value-type="float" office:value="-57.1999999999998" calcext:value-type="float">
            <text:p>-57,20</text:p>
          </table:table-cell>
          <table:table-cell table:style-name="ce14" table:formula="of:=[.A289]-[.A288]" office:value-type="time" office:time-value="PT00H00M10S" calcext:value-type="time">
            <text:p>00:00:10</text:p>
          </table:table-cell>
          <table:table-cell table:formula="of:=HOUR([.D289]) * 3600 + MINUTE([.D289]) * 60 + SECOND([.D289])" office:value-type="float" office:value="10" calcext:value-type="float">
            <text:p>10</text:p>
          </table:table-cell>
          <table:table-cell table:style-name="ce15" table:formula="of:=[.C289]/[.E289]" office:value-type="float" office:value="-5.71999999999998" calcext:value-type="float">
            <text:p>-5,72</text:p>
          </table:table-cell>
          <table:table-cell office:value-type="float" office:value="7984.3" calcext:value-type="float">
            <text:p>7984,3</text:p>
          </table:table-cell>
          <table:table-cell office:value-type="float" office:value="-5.71999999999998" calcext:value-type="float">
            <text:p>-5,72</text:p>
          </table:table-cell>
        </table:table-row>
        <table:table-row table:style-name="ro1">
          <table:table-cell table:style-name="ce1" office:value-type="time" office:time-value="PT13H29M15S" calcext:value-type="time">
            <text:p>13:29:15</text:p>
          </table:table-cell>
          <table:table-cell office:value-type="float" office:value="7928.8" calcext:value-type="float">
            <text:p>7928,8</text:p>
          </table:table-cell>
          <table:table-cell table:style-name="ce13" table:formula="of:=[.B290]-[.B289]" office:value-type="float" office:value="-55.5" calcext:value-type="float">
            <text:p>-55,50</text:p>
          </table:table-cell>
          <table:table-cell table:style-name="ce14" table:formula="of:=[.A290]-[.A289]" office:value-type="time" office:time-value="PT00H00M10S" calcext:value-type="time">
            <text:p>00:00:10</text:p>
          </table:table-cell>
          <table:table-cell table:formula="of:=HOUR([.D290]) * 3600 + MINUTE([.D290]) * 60 + SECOND([.D290])" office:value-type="float" office:value="10" calcext:value-type="float">
            <text:p>10</text:p>
          </table:table-cell>
          <table:table-cell table:style-name="ce15" table:formula="of:=[.C290]/[.E290]" office:value-type="float" office:value="-5.55" calcext:value-type="float">
            <text:p>-5,55</text:p>
          </table:table-cell>
          <table:table-cell office:value-type="float" office:value="7928.8" calcext:value-type="float">
            <text:p>7928,8</text:p>
          </table:table-cell>
          <table:table-cell office:value-type="float" office:value="-5.55" calcext:value-type="float">
            <text:p>-5,55</text:p>
          </table:table-cell>
        </table:table-row>
        <table:table-row table:style-name="ro1">
          <table:table-cell table:style-name="ce1" office:value-type="time" office:time-value="PT13H29M25S" calcext:value-type="time">
            <text:p>13:29:25</text:p>
          </table:table-cell>
          <table:table-cell office:value-type="float" office:value="7874" calcext:value-type="float">
            <text:p>7874</text:p>
          </table:table-cell>
          <table:table-cell table:style-name="ce13" table:formula="of:=[.B291]-[.B290]" office:value-type="float" office:value="-54.8000000000002" calcext:value-type="float">
            <text:p>-54,80</text:p>
          </table:table-cell>
          <table:table-cell table:style-name="ce14" table:formula="of:=[.A291]-[.A290]" office:value-type="time" office:time-value="PT00H00M10S" calcext:value-type="time">
            <text:p>00:00:10</text:p>
          </table:table-cell>
          <table:table-cell table:formula="of:=HOUR([.D291]) * 3600 + MINUTE([.D291]) * 60 + SECOND([.D291])" office:value-type="float" office:value="10" calcext:value-type="float">
            <text:p>10</text:p>
          </table:table-cell>
          <table:table-cell table:style-name="ce15" table:formula="of:=[.C291]/[.E291]" office:value-type="float" office:value="-5.48000000000002" calcext:value-type="float">
            <text:p>-5,48</text:p>
          </table:table-cell>
          <table:table-cell office:value-type="float" office:value="7874" calcext:value-type="float">
            <text:p>7874</text:p>
          </table:table-cell>
          <table:table-cell office:value-type="float" office:value="-5.48000000000002" calcext:value-type="float">
            <text:p>-5,48</text:p>
          </table:table-cell>
        </table:table-row>
        <table:table-row table:style-name="ro1">
          <table:table-cell table:style-name="ce1" office:value-type="time" office:time-value="PT13H29M45S" calcext:value-type="time">
            <text:p>13:29:45</text:p>
          </table:table-cell>
          <table:table-cell office:value-type="float" office:value="7766" calcext:value-type="float">
            <text:p>7766</text:p>
          </table:table-cell>
          <table:table-cell table:style-name="ce13" table:formula="of:=[.B292]-[.B291]" office:value-type="float" office:value="-108" calcext:value-type="float">
            <text:p>-108,00</text:p>
          </table:table-cell>
          <table:table-cell table:style-name="ce14" table:formula="of:=[.A292]-[.A291]" office:value-type="time" office:time-value="PT00H00M20S" calcext:value-type="time">
            <text:p>00:00:20</text:p>
          </table:table-cell>
          <table:table-cell table:formula="of:=HOUR([.D292]) * 3600 + MINUTE([.D292]) * 60 + SECOND([.D292])" office:value-type="float" office:value="20" calcext:value-type="float">
            <text:p>20</text:p>
          </table:table-cell>
          <table:table-cell table:style-name="ce15" table:formula="of:=[.C292]/[.E292]" office:value-type="float" office:value="-5.4" calcext:value-type="float">
            <text:p>-5,40</text:p>
          </table:table-cell>
          <table:table-cell office:value-type="float" office:value="7766" calcext:value-type="float">
            <text:p>7766</text:p>
          </table:table-cell>
          <table:table-cell office:value-type="float" office:value="-5.4" calcext:value-type="float">
            <text:p>-5,40</text:p>
          </table:table-cell>
        </table:table-row>
        <table:table-row table:style-name="ro1">
          <table:table-cell table:style-name="ce1" office:value-type="time" office:time-value="PT13H29M55S" calcext:value-type="time">
            <text:p>13:29:55</text:p>
          </table:table-cell>
          <table:table-cell office:value-type="float" office:value="7713.8" calcext:value-type="float">
            <text:p>7713,8</text:p>
          </table:table-cell>
          <table:table-cell table:style-name="ce13" table:formula="of:=[.B293]-[.B292]" office:value-type="float" office:value="-52.1999999999998" calcext:value-type="float">
            <text:p>-52,20</text:p>
          </table:table-cell>
          <table:table-cell table:style-name="ce14" table:formula="of:=[.A293]-[.A292]" office:value-type="time" office:time-value="PT00H00M10S" calcext:value-type="time">
            <text:p>00:00:10</text:p>
          </table:table-cell>
          <table:table-cell table:formula="of:=HOUR([.D293]) * 3600 + MINUTE([.D293]) * 60 + SECOND([.D293])" office:value-type="float" office:value="10" calcext:value-type="float">
            <text:p>10</text:p>
          </table:table-cell>
          <table:table-cell table:style-name="ce15" table:formula="of:=[.C293]/[.E293]" office:value-type="float" office:value="-5.21999999999998" calcext:value-type="float">
            <text:p>-5,22</text:p>
          </table:table-cell>
          <table:table-cell office:value-type="float" office:value="7713.8" calcext:value-type="float">
            <text:p>7713,8</text:p>
          </table:table-cell>
          <table:table-cell office:value-type="float" office:value="-5.21999999999998" calcext:value-type="float">
            <text:p>-5,22</text:p>
          </table:table-cell>
        </table:table-row>
        <table:table-row table:style-name="ro1">
          <table:table-cell table:style-name="ce1" office:value-type="time" office:time-value="PT13H32M05S" calcext:value-type="time">
            <text:p>13:32:05</text:p>
          </table:table-cell>
          <table:table-cell office:value-type="float" office:value="7048.8" calcext:value-type="float">
            <text:p>7048,8</text:p>
          </table:table-cell>
          <table:table-cell table:style-name="ce13" table:formula="of:=[.B294]-[.B293]" office:value-type="float" office:value="-665" calcext:value-type="float">
            <text:p>-665,00</text:p>
          </table:table-cell>
          <table:table-cell table:style-name="ce14" table:formula="of:=[.A294]-[.A293]" office:value-type="time" office:time-value="PT00H02M10S" calcext:value-type="time">
            <text:p>00:02:10</text:p>
          </table:table-cell>
          <table:table-cell table:formula="of:=HOUR([.D294]) * 3600 + MINUTE([.D294]) * 60 + SECOND([.D294])" office:value-type="float" office:value="130" calcext:value-type="float">
            <text:p>130</text:p>
          </table:table-cell>
          <table:table-cell table:style-name="ce15" table:formula="of:=[.C294]/[.E294]" office:value-type="float" office:value="-5.11538461538462" calcext:value-type="float">
            <text:p>-5,12</text:p>
          </table:table-cell>
          <table:table-cell office:value-type="float" office:value="7048.8" calcext:value-type="float">
            <text:p>7048,8</text:p>
          </table:table-cell>
          <table:table-cell office:value-type="float" office:value="-5.11538461538462" calcext:value-type="float">
            <text:p>-5,12</text:p>
          </table:table-cell>
        </table:table-row>
        <table:table-row table:style-name="ro1">
          <table:table-cell table:style-name="ce1" office:value-type="time" office:time-value="PT13H32M15S" calcext:value-type="time">
            <text:p>13:32:15</text:p>
          </table:table-cell>
          <table:table-cell office:value-type="float" office:value="6998.4" calcext:value-type="float">
            <text:p>6998,4</text:p>
          </table:table-cell>
          <table:table-cell table:style-name="ce13" table:formula="of:=[.B295]-[.B294]" office:value-type="float" office:value="-50.4000000000005" calcext:value-type="float">
            <text:p>-50,40</text:p>
          </table:table-cell>
          <table:table-cell table:style-name="ce14" table:formula="of:=[.A295]-[.A294]" office:value-type="time" office:time-value="PT00H00M10S" calcext:value-type="time">
            <text:p>00:00:10</text:p>
          </table:table-cell>
          <table:table-cell table:formula="of:=HOUR([.D295]) * 3600 + MINUTE([.D295]) * 60 + SECOND([.D295])" office:value-type="float" office:value="10" calcext:value-type="float">
            <text:p>10</text:p>
          </table:table-cell>
          <table:table-cell table:style-name="ce15" table:formula="of:=[.C295]/[.E295]" office:value-type="float" office:value="-5.04000000000005" calcext:value-type="float">
            <text:p>-5,04</text:p>
          </table:table-cell>
          <table:table-cell office:value-type="float" office:value="6998.4" calcext:value-type="float">
            <text:p>6998,4</text:p>
          </table:table-cell>
          <table:table-cell office:value-type="float" office:value="-5.04000000000005" calcext:value-type="float">
            <text:p>-5,04</text:p>
          </table:table-cell>
        </table:table-row>
        <table:table-row table:style-name="ro1">
          <table:table-cell table:style-name="ce1" office:value-type="time" office:time-value="PT13H32M25S" calcext:value-type="time">
            <text:p>13:32:25</text:p>
          </table:table-cell>
          <table:table-cell office:value-type="float" office:value="6946.8" calcext:value-type="float">
            <text:p>6946,8</text:p>
          </table:table-cell>
          <table:table-cell table:style-name="ce13" table:formula="of:=[.B296]-[.B295]" office:value-type="float" office:value="-51.5999999999995" calcext:value-type="float">
            <text:p>-51,60</text:p>
          </table:table-cell>
          <table:table-cell table:style-name="ce14" table:formula="of:=[.A296]-[.A295]" office:value-type="time" office:time-value="PT00H00M10S" calcext:value-type="time">
            <text:p>00:00:10</text:p>
          </table:table-cell>
          <table:table-cell table:formula="of:=HOUR([.D296]) * 3600 + MINUTE([.D296]) * 60 + SECOND([.D296])" office:value-type="float" office:value="10" calcext:value-type="float">
            <text:p>10</text:p>
          </table:table-cell>
          <table:table-cell table:style-name="ce15" table:formula="of:=[.C296]/[.E296]" office:value-type="float" office:value="-5.15999999999995" calcext:value-type="float">
            <text:p>-5,16</text:p>
          </table:table-cell>
          <table:table-cell office:value-type="float" office:value="6946.8" calcext:value-type="float">
            <text:p>6946,8</text:p>
          </table:table-cell>
          <table:table-cell office:value-type="float" office:value="-5.15999999999995" calcext:value-type="float">
            <text:p>-5,16</text:p>
          </table:table-cell>
        </table:table-row>
        <table:table-row table:style-name="ro1">
          <table:table-cell table:style-name="ce1" office:value-type="time" office:time-value="PT13H32M45S" calcext:value-type="time">
            <text:p>13:32:45</text:p>
          </table:table-cell>
          <table:table-cell office:value-type="float" office:value="6844.4" calcext:value-type="float">
            <text:p>6844,4</text:p>
          </table:table-cell>
          <table:table-cell table:style-name="ce13" table:formula="of:=[.B297]-[.B296]" office:value-type="float" office:value="-102.400000000001" calcext:value-type="float">
            <text:p>-102,40</text:p>
          </table:table-cell>
          <table:table-cell table:style-name="ce14" table:formula="of:=[.A297]-[.A296]" office:value-type="time" office:time-value="PT00H00M20S" calcext:value-type="time">
            <text:p>00:00:20</text:p>
          </table:table-cell>
          <table:table-cell table:formula="of:=HOUR([.D297]) * 3600 + MINUTE([.D297]) * 60 + SECOND([.D297])" office:value-type="float" office:value="20" calcext:value-type="float">
            <text:p>20</text:p>
          </table:table-cell>
          <table:table-cell table:style-name="ce15" table:formula="of:=[.C297]/[.E297]" office:value-type="float" office:value="-5.12000000000003" calcext:value-type="float">
            <text:p>-5,12</text:p>
          </table:table-cell>
          <table:table-cell office:value-type="float" office:value="6844.4" calcext:value-type="float">
            <text:p>6844,4</text:p>
          </table:table-cell>
          <table:table-cell office:value-type="float" office:value="-5.12000000000003" calcext:value-type="float">
            <text:p>-5,12</text:p>
          </table:table-cell>
        </table:table-row>
        <table:table-row table:style-name="ro1">
          <table:table-cell table:style-name="ce1" office:value-type="time" office:time-value="PT13H32M55S" calcext:value-type="time">
            <text:p>13:32:55</text:p>
          </table:table-cell>
          <table:table-cell office:value-type="float" office:value="6789.8" calcext:value-type="float">
            <text:p>6789,8</text:p>
          </table:table-cell>
          <table:table-cell table:style-name="ce13" table:formula="of:=[.B298]-[.B297]" office:value-type="float" office:value="-54.5999999999995" calcext:value-type="float">
            <text:p>-54,60</text:p>
          </table:table-cell>
          <table:table-cell table:style-name="ce14" table:formula="of:=[.A298]-[.A297]" office:value-type="time" office:time-value="PT00H00M10S" calcext:value-type="time">
            <text:p>00:00:10</text:p>
          </table:table-cell>
          <table:table-cell table:formula="of:=HOUR([.D298]) * 3600 + MINUTE([.D298]) * 60 + SECOND([.D298])" office:value-type="float" office:value="10" calcext:value-type="float">
            <text:p>10</text:p>
          </table:table-cell>
          <table:table-cell table:style-name="ce15" table:formula="of:=[.C298]/[.E298]" office:value-type="float" office:value="-5.45999999999995" calcext:value-type="float">
            <text:p>-5,46</text:p>
          </table:table-cell>
          <table:table-cell office:value-type="float" office:value="6789.8" calcext:value-type="float">
            <text:p>6789,8</text:p>
          </table:table-cell>
          <table:table-cell office:value-type="float" office:value="-5.45999999999995" calcext:value-type="float">
            <text:p>-5,46</text:p>
          </table:table-cell>
        </table:table-row>
        <table:table-row table:style-name="ro1">
          <table:table-cell table:style-name="ce1" office:value-type="time" office:time-value="PT13H33M05S" calcext:value-type="time">
            <text:p>13:33:05</text:p>
          </table:table-cell>
          <table:table-cell office:value-type="float" office:value="6739.1" calcext:value-type="float">
            <text:p>6739,1</text:p>
          </table:table-cell>
          <table:table-cell table:style-name="ce13" table:formula="of:=[.B299]-[.B298]" office:value-type="float" office:value="-50.6999999999998" calcext:value-type="float">
            <text:p>-50,70</text:p>
          </table:table-cell>
          <table:table-cell table:style-name="ce14" table:formula="of:=[.A299]-[.A298]" office:value-type="time" office:time-value="PT00H00M10S" calcext:value-type="time">
            <text:p>00:00:10</text:p>
          </table:table-cell>
          <table:table-cell table:formula="of:=HOUR([.D299]) * 3600 + MINUTE([.D299]) * 60 + SECOND([.D299])" office:value-type="float" office:value="10" calcext:value-type="float">
            <text:p>10</text:p>
          </table:table-cell>
          <table:table-cell table:style-name="ce15" table:formula="of:=[.C299]/[.E299]" office:value-type="float" office:value="-5.06999999999998" calcext:value-type="float">
            <text:p>-5,07</text:p>
          </table:table-cell>
          <table:table-cell office:value-type="float" office:value="6739.1" calcext:value-type="float">
            <text:p>6739,1</text:p>
          </table:table-cell>
          <table:table-cell office:value-type="float" office:value="-5.06999999999998" calcext:value-type="float">
            <text:p>-5,07</text:p>
          </table:table-cell>
        </table:table-row>
        <table:table-row table:style-name="ro1">
          <table:table-cell table:style-name="ce1" office:value-type="time" office:time-value="PT13H33M15S" calcext:value-type="time">
            <text:p>13:33:15</text:p>
          </table:table-cell>
          <table:table-cell office:value-type="float" office:value="6688.1" calcext:value-type="float">
            <text:p>6688,1</text:p>
          </table:table-cell>
          <table:table-cell table:style-name="ce13" table:formula="of:=[.B300]-[.B299]" office:value-type="float" office:value="-51" calcext:value-type="float">
            <text:p>-51,00</text:p>
          </table:table-cell>
          <table:table-cell table:style-name="ce14" table:formula="of:=[.A300]-[.A299]" office:value-type="time" office:time-value="PT00H00M10S" calcext:value-type="time">
            <text:p>00:00:10</text:p>
          </table:table-cell>
          <table:table-cell table:formula="of:=HOUR([.D300]) * 3600 + MINUTE([.D300]) * 60 + SECOND([.D300])" office:value-type="float" office:value="10" calcext:value-type="float">
            <text:p>10</text:p>
          </table:table-cell>
          <table:table-cell table:style-name="ce15" table:formula="of:=[.C300]/[.E300]" office:value-type="float" office:value="-5.1" calcext:value-type="float">
            <text:p>-5,10</text:p>
          </table:table-cell>
          <table:table-cell office:value-type="float" office:value="6688.1" calcext:value-type="float">
            <text:p>6688,1</text:p>
          </table:table-cell>
          <table:table-cell office:value-type="float" office:value="-5.1" calcext:value-type="float">
            <text:p>-5,10</text:p>
          </table:table-cell>
        </table:table-row>
        <table:table-row table:style-name="ro1">
          <table:table-cell table:style-name="ce1" office:value-type="time" office:time-value="PT13H33M25S" calcext:value-type="time">
            <text:p>13:33:25</text:p>
          </table:table-cell>
          <table:table-cell office:value-type="float" office:value="6636.5" calcext:value-type="float">
            <text:p>6636,5</text:p>
          </table:table-cell>
          <table:table-cell table:style-name="ce13" table:formula="of:=[.B301]-[.B300]" office:value-type="float" office:value="-51.6000000000004" calcext:value-type="float">
            <text:p>-51,60</text:p>
          </table:table-cell>
          <table:table-cell table:style-name="ce14" table:formula="of:=[.A301]-[.A300]" office:value-type="time" office:time-value="PT00H00M10S" calcext:value-type="time">
            <text:p>00:00:10</text:p>
          </table:table-cell>
          <table:table-cell table:formula="of:=HOUR([.D301]) * 3600 + MINUTE([.D301]) * 60 + SECOND([.D301])" office:value-type="float" office:value="10" calcext:value-type="float">
            <text:p>10</text:p>
          </table:table-cell>
          <table:table-cell table:style-name="ce15" table:formula="of:=[.C301]/[.E301]" office:value-type="float" office:value="-5.16000000000004" calcext:value-type="float">
            <text:p>-5,16</text:p>
          </table:table-cell>
          <table:table-cell office:value-type="float" office:value="6636.5" calcext:value-type="float">
            <text:p>6636,5</text:p>
          </table:table-cell>
          <table:table-cell office:value-type="float" office:value="-5.16000000000004" calcext:value-type="float">
            <text:p>-5,16</text:p>
          </table:table-cell>
        </table:table-row>
        <table:table-row table:style-name="ro1">
          <table:table-cell table:style-name="ce1" office:value-type="time" office:time-value="PT13H33M45S" calcext:value-type="time">
            <text:p>13:33:45</text:p>
          </table:table-cell>
          <table:table-cell office:value-type="float" office:value="6541.5" calcext:value-type="float">
            <text:p>6541,5</text:p>
          </table:table-cell>
          <table:table-cell table:style-name="ce13" table:formula="of:=[.B302]-[.B301]" office:value-type="float" office:value="-95" calcext:value-type="float">
            <text:p>-95,00</text:p>
          </table:table-cell>
          <table:table-cell table:style-name="ce14" table:formula="of:=[.A302]-[.A301]" office:value-type="time" office:time-value="PT00H00M20S" calcext:value-type="time">
            <text:p>00:00:20</text:p>
          </table:table-cell>
          <table:table-cell table:formula="of:=HOUR([.D302]) * 3600 + MINUTE([.D302]) * 60 + SECOND([.D302])" office:value-type="float" office:value="20" calcext:value-type="float">
            <text:p>20</text:p>
          </table:table-cell>
          <table:table-cell table:style-name="ce15" table:formula="of:=[.C302]/[.E302]" office:value-type="float" office:value="-4.75" calcext:value-type="float">
            <text:p>-4,75</text:p>
          </table:table-cell>
          <table:table-cell office:value-type="float" office:value="6541.5" calcext:value-type="float">
            <text:p>6541,5</text:p>
          </table:table-cell>
          <table:table-cell office:value-type="float" office:value="-4.75" calcext:value-type="float">
            <text:p>-4,75</text:p>
          </table:table-cell>
        </table:table-row>
        <table:table-row table:style-name="ro1">
          <table:table-cell table:style-name="ce1" office:value-type="time" office:time-value="PT13H33M55S" calcext:value-type="time">
            <text:p>13:33:55</text:p>
          </table:table-cell>
          <table:table-cell office:value-type="float" office:value="6492.5" calcext:value-type="float">
            <text:p>6492,5</text:p>
          </table:table-cell>
          <table:table-cell table:style-name="ce13" table:formula="of:=[.B303]-[.B302]" office:value-type="float" office:value="-49" calcext:value-type="float">
            <text:p>-49,00</text:p>
          </table:table-cell>
          <table:table-cell table:style-name="ce14" table:formula="of:=[.A303]-[.A302]" office:value-type="time" office:time-value="PT00H00M10S" calcext:value-type="time">
            <text:p>00:00:10</text:p>
          </table:table-cell>
          <table:table-cell table:formula="of:=HOUR([.D303]) * 3600 + MINUTE([.D303]) * 60 + SECOND([.D303])" office:value-type="float" office:value="10" calcext:value-type="float">
            <text:p>10</text:p>
          </table:table-cell>
          <table:table-cell table:style-name="ce15" table:formula="of:=[.C303]/[.E303]" office:value-type="float" office:value="-4.9" calcext:value-type="float">
            <text:p>-4,90</text:p>
          </table:table-cell>
          <table:table-cell office:value-type="float" office:value="6492.5" calcext:value-type="float">
            <text:p>6492,5</text:p>
          </table:table-cell>
          <table:table-cell office:value-type="float" office:value="-4.9" calcext:value-type="float">
            <text:p>-4,90</text:p>
          </table:table-cell>
        </table:table-row>
        <table:table-row table:style-name="ro1">
          <table:table-cell table:style-name="ce1" office:value-type="time" office:time-value="PT13H34M05S" calcext:value-type="time">
            <text:p>13:34:05</text:p>
          </table:table-cell>
          <table:table-cell office:value-type="float" office:value="6441.2" calcext:value-type="float">
            <text:p>6441,2</text:p>
          </table:table-cell>
          <table:table-cell table:style-name="ce13" table:formula="of:=[.B304]-[.B303]" office:value-type="float" office:value="-51.3000000000002" calcext:value-type="float">
            <text:p>-51,30</text:p>
          </table:table-cell>
          <table:table-cell table:style-name="ce14" table:formula="of:=[.A304]-[.A303]" office:value-type="time" office:time-value="PT00H00M10S" calcext:value-type="time">
            <text:p>00:00:10</text:p>
          </table:table-cell>
          <table:table-cell table:formula="of:=HOUR([.D304]) * 3600 + MINUTE([.D304]) * 60 + SECOND([.D304])" office:value-type="float" office:value="10" calcext:value-type="float">
            <text:p>10</text:p>
          </table:table-cell>
          <table:table-cell table:style-name="ce15" table:formula="of:=[.C304]/[.E304]" office:value-type="float" office:value="-5.13000000000002" calcext:value-type="float">
            <text:p>-5,13</text:p>
          </table:table-cell>
          <table:table-cell office:value-type="float" office:value="6441.2" calcext:value-type="float">
            <text:p>6441,2</text:p>
          </table:table-cell>
          <table:table-cell office:value-type="float" office:value="-5.13000000000002" calcext:value-type="float">
            <text:p>-5,13</text:p>
          </table:table-cell>
        </table:table-row>
        <table:table-row table:style-name="ro1">
          <table:table-cell table:style-name="ce1" office:value-type="time" office:time-value="PT13H34M15S" calcext:value-type="time">
            <text:p>13:34:15</text:p>
          </table:table-cell>
          <table:table-cell office:value-type="float" office:value="6390.2" calcext:value-type="float">
            <text:p>6390,2</text:p>
          </table:table-cell>
          <table:table-cell table:style-name="ce13" table:formula="of:=[.B305]-[.B304]" office:value-type="float" office:value="-51" calcext:value-type="float">
            <text:p>-51,00</text:p>
          </table:table-cell>
          <table:table-cell table:style-name="ce14" table:formula="of:=[.A305]-[.A304]" office:value-type="time" office:time-value="PT00H00M10S" calcext:value-type="time">
            <text:p>00:00:10</text:p>
          </table:table-cell>
          <table:table-cell table:formula="of:=HOUR([.D305]) * 3600 + MINUTE([.D305]) * 60 + SECOND([.D305])" office:value-type="float" office:value="10" calcext:value-type="float">
            <text:p>10</text:p>
          </table:table-cell>
          <table:table-cell table:style-name="ce15" table:formula="of:=[.C305]/[.E305]" office:value-type="float" office:value="-5.1" calcext:value-type="float">
            <text:p>-5,10</text:p>
          </table:table-cell>
          <table:table-cell office:value-type="float" office:value="6390.2" calcext:value-type="float">
            <text:p>6390,2</text:p>
          </table:table-cell>
          <table:table-cell office:value-type="float" office:value="-5.1" calcext:value-type="float">
            <text:p>-5,10</text:p>
          </table:table-cell>
        </table:table-row>
        <table:table-row table:style-name="ro1">
          <table:table-cell table:style-name="ce1" office:value-type="time" office:time-value="PT13H34M25S" calcext:value-type="time">
            <text:p>13:34:25</text:p>
          </table:table-cell>
          <table:table-cell office:value-type="float" office:value="6341.2" calcext:value-type="float">
            <text:p>6341,2</text:p>
          </table:table-cell>
          <table:table-cell table:style-name="ce13" table:formula="of:=[.B306]-[.B305]" office:value-type="float" office:value="-49" calcext:value-type="float">
            <text:p>-49,00</text:p>
          </table:table-cell>
          <table:table-cell table:style-name="ce14" table:formula="of:=[.A306]-[.A305]" office:value-type="time" office:time-value="PT00H00M10S" calcext:value-type="time">
            <text:p>00:00:10</text:p>
          </table:table-cell>
          <table:table-cell table:formula="of:=HOUR([.D306]) * 3600 + MINUTE([.D306]) * 60 + SECOND([.D306])" office:value-type="float" office:value="10" calcext:value-type="float">
            <text:p>10</text:p>
          </table:table-cell>
          <table:table-cell table:style-name="ce15" table:formula="of:=[.C306]/[.E306]" office:value-type="float" office:value="-4.9" calcext:value-type="float">
            <text:p>-4,90</text:p>
          </table:table-cell>
          <table:table-cell office:value-type="float" office:value="6341.2" calcext:value-type="float">
            <text:p>6341,2</text:p>
          </table:table-cell>
          <table:table-cell office:value-type="float" office:value="-4.9" calcext:value-type="float">
            <text:p>-4,90</text:p>
          </table:table-cell>
        </table:table-row>
        <table:table-row table:style-name="ro1">
          <table:table-cell table:style-name="ce1" office:value-type="time" office:time-value="PT13H34M45S" calcext:value-type="time">
            <text:p>13:34:45</text:p>
          </table:table-cell>
          <table:table-cell office:value-type="float" office:value="6239.6" calcext:value-type="float">
            <text:p>6239,6</text:p>
          </table:table-cell>
          <table:table-cell table:style-name="ce13" table:formula="of:=[.B307]-[.B306]" office:value-type="float" office:value="-101.599999999999" calcext:value-type="float">
            <text:p>-101,60</text:p>
          </table:table-cell>
          <table:table-cell table:style-name="ce14" table:formula="of:=[.A307]-[.A306]" office:value-type="time" office:time-value="PT00H00M20S" calcext:value-type="time">
            <text:p>00:00:20</text:p>
          </table:table-cell>
          <table:table-cell table:formula="of:=HOUR([.D307]) * 3600 + MINUTE([.D307]) * 60 + SECOND([.D307])" office:value-type="float" office:value="20" calcext:value-type="float">
            <text:p>20</text:p>
          </table:table-cell>
          <table:table-cell table:style-name="ce15" table:formula="of:=[.C307]/[.E307]" office:value-type="float" office:value="-5.07999999999997" calcext:value-type="float">
            <text:p>-5,08</text:p>
          </table:table-cell>
          <table:table-cell office:value-type="float" office:value="6239.6" calcext:value-type="float">
            <text:p>6239,6</text:p>
          </table:table-cell>
          <table:table-cell office:value-type="float" office:value="-5.07999999999997" calcext:value-type="float">
            <text:p>-5,08</text:p>
          </table:table-cell>
        </table:table-row>
        <table:table-row table:style-name="ro1">
          <table:table-cell table:style-name="ce1" office:value-type="time" office:time-value="PT13H34M55S" calcext:value-type="time">
            <text:p>13:34:55</text:p>
          </table:table-cell>
          <table:table-cell office:value-type="float" office:value="6191.4" calcext:value-type="float">
            <text:p>6191,4</text:p>
          </table:table-cell>
          <table:table-cell table:style-name="ce13" table:formula="of:=[.B308]-[.B307]" office:value-type="float" office:value="-48.2000000000007" calcext:value-type="float">
            <text:p>-48,20</text:p>
          </table:table-cell>
          <table:table-cell table:style-name="ce14" table:formula="of:=[.A308]-[.A307]" office:value-type="time" office:time-value="PT00H00M10S" calcext:value-type="time">
            <text:p>00:00:10</text:p>
          </table:table-cell>
          <table:table-cell table:formula="of:=HOUR([.D308]) * 3600 + MINUTE([.D308]) * 60 + SECOND([.D308])" office:value-type="float" office:value="10" calcext:value-type="float">
            <text:p>10</text:p>
          </table:table-cell>
          <table:table-cell table:style-name="ce15" table:formula="of:=[.C308]/[.E308]" office:value-type="float" office:value="-4.82000000000007" calcext:value-type="float">
            <text:p>-4,82</text:p>
          </table:table-cell>
          <table:table-cell office:value-type="float" office:value="6191.4" calcext:value-type="float">
            <text:p>6191,4</text:p>
          </table:table-cell>
          <table:table-cell office:value-type="float" office:value="-4.82000000000007" calcext:value-type="float">
            <text:p>-4,82</text:p>
          </table:table-cell>
        </table:table-row>
        <table:table-row table:style-name="ro1">
          <table:table-cell table:style-name="ce1" office:value-type="time" office:time-value="PT13H37M05S" calcext:value-type="time">
            <text:p>13:37:05</text:p>
          </table:table-cell>
          <table:table-cell office:value-type="float" office:value="5552.9" calcext:value-type="float">
            <text:p>5552,9</text:p>
          </table:table-cell>
          <table:table-cell table:style-name="ce13" table:formula="of:=[.B309]-[.B308]" office:value-type="float" office:value="-638.5" calcext:value-type="float">
            <text:p>-638,50</text:p>
          </table:table-cell>
          <table:table-cell table:style-name="ce14" table:formula="of:=[.A309]-[.A308]" office:value-type="time" office:time-value="PT00H02M10S" calcext:value-type="time">
            <text:p>00:02:10</text:p>
          </table:table-cell>
          <table:table-cell table:formula="of:=HOUR([.D309]) * 3600 + MINUTE([.D309]) * 60 + SECOND([.D309])" office:value-type="float" office:value="130" calcext:value-type="float">
            <text:p>130</text:p>
          </table:table-cell>
          <table:table-cell table:style-name="ce15" table:formula="of:=[.C309]/[.E309]" office:value-type="float" office:value="-4.91153846153846" calcext:value-type="float">
            <text:p>-4,91</text:p>
          </table:table-cell>
          <table:table-cell office:value-type="float" office:value="5552.9" calcext:value-type="float">
            <text:p>5552,9</text:p>
          </table:table-cell>
          <table:table-cell office:value-type="float" office:value="-4.91153846153846" calcext:value-type="float">
            <text:p>-4,91</text:p>
          </table:table-cell>
        </table:table-row>
        <table:table-row table:style-name="ro1">
          <table:table-cell table:style-name="ce1" office:value-type="time" office:time-value="PT13H37M15S" calcext:value-type="time">
            <text:p>13:37:15</text:p>
          </table:table-cell>
          <table:table-cell office:value-type="float" office:value="5507.2" calcext:value-type="float">
            <text:p>5507,2</text:p>
          </table:table-cell>
          <table:table-cell table:style-name="ce13" table:formula="of:=[.B310]-[.B309]" office:value-type="float" office:value="-45.6999999999998" calcext:value-type="float">
            <text:p>-45,70</text:p>
          </table:table-cell>
          <table:table-cell table:style-name="ce14" table:formula="of:=[.A310]-[.A309]" office:value-type="time" office:time-value="PT00H00M10S" calcext:value-type="time">
            <text:p>00:00:10</text:p>
          </table:table-cell>
          <table:table-cell table:formula="of:=HOUR([.D310]) * 3600 + MINUTE([.D310]) * 60 + SECOND([.D310])" office:value-type="float" office:value="10" calcext:value-type="float">
            <text:p>10</text:p>
          </table:table-cell>
          <table:table-cell table:style-name="ce15" table:formula="of:=[.C310]/[.E310]" office:value-type="float" office:value="-4.56999999999998" calcext:value-type="float">
            <text:p>-4,57</text:p>
          </table:table-cell>
          <table:table-cell office:value-type="float" office:value="5507.2" calcext:value-type="float">
            <text:p>5507,2</text:p>
          </table:table-cell>
          <table:table-cell office:value-type="float" office:value="-4.56999999999998" calcext:value-type="float">
            <text:p>-4,57</text:p>
          </table:table-cell>
        </table:table-row>
        <table:table-row table:style-name="ro1">
          <table:table-cell table:style-name="ce1" office:value-type="time" office:time-value="PT13H37M25S" calcext:value-type="time">
            <text:p>13:37:25</text:p>
          </table:table-cell>
          <table:table-cell office:value-type="float" office:value="5457.5" calcext:value-type="float">
            <text:p>5457,5</text:p>
          </table:table-cell>
          <table:table-cell table:style-name="ce13" table:formula="of:=[.B311]-[.B310]" office:value-type="float" office:value="-49.6999999999998" calcext:value-type="float">
            <text:p>-49,70</text:p>
          </table:table-cell>
          <table:table-cell table:style-name="ce14" table:formula="of:=[.A311]-[.A310]" office:value-type="time" office:time-value="PT00H00M10S" calcext:value-type="time">
            <text:p>00:00:10</text:p>
          </table:table-cell>
          <table:table-cell table:formula="of:=HOUR([.D311]) * 3600 + MINUTE([.D311]) * 60 + SECOND([.D311])" office:value-type="float" office:value="10" calcext:value-type="float">
            <text:p>10</text:p>
          </table:table-cell>
          <table:table-cell table:style-name="ce15" table:formula="of:=[.C311]/[.E311]" office:value-type="float" office:value="-4.96999999999998" calcext:value-type="float">
            <text:p>-4,97</text:p>
          </table:table-cell>
          <table:table-cell office:value-type="float" office:value="5457.5" calcext:value-type="float">
            <text:p>5457,5</text:p>
          </table:table-cell>
          <table:table-cell office:value-type="float" office:value="-4.96999999999998" calcext:value-type="float">
            <text:p>-4,97</text:p>
          </table:table-cell>
        </table:table-row>
        <table:table-row table:style-name="ro1">
          <table:table-cell table:style-name="ce1" office:value-type="time" office:time-value="PT13H37M35S" calcext:value-type="time">
            <text:p>13:37:35</text:p>
          </table:table-cell>
          <table:table-cell office:value-type="float" office:value="5406.5" calcext:value-type="float">
            <text:p>5406,5</text:p>
          </table:table-cell>
          <table:table-cell table:style-name="ce13" table:formula="of:=[.B312]-[.B311]" office:value-type="float" office:value="-51" calcext:value-type="float">
            <text:p>-51,00</text:p>
          </table:table-cell>
          <table:table-cell table:style-name="ce14" table:formula="of:=[.A312]-[.A311]" office:value-type="time" office:time-value="PT00H00M10S" calcext:value-type="time">
            <text:p>00:00:10</text:p>
          </table:table-cell>
          <table:table-cell table:formula="of:=HOUR([.D312]) * 3600 + MINUTE([.D312]) * 60 + SECOND([.D312])" office:value-type="float" office:value="10" calcext:value-type="float">
            <text:p>10</text:p>
          </table:table-cell>
          <table:table-cell table:style-name="ce15" table:formula="of:=[.C312]/[.E312]" office:value-type="float" office:value="-5.1" calcext:value-type="float">
            <text:p>-5,10</text:p>
          </table:table-cell>
          <table:table-cell office:value-type="float" office:value="5406.5" calcext:value-type="float">
            <text:p>5406,5</text:p>
          </table:table-cell>
          <table:table-cell office:value-type="float" office:value="-5.1" calcext:value-type="float">
            <text:p>-5,10</text:p>
          </table:table-cell>
        </table:table-row>
        <table:table-row table:style-name="ro1">
          <table:table-cell table:style-name="ce1" office:value-type="time" office:time-value="PT13H37M45S" calcext:value-type="time">
            <text:p>13:37:45</text:p>
          </table:table-cell>
          <table:table-cell office:value-type="float" office:value="5358" calcext:value-type="float">
            <text:p>5358</text:p>
          </table:table-cell>
          <table:table-cell table:style-name="ce13" table:formula="of:=[.B313]-[.B312]" office:value-type="float" office:value="-48.5" calcext:value-type="float">
            <text:p>-48,50</text:p>
          </table:table-cell>
          <table:table-cell table:style-name="ce14" table:formula="of:=[.A313]-[.A312]" office:value-type="time" office:time-value="PT00H00M10S" calcext:value-type="time">
            <text:p>00:00:10</text:p>
          </table:table-cell>
          <table:table-cell table:formula="of:=HOUR([.D313]) * 3600 + MINUTE([.D313]) * 60 + SECOND([.D313])" office:value-type="float" office:value="10" calcext:value-type="float">
            <text:p>10</text:p>
          </table:table-cell>
          <table:table-cell table:style-name="ce15" table:formula="of:=[.C313]/[.E313]" office:value-type="float" office:value="-4.85" calcext:value-type="float">
            <text:p>-4,85</text:p>
          </table:table-cell>
          <table:table-cell office:value-type="float" office:value="5358" calcext:value-type="float">
            <text:p>5358</text:p>
          </table:table-cell>
          <table:table-cell office:value-type="float" office:value="-4.85" calcext:value-type="float">
            <text:p>-4,85</text:p>
          </table:table-cell>
        </table:table-row>
        <table:table-row table:style-name="ro1">
          <table:table-cell table:style-name="ce1" office:value-type="time" office:time-value="PT13H37M55S" calcext:value-type="time">
            <text:p>13:37:55</text:p>
          </table:table-cell>
          <table:table-cell office:value-type="float" office:value="5310.2" calcext:value-type="float">
            <text:p>5310,2</text:p>
          </table:table-cell>
          <table:table-cell table:style-name="ce13" table:formula="of:=[.B314]-[.B313]" office:value-type="float" office:value="-47.8000000000002" calcext:value-type="float">
            <text:p>-47,80</text:p>
          </table:table-cell>
          <table:table-cell table:style-name="ce14" table:formula="of:=[.A314]-[.A313]" office:value-type="time" office:time-value="PT00H00M10S" calcext:value-type="time">
            <text:p>00:00:10</text:p>
          </table:table-cell>
          <table:table-cell table:formula="of:=HOUR([.D314]) * 3600 + MINUTE([.D314]) * 60 + SECOND([.D314])" office:value-type="float" office:value="10" calcext:value-type="float">
            <text:p>10</text:p>
          </table:table-cell>
          <table:table-cell table:style-name="ce15" table:formula="of:=[.C314]/[.E314]" office:value-type="float" office:value="-4.78000000000002" calcext:value-type="float">
            <text:p>-4,78</text:p>
          </table:table-cell>
          <table:table-cell office:value-type="float" office:value="5310.2" calcext:value-type="float">
            <text:p>5310,2</text:p>
          </table:table-cell>
          <table:table-cell office:value-type="float" office:value="-4.78000000000002" calcext:value-type="float">
            <text:p>-4,78</text:p>
          </table:table-cell>
        </table:table-row>
        <table:table-row table:style-name="ro1">
          <table:table-cell table:style-name="ce1" office:value-type="time" office:time-value="PT13H38M05S" calcext:value-type="time">
            <text:p>13:38:05</text:p>
          </table:table-cell>
          <table:table-cell office:value-type="float" office:value="5264.2" calcext:value-type="float">
            <text:p>5264,2</text:p>
          </table:table-cell>
          <table:table-cell table:style-name="ce13" table:formula="of:=[.B315]-[.B314]" office:value-type="float" office:value="-46" calcext:value-type="float">
            <text:p>-46,00</text:p>
          </table:table-cell>
          <table:table-cell table:style-name="ce14" table:formula="of:=[.A315]-[.A314]" office:value-type="time" office:time-value="PT00H00M10S" calcext:value-type="time">
            <text:p>00:00:10</text:p>
          </table:table-cell>
          <table:table-cell table:formula="of:=HOUR([.D315]) * 3600 + MINUTE([.D315]) * 60 + SECOND([.D315])" office:value-type="float" office:value="10" calcext:value-type="float">
            <text:p>10</text:p>
          </table:table-cell>
          <table:table-cell table:style-name="ce15" table:formula="of:=[.C315]/[.E315]" office:value-type="float" office:value="-4.6" calcext:value-type="float">
            <text:p>-4,60</text:p>
          </table:table-cell>
          <table:table-cell office:value-type="float" office:value="5264.2" calcext:value-type="float">
            <text:p>5264,2</text:p>
          </table:table-cell>
          <table:table-cell office:value-type="float" office:value="-4.6" calcext:value-type="float">
            <text:p>-4,60</text:p>
          </table:table-cell>
        </table:table-row>
        <table:table-row table:style-name="ro1">
          <table:table-cell table:style-name="ce1" office:value-type="time" office:time-value="PT13H38M15S" calcext:value-type="time">
            <text:p>13:38:15</text:p>
          </table:table-cell>
          <table:table-cell office:value-type="float" office:value="5218" calcext:value-type="float">
            <text:p>5218</text:p>
          </table:table-cell>
          <table:table-cell table:style-name="ce13" table:formula="of:=[.B316]-[.B315]" office:value-type="float" office:value="-46.1999999999998" calcext:value-type="float">
            <text:p>-46,20</text:p>
          </table:table-cell>
          <table:table-cell table:style-name="ce14" table:formula="of:=[.A316]-[.A315]" office:value-type="time" office:time-value="PT00H00M10S" calcext:value-type="time">
            <text:p>00:00:10</text:p>
          </table:table-cell>
          <table:table-cell table:formula="of:=HOUR([.D316]) * 3600 + MINUTE([.D316]) * 60 + SECOND([.D316])" office:value-type="float" office:value="10" calcext:value-type="float">
            <text:p>10</text:p>
          </table:table-cell>
          <table:table-cell table:style-name="ce15" table:formula="of:=[.C316]/[.E316]" office:value-type="float" office:value="-4.61999999999998" calcext:value-type="float">
            <text:p>-4,62</text:p>
          </table:table-cell>
          <table:table-cell office:value-type="float" office:value="5218" calcext:value-type="float">
            <text:p>5218</text:p>
          </table:table-cell>
          <table:table-cell office:value-type="float" office:value="-4.61999999999998" calcext:value-type="float">
            <text:p>-4,62</text:p>
          </table:table-cell>
        </table:table-row>
        <table:table-row table:style-name="ro1">
          <table:table-cell table:style-name="ce1" office:value-type="time" office:time-value="PT13H38M25S" calcext:value-type="time">
            <text:p>13:38:25</text:p>
          </table:table-cell>
          <table:table-cell office:value-type="float" office:value="5169.9" calcext:value-type="float">
            <text:p>5169,9</text:p>
          </table:table-cell>
          <table:table-cell table:style-name="ce13" table:formula="of:=[.B317]-[.B316]" office:value-type="float" office:value="-48.1000000000004" calcext:value-type="float">
            <text:p>-48,10</text:p>
          </table:table-cell>
          <table:table-cell table:style-name="ce14" table:formula="of:=[.A317]-[.A316]" office:value-type="time" office:time-value="PT00H00M10S" calcext:value-type="time">
            <text:p>00:00:10</text:p>
          </table:table-cell>
          <table:table-cell table:formula="of:=HOUR([.D317]) * 3600 + MINUTE([.D317]) * 60 + SECOND([.D317])" office:value-type="float" office:value="10" calcext:value-type="float">
            <text:p>10</text:p>
          </table:table-cell>
          <table:table-cell table:style-name="ce15" table:formula="of:=[.C317]/[.E317]" office:value-type="float" office:value="-4.81000000000004" calcext:value-type="float">
            <text:p>-4,81</text:p>
          </table:table-cell>
          <table:table-cell office:value-type="float" office:value="5169.9" calcext:value-type="float">
            <text:p>5169,9</text:p>
          </table:table-cell>
          <table:table-cell office:value-type="float" office:value="-4.81000000000004" calcext:value-type="float">
            <text:p>-4,81</text:p>
          </table:table-cell>
        </table:table-row>
        <table:table-row table:style-name="ro1">
          <table:table-cell table:style-name="ce1" office:value-type="time" office:time-value="PT13H38M45S" calcext:value-type="time">
            <text:p>13:38:45</text:p>
          </table:table-cell>
          <table:table-cell office:value-type="float" office:value="5073.5" calcext:value-type="float">
            <text:p>5073,5</text:p>
          </table:table-cell>
          <table:table-cell table:style-name="ce13" table:formula="of:=[.B318]-[.B317]" office:value-type="float" office:value="-96.3999999999996" calcext:value-type="float">
            <text:p>-96,40</text:p>
          </table:table-cell>
          <table:table-cell table:style-name="ce14" table:formula="of:=[.A318]-[.A317]" office:value-type="time" office:time-value="PT00H00M20S" calcext:value-type="time">
            <text:p>00:00:20</text:p>
          </table:table-cell>
          <table:table-cell table:formula="of:=HOUR([.D318]) * 3600 + MINUTE([.D318]) * 60 + SECOND([.D318])" office:value-type="float" office:value="20" calcext:value-type="float">
            <text:p>20</text:p>
          </table:table-cell>
          <table:table-cell table:style-name="ce15" table:formula="of:=[.C318]/[.E318]" office:value-type="float" office:value="-4.81999999999998" calcext:value-type="float">
            <text:p>-4,82</text:p>
          </table:table-cell>
          <table:table-cell office:value-type="float" office:value="5073.5" calcext:value-type="float">
            <text:p>5073,5</text:p>
          </table:table-cell>
          <table:table-cell office:value-type="float" office:value="-4.81999999999998" calcext:value-type="float">
            <text:p>-4,82</text:p>
          </table:table-cell>
        </table:table-row>
        <table:table-row table:style-name="ro1">
          <table:table-cell table:style-name="ce1" office:value-type="time" office:time-value="PT13H38M55S" calcext:value-type="time">
            <text:p>13:38:55</text:p>
          </table:table-cell>
          <table:table-cell office:value-type="float" office:value="5027.5" calcext:value-type="float">
            <text:p>5027,5</text:p>
          </table:table-cell>
          <table:table-cell table:style-name="ce13" table:formula="of:=[.B319]-[.B318]" office:value-type="float" office:value="-46" calcext:value-type="float">
            <text:p>-46,00</text:p>
          </table:table-cell>
          <table:table-cell table:style-name="ce14" table:formula="of:=[.A319]-[.A318]" office:value-type="time" office:time-value="PT00H00M10S" calcext:value-type="time">
            <text:p>00:00:10</text:p>
          </table:table-cell>
          <table:table-cell table:formula="of:=HOUR([.D319]) * 3600 + MINUTE([.D319]) * 60 + SECOND([.D319])" office:value-type="float" office:value="10" calcext:value-type="float">
            <text:p>10</text:p>
          </table:table-cell>
          <table:table-cell table:style-name="ce15" table:formula="of:=[.C319]/[.E319]" office:value-type="float" office:value="-4.6" calcext:value-type="float">
            <text:p>-4,60</text:p>
          </table:table-cell>
          <table:table-cell office:value-type="float" office:value="5027.5" calcext:value-type="float">
            <text:p>5027,5</text:p>
          </table:table-cell>
          <table:table-cell office:value-type="float" office:value="-4.6" calcext:value-type="float">
            <text:p>-4,60</text:p>
          </table:table-cell>
        </table:table-row>
        <table:table-row table:style-name="ro1">
          <table:table-cell table:style-name="ce1" office:value-type="time" office:time-value="PT13H39M05S" calcext:value-type="time">
            <text:p>13:39:05</text:p>
          </table:table-cell>
          <table:table-cell office:value-type="float" office:value="4983" calcext:value-type="float">
            <text:p>4983</text:p>
          </table:table-cell>
          <table:table-cell table:style-name="ce13" table:formula="of:=[.B320]-[.B319]" office:value-type="float" office:value="-44.5" calcext:value-type="float">
            <text:p>-44,50</text:p>
          </table:table-cell>
          <table:table-cell table:style-name="ce14" table:formula="of:=[.A320]-[.A319]" office:value-type="time" office:time-value="PT00H00M10S" calcext:value-type="time">
            <text:p>00:00:10</text:p>
          </table:table-cell>
          <table:table-cell table:formula="of:=HOUR([.D320]) * 3600 + MINUTE([.D320]) * 60 + SECOND([.D320])" office:value-type="float" office:value="10" calcext:value-type="float">
            <text:p>10</text:p>
          </table:table-cell>
          <table:table-cell table:style-name="ce15" table:formula="of:=[.C320]/[.E320]" office:value-type="float" office:value="-4.45" calcext:value-type="float">
            <text:p>-4,45</text:p>
          </table:table-cell>
          <table:table-cell office:value-type="float" office:value="4983" calcext:value-type="float">
            <text:p>4983</text:p>
          </table:table-cell>
          <table:table-cell office:value-type="float" office:value="-4.45" calcext:value-type="float">
            <text:p>-4,45</text:p>
          </table:table-cell>
        </table:table-row>
        <table:table-row table:style-name="ro1">
          <table:table-cell table:style-name="ce1" office:value-type="time" office:time-value="PT13H39M15S" calcext:value-type="time">
            <text:p>13:39:15</text:p>
          </table:table-cell>
          <table:table-cell office:value-type="float" office:value="4937" calcext:value-type="float">
            <text:p>4937</text:p>
          </table:table-cell>
          <table:table-cell table:style-name="ce13" table:formula="of:=[.B321]-[.B320]" office:value-type="float" office:value="-46" calcext:value-type="float">
            <text:p>-46,00</text:p>
          </table:table-cell>
          <table:table-cell table:style-name="ce14" table:formula="of:=[.A321]-[.A320]" office:value-type="time" office:time-value="PT00H00M10S" calcext:value-type="time">
            <text:p>00:00:10</text:p>
          </table:table-cell>
          <table:table-cell table:formula="of:=HOUR([.D321]) * 3600 + MINUTE([.D321]) * 60 + SECOND([.D321])" office:value-type="float" office:value="10" calcext:value-type="float">
            <text:p>10</text:p>
          </table:table-cell>
          <table:table-cell table:style-name="ce15" table:formula="of:=[.C321]/[.E321]" office:value-type="float" office:value="-4.6" calcext:value-type="float">
            <text:p>-4,60</text:p>
          </table:table-cell>
          <table:table-cell office:value-type="float" office:value="4937" calcext:value-type="float">
            <text:p>4937</text:p>
          </table:table-cell>
          <table:table-cell office:value-type="float" office:value="-4.6" calcext:value-type="float">
            <text:p>-4,60</text:p>
          </table:table-cell>
        </table:table-row>
        <table:table-row table:style-name="ro1">
          <table:table-cell table:style-name="ce1" office:value-type="time" office:time-value="PT13H39M25S" calcext:value-type="time">
            <text:p>13:39:25</text:p>
          </table:table-cell>
          <table:table-cell office:value-type="float" office:value="4892.7" calcext:value-type="float">
            <text:p>4892,7</text:p>
          </table:table-cell>
          <table:table-cell table:style-name="ce13" table:formula="of:=[.B322]-[.B321]" office:value-type="float" office:value="-44.3000000000002" calcext:value-type="float">
            <text:p>-44,30</text:p>
          </table:table-cell>
          <table:table-cell table:style-name="ce14" table:formula="of:=[.A322]-[.A321]" office:value-type="time" office:time-value="PT00H00M10S" calcext:value-type="time">
            <text:p>00:00:10</text:p>
          </table:table-cell>
          <table:table-cell table:formula="of:=HOUR([.D322]) * 3600 + MINUTE([.D322]) * 60 + SECOND([.D322])" office:value-type="float" office:value="10" calcext:value-type="float">
            <text:p>10</text:p>
          </table:table-cell>
          <table:table-cell table:style-name="ce15" table:formula="of:=[.C322]/[.E322]" office:value-type="float" office:value="-4.43000000000002" calcext:value-type="float">
            <text:p>-4,43</text:p>
          </table:table-cell>
          <table:table-cell office:value-type="float" office:value="4892.7" calcext:value-type="float">
            <text:p>4892,7</text:p>
          </table:table-cell>
          <table:table-cell office:value-type="float" office:value="-4.43000000000002" calcext:value-type="float">
            <text:p>-4,43</text:p>
          </table:table-cell>
        </table:table-row>
        <table:table-row table:style-name="ro1">
          <table:table-cell table:style-name="ce1" office:value-type="time" office:time-value="PT13H39M35S" calcext:value-type="time">
            <text:p>13:39:35</text:p>
          </table:table-cell>
          <table:table-cell office:value-type="float" office:value="4848.8" calcext:value-type="float">
            <text:p>4848,8</text:p>
          </table:table-cell>
          <table:table-cell table:style-name="ce13" table:formula="of:=[.B323]-[.B322]" office:value-type="float" office:value="-43.8999999999996" calcext:value-type="float">
            <text:p>-43,90</text:p>
          </table:table-cell>
          <table:table-cell table:style-name="ce14" table:formula="of:=[.A323]-[.A322]" office:value-type="time" office:time-value="PT00H00M10S" calcext:value-type="time">
            <text:p>00:00:10</text:p>
          </table:table-cell>
          <table:table-cell table:formula="of:=HOUR([.D323]) * 3600 + MINUTE([.D323]) * 60 + SECOND([.D323])" office:value-type="float" office:value="10" calcext:value-type="float">
            <text:p>10</text:p>
          </table:table-cell>
          <table:table-cell table:style-name="ce15" table:formula="of:=[.C323]/[.E323]" office:value-type="float" office:value="-4.38999999999996" calcext:value-type="float">
            <text:p>-4,39</text:p>
          </table:table-cell>
          <table:table-cell office:value-type="float" office:value="4848.8" calcext:value-type="float">
            <text:p>4848,8</text:p>
          </table:table-cell>
          <table:table-cell office:value-type="float" office:value="-4.38999999999996" calcext:value-type="float">
            <text:p>-4,39</text:p>
          </table:table-cell>
        </table:table-row>
        <table:table-row table:style-name="ro1">
          <table:table-cell table:style-name="ce1" office:value-type="time" office:time-value="PT13H39M45S" calcext:value-type="time">
            <text:p>13:39:45</text:p>
          </table:table-cell>
          <table:table-cell office:value-type="float" office:value="4805.5" calcext:value-type="float">
            <text:p>4805,5</text:p>
          </table:table-cell>
          <table:table-cell table:style-name="ce13" table:formula="of:=[.B324]-[.B323]" office:value-type="float" office:value="-43.3000000000002" calcext:value-type="float">
            <text:p>-43,30</text:p>
          </table:table-cell>
          <table:table-cell table:style-name="ce14" table:formula="of:=[.A324]-[.A323]" office:value-type="time" office:time-value="PT00H00M10S" calcext:value-type="time">
            <text:p>00:00:10</text:p>
          </table:table-cell>
          <table:table-cell table:formula="of:=HOUR([.D324]) * 3600 + MINUTE([.D324]) * 60 + SECOND([.D324])" office:value-type="float" office:value="10" calcext:value-type="float">
            <text:p>10</text:p>
          </table:table-cell>
          <table:table-cell table:style-name="ce15" table:formula="of:=[.C324]/[.E324]" office:value-type="float" office:value="-4.33000000000002" calcext:value-type="float">
            <text:p>-4,33</text:p>
          </table:table-cell>
          <table:table-cell office:value-type="float" office:value="4805.5" calcext:value-type="float">
            <text:p>4805,5</text:p>
          </table:table-cell>
          <table:table-cell office:value-type="float" office:value="-4.33000000000002" calcext:value-type="float">
            <text:p>-4,33</text:p>
          </table:table-cell>
        </table:table-row>
        <table:table-row table:style-name="ro1">
          <table:table-cell table:style-name="ce1" office:value-type="time" office:time-value="PT13H39M55S" calcext:value-type="time">
            <text:p>13:39:55</text:p>
          </table:table-cell>
          <table:table-cell office:value-type="float" office:value="4760.5" calcext:value-type="float">
            <text:p>4760,5</text:p>
          </table:table-cell>
          <table:table-cell table:style-name="ce13" table:formula="of:=[.B325]-[.B324]" office:value-type="float" office:value="-45" calcext:value-type="float">
            <text:p>-45,00</text:p>
          </table:table-cell>
          <table:table-cell table:style-name="ce14" table:formula="of:=[.A325]-[.A324]" office:value-type="time" office:time-value="PT00H00M10S" calcext:value-type="time">
            <text:p>00:00:10</text:p>
          </table:table-cell>
          <table:table-cell table:formula="of:=HOUR([.D325]) * 3600 + MINUTE([.D325]) * 60 + SECOND([.D325])" office:value-type="float" office:value="10" calcext:value-type="float">
            <text:p>10</text:p>
          </table:table-cell>
          <table:table-cell table:style-name="ce15" table:formula="of:=[.C325]/[.E325]" office:value-type="float" office:value="-4.5" calcext:value-type="float">
            <text:p>-4,50</text:p>
          </table:table-cell>
          <table:table-cell office:value-type="float" office:value="4760.5" calcext:value-type="float">
            <text:p>4760,5</text:p>
          </table:table-cell>
          <table:table-cell office:value-type="float" office:value="-4.5" calcext:value-type="float">
            <text:p>-4,50</text:p>
          </table:table-cell>
        </table:table-row>
        <table:table-row table:style-name="ro1">
          <table:table-cell table:style-name="ce1" office:value-type="time" office:time-value="PT13H40M05S" calcext:value-type="time">
            <text:p>13:40:05</text:p>
          </table:table-cell>
          <table:table-cell office:value-type="float" office:value="4712.5" calcext:value-type="float">
            <text:p>4712,5</text:p>
          </table:table-cell>
          <table:table-cell table:style-name="ce13" table:formula="of:=[.B326]-[.B325]" office:value-type="float" office:value="-48" calcext:value-type="float">
            <text:p>-48,00</text:p>
          </table:table-cell>
          <table:table-cell table:style-name="ce14" table:formula="of:=[.A326]-[.A325]" office:value-type="time" office:time-value="PT00H00M10S" calcext:value-type="time">
            <text:p>00:00:10</text:p>
          </table:table-cell>
          <table:table-cell table:formula="of:=HOUR([.D326]) * 3600 + MINUTE([.D326]) * 60 + SECOND([.D326])" office:value-type="float" office:value="10" calcext:value-type="float">
            <text:p>10</text:p>
          </table:table-cell>
          <table:table-cell table:style-name="ce15" table:formula="of:=[.C326]/[.E326]" office:value-type="float" office:value="-4.8" calcext:value-type="float">
            <text:p>-4,80</text:p>
          </table:table-cell>
          <table:table-cell office:value-type="float" office:value="4712.5" calcext:value-type="float">
            <text:p>4712,5</text:p>
          </table:table-cell>
          <table:table-cell office:value-type="float" office:value="-4.8" calcext:value-type="float">
            <text:p>-4,80</text:p>
          </table:table-cell>
        </table:table-row>
        <table:table-row table:style-name="ro1">
          <table:table-cell table:style-name="ce1" office:value-type="time" office:time-value="PT13H42M05S" calcext:value-type="time">
            <text:p>13:42:05</text:p>
          </table:table-cell>
          <table:table-cell office:value-type="float" office:value="4192.1" calcext:value-type="float">
            <text:p>4192,1</text:p>
          </table:table-cell>
          <table:table-cell table:style-name="ce13" table:formula="of:=[.B327]-[.B326]" office:value-type="float" office:value="-520.4" calcext:value-type="float">
            <text:p>-520,40</text:p>
          </table:table-cell>
          <table:table-cell table:style-name="ce14" table:formula="of:=[.A327]-[.A326]" office:value-type="time" office:time-value="PT00H02M00S" calcext:value-type="time">
            <text:p>00:02:00</text:p>
          </table:table-cell>
          <table:table-cell table:formula="of:=HOUR([.D327]) * 3600 + MINUTE([.D327]) * 60 + SECOND([.D327])" office:value-type="float" office:value="120" calcext:value-type="float">
            <text:p>120</text:p>
          </table:table-cell>
          <table:table-cell table:style-name="ce15" table:formula="of:=[.C327]/[.E327]" office:value-type="float" office:value="-4.33666666666666" calcext:value-type="float">
            <text:p>-4,34</text:p>
          </table:table-cell>
          <table:table-cell office:value-type="float" office:value="4192.1" calcext:value-type="float">
            <text:p>4192,1</text:p>
          </table:table-cell>
          <table:table-cell office:value-type="float" office:value="-4.33666666666666" calcext:value-type="float">
            <text:p>-4,34</text:p>
          </table:table-cell>
        </table:table-row>
        <table:table-row table:style-name="ro1">
          <table:table-cell table:style-name="ce1" office:value-type="time" office:time-value="PT13H42M15S" calcext:value-type="time">
            <text:p>13:42:15</text:p>
          </table:table-cell>
          <table:table-cell office:value-type="float" office:value="4149.7" calcext:value-type="float">
            <text:p>4149,7</text:p>
          </table:table-cell>
          <table:table-cell table:style-name="ce13" table:formula="of:=[.B328]-[.B327]" office:value-type="float" office:value="-42.4000000000005" calcext:value-type="float">
            <text:p>-42,40</text:p>
          </table:table-cell>
          <table:table-cell table:style-name="ce14" table:formula="of:=[.A328]-[.A327]" office:value-type="time" office:time-value="PT00H00M10S" calcext:value-type="time">
            <text:p>00:00:10</text:p>
          </table:table-cell>
          <table:table-cell table:formula="of:=HOUR([.D328]) * 3600 + MINUTE([.D328]) * 60 + SECOND([.D328])" office:value-type="float" office:value="10" calcext:value-type="float">
            <text:p>10</text:p>
          </table:table-cell>
          <table:table-cell table:style-name="ce15" table:formula="of:=[.C328]/[.E328]" office:value-type="float" office:value="-4.24000000000005" calcext:value-type="float">
            <text:p>-4,24</text:p>
          </table:table-cell>
          <table:table-cell office:value-type="float" office:value="4149.7" calcext:value-type="float">
            <text:p>4149,7</text:p>
          </table:table-cell>
          <table:table-cell office:value-type="float" office:value="-4.24000000000005" calcext:value-type="float">
            <text:p>-4,24</text:p>
          </table:table-cell>
        </table:table-row>
        <table:table-row table:style-name="ro1">
          <table:table-cell table:style-name="ce1" office:value-type="time" office:time-value="PT13H42M25S" calcext:value-type="time">
            <text:p>13:42:25</text:p>
          </table:table-cell>
          <table:table-cell office:value-type="float" office:value="4107.7" calcext:value-type="float">
            <text:p>4107,7</text:p>
          </table:table-cell>
          <table:table-cell table:style-name="ce13" table:formula="of:=[.B329]-[.B328]" office:value-type="float" office:value="-42" calcext:value-type="float">
            <text:p>-42,00</text:p>
          </table:table-cell>
          <table:table-cell table:style-name="ce14" table:formula="of:=[.A329]-[.A328]" office:value-type="time" office:time-value="PT00H00M10S" calcext:value-type="time">
            <text:p>00:00:10</text:p>
          </table:table-cell>
          <table:table-cell table:formula="of:=HOUR([.D329]) * 3600 + MINUTE([.D329]) * 60 + SECOND([.D329])" office:value-type="float" office:value="10" calcext:value-type="float">
            <text:p>10</text:p>
          </table:table-cell>
          <table:table-cell table:style-name="ce15" table:formula="of:=[.C329]/[.E329]" office:value-type="float" office:value="-4.2" calcext:value-type="float">
            <text:p>-4,20</text:p>
          </table:table-cell>
          <table:table-cell office:value-type="float" office:value="4107.7" calcext:value-type="float">
            <text:p>4107,7</text:p>
          </table:table-cell>
          <table:table-cell office:value-type="float" office:value="-4.2" calcext:value-type="float">
            <text:p>-4,20</text:p>
          </table:table-cell>
        </table:table-row>
        <table:table-row table:style-name="ro1">
          <table:table-cell table:style-name="ce1" office:value-type="time" office:time-value="PT13H42M45S" calcext:value-type="time">
            <text:p>13:42:45</text:p>
          </table:table-cell>
          <table:table-cell office:value-type="float" office:value="4026.1" calcext:value-type="float">
            <text:p>4026,1</text:p>
          </table:table-cell>
          <table:table-cell table:style-name="ce13" table:formula="of:=[.B330]-[.B329]" office:value-type="float" office:value="-81.5999999999999" calcext:value-type="float">
            <text:p>-81,60</text:p>
          </table:table-cell>
          <table:table-cell table:style-name="ce14" table:formula="of:=[.A330]-[.A329]" office:value-type="time" office:time-value="PT00H00M20S" calcext:value-type="time">
            <text:p>00:00:20</text:p>
          </table:table-cell>
          <table:table-cell table:formula="of:=HOUR([.D330]) * 3600 + MINUTE([.D330]) * 60 + SECOND([.D330])" office:value-type="float" office:value="20" calcext:value-type="float">
            <text:p>20</text:p>
          </table:table-cell>
          <table:table-cell table:style-name="ce15" table:formula="of:=[.C330]/[.E330]" office:value-type="float" office:value="-4.08" calcext:value-type="float">
            <text:p>-4,08</text:p>
          </table:table-cell>
          <table:table-cell office:value-type="float" office:value="4026.1" calcext:value-type="float">
            <text:p>4026,1</text:p>
          </table:table-cell>
          <table:table-cell office:value-type="float" office:value="-4.08" calcext:value-type="float">
            <text:p>-4,08</text:p>
          </table:table-cell>
        </table:table-row>
        <table:table-row table:style-name="ro1">
          <table:table-cell table:style-name="ce1" office:value-type="time" office:time-value="PT13H42M55S" calcext:value-type="time">
            <text:p>13:42:55</text:p>
          </table:table-cell>
          <table:table-cell office:value-type="float" office:value="3986.3" calcext:value-type="float">
            <text:p>3986,3</text:p>
          </table:table-cell>
          <table:table-cell table:style-name="ce13" table:formula="of:=[.B331]-[.B330]" office:value-type="float" office:value="-39.7999999999997" calcext:value-type="float">
            <text:p>-39,80</text:p>
          </table:table-cell>
          <table:table-cell table:style-name="ce14" table:formula="of:=[.A331]-[.A330]" office:value-type="time" office:time-value="PT00H00M10S" calcext:value-type="time">
            <text:p>00:00:10</text:p>
          </table:table-cell>
          <table:table-cell table:formula="of:=HOUR([.D331]) * 3600 + MINUTE([.D331]) * 60 + SECOND([.D331])" office:value-type="float" office:value="10" calcext:value-type="float">
            <text:p>10</text:p>
          </table:table-cell>
          <table:table-cell table:style-name="ce15" table:formula="of:=[.C331]/[.E331]" office:value-type="float" office:value="-3.97999999999997" calcext:value-type="float">
            <text:p>-3,98</text:p>
          </table:table-cell>
          <table:table-cell office:value-type="float" office:value="3986.3" calcext:value-type="float">
            <text:p>3986,3</text:p>
          </table:table-cell>
          <table:table-cell office:value-type="float" office:value="-3.97999999999997" calcext:value-type="float">
            <text:p>-3,98</text:p>
          </table:table-cell>
        </table:table-row>
        <table:table-row table:style-name="ro1">
          <table:table-cell table:style-name="ce1" office:value-type="time" office:time-value="PT13H43M05S" calcext:value-type="time">
            <text:p>13:43:05</text:p>
          </table:table-cell>
          <table:table-cell office:value-type="float" office:value="3947.7" calcext:value-type="float">
            <text:p>3947,7</text:p>
          </table:table-cell>
          <table:table-cell table:style-name="ce13" table:formula="of:=[.B332]-[.B331]" office:value-type="float" office:value="-38.6000000000004" calcext:value-type="float">
            <text:p>-38,60</text:p>
          </table:table-cell>
          <table:table-cell table:style-name="ce14" table:formula="of:=[.A332]-[.A331]" office:value-type="time" office:time-value="PT00H00M10S" calcext:value-type="time">
            <text:p>00:00:10</text:p>
          </table:table-cell>
          <table:table-cell table:formula="of:=HOUR([.D332]) * 3600 + MINUTE([.D332]) * 60 + SECOND([.D332])" office:value-type="float" office:value="10" calcext:value-type="float">
            <text:p>10</text:p>
          </table:table-cell>
          <table:table-cell table:style-name="ce15" table:formula="of:=[.C332]/[.E332]" office:value-type="float" office:value="-3.86000000000004" calcext:value-type="float">
            <text:p>-3,86</text:p>
          </table:table-cell>
          <table:table-cell office:value-type="float" office:value="3947.7" calcext:value-type="float">
            <text:p>3947,7</text:p>
          </table:table-cell>
          <table:table-cell office:value-type="float" office:value="-3.86000000000004" calcext:value-type="float">
            <text:p>-3,86</text:p>
          </table:table-cell>
        </table:table-row>
        <table:table-row table:style-name="ro1">
          <table:table-cell table:style-name="ce1" office:value-type="time" office:time-value="PT13H43M15S" calcext:value-type="time">
            <text:p>13:43:15</text:p>
          </table:table-cell>
          <table:table-cell office:value-type="float" office:value="3907.6" calcext:value-type="float">
            <text:p>3907,6</text:p>
          </table:table-cell>
          <table:table-cell table:style-name="ce13" table:formula="of:=[.B333]-[.B332]" office:value-type="float" office:value="-40.0999999999999" calcext:value-type="float">
            <text:p>-40,10</text:p>
          </table:table-cell>
          <table:table-cell table:style-name="ce14" table:formula="of:=[.A333]-[.A332]" office:value-type="time" office:time-value="PT00H00M10S" calcext:value-type="time">
            <text:p>00:00:10</text:p>
          </table:table-cell>
          <table:table-cell table:formula="of:=HOUR([.D333]) * 3600 + MINUTE([.D333]) * 60 + SECOND([.D333])" office:value-type="float" office:value="10" calcext:value-type="float">
            <text:p>10</text:p>
          </table:table-cell>
          <table:table-cell table:style-name="ce15" table:formula="of:=[.C333]/[.E333]" office:value-type="float" office:value="-4.00999999999999" calcext:value-type="float">
            <text:p>-4,01</text:p>
          </table:table-cell>
          <table:table-cell office:value-type="float" office:value="3907.6" calcext:value-type="float">
            <text:p>3907,6</text:p>
          </table:table-cell>
          <table:table-cell office:value-type="float" office:value="-4.00999999999999" calcext:value-type="float">
            <text:p>-4,01</text:p>
          </table:table-cell>
        </table:table-row>
        <table:table-row table:style-name="ro1">
          <table:table-cell table:style-name="ce1" office:value-type="time" office:time-value="PT13H43M25S" calcext:value-type="time">
            <text:p>13:43:25</text:p>
          </table:table-cell>
          <table:table-cell office:value-type="float" office:value="3866.8" calcext:value-type="float">
            <text:p>3866,8</text:p>
          </table:table-cell>
          <table:table-cell table:style-name="ce13" table:formula="of:=[.B334]-[.B333]" office:value-type="float" office:value="-40.7999999999997" calcext:value-type="float">
            <text:p>-40,80</text:p>
          </table:table-cell>
          <table:table-cell table:style-name="ce14" table:formula="of:=[.A334]-[.A333]" office:value-type="time" office:time-value="PT00H00M10S" calcext:value-type="time">
            <text:p>00:00:10</text:p>
          </table:table-cell>
          <table:table-cell table:formula="of:=HOUR([.D334]) * 3600 + MINUTE([.D334]) * 60 + SECOND([.D334])" office:value-type="float" office:value="10" calcext:value-type="float">
            <text:p>10</text:p>
          </table:table-cell>
          <table:table-cell table:style-name="ce15" table:formula="of:=[.C334]/[.E334]" office:value-type="float" office:value="-4.07999999999997" calcext:value-type="float">
            <text:p>-4,08</text:p>
          </table:table-cell>
          <table:table-cell office:value-type="float" office:value="3866.8" calcext:value-type="float">
            <text:p>3866,8</text:p>
          </table:table-cell>
          <table:table-cell office:value-type="float" office:value="-4.07999999999997" calcext:value-type="float">
            <text:p>-4,08</text:p>
          </table:table-cell>
        </table:table-row>
        <table:table-row table:style-name="ro1">
          <table:table-cell table:style-name="ce1" office:value-type="time" office:time-value="PT13H43M35S" calcext:value-type="time">
            <text:p>13:43:35</text:p>
          </table:table-cell>
          <table:table-cell office:value-type="float" office:value="3827" calcext:value-type="float">
            <text:p>3827</text:p>
          </table:table-cell>
          <table:table-cell table:style-name="ce13" table:formula="of:=[.B335]-[.B334]" office:value-type="float" office:value="-39.8000000000002" calcext:value-type="float">
            <text:p>-39,80</text:p>
          </table:table-cell>
          <table:table-cell table:style-name="ce14" table:formula="of:=[.A335]-[.A334]" office:value-type="time" office:time-value="PT00H00M10S" calcext:value-type="time">
            <text:p>00:00:10</text:p>
          </table:table-cell>
          <table:table-cell table:formula="of:=HOUR([.D335]) * 3600 + MINUTE([.D335]) * 60 + SECOND([.D335])" office:value-type="float" office:value="10" calcext:value-type="float">
            <text:p>10</text:p>
          </table:table-cell>
          <table:table-cell table:style-name="ce15" table:formula="of:=[.C335]/[.E335]" office:value-type="float" office:value="-3.98000000000002" calcext:value-type="float">
            <text:p>-3,98</text:p>
          </table:table-cell>
          <table:table-cell office:value-type="float" office:value="3827" calcext:value-type="float">
            <text:p>3827</text:p>
          </table:table-cell>
          <table:table-cell office:value-type="float" office:value="-3.98000000000002" calcext:value-type="float">
            <text:p>-3,98</text:p>
          </table:table-cell>
        </table:table-row>
        <table:table-row table:style-name="ro1">
          <table:table-cell table:style-name="ce1" office:value-type="time" office:time-value="PT13H43M45S" calcext:value-type="time">
            <text:p>13:43:45</text:p>
          </table:table-cell>
          <table:table-cell office:value-type="float" office:value="3784.7" calcext:value-type="float">
            <text:p>3784,7</text:p>
          </table:table-cell>
          <table:table-cell table:style-name="ce13" table:formula="of:=[.B336]-[.B335]" office:value-type="float" office:value="-42.3000000000002" calcext:value-type="float">
            <text:p>-42,30</text:p>
          </table:table-cell>
          <table:table-cell table:style-name="ce14" table:formula="of:=[.A336]-[.A335]" office:value-type="time" office:time-value="PT00H00M10S" calcext:value-type="time">
            <text:p>00:00:10</text:p>
          </table:table-cell>
          <table:table-cell table:formula="of:=HOUR([.D336]) * 3600 + MINUTE([.D336]) * 60 + SECOND([.D336])" office:value-type="float" office:value="10" calcext:value-type="float">
            <text:p>10</text:p>
          </table:table-cell>
          <table:table-cell table:style-name="ce15" table:formula="of:=[.C336]/[.E336]" office:value-type="float" office:value="-4.23000000000002" calcext:value-type="float">
            <text:p>-4,23</text:p>
          </table:table-cell>
          <table:table-cell office:value-type="float" office:value="3784.7" calcext:value-type="float">
            <text:p>3784,7</text:p>
          </table:table-cell>
          <table:table-cell office:value-type="float" office:value="-4.23000000000002" calcext:value-type="float">
            <text:p>-4,23</text:p>
          </table:table-cell>
        </table:table-row>
        <table:table-row table:style-name="ro1">
          <table:table-cell table:style-name="ce1" office:value-type="time" office:time-value="PT13H43M55S" calcext:value-type="time">
            <text:p>13:43:55</text:p>
          </table:table-cell>
          <table:table-cell office:value-type="float" office:value="3745.4" calcext:value-type="float">
            <text:p>3745,4</text:p>
          </table:table-cell>
          <table:table-cell table:style-name="ce13" table:formula="of:=[.B337]-[.B336]" office:value-type="float" office:value="-39.2999999999997" calcext:value-type="float">
            <text:p>-39,30</text:p>
          </table:table-cell>
          <table:table-cell table:style-name="ce14" table:formula="of:=[.A337]-[.A336]" office:value-type="time" office:time-value="PT00H00M10S" calcext:value-type="time">
            <text:p>00:00:10</text:p>
          </table:table-cell>
          <table:table-cell table:formula="of:=HOUR([.D337]) * 3600 + MINUTE([.D337]) * 60 + SECOND([.D337])" office:value-type="float" office:value="10" calcext:value-type="float">
            <text:p>10</text:p>
          </table:table-cell>
          <table:table-cell table:style-name="ce15" table:formula="of:=[.C337]/[.E337]" office:value-type="float" office:value="-3.92999999999997" calcext:value-type="float">
            <text:p>-3,93</text:p>
          </table:table-cell>
          <table:table-cell office:value-type="float" office:value="3745.4" calcext:value-type="float">
            <text:p>3745,4</text:p>
          </table:table-cell>
          <table:table-cell office:value-type="float" office:value="-3.92999999999997" calcext:value-type="float">
            <text:p>-3,93</text:p>
          </table:table-cell>
        </table:table-row>
        <table:table-row table:style-name="ro1">
          <table:table-cell table:style-name="ce1" office:value-type="time" office:time-value="PT13H44M05S" calcext:value-type="time">
            <text:p>13:44:05</text:p>
          </table:table-cell>
          <table:table-cell office:value-type="float" office:value="3706" calcext:value-type="float">
            <text:p>3706</text:p>
          </table:table-cell>
          <table:table-cell table:style-name="ce13" table:formula="of:=[.B338]-[.B337]" office:value-type="float" office:value="-39.4000000000001" calcext:value-type="float">
            <text:p>-39,40</text:p>
          </table:table-cell>
          <table:table-cell table:style-name="ce14" table:formula="of:=[.A338]-[.A337]" office:value-type="time" office:time-value="PT00H00M10S" calcext:value-type="time">
            <text:p>00:00:10</text:p>
          </table:table-cell>
          <table:table-cell table:formula="of:=HOUR([.D338]) * 3600 + MINUTE([.D338]) * 60 + SECOND([.D338])" office:value-type="float" office:value="10" calcext:value-type="float">
            <text:p>10</text:p>
          </table:table-cell>
          <table:table-cell table:style-name="ce15" table:formula="of:=[.C338]/[.E338]" office:value-type="float" office:value="-3.94000000000001" calcext:value-type="float">
            <text:p>-3,94</text:p>
          </table:table-cell>
          <table:table-cell office:value-type="float" office:value="3706" calcext:value-type="float">
            <text:p>3706</text:p>
          </table:table-cell>
          <table:table-cell office:value-type="float" office:value="-3.94000000000001" calcext:value-type="float">
            <text:p>-3,94</text:p>
          </table:table-cell>
        </table:table-row>
        <table:table-row table:style-name="ro1">
          <table:table-cell table:style-name="ce1" office:value-type="time" office:time-value="PT13H44M15S" calcext:value-type="time">
            <text:p>13:44:15</text:p>
          </table:table-cell>
          <table:table-cell office:value-type="float" office:value="3664.4" calcext:value-type="float">
            <text:p>3664,4</text:p>
          </table:table-cell>
          <table:table-cell table:style-name="ce13" table:formula="of:=[.B339]-[.B338]" office:value-type="float" office:value="-41.5999999999999" calcext:value-type="float">
            <text:p>-41,60</text:p>
          </table:table-cell>
          <table:table-cell table:style-name="ce14" table:formula="of:=[.A339]-[.A338]" office:value-type="time" office:time-value="PT00H00M10S" calcext:value-type="time">
            <text:p>00:00:10</text:p>
          </table:table-cell>
          <table:table-cell table:formula="of:=HOUR([.D339]) * 3600 + MINUTE([.D339]) * 60 + SECOND([.D339])" office:value-type="float" office:value="10" calcext:value-type="float">
            <text:p>10</text:p>
          </table:table-cell>
          <table:table-cell table:style-name="ce15" table:formula="of:=[.C339]/[.E339]" office:value-type="float" office:value="-4.15999999999999" calcext:value-type="float">
            <text:p>-4,16</text:p>
          </table:table-cell>
          <table:table-cell office:value-type="float" office:value="3664.4" calcext:value-type="float">
            <text:p>3664,4</text:p>
          </table:table-cell>
          <table:table-cell office:value-type="float" office:value="-4.15999999999999" calcext:value-type="float">
            <text:p>-4,16</text:p>
          </table:table-cell>
        </table:table-row>
        <table:table-row table:style-name="ro1">
          <table:table-cell table:style-name="ce1" office:value-type="time" office:time-value="PT13H44M25S" calcext:value-type="time">
            <text:p>13:44:25</text:p>
          </table:table-cell>
          <table:table-cell office:value-type="float" office:value="3621.7" calcext:value-type="float">
            <text:p>3621,7</text:p>
          </table:table-cell>
          <table:table-cell table:style-name="ce13" table:formula="of:=[.B340]-[.B339]" office:value-type="float" office:value="-42.7000000000003" calcext:value-type="float">
            <text:p>-42,70</text:p>
          </table:table-cell>
          <table:table-cell table:style-name="ce14" table:formula="of:=[.A340]-[.A339]" office:value-type="time" office:time-value="PT00H00M10S" calcext:value-type="time">
            <text:p>00:00:10</text:p>
          </table:table-cell>
          <table:table-cell table:formula="of:=HOUR([.D340]) * 3600 + MINUTE([.D340]) * 60 + SECOND([.D340])" office:value-type="float" office:value="10" calcext:value-type="float">
            <text:p>10</text:p>
          </table:table-cell>
          <table:table-cell table:style-name="ce15" table:formula="of:=[.C340]/[.E340]" office:value-type="float" office:value="-4.27000000000003" calcext:value-type="float">
            <text:p>-4,27</text:p>
          </table:table-cell>
          <table:table-cell office:value-type="float" office:value="3621.7" calcext:value-type="float">
            <text:p>3621,7</text:p>
          </table:table-cell>
          <table:table-cell office:value-type="float" office:value="-4.27000000000003" calcext:value-type="float">
            <text:p>-4,27</text:p>
          </table:table-cell>
        </table:table-row>
        <table:table-row table:style-name="ro1">
          <table:table-cell table:style-name="ce1" office:value-type="time" office:time-value="PT13H44M35S" calcext:value-type="time">
            <text:p>13:44:35</text:p>
          </table:table-cell>
          <table:table-cell office:value-type="float" office:value="3579.2" calcext:value-type="float">
            <text:p>3579,2</text:p>
          </table:table-cell>
          <table:table-cell table:style-name="ce13" table:formula="of:=[.B341]-[.B340]" office:value-type="float" office:value="-42.5" calcext:value-type="float">
            <text:p>-42,50</text:p>
          </table:table-cell>
          <table:table-cell table:style-name="ce14" table:formula="of:=[.A341]-[.A340]" office:value-type="time" office:time-value="PT00H00M10S" calcext:value-type="time">
            <text:p>00:00:10</text:p>
          </table:table-cell>
          <table:table-cell table:formula="of:=HOUR([.D341]) * 3600 + MINUTE([.D341]) * 60 + SECOND([.D341])" office:value-type="float" office:value="10" calcext:value-type="float">
            <text:p>10</text:p>
          </table:table-cell>
          <table:table-cell table:style-name="ce15" table:formula="of:=[.C341]/[.E341]" office:value-type="float" office:value="-4.25" calcext:value-type="float">
            <text:p>-4,25</text:p>
          </table:table-cell>
          <table:table-cell office:value-type="float" office:value="3579.2" calcext:value-type="float">
            <text:p>3579,2</text:p>
          </table:table-cell>
          <table:table-cell office:value-type="float" office:value="-4.25" calcext:value-type="float">
            <text:p>-4,25</text:p>
          </table:table-cell>
        </table:table-row>
        <table:table-row table:style-name="ro1">
          <table:table-cell table:style-name="ce1" office:value-type="time" office:time-value="PT13H44M45S" calcext:value-type="time">
            <text:p>13:44:45</text:p>
          </table:table-cell>
          <table:table-cell office:value-type="float" office:value="3537.4" calcext:value-type="float">
            <text:p>3537,4</text:p>
          </table:table-cell>
          <table:table-cell table:style-name="ce13" table:formula="of:=[.B342]-[.B341]" office:value-type="float" office:value="-41.7999999999997" calcext:value-type="float">
            <text:p>-41,80</text:p>
          </table:table-cell>
          <table:table-cell table:style-name="ce14" table:formula="of:=[.A342]-[.A341]" office:value-type="time" office:time-value="PT00H00M10S" calcext:value-type="time">
            <text:p>00:00:10</text:p>
          </table:table-cell>
          <table:table-cell table:formula="of:=HOUR([.D342]) * 3600 + MINUTE([.D342]) * 60 + SECOND([.D342])" office:value-type="float" office:value="10" calcext:value-type="float">
            <text:p>10</text:p>
          </table:table-cell>
          <table:table-cell table:style-name="ce15" table:formula="of:=[.C342]/[.E342]" office:value-type="float" office:value="-4.17999999999997" calcext:value-type="float">
            <text:p>-4,18</text:p>
          </table:table-cell>
          <table:table-cell office:value-type="float" office:value="3537.4" calcext:value-type="float">
            <text:p>3537,4</text:p>
          </table:table-cell>
          <table:table-cell office:value-type="float" office:value="-4.17999999999997" calcext:value-type="float">
            <text:p>-4,18</text:p>
          </table:table-cell>
        </table:table-row>
        <table:table-row table:style-name="ro1">
          <table:table-cell table:style-name="ce1" office:value-type="time" office:time-value="PT13H44M55S" calcext:value-type="time">
            <text:p>13:44:55</text:p>
          </table:table-cell>
          <table:table-cell office:value-type="float" office:value="3493.6" calcext:value-type="float">
            <text:p>3493,6</text:p>
          </table:table-cell>
          <table:table-cell table:style-name="ce13" table:formula="of:=[.B343]-[.B342]" office:value-type="float" office:value="-43.8000000000002" calcext:value-type="float">
            <text:p>-43,80</text:p>
          </table:table-cell>
          <table:table-cell table:style-name="ce14" table:formula="of:=[.A343]-[.A342]" office:value-type="time" office:time-value="PT00H00M10S" calcext:value-type="time">
            <text:p>00:00:10</text:p>
          </table:table-cell>
          <table:table-cell table:formula="of:=HOUR([.D343]) * 3600 + MINUTE([.D343]) * 60 + SECOND([.D343])" office:value-type="float" office:value="10" calcext:value-type="float">
            <text:p>10</text:p>
          </table:table-cell>
          <table:table-cell table:style-name="ce15" table:formula="of:=[.C343]/[.E343]" office:value-type="float" office:value="-4.38000000000002" calcext:value-type="float">
            <text:p>-4,38</text:p>
          </table:table-cell>
          <table:table-cell office:value-type="float" office:value="3493.6" calcext:value-type="float">
            <text:p>3493,6</text:p>
          </table:table-cell>
          <table:table-cell office:value-type="float" office:value="-4.38000000000002" calcext:value-type="float">
            <text:p>-4,38</text:p>
          </table:table-cell>
        </table:table-row>
        <table:table-row table:style-name="ro1">
          <table:table-cell table:style-name="ce1" office:value-type="time" office:time-value="PT13H45M05S" calcext:value-type="time">
            <text:p>13:45:05</text:p>
          </table:table-cell>
          <table:table-cell office:value-type="float" office:value="3450.6" calcext:value-type="float">
            <text:p>3450,6</text:p>
          </table:table-cell>
          <table:table-cell table:style-name="ce13" table:formula="of:=[.B344]-[.B343]" office:value-type="float" office:value="-43" calcext:value-type="float">
            <text:p>-43,00</text:p>
          </table:table-cell>
          <table:table-cell table:style-name="ce14" table:formula="of:=[.A344]-[.A343]" office:value-type="time" office:time-value="PT00H00M10S" calcext:value-type="time">
            <text:p>00:00:10</text:p>
          </table:table-cell>
          <table:table-cell table:formula="of:=HOUR([.D344]) * 3600 + MINUTE([.D344]) * 60 + SECOND([.D344])" office:value-type="float" office:value="10" calcext:value-type="float">
            <text:p>10</text:p>
          </table:table-cell>
          <table:table-cell table:style-name="ce15" table:formula="of:=[.C344]/[.E344]" office:value-type="float" office:value="-4.3" calcext:value-type="float">
            <text:p>-4,30</text:p>
          </table:table-cell>
          <table:table-cell office:value-type="float" office:value="3450.6" calcext:value-type="float">
            <text:p>3450,6</text:p>
          </table:table-cell>
          <table:table-cell office:value-type="float" office:value="-4.3" calcext:value-type="float">
            <text:p>-4,30</text:p>
          </table:table-cell>
        </table:table-row>
        <table:table-row table:style-name="ro1">
          <table:table-cell table:style-name="ce1" office:value-type="time" office:time-value="PT13H45M15S" calcext:value-type="time">
            <text:p>13:45:15</text:p>
          </table:table-cell>
          <table:table-cell office:value-type="float" office:value="3410.8" calcext:value-type="float">
            <text:p>3410,8</text:p>
          </table:table-cell>
          <table:table-cell table:style-name="ce13" table:formula="of:=[.B345]-[.B344]" office:value-type="float" office:value="-39.7999999999997" calcext:value-type="float">
            <text:p>-39,80</text:p>
          </table:table-cell>
          <table:table-cell table:style-name="ce14" table:formula="of:=[.A345]-[.A344]" office:value-type="time" office:time-value="PT00H00M10S" calcext:value-type="time">
            <text:p>00:00:10</text:p>
          </table:table-cell>
          <table:table-cell table:formula="of:=HOUR([.D345]) * 3600 + MINUTE([.D345]) * 60 + SECOND([.D345])" office:value-type="float" office:value="10" calcext:value-type="float">
            <text:p>10</text:p>
          </table:table-cell>
          <table:table-cell table:style-name="ce15" table:formula="of:=[.C345]/[.E345]" office:value-type="float" office:value="-3.97999999999997" calcext:value-type="float">
            <text:p>-3,98</text:p>
          </table:table-cell>
          <table:table-cell office:value-type="float" office:value="3410.8" calcext:value-type="float">
            <text:p>3410,8</text:p>
          </table:table-cell>
          <table:table-cell office:value-type="float" office:value="-3.97999999999997" calcext:value-type="float">
            <text:p>-3,98</text:p>
          </table:table-cell>
        </table:table-row>
        <table:table-row table:style-name="ro1">
          <table:table-cell table:style-name="ce1" office:value-type="time" office:time-value="PT13H45M25S" calcext:value-type="time">
            <text:p>13:45:25</text:p>
          </table:table-cell>
          <table:table-cell office:value-type="float" office:value="3379.6" calcext:value-type="float">
            <text:p>3379,6</text:p>
          </table:table-cell>
          <table:table-cell table:style-name="ce13" table:formula="of:=[.B346]-[.B345]" office:value-type="float" office:value="-31.2000000000003" calcext:value-type="float">
            <text:p>-31,20</text:p>
          </table:table-cell>
          <table:table-cell table:style-name="ce14" table:formula="of:=[.A346]-[.A345]" office:value-type="time" office:time-value="PT00H00M10S" calcext:value-type="time">
            <text:p>00:00:10</text:p>
          </table:table-cell>
          <table:table-cell table:formula="of:=HOUR([.D346]) * 3600 + MINUTE([.D346]) * 60 + SECOND([.D346])" office:value-type="float" office:value="10" calcext:value-type="float">
            <text:p>10</text:p>
          </table:table-cell>
          <table:table-cell table:style-name="ce15" table:formula="of:=[.C346]/[.E346]" office:value-type="float" office:value="-3.12000000000003" calcext:value-type="float">
            <text:p>-3,12</text:p>
          </table:table-cell>
          <table:table-cell office:value-type="float" office:value="3379.6" calcext:value-type="float">
            <text:p>3379,6</text:p>
          </table:table-cell>
          <table:table-cell office:value-type="float" office:value="-3.12000000000003" calcext:value-type="float">
            <text:p>-3,12</text:p>
          </table:table-cell>
        </table:table-row>
        <table:table-row table:style-name="ro1">
          <table:table-cell table:style-name="ce1" office:value-type="time" office:time-value="PT13H45M35S" calcext:value-type="time">
            <text:p>13:45:35</text:p>
          </table:table-cell>
          <table:table-cell office:value-type="float" office:value="3332.8" calcext:value-type="float">
            <text:p>3332,8</text:p>
          </table:table-cell>
          <table:table-cell table:style-name="ce13" table:formula="of:=[.B347]-[.B346]" office:value-type="float" office:value="-46.7999999999997" calcext:value-type="float">
            <text:p>-46,80</text:p>
          </table:table-cell>
          <table:table-cell table:style-name="ce14" table:formula="of:=[.A347]-[.A346]" office:value-type="time" office:time-value="PT00H00M10S" calcext:value-type="time">
            <text:p>00:00:10</text:p>
          </table:table-cell>
          <table:table-cell table:formula="of:=HOUR([.D347]) * 3600 + MINUTE([.D347]) * 60 + SECOND([.D347])" office:value-type="float" office:value="10" calcext:value-type="float">
            <text:p>10</text:p>
          </table:table-cell>
          <table:table-cell table:style-name="ce15" table:formula="of:=[.C347]/[.E347]" office:value-type="float" office:value="-4.67999999999997" calcext:value-type="float">
            <text:p>-4,68</text:p>
          </table:table-cell>
          <table:table-cell office:value-type="float" office:value="3332.8" calcext:value-type="float">
            <text:p>3332,8</text:p>
          </table:table-cell>
          <table:table-cell office:value-type="float" office:value="-4.67999999999997" calcext:value-type="float">
            <text:p>-4,68</text:p>
          </table:table-cell>
        </table:table-row>
        <table:table-row table:style-name="ro1">
          <table:table-cell table:style-name="ce1" office:value-type="time" office:time-value="PT13H45M45S" calcext:value-type="time">
            <text:p>13:45:45</text:p>
          </table:table-cell>
          <table:table-cell office:value-type="float" office:value="3286.7" calcext:value-type="float">
            <text:p>3286,7</text:p>
          </table:table-cell>
          <table:table-cell table:style-name="ce13" table:formula="of:=[.B348]-[.B347]" office:value-type="float" office:value="-46.1000000000004" calcext:value-type="float">
            <text:p>-46,10</text:p>
          </table:table-cell>
          <table:table-cell table:style-name="ce14" table:formula="of:=[.A348]-[.A347]" office:value-type="time" office:time-value="PT00H00M10S" calcext:value-type="time">
            <text:p>00:00:10</text:p>
          </table:table-cell>
          <table:table-cell table:formula="of:=HOUR([.D348]) * 3600 + MINUTE([.D348]) * 60 + SECOND([.D348])" office:value-type="float" office:value="10" calcext:value-type="float">
            <text:p>10</text:p>
          </table:table-cell>
          <table:table-cell table:style-name="ce15" table:formula="of:=[.C348]/[.E348]" office:value-type="float" office:value="-4.61000000000004" calcext:value-type="float">
            <text:p>-4,61</text:p>
          </table:table-cell>
          <table:table-cell office:value-type="float" office:value="3286.7" calcext:value-type="float">
            <text:p>3286,7</text:p>
          </table:table-cell>
          <table:table-cell office:value-type="float" office:value="-4.61000000000004" calcext:value-type="float">
            <text:p>-4,61</text:p>
          </table:table-cell>
        </table:table-row>
        <table:table-row table:style-name="ro1">
          <table:table-cell table:style-name="ce1" office:value-type="time" office:time-value="PT13H45M55S" calcext:value-type="time">
            <text:p>13:45:55</text:p>
          </table:table-cell>
          <table:table-cell office:value-type="float" office:value="3237.3" calcext:value-type="float">
            <text:p>3237,3</text:p>
          </table:table-cell>
          <table:table-cell table:style-name="ce13" table:formula="of:=[.B349]-[.B348]" office:value-type="float" office:value="-49.3999999999996" calcext:value-type="float">
            <text:p>-49,40</text:p>
          </table:table-cell>
          <table:table-cell table:style-name="ce14" table:formula="of:=[.A349]-[.A348]" office:value-type="time" office:time-value="PT00H00M10S" calcext:value-type="time">
            <text:p>00:00:10</text:p>
          </table:table-cell>
          <table:table-cell table:formula="of:=HOUR([.D349]) * 3600 + MINUTE([.D349]) * 60 + SECOND([.D349])" office:value-type="float" office:value="10" calcext:value-type="float">
            <text:p>10</text:p>
          </table:table-cell>
          <table:table-cell table:style-name="ce15" table:formula="of:=[.C349]/[.E349]" office:value-type="float" office:value="-4.93999999999996" calcext:value-type="float">
            <text:p>-4,94</text:p>
          </table:table-cell>
          <table:table-cell office:value-type="float" office:value="3237.3" calcext:value-type="float">
            <text:p>3237,3</text:p>
          </table:table-cell>
          <table:table-cell office:value-type="float" office:value="-4.93999999999996" calcext:value-type="float">
            <text:p>-4,94</text:p>
          </table:table-cell>
        </table:table-row>
        <table:table-row table:style-name="ro1">
          <table:table-cell table:style-name="ce1" office:value-type="time" office:time-value="PT13H46M05S" calcext:value-type="time">
            <text:p>13:46:05</text:p>
          </table:table-cell>
          <table:table-cell office:value-type="float" office:value="3197" calcext:value-type="float">
            <text:p>3197</text:p>
          </table:table-cell>
          <table:table-cell table:style-name="ce13" table:formula="of:=[.B350]-[.B349]" office:value-type="float" office:value="-40.3000000000002" calcext:value-type="float">
            <text:p>-40,30</text:p>
          </table:table-cell>
          <table:table-cell table:style-name="ce14" table:formula="of:=[.A350]-[.A349]" office:value-type="time" office:time-value="PT00H00M10S" calcext:value-type="time">
            <text:p>00:00:10</text:p>
          </table:table-cell>
          <table:table-cell table:formula="of:=HOUR([.D350]) * 3600 + MINUTE([.D350]) * 60 + SECOND([.D350])" office:value-type="float" office:value="10" calcext:value-type="float">
            <text:p>10</text:p>
          </table:table-cell>
          <table:table-cell table:style-name="ce15" table:formula="of:=[.C350]/[.E350]" office:value-type="float" office:value="-4.03000000000002" calcext:value-type="float">
            <text:p>-4,03</text:p>
          </table:table-cell>
          <table:table-cell office:value-type="float" office:value="3197" calcext:value-type="float">
            <text:p>3197</text:p>
          </table:table-cell>
          <table:table-cell office:value-type="float" office:value="-4.03000000000002" calcext:value-type="float">
            <text:p>-4,03</text:p>
          </table:table-cell>
        </table:table-row>
        <table:table-row table:style-name="ro1">
          <table:table-cell table:style-name="ce1" office:value-type="time" office:time-value="PT13H46M15S" calcext:value-type="time">
            <text:p>13:46:15</text:p>
          </table:table-cell>
          <table:table-cell office:value-type="float" office:value="3136.9" calcext:value-type="float">
            <text:p>3136,9</text:p>
          </table:table-cell>
          <table:table-cell table:style-name="ce13" table:formula="of:=[.B351]-[.B350]" office:value-type="float" office:value="-60.0999999999999" calcext:value-type="float">
            <text:p>-60,10</text:p>
          </table:table-cell>
          <table:table-cell table:style-name="ce14" table:formula="of:=[.A351]-[.A350]" office:value-type="time" office:time-value="PT00H00M10S" calcext:value-type="time">
            <text:p>00:00:10</text:p>
          </table:table-cell>
          <table:table-cell table:formula="of:=HOUR([.D351]) * 3600 + MINUTE([.D351]) * 60 + SECOND([.D351])" office:value-type="float" office:value="10" calcext:value-type="float">
            <text:p>10</text:p>
          </table:table-cell>
          <table:table-cell table:style-name="ce15" table:formula="of:=[.C351]/[.E351]" office:value-type="float" office:value="-6.00999999999999" calcext:value-type="float">
            <text:p>-6,01</text:p>
          </table:table-cell>
          <table:table-cell office:value-type="float" office:value="3136.9" calcext:value-type="float">
            <text:p>3136,9</text:p>
          </table:table-cell>
          <table:table-cell office:value-type="float" office:value="-6.00999999999999" calcext:value-type="float">
            <text:p>-6,01</text:p>
          </table:table-cell>
        </table:table-row>
        <table:table-row table:style-name="ro1">
          <table:table-cell table:style-name="ce1" office:value-type="time" office:time-value="PT13H46M25S" calcext:value-type="time">
            <text:p>13:46:25</text:p>
          </table:table-cell>
          <table:table-cell office:value-type="float" office:value="3094" calcext:value-type="float">
            <text:p>3094</text:p>
          </table:table-cell>
          <table:table-cell table:style-name="ce13" table:formula="of:=[.B352]-[.B351]" office:value-type="float" office:value="-42.9000000000001" calcext:value-type="float">
            <text:p>-42,90</text:p>
          </table:table-cell>
          <table:table-cell table:style-name="ce14" table:formula="of:=[.A352]-[.A351]" office:value-type="time" office:time-value="PT00H00M10S" calcext:value-type="time">
            <text:p>00:00:10</text:p>
          </table:table-cell>
          <table:table-cell table:formula="of:=HOUR([.D352]) * 3600 + MINUTE([.D352]) * 60 + SECOND([.D352])" office:value-type="float" office:value="10" calcext:value-type="float">
            <text:p>10</text:p>
          </table:table-cell>
          <table:table-cell table:style-name="ce15" table:formula="of:=[.C352]/[.E352]" office:value-type="float" office:value="-4.29000000000001" calcext:value-type="float">
            <text:p>-4,29</text:p>
          </table:table-cell>
          <table:table-cell office:value-type="float" office:value="3094" calcext:value-type="float">
            <text:p>3094</text:p>
          </table:table-cell>
          <table:table-cell office:value-type="float" office:value="-4.29000000000001" calcext:value-type="float">
            <text:p>-4,29</text:p>
          </table:table-cell>
        </table:table-row>
        <table:table-row table:style-name="ro1">
          <table:table-cell table:style-name="ce1" office:value-type="time" office:time-value="PT13H46M35S" calcext:value-type="time">
            <text:p>13:46:35</text:p>
          </table:table-cell>
          <table:table-cell office:value-type="float" office:value="3046.3" calcext:value-type="float">
            <text:p>3046,3</text:p>
          </table:table-cell>
          <table:table-cell table:style-name="ce13" table:formula="of:=[.B353]-[.B352]" office:value-type="float" office:value="-47.6999999999998" calcext:value-type="float">
            <text:p>-47,70</text:p>
          </table:table-cell>
          <table:table-cell table:style-name="ce14" table:formula="of:=[.A353]-[.A352]" office:value-type="time" office:time-value="PT00H00M10S" calcext:value-type="time">
            <text:p>00:00:10</text:p>
          </table:table-cell>
          <table:table-cell table:formula="of:=HOUR([.D353]) * 3600 + MINUTE([.D353]) * 60 + SECOND([.D353])" office:value-type="float" office:value="10" calcext:value-type="float">
            <text:p>10</text:p>
          </table:table-cell>
          <table:table-cell table:style-name="ce15" table:formula="of:=[.C353]/[.E353]" office:value-type="float" office:value="-4.76999999999998" calcext:value-type="float">
            <text:p>-4,77</text:p>
          </table:table-cell>
          <table:table-cell office:value-type="float" office:value="3046.3" calcext:value-type="float">
            <text:p>3046,3</text:p>
          </table:table-cell>
          <table:table-cell office:value-type="float" office:value="-4.76999999999998" calcext:value-type="float">
            <text:p>-4,77</text:p>
          </table:table-cell>
        </table:table-row>
        <table:table-row table:style-name="ro1">
          <table:table-cell table:style-name="ce1" office:value-type="time" office:time-value="PT13H46M45S" calcext:value-type="time">
            <text:p>13:46:45</text:p>
          </table:table-cell>
          <table:table-cell office:value-type="float" office:value="3002.4" calcext:value-type="float">
            <text:p>3002,4</text:p>
          </table:table-cell>
          <table:table-cell table:style-name="ce13" table:formula="of:=[.B354]-[.B353]" office:value-type="float" office:value="-43.9000000000001" calcext:value-type="float">
            <text:p>-43,90</text:p>
          </table:table-cell>
          <table:table-cell table:style-name="ce14" table:formula="of:=[.A354]-[.A353]" office:value-type="time" office:time-value="PT00H00M10S" calcext:value-type="time">
            <text:p>00:00:10</text:p>
          </table:table-cell>
          <table:table-cell table:formula="of:=HOUR([.D354]) * 3600 + MINUTE([.D354]) * 60 + SECOND([.D354])" office:value-type="float" office:value="10" calcext:value-type="float">
            <text:p>10</text:p>
          </table:table-cell>
          <table:table-cell table:style-name="ce15" table:formula="of:=[.C354]/[.E354]" office:value-type="float" office:value="-4.39000000000001" calcext:value-type="float">
            <text:p>-4,39</text:p>
          </table:table-cell>
          <table:table-cell office:value-type="float" office:value="3002.4" calcext:value-type="float">
            <text:p>3002,4</text:p>
          </table:table-cell>
          <table:table-cell office:value-type="float" office:value="-4.39000000000001" calcext:value-type="float">
            <text:p>-4,39</text:p>
          </table:table-cell>
        </table:table-row>
        <table:table-row table:style-name="ro1">
          <table:table-cell table:style-name="ce1" office:value-type="time" office:time-value="PT13H46M55S" calcext:value-type="time">
            <text:p>13:46:55</text:p>
          </table:table-cell>
          <table:table-cell office:value-type="float" office:value="2959" calcext:value-type="float">
            <text:p>2959</text:p>
          </table:table-cell>
          <table:table-cell table:style-name="ce13" table:formula="of:=[.B355]-[.B354]" office:value-type="float" office:value="-43.4000000000001" calcext:value-type="float">
            <text:p>-43,40</text:p>
          </table:table-cell>
          <table:table-cell table:style-name="ce14" table:formula="of:=[.A355]-[.A354]" office:value-type="time" office:time-value="PT00H00M10S" calcext:value-type="time">
            <text:p>00:00:10</text:p>
          </table:table-cell>
          <table:table-cell table:formula="of:=HOUR([.D355]) * 3600 + MINUTE([.D355]) * 60 + SECOND([.D355])" office:value-type="float" office:value="10" calcext:value-type="float">
            <text:p>10</text:p>
          </table:table-cell>
          <table:table-cell table:style-name="ce15" table:formula="of:=[.C355]/[.E355]" office:value-type="float" office:value="-4.34000000000001" calcext:value-type="float">
            <text:p>-4,34</text:p>
          </table:table-cell>
          <table:table-cell office:value-type="float" office:value="2959" calcext:value-type="float">
            <text:p>2959</text:p>
          </table:table-cell>
          <table:table-cell office:value-type="float" office:value="-4.34000000000001" calcext:value-type="float">
            <text:p>-4,34</text:p>
          </table:table-cell>
        </table:table-row>
        <table:table-row table:style-name="ro1">
          <table:table-cell table:style-name="ce1" office:value-type="time" office:time-value="PT13H47M05S" calcext:value-type="time">
            <text:p>13:47:05</text:p>
          </table:table-cell>
          <table:table-cell office:value-type="float" office:value="2904.7" calcext:value-type="float">
            <text:p>2904,7</text:p>
          </table:table-cell>
          <table:table-cell table:style-name="ce13" table:formula="of:=[.B356]-[.B355]" office:value-type="float" office:value="-54.3000000000002" calcext:value-type="float">
            <text:p>-54,30</text:p>
          </table:table-cell>
          <table:table-cell table:style-name="ce14" table:formula="of:=[.A356]-[.A355]" office:value-type="time" office:time-value="PT00H00M10S" calcext:value-type="time">
            <text:p>00:00:10</text:p>
          </table:table-cell>
          <table:table-cell table:formula="of:=HOUR([.D356]) * 3600 + MINUTE([.D356]) * 60 + SECOND([.D356])" office:value-type="float" office:value="10" calcext:value-type="float">
            <text:p>10</text:p>
          </table:table-cell>
          <table:table-cell table:style-name="ce15" table:formula="of:=[.C356]/[.E356]" office:value-type="float" office:value="-5.43000000000002" calcext:value-type="float">
            <text:p>-5,43</text:p>
          </table:table-cell>
          <table:table-cell office:value-type="float" office:value="2904.7" calcext:value-type="float">
            <text:p>2904,7</text:p>
          </table:table-cell>
          <table:table-cell office:value-type="float" office:value="-5.43000000000002" calcext:value-type="float">
            <text:p>-5,43</text:p>
          </table:table-cell>
        </table:table-row>
        <table:table-row table:style-name="ro1">
          <table:table-cell table:style-name="ce1" office:value-type="time" office:time-value="PT13H47M15S" calcext:value-type="time">
            <text:p>13:47:15</text:p>
          </table:table-cell>
          <table:table-cell office:value-type="float" office:value="2855" calcext:value-type="float">
            <text:p>2855</text:p>
          </table:table-cell>
          <table:table-cell table:style-name="ce13" table:formula="of:=[.B357]-[.B356]" office:value-type="float" office:value="-49.6999999999998" calcext:value-type="float">
            <text:p>-49,70</text:p>
          </table:table-cell>
          <table:table-cell table:style-name="ce14" table:formula="of:=[.A357]-[.A356]" office:value-type="time" office:time-value="PT00H00M10S" calcext:value-type="time">
            <text:p>00:00:10</text:p>
          </table:table-cell>
          <table:table-cell table:formula="of:=HOUR([.D357]) * 3600 + MINUTE([.D357]) * 60 + SECOND([.D357])" office:value-type="float" office:value="10" calcext:value-type="float">
            <text:p>10</text:p>
          </table:table-cell>
          <table:table-cell table:style-name="ce15" table:formula="of:=[.C357]/[.E357]" office:value-type="float" office:value="-4.96999999999998" calcext:value-type="float">
            <text:p>-4,97</text:p>
          </table:table-cell>
          <table:table-cell office:value-type="float" office:value="2855" calcext:value-type="float">
            <text:p>2855</text:p>
          </table:table-cell>
          <table:table-cell office:value-type="float" office:value="-4.96999999999998" calcext:value-type="float">
            <text:p>-4,97</text:p>
          </table:table-cell>
        </table:table-row>
        <table:table-row table:style-name="ro1">
          <table:table-cell table:style-name="ce1" office:value-type="time" office:time-value="PT13H47M25S" calcext:value-type="time">
            <text:p>13:47:25</text:p>
          </table:table-cell>
          <table:table-cell office:value-type="float" office:value="2804.2" calcext:value-type="float">
            <text:p>2804,2</text:p>
          </table:table-cell>
          <table:table-cell table:style-name="ce13" table:formula="of:=[.B358]-[.B357]" office:value-type="float" office:value="-50.8000000000002" calcext:value-type="float">
            <text:p>-50,80</text:p>
          </table:table-cell>
          <table:table-cell table:style-name="ce14" table:formula="of:=[.A358]-[.A357]" office:value-type="time" office:time-value="PT00H00M10S" calcext:value-type="time">
            <text:p>00:00:10</text:p>
          </table:table-cell>
          <table:table-cell table:formula="of:=HOUR([.D358]) * 3600 + MINUTE([.D358]) * 60 + SECOND([.D358])" office:value-type="float" office:value="10" calcext:value-type="float">
            <text:p>10</text:p>
          </table:table-cell>
          <table:table-cell table:style-name="ce15" table:formula="of:=[.C358]/[.E358]" office:value-type="float" office:value="-5.08000000000002" calcext:value-type="float">
            <text:p>-5,08</text:p>
          </table:table-cell>
          <table:table-cell office:value-type="float" office:value="2804.2" calcext:value-type="float">
            <text:p>2804,2</text:p>
          </table:table-cell>
          <table:table-cell office:value-type="float" office:value="-5.08000000000002" calcext:value-type="float">
            <text:p>-5,08</text:p>
          </table:table-cell>
        </table:table-row>
        <table:table-row table:style-name="ro1">
          <table:table-cell table:style-name="ce1" office:value-type="time" office:time-value="PT13H47M35S" calcext:value-type="time">
            <text:p>13:47:35</text:p>
          </table:table-cell>
          <table:table-cell office:value-type="float" office:value="2756.9" calcext:value-type="float">
            <text:p>2756,9</text:p>
          </table:table-cell>
          <table:table-cell table:style-name="ce13" table:formula="of:=[.B359]-[.B358]" office:value-type="float" office:value="-47.2999999999997" calcext:value-type="float">
            <text:p>-47,30</text:p>
          </table:table-cell>
          <table:table-cell table:style-name="ce14" table:formula="of:=[.A359]-[.A358]" office:value-type="time" office:time-value="PT00H00M10S" calcext:value-type="time">
            <text:p>00:00:10</text:p>
          </table:table-cell>
          <table:table-cell table:formula="of:=HOUR([.D359]) * 3600 + MINUTE([.D359]) * 60 + SECOND([.D359])" office:value-type="float" office:value="10" calcext:value-type="float">
            <text:p>10</text:p>
          </table:table-cell>
          <table:table-cell table:style-name="ce15" table:formula="of:=[.C359]/[.E359]" office:value-type="float" office:value="-4.72999999999997" calcext:value-type="float">
            <text:p>-4,73</text:p>
          </table:table-cell>
          <table:table-cell office:value-type="float" office:value="2756.9" calcext:value-type="float">
            <text:p>2756,9</text:p>
          </table:table-cell>
          <table:table-cell office:value-type="float" office:value="-4.72999999999997" calcext:value-type="float">
            <text:p>-4,73</text:p>
          </table:table-cell>
        </table:table-row>
        <table:table-row table:style-name="ro1">
          <table:table-cell table:style-name="ce1" office:value-type="time" office:time-value="PT13H47M45S" calcext:value-type="time">
            <text:p>13:47:45</text:p>
          </table:table-cell>
          <table:table-cell office:value-type="float" office:value="2709.2" calcext:value-type="float">
            <text:p>2709,2</text:p>
          </table:table-cell>
          <table:table-cell table:style-name="ce13" table:formula="of:=[.B360]-[.B359]" office:value-type="float" office:value="-47.7000000000003" calcext:value-type="float">
            <text:p>-47,70</text:p>
          </table:table-cell>
          <table:table-cell table:style-name="ce14" table:formula="of:=[.A360]-[.A359]" office:value-type="time" office:time-value="PT00H00M10S" calcext:value-type="time">
            <text:p>00:00:10</text:p>
          </table:table-cell>
          <table:table-cell table:formula="of:=HOUR([.D360]) * 3600 + MINUTE([.D360]) * 60 + SECOND([.D360])" office:value-type="float" office:value="10" calcext:value-type="float">
            <text:p>10</text:p>
          </table:table-cell>
          <table:table-cell table:style-name="ce15" table:formula="of:=[.C360]/[.E360]" office:value-type="float" office:value="-4.77000000000003" calcext:value-type="float">
            <text:p>-4,77</text:p>
          </table:table-cell>
          <table:table-cell office:value-type="float" office:value="2709.2" calcext:value-type="float">
            <text:p>2709,2</text:p>
          </table:table-cell>
          <table:table-cell office:value-type="float" office:value="-4.77000000000003" calcext:value-type="float">
            <text:p>-4,77</text:p>
          </table:table-cell>
        </table:table-row>
        <table:table-row table:style-name="ro1">
          <table:table-cell table:style-name="ce1" office:value-type="time" office:time-value="PT13H47M55S" calcext:value-type="time">
            <text:p>13:47:55</text:p>
          </table:table-cell>
          <table:table-cell office:value-type="float" office:value="2664.1" calcext:value-type="float">
            <text:p>2664,1</text:p>
          </table:table-cell>
          <table:table-cell table:style-name="ce13" table:formula="of:=[.B361]-[.B360]" office:value-type="float" office:value="-45.0999999999999" calcext:value-type="float">
            <text:p>-45,10</text:p>
          </table:table-cell>
          <table:table-cell table:style-name="ce14" table:formula="of:=[.A361]-[.A360]" office:value-type="time" office:time-value="PT00H00M10S" calcext:value-type="time">
            <text:p>00:00:10</text:p>
          </table:table-cell>
          <table:table-cell table:formula="of:=HOUR([.D361]) * 3600 + MINUTE([.D361]) * 60 + SECOND([.D361])" office:value-type="float" office:value="10" calcext:value-type="float">
            <text:p>10</text:p>
          </table:table-cell>
          <table:table-cell table:style-name="ce15" table:formula="of:=[.C361]/[.E361]" office:value-type="float" office:value="-4.50999999999999" calcext:value-type="float">
            <text:p>-4,51</text:p>
          </table:table-cell>
          <table:table-cell office:value-type="float" office:value="2664.1" calcext:value-type="float">
            <text:p>2664,1</text:p>
          </table:table-cell>
          <table:table-cell office:value-type="float" office:value="-4.50999999999999" calcext:value-type="float">
            <text:p>-4,51</text:p>
          </table:table-cell>
        </table:table-row>
        <table:table-row table:style-name="ro1">
          <table:table-cell table:style-name="ce1" office:value-type="time" office:time-value="PT13H48M05S" calcext:value-type="time">
            <text:p>13:48:05</text:p>
          </table:table-cell>
          <table:table-cell office:value-type="float" office:value="2618.2" calcext:value-type="float">
            <text:p>2618,2</text:p>
          </table:table-cell>
          <table:table-cell table:style-name="ce13" table:formula="of:=[.B362]-[.B361]" office:value-type="float" office:value="-45.9000000000001" calcext:value-type="float">
            <text:p>-45,90</text:p>
          </table:table-cell>
          <table:table-cell table:style-name="ce14" table:formula="of:=[.A362]-[.A361]" office:value-type="time" office:time-value="PT00H00M10S" calcext:value-type="time">
            <text:p>00:00:10</text:p>
          </table:table-cell>
          <table:table-cell table:formula="of:=HOUR([.D362]) * 3600 + MINUTE([.D362]) * 60 + SECOND([.D362])" office:value-type="float" office:value="10" calcext:value-type="float">
            <text:p>10</text:p>
          </table:table-cell>
          <table:table-cell table:style-name="ce15" table:formula="of:=[.C362]/[.E362]" office:value-type="float" office:value="-4.59000000000001" calcext:value-type="float">
            <text:p>-4,59</text:p>
          </table:table-cell>
          <table:table-cell office:value-type="float" office:value="2618.2" calcext:value-type="float">
            <text:p>2618,2</text:p>
          </table:table-cell>
          <table:table-cell office:value-type="float" office:value="-4.59000000000001" calcext:value-type="float">
            <text:p>-4,59</text:p>
          </table:table-cell>
        </table:table-row>
        <table:table-row table:style-name="ro1">
          <table:table-cell table:style-name="ce1" office:value-type="time" office:time-value="PT13H48M15S" calcext:value-type="time">
            <text:p>13:48:15</text:p>
          </table:table-cell>
          <table:table-cell office:value-type="float" office:value="2574.7" calcext:value-type="float">
            <text:p>2574,7</text:p>
          </table:table-cell>
          <table:table-cell table:style-name="ce13" table:formula="of:=[.B363]-[.B362]" office:value-type="float" office:value="-43.5" calcext:value-type="float">
            <text:p>-43,50</text:p>
          </table:table-cell>
          <table:table-cell table:style-name="ce14" table:formula="of:=[.A363]-[.A362]" office:value-type="time" office:time-value="PT00H00M10S" calcext:value-type="time">
            <text:p>00:00:10</text:p>
          </table:table-cell>
          <table:table-cell table:formula="of:=HOUR([.D363]) * 3600 + MINUTE([.D363]) * 60 + SECOND([.D363])" office:value-type="float" office:value="10" calcext:value-type="float">
            <text:p>10</text:p>
          </table:table-cell>
          <table:table-cell table:style-name="ce15" table:formula="of:=[.C363]/[.E363]" office:value-type="float" office:value="-4.35" calcext:value-type="float">
            <text:p>-4,35</text:p>
          </table:table-cell>
          <table:table-cell office:value-type="float" office:value="2574.7" calcext:value-type="float">
            <text:p>2574,7</text:p>
          </table:table-cell>
          <table:table-cell office:value-type="float" office:value="-4.35" calcext:value-type="float">
            <text:p>-4,35</text:p>
          </table:table-cell>
        </table:table-row>
        <table:table-row table:style-name="ro1">
          <table:table-cell table:style-name="ce1" office:value-type="time" office:time-value="PT13H48M25S" calcext:value-type="time">
            <text:p>13:48:25</text:p>
          </table:table-cell>
          <table:table-cell office:value-type="float" office:value="2530.8" calcext:value-type="float">
            <text:p>2530,8</text:p>
          </table:table-cell>
          <table:table-cell table:style-name="ce13" table:formula="of:=[.B364]-[.B363]" office:value-type="float" office:value="-43.8999999999996" calcext:value-type="float">
            <text:p>-43,90</text:p>
          </table:table-cell>
          <table:table-cell table:style-name="ce14" table:formula="of:=[.A364]-[.A363]" office:value-type="time" office:time-value="PT00H00M10S" calcext:value-type="time">
            <text:p>00:00:10</text:p>
          </table:table-cell>
          <table:table-cell table:formula="of:=HOUR([.D364]) * 3600 + MINUTE([.D364]) * 60 + SECOND([.D364])" office:value-type="float" office:value="10" calcext:value-type="float">
            <text:p>10</text:p>
          </table:table-cell>
          <table:table-cell table:style-name="ce15" table:formula="of:=[.C364]/[.E364]" office:value-type="float" office:value="-4.38999999999996" calcext:value-type="float">
            <text:p>-4,39</text:p>
          </table:table-cell>
          <table:table-cell office:value-type="float" office:value="2530.8" calcext:value-type="float">
            <text:p>2530,8</text:p>
          </table:table-cell>
          <table:table-cell office:value-type="float" office:value="-4.38999999999996" calcext:value-type="float">
            <text:p>-4,39</text:p>
          </table:table-cell>
        </table:table-row>
        <table:table-row table:style-name="ro1">
          <table:table-cell table:style-name="ce1" office:value-type="time" office:time-value="PT13H48M35S" calcext:value-type="time">
            <text:p>13:48:35</text:p>
          </table:table-cell>
          <table:table-cell office:value-type="float" office:value="2490.5" calcext:value-type="float">
            <text:p>2490,5</text:p>
          </table:table-cell>
          <table:table-cell table:style-name="ce13" table:formula="of:=[.B365]-[.B364]" office:value-type="float" office:value="-40.3000000000002" calcext:value-type="float">
            <text:p>-40,30</text:p>
          </table:table-cell>
          <table:table-cell table:style-name="ce14" table:formula="of:=[.A365]-[.A364]" office:value-type="time" office:time-value="PT00H00M10S" calcext:value-type="time">
            <text:p>00:00:10</text:p>
          </table:table-cell>
          <table:table-cell table:formula="of:=HOUR([.D365]) * 3600 + MINUTE([.D365]) * 60 + SECOND([.D365])" office:value-type="float" office:value="10" calcext:value-type="float">
            <text:p>10</text:p>
          </table:table-cell>
          <table:table-cell table:style-name="ce15" table:formula="of:=[.C365]/[.E365]" office:value-type="float" office:value="-4.03000000000002" calcext:value-type="float">
            <text:p>-4,03</text:p>
          </table:table-cell>
          <table:table-cell office:value-type="float" office:value="2490.5" calcext:value-type="float">
            <text:p>2490,5</text:p>
          </table:table-cell>
          <table:table-cell office:value-type="float" office:value="-4.03000000000002" calcext:value-type="float">
            <text:p>-4,03</text:p>
          </table:table-cell>
        </table:table-row>
        <table:table-row table:style-name="ro1">
          <table:table-cell table:style-name="ce1" office:value-type="time" office:time-value="PT13H48M45S" calcext:value-type="time">
            <text:p>13:48:45</text:p>
          </table:table-cell>
          <table:table-cell office:value-type="float" office:value="2447.2" calcext:value-type="float">
            <text:p>2447,2</text:p>
          </table:table-cell>
          <table:table-cell table:style-name="ce13" table:formula="of:=[.B366]-[.B365]" office:value-type="float" office:value="-43.3000000000002" calcext:value-type="float">
            <text:p>-43,30</text:p>
          </table:table-cell>
          <table:table-cell table:style-name="ce14" table:formula="of:=[.A366]-[.A365]" office:value-type="time" office:time-value="PT00H00M10S" calcext:value-type="time">
            <text:p>00:00:10</text:p>
          </table:table-cell>
          <table:table-cell table:formula="of:=HOUR([.D366]) * 3600 + MINUTE([.D366]) * 60 + SECOND([.D366])" office:value-type="float" office:value="10" calcext:value-type="float">
            <text:p>10</text:p>
          </table:table-cell>
          <table:table-cell table:style-name="ce15" table:formula="of:=[.C366]/[.E366]" office:value-type="float" office:value="-4.33000000000002" calcext:value-type="float">
            <text:p>-4,33</text:p>
          </table:table-cell>
          <table:table-cell office:value-type="float" office:value="2447.2" calcext:value-type="float">
            <text:p>2447,2</text:p>
          </table:table-cell>
          <table:table-cell office:value-type="float" office:value="-4.33000000000002" calcext:value-type="float">
            <text:p>-4,33</text:p>
          </table:table-cell>
        </table:table-row>
        <table:table-row table:style-name="ro1">
          <table:table-cell table:style-name="ce1" office:value-type="time" office:time-value="PT13H48M55S" calcext:value-type="time">
            <text:p>13:48:55</text:p>
          </table:table-cell>
          <table:table-cell office:value-type="float" office:value="2404.6" calcext:value-type="float">
            <text:p>2404,6</text:p>
          </table:table-cell>
          <table:table-cell table:style-name="ce13" table:formula="of:=[.B367]-[.B366]" office:value-type="float" office:value="-42.5999999999999" calcext:value-type="float">
            <text:p>-42,60</text:p>
          </table:table-cell>
          <table:table-cell table:style-name="ce14" table:formula="of:=[.A367]-[.A366]" office:value-type="time" office:time-value="PT00H00M10S" calcext:value-type="time">
            <text:p>00:00:10</text:p>
          </table:table-cell>
          <table:table-cell table:formula="of:=HOUR([.D367]) * 3600 + MINUTE([.D367]) * 60 + SECOND([.D367])" office:value-type="float" office:value="10" calcext:value-type="float">
            <text:p>10</text:p>
          </table:table-cell>
          <table:table-cell table:style-name="ce15" table:formula="of:=[.C367]/[.E367]" office:value-type="float" office:value="-4.25999999999999" calcext:value-type="float">
            <text:p>-4,26</text:p>
          </table:table-cell>
          <table:table-cell office:value-type="float" office:value="2404.6" calcext:value-type="float">
            <text:p>2404,6</text:p>
          </table:table-cell>
          <table:table-cell office:value-type="float" office:value="-4.25999999999999" calcext:value-type="float">
            <text:p>-4,26</text:p>
          </table:table-cell>
        </table:table-row>
        <table:table-row table:style-name="ro1">
          <table:table-cell table:style-name="ce1" office:value-type="time" office:time-value="PT13H49M05S" calcext:value-type="time">
            <text:p>13:49:05</text:p>
          </table:table-cell>
          <table:table-cell office:value-type="float" office:value="2364.9" calcext:value-type="float">
            <text:p>2364,9</text:p>
          </table:table-cell>
          <table:table-cell table:style-name="ce13" table:formula="of:=[.B368]-[.B367]" office:value-type="float" office:value="-39.6999999999998" calcext:value-type="float">
            <text:p>-39,70</text:p>
          </table:table-cell>
          <table:table-cell table:style-name="ce14" table:formula="of:=[.A368]-[.A367]" office:value-type="time" office:time-value="PT00H00M10S" calcext:value-type="time">
            <text:p>00:00:10</text:p>
          </table:table-cell>
          <table:table-cell table:formula="of:=HOUR([.D368]) * 3600 + MINUTE([.D368]) * 60 + SECOND([.D368])" office:value-type="float" office:value="10" calcext:value-type="float">
            <text:p>10</text:p>
          </table:table-cell>
          <table:table-cell table:style-name="ce15" table:formula="of:=[.C368]/[.E368]" office:value-type="float" office:value="-3.96999999999998" calcext:value-type="float">
            <text:p>-3,97</text:p>
          </table:table-cell>
          <table:table-cell office:value-type="float" office:value="2364.9" calcext:value-type="float">
            <text:p>2364,9</text:p>
          </table:table-cell>
          <table:table-cell office:value-type="float" office:value="-3.96999999999998" calcext:value-type="float">
            <text:p>-3,97</text:p>
          </table:table-cell>
        </table:table-row>
        <table:table-row table:style-name="ro1">
          <table:table-cell table:style-name="ce1" office:value-type="time" office:time-value="PT13H49M15S" calcext:value-type="time">
            <text:p>13:49:15</text:p>
          </table:table-cell>
          <table:table-cell office:value-type="float" office:value="2324.9" calcext:value-type="float">
            <text:p>2324,9</text:p>
          </table:table-cell>
          <table:table-cell table:style-name="ce13" table:formula="of:=[.B369]-[.B368]" office:value-type="float" office:value="-40" calcext:value-type="float">
            <text:p>-40,00</text:p>
          </table:table-cell>
          <table:table-cell table:style-name="ce14" table:formula="of:=[.A369]-[.A368]" office:value-type="time" office:time-value="PT00H00M10S" calcext:value-type="time">
            <text:p>00:00:10</text:p>
          </table:table-cell>
          <table:table-cell table:formula="of:=HOUR([.D369]) * 3600 + MINUTE([.D369]) * 60 + SECOND([.D369])" office:value-type="float" office:value="10" calcext:value-type="float">
            <text:p>10</text:p>
          </table:table-cell>
          <table:table-cell table:style-name="ce15" table:formula="of:=[.C369]/[.E369]" office:value-type="float" office:value="-4" calcext:value-type="float">
            <text:p>-4,00</text:p>
          </table:table-cell>
          <table:table-cell office:value-type="float" office:value="2324.9" calcext:value-type="float">
            <text:p>2324,9</text:p>
          </table:table-cell>
          <table:table-cell office:value-type="float" office:value="-4" calcext:value-type="float">
            <text:p>-4,00</text:p>
          </table:table-cell>
        </table:table-row>
        <table:table-row table:style-name="ro1">
          <table:table-cell table:style-name="ce1" office:value-type="time" office:time-value="PT13H49M25S" calcext:value-type="time">
            <text:p>13:49:25</text:p>
          </table:table-cell>
          <table:table-cell office:value-type="float" office:value="2283.8" calcext:value-type="float">
            <text:p>2283,8</text:p>
          </table:table-cell>
          <table:table-cell table:style-name="ce13" table:formula="of:=[.B370]-[.B369]" office:value-type="float" office:value="-41.0999999999999" calcext:value-type="float">
            <text:p>-41,10</text:p>
          </table:table-cell>
          <table:table-cell table:style-name="ce14" table:formula="of:=[.A370]-[.A369]" office:value-type="time" office:time-value="PT00H00M10S" calcext:value-type="time">
            <text:p>00:00:10</text:p>
          </table:table-cell>
          <table:table-cell table:formula="of:=HOUR([.D370]) * 3600 + MINUTE([.D370]) * 60 + SECOND([.D370])" office:value-type="float" office:value="10" calcext:value-type="float">
            <text:p>10</text:p>
          </table:table-cell>
          <table:table-cell table:style-name="ce15" table:formula="of:=[.C370]/[.E370]" office:value-type="float" office:value="-4.10999999999999" calcext:value-type="float">
            <text:p>-4,11</text:p>
          </table:table-cell>
          <table:table-cell office:value-type="float" office:value="2283.8" calcext:value-type="float">
            <text:p>2283,8</text:p>
          </table:table-cell>
          <table:table-cell office:value-type="float" office:value="-4.10999999999999" calcext:value-type="float">
            <text:p>-4,11</text:p>
          </table:table-cell>
        </table:table-row>
        <table:table-row table:style-name="ro1">
          <table:table-cell table:style-name="ce1" office:value-type="time" office:time-value="PT13H49M35S" calcext:value-type="time">
            <text:p>13:49:35</text:p>
          </table:table-cell>
          <table:table-cell office:value-type="float" office:value="2238.3" calcext:value-type="float">
            <text:p>2238,3</text:p>
          </table:table-cell>
          <table:table-cell table:style-name="ce13" table:formula="of:=[.B371]-[.B370]" office:value-type="float" office:value="-45.5" calcext:value-type="float">
            <text:p>-45,50</text:p>
          </table:table-cell>
          <table:table-cell table:style-name="ce14" table:formula="of:=[.A371]-[.A370]" office:value-type="time" office:time-value="PT00H00M10S" calcext:value-type="time">
            <text:p>00:00:10</text:p>
          </table:table-cell>
          <table:table-cell table:formula="of:=HOUR([.D371]) * 3600 + MINUTE([.D371]) * 60 + SECOND([.D371])" office:value-type="float" office:value="10" calcext:value-type="float">
            <text:p>10</text:p>
          </table:table-cell>
          <table:table-cell table:style-name="ce15" table:formula="of:=[.C371]/[.E371]" office:value-type="float" office:value="-4.55" calcext:value-type="float">
            <text:p>-4,55</text:p>
          </table:table-cell>
          <table:table-cell office:value-type="float" office:value="2238.3" calcext:value-type="float">
            <text:p>2238,3</text:p>
          </table:table-cell>
          <table:table-cell office:value-type="float" office:value="-4.55" calcext:value-type="float">
            <text:p>-4,55</text:p>
          </table:table-cell>
        </table:table-row>
        <table:table-row table:style-name="ro1">
          <table:table-cell table:style-name="ce1" office:value-type="time" office:time-value="PT13H49M45S" calcext:value-type="time">
            <text:p>13:49:45</text:p>
          </table:table-cell>
          <table:table-cell office:value-type="float" office:value="2194.9" calcext:value-type="float">
            <text:p>2194,9</text:p>
          </table:table-cell>
          <table:table-cell table:style-name="ce13" table:formula="of:=[.B372]-[.B371]" office:value-type="float" office:value="-43.4000000000001" calcext:value-type="float">
            <text:p>-43,40</text:p>
          </table:table-cell>
          <table:table-cell table:style-name="ce14" table:formula="of:=[.A372]-[.A371]" office:value-type="time" office:time-value="PT00H00M10S" calcext:value-type="time">
            <text:p>00:00:10</text:p>
          </table:table-cell>
          <table:table-cell table:formula="of:=HOUR([.D372]) * 3600 + MINUTE([.D372]) * 60 + SECOND([.D372])" office:value-type="float" office:value="10" calcext:value-type="float">
            <text:p>10</text:p>
          </table:table-cell>
          <table:table-cell table:style-name="ce15" table:formula="of:=[.C372]/[.E372]" office:value-type="float" office:value="-4.34000000000001" calcext:value-type="float">
            <text:p>-4,34</text:p>
          </table:table-cell>
          <table:table-cell office:value-type="float" office:value="2194.9" calcext:value-type="float">
            <text:p>2194,9</text:p>
          </table:table-cell>
          <table:table-cell office:value-type="float" office:value="-4.34000000000001" calcext:value-type="float">
            <text:p>-4,34</text:p>
          </table:table-cell>
        </table:table-row>
        <table:table-row table:style-name="ro1">
          <table:table-cell table:style-name="ce1" office:value-type="time" office:time-value="PT13H49M55S" calcext:value-type="time">
            <text:p>13:49:55</text:p>
          </table:table-cell>
          <table:table-cell office:value-type="float" office:value="2151.1" calcext:value-type="float">
            <text:p>2151,1</text:p>
          </table:table-cell>
          <table:table-cell table:style-name="ce13" table:formula="of:=[.B373]-[.B372]" office:value-type="float" office:value="-43.8000000000002" calcext:value-type="float">
            <text:p>-43,80</text:p>
          </table:table-cell>
          <table:table-cell table:style-name="ce14" table:formula="of:=[.A373]-[.A372]" office:value-type="time" office:time-value="PT00H00M10S" calcext:value-type="time">
            <text:p>00:00:10</text:p>
          </table:table-cell>
          <table:table-cell table:formula="of:=HOUR([.D373]) * 3600 + MINUTE([.D373]) * 60 + SECOND([.D373])" office:value-type="float" office:value="10" calcext:value-type="float">
            <text:p>10</text:p>
          </table:table-cell>
          <table:table-cell table:style-name="ce15" table:formula="of:=[.C373]/[.E373]" office:value-type="float" office:value="-4.38000000000002" calcext:value-type="float">
            <text:p>-4,38</text:p>
          </table:table-cell>
          <table:table-cell office:value-type="float" office:value="2151.1" calcext:value-type="float">
            <text:p>2151,1</text:p>
          </table:table-cell>
          <table:table-cell office:value-type="float" office:value="-4.38000000000002" calcext:value-type="float">
            <text:p>-4,38</text:p>
          </table:table-cell>
        </table:table-row>
        <table:table-row table:style-name="ro1">
          <table:table-cell table:style-name="ce1" office:value-type="time" office:time-value="PT13H50M05S" calcext:value-type="time">
            <text:p>13:50:05</text:p>
          </table:table-cell>
          <table:table-cell office:value-type="float" office:value="2110.5" calcext:value-type="float">
            <text:p>2110,5</text:p>
          </table:table-cell>
          <table:table-cell table:style-name="ce13" table:formula="of:=[.B374]-[.B373]" office:value-type="float" office:value="-40.5999999999999" calcext:value-type="float">
            <text:p>-40,60</text:p>
          </table:table-cell>
          <table:table-cell table:style-name="ce14" table:formula="of:=[.A374]-[.A373]" office:value-type="time" office:time-value="PT00H00M10S" calcext:value-type="time">
            <text:p>00:00:10</text:p>
          </table:table-cell>
          <table:table-cell table:formula="of:=HOUR([.D374]) * 3600 + MINUTE([.D374]) * 60 + SECOND([.D374])" office:value-type="float" office:value="10" calcext:value-type="float">
            <text:p>10</text:p>
          </table:table-cell>
          <table:table-cell table:style-name="ce15" table:formula="of:=[.C374]/[.E374]" office:value-type="float" office:value="-4.05999999999999" calcext:value-type="float">
            <text:p>-4,06</text:p>
          </table:table-cell>
          <table:table-cell office:value-type="float" office:value="2110.5" calcext:value-type="float">
            <text:p>2110,5</text:p>
          </table:table-cell>
          <table:table-cell office:value-type="float" office:value="-4.05999999999999" calcext:value-type="float">
            <text:p>-4,06</text:p>
          </table:table-cell>
        </table:table-row>
        <table:table-row table:style-name="ro1">
          <table:table-cell table:style-name="ce1" office:value-type="time" office:time-value="PT13H50M15S" calcext:value-type="time">
            <text:p>13:50:15</text:p>
          </table:table-cell>
          <table:table-cell office:value-type="float" office:value="2065.7" calcext:value-type="float">
            <text:p>2065,7</text:p>
          </table:table-cell>
          <table:table-cell table:style-name="ce13" table:formula="of:=[.B375]-[.B374]" office:value-type="float" office:value="-44.8000000000002" calcext:value-type="float">
            <text:p>-44,80</text:p>
          </table:table-cell>
          <table:table-cell table:style-name="ce14" table:formula="of:=[.A375]-[.A374]" office:value-type="time" office:time-value="PT00H00M10S" calcext:value-type="time">
            <text:p>00:00:10</text:p>
          </table:table-cell>
          <table:table-cell table:formula="of:=HOUR([.D375]) * 3600 + MINUTE([.D375]) * 60 + SECOND([.D375])" office:value-type="float" office:value="10" calcext:value-type="float">
            <text:p>10</text:p>
          </table:table-cell>
          <table:table-cell table:style-name="ce15" table:formula="of:=[.C375]/[.E375]" office:value-type="float" office:value="-4.48000000000002" calcext:value-type="float">
            <text:p>-4,48</text:p>
          </table:table-cell>
          <table:table-cell office:value-type="float" office:value="2065.7" calcext:value-type="float">
            <text:p>2065,7</text:p>
          </table:table-cell>
          <table:table-cell office:value-type="float" office:value="-4.48000000000002" calcext:value-type="float">
            <text:p>-4,48</text:p>
          </table:table-cell>
        </table:table-row>
        <table:table-row table:style-name="ro1">
          <table:table-cell table:style-name="ce1" office:value-type="time" office:time-value="PT13H50M25S" calcext:value-type="time">
            <text:p>13:50:25</text:p>
          </table:table-cell>
          <table:table-cell office:value-type="float" office:value="2020.8" calcext:value-type="float">
            <text:p>2020,8</text:p>
          </table:table-cell>
          <table:table-cell table:style-name="ce13" table:formula="of:=[.B376]-[.B375]" office:value-type="float" office:value="-44.8999999999999" calcext:value-type="float">
            <text:p>-44,90</text:p>
          </table:table-cell>
          <table:table-cell table:style-name="ce14" table:formula="of:=[.A376]-[.A375]" office:value-type="time" office:time-value="PT00H00M10S" calcext:value-type="time">
            <text:p>00:00:10</text:p>
          </table:table-cell>
          <table:table-cell table:formula="of:=HOUR([.D376]) * 3600 + MINUTE([.D376]) * 60 + SECOND([.D376])" office:value-type="float" office:value="10" calcext:value-type="float">
            <text:p>10</text:p>
          </table:table-cell>
          <table:table-cell table:style-name="ce15" table:formula="of:=[.C376]/[.E376]" office:value-type="float" office:value="-4.48999999999999" calcext:value-type="float">
            <text:p>-4,49</text:p>
          </table:table-cell>
          <table:table-cell office:value-type="float" office:value="2020.8" calcext:value-type="float">
            <text:p>2020,8</text:p>
          </table:table-cell>
          <table:table-cell office:value-type="float" office:value="-4.48999999999999" calcext:value-type="float">
            <text:p>-4,49</text:p>
          </table:table-cell>
        </table:table-row>
        <table:table-row table:style-name="ro1">
          <table:table-cell table:style-name="ce1" office:value-type="time" office:time-value="PT13H50M35S" calcext:value-type="time">
            <text:p>13:50:35</text:p>
          </table:table-cell>
          <table:table-cell office:value-type="float" office:value="1966.7" calcext:value-type="float">
            <text:p>1966,7</text:p>
          </table:table-cell>
          <table:table-cell table:style-name="ce13" table:formula="of:=[.B377]-[.B376]" office:value-type="float" office:value="-54.0999999999999" calcext:value-type="float">
            <text:p>-54,10</text:p>
          </table:table-cell>
          <table:table-cell table:style-name="ce14" table:formula="of:=[.A377]-[.A376]" office:value-type="time" office:time-value="PT00H00M10S" calcext:value-type="time">
            <text:p>00:00:10</text:p>
          </table:table-cell>
          <table:table-cell table:formula="of:=HOUR([.D377]) * 3600 + MINUTE([.D377]) * 60 + SECOND([.D377])" office:value-type="float" office:value="10" calcext:value-type="float">
            <text:p>10</text:p>
          </table:table-cell>
          <table:table-cell table:style-name="ce15" table:formula="of:=[.C377]/[.E377]" office:value-type="float" office:value="-5.40999999999999" calcext:value-type="float">
            <text:p>-5,41</text:p>
          </table:table-cell>
          <table:table-cell office:value-type="float" office:value="1966.7" calcext:value-type="float">
            <text:p>1966,7</text:p>
          </table:table-cell>
          <table:table-cell office:value-type="float" office:value="-5.40999999999999" calcext:value-type="float">
            <text:p>-5,41</text:p>
          </table:table-cell>
        </table:table-row>
        <table:table-row table:style-name="ro1">
          <table:table-cell table:style-name="ce1" office:value-type="time" office:time-value="PT13H50M45S" calcext:value-type="time">
            <text:p>13:50:45</text:p>
          </table:table-cell>
          <table:table-cell office:value-type="float" office:value="1932.4" calcext:value-type="float">
            <text:p>1932,4</text:p>
          </table:table-cell>
          <table:table-cell table:style-name="ce13" table:formula="of:=[.B378]-[.B377]" office:value-type="float" office:value="-34.3" calcext:value-type="float">
            <text:p>-34,30</text:p>
          </table:table-cell>
          <table:table-cell table:style-name="ce14" table:formula="of:=[.A378]-[.A377]" office:value-type="time" office:time-value="PT00H00M10S" calcext:value-type="time">
            <text:p>00:00:10</text:p>
          </table:table-cell>
          <table:table-cell table:formula="of:=HOUR([.D378]) * 3600 + MINUTE([.D378]) * 60 + SECOND([.D378])" office:value-type="float" office:value="10" calcext:value-type="float">
            <text:p>10</text:p>
          </table:table-cell>
          <table:table-cell table:style-name="ce15" table:formula="of:=[.C378]/[.E378]" office:value-type="float" office:value="-3.43" calcext:value-type="float">
            <text:p>-3,43</text:p>
          </table:table-cell>
          <table:table-cell office:value-type="float" office:value="1932.4" calcext:value-type="float">
            <text:p>1932,4</text:p>
          </table:table-cell>
          <table:table-cell office:value-type="float" office:value="-3.43" calcext:value-type="float">
            <text:p>-3,43</text:p>
          </table:table-cell>
        </table:table-row>
        <table:table-row table:style-name="ro1">
          <table:table-cell table:style-name="ce1" office:value-type="time" office:time-value="PT13H50M55S" calcext:value-type="time">
            <text:p>13:50:55</text:p>
          </table:table-cell>
          <table:table-cell office:value-type="float" office:value="1895.2" calcext:value-type="float">
            <text:p>1895,2</text:p>
          </table:table-cell>
          <table:table-cell table:style-name="ce13" table:formula="of:=[.B379]-[.B378]" office:value-type="float" office:value="-37.2" calcext:value-type="float">
            <text:p>-37,20</text:p>
          </table:table-cell>
          <table:table-cell table:style-name="ce14" table:formula="of:=[.A379]-[.A378]" office:value-type="time" office:time-value="PT00H00M10S" calcext:value-type="time">
            <text:p>00:00:10</text:p>
          </table:table-cell>
          <table:table-cell table:formula="of:=HOUR([.D379]) * 3600 + MINUTE([.D379]) * 60 + SECOND([.D379])" office:value-type="float" office:value="10" calcext:value-type="float">
            <text:p>10</text:p>
          </table:table-cell>
          <table:table-cell table:style-name="ce15" table:formula="of:=[.C379]/[.E379]" office:value-type="float" office:value="-3.72" calcext:value-type="float">
            <text:p>-3,72</text:p>
          </table:table-cell>
          <table:table-cell office:value-type="float" office:value="1895.2" calcext:value-type="float">
            <text:p>1895,2</text:p>
          </table:table-cell>
          <table:table-cell office:value-type="float" office:value="-3.72" calcext:value-type="float">
            <text:p>-3,72</text:p>
          </table:table-cell>
        </table:table-row>
        <table:table-row table:style-name="ro1">
          <table:table-cell table:style-name="ce1" office:value-type="time" office:time-value="PT13H51M05S" calcext:value-type="time">
            <text:p>13:51:05</text:p>
          </table:table-cell>
          <table:table-cell office:value-type="float" office:value="1853.1" calcext:value-type="float">
            <text:p>1853,1</text:p>
          </table:table-cell>
          <table:table-cell table:style-name="ce13" table:formula="of:=[.B380]-[.B379]" office:value-type="float" office:value="-42.1000000000001" calcext:value-type="float">
            <text:p>-42,10</text:p>
          </table:table-cell>
          <table:table-cell table:style-name="ce14" table:formula="of:=[.A380]-[.A379]" office:value-type="time" office:time-value="PT00H00M10S" calcext:value-type="time">
            <text:p>00:00:10</text:p>
          </table:table-cell>
          <table:table-cell table:formula="of:=HOUR([.D380]) * 3600 + MINUTE([.D380]) * 60 + SECOND([.D380])" office:value-type="float" office:value="10" calcext:value-type="float">
            <text:p>10</text:p>
          </table:table-cell>
          <table:table-cell table:style-name="ce15" table:formula="of:=[.C380]/[.E380]" office:value-type="float" office:value="-4.21000000000001" calcext:value-type="float">
            <text:p>-4,21</text:p>
          </table:table-cell>
          <table:table-cell office:value-type="float" office:value="1853.1" calcext:value-type="float">
            <text:p>1853,1</text:p>
          </table:table-cell>
          <table:table-cell office:value-type="float" office:value="-4.21000000000001" calcext:value-type="float">
            <text:p>-4,21</text:p>
          </table:table-cell>
        </table:table-row>
        <table:table-row table:style-name="ro1">
          <table:table-cell table:style-name="ce1" office:value-type="time" office:time-value="PT13H51M15S" calcext:value-type="time">
            <text:p>13:51:15</text:p>
          </table:table-cell>
          <table:table-cell office:value-type="float" office:value="1813.3" calcext:value-type="float">
            <text:p>1813,3</text:p>
          </table:table-cell>
          <table:table-cell table:style-name="ce13" table:formula="of:=[.B381]-[.B380]" office:value-type="float" office:value="-39.8" calcext:value-type="float">
            <text:p>-39,80</text:p>
          </table:table-cell>
          <table:table-cell table:style-name="ce14" table:formula="of:=[.A381]-[.A380]" office:value-type="time" office:time-value="PT00H00M10S" calcext:value-type="time">
            <text:p>00:00:10</text:p>
          </table:table-cell>
          <table:table-cell table:formula="of:=HOUR([.D381]) * 3600 + MINUTE([.D381]) * 60 + SECOND([.D381])" office:value-type="float" office:value="10" calcext:value-type="float">
            <text:p>10</text:p>
          </table:table-cell>
          <table:table-cell table:style-name="ce15" table:formula="of:=[.C381]/[.E381]" office:value-type="float" office:value="-3.98" calcext:value-type="float">
            <text:p>-3,98</text:p>
          </table:table-cell>
          <table:table-cell office:value-type="float" office:value="1813.3" calcext:value-type="float">
            <text:p>1813,3</text:p>
          </table:table-cell>
          <table:table-cell office:value-type="float" office:value="-3.98" calcext:value-type="float">
            <text:p>-3,98</text:p>
          </table:table-cell>
        </table:table-row>
        <table:table-row table:style-name="ro1">
          <table:table-cell table:style-name="ce1" office:value-type="time" office:time-value="PT13H51M25S" calcext:value-type="time">
            <text:p>13:51:25</text:p>
          </table:table-cell>
          <table:table-cell office:value-type="float" office:value="1768.3" calcext:value-type="float">
            <text:p>1768,3</text:p>
          </table:table-cell>
          <table:table-cell table:style-name="ce13" table:formula="of:=[.B382]-[.B381]" office:value-type="float" office:value="-45" calcext:value-type="float">
            <text:p>-45,00</text:p>
          </table:table-cell>
          <table:table-cell table:style-name="ce14" table:formula="of:=[.A382]-[.A381]" office:value-type="time" office:time-value="PT00H00M10S" calcext:value-type="time">
            <text:p>00:00:10</text:p>
          </table:table-cell>
          <table:table-cell table:formula="of:=HOUR([.D382]) * 3600 + MINUTE([.D382]) * 60 + SECOND([.D382])" office:value-type="float" office:value="10" calcext:value-type="float">
            <text:p>10</text:p>
          </table:table-cell>
          <table:table-cell table:style-name="ce15" table:formula="of:=[.C382]/[.E382]" office:value-type="float" office:value="-4.5" calcext:value-type="float">
            <text:p>-4,50</text:p>
          </table:table-cell>
          <table:table-cell office:value-type="float" office:value="1768.3" calcext:value-type="float">
            <text:p>1768,3</text:p>
          </table:table-cell>
          <table:table-cell office:value-type="float" office:value="-4.5" calcext:value-type="float">
            <text:p>-4,50</text:p>
          </table:table-cell>
        </table:table-row>
        <table:table-row table:style-name="ro1">
          <table:table-cell table:style-name="ce1" office:value-type="time" office:time-value="PT13H51M35S" calcext:value-type="time">
            <text:p>13:51:35</text:p>
          </table:table-cell>
          <table:table-cell office:value-type="float" office:value="1727.1" calcext:value-type="float">
            <text:p>1727,1</text:p>
          </table:table-cell>
          <table:table-cell table:style-name="ce13" table:formula="of:=[.B383]-[.B382]" office:value-type="float" office:value="-41.2" calcext:value-type="float">
            <text:p>-41,20</text:p>
          </table:table-cell>
          <table:table-cell table:style-name="ce14" table:formula="of:=[.A383]-[.A382]" office:value-type="time" office:time-value="PT00H00M10S" calcext:value-type="time">
            <text:p>00:00:10</text:p>
          </table:table-cell>
          <table:table-cell table:formula="of:=HOUR([.D383]) * 3600 + MINUTE([.D383]) * 60 + SECOND([.D383])" office:value-type="float" office:value="10" calcext:value-type="float">
            <text:p>10</text:p>
          </table:table-cell>
          <table:table-cell table:style-name="ce15" table:formula="of:=[.C383]/[.E383]" office:value-type="float" office:value="-4.12" calcext:value-type="float">
            <text:p>-4,12</text:p>
          </table:table-cell>
          <table:table-cell office:value-type="float" office:value="1727.1" calcext:value-type="float">
            <text:p>1727,1</text:p>
          </table:table-cell>
          <table:table-cell office:value-type="float" office:value="-4.12" calcext:value-type="float">
            <text:p>-4,12</text:p>
          </table:table-cell>
        </table:table-row>
        <table:table-row table:style-name="ro1">
          <table:table-cell table:style-name="ce1" office:value-type="time" office:time-value="PT13H51M45S" calcext:value-type="time">
            <text:p>13:51:45</text:p>
          </table:table-cell>
          <table:table-cell office:value-type="float" office:value="1680" calcext:value-type="float">
            <text:p>1680</text:p>
          </table:table-cell>
          <table:table-cell table:style-name="ce13" table:formula="of:=[.B384]-[.B383]" office:value-type="float" office:value="-47.0999999999999" calcext:value-type="float">
            <text:p>-47,10</text:p>
          </table:table-cell>
          <table:table-cell table:style-name="ce14" table:formula="of:=[.A384]-[.A383]" office:value-type="time" office:time-value="PT00H00M10S" calcext:value-type="time">
            <text:p>00:00:10</text:p>
          </table:table-cell>
          <table:table-cell table:formula="of:=HOUR([.D384]) * 3600 + MINUTE([.D384]) * 60 + SECOND([.D384])" office:value-type="float" office:value="10" calcext:value-type="float">
            <text:p>10</text:p>
          </table:table-cell>
          <table:table-cell table:style-name="ce15" table:formula="of:=[.C384]/[.E384]" office:value-type="float" office:value="-4.70999999999999" calcext:value-type="float">
            <text:p>-4,71</text:p>
          </table:table-cell>
          <table:table-cell office:value-type="float" office:value="1680" calcext:value-type="float">
            <text:p>1680</text:p>
          </table:table-cell>
          <table:table-cell office:value-type="float" office:value="-4.70999999999999" calcext:value-type="float">
            <text:p>-4,71</text:p>
          </table:table-cell>
        </table:table-row>
        <table:table-row table:style-name="ro1">
          <table:table-cell table:style-name="ce1" office:value-type="time" office:time-value="PT13H51M55S" calcext:value-type="time">
            <text:p>13:51:55</text:p>
          </table:table-cell>
          <table:table-cell office:value-type="float" office:value="1643" calcext:value-type="float">
            <text:p>1643</text:p>
          </table:table-cell>
          <table:table-cell table:style-name="ce13" table:formula="of:=[.B385]-[.B384]" office:value-type="float" office:value="-37" calcext:value-type="float">
            <text:p>-37,00</text:p>
          </table:table-cell>
          <table:table-cell table:style-name="ce14" table:formula="of:=[.A385]-[.A384]" office:value-type="time" office:time-value="PT00H00M10S" calcext:value-type="time">
            <text:p>00:00:10</text:p>
          </table:table-cell>
          <table:table-cell table:formula="of:=HOUR([.D385]) * 3600 + MINUTE([.D385]) * 60 + SECOND([.D385])" office:value-type="float" office:value="10" calcext:value-type="float">
            <text:p>10</text:p>
          </table:table-cell>
          <table:table-cell table:style-name="ce15" table:formula="of:=[.C385]/[.E385]" office:value-type="float" office:value="-3.7" calcext:value-type="float">
            <text:p>-3,70</text:p>
          </table:table-cell>
          <table:table-cell office:value-type="float" office:value="1643" calcext:value-type="float">
            <text:p>1643</text:p>
          </table:table-cell>
          <table:table-cell office:value-type="float" office:value="-3.7" calcext:value-type="float">
            <text:p>-3,70</text:p>
          </table:table-cell>
        </table:table-row>
        <table:table-row table:style-name="ro1">
          <table:table-cell table:style-name="ce1" office:value-type="time" office:time-value="PT13H52M05S" calcext:value-type="time">
            <text:p>13:52:05</text:p>
          </table:table-cell>
          <table:table-cell office:value-type="float" office:value="1601.2" calcext:value-type="float">
            <text:p>1601,2</text:p>
          </table:table-cell>
          <table:table-cell table:style-name="ce13" table:formula="of:=[.B386]-[.B385]" office:value-type="float" office:value="-41.8" calcext:value-type="float">
            <text:p>-41,80</text:p>
          </table:table-cell>
          <table:table-cell table:style-name="ce14" table:formula="of:=[.A386]-[.A385]" office:value-type="time" office:time-value="PT00H00M10S" calcext:value-type="time">
            <text:p>00:00:10</text:p>
          </table:table-cell>
          <table:table-cell table:formula="of:=HOUR([.D386]) * 3600 + MINUTE([.D386]) * 60 + SECOND([.D386])" office:value-type="float" office:value="10" calcext:value-type="float">
            <text:p>10</text:p>
          </table:table-cell>
          <table:table-cell table:style-name="ce15" table:formula="of:=[.C386]/[.E386]" office:value-type="float" office:value="-4.18" calcext:value-type="float">
            <text:p>-4,18</text:p>
          </table:table-cell>
          <table:table-cell office:value-type="float" office:value="1601.2" calcext:value-type="float">
            <text:p>1601,2</text:p>
          </table:table-cell>
          <table:table-cell office:value-type="float" office:value="-4.18" calcext:value-type="float">
            <text:p>-4,18</text:p>
          </table:table-cell>
        </table:table-row>
        <table:table-row table:style-name="ro1">
          <table:table-cell table:style-name="ce1" office:value-type="time" office:time-value="PT13H52M15S" calcext:value-type="time">
            <text:p>13:52:15</text:p>
          </table:table-cell>
          <table:table-cell office:value-type="float" office:value="1553.9" calcext:value-type="float">
            <text:p>1553,9</text:p>
          </table:table-cell>
          <table:table-cell table:style-name="ce13" table:formula="of:=[.B387]-[.B386]" office:value-type="float" office:value="-47.3" calcext:value-type="float">
            <text:p>-47,30</text:p>
          </table:table-cell>
          <table:table-cell table:style-name="ce14" table:formula="of:=[.A387]-[.A386]" office:value-type="time" office:time-value="PT00H00M10S" calcext:value-type="time">
            <text:p>00:00:10</text:p>
          </table:table-cell>
          <table:table-cell table:formula="of:=HOUR([.D387]) * 3600 + MINUTE([.D387]) * 60 + SECOND([.D387])" office:value-type="float" office:value="10" calcext:value-type="float">
            <text:p>10</text:p>
          </table:table-cell>
          <table:table-cell table:style-name="ce15" table:formula="of:=[.C387]/[.E387]" office:value-type="float" office:value="-4.73" calcext:value-type="float">
            <text:p>-4,73</text:p>
          </table:table-cell>
          <table:table-cell office:value-type="float" office:value="1553.9" calcext:value-type="float">
            <text:p>1553,9</text:p>
          </table:table-cell>
          <table:table-cell office:value-type="float" office:value="-4.73" calcext:value-type="float">
            <text:p>-4,73</text:p>
          </table:table-cell>
        </table:table-row>
        <table:table-row table:style-name="ro1">
          <table:table-cell table:style-name="ce1" office:value-type="time" office:time-value="PT13H52M25S" calcext:value-type="time">
            <text:p>13:52:25</text:p>
          </table:table-cell>
          <table:table-cell office:value-type="float" office:value="1511.2" calcext:value-type="float">
            <text:p>1511,2</text:p>
          </table:table-cell>
          <table:table-cell table:style-name="ce13" table:formula="of:=[.B388]-[.B387]" office:value-type="float" office:value="-42.7" calcext:value-type="float">
            <text:p>-42,70</text:p>
          </table:table-cell>
          <table:table-cell table:style-name="ce14" table:formula="of:=[.A388]-[.A387]" office:value-type="time" office:time-value="PT00H00M10S" calcext:value-type="time">
            <text:p>00:00:10</text:p>
          </table:table-cell>
          <table:table-cell table:formula="of:=HOUR([.D388]) * 3600 + MINUTE([.D388]) * 60 + SECOND([.D388])" office:value-type="float" office:value="10" calcext:value-type="float">
            <text:p>10</text:p>
          </table:table-cell>
          <table:table-cell table:style-name="ce15" table:formula="of:=[.C388]/[.E388]" office:value-type="float" office:value="-4.27000000000001" calcext:value-type="float">
            <text:p>-4,27</text:p>
          </table:table-cell>
          <table:table-cell office:value-type="float" office:value="1511.2" calcext:value-type="float">
            <text:p>1511,2</text:p>
          </table:table-cell>
          <table:table-cell office:value-type="float" office:value="-4.27000000000001" calcext:value-type="float">
            <text:p>-4,27</text:p>
          </table:table-cell>
        </table:table-row>
        <table:table-row table:style-name="ro1">
          <table:table-cell table:style-name="ce1" office:value-type="time" office:time-value="PT13H52M35S" calcext:value-type="time">
            <text:p>13:52:35</text:p>
          </table:table-cell>
          <table:table-cell office:value-type="float" office:value="1470.3" calcext:value-type="float">
            <text:p>1470,3</text:p>
          </table:table-cell>
          <table:table-cell table:style-name="ce13" table:formula="of:=[.B389]-[.B388]" office:value-type="float" office:value="-40.9000000000001" calcext:value-type="float">
            <text:p>-40,90</text:p>
          </table:table-cell>
          <table:table-cell table:style-name="ce14" table:formula="of:=[.A389]-[.A388]" office:value-type="time" office:time-value="PT00H00M10S" calcext:value-type="time">
            <text:p>00:00:10</text:p>
          </table:table-cell>
          <table:table-cell table:formula="of:=HOUR([.D389]) * 3600 + MINUTE([.D389]) * 60 + SECOND([.D389])" office:value-type="float" office:value="10" calcext:value-type="float">
            <text:p>10</text:p>
          </table:table-cell>
          <table:table-cell table:style-name="ce15" table:formula="of:=[.C389]/[.E389]" office:value-type="float" office:value="-4.09000000000001" calcext:value-type="float">
            <text:p>-4,09</text:p>
          </table:table-cell>
          <table:table-cell office:value-type="float" office:value="1470.3" calcext:value-type="float">
            <text:p>1470,3</text:p>
          </table:table-cell>
          <table:table-cell office:value-type="float" office:value="-4.09000000000001" calcext:value-type="float">
            <text:p>-4,09</text:p>
          </table:table-cell>
        </table:table-row>
        <table:table-row table:style-name="ro1">
          <table:table-cell table:style-name="ce1" office:value-type="time" office:time-value="PT13H52M45S" calcext:value-type="time">
            <text:p>13:52:45</text:p>
          </table:table-cell>
          <table:table-cell office:value-type="float" office:value="1427" calcext:value-type="float">
            <text:p>1427</text:p>
          </table:table-cell>
          <table:table-cell table:style-name="ce13" table:formula="of:=[.B390]-[.B389]" office:value-type="float" office:value="-43.3" calcext:value-type="float">
            <text:p>-43,30</text:p>
          </table:table-cell>
          <table:table-cell table:style-name="ce14" table:formula="of:=[.A390]-[.A389]" office:value-type="time" office:time-value="PT00H00M10S" calcext:value-type="time">
            <text:p>00:00:10</text:p>
          </table:table-cell>
          <table:table-cell table:formula="of:=HOUR([.D390]) * 3600 + MINUTE([.D390]) * 60 + SECOND([.D390])" office:value-type="float" office:value="10" calcext:value-type="float">
            <text:p>10</text:p>
          </table:table-cell>
          <table:table-cell table:style-name="ce15" table:formula="of:=[.C390]/[.E390]" office:value-type="float" office:value="-4.33" calcext:value-type="float">
            <text:p>-4,33</text:p>
          </table:table-cell>
          <table:table-cell office:value-type="float" office:value="1427" calcext:value-type="float">
            <text:p>1427</text:p>
          </table:table-cell>
          <table:table-cell office:value-type="float" office:value="-4.33" calcext:value-type="float">
            <text:p>-4,33</text:p>
          </table:table-cell>
        </table:table-row>
        <table:table-row table:style-name="ro1">
          <table:table-cell table:style-name="ce1" office:value-type="time" office:time-value="PT13H52M55S" calcext:value-type="time">
            <text:p>13:52:55</text:p>
          </table:table-cell>
          <table:table-cell office:value-type="float" office:value="1378.3" calcext:value-type="float">
            <text:p>1378,3</text:p>
          </table:table-cell>
          <table:table-cell table:style-name="ce13" table:formula="of:=[.B391]-[.B390]" office:value-type="float" office:value="-48.7" calcext:value-type="float">
            <text:p>-48,70</text:p>
          </table:table-cell>
          <table:table-cell table:style-name="ce14" table:formula="of:=[.A391]-[.A390]" office:value-type="time" office:time-value="PT00H00M10S" calcext:value-type="time">
            <text:p>00:00:10</text:p>
          </table:table-cell>
          <table:table-cell table:formula="of:=HOUR([.D391]) * 3600 + MINUTE([.D391]) * 60 + SECOND([.D391])" office:value-type="float" office:value="10" calcext:value-type="float">
            <text:p>10</text:p>
          </table:table-cell>
          <table:table-cell table:style-name="ce15" table:formula="of:=[.C391]/[.E391]" office:value-type="float" office:value="-4.87" calcext:value-type="float">
            <text:p>-4,87</text:p>
          </table:table-cell>
          <table:table-cell office:value-type="float" office:value="1378.3" calcext:value-type="float">
            <text:p>1378,3</text:p>
          </table:table-cell>
          <table:table-cell office:value-type="float" office:value="-4.87" calcext:value-type="float">
            <text:p>-4,87</text:p>
          </table:table-cell>
        </table:table-row>
        <table:table-row table:style-name="ro1">
          <table:table-cell table:style-name="ce1" office:value-type="time" office:time-value="PT13H53M05S" calcext:value-type="time">
            <text:p>13:53:05</text:p>
          </table:table-cell>
          <table:table-cell office:value-type="float" office:value="1328.2" calcext:value-type="float">
            <text:p>1328,2</text:p>
          </table:table-cell>
          <table:table-cell table:style-name="ce13" table:formula="of:=[.B392]-[.B391]" office:value-type="float" office:value="-50.0999999999999" calcext:value-type="float">
            <text:p>-50,10</text:p>
          </table:table-cell>
          <table:table-cell table:style-name="ce14" table:formula="of:=[.A392]-[.A391]" office:value-type="time" office:time-value="PT00H00M10S" calcext:value-type="time">
            <text:p>00:00:10</text:p>
          </table:table-cell>
          <table:table-cell table:formula="of:=HOUR([.D392]) * 3600 + MINUTE([.D392]) * 60 + SECOND([.D392])" office:value-type="float" office:value="10" calcext:value-type="float">
            <text:p>10</text:p>
          </table:table-cell>
          <table:table-cell table:style-name="ce15" table:formula="of:=[.C392]/[.E392]" office:value-type="float" office:value="-5.00999999999999" calcext:value-type="float">
            <text:p>-5,01</text:p>
          </table:table-cell>
          <table:table-cell office:value-type="float" office:value="1328.2" calcext:value-type="float">
            <text:p>1328,2</text:p>
          </table:table-cell>
          <table:table-cell office:value-type="float" office:value="-5.00999999999999" calcext:value-type="float">
            <text:p>-5,01</text:p>
          </table:table-cell>
        </table:table-row>
        <table:table-row table:style-name="ro1">
          <table:table-cell table:style-name="ce1" office:value-type="time" office:time-value="PT13H53M15S" calcext:value-type="time">
            <text:p>13:53:15</text:p>
          </table:table-cell>
          <table:table-cell office:value-type="float" office:value="1279.8" calcext:value-type="float">
            <text:p>1279,8</text:p>
          </table:table-cell>
          <table:table-cell table:style-name="ce13" table:formula="of:=[.B393]-[.B392]" office:value-type="float" office:value="-48.4000000000001" calcext:value-type="float">
            <text:p>-48,40</text:p>
          </table:table-cell>
          <table:table-cell table:style-name="ce14" table:formula="of:=[.A393]-[.A392]" office:value-type="time" office:time-value="PT00H00M10S" calcext:value-type="time">
            <text:p>00:00:10</text:p>
          </table:table-cell>
          <table:table-cell table:formula="of:=HOUR([.D393]) * 3600 + MINUTE([.D393]) * 60 + SECOND([.D393])" office:value-type="float" office:value="10" calcext:value-type="float">
            <text:p>10</text:p>
          </table:table-cell>
          <table:table-cell table:style-name="ce15" table:formula="of:=[.C393]/[.E393]" office:value-type="float" office:value="-4.84000000000001" calcext:value-type="float">
            <text:p>-4,84</text:p>
          </table:table-cell>
          <table:table-cell office:value-type="float" office:value="1279.8" calcext:value-type="float">
            <text:p>1279,8</text:p>
          </table:table-cell>
          <table:table-cell office:value-type="float" office:value="-4.84000000000001" calcext:value-type="float">
            <text:p>-4,84</text:p>
          </table:table-cell>
        </table:table-row>
        <table:table-row table:style-name="ro1">
          <table:table-cell table:style-name="ce1" office:value-type="time" office:time-value="PT13H53M25S" calcext:value-type="time">
            <text:p>13:53:25</text:p>
          </table:table-cell>
          <table:table-cell office:value-type="float" office:value="1229.5" calcext:value-type="float">
            <text:p>1229,5</text:p>
          </table:table-cell>
          <table:table-cell table:style-name="ce13" table:formula="of:=[.B394]-[.B393]" office:value-type="float" office:value="-50.3" calcext:value-type="float">
            <text:p>-50,30</text:p>
          </table:table-cell>
          <table:table-cell table:style-name="ce14" table:formula="of:=[.A394]-[.A393]" office:value-type="time" office:time-value="PT00H00M10S" calcext:value-type="time">
            <text:p>00:00:10</text:p>
          </table:table-cell>
          <table:table-cell table:formula="of:=HOUR([.D394]) * 3600 + MINUTE([.D394]) * 60 + SECOND([.D394])" office:value-type="float" office:value="10" calcext:value-type="float">
            <text:p>10</text:p>
          </table:table-cell>
          <table:table-cell table:style-name="ce15" table:formula="of:=[.C394]/[.E394]" office:value-type="float" office:value="-5.03" calcext:value-type="float">
            <text:p>-5,03</text:p>
          </table:table-cell>
          <table:table-cell office:value-type="float" office:value="1229.5" calcext:value-type="float">
            <text:p>1229,5</text:p>
          </table:table-cell>
          <table:table-cell office:value-type="float" office:value="-5.03" calcext:value-type="float">
            <text:p>-5,03</text:p>
          </table:table-cell>
        </table:table-row>
        <table:table-row table:style-name="ro1">
          <table:table-cell table:style-name="ce1" office:value-type="time" office:time-value="PT13H53M35S" calcext:value-type="time">
            <text:p>13:53:35</text:p>
          </table:table-cell>
          <table:table-cell office:value-type="float" office:value="1186.6" calcext:value-type="float">
            <text:p>1186,6</text:p>
          </table:table-cell>
          <table:table-cell table:style-name="ce13" table:formula="of:=[.B395]-[.B394]" office:value-type="float" office:value="-42.9000000000001" calcext:value-type="float">
            <text:p>-42,90</text:p>
          </table:table-cell>
          <table:table-cell table:style-name="ce14" table:formula="of:=[.A395]-[.A394]" office:value-type="time" office:time-value="PT00H00M10S" calcext:value-type="time">
            <text:p>00:00:10</text:p>
          </table:table-cell>
          <table:table-cell table:formula="of:=HOUR([.D395]) * 3600 + MINUTE([.D395]) * 60 + SECOND([.D395])" office:value-type="float" office:value="10" calcext:value-type="float">
            <text:p>10</text:p>
          </table:table-cell>
          <table:table-cell table:style-name="ce15" table:formula="of:=[.C395]/[.E395]" office:value-type="float" office:value="-4.29000000000001" calcext:value-type="float">
            <text:p>-4,29</text:p>
          </table:table-cell>
          <table:table-cell office:value-type="float" office:value="1186.6" calcext:value-type="float">
            <text:p>1186,6</text:p>
          </table:table-cell>
          <table:table-cell office:value-type="float" office:value="-4.29000000000001" calcext:value-type="float">
            <text:p>-4,29</text:p>
          </table:table-cell>
        </table:table-row>
        <table:table-row table:style-name="ro1">
          <table:table-cell table:style-name="ce1" office:value-type="time" office:time-value="PT13H53M45S" calcext:value-type="time">
            <text:p>13:53:45</text:p>
          </table:table-cell>
          <table:table-cell office:value-type="float" office:value="1142.2" calcext:value-type="float">
            <text:p>1142,2</text:p>
          </table:table-cell>
          <table:table-cell table:style-name="ce13" table:formula="of:=[.B396]-[.B395]" office:value-type="float" office:value="-44.3999999999999" calcext:value-type="float">
            <text:p>-44,40</text:p>
          </table:table-cell>
          <table:table-cell table:style-name="ce14" table:formula="of:=[.A396]-[.A395]" office:value-type="time" office:time-value="PT00H00M10S" calcext:value-type="time">
            <text:p>00:00:10</text:p>
          </table:table-cell>
          <table:table-cell table:formula="of:=HOUR([.D396]) * 3600 + MINUTE([.D396]) * 60 + SECOND([.D396])" office:value-type="float" office:value="10" calcext:value-type="float">
            <text:p>10</text:p>
          </table:table-cell>
          <table:table-cell table:style-name="ce15" table:formula="of:=[.C396]/[.E396]" office:value-type="float" office:value="-4.43999999999999" calcext:value-type="float">
            <text:p>-4,44</text:p>
          </table:table-cell>
          <table:table-cell office:value-type="float" office:value="1142.2" calcext:value-type="float">
            <text:p>1142,2</text:p>
          </table:table-cell>
          <table:table-cell office:value-type="float" office:value="-4.43999999999999" calcext:value-type="float">
            <text:p>-4,44</text:p>
          </table:table-cell>
        </table:table-row>
        <table:table-row table:style-name="ro1">
          <table:table-cell table:style-name="ce1" office:value-type="time" office:time-value="PT13H53M55S" calcext:value-type="time">
            <text:p>13:53:55</text:p>
          </table:table-cell>
          <table:table-cell office:value-type="float" office:value="1098.4" calcext:value-type="float">
            <text:p>1098,4</text:p>
          </table:table-cell>
          <table:table-cell table:style-name="ce13" table:formula="of:=[.B397]-[.B396]" office:value-type="float" office:value="-43.8" calcext:value-type="float">
            <text:p>-43,80</text:p>
          </table:table-cell>
          <table:table-cell table:style-name="ce14" table:formula="of:=[.A397]-[.A396]" office:value-type="time" office:time-value="PT00H00M10S" calcext:value-type="time">
            <text:p>00:00:10</text:p>
          </table:table-cell>
          <table:table-cell table:formula="of:=HOUR([.D397]) * 3600 + MINUTE([.D397]) * 60 + SECOND([.D397])" office:value-type="float" office:value="10" calcext:value-type="float">
            <text:p>10</text:p>
          </table:table-cell>
          <table:table-cell table:style-name="ce15" table:formula="of:=[.C397]/[.E397]" office:value-type="float" office:value="-4.38" calcext:value-type="float">
            <text:p>-4,38</text:p>
          </table:table-cell>
          <table:table-cell office:value-type="float" office:value="1098.4" calcext:value-type="float">
            <text:p>1098,4</text:p>
          </table:table-cell>
          <table:table-cell office:value-type="float" office:value="-4.38" calcext:value-type="float">
            <text:p>-4,38</text:p>
          </table:table-cell>
        </table:table-row>
        <table:table-row table:style-name="ro1">
          <table:table-cell table:style-name="ce1" office:value-type="time" office:time-value="PT13H54M05S" calcext:value-type="time">
            <text:p>13:54:05</text:p>
          </table:table-cell>
          <table:table-cell office:value-type="float" office:value="1054.6" calcext:value-type="float">
            <text:p>1054,6</text:p>
          </table:table-cell>
          <table:table-cell table:style-name="ce13" table:formula="of:=[.B398]-[.B397]" office:value-type="float" office:value="-43.8000000000002" calcext:value-type="float">
            <text:p>-43,80</text:p>
          </table:table-cell>
          <table:table-cell table:style-name="ce14" table:formula="of:=[.A398]-[.A397]" office:value-type="time" office:time-value="PT00H00M10S" calcext:value-type="time">
            <text:p>00:00:10</text:p>
          </table:table-cell>
          <table:table-cell table:formula="of:=HOUR([.D398]) * 3600 + MINUTE([.D398]) * 60 + SECOND([.D398])" office:value-type="float" office:value="10" calcext:value-type="float">
            <text:p>10</text:p>
          </table:table-cell>
          <table:table-cell table:style-name="ce15" table:formula="of:=[.C398]/[.E398]" office:value-type="float" office:value="-4.38000000000002" calcext:value-type="float">
            <text:p>-4,38</text:p>
          </table:table-cell>
          <table:table-cell office:value-type="float" office:value="1054.6" calcext:value-type="float">
            <text:p>1054,6</text:p>
          </table:table-cell>
          <table:table-cell office:value-type="float" office:value="-4.38000000000002" calcext:value-type="float">
            <text:p>-4,38</text:p>
          </table:table-cell>
        </table:table-row>
        <table:table-row table:style-name="ro1">
          <table:table-cell table:style-name="ce1" office:value-type="time" office:time-value="PT13H54M15S" calcext:value-type="time">
            <text:p>13:54:15</text:p>
          </table:table-cell>
          <table:table-cell office:value-type="float" office:value="1014.1" calcext:value-type="float">
            <text:p>1014,1</text:p>
          </table:table-cell>
          <table:table-cell table:style-name="ce13" table:formula="of:=[.B399]-[.B398]" office:value-type="float" office:value="-40.4999999999999" calcext:value-type="float">
            <text:p>-40,50</text:p>
          </table:table-cell>
          <table:table-cell table:style-name="ce14" table:formula="of:=[.A399]-[.A398]" office:value-type="time" office:time-value="PT00H00M10S" calcext:value-type="time">
            <text:p>00:00:10</text:p>
          </table:table-cell>
          <table:table-cell table:formula="of:=HOUR([.D399]) * 3600 + MINUTE([.D399]) * 60 + SECOND([.D399])" office:value-type="float" office:value="10" calcext:value-type="float">
            <text:p>10</text:p>
          </table:table-cell>
          <table:table-cell table:style-name="ce15" table:formula="of:=[.C399]/[.E399]" office:value-type="float" office:value="-4.04999999999999" calcext:value-type="float">
            <text:p>-4,05</text:p>
          </table:table-cell>
          <table:table-cell office:value-type="float" office:value="1014.1" calcext:value-type="float">
            <text:p>1014,1</text:p>
          </table:table-cell>
          <table:table-cell office:value-type="float" office:value="-4.04999999999999" calcext:value-type="float">
            <text:p>-4,05</text:p>
          </table:table-cell>
        </table:table-row>
        <table:table-row table:style-name="ro1">
          <table:table-cell table:style-name="ce1" office:value-type="time" office:time-value="PT13H54M25S" calcext:value-type="time">
            <text:p>13:54:25</text:p>
          </table:table-cell>
          <table:table-cell office:value-type="float" office:value="977.2" calcext:value-type="float">
            <text:p>977,2</text:p>
          </table:table-cell>
          <table:table-cell table:style-name="ce13" table:formula="of:=[.B400]-[.B399]" office:value-type="float" office:value="-36.9" calcext:value-type="float">
            <text:p>-36,90</text:p>
          </table:table-cell>
          <table:table-cell table:style-name="ce14" table:formula="of:=[.A400]-[.A399]" office:value-type="time" office:time-value="PT00H00M10S" calcext:value-type="time">
            <text:p>00:00:10</text:p>
          </table:table-cell>
          <table:table-cell table:formula="of:=HOUR([.D400]) * 3600 + MINUTE([.D400]) * 60 + SECOND([.D400])" office:value-type="float" office:value="10" calcext:value-type="float">
            <text:p>10</text:p>
          </table:table-cell>
          <table:table-cell table:style-name="ce15" table:formula="of:=[.C400]/[.E400]" office:value-type="float" office:value="-3.69" calcext:value-type="float">
            <text:p>-3,69</text:p>
          </table:table-cell>
          <table:table-cell office:value-type="float" office:value="977.2" calcext:value-type="float">
            <text:p>977,2</text:p>
          </table:table-cell>
          <table:table-cell office:value-type="float" office:value="-3.69" calcext:value-type="float">
            <text:p>-3,69</text:p>
          </table:table-cell>
        </table:table-row>
        <table:table-row table:style-name="ro1">
          <table:table-cell table:style-name="ce1" office:value-type="time" office:time-value="PT13H54M35S" calcext:value-type="time">
            <text:p>13:54:35</text:p>
          </table:table-cell>
          <table:table-cell office:value-type="float" office:value="940.4" calcext:value-type="float">
            <text:p>940,4</text:p>
          </table:table-cell>
          <table:table-cell table:style-name="ce13" table:formula="of:=[.B401]-[.B400]" office:value-type="float" office:value="-36.8000000000001" calcext:value-type="float">
            <text:p>-36,80</text:p>
          </table:table-cell>
          <table:table-cell table:style-name="ce14" table:formula="of:=[.A401]-[.A400]" office:value-type="time" office:time-value="PT00H00M10S" calcext:value-type="time">
            <text:p>00:00:10</text:p>
          </table:table-cell>
          <table:table-cell table:formula="of:=HOUR([.D401]) * 3600 + MINUTE([.D401]) * 60 + SECOND([.D401])" office:value-type="float" office:value="10" calcext:value-type="float">
            <text:p>10</text:p>
          </table:table-cell>
          <table:table-cell table:style-name="ce15" table:formula="of:=[.C401]/[.E401]" office:value-type="float" office:value="-3.68000000000001" calcext:value-type="float">
            <text:p>-3,68</text:p>
          </table:table-cell>
          <table:table-cell office:value-type="float" office:value="940.4" calcext:value-type="float">
            <text:p>940,4</text:p>
          </table:table-cell>
          <table:table-cell office:value-type="float" office:value="-3.68000000000001" calcext:value-type="float">
            <text:p>-3,68</text:p>
          </table:table-cell>
        </table:table-row>
        <table:table-row table:style-name="ro1">
          <table:table-cell table:style-name="ce1" office:value-type="time" office:time-value="PT13H54M45S" calcext:value-type="time">
            <text:p>13:54:45</text:p>
          </table:table-cell>
          <table:table-cell office:value-type="float" office:value="902.9" calcext:value-type="float">
            <text:p>902,9</text:p>
          </table:table-cell>
          <table:table-cell table:style-name="ce13" table:formula="of:=[.B402]-[.B401]" office:value-type="float" office:value="-37.5" calcext:value-type="float">
            <text:p>-37,50</text:p>
          </table:table-cell>
          <table:table-cell table:style-name="ce14" table:formula="of:=[.A402]-[.A401]" office:value-type="time" office:time-value="PT00H00M10S" calcext:value-type="time">
            <text:p>00:00:10</text:p>
          </table:table-cell>
          <table:table-cell table:formula="of:=HOUR([.D402]) * 3600 + MINUTE([.D402]) * 60 + SECOND([.D402])" office:value-type="float" office:value="10" calcext:value-type="float">
            <text:p>10</text:p>
          </table:table-cell>
          <table:table-cell table:style-name="ce15" table:formula="of:=[.C402]/[.E402]" office:value-type="float" office:value="-3.75" calcext:value-type="float">
            <text:p>-3,75</text:p>
          </table:table-cell>
          <table:table-cell office:value-type="float" office:value="902.9" calcext:value-type="float">
            <text:p>902,9</text:p>
          </table:table-cell>
          <table:table-cell office:value-type="float" office:value="-3.75" calcext:value-type="float">
            <text:p>-3,75</text:p>
          </table:table-cell>
        </table:table-row>
        <table:table-row table:style-name="ro1">
          <table:table-cell table:style-name="ce1" office:value-type="time" office:time-value="PT13H54M55S" calcext:value-type="time">
            <text:p>13:54:55</text:p>
          </table:table-cell>
          <table:table-cell office:value-type="float" office:value="862.5" calcext:value-type="float">
            <text:p>862,5</text:p>
          </table:table-cell>
          <table:table-cell table:style-name="ce13" table:formula="of:=[.B403]-[.B402]" office:value-type="float" office:value="-40.4" calcext:value-type="float">
            <text:p>-40,40</text:p>
          </table:table-cell>
          <table:table-cell table:style-name="ce14" table:formula="of:=[.A403]-[.A402]" office:value-type="time" office:time-value="PT00H00M10S" calcext:value-type="time">
            <text:p>00:00:10</text:p>
          </table:table-cell>
          <table:table-cell table:formula="of:=HOUR([.D403]) * 3600 + MINUTE([.D403]) * 60 + SECOND([.D403])" office:value-type="float" office:value="10" calcext:value-type="float">
            <text:p>10</text:p>
          </table:table-cell>
          <table:table-cell table:style-name="ce15" table:formula="of:=[.C403]/[.E403]" office:value-type="float" office:value="-4.04" calcext:value-type="float">
            <text:p>-4,04</text:p>
          </table:table-cell>
          <table:table-cell office:value-type="float" office:value="862.5" calcext:value-type="float">
            <text:p>862,5</text:p>
          </table:table-cell>
          <table:table-cell office:value-type="float" office:value="-4.04" calcext:value-type="float">
            <text:p>-4,04</text:p>
          </table:table-cell>
        </table:table-row>
        <table:table-row table:style-name="ro1">
          <table:table-cell table:style-name="ce1" office:value-type="time" office:time-value="PT13H55M05S" calcext:value-type="time">
            <text:p>13:55:05</text:p>
          </table:table-cell>
          <table:table-cell office:value-type="float" office:value="823.7" calcext:value-type="float">
            <text:p>823,7</text:p>
          </table:table-cell>
          <table:table-cell table:style-name="ce13" table:formula="of:=[.B404]-[.B403]" office:value-type="float" office:value="-38.8" calcext:value-type="float">
            <text:p>-38,80</text:p>
          </table:table-cell>
          <table:table-cell table:style-name="ce14" table:formula="of:=[.A404]-[.A403]" office:value-type="time" office:time-value="PT00H00M10S" calcext:value-type="time">
            <text:p>00:00:10</text:p>
          </table:table-cell>
          <table:table-cell table:formula="of:=HOUR([.D404]) * 3600 + MINUTE([.D404]) * 60 + SECOND([.D404])" office:value-type="float" office:value="10" calcext:value-type="float">
            <text:p>10</text:p>
          </table:table-cell>
          <table:table-cell table:style-name="ce15" table:formula="of:=[.C404]/[.E404]" office:value-type="float" office:value="-3.88" calcext:value-type="float">
            <text:p>-3,88</text:p>
          </table:table-cell>
          <table:table-cell office:value-type="float" office:value="823.7" calcext:value-type="float">
            <text:p>823,7</text:p>
          </table:table-cell>
          <table:table-cell office:value-type="float" office:value="-3.88" calcext:value-type="float">
            <text:p>-3,88</text:p>
          </table:table-cell>
        </table:table-row>
        <table:table-row table:style-name="ro1">
          <table:table-cell table:style-name="ce1" office:value-type="time" office:time-value="PT13H55M15S" calcext:value-type="time">
            <text:p>13:55:15</text:p>
          </table:table-cell>
          <table:table-cell office:value-type="float" office:value="788.4" calcext:value-type="float">
            <text:p>788,4</text:p>
          </table:table-cell>
          <table:table-cell table:style-name="ce13" table:formula="of:=[.B405]-[.B404]" office:value-type="float" office:value="-35.3000000000001" calcext:value-type="float">
            <text:p>-35,30</text:p>
          </table:table-cell>
          <table:table-cell table:style-name="ce14" table:formula="of:=[.A405]-[.A404]" office:value-type="time" office:time-value="PT00H00M10S" calcext:value-type="time">
            <text:p>00:00:10</text:p>
          </table:table-cell>
          <table:table-cell table:formula="of:=HOUR([.D405]) * 3600 + MINUTE([.D405]) * 60 + SECOND([.D405])" office:value-type="float" office:value="10" calcext:value-type="float">
            <text:p>10</text:p>
          </table:table-cell>
          <table:table-cell table:style-name="ce15" table:formula="of:=[.C405]/[.E405]" office:value-type="float" office:value="-3.53000000000001" calcext:value-type="float">
            <text:p>-3,53</text:p>
          </table:table-cell>
          <table:table-cell office:value-type="float" office:value="788.4" calcext:value-type="float">
            <text:p>788,4</text:p>
          </table:table-cell>
          <table:table-cell office:value-type="float" office:value="-3.53000000000001" calcext:value-type="float">
            <text:p>-3,53</text:p>
          </table:table-cell>
        </table:table-row>
        <table:table-row table:style-name="ro1">
          <table:table-cell table:style-name="ce1" office:value-type="time" office:time-value="PT13H55M25S" calcext:value-type="time">
            <text:p>13:55:25</text:p>
          </table:table-cell>
          <table:table-cell office:value-type="float" office:value="760.9" calcext:value-type="float">
            <text:p>760,9</text:p>
          </table:table-cell>
          <table:table-cell table:style-name="ce13" table:formula="of:=[.B406]-[.B405]" office:value-type="float" office:value="-27.5" calcext:value-type="float">
            <text:p>-27,50</text:p>
          </table:table-cell>
          <table:table-cell table:style-name="ce14" table:formula="of:=[.A406]-[.A405]" office:value-type="time" office:time-value="PT00H00M10S" calcext:value-type="time">
            <text:p>00:00:10</text:p>
          </table:table-cell>
          <table:table-cell table:formula="of:=HOUR([.D406]) * 3600 + MINUTE([.D406]) * 60 + SECOND([.D406])" office:value-type="float" office:value="10" calcext:value-type="float">
            <text:p>10</text:p>
          </table:table-cell>
          <table:table-cell table:style-name="ce15" table:formula="of:=[.C406]/[.E406]" office:value-type="float" office:value="-2.75" calcext:value-type="float">
            <text:p>-2,75</text:p>
          </table:table-cell>
          <table:table-cell office:value-type="float" office:value="760.9" calcext:value-type="float">
            <text:p>760,9</text:p>
          </table:table-cell>
          <table:table-cell office:value-type="float" office:value="-2.75" calcext:value-type="float">
            <text:p>-2,75</text:p>
          </table:table-cell>
        </table:table-row>
        <table:table-row table:style-name="ro1">
          <table:table-cell table:style-name="ce1" office:value-type="time" office:time-value="PT13H55M35S" calcext:value-type="time">
            <text:p>13:55:35</text:p>
          </table:table-cell>
          <table:table-cell office:value-type="float" office:value="714" calcext:value-type="float">
            <text:p>714</text:p>
          </table:table-cell>
          <table:table-cell table:style-name="ce13" table:formula="of:=[.B407]-[.B406]" office:value-type="float" office:value="-46.9" calcext:value-type="float">
            <text:p>-46,90</text:p>
          </table:table-cell>
          <table:table-cell table:style-name="ce14" table:formula="of:=[.A407]-[.A406]" office:value-type="time" office:time-value="PT00H00M10S" calcext:value-type="time">
            <text:p>00:00:10</text:p>
          </table:table-cell>
          <table:table-cell table:formula="of:=HOUR([.D407]) * 3600 + MINUTE([.D407]) * 60 + SECOND([.D407])" office:value-type="float" office:value="10" calcext:value-type="float">
            <text:p>10</text:p>
          </table:table-cell>
          <table:table-cell table:style-name="ce15" table:formula="of:=[.C407]/[.E407]" office:value-type="float" office:value="-4.69" calcext:value-type="float">
            <text:p>-4,69</text:p>
          </table:table-cell>
          <table:table-cell office:value-type="float" office:value="714" calcext:value-type="float">
            <text:p>714</text:p>
          </table:table-cell>
          <table:table-cell office:value-type="float" office:value="-4.69" calcext:value-type="float">
            <text:p>-4,69</text:p>
          </table:table-cell>
        </table:table-row>
        <table:table-row table:style-name="ro1">
          <table:table-cell table:style-name="ce1" office:value-type="time" office:time-value="PT13H55M45S" calcext:value-type="time">
            <text:p>13:55:45</text:p>
          </table:table-cell>
          <table:table-cell office:value-type="float" office:value="665.7" calcext:value-type="float">
            <text:p>665,7</text:p>
          </table:table-cell>
          <table:table-cell table:style-name="ce13" table:formula="of:=[.B408]-[.B407]" office:value-type="float" office:value="-48.3" calcext:value-type="float">
            <text:p>-48,30</text:p>
          </table:table-cell>
          <table:table-cell table:style-name="ce14" table:formula="of:=[.A408]-[.A407]" office:value-type="time" office:time-value="PT00H00M10S" calcext:value-type="time">
            <text:p>00:00:10</text:p>
          </table:table-cell>
          <table:table-cell table:formula="of:=HOUR([.D408]) * 3600 + MINUTE([.D408]) * 60 + SECOND([.D408])" office:value-type="float" office:value="10" calcext:value-type="float">
            <text:p>10</text:p>
          </table:table-cell>
          <table:table-cell table:style-name="ce15" table:formula="of:=[.C408]/[.E408]" office:value-type="float" office:value="-4.83" calcext:value-type="float">
            <text:p>-4,83</text:p>
          </table:table-cell>
          <table:table-cell office:value-type="float" office:value="665.7" calcext:value-type="float">
            <text:p>665,7</text:p>
          </table:table-cell>
          <table:table-cell office:value-type="float" office:value="-4.83" calcext:value-type="float">
            <text:p>-4,83</text:p>
          </table:table-cell>
        </table:table-row>
        <table:table-row table:style-name="ro1">
          <table:table-cell table:style-name="ce1" office:value-type="time" office:time-value="PT13H55M55S" calcext:value-type="time">
            <text:p>13:55:55</text:p>
          </table:table-cell>
          <table:table-cell office:value-type="float" office:value="601.1" calcext:value-type="float">
            <text:p>601,1</text:p>
          </table:table-cell>
          <table:table-cell table:style-name="ce13" table:formula="of:=[.B409]-[.B408]" office:value-type="float" office:value="-64.6" calcext:value-type="float">
            <text:p>-64,60</text:p>
          </table:table-cell>
          <table:table-cell table:style-name="ce14" table:formula="of:=[.A409]-[.A408]" office:value-type="time" office:time-value="PT00H00M10S" calcext:value-type="time">
            <text:p>00:00:10</text:p>
          </table:table-cell>
          <table:table-cell table:formula="of:=HOUR([.D409]) * 3600 + MINUTE([.D409]) * 60 + SECOND([.D409])" office:value-type="float" office:value="10" calcext:value-type="float">
            <text:p>10</text:p>
          </table:table-cell>
          <table:table-cell table:style-name="ce15" table:formula="of:=[.C409]/[.E409]" office:value-type="float" office:value="-6.46" calcext:value-type="float">
            <text:p>-6,46</text:p>
          </table:table-cell>
          <table:table-cell office:value-type="float" office:value="601.1" calcext:value-type="float">
            <text:p>601,1</text:p>
          </table:table-cell>
          <table:table-cell office:value-type="float" office:value="-6.46" calcext:value-type="float">
            <text:p>-6,46</text:p>
          </table:table-cell>
        </table:table-row>
        <table:table-row table:style-name="ro1">
          <table:table-cell table:style-name="ce1" office:value-type="time" office:time-value="PT13H56M05S" calcext:value-type="time">
            <text:p>13:56:05</text:p>
          </table:table-cell>
          <table:table-cell office:value-type="float" office:value="560.9" calcext:value-type="float">
            <text:p>560,9</text:p>
          </table:table-cell>
          <table:table-cell table:style-name="ce13" table:formula="of:=[.B410]-[.B409]" office:value-type="float" office:value="-40.2" calcext:value-type="float">
            <text:p>-40,20</text:p>
          </table:table-cell>
          <table:table-cell table:style-name="ce14" table:formula="of:=[.A410]-[.A409]" office:value-type="time" office:time-value="PT00H00M10S" calcext:value-type="time">
            <text:p>00:00:10</text:p>
          </table:table-cell>
          <table:table-cell table:formula="of:=HOUR([.D410]) * 3600 + MINUTE([.D410]) * 60 + SECOND([.D410])" office:value-type="float" office:value="10" calcext:value-type="float">
            <text:p>10</text:p>
          </table:table-cell>
          <table:table-cell table:style-name="ce15" table:formula="of:=[.C410]/[.E410]" office:value-type="float" office:value="-4.02000000000001" calcext:value-type="float">
            <text:p>-4,02</text:p>
          </table:table-cell>
          <table:table-cell office:value-type="float" office:value="560.9" calcext:value-type="float">
            <text:p>560,9</text:p>
          </table:table-cell>
          <table:table-cell office:value-type="float" office:value="-4.02000000000001" calcext:value-type="float">
            <text:p>-4,02</text:p>
          </table:table-cell>
        </table:table-row>
        <table:table-row table:style-name="ro1">
          <table:table-cell table:style-name="ce1" office:value-type="time" office:time-value="PT13H56M15S" calcext:value-type="time">
            <text:p>13:56:15</text:p>
          </table:table-cell>
          <table:table-cell office:value-type="float" office:value="509.6" calcext:value-type="float">
            <text:p>509,6</text:p>
          </table:table-cell>
          <table:table-cell table:style-name="ce13" table:formula="of:=[.B411]-[.B410]" office:value-type="float" office:value="-51.3" calcext:value-type="float">
            <text:p>-51,30</text:p>
          </table:table-cell>
          <table:table-cell table:style-name="ce14" table:formula="of:=[.A411]-[.A410]" office:value-type="time" office:time-value="PT00H00M10S" calcext:value-type="time">
            <text:p>00:00:10</text:p>
          </table:table-cell>
          <table:table-cell table:formula="of:=HOUR([.D411]) * 3600 + MINUTE([.D411]) * 60 + SECOND([.D411])" office:value-type="float" office:value="10" calcext:value-type="float">
            <text:p>10</text:p>
          </table:table-cell>
          <table:table-cell table:style-name="ce15" table:formula="of:=[.C411]/[.E411]" office:value-type="float" office:value="-5.13" calcext:value-type="float">
            <text:p>-5,13</text:p>
          </table:table-cell>
          <table:table-cell office:value-type="float" office:value="509.6" calcext:value-type="float">
            <text:p>509,6</text:p>
          </table:table-cell>
          <table:table-cell office:value-type="float" office:value="-5.13" calcext:value-type="float">
            <text:p>-5,13</text:p>
          </table:table-cell>
        </table:table-row>
        <table:table-row table:style-name="ro1">
          <table:table-cell table:style-name="ce1" office:value-type="time" office:time-value="PT13H56M25S" calcext:value-type="time">
            <text:p>13:56:25</text:p>
          </table:table-cell>
          <table:table-cell office:value-type="float" office:value="472.4" calcext:value-type="float">
            <text:p>472,4</text:p>
          </table:table-cell>
          <table:table-cell table:style-name="ce13" table:formula="of:=[.B412]-[.B411]" office:value-type="float" office:value="-37.2" calcext:value-type="float">
            <text:p>-37,20</text:p>
          </table:table-cell>
          <table:table-cell table:style-name="ce14" table:formula="of:=[.A412]-[.A411]" office:value-type="time" office:time-value="PT00H00M10S" calcext:value-type="time">
            <text:p>00:00:10</text:p>
          </table:table-cell>
          <table:table-cell table:formula="of:=HOUR([.D412]) * 3600 + MINUTE([.D412]) * 60 + SECOND([.D412])" office:value-type="float" office:value="10" calcext:value-type="float">
            <text:p>10</text:p>
          </table:table-cell>
          <table:table-cell table:style-name="ce15" table:formula="of:=[.C412]/[.E412]" office:value-type="float" office:value="-3.72" calcext:value-type="float">
            <text:p>-3,72</text:p>
          </table:table-cell>
          <table:table-cell office:value-type="float" office:value="472.4" calcext:value-type="float">
            <text:p>472,4</text:p>
          </table:table-cell>
          <table:table-cell office:value-type="float" office:value="-3.72" calcext:value-type="float">
            <text:p>-3,72</text:p>
          </table:table-cell>
        </table:table-row>
        <table:table-row table:style-name="ro1">
          <table:table-cell table:style-name="ce1" office:value-type="time" office:time-value="PT13H56M35S" calcext:value-type="time">
            <text:p>13:56:35</text:p>
          </table:table-cell>
          <table:table-cell office:value-type="float" office:value="446.3" calcext:value-type="float">
            <text:p>446,3</text:p>
          </table:table-cell>
          <table:table-cell table:style-name="ce13" table:formula="of:=[.B413]-[.B412]" office:value-type="float" office:value="-26.1" calcext:value-type="float">
            <text:p>-26,10</text:p>
          </table:table-cell>
          <table:table-cell table:style-name="ce14" table:formula="of:=[.A413]-[.A412]" office:value-type="time" office:time-value="PT00H00M10S" calcext:value-type="time">
            <text:p>00:00:10</text:p>
          </table:table-cell>
          <table:table-cell table:formula="of:=HOUR([.D413]) * 3600 + MINUTE([.D413]) * 60 + SECOND([.D413])" office:value-type="float" office:value="10" calcext:value-type="float">
            <text:p>10</text:p>
          </table:table-cell>
          <table:table-cell table:style-name="ce15" table:formula="of:=[.C413]/[.E413]" office:value-type="float" office:value="-2.61" calcext:value-type="float">
            <text:p>-2,61</text:p>
          </table:table-cell>
          <table:table-cell office:value-type="float" office:value="446.3" calcext:value-type="float">
            <text:p>446,3</text:p>
          </table:table-cell>
          <table:table-cell office:value-type="float" office:value="-2.61" calcext:value-type="float">
            <text:p>-2,61</text:p>
          </table:table-cell>
        </table:table-row>
        <table:table-row table:style-name="ro1">
          <table:table-cell table:style-name="ce1" office:value-type="time" office:time-value="PT13H56M45S" calcext:value-type="time">
            <text:p>13:56:45</text:p>
          </table:table-cell>
          <table:table-cell office:value-type="float" office:value="415.1" calcext:value-type="float">
            <text:p>415,1</text:p>
          </table:table-cell>
          <table:table-cell table:style-name="ce13" table:formula="of:=[.B414]-[.B413]" office:value-type="float" office:value="-31.2" calcext:value-type="float">
            <text:p>-31,20</text:p>
          </table:table-cell>
          <table:table-cell table:style-name="ce14" table:formula="of:=[.A414]-[.A413]" office:value-type="time" office:time-value="PT00H00M10S" calcext:value-type="time">
            <text:p>00:00:10</text:p>
          </table:table-cell>
          <table:table-cell table:formula="of:=HOUR([.D414]) * 3600 + MINUTE([.D414]) * 60 + SECOND([.D414])" office:value-type="float" office:value="10" calcext:value-type="float">
            <text:p>10</text:p>
          </table:table-cell>
          <table:table-cell table:style-name="ce15" table:formula="of:=[.C414]/[.E414]" office:value-type="float" office:value="-3.12" calcext:value-type="float">
            <text:p>-3,12</text:p>
          </table:table-cell>
          <table:table-cell office:value-type="float" office:value="415.1" calcext:value-type="float">
            <text:p>415,1</text:p>
          </table:table-cell>
          <table:table-cell office:value-type="float" office:value="-3.12" calcext:value-type="float">
            <text:p>-3,12</text:p>
          </table:table-cell>
        </table:table-row>
        <table:table-row table:style-name="ro1">
          <table:table-cell table:style-name="ce1" office:value-type="time" office:time-value="PT13H56M55S" calcext:value-type="time">
            <text:p>13:56:55</text:p>
          </table:table-cell>
          <table:table-cell office:value-type="float" office:value="371.1" calcext:value-type="float">
            <text:p>371,1</text:p>
          </table:table-cell>
          <table:table-cell table:style-name="ce13" table:formula="of:=[.B415]-[.B414]" office:value-type="float" office:value="-44" calcext:value-type="float">
            <text:p>-44,00</text:p>
          </table:table-cell>
          <table:table-cell table:style-name="ce14" table:formula="of:=[.A415]-[.A414]" office:value-type="time" office:time-value="PT00H00M10S" calcext:value-type="time">
            <text:p>00:00:10</text:p>
          </table:table-cell>
          <table:table-cell table:formula="of:=HOUR([.D415]) * 3600 + MINUTE([.D415]) * 60 + SECOND([.D415])" office:value-type="float" office:value="10" calcext:value-type="float">
            <text:p>10</text:p>
          </table:table-cell>
          <table:table-cell table:style-name="ce15" table:formula="of:=[.C415]/[.E415]" office:value-type="float" office:value="-4.4" calcext:value-type="float">
            <text:p>-4,40</text:p>
          </table:table-cell>
          <table:table-cell office:value-type="float" office:value="371.1" calcext:value-type="float">
            <text:p>371,1</text:p>
          </table:table-cell>
          <table:table-cell office:value-type="float" office:value="-4.4" calcext:value-type="float">
            <text:p>-4,40</text:p>
          </table:table-cell>
        </table:table-row>
        <table:table-row table:style-name="ro1">
          <table:table-cell table:style-name="ce1" office:value-type="time" office:time-value="PT13H57M05S" calcext:value-type="time">
            <text:p>13:57:05</text:p>
          </table:table-cell>
          <table:table-cell office:value-type="float" office:value="321.8" calcext:value-type="float">
            <text:p>321,8</text:p>
          </table:table-cell>
          <table:table-cell table:style-name="ce13" table:formula="of:=[.B416]-[.B415]" office:value-type="float" office:value="-49.3" calcext:value-type="float">
            <text:p>-49,30</text:p>
          </table:table-cell>
          <table:table-cell table:style-name="ce14" table:formula="of:=[.A416]-[.A415]" office:value-type="time" office:time-value="PT00H00M10S" calcext:value-type="time">
            <text:p>00:00:10</text:p>
          </table:table-cell>
          <table:table-cell table:formula="of:=HOUR([.D416]) * 3600 + MINUTE([.D416]) * 60 + SECOND([.D416])" office:value-type="float" office:value="10" calcext:value-type="float">
            <text:p>10</text:p>
          </table:table-cell>
          <table:table-cell table:style-name="ce15" table:formula="of:=[.C416]/[.E416]" office:value-type="float" office:value="-4.93" calcext:value-type="float">
            <text:p>-4,93</text:p>
          </table:table-cell>
          <table:table-cell office:value-type="float" office:value="321.8" calcext:value-type="float">
            <text:p>321,8</text:p>
          </table:table-cell>
          <table:table-cell office:value-type="float" office:value="-4.93" calcext:value-type="float">
            <text:p>-4,93</text:p>
          </table:table-cell>
        </table:table-row>
        <table:table-row table:style-name="ro1">
          <table:table-cell table:style-name="ce1" office:value-type="time" office:time-value="PT13H57M15S" calcext:value-type="time">
            <text:p>13:57:15</text:p>
          </table:table-cell>
          <table:table-cell office:value-type="float" office:value="269.6" calcext:value-type="float">
            <text:p>269,6</text:p>
          </table:table-cell>
          <table:table-cell table:style-name="ce13" table:formula="of:=[.B417]-[.B416]" office:value-type="float" office:value="-52.2" calcext:value-type="float">
            <text:p>-52,20</text:p>
          </table:table-cell>
          <table:table-cell table:style-name="ce14" table:formula="of:=[.A417]-[.A416]" office:value-type="time" office:time-value="PT00H00M10S" calcext:value-type="time">
            <text:p>00:00:10</text:p>
          </table:table-cell>
          <table:table-cell table:formula="of:=HOUR([.D417]) * 3600 + MINUTE([.D417]) * 60 + SECOND([.D417])" office:value-type="float" office:value="10" calcext:value-type="float">
            <text:p>10</text:p>
          </table:table-cell>
          <table:table-cell table:style-name="ce15" table:formula="of:=[.C417]/[.E417]" office:value-type="float" office:value="-5.22" calcext:value-type="float">
            <text:p>-5,22</text:p>
          </table:table-cell>
          <table:table-cell office:value-type="float" office:value="269.6" calcext:value-type="float">
            <text:p>269,6</text:p>
          </table:table-cell>
          <table:table-cell office:value-type="float" office:value="-5.22" calcext:value-type="float">
            <text:p>-5,22</text:p>
          </table:table-cell>
        </table:table-row>
        <table:table-row table:style-name="ro1">
          <table:table-cell table:style-name="ce1" office:value-type="time" office:time-value="PT13H57M25S" calcext:value-type="time">
            <text:p>13:57:25</text:p>
          </table:table-cell>
          <table:table-cell office:value-type="float" office:value="231.4" calcext:value-type="float">
            <text:p>231,4</text:p>
          </table:table-cell>
          <table:table-cell table:style-name="ce13" table:formula="of:=[.B418]-[.B417]" office:value-type="float" office:value="-38.2" calcext:value-type="float">
            <text:p>-38,20</text:p>
          </table:table-cell>
          <table:table-cell table:style-name="ce14" table:formula="of:=[.A418]-[.A417]" office:value-type="time" office:time-value="PT00H00M10S" calcext:value-type="time">
            <text:p>00:00:10</text:p>
          </table:table-cell>
          <table:table-cell table:formula="of:=HOUR([.D418]) * 3600 + MINUTE([.D418]) * 60 + SECOND([.D418])" office:value-type="float" office:value="10" calcext:value-type="float">
            <text:p>10</text:p>
          </table:table-cell>
          <table:table-cell table:style-name="ce15" table:formula="of:=[.C418]/[.E418]" office:value-type="float" office:value="-3.82" calcext:value-type="float">
            <text:p>-3,82</text:p>
          </table:table-cell>
          <table:table-cell office:value-type="float" office:value="231.4" calcext:value-type="float">
            <text:p>231,4</text:p>
          </table:table-cell>
          <table:table-cell office:value-type="float" office:value="-3.82" calcext:value-type="float">
            <text:p>-3,82</text:p>
          </table:table-cell>
        </table:table-row>
        <table:table-row table:style-name="ro1">
          <table:table-cell table:style-name="ce1" office:value-type="time" office:time-value="PT13H57M35S" calcext:value-type="time">
            <text:p>13:57:35</text:p>
          </table:table-cell>
          <table:table-cell office:value-type="float" office:value="196" calcext:value-type="float">
            <text:p>196</text:p>
          </table:table-cell>
          <table:table-cell table:style-name="ce13" table:formula="of:=[.B419]-[.B418]" office:value-type="float" office:value="-35.4" calcext:value-type="float">
            <text:p>-35,40</text:p>
          </table:table-cell>
          <table:table-cell table:style-name="ce14" table:formula="of:=[.A419]-[.A418]" office:value-type="time" office:time-value="PT00H00M10S" calcext:value-type="time">
            <text:p>00:00:10</text:p>
          </table:table-cell>
          <table:table-cell table:formula="of:=HOUR([.D419]) * 3600 + MINUTE([.D419]) * 60 + SECOND([.D419])" office:value-type="float" office:value="10" calcext:value-type="float">
            <text:p>10</text:p>
          </table:table-cell>
          <table:table-cell table:style-name="ce15" table:formula="of:=[.C419]/[.E419]" office:value-type="float" office:value="-3.54" calcext:value-type="float">
            <text:p>-3,54</text:p>
          </table:table-cell>
          <table:table-cell office:value-type="float" office:value="196" calcext:value-type="float">
            <text:p>196</text:p>
          </table:table-cell>
          <table:table-cell office:value-type="float" office:value="-3.54" calcext:value-type="float">
            <text:p>-3,54</text:p>
          </table:table-cell>
        </table:table-row>
        <table:table-row table:style-name="ro1">
          <table:table-cell table:style-name="ce1" office:value-type="time" office:time-value="PT13H57M45S" calcext:value-type="time">
            <text:p>13:57:45</text:p>
          </table:table-cell>
          <table:table-cell office:value-type="float" office:value="167.3" calcext:value-type="float">
            <text:p>167,3</text:p>
          </table:table-cell>
          <table:table-cell table:style-name="ce13" table:formula="of:=[.B420]-[.B419]" office:value-type="float" office:value="-28.7" calcext:value-type="float">
            <text:p>-28,70</text:p>
          </table:table-cell>
          <table:table-cell table:style-name="ce14" table:formula="of:=[.A420]-[.A419]" office:value-type="time" office:time-value="PT00H00M10S" calcext:value-type="time">
            <text:p>00:00:10</text:p>
          </table:table-cell>
          <table:table-cell table:formula="of:=HOUR([.D420]) * 3600 + MINUTE([.D420]) * 60 + SECOND([.D420])" office:value-type="float" office:value="10" calcext:value-type="float">
            <text:p>10</text:p>
          </table:table-cell>
          <table:table-cell table:style-name="ce15" table:formula="of:=[.C420]/[.E420]" office:value-type="float" office:value="-2.87" calcext:value-type="float">
            <text:p>-2,87</text:p>
          </table:table-cell>
          <table:table-cell office:value-type="float" office:value="167.3" calcext:value-type="float">
            <text:p>167,3</text:p>
          </table:table-cell>
          <table:table-cell office:value-type="float" office:value="-2.87" calcext:value-type="float">
            <text:p>-2,87</text:p>
          </table:table-cell>
        </table:table-row>
        <table:table-row table:style-name="ro1">
          <table:table-cell table:style-name="ce1" office:value-type="time" office:time-value="PT13H57M55S" calcext:value-type="time">
            <text:p>13:57:55</text:p>
          </table:table-cell>
          <table:table-cell office:value-type="float" office:value="137.2" calcext:value-type="float">
            <text:p>137,2</text:p>
          </table:table-cell>
          <table:table-cell table:style-name="ce13" table:formula="of:=[.B421]-[.B420]" office:value-type="float" office:value="-30.1" calcext:value-type="float">
            <text:p>-30,10</text:p>
          </table:table-cell>
          <table:table-cell table:style-name="ce14" table:formula="of:=[.A421]-[.A420]" office:value-type="time" office:time-value="PT00H00M10S" calcext:value-type="time">
            <text:p>00:00:10</text:p>
          </table:table-cell>
          <table:table-cell table:formula="of:=HOUR([.D421]) * 3600 + MINUTE([.D421]) * 60 + SECOND([.D421])" office:value-type="float" office:value="10" calcext:value-type="float">
            <text:p>10</text:p>
          </table:table-cell>
          <table:table-cell table:style-name="ce15" table:formula="of:=[.C421]/[.E421]" office:value-type="float" office:value="-3.01" calcext:value-type="float">
            <text:p>-3,01</text:p>
          </table:table-cell>
          <table:table-cell office:value-type="float" office:value="137.2" calcext:value-type="float">
            <text:p>137,2</text:p>
          </table:table-cell>
          <table:table-cell office:value-type="float" office:value="-3.01" calcext:value-type="float">
            <text:p>-3,01</text:p>
          </table:table-cell>
        </table:table-row>
        <table:table-row table:style-name="ro1">
          <table:table-cell table:style-name="ce1" office:value-type="time" office:time-value="PT13H58M05S" calcext:value-type="time">
            <text:p>13:58:05</text:p>
          </table:table-cell>
          <table:table-cell office:value-type="float" office:value="104.9" calcext:value-type="float">
            <text:p>104,9</text:p>
          </table:table-cell>
          <table:table-cell table:style-name="ce13" table:formula="of:=[.B422]-[.B421]" office:value-type="float" office:value="-32.3" calcext:value-type="float">
            <text:p>-32,30</text:p>
          </table:table-cell>
          <table:table-cell table:style-name="ce14" table:formula="of:=[.A422]-[.A421]" office:value-type="time" office:time-value="PT00H00M10S" calcext:value-type="time">
            <text:p>00:00:10</text:p>
          </table:table-cell>
          <table:table-cell table:formula="of:=HOUR([.D422]) * 3600 + MINUTE([.D422]) * 60 + SECOND([.D422])" office:value-type="float" office:value="10" calcext:value-type="float">
            <text:p>10</text:p>
          </table:table-cell>
          <table:table-cell table:style-name="ce15" table:formula="of:=[.C422]/[.E422]" office:value-type="float" office:value="-3.23" calcext:value-type="float">
            <text:p>-3,23</text:p>
          </table:table-cell>
          <table:table-cell office:value-type="float" office:value="104.9" calcext:value-type="float">
            <text:p>104,9</text:p>
          </table:table-cell>
          <table:table-cell office:value-type="float" office:value="-3.23" calcext:value-type="float">
            <text:p>-3,23</text:p>
          </table:table-cell>
        </table:table-row>
        <table:table-row table:style-name="ro1">
          <table:table-cell table:style-name="ce1" office:value-type="time" office:time-value="PT13H58M15S" calcext:value-type="time">
            <text:p>13:58:15</text:p>
          </table:table-cell>
          <table:table-cell office:value-type="float" office:value="94.2" calcext:value-type="float">
            <text:p>94,2</text:p>
          </table:table-cell>
          <table:table-cell table:style-name="ce13" table:formula="of:=[.B423]-[.B422]" office:value-type="float" office:value="-10.7" calcext:value-type="float">
            <text:p>-10,70</text:p>
          </table:table-cell>
          <table:table-cell table:style-name="ce14" table:formula="of:=[.A423]-[.A422]" office:value-type="time" office:time-value="PT00H00M10S" calcext:value-type="time">
            <text:p>00:00:10</text:p>
          </table:table-cell>
          <table:table-cell table:formula="of:=HOUR([.D423]) * 3600 + MINUTE([.D423]) * 60 + SECOND([.D423])" office:value-type="float" office:value="10" calcext:value-type="float">
            <text:p>10</text:p>
          </table:table-cell>
          <table:table-cell table:style-name="ce15" table:formula="of:=[.C423]/[.E423]" office:value-type="float" office:value="-1.07" calcext:value-type="float">
            <text:p>-1,07</text:p>
          </table:table-cell>
          <table:table-cell office:value-type="float" office:value="94.2" calcext:value-type="float">
            <text:p>94,2</text:p>
          </table:table-cell>
          <table:table-cell office:value-type="float" office:value="-1.07" calcext:value-type="float">
            <text:p>-1,07</text:p>
          </table:table-cell>
        </table:table-row>
        <table:table-row table:style-name="ro1">
          <table:table-cell table:style-name="ce1" office:value-type="time" office:time-value="PT13H58M25S" calcext:value-type="time">
            <text:p>13:58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3H58M35S" calcext:value-type="time">
            <text:p>13:58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3H58M45S" calcext:value-type="time">
            <text:p>13:58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3H58M55S" calcext:value-type="time">
            <text:p>13:58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3H59M05S" calcext:value-type="time">
            <text:p>13:59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3H59M15S" calcext:value-type="time">
            <text:p>13:59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3H59M25S" calcext:value-type="time">
            <text:p>13:59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3H59M35S" calcext:value-type="time">
            <text:p>13:59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3H59M45S" calcext:value-type="time">
            <text:p>13:59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3H59M55S" calcext:value-type="time">
            <text:p>13:59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0M05S" calcext:value-type="time">
            <text:p>14:00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0M15S" calcext:value-type="time">
            <text:p>14:00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0M25S" calcext:value-type="time">
            <text:p>14:00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0M35S" calcext:value-type="time">
            <text:p>14:00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0M45S" calcext:value-type="time">
            <text:p>14:00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0M55S" calcext:value-type="time">
            <text:p>14:00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1M05S" calcext:value-type="time">
            <text:p>14:01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1M15S" calcext:value-type="time">
            <text:p>14:01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1M25S" calcext:value-type="time">
            <text:p>14:01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1M35S" calcext:value-type="time">
            <text:p>14:01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1M45S" calcext:value-type="time">
            <text:p>14:01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1M55S" calcext:value-type="time">
            <text:p>14:01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2M15S" calcext:value-type="time">
            <text:p>14:02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2M25S" calcext:value-type="time">
            <text:p>14:02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2M35S" calcext:value-type="time">
            <text:p>14:02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2M45S" calcext:value-type="time">
            <text:p>14:02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2M55S" calcext:value-type="time">
            <text:p>14:02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3M05S" calcext:value-type="time">
            <text:p>14:03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3M15S" calcext:value-type="time">
            <text:p>14:03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3M25S" calcext:value-type="time">
            <text:p>14:03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3M35S" calcext:value-type="time">
            <text:p>14:03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3M45S" calcext:value-type="time">
            <text:p>14:03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3M55S" calcext:value-type="time">
            <text:p>14:03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4M05S" calcext:value-type="time">
            <text:p>14:04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4M15S" calcext:value-type="time">
            <text:p>14:04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4M25S" calcext:value-type="time">
            <text:p>14:04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4M35S" calcext:value-type="time">
            <text:p>14:04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4M45S" calcext:value-type="time">
            <text:p>14:04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4M55S" calcext:value-type="time">
            <text:p>14:04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5M05S" calcext:value-type="time">
            <text:p>14:05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5M15S" calcext:value-type="time">
            <text:p>14:05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5M25S" calcext:value-type="time">
            <text:p>14:05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5M35S" calcext:value-type="time">
            <text:p>14:05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5M45S" calcext:value-type="time">
            <text:p>14:05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5M55S" calcext:value-type="time">
            <text:p>14:05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6M15S" calcext:value-type="time">
            <text:p>14:06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6M25S" calcext:value-type="time">
            <text:p>14:06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6M35S" calcext:value-type="time">
            <text:p>14:06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6M45S" calcext:value-type="time">
            <text:p>14:06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6M55S" calcext:value-type="time">
            <text:p>14:06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7M05S" calcext:value-type="time">
            <text:p>14:07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7M15S" calcext:value-type="time">
            <text:p>14:07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7M25S" calcext:value-type="time">
            <text:p>14:07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7M35S" calcext:value-type="time">
            <text:p>14:07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7M45S" calcext:value-type="time">
            <text:p>14:07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7M55S" calcext:value-type="time">
            <text:p>14:07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8M05S" calcext:value-type="time">
            <text:p>14:08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8M15S" calcext:value-type="time">
            <text:p>14:08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8M25S" calcext:value-type="time">
            <text:p>14:08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8M35S" calcext:value-type="time">
            <text:p>14:08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8M45S" calcext:value-type="time">
            <text:p>14:08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8M55S" calcext:value-type="time">
            <text:p>14:08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9M05S" calcext:value-type="time">
            <text:p>14:09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9M15S" calcext:value-type="time">
            <text:p>14:09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9M25S" calcext:value-type="time">
            <text:p>14:09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9M35S" calcext:value-type="time">
            <text:p>14:09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9M45S" calcext:value-type="time">
            <text:p>14:09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9M55S" calcext:value-type="time">
            <text:p>14:09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0M05S" calcext:value-type="time">
            <text:p>14:10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0M15S" calcext:value-type="time">
            <text:p>14:10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0M25S" calcext:value-type="time">
            <text:p>14:10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0M35S" calcext:value-type="time">
            <text:p>14:10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0M45S" calcext:value-type="time">
            <text:p>14:10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0M55S" calcext:value-type="time">
            <text:p>14:10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1M05S" calcext:value-type="time">
            <text:p>14:11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1M15S" calcext:value-type="time">
            <text:p>14:11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1M25S" calcext:value-type="time">
            <text:p>14:11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1M35S" calcext:value-type="time">
            <text:p>14:11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1M45S" calcext:value-type="time">
            <text:p>14:11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1M55S" calcext:value-type="time">
            <text:p>14:11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2M05S" calcext:value-type="time">
            <text:p>14:12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2M15S" calcext:value-type="time">
            <text:p>14:12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2M25S" calcext:value-type="time">
            <text:p>14:12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2M35S" calcext:value-type="time">
            <text:p>14:12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2M45S" calcext:value-type="time">
            <text:p>14:12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2M55S" calcext:value-type="time">
            <text:p>14:12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3M05S" calcext:value-type="time">
            <text:p>14:13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3M15S" calcext:value-type="time">
            <text:p>14:13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3M25S" calcext:value-type="time">
            <text:p>14:13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3M35S" calcext:value-type="time">
            <text:p>14:13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3M45S" calcext:value-type="time">
            <text:p>14:13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3M55S" calcext:value-type="time">
            <text:p>14:13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4M05S" calcext:value-type="time">
            <text:p>14:14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4M15S" calcext:value-type="time">
            <text:p>14:14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4M25S" calcext:value-type="time">
            <text:p>14:14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4M35S" calcext:value-type="time">
            <text:p>14:14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4M45S" calcext:value-type="time">
            <text:p>14:14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4M55S" calcext:value-type="time">
            <text:p>14:14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5M05S" calcext:value-type="time">
            <text:p>14:15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5M15S" calcext:value-type="time">
            <text:p>14:15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5M25S" calcext:value-type="time">
            <text:p>14:15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5M35S" calcext:value-type="time">
            <text:p>14:15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5M45S" calcext:value-type="time">
            <text:p>14:15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5M55S" calcext:value-type="time">
            <text:p>14:15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6M05S" calcext:value-type="time">
            <text:p>14:16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6M15S" calcext:value-type="time">
            <text:p>14:16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6M25S" calcext:value-type="time">
            <text:p>14:16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6M35S" calcext:value-type="time">
            <text:p>14:16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6M45S" calcext:value-type="time">
            <text:p>14:16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6M55S" calcext:value-type="time">
            <text:p>14:16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7M05S" calcext:value-type="time">
            <text:p>14:17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7M15S" calcext:value-type="time">
            <text:p>14:17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7M25S" calcext:value-type="time">
            <text:p>14:17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7M35S" calcext:value-type="time">
            <text:p>14:17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7M45S" calcext:value-type="time">
            <text:p>14:17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7M55S" calcext:value-type="time">
            <text:p>14:17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8M05S" calcext:value-type="time">
            <text:p>14:18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8M15S" calcext:value-type="time">
            <text:p>14:18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8M25S" calcext:value-type="time">
            <text:p>14:18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8M35S" calcext:value-type="time">
            <text:p>14:18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8M45S" calcext:value-type="time">
            <text:p>14:18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8M55S" calcext:value-type="time">
            <text:p>14:18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9M05S" calcext:value-type="time">
            <text:p>14:19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9M15S" calcext:value-type="time">
            <text:p>14:19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9M25S" calcext:value-type="time">
            <text:p>14:19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9M35S" calcext:value-type="time">
            <text:p>14:19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9M45S" calcext:value-type="time">
            <text:p>14:19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9M55S" calcext:value-type="time">
            <text:p>14:19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0M05S" calcext:value-type="time">
            <text:p>14:20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0M15S" calcext:value-type="time">
            <text:p>14:20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0M25S" calcext:value-type="time">
            <text:p>14:20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0M35S" calcext:value-type="time">
            <text:p>14:20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0M45S" calcext:value-type="time">
            <text:p>14:20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0M55S" calcext:value-type="time">
            <text:p>14:20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1M05S" calcext:value-type="time">
            <text:p>14:21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1M15S" calcext:value-type="time">
            <text:p>14:21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1M25S" calcext:value-type="time">
            <text:p>14:21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1M35S" calcext:value-type="time">
            <text:p>14:21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1M45S" calcext:value-type="time">
            <text:p>14:21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1M55S" calcext:value-type="time">
            <text:p>14:21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2M05S" calcext:value-type="time">
            <text:p>14:22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2M15S" calcext:value-type="time">
            <text:p>14:22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2M25S" calcext:value-type="time">
            <text:p>14:22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2M35S" calcext:value-type="time">
            <text:p>14:22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2M45S" calcext:value-type="time">
            <text:p>14:22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2M55S" calcext:value-type="time">
            <text:p>14:22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3M05S" calcext:value-type="time">
            <text:p>14:23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3M15S" calcext:value-type="time">
            <text:p>14:23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3M25S" calcext:value-type="time">
            <text:p>14:23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3M35S" calcext:value-type="time">
            <text:p>14:23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3M45S" calcext:value-type="time">
            <text:p>14:23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3M55S" calcext:value-type="time">
            <text:p>14:23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4M05S" calcext:value-type="time">
            <text:p>14:24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4M15S" calcext:value-type="time">
            <text:p>14:24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4M25S" calcext:value-type="time">
            <text:p>14:24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4M35S" calcext:value-type="time">
            <text:p>14:24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4M45S" calcext:value-type="time">
            <text:p>14:24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4M55S" calcext:value-type="time">
            <text:p>14:24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5M05S" calcext:value-type="time">
            <text:p>14:25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5M05S" calcext:value-type="time">
            <text:p>14:25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5M15S" calcext:value-type="time">
            <text:p>14:25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5M25S" calcext:value-type="time">
            <text:p>14:25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5M35S" calcext:value-type="time">
            <text:p>14:25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5M45S" calcext:value-type="time">
            <text:p>14:25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5M55S" calcext:value-type="time">
            <text:p>14:25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6M05S" calcext:value-type="time">
            <text:p>14:26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6M15S" calcext:value-type="time">
            <text:p>14:26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6M25S" calcext:value-type="time">
            <text:p>14:26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6M35S" calcext:value-type="time">
            <text:p>14:26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6M45S" calcext:value-type="time">
            <text:p>14:26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6M55S" calcext:value-type="time">
            <text:p>14:26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7M05S" calcext:value-type="time">
            <text:p>14:27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7M15S" calcext:value-type="time">
            <text:p>14:27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7M25S" calcext:value-type="time">
            <text:p>14:27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7M35S" calcext:value-type="time">
            <text:p>14:27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7M45S" calcext:value-type="time">
            <text:p>14:27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7M55S" calcext:value-type="time">
            <text:p>14:27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8M05S" calcext:value-type="time">
            <text:p>14:28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8M15S" calcext:value-type="time">
            <text:p>14:28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8M25S" calcext:value-type="time">
            <text:p>14:28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8M35S" calcext:value-type="time">
            <text:p>14:28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8M45S" calcext:value-type="time">
            <text:p>14:28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8M55S" calcext:value-type="time">
            <text:p>14:28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9M05S" calcext:value-type="time">
            <text:p>14:29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9M15S" calcext:value-type="time">
            <text:p>14:29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9M25S" calcext:value-type="time">
            <text:p>14:29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9M35S" calcext:value-type="time">
            <text:p>14:29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9M45S" calcext:value-type="time">
            <text:p>14:29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9M55S" calcext:value-type="time">
            <text:p>14:29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0M05S" calcext:value-type="time">
            <text:p>14:30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0M15S" calcext:value-type="time">
            <text:p>14:30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0M25S" calcext:value-type="time">
            <text:p>14:30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0M35S" calcext:value-type="time">
            <text:p>14:30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0M45S" calcext:value-type="time">
            <text:p>14:30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0M55S" calcext:value-type="time">
            <text:p>14:30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1M05S" calcext:value-type="time">
            <text:p>14:31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1M15S" calcext:value-type="time">
            <text:p>14:31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1M25S" calcext:value-type="time">
            <text:p>14:31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1M35S" calcext:value-type="time">
            <text:p>14:31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1M45S" calcext:value-type="time">
            <text:p>14:31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1M55S" calcext:value-type="time">
            <text:p>14:31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2M05S" calcext:value-type="time">
            <text:p>14:32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2M15S" calcext:value-type="time">
            <text:p>14:32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2M25S" calcext:value-type="time">
            <text:p>14:32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2M35S" calcext:value-type="time">
            <text:p>14:32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2M45S" calcext:value-type="time">
            <text:p>14:32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2M55S" calcext:value-type="time">
            <text:p>14:32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3M05S" calcext:value-type="time">
            <text:p>14:33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3M15S" calcext:value-type="time">
            <text:p>14:33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3M25S" calcext:value-type="time">
            <text:p>14:33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3M35S" calcext:value-type="time">
            <text:p>14:33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3M45S" calcext:value-type="time">
            <text:p>14:33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3M55S" calcext:value-type="time">
            <text:p>14:33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4M05S" calcext:value-type="time">
            <text:p>14:34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4M15S" calcext:value-type="time">
            <text:p>14:34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4M25S" calcext:value-type="time">
            <text:p>14:34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4M35S" calcext:value-type="time">
            <text:p>14:34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4M45S" calcext:value-type="time">
            <text:p>14:34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4M55S" calcext:value-type="time">
            <text:p>14:34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5M05S" calcext:value-type="time">
            <text:p>14:35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5M25S" calcext:value-type="time">
            <text:p>14:35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5M35S" calcext:value-type="time">
            <text:p>14:35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6M05S" calcext:value-type="time">
            <text:p>14:36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6M15S" calcext:value-type="time">
            <text:p>14:36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6M25S" calcext:value-type="time">
            <text:p>14:36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6M35S" calcext:value-type="time">
            <text:p>14:36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6M45S" calcext:value-type="time">
            <text:p>14:36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6M55S" calcext:value-type="time">
            <text:p>14:36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7M05S" calcext:value-type="time">
            <text:p>14:37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7M15S" calcext:value-type="time">
            <text:p>14:37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7M25S" calcext:value-type="time">
            <text:p>14:37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7M35S" calcext:value-type="time">
            <text:p>14:37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7M45S" calcext:value-type="time">
            <text:p>14:37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7M55S" calcext:value-type="time">
            <text:p>14:37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8M05S" calcext:value-type="time">
            <text:p>14:38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8M15S" calcext:value-type="time">
            <text:p>14:38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8M25S" calcext:value-type="time">
            <text:p>14:38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8M35S" calcext:value-type="time">
            <text:p>14:38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8M45S" calcext:value-type="time">
            <text:p>14:38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8M55S" calcext:value-type="time">
            <text:p>14:38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9M05S" calcext:value-type="time">
            <text:p>14:39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9M15S" calcext:value-type="time">
            <text:p>14:39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9M25S" calcext:value-type="time">
            <text:p>14:39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9M35S" calcext:value-type="time">
            <text:p>14:39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9M45S" calcext:value-type="time">
            <text:p>14:39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9M55S" calcext:value-type="time">
            <text:p>14:39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0M05S" calcext:value-type="time">
            <text:p>14:40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0M15S" calcext:value-type="time">
            <text:p>14:40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0M25S" calcext:value-type="time">
            <text:p>14:40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0M35S" calcext:value-type="time">
            <text:p>14:40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0M45S" calcext:value-type="time">
            <text:p>14:40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0M55S" calcext:value-type="time">
            <text:p>14:40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1M25S" calcext:value-type="time">
            <text:p>14:41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1M35S" calcext:value-type="time">
            <text:p>14:41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2M05S" calcext:value-type="time">
            <text:p>14:42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2M15S" calcext:value-type="time">
            <text:p>14:42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2M25S" calcext:value-type="time">
            <text:p>14:42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2M45S" calcext:value-type="time">
            <text:p>14:42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2M55S" calcext:value-type="time">
            <text:p>14:42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3M05S" calcext:value-type="time">
            <text:p>14:43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3M15S" calcext:value-type="time">
            <text:p>14:43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3M25S" calcext:value-type="time">
            <text:p>14:43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3M35S" calcext:value-type="time">
            <text:p>14:43:35</text:p>
          </table:table-cell>
          <table:table-cell table:number-columns-repeated="7"/>
        </table:table-row>
        <table:table-row table:style-name="ro1" table:number-rows-repeated="104788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1:07:02.1898090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07:50:16.264355872</meta:creation-date>
    <dc:date>2024-06-03T14:24:03.993736342</dc:date>
    <meta:editing-duration>PT4H42M30S</meta:editing-duration>
    <meta:editing-cycles>9</meta:editing-cycles>
    <meta:generator>LibreOffice/7.6.6.3$Linux_X86_64 LibreOffice_project/60$Build-3</meta:generator>
    <dc:creator>SIMIER Philippe</dc:creator>
    <meta:document-statistic meta:table-count="2" meta:cell-count="1383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14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223cm" svg:height="18.754cm" xlink:href=".." xlink:type="simple" chart:class="chart:scatter" chart:style-name="ch1">
        <chart:title svg:x="11.752cm" svg:y="0.511cm" chart:style-name="ch2">
          <text:p>Vitesse ascensionnelle</text:p>
        </chart:title>
        <chart:subtitle svg:x="13.723cm" svg:y="1.665cm" chart:style-name="ch3">
          <text:p>m/s</text:p>
        </chart:subtitle>
        <chart:plot-area chart:style-name="ch4" table:cell-range-address="Vitesse.G3:Vitesse.H423" svg:x="1.575cm" svg:y="2.723cm" svg:width="26.084cm" svg:height="14.675cm">
          <chart:coordinate-region svg:x="2.779cm" svg:y="2.922cm" svg:width="24.27cm" svg:height="14.277cm"/>
          <chart:axis chart:dimension="x" chart:name="primary-x" chart:style-name="ch5">
            <chart:title svg:x="13.845cm" svg:y="17.773cm" chart:style-name="ch6">
              <text:p>Altitude m</text:p>
            </chart:title>
          </chart:axis>
          <chart:axis chart:dimension="y" chart:name="primary-y" chart:style-name="ch7">
            <chart:title svg:x="0.451cm" svg:y="10.937cm" chart:style-name="ch8">
              <text:p>Vitesse m/s</text:p>
            </chart:title>
            <chart:grid chart:style-name="ch9" chart:class="major"/>
          </chart:axis>
          <chart:series chart:style-name="ch10" chart:values-cell-range-address="Vitesse.H3:Vitesse.H423" chart:class="chart:scatter">
            <chart:domain table:cell-range-address="Vitesse.G3:Vitesse.G423"/>
            <chart:data-point chart:repeated="4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2121212121212">
                <text:p>51.2121212121212</text:p>
                <draw:g>
                  <svg:desc>Vitesse.G3:Vitesse.G423</svg:desc>
                </draw:g>
              </table:table-cell>
              <table:table-cell office:value-type="float" office:value="-0.00763941940412527">
                <text:p>-0.00763941940412527</text:p>
                <draw:g>
                  <svg:desc>Vitesse.H3:Vitesse.H4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3.939393939394">
                <text:p>483.939393939394</text:p>
              </table:table-cell>
              <table:table-cell office:value-type="float" office:value="3.57625845229151">
                <text:p>3.57625845229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1.515151515152">
                <text:p>991.515151515152</text:p>
              </table:table-cell>
              <table:table-cell office:value-type="float" office:value="4.26534250063662">
                <text:p>4.26534250063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2.42424242424">
                <text:p>1542.42424242424</text:p>
              </table:table-cell>
              <table:table-cell office:value-type="float" office:value="4.59090909090907">
                <text:p>4.590909090909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50.90909090909">
                <text:p>2150.90909090909</text:p>
              </table:table-cell>
              <table:table-cell office:value-type="float" office:value="5.07070707070708">
                <text:p>5.07070707070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49.69696969697">
                <text:p>2749.69696969697</text:p>
              </table:table-cell>
              <table:table-cell office:value-type="float" office:value="4.989898989899">
                <text:p>4.989898989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5.45454545455">
                <text:p>3215.45454545455</text:p>
              </table:table-cell>
              <table:table-cell office:value-type="float" office:value="3.84923616328579">
                <text:p>3.84923616328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10.60606060606">
                <text:p>3710.60606060606</text:p>
              </table:table-cell>
              <table:table-cell office:value-type="float" office:value="4.16093710211353">
                <text:p>4.16093710211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63.0303030303">
                <text:p>4263.0303030303</text:p>
              </table:table-cell>
              <table:table-cell office:value-type="float" office:value="4.5654896068119">
                <text:p>4.5654896068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57.27272727273">
                <text:p>4957.27272727273</text:p>
              </table:table-cell>
              <table:table-cell office:value-type="float" office:value="5.78535353535358">
                <text:p>5.78535353535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43.33333333333">
                <text:p>5543.33333333333</text:p>
              </table:table-cell>
              <table:table-cell office:value-type="float" office:value="4.92487904252606">
                <text:p>4.92487904252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43.33333333333">
                <text:p>5543.3333333333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24.24242424243">
                <text:p>6124.24242424243</text:p>
              </table:table-cell>
              <table:table-cell office:value-type="float" office:value="4.92295839753475">
                <text:p>4.92295839753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15.45454545455">
                <text:p>6715.45454545455</text:p>
              </table:table-cell>
              <table:table-cell office:value-type="float" office:value="4.92676767676766">
                <text:p>4.92676767676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48.18181818182">
                <text:p>7948.18181818182</text:p>
              </table:table-cell>
              <table:table-cell office:value-type="float" office:value="5.13636363636363">
                <text:p>5.13636363636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48.18181818182">
                <text:p>7948.18181818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239.0909090909">
                <text:p>13239.0909090909</text:p>
              </table:table-cell>
              <table:table-cell office:value-type="float" office:value="4.91263611040769">
                <text:p>4.91263611040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129.0909090909">
                <text:p>16129.0909090909</text:p>
              </table:table-cell>
              <table:table-cell office:value-type="float" office:value="4.80865224625624">
                <text:p>4.80865224625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703.9393939394">
                <text:p>16703.9393939394</text:p>
              </table:table-cell>
              <table:table-cell office:value-type="float" office:value="4.79040404040416">
                <text:p>4.79040404040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69.2">
                <text:p>17569.2</text:p>
              </table:table-cell>
              <table:table-cell office:value-type="float" office:value="5.58232649071356">
                <text:p>5.58232649071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623.1">
                <text:p>17623.1</text:p>
              </table:table-cell>
              <table:table-cell office:value-type="float" office:value="5.38999999999978">
                <text:p>5.389999999999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71.5">
                <text:p>17671.5</text:p>
              </table:table-cell>
              <table:table-cell office:value-type="float" office:value="4.84000000000015">
                <text:p>4.84000000000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722.9">
                <text:p>17722.9</text:p>
              </table:table-cell>
              <table:table-cell office:value-type="float" office:value="5.14000000000015">
                <text:p>5.14000000000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775.3">
                <text:p>17775.3</text:p>
              </table:table-cell>
              <table:table-cell office:value-type="float" office:value="5.23999999999978">
                <text:p>5.239999999999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824.5">
                <text:p>17824.5</text:p>
              </table:table-cell>
              <table:table-cell office:value-type="float" office:value="4.92000000000007">
                <text:p>4.92000000000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872.3">
                <text:p>17872.3</text:p>
              </table:table-cell>
              <table:table-cell office:value-type="float" office:value="4.77999999999993">
                <text:p>4.779999999999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925.8">
                <text:p>17925.8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979.5">
                <text:p>17979.5</text:p>
              </table:table-cell>
              <table:table-cell office:value-type="float" office:value="5.37000000000007">
                <text:p>5.37000000000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28.7">
                <text:p>18028.7</text:p>
              </table:table-cell>
              <table:table-cell office:value-type="float" office:value="4.92000000000007">
                <text:p>4.92000000000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075">
                <text:p>18075</text:p>
              </table:table-cell>
              <table:table-cell office:value-type="float" office:value="4.62999999999993">
                <text:p>4.62999999999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123.9">
                <text:p>18123.9</text:p>
              </table:table-cell>
              <table:table-cell office:value-type="float" office:value="4.89000000000015">
                <text:p>4.89000000000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174.6">
                <text:p>18174.6</text:p>
              </table:table-cell>
              <table:table-cell office:value-type="float" office:value="5.06999999999971">
                <text:p>5.069999999999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225.5">
                <text:p>18225.5</text:p>
              </table:table-cell>
              <table:table-cell office:value-type="float" office:value="5.09000000000015">
                <text:p>5.090000000000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273.5">
                <text:p>18273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325">
                <text:p>1832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748.3">
                <text:p>18748.3</text:p>
              </table:table-cell>
              <table:table-cell office:value-type="float" office:value="5.29124999999999">
                <text:p>5.29124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969.1">
                <text:p>18969.1</text:p>
              </table:table-cell>
              <table:table-cell office:value-type="float" office:value="5.51999999999998">
                <text:p>5.519999999999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20.9">
                <text:p>19020.9</text:p>
              </table:table-cell>
              <table:table-cell office:value-type="float" office:value="5.18000000000029">
                <text:p>5.180000000000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74.7">
                <text:p>19074.7</text:p>
              </table:table-cell>
              <table:table-cell office:value-type="float" office:value="5.37999999999993">
                <text:p>5.379999999999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125.1">
                <text:p>19125.1</text:p>
              </table:table-cell>
              <table:table-cell office:value-type="float" office:value="5.03999999999978">
                <text:p>5.039999999999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125.1">
                <text:p>19125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177.8">
                <text:p>19177.8</text:p>
              </table:table-cell>
              <table:table-cell office:value-type="float" office:value="5.27000000000007">
                <text:p>5.27000000000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226.5">
                <text:p>19226.5</text:p>
              </table:table-cell>
              <table:table-cell office:value-type="float" office:value="4.87000000000007">
                <text:p>4.870000000000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270.8">
                <text:p>19270.8</text:p>
              </table:table-cell>
              <table:table-cell office:value-type="float" office:value="4.42999999999993">
                <text:p>4.429999999999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22.7">
                <text:p>19322.7</text:p>
              </table:table-cell>
              <table:table-cell office:value-type="float" office:value="5.19000000000015">
                <text:p>5.19000000000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74.7">
                <text:p>19374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25.6">
                <text:p>19425.6</text:p>
              </table:table-cell>
              <table:table-cell office:value-type="float" office:value="5.08999999999978">
                <text:p>5.089999999999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75.9">
                <text:p>19475.9</text:p>
              </table:table-cell>
              <table:table-cell office:value-type="float" office:value="5.03000000000029">
                <text:p>5.030000000000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527.2">
                <text:p>19527.2</text:p>
              </table:table-cell>
              <table:table-cell office:value-type="float" office:value="5.12999999999993">
                <text:p>5.129999999999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577.2">
                <text:p>19577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626.1">
                <text:p>19626.1</text:p>
              </table:table-cell>
              <table:table-cell office:value-type="float" office:value="4.88999999999978">
                <text:p>4.889999999999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677">
                <text:p>19677</text:p>
              </table:table-cell>
              <table:table-cell office:value-type="float" office:value="5.09000000000015">
                <text:p>5.090000000000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28.6">
                <text:p>19728.6</text:p>
              </table:table-cell>
              <table:table-cell office:value-type="float" office:value="5.15999999999985">
                <text:p>5.159999999999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82.2">
                <text:p>19782.2</text:p>
              </table:table-cell>
              <table:table-cell office:value-type="float" office:value="5.36000000000022">
                <text:p>5.360000000000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837.3">
                <text:p>19837.3</text:p>
              </table:table-cell>
              <table:table-cell office:value-type="float" office:value="5.50999999999985">
                <text:p>5.509999999999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886.2">
                <text:p>19886.2</text:p>
              </table:table-cell>
              <table:table-cell office:value-type="float" office:value="4.89000000000015">
                <text:p>4.89000000000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526.3">
                <text:p>20526.3</text:p>
              </table:table-cell>
              <table:table-cell office:value-type="float" office:value="5.33416666666666">
                <text:p>5.33416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584">
                <text:p>20584</text:p>
              </table:table-cell>
              <table:table-cell office:value-type="float" office:value="5.77000000000007">
                <text:p>5.770000000000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639.3">
                <text:p>20639.3</text:p>
              </table:table-cell>
              <table:table-cell office:value-type="float" office:value="5.52999999999993">
                <text:p>5.529999999999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696.6">
                <text:p>20696.6</text:p>
              </table:table-cell>
              <table:table-cell office:value-type="float" office:value="5.72999999999993">
                <text:p>5.729999999999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752.8">
                <text:p>20752.8</text:p>
              </table:table-cell>
              <table:table-cell office:value-type="float" office:value="5.62000000000007">
                <text:p>5.620000000000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05.8">
                <text:p>20805.8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860.1">
                <text:p>20860.1</text:p>
              </table:table-cell>
              <table:table-cell office:value-type="float" office:value="5.42999999999993">
                <text:p>5.429999999999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916.1">
                <text:p>20916.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968">
                <text:p>20968</text:p>
              </table:table-cell>
              <table:table-cell office:value-type="float" office:value="5.19000000000015">
                <text:p>5.190000000000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023.8">
                <text:p>21023.8</text:p>
              </table:table-cell>
              <table:table-cell office:value-type="float" office:value="5.57999999999993">
                <text:p>5.57999999999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074">
                <text:p>21074</text:p>
              </table:table-cell>
              <table:table-cell office:value-type="float" office:value="5.02000000000007">
                <text:p>5.020000000000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126.2">
                <text:p>21126.2</text:p>
              </table:table-cell>
              <table:table-cell office:value-type="float" office:value="5.22000000000007">
                <text:p>5.220000000000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179.9">
                <text:p>21179.9</text:p>
              </table:table-cell>
              <table:table-cell office:value-type="float" office:value="5.37000000000007">
                <text:p>5.370000000000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236.3">
                <text:p>21236.3</text:p>
              </table:table-cell>
              <table:table-cell office:value-type="float" office:value="5.63999999999978">
                <text:p>5.639999999999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289.1">
                <text:p>21289.1</text:p>
              </table:table-cell>
              <table:table-cell office:value-type="float" office:value="5.27999999999993">
                <text:p>5.27999999999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405.9">
                <text:p>21405.9</text:p>
              </table:table-cell>
              <table:table-cell office:value-type="float" office:value="5.84000000000015">
                <text:p>5.840000000000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460.8">
                <text:p>21460.8</text:p>
              </table:table-cell>
              <table:table-cell office:value-type="float" office:value="5.48999999999978">
                <text:p>5.489999999999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183">
                <text:p>22183</text:p>
              </table:table-cell>
              <table:table-cell office:value-type="float" office:value="5.55538461538462">
                <text:p>5.555384615384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238.8">
                <text:p>22238.8</text:p>
              </table:table-cell>
              <table:table-cell office:value-type="float" office:value="5.57999999999993">
                <text:p>5.579999999999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297.5">
                <text:p>22297.5</text:p>
              </table:table-cell>
              <table:table-cell office:value-type="float" office:value="5.87000000000007">
                <text:p>5.870000000000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351.6">
                <text:p>22351.6</text:p>
              </table:table-cell>
              <table:table-cell office:value-type="float" office:value="5.40999999999985">
                <text:p>5.409999999999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412.9">
                <text:p>22412.9</text:p>
              </table:table-cell>
              <table:table-cell office:value-type="float" office:value="6.13000000000029">
                <text:p>6.130000000000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468.2">
                <text:p>22468.2</text:p>
              </table:table-cell>
              <table:table-cell office:value-type="float" office:value="5.52999999999993">
                <text:p>5.529999999999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522.8">
                <text:p>22522.8</text:p>
              </table:table-cell>
              <table:table-cell office:value-type="float" office:value="5.45999999999985">
                <text:p>5.459999999999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573.7">
                <text:p>22573.7</text:p>
              </table:table-cell>
              <table:table-cell office:value-type="float" office:value="5.09000000000015">
                <text:p>5.090000000000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626.3">
                <text:p>22626.3</text:p>
              </table:table-cell>
              <table:table-cell office:value-type="float" office:value="5.25999999999985">
                <text:p>5.259999999999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682.3">
                <text:p>22682.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740.9">
                <text:p>22740.9</text:p>
              </table:table-cell>
              <table:table-cell office:value-type="float" office:value="5.86000000000022">
                <text:p>5.860000000000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797">
                <text:p>22797</text:p>
              </table:table-cell>
              <table:table-cell office:value-type="float" office:value="5.60999999999986">
                <text:p>5.609999999999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850">
                <text:p>2285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906.9">
                <text:p>22906.9</text:p>
              </table:table-cell>
              <table:table-cell office:value-type="float" office:value="5.69000000000015">
                <text:p>5.690000000000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967.5">
                <text:p>22967.5</text:p>
              </table:table-cell>
              <table:table-cell office:value-type="float" office:value="6.05999999999986">
                <text:p>6.059999999999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022.8">
                <text:p>23022.8</text:p>
              </table:table-cell>
              <table:table-cell office:value-type="float" office:value="5.52999999999993">
                <text:p>5.529999999999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078.4">
                <text:p>23078.4</text:p>
              </table:table-cell>
              <table:table-cell office:value-type="float" office:value="5.56000000000022">
                <text:p>5.560000000000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078.4">
                <text:p>23078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129">
                <text:p>23129</text:p>
              </table:table-cell>
              <table:table-cell office:value-type="float" office:value="5.05999999999986">
                <text:p>5.059999999999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246.9">
                <text:p>23246.9</text:p>
              </table:table-cell>
              <table:table-cell office:value-type="float" office:value="5.89500000000007">
                <text:p>5.895000000000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299.8">
                <text:p>23299.8</text:p>
              </table:table-cell>
              <table:table-cell office:value-type="float" office:value="5.28999999999978">
                <text:p>5.289999999999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299.8">
                <text:p>23299.8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847.8">
                <text:p>23847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905.6">
                <text:p>23905.6</text:p>
              </table:table-cell>
              <table:table-cell office:value-type="float" office:value="5.77999999999993">
                <text:p>5.779999999999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967.2">
                <text:p>23967.2</text:p>
              </table:table-cell>
              <table:table-cell office:value-type="float" office:value="6.16000000000022">
                <text:p>6.160000000000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89.9">
                <text:p>24089.9</text:p>
              </table:table-cell>
              <table:table-cell office:value-type="float" office:value="6.13500000000004">
                <text:p>6.13500000000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147.4">
                <text:p>24147.4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203.2">
                <text:p>24203.2</text:p>
              </table:table-cell>
              <table:table-cell office:value-type="float" office:value="5.57999999999993">
                <text:p>5.579999999999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259">
                <text:p>24259</text:p>
              </table:table-cell>
              <table:table-cell office:value-type="float" office:value="5.57999999999993">
                <text:p>5.579999999999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316.7">
                <text:p>24316.7</text:p>
              </table:table-cell>
              <table:table-cell office:value-type="float" office:value="5.77000000000007">
                <text:p>5.770000000000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377.3">
                <text:p>24377.3</text:p>
              </table:table-cell>
              <table:table-cell office:value-type="float" office:value="6.05999999999986">
                <text:p>6.059999999999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377.3">
                <text:p>24377.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436.1">
                <text:p>24436.1</text:p>
              </table:table-cell>
              <table:table-cell office:value-type="float" office:value="5.87999999999993">
                <text:p>5.879999999999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494.3">
                <text:p>24494.3</text:p>
              </table:table-cell>
              <table:table-cell office:value-type="float" office:value="5.82000000000007">
                <text:p>5.820000000000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554.1">
                <text:p>24554.1</text:p>
              </table:table-cell>
              <table:table-cell office:value-type="float" office:value="5.97999999999993">
                <text:p>5.979999999999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614.3">
                <text:p>24614.3</text:p>
              </table:table-cell>
              <table:table-cell office:value-type="float" office:value="6.02000000000007">
                <text:p>6.020000000000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669.4">
                <text:p>24669.4</text:p>
              </table:table-cell>
              <table:table-cell office:value-type="float" office:value="5.51000000000022">
                <text:p>5.510000000000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727.8">
                <text:p>24727.8</text:p>
              </table:table-cell>
              <table:table-cell office:value-type="float" office:value="5.83999999999978">
                <text:p>5.839999999999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783.3">
                <text:p>24783.3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839.9">
                <text:p>24839.9</text:p>
              </table:table-cell>
              <table:table-cell office:value-type="float" office:value="5.66000000000022">
                <text:p>5.660000000000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897.5">
                <text:p>24897.5</text:p>
              </table:table-cell>
              <table:table-cell office:value-type="float" office:value="5.75999999999985">
                <text:p>5.759999999999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897.5">
                <text:p>24897.5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603.8">
                <text:p>25603.8</text:p>
              </table:table-cell>
              <table:table-cell office:value-type="float" office:value="5.88583333333333">
                <text:p>5.8858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664.2">
                <text:p>25664.2</text:p>
              </table:table-cell>
              <table:table-cell office:value-type="float" office:value="6.04000000000015">
                <text:p>6.04000000000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728">
                <text:p>25728</text:p>
              </table:table-cell>
              <table:table-cell office:value-type="float" office:value="6.37999999999993">
                <text:p>6.379999999999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792.1">
                <text:p>25792.1</text:p>
              </table:table-cell>
              <table:table-cell office:value-type="float" office:value="6.40999999999985">
                <text:p>6.409999999999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853.2">
                <text:p>25853.2</text:p>
              </table:table-cell>
              <table:table-cell office:value-type="float" office:value="6.11000000000022">
                <text:p>6.110000000000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919.5">
                <text:p>25919.5</text:p>
              </table:table-cell>
              <table:table-cell office:value-type="float" office:value="6.62999999999993">
                <text:p>6.629999999999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981.7">
                <text:p>25981.7</text:p>
              </table:table-cell>
              <table:table-cell office:value-type="float" office:value="6.22000000000007">
                <text:p>6.220000000000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046.5">
                <text:p>26046.5</text:p>
              </table:table-cell>
              <table:table-cell office:value-type="float" office:value="6.47999999999993">
                <text:p>6.479999999999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112.5">
                <text:p>26112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174.7">
                <text:p>26174.7</text:p>
              </table:table-cell>
              <table:table-cell office:value-type="float" office:value="6.22000000000007">
                <text:p>6.220000000000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234.5">
                <text:p>26234.5</text:p>
              </table:table-cell>
              <table:table-cell office:value-type="float" office:value="5.97999999999993">
                <text:p>5.979999999999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296.6">
                <text:p>26296.6</text:p>
              </table:table-cell>
              <table:table-cell office:value-type="float" office:value="6.20999999999985">
                <text:p>6.209999999999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360.5">
                <text:p>26360.5</text:p>
              </table:table-cell>
              <table:table-cell office:value-type="float" office:value="6.39000000000015">
                <text:p>6.390000000000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422.7">
                <text:p>26422.7</text:p>
              </table:table-cell>
              <table:table-cell office:value-type="float" office:value="6.22000000000007">
                <text:p>6.220000000000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478.7">
                <text:p>26478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534.6">
                <text:p>26534.6</text:p>
              </table:table-cell>
              <table:table-cell office:value-type="float" office:value="5.58999999999978">
                <text:p>5.589999999999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592.3">
                <text:p>26592.3</text:p>
              </table:table-cell>
              <table:table-cell office:value-type="float" office:value="5.77000000000007">
                <text:p>5.770000000000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48.9">
                <text:p>26648.9</text:p>
              </table:table-cell>
              <table:table-cell office:value-type="float" office:value="5.66000000000022">
                <text:p>5.660000000000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377.6">
                <text:p>27377.6</text:p>
              </table:table-cell>
              <table:table-cell office:value-type="float" office:value="5.60538461538459">
                <text:p>5.605384615384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435.6">
                <text:p>27435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495.3">
                <text:p>27495.3</text:p>
              </table:table-cell>
              <table:table-cell office:value-type="float" office:value="5.97000000000007">
                <text:p>5.970000000000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558.8">
                <text:p>27558.8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17.9">
                <text:p>27617.9</text:p>
              </table:table-cell>
              <table:table-cell office:value-type="float" office:value="5.91000000000022">
                <text:p>5.910000000000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679.8">
                <text:p>27679.8</text:p>
              </table:table-cell>
              <table:table-cell office:value-type="float" office:value="6.18999999999978">
                <text:p>6.189999999999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742.6">
                <text:p>27742.6</text:p>
              </table:table-cell>
              <table:table-cell office:value-type="float" office:value="6.27999999999993">
                <text:p>6.279999999999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800.9">
                <text:p>27800.9</text:p>
              </table:table-cell>
              <table:table-cell office:value-type="float" office:value="5.83000000000029">
                <text:p>5.830000000000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862.7">
                <text:p>27862.7</text:p>
              </table:table-cell>
              <table:table-cell office:value-type="float" office:value="6.17999999999993">
                <text:p>6.179999999999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983.5">
                <text:p>27983.5</text:p>
              </table:table-cell>
              <table:table-cell office:value-type="float" office:value="6.03999999999996">
                <text:p>6.039999999999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041.8">
                <text:p>28041.8</text:p>
              </table:table-cell>
              <table:table-cell office:value-type="float" office:value="5.82999999999993">
                <text:p>5.829999999999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104.5">
                <text:p>28104.5</text:p>
              </table:table-cell>
              <table:table-cell office:value-type="float" office:value="6.27000000000007">
                <text:p>6.270000000000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160.9">
                <text:p>28160.9</text:p>
              </table:table-cell>
              <table:table-cell office:value-type="float" office:value="5.64000000000015">
                <text:p>5.640000000000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220.5">
                <text:p>28220.5</text:p>
              </table:table-cell>
              <table:table-cell office:value-type="float" office:value="5.95999999999985">
                <text:p>5.959999999999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339.8">
                <text:p>28339.8</text:p>
              </table:table-cell>
              <table:table-cell office:value-type="float" office:value="5.96499999999996">
                <text:p>5.964999999999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398.6">
                <text:p>28398.6</text:p>
              </table:table-cell>
              <table:table-cell office:value-type="float" office:value="5.87999999999993">
                <text:p>5.879999999999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198.5">
                <text:p>29198.5</text:p>
              </table:table-cell>
              <table:table-cell office:value-type="float" office:value="6.15307692307693">
                <text:p>6.153076923076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259.8">
                <text:p>29259.8</text:p>
              </table:table-cell>
              <table:table-cell office:value-type="float" office:value="6.12999999999993">
                <text:p>6.129999999999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324.7">
                <text:p>29324.7</text:p>
              </table:table-cell>
              <table:table-cell office:value-type="float" office:value="6.49000000000015">
                <text:p>6.490000000000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384">
                <text:p>29384</text:p>
              </table:table-cell>
              <table:table-cell office:value-type="float" office:value="5.92999999999993">
                <text:p>5.929999999999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445">
                <text:p>2944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506.4">
                <text:p>29506.4</text:p>
              </table:table-cell>
              <table:table-cell office:value-type="float" office:value="6.14000000000015">
                <text:p>6.140000000000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569.8">
                <text:p>29569.8</text:p>
              </table:table-cell>
              <table:table-cell office:value-type="float" office:value="6.33999999999978">
                <text:p>6.339999999999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630">
                <text:p>29630</text:p>
              </table:table-cell>
              <table:table-cell office:value-type="float" office:value="6.02000000000007">
                <text:p>6.020000000000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691">
                <text:p>2969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751.9">
                <text:p>29751.9</text:p>
              </table:table-cell>
              <table:table-cell office:value-type="float" office:value="6.09000000000015">
                <text:p>6.090000000000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810.1">
                <text:p>29810.1</text:p>
              </table:table-cell>
              <table:table-cell office:value-type="float" office:value="5.81999999999971">
                <text:p>5.819999999999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870.5">
                <text:p>29870.5</text:p>
              </table:table-cell>
              <table:table-cell office:value-type="float" office:value="6.04000000000015">
                <text:p>6.040000000000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930.7">
                <text:p>29930.7</text:p>
              </table:table-cell>
              <table:table-cell office:value-type="float" office:value="6.02000000000007">
                <text:p>6.020000000000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989.2">
                <text:p>29989.2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046.6">
                <text:p>30046.6</text:p>
              </table:table-cell>
              <table:table-cell office:value-type="float" office:value="5.73999999999978">
                <text:p>5.739999999999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102.8">
                <text:p>30102.8</text:p>
              </table:table-cell>
              <table:table-cell office:value-type="float" office:value="5.62000000000007">
                <text:p>5.620000000000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160.5">
                <text:p>30160.5</text:p>
              </table:table-cell>
              <table:table-cell office:value-type="float" office:value="5.77000000000007">
                <text:p>5.770000000000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219.9">
                <text:p>30219.9</text:p>
              </table:table-cell>
              <table:table-cell office:value-type="float" office:value="5.94000000000015">
                <text:p>5.940000000000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331.9">
                <text:p>30331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027">
                <text:p>31027</text:p>
              </table:table-cell>
              <table:table-cell office:value-type="float" office:value="6.3190909090909">
                <text:p>6.31909090909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094.7">
                <text:p>31094.7</text:p>
              </table:table-cell>
              <table:table-cell office:value-type="float" office:value="6.77000000000007">
                <text:p>6.770000000000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159.6">
                <text:p>31159.6</text:p>
              </table:table-cell>
              <table:table-cell office:value-type="float" office:value="6.48999999999978">
                <text:p>6.489999999999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285.2">
                <text:p>31285.2</text:p>
              </table:table-cell>
              <table:table-cell office:value-type="float" office:value="6.28000000000011">
                <text:p>6.280000000000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348.4">
                <text:p>31348.4</text:p>
              </table:table-cell>
              <table:table-cell office:value-type="float" office:value="6.32000000000007">
                <text:p>6.320000000000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412.8">
                <text:p>31412.8</text:p>
              </table:table-cell>
              <table:table-cell office:value-type="float" office:value="6.43999999999978">
                <text:p>6.439999999999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476">
                <text:p>31476</text:p>
              </table:table-cell>
              <table:table-cell office:value-type="float" office:value="6.32000000000007">
                <text:p>6.320000000000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535">
                <text:p>3153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652.8">
                <text:p>31652.8</text:p>
              </table:table-cell>
              <table:table-cell office:value-type="float" office:value="5.88999999999996">
                <text:p>5.889999999999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706.3">
                <text:p>31706.3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767.5">
                <text:p>31767.5</text:p>
              </table:table-cell>
              <table:table-cell office:value-type="float" office:value="6.12000000000007">
                <text:p>6.120000000000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823.1">
                <text:p>31823.1</text:p>
              </table:table-cell>
              <table:table-cell office:value-type="float" office:value="5.55999999999986">
                <text:p>5.559999999999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875.9">
                <text:p>31875.9</text:p>
              </table:table-cell>
              <table:table-cell office:value-type="float" office:value="5.28000000000029">
                <text:p>5.280000000000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929.4">
                <text:p>31929.4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983.1">
                <text:p>31983.1</text:p>
              </table:table-cell>
              <table:table-cell office:value-type="float" office:value="5.36999999999971">
                <text:p>5.369999999999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035.8">
                <text:p>32035.8</text:p>
              </table:table-cell>
              <table:table-cell office:value-type="float" office:value="5.27000000000007">
                <text:p>5.270000000000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2376">
                <text:p>32376</text:p>
              </table:table-cell>
              <table:table-cell office:value-type="float" office:value="5.67000000000001">
                <text:p>5.670000000000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792.6">
                <text:p>32792.6</text:p>
              </table:table-cell>
              <table:table-cell office:value-type="float" office:value="5.95142857142855">
                <text:p>5.951428571428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2858.3">
                <text:p>32858.3</text:p>
              </table:table-cell>
              <table:table-cell office:value-type="float" office:value="6.57000000000044">
                <text:p>6.570000000000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2922.2">
                <text:p>32922.2</text:p>
              </table:table-cell>
              <table:table-cell office:value-type="float" office:value="6.38999999999942">
                <text:p>6.389999999999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049.7">
                <text:p>33049.7</text:p>
              </table:table-cell>
              <table:table-cell office:value-type="float" office:value="6.375">
                <text:p>6.3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000.5">
                <text:p>33000.5</text:p>
              </table:table-cell>
              <table:table-cell office:value-type="float" office:value="-4.91999999999971">
                <text:p>-4.919999999999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465.9">
                <text:p>32465.9</text:p>
              </table:table-cell>
              <table:table-cell office:value-type="float" office:value="-53.4599999999999">
                <text:p>-53.45999999999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072.1">
                <text:p>32072.1</text:p>
              </table:table-cell>
              <table:table-cell office:value-type="float" office:value="-39.3800000000003">
                <text:p>-39.38000000000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739.5">
                <text:p>31739.5</text:p>
              </table:table-cell>
              <table:table-cell office:value-type="float" office:value="-33.2599999999999">
                <text:p>-33.25999999999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017.5">
                <text:p>31017.5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620.7">
                <text:p>30620.7</text:p>
              </table:table-cell>
              <table:table-cell office:value-type="float" office:value="-39.6799999999999">
                <text:p>-39.67999999999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234.7">
                <text:p>30234.7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869">
                <text:p>29869</text:p>
              </table:table-cell>
              <table:table-cell office:value-type="float" office:value="-36.5700000000001">
                <text:p>-36.57000000000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551.9">
                <text:p>29551.9</text:p>
              </table:table-cell>
              <table:table-cell office:value-type="float" office:value="-31.7099999999999">
                <text:p>-31.70999999999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863.6">
                <text:p>28863.6</text:p>
              </table:table-cell>
              <table:table-cell office:value-type="float" office:value="-34.4150000000002">
                <text:p>-34.41500000000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593.2">
                <text:p>28593.2</text:p>
              </table:table-cell>
              <table:table-cell office:value-type="float" office:value="-27.0399999999998">
                <text:p>-27.03999999999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419.2">
                <text:p>25419.2</text:p>
              </table:table-cell>
              <table:table-cell office:value-type="float" office:value="-24.4153846153846">
                <text:p>-24.41538461538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173.5">
                <text:p>25173.5</text:p>
              </table:table-cell>
              <table:table-cell office:value-type="float" office:value="-24.5700000000001">
                <text:p>-24.57000000000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932">
                <text:p>24932</text:p>
              </table:table-cell>
              <table:table-cell office:value-type="float" office:value="-24.15">
                <text:p>-24.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440.3">
                <text:p>24440.3</text:p>
              </table:table-cell>
              <table:table-cell office:value-type="float" office:value="-24.585">
                <text:p>-24.5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224.4">
                <text:p>24224.4</text:p>
              </table:table-cell>
              <table:table-cell office:value-type="float" office:value="-21.5899999999998">
                <text:p>-21.58999999999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000.6">
                <text:p>24000.6</text:p>
              </table:table-cell>
              <table:table-cell office:value-type="float" office:value="-22.3800000000003">
                <text:p>-22.38000000000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773.9">
                <text:p>23773.9</text:p>
              </table:table-cell>
              <table:table-cell office:value-type="float" office:value="-22.6699999999997">
                <text:p>-22.66999999999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551.7">
                <text:p>23551.7</text:p>
              </table:table-cell>
              <table:table-cell office:value-type="float" office:value="-22.2200000000001">
                <text:p>-22.22000000000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116.6">
                <text:p>23116.6</text:p>
              </table:table-cell>
              <table:table-cell office:value-type="float" office:value="-21.7550000000001">
                <text:p>-21.75500000000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907.6">
                <text:p>22907.6</text:p>
              </table:table-cell>
              <table:table-cell office:value-type="float" office:value="-20.9">
                <text:p>-20.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700.3">
                <text:p>22700.3</text:p>
              </table:table-cell>
              <table:table-cell office:value-type="float" office:value="-20.7299999999999">
                <text:p>-20.72999999999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498">
                <text:p>22498</text:p>
              </table:table-cell>
              <table:table-cell office:value-type="float" office:value="-20.2299999999999">
                <text:p>-20.22999999999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300.3">
                <text:p>22300.3</text:p>
              </table:table-cell>
              <table:table-cell office:value-type="float" office:value="-19.7700000000001">
                <text:p>-19.77000000000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904">
                <text:p>21904</text:p>
              </table:table-cell>
              <table:table-cell office:value-type="float" office:value="-19.815">
                <text:p>-19.8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713.4">
                <text:p>21713.4</text:p>
              </table:table-cell>
              <table:table-cell office:value-type="float" office:value="-19.0599999999999">
                <text:p>-19.05999999999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495.8">
                <text:p>19495.8</text:p>
              </table:table-cell>
              <table:table-cell office:value-type="float" office:value="-17.0584615384616">
                <text:p>-17.05846153846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347.2">
                <text:p>19347.2</text:p>
              </table:table-cell>
              <table:table-cell office:value-type="float" office:value="-14.8599999999999">
                <text:p>-14.85999999999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196.3">
                <text:p>19196.3</text:p>
              </table:table-cell>
              <table:table-cell office:value-type="float" office:value="-15.0900000000001">
                <text:p>-15.09000000000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901.4">
                <text:p>18901.4</text:p>
              </table:table-cell>
              <table:table-cell office:value-type="float" office:value="-14.7449999999999">
                <text:p>-14.74499999999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752.9">
                <text:p>18752.9</text:p>
              </table:table-cell>
              <table:table-cell office:value-type="float" office:value="-14.85">
                <text:p>-14.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611.2">
                <text:p>18611.2</text:p>
              </table:table-cell>
              <table:table-cell office:value-type="float" office:value="-14.1700000000001">
                <text:p>-14.17000000000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466.1">
                <text:p>18466.1</text:p>
              </table:table-cell>
              <table:table-cell office:value-type="float" office:value="-14.5100000000002">
                <text:p>-14.51000000000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321.7">
                <text:p>18321.7</text:p>
              </table:table-cell>
              <table:table-cell office:value-type="float" office:value="-14.4399999999998">
                <text:p>-14.43999999999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42.1">
                <text:p>18042.1</text:p>
              </table:table-cell>
              <table:table-cell office:value-type="float" office:value="-13.9800000000001">
                <text:p>-13.98000000000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910.3">
                <text:p>17910.3</text:p>
              </table:table-cell>
              <table:table-cell office:value-type="float" office:value="-13.1799999999999">
                <text:p>-13.17999999999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779.2">
                <text:p>17779.2</text:p>
              </table:table-cell>
              <table:table-cell office:value-type="float" office:value="-13.1099999999999">
                <text:p>-13.10999999999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648.8">
                <text:p>17648.8</text:p>
              </table:table-cell>
              <table:table-cell office:value-type="float" office:value="-13.0400000000001">
                <text:p>-13.04000000000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519.3">
                <text:p>17519.3</text:p>
              </table:table-cell>
              <table:table-cell office:value-type="float" office:value="-12.95">
                <text:p>-12.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262.3">
                <text:p>17262.3</text:p>
              </table:table-cell>
              <table:table-cell office:value-type="float" office:value="-12.85">
                <text:p>-12.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140.1">
                <text:p>17140.1</text:p>
              </table:table-cell>
              <table:table-cell office:value-type="float" office:value="-12.2200000000001">
                <text:p>-12.22000000000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625.3">
                <text:p>15625.3</text:p>
              </table:table-cell>
              <table:table-cell office:value-type="float" office:value="-11.6523076923077">
                <text:p>-11.65230769230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514">
                <text:p>15514</text:p>
              </table:table-cell>
              <table:table-cell office:value-type="float" office:value="-11.1299999999999">
                <text:p>-11.12999999999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407">
                <text:p>15407</text:p>
              </table:table-cell>
              <table:table-cell office:value-type="float" office:value="-10.7">
                <text:p>-10.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197.9">
                <text:p>15197.9</text:p>
              </table:table-cell>
              <table:table-cell office:value-type="float" office:value="-10.455">
                <text:p>-10.4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090.7">
                <text:p>15090.7</text:p>
              </table:table-cell>
              <table:table-cell office:value-type="float" office:value="-10.7199999999999">
                <text:p>-10.71999999999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985.7">
                <text:p>14985.7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884.2">
                <text:p>14884.2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783.5">
                <text:p>14783.5</text:p>
              </table:table-cell>
              <table:table-cell office:value-type="float" office:value="-10.0700000000001">
                <text:p>-10.07000000000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583.9">
                <text:p>14583.9</text:p>
              </table:table-cell>
              <table:table-cell office:value-type="float" office:value="-9.98000000000002">
                <text:p>-9.980000000000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482.3">
                <text:p>14482.3</text:p>
              </table:table-cell>
              <table:table-cell office:value-type="float" office:value="-10.16">
                <text:p>-10.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374.4">
                <text:p>14374.4</text:p>
              </table:table-cell>
              <table:table-cell office:value-type="float" office:value="-10.79">
                <text:p>-10.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283.8">
                <text:p>14283.8</text:p>
              </table:table-cell>
              <table:table-cell office:value-type="float" office:value="-9.06000000000004">
                <text:p>-9.060000000000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191.6">
                <text:p>14191.6</text:p>
              </table:table-cell>
              <table:table-cell office:value-type="float" office:value="-9.21999999999989">
                <text:p>-9.219999999999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997.9">
                <text:p>13997.9</text:p>
              </table:table-cell>
              <table:table-cell office:value-type="float" office:value="-9.68500000000004">
                <text:p>-9.685000000000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906.1">
                <text:p>13906.1</text:p>
              </table:table-cell>
              <table:table-cell office:value-type="float" office:value="-9.17999999999993">
                <text:p>-9.179999999999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812.6">
                <text:p>13812.6</text:p>
              </table:table-cell>
              <table:table-cell office:value-type="float" office:value="-9.35">
                <text:p>-9.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755.2">
                <text:p>12755.2</text:p>
              </table:table-cell>
              <table:table-cell office:value-type="float" office:value="-8.81166666666666">
                <text:p>-8.811666666666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672.9">
                <text:p>12672.9</text:p>
              </table:table-cell>
              <table:table-cell office:value-type="float" office:value="-8.23000000000011">
                <text:p>-8.230000000000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591.5">
                <text:p>12591.5</text:p>
              </table:table-cell>
              <table:table-cell office:value-type="float" office:value="-8.13999999999996">
                <text:p>-8.139999999999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34.2">
                <text:p>12434.2</text:p>
              </table:table-cell>
              <table:table-cell office:value-type="float" office:value="-7.86499999999996">
                <text:p>-7.864999999999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353.4">
                <text:p>12353.4</text:p>
              </table:table-cell>
              <table:table-cell office:value-type="float" office:value="-8.08000000000011">
                <text:p>-8.080000000000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280.7">
                <text:p>12280.7</text:p>
              </table:table-cell>
              <table:table-cell office:value-type="float" office:value="-7.26999999999989">
                <text:p>-7.269999999999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196">
                <text:p>12196</text:p>
              </table:table-cell>
              <table:table-cell office:value-type="float" office:value="-8.47000000000007">
                <text:p>-8.470000000000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115.3">
                <text:p>12115.3</text:p>
              </table:table-cell>
              <table:table-cell office:value-type="float" office:value="-8.07000000000007">
                <text:p>-8.070000000000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946.4">
                <text:p>11946.4</text:p>
              </table:table-cell>
              <table:table-cell office:value-type="float" office:value="-8.44499999999998">
                <text:p>-8.444999999999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867.9">
                <text:p>11867.9</text:p>
              </table:table-cell>
              <table:table-cell office:value-type="float" office:value="-7.85">
                <text:p>-7.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791.2">
                <text:p>11791.2</text:p>
              </table:table-cell>
              <table:table-cell office:value-type="float" office:value="-7.66999999999989">
                <text:p>-7.669999999999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716.8">
                <text:p>11716.8</text:p>
              </table:table-cell>
              <table:table-cell office:value-type="float" office:value="-7.44000000000015">
                <text:p>-7.440000000000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642.7">
                <text:p>11642.7</text:p>
              </table:table-cell>
              <table:table-cell office:value-type="float" office:value="-7.40999999999985">
                <text:p>-7.409999999999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495.8">
                <text:p>11495.8</text:p>
              </table:table-cell>
              <table:table-cell office:value-type="float" office:value="-7.34500000000007">
                <text:p>-7.345000000000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421.4">
                <text:p>11421.4</text:p>
              </table:table-cell>
              <table:table-cell office:value-type="float" office:value="-7.43999999999996">
                <text:p>-7.439999999999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502.5">
                <text:p>10502.5</text:p>
              </table:table-cell>
              <table:table-cell office:value-type="float" office:value="-7.06846153846154">
                <text:p>-7.068461538461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438.9">
                <text:p>10438.9</text:p>
              </table:table-cell>
              <table:table-cell office:value-type="float" office:value="-6.36000000000004">
                <text:p>-6.360000000000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376.4">
                <text:p>10376.4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247.8">
                <text:p>10247.8</text:p>
              </table:table-cell>
              <table:table-cell office:value-type="float" office:value="-6.43000000000002">
                <text:p>-6.430000000000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184.5">
                <text:p>10184.5</text:p>
              </table:table-cell>
              <table:table-cell office:value-type="float" office:value="-6.32999999999993">
                <text:p>-6.329999999999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120">
                <text:p>10120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58.6">
                <text:p>10058.6</text:p>
              </table:table-cell>
              <table:table-cell office:value-type="float" office:value="-6.13999999999996">
                <text:p>-6.139999999999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995.2">
                <text:p>9995.2</text:p>
              </table:table-cell>
              <table:table-cell office:value-type="float" office:value="-6.33999999999996">
                <text:p>-6.339999999999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875.3">
                <text:p>9875.3</text:p>
              </table:table-cell>
              <table:table-cell office:value-type="float" office:value="-5.99500000000007">
                <text:p>-5.995000000000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813.8">
                <text:p>9813.8</text:p>
              </table:table-cell>
              <table:table-cell office:value-type="float" office:value="-6.15">
                <text:p>-6.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751.6">
                <text:p>9751.6</text:p>
              </table:table-cell>
              <table:table-cell office:value-type="float" office:value="-6.21999999999989">
                <text:p>-6.219999999999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688.3">
                <text:p>9688.3</text:p>
              </table:table-cell>
              <table:table-cell office:value-type="float" office:value="-6.33000000000011">
                <text:p>-6.330000000000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628">
                <text:p>9628</text:p>
              </table:table-cell>
              <table:table-cell office:value-type="float" office:value="-6.02999999999993">
                <text:p>-6.029999999999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506">
                <text:p>9506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445.8">
                <text:p>9445.8</text:p>
              </table:table-cell>
              <table:table-cell office:value-type="float" office:value="-6.02000000000007">
                <text:p>-6.020000000000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657.7">
                <text:p>8657.7</text:p>
              </table:table-cell>
              <table:table-cell office:value-type="float" office:value="-6.06230769230768">
                <text:p>-6.062307692307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600.9">
                <text:p>8600.9</text:p>
              </table:table-cell>
              <table:table-cell office:value-type="float" office:value="-5.68000000000011">
                <text:p>-5.680000000000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544.3">
                <text:p>8544.3</text:p>
              </table:table-cell>
              <table:table-cell office:value-type="float" office:value="-5.66000000000004">
                <text:p>-5.660000000000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432.2">
                <text:p>8432.2</text:p>
              </table:table-cell>
              <table:table-cell office:value-type="float" office:value="-5.60499999999993">
                <text:p>-5.604999999999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374.6">
                <text:p>8374.6</text:p>
              </table:table-cell>
              <table:table-cell office:value-type="float" office:value="-5.76000000000004">
                <text:p>-5.760000000000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319.8">
                <text:p>8319.8</text:p>
              </table:table-cell>
              <table:table-cell office:value-type="float" office:value="-5.48000000000011">
                <text:p>-5.480000000000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264.8">
                <text:p>8264.8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210.5">
                <text:p>8210.5</text:p>
              </table:table-cell>
              <table:table-cell office:value-type="float" office:value="-5.42999999999993">
                <text:p>-5.429999999999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095.5">
                <text:p>8095.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41.5">
                <text:p>8041.5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984.3">
                <text:p>7984.3</text:p>
              </table:table-cell>
              <table:table-cell office:value-type="float" office:value="-5.71999999999998">
                <text:p>-5.719999999999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928.8">
                <text:p>7928.8</text:p>
              </table:table-cell>
              <table:table-cell office:value-type="float" office:value="-5.55">
                <text:p>-5.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874">
                <text:p>7874</text:p>
              </table:table-cell>
              <table:table-cell office:value-type="float" office:value="-5.48000000000002">
                <text:p>-5.480000000000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766">
                <text:p>7766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713.8">
                <text:p>7713.8</text:p>
              </table:table-cell>
              <table:table-cell office:value-type="float" office:value="-5.21999999999998">
                <text:p>-5.219999999999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048.8">
                <text:p>7048.8</text:p>
              </table:table-cell>
              <table:table-cell office:value-type="float" office:value="-5.11538461538462">
                <text:p>-5.115384615384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998.4">
                <text:p>6998.4</text:p>
              </table:table-cell>
              <table:table-cell office:value-type="float" office:value="-5.04000000000005">
                <text:p>-5.040000000000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946.8">
                <text:p>6946.8</text:p>
              </table:table-cell>
              <table:table-cell office:value-type="float" office:value="-5.15999999999995">
                <text:p>-5.159999999999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844.4">
                <text:p>6844.4</text:p>
              </table:table-cell>
              <table:table-cell office:value-type="float" office:value="-5.12000000000003">
                <text:p>-5.120000000000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789.8">
                <text:p>6789.8</text:p>
              </table:table-cell>
              <table:table-cell office:value-type="float" office:value="-5.45999999999995">
                <text:p>-5.459999999999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739.1">
                <text:p>6739.1</text:p>
              </table:table-cell>
              <table:table-cell office:value-type="float" office:value="-5.06999999999998">
                <text:p>-5.069999999999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688.1">
                <text:p>6688.1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636.5">
                <text:p>6636.5</text:p>
              </table:table-cell>
              <table:table-cell office:value-type="float" office:value="-5.16000000000004">
                <text:p>-5.160000000000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541.5">
                <text:p>6541.5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492.5">
                <text:p>6492.5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441.2">
                <text:p>6441.2</text:p>
              </table:table-cell>
              <table:table-cell office:value-type="float" office:value="-5.13000000000002">
                <text:p>-5.130000000000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390.2">
                <text:p>6390.2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341.2">
                <text:p>6341.2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239.6">
                <text:p>6239.6</text:p>
              </table:table-cell>
              <table:table-cell office:value-type="float" office:value="-5.07999999999997">
                <text:p>-5.079999999999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91.4">
                <text:p>6191.4</text:p>
              </table:table-cell>
              <table:table-cell office:value-type="float" office:value="-4.82000000000007">
                <text:p>-4.820000000000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552.9">
                <text:p>5552.9</text:p>
              </table:table-cell>
              <table:table-cell office:value-type="float" office:value="-4.91153846153846">
                <text:p>-4.911538461538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507.2">
                <text:p>5507.2</text:p>
              </table:table-cell>
              <table:table-cell office:value-type="float" office:value="-4.56999999999998">
                <text:p>-4.569999999999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457.5">
                <text:p>5457.5</text:p>
              </table:table-cell>
              <table:table-cell office:value-type="float" office:value="-4.96999999999998">
                <text:p>-4.969999999999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406.5">
                <text:p>5406.5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358">
                <text:p>5358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310.2">
                <text:p>5310.2</text:p>
              </table:table-cell>
              <table:table-cell office:value-type="float" office:value="-4.78000000000002">
                <text:p>-4.780000000000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264.2">
                <text:p>5264.2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218">
                <text:p>5218</text:p>
              </table:table-cell>
              <table:table-cell office:value-type="float" office:value="-4.61999999999998">
                <text:p>-4.619999999999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169.9">
                <text:p>5169.9</text:p>
              </table:table-cell>
              <table:table-cell office:value-type="float" office:value="-4.81000000000004">
                <text:p>-4.810000000000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73.5">
                <text:p>5073.5</text:p>
              </table:table-cell>
              <table:table-cell office:value-type="float" office:value="-4.81999999999998">
                <text:p>-4.819999999999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27.5">
                <text:p>5027.5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983">
                <text:p>4983</text:p>
              </table:table-cell>
              <table:table-cell office:value-type="float" office:value="-4.45">
                <text:p>-4.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937">
                <text:p>4937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892.7">
                <text:p>4892.7</text:p>
              </table:table-cell>
              <table:table-cell office:value-type="float" office:value="-4.43000000000002">
                <text:p>-4.430000000000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848.8">
                <text:p>4848.8</text:p>
              </table:table-cell>
              <table:table-cell office:value-type="float" office:value="-4.38999999999996">
                <text:p>-4.389999999999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05.5">
                <text:p>4805.5</text:p>
              </table:table-cell>
              <table:table-cell office:value-type="float" office:value="-4.33000000000002">
                <text:p>-4.330000000000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60.5">
                <text:p>4760.5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712.5">
                <text:p>4712.5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92.1">
                <text:p>4192.1</text:p>
              </table:table-cell>
              <table:table-cell office:value-type="float" office:value="-4.33666666666666">
                <text:p>-4.336666666666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49.7">
                <text:p>4149.7</text:p>
              </table:table-cell>
              <table:table-cell office:value-type="float" office:value="-4.24000000000005">
                <text:p>-4.240000000000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07.7">
                <text:p>4107.7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26.1">
                <text:p>4026.1</text:p>
              </table:table-cell>
              <table:table-cell office:value-type="float" office:value="-4.08">
                <text:p>-4.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86.3">
                <text:p>3986.3</text:p>
              </table:table-cell>
              <table:table-cell office:value-type="float" office:value="-3.97999999999997">
                <text:p>-3.979999999999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47.7">
                <text:p>3947.7</text:p>
              </table:table-cell>
              <table:table-cell office:value-type="float" office:value="-3.86000000000004">
                <text:p>-3.860000000000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07.6">
                <text:p>3907.6</text:p>
              </table:table-cell>
              <table:table-cell office:value-type="float" office:value="-4.00999999999999">
                <text:p>-4.009999999999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66.8">
                <text:p>3866.8</text:p>
              </table:table-cell>
              <table:table-cell office:value-type="float" office:value="-4.07999999999997">
                <text:p>-4.079999999999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27">
                <text:p>3827</text:p>
              </table:table-cell>
              <table:table-cell office:value-type="float" office:value="-3.98000000000002">
                <text:p>-3.980000000000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84.7">
                <text:p>3784.7</text:p>
              </table:table-cell>
              <table:table-cell office:value-type="float" office:value="-4.23000000000002">
                <text:p>-4.230000000000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45.4">
                <text:p>3745.4</text:p>
              </table:table-cell>
              <table:table-cell office:value-type="float" office:value="-3.92999999999997">
                <text:p>-3.929999999999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06">
                <text:p>3706</text:p>
              </table:table-cell>
              <table:table-cell office:value-type="float" office:value="-3.94000000000001">
                <text:p>-3.940000000000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64.4">
                <text:p>3664.4</text:p>
              </table:table-cell>
              <table:table-cell office:value-type="float" office:value="-4.15999999999999">
                <text:p>-4.159999999999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21.7">
                <text:p>3621.7</text:p>
              </table:table-cell>
              <table:table-cell office:value-type="float" office:value="-4.27000000000003">
                <text:p>-4.270000000000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79.2">
                <text:p>3579.2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37.4">
                <text:p>3537.4</text:p>
              </table:table-cell>
              <table:table-cell office:value-type="float" office:value="-4.17999999999997">
                <text:p>-4.179999999999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93.6">
                <text:p>3493.6</text:p>
              </table:table-cell>
              <table:table-cell office:value-type="float" office:value="-4.38000000000002">
                <text:p>-4.380000000000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50.6">
                <text:p>3450.6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10.8">
                <text:p>3410.8</text:p>
              </table:table-cell>
              <table:table-cell office:value-type="float" office:value="-3.97999999999997">
                <text:p>-3.979999999999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79.6">
                <text:p>3379.6</text:p>
              </table:table-cell>
              <table:table-cell office:value-type="float" office:value="-3.12000000000003">
                <text:p>-3.12000000000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32.8">
                <text:p>3332.8</text:p>
              </table:table-cell>
              <table:table-cell office:value-type="float" office:value="-4.67999999999997">
                <text:p>-4.679999999999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286.7">
                <text:p>3286.7</text:p>
              </table:table-cell>
              <table:table-cell office:value-type="float" office:value="-4.61000000000004">
                <text:p>-4.610000000000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237.3">
                <text:p>3237.3</text:p>
              </table:table-cell>
              <table:table-cell office:value-type="float" office:value="-4.93999999999996">
                <text:p>-4.939999999999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197">
                <text:p>3197</text:p>
              </table:table-cell>
              <table:table-cell office:value-type="float" office:value="-4.03000000000002">
                <text:p>-4.030000000000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136.9">
                <text:p>3136.9</text:p>
              </table:table-cell>
              <table:table-cell office:value-type="float" office:value="-6.00999999999999">
                <text:p>-6.009999999999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94">
                <text:p>3094</text:p>
              </table:table-cell>
              <table:table-cell office:value-type="float" office:value="-4.29000000000001">
                <text:p>-4.290000000000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46.3">
                <text:p>3046.3</text:p>
              </table:table-cell>
              <table:table-cell office:value-type="float" office:value="-4.76999999999998">
                <text:p>-4.769999999999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02.4">
                <text:p>3002.4</text:p>
              </table:table-cell>
              <table:table-cell office:value-type="float" office:value="-4.39000000000001">
                <text:p>-4.390000000000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59">
                <text:p>2959</text:p>
              </table:table-cell>
              <table:table-cell office:value-type="float" office:value="-4.34000000000001">
                <text:p>-4.340000000000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04.7">
                <text:p>2904.7</text:p>
              </table:table-cell>
              <table:table-cell office:value-type="float" office:value="-5.43000000000002">
                <text:p>-5.430000000000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55">
                <text:p>2855</text:p>
              </table:table-cell>
              <table:table-cell office:value-type="float" office:value="-4.96999999999998">
                <text:p>-4.969999999999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04.2">
                <text:p>2804.2</text:p>
              </table:table-cell>
              <table:table-cell office:value-type="float" office:value="-5.08000000000002">
                <text:p>-5.080000000000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756.9">
                <text:p>2756.9</text:p>
              </table:table-cell>
              <table:table-cell office:value-type="float" office:value="-4.72999999999997">
                <text:p>-4.729999999999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709.2">
                <text:p>2709.2</text:p>
              </table:table-cell>
              <table:table-cell office:value-type="float" office:value="-4.77000000000003">
                <text:p>-4.770000000000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64.1">
                <text:p>2664.1</text:p>
              </table:table-cell>
              <table:table-cell office:value-type="float" office:value="-4.50999999999999">
                <text:p>-4.509999999999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18.2">
                <text:p>2618.2</text:p>
              </table:table-cell>
              <table:table-cell office:value-type="float" office:value="-4.59000000000001">
                <text:p>-4.590000000000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74.7">
                <text:p>2574.7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30.8">
                <text:p>2530.8</text:p>
              </table:table-cell>
              <table:table-cell office:value-type="float" office:value="-4.38999999999996">
                <text:p>-4.389999999999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90.5">
                <text:p>2490.5</text:p>
              </table:table-cell>
              <table:table-cell office:value-type="float" office:value="-4.03000000000002">
                <text:p>-4.030000000000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47.2">
                <text:p>2447.2</text:p>
              </table:table-cell>
              <table:table-cell office:value-type="float" office:value="-4.33000000000002">
                <text:p>-4.330000000000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04.6">
                <text:p>2404.6</text:p>
              </table:table-cell>
              <table:table-cell office:value-type="float" office:value="-4.25999999999999">
                <text:p>-4.259999999999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64.9">
                <text:p>2364.9</text:p>
              </table:table-cell>
              <table:table-cell office:value-type="float" office:value="-3.96999999999998">
                <text:p>-3.969999999999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24.9">
                <text:p>2324.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83.8">
                <text:p>2283.8</text:p>
              </table:table-cell>
              <table:table-cell office:value-type="float" office:value="-4.10999999999999">
                <text:p>-4.109999999999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38.3">
                <text:p>2238.3</text:p>
              </table:table-cell>
              <table:table-cell office:value-type="float" office:value="-4.55">
                <text:p>-4.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94.9">
                <text:p>2194.9</text:p>
              </table:table-cell>
              <table:table-cell office:value-type="float" office:value="-4.34000000000001">
                <text:p>-4.340000000000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51.1">
                <text:p>2151.1</text:p>
              </table:table-cell>
              <table:table-cell office:value-type="float" office:value="-4.38000000000002">
                <text:p>-4.380000000000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10.5">
                <text:p>2110.5</text:p>
              </table:table-cell>
              <table:table-cell office:value-type="float" office:value="-4.05999999999999">
                <text:p>-4.059999999999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65.7">
                <text:p>2065.7</text:p>
              </table:table-cell>
              <table:table-cell office:value-type="float" office:value="-4.48000000000002">
                <text:p>-4.480000000000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20.8">
                <text:p>2020.8</text:p>
              </table:table-cell>
              <table:table-cell office:value-type="float" office:value="-4.48999999999999">
                <text:p>-4.489999999999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66.7">
                <text:p>1966.7</text:p>
              </table:table-cell>
              <table:table-cell office:value-type="float" office:value="-5.40999999999999">
                <text:p>-5.409999999999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32.4">
                <text:p>1932.4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95.2">
                <text:p>1895.2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53.1">
                <text:p>1853.1</text:p>
              </table:table-cell>
              <table:table-cell office:value-type="float" office:value="-4.21000000000001">
                <text:p>-4.210000000000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13.3">
                <text:p>1813.3</text:p>
              </table:table-cell>
              <table:table-cell office:value-type="float" office:value="-3.98">
                <text:p>-3.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68.3">
                <text:p>1768.3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27.1">
                <text:p>1727.1</text:p>
              </table:table-cell>
              <table:table-cell office:value-type="float" office:value="-4.12">
                <text:p>-4.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80">
                <text:p>1680</text:p>
              </table:table-cell>
              <table:table-cell office:value-type="float" office:value="-4.70999999999999">
                <text:p>-4.709999999999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43">
                <text:p>1643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01.2">
                <text:p>1601.2</text:p>
              </table:table-cell>
              <table:table-cell office:value-type="float" office:value="-4.18">
                <text:p>-4.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53.9">
                <text:p>1553.9</text:p>
              </table:table-cell>
              <table:table-cell office:value-type="float" office:value="-4.73">
                <text:p>-4.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11.2">
                <text:p>1511.2</text:p>
              </table:table-cell>
              <table:table-cell office:value-type="float" office:value="-4.27000000000001">
                <text:p>-4.270000000000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70.3">
                <text:p>1470.3</text:p>
              </table:table-cell>
              <table:table-cell office:value-type="float" office:value="-4.09000000000001">
                <text:p>-4.090000000000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27">
                <text:p>1427</text:p>
              </table:table-cell>
              <table:table-cell office:value-type="float" office:value="-4.33">
                <text:p>-4.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78.3">
                <text:p>1378.3</text:p>
              </table:table-cell>
              <table:table-cell office:value-type="float" office:value="-4.87">
                <text:p>-4.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28.2">
                <text:p>1328.2</text:p>
              </table:table-cell>
              <table:table-cell office:value-type="float" office:value="-5.00999999999999">
                <text:p>-5.009999999999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79.8">
                <text:p>1279.8</text:p>
              </table:table-cell>
              <table:table-cell office:value-type="float" office:value="-4.84000000000001">
                <text:p>-4.840000000000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29.5">
                <text:p>1229.5</text:p>
              </table:table-cell>
              <table:table-cell office:value-type="float" office:value="-5.03">
                <text:p>-5.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86.6">
                <text:p>1186.6</text:p>
              </table:table-cell>
              <table:table-cell office:value-type="float" office:value="-4.29000000000001">
                <text:p>-4.290000000000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42.2">
                <text:p>1142.2</text:p>
              </table:table-cell>
              <table:table-cell office:value-type="float" office:value="-4.43999999999999">
                <text:p>-4.439999999999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98.4">
                <text:p>1098.4</text:p>
              </table:table-cell>
              <table:table-cell office:value-type="float" office:value="-4.38">
                <text:p>-4.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54.6">
                <text:p>1054.6</text:p>
              </table:table-cell>
              <table:table-cell office:value-type="float" office:value="-4.38000000000002">
                <text:p>-4.380000000000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14.1">
                <text:p>1014.1</text:p>
              </table:table-cell>
              <table:table-cell office:value-type="float" office:value="-4.04999999999999">
                <text:p>-4.049999999999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77.2">
                <text:p>977.2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40.4">
                <text:p>940.4</text:p>
              </table:table-cell>
              <table:table-cell office:value-type="float" office:value="-3.68000000000001">
                <text:p>-3.680000000000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02.9">
                <text:p>902.9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62.5">
                <text:p>862.5</text:p>
              </table:table-cell>
              <table:table-cell office:value-type="float" office:value="-4.04">
                <text:p>-4.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23.7">
                <text:p>823.7</text:p>
              </table:table-cell>
              <table:table-cell office:value-type="float" office:value="-3.88">
                <text:p>-3.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88.4">
                <text:p>788.4</text:p>
              </table:table-cell>
              <table:table-cell office:value-type="float" office:value="-3.53000000000001">
                <text:p>-3.530000000000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60.9">
                <text:p>760.9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14">
                <text:p>714</text:p>
              </table:table-cell>
              <table:table-cell office:value-type="float" office:value="-4.69">
                <text:p>-4.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65.7">
                <text:p>665.7</text:p>
              </table:table-cell>
              <table:table-cell office:value-type="float" office:value="-4.83">
                <text:p>-4.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01.1">
                <text:p>601.1</text:p>
              </table:table-cell>
              <table:table-cell office:value-type="float" office:value="-6.46">
                <text:p>-6.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60.9">
                <text:p>560.9</text:p>
              </table:table-cell>
              <table:table-cell office:value-type="float" office:value="-4.02000000000001">
                <text:p>-4.020000000000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09.6">
                <text:p>509.6</text:p>
              </table:table-cell>
              <table:table-cell office:value-type="float" office:value="-5.13">
                <text:p>-5.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72.4">
                <text:p>472.4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6.3">
                <text:p>446.3</text:p>
              </table:table-cell>
              <table:table-cell office:value-type="float" office:value="-2.61">
                <text:p>-2.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5.1">
                <text:p>415.1</text:p>
              </table:table-cell>
              <table:table-cell office:value-type="float" office:value="-3.12">
                <text:p>-3.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1.1">
                <text:p>371.1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21.8">
                <text:p>321.8</text:p>
              </table:table-cell>
              <table:table-cell office:value-type="float" office:value="-4.93">
                <text:p>-4.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9.6">
                <text:p>269.6</text:p>
              </table:table-cell>
              <table:table-cell office:value-type="float" office:value="-5.22">
                <text:p>-5.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1.4">
                <text:p>231.4</text:p>
              </table:table-cell>
              <table:table-cell office:value-type="float" office:value="-3.82">
                <text:p>-3.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6">
                <text:p>196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7.3">
                <text:p>167.3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7.2">
                <text:p>137.2</text:p>
              </table:table-cell>
              <table:table-cell office:value-type="float" office:value="-3.01">
                <text:p>-3.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4.9">
                <text:p>104.9</text:p>
              </table:table-cell>
              <table:table-cell office:value-type="float" office:value="-3.23">
                <text:p>-3.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4.2">
                <text:p>94.2</text:p>
              </table:table-cell>
              <table:table-cell office:value-type="float" office:value="-1.07">
                <text:p>-1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